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85cm"/>
    </style:style>
    <style:style style:name="co2" style:family="table-column">
      <style:table-column-properties fo:break-before="auto" style:column-width="3.242cm"/>
    </style:style>
    <style:style style:name="co3" style:family="table-column">
      <style:table-column-properties fo:break-before="auto" style:column-width="5.248cm"/>
    </style:style>
    <style:style style:name="co4" style:family="table-column">
      <style:table-column-properties fo:break-before="auto" style:column-width="6.511cm"/>
    </style:style>
    <style:style style:name="co5" style:family="table-column">
      <style:table-column-properties fo:break-before="auto" style:column-width="5.378cm"/>
    </style:style>
    <style:style style:name="co6" style:family="table-column">
      <style:table-column-properties fo:break-before="auto" style:column-width="4.595cm"/>
    </style:style>
    <style:style style:name="co7" style:family="table-column">
      <style:table-column-properties fo:break-before="auto" style:column-width="4.288cm"/>
    </style:style>
    <style:style style:name="co8" style:family="table-column">
      <style:table-column-properties fo:break-before="auto" style:column-width="4.357cm"/>
    </style:style>
    <style:style style:name="co9" style:family="table-column">
      <style:table-column-properties fo:break-before="auto" style:column-width="4.764cm"/>
    </style:style>
    <style:style style:name="co10" style:family="table-column">
      <style:table-column-properties fo:break-before="auto" style:column-width="2.258cm"/>
    </style:style>
    <style:style style:name="co11" style:family="table-column">
      <style:table-column-properties fo:break-before="auto" style:column-width="3.574cm"/>
    </style:style>
    <style:style style:name="co12" style:family="table-column">
      <style:table-column-properties fo:break-before="auto" style:column-width="5.957cm"/>
    </style:style>
    <style:style style:name="co13" style:family="table-column">
      <style:table-column-properties fo:break-before="auto" style:column-width="4.731cm"/>
    </style:style>
    <style:style style:name="ro1" style:family="table-row">
      <style:table-row-properties style:row-height="1.988cm" fo:break-before="auto" style:use-optimal-row-height="true"/>
    </style:style>
    <style:style style:name="ro2" style:family="table-row">
      <style:table-row-properties style:row-height="1.21cm" fo:break-before="auto" style:use-optimal-row-height="true"/>
    </style:style>
    <style:style style:name="ro3" style:family="table-row">
      <style:table-row-properties style:row-height="0.82cm" fo:break-before="auto" style:use-optimal-row-height="true"/>
    </style:style>
    <style:style style:name="ro4" style:family="table-row">
      <style:table-row-properties style:row-height="1.598cm" fo:break-before="auto" style:use-optimal-row-height="true"/>
    </style:style>
    <style:style style:name="ro5" style:family="table-row">
      <style:table-row-properties style:row-height="6.276cm" fo:break-before="auto" style:use-optimal-row-height="true"/>
    </style:style>
    <style:style style:name="ro6" style:family="table-row">
      <style:table-row-properties style:row-height="4.717cm" fo:break-before="auto" style:use-optimal-row-height="true"/>
    </style:style>
    <style:style style:name="ro7" style:family="table-row">
      <style:table-row-properties style:row-height="3.157cm" fo:break-before="auto" style:use-optimal-row-height="true"/>
    </style:style>
    <style:style style:name="ro8" style:family="table-row">
      <style:table-row-properties style:row-height="2.768cm" fo:break-before="auto" style:use-optimal-row-height="true"/>
    </style:style>
    <style:style style:name="ro9" style:family="table-row">
      <style:table-row-properties style:row-height="3.547cm" fo:break-before="auto" style:use-optimal-row-height="true"/>
    </style:style>
    <style:style style:name="ro10" style:family="table-row">
      <style:table-row-properties style:row-height="2.378cm" fo:break-before="auto" style:use-optimal-row-height="true"/>
    </style:style>
    <style:style style:name="ro11" style:family="table-row">
      <style:table-row-properties style:row-height="7.056cm" fo:break-before="auto" style:use-optimal-row-height="true"/>
    </style:style>
    <style:style style:name="ro12" style:family="table-row">
      <style:table-row-properties style:row-height="9.783cm" fo:break-before="auto" style:use-optimal-row-height="true"/>
    </style:style>
    <style:style style:name="ro13" style:family="table-row">
      <style:table-row-properties style:row-height="3.937cm" fo:break-before="auto" style:use-optimal-row-height="true"/>
    </style:style>
    <style:style style:name="ro14" style:family="table-row">
      <style:table-row-properties style:row-height="17.967cm" fo:break-before="auto" style:use-optimal-row-height="true"/>
    </style:style>
    <style:style style:name="ro15" style:family="table-row">
      <style:table-row-properties style:row-height="11.342cm" fo:break-before="auto" style:use-optimal-row-height="true"/>
    </style:style>
    <style:style style:name="ro16" style:family="table-row">
      <style:table-row-properties style:row-height="10.952cm" fo:break-before="auto" style:use-optimal-row-height="true"/>
    </style:style>
    <style:style style:name="ro17" style:family="table-row">
      <style:table-row-properties style:row-height="7.444cm" fo:break-before="auto" style:use-optimal-row-height="true"/>
    </style:style>
    <style:style style:name="ro18" style:family="table-row">
      <style:table-row-properties style:row-height="5.106cm" fo:break-before="auto" style:use-optimal-row-height="true"/>
    </style:style>
    <style:style style:name="ro19" style:family="table-row">
      <style:table-row-properties style:row-height="14.848cm" fo:break-before="auto" style:use-optimal-row-height="true"/>
    </style:style>
    <style:style style:name="ro20" style:family="table-row">
      <style:table-row-properties style:row-height="5.886cm" fo:break-before="auto" style:use-optimal-row-height="true"/>
    </style:style>
    <style:style style:name="ro21" style:family="table-row">
      <style:table-row-properties style:row-height="9.393cm" fo:break-before="auto" style:use-optimal-row-height="true"/>
    </style:style>
    <style:style style:name="ro22" style:family="table-row">
      <style:table-row-properties style:row-height="10.562cm" fo:break-before="auto" style:use-optimal-row-height="true"/>
    </style:style>
    <style:style style:name="ro23" style:family="table-row">
      <style:table-row-properties style:row-height="0.452cm" fo:break-before="auto" style:use-optimal-row-height="true"/>
    </style:style>
    <style:style style:name="ro24" style:family="table-row">
      <style:table-row-properties style:row-height="6.666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1" style:family="table-cell" style:parent-style-name="Default">
      <style:table-cell-properties fo:background-color="#dddddd" fo:wrap-option="wrap" fo:border="0.06pt solid #000000"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eeeeee" fo:wrap-option="wrap" fo:border="0.06pt solid #000000"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0.06pt solid #000000"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eeeeee" fo:border="0.06pt solid #000000"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data-style-name="N37">
      <style:table-cell-properties fo:wrap-option="wrap" fo:border="0.06pt solid #000000"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37">
      <style:table-cell-properties fo:background-color="#eeeeee" fo:wrap-option="wrap" fo:border="0.06pt solid #000000"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transparent" fo:wrap-option="wrap" style:vertical-align="middle"/>
      <style:text-properties style:font-name="Times New Roman"/>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0" table:default-cell-style-name="ce8"/>
        <table:table-column table:style-name="co10" table:default-cell-style-name="ce37"/>
        <table:table-column table:style-name="co11" table:default-cell-style-name="ce3"/>
        <table:table-column table:style-name="co12" table:default-cell-style-name="ce3"/>
        <table:table-column table:style-name="co13" table:default-cell-style-name="ce3"/>
        <table:table-column table:style-name="co10" table:default-cell-style-name="ce37"/>
        <table:table-column table:style-name="co10" table:default-cell-style-name="ce3"/>
        <table:table-column table:style-name="co10" table:default-cell-style-name="ce39"/>
        <table:table-column table:style-name="co10" table:number-columns-repeated="2" table:default-cell-style-name="ce10"/>
        <table:table-column table:style-name="co10" table:number-columns-repeated="43" table:default-cell-style-name="ce7"/>
        <table:table-row table:style-name="ro1">
          <table:table-cell table:style-name="ce11" office:value-type="string" calcext:value-type="string">
            <text:p>N°</text:p>
          </table:table-cell>
          <table:table-cell table:style-name="ce11" office:value-type="string" calcext:value-type="string">
            <text:p>Link of the grammar-rules</text:p>
          </table:table-cell>
          <table:table-cell table:style-name="ce11" office:value-type="string" calcext:value-type="string">
            <text:p>Name of the grammar-rules</text:p>
          </table:table-cell>
          <table:table-cell table:style-name="ce11" office:value-type="string" calcext:value-type="string">
            <text:p>Name of the grammar-rules modified</text:p>
          </table:table-cell>
          <table:table-cell table:style-name="ce11" office:value-type="string" calcext:value-type="string">
            <text:p>Rules’ new description</text:p>
          </table:table-cell>
          <table:table-cell table:style-name="ce11" office:value-type="string" calcext:value-type="string">
            <text:p>Correction message</text:p>
          </table:table-cell>
          <table:table-cell table:style-name="ce11" office:value-type="string" calcext:value-type="string">
            <text:p>Correction message modified</text:p>
          </table:table-cell>
          <table:table-cell table:style-name="ce11" office:value-type="string" calcext:value-type="string">
            <text:p>Correction message modified in french</text:p>
          </table:table-cell>
          <table:table-cell table:style-name="ce11" office:value-type="string" calcext:value-type="string">
            <text:p>Correction message modified in english</text:p>
          </table:table-cell>
          <table:table-cell table:style-name="ce11" office:value-type="string" calcext:value-type="string">
            <text:p>Specific rule for the breton langage</text:p>
          </table:table-cell>
          <table:table-cell table:style-name="ce11" office:value-type="string" calcext:value-type="string">
            <text:p>Category</text:p>
          </table:table-cell>
          <table:table-cell table:style-name="ce11" office:value-type="string" calcext:value-type="string">
            <text:p>Sub-category proposition</text:p>
          </table:table-cell>
          <table:table-cell table:style-name="ce11" office:value-type="string" calcext:value-type="string">
            <text:p>Keyword used in the differents dictionnary/websites</text:p>
          </table:table-cell>
          <table:table-cell table:style-name="ce11" office:value-type="string" calcext:value-type="string">
            <text:p>Link on the website Devri</text:p>
          </table:table-cell>
          <table:table-cell table:style-name="ce11" office:value-type="string" calcext:value-type="string">
            <text:p>Link on the website Meurgorf</text:p>
          </table:table-cell>
          <table:table-cell table:style-name="ce11" office:value-type="string" calcext:value-type="string">
            <text:p>Link on the website Wikeriadur</text:p>
          </table:table-cell>
          <table:table-cell table:style-name="ce11" office:value-type="string" calcext:value-type="string">
            <text:p>Comments</text:p>
          </table:table-cell>
          <table:table-cell table:style-name="ce11" office:value-type="string" calcext:value-type="string">
            <text:p>By</text:p>
          </table:table-cell>
          <table:table-cell table:style-name="ce11" office:value-type="string" calcext:value-type="string">
            <text:p>Modification done on</text:p>
          </table:table-cell>
          <table:table-cell table:number-columns-repeated="45"/>
        </table:table-row>
        <table:table-row table:style-name="ro2">
          <table:table-cell office:value-type="float" office:value="1" calcext:value-type="float">
            <text:p>1</text:p>
          </table:table-cell>
          <table:table-cell office:value-type="string" calcext:value-type="string">
            <text:p><text:a xlink:href="https://community.languagetool.org/rule/show/COMMA_PARENTHESIS_WHITESPACE?lang=br" xlink:type="simple">https://community.languagetool.org/rule/show/COMMA_PARENTHESIS_WHITESPACE?lang=br</text:a></text:p>
          </table:table-cell>
          <table:table-cell office:value-type="string" calcext:value-type="string">
            <text:p>Esaouennoù 'zo dirak ar skejoù « , » ha dirak pe war-lerc'h ar c'hromelloù « ( , ) »</text:p>
          </table:table-cell>
          <table:table-cell office:value-type="string" calcext:value-type="string">
            <text:p>Spasoù dirak ar skejoù «,» ha dirak pe goude ar c’hromelloù «( , )»</text:p>
          </table:table-cell>
          <table:table-cell office:value-type="string" calcext:value-type="string">
            <text:p>Spasoù dirak ar skejoù «,» ha dirak pe goude ar c’hromelloù «( , )».</text:p>
          </table:table-cell>
          <table:table-cell office:value-type="string" calcext:value-type="string">
            <text:p>Esaouennoù 'zo dirak ar skejoù « , » ha dirak pe war-lerc'h ar c'hromelloù « ( , ) »</text:p>
          </table:table-cell>
          <table:table-cell office:value-type="string" calcext:value-type="string">
            <text:p><text:span text:style-name="T1">Spas</text:span> dirak ur skej « , » ha dirak pe goude ar c'hromelloù « ( , ) »</text:p>
          </table:table-cell>
          <table:table-cell office:value-type="string" calcext:value-type="string">
            <text:p>Espace devant « , », « ) » ou après « ( »</text:p>
          </table:table-cell>
          <table:table-cell office:value-type="string" calcext:value-type="string">
            <text:p>Use of whitespace before comma and before/after parentheses</text:p>
          </table:table-cell>
          <table:table-cell office:value-type="string" calcext:value-type="string">
            <text:p>Non</text:p>
          </table:table-cell>
          <table:table-cell office:value-type="string" calcext:value-type="string">
            <text:p>Lizherennerezh</text:p>
          </table:table-cell>
          <table:table-cell table:style-name="ce3" office:value-type="string" calcext:value-type="string">
            <text:p>Spasoù</text:p>
          </table:table-cell>
          <table:table-cell table:style-name="ce28"/>
          <table:table-cell table:number-columns-repeated="3" office:value-type="string" calcext:value-type="string">
            <text:p>--</text:p>
          </table:table-cell>
          <table:table-cell table:style-name="ce28"/>
          <table:table-cell office:value-type="string" calcext:value-type="string">
            <text:p><text:a xlink:href="mailto:per.morvan.bzh29@gmail.com" xlink:type="simple">Pierre MorvanID github: Wanibzh29ID transifex:Iriepadresse mail:per.morvan.bzh29@gmail.com</text:a></text:p>
          </table:table-cell>
          <table:table-cell office:value-type="date" office:date-value="2019-04-30" calcext:value-type="date">
            <text:p>30/04/19</text:p>
          </table:table-cell>
          <table:table-cell table:number-columns-repeated="45"/>
        </table:table-row>
        <table:table-row table:style-name="ro3">
          <table:table-cell table:style-name="ce8" office:value-type="float" office:value="2" calcext:value-type="float">
            <text:p>2</text:p>
          </table:table-cell>
          <table:table-cell table:style-name="ce8" office:value-type="string" calcext:value-type="string">
            <text:p><text:a xlink:href="https://community.languagetool.org/rule/show/DOUBLE_PUNCTUATION?lang=br" xlink:type="simple">https://community.languagetool.org/rule/show/DOUBLE_PUNCTUATION?lang=br</text:a></text:p>
          </table:table-cell>
          <table:table-cell table:style-name="ce8" office:value-type="string" calcext:value-type="string">
            <text:p>Daou skej pe daou bik diouzh renk</text:p>
          </table:table-cell>
          <table:table-cell table:style-name="ce8" office:value-type="string" calcext:value-type="string">
            <text:p>Aucun changement</text:p>
          </table:table-cell>
          <table:table-cell table:style-name="ce8" office:value-type="string" calcext:value-type="string">
            <text:p>Daou skej pe daou bik diouzh renk.</text:p>
          </table:table-cell>
          <table:table-cell table:style-name="ce8" office:value-type="string" calcext:value-type="string">
            <text:p>Daou skej pe daou bik diouzh renk</text:p>
          </table:table-cell>
          <table:table-cell table:style-name="ce8" office:value-type="string" calcext:value-type="string">
            <text:p>Daou skej pe daou bik diouzh renk.</text:p>
          </table:table-cell>
          <table:table-cell table:style-name="ce8" office:value-type="string" calcext:value-type="string">
            <text:p>Deux virgules ou points consécutifs.</text:p>
          </table:table-cell>
          <table:table-cell table:style-name="ce8" office:value-type="string" calcext:value-type="string">
            <text:p>Use of two consecutive dots or commas</text:p>
          </table:table-cell>
          <table:table-cell table:style-name="ce8" office:value-type="string" calcext:value-type="string">
            <text:p>Non</text:p>
          </table:table-cell>
          <table:table-cell table:style-name="ce8" office:value-type="string" calcext:value-type="string">
            <text:p>Poentadur</text:p>
          </table:table-cell>
          <table:table-cell office:value-type="string" calcext:value-type="string">
            <text:p>Doubladur</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4-30" calcext:value-type="date">
            <text:p>30/04/19</text:p>
          </table:table-cell>
          <table:table-cell table:number-columns-repeated="45"/>
        </table:table-row>
        <table:table-row table:style-name="ro2">
          <table:table-cell office:value-type="float" office:value="3" calcext:value-type="float">
            <text:p>3</text:p>
          </table:table-cell>
          <table:table-cell office:value-type="string" calcext:value-type="string">
            <text:p><text:a xlink:href="https://community.languagetool.org/rule/show/MORFOLOGIK_RULE_BR_FR?lang=br" xlink:type="simple">https://community.languagetool.org/rule/show/MORFOLOGIK_RULE_BR_FR?lang=br</text:a></text:p>
          </table:table-cell>
          <table:table-cell office:value-type="string" calcext:value-type="string">
            <text:p>Fazi reizhskrivañ posupl</text:p>
          </table:table-cell>
          <table:table-cell office:value-type="string" calcext:value-type="string">
            <text:p>Aucun changement</text:p>
          </table:table-cell>
          <table:table-cell office:value-type="string" calcext:value-type="string">
            <text:p>Fazi reizhskrivañ posupl.</text:p>
          </table:table-cell>
          <table:table-cell office:value-type="string" calcext:value-type="string">
            <text:p>Fazi reizhskrivañ posupl</text:p>
          </table:table-cell>
          <table:table-cell office:value-type="string" calcext:value-type="string">
            <text:p>Fazi reizhskrivañ posupl.</text:p>
          </table:table-cell>
          <table:table-cell office:value-type="string" calcext:value-type="string">
            <text:p>Fautes d’orthographe possible.</text:p>
          </table:table-cell>
          <table:table-cell office:value-type="string" calcext:value-type="string">
            <text:p>Possible misspelling</text:p>
          </table:table-cell>
          <table:table-cell office:value-type="string" calcext:value-type="string">
            <text:p>Non</text:p>
          </table:table-cell>
          <table:table-cell office:value-type="string" calcext:value-type="string">
            <text:p>Fazi bizskrivañ posupl</text:p>
          </table:table-cell>
          <table:table-cell table:style-name="ce28" table:number-columns-repeated="2"/>
          <table:table-cell table:number-columns-repeated="3" office:value-type="string" calcext:value-type="string">
            <text:p>--</text:p>
          </table:table-cell>
          <table:table-cell table:style-name="ce28"/>
          <table:table-cell office:value-type="string" calcext:value-type="string">
            <text:p>idem</text:p>
          </table:table-cell>
          <table:table-cell office:value-type="date" office:date-value="2019-05-01" calcext:value-type="date">
            <text:p>01/05/19</text:p>
          </table:table-cell>
          <table:table-cell table:number-columns-repeated="45"/>
        </table:table-row>
        <table:table-row table:style-name="ro2">
          <table:table-cell table:style-name="ce8" office:value-type="float" office:value="4" calcext:value-type="float">
            <text:p>4</text:p>
          </table:table-cell>
          <table:table-cell table:style-name="ce8" office:value-type="string" calcext:value-type="string">
            <text:p><text:a xlink:href="https://community.languagetool.org/rule/show/UPPERCASE_SENTENCE_START?lang=br" xlink:type="simple">https://community.languagetool.org/rule/show/UPPERCASE_SENTENCE_START?lang=br</text:a></text:p>
          </table:table-cell>
          <table:table-cell table:style-name="ce8" office:value-type="string" calcext:value-type="string">
            <text:p>Gwiriañ a ra ma krog ur frazenn gant ur bennlizherenn</text:p>
          </table:table-cell>
          <table:table-cell table:style-name="ce8" office:value-type="string" calcext:value-type="string">
            <text:p>Ur bennlizherenn a vank e deroù ar frazenn</text:p>
          </table:table-cell>
          <table:table-cell table:style-name="ce8" office:value-type="string" calcext:value-type="string">
            <text:p>Ur bennlizherenn a vank e deroù ar frazenn.</text:p>
          </table:table-cell>
          <table:table-cell table:style-name="ce8" office:value-type="string" calcext:value-type="string">
            <text:p>Gwiriañ a ra ma krog ur frazenn gant ur bennlizherenn</text:p>
          </table:table-cell>
          <table:table-cell table:style-name="ce8" office:value-type="string" calcext:value-type="string">
            <text:p>Ur bennlizherenn a vank e deroù ar frazenn.</text:p>
          </table:table-cell>
          <table:table-cell table:style-name="ce8" office:value-type="string" calcext:value-type="string">
            <text:p>Absence de majuscule en début de phrase.</text:p>
          </table:table-cell>
          <table:table-cell table:style-name="ce8" office:value-type="string" calcext:value-type="string">
            <text:p>No capitalization at the beginning of the sentence.</text:p>
          </table:table-cell>
          <table:table-cell table:style-name="ce8" office:value-type="string" calcext:value-type="string">
            <text:p>Non</text:p>
          </table:table-cell>
          <table:table-cell table:style-name="ce8" office:value-type="string" calcext:value-type="string">
            <text:p>Pennlizherennoù</text:p>
          </table:table-cell>
          <table:table-cell table:number-columns-repeated="2"/>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1" calcext:value-type="date">
            <text:p>01/05/19</text:p>
          </table:table-cell>
          <table:table-cell table:number-columns-repeated="45"/>
        </table:table-row>
        <table:table-row table:style-name="ro3">
          <table:table-cell office:value-type="float" office:value="5" calcext:value-type="float">
            <text:p>5</text:p>
          </table:table-cell>
          <table:table-cell office:value-type="string" calcext:value-type="string">
            <text:p><text:a xlink:href="https://community.languagetool.org/rule/show/WHITESPACE_RULE?lang=br" xlink:type="simple">https://community.languagetool.org/rule/show/WHITESPACE_RULE?lang=br</text:a></text:p>
          </table:table-cell>
          <table:table-cell office:value-type="string" calcext:value-type="string">
            <text:p>Esaouenn wenn doublet (furmad fall)</text:p>
          </table:table-cell>
          <table:table-cell office:value-type="string" calcext:value-type="string">
            <text:p>Spas wenn doublet (furmad fall)</text:p>
          </table:table-cell>
          <table:table-cell office:value-type="string" calcext:value-type="string">
            <text:p>Daou spas diouzh renk.</text:p>
          </table:table-cell>
          <table:table-cell office:value-type="string" calcext:value-type="string">
            <text:p>Esaouenn wenn doublet (furmad fall)</text:p>
          </table:table-cell>
          <table:table-cell office:value-type="string" calcext:value-type="string">
            <text:p>Daou spas diouzh renk.</text:p>
          </table:table-cell>
          <table:table-cell office:value-type="string" calcext:value-type="string">
            <text:p>Deux espaces consécutifs.</text:p>
          </table:table-cell>
          <table:table-cell office:value-type="string" calcext:value-type="string">
            <text:p>Two consecutives spaces.</text:p>
          </table:table-cell>
          <table:table-cell office:value-type="string" calcext:value-type="string">
            <text:p>Non</text:p>
          </table:table-cell>
          <table:table-cell office:value-type="string" calcext:value-type="string">
            <text:p>Lizherennerezh</text:p>
          </table:table-cell>
          <table:table-cell table:style-name="ce3" office:value-type="string" calcext:value-type="string">
            <text:p>Spasoù</text:p>
          </table:table-cell>
          <table:table-cell table:style-name="ce28"/>
          <table:table-cell table:number-columns-repeated="3" office:value-type="string" calcext:value-type="string">
            <text:p>--</text:p>
          </table:table-cell>
          <table:table-cell table:style-name="ce28"/>
          <table:table-cell office:value-type="string" calcext:value-type="string">
            <text:p>idem</text:p>
          </table:table-cell>
          <table:table-cell office:value-type="date" office:date-value="2019-05-01" calcext:value-type="date">
            <text:p>01/05/19</text:p>
          </table:table-cell>
          <table:table-cell table:number-columns-repeated="45"/>
        </table:table-row>
        <table:table-row table:style-name="ro3">
          <table:table-cell table:style-name="ce8" office:value-type="float" office:value="6" calcext:value-type="float">
            <text:p>6</text:p>
          </table:table-cell>
          <table:table-cell table:style-name="ce8" office:value-type="string" calcext:value-type="string">
            <text:p><text:a xlink:href="https://community.languagetool.org/rule/show/SENTENCE_WHITESPACE?lang=br" xlink:type="simple">https://community.languagetool.org/rule/show/SENTENCE_WHITESPACE?lang=br</text:a></text:p>
          </table:table-cell>
          <table:table-cell table:style-name="ce8" office:value-type="string" calcext:value-type="string">
            <text:p>Un esaouenn a vank etre ar frazennoù</text:p>
          </table:table-cell>
          <table:table-cell table:number-columns-repeated="2" table:style-name="ce8" office:value-type="string" calcext:value-type="string">
            <text:p>Ur spas a vank etre ar frazennoù</text:p>
          </table:table-cell>
          <table:table-cell table:style-name="ce8" office:value-type="string" calcext:value-type="string">
            <text:p>Un esaouenn a vank etre ar frazennoù</text:p>
          </table:table-cell>
          <table:table-cell table:style-name="ce8" office:value-type="string" calcext:value-type="string">
            <text:p>Ur spas a vank etre ar frazennoù</text:p>
          </table:table-cell>
          <table:table-cell table:style-name="ce8" office:value-type="string" calcext:value-type="string">
            <text:p>Espace manquant entre les phrases.</text:p>
          </table:table-cell>
          <table:table-cell table:style-name="ce8" office:value-type="string" calcext:value-type="string">
            <text:p>Missing space between sentences.</text:p>
          </table:table-cell>
          <table:table-cell table:style-name="ce8" office:value-type="string" calcext:value-type="string">
            <text:p>Non</text:p>
          </table:table-cell>
          <table:table-cell table:style-name="ce8" office:value-type="string" calcext:value-type="string">
            <text:p>Lizherennerezh</text:p>
          </table:table-cell>
          <table:table-cell office:value-type="string" calcext:value-type="string">
            <text:p>Spasoù</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1" calcext:value-type="date">
            <text:p>01/05/19</text:p>
          </table:table-cell>
          <table:table-cell table:number-columns-repeated="45"/>
        </table:table-row>
        <table:table-row table:style-name="ro3">
          <table:table-cell office:value-type="float" office:value="7" calcext:value-type="float">
            <text:p>7</text:p>
          </table:table-cell>
          <table:table-cell office:value-type="string" calcext:value-type="string">
            <text:p><text:a xlink:href="https://community.languagetool.org/rule/show/BR_TOPO?lang=br" xlink:type="simple">https://community.languagetool.org/rule/show/BR_TOPO?lang=br</text:a></text:p>
          </table:table-cell>
          <table:table-cell table:number-columns-repeated="2" office:value-type="string" calcext:value-type="string">
            <text:p>Anvioù-lec’h e brezhoneg</text:p>
          </table:table-cell>
          <table:table-cell office:value-type="string" calcext:value-type="string">
            <text:p>Fazi e-barzh anvioù-lec’h e brezhoneg.</text:p>
          </table:table-cell>
          <table:table-cell office:value-type="string" calcext:value-type="string">
            <text:p>Anvioù-lec’h e brezhoneg</text:p>
          </table:table-cell>
          <table:table-cell office:value-type="string" calcext:value-type="string">
            <text:p>Anv-lec’h e brezhoneg.</text:p>
          </table:table-cell>
          <table:table-cell office:value-type="string" calcext:value-type="string">
            <text:p>Nom de lieux en breton.</text:p>
          </table:table-cell>
          <table:table-cell office:value-type="string" calcext:value-type="string">
            <text:p>Place names in Breton.</text:p>
          </table:table-cell>
          <table:table-cell office:value-type="string" calcext:value-type="string">
            <text:p>Oui</text:p>
          </table:table-cell>
          <table:table-cell office:value-type="string" calcext:value-type="string">
            <text:p>Reolennoù diazez</text:p>
          </table:table-cell>
          <table:table-cell table:style-name="ce3" office:value-type="string" calcext:value-type="string">
            <text:p>Anvioù-lec’h</text:p>
          </table:table-cell>
          <table:table-cell table:style-name="ce28"/>
          <table:table-cell table:number-columns-repeated="3" office:value-type="string" calcext:value-type="string">
            <text:p>--</text:p>
          </table:table-cell>
          <table:table-cell table:style-name="ce28"/>
          <table:table-cell office:value-type="string" calcext:value-type="string">
            <text:p>idem</text:p>
          </table:table-cell>
          <table:table-cell office:value-type="date" office:date-value="2019-05-01" calcext:value-type="date">
            <text:p>01/05/19</text:p>
          </table:table-cell>
          <table:table-cell table:number-columns-repeated="45"/>
        </table:table-row>
        <table:table-row table:style-name="ro4">
          <table:table-cell table:style-name="ce8" office:value-type="float" office:value="8" calcext:value-type="float">
            <text:p>8</text:p>
          </table:table-cell>
          <table:table-cell table:style-name="ce8" office:value-type="string" calcext:value-type="string">
            <text:p><text:a xlink:href="https://community.languagetool.org/rule/show/KEMM_DRE_C_HWEZHADENNIN_AR?lang=br&amp;subId=1" xlink:type="simple">https://community.languagetool.org/rule/show/KEMM_DRE_C_HWEZHADENNIN_AR?lang=br&amp;subId=1</text:a></text:p>
          </table:table-cell>
          <table:table-cell table:style-name="ce8" office:value-type="string" calcext:value-type="string">
            <text:p>Kemmadur dre c’hwezhadenniñ en anv goude ar ger-mell.</text:p>
          </table:table-cell>
          <table:table-cell table:style-name="ce8" office:value-type="string" calcext:value-type="string">
            <text:p>C’hwezhadur er {K-anv} {g.u.} ha {b.l.} goude ar ger-mell</text:p>
          </table:table-cell>
          <table:table-cell table:style-name="ce8" office:value-type="string" calcext:value-type="string">
            <text:p>Kemmadur dre c’hwezhadenniñ en anv gourel unan ha benel lies o kregiñ gant ur «K» goude ar ger-mell.</text:p>
          </table:table-cell>
          <table:table-cell table:style-name="ce8" office:value-type="string" calcext:value-type="string">
            <text:p>Goude ar ger-mell «\1» e tlefe bezañ ur c’hemmadur dre c’hwezhadenniñ en anv «\2».</text:p>
          </table:table-cell>
          <table:table-cell table:style-name="ce8" office:value-type="string" calcext:value-type="string">
            <text:p>Kemmadur dre c’hwezhadenniñ en anv «\2» goude ar ger-mell «\1».</text:p>
          </table:table-cell>
          <table:table-cell table:style-name="ce8" office:value-type="string" calcext:value-type="string">
            <text:p>Mutation par spirantisation dans le nom «\2» après l’article «\1».</text:p>
          </table:table-cell>
          <table:table-cell table:style-name="ce8" office:value-type="string" calcext:value-type="string">
            <text:p>Aspirant mutation in the name «\2» after the article «\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C’hwezhadur</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1" calcext:value-type="date">
            <text:p>01/05/19</text:p>
          </table:table-cell>
          <table:table-cell table:number-columns-repeated="45"/>
        </table:table-row>
        <table:table-row table:style-name="ro4">
          <table:table-cell office:value-type="float" office:value="9" calcext:value-type="float">
            <text:p>9</text:p>
          </table:table-cell>
          <table:table-cell office:value-type="string" calcext:value-type="string">
            <text:p><text:a xlink:href="https://community.languagetool.org/rule/show/KEMM_DRE_VLOTAAT_AR?lang=br&amp;subId=1" xlink:type="simple">https://community.languagetool.org/rule/show/KEMM_DRE_VLOTAAT_AR?lang=br&amp;subId=1</text:a></text:p>
          </table:table-cell>
          <table:table-cell office:value-type="string" calcext:value-type="string">
            <text:p>Kemmadur dre vlotaat en anv goude ar ger-mell.</text:p>
          </table:table-cell>
          <table:table-cell office:value-type="string" calcext:value-type="string">
            <text:p>Blotadur er {K-anv} {b.u.} ha {g.l.} goude ar ger-mell</text:p>
          </table:table-cell>
          <table:table-cell office:value-type="string" calcext:value-type="string">
            <text:p>Kemmadur dre vlotaat en anvioù benel unan hag en anvioù gourel o kregiñ gant ur «K» el liester goude ar ger-mell.</text:p>
          </table:table-cell>
          <table:table-cell office:value-type="string" calcext:value-type="string">
            <text:p>Goude ar ger-mell «\1» e tlefe bezañ ur c’hemmadur dre vlotaat en anv «\2».</text:p>
          </table:table-cell>
          <table:table-cell office:value-type="string" calcext:value-type="string">
            <text:p>Kemmadur dre vlotaat en anv «\2» goude ar ger-mell «\1».</text:p>
          </table:table-cell>
          <table:table-cell office:value-type="string" calcext:value-type="string">
            <text:p>Mutation par adoucissement dans le nom «\2» après l’article «\1».</text:p>
          </table:table-cell>
          <table:table-cell office:value-type="string" calcext:value-type="string">
            <text:p>Soft mutation in the name «\2» after the article «\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Ar:</text:p>
          </table:table-cell>
          <table:table-cell office:value-type="string" calcext:value-type="string">
            <text:p><text:a xlink:href="http://devri.bzh/recherche/?q=ar&amp;submit" xlink:type="simple">http://devri.bzh/recherche/?q=ar&amp;submit=</text:a></text:p>
          </table:table-cell>
          <table:table-cell office:value-type="string" calcext:value-type="string">
            <text:p><text:a xlink:href="http://meurgorf.brezhoneg.bzh/meurgorf/enklask?terme=ar&amp;submit=Rechercher&amp;categorie=0&amp;oeuvres=0" xlink:type="simple">http://meurgorf.brezhoneg.bzh/meurgorf/enklask?terme=ar&amp;submit=Rechercher&amp;categorie=0&amp;oeuvres=0</text:a></text:p>
          </table:table-cell>
          <table:table-cell office:value-type="string" calcext:value-type="string">
            <text:p><text:a xlink:href="https://br.wiktionary.org/wiki/ar" xlink:type="simple">https://br.wiktionary.org/wiki/ar</text:a></text:p>
          </table:table-cell>
          <table:table-cell table:style-name="ce28"/>
          <table:table-cell office:value-type="string" calcext:value-type="string">
            <text:p>idem</text:p>
          </table:table-cell>
          <table:table-cell office:value-type="date" office:date-value="2019-05-01" calcext:value-type="date">
            <text:p>01/05/19</text:p>
          </table:table-cell>
          <table:table-cell table:number-columns-repeated="45"/>
        </table:table-row>
        <table:table-row table:style-name="ro4">
          <table:table-cell table:style-name="ce8" office:value-type="float" office:value="10" calcext:value-type="float">
            <text:p>10</text:p>
          </table:table-cell>
          <table:table-cell table:style-name="ce8" office:value-type="string" calcext:value-type="string">
            <text:p><text:a xlink:href="https://community.languagetool.org/rule/show/KEMM_DRE_VLOTAAT_AR?lang=br&amp;subId=2" xlink:type="simple">https://community.languagetool.org/rule/show/KEMM_DRE_VLOTAAT_AR?lang=br&amp;subId=2</text:a></text:p>
          </table:table-cell>
          <table:table-cell table:style-name="ce8" office:value-type="string" calcext:value-type="string">
            <text:p>Kemmadur dre vlotaat en anv goude ar ger-mell.</text:p>
          </table:table-cell>
          <table:table-cell table:style-name="ce8" office:value-type="string" calcext:value-type="string">
            <text:p>Blotadur er {P-anv} {g.u.} ha {b.l.} goude ar ger-mell</text:p>
          </table:table-cell>
          <table:table-cell table:style-name="ce8" office:value-type="string" calcext:value-type="string">
            <text:p>Kemmadur dre vlotaat en anvioù benel unan hag an anvioù gourel el liester o kregiñ gant ur «P» goude ar ger-mell.</text:p>
          </table:table-cell>
          <table:table-cell table:style-name="ce8" office:value-type="string" calcext:value-type="string">
            <text:p>Goude ar ger-mell «\1» e tlefe bezañ ur c’hemmadur dre vlotaat en anv «\2».</text:p>
          </table:table-cell>
          <table:table-cell table:style-name="ce8" office:value-type="string" calcext:value-type="string">
            <text:p>Kemmadur dre vlotaat en anv «\2» goude ar ger-mell «\1».</text:p>
          </table:table-cell>
          <table:table-cell table:style-name="ce8" office:value-type="string" calcext:value-type="string">
            <text:p>Mutation par adoucissement dans le nom «\2» après l’article «\1».</text:p>
          </table:table-cell>
          <table:table-cell table:style-name="ce8" office:value-type="string" calcext:value-type="string">
            <text:p>Soft mutation in the name «\2» after the article «\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1" calcext:value-type="date">
            <text:p>01/05/19</text:p>
          </table:table-cell>
          <table:table-cell table:number-columns-repeated="45"/>
        </table:table-row>
        <table:table-row table:style-name="ro4">
          <table:table-cell office:value-type="float" office:value="11" calcext:value-type="float">
            <text:p>11</text:p>
          </table:table-cell>
          <table:table-cell office:value-type="string" calcext:value-type="string">
            <text:p><text:a xlink:href="https://community.languagetool.org/rule/show/KEMM_DRE_VLOTAAT_AR?lang=br&amp;subId=3" xlink:type="simple">https://community.languagetool.org/rule/show/KEMM_DRE_VLOTAAT_AR?lang=br&amp;subId=3</text:a></text:p>
          </table:table-cell>
          <table:table-cell office:value-type="string" calcext:value-type="string">
            <text:p>Kemmadur dre vlotaat en anv goude ar ger-mell.</text:p>
          </table:table-cell>
          <table:table-cell office:value-type="string" calcext:value-type="string">
            <text:p>Blotadur en {T-anv} {g.u.} ha {b.l.} goude ar ger-mell</text:p>
          </table:table-cell>
          <table:table-cell office:value-type="string" calcext:value-type="string">
            <text:p>Kemmadur dre vlotaat en anvioù benel unan hag en anvioù gourel el liester o kregiñ gant un «T» goude ar ger-mell</text:p>
          </table:table-cell>
          <table:table-cell office:value-type="string" calcext:value-type="string">
            <text:p>Goude ar ger-mell «\1» e tlefe bezañ ur c’hemmadur dre vlotaat en anv «\2».</text:p>
          </table:table-cell>
          <table:table-cell office:value-type="string" calcext:value-type="string">
            <text:p>Kemmadur dre vlotaat en anv «\2» goude ar ger-mell «\1».</text:p>
          </table:table-cell>
          <table:table-cell office:value-type="string" calcext:value-type="string">
            <text:p>Mutation par adoucissement dans le nom «\2» après l’article «\1».</text:p>
          </table:table-cell>
          <table:table-cell office:value-type="string" calcext:value-type="string">
            <text:p>Soft mutation in the name «\2» after the article «\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28"/>
          <table:table-cell table:number-columns-repeated="3" office:value-type="string" calcext:value-type="string">
            <text:p>--</text:p>
          </table:table-cell>
          <table:table-cell table:style-name="ce28"/>
          <table:table-cell office:value-type="string" calcext:value-type="string">
            <text:p>idem</text:p>
          </table:table-cell>
          <table:table-cell office:value-type="date" office:date-value="2019-05-01" calcext:value-type="date">
            <text:p>01/05/19</text:p>
          </table:table-cell>
          <table:table-cell table:number-columns-repeated="45"/>
        </table:table-row>
        <table:table-row table:style-name="ro2">
          <table:table-cell table:style-name="ce8" office:value-type="float" office:value="12" calcext:value-type="float">
            <text:p>12</text:p>
          </table:table-cell>
          <table:table-cell table:style-name="ce8" office:value-type="string" calcext:value-type="string">
            <text:p><text:a xlink:href="https://community.languagetool.org/rule/show/KEMM_DRE_VLOTAAT_AR?lang=br&amp;subId=4" xlink:type="simple">https://community.languagetool.org/rule/show/KEMM_DRE_VLOTAAT_AR?lang=br&amp;subId=4</text:a></text:p>
          </table:table-cell>
          <table:table-cell table:style-name="ce8" office:value-type="string" calcext:value-type="string">
            <text:p>Kemmadur dre vlotaat en anv goude ar ger-mell.</text:p>
          </table:table-cell>
          <table:table-cell table:style-name="ce8" office:value-type="string" calcext:value-type="string">
            <text:p>Blotadur er {G-anv} {b.u.} goude ar ger-mell</text:p>
          </table:table-cell>
          <table:table-cell table:style-name="ce8" office:value-type="string" calcext:value-type="string">
            <text:p>Kemmadur dre vlotaat en anvioù benel unan o kregiñ gant ur «G» goude ar ger-mell.</text:p>
          </table:table-cell>
          <table:table-cell table:style-name="ce8" office:value-type="string" calcext:value-type="string">
            <text:p>Goude ar ger-mell «\1» e tlefe bezañ ur c’hemmadur dre vlotaat en anv «\2».</text:p>
          </table:table-cell>
          <table:table-cell table:style-name="ce8" office:value-type="string" calcext:value-type="string">
            <text:p>Kemmadur dre vlotaat en anv «\2» goude ar ger-mell «\1».</text:p>
          </table:table-cell>
          <table:table-cell table:style-name="ce8" office:value-type="string" calcext:value-type="string">
            <text:p>Mutation par adoucissement dans le nom «\2» après l’article «\1».</text:p>
          </table:table-cell>
          <table:table-cell table:style-name="ce8" office:value-type="string" calcext:value-type="string">
            <text:p>Soft mutation in the name «\2» after the article «\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1" calcext:value-type="date">
            <text:p>01/05/19</text:p>
          </table:table-cell>
          <table:table-cell table:number-columns-repeated="45"/>
        </table:table-row>
        <table:table-row table:style-name="ro2">
          <table:table-cell office:value-type="float" office:value="13" calcext:value-type="float">
            <text:p>13</text:p>
          </table:table-cell>
          <table:table-cell office:value-type="string" calcext:value-type="string">
            <text:p><text:a xlink:href="https://community.languagetool.org/rule/show/KEMM_DRE_VLOTAAT_AR?lang=br&amp;subId=5" xlink:type="simple">https://community.languagetool.org/rule/show/KEMM_DRE_VLOTAAT_AR?lang=br&amp;subId=5</text:a></text:p>
          </table:table-cell>
          <table:table-cell office:value-type="string" calcext:value-type="string">
            <text:p>Kemmadur dre vlotaat en anv goude ar ger-mell.</text:p>
          </table:table-cell>
          <table:table-cell office:value-type="string" calcext:value-type="string">
            <text:p>Blotadur er {Gou-anv} {b.u.} goude ar ger-mell</text:p>
          </table:table-cell>
          <table:table-cell office:value-type="string" calcext:value-type="string">
            <text:p>Kemmadur dre vlotaat en anvioù benel unan o kregiñ gant ur «Gou» goude ar ger-mell.</text:p>
          </table:table-cell>
          <table:table-cell office:value-type="string" calcext:value-type="string">
            <text:p>Goude ar ger-mell «\1» e tlefe bezañ ur c’hemmadur dre vlotaat en anv «\2».</text:p>
          </table:table-cell>
          <table:table-cell office:value-type="string" calcext:value-type="string">
            <text:p>Kemmadur dre vlotaat en anv «\2» goude ar ger-mell «\1».</text:p>
          </table:table-cell>
          <table:table-cell office:value-type="string" calcext:value-type="string">
            <text:p>Mutation par adoucissement dans le nom «\2» après l’article «\1».</text:p>
          </table:table-cell>
          <table:table-cell office:value-type="string" calcext:value-type="string">
            <text:p>Soft mutation in the name «\2» after the article «\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28"/>
          <table:table-cell table:number-columns-repeated="3" office:value-type="string" calcext:value-type="string">
            <text:p>--</text:p>
          </table:table-cell>
          <table:table-cell table:style-name="ce28"/>
          <table:table-cell office:value-type="string" calcext:value-type="string">
            <text:p>idem</text:p>
          </table:table-cell>
          <table:table-cell office:value-type="date" office:date-value="2019-05-01" calcext:value-type="date">
            <text:p>01/05/19</text:p>
          </table:table-cell>
          <table:table-cell table:number-columns-repeated="45"/>
        </table:table-row>
        <table:table-row table:style-name="ro4">
          <table:table-cell table:style-name="ce8" office:value-type="float" office:value="14" calcext:value-type="float">
            <text:p>14</text:p>
          </table:table-cell>
          <table:table-cell table:style-name="ce8" office:value-type="string" calcext:value-type="string">
            <text:p><text:a xlink:href="https://community.languagetool.org/rule/show/KEMM_DRE_VLOTAAT_AR?lang=br&amp;subId=6" xlink:type="simple">https://community.languagetool.org/rule/show/KEMM_DRE_VLOTAAT_AR?lang=br&amp;subId=6</text:a></text:p>
          </table:table-cell>
          <table:table-cell table:style-name="ce8" office:value-type="string" calcext:value-type="string">
            <text:p>Kemmadur dre vlotaat en anv goude ar ger-mell.</text:p>
          </table:table-cell>
          <table:table-cell table:style-name="ce8" office:value-type="string" calcext:value-type="string">
            <text:p>Blotadur er {Gw-anvioù} {b.u.} ha {g.l.} goude ar ger-mell</text:p>
          </table:table-cell>
          <table:table-cell table:style-name="ce8" office:value-type="string" calcext:value-type="string">
            <text:p>Kemmadur dre vlotaat en anvioù benel unan hag an anvioù gourel lies o kregiñ gant ur «Gw» goude ar ger-mell.</text:p>
          </table:table-cell>
          <table:table-cell table:style-name="ce8" office:value-type="string" calcext:value-type="string">
            <text:p>Goude ar ger-mell «\1» e tlefe bezañ ur c’hemmadur dre vlotaat en anv «\2».</text:p>
          </table:table-cell>
          <table:table-cell table:style-name="ce8" office:value-type="string" calcext:value-type="string">
            <text:p>Kemmadur dre vlotaat en anv «\2» goude ar ger-mell «\1».</text:p>
          </table:table-cell>
          <table:table-cell table:style-name="ce8" office:value-type="string" calcext:value-type="string">
            <text:p>Mutation par adoucissement dans le nom «\2» après l’article «\1».</text:p>
          </table:table-cell>
          <table:table-cell table:style-name="ce8" office:value-type="string" calcext:value-type="string">
            <text:p>Soft mutation in the name «\2» after the article «\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1" calcext:value-type="date">
            <text:p>01/05/19</text:p>
          </table:table-cell>
          <table:table-cell table:number-columns-repeated="45"/>
        </table:table-row>
        <table:table-row table:style-name="ro4">
          <table:table-cell office:value-type="float" office:value="15" calcext:value-type="float">
            <text:p>15</text:p>
          </table:table-cell>
          <table:table-cell office:value-type="string" calcext:value-type="string">
            <text:p><text:a xlink:href="https://community.languagetool.org/rule/show/KEMM_DRE_VLOTAAT_AR?lang=br&amp;subId=7" xlink:type="simple">https://community.languagetool.org/rule/show/KEMM_DRE_VLOTAAT_AR?lang=br&amp;subId=7</text:a></text:p>
          </table:table-cell>
          <table:table-cell office:value-type="string" calcext:value-type="string">
            <text:p>Kemmadur dre vlotaat en anv goude ar ger-mell.</text:p>
          </table:table-cell>
          <table:table-cell office:value-type="string" calcext:value-type="string">
            <text:p>Blotadur er {B-anv} {g.u.} ha {b.l.} goude ar ger-mell</text:p>
          </table:table-cell>
          <table:table-cell office:value-type="string" calcext:value-type="string">
            <text:p>Kemmadur dre vlotaat en anvioù benel unan hag an anvioù gourel lies o kregiñ gant ur «B» goude ar ger-mell.</text:p>
          </table:table-cell>
          <table:table-cell office:value-type="string" calcext:value-type="string">
            <text:p>Goude ar ger-mell «\1» e tlefe bezañ ur c’hemmadur dre vlotaat en anv «\2».</text:p>
          </table:table-cell>
          <table:table-cell office:value-type="string" calcext:value-type="string">
            <text:p>Kemmadur dre vlotaat en anv «\2» goude ar ger-mell «\1».</text:p>
          </table:table-cell>
          <table:table-cell office:value-type="string" calcext:value-type="string">
            <text:p>Mutation par adoucissement dans le nom «\2» après l’article «\1».</text:p>
          </table:table-cell>
          <table:table-cell office:value-type="string" calcext:value-type="string">
            <text:p>Soft mutation in the name «\2» after the article «\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28"/>
          <table:table-cell table:number-columns-repeated="3" office:value-type="string" calcext:value-type="string">
            <text:p>--</text:p>
          </table:table-cell>
          <table:table-cell table:style-name="ce28"/>
          <table:table-cell office:value-type="string" calcext:value-type="string">
            <text:p>idem</text:p>
          </table:table-cell>
          <table:table-cell office:value-type="date" office:date-value="2019-05-01" calcext:value-type="date">
            <text:p>01/05/19</text:p>
          </table:table-cell>
          <table:table-cell table:number-columns-repeated="45"/>
        </table:table-row>
        <table:table-row table:style-name="ro4">
          <table:table-cell table:style-name="ce8" office:value-type="float" office:value="16" calcext:value-type="float">
            <text:p>16</text:p>
          </table:table-cell>
          <table:table-cell table:style-name="ce8" office:value-type="string" calcext:value-type="string">
            <text:p><text:a xlink:href="https://community.languagetool.org/rule/show/KEMM_DRE_VLOTAAT_AR?lang=br&amp;subId=8" xlink:type="simple">https://community.languagetool.org/rule/show/KEMM_DRE_VLOTAAT_AR?lang=br&amp;subId=8</text:a></text:p>
          </table:table-cell>
          <table:table-cell table:style-name="ce8" office:value-type="string" calcext:value-type="string">
            <text:p>Kemmadur dre vlotaat en anv goude ar ger-mell.</text:p>
          </table:table-cell>
          <table:table-cell table:style-name="ce8" office:value-type="string" calcext:value-type="string">
            <text:p>Blotadur er {M-anv} {b.u.} ha {g.l.} goude ar ger-mell</text:p>
          </table:table-cell>
          <table:table-cell table:style-name="ce8" office:value-type="string" calcext:value-type="string">
            <text:p>Kemmadur dre vlotaat en anvioù benel unan hag an anvioù gourel lies o kregiñ gant ur «M» goude ar ger-mell.</text:p>
          </table:table-cell>
          <table:table-cell table:style-name="ce8" office:value-type="string" calcext:value-type="string">
            <text:p>Goude ar ger-mell «\1» e tlefe bezañ ur c’hemmadur dre vlotaat en anv «\2».</text:p>
          </table:table-cell>
          <table:table-cell table:style-name="ce8" office:value-type="string" calcext:value-type="string">
            <text:p>Kemmadur dre vlotaat en anv «\2» goude ar ger-mell «\1».</text:p>
          </table:table-cell>
          <table:table-cell table:style-name="ce8" office:value-type="string" calcext:value-type="string">
            <text:p>Mutation par adoucissement dans le nom «\2» après l’article «\1».</text:p>
          </table:table-cell>
          <table:table-cell table:style-name="ce8" office:value-type="string" calcext:value-type="string">
            <text:p>Soft mutation in the name «\2» after the article «\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1" calcext:value-type="date">
            <text:p>01/05/19</text:p>
          </table:table-cell>
          <table:table-cell table:number-columns-repeated="45"/>
        </table:table-row>
        <table:table-row table:style-name="ro2">
          <table:table-cell office:value-type="float" office:value="17" calcext:value-type="float">
            <text:p>17</text:p>
          </table:table-cell>
          <table:table-cell office:value-type="string" calcext:value-type="string">
            <text:p><text:a xlink:href="https://community.languagetool.org/rule/show/KEMM_DRE_VLOTAAT_AR?lang=br&amp;subId=9" xlink:type="simple">https://community.languagetool.org/rule/show/KEMM_DRE_VLOTAAT_AR?lang=br&amp;subId=9</text:a></text:p>
          </table:table-cell>
          <table:table-cell office:value-type="string" calcext:value-type="string">
            <text:p>Kemmadur dre vlotaat en anv goude ar ger-mell.</text:p>
          </table:table-cell>
          <table:table-cell office:value-type="string" calcext:value-type="string">
            <text:p>Friadur er ger {b.u.} dor goude ar ger-mell</text:p>
          </table:table-cell>
          <table:table-cell office:value-type="string" calcext:value-type="string">
            <text:p>Kemmadur dre ar fri er ger benel «dor» unan goude ar ger-mell.</text:p>
          </table:table-cell>
          <table:table-cell office:value-type="string" calcext:value-type="string">
            <text:p>Direizh eo kemmadur ar ger «\2». (CHALM B3.1.1.1, CHALM B3.5).</text:p>
          </table:table-cell>
          <table:table-cell office:value-type="string" calcext:value-type="string">
            <text:p>Kemmadur fall er ger «\2». (CHALM B3.1.1.1, CHALM B3.5).</text:p>
          </table:table-cell>
          <table:table-cell office:value-type="string" calcext:value-type="string">
            <text:p>Mauvaise mutation dans le mot «\2». (CHALM B3.1.1.1, CHALM B3.5).</text:p>
          </table:table-cell>
          <table:table-cell office:value-type="string" calcext:value-type="string">
            <text:p>Wrong mutation in the word «\2». (CHALM B3.1.1.1, CHALM B3.5).</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Friadur</text:p>
          </table:table-cell>
          <table:table-cell table:style-name="ce3" office:value-type="string" calcext:value-type="string">
            <text:p>Dor:</text:p>
          </table:table-cell>
          <table:table-cell office:value-type="string" calcext:value-type="string">
            <text:p><text:a xlink:href="http://devri.bzh/recherche/?q=dor&amp;submit" xlink:type="simple">http://devri.bzh/recherche/?q=dor&amp;submit=</text:a></text:p>
          </table:table-cell>
          <table:table-cell office:value-type="string" calcext:value-type="string">
            <text:p><text:a xlink:href="http://meurgorf.brezhoneg.bzh/meurgorf/enklask?terme=dor&amp;submit=Rechercher&amp;categorie=0&amp;oeuvres=0" xlink:type="simple">http://meurgorf.brezhoneg.bzh/meurgorf/enklask?terme=dor&amp;submit=Rechercher&amp;categorie=0&amp;oeuvres=0</text:a></text:p>
          </table:table-cell>
          <table:table-cell office:value-type="string" calcext:value-type="string">
            <text:p><text:a xlink:href="https://br.wiktionary.org/wiki/dor" xlink:type="simple">https://br.wiktionary.org/wiki/dor</text:a></text:p>
          </table:table-cell>
          <table:table-cell table:style-name="ce28"/>
          <table:table-cell office:value-type="string" calcext:value-type="string">
            <text:p>idem</text:p>
          </table:table-cell>
          <table:table-cell office:value-type="date" office:date-value="2019-05-01" calcext:value-type="date">
            <text:p>01/05/19</text:p>
          </table:table-cell>
          <table:table-cell table:number-columns-repeated="45"/>
        </table:table-row>
        <table:table-row table:style-name="ro2">
          <table:table-cell table:style-name="ce8" office:value-type="float" office:value="18" calcext:value-type="float">
            <text:p>18</text:p>
          </table:table-cell>
          <table:table-cell table:style-name="ce8" office:value-type="string" calcext:value-type="string">
            <text:p><text:a xlink:href="https://community.languagetool.org/rule/show/KEMM_DRE_VLOTAAT_AR?lang=br&amp;subId=10" xlink:type="simple">https://community.languagetool.org/rule/show/KEMM_DRE_VLOTAAT_AR?lang=br&amp;subId=10</text:a></text:p>
          </table:table-cell>
          <table:table-cell table:style-name="ce8" office:value-type="string" calcext:value-type="string">
            <text:p>Kemmadur dre vlotaat en anv goude ar ger-mell.</text:p>
          </table:table-cell>
          <table:table-cell table:style-name="ce8" office:value-type="string" calcext:value-type="string">
            <text:p>Difriadur er ger {b.u.} norioù goude ar ger-mell</text:p>
          </table:table-cell>
          <table:table-cell table:style-name="ce8" office:value-type="string" calcext:value-type="string">
            <text:p>Kemmadur ebet dre ar fri er ger benel lies «dorioù» goude ar ger-mell.</text:p>
          </table:table-cell>
          <table:table-cell table:style-name="ce8" office:value-type="string" calcext:value-type="string">
            <text:p>Ha fellout a rae deoc’h skrivañ \2? (CHALM B3.5).</text:p>
          </table:table-cell>
          <table:table-cell table:style-name="ce8" office:value-type="string" calcext:value-type="string">
            <text:p>C’hoant ho poa skrivañ «\2»? (CHALM B3.5).</text:p>
          </table:table-cell>
          <table:table-cell table:style-name="ce8" office:value-type="string" calcext:value-type="string">
            <text:p>Vouliez-vous écrire «\2» ? (CHALM B3.5).</text:p>
          </table:table-cell>
          <table:table-cell table:style-name="ce8" office:value-type="string" calcext:value-type="string">
            <text:p>Did you want to write «\2»? (CHALM B3.5).</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Friadur</text:p>
          </table:table-cell>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1" calcext:value-type="date">
            <text:p>01/05/19</text:p>
          </table:table-cell>
          <table:table-cell table:number-columns-repeated="45"/>
        </table:table-row>
        <table:table-row table:style-name="ro2">
          <table:table-cell office:value-type="float" office:value="19" calcext:value-type="float">
            <text:p>19</text:p>
          </table:table-cell>
          <table:table-cell office:value-type="string" calcext:value-type="string">
            <text:p><text:a xlink:href="https://community.languagetool.org/rule/show/KEMM_DRE_VLOTAAT_AR?lang=br&amp;subId=11" xlink:type="simple">https://community.languagetool.org/rule/show/KEMM_DRE_VLOTAAT_AR?lang=br&amp;subId=11</text:a></text:p>
          </table:table-cell>
          <table:table-cell office:value-type="string" calcext:value-type="string">
            <text:p>Kemmadur dre vlotaat en anv goude ar ger-mell.</text:p>
          </table:table-cell>
          <table:table-cell office:value-type="string" calcext:value-type="string">
            <text:p>Blotadur er ger {b.u.} dor goude ar {ger pegem.} div</text:p>
          </table:table-cell>
          <table:table-cell office:value-type="string" calcext:value-type="string">
            <text:p>Kemmadur dre vlotaat er ger benel «dor» unan goude ar ger pegementiñ «div».</text:p>
          </table:table-cell>
          <table:table-cell office:value-type="string" calcext:value-type="string">
            <text:p>Ha fellout a rae deoc’h skrivañ zor? (CHALM B3.5).</text:p>
          </table:table-cell>
          <table:table-cell office:value-type="string" calcext:value-type="string">
            <text:p>C’hoant ho poa skrivañ «zor»? (CHALM B3.5).</text:p>
          </table:table-cell>
          <table:table-cell office:value-type="string" calcext:value-type="string">
            <text:p>Vouliez-vous écrire «zor» ? (CHALM B3.5).</text:p>
          </table:table-cell>
          <table:table-cell office:value-type="string" calcext:value-type="string">
            <text:p>Did you want to write «zor» ? (CHALM B3.5).</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Div:</text:p>
          </table:table-cell>
          <table:table-cell office:value-type="string" calcext:value-type="string">
            <text:p><text:a xlink:href="http://devri.bzh/recherche/?q=div&amp;submit" xlink:type="simple">http://devri.bzh/recherche/?q=div&amp;submit=</text:a></text:p>
          </table:table-cell>
          <table:table-cell office:value-type="string" calcext:value-type="string">
            <text:p><text:a xlink:href="http://meurgorf.brezhoneg.bzh/meurgorf/enklask?terme=Div&amp;submit=Rechercher&amp;categorie=0&amp;oeuvres=0" xlink:type="simple">http://meurgorf.brezhoneg.bzh/meurgorf/enklask?terme=Div&amp;submit=Rechercher&amp;categorie=0&amp;oeuvres=0</text:a></text:p>
          </table:table-cell>
          <table:table-cell office:value-type="string" calcext:value-type="string">
            <text:p><text:a xlink:href="https://br.wiktionary.org/wiki/div" xlink:type="simple">https://br.wiktionary.org/wiki/div</text:a></text:p>
          </table:table-cell>
          <table:table-cell table:style-name="ce28"/>
          <table:table-cell office:value-type="string" calcext:value-type="string">
            <text:p>idem</text:p>
          </table:table-cell>
          <table:table-cell office:value-type="date" office:date-value="2019-05-01" calcext:value-type="date">
            <text:p>01/05/19</text:p>
          </table:table-cell>
          <table:table-cell table:number-columns-repeated="45"/>
        </table:table-row>
        <table:table-row table:style-name="ro4">
          <table:table-cell table:style-name="ce8" office:value-type="float" office:value="20" calcext:value-type="float">
            <text:p>20</text:p>
          </table:table-cell>
          <table:table-cell table:style-name="ce8" office:value-type="string" calcext:value-type="string">
            <text:p><text:a xlink:href="https://community.languagetool.org/rule/show/KEMM_DRE_VLOTAAT_AR?lang=br&amp;subId=12" xlink:type="simple">https://community.languagetool.org/rule/show/KEMM_DRE_VLOTAAT_AR?lang=br&amp;subId=12</text:a></text:p>
          </table:table-cell>
          <table:table-cell table:style-name="ce8" office:value-type="string" calcext:value-type="string">
            <text:p>Kemmadur dre vlotaat en anv goude ar ger-mell.</text:p>
          </table:table-cell>
          <table:table-cell table:style-name="ce8" office:value-type="string" calcext:value-type="string">
            <text:p>Blotadur er ger {g.u.} tra a gemm evel ar gerioù {b.u.} goude ar ger-mell</text:p>
          </table:table-cell>
          <table:table-cell table:style-name="ce8" office:value-type="string" calcext:value-type="string">
            <text:p>Kemmadur dre vlotaat er ger gourel «tra» met a gemm evel ar gerioù benel unan goude ar ger-mell.</text:p>
          </table:table-cell>
          <table:table-cell table:style-name="ce8" office:value-type="string" calcext:value-type="string">
            <text:p>Kemmañ a ra ar ger «\2» evel pa vije benel. (CHALM B3.1.1.1).</text:p>
          </table:table-cell>
          <table:table-cell table:style-name="ce8" office:value-type="string" calcext:value-type="string">
            <text:p>«\2» a gemm amañ evel pa vefe benel. (CHALM B3.1.1.1).</text:p>
          </table:table-cell>
          <table:table-cell table:style-name="ce8" office:value-type="string" calcext:value-type="string">
            <text:p>«\2» mute ici comme s’il était féminin. (CHALM B3.1.1.1).</text:p>
          </table:table-cell>
          <table:table-cell table:style-name="ce8" office:value-type="string" calcext:value-type="string">
            <text:p>«\2» mutates here as if it was feminine. (CHALM B3.1.1.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Gourel-evel-benel</text:p>
          </table:table-cell>
          <table:table-cell office:value-type="string" calcext:value-type="string">
            <text:p>Tra:</text:p>
          </table:table-cell>
          <table:table-cell table:style-name="ce8" office:value-type="string" calcext:value-type="string">
            <text:p><text:a xlink:href="http://devri.bzh/recherche/?q=tra&amp;submit" xlink:type="simple">http://devri.bzh/recherche/?q=tra&amp;submit=</text:a></text:p>
          </table:table-cell>
          <table:table-cell table:style-name="ce8" office:value-type="string" calcext:value-type="string">
            <text:p><text:a xlink:href="http://meurgorf.brezhoneg.bzh/meurgorf/enklask?terme=tra&amp;submit=Rechercher&amp;categorie=0&amp;oeuvres=0" xlink:type="simple">http://meurgorf.brezhoneg.bzh/meurgorf/enklask?terme=tra&amp;submit=Rechercher&amp;categorie=0&amp;oeuvres=0</text:a></text:p>
          </table:table-cell>
          <table:table-cell table:style-name="ce8" office:value-type="string" calcext:value-type="string">
            <text:p><text:a xlink:href="https://br.wiktionary.org/wiki/tra" xlink:type="simple">https://br.wiktionary.org/wiki/tra</text:a></text:p>
          </table:table-cell>
          <table:table-cell/>
          <table:table-cell table:style-name="ce8" office:value-type="string" calcext:value-type="string">
            <text:p>idem</text:p>
          </table:table-cell>
          <table:table-cell table:style-name="ce40" office:value-type="date" office:date-value="2019-05-01" calcext:value-type="date">
            <text:p>01/05/19</text:p>
          </table:table-cell>
          <table:table-cell table:number-columns-repeated="45"/>
        </table:table-row>
        <table:table-row table:style-name="ro4">
          <table:table-cell office:value-type="float" office:value="21" calcext:value-type="float">
            <text:p>21</text:p>
          </table:table-cell>
          <table:table-cell office:value-type="string" calcext:value-type="string">
            <text:p><text:a xlink:href="https://community.languagetool.org/rule/show/KEMM_DRE_VLOTAAT_AR?lang=br&amp;subId=13" xlink:type="simple">https://community.languagetool.org/rule/show/KEMM_DRE_VLOTAAT_AR?lang=br&amp;subId=13</text:a></text:p>
          </table:table-cell>
          <table:table-cell office:value-type="string" calcext:value-type="string">
            <text:p>Kemmadur dre vlotaat en anv goude ar ger-mell.</text:p>
          </table:table-cell>
          <table:table-cell office:value-type="string" calcext:value-type="string">
            <text:p>Blotadur er ger {g.u.} brud a gemm evel ar gerioù {b.u.} goude ar ger-mell</text:p>
          </table:table-cell>
          <table:table-cell office:value-type="string" calcext:value-type="string">
            <text:p>Kemmadur dre vlotaat er ger gourel «brud» met a gemm evel ar gerioù benel unan goude ar ger-mell.</text:p>
          </table:table-cell>
          <table:table-cell office:value-type="string" calcext:value-type="string">
            <text:p>Kemmañ a ra ar ger «\2» evel pa vije benel. (CHALM B3.1.1.1).</text:p>
          </table:table-cell>
          <table:table-cell office:value-type="string" calcext:value-type="string">
            <text:p>«\2» a gemm amañ evel pa vefe benel. (CHALM B3.1.1.1).</text:p>
          </table:table-cell>
          <table:table-cell office:value-type="string" calcext:value-type="string">
            <text:p>«\2» mute ici comme s’il était féminin. (CHALM B3.1.1.1).</text:p>
          </table:table-cell>
          <table:table-cell office:value-type="string" calcext:value-type="string">
            <text:p>«\2» mutates here as if it was feminine. (CHALM B3.1.1.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Gourel-evel-benel</text:p>
          </table:table-cell>
          <table:table-cell table:style-name="ce3" office:value-type="string" calcext:value-type="string">
            <text:p>Brud:</text:p>
          </table:table-cell>
          <table:table-cell office:value-type="string" calcext:value-type="string">
            <text:p><text:a xlink:href="http://devri.bzh/recherche/?q=brud&amp;submit" xlink:type="simple">http://devri.bzh/recherche/?q=brud&amp;submit=</text:a></text:p>
          </table:table-cell>
          <table:table-cell office:value-type="string" calcext:value-type="string">
            <text:p><text:a xlink:href="http://meurgorf.brezhoneg.bzh/meurgorf/enklask?terme=brud&amp;submit=Rechercher&amp;categorie=0&amp;oeuvres=0" xlink:type="simple">http://meurgorf.brezhoneg.bzh/meurgorf/enklask?terme=brud&amp;submit=Rechercher&amp;categorie=0&amp;oeuvres=0</text:a></text:p>
          </table:table-cell>
          <table:table-cell office:value-type="string" calcext:value-type="string">
            <text:p><text:a xlink:href="https://br.wiktionary.org/wiki/brud" xlink:type="simple">https://br.wiktionary.org/wiki/brud</text:a></text:p>
          </table:table-cell>
          <table:table-cell table:style-name="ce28"/>
          <table:table-cell office:value-type="string" calcext:value-type="string">
            <text:p>idem</text:p>
          </table:table-cell>
          <table:table-cell office:value-type="date" office:date-value="2019-05-01" calcext:value-type="date">
            <text:p>01/05/19</text:p>
          </table:table-cell>
          <table:table-cell table:number-columns-repeated="45"/>
        </table:table-row>
        <table:table-row table:style-name="ro4">
          <table:table-cell table:style-name="ce8" office:value-type="float" office:value="22" calcext:value-type="float">
            <text:p>22</text:p>
          </table:table-cell>
          <table:table-cell table:style-name="ce8" office:value-type="string" calcext:value-type="string">
            <text:p><text:a xlink:href="https://community.languagetool.org/rule/show/KEMM_DRE_VLOTAAT_AR?lang=br&amp;subId=14" xlink:type="simple">https://community.languagetool.org/rule/show/KEMM_DRE_VLOTAAT_AR?lang=br&amp;subId=14</text:a></text:p>
          </table:table-cell>
          <table:table-cell table:style-name="ce8" office:value-type="string" calcext:value-type="string">
            <text:p>Kemmadur dre vlotaat en anv goude ar ger-mell.</text:p>
          </table:table-cell>
          <table:table-cell table:style-name="ce8" office:value-type="string" calcext:value-type="string">
            <text:p>Divlotadur er ger {b.u.} plac’h a gemm evel ar gerioù {g.u.} goude ar ger-mell</text:p>
          </table:table-cell>
          <table:table-cell table:style-name="ce8" office:value-type="string" calcext:value-type="string">
            <text:p>Kemmadur dre vlotaat er ger benel «plac’h» met a gemm evel ar gerioù gourel unan goude ar ger-mell.</text:p>
          </table:table-cell>
          <table:table-cell table:style-name="ce8" office:value-type="string" calcext:value-type="string">
            <text:p>Ar ger benel «\2» a chom digemm war-lerc’h ar ger-mell. (CHALM B3.1.1.1).</text:p>
          </table:table-cell>
          <table:table-cell table:style-name="ce8" office:value-type="string" calcext:value-type="string">
            <text:p>Kemmadur ebet er ger benel «\2» goude ar ger-mell. (CHALM B3.1.1.1).</text:p>
          </table:table-cell>
          <table:table-cell table:style-name="ce8" office:value-type="string" calcext:value-type="string">
            <text:p>Le mot féminin «\2» ne mute pas après l’article. (CHALM B3.1.1.1).</text:p>
          </table:table-cell>
          <table:table-cell table:style-name="ce8" office:value-type="string" calcext:value-type="string">
            <text:p>The feminin word «\2» does not mutate after the article. (CHALM B3.1.1.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ebet</text:p>
          </table:table-cell>
          <table:table-cell office:value-type="string" calcext:value-type="string">
            <text:p>Plac’h:</text:p>
          </table:table-cell>
          <table:table-cell table:style-name="ce8" office:value-type="string" calcext:value-type="string">
            <text:p><text:a xlink:href="http://devri.bzh/recherche/?q=plac%27h&amp;submit" xlink:type="simple">http://devri.bzh/recherche/?q=plac%27h&amp;submit=</text:a></text:p>
          </table:table-cell>
          <table:table-cell table:style-name="ce8" office:value-type="string" calcext:value-type="string">
            <text:p><text:a xlink:href="http://meurgorf.brezhoneg.bzh/meurgorf/enklask?terme=plac%27h&amp;submit=Rechercher&amp;categorie=0&amp;oeuvres=0" xlink:type="simple">http://meurgorf.brezhoneg.bzh/meurgorf/enklask?terme=plac%27h&amp;submit=Rechercher&amp;categorie=0&amp;oeuvres=0</text:a></text:p>
          </table:table-cell>
          <table:table-cell table:style-name="ce8" office:value-type="string" calcext:value-type="string">
            <text:p><text:a xlink:href="https://br.wiktionary.org/wiki/plac%27h" xlink:type="simple">https://br.wiktionary.org/wiki/plac%27h</text:a></text:p>
          </table:table-cell>
          <table:table-cell/>
          <table:table-cell table:style-name="ce8" office:value-type="string" calcext:value-type="string">
            <text:p>idem</text:p>
          </table:table-cell>
          <table:table-cell table:style-name="ce40" office:value-type="date" office:date-value="2019-05-01" calcext:value-type="date">
            <text:p>01/05/19</text:p>
          </table:table-cell>
          <table:table-cell table:number-columns-repeated="45"/>
        </table:table-row>
        <table:table-row table:style-name="ro2">
          <table:table-cell office:value-type="float" office:value="23" calcext:value-type="float">
            <text:p>23</text:p>
          </table:table-cell>
          <table:table-cell office:value-type="string" calcext:value-type="string">
            <text:p><text:a xlink:href="https://community.languagetool.org/rule/show/KEMM_DRE_VLOTAAT_AR?lang=br&amp;subId=15" xlink:type="simple">https://community.languagetool.org/rule/show/KEMM_DRE_VLOTAAT_AR?lang=br&amp;subId=15</text:a></text:p>
          </table:table-cell>
          <table:table-cell office:value-type="string" calcext:value-type="string">
            <text:p>Kemmadur dre vlotaat en anv goude ar ger-mell.</text:p>
          </table:table-cell>
          <table:table-cell office:value-type="string" calcext:value-type="string">
            <text:p>Blotadur ebet er {G-gerioù} {b.u.} goude ar ger-mell</text:p>
          </table:table-cell>
          <table:table-cell office:value-type="string" calcext:value-type="string">
            <text:p>Kemmadur dre vlotaat ebet er gerioù benel unan o kregiñ gant ur «G» goude ar ger-mell.</text:p>
          </table:table-cell>
          <table:table-cell office:value-type="string" calcext:value-type="string">
            <text:p>Ar ger benel «\2» a chom digemm war-lerc’h ar ger-mell. (CHALM B3.1.1.1).</text:p>
          </table:table-cell>
          <table:table-cell office:value-type="string" calcext:value-type="string">
            <text:p>Kemmadur ebet er ger benel «\2» goude ar ger-mell. (CHALM B3.1.1.1).</text:p>
          </table:table-cell>
          <table:table-cell office:value-type="string" calcext:value-type="string">
            <text:p>Le mot féminin «\2» ne mute pas après l’article. (CHALM B3.1.1.1).</text:p>
          </table:table-cell>
          <table:table-cell office:value-type="string" calcext:value-type="string">
            <text:p>The feminin word «\2» does not mutate after the article. (CHALM B3.1.1.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ebet</text:p>
          </table:table-cell>
          <table:table-cell table:style-name="ce28"/>
          <table:table-cell table:number-columns-repeated="3" office:value-type="string" calcext:value-type="string">
            <text:p>--</text:p>
          </table:table-cell>
          <table:table-cell table:style-name="ce28"/>
          <table:table-cell office:value-type="string" calcext:value-type="string">
            <text:p>idem</text:p>
          </table:table-cell>
          <table:table-cell office:value-type="date" office:date-value="2019-05-01" calcext:value-type="date">
            <text:p>01/05/19</text:p>
          </table:table-cell>
          <table:table-cell table:number-columns-repeated="45"/>
        </table:table-row>
        <table:table-row table:style-name="ro2">
          <table:table-cell table:style-name="ce8" office:value-type="float" office:value="24" calcext:value-type="float">
            <text:p>24</text:p>
          </table:table-cell>
          <table:table-cell table:style-name="ce8" office:value-type="string" calcext:value-type="string">
            <text:p><text:a xlink:href="https://community.languagetool.org/rule/show/AR_K?lang=br&amp;subId=1" xlink:type="simple">https://community.languagetool.org/rule/show/AR_K?lang=br&amp;subId=1</text:a></text:p>
          </table:table-cell>
          <table:table-cell table:style-name="ce8" office:value-type="string" calcext:value-type="string">
            <text:p>ar + k-word</text:p>
          </table:table-cell>
          <table:table-cell table:style-name="ce8" office:value-type="string" calcext:value-type="string">
            <text:p>C’hwezhadur er {K-anv} {g.u.} goude ar ger-mell.</text:p>
          </table:table-cell>
          <table:table-cell table:style-name="ce8" office:value-type="string" calcext:value-type="string">
            <text:p>Kemmadur dre c’hwezhadenniñ er gerioù gourel unan o kregiñ gant ur «K» goude ar ger-mell.</text:p>
          </table:table-cell>
          <table:table-cell table:style-name="ce8" office:value-type="string" calcext:value-type="string">
            <text:p>Ne c’hall ket bezañ un anv a grog gant «K» goude ar ger-mell «\1».</text:p>
          </table:table-cell>
          <table:table-cell table:style-name="ce8" office:value-type="string" calcext:value-type="string">
            <text:p>Goude ar ger-mell «\1» n’hall ket kregiñ un anv gant «K».</text:p>
          </table:table-cell>
          <table:table-cell table:style-name="ce8" office:value-type="string" calcext:value-type="string">
            <text:p>Après l’article «\1» le nom ne peut commencer par «K».</text:p>
          </table:table-cell>
          <table:table-cell table:style-name="ce8" office:value-type="string" calcext:value-type="string">
            <text:p>After the article «\1» the name can not begin with «K».</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C’hwezhadur</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1" calcext:value-type="date">
            <text:p>01/05/19</text:p>
          </table:table-cell>
          <table:table-cell table:number-columns-repeated="45"/>
        </table:table-row>
        <table:table-row table:style-name="ro5">
          <table:table-cell office:value-type="float" office:value="25" calcext:value-type="float">
            <text:p>25</text:p>
          </table:table-cell>
          <table:table-cell office:value-type="string" calcext:value-type="string">
            <text:p><text:a xlink:href="https://community.languagetool.org/rule/show/KEMM_DRE_VLOTAAT_GER?lang=br&amp;subId=1" xlink:type="simple">https://community.languagetool.org/rule/show/KEMM_DRE_VLOTAAT_GER?lang=br&amp;subId=1</text:a></text:p>
          </table:table-cell>
          <table:table-cell office:value-type="string" calcext:value-type="string">
            <text:p>Kemmadur dre vlotaat goude gerioù zo.</text:p>
          </table:table-cell>
          <table:table-cell office:value-type="string" calcext:value-type="string">
            <text:p>Blotadur er {K-gerioù} goude «da, e, gwall, na»</text:p>
          </table:table-cell>
          <table:table-cell office:value-type="string" calcext:value-type="string">
            <text:p>Kemmadur dre vlotaat goude ar gerioù «da, e, gwall, na» er gerioù o kregiñ gant ur «K».</text:p>
          </table:table-cell>
          <table:table-cell office:value-type="string" calcext:value-type="string">
            <text:p>Ur c’hemmadur dre vlotaat a zlefe bezañ goude ar ger «\1».</text:p>
          </table:table-cell>
          <table:table-cell office:value-type="string" calcext:value-type="string">
            <text:p>Kemmadur dre vlotaat goude «\1».</text:p>
          </table:table-cell>
          <table:table-cell office:value-type="string" calcext:value-type="string">
            <text:p>Mutation par adoucissement après «\1».</text:p>
          </table:table-cell>
          <table:table-cell office:value-type="string" calcext:value-type="string">
            <text:p>Soft mutation after «\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Da:</text:p>
            <text:p>E:</text:p>
            <text:p>Gwall:</text:p>
            <text:p>Na:</text:p>
          </table:table-cell>
          <table:table-cell office:value-type="string" calcext:value-type="string">
            <text:p>http://devri.bzh/recherche/?q=Da&amp;submit=</text:p>
            <text:p/>
            <text:p>http://devri.bzh/recherche/?q=e&amp;submit=</text:p>
            <text:p/>
            <text:p>http://devri.bzh/recherche/?q=gwall&amp;submit=</text:p>
            <text:p/>
            <text:p>http://devri.bzh/recherche/?q=na&amp;submit=</text:p>
          </table:table-cell>
          <table:table-cell office:value-type="string" calcext:value-type="string">
            <text:p>http://meurgorf.brezhoneg.bzh/meurgorf/enklask?terme=da&amp;submit=Rechercher&amp;categorie=0&amp;oeuvres=0</text:p>
            <text:p>http://meurgorf.brezhoneg.bzh/meurgorf/enklask?terme=e&amp;submit=Rechercher&amp;categorie=0&amp;oeuvres=0</text:p>
            <text:p>http://meurgorf.brezhoneg.bzh/meurgorf/enklask?terme=gwall&amp;submit=Rechercher&amp;categorie=0&amp;oeuvres=0</text:p>
            <text:p>http://meurgorf.brezhoneg.bzh/meurgorf/enklask?terme=na&amp;submit=Rechercher&amp;categorie=0&amp;oeuvres=0</text:p>
          </table:table-cell>
          <table:table-cell office:value-type="string" calcext:value-type="string">
            <text:p>https://br.wiktionary.org/wiki/da</text:p>
            <text:p>https://br.wiktionary.org/wiki/e</text:p>
            <text:p>https://br.wiktionary.org/wiki/gwall</text:p>
            <text:p>https://br.wiktionary.org/wiki/na</text:p>
          </table:table-cell>
          <table:table-cell table:style-name="ce28"/>
          <table:table-cell office:value-type="string" calcext:value-type="string">
            <text:p>idem</text:p>
          </table:table-cell>
          <table:table-cell office:value-type="date" office:date-value="2019-05-01" calcext:value-type="date">
            <text:p>01/05/19</text:p>
          </table:table-cell>
          <table:table-cell table:number-columns-repeated="45"/>
        </table:table-row>
        <table:table-row table:style-name="ro2">
          <table:table-cell table:style-name="ce8" office:value-type="float" office:value="26" calcext:value-type="float">
            <text:p>26</text:p>
          </table:table-cell>
          <table:table-cell table:style-name="ce8" office:value-type="string" calcext:value-type="string">
            <text:p><text:a xlink:href="https://community.languagetool.org/rule/show/KEMM_DRE_VLOTAAT_GER?lang=br&amp;subId=2" xlink:type="simple">https://community.languagetool.org/rule/show/KEMM_DRE_VLOTAAT_GER?lang=br&amp;subId=2</text:a></text:p>
          </table:table-cell>
          <table:table-cell table:style-name="ce8" office:value-type="string" calcext:value-type="string">
            <text:p>Kemmadur dre vlotaat goude gerioù zo.</text:p>
          </table:table-cell>
          <table:table-cell table:style-name="ce8" office:value-type="string" calcext:value-type="string">
            <text:p>Blotadur en {T-gerioù} goude «da, e, gwall, na»</text:p>
          </table:table-cell>
          <table:table-cell table:style-name="ce8" office:value-type="string" calcext:value-type="string">
            <text:p>Kemmadur dre vlotaat goude ar gerioù «da, e, gwall, na» er gerioù o kregiñ gant un «T».</text:p>
          </table:table-cell>
          <table:table-cell table:style-name="ce8" office:value-type="string" calcext:value-type="string">
            <text:p>Ur c’hemmadur dre vlotaat a zlefe bezañ goude ar ger «\1».</text:p>
          </table:table-cell>
          <table:table-cell table:style-name="ce8" office:value-type="string" calcext:value-type="string">
            <text:p>Kemmadur dre vlotaat goude «\1».</text:p>
          </table:table-cell>
          <table:table-cell table:style-name="ce8" office:value-type="string" calcext:value-type="string">
            <text:p>Mutation par adoucissement après «\1».</text:p>
          </table:table-cell>
          <table:table-cell table:style-name="ce8" office:value-type="string" calcext:value-type="string">
            <text:p>Soft mutation after «\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1" calcext:value-type="date">
            <text:p>01/05/19</text:p>
          </table:table-cell>
          <table:table-cell table:number-columns-repeated="45"/>
        </table:table-row>
        <table:table-row table:style-name="ro5">
          <table:table-cell office:value-type="float" office:value="27" calcext:value-type="float">
            <text:p>27</text:p>
          </table:table-cell>
          <table:table-cell office:value-type="string" calcext:value-type="string">
            <text:p><text:a xlink:href="https://community.languagetool.org/rule/show/KEMM_DRE_VLOTAAT_GER?lang=br&amp;subId=3" xlink:type="simple">https://community.languagetool.org/rule/show/KEMM_DRE_VLOTAAT_GER?lang=br&amp;subId=3</text:a></text:p>
          </table:table-cell>
          <table:table-cell office:value-type="string" calcext:value-type="string">
            <text:p>Kemmadur dre vlotaat goude gerioù zo.</text:p>
          </table:table-cell>
          <table:table-cell office:value-type="string" calcext:value-type="string">
            <text:p>Blotadur er {P-gerioù} goude «a, daou, na, ne»</text:p>
          </table:table-cell>
          <table:table-cell office:value-type="string" calcext:value-type="string">
            <text:p>Kemmadur dre vlotaat goude ar gerioù «a, daou, na, ne» er gerioù o kregiñ gant ur «P».</text:p>
          </table:table-cell>
          <table:table-cell office:value-type="string" calcext:value-type="string">
            <text:p>Ur c’hemmadur dre vlotaat a zlefe bezañ goude ar ger «\1».</text:p>
          </table:table-cell>
          <table:table-cell office:value-type="string" calcext:value-type="string">
            <text:p>Kemmadur dre vlotaat goude «\1».</text:p>
          </table:table-cell>
          <table:table-cell office:value-type="string" calcext:value-type="string">
            <text:p>Mutation par adoucissement après «\1».</text:p>
          </table:table-cell>
          <table:table-cell office:value-type="string" calcext:value-type="string">
            <text:p>Soft mutation after «\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A:</text:p>
            <text:p>Daou:</text:p>
            <text:p>Na:</text:p>
            <text:p>Ne:</text:p>
          </table:table-cell>
          <table:table-cell office:value-type="string" calcext:value-type="string">
            <text:p>http://devri.bzh/recherche/?q=a&amp;submit=</text:p>
            <text:p>http://devri.bzh/recherche/?q=daou&amp;submit=</text:p>
            <text:p>http://devri.bzh/recherche/?q=na&amp;submit=</text:p>
            <text:p>http://devri.bzh/recherche/?q=ne&amp;submit=</text:p>
          </table:table-cell>
          <table:table-cell office:value-type="string" calcext:value-type="string">
            <text:p>http://meurgorf.brezhoneg.bzh/meurgorf/enklask?terme=a&amp;submit=Rechercher&amp;categorie=0&amp;oeuvres=0</text:p>
            <text:p>http://meurgorf.brezhoneg.bzh/meurgorf/enklask?terme=daou&amp;submit=Rechercher&amp;categorie=0&amp;oeuvres=0</text:p>
            <text:p>http://meurgorf.brezhoneg.bzh/meurgorf/enklask?terme=na&amp;submit=Rechercher&amp;categorie=0&amp;oeuvres=0</text:p>
            <text:p>http://meurgorf.brezhoneg.bzh/meurgorf/enklask?terme=ne&amp;submit=Rechercher&amp;categorie=0&amp;oeuvres=0</text:p>
          </table:table-cell>
          <table:table-cell office:value-type="string" calcext:value-type="string">
            <text:p>https://br.wiktionary.org/wiki/a</text:p>
            <text:p>https://br.wiktionary.org/wiki/daou</text:p>
            <text:p>https://br.wiktionary.org/wiki/na</text:p>
            <text:p>https://br.wiktionary.org/wiki/ne</text:p>
          </table:table-cell>
          <table:table-cell table:style-name="ce28"/>
          <table:table-cell office:value-type="string" calcext:value-type="string">
            <text:p>idem</text:p>
          </table:table-cell>
          <table:table-cell office:value-type="date" office:date-value="2019-05-01" calcext:value-type="date">
            <text:p>01/05/19</text:p>
          </table:table-cell>
          <table:table-cell table:number-columns-repeated="45"/>
        </table:table-row>
        <table:table-row table:style-name="ro6">
          <table:table-cell office:value-type="float" office:value="28" calcext:value-type="float">
            <text:p>28</text:p>
          </table:table-cell>
          <table:table-cell office:value-type="string" calcext:value-type="string">
            <text:p><text:a xlink:href="https://community.languagetool.org/rule/show/KEMM_DRE_VLOTAAT_GER?lang=br&amp;subId=4" xlink:type="simple">https://community.languagetool.org/rule/show/KEMM_DRE_VLOTAAT_GER?lang=br&amp;subId=4</text:a></text:p>
          </table:table-cell>
          <table:table-cell office:value-type="string" calcext:value-type="string">
            <text:p>Kemmadur dre vlotaat goude gerioù zo.</text:p>
          </table:table-cell>
          <table:table-cell office:value-type="string" calcext:value-type="string">
            <text:p>Blotadur er {Gw-gerioù} goude «a, da, e»</text:p>
          </table:table-cell>
          <table:table-cell office:value-type="string" calcext:value-type="string">
            <text:p>Kemmadur dre vlotaat goude ar gerioù «a, da, e» er gerioù o kregiñ gant ur «Gw».</text:p>
          </table:table-cell>
          <table:table-cell office:value-type="string" calcext:value-type="string">
            <text:p>Ur c’hemmadur dre vlotaat a zlefe bezañ goude ar ger «\1».</text:p>
          </table:table-cell>
          <table:table-cell office:value-type="string" calcext:value-type="string">
            <text:p>Kemmadur dre vlotaat goude «\1».</text:p>
          </table:table-cell>
          <table:table-cell office:value-type="string" calcext:value-type="string">
            <text:p>Mutation par adoucissement après «\1».</text:p>
          </table:table-cell>
          <table:table-cell office:value-type="string" calcext:value-type="string">
            <text:p>Soft mutation after «\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A:</text:p>
            <text:p>Da:</text:p>
            <text:p>E:</text:p>
          </table:table-cell>
          <table:table-cell office:value-type="string" calcext:value-type="string">
            <text:p>http://devri.bzh/recherche/?q=a&amp;submit=</text:p>
            <text:p>http://devri.bzh/recherche/?q=da&amp;submit=</text:p>
            <text:p>http://devri.bzh/recherche/?q=e&amp;submit=</text:p>
          </table:table-cell>
          <table:table-cell office:value-type="string" calcext:value-type="string">
            <text:p>http://meurgorf.brezhoneg.bzh/meurgorf/enklask?terme=a&amp;submit=Rechercher&amp;categorie=0&amp;oeuvres=0</text:p>
            <text:p>http://meurgorf.brezhoneg.bzh/meurgorf/enklask?terme=da&amp;submit=Rechercher&amp;categorie=0&amp;oeuvres=0</text:p>
            <text:p>http://meurgorf.brezhoneg.bzh/meurgorf/enklask?terme=e&amp;submit=Rechercher&amp;categorie=0&amp;oeuvres=0</text:p>
          </table:table-cell>
          <table:table-cell office:value-type="string" calcext:value-type="string">
            <text:p>https://br.wiktionary.org/wiki/a</text:p>
            <text:p>https://br.wiktionary.org/wiki/da</text:p>
            <text:p>https://br.wiktionary.org/wiki/e</text:p>
          </table:table-cell>
          <table:table-cell table:style-name="ce28"/>
          <table:table-cell office:value-type="string" calcext:value-type="string">
            <text:p>idem</text:p>
          </table:table-cell>
          <table:table-cell office:value-type="date" office:date-value="2019-05-01" calcext:value-type="date">
            <text:p>01/05/19</text:p>
          </table:table-cell>
          <table:table-cell table:number-columns-repeated="45"/>
        </table:table-row>
        <table:table-row table:style-name="ro2">
          <table:table-cell office:value-type="float" office:value="29" calcext:value-type="float">
            <text:p>29</text:p>
          </table:table-cell>
          <table:table-cell office:value-type="string" calcext:value-type="string">
            <text:p><text:a xlink:href="https://community.languagetool.org/rule/show/KEMM_DRE_VLOTAAT_GER?lang=br&amp;subId=5" xlink:type="simple">https://community.languagetool.org/rule/show/KEMM_DRE_VLOTAAT_GER?lang=br&amp;subId=5</text:a></text:p>
          </table:table-cell>
          <table:table-cell office:value-type="string" calcext:value-type="string">
            <text:p>Kemmadur dre vlotaat goude gerioù zo.</text:p>
          </table:table-cell>
          <table:table-cell office:value-type="string" calcext:value-type="string">
            <text:p>Blotadur er {G-gerioù} goude ar stagell «pa»</text:p>
          </table:table-cell>
          <table:table-cell office:value-type="string" calcext:value-type="string">
            <text:p>Kemmadur dre vlotaat goude ar gerioù «pa» er gerioù o kregiñ gant ur «G».</text:p>
          </table:table-cell>
          <table:table-cell office:value-type="string" calcext:value-type="string">
            <text:p>Ur c’hemmadur dre vlotaat a zlefe bezañ goude ar ger «\1».</text:p>
          </table:table-cell>
          <table:table-cell office:value-type="string" calcext:value-type="string">
            <text:p>Kemmadur dre vlotaat goude «\1».</text:p>
          </table:table-cell>
          <table:table-cell office:value-type="string" calcext:value-type="string">
            <text:p>Mutation par adoucissement après «\1».</text:p>
          </table:table-cell>
          <table:table-cell office:value-type="string" calcext:value-type="string">
            <text:p>Soft mutation after «\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Pa:</text:p>
          </table:table-cell>
          <table:table-cell office:value-type="string" calcext:value-type="string">
            <text:p><text:a xlink:href="http://devri.bzh/recherche/?q=pa&amp;submit" xlink:type="simple">http://devri.bzh/recherche/?q=pa&amp;submit=</text:a></text:p>
          </table:table-cell>
          <table:table-cell office:value-type="string" calcext:value-type="string">
            <text:p><text:a xlink:href="http://meurgorf.brezhoneg.bzh/meurgorf/enklask?terme=pa&amp;submit=Rechercher&amp;categorie=0&amp;oeuvres=0" xlink:type="simple">http://meurgorf.brezhoneg.bzh/meurgorf/enklask?terme=pa&amp;submit=Rechercher&amp;categorie=0&amp;oeuvres=0</text:a></text:p>
          </table:table-cell>
          <table:table-cell office:value-type="string" calcext:value-type="string">
            <text:p><text:a xlink:href="https://br.wiktionary.org/wiki/pa" xlink:type="simple">https://br.wiktionary.org/wiki/pa</text:a></text:p>
          </table:table-cell>
          <table:table-cell table:style-name="ce28"/>
          <table:table-cell office:value-type="string" calcext:value-type="string">
            <text:p>idem</text:p>
          </table:table-cell>
          <table:table-cell office:value-type="date" office:date-value="2019-05-01" calcext:value-type="date">
            <text:p>01/05/19</text:p>
          </table:table-cell>
          <table:table-cell table:number-columns-repeated="45"/>
        </table:table-row>
        <table:table-row table:style-name="ro7">
          <table:table-cell table:style-name="ce8" office:value-type="float" office:value="30" calcext:value-type="float">
            <text:p>30</text:p>
          </table:table-cell>
          <table:table-cell table:style-name="ce8" office:value-type="string" calcext:value-type="string">
            <text:p><text:a xlink:href="https://community.languagetool.org/rule/show/KEMM_DRE_VLOTAAT_GER?lang=br&amp;subId=6" xlink:type="simple">https://community.languagetool.org/rule/show/KEMM_DRE_VLOTAAT_GER?lang=br&amp;subId=6</text:a></text:p>
          </table:table-cell>
          <table:table-cell table:style-name="ce8" office:value-type="string" calcext:value-type="string">
            <text:p>Kemmadur dre vlotaat goude gerioù zo.</text:p>
          </table:table-cell>
          <table:table-cell table:style-name="ce8" office:value-type="string" calcext:value-type="string">
            <text:p>Blotadur er {Gou-gerioù} goude «da, na»</text:p>
          </table:table-cell>
          <table:table-cell table:style-name="ce8" office:value-type="string" calcext:value-type="string">
            <text:p>Kemmadur dre vlotaat goude ar gerioù «da, na» er gerioù o kregiñ gant ur «Gou».</text:p>
          </table:table-cell>
          <table:table-cell table:style-name="ce8" office:value-type="string" calcext:value-type="string">
            <text:p>Ur c’hemmadur dre vlotaat a zlefe bezañ goude ar ger «\1».</text:p>
          </table:table-cell>
          <table:table-cell table:style-name="ce8" office:value-type="string" calcext:value-type="string">
            <text:p>Kemmadur dre vlotaat goude «\1».</text:p>
          </table:table-cell>
          <table:table-cell table:style-name="ce8" office:value-type="string" calcext:value-type="string">
            <text:p>Mutation par adoucissement après «\1».</text:p>
          </table:table-cell>
          <table:table-cell table:style-name="ce8" office:value-type="string" calcext:value-type="string">
            <text:p>Soft mutation after «\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Da:</text:p>
            <text:p>Na:</text:p>
          </table:table-cell>
          <table:table-cell table:style-name="ce8" office:value-type="string" calcext:value-type="string">
            <text:p>http://devri.bzh/recherche/?q=da&amp;submit=</text:p>
            <text:p>http://devri.bzh/recherche/?q=na&amp;submit=</text:p>
          </table:table-cell>
          <table:table-cell table:style-name="ce8" office:value-type="string" calcext:value-type="string">
            <text:p>http://meurgorf.brezhoneg.bzh/meurgorf/enklask?terme=da&amp;submit=Rechercher&amp;categorie=0&amp;oeuvres=0</text:p>
            <text:p>http://meurgorf.brezhoneg.bzh/meurgorf/enklask?terme=na&amp;submit=Rechercher&amp;categorie=0&amp;oeuvres=0</text:p>
          </table:table-cell>
          <table:table-cell table:style-name="ce8" office:value-type="string" calcext:value-type="string">
            <text:p>https://br.wiktionary.org/wiki/da</text:p>
            <text:p>https://br.wiktionary.org/wiki/na</text:p>
          </table:table-cell>
          <table:table-cell/>
          <table:table-cell table:style-name="ce8" office:value-type="string" calcext:value-type="string">
            <text:p>idem</text:p>
          </table:table-cell>
          <table:table-cell table:style-name="ce40" office:value-type="date" office:date-value="2019-05-01" calcext:value-type="date">
            <text:p>01/05/19</text:p>
          </table:table-cell>
          <table:table-cell table:number-columns-repeated="45"/>
        </table:table-row>
        <table:table-row table:style-name="ro7">
          <table:table-cell office:value-type="float" office:value="31" calcext:value-type="float">
            <text:p>31</text:p>
          </table:table-cell>
          <table:table-cell office:value-type="string" calcext:value-type="string">
            <text:p><text:a xlink:href="https://community.languagetool.org/rule/show/KEMM_DRE_VLOTAAT_GER?lang=br&amp;subId=7" xlink:type="simple">https://community.languagetool.org/rule/show/KEMM_DRE_VLOTAAT_GER?lang=br&amp;subId=7</text:a></text:p>
          </table:table-cell>
          <table:table-cell office:value-type="string" calcext:value-type="string">
            <text:p>Kemmadur dre vlotaat goude gerioù zo.</text:p>
          </table:table-cell>
          <table:table-cell office:value-type="string" calcext:value-type="string">
            <text:p>Blotadur en {D-gerioù} goude «pa, re»</text:p>
          </table:table-cell>
          <table:table-cell office:value-type="string" calcext:value-type="string">
            <text:p>Kemmadur dre vlotaat goude ar gerioù «pa, re» er gerioù o kregiñ gant un «D».</text:p>
          </table:table-cell>
          <table:table-cell office:value-type="string" calcext:value-type="string">
            <text:p>Ur c’hemmadur dre vlotaat a zlefe bezañ goude ar ger «\1».</text:p>
          </table:table-cell>
          <table:table-cell office:value-type="string" calcext:value-type="string">
            <text:p>Kemmadur dre vlotaat goude «\1».</text:p>
          </table:table-cell>
          <table:table-cell office:value-type="string" calcext:value-type="string">
            <text:p>Mutation par adoucissement après «\1».</text:p>
          </table:table-cell>
          <table:table-cell office:value-type="string" calcext:value-type="string">
            <text:p>Soft mutation after «\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Pa:</text:p>
            <text:p>Re:</text:p>
          </table:table-cell>
          <table:table-cell office:value-type="string" calcext:value-type="string">
            <text:p>http://devri.bzh/recherche/?q=pa&amp;submit=</text:p>
            <text:p>http://devri.bzh/recherche/?q=re&amp;submit=</text:p>
          </table:table-cell>
          <table:table-cell office:value-type="string" calcext:value-type="string">
            <text:p>http://meurgorf.brezhoneg.bzh/meurgorf/enklask?terme=pa&amp;submit=Rechercher&amp;categorie=0&amp;oeuvres=0</text:p>
            <text:p>http://meurgorf.brezhoneg.bzh/meurgorf/enklask?terme=re&amp;submit=Rechercher&amp;categorie=0&amp;oeuvres=0</text:p>
          </table:table-cell>
          <table:table-cell office:value-type="string" calcext:value-type="string">
            <text:p>https://br.wiktionary.org/wiki/pa</text:p>
            <text:p>https://br.wiktionary.org/wiki/re</text:p>
          </table:table-cell>
          <table:table-cell table:style-name="ce28"/>
          <table:table-cell office:value-type="string" calcext:value-type="string">
            <text:p>idem</text:p>
          </table:table-cell>
          <table:table-cell office:value-type="date" office:date-value="2019-05-01" calcext:value-type="date">
            <text:p>01/05/19</text:p>
          </table:table-cell>
          <table:table-cell table:number-columns-repeated="45"/>
        </table:table-row>
        <table:table-row table:style-name="ro2">
          <table:table-cell table:style-name="ce8" office:value-type="float" office:value="32" calcext:value-type="float">
            <text:p>32</text:p>
          </table:table-cell>
          <table:table-cell table:style-name="ce8" office:value-type="string" calcext:value-type="string">
            <text:p><text:a xlink:href="https://community.languagetool.org/rule/show/KEMM_DRE_VLOTAAT_GER?lang=br&amp;subId=8" xlink:type="simple">https://community.languagetool.org/rule/show/KEMM_DRE_VLOTAAT_GER?lang=br&amp;subId=8</text:a></text:p>
          </table:table-cell>
          <table:table-cell table:style-name="ce8" office:value-type="string" calcext:value-type="string">
            <text:p>Kemmadur dre vlotaat goude gerioù zo.</text:p>
          </table:table-cell>
          <table:table-cell table:style-name="ce8" office:value-type="string" calcext:value-type="string">
            <text:p>Blotadur en {D-gerioù} goude «pa, re»</text:p>
          </table:table-cell>
          <table:table-cell table:style-name="ce8" office:value-type="string" calcext:value-type="string">
            <text:p>Kemmadur dre vlotaat goude ar gerioù «pa, re» er gerioù o kregiñ gant un «D».</text:p>
          </table:table-cell>
          <table:table-cell table:style-name="ce8" office:value-type="string" calcext:value-type="string">
            <text:p>Ur c’hemmadur dre vlotaat a zlefe bezañ goude ar ger «\1».</text:p>
          </table:table-cell>
          <table:table-cell table:style-name="ce8" office:value-type="string" calcext:value-type="string">
            <text:p>Kemmadur dre vlotaat goude «\1».</text:p>
          </table:table-cell>
          <table:table-cell table:style-name="ce8" office:value-type="string" calcext:value-type="string">
            <text:p>Mutation par adoucissement après «\1».</text:p>
          </table:table-cell>
          <table:table-cell table:style-name="ce8" office:value-type="string" calcext:value-type="string">
            <text:p>Soft mutation after «\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1" calcext:value-type="date">
            <text:p>01/05/19</text:p>
          </table:table-cell>
          <table:table-cell table:number-columns-repeated="45"/>
        </table:table-row>
        <table:table-row table:style-name="ro7">
          <table:table-cell office:value-type="float" office:value="33" calcext:value-type="float">
            <text:p>33</text:p>
          </table:table-cell>
          <table:table-cell office:value-type="string" calcext:value-type="string">
            <text:p><text:a xlink:href="https://community.languagetool.org/rule/show/KEMM_DRE_VLOTAAT_GER?lang=br&amp;subId=9" xlink:type="simple">https://community.languagetool.org/rule/show/KEMM_DRE_VLOTAAT_GER?lang=br&amp;subId=9</text:a></text:p>
          </table:table-cell>
          <table:table-cell office:value-type="string" calcext:value-type="string">
            <text:p>Kemmadur dre vlotaat goude gerioù zo.</text:p>
          </table:table-cell>
          <table:table-cell office:value-type="string" calcext:value-type="string">
            <text:p>Blotadur er {B-gerioù} goude «e, re»</text:p>
          </table:table-cell>
          <table:table-cell office:value-type="string" calcext:value-type="string">
            <text:p>Kemmadur dre vlotaat goude «e, re» er gerioù o kregiñ gant un «B».</text:p>
          </table:table-cell>
          <table:table-cell office:value-type="string" calcext:value-type="string">
            <text:p>Ur c’hemmadur dre vlotaat a zlefe bezañ goude ar ger «\1».</text:p>
          </table:table-cell>
          <table:table-cell office:value-type="string" calcext:value-type="string">
            <text:p>Kemmadur dre vlotaat goude «\1».</text:p>
          </table:table-cell>
          <table:table-cell office:value-type="string" calcext:value-type="string">
            <text:p>Mutation par adoucissement après «\1».</text:p>
          </table:table-cell>
          <table:table-cell office:value-type="string" calcext:value-type="string">
            <text:p>Soft mutation after «\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E:</text:p>
            <text:p>Re:</text:p>
          </table:table-cell>
          <table:table-cell office:value-type="string" calcext:value-type="string">
            <text:p>http://devri.bzh/recherche/?q=e&amp;submit=</text:p>
            <text:p>http://devri.bzh/recherche/?q=re&amp;submit=</text:p>
          </table:table-cell>
          <table:table-cell office:value-type="string" calcext:value-type="string">
            <text:p>http://meurgorf.brezhoneg.bzh/meurgorf/enklask?terme=e&amp;submit=Rechercher&amp;categorie=0&amp;oeuvres=0</text:p>
            <text:p>http://meurgorf.brezhoneg.bzh/meurgorf/enklask?terme=re&amp;submit=Rechercher&amp;categorie=0&amp;oeuvres=0</text:p>
          </table:table-cell>
          <table:table-cell office:value-type="string" calcext:value-type="string">
            <text:p>https://br.wiktionary.org/wiki/e</text:p>
            <text:p>https://br.wiktionary.org/wiki/re</text:p>
          </table:table-cell>
          <table:table-cell table:style-name="ce28"/>
          <table:table-cell office:value-type="string" calcext:value-type="string">
            <text:p>idem</text:p>
          </table:table-cell>
          <table:table-cell office:value-type="date" office:date-value="2019-05-01" calcext:value-type="date">
            <text:p>01/05/19</text:p>
          </table:table-cell>
          <table:table-cell table:number-columns-repeated="45"/>
        </table:table-row>
        <table:table-row table:style-name="ro7">
          <table:table-cell table:style-name="ce8" office:value-type="float" office:value="34" calcext:value-type="float">
            <text:p>34</text:p>
          </table:table-cell>
          <table:table-cell table:style-name="ce8" office:value-type="string" calcext:value-type="string">
            <text:p><text:a xlink:href="https://community.languagetool.org/rule/show/KEMM_DRE_VLOTAAT_GER?lang=br&amp;subId=10" xlink:type="simple">https://community.languagetool.org/rule/show/KEMM_DRE_VLOTAAT_GER?lang=br&amp;subId=10</text:a></text:p>
          </table:table-cell>
          <table:table-cell table:style-name="ce8" office:value-type="string" calcext:value-type="string">
            <text:p>Kemmadur dre vlotaat goude gerioù zo.</text:p>
          </table:table-cell>
          <table:table-cell table:style-name="ce8" office:value-type="string" calcext:value-type="string">
            <text:p>Blotadur er {M-gerioù} goude «da, e»</text:p>
          </table:table-cell>
          <table:table-cell table:style-name="ce8" office:value-type="string" calcext:value-type="string">
            <text:p>Kemmadur dre vlotaat goude ar gerioù «da, e» er gerioù o kregiñ gant un «M».</text:p>
          </table:table-cell>
          <table:table-cell table:style-name="ce8" office:value-type="string" calcext:value-type="string">
            <text:p>Ur c’hemmadur dre vlotaat a zlefe bezañ goude ar ger «\1».</text:p>
          </table:table-cell>
          <table:table-cell table:style-name="ce8" office:value-type="string" calcext:value-type="string">
            <text:p>Kemmadur dre vlotaat goude «\1».</text:p>
          </table:table-cell>
          <table:table-cell table:style-name="ce8" office:value-type="string" calcext:value-type="string">
            <text:p>Mutation par adoucissement après «\1».</text:p>
          </table:table-cell>
          <table:table-cell table:style-name="ce8" office:value-type="string" calcext:value-type="string">
            <text:p>Soft mutation after «\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Da:</text:p>
            <text:p>E:</text:p>
          </table:table-cell>
          <table:table-cell table:style-name="ce8" office:value-type="string" calcext:value-type="string">
            <text:p>http://devri.bzh/recherche/?q=da&amp;submit=</text:p>
            <text:p>http://devri.bzh/recherche/?q=e&amp;submit=</text:p>
          </table:table-cell>
          <table:table-cell table:style-name="ce8" office:value-type="string" calcext:value-type="string">
            <text:p>http://meurgorf.brezhoneg.bzh/meurgorf/enklask?terme=da&amp;submit=Rechercher&amp;categorie=0&amp;oeuvres=0</text:p>
            <text:p>http://meurgorf.brezhoneg.bzh/meurgorf/enklask?terme=e&amp;submit=Rechercher&amp;categorie=0&amp;oeuvres=0</text:p>
          </table:table-cell>
          <table:table-cell table:style-name="ce8" office:value-type="string" calcext:value-type="string">
            <text:p>https://br.wiktionary.org/wiki/da</text:p>
            <text:p>https://br.wiktionary.org/wiki/e</text:p>
          </table:table-cell>
          <table:table-cell/>
          <table:table-cell table:style-name="ce8" office:value-type="string" calcext:value-type="string">
            <text:p>idem</text:p>
          </table:table-cell>
          <table:table-cell table:style-name="ce40" office:value-type="date" office:date-value="2019-05-01" calcext:value-type="date">
            <text:p>01/05/19</text:p>
          </table:table-cell>
          <table:table-cell table:number-columns-repeated="45"/>
        </table:table-row>
        <table:table-row table:style-name="ro6">
          <table:table-cell office:value-type="float" office:value="35" calcext:value-type="float">
            <text:p>35</text:p>
          </table:table-cell>
          <table:table-cell office:value-type="string" calcext:value-type="string">
            <text:p><text:a xlink:href="https://community.languagetool.org/rule/show/KEMM_DRE_VLOTAAT_GER?lang=br&amp;subId=11" xlink:type="simple">https://community.languagetool.org/rule/show/KEMM_DRE_VLOTAAT_GER?lang=br&amp;subId=11</text:a></text:p>
          </table:table-cell>
          <table:table-cell office:value-type="string" calcext:value-type="string">
            <text:p>Kemmadur dre vlotaat goude gerioù zo.</text:p>
          </table:table-cell>
          <table:table-cell office:value-type="string" calcext:value-type="string">
            <text:p>Blotadur er {G-gerioù} goude «a, da, e»</text:p>
          </table:table-cell>
          <table:table-cell office:value-type="string" calcext:value-type="string">
            <text:p>Kemmadur dre vlotaat goude ar gerioù «a, da, e» er gerioù o kregiñ gant ur «G».</text:p>
          </table:table-cell>
          <table:table-cell office:value-type="string" calcext:value-type="string">
            <text:p>Ur c’hemmadur dre vlotaat a zlefe bezañ goude ar ger «\1».</text:p>
          </table:table-cell>
          <table:table-cell office:value-type="string" calcext:value-type="string">
            <text:p>Kemmadur dre vlotaat goude «\1».</text:p>
          </table:table-cell>
          <table:table-cell office:value-type="string" calcext:value-type="string">
            <text:p>Mutation par adoucissement après «\1».</text:p>
          </table:table-cell>
          <table:table-cell office:value-type="string" calcext:value-type="string">
            <text:p>Soft mutation after «\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A:</text:p>
            <text:p>Da:</text:p>
            <text:p>E:</text:p>
          </table:table-cell>
          <table:table-cell office:value-type="string" calcext:value-type="string">
            <text:p>http://devri.bzh/recherche/?q=a&amp;submit=</text:p>
            <text:p>http://devri.bzh/recherche/?q=da&amp;submit=</text:p>
            <text:p>http://devri.bzh/recherche/?q=e&amp;submit=</text:p>
          </table:table-cell>
          <table:table-cell office:value-type="string" calcext:value-type="string">
            <text:p>http://meurgorf.brezhoneg.bzh/meurgorf/enklask?terme=a&amp;submit=Rechercher&amp;categorie=0&amp;oeuvres=0</text:p>
            <text:p>http://meurgorf.brezhoneg.bzh/meurgorf/enklask?terme=da&amp;submit=Rechercher&amp;categorie=0&amp;oeuvres=0</text:p>
            <text:p>http://meurgorf.brezhoneg.bzh/meurgorf/enklask?terme=e&amp;submit=Rechercher&amp;categorie=0&amp;oeuvres=0</text:p>
          </table:table-cell>
          <table:table-cell office:value-type="string" calcext:value-type="string">
            <text:p>https://br.wiktionary.org/wiki/a</text:p>
            <text:p>https://br.wiktionary.org/wiki/da</text:p>
            <text:p>https://br.wiktionary.org/wiki/e</text:p>
          </table:table-cell>
          <table:table-cell table:style-name="ce28"/>
          <table:table-cell office:value-type="string" calcext:value-type="string">
            <text:p>idem</text:p>
          </table:table-cell>
          <table:table-cell office:value-type="date" office:date-value="2019-05-01" calcext:value-type="date">
            <text:p>01/05/19</text:p>
          </table:table-cell>
          <table:table-cell table:number-columns-repeated="45"/>
        </table:table-row>
        <table:table-row table:style-name="ro2">
          <table:table-cell table:style-name="ce8" office:value-type="float" office:value="36" calcext:value-type="float">
            <text:p>36</text:p>
          </table:table-cell>
          <table:table-cell table:style-name="ce8" office:value-type="string" calcext:value-type="string">
            <text:p><text:a xlink:href="https://community.languagetool.org/rule/show/KEMM_DRE_VLOTAAT_GER?lang=br&amp;subId=12" xlink:type="simple">https://community.languagetool.org/rule/show/KEMM_DRE_VLOTAAT_GER?lang=br&amp;subId=12</text:a></text:p>
          </table:table-cell>
          <table:table-cell table:style-name="ce8" office:value-type="string" calcext:value-type="string">
            <text:p>Kemmadur dre vlotaat goude gerioù zo.</text:p>
          </table:table-cell>
          <table:table-cell table:style-name="ce8" office:value-type="string" calcext:value-type="string">
            <text:p>Blotadur er {D-gerioù} goude «re»</text:p>
          </table:table-cell>
          <table:table-cell table:style-name="ce8" office:value-type="string" calcext:value-type="string">
            <text:p>Kemmadur dre vlotaat goude ar gerioù «re» er gerioù o kregiñ gant un «D».</text:p>
          </table:table-cell>
          <table:table-cell table:style-name="ce8" office:value-type="string" calcext:value-type="string">
            <text:p>Ur c’hemmadur dre vlotaat a zlefe bezañ goude «\1».</text:p>
          </table:table-cell>
          <table:table-cell table:style-name="ce8" office:value-type="string" calcext:value-type="string">
            <text:p>Kemmadur dre vlotaat goude «\1».</text:p>
          </table:table-cell>
          <table:table-cell table:style-name="ce8" office:value-type="string" calcext:value-type="string">
            <text:p>Mutation par adoucissement après «\1».</text:p>
          </table:table-cell>
          <table:table-cell table:style-name="ce8" office:value-type="string" calcext:value-type="string">
            <text:p>Soft mutation after «\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Re:</text:p>
          </table:table-cell>
          <table:table-cell table:style-name="ce8" office:value-type="string" calcext:value-type="string">
            <text:p><text:a xlink:href="http://devri.bzh/recherche/?q=re&amp;submit" xlink:type="simple">http://devri.bzh/recherche/?q=re&amp;submit=</text:a></text:p>
          </table:table-cell>
          <table:table-cell table:style-name="ce8" office:value-type="string" calcext:value-type="string">
            <text:p><text:a xlink:href="http://meurgorf.brezhoneg.bzh/meurgorf/enklask?terme=re&amp;submit=Rechercher&amp;categorie=0&amp;oeuvres=0" xlink:type="simple">http://meurgorf.brezhoneg.bzh/meurgorf/enklask?terme=re&amp;submit=Rechercher&amp;categorie=0&amp;oeuvres=0</text:a></text:p>
          </table:table-cell>
          <table:table-cell table:style-name="ce8" office:value-type="string" calcext:value-type="string">
            <text:p><text:a xlink:href="https://br.wiktionary.org/wiki/re" xlink:type="simple">https://br.wiktionary.org/wiki/re</text:a></text:p>
          </table:table-cell>
          <table:table-cell/>
          <table:table-cell table:style-name="ce8" office:value-type="string" calcext:value-type="string">
            <text:p>idem</text:p>
          </table:table-cell>
          <table:table-cell table:style-name="ce40" office:value-type="date" office:date-value="2019-05-01" calcext:value-type="date">
            <text:p>01/05/19</text:p>
          </table:table-cell>
          <table:table-cell table:number-columns-repeated="45"/>
        </table:table-row>
        <table:table-row table:style-name="ro2">
          <table:table-cell office:value-type="float" office:value="37" calcext:value-type="float">
            <text:p>37</text:p>
          </table:table-cell>
          <table:table-cell office:value-type="string" calcext:value-type="string">
            <text:p><text:a xlink:href="https://community.languagetool.org/rule/show/KEMM_WAR_VLOTAAT?lang=br&amp;subId=1" xlink:type="simple">https://community.languagetool.org/rule/show/KEMM_WAR_VLOTAAT?lang=br&amp;subId=1</text:a></text:p>
          </table:table-cell>
          <table:table-cell office:value-type="string" calcext:value-type="string">
            <text:p>Kemmadur dre vlotaat goude ar ger war.</text:p>
          </table:table-cell>
          <table:table-cell office:value-type="string" calcext:value-type="string">
            <text:p>Blotadur er {K-verboù} goude «war»</text:p>
          </table:table-cell>
          <table:table-cell office:value-type="string" calcext:value-type="string">
            <text:p>Kemmadur dre vlotaat goude ar ger «war» er verboù o kregiñ gant ur «K».</text:p>
          </table:table-cell>
          <table:table-cell office:value-type="string" calcext:value-type="string">
            <text:p>Ur c’hemmadur dre vlotaat a zlefe bezañ er verb «\2» goude ar ger «war».</text:p>
          </table:table-cell>
          <table:table-cell office:value-type="string" calcext:value-type="string">
            <text:p>Kemmadur dre vlotaat er verb «\2» goude «war».</text:p>
          </table:table-cell>
          <table:table-cell office:value-type="string" calcext:value-type="string">
            <text:p>Mutation par adoucissement dans le verbe «\2» après «war».</text:p>
          </table:table-cell>
          <table:table-cell office:value-type="string" calcext:value-type="string">
            <text:p>Soft mutation in the verb «\2» after «war».</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Verboù</text:p>
          </table:table-cell>
          <table:table-cell table:style-name="ce3" office:value-type="string" calcext:value-type="string">
            <text:p>War:</text:p>
          </table:table-cell>
          <table:table-cell office:value-type="string" calcext:value-type="string">
            <text:p><text:a xlink:href="http://devri.bzh/recherche/?q=war&amp;submit" xlink:type="simple">http://devri.bzh/recherche/?q=war&amp;submit=</text:a></text:p>
          </table:table-cell>
          <table:table-cell office:value-type="string" calcext:value-type="string">
            <text:p><text:a xlink:href="http://meurgorf.brezhoneg.bzh/meurgorf/enklask?terme=war&amp;submit=Rechercher&amp;categorie=0&amp;oeuvres=0" xlink:type="simple">http://meurgorf.brezhoneg.bzh/meurgorf/enklask?terme=war&amp;submit=Rechercher&amp;categorie=0&amp;oeuvres=0</text:a></text:p>
          </table:table-cell>
          <table:table-cell office:value-type="string" calcext:value-type="string">
            <text:p><text:a xlink:href="https://br.wiktionary.org/wiki/war" xlink:type="simple">https://br.wiktionary.org/wiki/war</text:a></text:p>
          </table:table-cell>
          <table:table-cell table:style-name="ce28"/>
          <table:table-cell office:value-type="string" calcext:value-type="string">
            <text:p>idem</text:p>
          </table:table-cell>
          <table:table-cell office:value-type="date" office:date-value="2019-05-01" calcext:value-type="date">
            <text:p>01/05/19</text:p>
          </table:table-cell>
          <table:table-cell table:number-columns-repeated="45"/>
        </table:table-row>
        <table:table-row table:style-name="ro2">
          <table:table-cell table:style-name="ce8" office:value-type="float" office:value="38" calcext:value-type="float">
            <text:p>38</text:p>
          </table:table-cell>
          <table:table-cell table:style-name="ce8" office:value-type="string" calcext:value-type="string">
            <text:p><text:a xlink:href="https://community.languagetool.org/rule/show/KEMM_WAR_VLOTAAT?lang=br&amp;subId=2" xlink:type="simple">https://community.languagetool.org/rule/show/KEMM_WAR_VLOTAAT?lang=br&amp;subId=2</text:a></text:p>
          </table:table-cell>
          <table:table-cell table:style-name="ce8" office:value-type="string" calcext:value-type="string">
            <text:p>Kemmadur dre vlotaat goude ar ger war.</text:p>
          </table:table-cell>
          <table:table-cell table:style-name="ce8" office:value-type="string" calcext:value-type="string">
            <text:p>Blotadur er {Gw-verboù} goude «war»</text:p>
          </table:table-cell>
          <table:table-cell table:style-name="ce8" office:value-type="string" calcext:value-type="string">
            <text:p>Kemmadur dre vlotaat goude ar ger «war» er verboù o kregiñ gant ur «GW».</text:p>
          </table:table-cell>
          <table:table-cell table:style-name="ce8" office:value-type="string" calcext:value-type="string">
            <text:p>Ur c’hemmadur dre vlotaat a zlefe bezañ er verb «\2» goude ar ger «war».</text:p>
          </table:table-cell>
          <table:table-cell table:style-name="ce8" office:value-type="string" calcext:value-type="string">
            <text:p>Kemmadur dre vlotaat er verb «\2» goude «war».</text:p>
          </table:table-cell>
          <table:table-cell table:style-name="ce8" office:value-type="string" calcext:value-type="string">
            <text:p>Mutation par adoucissement dans le verbe «\2» après «war».</text:p>
          </table:table-cell>
          <table:table-cell table:style-name="ce8" office:value-type="string" calcext:value-type="string">
            <text:p>Soft mutation in the verb «\2» after «war».</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Verboù</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1" calcext:value-type="date">
            <text:p>01/05/19</text:p>
          </table:table-cell>
          <table:table-cell table:number-columns-repeated="45"/>
        </table:table-row>
        <table:table-row table:style-name="ro2">
          <table:table-cell office:value-type="float" office:value="39" calcext:value-type="float">
            <text:p>39</text:p>
          </table:table-cell>
          <table:table-cell office:value-type="string" calcext:value-type="string">
            <text:p><text:a xlink:href="https://community.languagetool.org/rule/show/KEMM_WAR_VLOTAAT?lang=br&amp;subId=3" xlink:type="simple">https://community.languagetool.org/rule/show/KEMM_WAR_VLOTAAT?lang=br&amp;subId=3</text:a></text:p>
          </table:table-cell>
          <table:table-cell office:value-type="string" calcext:value-type="string">
            <text:p>Kemmadur dre vlotaat goude ar ger war.</text:p>
          </table:table-cell>
          <table:table-cell office:value-type="string" calcext:value-type="string">
            <text:p>Blotadur er {B-verboù} goude «war»</text:p>
          </table:table-cell>
          <table:table-cell office:value-type="string" calcext:value-type="string">
            <text:p>Kemmadur dre vlotaat goude ar ger «war» er verboù o kregiñ gant un «B».</text:p>
          </table:table-cell>
          <table:table-cell office:value-type="string" calcext:value-type="string">
            <text:p>Ur c’hemmadur dre vlotaat a zlefe bezañ er verb «\2» goude ar ger «war».</text:p>
          </table:table-cell>
          <table:table-cell office:value-type="string" calcext:value-type="string">
            <text:p>Kemmadur dre vlotaat er verb «\2» goude «war».</text:p>
          </table:table-cell>
          <table:table-cell office:value-type="string" calcext:value-type="string">
            <text:p>Mutation par adoucissement dans le verbe «\2» après «war».</text:p>
          </table:table-cell>
          <table:table-cell office:value-type="string" calcext:value-type="string">
            <text:p>Soft mutation in the verb «\2» after «war».</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Verboù</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1" calcext:value-type="date">
            <text:p>01/05/19</text:p>
          </table:table-cell>
          <table:table-cell table:number-columns-repeated="45"/>
        </table:table-row>
        <table:table-row table:style-name="ro2">
          <table:table-cell table:style-name="ce8" office:value-type="float" office:value="40" calcext:value-type="float">
            <text:p>40</text:p>
          </table:table-cell>
          <table:table-cell table:style-name="ce8" office:value-type="string" calcext:value-type="string">
            <text:p><text:a xlink:href="https://community.languagetool.org/rule/show/KEMM_WAR_VLOTAAT?lang=br&amp;subId=4" xlink:type="simple">https://community.languagetool.org/rule/show/KEMM_WAR_VLOTAAT?lang=br&amp;subId=4</text:a></text:p>
          </table:table-cell>
          <table:table-cell table:style-name="ce8" office:value-type="string" calcext:value-type="string">
            <text:p>Kemmadur dre vlotaat goude ar ger war.</text:p>
          </table:table-cell>
          <table:table-cell table:style-name="ce8" office:value-type="string" calcext:value-type="string">
            <text:p>Blotadur en {D-verboù} goude «war»</text:p>
          </table:table-cell>
          <table:table-cell table:style-name="ce8" office:value-type="string" calcext:value-type="string">
            <text:p>Kemmadur dre vlotaat goude ar ger «war» er verboù o kregiñ gant un «D».</text:p>
          </table:table-cell>
          <table:table-cell table:style-name="ce8" office:value-type="string" calcext:value-type="string">
            <text:p>Ur c’hemmadur dre vlotaat a zlefe bezañ er verb «\2» goude ar ger «war».</text:p>
          </table:table-cell>
          <table:table-cell table:style-name="ce8" office:value-type="string" calcext:value-type="string">
            <text:p>Kemmadur dre vlotaat er verb «\2» goude «war».</text:p>
          </table:table-cell>
          <table:table-cell table:style-name="ce8" office:value-type="string" calcext:value-type="string">
            <text:p>Mutation par adoucissement dans le verbe «\2» après «war».</text:p>
          </table:table-cell>
          <table:table-cell table:style-name="ce8" office:value-type="string" calcext:value-type="string">
            <text:p>Soft mutation in the verb «\2» after «war».</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Verboù</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1" calcext:value-type="date">
            <text:p>01/05/19</text:p>
          </table:table-cell>
          <table:table-cell table:number-columns-repeated="45"/>
        </table:table-row>
        <table:table-row table:style-name="ro2">
          <table:table-cell office:value-type="float" office:value="41" calcext:value-type="float">
            <text:p>41</text:p>
          </table:table-cell>
          <table:table-cell office:value-type="string" calcext:value-type="string">
            <text:p><text:a xlink:href="https://community.languagetool.org/rule/show/KEMM_WAR_VLOTAAT?lang=br&amp;subId=5" xlink:type="simple">https://community.languagetool.org/rule/show/KEMM_WAR_VLOTAAT?lang=br&amp;subId=5</text:a></text:p>
          </table:table-cell>
          <table:table-cell office:value-type="string" calcext:value-type="string">
            <text:p>Kemmadur dre vlotaat goude ar ger war.</text:p>
          </table:table-cell>
          <table:table-cell office:value-type="string" calcext:value-type="string">
            <text:p>Blotadur en {D-verboù} goude «war»</text:p>
          </table:table-cell>
          <table:table-cell office:value-type="string" calcext:value-type="string">
            <text:p>Kemmadur dre vlotaat goude ar ger «war» er verboù o kregiñ gant un «D».</text:p>
          </table:table-cell>
          <table:table-cell office:value-type="string" calcext:value-type="string">
            <text:p>Ur c’hemmadur dre vlotaat a zlefe bezañ er verb «\2» goude ar ger «war».</text:p>
          </table:table-cell>
          <table:table-cell office:value-type="string" calcext:value-type="string">
            <text:p>Kemmadur dre vlotaat er verb «\2» goude «war».</text:p>
          </table:table-cell>
          <table:table-cell office:value-type="string" calcext:value-type="string">
            <text:p>Mutation par adoucissement dans le verbe «\2» après «war».</text:p>
          </table:table-cell>
          <table:table-cell office:value-type="string" calcext:value-type="string">
            <text:p>Soft mutation in the verb «\2» after «war».</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Verboù</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1" calcext:value-type="date">
            <text:p>01/05/19</text:p>
          </table:table-cell>
          <table:table-cell table:number-columns-repeated="45"/>
        </table:table-row>
        <table:table-row table:style-name="ro2">
          <table:table-cell table:style-name="ce8" office:value-type="float" office:value="42" calcext:value-type="float">
            <text:p>42</text:p>
          </table:table-cell>
          <table:table-cell table:style-name="ce8" office:value-type="string" calcext:value-type="string">
            <text:p><text:a xlink:href="https://community.languagetool.org/rule/show/KEMM_WAR_VLOTAAT?lang=br&amp;subId=6" xlink:type="simple">https://community.languagetool.org/rule/show/KEMM_WAR_VLOTAAT?lang=br&amp;subId=6</text:a></text:p>
          </table:table-cell>
          <table:table-cell table:style-name="ce8" office:value-type="string" calcext:value-type="string">
            <text:p>Kemmadur dre vlotaat goude ar ger war.</text:p>
          </table:table-cell>
          <table:table-cell table:style-name="ce8" office:value-type="string" calcext:value-type="string">
            <text:p>Blotadur er {P-verboù} goude «war»</text:p>
          </table:table-cell>
          <table:table-cell table:style-name="ce8" office:value-type="string" calcext:value-type="string">
            <text:p>Kemmadur dre vlotaat goude ar ger «war» er verboù o kregiñ gant ur «P».</text:p>
          </table:table-cell>
          <table:table-cell table:style-name="ce8" office:value-type="string" calcext:value-type="string">
            <text:p>Ur c’hemmadur dre vlotaat a zlefe bezañ er verb «\2» goude ar ger «war».</text:p>
          </table:table-cell>
          <table:table-cell table:style-name="ce8" office:value-type="string" calcext:value-type="string">
            <text:p>Kemmadur dre vlotaat er verb «\2» goude «war».</text:p>
          </table:table-cell>
          <table:table-cell table:style-name="ce8" office:value-type="string" calcext:value-type="string">
            <text:p>Mutation par adoucissement dans le verbe «\2» après «war».</text:p>
          </table:table-cell>
          <table:table-cell table:style-name="ce8" office:value-type="string" calcext:value-type="string">
            <text:p>Soft mutation in the verb «\2» after «war».</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Verboù</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1" calcext:value-type="date">
            <text:p>01/05/19</text:p>
          </table:table-cell>
          <table:table-cell table:number-columns-repeated="45"/>
        </table:table-row>
        <table:table-row table:style-name="ro2">
          <table:table-cell office:value-type="float" office:value="43" calcext:value-type="float">
            <text:p>43</text:p>
          </table:table-cell>
          <table:table-cell office:value-type="string" calcext:value-type="string">
            <text:p><text:a xlink:href="https://community.languagetool.org/rule/show/KEMM_WAR_VLOTAAT?lang=br&amp;subId=7" xlink:type="simple">https://community.languagetool.org/rule/show/KEMM_WAR_VLOTAAT?lang=br&amp;subId=7</text:a></text:p>
          </table:table-cell>
          <table:table-cell office:value-type="string" calcext:value-type="string">
            <text:p>Kemmadur dre vlotaat goude ar ger war.</text:p>
          </table:table-cell>
          <table:table-cell office:value-type="string" calcext:value-type="string">
            <text:p>Blotadur er {M-verboù} goude «war»</text:p>
          </table:table-cell>
          <table:table-cell office:value-type="string" calcext:value-type="string">
            <text:p>Kemmadur dre vlotaat goude ar ger «war» er verboù o kregiñ gant ur «M».</text:p>
          </table:table-cell>
          <table:table-cell office:value-type="string" calcext:value-type="string">
            <text:p>Ur c’hemmadur dre vlotaat a zlefe bezañ er verb «\2» goude ar ger «war».</text:p>
          </table:table-cell>
          <table:table-cell office:value-type="string" calcext:value-type="string">
            <text:p>Kemmadur dre vlotaat er verb «\2» goude «war».</text:p>
          </table:table-cell>
          <table:table-cell office:value-type="string" calcext:value-type="string">
            <text:p>Mutation par adoucissement dans le verbe «\2» après «war».</text:p>
          </table:table-cell>
          <table:table-cell office:value-type="string" calcext:value-type="string">
            <text:p>Soft mutation in the verb «\2» after «war».</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Verboù</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1" calcext:value-type="date">
            <text:p>01/05/19</text:p>
          </table:table-cell>
          <table:table-cell table:number-columns-repeated="45"/>
        </table:table-row>
        <table:table-row table:style-name="ro2">
          <table:table-cell table:style-name="ce8" office:value-type="float" office:value="44" calcext:value-type="float">
            <text:p>44</text:p>
          </table:table-cell>
          <table:table-cell table:style-name="ce8" office:value-type="string" calcext:value-type="string">
            <text:p><text:a xlink:href="https://community.languagetool.org/rule/show/KEMM_DA_ANV_DIVOUTIN?lang=br&amp;subId=1" xlink:type="simple">https://community.languagetool.org/rule/show/KEMM_DA_ANV_DIVOUTIN?lang=br&amp;subId=1</text:a></text:p>
          </table:table-cell>
          <table:table-cell table:style-name="ce8" office:value-type="string" calcext:value-type="string">
            <text:p>da Brest ? da vBrest</text:p>
          </table:table-cell>
          <table:table-cell table:style-name="ce8" office:value-type="string" calcext:value-type="string">
            <text:p>Blotadur er {K-anvioù-divoutin} goude «da»</text:p>
          </table:table-cell>
          <table:table-cell table:style-name="ce8" office:value-type="string" calcext:value-type="string">
            <text:p>Da Kemper ? da gKemper + en anvioù divoutin o kregiñ gant ur «K».</text:p>
          </table:table-cell>
          <table:table-cell table:style-name="ce8" office:value-type="string" calcext:value-type="string">
            <text:p>Ur c’hemmadur dre vlotaat a zlefe bezañ goude ar ger «\1» gant an anv divoutin.</text:p>
          </table:table-cell>
          <table:table-cell table:style-name="ce8" office:value-type="string" calcext:value-type="string">
            <text:p>Kemmadur dre vlotaat goude «\1» en anv divoutin.</text:p>
          </table:table-cell>
          <table:table-cell table:style-name="ce8" office:value-type="string" calcext:value-type="string">
            <text:p>Mutation par adoucissement après «\1» dans le nom propre.</text:p>
          </table:table-cell>
          <table:table-cell table:style-name="ce8" office:value-type="string" calcext:value-type="string">
            <text:p>Soft mutation after «\1» in the proper noun.</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Anv-divoutin</text:p>
          </table:table-cell>
          <table:table-cell office:value-type="string" calcext:value-type="string">
            <text:p>Da:</text:p>
          </table:table-cell>
          <table:table-cell table:style-name="ce8" office:value-type="string" calcext:value-type="string">
            <text:p><text:a xlink:href="http://devri.bzh/recherche/?q=da&amp;submit" xlink:type="simple">http://devri.bzh/recherche/?q=da&amp;submit=</text:a></text:p>
          </table:table-cell>
          <table:table-cell table:style-name="ce8" office:value-type="string" calcext:value-type="string">
            <text:p><text:a xlink:href="http://meurgorf.brezhoneg.bzh/meurgorf/enklask?terme=da&amp;submit=Rechercher&amp;categorie=0&amp;oeuvres=0" xlink:type="simple">http://meurgorf.brezhoneg.bzh/meurgorf/enklask?terme=da&amp;submit=Rechercher&amp;categorie=0&amp;oeuvres=0</text:a></text:p>
          </table:table-cell>
          <table:table-cell table:style-name="ce8" office:value-type="string" calcext:value-type="string">
            <text:p><text:a xlink:href="https://br.wiktionary.org/wiki/da" xlink:type="simple">https://br.wiktionary.org/wiki/da</text:a></text:p>
          </table:table-cell>
          <table:table-cell/>
          <table:table-cell table:style-name="ce8" office:value-type="string" calcext:value-type="string">
            <text:p>idem</text:p>
          </table:table-cell>
          <table:table-cell table:style-name="ce40" office:value-type="date" office:date-value="2019-05-02" calcext:value-type="date">
            <text:p>02/05/19</text:p>
          </table:table-cell>
          <table:table-cell table:number-columns-repeated="45"/>
        </table:table-row>
        <table:table-row table:style-name="ro2">
          <table:table-cell office:value-type="float" office:value="45" calcext:value-type="float">
            <text:p>45</text:p>
          </table:table-cell>
          <table:table-cell office:value-type="string" calcext:value-type="string">
            <text:p><text:a xlink:href="https://community.languagetool.org/rule/show/KEMM_DA_ANV_DIVOUTIN?lang=br&amp;subId=2" xlink:type="simple">https://community.languagetool.org/rule/show/KEMM_DA_ANV_DIVOUTIN?lang=br&amp;subId=2</text:a></text:p>
          </table:table-cell>
          <table:table-cell office:value-type="string" calcext:value-type="string">
            <text:p>da Brest ? da vBrest</text:p>
          </table:table-cell>
          <table:table-cell office:value-type="string" calcext:value-type="string">
            <text:p>Blotadur er {(B/M)-anvioù-divoutin} goude «da»</text:p>
          </table:table-cell>
          <table:table-cell office:value-type="string" calcext:value-type="string">
            <text:p>da Brest ? da vBrest + en anvioù divoutin o kregiñ gant ur «B» hag ur «M».</text:p>
          </table:table-cell>
          <table:table-cell office:value-type="string" calcext:value-type="string">
            <text:p>Ur c’hemmadur dre vlotaat a zlefe bezañ goude ar ger «\1» gant an anv divoutin.</text:p>
          </table:table-cell>
          <table:table-cell office:value-type="string" calcext:value-type="string">
            <text:p>Kemmadur dre vlotaat goude «\1» en anv divoutin.</text:p>
          </table:table-cell>
          <table:table-cell office:value-type="string" calcext:value-type="string">
            <text:p>Mutation par adoucissement après «\1» dans le nom propre.</text:p>
          </table:table-cell>
          <table:table-cell office:value-type="string" calcext:value-type="string">
            <text:p>Soft mutation after «\1» in the proper noun.</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Anv-divoutin</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2" calcext:value-type="date">
            <text:p>02/05/19</text:p>
          </table:table-cell>
          <table:table-cell table:number-columns-repeated="45"/>
        </table:table-row>
        <table:table-row table:style-name="ro2">
          <table:table-cell table:style-name="ce8" office:value-type="float" office:value="46" calcext:value-type="float">
            <text:p>46</text:p>
          </table:table-cell>
          <table:table-cell table:style-name="ce8" office:value-type="string" calcext:value-type="string">
            <text:p><text:a xlink:href="https://community.languagetool.org/rule/show/KEMM_DA_ANV_DIVOUTIN?lang=br&amp;subId=3" xlink:type="simple">https://community.languagetool.org/rule/show/KEMM_DA_ANV_DIVOUTIN?lang=br&amp;subId=3</text:a></text:p>
          </table:table-cell>
          <table:table-cell table:style-name="ce8" office:value-type="string" calcext:value-type="string">
            <text:p>da Brest ? da vBrest</text:p>
          </table:table-cell>
          <table:table-cell table:style-name="ce8" office:value-type="string" calcext:value-type="string">
            <text:p>Blotadur er {P-anvioù-divoutin} goude «da»</text:p>
          </table:table-cell>
          <table:table-cell table:style-name="ce8" office:value-type="string" calcext:value-type="string">
            <text:p>da Perroz-Gireg ? da bPerros-Gireg + gerioù o kregiñ gant ur «P».</text:p>
          </table:table-cell>
          <table:table-cell table:style-name="ce8" office:value-type="string" calcext:value-type="string">
            <text:p>Ur c’hemmadur dre vlotaat a zlefe bezañ goude ar ger «\1» gant an anv divoutin.</text:p>
          </table:table-cell>
          <table:table-cell table:style-name="ce8" office:value-type="string" calcext:value-type="string">
            <text:p>Kemmadur dre vlotaat goude «\1» en anv divoutin.</text:p>
          </table:table-cell>
          <table:table-cell table:style-name="ce8" office:value-type="string" calcext:value-type="string">
            <text:p>Mutation par adoucissement après «\1» dans le nom propre.</text:p>
          </table:table-cell>
          <table:table-cell table:style-name="ce8" office:value-type="string" calcext:value-type="string">
            <text:p>Soft mutation after «\1» in the proper noun.</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Anv-divoutin</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2" calcext:value-type="date">
            <text:p>02/05/19</text:p>
          </table:table-cell>
          <table:table-cell table:number-columns-repeated="45"/>
        </table:table-row>
        <table:table-row table:style-name="ro2">
          <table:table-cell office:value-type="float" office:value="47" calcext:value-type="float">
            <text:p>47</text:p>
          </table:table-cell>
          <table:table-cell office:value-type="string" calcext:value-type="string">
            <text:p><text:a xlink:href="https://community.languagetool.org/rule/show/KEMM_DA_ANV_DIVOUTIN?lang=br&amp;subId=4" xlink:type="simple">https://community.languagetool.org/rule/show/KEMM_DA_ANV_DIVOUTIN?lang=br&amp;subId=4</text:a></text:p>
          </table:table-cell>
          <table:table-cell office:value-type="string" calcext:value-type="string">
            <text:p>da Brest ? da vBrest</text:p>
          </table:table-cell>
          <table:table-cell office:value-type="string" calcext:value-type="string">
            <text:p>Blotadur en {D-anvioù-divoutin} goude «da»</text:p>
          </table:table-cell>
          <table:table-cell office:value-type="string" calcext:value-type="string">
            <text:p>da Daoulaz ? da zDaoulaz + gerioù o kregiñ gant un «D».</text:p>
          </table:table-cell>
          <table:table-cell office:value-type="string" calcext:value-type="string">
            <text:p>Ur c’hemmadur dre vlotaat a zlefe bezañ goude ar ger «\1» gant an anv divoutin.</text:p>
          </table:table-cell>
          <table:table-cell office:value-type="string" calcext:value-type="string">
            <text:p>Kemmadur dre vlotaat goude «\1» en anv divoutin.</text:p>
          </table:table-cell>
          <table:table-cell office:value-type="string" calcext:value-type="string">
            <text:p>Mutation par adoucissement après «\1» dans le nom propre.</text:p>
          </table:table-cell>
          <table:table-cell office:value-type="string" calcext:value-type="string">
            <text:p>Soft mutation after «\1» in the proper noun.</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Anv-divoutin</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2" calcext:value-type="date">
            <text:p>02/05/19</text:p>
          </table:table-cell>
          <table:table-cell table:number-columns-repeated="45"/>
        </table:table-row>
        <table:table-row table:style-name="ro2">
          <table:table-cell table:style-name="ce8" office:value-type="float" office:value="48" calcext:value-type="float">
            <text:p>48</text:p>
          </table:table-cell>
          <table:table-cell table:style-name="ce8" office:value-type="string" calcext:value-type="string">
            <text:p><text:a xlink:href="https://community.languagetool.org/rule/show/KEMM_DA_ANV_DIVOUTIN?lang=br&amp;subId=5" xlink:type="simple">https://community.languagetool.org/rule/show/KEMM_DA_ANV_DIVOUTIN?lang=br&amp;subId=5</text:a></text:p>
          </table:table-cell>
          <table:table-cell table:style-name="ce8" office:value-type="string" calcext:value-type="string">
            <text:p>da Brest ? da vBrest</text:p>
          </table:table-cell>
          <table:table-cell table:style-name="ce8" office:value-type="string" calcext:value-type="string">
            <text:p>Blotadur en {T-anvioù-divoutin} goude «da»</text:p>
          </table:table-cell>
          <table:table-cell table:style-name="ce8" office:value-type="string" calcext:value-type="string">
            <text:p>da Trebeurden ? da dTrebeurden + gerioù o kregiñ gant un «T».</text:p>
          </table:table-cell>
          <table:table-cell table:style-name="ce8" office:value-type="string" calcext:value-type="string">
            <text:p>Ur c’hemmadur dre vlotaat a zlefe bezañ goude ar ger «\1» gant an anv divoutin.</text:p>
          </table:table-cell>
          <table:table-cell table:style-name="ce8" office:value-type="string" calcext:value-type="string">
            <text:p>Kemmadur dre vlotaat goude «\1» en anv divoutin.</text:p>
          </table:table-cell>
          <table:table-cell table:style-name="ce8" office:value-type="string" calcext:value-type="string">
            <text:p>Mutation par adoucissement après «\1» dans le nom propre.</text:p>
          </table:table-cell>
          <table:table-cell table:style-name="ce8" office:value-type="string" calcext:value-type="string">
            <text:p>Soft mutation after «\1» in the proper noun.</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Anv-divoutin</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2" calcext:value-type="date">
            <text:p>02/05/19</text:p>
          </table:table-cell>
          <table:table-cell table:number-columns-repeated="45"/>
        </table:table-row>
        <table:table-row table:style-name="ro2">
          <table:table-cell office:value-type="float" office:value="49" calcext:value-type="float">
            <text:p>49</text:p>
          </table:table-cell>
          <table:table-cell office:value-type="string" calcext:value-type="string">
            <text:p><text:a xlink:href="https://community.languagetool.org/rule/show/KEMM_DA_ANV_DIVOUTIN?lang=br&amp;subId=6" xlink:type="simple">https://community.languagetool.org/rule/show/KEMM_DA_ANV_DIVOUTIN?lang=br&amp;subId=6</text:a></text:p>
          </table:table-cell>
          <table:table-cell office:value-type="string" calcext:value-type="string">
            <text:p>da Brest ? da vBrest</text:p>
          </table:table-cell>
          <table:table-cell office:value-type="string" calcext:value-type="string">
            <text:p>Blotadur er {Gw-anvioù-divoutin} goude «da»</text:p>
          </table:table-cell>
          <table:table-cell office:value-type="string" calcext:value-type="string">
            <text:p>da Gwipavaz ? da Wipavaz + gerioù o kregiñ gant ur «Gw».</text:p>
          </table:table-cell>
          <table:table-cell office:value-type="string" calcext:value-type="string">
            <text:p>Ur c’hemmadur dre vlotaat a zlefe bezañ goude ar ger «\1» gant an anv divoutin.</text:p>
          </table:table-cell>
          <table:table-cell office:value-type="string" calcext:value-type="string">
            <text:p>Kemmadur dre vlotaat goude «\1» en anv divoutin.</text:p>
          </table:table-cell>
          <table:table-cell office:value-type="string" calcext:value-type="string">
            <text:p>Mutation par adoucissement après «\1» dans le nom propre.</text:p>
          </table:table-cell>
          <table:table-cell office:value-type="string" calcext:value-type="string">
            <text:p>Soft mutation after «\1» in the proper noun.</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Anv-divoutin</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2" calcext:value-type="date">
            <text:p>02/05/19</text:p>
          </table:table-cell>
          <table:table-cell table:number-columns-repeated="45"/>
        </table:table-row>
        <table:table-row table:style-name="ro2">
          <table:table-cell table:style-name="ce8" office:value-type="float" office:value="50" calcext:value-type="float">
            <text:p>50</text:p>
          </table:table-cell>
          <table:table-cell table:style-name="ce8" office:value-type="string" calcext:value-type="string">
            <text:p><text:a xlink:href="https://community.languagetool.org/rule/show/KEMM_EN_EM_VLOTAAT?lang=br&amp;subId=1" xlink:type="simple">https://community.languagetool.org/rule/show/KEMM_EN_EM_VLOTAAT?lang=br&amp;subId=1</text:a></text:p>
          </table:table-cell>
          <table:table-cell table:style-name="ce8" office:value-type="string" calcext:value-type="string">
            <text:p>Kemmadur dre vlotaat goude gerioù zo.</text:p>
          </table:table-cell>
          <table:table-cell table:style-name="ce8" office:value-type="string" calcext:value-type="string">
            <text:p>Blotadur er {K-gerioù} goude «en em»</text:p>
          </table:table-cell>
          <table:table-cell table:style-name="ce8" office:value-type="string" calcext:value-type="string">
            <text:p>Kemmadur dre vlotaat goude «en em» er gerioù o kregiñ gant ur «K».</text:p>
          </table:table-cell>
          <table:table-cell table:style-name="ce8" office:value-type="string" calcext:value-type="string">
            <text:p>Ur c’hemmadur dre vlotaat a zlefe bezañ goude «\1 \2».</text:p>
          </table:table-cell>
          <table:table-cell table:style-name="ce8" office:value-type="string" calcext:value-type="string">
            <text:p>Kemmadur dre vlotaat goude «\1 \2».</text:p>
          </table:table-cell>
          <table:table-cell table:style-name="ce8" office:value-type="string" calcext:value-type="string">
            <text:p>Mutation par adoucissement après «\1 \2».</text:p>
          </table:table-cell>
          <table:table-cell table:style-name="ce8" office:value-type="string" calcext:value-type="string">
            <text:p>Soft mutation after «\1 \2».</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En em:</text:p>
          </table:table-cell>
          <table:table-cell table:number-columns-repeated="2" table:style-name="ce8" office:value-type="string" calcext:value-type="string">
            <text:p>--</text:p>
          </table:table-cell>
          <table:table-cell table:style-name="ce8" office:value-type="string" calcext:value-type="string">
            <text:p><text:a xlink:href="https://br.wiktionary.org/wiki/en_em" xlink:type="simple">https://br.wiktionary.org/wiki/en_em</text:a></text:p>
          </table:table-cell>
          <table:table-cell/>
          <table:table-cell table:style-name="ce8" office:value-type="string" calcext:value-type="string">
            <text:p>idem</text:p>
          </table:table-cell>
          <table:table-cell table:style-name="ce40" office:value-type="date" office:date-value="2019-05-02" calcext:value-type="date">
            <text:p>02/05/19</text:p>
          </table:table-cell>
          <table:table-cell table:number-columns-repeated="45"/>
        </table:table-row>
        <table:table-row table:style-name="ro2">
          <table:table-cell office:value-type="float" office:value="51" calcext:value-type="float">
            <text:p>51</text:p>
          </table:table-cell>
          <table:table-cell office:value-type="string" calcext:value-type="string">
            <text:p><text:a xlink:href="https://community.languagetool.org/rule/show/KEMM_EN_EM_VLOTAAT?lang=br&amp;subId=2" xlink:type="simple">https://community.languagetool.org/rule/show/KEMM_EN_EM_VLOTAAT?lang=br&amp;subId=2</text:a></text:p>
          </table:table-cell>
          <table:table-cell office:value-type="string" calcext:value-type="string">
            <text:p>Kemmadur dre vlotaat goude gerioù zo.</text:p>
          </table:table-cell>
          <table:table-cell office:value-type="string" calcext:value-type="string">
            <text:p>Blotadur en {T-gerioù} goude «en em»</text:p>
          </table:table-cell>
          <table:table-cell office:value-type="string" calcext:value-type="string">
            <text:p>Kemmadur dre vlotaat goude «en em» er gerioù o kregiñ gant un «T».</text:p>
          </table:table-cell>
          <table:table-cell office:value-type="string" calcext:value-type="string">
            <text:p>Ur c’hemmadur dre vlotaat a zlefe bezañ goude «\1 \2».</text:p>
          </table:table-cell>
          <table:table-cell office:value-type="string" calcext:value-type="string">
            <text:p>Kemmadur dre vlotaat goude «\1 \2».</text:p>
          </table:table-cell>
          <table:table-cell office:value-type="string" calcext:value-type="string">
            <text:p>Mutation par adoucissement après «\1 \2».</text:p>
          </table:table-cell>
          <table:table-cell office:value-type="string" calcext:value-type="string">
            <text:p>Soft mutation after «\1 \2».</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2" calcext:value-type="date">
            <text:p>02/05/19</text:p>
          </table:table-cell>
          <table:table-cell table:number-columns-repeated="45"/>
        </table:table-row>
        <table:table-row table:style-name="ro3">
          <table:table-cell table:style-name="ce8" office:value-type="float" office:value="52" calcext:value-type="float">
            <text:p>52</text:p>
          </table:table-cell>
          <table:table-cell table:style-name="ce8" office:value-type="string" calcext:value-type="string">
            <text:p><text:a xlink:href="https://community.languagetool.org/rule/show/KEMM_EN_EM_VLOTAAT?lang=br&amp;subId=3" xlink:type="simple">https://community.languagetool.org/rule/show/KEMM_EN_EM_VLOTAAT?lang=br&amp;subId=3</text:a></text:p>
          </table:table-cell>
          <table:table-cell table:style-name="ce8" office:value-type="string" calcext:value-type="string">
            <text:p>Kemmadur dre vlotaat goude gerioù zo.</text:p>
          </table:table-cell>
          <table:table-cell table:style-name="ce8" office:value-type="string" calcext:value-type="string">
            <text:p>Blotadur er {P-gerioù} goude «en ur»</text:p>
          </table:table-cell>
          <table:table-cell table:style-name="ce8" office:value-type="string" calcext:value-type="string">
            <text:p>Kemmadur dre vlotaat goude «en ur» er gerioù o kregiñ gant ur «P».</text:p>
          </table:table-cell>
          <table:table-cell table:style-name="ce8" office:value-type="string" calcext:value-type="string">
            <text:p>Ur c’hemmadur dre vlotaat a zlefe bezañ goude «\1 \2».</text:p>
          </table:table-cell>
          <table:table-cell table:style-name="ce8" office:value-type="string" calcext:value-type="string">
            <text:p>Kemmadur dre vlotaat goude «\1 \2».</text:p>
          </table:table-cell>
          <table:table-cell table:style-name="ce8" office:value-type="string" calcext:value-type="string">
            <text:p>Mutation par adoucissement après «\1 \2».</text:p>
          </table:table-cell>
          <table:table-cell table:style-name="ce8" office:value-type="string" calcext:value-type="string">
            <text:p>Soft mutation after «\1 \2».</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En ur:</text:p>
          </table:table-cell>
          <table:table-cell table:style-name="ce8" office:value-type="string" calcext:value-type="string">
            <text:p><text:a xlink:href="http://devri.bzh/recherche/?q=en+ur&amp;submit" xlink:type="simple">http://devri.bzh/recherche/?q=en+ur&amp;submit=</text:a></text:p>
          </table:table-cell>
          <table:table-cell table:style-name="ce8" office:value-type="string" calcext:value-type="string">
            <text:p><text:a xlink:href="http://meurgorf.brezhoneg.bzh/meurgorf/enklask?terme=en+ur&amp;submit=Rechercher&amp;categorie=0&amp;oeuvres=0" xlink:type="simple">http://meurgorf.brezhoneg.bzh/meurgorf/enklask?terme=en+ur&amp;submit=Rechercher&amp;categorie=0&amp;oeuvres=0</text:a></text:p>
          </table:table-cell>
          <table:table-cell table:style-name="ce8" office:value-type="string" calcext:value-type="string">
            <text:p><text:a xlink:href="https://br.wiktionary.org/wiki/en_ur" xlink:type="simple">https://br.wiktionary.org/wiki/en_ur</text:a></text:p>
          </table:table-cell>
          <table:table-cell/>
          <table:table-cell table:style-name="ce8" office:value-type="string" calcext:value-type="string">
            <text:p>idem</text:p>
          </table:table-cell>
          <table:table-cell table:style-name="ce40" office:value-type="date" office:date-value="2019-05-02" calcext:value-type="date">
            <text:p>02/05/19</text:p>
          </table:table-cell>
          <table:table-cell table:number-columns-repeated="45"/>
        </table:table-row>
        <table:table-row table:style-name="ro2">
          <table:table-cell office:value-type="float" office:value="53" calcext:value-type="float">
            <text:p>53</text:p>
          </table:table-cell>
          <table:table-cell office:value-type="string" calcext:value-type="string">
            <text:p><text:a xlink:href="https://community.languagetool.org/rule/show/KEMM_EN_EM_VLOTAAT?lang=br&amp;subId=4" xlink:type="simple">https://community.languagetool.org/rule/show/KEMM_EN_EM_VLOTAAT?lang=br&amp;subId=4</text:a></text:p>
          </table:table-cell>
          <table:table-cell office:value-type="string" calcext:value-type="string">
            <text:p>Kemmadur dre vlotaat goude gerioù zo.</text:p>
          </table:table-cell>
          <table:table-cell office:value-type="string" calcext:value-type="string">
            <text:p>Blotadur er {Gw-gerioù} goude «en em»</text:p>
          </table:table-cell>
          <table:table-cell office:value-type="string" calcext:value-type="string">
            <text:p>Kemmadur dre vlotaat goude «en em» er gerioù o kregiñ gant ur «Gw».</text:p>
          </table:table-cell>
          <table:table-cell office:value-type="string" calcext:value-type="string">
            <text:p>Ur c’hemmadur dre vlotaat a zlefe bezañ goude «\1 \2».</text:p>
          </table:table-cell>
          <table:table-cell office:value-type="string" calcext:value-type="string">
            <text:p>Kemmadur dre vlotaat goude «\1 \2».</text:p>
          </table:table-cell>
          <table:table-cell office:value-type="string" calcext:value-type="string">
            <text:p>Mutation par adoucissement après «\1 \2».</text:p>
          </table:table-cell>
          <table:table-cell office:value-type="string" calcext:value-type="string">
            <text:p>Soft mutation after «\1 \2».</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En em:</text:p>
          </table:table-cell>
          <table:table-cell table:number-columns-repeated="2" office:value-type="string" calcext:value-type="string">
            <text:p>--</text:p>
          </table:table-cell>
          <table:table-cell office:value-type="string" calcext:value-type="string">
            <text:p><text:a xlink:href="https://br.wiktionary.org/wiki/en_em" xlink:type="simple">https://br.wiktionary.org/wiki/en_em</text:a></text:p>
          </table:table-cell>
          <table:table-cell table:style-name="ce28"/>
          <table:table-cell office:value-type="string" calcext:value-type="string">
            <text:p>idem</text:p>
          </table:table-cell>
          <table:table-cell office:value-type="date" office:date-value="2019-05-02" calcext:value-type="date">
            <text:p>02/05/19</text:p>
          </table:table-cell>
          <table:table-cell table:number-columns-repeated="45"/>
        </table:table-row>
        <table:table-row table:style-name="ro2">
          <table:table-cell table:style-name="ce8" office:value-type="float" office:value="54" calcext:value-type="float">
            <text:p>54</text:p>
          </table:table-cell>
          <table:table-cell table:style-name="ce8" office:value-type="string" calcext:value-type="string">
            <text:p><text:a xlink:href="https://community.languagetool.org/rule/show/KEMM_EN_EM_VLOTAAT?lang=br&amp;subId=5" xlink:type="simple">https://community.languagetool.org/rule/show/KEMM_EN_EM_VLOTAAT?lang=br&amp;subId=5</text:a></text:p>
          </table:table-cell>
          <table:table-cell table:style-name="ce8" office:value-type="string" calcext:value-type="string">
            <text:p>Kemmadur dre vlotaat goude gerioù zo.</text:p>
          </table:table-cell>
          <table:table-cell table:style-name="ce8" office:value-type="string" calcext:value-type="string">
            <text:p>Blotadur er {G-gerioù} goude «en em»</text:p>
          </table:table-cell>
          <table:table-cell table:style-name="ce8" office:value-type="string" calcext:value-type="string">
            <text:p>Kemmadur dre vlotaat goude «en em» er gerioù o kregiñ gant ur «G».</text:p>
          </table:table-cell>
          <table:table-cell table:style-name="ce8" office:value-type="string" calcext:value-type="string">
            <text:p>Ur c’hemmadur dre vlotaat a zlefe bezañ goude «\1 \2».</text:p>
          </table:table-cell>
          <table:table-cell table:style-name="ce8" office:value-type="string" calcext:value-type="string">
            <text:p>Kemmadur dre vlotaat goude «\1 \2».</text:p>
          </table:table-cell>
          <table:table-cell table:style-name="ce8" office:value-type="string" calcext:value-type="string">
            <text:p>Mutation par adoucissement après «\1 \2».</text:p>
          </table:table-cell>
          <table:table-cell table:style-name="ce8" office:value-type="string" calcext:value-type="string">
            <text:p>Soft mutation after «\1 \2».</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En em:</text:p>
          </table:table-cell>
          <table:table-cell table:number-columns-repeated="2" table:style-name="ce8" office:value-type="string" calcext:value-type="string">
            <text:p>--</text:p>
          </table:table-cell>
          <table:table-cell table:style-name="ce8" office:value-type="string" calcext:value-type="string">
            <text:p><text:a xlink:href="https://br.wiktionary.org/wiki/en_em" xlink:type="simple">https://br.wiktionary.org/wiki/en_em</text:a></text:p>
          </table:table-cell>
          <table:table-cell/>
          <table:table-cell table:style-name="ce8" office:value-type="string" calcext:value-type="string">
            <text:p>idem</text:p>
          </table:table-cell>
          <table:table-cell table:style-name="ce40" office:value-type="date" office:date-value="2019-05-02" calcext:value-type="date">
            <text:p>02/05/19</text:p>
          </table:table-cell>
          <table:table-cell table:number-columns-repeated="45"/>
        </table:table-row>
        <table:table-row table:style-name="ro2">
          <table:table-cell office:value-type="float" office:value="55" calcext:value-type="float">
            <text:p>55</text:p>
          </table:table-cell>
          <table:table-cell office:value-type="string" calcext:value-type="string">
            <text:p><text:a xlink:href="https://community.languagetool.org/rule/show/KEMM_EN_EM_VLOTAAT?lang=br&amp;subId=6" xlink:type="simple">https://community.languagetool.org/rule/show/KEMM_EN_EM_VLOTAAT?lang=br&amp;subId=6</text:a></text:p>
          </table:table-cell>
          <table:table-cell office:value-type="string" calcext:value-type="string">
            <text:p>Kemmadur dre vlotaat goude gerioù zo.</text:p>
          </table:table-cell>
          <table:table-cell office:value-type="string" calcext:value-type="string">
            <text:p>Blotadur er {Gou-gerioù} goude «en ur»</text:p>
          </table:table-cell>
          <table:table-cell office:value-type="string" calcext:value-type="string">
            <text:p>Kemmadur dre vlotaat goude «en ur» er gerioù o kregiñ gant ur «Gou».</text:p>
          </table:table-cell>
          <table:table-cell office:value-type="string" calcext:value-type="string">
            <text:p>Ur c’hemmadur dre vlotaat a zlefe bezañ goude «\1 \2».</text:p>
          </table:table-cell>
          <table:table-cell office:value-type="string" calcext:value-type="string">
            <text:p>Kemmadur dre vlotaat goude «\1 \2».</text:p>
          </table:table-cell>
          <table:table-cell office:value-type="string" calcext:value-type="string">
            <text:p>Mutation par adoucissement après «\1 \2».</text:p>
          </table:table-cell>
          <table:table-cell office:value-type="string" calcext:value-type="string">
            <text:p>Soft mutation after «\1 \2».</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En ur:</text:p>
          </table:table-cell>
          <table:table-cell office:value-type="string" calcext:value-type="string">
            <text:p><text:a xlink:href="http://devri.bzh/recherche/?q=en+ur&amp;submit" xlink:type="simple">http://devri.bzh/recherche/?q=en+ur&amp;submit=</text:a></text:p>
          </table:table-cell>
          <table:table-cell office:value-type="string" calcext:value-type="string">
            <text:p><text:a xlink:href="http://meurgorf.brezhoneg.bzh/meurgorf/enklask?terme=en+ur&amp;submit=Rechercher&amp;categorie=0&amp;oeuvres=0" xlink:type="simple">http://meurgorf.brezhoneg.bzh/meurgorf/enklask?terme=en+ur&amp;submit=Rechercher&amp;categorie=0&amp;oeuvres=0</text:a></text:p>
          </table:table-cell>
          <table:table-cell office:value-type="string" calcext:value-type="string">
            <text:p><text:a xlink:href="https://br.wiktionary.org/wiki/en_ur" xlink:type="simple">https://br.wiktionary.org/wiki/en_ur</text:a></text:p>
          </table:table-cell>
          <table:table-cell table:style-name="ce28"/>
          <table:table-cell office:value-type="string" calcext:value-type="string">
            <text:p>idem</text:p>
          </table:table-cell>
          <table:table-cell office:value-type="date" office:date-value="2019-05-02" calcext:value-type="date">
            <text:p>02/05/19</text:p>
          </table:table-cell>
          <table:table-cell table:number-columns-repeated="45"/>
        </table:table-row>
        <table:table-row table:style-name="ro2">
          <table:table-cell table:style-name="ce8" office:value-type="float" office:value="56" calcext:value-type="float">
            <text:p>56</text:p>
          </table:table-cell>
          <table:table-cell table:style-name="ce8" office:value-type="string" calcext:value-type="string">
            <text:p><text:a xlink:href="https://community.languagetool.org/rule/show/KEMM_EN_EM_VLOTAAT?lang=br&amp;subId=7" xlink:type="simple">https://community.languagetool.org/rule/show/KEMM_EN_EM_VLOTAAT?lang=br&amp;subId=7</text:a></text:p>
          </table:table-cell>
          <table:table-cell table:style-name="ce8" office:value-type="string" calcext:value-type="string">
            <text:p>Kemmadur dre vlotaat goude gerioù zo.</text:p>
          </table:table-cell>
          <table:table-cell table:style-name="ce8" office:value-type="string" calcext:value-type="string">
            <text:p>Blotadur en {D-gerioù} goude «en em»</text:p>
          </table:table-cell>
          <table:table-cell table:style-name="ce8" office:value-type="string" calcext:value-type="string">
            <text:p>Kemmadur dre vlotaat goude «en em» er gerioù o kregiñ gant un «D».</text:p>
          </table:table-cell>
          <table:table-cell table:style-name="ce8" office:value-type="string" calcext:value-type="string">
            <text:p>Ur c’hemmadur dre vlotaat a zlefe bezañ goude «\1 \2».</text:p>
          </table:table-cell>
          <table:table-cell table:style-name="ce8" office:value-type="string" calcext:value-type="string">
            <text:p>Kemmadur dre vlotaat goude «\1 \2».</text:p>
          </table:table-cell>
          <table:table-cell table:style-name="ce8" office:value-type="string" calcext:value-type="string">
            <text:p>Mutation par adoucissement après «\1 \2».</text:p>
          </table:table-cell>
          <table:table-cell table:style-name="ce8" office:value-type="string" calcext:value-type="string">
            <text:p>Soft mutation after «\1 \2».</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En em:</text:p>
          </table:table-cell>
          <table:table-cell table:number-columns-repeated="2" table:style-name="ce8" office:value-type="string" calcext:value-type="string">
            <text:p>--</text:p>
          </table:table-cell>
          <table:table-cell table:style-name="ce8" office:value-type="string" calcext:value-type="string">
            <text:p><text:a xlink:href="https://br.wiktionary.org/wiki/en_em" xlink:type="simple">https://br.wiktionary.org/wiki/en_em</text:a></text:p>
          </table:table-cell>
          <table:table-cell/>
          <table:table-cell table:style-name="ce8" office:value-type="string" calcext:value-type="string">
            <text:p>idem</text:p>
          </table:table-cell>
          <table:table-cell table:style-name="ce40" office:value-type="date" office:date-value="2019-05-02" calcext:value-type="date">
            <text:p>02/05/19</text:p>
          </table:table-cell>
          <table:table-cell table:number-columns-repeated="45"/>
        </table:table-row>
        <table:table-row table:style-name="ro3">
          <table:table-cell office:value-type="float" office:value="57" calcext:value-type="float">
            <text:p>57</text:p>
          </table:table-cell>
          <table:table-cell office:value-type="string" calcext:value-type="string">
            <text:p><text:a xlink:href="https://community.languagetool.org/rule/show/KEMM_EN_EM_VLOTAAT?lang=br&amp;subId=8" xlink:type="simple">https://community.languagetool.org/rule/show/KEMM_EN_EM_VLOTAAT?lang=br&amp;subId=8</text:a></text:p>
          </table:table-cell>
          <table:table-cell office:value-type="string" calcext:value-type="string">
            <text:p>Kemmadur dre vlotaat goude gerioù zo.</text:p>
          </table:table-cell>
          <table:table-cell office:value-type="string" calcext:value-type="string">
            <text:p>Blotadur er {B-gerioù} goude «en ur»</text:p>
          </table:table-cell>
          <table:table-cell office:value-type="string" calcext:value-type="string">
            <text:p>Kemmadur dre vlotaat goude «en ur» er gerioù o kregiñ gant ur «B».</text:p>
          </table:table-cell>
          <table:table-cell office:value-type="string" calcext:value-type="string">
            <text:p>Ur c’hemmadur dre vlotaat a zlefe bezañ goude «\1 \2».</text:p>
          </table:table-cell>
          <table:table-cell office:value-type="string" calcext:value-type="string">
            <text:p>Kemmadur dre vlotaat goude «\1 \2».</text:p>
          </table:table-cell>
          <table:table-cell office:value-type="string" calcext:value-type="string">
            <text:p>Mutation par adoucissement après «\1 \2».</text:p>
          </table:table-cell>
          <table:table-cell office:value-type="string" calcext:value-type="string">
            <text:p>Soft mutation after «\1 \2».</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En ur:</text:p>
          </table:table-cell>
          <table:table-cell office:value-type="string" calcext:value-type="string">
            <text:p><text:a xlink:href="http://devri.bzh/recherche/?q=en+ur&amp;submit" xlink:type="simple">http://devri.bzh/recherche/?q=en+ur&amp;submit=</text:a></text:p>
          </table:table-cell>
          <table:table-cell office:value-type="string" calcext:value-type="string">
            <text:p><text:a xlink:href="http://meurgorf.brezhoneg.bzh/meurgorf/enklask?terme=en+ur&amp;submit=Rechercher&amp;categorie=0&amp;oeuvres=0" xlink:type="simple">http://meurgorf.brezhoneg.bzh/meurgorf/enklask?terme=en+ur&amp;submit=Rechercher&amp;categorie=0&amp;oeuvres=0</text:a></text:p>
          </table:table-cell>
          <table:table-cell office:value-type="string" calcext:value-type="string">
            <text:p><text:a xlink:href="https://br.wiktionary.org/wiki/en_ur" xlink:type="simple">https://br.wiktionary.org/wiki/en_ur</text:a></text:p>
          </table:table-cell>
          <table:table-cell table:style-name="ce28"/>
          <table:table-cell office:value-type="string" calcext:value-type="string">
            <text:p>idem</text:p>
          </table:table-cell>
          <table:table-cell office:value-type="date" office:date-value="2019-05-02" calcext:value-type="date">
            <text:p>02/05/19</text:p>
          </table:table-cell>
          <table:table-cell table:number-columns-repeated="45"/>
        </table:table-row>
        <table:table-row table:style-name="ro2">
          <table:table-cell table:style-name="ce8" office:value-type="float" office:value="58" calcext:value-type="float">
            <text:p>58</text:p>
          </table:table-cell>
          <table:table-cell table:style-name="ce8" office:value-type="string" calcext:value-type="string">
            <text:p><text:a xlink:href="https://community.languagetool.org/rule/show/KEMM_EN_EM_VLOTAAT?lang=br&amp;subId=9" xlink:type="simple">https://community.languagetool.org/rule/show/KEMM_EN_EM_VLOTAAT?lang=br&amp;subId=9</text:a></text:p>
          </table:table-cell>
          <table:table-cell table:style-name="ce8" office:value-type="string" calcext:value-type="string">
            <text:p>Kemmadur dre vlotaat goude gerioù zo.</text:p>
          </table:table-cell>
          <table:table-cell table:style-name="ce8" office:value-type="string" calcext:value-type="string">
            <text:p>Blotadur er {M-gerioù} goude «en em»</text:p>
          </table:table-cell>
          <table:table-cell table:style-name="ce8" office:value-type="string" calcext:value-type="string">
            <text:p>Kemmadur dre vlotaat goude «en ur» er gerioù o kregiñ gant ur «M».</text:p>
          </table:table-cell>
          <table:table-cell table:style-name="ce8" office:value-type="string" calcext:value-type="string">
            <text:p>Ur c’hemmadur dre vlotaat a zlefe bezañ goude «\1 \2».</text:p>
          </table:table-cell>
          <table:table-cell table:style-name="ce8" office:value-type="string" calcext:value-type="string">
            <text:p>Kemmadur dre vlotaat goude «\1 \2».</text:p>
          </table:table-cell>
          <table:table-cell table:style-name="ce8" office:value-type="string" calcext:value-type="string">
            <text:p>Mutation par adoucissement après «\1 \2».</text:p>
          </table:table-cell>
          <table:table-cell table:style-name="ce8" office:value-type="string" calcext:value-type="string">
            <text:p>Soft mutation after «\1 \2».</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2" calcext:value-type="date">
            <text:p>02/05/19</text:p>
          </table:table-cell>
          <table:table-cell table:number-columns-repeated="45"/>
        </table:table-row>
        <table:table-row table:style-name="ro4">
          <table:table-cell office:value-type="float" office:value="59" calcext:value-type="float">
            <text:p>59</text:p>
          </table:table-cell>
          <table:table-cell office:value-type="string" calcext:value-type="string">
            <text:p><text:a xlink:href="https://community.languagetool.org/rule/show/UR_ADJ_A_ANV?lang=br&amp;subId=1" xlink:type="simple">https://community.languagetool.org/rule/show/UR_ADJ_A_ANV?lang=br&amp;subId=1</text:a></text:p>
          </table:table-cell>
          <table:table-cell office:value-type="string" calcext:value-type="string">
            <text:p>Ur bras a blac’h → ur vras a blac’h</text:p>
          </table:table-cell>
          <table:table-cell office:value-type="string" calcext:value-type="string">
            <text:p>Blotadur en anv-gwan lakaet a-raok un anv {b.u}</text:p>
          </table:table-cell>
          <table:table-cell office:value-type="string" calcext:value-type="string">
            <text:p>Kemmadur dre vlotaat en anv-gwan lakaet a-raok an anv benel unan spisaet gantañ.</text:p>
          </table:table-cell>
          <table:table-cell office:value-type="string" calcext:value-type="string">
            <text:p>Ur c’hammadur dre vlotaat a zlefe bezañ gant an anv-gwan «\2» rak benel eo an anv «\4». (CHALM S5).</text:p>
          </table:table-cell>
          <table:table-cell office:value-type="string" calcext:value-type="string">
            <text:p>Kemmadur dre vlotaat en anv-gwan «\2» rak benel eo an anv «\4». (CHALM S5).</text:p>
          </table:table-cell>
          <table:table-cell office:value-type="string" calcext:value-type="string">
            <text:p>Mutation par adoucissement dans l’adjectif «\2» car le nom «\4» est féminin. (CHALM S5).</text:p>
          </table:table-cell>
          <table:table-cell office:value-type="string" calcext:value-type="string">
            <text:p>Soft mutation in the adjective «\2» because the name «\4» is feminine. (CHALM S5).</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Anv-gwan</text:p>
          </table:table-cell>
          <table:table-cell table:style-name="ce28"/>
          <table:table-cell table:number-columns-repeated="3" office:value-type="string" calcext:value-type="string">
            <text:p>--</text:p>
          </table:table-cell>
          <table:table-cell table:style-name="ce28"/>
          <table:table-cell office:value-type="string" calcext:value-type="string">
            <text:p>idem</text:p>
          </table:table-cell>
          <table:table-cell office:value-type="date" office:date-value="2019-05-02" calcext:value-type="date">
            <text:p>02/05/19</text:p>
          </table:table-cell>
          <table:table-cell table:number-columns-repeated="45"/>
        </table:table-row>
        <table:table-row table:style-name="ro1">
          <table:table-cell table:style-name="ce8" office:value-type="float" office:value="60" calcext:value-type="float">
            <text:p>60</text:p>
          </table:table-cell>
          <table:table-cell table:style-name="ce8" office:value-type="string" calcext:value-type="string">
            <text:p><text:a xlink:href="https://community.languagetool.org/rule/show/UR_ADJ_A_ANV?lang=br&amp;subId=2" xlink:type="simple">https://community.languagetool.org/rule/show/UR_ADJ_A_ANV?lang=br&amp;subId=2</text:a></text:p>
          </table:table-cell>
          <table:table-cell table:style-name="ce8" office:value-type="string" calcext:value-type="string">
            <text:p>Ur bras a blac’h → ur vras a blac’h</text:p>
          </table:table-cell>
          <table:table-cell table:style-name="ce8" office:value-type="string" calcext:value-type="string">
            <text:p>Blotadur ebet en anv-gwan lakaet a-raok un anv {g.u}</text:p>
          </table:table-cell>
          <table:table-cell table:style-name="ce8" office:value-type="string" calcext:value-type="string">
            <text:p>Ne zlefe ket bezañ ur c’hammadur dre vlotaat a zlefe bezañ gant an anv-gwan «\2» rak gourel eo an anv «\4». (CHALM S5).</text:p>
          </table:table-cell>
          <table:table-cell table:number-columns-repeated="2" table:style-name="ce8" office:value-type="string" calcext:value-type="string">
            <text:p>Kemmadur dre vlotaat ebet en anv-gwan «\2» rak gourel eo an anv «\4». (CHALM S5).</text:p>
          </table:table-cell>
          <table:table-cell table:style-name="ce8" office:value-type="string" calcext:value-type="string">
            <text:p>Pas de mutation par adoucissement dans l’adjectif «\2» car le nom «\4» est masculin. (CHALM S5).</text:p>
          </table:table-cell>
          <table:table-cell table:style-name="ce8" office:value-type="string" calcext:value-type="string">
            <text:p>No soft mutation in the adjective «\2» because the name «\4» is masculine. (CHALM S5).</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Anv-gwan</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2" calcext:value-type="date">
            <text:p>02/05/19</text:p>
          </table:table-cell>
          <table:table-cell table:number-columns-repeated="45"/>
        </table:table-row>
        <table:table-row table:style-name="ro2">
          <table:table-cell office:value-type="float" office:value="61" calcext:value-type="float">
            <text:p>61</text:p>
          </table:table-cell>
          <table:table-cell office:value-type="string" calcext:value-type="string">
            <text:p><text:a xlink:href="https://community.languagetool.org/rule/show/KLANV_PE_GLANVOCH?lang=br&amp;subId=1" xlink:type="simple">https://community.languagetool.org/rule/show/KLANV_PE_GLANVOCH?lang=br&amp;subId=1</text:a></text:p>
          </table:table-cell>
          <table:table-cell office:value-type="string" calcext:value-type="string">
            <text:p>klañv pe klañvoc’h → klañv pe glañvoc’h</text:p>
          </table:table-cell>
          <table:table-cell office:value-type="string" calcext:value-type="string">
            <text:p>Blotadur er {K-gerioù} goude «pe»</text:p>
          </table:table-cell>
          <table:table-cell office:value-type="string" calcext:value-type="string">
            <text:p>Kemmadur dre vlotaat goude «pe» er gerioù o kregiñ gant ur «K».</text:p>
          </table:table-cell>
          <table:table-cell office:value-type="string" calcext:value-type="string">
            <text:p>Ur c’hemmadur de vlotaat a zlefe bezañ goude «pe». (CHALM Sb 1.4).</text:p>
          </table:table-cell>
          <table:table-cell office:value-type="string" calcext:value-type="string">
            <text:p>Kemmadur dre vlotaat goude «pe». (CHALM Sb 1.4).</text:p>
          </table:table-cell>
          <table:table-cell office:value-type="string" calcext:value-type="string">
            <text:p>Mutation par adoucissement après «pe». (CHALM Sb 1.4).</text:p>
          </table:table-cell>
          <table:table-cell office:value-type="string" calcext:value-type="string">
            <text:p>Soft mutation after «pe». (CHALM Sb 1.4).</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Pe:</text:p>
          </table:table-cell>
          <table:table-cell office:value-type="string" calcext:value-type="string">
            <text:p><text:a xlink:href="http://devri.bzh/recherche/?q=pe&amp;submit" xlink:type="simple">http://devri.bzh/recherche/?q=pe&amp;submit=</text:a></text:p>
          </table:table-cell>
          <table:table-cell office:value-type="string" calcext:value-type="string">
            <text:p><text:a xlink:href="http://meurgorf.brezhoneg.bzh/meurgorf/enklask?terme=pe&amp;submit=Rechercher&amp;categorie=0&amp;oeuvres=0" xlink:type="simple">http://meurgorf.brezhoneg.bzh/meurgorf/enklask?terme=pe&amp;submit=Rechercher&amp;categorie=0&amp;oeuvres=0</text:a></text:p>
          </table:table-cell>
          <table:table-cell office:value-type="string" calcext:value-type="string">
            <text:p><text:a xlink:href="https://br.wiktionary.org/wiki/pe" xlink:type="simple">https://br.wiktionary.org/wiki/pe</text:a></text:p>
          </table:table-cell>
          <table:table-cell table:style-name="ce28"/>
          <table:table-cell office:value-type="string" calcext:value-type="string">
            <text:p>idem</text:p>
          </table:table-cell>
          <table:table-cell office:value-type="date" office:date-value="2019-05-02" calcext:value-type="date">
            <text:p>02/05/19</text:p>
          </table:table-cell>
          <table:table-cell table:number-columns-repeated="45"/>
        </table:table-row>
        <table:table-row table:style-name="ro2">
          <table:table-cell table:style-name="ce8" office:value-type="float" office:value="62" calcext:value-type="float">
            <text:p>62</text:p>
          </table:table-cell>
          <table:table-cell table:style-name="ce8" office:value-type="string" calcext:value-type="string">
            <text:p><text:a xlink:href="https://community.languagetool.org/rule/show/KLANV_PE_GLANVOCH?lang=br&amp;subId=2" xlink:type="simple">https://community.languagetool.org/rule/show/KLANV_PE_GLANVOCH?lang=br&amp;subId=2</text:a></text:p>
          </table:table-cell>
          <table:table-cell table:style-name="ce8" office:value-type="string" calcext:value-type="string">
            <text:p>klañv pe klañvoc’h → klañv pe glañvoc’h</text:p>
          </table:table-cell>
          <table:table-cell table:style-name="ce8" office:value-type="string" calcext:value-type="string">
            <text:p>Blotadur en {T-gerioù} goude «pe»</text:p>
          </table:table-cell>
          <table:table-cell table:style-name="ce8" office:value-type="string" calcext:value-type="string">
            <text:p>Kemmadur dre vlotaat goude «pe» er gerioù o kregiñ gant un «T».</text:p>
          </table:table-cell>
          <table:table-cell table:style-name="ce8" office:value-type="string" calcext:value-type="string">
            <text:p>Ur c’hemmadur de vlotaat a zlefe bezañ goude «pe». (CHALM Sb 1.4).</text:p>
          </table:table-cell>
          <table:table-cell table:style-name="ce8" office:value-type="string" calcext:value-type="string">
            <text:p>Kemmadur dre vlotaat goude «pe». (CHALM Sb 1.4).</text:p>
          </table:table-cell>
          <table:table-cell table:style-name="ce8" office:value-type="string" calcext:value-type="string">
            <text:p>Mutation par adoucissement après «pe». (CHALM Sb 1.4).</text:p>
          </table:table-cell>
          <table:table-cell table:style-name="ce8" office:value-type="string" calcext:value-type="string">
            <text:p>Soft mutation after «pe». (CHALM Sb 1.4).</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2" calcext:value-type="date">
            <text:p>02/05/19</text:p>
          </table:table-cell>
          <table:table-cell table:number-columns-repeated="45"/>
        </table:table-row>
        <table:table-row table:style-name="ro2">
          <table:table-cell office:value-type="float" office:value="63" calcext:value-type="float">
            <text:p>63</text:p>
          </table:table-cell>
          <table:table-cell office:value-type="string" calcext:value-type="string">
            <text:p><text:a xlink:href="https://community.languagetool.org/rule/show/KLANV_PE_GLANVOCH?lang=br&amp;subId=3" xlink:type="simple">https://community.languagetool.org/rule/show/KLANV_PE_GLANVOCH?lang=br&amp;subId=3</text:a></text:p>
          </table:table-cell>
          <table:table-cell office:value-type="string" calcext:value-type="string">
            <text:p>klañv pe klañvoc’h → klañv pe glañvoc’h</text:p>
          </table:table-cell>
          <table:table-cell office:value-type="string" calcext:value-type="string">
            <text:p>Blotadur er {P-gerioù} goude «pe»</text:p>
          </table:table-cell>
          <table:table-cell office:value-type="string" calcext:value-type="string">
            <text:p>Kemmadur dre vlotaat goude «pe» er gerioù o kregiñ gant ur «P».</text:p>
          </table:table-cell>
          <table:table-cell office:value-type="string" calcext:value-type="string">
            <text:p>Ur c’hemmadur de vlotaat a zlefe bezañ goude «pe». (CHALM Sb 1.4).</text:p>
          </table:table-cell>
          <table:table-cell office:value-type="string" calcext:value-type="string">
            <text:p>Kemmadur dre vlotaat goude «pe». (CHALM Sb 1.4).</text:p>
          </table:table-cell>
          <table:table-cell office:value-type="string" calcext:value-type="string">
            <text:p>Mutation par adoucissement après «pe». (CHALM Sb 1.4).</text:p>
          </table:table-cell>
          <table:table-cell office:value-type="string" calcext:value-type="string">
            <text:p>Soft mutation after «pe». (CHALM Sb 1.4).</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28"/>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2" calcext:value-type="date">
            <text:p>02/05/19</text:p>
          </table:table-cell>
          <table:table-cell table:number-columns-repeated="45"/>
        </table:table-row>
        <table:table-row table:style-name="ro2">
          <table:table-cell table:style-name="ce8" office:value-type="float" office:value="64" calcext:value-type="float">
            <text:p>64</text:p>
          </table:table-cell>
          <table:table-cell table:style-name="ce8" office:value-type="string" calcext:value-type="string">
            <text:p><text:a xlink:href="https://community.languagetool.org/rule/show/KLANV_PE_GLANVOCH?lang=br&amp;subId=4" xlink:type="simple">https://community.languagetool.org/rule/show/KLANV_PE_GLANVOCH?lang=br&amp;subId=4</text:a></text:p>
          </table:table-cell>
          <table:table-cell table:style-name="ce8" office:value-type="string" calcext:value-type="string">
            <text:p>klañv pe klañvoc’h → klañv pe glañvoc’h</text:p>
          </table:table-cell>
          <table:table-cell table:style-name="ce8" office:value-type="string" calcext:value-type="string">
            <text:p>Blotadur er {G-gerioù} goude «pe»</text:p>
          </table:table-cell>
          <table:table-cell table:style-name="ce8" office:value-type="string" calcext:value-type="string">
            <text:p>Kemmadur dre vlotaat goude «pe» er gerioù o kregiñ gant ur «G».</text:p>
          </table:table-cell>
          <table:table-cell table:style-name="ce8" office:value-type="string" calcext:value-type="string">
            <text:p>Ur c’hemmadur de vlotaat a zlefe bezañ goude «pe». (CHALM Sb 1.4).</text:p>
          </table:table-cell>
          <table:table-cell table:style-name="ce8" office:value-type="string" calcext:value-type="string">
            <text:p>Kemmadur dre vlotaat goude «pe». (CHALM Sb 1.4).</text:p>
          </table:table-cell>
          <table:table-cell table:style-name="ce8" office:value-type="string" calcext:value-type="string">
            <text:p>Mutation par adoucissement après «pe». (CHALM Sb 1.4).</text:p>
          </table:table-cell>
          <table:table-cell table:style-name="ce8" office:value-type="string" calcext:value-type="string">
            <text:p>Soft mutation after «pe». (CHALM Sb 1.4).</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2" calcext:value-type="date">
            <text:p>02/05/19</text:p>
          </table:table-cell>
          <table:table-cell table:number-columns-repeated="45"/>
        </table:table-row>
        <table:table-row table:style-name="ro2">
          <table:table-cell office:value-type="float" office:value="65" calcext:value-type="float">
            <text:p>65</text:p>
          </table:table-cell>
          <table:table-cell office:value-type="string" calcext:value-type="string">
            <text:p><text:a xlink:href="https://community.languagetool.org/rule/show/KLANV_PE_GLANVOCH?lang=br&amp;subId=5" xlink:type="simple">https://community.languagetool.org/rule/show/KLANV_PE_GLANVOCH?lang=br&amp;subId=5</text:a></text:p>
          </table:table-cell>
          <table:table-cell office:value-type="string" calcext:value-type="string">
            <text:p>klañv pe klañvoc’h → klañv pe glañvoc’h</text:p>
          </table:table-cell>
          <table:table-cell office:value-type="string" calcext:value-type="string">
            <text:p>Blotadur er {Gw-gerioù} goude «pe»</text:p>
          </table:table-cell>
          <table:table-cell office:value-type="string" calcext:value-type="string">
            <text:p>Kemmadur dre vlotaat goude «pe» er gerioù o kregiñ gant ur «Gw».</text:p>
          </table:table-cell>
          <table:table-cell office:value-type="string" calcext:value-type="string">
            <text:p>Ur c’hemmadur de vlotaat a zlefe bezañ goude «pe». (CHALM Sb 1.4).</text:p>
          </table:table-cell>
          <table:table-cell office:value-type="string" calcext:value-type="string">
            <text:p>Kemmadur dre vlotaat goude «pe». (CHALM Sb 1.4).</text:p>
          </table:table-cell>
          <table:table-cell office:value-type="string" calcext:value-type="string">
            <text:p>Mutation par adoucissement après «pe». (CHALM Sb 1.4).</text:p>
          </table:table-cell>
          <table:table-cell office:value-type="string" calcext:value-type="string">
            <text:p>Soft mutation after «pe». (CHALM Sb 1.4).</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28"/>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2" calcext:value-type="date">
            <text:p>02/05/19</text:p>
          </table:table-cell>
          <table:table-cell table:number-columns-repeated="45"/>
        </table:table-row>
        <table:table-row table:style-name="ro2">
          <table:table-cell table:style-name="ce8" office:value-type="float" office:value="66" calcext:value-type="float">
            <text:p>66</text:p>
          </table:table-cell>
          <table:table-cell table:style-name="ce8" office:value-type="string" calcext:value-type="string">
            <text:p><text:a xlink:href="https://community.languagetool.org/rule/show/KLANV_PE_GLANVOCH?lang=br&amp;subId=6" xlink:type="simple">https://community.languagetool.org/rule/show/KLANV_PE_GLANVOCH?lang=br&amp;subId=6</text:a></text:p>
          </table:table-cell>
          <table:table-cell table:style-name="ce8" office:value-type="string" calcext:value-type="string">
            <text:p>klañv pe klañvoc’h → klañv pe glañvoc’h.</text:p>
          </table:table-cell>
          <table:table-cell table:style-name="ce8" office:value-type="string" calcext:value-type="string">
            <text:p>Blotadur en {D-gerioù} goude «pe»</text:p>
          </table:table-cell>
          <table:table-cell table:style-name="ce8" office:value-type="string" calcext:value-type="string">
            <text:p>Kemmadur dre vlotaat goude «pe» er gerioù o kregiñ gant un «D».</text:p>
          </table:table-cell>
          <table:table-cell table:style-name="ce8" office:value-type="string" calcext:value-type="string">
            <text:p>Ur c’hemmadur de vlotaat a zlefe bezañ goude «pe». (CHALM Sb 1.4).</text:p>
          </table:table-cell>
          <table:table-cell table:style-name="ce8" office:value-type="string" calcext:value-type="string">
            <text:p>Kemmadur dre vlotaat goude «pe». (CHALM Sb 1.4).</text:p>
          </table:table-cell>
          <table:table-cell table:style-name="ce8" office:value-type="string" calcext:value-type="string">
            <text:p>Mutation par adoucissement après «pe». (CHALM Sb 1.4).</text:p>
          </table:table-cell>
          <table:table-cell table:style-name="ce8" office:value-type="string" calcext:value-type="string">
            <text:p>Soft mutation after «pe». (CHALM Sb 1.4).</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2" calcext:value-type="date">
            <text:p>02/05/19</text:p>
          </table:table-cell>
          <table:table-cell table:number-columns-repeated="45"/>
        </table:table-row>
        <table:table-row table:style-name="ro2">
          <table:table-cell office:value-type="float" office:value="67" calcext:value-type="float">
            <text:p>67</text:p>
          </table:table-cell>
          <table:table-cell office:value-type="string" calcext:value-type="string">
            <text:p><text:a xlink:href="https://community.languagetool.org/rule/show/KLANV_PE_GLANVOCH?lang=br&amp;subId=7" xlink:type="simple">https://community.languagetool.org/rule/show/KLANV_PE_GLANVOCH?lang=br&amp;subId=7</text:a></text:p>
          </table:table-cell>
          <table:table-cell office:value-type="string" calcext:value-type="string">
            <text:p>klañv pe klañvoc’h → klañv pe glañvoc’h</text:p>
          </table:table-cell>
          <table:table-cell office:value-type="string" calcext:value-type="string">
            <text:p>Blotadur er {B-gerioù} goude «pe»</text:p>
          </table:table-cell>
          <table:table-cell office:value-type="string" calcext:value-type="string">
            <text:p>Kemmadur dre vlotaat goude «pe» er gerioù o kregiñ gant un «B».</text:p>
          </table:table-cell>
          <table:table-cell office:value-type="string" calcext:value-type="string">
            <text:p>Ur c’hemmadur de vlotaat a zlefe bezañ goude «pe». (CHALM Sb 1.4).</text:p>
          </table:table-cell>
          <table:table-cell office:value-type="string" calcext:value-type="string">
            <text:p>Kemmadur dre vlotaat goude «pe». (CHALM Sb 1.4).</text:p>
          </table:table-cell>
          <table:table-cell office:value-type="string" calcext:value-type="string">
            <text:p>Mutation par adoucissement après «pe». (CHALM Sb 1.4).</text:p>
          </table:table-cell>
          <table:table-cell office:value-type="string" calcext:value-type="string">
            <text:p>Soft mutation after «pe». (CHALM Sb 1.4).</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2" calcext:value-type="date">
            <text:p>02/05/19</text:p>
          </table:table-cell>
          <table:table-cell table:number-columns-repeated="45"/>
        </table:table-row>
        <table:table-row table:style-name="ro2">
          <table:table-cell table:style-name="ce8" office:value-type="float" office:value="68" calcext:value-type="float">
            <text:p>68</text:p>
          </table:table-cell>
          <table:table-cell table:style-name="ce8" office:value-type="string" calcext:value-type="string">
            <text:p><text:a xlink:href="https://community.languagetool.org/rule/show/KLANV_PE_GLANVOCH?lang=br&amp;subId=8" xlink:type="simple">https://community.languagetool.org/rule/show/KLANV_PE_GLANVOCH?lang=br&amp;subId=8</text:a></text:p>
          </table:table-cell>
          <table:table-cell table:style-name="ce8" office:value-type="string" calcext:value-type="string">
            <text:p>klañv pe klañvoc’h → klañv pe glañvoc’h</text:p>
          </table:table-cell>
          <table:table-cell table:style-name="ce8" office:value-type="string" calcext:value-type="string">
            <text:p>Blotadur er {M-gerioù} goude «pe»</text:p>
          </table:table-cell>
          <table:table-cell table:style-name="ce8" office:value-type="string" calcext:value-type="string">
            <text:p>Kemmadur dre vlotaat goude «pe» er gerioù o kregiñ gant ur «M».</text:p>
          </table:table-cell>
          <table:table-cell table:style-name="ce8" office:value-type="string" calcext:value-type="string">
            <text:p>Ur c’hemmadur de vlotaat a zlefe bezañ goude «pe». (CHALM Sb 1.4).</text:p>
          </table:table-cell>
          <table:table-cell table:style-name="ce8" office:value-type="string" calcext:value-type="string">
            <text:p>Kemmadur dre vlotaat goude «pe». (CHALM Sb 1.4).</text:p>
          </table:table-cell>
          <table:table-cell table:style-name="ce8" office:value-type="string" calcext:value-type="string">
            <text:p>Mutation par adoucissement après «pe». (CHALM Sb 1.4).</text:p>
          </table:table-cell>
          <table:table-cell table:style-name="ce8" office:value-type="string" calcext:value-type="string">
            <text:p>Soft mutation after «pe». (CHALM Sb 1.4).</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2" calcext:value-type="date">
            <text:p>02/05/19</text:p>
          </table:table-cell>
          <table:table-cell table:number-columns-repeated="45"/>
        </table:table-row>
        <table:table-row table:style-name="ro8">
          <table:table-cell office:value-type="float" office:value="69" calcext:value-type="float">
            <text:p>69</text:p>
          </table:table-cell>
          <table:table-cell office:value-type="string" calcext:value-type="string">
            <text:p><text:a xlink:href="https://community.languagetool.org/rule/show/KEMM_HEMAN_VLOTAAT?lang=br&amp;subId=1" xlink:type="simple">https://community.languagetool.org/rule/show/KEMM_HEMAN_VLOTAAT?lang=br&amp;subId=1</text:a></text:p>
          </table:table-cell>
          <table:table-cell office:value-type="string" calcext:value-type="string">
            <text:p>Kemmadur dre vlotaat goude hemañ.</text:p>
          </table:table-cell>
          <table:table-cell office:value-type="string" calcext:value-type="string">
            <text:p>Blotadur en {(T/P)-gerioù} goude ar «hemañ»</text:p>
          </table:table-cell>
          <table:table-cell office:value-type="string" calcext:value-type="string">
            <text:p>Kemmadur dre vlotaat goude «hemañ» en anvioù-gwan o kregiñ gant un «T, P».</text:p>
          </table:table-cell>
          <table:table-cell office:value-type="string" calcext:value-type="string">
            <text:p>Ur c’hemmadur dre vlotaat a zlefe bezañ gant an anv-gwan «\2» goude «\1». (CHALM B3.1.2.4).</text:p>
          </table:table-cell>
          <table:table-cell office:value-type="string" calcext:value-type="string">
            <text:p>Kemmadur dre vlotaat en anv-gwan «\2» goude «\1». (CHALM B3.1.2.4).</text:p>
          </table:table-cell>
          <table:table-cell office:value-type="string" calcext:value-type="string">
            <text:p>Mutation par adoucissement dans l’adjectif «\2» après «\1». (CHALM B3.1.2.4).</text:p>
          </table:table-cell>
          <table:table-cell office:value-type="string" calcext:value-type="string">
            <text:p>Soft mutation in the adjective «\2» after «\1». (CHALM B3.1.2.4).</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Hemañ:</text:p>
          </table:table-cell>
          <table:table-cell office:value-type="string" calcext:value-type="string">
            <text:p><text:a xlink:href="http://devri.bzh/recherche/?q=hemañ&amp;submit" xlink:type="simple">http://devri.bzh/recherche/?q=hema%C3%B1&amp;submit=</text:a></text:p>
          </table:table-cell>
          <table:table-cell office:value-type="string" calcext:value-type="string">
            <text:p><text:a xlink:href="http://meurgorf.brezhoneg.bzh/meurgorf/enklask?terme=hemañ&amp;submit=Rechercher&amp;categorie=0&amp;oeuvres=0" xlink:type="simple">http://meurgorf.brezhoneg.bzh/meurgorf/enklask?terme=hema%C3%B1&amp;submit=Rechercher&amp;categorie=0&amp;oeuvres=0</text:a></text:p>
          </table:table-cell>
          <table:table-cell office:value-type="string" calcext:value-type="string">
            <text:p><text:a xlink:href="https://br.wiktionary.org/wiki/hemañ" xlink:type="simple">https://br.wiktionary.org/wiki/hema%C3%B1</text:a></text:p>
          </table:table-cell>
          <table:table-cell table:style-name="ce3" office:value-type="string" calcext:value-type="string">
            <text:p>Programmer une règle autour de la possibilité de se tromper entre «hemañ/emañ».</text:p>
          </table:table-cell>
          <table:table-cell office:value-type="string" calcext:value-type="string">
            <text:p>idem</text:p>
          </table:table-cell>
          <table:table-cell office:value-type="date" office:date-value="2019-05-02" calcext:value-type="date">
            <text:p>02/05/19</text:p>
          </table:table-cell>
          <table:table-cell table:number-columns-repeated="45"/>
        </table:table-row>
        <table:table-row table:style-name="ro4">
          <table:table-cell table:style-name="ce8" office:value-type="float" office:value="70" calcext:value-type="float">
            <text:p>70</text:p>
          </table:table-cell>
          <table:table-cell table:style-name="ce8" office:value-type="string" calcext:value-type="string">
            <text:p><text:a xlink:href="https://community.languagetool.org/rule/show/KEMM_HEMAN_VLOTAAT?lang=br&amp;subId=2" xlink:type="simple">https://community.languagetool.org/rule/show/KEMM_HEMAN_VLOTAAT?lang=br&amp;subId=2</text:a></text:p>
          </table:table-cell>
          <table:table-cell table:style-name="ce8" office:value-type="string" calcext:value-type="string">
            <text:p>Kemmadur dre vlotaat goude hemañ.</text:p>
          </table:table-cell>
          <table:table-cell table:style-name="ce8" office:value-type="string" calcext:value-type="string">
            <text:p>Blotadur er {B-gerioù} goude «hennezh»</text:p>
          </table:table-cell>
          <table:table-cell table:style-name="ce8" office:value-type="string" calcext:value-type="string">
            <text:p>Kemmadur dre vlotaat goude «hennezh» er gerioù o kregiñ gant ur «B».</text:p>
          </table:table-cell>
          <table:table-cell table:style-name="ce8" office:value-type="string" calcext:value-type="string">
            <text:p>Ur c’hemmadur dre vlotaat diglok a zlefe bezañ gant an anv-gwan «\2» goude «\1». (CHALM B3.1.2.3).</text:p>
          </table:table-cell>
          <table:table-cell table:style-name="ce8" office:value-type="string" calcext:value-type="string">
            <text:p>Kemmadur dre vlotaat en anv-gwan «\2» goude «\1». (CHALM B3.1.2.4).</text:p>
          </table:table-cell>
          <table:table-cell table:style-name="ce8" office:value-type="string" calcext:value-type="string">
            <text:p>Mutation par adoucissement dans l’adjectif «\2» après «\1». (CHALM B3.1.2.4).</text:p>
          </table:table-cell>
          <table:table-cell table:style-name="ce8" office:value-type="string" calcext:value-type="string">
            <text:p>Soft mutation in the adjective «\2» after «\1». (CHALM B3.1.2.4).</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Hennezh:</text:p>
          </table:table-cell>
          <table:table-cell table:style-name="ce8" office:value-type="string" calcext:value-type="string">
            <text:p><text:a xlink:href="http://devri.bzh/recherche/?q=hennezh&amp;submit" xlink:type="simple">http://devri.bzh/recherche/?q=hennezh&amp;submit=</text:a></text:p>
          </table:table-cell>
          <table:table-cell table:style-name="ce8" office:value-type="string" calcext:value-type="string">
            <text:p><text:a xlink:href="http://meurgorf.brezhoneg.bzh/meurgorf/enklask?terme=hennezh&amp;submit=Rechercher&amp;categorie=0&amp;oeuvres=0" xlink:type="simple">http://meurgorf.brezhoneg.bzh/meurgorf/enklask?terme=hennezh&amp;submit=Rechercher&amp;categorie=0&amp;oeuvres=0</text:a></text:p>
          </table:table-cell>
          <table:table-cell table:style-name="ce8" office:value-type="string" calcext:value-type="string">
            <text:p><text:a xlink:href="https://br.wiktionary.org/wiki/hennezh" xlink:type="simple">https://br.wiktionary.org/wiki/hennezh</text:a></text:p>
          </table:table-cell>
          <table:table-cell office:value-type="string" calcext:value-type="string">
            <text:p>Programmer une règle autour de la possibilité de se tromper entre «hennezh/enez».</text:p>
          </table:table-cell>
          <table:table-cell table:style-name="ce8" office:value-type="string" calcext:value-type="string">
            <text:p>idem</text:p>
          </table:table-cell>
          <table:table-cell table:style-name="ce40" office:value-type="date" office:date-value="2019-05-02" calcext:value-type="date">
            <text:p>02/05/19</text:p>
          </table:table-cell>
          <table:table-cell table:number-columns-repeated="45"/>
        </table:table-row>
        <table:table-row table:style-name="ro4">
          <table:table-cell office:value-type="float" office:value="71" calcext:value-type="float">
            <text:p>71</text:p>
          </table:table-cell>
          <table:table-cell office:value-type="string" calcext:value-type="string">
            <text:p><text:a xlink:href="https://community.languagetool.org/rule/show/KEMM_HEMAN_VLOTAAT?lang=br&amp;subId=3" xlink:type="simple">https://community.languagetool.org/rule/show/KEMM_HEMAN_VLOTAAT?lang=br&amp;subId=3</text:a></text:p>
          </table:table-cell>
          <table:table-cell office:value-type="string" calcext:value-type="string">
            <text:p>Kemmadur dre vlotaat goude hemañ.</text:p>
          </table:table-cell>
          <table:table-cell office:value-type="string" calcext:value-type="string">
            <text:p>Blotadur ebet er {K-gerioù} goude «honnezh»</text:p>
          </table:table-cell>
          <table:table-cell office:value-type="string" calcext:value-type="string">
            <text:p>Kemmadur dre vlotaat goude «honnezh» er gerioù o kregiñ gant ur «K».</text:p>
          </table:table-cell>
          <table:table-cell office:value-type="string" calcext:value-type="string">
            <text:p>Ne zlefe ket bezañ ur c’hemmadur en anv-gwan «\2» goude «\1».</text:p>
          </table:table-cell>
          <table:table-cell office:value-type="string" calcext:value-type="string">
            <text:p>Kemmadur ebet en anv-gwan «\2» goude «\1».</text:p>
          </table:table-cell>
          <table:table-cell office:value-type="string" calcext:value-type="string">
            <text:p>L’adjectif «\2» ne mute pas après «\1».</text:p>
          </table:table-cell>
          <table:table-cell office:value-type="string" calcext:value-type="string">
            <text:p>The adjective «\2» does not mutate after «\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Hounnezh/honnezh:</text:p>
          </table:table-cell>
          <table:table-cell office:value-type="string" calcext:value-type="string">
            <text:p><text:a xlink:href="http://devri.bzh/recherche/?q=honnezh&amp;submit" xlink:type="simple">http://devri.bzh/recherche/?q=honnezh&amp;submit=</text:a></text:p>
          </table:table-cell>
          <table:table-cell office:value-type="string" calcext:value-type="string">
            <text:p><text:a xlink:href="http://meurgorf.brezhoneg.bzh/meurgorf/enklask?terme=honnezh&amp;submit=Rechercher&amp;categorie=0&amp;oeuvres=0" xlink:type="simple">http://meurgorf.brezhoneg.bzh/meurgorf/enklask?terme=honnezh&amp;submit=Rechercher&amp;categorie=0&amp;oeuvres=0</text:a></text:p>
          </table:table-cell>
          <table:table-cell office:value-type="string" calcext:value-type="string">
            <text:p>https://br.wiktionary.org/wiki/honnezh</text:p>
            <text:p>https://br.wiktionary.org/wiki/hounnezh</text:p>
          </table:table-cell>
          <table:table-cell table:style-name="ce28"/>
          <table:table-cell office:value-type="string" calcext:value-type="string">
            <text:p>idem</text:p>
          </table:table-cell>
          <table:table-cell office:value-type="date" office:date-value="2019-05-02" calcext:value-type="date">
            <text:p>02/05/19</text:p>
          </table:table-cell>
          <table:table-cell table:number-columns-repeated="45"/>
        </table:table-row>
        <table:table-row table:style-name="ro6">
          <table:table-cell table:style-name="ce8" office:value-type="float" office:value="72" calcext:value-type="float">
            <text:p>72</text:p>
          </table:table-cell>
          <table:table-cell table:style-name="ce8" office:value-type="string" calcext:value-type="string">
            <text:p><text:a xlink:href="https://community.languagetool.org/rule/show/KEMM_DRE_VLOTAAT_DEIZ?lang=br&amp;subId=1" xlink:type="simple">https://community.languagetool.org/rule/show/KEMM_DRE_VLOTAAT_DEIZ?lang=br&amp;subId=1</text:a></text:p>
          </table:table-cell>
          <table:table-cell table:style-name="ce8" office:value-type="string" calcext:value-type="string">
            <text:p>Kemmadur dre vlotaat gant an deiziad.</text:p>
          </table:table-cell>
          <table:table-cell table:style-name="ce8" office:value-type="string" calcext:value-type="string">
            <text:p>Blotadur en {T-niveroù} {mod-deiziad «eus ar miz»} goude ar ger-mell</text:p>
          </table:table-cell>
          <table:table-cell table:style-name="ce8" office:value-type="string" calcext:value-type="string">
            <text:p>Kemmadur dre vlotaat goude ar ger-mell en niveroù o kregiñ gant un «T» e-barzh an deiziadoù skrivet er mod «eus ar miz».</text:p>
          </table:table-cell>
          <table:table-cell table:style-name="ce8" office:value-type="string" calcext:value-type="string">
            <text:p>Ur c’hemmadur dre vlotaat a zlefe bezañ. (CHALM P6).</text:p>
          </table:table-cell>
          <table:table-cell table:style-name="ce8" office:value-type="string" calcext:value-type="string">
            <text:p>Kemmadur dre vlotaat amañ. (CHALM P6).</text:p>
          </table:table-cell>
          <table:table-cell table:style-name="ce8" office:value-type="string" calcext:value-type="string">
            <text:p>Mutation par adoucissement ici. (CHALM P6).</text:p>
          </table:table-cell>
          <table:table-cell table:style-name="ce8" office:value-type="string" calcext:value-type="string">
            <text:p>Soft mutation here. (CHALM P6).</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A:</text:p>
            <text:p>Miz:</text:p>
            <text:p>Eus:</text:p>
          </table:table-cell>
          <table:table-cell table:style-name="ce8" office:value-type="string" calcext:value-type="string">
            <text:p>http://devri.bzh/recherche/?q=a&amp;submit=</text:p>
            <text:p>http://devri.bzh/recherche/?q=miz&amp;submit=</text:p>
            <text:p>http://devri.bzh/recherche/?q=eus&amp;submit=</text:p>
          </table:table-cell>
          <table:table-cell table:style-name="ce8" office:value-type="string" calcext:value-type="string">
            <text:p>http://meurgorf.brezhoneg.bzh/meurgorf/enklask?terme=a&amp;submit=Rechercher&amp;categorie=0&amp;oeuvres=0</text:p>
            <text:p>http://meurgorf.brezhoneg.bzh/meurgorf/enklask?terme=miz&amp;submit=Rechercher&amp;categorie=0&amp;oeuvres=0</text:p>
            <text:p>http://meurgorf.brezhoneg.bzh/meurgorf/enklask?terme=eus&amp;submit=Rechercher&amp;categorie=0&amp;oeuvres=0</text:p>
          </table:table-cell>
          <table:table-cell table:style-name="ce8" office:value-type="string" calcext:value-type="string">
            <text:p>https://br.wiktionary.org/wiki/a</text:p>
            <text:p>https://br.wiktionary.org/wiki/miz</text:p>
            <text:p>https://br.wiktionary.org/wiki/eus</text:p>
          </table:table-cell>
          <table:table-cell/>
          <table:table-cell table:style-name="ce8" office:value-type="string" calcext:value-type="string">
            <text:p>idem</text:p>
          </table:table-cell>
          <table:table-cell table:style-name="ce40" office:value-type="date" office:date-value="2019-05-02" calcext:value-type="date">
            <text:p>02/05/19</text:p>
          </table:table-cell>
          <table:table-cell table:number-columns-repeated="45"/>
        </table:table-row>
        <table:table-row table:style-name="ro4">
          <table:table-cell office:value-type="float" office:value="73" calcext:value-type="float">
            <text:p>73</text:p>
          </table:table-cell>
          <table:table-cell office:value-type="string" calcext:value-type="string">
            <text:p><text:a xlink:href="https://community.languagetool.org/rule/show/KEMM_DRE_VLOTAAT_DEIZ?lang=br&amp;subId=2" xlink:type="simple">https://community.languagetool.org/rule/show/KEMM_DRE_VLOTAAT_DEIZ?lang=br&amp;subId=2</text:a></text:p>
          </table:table-cell>
          <table:table-cell office:value-type="string" calcext:value-type="string">
            <text:p>Kemmadur dre vlotaat gant an deiziad.</text:p>
          </table:table-cell>
          <table:table-cell office:value-type="string" calcext:value-type="string">
            <text:p>Blotadur er {T-niveroù} {mod-deiziad «a viz»} goude ar ger-mell</text:p>
          </table:table-cell>
          <table:table-cell office:value-type="string" calcext:value-type="string">
            <text:p>Kemmadur dre vlotaat goude ar ger-mell en niveroù o kregiñ gant un «T» e-barzh an deiziadoù skrivet er mod «a viz».</text:p>
          </table:table-cell>
          <table:table-cell office:value-type="string" calcext:value-type="string">
            <text:p>Ur c’hemmadur dre vlotaat a zlefe bezañ. (CHALM P6).</text:p>
          </table:table-cell>
          <table:table-cell office:value-type="string" calcext:value-type="string">
            <text:p>Kemmadur dre vlotaat amañ. (CHALM P6).</text:p>
          </table:table-cell>
          <table:table-cell office:value-type="string" calcext:value-type="string">
            <text:p>Mutation par adoucissement ici. (CHALM P6).</text:p>
          </table:table-cell>
          <table:table-cell office:value-type="string" calcext:value-type="string">
            <text:p>Soft mutation here. (CHALM P6).</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A viz:</text:p>
          </table:table-cell>
          <table:table-cell table:number-columns-repeated="2" office:value-type="string" calcext:value-type="string">
            <text:p>--</text:p>
          </table:table-cell>
          <table:table-cell office:value-type="string" calcext:value-type="string">
            <text:p><text:a xlink:href="https://br.wiktionary.org/wiki/a_viz" xlink:type="simple">https://br.wiktionary.org/wiki/a_viz</text:a></text:p>
          </table:table-cell>
          <table:table-cell table:style-name="ce28"/>
          <table:table-cell office:value-type="string" calcext:value-type="string">
            <text:p>idem</text:p>
          </table:table-cell>
          <table:table-cell office:value-type="date" office:date-value="2019-05-02" calcext:value-type="date">
            <text:p>02/05/19</text:p>
          </table:table-cell>
          <table:table-cell table:number-columns-repeated="45"/>
        </table:table-row>
        <table:table-row table:style-name="ro6">
          <table:table-cell table:style-name="ce8" office:value-type="float" office:value="74" calcext:value-type="float">
            <text:p>74</text:p>
          </table:table-cell>
          <table:table-cell table:style-name="ce8" office:value-type="string" calcext:value-type="string">
            <text:p><text:a xlink:href="https://community.languagetool.org/rule/show/KEMM_DRE_VLOTAAT_DEIZ?lang=br&amp;subId=3" xlink:type="simple">https://community.languagetool.org/rule/show/KEMM_DRE_VLOTAAT_DEIZ?lang=br&amp;subId=3</text:a></text:p>
          </table:table-cell>
          <table:table-cell table:style-name="ce8" office:value-type="string" calcext:value-type="string">
            <text:p>Kemmadur dre vlotaat gant an deiziad.</text:p>
          </table:table-cell>
          <table:table-cell table:style-name="ce8" office:value-type="string" calcext:value-type="string">
            <text:p>Blotadur en {T-niveroù-petvediñ} {mod-deiziad «eus ar miz»} goude ar ger-mell</text:p>
          </table:table-cell>
          <table:table-cell table:style-name="ce8" office:value-type="string" calcext:value-type="string">
            <text:p>Kemmadur dre vlotaat goude ar ger-mell en niveroù petvediñ o kregiñ gant un «T» e-barzh an deiziadoù skrivet er mod «eus ar miz».</text:p>
          </table:table-cell>
          <table:table-cell table:style-name="ce8" office:value-type="string" calcext:value-type="string">
            <text:p>Ne vez ket graet ar c’hemmadur gant an niveroù pegementiñ en deiziad. (CHALM P6).</text:p>
          </table:table-cell>
          <table:table-cell table:style-name="ce8" office:value-type="string" calcext:value-type="string">
            <text:p>Kemmadur ebet en niveroù pegementiñ en deiziadoù. (CHALM P6).</text:p>
          </table:table-cell>
          <table:table-cell table:style-name="ce8" office:value-type="string" calcext:value-type="string">
            <text:p>Pas de mutation dans les nombres cardinaux dans les dates. (CHALM P6).</text:p>
          </table:table-cell>
          <table:table-cell table:style-name="ce8" office:value-type="string" calcext:value-type="string">
            <text:p>No soft mutation in cardinal numbers into dates. (CHALM P6).</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A:</text:p>
            <text:p>Miz:</text:p>
            <text:p>Eus:</text:p>
          </table:table-cell>
          <table:table-cell table:style-name="ce8" office:value-type="string" calcext:value-type="string">
            <text:p>http://devri.bzh/recherche/?q=a&amp;submit=</text:p>
            <text:p>http://devri.bzh/recherche/?q=miz&amp;submit=</text:p>
            <text:p>http://devri.bzh/recherche/?q=eus&amp;submit=</text:p>
          </table:table-cell>
          <table:table-cell table:style-name="ce8" office:value-type="string" calcext:value-type="string">
            <text:p>http://meurgorf.brezhoneg.bzh/meurgorf/enklask?terme=a&amp;submit=Rechercher&amp;categorie=0&amp;oeuvres=0</text:p>
            <text:p>http://meurgorf.brezhoneg.bzh/meurgorf/enklask?terme=miz&amp;submit=Rechercher&amp;categorie=0&amp;oeuvres=0</text:p>
            <text:p>http://meurgorf.brezhoneg.bzh/meurgorf/enklask?terme=eus&amp;submit=Rechercher&amp;categorie=0&amp;oeuvres=0</text:p>
          </table:table-cell>
          <table:table-cell table:style-name="ce8" office:value-type="string" calcext:value-type="string">
            <text:p>https://br.wiktionary.org/wiki/a</text:p>
            <text:p>https://br.wiktionary.org/wiki/miz</text:p>
            <text:p>https://br.wiktionary.org/wiki/eus</text:p>
          </table:table-cell>
          <table:table-cell/>
          <table:table-cell table:style-name="ce8" office:value-type="string" calcext:value-type="string">
            <text:p>idem</text:p>
          </table:table-cell>
          <table:table-cell table:style-name="ce40" office:value-type="date" office:date-value="2019-05-02" calcext:value-type="date">
            <text:p>02/05/19</text:p>
          </table:table-cell>
          <table:table-cell table:number-columns-repeated="45"/>
        </table:table-row>
        <table:table-row table:style-name="ro4">
          <table:table-cell office:value-type="float" office:value="75" calcext:value-type="float">
            <text:p>75</text:p>
          </table:table-cell>
          <table:table-cell office:value-type="string" calcext:value-type="string">
            <text:p><text:a xlink:href="https://community.languagetool.org/rule/show/KEMM_DRE_VLOTAAT_DEIZ?lang=br&amp;subId=4" xlink:type="simple">https://community.languagetool.org/rule/show/KEMM_DRE_VLOTAAT_DEIZ?lang=br&amp;subId=4</text:a></text:p>
          </table:table-cell>
          <table:table-cell office:value-type="string" calcext:value-type="string">
            <text:p>Kemmadur dre vlotaat gant an deiziad.</text:p>
          </table:table-cell>
          <table:table-cell office:value-type="string" calcext:value-type="string">
            <text:p>Blotadur en {T-niveroù-petvediñ} {mod-deiziad «a viz»} goude ar ger-mell</text:p>
          </table:table-cell>
          <table:table-cell office:value-type="string" calcext:value-type="string">
            <text:p>Kemmadur dre vlotaat goude ar ger-mell en niveroù petvediñ o kregiñ gant un «T» e-barzh an deiziadoù skrivet er mod «a viz».</text:p>
          </table:table-cell>
          <table:table-cell office:value-type="string" calcext:value-type="string">
            <text:p>Ne vez ket graet ar c’hemmadur gant an niveroù pegementiñ en deiziad. (CHALM P6).</text:p>
          </table:table-cell>
          <table:table-cell office:value-type="string" calcext:value-type="string">
            <text:p>Kemmadur ebet en niveroù pegementiñ en deiziadoù. (CHALM P6).</text:p>
          </table:table-cell>
          <table:table-cell office:value-type="string" calcext:value-type="string">
            <text:p>Pas de mutations dans les nombres cardinaux dans les dates. (CHALM P6).</text:p>
          </table:table-cell>
          <table:table-cell office:value-type="string" calcext:value-type="string">
            <text:p>No soft mutation in cardinal numbers into dates. (CHALM P6).</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A viz:</text:p>
          </table:table-cell>
          <table:table-cell table:number-columns-repeated="2" office:value-type="string" calcext:value-type="string">
            <text:p>--</text:p>
          </table:table-cell>
          <table:table-cell office:value-type="string" calcext:value-type="string">
            <text:p><text:a xlink:href="https://br.wiktionary.org/wiki/a_viz" xlink:type="simple">https://br.wiktionary.org/wiki/a_viz</text:a></text:p>
          </table:table-cell>
          <table:table-cell table:style-name="ce28"/>
          <table:table-cell office:value-type="string" calcext:value-type="string">
            <text:p>idem</text:p>
          </table:table-cell>
          <table:table-cell office:value-type="date" office:date-value="2019-05-02" calcext:value-type="date">
            <text:p>02/05/19</text:p>
          </table:table-cell>
          <table:table-cell table:number-columns-repeated="45"/>
        </table:table-row>
        <table:table-row table:style-name="ro6">
          <table:table-cell table:style-name="ce8" office:value-type="float" office:value="76" calcext:value-type="float">
            <text:p>76</text:p>
          </table:table-cell>
          <table:table-cell table:style-name="ce8" office:value-type="string" calcext:value-type="string">
            <text:p><text:a xlink:href="https://community.languagetool.org/rule/show/KEMM_DRE_VLOTAAT_DEIZ?lang=br&amp;subId=5" xlink:type="simple">https://community.languagetool.org/rule/show/KEMM_DRE_VLOTAAT_DEIZ?lang=br&amp;subId=5</text:a></text:p>
          </table:table-cell>
          <table:table-cell table:style-name="ce8" office:value-type="string" calcext:value-type="string">
            <text:p>Kemmadur dre vlotaat gant an deiziad</text:p>
          </table:table-cell>
          <table:table-cell table:style-name="ce8" office:value-type="string" calcext:value-type="string">
            <text:p>Blotadur en {T-niveroù} {mod-deiziad «eus ar miz»} goude ar ger-mell</text:p>
          </table:table-cell>
          <table:table-cell table:style-name="ce8" office:value-type="string" calcext:value-type="string">
            <text:p>Kemmadur dre vlotaat goude ar ger-mell en niveroù o kregiñ gant un «T» e-barzh an deiziadoù skrivet er mod «eus ar miz».</text:p>
          </table:table-cell>
          <table:table-cell table:style-name="ce8" office:value-type="string" calcext:value-type="string">
            <text:p>Ur c’hemmadur dre vlotaat a zlefe bezañ. (CHALM P6).</text:p>
          </table:table-cell>
          <table:table-cell table:style-name="ce8" office:value-type="string" calcext:value-type="string">
            <text:p>Kemmadur dre vlotaat amañ. (CHALM P6).</text:p>
          </table:table-cell>
          <table:table-cell table:style-name="ce8" office:value-type="string" calcext:value-type="string">
            <text:p>Mutation par adoucissement ici. (CHALM P6).</text:p>
          </table:table-cell>
          <table:table-cell table:style-name="ce8" office:value-type="string" calcext:value-type="string">
            <text:p>Soft mutation here. (CHALM P6).</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A:</text:p>
            <text:p>Miz:</text:p>
            <text:p>Eus:</text:p>
          </table:table-cell>
          <table:table-cell table:style-name="ce8" office:value-type="string" calcext:value-type="string">
            <text:p>http://devri.bzh/recherche/?q=a&amp;submit=</text:p>
            <text:p>http://devri.bzh/recherche/?q=miz&amp;submit=</text:p>
            <text:p>http://devri.bzh/recherche/?q=eus&amp;submit=</text:p>
          </table:table-cell>
          <table:table-cell table:style-name="ce8" office:value-type="string" calcext:value-type="string">
            <text:p>http://meurgorf.brezhoneg.bzh/meurgorf/enklask?terme=a&amp;submit=Rechercher&amp;categorie=0&amp;oeuvres=0</text:p>
            <text:p>http://meurgorf.brezhoneg.bzh/meurgorf/enklask?terme=miz&amp;submit=Rechercher&amp;categorie=0&amp;oeuvres=0</text:p>
            <text:p>http://meurgorf.brezhoneg.bzh/meurgorf/enklask?terme=eus&amp;submit=Rechercher&amp;categorie=0&amp;oeuvres=0</text:p>
          </table:table-cell>
          <table:table-cell table:style-name="ce8" office:value-type="string" calcext:value-type="string">
            <text:p>https://br.wiktionary.org/wiki/a</text:p>
            <text:p>https://br.wiktionary.org/wiki/miz</text:p>
            <text:p>https://br.wiktionary.org/wiki/eus</text:p>
          </table:table-cell>
          <table:table-cell/>
          <table:table-cell table:style-name="ce8" office:value-type="string" calcext:value-type="string">
            <text:p>idem</text:p>
          </table:table-cell>
          <table:table-cell table:style-name="ce40" office:value-type="date" office:date-value="2019-05-02" calcext:value-type="date">
            <text:p>02/05/19</text:p>
          </table:table-cell>
          <table:table-cell table:number-columns-repeated="45"/>
        </table:table-row>
        <table:table-row table:style-name="ro4">
          <table:table-cell office:value-type="float" office:value="77" calcext:value-type="float">
            <text:p>77</text:p>
          </table:table-cell>
          <table:table-cell office:value-type="string" calcext:value-type="string">
            <text:p><text:a xlink:href="https://community.languagetool.org/rule/show/KEMM_DRE_VLOTAAT_DEIZ?lang=br&amp;subId=6" xlink:type="simple">https://community.languagetool.org/rule/show/KEMM_DRE_VLOTAAT_DEIZ?lang=br&amp;subId=6</text:a></text:p>
          </table:table-cell>
          <table:table-cell office:value-type="string" calcext:value-type="string">
            <text:p>Kemmadur dre vlotaat gant an deiziad.</text:p>
          </table:table-cell>
          <table:table-cell office:value-type="string" calcext:value-type="string">
            <text:p>Blotadur en {T-niveroù} {mod-deiziad «a viz»} goude ar ger-mell</text:p>
          </table:table-cell>
          <table:table-cell office:value-type="string" calcext:value-type="string">
            <text:p>Kemmadur dre vlotaat goude ar ger-mell en niveroù o kregiñ gant un «T» e-barzh an deiziadoù skrivet er mod «a viz».</text:p>
          </table:table-cell>
          <table:table-cell office:value-type="string" calcext:value-type="string">
            <text:p>Ur c’hemmadur dre vlotaat a zlefe bezañ. (CHALM P6).</text:p>
          </table:table-cell>
          <table:table-cell office:value-type="string" calcext:value-type="string">
            <text:p>Kemmadur dre vlotaat amañ. (CHALM P6).</text:p>
          </table:table-cell>
          <table:table-cell office:value-type="string" calcext:value-type="string">
            <text:p>Mutation par adoucissement ici. (CHALM P6).</text:p>
          </table:table-cell>
          <table:table-cell office:value-type="string" calcext:value-type="string">
            <text:p>Soft mutation here. (CHALM P6).</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A viz:</text:p>
          </table:table-cell>
          <table:table-cell table:number-columns-repeated="2" office:value-type="string" calcext:value-type="string">
            <text:p>--</text:p>
          </table:table-cell>
          <table:table-cell office:value-type="string" calcext:value-type="string">
            <text:p><text:a xlink:href="https://br.wiktionary.org/wiki/a_viz" xlink:type="simple">https://br.wiktionary.org/wiki/a_viz</text:a></text:p>
          </table:table-cell>
          <table:table-cell table:style-name="ce28"/>
          <table:table-cell office:value-type="string" calcext:value-type="string">
            <text:p>idem</text:p>
          </table:table-cell>
          <table:table-cell office:value-type="date" office:date-value="2019-05-02" calcext:value-type="date">
            <text:p>02/05/19</text:p>
          </table:table-cell>
          <table:table-cell table:number-columns-repeated="45"/>
        </table:table-row>
        <table:table-row table:style-name="ro6">
          <table:table-cell table:style-name="ce8" office:value-type="float" office:value="78" calcext:value-type="float">
            <text:p>78</text:p>
          </table:table-cell>
          <table:table-cell table:style-name="ce8" office:value-type="string" calcext:value-type="string">
            <text:p><text:a xlink:href="https://community.languagetool.org/rule/show/KEMM_DRE_VLOTAAT_DEIZ?lang=br&amp;subId=7" xlink:type="simple">https://community.languagetool.org/rule/show/KEMM_DRE_VLOTAAT_DEIZ?lang=br&amp;subId=7</text:a></text:p>
          </table:table-cell>
          <table:table-cell table:style-name="ce8" office:value-type="string" calcext:value-type="string">
            <text:p>Kemmadur dre vlotaat gant an deiziad.</text:p>
          </table:table-cell>
          <table:table-cell table:style-name="ce8" office:value-type="string" calcext:value-type="string">
            <text:p>Blotadur en {T-niveroù-petvediñ} {mod-deiziad «eus ar miz»} goude ar ger-mell</text:p>
          </table:table-cell>
          <table:table-cell table:style-name="ce8" office:value-type="string" calcext:value-type="string">
            <text:p>Kemmadur dre vlotaat goude ar ger-mell en niveroù petvediñ o kregiñ gant un «T» e-barzh an deiziadoù skrivet er mod «eus ar miz».</text:p>
          </table:table-cell>
          <table:table-cell table:style-name="ce8" office:value-type="string" calcext:value-type="string">
            <text:p>Ne vez ket graet ar c’hemmadur gant an niveroù pegementiñ en deiziad. (CHALM P6).</text:p>
          </table:table-cell>
          <table:table-cell table:style-name="ce8" office:value-type="string" calcext:value-type="string">
            <text:p>Kemmadur ebet en niveroù pegementiñ en deiziadoù. (CHALM P6).</text:p>
          </table:table-cell>
          <table:table-cell table:style-name="ce8" office:value-type="string" calcext:value-type="string">
            <text:p>Pas de mutations dans les nombres cardinaux dans les dates. (CHALM P6).</text:p>
          </table:table-cell>
          <table:table-cell table:style-name="ce8" office:value-type="string" calcext:value-type="string">
            <text:p>No mutations in cardinal numbers into dates. (CHALM P6).</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A:</text:p>
            <text:p>Miz:</text:p>
            <text:p>Eus:</text:p>
          </table:table-cell>
          <table:table-cell table:style-name="ce8" office:value-type="string" calcext:value-type="string">
            <text:p>http://devri.bzh/recherche/?q=a&amp;submit=</text:p>
            <text:p>http://devri.bzh/recherche/?q=miz&amp;submit=</text:p>
            <text:p>http://devri.bzh/recherche/?q=eus&amp;submit=</text:p>
          </table:table-cell>
          <table:table-cell table:style-name="ce8" office:value-type="string" calcext:value-type="string">
            <text:p>http://meurgorf.brezhoneg.bzh/meurgorf/enklask?terme=a&amp;submit=Rechercher&amp;categorie=0&amp;oeuvres=0</text:p>
            <text:p>http://meurgorf.brezhoneg.bzh/meurgorf/enklask?terme=miz&amp;submit=Rechercher&amp;categorie=0&amp;oeuvres=0</text:p>
            <text:p>http://meurgorf.brezhoneg.bzh/meurgorf/enklask?terme=eus&amp;submit=Rechercher&amp;categorie=0&amp;oeuvres=0</text:p>
          </table:table-cell>
          <table:table-cell table:style-name="ce8" office:value-type="string" calcext:value-type="string">
            <text:p>https://br.wiktionary.org/wiki/a</text:p>
            <text:p>https://br.wiktionary.org/wiki/miz</text:p>
            <text:p>https://br.wiktionary.org/wiki/eus</text:p>
          </table:table-cell>
          <table:table-cell/>
          <table:table-cell table:style-name="ce8" office:value-type="string" calcext:value-type="string">
            <text:p>idem</text:p>
          </table:table-cell>
          <table:table-cell table:style-name="ce40" office:value-type="date" office:date-value="2019-05-02" calcext:value-type="date">
            <text:p>02/05/19</text:p>
          </table:table-cell>
          <table:table-cell table:number-columns-repeated="45"/>
        </table:table-row>
        <table:table-row table:style-name="ro4">
          <table:table-cell office:value-type="float" office:value="79" calcext:value-type="float">
            <text:p>79</text:p>
          </table:table-cell>
          <table:table-cell office:value-type="string" calcext:value-type="string">
            <text:p><text:a xlink:href="https://community.languagetool.org/rule/show/KEMM_DRE_VLOTAAT_DEIZ?lang=br&amp;subId=8" xlink:type="simple">https://community.languagetool.org/rule/show/KEMM_DRE_VLOTAAT_DEIZ?lang=br&amp;subId=8</text:a></text:p>
          </table:table-cell>
          <table:table-cell office:value-type="string" calcext:value-type="string">
            <text:p>Kemmadur dre vlotaat gant an deiziad.</text:p>
          </table:table-cell>
          <table:table-cell office:value-type="string" calcext:value-type="string">
            <text:p>Blotadur en {T-niveroù} {mod-deiziad «eus ar miz»} goude ar ger-mell</text:p>
          </table:table-cell>
          <table:table-cell office:value-type="string" calcext:value-type="string">
            <text:p>Kemmadur dre vlotaat goude ar ger-mell en niveroù petvediñ o kregiñ gant un «T» e-barzh an deiziadoù skrivet er mod «a viz».</text:p>
          </table:table-cell>
          <table:table-cell office:value-type="string" calcext:value-type="string">
            <text:p>Ne vez ket graet ar c’hemmadur gant an niveroù pegementiñ en deiziad. (CHALM P6).</text:p>
          </table:table-cell>
          <table:table-cell office:value-type="string" calcext:value-type="string">
            <text:p>Kemmadur ebet en niveroù pegementiñ en deiziadoù. (CHALM P6).</text:p>
          </table:table-cell>
          <table:table-cell office:value-type="string" calcext:value-type="string">
            <text:p>Pas de mutations dans les nombres cardinaux dans les dates. (CHALM P6).</text:p>
          </table:table-cell>
          <table:table-cell office:value-type="string" calcext:value-type="string">
            <text:p>No mutations in cardinal numbers into dates. (CHALM P6).</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A viz:</text:p>
          </table:table-cell>
          <table:table-cell table:number-columns-repeated="2" office:value-type="string" calcext:value-type="string">
            <text:p>--</text:p>
          </table:table-cell>
          <table:table-cell office:value-type="string" calcext:value-type="string">
            <text:p><text:a xlink:href="https://br.wiktionary.org/wiki/a_viz" xlink:type="simple">https://br.wiktionary.org/wiki/a_viz</text:a></text:p>
          </table:table-cell>
          <table:table-cell table:style-name="ce28"/>
          <table:table-cell office:value-type="string" calcext:value-type="string">
            <text:p>idem</text:p>
          </table:table-cell>
          <table:table-cell office:value-type="date" office:date-value="2019-05-02" calcext:value-type="date">
            <text:p>02/05/19</text:p>
          </table:table-cell>
          <table:table-cell table:number-columns-repeated="45"/>
        </table:table-row>
        <table:table-row table:style-name="ro6">
          <table:table-cell table:style-name="ce8" office:value-type="float" office:value="80" calcext:value-type="float">
            <text:p>80</text:p>
          </table:table-cell>
          <table:table-cell table:style-name="ce8" office:value-type="string" calcext:value-type="string">
            <text:p><text:a xlink:href="https://community.languagetool.org/rule/show/KEMM_DRE_VLOTAAT_DEIZ?lang=br&amp;subId=9" xlink:type="simple">https://community.languagetool.org/rule/show/KEMM_DRE_VLOTAAT_DEIZ?lang=br&amp;subId=9</text:a></text:p>
          </table:table-cell>
          <table:table-cell table:style-name="ce8" office:value-type="string" calcext:value-type="string">
            <text:p>Kemmadur dre vlotaat gant an deiziad.</text:p>
          </table:table-cell>
          <table:table-cell table:style-name="ce8" office:value-type="string" calcext:value-type="string">
            <text:p>Blotadur er {P-niveroù} {mod-deiziad «eus ar miz»} goude ar ger-mell</text:p>
          </table:table-cell>
          <table:table-cell table:style-name="ce8" office:value-type="string" calcext:value-type="string">
            <text:p>Kemmadur dre vlotaat goude ar ger-mell en niveroù petvediñ o kregiñ gant ur «P» e-barzh an deiziadoù skrivet er mod «eus ar miz».</text:p>
          </table:table-cell>
          <table:table-cell table:style-name="ce8" office:value-type="string" calcext:value-type="string">
            <text:p>Ur c’hemmadur dre vlotaat a zlefe bezañ. (CHALM P6).</text:p>
          </table:table-cell>
          <table:table-cell table:style-name="ce8" office:value-type="string" calcext:value-type="string">
            <text:p>Kemmadur dre vlotaat amañ. (CHALM P6).</text:p>
          </table:table-cell>
          <table:table-cell table:style-name="ce8" office:value-type="string" calcext:value-type="string">
            <text:p>Mutation par adoucissement ici. (CHALM P6).</text:p>
          </table:table-cell>
          <table:table-cell table:style-name="ce8" office:value-type="string" calcext:value-type="string">
            <text:p>Soft mutation here. (CHALM P6).</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A:</text:p>
            <text:p>Miz:</text:p>
            <text:p>Eus:</text:p>
          </table:table-cell>
          <table:table-cell table:style-name="ce8" office:value-type="string" calcext:value-type="string">
            <text:p>http://devri.bzh/recherche/?q=a&amp;submit=</text:p>
            <text:p>http://devri.bzh/recherche/?q=miz&amp;submit=</text:p>
            <text:p>http://devri.bzh/recherche/?q=eus&amp;submit=</text:p>
          </table:table-cell>
          <table:table-cell table:style-name="ce8" office:value-type="string" calcext:value-type="string">
            <text:p>http://meurgorf.brezhoneg.bzh/meurgorf/enklask?terme=a&amp;submit=Rechercher&amp;categorie=0&amp;oeuvres=0</text:p>
            <text:p>http://meurgorf.brezhoneg.bzh/meurgorf/enklask?terme=miz&amp;submit=Rechercher&amp;categorie=0&amp;oeuvres=0</text:p>
            <text:p>http://meurgorf.brezhoneg.bzh/meurgorf/enklask?terme=eus&amp;submit=Rechercher&amp;categorie=0&amp;oeuvres=0</text:p>
          </table:table-cell>
          <table:table-cell table:style-name="ce8" office:value-type="string" calcext:value-type="string">
            <text:p>https://br.wiktionary.org/wiki/a</text:p>
            <text:p>https://br.wiktionary.org/wiki/miz</text:p>
            <text:p>https://br.wiktionary.org/wiki/eus</text:p>
          </table:table-cell>
          <table:table-cell/>
          <table:table-cell table:style-name="ce8" office:value-type="string" calcext:value-type="string">
            <text:p>idem</text:p>
          </table:table-cell>
          <table:table-cell table:style-name="ce40" office:value-type="date" office:date-value="2019-05-02" calcext:value-type="date">
            <text:p>02/05/19</text:p>
          </table:table-cell>
          <table:table-cell table:number-columns-repeated="45"/>
        </table:table-row>
        <table:table-row table:style-name="ro6">
          <table:table-cell office:value-type="float" office:value="81" calcext:value-type="float">
            <text:p>81</text:p>
          </table:table-cell>
          <table:table-cell office:value-type="string" calcext:value-type="string">
            <text:p><text:a xlink:href="https://community.languagetool.org/rule/show/KEMM_DRE_VLOTAAT_DEIZ?lang=br&amp;subId=10" xlink:type="simple">https://community.languagetool.org/rule/show/KEMM_DRE_VLOTAAT_DEIZ?lang=br&amp;subId=10</text:a></text:p>
          </table:table-cell>
          <table:table-cell office:value-type="string" calcext:value-type="string">
            <text:p>Kemmadur dre vlotaat gant an deiziad.</text:p>
          </table:table-cell>
          <table:table-cell office:value-type="string" calcext:value-type="string">
            <text:p>Blotadur er {P-niveroù} {mod-deiziad «a viz»} goude ar ger-mell</text:p>
          </table:table-cell>
          <table:table-cell office:value-type="string" calcext:value-type="string">
            <text:p>Kemmadur dre vlotaat goude ar ger-mell en niveroù petvediñ o kregiñ gant ur «P» e-barzh an deiziadoù skrivet er mod «eus ar miz».</text:p>
          </table:table-cell>
          <table:table-cell office:value-type="string" calcext:value-type="string">
            <text:p>Ur c’hemmadur dre vlotaat a zlefe bezañ. (CHALM P6).</text:p>
          </table:table-cell>
          <table:table-cell office:value-type="string" calcext:value-type="string">
            <text:p>Kemmadur dre vlotaat amañ. (CHALM P6).</text:p>
          </table:table-cell>
          <table:table-cell office:value-type="string" calcext:value-type="string">
            <text:p>Mutation par adoucissement ici. (CHALM P6).</text:p>
          </table:table-cell>
          <table:table-cell office:value-type="string" calcext:value-type="string">
            <text:p>Soft mutation here. (CHALM P6).</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A:</text:p>
            <text:p>Miz:</text:p>
            <text:p>Eus:</text:p>
          </table:table-cell>
          <table:table-cell office:value-type="string" calcext:value-type="string">
            <text:p>http://devri.bzh/recherche/?q=a&amp;submit=</text:p>
            <text:p>http://devri.bzh/recherche/?q=miz&amp;submit=</text:p>
            <text:p>http://devri.bzh/recherche/?q=eus&amp;submit=</text:p>
          </table:table-cell>
          <table:table-cell office:value-type="string" calcext:value-type="string">
            <text:p>http://meurgorf.brezhoneg.bzh/meurgorf/enklask?terme=a&amp;submit=Rechercher&amp;categorie=0&amp;oeuvres=0</text:p>
            <text:p>http://meurgorf.brezhoneg.bzh/meurgorf/enklask?terme=miz&amp;submit=Rechercher&amp;categorie=0&amp;oeuvres=0</text:p>
            <text:p>http://meurgorf.brezhoneg.bzh/meurgorf/enklask?terme=eus&amp;submit=Rechercher&amp;categorie=0&amp;oeuvres=0</text:p>
          </table:table-cell>
          <table:table-cell office:value-type="string" calcext:value-type="string">
            <text:p>https://br.wiktionary.org/wiki/a</text:p>
            <text:p>https://br.wiktionary.org/wiki/miz</text:p>
            <text:p>https://br.wiktionary.org/wiki/eus</text:p>
          </table:table-cell>
          <table:table-cell table:style-name="ce28"/>
          <table:table-cell office:value-type="string" calcext:value-type="string">
            <text:p>idem</text:p>
          </table:table-cell>
          <table:table-cell office:value-type="date" office:date-value="2019-05-02" calcext:value-type="date">
            <text:p>02/05/19</text:p>
          </table:table-cell>
          <table:table-cell table:number-columns-repeated="45"/>
        </table:table-row>
        <table:table-row table:style-name="ro6">
          <table:table-cell table:style-name="ce8" office:value-type="float" office:value="82" calcext:value-type="float">
            <text:p>82</text:p>
          </table:table-cell>
          <table:table-cell table:style-name="ce8" office:value-type="string" calcext:value-type="string">
            <text:p><text:a xlink:href="https://community.languagetool.org/rule/show/KEMM_DRE_VLOTAAT_DEIZ?lang=br&amp;subId=11" xlink:type="simple">https://community.languagetool.org/rule/show/KEMM_DRE_VLOTAAT_DEIZ?lang=br&amp;subId=11</text:a></text:p>
          </table:table-cell>
          <table:table-cell table:style-name="ce8" office:value-type="string" calcext:value-type="string">
            <text:p>Kemmadur dre vlotaat gant an deiziad.</text:p>
          </table:table-cell>
          <table:table-cell table:style-name="ce8" office:value-type="string" calcext:value-type="string">
            <text:p>Blotadur en {P-niveroù} {mod-deiziad «eus ar miz»} goude ar ger-mell</text:p>
          </table:table-cell>
          <table:table-cell table:style-name="ce8" office:value-type="string" calcext:value-type="string">
            <text:p>Kemmadur dre vlotaat goude ar ger-mell en niveroù petvediñ o kregiñ gant ur «P» e-barzh an deiziadoù skrivet er mod «eus ar miz».</text:p>
          </table:table-cell>
          <table:table-cell table:style-name="ce8" office:value-type="string" calcext:value-type="string">
            <text:p>Ne vez ket graet ar c’hemmadur gant an niveroù pegementiñ en deiziad. (CHALM P6).</text:p>
          </table:table-cell>
          <table:table-cell table:style-name="ce8" office:value-type="string" calcext:value-type="string">
            <text:p>Kemmadur ebet en niveroù pegementiñ en deiziadoù. (CHALM P6).</text:p>
          </table:table-cell>
          <table:table-cell table:style-name="ce8" office:value-type="string" calcext:value-type="string">
            <text:p>Pas de mutations dans les nombres cardinaux dans les dates. (CHALM P6).</text:p>
          </table:table-cell>
          <table:table-cell table:style-name="ce8" office:value-type="string" calcext:value-type="string">
            <text:p>No mutations in cardinal numbers into dates. (CHALM P6).</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A:</text:p>
            <text:p>Miz:</text:p>
            <text:p>Eus:</text:p>
          </table:table-cell>
          <table:table-cell table:style-name="ce8" office:value-type="string" calcext:value-type="string">
            <text:p>http://devri.bzh/recherche/?q=a&amp;submit=</text:p>
            <text:p>http://devri.bzh/recherche/?q=miz&amp;submit=</text:p>
            <text:p>http://devri.bzh/recherche/?q=eus&amp;submit=</text:p>
          </table:table-cell>
          <table:table-cell table:style-name="ce8" office:value-type="string" calcext:value-type="string">
            <text:p>http://meurgorf.brezhoneg.bzh/meurgorf/enklask?terme=a&amp;submit=Rechercher&amp;categorie=0&amp;oeuvres=0</text:p>
            <text:p>http://meurgorf.brezhoneg.bzh/meurgorf/enklask?terme=miz&amp;submit=Rechercher&amp;categorie=0&amp;oeuvres=0</text:p>
            <text:p>http://meurgorf.brezhoneg.bzh/meurgorf/enklask?terme=eus&amp;submit=Rechercher&amp;categorie=0&amp;oeuvres=0</text:p>
          </table:table-cell>
          <table:table-cell table:style-name="ce8" office:value-type="string" calcext:value-type="string">
            <text:p>https://br.wiktionary.org/wiki/a</text:p>
            <text:p>https://br.wiktionary.org/wiki/miz</text:p>
            <text:p>https://br.wiktionary.org/wiki/eus</text:p>
          </table:table-cell>
          <table:table-cell/>
          <table:table-cell table:style-name="ce8" office:value-type="string" calcext:value-type="string">
            <text:p>idem</text:p>
          </table:table-cell>
          <table:table-cell table:style-name="ce40" office:value-type="date" office:date-value="2019-05-02" calcext:value-type="date">
            <text:p>02/05/19</text:p>
          </table:table-cell>
          <table:table-cell table:number-columns-repeated="45"/>
        </table:table-row>
        <table:table-row table:style-name="ro4">
          <table:table-cell office:value-type="float" office:value="83" calcext:value-type="float">
            <text:p>83</text:p>
          </table:table-cell>
          <table:table-cell office:value-type="string" calcext:value-type="string">
            <text:p><text:a xlink:href="https://community.languagetool.org/rule/show/KEMM_DRE_VLOTAAT_DEIZ?lang=br&amp;subId=12" xlink:type="simple">https://community.languagetool.org/rule/show/KEMM_DRE_VLOTAAT_DEIZ?lang=br&amp;subId=12</text:a></text:p>
          </table:table-cell>
          <table:table-cell office:value-type="string" calcext:value-type="string">
            <text:p>Kemmadur dre vlotaat gant an deiziad.</text:p>
          </table:table-cell>
          <table:table-cell office:value-type="string" calcext:value-type="string">
            <text:p>Blotadur er {P-niveroù-petvediñ} {mod-deiziad «a viz»} goude ar ger-mell</text:p>
          </table:table-cell>
          <table:table-cell office:value-type="string" calcext:value-type="string">
            <text:p>Kemmadur dre vlotaat goude ar ger-mell en niveroù petvediñ o kregiñ gant ur «P» e-barzh an deiziadoù skrivet er mod «a viz».</text:p>
          </table:table-cell>
          <table:table-cell office:value-type="string" calcext:value-type="string">
            <text:p>Ne vez ket graet ar c’hemmadur gant an niveroù pegementiñ en deiziad. (CHALM P6).</text:p>
          </table:table-cell>
          <table:table-cell office:value-type="string" calcext:value-type="string">
            <text:p>Kemmadur ebet en niveroù pegementiñ en deiziadoù. (CHALM P6).</text:p>
          </table:table-cell>
          <table:table-cell office:value-type="string" calcext:value-type="string">
            <text:p>Pas de mutations dans les nombres cardinaux dans les dates. (CHALM P6).</text:p>
          </table:table-cell>
          <table:table-cell office:value-type="string" calcext:value-type="string">
            <text:p>No mutations in cardinal numbers into dates. (CHALM P6).</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A viz:</text:p>
          </table:table-cell>
          <table:table-cell table:number-columns-repeated="2" office:value-type="string" calcext:value-type="string">
            <text:p>--</text:p>
          </table:table-cell>
          <table:table-cell office:value-type="string" calcext:value-type="string">
            <text:p><text:a xlink:href="https://br.wiktionary.org/wiki/a_viz" xlink:type="simple">https://br.wiktionary.org/wiki/a_viz</text:a></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6">
          <table:table-cell table:style-name="ce8" office:value-type="float" office:value="84" calcext:value-type="float">
            <text:p>84</text:p>
          </table:table-cell>
          <table:table-cell table:style-name="ce8" office:value-type="string" calcext:value-type="string">
            <text:p><text:a xlink:href="https://community.languagetool.org/rule/show/KEMM_DRE_VLOTAAT_DEIZ?lang=br&amp;subId=13" xlink:type="simple">https://community.languagetool.org/rule/show/KEMM_DRE_VLOTAAT_DEIZ?lang=br&amp;subId=13</text:a></text:p>
          </table:table-cell>
          <table:table-cell table:style-name="ce8" office:value-type="string" calcext:value-type="string">
            <text:p>Kemmadur dre vlotaat gant an deiziad.</text:p>
          </table:table-cell>
          <table:table-cell table:style-name="ce8" office:value-type="string" calcext:value-type="string">
            <text:p>Blotadur er {P-niveroù} {mod-deiziad «eus ar miz»} goude ar ger-mell</text:p>
          </table:table-cell>
          <table:table-cell table:style-name="ce8" office:value-type="string" calcext:value-type="string">
            <text:p>Kemmadur dre vlotaat goude ar ger-mell en niveroù o kregiñ gant ur «P» e-barzh an deiziadoù skrivet er mod «eus ar miz».</text:p>
          </table:table-cell>
          <table:table-cell table:style-name="ce8" office:value-type="string" calcext:value-type="string">
            <text:p>Ur c’hemmadur dre vlotaat a zlefe bezañ. (CHALM P6).</text:p>
          </table:table-cell>
          <table:table-cell table:style-name="ce8" office:value-type="string" calcext:value-type="string">
            <text:p>Kemmadur dre vlotaat amañ. (CHALM P6).</text:p>
          </table:table-cell>
          <table:table-cell table:style-name="ce8" office:value-type="string" calcext:value-type="string">
            <text:p>Mutation par adoucissement ici. (CHALM P6).</text:p>
          </table:table-cell>
          <table:table-cell table:style-name="ce8" office:value-type="string" calcext:value-type="string">
            <text:p>Soft mutation here. (CHALM P6).</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A:</text:p>
            <text:p>Miz:</text:p>
            <text:p>Eus:</text:p>
          </table:table-cell>
          <table:table-cell table:style-name="ce8" office:value-type="string" calcext:value-type="string">
            <text:p>http://devri.bzh/recherche/?q=a&amp;submit=</text:p>
            <text:p>http://devri.bzh/recherche/?q=miz&amp;submit=</text:p>
            <text:p>http://devri.bzh/recherche/?q=eus&amp;submit=</text:p>
          </table:table-cell>
          <table:table-cell table:style-name="ce8" office:value-type="string" calcext:value-type="string">
            <text:p>http://meurgorf.brezhoneg.bzh/meurgorf/enklask?terme=a&amp;submit=Rechercher&amp;categorie=0&amp;oeuvres=0</text:p>
            <text:p>http://meurgorf.brezhoneg.bzh/meurgorf/enklask?terme=miz&amp;submit=Rechercher&amp;categorie=0&amp;oeuvres=0</text:p>
            <text:p>http://meurgorf.brezhoneg.bzh/meurgorf/enklask?terme=eus&amp;submit=Rechercher&amp;categorie=0&amp;oeuvres=0</text:p>
          </table:table-cell>
          <table:table-cell table:style-name="ce8" office:value-type="string" calcext:value-type="string">
            <text:p>https://br.wiktionary.org/wiki/a</text:p>
            <text:p>https://br.wiktionary.org/wiki/miz</text:p>
            <text:p>https://br.wiktionary.org/wiki/eus</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4">
          <table:table-cell office:value-type="float" office:value="85" calcext:value-type="float">
            <text:p>85</text:p>
          </table:table-cell>
          <table:table-cell office:value-type="string" calcext:value-type="string">
            <text:p><text:a xlink:href="https://community.languagetool.org/rule/show/KEMM_DRE_VLOTAAT_DEIZ?lang=br&amp;subId=14" xlink:type="simple">https://community.languagetool.org/rule/show/KEMM_DRE_VLOTAAT_DEIZ?lang=br&amp;subId=14</text:a></text:p>
          </table:table-cell>
          <table:table-cell office:value-type="string" calcext:value-type="string">
            <text:p>Kemmadur dre vlotaat gant an deiziad.</text:p>
          </table:table-cell>
          <table:table-cell office:value-type="string" calcext:value-type="string">
            <text:p>Blotadur er {P-niveroù} {mod-deiziad «a viz»} goude ar ger-mell</text:p>
          </table:table-cell>
          <table:table-cell office:value-type="string" calcext:value-type="string">
            <text:p>Kemmadur dre vlotaat goude ar ger-mell en niveroù o kregiñ gant ur «P» e-barzh an deiziadoù skrivet er mod «a viz».</text:p>
          </table:table-cell>
          <table:table-cell office:value-type="string" calcext:value-type="string">
            <text:p>Ur c’hemmadur dre vlotaat a zlefe bezañ. (CHALM P6).</text:p>
          </table:table-cell>
          <table:table-cell office:value-type="string" calcext:value-type="string">
            <text:p>Kemmadur dre vlotaat amañ. (CHALM P6).</text:p>
          </table:table-cell>
          <table:table-cell office:value-type="string" calcext:value-type="string">
            <text:p>Mutation par adoucissement ici. (CHALM P6).</text:p>
          </table:table-cell>
          <table:table-cell office:value-type="string" calcext:value-type="string">
            <text:p>Soft mutation here. (CHALM P6).</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A viz:</text:p>
          </table:table-cell>
          <table:table-cell table:number-columns-repeated="2" office:value-type="string" calcext:value-type="string">
            <text:p>--</text:p>
          </table:table-cell>
          <table:table-cell office:value-type="string" calcext:value-type="string">
            <text:p><text:a xlink:href="https://br.wiktionary.org/wiki/a_viz" xlink:type="simple">https://br.wiktionary.org/wiki/a_viz</text:a></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6">
          <table:table-cell table:style-name="ce8" office:value-type="float" office:value="86" calcext:value-type="float">
            <text:p>86</text:p>
          </table:table-cell>
          <table:table-cell table:style-name="ce8" office:value-type="string" calcext:value-type="string">
            <text:p><text:a xlink:href="https://community.languagetool.org/rule/show/KEMM_DRE_VLOTAAT_DEIZ?lang=br&amp;subId=15" xlink:type="simple">https://community.languagetool.org/rule/show/KEMM_DRE_VLOTAAT_DEIZ?lang=br&amp;subId=15</text:a></text:p>
          </table:table-cell>
          <table:table-cell table:style-name="ce8" office:value-type="string" calcext:value-type="string">
            <text:p>Kemmadur dre vlotaat gant an deiziad.</text:p>
          </table:table-cell>
          <table:table-cell table:style-name="ce8" office:value-type="string" calcext:value-type="string">
            <text:p>Blotadur en {P-niveroù-petvediñ} {mod-deiziad «eus ar miz»} goude ar ger-mell</text:p>
          </table:table-cell>
          <table:table-cell table:style-name="ce8" office:value-type="string" calcext:value-type="string">
            <text:p>Kemmadur dre vlotaat goude ar ger-mell en niveroù petvediñ o kregiñ gant ur «P» e-barzh an deiziadoù skrivet er mod «eus ar miz».</text:p>
          </table:table-cell>
          <table:table-cell table:style-name="ce8" office:value-type="string" calcext:value-type="string">
            <text:p>Ne vez ket graet ur c’hemmadur gant an niveroù pegementiñ en deiziad. (CHALM P6).</text:p>
          </table:table-cell>
          <table:table-cell table:style-name="ce8" office:value-type="string" calcext:value-type="string">
            <text:p>Kemmadur ebet en niveroù pegementiñ en deiziadoù. (CHALM P6).</text:p>
          </table:table-cell>
          <table:table-cell table:style-name="ce8" office:value-type="string" calcext:value-type="string">
            <text:p>Pas de mutations dans les nombres cardinaux dans les dates. (CHALM P6).</text:p>
          </table:table-cell>
          <table:table-cell table:style-name="ce8" office:value-type="string" calcext:value-type="string">
            <text:p>No mutations in cardinal numbers into dates. (CHALM P6).</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A:</text:p>
            <text:p>Miz:</text:p>
            <text:p>Eus:</text:p>
          </table:table-cell>
          <table:table-cell table:style-name="ce8" office:value-type="string" calcext:value-type="string">
            <text:p>http://devri.bzh/recherche/?q=a&amp;submit=</text:p>
            <text:p>http://devri.bzh/recherche/?q=miz&amp;submit=</text:p>
            <text:p>http://devri.bzh/recherche/?q=eus&amp;submit=</text:p>
          </table:table-cell>
          <table:table-cell table:style-name="ce8" office:value-type="string" calcext:value-type="string">
            <text:p>http://meurgorf.brezhoneg.bzh/meurgorf/enklask?terme=a&amp;submit=Rechercher&amp;categorie=0&amp;oeuvres=0</text:p>
            <text:p>http://meurgorf.brezhoneg.bzh/meurgorf/enklask?terme=miz&amp;submit=Rechercher&amp;categorie=0&amp;oeuvres=0</text:p>
            <text:p>http://meurgorf.brezhoneg.bzh/meurgorf/enklask?terme=eus&amp;submit=Rechercher&amp;categorie=0&amp;oeuvres=0</text:p>
          </table:table-cell>
          <table:table-cell table:style-name="ce8" office:value-type="string" calcext:value-type="string">
            <text:p>https://br.wiktionary.org/wiki/a</text:p>
            <text:p>https://br.wiktionary.org/wiki/miz</text:p>
            <text:p>https://br.wiktionary.org/wiki/eus</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4">
          <table:table-cell office:value-type="float" office:value="87" calcext:value-type="float">
            <text:p>87</text:p>
          </table:table-cell>
          <table:table-cell office:value-type="string" calcext:value-type="string">
            <text:p><text:a xlink:href="https://community.languagetool.org/rule/show/KEMM_DRE_VLOTAAT_DEIZ?lang=br&amp;subId=16" xlink:type="simple">https://community.languagetool.org/rule/show/KEMM_DRE_VLOTAAT_DEIZ?lang=br&amp;subId=16</text:a></text:p>
          </table:table-cell>
          <table:table-cell office:value-type="string" calcext:value-type="string">
            <text:p>Kemmadur dre vlotaat gant an deiziad.</text:p>
          </table:table-cell>
          <table:table-cell office:value-type="string" calcext:value-type="string">
            <text:p>Blotadur er {P-niveroù-petvediñ} {mod-deiziad «a viz»} goude ar ger-mell</text:p>
          </table:table-cell>
          <table:table-cell office:value-type="string" calcext:value-type="string">
            <text:p>Kemmadur dre vlotaat goude ar ger-mell en niveroù petvediñ o kregiñ gant ur «P» e-barzh an deiziadoù skrivet er mod «a viz».</text:p>
          </table:table-cell>
          <table:table-cell office:value-type="string" calcext:value-type="string">
            <text:p>Ne vez ket graet ur c’hemmadur gant an niveroù pegementiñ en deiziad. (CHALM P6).</text:p>
          </table:table-cell>
          <table:table-cell office:value-type="string" calcext:value-type="string">
            <text:p>Kemmadur ebet en niveroù pegementiñ en deiziadoù. (CHALM P6).</text:p>
          </table:table-cell>
          <table:table-cell office:value-type="string" calcext:value-type="string">
            <text:p>Pas de mutations dans les nombres cardinaux dans les dates. (CHALM P6).</text:p>
          </table:table-cell>
          <table:table-cell office:value-type="string" calcext:value-type="string">
            <text:p>No mutations in cardinal numbers into dates. (CHALM P6).</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A viz:</text:p>
          </table:table-cell>
          <table:table-cell table:number-columns-repeated="2" office:value-type="string" calcext:value-type="string">
            <text:p>--</text:p>
          </table:table-cell>
          <table:table-cell office:value-type="string" calcext:value-type="string">
            <text:p><text:a xlink:href="https://br.wiktionary.org/wiki/a_viz" xlink:type="simple">https://br.wiktionary.org/wiki/a_viz</text:a></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4">
          <table:table-cell table:style-name="ce8" office:value-type="float" office:value="88" calcext:value-type="float">
            <text:p>88</text:p>
          </table:table-cell>
          <table:table-cell table:style-name="ce8" office:value-type="string" calcext:value-type="string">
            <text:p><text:a xlink:href="https://community.languagetool.org/rule/show/KEMM_DRE_VLOTAAT_DEIZ?lang=br&amp;subId=17" xlink:type="simple">https://community.languagetool.org/rule/show/KEMM_DRE_VLOTAAT_DEIZ?lang=br&amp;subId=17</text:a></text:p>
          </table:table-cell>
          <table:table-cell table:style-name="ce8" office:value-type="string" calcext:value-type="string">
            <text:p>Kemmadur dre vlotaat gant an deiziad.</text:p>
          </table:table-cell>
          <table:table-cell table:style-name="ce8" office:value-type="string" calcext:value-type="string">
            <text:p>Blotadur er {K-niveroù-petvediñ} {mod-deiziad «eus ar miz»} goude ar ger-mell</text:p>
          </table:table-cell>
          <table:table-cell table:style-name="ce8" office:value-type="string" calcext:value-type="string">
            <text:p>Kemmadur dre vlotaat goude ar ger-mell en niveroù petvediñ o kregiñ gant ur «K» e-barzh an deiziadoù skrivet er mod «a viz».</text:p>
          </table:table-cell>
          <table:table-cell table:style-name="ce8" office:value-type="string" calcext:value-type="string">
            <text:p>Ha fellout a rae deoc’h skrivañ \2?</text:p>
          </table:table-cell>
          <table:table-cell table:style-name="ce8" office:value-type="string" calcext:value-type="string">
            <text:p>C’hoant ho poa skrivañ «\2»?</text:p>
          </table:table-cell>
          <table:table-cell table:style-name="ce8" office:value-type="string" calcext:value-type="string">
            <text:p>Vouliez-vous écrire «\2» ?</text:p>
          </table:table-cell>
          <table:table-cell table:style-name="ce8" office:value-type="string" calcext:value-type="string">
            <text:p>Did you want to write «\2»?</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A viz:</text:p>
          </table:table-cell>
          <table:table-cell table:number-columns-repeated="2" table:style-name="ce8" office:value-type="string" calcext:value-type="string">
            <text:p>--</text:p>
          </table:table-cell>
          <table:table-cell table:style-name="ce8" office:value-type="string" calcext:value-type="string">
            <text:p><text:a xlink:href="https://br.wiktionary.org/wiki/a_viz" xlink:type="simple">https://br.wiktionary.org/wiki/a_viz</text:a></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3">
          <table:table-cell office:value-type="float" office:value="89" calcext:value-type="float">
            <text:p>89</text:p>
          </table:table-cell>
          <table:table-cell office:value-type="string" calcext:value-type="string">
            <text:p><text:a xlink:href="https://community.languagetool.org/rule/show/KEMM_DRE_VLOTAAT_DEIZ?lang=br&amp;subId=18" xlink:type="simple">https://community.languagetool.org/rule/show/KEMM_DRE_VLOTAAT_DEIZ?lang=br&amp;subId=18</text:a></text:p>
          </table:table-cell>
          <table:table-cell office:value-type="string" calcext:value-type="string">
            <text:p>Kemmadur dre vlotaat gant an deiziad.</text:p>
          </table:table-cell>
          <table:table-cell office:value-type="string" calcext:value-type="string">
            <text:p>Blotadur er ger «pet» goude ar ger-mell en deiziadoù</text:p>
          </table:table-cell>
          <table:table-cell office:value-type="string" calcext:value-type="string">
            <text:p>Kemmadur dre vlotaat goude ar ger-mell er ger «pet» en deiziadoù.</text:p>
          </table:table-cell>
          <table:table-cell office:value-type="string" calcext:value-type="string">
            <text:p>Ha fellout a rae deoc’h skrivañ bet?</text:p>
          </table:table-cell>
          <table:table-cell office:value-type="string" calcext:value-type="string">
            <text:p>C’hoant ho poa skrivañ «bet»?</text:p>
          </table:table-cell>
          <table:table-cell office:value-type="string" calcext:value-type="string">
            <text:p>Vouliez-vous écrire «bet» ?</text:p>
          </table:table-cell>
          <table:table-cell office:value-type="string" calcext:value-type="string">
            <text:p>Did you want to write «bet»?</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text:p>
          </table:table-cell>
          <table:table-cell table:style-name="ce3" office:value-type="string" calcext:value-type="string">
            <text:p>Pet:</text:p>
          </table:table-cell>
          <table:table-cell office:value-type="string" calcext:value-type="string">
            <text:p><text:a xlink:href="http://devri.bzh/recherche/?q=Pet&amp;submit" xlink:type="simple">http://devri.bzh/recherche/?q=Pet&amp;submit=</text:a></text:p>
          </table:table-cell>
          <table:table-cell office:value-type="string" calcext:value-type="string">
            <text:p><text:a xlink:href="http://meurgorf.brezhoneg.bzh/meurgorf/enklask?terme=pet&amp;submit=Rechercher&amp;categorie=0&amp;oeuvres=0" xlink:type="simple">http://meurgorf.brezhoneg.bzh/meurgorf/enklask?terme=pet&amp;submit=Rechercher&amp;categorie=0&amp;oeuvres=0</text:a></text:p>
          </table:table-cell>
          <table:table-cell office:value-type="string" calcext:value-type="string">
            <text:p><text:a xlink:href="https://br.wiktionary.org/wiki/pet" xlink:type="simple">https://br.wiktionary.org/wiki/pet</text:a></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90" calcext:value-type="float">
            <text:p>90</text:p>
          </table:table-cell>
          <table:table-cell table:style-name="ce8" office:value-type="string" calcext:value-type="string">
            <text:p><text:a xlink:href="https://community.languagetool.org/rule/show/KEMM_DRE_VLOTAAT_DEIZ?lang=br&amp;subId=19" xlink:type="simple">https://community.languagetool.org/rule/show/KEMM_DRE_VLOTAAT_DEIZ?lang=br&amp;subId=19</text:a></text:p>
          </table:table-cell>
          <table:table-cell table:style-name="ce8" office:value-type="string" calcext:value-type="string">
            <text:p>Kemmadur dre vlotaat gant an deiziad.</text:p>
          </table:table-cell>
          <table:table-cell table:style-name="ce8" office:value-type="string" calcext:value-type="string">
            <text:p>Blotadur er ger «petvet» goude ar ger-mell en deiziadoù</text:p>
          </table:table-cell>
          <table:table-cell table:style-name="ce8" office:value-type="string" calcext:value-type="string">
            <text:p>Kemmadur dre vlotaat goude ar ger-mell er ger «petvet» en deiziadoù.</text:p>
          </table:table-cell>
          <table:table-cell table:style-name="ce8" office:value-type="string" calcext:value-type="string">
            <text:p>Ha fellout a rae deoc’h skrivañ petvet?</text:p>
          </table:table-cell>
          <table:table-cell table:style-name="ce8" office:value-type="string" calcext:value-type="string">
            <text:p>C’hoant ho poa skrivañ «petvet»?</text:p>
          </table:table-cell>
          <table:table-cell table:style-name="ce8" office:value-type="string" calcext:value-type="string">
            <text:p>Vouliez-vous écrire «\2» ?</text:p>
          </table:table-cell>
          <table:table-cell table:style-name="ce8" office:value-type="string" calcext:value-type="string">
            <text:p>Did you want to write «\2»?</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Petvet:</text:p>
          </table:table-cell>
          <table:table-cell table:style-name="ce8" office:value-type="string" calcext:value-type="string">
            <text:p><text:a xlink:href="http://devri.bzh/recherche/?q=Petvet&amp;submit" xlink:type="simple">http://devri.bzh/recherche/?q=Petvet&amp;submit=</text:a></text:p>
          </table:table-cell>
          <table:table-cell table:style-name="ce8" office:value-type="string" calcext:value-type="string">
            <text:p><text:a xlink:href="http://meurgorf.brezhoneg.bzh/meurgorf/enklask?terme=petvet&amp;submit=Rechercher&amp;categorie=0&amp;oeuvres=0" xlink:type="simple">http://meurgorf.brezhoneg.bzh/meurgorf/enklask?terme=petvet&amp;submit=Rechercher&amp;categorie=0&amp;oeuvres=0</text:a></text:p>
          </table:table-cell>
          <table:table-cell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3">
          <table:table-cell office:value-type="float" office:value="91" calcext:value-type="float">
            <text:p>91</text:p>
          </table:table-cell>
          <table:table-cell office:value-type="string" calcext:value-type="string">
            <text:p><text:a xlink:href="https://community.languagetool.org/rule/show/KEMM_KANT?lang=br&amp;subId=1" xlink:type="simple">https://community.languagetool.org/rule/show/KEMM_KANT?lang=br&amp;subId=1</text:a></text:p>
          </table:table-cell>
          <table:table-cell office:value-type="string" calcext:value-type="string">
            <text:p>daou kant → daou c’hant</text:p>
          </table:table-cell>
          <table:table-cell office:value-type="string" calcext:value-type="string">
            <text:p>Advlotadur er ger «kant» goude «daou»</text:p>
          </table:table-cell>
          <table:table-cell office:value-type="string" calcext:value-type="string">
            <text:p>Kemmadur dre vlotaat doublet evit an niver «kant» goude «daou».</text:p>
          </table:table-cell>
          <table:table-cell office:value-type="string" calcext:value-type="string">
            <text:p>Ha fellout a rae deoc’h skrivañ c’hant?</text:p>
          </table:table-cell>
          <table:table-cell office:value-type="string" calcext:value-type="string">
            <text:p>C’hoant ho poa skrivañ «c’hant»?</text:p>
          </table:table-cell>
          <table:table-cell office:value-type="string" calcext:value-type="string">
            <text:p>Vouliez-vous écrire «c’hant»?</text:p>
          </table:table-cell>
          <table:table-cell office:value-type="string" calcext:value-type="string">
            <text:p>Did you want to write «c’hant»?</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Advlotadur</text:p>
          </table:table-cell>
          <table:table-cell table:style-name="ce3" office:value-type="string" calcext:value-type="string">
            <text:p>kant:</text:p>
          </table:table-cell>
          <table:table-cell office:value-type="string" calcext:value-type="string">
            <text:p><text:a xlink:href="http://devri.bzh/recherche/?q=kant&amp;submit" xlink:type="simple">http://devri.bzh/recherche/?q=kant&amp;submit=</text:a></text:p>
          </table:table-cell>
          <table:table-cell office:value-type="string" calcext:value-type="string">
            <text:p><text:a xlink:href="http://meurgorf.brezhoneg.bzh/meurgorf/enklask?terme=kant&amp;submit=Rechercher&amp;categorie=0&amp;oeuvres=0" xlink:type="simple">http://meurgorf.brezhoneg.bzh/meurgorf/enklask?terme=kant&amp;submit=Rechercher&amp;categorie=0&amp;oeuvres=0</text:a></text:p>
          </table:table-cell>
          <table:table-cell office:value-type="string" calcext:value-type="string">
            <text:p><text:a xlink:href="https://br.wiktionary.org/wiki/kant" xlink:type="simple">https://br.wiktionary.org/wiki/kant</text:a></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4">
          <table:table-cell table:style-name="ce8" office:value-type="float" office:value="92" calcext:value-type="float">
            <text:p>92</text:p>
          </table:table-cell>
          <table:table-cell table:style-name="ce8" office:value-type="string" calcext:value-type="string">
            <text:p><text:a xlink:href="https://community.languagetool.org/rule/show/KEMM_DRE_GALETAAT?lang=br&amp;subId=1" xlink:type="simple">https://community.languagetool.org/rule/show/KEMM_DRE_GALETAAT?lang=br&amp;subId=1</text:a></text:p>
          </table:table-cell>
          <table:table-cell table:style-name="ce8" office:value-type="string" calcext:value-type="string">
            <text:p>Kemmadur dre galetaat.</text:p>
          </table:table-cell>
          <table:table-cell table:style-name="ce8" office:value-type="string" calcext:value-type="string">
            <text:p>Kaletadur er {K-gerioù} goude «ho»</text:p>
          </table:table-cell>
          <table:table-cell table:style-name="ce8" office:value-type="string" calcext:value-type="string">
            <text:p>Kemmadur dre galetaat goude «ho» er gerioù o kregiñ gant ur «K».</text:p>
          </table:table-cell>
          <table:table-cell table:style-name="ce8" office:value-type="string" calcext:value-type="string">
            <text:p>Ne zlefe ket bezañ ur c’hemmadur goude ar ger «\1» gant ur ger a grog gant «K». (CHALM B3.3).</text:p>
          </table:table-cell>
          <table:table-cell table:style-name="ce8" office:value-type="string" calcext:value-type="string">
            <text:p>Kemmadur ebet goude «\1» en ur ger o kregiñ gant ur «K». (CHALM B3.3).</text:p>
          </table:table-cell>
          <table:table-cell table:style-name="ce8" office:value-type="string" calcext:value-type="string">
            <text:p>Pas de mutations après «\1» dans les mots commençant par un «K». (CHALM B3.3).</text:p>
          </table:table-cell>
          <table:table-cell table:style-name="ce8" office:value-type="string" calcext:value-type="string">
            <text:p>No mutations after «\1» in words beginning with a «K». (CHALM B3.3).</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Kaletadur</text:p>
          </table:table-cell>
          <table:table-cell office:value-type="string" calcext:value-type="string">
            <text:p>Ho:</text:p>
          </table:table-cell>
          <table:table-cell table:style-name="ce8" office:value-type="string" calcext:value-type="string">
            <text:p><text:a xlink:href="http://devri.bzh/recherche/?q=ho&amp;submit" xlink:type="simple">http://devri.bzh/recherche/?q=ho&amp;submit=</text:a></text:p>
          </table:table-cell>
          <table:table-cell table:style-name="ce8" office:value-type="string" calcext:value-type="string">
            <text:p><text:a xlink:href="http://meurgorf.brezhoneg.bzh/meurgorf/enklask?terme=ho&amp;submit=Rechercher&amp;categorie=0&amp;oeuvres=0" xlink:type="simple">http://meurgorf.brezhoneg.bzh/meurgorf/enklask?terme=ho&amp;submit=Rechercher&amp;categorie=0&amp;oeuvres=0</text:a></text:p>
          </table:table-cell>
          <table:table-cell table:style-name="ce8" office:value-type="string" calcext:value-type="string">
            <text:p><text:a xlink:href="https://br.wiktionary.org/wiki/ho" xlink:type="simple">https://br.wiktionary.org/wiki/ho</text:a></text:p>
          </table:table-cell>
          <table:table-cell office:value-type="string" calcext:value-type="string">
            <text:p>Cause de la mutation : le «ho» vient d’après M.Kerrain de «hoz» d’où mutation.</text:p>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4">
          <table:table-cell office:value-type="float" office:value="93" calcext:value-type="float">
            <text:p>93</text:p>
          </table:table-cell>
          <table:table-cell office:value-type="string" calcext:value-type="string">
            <text:p><text:a xlink:href="https://community.languagetool.org/rule/show/KEMM_DRE_GALETAAT?lang=br&amp;subId=2" xlink:type="simple">https://community.languagetool.org/rule/show/KEMM_DRE_GALETAAT?lang=br&amp;subId=2</text:a></text:p>
          </table:table-cell>
          <table:table-cell office:value-type="string" calcext:value-type="string">
            <text:p>Kemmadur dre galetaat.</text:p>
          </table:table-cell>
          <table:table-cell office:value-type="string" calcext:value-type="string">
            <text:p>Kaletadur en {T-gerioù} goude «ho»</text:p>
          </table:table-cell>
          <table:table-cell office:value-type="string" calcext:value-type="string">
            <text:p>Kemmadur dre galetaat. goude «ho» er gerioù o kregiñ gant ur «T».</text:p>
          </table:table-cell>
          <table:table-cell office:value-type="string" calcext:value-type="string">
            <text:p>Ne zlefe ket bezañ ur c’hemmadur goude ar ger «\1» gant ur ger a grog gant «T». (CHALM B3.3).</text:p>
          </table:table-cell>
          <table:table-cell office:value-type="string" calcext:value-type="string">
            <text:p>Kemmadur ebet goude «\1» en ur ger o kregiñ gant un «T». (CHALM B3.3).</text:p>
          </table:table-cell>
          <table:table-cell office:value-type="string" calcext:value-type="string">
            <text:p>Pas de mutations après «\1» dans les mots commençant par un «T». (CHALM B3.3).</text:p>
          </table:table-cell>
          <table:table-cell office:value-type="string" calcext:value-type="string">
            <text:p>No mutations after «\1» in words beginning with a «T». (CHALM B3.3).</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Kaletadu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4">
          <table:table-cell table:style-name="ce8" office:value-type="float" office:value="94" calcext:value-type="float">
            <text:p>94</text:p>
          </table:table-cell>
          <table:table-cell table:style-name="ce8" office:value-type="string" calcext:value-type="string">
            <text:p><text:a xlink:href="https://community.languagetool.org/rule/show/KEMM_DRE_GALETAAT?lang=br&amp;subId=3" xlink:type="simple">https://community.languagetool.org/rule/show/KEMM_DRE_GALETAAT?lang=br&amp;subId=3</text:a></text:p>
          </table:table-cell>
          <table:table-cell table:style-name="ce8" office:value-type="string" calcext:value-type="string">
            <text:p>Kemmadur dre galetaat.</text:p>
          </table:table-cell>
          <table:table-cell table:style-name="ce8" office:value-type="string" calcext:value-type="string">
            <text:p>Kaletadur er {P-gerioù} goude «ho»</text:p>
          </table:table-cell>
          <table:table-cell table:style-name="ce8" office:value-type="string" calcext:value-type="string">
            <text:p>Kemmadur dre galetaat. goude «ho» er gerioù o kregiñ gant ur «P».</text:p>
          </table:table-cell>
          <table:table-cell table:style-name="ce8" office:value-type="string" calcext:value-type="string">
            <text:p>Ne zlefe ket bezañ ur c’hemmadur goude ar ger «\1» gant ur ger a grog gant «P». (CHALM B3.3).</text:p>
          </table:table-cell>
          <table:table-cell table:style-name="ce8" office:value-type="string" calcext:value-type="string">
            <text:p>Kemmadur ebet goude «\1» en ur ger o kregiñ gant ur «P». (CHALM B3.3).</text:p>
          </table:table-cell>
          <table:table-cell table:style-name="ce8" office:value-type="string" calcext:value-type="string">
            <text:p>Pas de mutations après «\1» dans les mots commençant par un «P». (CHALM B3.3).</text:p>
          </table:table-cell>
          <table:table-cell table:style-name="ce8" office:value-type="string" calcext:value-type="string">
            <text:p>No mutations after «\1» in words starting with «P». (CHALM B3.3).</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Kalet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2">
          <table:table-cell office:value-type="float" office:value="95" calcext:value-type="float">
            <text:p>95</text:p>
          </table:table-cell>
          <table:table-cell office:value-type="string" calcext:value-type="string">
            <text:p><text:a xlink:href="https://community.languagetool.org/rule/show/KEMM_DRE_GALETAAT?lang=br&amp;subId=4" xlink:type="simple">https://community.languagetool.org/rule/show/KEMM_DRE_GALETAAT?lang=br&amp;subId=4</text:a></text:p>
          </table:table-cell>
          <table:table-cell office:value-type="string" calcext:value-type="string">
            <text:p>Kemmadur dre galetaat.</text:p>
          </table:table-cell>
          <table:table-cell office:value-type="string" calcext:value-type="string">
            <text:p>Kaletadur er {(G/Gw)-gerioù} goude «ho»</text:p>
          </table:table-cell>
          <table:table-cell office:value-type="string" calcext:value-type="string">
            <text:p>Kemmadur dre galetaat. goude «ho» er gerioù o kregiñ gant «G/Gw».</text:p>
          </table:table-cell>
          <table:table-cell office:value-type="string" calcext:value-type="string">
            <text:p>Ur c’hemmadur dre galetaat a zlefe bezañ goude ar ger «\1». (CHALM B3.3).</text:p>
          </table:table-cell>
          <table:table-cell office:value-type="string" calcext:value-type="string">
            <text:p>Kemmadur dre galetaat goude «\1». (CHALM B3.3).</text:p>
          </table:table-cell>
          <table:table-cell office:value-type="string" calcext:value-type="string">
            <text:p>Mutation par renforcement après «\1». (CHALM B3.3).</text:p>
          </table:table-cell>
          <table:table-cell office:value-type="string" calcext:value-type="string">
            <text:p>Hard mutation after «\1». (CHALM B3.3).</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Kaletadu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96" calcext:value-type="float">
            <text:p>96</text:p>
          </table:table-cell>
          <table:table-cell table:style-name="ce8" office:value-type="string" calcext:value-type="string">
            <text:p><text:a xlink:href="https://community.languagetool.org/rule/show/KEMM_DRE_GALETAAT?lang=br&amp;subId=5" xlink:type="simple">https://community.languagetool.org/rule/show/KEMM_DRE_GALETAAT?lang=br&amp;subId=5</text:a></text:p>
          </table:table-cell>
          <table:table-cell table:style-name="ce8" office:value-type="string" calcext:value-type="string">
            <text:p>Kemmadur dre galetaat.</text:p>
          </table:table-cell>
          <table:table-cell table:style-name="ce8" office:value-type="string" calcext:value-type="string">
            <text:p>Kaletadur er {Gw-gerioù} goude «ho»</text:p>
          </table:table-cell>
          <table:table-cell table:style-name="ce8" office:value-type="string" calcext:value-type="string">
            <text:p>Kemmadur dre galetaat. goude «ho» er gerioù o kregiñ gant ur «Gw».</text:p>
          </table:table-cell>
          <table:table-cell table:style-name="ce8" office:value-type="string" calcext:value-type="string">
            <text:p>Ur c’hemmadur dre galetaat a zlefe bezañ goude ar ger «\1». (CHALM B3.3).</text:p>
          </table:table-cell>
          <table:table-cell table:style-name="ce8" office:value-type="string" calcext:value-type="string">
            <text:p>Kemmadur dre galetaat goude «\1». (CHALM B3.3).</text:p>
          </table:table-cell>
          <table:table-cell table:style-name="ce8" office:value-type="string" calcext:value-type="string">
            <text:p>Mutation par renforcement après «\1». (CHALM B3.3).</text:p>
          </table:table-cell>
          <table:table-cell table:style-name="ce8" office:value-type="string" calcext:value-type="string">
            <text:p>Hard mutation after «\1». (CHALM B3.3).</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Kalet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2">
          <table:table-cell office:value-type="float" office:value="97" calcext:value-type="float">
            <text:p>97</text:p>
          </table:table-cell>
          <table:table-cell office:value-type="string" calcext:value-type="string">
            <text:p><text:a xlink:href="https://community.languagetool.org/rule/show/KEMM_DRE_GALETAAT?lang=br&amp;subId=6" xlink:type="simple">https://community.languagetool.org/rule/show/KEMM_DRE_GALETAAT?lang=br&amp;subId=6</text:a></text:p>
          </table:table-cell>
          <table:table-cell office:value-type="string" calcext:value-type="string">
            <text:p>Kemmadur dre galetaat.</text:p>
          </table:table-cell>
          <table:table-cell office:value-type="string" calcext:value-type="string">
            <text:p>Kaletadur en {D-gerioù} goude «ho»</text:p>
          </table:table-cell>
          <table:table-cell office:value-type="string" calcext:value-type="string">
            <text:p>Kemmadur dre galetaat. goude «ho» er gerioù o kregiñ gant ur «D».</text:p>
          </table:table-cell>
          <table:table-cell office:value-type="string" calcext:value-type="string">
            <text:p>Ur c’hemmadur dre galetaat a zlefe bezañ goude ar ger «\1». (CHALM B3.3).</text:p>
          </table:table-cell>
          <table:table-cell office:value-type="string" calcext:value-type="string">
            <text:p>Kemmadur dre galetaat goude «\1». (CHALM B3.3).</text:p>
          </table:table-cell>
          <table:table-cell office:value-type="string" calcext:value-type="string">
            <text:p>Mutation par renforcement après «\1». (CHALM B3.3).</text:p>
          </table:table-cell>
          <table:table-cell office:value-type="string" calcext:value-type="string">
            <text:p>Hard mutation after «\1». (CHALM B3.3).</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Kaletadu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98" calcext:value-type="float">
            <text:p>98</text:p>
          </table:table-cell>
          <table:table-cell table:style-name="ce8" office:value-type="string" calcext:value-type="string">
            <text:p><text:a xlink:href="https://community.languagetool.org/rule/show/KEMM_DRE_GALETAAT?lang=br&amp;subId=7" xlink:type="simple">https://community.languagetool.org/rule/show/KEMM_DRE_GALETAAT?lang=br&amp;subId=7</text:a></text:p>
          </table:table-cell>
          <table:table-cell table:style-name="ce8" office:value-type="string" calcext:value-type="string">
            <text:p>Kemmadur dre galetaat.</text:p>
          </table:table-cell>
          <table:table-cell table:style-name="ce8" office:value-type="string" calcext:value-type="string">
            <text:p>Kaletadur er {B-gerioù} goude «ho»</text:p>
          </table:table-cell>
          <table:table-cell table:style-name="ce8" office:value-type="string" calcext:value-type="string">
            <text:p>Kemmadur dre galetaat. goude «ho» er gerioù o kregiñ gant ur «B».</text:p>
          </table:table-cell>
          <table:table-cell table:style-name="ce8" office:value-type="string" calcext:value-type="string">
            <text:p>Ur c’hemmadur dre galetaat a zlefe bezañ goude ar ger «\1». (CHALM B3.3).</text:p>
          </table:table-cell>
          <table:table-cell table:style-name="ce8" office:value-type="string" calcext:value-type="string">
            <text:p>Kemmadur dre galetaat goude «\1». (CHALM B3.3).</text:p>
          </table:table-cell>
          <table:table-cell table:style-name="ce8" office:value-type="string" calcext:value-type="string">
            <text:p>Mutation par renforcement après «\1». (CHALM B3.3).</text:p>
          </table:table-cell>
          <table:table-cell table:style-name="ce8" office:value-type="string" calcext:value-type="string">
            <text:p>Hard mutation after «\1». (CHALM B3.3).</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Kalet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2">
          <table:table-cell office:value-type="float" office:value="99" calcext:value-type="float">
            <text:p>99</text:p>
          </table:table-cell>
          <table:table-cell office:value-type="string" calcext:value-type="string">
            <text:p><text:a xlink:href="https://community.languagetool.org/rule/show/KEMM_DRE_GALETAAT?lang=br&amp;subId=8" xlink:type="simple">https://community.languagetool.org/rule/show/KEMM_DRE_GALETAAT?lang=br&amp;subId=8</text:a></text:p>
          </table:table-cell>
          <table:table-cell office:value-type="string" calcext:value-type="string">
            <text:p>Kemmadur dre galetaat.</text:p>
          </table:table-cell>
          <table:table-cell office:value-type="string" calcext:value-type="string">
            <text:p>Kaletadur er {G-gerioù} goude «ho»</text:p>
          </table:table-cell>
          <table:table-cell office:value-type="string" calcext:value-type="string">
            <text:p>Kemmadur dre galetaat. goude «ho» er gerioù o kregiñ gant ur «G».</text:p>
          </table:table-cell>
          <table:table-cell office:value-type="string" calcext:value-type="string">
            <text:p>Ur c’hemmadur dre galetaat a zlefe bezañ goude ar ger «\1». (CHALM B3.3).</text:p>
          </table:table-cell>
          <table:table-cell office:value-type="string" calcext:value-type="string">
            <text:p>Kemmadur dre galetaat goude «\1». (CHALM B3.3).</text:p>
          </table:table-cell>
          <table:table-cell office:value-type="string" calcext:value-type="string">
            <text:p>Mutation par renforcement après «\1». (CHALM B3.3).</text:p>
          </table:table-cell>
          <table:table-cell office:value-type="string" calcext:value-type="string">
            <text:p>Hard mutation after «\1». (CHALM B3.3).</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Kaletadu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00" calcext:value-type="float">
            <text:p>100</text:p>
          </table:table-cell>
          <table:table-cell table:style-name="ce8" office:value-type="string" calcext:value-type="string">
            <text:p><text:a xlink:href="https://community.languagetool.org/rule/show/KEMM_DRE_GALETAAT?lang=br&amp;subId=9" xlink:type="simple">https://community.languagetool.org/rule/show/KEMM_DRE_GALETAAT?lang=br&amp;subId=9</text:a></text:p>
          </table:table-cell>
          <table:table-cell table:style-name="ce8" office:value-type="string" calcext:value-type="string">
            <text:p>Kemmadur dre galetaat.</text:p>
          </table:table-cell>
          <table:table-cell table:style-name="ce8" office:value-type="string" calcext:value-type="string">
            <text:p>Kaletadur er {M-gerioù} goude «ho»</text:p>
          </table:table-cell>
          <table:table-cell table:style-name="ce8" office:value-type="string" calcext:value-type="string">
            <text:p>Kemmadur dre galetaat. goude «ho» er gerioù o kregiñ gant ur «M».</text:p>
          </table:table-cell>
          <table:table-cell table:style-name="ce8" office:value-type="string" calcext:value-type="string">
            <text:p>Ur c’hemmadur dre galetaat a zlefe bezañ goude ar ger «\1». (CHALM B3.3).</text:p>
          </table:table-cell>
          <table:table-cell table:style-name="ce8" office:value-type="string" calcext:value-type="string">
            <text:p>Kemmadur dre galetaat goude «\1». (CHALM B3.3).</text:p>
          </table:table-cell>
          <table:table-cell table:style-name="ce8" office:value-type="string" calcext:value-type="string">
            <text:p>Mutation par renforcement après «\1». (CHALM B3.3).</text:p>
          </table:table-cell>
          <table:table-cell table:style-name="ce8" office:value-type="string" calcext:value-type="string">
            <text:p>Hard mutation after «\1». (CHALM B3.3).</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Kalet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2">
          <table:table-cell office:value-type="float" office:value="101" calcext:value-type="float">
            <text:p>101</text:p>
          </table:table-cell>
          <table:table-cell office:value-type="string" calcext:value-type="string">
            <text:p><text:a xlink:href="https://community.languagetool.org/rule/show/KEMM_DRE_GALETAAT?lang=br&amp;subId=10" xlink:type="simple">https://community.languagetool.org/rule/show/KEMM_DRE_GALETAAT?lang=br&amp;subId=10</text:a></text:p>
          </table:table-cell>
          <table:table-cell office:value-type="string" calcext:value-type="string">
            <text:p>Kemmadur dre galetaat.</text:p>
          </table:table-cell>
          <table:table-cell office:value-type="string" calcext:value-type="string">
            <text:p>Kaletadur er {B-gerioù} goude «’Z»</text:p>
          </table:table-cell>
          <table:table-cell office:value-type="string" calcext:value-type="string">
            <text:p>Kemmadur dre galetaat. goude «’Z» er gerioù o kregiñ gant ur «B».</text:p>
          </table:table-cell>
          <table:table-cell office:value-type="string" calcext:value-type="string">
            <text:p>Ur c’hemmadur dre galetaat a zlefe bezañ goude «\1\2». (CHALM B3.3).</text:p>
          </table:table-cell>
          <table:table-cell office:value-type="string" calcext:value-type="string">
            <text:p>Kemmadur dre galetaat goude «\1\2». (CHALM B3.3).</text:p>
          </table:table-cell>
          <table:table-cell office:value-type="string" calcext:value-type="string">
            <text:p>Mutation par renforcement après «\1\2». (CHALM B3.3).</text:p>
          </table:table-cell>
          <table:table-cell office:value-type="string" calcext:value-type="string">
            <text:p>Hard mutation after «\1\2». (CHALM B3.3).</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Kaletadur</text:p>
          </table:table-cell>
          <table:table-cell table:style-name="ce3" office:value-type="string" calcext:value-type="string">
            <text:p>Z:</text:p>
          </table:table-cell>
          <table:table-cell office:value-type="string" calcext:value-type="string">
            <text:p><text:a xlink:href="http://devri.bzh/recherche/?q=%27z&amp;submit" xlink:type="simple">http://devri.bzh/recherche/?q=%27z&amp;submit=</text:a></text:p>
          </table:table-cell>
          <table:table-cell office:value-type="string" calcext:value-type="string">
            <text:p><text:a xlink:href="http://meurgorf.brezhoneg.bzh/meurgorf/enklask?terme=%27z&amp;submit=Rechercher&amp;categorie=0&amp;oeuvres=0" xlink:type="simple">http://meurgorf.brezhoneg.bzh/meurgorf/enklask?terme=%27z&amp;submit=Rechercher&amp;categorie=0&amp;oeuvres=0</text:a></text:p>
          </table:table-cell>
          <table:table-cell office:value-type="string" calcext:value-type="string">
            <text:p><text:a xlink:href="https://br.wiktionary.org/wiki/%27z" xlink:type="simple">https://br.wiktionary.org/wiki/%27z</text:a></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02" calcext:value-type="float">
            <text:p>102</text:p>
          </table:table-cell>
          <table:table-cell table:style-name="ce8" office:value-type="string" calcext:value-type="string">
            <text:p><text:a xlink:href="https://community.languagetool.org/rule/show/KEMM_DRE_GALETAAT?lang=br&amp;subId=11" xlink:type="simple">https://community.languagetool.org/rule/show/KEMM_DRE_GALETAAT?lang=br&amp;subId=11</text:a></text:p>
          </table:table-cell>
          <table:table-cell table:style-name="ce8" office:value-type="string" calcext:value-type="string">
            <text:p>Kemmadur dre galetaat.</text:p>
          </table:table-cell>
          <table:table-cell table:style-name="ce8" office:value-type="string" calcext:value-type="string">
            <text:p>Kaletadur er {B-gerioù} goude «’Z»</text:p>
          </table:table-cell>
          <table:table-cell table:style-name="ce8" office:value-type="string" calcext:value-type="string">
            <text:p>Kemmadur dre galetaat. goude «’Z» er gerioù o kregiñ gant ur «B».</text:p>
          </table:table-cell>
          <table:table-cell table:style-name="ce8" office:value-type="string" calcext:value-type="string">
            <text:p>Ur c’hemmadur dre galetaat a zlefe bezañ goude «\1\2». (CHALM B3.3).</text:p>
          </table:table-cell>
          <table:table-cell table:style-name="ce8" office:value-type="string" calcext:value-type="string">
            <text:p>Kemmadur dre galetaat goude «\1\2». (CHALM B3.3).</text:p>
          </table:table-cell>
          <table:table-cell table:style-name="ce8" office:value-type="string" calcext:value-type="string">
            <text:p>Mutation par renforcement après «\1\2». (CHALM B3.3).</text:p>
          </table:table-cell>
          <table:table-cell table:style-name="ce8" office:value-type="string" calcext:value-type="string">
            <text:p>Hard mutation after «\1\2». (CHALM B3.3).</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Kalet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2">
          <table:table-cell office:value-type="float" office:value="103" calcext:value-type="float">
            <text:p>103</text:p>
          </table:table-cell>
          <table:table-cell office:value-type="string" calcext:value-type="string">
            <text:p><text:a xlink:href="https://community.languagetool.org/rule/show/KEMM_DRE_GALETAAT?lang=br&amp;subId=12" xlink:type="simple">https://community.languagetool.org/rule/show/KEMM_DRE_GALETAAT?lang=br&amp;subId=12</text:a></text:p>
          </table:table-cell>
          <table:table-cell office:value-type="string" calcext:value-type="string">
            <text:p>Kemmadur dre galetaat.</text:p>
          </table:table-cell>
          <table:table-cell office:value-type="string" calcext:value-type="string">
            <text:p>Kaletadur en {D-gerioù} goude «’Z»</text:p>
          </table:table-cell>
          <table:table-cell office:value-type="string" calcext:value-type="string">
            <text:p>Kemmadur dre galetaat. goude «’Z» er gerioù o kregiñ gant ur «D».</text:p>
          </table:table-cell>
          <table:table-cell office:value-type="string" calcext:value-type="string">
            <text:p>Ur c’hemmadur dre galetaat a zlefe bezañ goude «\1\2». (CHALM B3.3).</text:p>
          </table:table-cell>
          <table:table-cell office:value-type="string" calcext:value-type="string">
            <text:p>Kemmadur dre galetaat goude «\1\2». (CHALM B3.3).</text:p>
          </table:table-cell>
          <table:table-cell office:value-type="string" calcext:value-type="string">
            <text:p>Mutation par renforcement après «\1\2». (CHALM B3.3).</text:p>
          </table:table-cell>
          <table:table-cell office:value-type="string" calcext:value-type="string">
            <text:p>Hard mutation after «\1\2». (CHALM B3.3).</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Kaletadu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04" calcext:value-type="float">
            <text:p>104</text:p>
          </table:table-cell>
          <table:table-cell table:style-name="ce8" office:value-type="string" calcext:value-type="string">
            <text:p><text:a xlink:href="https://community.languagetool.org/rule/show/KEMM_DRE_GALETAAT?lang=br&amp;subId=13" xlink:type="simple">https://community.languagetool.org/rule/show/KEMM_DRE_GALETAAT?lang=br&amp;subId=13</text:a></text:p>
          </table:table-cell>
          <table:table-cell table:style-name="ce8" office:value-type="string" calcext:value-type="string">
            <text:p>Kemmadur dre galetaat.</text:p>
          </table:table-cell>
          <table:table-cell table:style-name="ce8" office:value-type="string" calcext:value-type="string">
            <text:p>Kaletadur en {D-gerioù} goude «’Z»</text:p>
          </table:table-cell>
          <table:table-cell table:style-name="ce8" office:value-type="string" calcext:value-type="string">
            <text:p>Kemmadur dre galetaat. goude «ho» er gerioù o kregiñ gant ur «D».</text:p>
          </table:table-cell>
          <table:table-cell table:style-name="ce8" office:value-type="string" calcext:value-type="string">
            <text:p>Ur c’hemmadur dre galetaat a zlefe bezañ goude «\1\2». (CHALM B3.3).</text:p>
          </table:table-cell>
          <table:table-cell table:style-name="ce8" office:value-type="string" calcext:value-type="string">
            <text:p>Kemmadur dre galetaat goude «\1\2». (CHALM B3.3).</text:p>
          </table:table-cell>
          <table:table-cell table:style-name="ce8" office:value-type="string" calcext:value-type="string">
            <text:p>Mutation par renforcement après «\1\2». (CHALM B3.3).</text:p>
          </table:table-cell>
          <table:table-cell table:style-name="ce8" office:value-type="string" calcext:value-type="string">
            <text:p>Hard mutation after «\1\2». (CHALM B3.3).</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Kalet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2">
          <table:table-cell office:value-type="float" office:value="105" calcext:value-type="float">
            <text:p>105</text:p>
          </table:table-cell>
          <table:table-cell office:value-type="string" calcext:value-type="string">
            <text:p><text:a xlink:href="https://community.languagetool.org/rule/show/KEMM_DRE_GALETAAT?lang=br&amp;subId=14" xlink:type="simple">https://community.languagetool.org/rule/show/KEMM_DRE_GALETAAT?lang=br&amp;subId=14</text:a></text:p>
          </table:table-cell>
          <table:table-cell office:value-type="string" calcext:value-type="string">
            <text:p>Kemmadur dre galetaat.</text:p>
          </table:table-cell>
          <table:table-cell office:value-type="string" calcext:value-type="string">
            <text:p>Kaletadur er {Gw-gerioù} goude «’Z»</text:p>
          </table:table-cell>
          <table:table-cell office:value-type="string" calcext:value-type="string">
            <text:p>Kemmadur dre galetaat. goude «’Z» er gerioù o kregiñ gant ur «Gw».</text:p>
          </table:table-cell>
          <table:table-cell office:value-type="string" calcext:value-type="string">
            <text:p>Ur c’hemmadur dre galetaat a zlefe bezañ goude «\1\2». (CHALM B3.3).</text:p>
          </table:table-cell>
          <table:table-cell office:value-type="string" calcext:value-type="string">
            <text:p>Kemmadur dre galetaat goude «\1\2». (CHALM B3.3).</text:p>
          </table:table-cell>
          <table:table-cell office:value-type="string" calcext:value-type="string">
            <text:p>Mutation par renforcement après «\1\2». (CHALM B3.3).</text:p>
          </table:table-cell>
          <table:table-cell office:value-type="string" calcext:value-type="string">
            <text:p>Hard mutation after «\1\2». (CHALM B3.3).</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Kaletadu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06" calcext:value-type="float">
            <text:p>106</text:p>
          </table:table-cell>
          <table:table-cell table:style-name="ce8" office:value-type="string" calcext:value-type="string">
            <text:p><text:a xlink:href="https://community.languagetool.org/rule/show/KEMM_DRE_GALETAAT?lang=br&amp;subId=15" xlink:type="simple">https://community.languagetool.org/rule/show/KEMM_DRE_GALETAAT?lang=br&amp;subId=15</text:a></text:p>
          </table:table-cell>
          <table:table-cell table:style-name="ce8" office:value-type="string" calcext:value-type="string">
            <text:p>Kemmadur dre galetaat.</text:p>
          </table:table-cell>
          <table:table-cell table:style-name="ce8" office:value-type="string" calcext:value-type="string">
            <text:p>Kaletadur er {Gw-gerioù} goude «’Z»</text:p>
          </table:table-cell>
          <table:table-cell table:style-name="ce8" office:value-type="string" calcext:value-type="string">
            <text:p>Kemmadur dre galetaat. goude «’Z» er gerioù o kregiñ gant ur «Gw».</text:p>
          </table:table-cell>
          <table:table-cell table:style-name="ce8" office:value-type="string" calcext:value-type="string">
            <text:p>Ur c’hemmadur dre galetaat a zlefe bezañ goude «\1\2». (CHALM B3.3).</text:p>
          </table:table-cell>
          <table:table-cell table:style-name="ce8" office:value-type="string" calcext:value-type="string">
            <text:p>Kemmadur dre galetaat goude «\1\2». (CHALM B3.3).</text:p>
          </table:table-cell>
          <table:table-cell table:style-name="ce8" office:value-type="string" calcext:value-type="string">
            <text:p>Mutation par renforcement après «\1\2». (CHALM B3.3).</text:p>
          </table:table-cell>
          <table:table-cell table:style-name="ce8" office:value-type="string" calcext:value-type="string">
            <text:p>Hard mutation after «\1\2». (CHALM B3.3).</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Kalet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6">
          <table:table-cell office:value-type="float" office:value="107" calcext:value-type="float">
            <text:p>107</text:p>
          </table:table-cell>
          <table:table-cell office:value-type="string" calcext:value-type="string">
            <text:p><text:a xlink:href="https://community.languagetool.org/rule/show/KEMM_DRE_C_HWEZHADENNIN?lang=br&amp;subId=1" xlink:type="simple">https://community.languagetool.org/rule/show/KEMM_DRE_C_HWEZHADENNIN?lang=br&amp;subId=1</text:a></text:p>
          </table:table-cell>
          <table:table-cell office:value-type="string" calcext:value-type="string">
            <text:p>Kemmadur dre c’hwezhadenniñ.</text:p>
          </table:table-cell>
          <table:table-cell office:value-type="string" calcext:value-type="string">
            <text:p>C’hwezhadur er {K-gerioù} goude «Ma/va, tri»</text:p>
          </table:table-cell>
          <table:table-cell office:value-type="string" calcext:value-type="string">
            <text:p>Kemmadur dre c’hwezhadenniñ goude «Ma/va, tri» er gerioù o kregiñ gant ur «K».</text:p>
          </table:table-cell>
          <table:table-cell office:value-type="string" calcext:value-type="string">
            <text:p>Ur c’hemmadur dre c’hwezhadenniñ zlefe bezañ goude ar ger «\1». (CHALM B3.2.1).</text:p>
          </table:table-cell>
          <table:table-cell office:value-type="string" calcext:value-type="string">
            <text:p>Kemmadur dre c’hwezhadenniñ goude «\1». (CHALM B3.2.1).</text:p>
          </table:table-cell>
          <table:table-cell office:value-type="string" calcext:value-type="string">
            <text:p>Mutation par spirantisation après «\1». (CHALM B3.2.1).</text:p>
          </table:table-cell>
          <table:table-cell office:value-type="string" calcext:value-type="string">
            <text:p>Aspirant mutation after «\1». (CHALM B3.2.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C’hwezhadur</text:p>
          </table:table-cell>
          <table:table-cell table:style-name="ce3" office:value-type="string" calcext:value-type="string">
            <text:p>Ma</text:p>
            <text:p>Va:</text:p>
            <text:p>Tri:</text:p>
          </table:table-cell>
          <table:table-cell office:value-type="string" calcext:value-type="string">
            <text:p>http://devri.bzh/recherche/?q=ma&amp;submit=</text:p>
            <text:p>http://devri.bzh/recherche/?q=va&amp;submit=</text:p>
            <text:p>http://devri.bzh/recherche/?q=tri&amp;submit=</text:p>
          </table:table-cell>
          <table:table-cell office:value-type="string" calcext:value-type="string">
            <text:p>http://meurgorf.brezhoneg.bzh/meurgorf/enklask?terme=ma&amp;submit=Rechercher&amp;categorie=0&amp;oeuvres=0</text:p>
            <text:p>http://meurgorf.brezhoneg.bzh/meurgorf/enklask?terme=va&amp;submit=Rechercher&amp;categorie=0&amp;oeuvres=0</text:p>
            <text:p>http://meurgorf.brezhoneg.bzh/meurgorf/enklask?terme=tri&amp;submit=Rechercher&amp;categorie=0&amp;oeuvres=0</text:p>
          </table:table-cell>
          <table:table-cell office:value-type="string" calcext:value-type="string">
            <text:p>https://br.wiktionary.org/wiki/ma</text:p>
            <text:p>https://br.wiktionary.org/wiki/va</text:p>
            <text:p>https://br.wiktionary.org/wiki/tri</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9">
          <table:table-cell table:style-name="ce8" office:value-type="float" office:value="108" calcext:value-type="float">
            <text:p>108</text:p>
          </table:table-cell>
          <table:table-cell table:style-name="ce8" office:value-type="string" calcext:value-type="string">
            <text:p><text:a xlink:href="https://community.languagetool.org/rule/show/KEMM_DRE_C_HWEZHADENNIN?lang=br&amp;subId=2" xlink:type="simple">https://community.languagetool.org/rule/show/KEMM_DRE_C_HWEZHADENNIN?lang=br&amp;subId=2</text:a></text:p>
          </table:table-cell>
          <table:table-cell table:style-name="ce8" office:value-type="string" calcext:value-type="string">
            <text:p>Kemmadur dre c’hwezhadenniñ.</text:p>
          </table:table-cell>
          <table:table-cell table:style-name="ce8" office:value-type="string" calcext:value-type="string">
            <text:p>C’hwezhadur en {T-gerioù} goude «Am, ma/va»</text:p>
          </table:table-cell>
          <table:table-cell table:style-name="ce8" office:value-type="string" calcext:value-type="string">
            <text:p>Kemmadur dre c’hwezhadenniñ goude «am, ma/va» er gerioù o kregiñ gant un «T».</text:p>
          </table:table-cell>
          <table:table-cell table:style-name="ce8" office:value-type="string" calcext:value-type="string">
            <text:p>Ur c’hemmadur dre c’hwezhadenniñ zlefe bezañ goude ar ger «\1». (CHALM B3.2.1).</text:p>
          </table:table-cell>
          <table:table-cell table:style-name="ce8" office:value-type="string" calcext:value-type="string">
            <text:p>Kemmadur dre c’hwezhadenniñ goude «\1». (CHALM B3.2.1).</text:p>
          </table:table-cell>
          <table:table-cell table:style-name="ce8" office:value-type="string" calcext:value-type="string">
            <text:p>Mutation par spirantisation après «\1». (CHALM B3.2.1).</text:p>
          </table:table-cell>
          <table:table-cell table:style-name="ce8" office:value-type="string" calcext:value-type="string">
            <text:p>Aspirant mutation after «\1». (CHALM B3.2.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C’hwezhadur</text:p>
          </table:table-cell>
          <table:table-cell office:value-type="string" calcext:value-type="string">
            <text:p>Am:</text:p>
            <text:p>Ma:</text:p>
            <text:p>Va:</text:p>
          </table:table-cell>
          <table:table-cell table:style-name="ce8" office:value-type="string" calcext:value-type="string">
            <text:p>http://devri.bzh/recherche/?q=am&amp;submit=</text:p>
            <text:p>http://devri.bzh/recherche/?q=ma&amp;submit=</text:p>
            <text:p>http://devri.bzh/recherche/?q=va&amp;submit=</text:p>
          </table:table-cell>
          <table:table-cell table:style-name="ce8" office:value-type="string" calcext:value-type="string">
            <text:p>--</text:p>
            <text:p>http://meurgorf.brezhoneg.bzh/meurgorf/enklask?terme=ma&amp;submit=Rechercher&amp;categorie=0&amp;oeuvres=0</text:p>
            <text:p>http://meurgorf.brezhoneg.bzh/meurgorf/enklask?terme=va&amp;submit=Rechercher&amp;categorie=0&amp;oeuvres=0</text:p>
          </table:table-cell>
          <table:table-cell table:style-name="ce8" office:value-type="string" calcext:value-type="string">
            <text:p>https://br.wiktionary.org/wiki/am</text:p>
            <text:p>https://br.wiktionary.org/wiki/ma</text:p>
            <text:p>https://br.wiktionary.org/wiki/va</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5">
          <table:table-cell office:value-type="float" office:value="109" calcext:value-type="float">
            <text:p>109</text:p>
          </table:table-cell>
          <table:table-cell office:value-type="string" calcext:value-type="string">
            <text:p><text:a xlink:href="https://community.languagetool.org/rule/show/KEMM_DRE_C_HWEZHADENNIN?lang=br&amp;subId=3" xlink:type="simple">https://community.languagetool.org/rule/show/KEMM_DRE_C_HWEZHADENNIN?lang=br&amp;subId=3</text:a></text:p>
          </table:table-cell>
          <table:table-cell office:value-type="string" calcext:value-type="string">
            <text:p>Kemmadur dre c’hwezhadenniñ.</text:p>
          </table:table-cell>
          <table:table-cell office:value-type="string" calcext:value-type="string">
            <text:p>C’hwezhadur er {P-gerioù} goude ar gerioù «Ma/va, o, tri»</text:p>
          </table:table-cell>
          <table:table-cell office:value-type="string" calcext:value-type="string">
            <text:p>Kemmadur dre c’hwezhadenniñ goude «Ma/va, o, tri» er gerioù o kregiñ gant ur «P».</text:p>
          </table:table-cell>
          <table:table-cell office:value-type="string" calcext:value-type="string">
            <text:p>Ur c’hemmadur dre c’hwezhadenniñ zlefe bezañ goude ar ger «\1». (CHALM B3.2.1).</text:p>
          </table:table-cell>
          <table:table-cell office:value-type="string" calcext:value-type="string">
            <text:p>Kemmadur dre c’hwezhadenniñ goude «\1». (CHALM B3.2.1).</text:p>
          </table:table-cell>
          <table:table-cell office:value-type="string" calcext:value-type="string">
            <text:p>Mutation par spirantisation après «\1». (CHALM B3.2.1).</text:p>
          </table:table-cell>
          <table:table-cell office:value-type="string" calcext:value-type="string">
            <text:p>Aspirant mutation after «\1». (CHALM B3.2.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C’hwezhadur</text:p>
          </table:table-cell>
          <table:table-cell table:style-name="ce3" office:value-type="string" calcext:value-type="string">
            <text:p>Ma:</text:p>
            <text:p>Va:</text:p>
            <text:p>O:</text:p>
            <text:p>Tri:</text:p>
          </table:table-cell>
          <table:table-cell office:value-type="string" calcext:value-type="string">
            <text:p>http://devri.bzh/recherche/?q=ma&amp;submit=</text:p>
            <text:p>http://devri.bzh/recherche/?q=va&amp;submit=</text:p>
            <text:p>http://devri.bzh/recherche/?q=o&amp;submit=</text:p>
            <text:p>http://devri.bzh/recherche/?q=tri&amp;submit=</text:p>
          </table:table-cell>
          <table:table-cell office:value-type="string" calcext:value-type="string">
            <text:p>http://meurgorf.brezhoneg.bzh/meurgorf/enklask?terme=ma&amp;submit=Rechercher&amp;categorie=0&amp;oeuvres=0</text:p>
            <text:p>http://meurgorf.brezhoneg.bzh/meurgorf/enklask?terme=va&amp;submit=Rechercher&amp;categorie=0&amp;oeuvres=0</text:p>
            <text:p>http://meurgorf.brezhoneg.bzh/meurgorf/enklask?terme=o&amp;submit=Rechercher&amp;categorie=0&amp;oeuvres=0</text:p>
            <text:p>http://meurgorf.brezhoneg.bzh/meurgorf/enklask?terme=tri&amp;submit=Rechercher&amp;categorie=0&amp;oeuvres=0</text:p>
          </table:table-cell>
          <table:table-cell office:value-type="string" calcext:value-type="string">
            <text:p>https://br.wiktionary.org/wiki/ma</text:p>
            <text:p>https://br.wiktionary.org/wiki/va</text:p>
            <text:p>https://br.wiktionary.org/wiki/o</text:p>
            <text:p>https://br.wiktionary.org/wiki/tri</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10" calcext:value-type="float">
            <text:p>110</text:p>
          </table:table-cell>
          <table:table-cell table:style-name="ce8" office:value-type="string" calcext:value-type="string">
            <text:p><text:a xlink:href="https://community.languagetool.org/rule/show/KEMM_DRE_C_HWEZHADENNIN?lang=br&amp;subId=4" xlink:type="simple">https://community.languagetool.org/rule/show/KEMM_DRE_C_HWEZHADENNIN?lang=br&amp;subId=4</text:a></text:p>
          </table:table-cell>
          <table:table-cell table:style-name="ce8" office:value-type="string" calcext:value-type="string">
            <text:p>Kemmadur dre c’hwezhadenniñ.</text:p>
          </table:table-cell>
          <table:table-cell table:style-name="ce8" office:value-type="string" calcext:value-type="string">
            <text:p>Kemmadur ebet er {G-gerioù} goude an niver «Tri»</text:p>
          </table:table-cell>
          <table:table-cell table:style-name="ce8" office:value-type="string" calcext:value-type="string">
            <text:p>Kemmadur dre c’hwezhadenniñ ebet goude «Tri» er gerioù o kregiñ gant ur «G».</text:p>
          </table:table-cell>
          <table:table-cell table:style-name="ce8" office:value-type="string" calcext:value-type="string">
            <text:p>Ne zlefe ket bezañ ur c’hemmadur amañ. (CHALM B3.2.1).</text:p>
          </table:table-cell>
          <table:table-cell table:style-name="ce8" office:value-type="string" calcext:value-type="string">
            <text:p>Kemmadur ebet amañ. (CHALM B3.2.1).</text:p>
          </table:table-cell>
          <table:table-cell table:style-name="ce8" office:value-type="string" calcext:value-type="string">
            <text:p>Pas de mutation ici. (CHALM B3.2.1).</text:p>
          </table:table-cell>
          <table:table-cell table:style-name="ce8" office:value-type="string" calcext:value-type="string">
            <text:p>No mutation here. (CHALM B3.2.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C’hwezhadur</text:p>
          </table:table-cell>
          <table:table-cell office:value-type="string" calcext:value-type="string">
            <text:p>Tri:</text:p>
          </table:table-cell>
          <table:table-cell table:style-name="ce8" office:value-type="string" calcext:value-type="string">
            <text:p><text:a xlink:href="http://devri.bzh/recherche/?q=tri&amp;submit" xlink:type="simple">http://devri.bzh/recherche/?q=tri&amp;submit=</text:a></text:p>
          </table:table-cell>
          <table:table-cell table:style-name="ce8" office:value-type="string" calcext:value-type="string">
            <text:p><text:a xlink:href="http://meurgorf.brezhoneg.bzh/meurgorf/enklask?terme=tri&amp;submit=Rechercher&amp;categorie=0&amp;oeuvres=0" xlink:type="simple">http://meurgorf.brezhoneg.bzh/meurgorf/enklask?terme=tri&amp;submit=Rechercher&amp;categorie=0&amp;oeuvres=0</text:a></text:p>
          </table:table-cell>
          <table:table-cell table:style-name="ce8" office:value-type="string" calcext:value-type="string">
            <text:p><text:a xlink:href="https://br.wiktionary.org/wiki/tri" xlink:type="simple">https://br.wiktionary.org/wiki/tri</text:a></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2">
          <table:table-cell office:value-type="float" office:value="111" calcext:value-type="float">
            <text:p>111</text:p>
          </table:table-cell>
          <table:table-cell office:value-type="string" calcext:value-type="string">
            <text:p><text:a xlink:href="https://community.languagetool.org/rule/show/KEMM_DRE_C_HWEZHADENNIN?lang=br&amp;subId=5" xlink:type="simple">https://community.languagetool.org/rule/show/KEMM_DRE_C_HWEZHADENNIN?lang=br&amp;subId=5</text:a></text:p>
          </table:table-cell>
          <table:table-cell office:value-type="string" calcext:value-type="string">
            <text:p>Kemmadur dre c’hwezhadenniñ.</text:p>
          </table:table-cell>
          <table:table-cell office:value-type="string" calcext:value-type="string">
            <text:p>Kemmadur ebet er {Gw-gerioù} goude an niver «Teir»</text:p>
          </table:table-cell>
          <table:table-cell office:value-type="string" calcext:value-type="string">
            <text:p>Kemmadur dre c’hwezhadenniñ. ebet goude «Teir» er gerioù o kregiñ gant ur «Gw».</text:p>
          </table:table-cell>
          <table:table-cell office:value-type="string" calcext:value-type="string">
            <text:p>Ne zlefe ket bezañ ur c’hemmadur amañ. (CHALM B3.2.1).</text:p>
          </table:table-cell>
          <table:table-cell office:value-type="string" calcext:value-type="string">
            <text:p>Kemmadur ebet amañ. (CHALM B3.2.1).</text:p>
          </table:table-cell>
          <table:table-cell office:value-type="string" calcext:value-type="string">
            <text:p>Pas de mutation ici. (CHALM B3.2.1).</text:p>
          </table:table-cell>
          <table:table-cell office:value-type="string" calcext:value-type="string">
            <text:p>No mutation here. (CHALM B3.2.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C’hwezhadur</text:p>
          </table:table-cell>
          <table:table-cell table:style-name="ce3" office:value-type="string" calcext:value-type="string">
            <text:p>Teir:</text:p>
          </table:table-cell>
          <table:table-cell office:value-type="string" calcext:value-type="string">
            <text:p><text:a xlink:href="http://devri.bzh/recherche/?q=teir&amp;submit" xlink:type="simple">http://devri.bzh/recherche/?q=teir&amp;submit=</text:a></text:p>
          </table:table-cell>
          <table:table-cell office:value-type="string" calcext:value-type="string">
            <text:p><text:a xlink:href="http://meurgorf.brezhoneg.bzh/meurgorf/enklask?terme=teir&amp;submit=Rechercher&amp;categorie=0&amp;oeuvres=0" xlink:type="simple">http://meurgorf.brezhoneg.bzh/meurgorf/enklask?terme=teir&amp;submit=Rechercher&amp;categorie=0&amp;oeuvres=0</text:a></text:p>
          </table:table-cell>
          <table:table-cell office:value-type="string" calcext:value-type="string">
            <text:p><text:a xlink:href="https://br.wiktionary.org/wiki/teir" xlink:type="simple">https://br.wiktionary.org/wiki/teir</text:a></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7">
          <table:table-cell table:style-name="ce8" office:value-type="float" office:value="112" calcext:value-type="float">
            <text:p>112</text:p>
          </table:table-cell>
          <table:table-cell table:style-name="ce8" office:value-type="string" calcext:value-type="string">
            <text:p><text:a xlink:href="https://community.languagetool.org/rule/show/KEMM_DRE_C_HWEZHADENNIN?lang=br&amp;subId=6" xlink:type="simple">https://community.languagetool.org/rule/show/KEMM_DRE_C_HWEZHADENNIN?lang=br&amp;subId=6</text:a></text:p>
          </table:table-cell>
          <table:table-cell table:style-name="ce8" office:value-type="string" calcext:value-type="string">
            <text:p>Kemmadur dre c’hwezhadenniñ.</text:p>
          </table:table-cell>
          <table:table-cell table:style-name="ce8" office:value-type="string" calcext:value-type="string">
            <text:p>Kemmadur ebet er {G-gerioù} goude «O, tri»</text:p>
          </table:table-cell>
          <table:table-cell table:style-name="ce8" office:value-type="string" calcext:value-type="string">
            <text:p>Kemmadur dre c’hwezhadenniñ ebet goude «O, teir» er gerioù o kregiñ gant un «D».</text:p>
          </table:table-cell>
          <table:table-cell table:style-name="ce8" office:value-type="string" calcext:value-type="string">
            <text:p>Ne zlefe ket bezañ ur c’hemmadur amañ. (CHALM B3.2.1).</text:p>
          </table:table-cell>
          <table:table-cell table:style-name="ce8" office:value-type="string" calcext:value-type="string">
            <text:p>Kemmadur ebet amañ. (CHALM B3.2.1).</text:p>
          </table:table-cell>
          <table:table-cell table:style-name="ce8" office:value-type="string" calcext:value-type="string">
            <text:p>Pas de mutation ici. (CHALM B3.2.1).</text:p>
          </table:table-cell>
          <table:table-cell table:style-name="ce8" office:value-type="string" calcext:value-type="string">
            <text:p>No mutation here. (CHALM B3.2.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C’hwezhadur</text:p>
          </table:table-cell>
          <table:table-cell office:value-type="string" calcext:value-type="string">
            <text:p>O:</text:p>
            <text:p>Tri:</text:p>
          </table:table-cell>
          <table:table-cell table:style-name="ce8" office:value-type="string" calcext:value-type="string">
            <text:p>http://devri.bzh/recherche/?q=o&amp;submit=</text:p>
            <text:p>http://devri.bzh/recherche/?q=tri&amp;submit=</text:p>
          </table:table-cell>
          <table:table-cell table:style-name="ce8" office:value-type="string" calcext:value-type="string">
            <text:p>http://meurgorf.brezhoneg.bzh/meurgorf/enklask?terme=o&amp;submit=Rechercher&amp;categorie=0&amp;oeuvres=0</text:p>
            <text:p>http://meurgorf.brezhoneg.bzh/meurgorf/enklask?terme=tri&amp;submit=Rechercher&amp;categorie=0&amp;oeuvres=0</text:p>
          </table:table-cell>
          <table:table-cell table:style-name="ce8" office:value-type="string" calcext:value-type="string">
            <text:p>https://br.wiktionary.org/wiki/o</text:p>
            <text:p>https://br.wiktionary.org/wiki/tri</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2">
          <table:table-cell office:value-type="float" office:value="113" calcext:value-type="float">
            <text:p>113</text:p>
          </table:table-cell>
          <table:table-cell office:value-type="string" calcext:value-type="string">
            <text:p><text:a xlink:href="https://community.languagetool.org/rule/show/KEMM_DRE_C_HWEZHADENNIN?lang=br&amp;subId=7" xlink:type="simple">https://community.languagetool.org/rule/show/KEMM_DRE_C_HWEZHADENNIN?lang=br&amp;subId=7</text:a></text:p>
          </table:table-cell>
          <table:table-cell office:value-type="string" calcext:value-type="string">
            <text:p>Kemmadur dre c’hwezhadenniñ.</text:p>
          </table:table-cell>
          <table:table-cell office:value-type="string" calcext:value-type="string">
            <text:p>Kemmadur ebet er {B-gerioù} goude «Tri»</text:p>
          </table:table-cell>
          <table:table-cell office:value-type="string" calcext:value-type="string">
            <text:p>Kemmadur dre c’hwezhadenniñ ebet goude «Tri» er gerioù o kregiñ gant ur «B».</text:p>
          </table:table-cell>
          <table:table-cell office:value-type="string" calcext:value-type="string">
            <text:p>Ne zlefe ket bezañ ur c’hemmadur amañ. (CHALM B3.2.1).</text:p>
          </table:table-cell>
          <table:table-cell office:value-type="string" calcext:value-type="string">
            <text:p>Kemmadur ebet amañ. (CHALM B3.2.1).</text:p>
          </table:table-cell>
          <table:table-cell office:value-type="string" calcext:value-type="string">
            <text:p>Pas de mutation ici. (CHALM B3.2.1).</text:p>
          </table:table-cell>
          <table:table-cell office:value-type="string" calcext:value-type="string">
            <text:p>No mutation here. (CHALM B3.2.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C’hwezhadur</text:p>
          </table:table-cell>
          <table:table-cell table:style-name="ce3" office:value-type="string" calcext:value-type="string">
            <text:p>Tri:</text:p>
          </table:table-cell>
          <table:table-cell office:value-type="string" calcext:value-type="string">
            <text:p><text:a xlink:href="http://devri.bzh/recherche/?q=tri&amp;submit" xlink:type="simple">http://devri.bzh/recherche/?q=tri&amp;submit=</text:a></text:p>
          </table:table-cell>
          <table:table-cell office:value-type="string" calcext:value-type="string">
            <text:p><text:a xlink:href="http://meurgorf.brezhoneg.bzh/meurgorf/enklask?terme=tri&amp;submit=Rechercher&amp;categorie=0&amp;oeuvres=0" xlink:type="simple">http://meurgorf.brezhoneg.bzh/meurgorf/enklask?terme=tri&amp;submit=Rechercher&amp;categorie=0&amp;oeuvres=0</text:a></text:p>
          </table:table-cell>
          <table:table-cell office:value-type="string" calcext:value-type="string">
            <text:p><text:a xlink:href="https://br.wiktionary.org/wiki/tri" xlink:type="simple">https://br.wiktionary.org/wiki/tri</text:a></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14" calcext:value-type="float">
            <text:p>114</text:p>
          </table:table-cell>
          <table:table-cell table:style-name="ce8" office:value-type="string" calcext:value-type="string">
            <text:p><text:a xlink:href="https://community.languagetool.org/rule/show/KEMM_DRE_C_HWEZHADENNIN?lang=br&amp;subId=8" xlink:type="simple">https://community.languagetool.org/rule/show/KEMM_DRE_C_HWEZHADENNIN?lang=br&amp;subId=8</text:a></text:p>
          </table:table-cell>
          <table:table-cell table:style-name="ce8" office:value-type="string" calcext:value-type="string">
            <text:p>Kemmadur dre c’hwezhadenniñ.</text:p>
          </table:table-cell>
          <table:table-cell table:style-name="ce8" office:value-type="string" calcext:value-type="string">
            <text:p>Kemmadur ebet er {M-gerioù} goude an niver «Tri»</text:p>
          </table:table-cell>
          <table:table-cell table:style-name="ce8" office:value-type="string" calcext:value-type="string">
            <text:p>Kemmadur dre c’hwezhadenniñ ebet goude «Tri» er gerioù o kregiñ gant ur «M».</text:p>
          </table:table-cell>
          <table:table-cell table:style-name="ce8" office:value-type="string" calcext:value-type="string">
            <text:p>Ne zlefe ket bezañ ur c’hemmadur amañ. (CHALM B3.2.1).</text:p>
          </table:table-cell>
          <table:table-cell table:style-name="ce8" office:value-type="string" calcext:value-type="string">
            <text:p>Kemmadur ebet amañ. (CHALM B3.2.1).</text:p>
          </table:table-cell>
          <table:table-cell table:style-name="ce8" office:value-type="string" calcext:value-type="string">
            <text:p>Pas de mutation ici. (CHALM B3.2.1).</text:p>
          </table:table-cell>
          <table:table-cell table:style-name="ce8" office:value-type="string" calcext:value-type="string">
            <text:p>No mutation here. (CHALM B3.2.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C’hwezhadur</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4">
          <table:table-cell office:value-type="float" office:value="115" calcext:value-type="float">
            <text:p>115</text:p>
          </table:table-cell>
          <table:table-cell office:value-type="string" calcext:value-type="string">
            <text:p><text:a xlink:href="https://community.languagetool.org/rule/show/KEMM_DRE_C_HWEZHADENNIN?lang=br&amp;subId=9" xlink:type="simple">https://community.languagetool.org/rule/show/KEMM_DRE_C_HWEZHADENNIN?lang=br&amp;subId=9</text:a></text:p>
          </table:table-cell>
          <table:table-cell office:value-type="string" calcext:value-type="string">
            <text:p>Kemmadur dre c’hwezhadenniñ.</text:p>
          </table:table-cell>
          <table:table-cell office:value-type="string" calcext:value-type="string">
            <text:p>C’hwezhadur en {T-gerioù} goude «D’am»</text:p>
          </table:table-cell>
          <table:table-cell office:value-type="string" calcext:value-type="string">
            <text:p>Kemmadur dre c’hwezhadenniñ goude «D’am» er gerioù o kregiñ gant un «T».</text:p>
          </table:table-cell>
          <table:table-cell office:value-type="string" calcext:value-type="string">
            <text:p>Ur c’hemmadur dre c’hwezhadenniñ a zlefe bezañ goude «\1\2». (CHALM B3.2.1).</text:p>
          </table:table-cell>
          <table:table-cell office:value-type="string" calcext:value-type="string">
            <text:p>Kemmadur dre c’hwezhadenniñ goude «\1\2». (CHALM B3.2.1).</text:p>
          </table:table-cell>
          <table:table-cell office:value-type="string" calcext:value-type="string">
            <text:p>Mutation par spirantisation après «\1\2». (CHALM B3.2.1).</text:p>
          </table:table-cell>
          <table:table-cell office:value-type="string" calcext:value-type="string">
            <text:p>Aspirant mutation after «\1 \2». (CHALM B3.2.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C’hwezhadur</text:p>
          </table:table-cell>
          <table:table-cell table:style-name="ce3" office:value-type="string" calcext:value-type="string">
            <text:p>D’am:</text:p>
          </table:table-cell>
          <table:table-cell table:number-columns-repeated="2" office:value-type="string" calcext:value-type="string">
            <text:p>--</text:p>
          </table:table-cell>
          <table:table-cell office:value-type="string" calcext:value-type="string">
            <text:p><text:a xlink:href="https://br.wiktionary.org/wiki/d%27am" xlink:type="simple">https://br.wiktionary.org/wiki/d%27am</text:a></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4">
          <table:table-cell table:style-name="ce8" office:value-type="float" office:value="116" calcext:value-type="float">
            <text:p>116</text:p>
          </table:table-cell>
          <table:table-cell table:style-name="ce8" office:value-type="string" calcext:value-type="string">
            <text:p><text:a xlink:href="https://community.languagetool.org/rule/show/KEMM_DRE_C_HWEZHADENNIN?lang=br&amp;subId=10" xlink:type="simple">https://community.languagetool.org/rule/show/KEMM_DRE_C_HWEZHADENNIN?lang=br&amp;subId=10</text:a></text:p>
          </table:table-cell>
          <table:table-cell table:style-name="ce8" office:value-type="string" calcext:value-type="string">
            <text:p>Kemmadur dre c’hwezhadenniñ.</text:p>
          </table:table-cell>
          <table:table-cell table:style-name="ce8" office:value-type="string" calcext:value-type="string">
            <text:p>C’hwezhadur er {K-gerioù} goude «D’am»</text:p>
          </table:table-cell>
          <table:table-cell table:style-name="ce8" office:value-type="string" calcext:value-type="string">
            <text:p>Kemmadur dre c’hwezhadenniñ goude «D’am» er gerioù o kregiñ gant ur «K».</text:p>
          </table:table-cell>
          <table:table-cell table:style-name="ce8" office:value-type="string" calcext:value-type="string">
            <text:p>Ur c’hemmadur dre c’hwezhadenniñ a zlefe bezañ goude «\1\2». (CHALM B3.2.1).</text:p>
          </table:table-cell>
          <table:table-cell table:style-name="ce8" office:value-type="string" calcext:value-type="string">
            <text:p>Kemmadur dre c’hwezhadenniñ goude «\1\2». (CHALM B3.2.1).</text:p>
          </table:table-cell>
          <table:table-cell table:style-name="ce8" office:value-type="string" calcext:value-type="string">
            <text:p>Mutation par spirantisation après «\1\2». (CHALM B3.2.1).</text:p>
          </table:table-cell>
          <table:table-cell table:style-name="ce8" office:value-type="string" calcext:value-type="string">
            <text:p>Aspirant mutation after «\1 \2». (CHALM B3.2.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C’hwezh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4">
          <table:table-cell office:value-type="float" office:value="117" calcext:value-type="float">
            <text:p>117</text:p>
          </table:table-cell>
          <table:table-cell office:value-type="string" calcext:value-type="string">
            <text:p><text:a xlink:href="https://community.languagetool.org/rule/show/KEMM_DRE_C_HWEZHADENNIN?lang=br&amp;subId=11" xlink:type="simple">https://community.languagetool.org/rule/show/KEMM_DRE_C_HWEZHADENNIN?lang=br&amp;subId=11</text:a></text:p>
          </table:table-cell>
          <table:table-cell office:value-type="string" calcext:value-type="string">
            <text:p>Kemmadur dre c’hwezhadenniñ.</text:p>
          </table:table-cell>
          <table:table-cell office:value-type="string" calcext:value-type="string">
            <text:p>C’hwezhadur er {P-gerioù} goude «D’am»</text:p>
          </table:table-cell>
          <table:table-cell office:value-type="string" calcext:value-type="string">
            <text:p>Kemmadur dre c’hwezhadenniñ goude «D’am» er gerioù o kregiñ gant ur «P».</text:p>
          </table:table-cell>
          <table:table-cell office:value-type="string" calcext:value-type="string">
            <text:p>Ur c’hemmadur dre c’hwezhadenniñ a zlefe bezañ goude «\1\2». (CHALM B3.2.1).</text:p>
          </table:table-cell>
          <table:table-cell office:value-type="string" calcext:value-type="string">
            <text:p>Kemmadur dre c’hwezhadenniñ goude «\1\2». (CHALM B3.2.1).</text:p>
          </table:table-cell>
          <table:table-cell office:value-type="string" calcext:value-type="string">
            <text:p>Mutation par spirantisation après «\1\2». (CHALM B3.2.1).</text:p>
          </table:table-cell>
          <table:table-cell office:value-type="string" calcext:value-type="string">
            <text:p>Aspirant mutation after «\1 \2». (CHALM B3.2.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C’hwezhadu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6">
          <table:table-cell table:style-name="ce8" office:value-type="float" office:value="118" calcext:value-type="float">
            <text:p>118</text:p>
          </table:table-cell>
          <table:table-cell table:style-name="ce8" office:value-type="string" calcext:value-type="string">
            <text:p><text:a xlink:href="https://community.languagetool.org/rule/show/KEMM_PASK?lang=br&amp;subId=1" xlink:type="simple">https://community.languagetool.org/rule/show/KEMM_PASK?lang=br&amp;subId=1</text:a></text:p>
          </table:table-cell>
          <table:table-cell table:style-name="ce8" office:value-type="string" calcext:value-type="string">
            <text:p>Sul Pask → Sul Fask</text:p>
          </table:table-cell>
          <table:table-cell table:style-name="ce8" office:value-type="string" calcext:value-type="string">
            <text:p>C’hwezhadur e «Pask» goude «Sul»</text:p>
          </table:table-cell>
          <table:table-cell table:style-name="ce8" office:value-type="string" calcext:value-type="string">
            <text:p>Kemmadur dre c’hwezhadenniñ goude «Sul» er ger «Pask».</text:p>
          </table:table-cell>
          <table:table-cell table:style-name="ce8" office:value-type="string" calcext:value-type="string">
            <text:p>Goude ar ger «\1» e tro «Pask» da Fask. (CHALM B3.5.1).</text:p>
          </table:table-cell>
          <table:table-cell table:style-name="ce8" office:value-type="string" calcext:value-type="string">
            <text:p>Goude «\1» e tro «Pask» da «Fask». (CHALM B3.5.1).</text:p>
          </table:table-cell>
          <table:table-cell table:style-name="ce8" office:value-type="string" calcext:value-type="string">
            <text:p>Après «\1» «Pask» devient «Fask». (CHALM B3.5.1).</text:p>
          </table:table-cell>
          <table:table-cell table:style-name="ce8" office:value-type="string" calcext:value-type="string">
            <text:p>After «\1» «Pask» becomes «Fask». (CHALM B3.5.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C’hwezhadur, Pask</text:p>
          </table:table-cell>
          <table:table-cell office:value-type="string" calcext:value-type="string">
            <text:p>Sul fask:</text:p>
            <text:p>Sul:</text:p>
            <text:p>Pask:</text:p>
          </table:table-cell>
          <table:table-cell table:style-name="ce8" office:value-type="string" calcext:value-type="string">
            <text:p>http://devri.bzh/recherche/?q=sul-fask&amp;submit=</text:p>
            <text:p>http://devri.bzh/recherche/?q=Sul&amp;submit=</text:p>
            <text:p>http://devri.bzh/recherche/?q=pask&amp;submit=</text:p>
          </table:table-cell>
          <table:table-cell table:style-name="ce8" office:value-type="string" calcext:value-type="string">
            <text:p>http://meurgorf.brezhoneg.bzh/meurgorf/enklask?terme=sul-fask&amp;submit=Rechercher&amp;categorie=0&amp;oeuvres=0</text:p>
            <text:p>http://meurgorf.brezhoneg.bzh/meurgorf/enklask?terme=sul&amp;submit=Rechercher&amp;categorie=0&amp;oeuvres=0</text:p>
            <text:p>http://meurgorf.brezhoneg.bzh/meurgorf/enklask?terme=pask&amp;submit=Rechercher&amp;categorie=0&amp;oeuvres=0</text:p>
          </table:table-cell>
          <table:table-cell table:style-name="ce8" office:value-type="string" calcext:value-type="string">
            <text:p>https://br.wiktionary.org/wiki/Sul_Fask</text:p>
            <text:p>https://br.wiktionary.org/wiki/Sul-Fask</text:p>
            <text:p>https://br.wiktionary.org/wiki/Sul</text:p>
            <text:p>https://br.wiktionary.org/wiki/pask</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5">
          <table:table-cell office:value-type="float" office:value="119" calcext:value-type="float">
            <text:p>119</text:p>
          </table:table-cell>
          <table:table-cell office:value-type="string" calcext:value-type="string">
            <text:p><text:a xlink:href="https://community.languagetool.org/rule/show/KEMM_PASK?lang=br&amp;subId=2" xlink:type="simple">https://community.languagetool.org/rule/show/KEMM_PASK?lang=br&amp;subId=2</text:a></text:p>
          </table:table-cell>
          <table:table-cell office:value-type="string" calcext:value-type="string">
            <text:p>Sul Pask → Sul Fask</text:p>
          </table:table-cell>
          <table:table-cell office:value-type="string" calcext:value-type="string">
            <text:p>Blotadur e «Pask» goude «Sul»</text:p>
          </table:table-cell>
          <table:table-cell office:value-type="string" calcext:value-type="string">
            <text:p>Kemmadur dre vlotaat goude «Yaou» er ger «Pask».</text:p>
          </table:table-cell>
          <table:table-cell office:value-type="string" calcext:value-type="string">
            <text:p>Goude ar ger «\1» e tro «Pask» da Bask. (CHALM B3.5.1).</text:p>
          </table:table-cell>
          <table:table-cell office:value-type="string" calcext:value-type="string">
            <text:p>Goude «\1» e tro «Pask» da «Bask». (CHALM B3.5.1).</text:p>
          </table:table-cell>
          <table:table-cell office:value-type="string" calcext:value-type="string">
            <text:p>Après «\1» «Pask» devient «Bask». (CHALM B3.5.1).</text:p>
          </table:table-cell>
          <table:table-cell office:value-type="string" calcext:value-type="string">
            <text:p>After «\1» «Pask» becomes «Bask». (CHALM B3.5.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Pask</text:p>
          </table:table-cell>
          <table:table-cell table:style-name="ce3" office:value-type="string" calcext:value-type="string">
            <text:p>Yaou bask:</text:p>
            <text:p>Yaou:</text:p>
            <text:p>Pask:</text:p>
          </table:table-cell>
          <table:table-cell office:value-type="string" calcext:value-type="string">
            <text:p>http://devri.bzh/dictionnaire/y/yaou-bask-yaou-fask/</text:p>
            <text:p>http://devri.bzh/recherche/?q=yaou&amp;submit=</text:p>
            <text:p>http://devri.bzh/recherche/?q=pask&amp;submit=</text:p>
          </table:table-cell>
          <table:table-cell office:value-type="string" calcext:value-type="string">
            <text:p>http://meurgorf.brezhoneg.bzh/meurgorf/enklask?terme=yaou-bask&amp;submit=Rechercher&amp;categorie=0&amp;oeuvres=0</text:p>
            <text:p>http://meurgorf.brezhoneg.bzh/meurgorf/enklask?terme=yaou&amp;submit=Rechercher&amp;categorie=0&amp;oeuvres=0</text:p>
            <text:p>http://meurgorf.brezhoneg.bzh/meurgorf/enklask?terme=pask&amp;submit=Rechercher&amp;categorie=0&amp;oeuvres=0</text:p>
          </table:table-cell>
          <table:table-cell office:value-type="string" calcext:value-type="string">
            <text:p>https://br.wiktionary.org/wiki/Yaou</text:p>
            <text:p>https://br.wiktionary.org/wiki/Yaou-Bask</text:p>
            <text:p>https://br.wiktionary.org/w/index.php?search=Yaou-fask&amp;title=Dibar%3AKlask&amp;go=Mont&amp;ns0=1&amp;ns1=1&amp;ns2=1&amp;ns3=1&amp;ns4=1&amp;ns5=1&amp;ns6=1&amp;ns7=1&amp;ns8=1&amp;ns9=1&amp;ns10=1&amp;ns11=1&amp;ns12=1&amp;ns13=1&amp;ns14=1&amp;ns15=1&amp;ns100=1&amp;ns101=1&amp;ns828=1&amp;ns829=1&amp;ns2300=1&amp;ns2301=1&amp;ns2302=1&amp;ns2303=1</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20" calcext:value-type="float">
            <text:p>120</text:p>
          </table:table-cell>
          <table:table-cell table:style-name="ce8" office:value-type="string" calcext:value-type="string">
            <text:p><text:a xlink:href="https://community.languagetool.org/rule/show/KEMM_HOR?lang=br&amp;subId=1" xlink:type="simple">https://community.languagetool.org/rule/show/KEMM_HOR?lang=br&amp;subId=1</text:a></text:p>
          </table:table-cell>
          <table:table-cell table:style-name="ce8" office:value-type="string" calcext:value-type="string">
            <text:p>Kemmadur goude «hor»</text:p>
          </table:table-cell>
          <table:table-cell table:style-name="ce8" office:value-type="string" calcext:value-type="string">
            <text:p>C’hwezhadur er {K-gerioù} goude «hor»</text:p>
          </table:table-cell>
          <table:table-cell table:style-name="ce8" office:value-type="string" calcext:value-type="string">
            <text:p>Kemmadur dre c’hwezhadenniñ goude «Hor» er gerioù o kregiñ gant ur «K».</text:p>
          </table:table-cell>
          <table:table-cell table:style-name="ce8" office:value-type="string" calcext:value-type="string">
            <text:p>Kemmadur direizh. Goude ar ger «\1» e tro «\2» da \2.</text:p>
          </table:table-cell>
          <table:table-cell table:style-name="ce8" office:value-type="string" calcext:value-type="string">
            <text:p>Kemmadur fall. Goude «\1» e tro «\2» da \2.</text:p>
          </table:table-cell>
          <table:table-cell table:style-name="ce8" office:value-type="string" calcext:value-type="string">
            <text:p>Mauvaise mutation. Après «\1» «\2» devient \2.</text:p>
          </table:table-cell>
          <table:table-cell table:style-name="ce8" office:value-type="string" calcext:value-type="string">
            <text:p>Wrong mutation. After «\1» «\2» becomes \2.</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C’hwezhadur</text:p>
          </table:table-cell>
          <table:table-cell office:value-type="string" calcext:value-type="string">
            <text:p>Hor:</text:p>
          </table:table-cell>
          <table:table-cell table:style-name="ce8" office:value-type="string" calcext:value-type="string">
            <text:p><text:a xlink:href="http://devri.bzh/recherche/?q=hor&amp;submit" xlink:type="simple">http://devri.bzh/recherche/?q=hor&amp;submit=</text:a></text:p>
          </table:table-cell>
          <table:table-cell table:style-name="ce8" office:value-type="string" calcext:value-type="string">
            <text:p><text:a xlink:href="http://meurgorf.brezhoneg.bzh/meurgorf/enklask?terme=hor&amp;submit=Rechercher&amp;categorie=0&amp;oeuvres=0" xlink:type="simple">http://meurgorf.brezhoneg.bzh/meurgorf/enklask?terme=hor&amp;submit=Rechercher&amp;categorie=0&amp;oeuvres=0</text:a></text:p>
          </table:table-cell>
          <table:table-cell table:style-name="ce8" office:value-type="string" calcext:value-type="string">
            <text:p><text:a xlink:href="https://br.wiktionary.org/wiki/hor" xlink:type="simple">https://br.wiktionary.org/wiki/hor</text:a></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2">
          <table:table-cell office:value-type="float" office:value="121" calcext:value-type="float">
            <text:p>121</text:p>
          </table:table-cell>
          <table:table-cell office:value-type="string" calcext:value-type="string">
            <text:p><text:a xlink:href="https://community.languagetool.org/rule/show/KEMM_HOR?lang=br&amp;subId=2" xlink:type="simple">https://community.languagetool.org/rule/show/KEMM_HOR?lang=br&amp;subId=2</text:a></text:p>
          </table:table-cell>
          <table:table-cell office:value-type="string" calcext:value-type="string">
            <text:p>Kemmadur goude «hor»</text:p>
          </table:table-cell>
          <table:table-cell office:value-type="string" calcext:value-type="string">
            <text:p>C’hwezhadur ebet er {B-gerioù} goude «hor»</text:p>
          </table:table-cell>
          <table:table-cell office:value-type="string" calcext:value-type="string">
            <text:p>Kemmadur dre c’hwezhadenniñ ebet goude «hor» er gerioù o kregiñ gant ur «B».</text:p>
          </table:table-cell>
          <table:table-cell office:value-type="string" calcext:value-type="string">
            <text:p>Ne zlefe ket bezañ ur c’hemmadur goude «\1».</text:p>
          </table:table-cell>
          <table:table-cell office:value-type="string" calcext:value-type="string">
            <text:p>Kemmadur ebet goude «\1».</text:p>
          </table:table-cell>
          <table:table-cell office:value-type="string" calcext:value-type="string">
            <text:p>Pas de mutation après «\1».</text:p>
          </table:table-cell>
          <table:table-cell office:value-type="string" calcext:value-type="string">
            <text:p>No mutation after «\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C’hwezhadu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3">
          <table:table-cell table:style-name="ce8" office:value-type="float" office:value="122" calcext:value-type="float">
            <text:p>122</text:p>
          </table:table-cell>
          <table:table-cell table:style-name="ce8" office:value-type="string" calcext:value-type="string">
            <text:p><text:a xlink:href="https://community.languagetool.org/rule/show/FAZ_KEMM_E?lang=br&amp;subId=1" xlink:type="simple">https://community.languagetool.org/rule/show/FAZ_KEMM_E?lang=br&amp;subId=1</text:a></text:p>
          </table:table-cell>
          <table:table-cell table:style-name="ce8" office:value-type="string" calcext:value-type="string">
            <text:p>Kemmadur goude e.</text:p>
          </table:table-cell>
          <table:table-cell table:style-name="ce8" office:value-type="string" calcext:value-type="string">
            <text:p>Blotadur goude «e»</text:p>
          </table:table-cell>
          <table:table-cell table:style-name="ce8" office:value-type="string" calcext:value-type="string">
            <text:p>Kemmadur dre vlotaat goude «e».</text:p>
          </table:table-cell>
          <table:table-cell table:style-name="ce8" office:value-type="string" calcext:value-type="string">
            <text:p>Kemmadur fall goude «e».</text:p>
          </table:table-cell>
          <table:table-cell table:style-name="ce8" office:value-type="string" calcext:value-type="string">
            <text:p>Aucun changement</text:p>
          </table:table-cell>
          <table:table-cell table:style-name="ce8" office:value-type="string" calcext:value-type="string">
            <text:p>Mauvaise mutation après «e».</text:p>
          </table:table-cell>
          <table:table-cell table:style-name="ce8" office:value-type="string" calcext:value-type="string">
            <text:p>Wrong mutation after «e».</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text:p>
          </table:table-cell>
          <table:table-cell office:value-type="string" calcext:value-type="string">
            <text:p>E:</text:p>
          </table:table-cell>
          <table:table-cell table:style-name="ce8" office:value-type="string" calcext:value-type="string">
            <text:p><text:a xlink:href="http://devri.bzh/recherche/?q=e&amp;submit" xlink:type="simple">http://devri.bzh/recherche/?q=e&amp;submit=</text:a></text:p>
          </table:table-cell>
          <table:table-cell table:style-name="ce8" office:value-type="string" calcext:value-type="string">
            <text:p><text:a xlink:href="http://meurgorf.brezhoneg.bzh/meurgorf/enklask?terme=e&amp;submit=Rechercher&amp;categorie=0&amp;oeuvres=0" xlink:type="simple">http://meurgorf.brezhoneg.bzh/meurgorf/enklask?terme=e&amp;submit=Rechercher&amp;categorie=0&amp;oeuvres=0</text:a></text:p>
          </table:table-cell>
          <table:table-cell table:style-name="ce8" office:value-type="string" calcext:value-type="string">
            <text:p><text:a xlink:href="https://br.wiktionary.org/wiki/e" xlink:type="simple">https://br.wiktionary.org/wiki/e</text:a></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2">
          <table:table-cell office:value-type="float" office:value="123" calcext:value-type="float">
            <text:p>123</text:p>
          </table:table-cell>
          <table:table-cell office:value-type="string" calcext:value-type="string">
            <text:p><text:a xlink:href="https://community.languagetool.org/rule/show/FAZ_KEMM_DRE_VLOTAAT_AR?lang=br&amp;subId=1" xlink:type="simple">https://community.languagetool.org/rule/show/FAZ_KEMM_DRE_VLOTAAT_AR?lang=br&amp;subId=1</text:a></text:p>
          </table:table-cell>
          <table:table-cell office:value-type="string" calcext:value-type="string">
            <text:p>Kemmadur dre vlotaat en anv goude ar ger-mell.</text:p>
          </table:table-cell>
          <table:table-cell office:value-type="string" calcext:value-type="string">
            <text:p>Blotadur ebet en {D-gerioù-unan} goude ar ger-mell</text:p>
          </table:table-cell>
          <table:table-cell office:value-type="string" calcext:value-type="string">
            <text:p>Kemmadur dre vlotaat ebet goude ar ger-mell er gerioù en unander o kregiñ gant un «D».</text:p>
          </table:table-cell>
          <table:table-cell office:value-type="string" calcext:value-type="string">
            <text:p>Ar ger «\2» ne zlefe ket kemmañ anezhañ.</text:p>
          </table:table-cell>
          <table:table-cell office:value-type="string" calcext:value-type="string">
            <text:p>Kemmadur ebet er ger «\2».</text:p>
          </table:table-cell>
          <table:table-cell office:value-type="string" calcext:value-type="string">
            <text:p>Pas de mutations dans le mot «\2».</text:p>
          </table:table-cell>
          <table:table-cell office:value-type="string" calcext:value-type="string">
            <text:p>No mutations in the word «\2».</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ebet</text:p>
          </table:table-cell>
          <table:table-cell table:style-name="ce28"/>
          <table:table-cell table:number-columns-repeated="3" office:value-type="string" calcext:value-type="string">
            <text:p>--</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24" calcext:value-type="float">
            <text:p>124</text:p>
          </table:table-cell>
          <table:table-cell table:style-name="ce8" office:value-type="string" calcext:value-type="string">
            <text:p><text:a xlink:href="https://community.languagetool.org/rule/show/FAZ_KEMM_DRE_VLOTAAT_AR?lang=br&amp;subId=2" xlink:type="simple">https://community.languagetool.org/rule/show/FAZ_KEMM_DRE_VLOTAAT_AR?lang=br&amp;subId=2</text:a></text:p>
          </table:table-cell>
          <table:table-cell table:style-name="ce8" office:value-type="string" calcext:value-type="string">
            <text:p>Kemmadur dre vlotaat en anv goude ar ger-mell.</text:p>
          </table:table-cell>
          <table:table-cell table:style-name="ce8" office:value-type="string" calcext:value-type="string">
            <text:p>Blotadur ebet er {P-gerioù-unan} goude ar ger-mell</text:p>
          </table:table-cell>
          <table:table-cell table:style-name="ce8" office:value-type="string" calcext:value-type="string">
            <text:p>Kemmadur dre vlotaat ebet goude ar ger-mell er gerioù en unander o kregiñ gant ur «P».</text:p>
          </table:table-cell>
          <table:table-cell table:style-name="ce8" office:value-type="string" calcext:value-type="string">
            <text:p>Ar ger «\2» ne zlefe ket kemmañ anezhañ.</text:p>
          </table:table-cell>
          <table:table-cell table:style-name="ce8" office:value-type="string" calcext:value-type="string">
            <text:p>Kemmadur ebet er ger «\2».</text:p>
          </table:table-cell>
          <table:table-cell table:style-name="ce8" office:value-type="string" calcext:value-type="string">
            <text:p>Pas de mutations dans le mot «\2».</text:p>
          </table:table-cell>
          <table:table-cell table:style-name="ce8" office:value-type="string" calcext:value-type="string">
            <text:p>No mutations in the word «\2».</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ebet</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2">
          <table:table-cell office:value-type="float" office:value="125" calcext:value-type="float">
            <text:p>125</text:p>
          </table:table-cell>
          <table:table-cell office:value-type="string" calcext:value-type="string">
            <text:p><text:a xlink:href="https://community.languagetool.org/rule/show/FAZ_KEMM_DRE_VLOTAAT_AR?lang=br&amp;subId=3" xlink:type="simple">https://community.languagetool.org/rule/show/FAZ_KEMM_DRE_VLOTAAT_AR?lang=br&amp;subId=3</text:a></text:p>
          </table:table-cell>
          <table:table-cell office:value-type="string" calcext:value-type="string">
            <text:p>Kemmadur dre vlotaat en anv goude ar ger-mell.</text:p>
          </table:table-cell>
          <table:table-cell office:value-type="string" calcext:value-type="string">
            <text:p>Blotadur ebet en {T-gerioù-unan} goude ar ger-mell</text:p>
          </table:table-cell>
          <table:table-cell office:value-type="string" calcext:value-type="string">
            <text:p>Kemmadur dre vlotaat ebet goude ar ger-mell er gerioù en unander o kregiñ gant ur «T».</text:p>
          </table:table-cell>
          <table:table-cell office:value-type="string" calcext:value-type="string">
            <text:p>Ar ger «\2» ne zlefe ket kemmañ anezhañ.</text:p>
          </table:table-cell>
          <table:table-cell office:value-type="string" calcext:value-type="string">
            <text:p>Kemmadur ebet er ger «\2».</text:p>
          </table:table-cell>
          <table:table-cell office:value-type="string" calcext:value-type="string">
            <text:p>Pas de mutations dans le mot «\2».</text:p>
          </table:table-cell>
          <table:table-cell office:value-type="string" calcext:value-type="string">
            <text:p>No mutations in the word «\2».</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ebet</text:p>
          </table:table-cell>
          <table:table-cell table:style-name="ce28"/>
          <table:table-cell table:number-columns-repeated="3" office:value-type="string" calcext:value-type="string">
            <text:p>--</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26" calcext:value-type="float">
            <text:p>126</text:p>
          </table:table-cell>
          <table:table-cell table:style-name="ce8" office:value-type="string" calcext:value-type="string">
            <text:p><text:a xlink:href="https://community.languagetool.org/rule/show/FAZ_KEMM_DRE_VLOTAAT_AR?lang=br&amp;subId=4" xlink:type="simple">https://community.languagetool.org/rule/show/FAZ_KEMM_DRE_VLOTAAT_AR?lang=br&amp;subId=4</text:a></text:p>
          </table:table-cell>
          <table:table-cell table:style-name="ce8" office:value-type="string" calcext:value-type="string">
            <text:p>Kemmadur dre vlotaat en anv goude ar ger-mell.</text:p>
          </table:table-cell>
          <table:table-cell table:style-name="ce8" office:value-type="string" calcext:value-type="string">
            <text:p>Blotadur ebet en {D-gerioù-unan} goude ar ger-mell</text:p>
          </table:table-cell>
          <table:table-cell table:style-name="ce8" office:value-type="string" calcext:value-type="string">
            <text:p>Kemmadur dre vlotaat ebet goude ar ger-mell er gerioù en unander o kregiñ gant un «D».</text:p>
          </table:table-cell>
          <table:table-cell table:style-name="ce8" office:value-type="string" calcext:value-type="string">
            <text:p>Direizh eo kemmadur ar ger «\2».</text:p>
          </table:table-cell>
          <table:table-cell table:style-name="ce8" office:value-type="string" calcext:value-type="string">
            <text:p>Kemmadur fall er ger «\2».</text:p>
          </table:table-cell>
          <table:table-cell table:style-name="ce8" office:value-type="string" calcext:value-type="string">
            <text:p>Mauvaise mutation dans le mot «\2».</text:p>
          </table:table-cell>
          <table:table-cell table:style-name="ce8" office:value-type="string" calcext:value-type="string">
            <text:p>Bad mutation in the word «\2».</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ebet</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2">
          <table:table-cell office:value-type="float" office:value="127" calcext:value-type="float">
            <text:p>127</text:p>
          </table:table-cell>
          <table:table-cell office:value-type="string" calcext:value-type="string">
            <text:p><text:a xlink:href="https://community.languagetool.org/rule/show/FAZ_KEMM_DRE_VLOTAAT_AR?lang=br&amp;subId=5" xlink:type="simple">https://community.languagetool.org/rule/show/FAZ_KEMM_DRE_VLOTAAT_AR?lang=br&amp;subId=5</text:a></text:p>
          </table:table-cell>
          <table:table-cell office:value-type="string" calcext:value-type="string">
            <text:p>Kemmadur dre vlotaat en anv goude ar ger-mell.</text:p>
          </table:table-cell>
          <table:table-cell office:value-type="string" calcext:value-type="string">
            <text:p>Blotadur ebet er {K-gerioù-unan} goude ar ger-mell</text:p>
          </table:table-cell>
          <table:table-cell office:value-type="string" calcext:value-type="string">
            <text:p>Kemmadur dre vlotaat ebet goude ar ger-mell er gerioù en unander o kregiñ gant ur «K».</text:p>
          </table:table-cell>
          <table:table-cell office:value-type="string" calcext:value-type="string">
            <text:p>Direizh eo ober ur c’hemmadur dre vlotaat er ger «\2».</text:p>
          </table:table-cell>
          <table:table-cell office:value-type="string" calcext:value-type="string">
            <text:p>Ne reer kemmadur dre vlotaat ebet er ger «\2».</text:p>
          </table:table-cell>
          <table:table-cell office:value-type="string" calcext:value-type="string">
            <text:p>La mutation par adoucissement est une faute dans le mot «\2».</text:p>
          </table:table-cell>
          <table:table-cell office:value-type="string" calcext:value-type="string">
            <text:p>The soft mutation is a mistake in the word «\2».</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ebet</text:p>
          </table:table-cell>
          <table:table-cell table:style-name="ce28"/>
          <table:table-cell table:number-columns-repeated="3" office:value-type="string" calcext:value-type="string">
            <text:p>--</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28" calcext:value-type="float">
            <text:p>128</text:p>
          </table:table-cell>
          <table:table-cell table:style-name="ce8" office:value-type="string" calcext:value-type="string">
            <text:p><text:a xlink:href="https://community.languagetool.org/rule/show/FAZ_KEMM_DRE_VLOTAAT_AR?lang=br&amp;subId=6" xlink:type="simple">https://community.languagetool.org/rule/show/FAZ_KEMM_DRE_VLOTAAT_AR?lang=br&amp;subId=6</text:a></text:p>
          </table:table-cell>
          <table:table-cell table:style-name="ce8" office:value-type="string" calcext:value-type="string">
            <text:p>Kemmadur dre vlotaat en anv goude ar ger-mell.</text:p>
          </table:table-cell>
          <table:table-cell table:style-name="ce8" office:value-type="string" calcext:value-type="string">
            <text:p>Blotadur ebet er {Gw-gerioù-unan} goude ar ger-mell</text:p>
          </table:table-cell>
          <table:table-cell table:style-name="ce8" office:value-type="string" calcext:value-type="string">
            <text:p>Kemmadur dre vlotaat ebet goude ar ger-mell er gerioù en unander o kregiñ gant ur «Gw».</text:p>
          </table:table-cell>
          <table:table-cell table:style-name="ce8" office:value-type="string" calcext:value-type="string">
            <text:p>Direizh eo kemmañ ar ger «\2» amañ.</text:p>
          </table:table-cell>
          <table:table-cell table:style-name="ce8" office:value-type="string" calcext:value-type="string">
            <text:p>Aucun changement</text:p>
          </table:table-cell>
          <table:table-cell table:style-name="ce8" office:value-type="string" calcext:value-type="string">
            <text:p>Faire muter le mot «\2» est une faute ici.</text:p>
          </table:table-cell>
          <table:table-cell table:style-name="ce8" office:value-type="string" calcext:value-type="string">
            <text:p>Mutating the word «\2» is a mistake here.</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ebet</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2">
          <table:table-cell office:value-type="float" office:value="129" calcext:value-type="float">
            <text:p>129</text:p>
          </table:table-cell>
          <table:table-cell office:value-type="string" calcext:value-type="string">
            <text:p><text:a xlink:href="https://community.languagetool.org/rule/show/FAZ_KEMM_DRE_VLOTAAT_AR?lang=br&amp;subId=7" xlink:type="simple">https://community.languagetool.org/rule/show/FAZ_KEMM_DRE_VLOTAAT_AR?lang=br&amp;subId=7</text:a></text:p>
          </table:table-cell>
          <table:table-cell office:value-type="string" calcext:value-type="string">
            <text:p>Kemmadur dre vlotaat en anv goude ar ger-mell.</text:p>
          </table:table-cell>
          <table:table-cell office:value-type="string" calcext:value-type="string">
            <text:p>Blotadur ebet er {M-gerioù-unan} goude ar ger-mell</text:p>
          </table:table-cell>
          <table:table-cell office:value-type="string" calcext:value-type="string">
            <text:p>Kemmadur dre vlotaat ebet goude ar ger-mell er gerioù en unander o kregiñ gant un «M».</text:p>
          </table:table-cell>
          <table:table-cell office:value-type="string" calcext:value-type="string">
            <text:p>Direizh eo kemmañ ar ger «\2» amañ.</text:p>
          </table:table-cell>
          <table:table-cell office:value-type="string" calcext:value-type="string">
            <text:p>Aucun changement</text:p>
          </table:table-cell>
          <table:table-cell office:value-type="string" calcext:value-type="string">
            <text:p>Faire muter le mot «\2» est une faute ici.</text:p>
          </table:table-cell>
          <table:table-cell office:value-type="string" calcext:value-type="string">
            <text:p>Mutating the word «\2» is a mistake here.</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ebet</text:p>
          </table:table-cell>
          <table:table-cell table:style-name="ce28"/>
          <table:table-cell table:number-columns-repeated="3" office:value-type="string" calcext:value-type="string">
            <text:p>--</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30" calcext:value-type="float">
            <text:p>130</text:p>
          </table:table-cell>
          <table:table-cell table:style-name="ce8" office:value-type="string" calcext:value-type="string">
            <text:p><text:a xlink:href="https://community.languagetool.org/rule/show/FAZ_KEMM_DRE_VLOTAAT_AR?lang=br&amp;subId=8" xlink:type="simple">https://community.languagetool.org/rule/show/FAZ_KEMM_DRE_VLOTAAT_AR?lang=br&amp;subId=8</text:a></text:p>
          </table:table-cell>
          <table:table-cell table:style-name="ce8" office:value-type="string" calcext:value-type="string">
            <text:p>Kemmadur dre vlotaat en anv goude ar ger-mell.</text:p>
          </table:table-cell>
          <table:table-cell table:style-name="ce8" office:value-type="string" calcext:value-type="string">
            <text:p>Blotadur ebet er {B-gerioù-unan} goude ar ger-mell</text:p>
          </table:table-cell>
          <table:table-cell table:style-name="ce8" office:value-type="string" calcext:value-type="string">
            <text:p>Kemmadur dre vlotaat ebet goude ar ger-mell er gerioù en unander o kregiñ gant ur «B».</text:p>
          </table:table-cell>
          <table:table-cell table:style-name="ce8" office:value-type="string" calcext:value-type="string">
            <text:p>Direizh eo kemmañ ar ger «\2» amañ.</text:p>
          </table:table-cell>
          <table:table-cell table:style-name="ce8" office:value-type="string" calcext:value-type="string">
            <text:p>Aucun changement</text:p>
          </table:table-cell>
          <table:table-cell table:style-name="ce8" office:value-type="string" calcext:value-type="string">
            <text:p>Faire muter le mot «\2» est une faute ici.</text:p>
          </table:table-cell>
          <table:table-cell table:style-name="ce8" office:value-type="string" calcext:value-type="string">
            <text:p>Mutating the word «\2» is a mistake here.</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ebet</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2">
          <table:table-cell office:value-type="float" office:value="131" calcext:value-type="float">
            <text:p>131</text:p>
          </table:table-cell>
          <table:table-cell office:value-type="string" calcext:value-type="string">
            <text:p><text:a xlink:href="https://community.languagetool.org/rule/show/FAZ_KEMM_DRE_VLOTAAT_AR?lang=br&amp;subId=9" xlink:type="simple">https://community.languagetool.org/rule/show/FAZ_KEMM_DRE_VLOTAAT_AR?lang=br&amp;subId=9</text:a></text:p>
          </table:table-cell>
          <table:table-cell office:value-type="string" calcext:value-type="string">
            <text:p>Kemmadur dre vlotaat en anv goude ar ger-mell.</text:p>
          </table:table-cell>
          <table:table-cell office:value-type="string" calcext:value-type="string">
            <text:p>Blotadur ebet er {G-gerioù-unan} goude ar ger-mell</text:p>
          </table:table-cell>
          <table:table-cell office:value-type="string" calcext:value-type="string">
            <text:p>Kemmadur dre vlotaat ebet goude ar ger-mell er gerioù en unander o kregiñ gant ur «G».</text:p>
          </table:table-cell>
          <table:table-cell office:value-type="string" calcext:value-type="string">
            <text:p>Direizh eo ober ur c’hemmadur dre vlotaat er ger «\2» amañ.</text:p>
          </table:table-cell>
          <table:table-cell office:value-type="string" calcext:value-type="string">
            <text:p>Kemmadur ebet er ger «\2».</text:p>
          </table:table-cell>
          <table:table-cell office:value-type="string" calcext:value-type="string">
            <text:p>Pas de mutations dans le mot «\2».</text:p>
          </table:table-cell>
          <table:table-cell office:value-type="string" calcext:value-type="string">
            <text:p>No mutations in the word «\2».</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ebet</text:p>
          </table:table-cell>
          <table:table-cell table:style-name="ce28"/>
          <table:table-cell table:number-columns-repeated="3" office:value-type="string" calcext:value-type="string">
            <text:p>--</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32" calcext:value-type="float">
            <text:p>132</text:p>
          </table:table-cell>
          <table:table-cell table:style-name="ce8" office:value-type="string" calcext:value-type="string">
            <text:p><text:a xlink:href="https://community.languagetool.org/rule/show/FAZ_KEMM_DRE_VLOTAAT_AR?lang=br&amp;subId=10" xlink:type="simple">https://community.languagetool.org/rule/show/FAZ_KEMM_DRE_VLOTAAT_AR?lang=br&amp;subId=10</text:a></text:p>
          </table:table-cell>
          <table:table-cell table:style-name="ce8" office:value-type="string" calcext:value-type="string">
            <text:p>Kemmadur dre vlotaat en anv goude ar ger-mell.</text:p>
          </table:table-cell>
          <table:table-cell table:style-name="ce8" office:value-type="string" calcext:value-type="string">
            <text:p>Blotadur ebet er {Gou-gerioù-unan} goude ar ger-mell</text:p>
          </table:table-cell>
          <table:table-cell table:style-name="ce8" office:value-type="string" calcext:value-type="string">
            <text:p>Kemmadur dre vlotaat ebet goude ar ger-mell er gerioù en unander o kregiñ gant ur «Gou».</text:p>
          </table:table-cell>
          <table:table-cell table:style-name="ce8" office:value-type="string" calcext:value-type="string">
            <text:p>Direizh eo ober ur c’hemmadur dre vlotaat er ger «\2» amañ.</text:p>
          </table:table-cell>
          <table:table-cell table:style-name="ce8" office:value-type="string" calcext:value-type="string">
            <text:p>Kemmadur ebet er ger «\2».</text:p>
          </table:table-cell>
          <table:table-cell table:style-name="ce8" office:value-type="string" calcext:value-type="string">
            <text:p>Pas de mutations dans le mot «\2».</text:p>
          </table:table-cell>
          <table:table-cell table:style-name="ce8" office:value-type="string" calcext:value-type="string">
            <text:p>No mutations in the word «\2».</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ebet</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2">
          <table:table-cell office:value-type="float" office:value="133" calcext:value-type="float">
            <text:p>133</text:p>
          </table:table-cell>
          <table:table-cell office:value-type="string" calcext:value-type="string">
            <text:p><text:a xlink:href="https://community.languagetool.org/rule/show/FAZ_KEMM_DRE_VLOTAAT_AR?lang=br&amp;subId=11" xlink:type="simple">https://community.languagetool.org/rule/show/FAZ_KEMM_DRE_VLOTAAT_AR?lang=br&amp;subId=11</text:a></text:p>
          </table:table-cell>
          <table:table-cell office:value-type="string" calcext:value-type="string">
            <text:p>Kemmadur dre vlotaat en anv goude ar ger-mell.</text:p>
          </table:table-cell>
          <table:table-cell office:value-type="string" calcext:value-type="string">
            <text:p>Blotadur ebet er {G-gerioù-lies} goude ar ger-mell</text:p>
          </table:table-cell>
          <table:table-cell office:value-type="string" calcext:value-type="string">
            <text:p>Kemmadur dre vlotaat ebet goude ar ger-mell er gerioù el liester o kregiñ gant ur «G».</text:p>
          </table:table-cell>
          <table:table-cell office:value-type="string" calcext:value-type="string">
            <text:p>Direizh eo ober ur c’hemmadur dre vlotaat er ger «\2» amañ.</text:p>
          </table:table-cell>
          <table:table-cell office:value-type="string" calcext:value-type="string">
            <text:p>Kemmadur ebet er ger «\2».</text:p>
          </table:table-cell>
          <table:table-cell office:value-type="string" calcext:value-type="string">
            <text:p>Pas de mutations dans le mot «\2».</text:p>
          </table:table-cell>
          <table:table-cell office:value-type="string" calcext:value-type="string">
            <text:p>No mutations in the word «\2».</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ebet</text:p>
          </table:table-cell>
          <table:table-cell table:style-name="ce28"/>
          <table:table-cell table:number-columns-repeated="3" office:value-type="string" calcext:value-type="string">
            <text:p>--</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34" calcext:value-type="float">
            <text:p>134</text:p>
          </table:table-cell>
          <table:table-cell table:style-name="ce8" office:value-type="string" calcext:value-type="string">
            <text:p><text:a xlink:href="https://community.languagetool.org/rule/show/FAZ_KEMM_DRE_VLOTAAT_AR?lang=br&amp;subId=12" xlink:type="simple">https://community.languagetool.org/rule/show/FAZ_KEMM_DRE_VLOTAAT_AR?lang=br&amp;subId=12</text:a></text:p>
          </table:table-cell>
          <table:table-cell table:style-name="ce8" office:value-type="string" calcext:value-type="string">
            <text:p>Kemmadur dre vlotaat en anv goude ar ger-mell.</text:p>
          </table:table-cell>
          <table:table-cell table:style-name="ce8" office:value-type="string" calcext:value-type="string">
            <text:p>Blotadur ebet en {T-gerioù-lies} goude ar ger-mell</text:p>
          </table:table-cell>
          <table:table-cell table:style-name="ce8" office:value-type="string" calcext:value-type="string">
            <text:p>Kemmadur dre vlotaat ebet goude ar ger-mell er gerioù el liester o kregiñ gant un «T».</text:p>
          </table:table-cell>
          <table:table-cell table:style-name="ce8" office:value-type="string" calcext:value-type="string">
            <text:p>Ne zlefe ket bezañ ur c’hemmadur er ger «\2» goude ar ger-mell.</text:p>
          </table:table-cell>
          <table:table-cell table:style-name="ce8" office:value-type="string" calcext:value-type="string">
            <text:p>Kemmadur ebet er ger «\2» goude ar ger-mell.</text:p>
          </table:table-cell>
          <table:table-cell table:style-name="ce8" office:value-type="string" calcext:value-type="string">
            <text:p>Pas de mutation dans le mot «\2» après l’article.</text:p>
          </table:table-cell>
          <table:table-cell table:style-name="ce8" office:value-type="string" calcext:value-type="string">
            <text:p>No mutation in the word «\2» after the article.</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ebet</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2">
          <table:table-cell office:value-type="float" office:value="135" calcext:value-type="float">
            <text:p>135</text:p>
          </table:table-cell>
          <table:table-cell office:value-type="string" calcext:value-type="string">
            <text:p><text:a xlink:href="https://community.languagetool.org/rule/show/FAZ_KEMM_DRE_VLOTAAT_AR?lang=br&amp;subId=13" xlink:type="simple">https://community.languagetool.org/rule/show/FAZ_KEMM_DRE_VLOTAAT_AR?lang=br&amp;subId=13</text:a></text:p>
          </table:table-cell>
          <table:table-cell office:value-type="string" calcext:value-type="string">
            <text:p>Kemmadur dre vlotaat en anv goude ar ger-mell.</text:p>
          </table:table-cell>
          <table:table-cell office:value-type="string" calcext:value-type="string">
            <text:p>Blotadur ebet er {P-gerioù-lies} goude ar ger-mell</text:p>
          </table:table-cell>
          <table:table-cell office:value-type="string" calcext:value-type="string">
            <text:p>Kemmadur dre vlotaat ebet goude ar ger-mell er gerioù el liester o kregiñ gant ur «P».</text:p>
          </table:table-cell>
          <table:table-cell office:value-type="string" calcext:value-type="string">
            <text:p>Ne zlefe ket bezañ ur c’hemmadur er ger «\2» goude ar ger-mell.</text:p>
          </table:table-cell>
          <table:table-cell office:value-type="string" calcext:value-type="string">
            <text:p>Kemmadur ebet er ger «\2» goude ar ger-mell.</text:p>
          </table:table-cell>
          <table:table-cell office:value-type="string" calcext:value-type="string">
            <text:p>Pas de mutation dans le mot «\2» après l’article.</text:p>
          </table:table-cell>
          <table:table-cell office:value-type="string" calcext:value-type="string">
            <text:p>No mutation in the word «\2» after the article.</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ebet</text:p>
          </table:table-cell>
          <table:table-cell table:style-name="ce28"/>
          <table:table-cell table:number-columns-repeated="3" office:value-type="string" calcext:value-type="string">
            <text:p>--</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36" calcext:value-type="float">
            <text:p>136</text:p>
          </table:table-cell>
          <table:table-cell table:style-name="ce8" office:value-type="string" calcext:value-type="string">
            <text:p><text:a xlink:href="https://community.languagetool.org/rule/show/FAZ_KEMM_DRE_VLOTAAT_AR?lang=br&amp;subId=14" xlink:type="simple">https://community.languagetool.org/rule/show/FAZ_KEMM_DRE_VLOTAAT_AR?lang=br&amp;subId=14</text:a></text:p>
          </table:table-cell>
          <table:table-cell table:style-name="ce8" office:value-type="string" calcext:value-type="string">
            <text:p>Kemmadur dre vlotaat en anv goude ar ger-mell.</text:p>
          </table:table-cell>
          <table:table-cell table:style-name="ce8" office:value-type="string" calcext:value-type="string">
            <text:p>Blotadur ebet er {K-gerioù-lies} goude ar ger-mell</text:p>
          </table:table-cell>
          <table:table-cell table:style-name="ce8" office:value-type="string" calcext:value-type="string">
            <text:p>Kemmadur dre vlotaat ebet goude ar ger-mell er gerioù el liester o kregiñ gant ur «K».</text:p>
          </table:table-cell>
          <table:table-cell table:style-name="ce8" office:value-type="string" calcext:value-type="string">
            <text:p>Ne zlefe ket bezañ ur c’hemmadur er ger «\2» goude ar ger-mell.</text:p>
          </table:table-cell>
          <table:table-cell table:style-name="ce8" office:value-type="string" calcext:value-type="string">
            <text:p>Kemmadur ebet er ger «\2» goude ar ger-mell.</text:p>
          </table:table-cell>
          <table:table-cell table:style-name="ce8" office:value-type="string" calcext:value-type="string">
            <text:p>Pas de mutation dans le mot «\2» après l’article.</text:p>
          </table:table-cell>
          <table:table-cell table:style-name="ce8" office:value-type="string" calcext:value-type="string">
            <text:p>No mutation in the word «\2» after the article.</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ebet</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2">
          <table:table-cell office:value-type="float" office:value="137" calcext:value-type="float">
            <text:p>137</text:p>
          </table:table-cell>
          <table:table-cell office:value-type="string" calcext:value-type="string">
            <text:p><text:a xlink:href="https://community.languagetool.org/rule/show/FAZ_KEMM_DRE_VLOTAAT_AR?lang=br&amp;subId=15" xlink:type="simple">https://community.languagetool.org/rule/show/FAZ_KEMM_DRE_VLOTAAT_AR?lang=br&amp;subId=15</text:a></text:p>
          </table:table-cell>
          <table:table-cell office:value-type="string" calcext:value-type="string">
            <text:p>Kemmadur dre vlotaat en anv goude ar ger-mell.</text:p>
          </table:table-cell>
          <table:table-cell office:value-type="string" calcext:value-type="string">
            <text:p>Blotadur ebet er {M-gerioù-lies} goude ar ger-mell</text:p>
          </table:table-cell>
          <table:table-cell office:value-type="string" calcext:value-type="string">
            <text:p>Kemmadur dre vlotaat ebet goude ar ger-mell er gerioù el liester o kregiñ gant ur «M».</text:p>
          </table:table-cell>
          <table:table-cell office:value-type="string" calcext:value-type="string">
            <text:p>Ne zlefe ket bezañ ur c’hemmadur dre vlotaat gant ar ger «\2» goude ar gar-mell.</text:p>
          </table:table-cell>
          <table:table-cell office:value-type="string" calcext:value-type="string">
            <text:p>Kemmadur dre vlotaat ebet er ger «\2» goude ar ger-mell.</text:p>
          </table:table-cell>
          <table:table-cell office:value-type="string" calcext:value-type="string">
            <text:p>Pas de mutation par adoucissement dans le mot «\2» après l’article.</text:p>
          </table:table-cell>
          <table:table-cell office:value-type="string" calcext:value-type="string">
            <text:p>No soft mutation in the word «\2» after the article.</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ebet</text:p>
          </table:table-cell>
          <table:table-cell table:style-name="ce28"/>
          <table:table-cell table:number-columns-repeated="3" office:value-type="string" calcext:value-type="string">
            <text:p>--</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38" calcext:value-type="float">
            <text:p>138</text:p>
          </table:table-cell>
          <table:table-cell table:style-name="ce8" office:value-type="string" calcext:value-type="string">
            <text:p><text:a xlink:href="https://community.languagetool.org/rule/show/FAZ_KEMM_DRE_VLOTAAT_AR?lang=br&amp;subId=16" xlink:type="simple">https://community.languagetool.org/rule/show/FAZ_KEMM_DRE_VLOTAAT_AR?lang=br&amp;subId=16</text:a></text:p>
          </table:table-cell>
          <table:table-cell table:style-name="ce8" office:value-type="string" calcext:value-type="string">
            <text:p>Kemmadur dre vlotaat en anv goude ar ger-mell.</text:p>
          </table:table-cell>
          <table:table-cell table:style-name="ce8" office:value-type="string" calcext:value-type="string">
            <text:p>Blotadur ebet er {Gw-gerioù-lies} goude ar ger-mell</text:p>
          </table:table-cell>
          <table:table-cell table:style-name="ce8" office:value-type="string" calcext:value-type="string">
            <text:p>Kemmadur dre vlotaat ebet goude ar ger-mell er gerioù el liester o kregiñ gant ur «Gw».</text:p>
          </table:table-cell>
          <table:table-cell table:style-name="ce8" office:value-type="string" calcext:value-type="string">
            <text:p>Ne zlefe ket bezañ ur c’hemmadur dre vlotaat gant ar ger «\2» goude ar gar-mell.</text:p>
          </table:table-cell>
          <table:table-cell table:style-name="ce8" office:value-type="string" calcext:value-type="string">
            <text:p>Kemmadur dre vlotaat ebet er ger «\2» goude ar ger-mell.</text:p>
          </table:table-cell>
          <table:table-cell table:style-name="ce8" office:value-type="string" calcext:value-type="string">
            <text:p>Pas de mutation par adoucissement dans le mot «\2» après l’article.</text:p>
          </table:table-cell>
          <table:table-cell table:style-name="ce8" office:value-type="string" calcext:value-type="string">
            <text:p>No soft mutation in the word «\2» after the article.</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ebet</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2">
          <table:table-cell office:value-type="float" office:value="139" calcext:value-type="float">
            <text:p>139</text:p>
          </table:table-cell>
          <table:table-cell office:value-type="string" calcext:value-type="string">
            <text:p><text:a xlink:href="https://community.languagetool.org/rule/show/FAZ_KEMM?lang=br&amp;subId=1" xlink:type="simple">https://community.languagetool.org/rule/show/FAZ_KEMM?lang=br&amp;subId=1</text:a></text:p>
          </table:table-cell>
          <table:table-cell office:value-type="string" calcext:value-type="string">
            <text:p>Kemmadur faziet.</text:p>
          </table:table-cell>
          <table:table-cell office:value-type="string" calcext:value-type="string">
            <text:p>Blotadurioù graet a-dreuz</text:p>
          </table:table-cell>
          <table:table-cell office:value-type="string" calcext:value-type="string">
            <text:p>Blotadurioù graet a-dreuz.</text:p>
          </table:table-cell>
          <table:table-cell office:value-type="string" calcext:value-type="string">
            <text:p>Ne zlefe ket bezañ ur c’hemmadur dre vlotaat amañ.</text:p>
          </table:table-cell>
          <table:table-cell office:value-type="string" calcext:value-type="string">
            <text:p>Kemmadur dre vlotaat ebet amañ.</text:p>
          </table:table-cell>
          <table:table-cell office:value-type="string" calcext:value-type="string">
            <text:p>Pas de mutations par adoucissement ici.</text:p>
          </table:table-cell>
          <table:table-cell office:value-type="string" calcext:value-type="string">
            <text:p>No mutations by softening here.</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ebet</text:p>
          </table:table-cell>
          <table:table-cell table:style-name="ce28"/>
          <table:table-cell table:number-columns-repeated="3" office:value-type="string" calcext:value-type="string">
            <text:p>--</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40" calcext:value-type="float">
            <text:p>140</text:p>
          </table:table-cell>
          <table:table-cell table:style-name="ce8" office:value-type="string" calcext:value-type="string">
            <text:p><text:a xlink:href="https://community.languagetool.org/rule/show/FAZ_KEMM?lang=br&amp;subId=2" xlink:type="simple">https://community.languagetool.org/rule/show/FAZ_KEMM?lang=br&amp;subId=2</text:a></text:p>
          </table:table-cell>
          <table:table-cell table:style-name="ce8" office:value-type="string" calcext:value-type="string">
            <text:p>Kemmadur faziet.</text:p>
          </table:table-cell>
          <table:table-cell table:style-name="ce8" office:value-type="string" calcext:value-type="string">
            <text:p>Blotadurioù graet a-dreuz</text:p>
          </table:table-cell>
          <table:table-cell table:style-name="ce8" office:value-type="string" calcext:value-type="string">
            <text:p>Kemmadurioù dre vlotaat graet a-dreuz.</text:p>
          </table:table-cell>
          <table:table-cell table:style-name="ce8" office:value-type="string" calcext:value-type="string">
            <text:p>Ne zlefe ket bezañ ur c’hemmadur dre vlotaat amañ.</text:p>
          </table:table-cell>
          <table:table-cell table:style-name="ce8" office:value-type="string" calcext:value-type="string">
            <text:p>Kemmadur dre vlotaat ebet amañ.</text:p>
          </table:table-cell>
          <table:table-cell table:style-name="ce8" office:value-type="string" calcext:value-type="string">
            <text:p>Pas de mutations par adoucissement ici.</text:p>
          </table:table-cell>
          <table:table-cell table:style-name="ce8" office:value-type="string" calcext:value-type="string">
            <text:p>No mutations by softening here.</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ebet</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4">
          <table:table-cell office:value-type="float" office:value="141" calcext:value-type="float">
            <text:p>141</text:p>
          </table:table-cell>
          <table:table-cell office:value-type="string" calcext:value-type="string">
            <text:p><text:a xlink:href="https://community.languagetool.org/rule/show/KEMM_MESKET_MA?lang=br&amp;subId=1" xlink:type="simple">https://community.languagetool.org/rule/show/KEMM_MESKET_MA?lang=br&amp;subId=1</text:a></text:p>
          </table:table-cell>
          <table:table-cell office:value-type="string" calcext:value-type="string">
            <text:p>Kemmadur mesket goude ar stagell ma.</text:p>
          </table:table-cell>
          <table:table-cell office:value-type="string" calcext:value-type="string">
            <text:p>Kemmadurioù mesket er {K-gerioù} goude ar stagell «ma»</text:p>
          </table:table-cell>
          <table:table-cell office:value-type="string" calcext:value-type="string">
            <text:p>Kemmadurioù mesket goude ar stagell «ma» er gerioù o kregiñ gant ur «K».</text:p>
          </table:table-cell>
          <table:table-cell office:value-type="string" calcext:value-type="string">
            <text:p>Ne zlefe ket bezañ ur c’hemmadur goude ar stagell «\1» gant ur ger a grog gant «K».</text:p>
          </table:table-cell>
          <table:table-cell office:value-type="string" calcext:value-type="string">
            <text:p>Kemmadur ebet goude ar stagell «\1» en ur ger o kregiñ gant ur «K».</text:p>
          </table:table-cell>
          <table:table-cell office:value-type="string" calcext:value-type="string">
            <text:p>Pas de mutations après la conjonction «\1» dans un mot commençant par un «K».</text:p>
          </table:table-cell>
          <table:table-cell office:value-type="string" calcext:value-type="string">
            <text:p>No mutations after the conjunction «\1» in a word starting with a «K».</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Mesket, stagell</text:p>
          </table:table-cell>
          <table:table-cell table:style-name="ce3" office:value-type="string" calcext:value-type="string">
            <text:p>Ma:</text:p>
          </table:table-cell>
          <table:table-cell office:value-type="string" calcext:value-type="string">
            <text:p><text:a xlink:href="http://devri.bzh/recherche/?q=ma&amp;submit" xlink:type="simple">http://devri.bzh/recherche/?q=ma&amp;submit=</text:a></text:p>
          </table:table-cell>
          <table:table-cell office:value-type="string" calcext:value-type="string">
            <text:p><text:a xlink:href="http://meurgorf.brezhoneg.bzh/meurgorf/enklask?terme=ma&amp;submit=Rechercher&amp;categorie=0&amp;oeuvres=0" xlink:type="simple">http://meurgorf.brezhoneg.bzh/meurgorf/enklask?terme=ma&amp;submit=Rechercher&amp;categorie=0&amp;oeuvres=0</text:a></text:p>
          </table:table-cell>
          <table:table-cell office:value-type="string" calcext:value-type="string">
            <text:p><text:a xlink:href="https://br.wiktionary.org/wiki/ma" xlink:type="simple">https://br.wiktionary.org/wiki/ma</text:a></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4">
          <table:table-cell table:style-name="ce8" office:value-type="float" office:value="142" calcext:value-type="float">
            <text:p>142</text:p>
          </table:table-cell>
          <table:table-cell table:style-name="ce8" office:value-type="string" calcext:value-type="string">
            <text:p><text:a xlink:href="https://community.languagetool.org/rule/show/KEMM_MESKET_MA?lang=br&amp;subId=2" xlink:type="simple">https://community.languagetool.org/rule/show/KEMM_MESKET_MA?lang=br&amp;subId=2</text:a></text:p>
          </table:table-cell>
          <table:table-cell table:style-name="ce8" office:value-type="string" calcext:value-type="string">
            <text:p>Kemmadur mesket goude ar stagell ma.</text:p>
          </table:table-cell>
          <table:table-cell table:style-name="ce8" office:value-type="string" calcext:value-type="string">
            <text:p>Kemmadurioù mesket en {T-gerioù} goude ar stagell «ma»</text:p>
          </table:table-cell>
          <table:table-cell table:style-name="ce8" office:value-type="string" calcext:value-type="string">
            <text:p>Kemmadurioù mesket goude ar stagell «ma» er gerioù o kregiñ gant un «T».</text:p>
          </table:table-cell>
          <table:table-cell table:style-name="ce8" office:value-type="string" calcext:value-type="string">
            <text:p>Ne zlefe ket bezañ ur c’hemmadur goude ar stagell «\1» gant ur ger a grog gant «T».</text:p>
          </table:table-cell>
          <table:table-cell table:style-name="ce8" office:value-type="string" calcext:value-type="string">
            <text:p>Kemmadur ebet goude ar stagell «\1» en ur ger o kregiñ gant ur «T».</text:p>
          </table:table-cell>
          <table:table-cell table:style-name="ce8" office:value-type="string" calcext:value-type="string">
            <text:p>Pas de mutations après la conjonction «\1» dans un mot commençant par un «T».</text:p>
          </table:table-cell>
          <table:table-cell table:style-name="ce8" office:value-type="string" calcext:value-type="string">
            <text:p>No mutations after the conjunction «\1» in a word starting with a «T».</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Mesket, stagell</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4">
          <table:table-cell office:value-type="float" office:value="143" calcext:value-type="float">
            <text:p>143</text:p>
          </table:table-cell>
          <table:table-cell office:value-type="string" calcext:value-type="string">
            <text:p><text:a xlink:href="https://community.languagetool.org/rule/show/KEMM_MESKET_MA?lang=br&amp;subId=3" xlink:type="simple">https://community.languagetool.org/rule/show/KEMM_MESKET_MA?lang=br&amp;subId=3</text:a></text:p>
          </table:table-cell>
          <table:table-cell office:value-type="string" calcext:value-type="string">
            <text:p>Kemmadur mesket goude ar stagell ma.</text:p>
          </table:table-cell>
          <table:table-cell office:value-type="string" calcext:value-type="string">
            <text:p>Kemmadurioù mesket er {P-gerioù} goude ar stagell «ma»</text:p>
          </table:table-cell>
          <table:table-cell office:value-type="string" calcext:value-type="string">
            <text:p>Kemmadurioù mesket goude ar stagell «ma» er gerioù o kregiñ gant un «P».</text:p>
          </table:table-cell>
          <table:table-cell office:value-type="string" calcext:value-type="string">
            <text:p>Ne zlefe ket bezañ ur c’hemmadur goude ar stagell «\1» gant ur ger a grog gant «P».</text:p>
          </table:table-cell>
          <table:table-cell office:value-type="string" calcext:value-type="string">
            <text:p>Kemmadur ebet goude ar stagell «\1» en ur ger o kregiñ gant ur «P».</text:p>
          </table:table-cell>
          <table:table-cell office:value-type="string" calcext:value-type="string">
            <text:p>Pas de mutations après la conjonction «\1» dans un mot commençant par un «P».</text:p>
          </table:table-cell>
          <table:table-cell office:value-type="string" calcext:value-type="string">
            <text:p>No mutations after the conjunction «\1» in a word starting with a «P».</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Mesket, stagell</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44" calcext:value-type="float">
            <text:p>144</text:p>
          </table:table-cell>
          <table:table-cell table:style-name="ce8" office:value-type="string" calcext:value-type="string">
            <text:p><text:a xlink:href="https://community.languagetool.org/rule/show/KEMM_MESKET_MA?lang=br&amp;subId=4" xlink:type="simple">https://community.languagetool.org/rule/show/KEMM_MESKET_MA?lang=br&amp;subId=4</text:a></text:p>
          </table:table-cell>
          <table:table-cell table:style-name="ce8" office:value-type="string" calcext:value-type="string">
            <text:p>Kemmadur mesket goude ar stagell ma.</text:p>
          </table:table-cell>
          <table:table-cell table:style-name="ce8" office:value-type="string" calcext:value-type="string">
            <text:p>Kemmadurioù mesket er {G-gerioù} goude ar stagell «ma»</text:p>
          </table:table-cell>
          <table:table-cell table:style-name="ce8" office:value-type="string" calcext:value-type="string">
            <text:p>Kemmadurioù mesket goude ar stagell «ma» er gerioù o kregiñ gant ur «G».</text:p>
          </table:table-cell>
          <table:table-cell table:style-name="ce8" office:value-type="string" calcext:value-type="string">
            <text:p>Goude ar stagell «\1» e tlefe c’hoarvezout ur c’hemmadur mesket.</text:p>
          </table:table-cell>
          <table:table-cell table:style-name="ce8" office:value-type="string" calcext:value-type="string">
            <text:p>Kemmadur mesket goude ar stagell «\1».</text:p>
          </table:table-cell>
          <table:table-cell table:style-name="ce8" office:value-type="string" calcext:value-type="string">
            <text:p>Mutation mixte après la conjonction «\1».</text:p>
          </table:table-cell>
          <table:table-cell table:style-name="ce8" office:value-type="string" calcext:value-type="string">
            <text:p>Mixed mutation after the conjunction «\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Mesket, stagell</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2">
          <table:table-cell office:value-type="float" office:value="145" calcext:value-type="float">
            <text:p>145</text:p>
          </table:table-cell>
          <table:table-cell office:value-type="string" calcext:value-type="string">
            <text:p><text:a xlink:href="https://community.languagetool.org/rule/show/KEMM_MESKET_MA?lang=br&amp;subId=5" xlink:type="simple">https://community.languagetool.org/rule/show/KEMM_MESKET_MA?lang=br&amp;subId=5</text:a></text:p>
          </table:table-cell>
          <table:table-cell office:value-type="string" calcext:value-type="string">
            <text:p>Kemmadur mesket goude ar stagell ma.</text:p>
          </table:table-cell>
          <table:table-cell office:value-type="string" calcext:value-type="string">
            <text:p>Kemmadurioù mesket er {Gw-gerioù} goude ar stagell «ma»</text:p>
          </table:table-cell>
          <table:table-cell office:value-type="string" calcext:value-type="string">
            <text:p>Kemmadurioù mesket goude ar stagell «ma» er gerioù o kregiñ gant ur «Gw».</text:p>
          </table:table-cell>
          <table:table-cell office:value-type="string" calcext:value-type="string">
            <text:p>Goude ar stagell «\1» e tlefe c’hoarvezout ur c’hemmadur mesket.</text:p>
          </table:table-cell>
          <table:table-cell office:value-type="string" calcext:value-type="string">
            <text:p>Kemmadur mesket goude ar stagell «\1».</text:p>
          </table:table-cell>
          <table:table-cell office:value-type="string" calcext:value-type="string">
            <text:p>Mutation mixte après la conjonction «\1».</text:p>
          </table:table-cell>
          <table:table-cell office:value-type="string" calcext:value-type="string">
            <text:p>Mixed mutation after the conjunction «\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Mesket, stagell</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46" calcext:value-type="float">
            <text:p>146</text:p>
          </table:table-cell>
          <table:table-cell table:style-name="ce8" office:value-type="string" calcext:value-type="string">
            <text:p><text:a xlink:href="https://community.languagetool.org/rule/show/KEMM_MESKET_MA?lang=br&amp;subId=6" xlink:type="simple">https://community.languagetool.org/rule/show/KEMM_MESKET_MA?lang=br&amp;subId=6</text:a></text:p>
          </table:table-cell>
          <table:table-cell table:style-name="ce8" office:value-type="string" calcext:value-type="string">
            <text:p>Kemmadur mesket goude ar stagell ma.</text:p>
          </table:table-cell>
          <table:table-cell table:style-name="ce8" office:value-type="string" calcext:value-type="string">
            <text:p>Kemmadurioù mesket en {D-gerioù} goude ar stagell «ma»</text:p>
          </table:table-cell>
          <table:table-cell table:style-name="ce8" office:value-type="string" calcext:value-type="string">
            <text:p>Kemmadurioù mesket goude ar stagell «ma» er gerioù o kregiñ gant un «D».</text:p>
          </table:table-cell>
          <table:table-cell table:style-name="ce8" office:value-type="string" calcext:value-type="string">
            <text:p>Goude ar stagell «\1» e tlefe c’hoarvezout ur c’hemmadur mesket.</text:p>
          </table:table-cell>
          <table:table-cell table:style-name="ce8" office:value-type="string" calcext:value-type="string">
            <text:p>Kemmadur mesket goude ar stagell «\1».</text:p>
          </table:table-cell>
          <table:table-cell table:style-name="ce8" office:value-type="string" calcext:value-type="string">
            <text:p>Mutation mixte après la conjonction «\1».</text:p>
          </table:table-cell>
          <table:table-cell table:style-name="ce8" office:value-type="string" calcext:value-type="string">
            <text:p>Mixed mutation after the conjunction «\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Mesket, stagell</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2">
          <table:table-cell office:value-type="float" office:value="147" calcext:value-type="float">
            <text:p>147</text:p>
          </table:table-cell>
          <table:table-cell office:value-type="string" calcext:value-type="string">
            <text:p><text:a xlink:href="https://community.languagetool.org/rule/show/KEMM_MESKET_MA?lang=br&amp;subId=7" xlink:type="simple">https://community.languagetool.org/rule/show/KEMM_MESKET_MA?lang=br&amp;subId=7</text:a></text:p>
          </table:table-cell>
          <table:table-cell office:value-type="string" calcext:value-type="string">
            <text:p>Kemmadur mesket goude ar stagell ma.</text:p>
          </table:table-cell>
          <table:table-cell office:value-type="string" calcext:value-type="string">
            <text:p>Kemmadurioù mesket er {B-gerioù} goude ar stagell «ma»</text:p>
          </table:table-cell>
          <table:table-cell office:value-type="string" calcext:value-type="string">
            <text:p>Kemmadurioù mesket goude ar stagell «ma» er gerioù o kregiñ gant ur «B».</text:p>
          </table:table-cell>
          <table:table-cell office:value-type="string" calcext:value-type="string">
            <text:p>Goude ar stagell «\1» e tlefe c’hoarvezout ur c’hemmadur mesket.</text:p>
          </table:table-cell>
          <table:table-cell office:value-type="string" calcext:value-type="string">
            <text:p>Kemmadur mesket goude ar stagell «\1».</text:p>
          </table:table-cell>
          <table:table-cell office:value-type="string" calcext:value-type="string">
            <text:p>Mutation mixte après la conjonction «\1».</text:p>
          </table:table-cell>
          <table:table-cell office:value-type="string" calcext:value-type="string">
            <text:p>Mixed mutation after the conjunction «\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Mesket, stagell</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48" calcext:value-type="float">
            <text:p>148</text:p>
          </table:table-cell>
          <table:table-cell table:style-name="ce8" office:value-type="string" calcext:value-type="string">
            <text:p><text:a xlink:href="https://community.languagetool.org/rule/show/KEMM_MESKET_MA?lang=br&amp;subId=8" xlink:type="simple">https://community.languagetool.org/rule/show/KEMM_MESKET_MA?lang=br&amp;subId=8</text:a></text:p>
          </table:table-cell>
          <table:table-cell table:style-name="ce8" office:value-type="string" calcext:value-type="string">
            <text:p>Kemmadur mesket goude ar stagell ma.</text:p>
          </table:table-cell>
          <table:table-cell table:style-name="ce8" office:value-type="string" calcext:value-type="string">
            <text:p>Kemmadurioù mesket er {M-gerioù} goude ar stagell «ma»</text:p>
          </table:table-cell>
          <table:table-cell table:style-name="ce8" office:value-type="string" calcext:value-type="string">
            <text:p>Kemmadurioù mesket goude ar stagell «ma» er gerioù o kregiñ gant ur «M».</text:p>
          </table:table-cell>
          <table:table-cell table:style-name="ce8" office:value-type="string" calcext:value-type="string">
            <text:p>Goude ar stagell «\1» e tlefe c’hoarvezout ur c’hemmadur mesket.</text:p>
          </table:table-cell>
          <table:table-cell table:style-name="ce8" office:value-type="string" calcext:value-type="string">
            <text:p>Kemmadur mesket goude ar stagell «\1».</text:p>
          </table:table-cell>
          <table:table-cell table:style-name="ce8" office:value-type="string" calcext:value-type="string">
            <text:p>Mutation mixte après la conjonction «\1».</text:p>
          </table:table-cell>
          <table:table-cell table:style-name="ce8" office:value-type="string" calcext:value-type="string">
            <text:p>Mixed mutation after the conjunction «\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Mesket, stagell</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7">
          <table:table-cell office:value-type="float" office:value="149" calcext:value-type="float">
            <text:p>149</text:p>
          </table:table-cell>
          <table:table-cell office:value-type="string" calcext:value-type="string">
            <text:p><text:a xlink:href="https://community.languagetool.org/rule/show/KEMM_MESKET_RANNIG_E_O?lang=br&amp;subId=1" xlink:type="simple">https://community.languagetool.org/rule/show/KEMM_MESKET_RANNIG_E_O?lang=br&amp;subId=1</text:a></text:p>
          </table:table-cell>
          <table:table-cell office:value-type="string" calcext:value-type="string">
            <text:p>Kemmadur mesket goude ar rannigoù-verb e pe o.</text:p>
          </table:table-cell>
          <table:table-cell office:value-type="string" calcext:value-type="string">
            <text:p>Kemmadurioù mesket er {K-gerioù} goude ar rannigoù-verb «e, o»</text:p>
          </table:table-cell>
          <table:table-cell office:value-type="string" calcext:value-type="string">
            <text:p>Kemmadurioù mesket goude ar rannigoù-verb «e, o» er gerioù o kregiñ gant ur «K».</text:p>
          </table:table-cell>
          <table:table-cell office:value-type="string" calcext:value-type="string">
            <text:p>Ne zlefe ket bezañ ur c’hemmadur goude ar rannig-verb «\1» gant ur ger a grog gant «K».</text:p>
          </table:table-cell>
          <table:table-cell office:value-type="string" calcext:value-type="string">
            <text:p>Kemmadur ebet goude ar rannig-verb «\1» en ur ger o kregiñ gant ur «K».</text:p>
          </table:table-cell>
          <table:table-cell office:value-type="string" calcext:value-type="string">
            <text:p>Pas de mutation après la particule verbale «\1» dans un mot commençant par un «K».</text:p>
          </table:table-cell>
          <table:table-cell office:value-type="string" calcext:value-type="string">
            <text:p>No mutation after the verbal particle «\1» in a word starting with a «K».</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Mesket, rannig</text:p>
          </table:table-cell>
          <table:table-cell table:style-name="ce3" office:value-type="string" calcext:value-type="string">
            <text:p>E:</text:p>
            <text:p>O:</text:p>
          </table:table-cell>
          <table:table-cell office:value-type="string" calcext:value-type="string">
            <text:p>http://devri.bzh/recherche/?q=e&amp;submit=</text:p>
            <text:p>http://devri.bzh/recherche/?q=o&amp;submit=</text:p>
          </table:table-cell>
          <table:table-cell office:value-type="string" calcext:value-type="string">
            <text:p>http://meurgorf.brezhoneg.bzh/meurgorf/enklask?terme=e&amp;submit=Rechercher&amp;categorie=0&amp;oeuvres=0</text:p>
            <text:p>http://meurgorf.brezhoneg.bzh/meurgorf/enklask?terme=o&amp;submit=Rechercher&amp;categorie=0&amp;oeuvres=0</text:p>
          </table:table-cell>
          <table:table-cell office:value-type="string" calcext:value-type="string">
            <text:p>https://br.wiktionary.org/wiki/%C3%A9</text:p>
            <text:p>https://br.wiktionary.org/wiki/o</text:p>
            <text:p>https://br.wiktionary.org/wiki/e</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4">
          <table:table-cell table:style-name="ce8" office:value-type="float" office:value="150" calcext:value-type="float">
            <text:p>150</text:p>
          </table:table-cell>
          <table:table-cell table:style-name="ce8" office:value-type="string" calcext:value-type="string">
            <text:p><text:a xlink:href="https://community.languagetool.org/rule/show/KEMM_MESKET_RANNIG_E_O?lang=br&amp;subId=2" xlink:type="simple">https://community.languagetool.org/rule/show/KEMM_MESKET_RANNIG_E_O?lang=br&amp;subId=2</text:a></text:p>
          </table:table-cell>
          <table:table-cell table:style-name="ce8" office:value-type="string" calcext:value-type="string">
            <text:p>Kemmadur mesket goude ar rannigoù-verb e pe o.</text:p>
          </table:table-cell>
          <table:table-cell table:style-name="ce8" office:value-type="string" calcext:value-type="string">
            <text:p>Kemmadurioù mesket en {T-gerioù} goude ar rannigoù-verb «e, o»</text:p>
          </table:table-cell>
          <table:table-cell table:style-name="ce8" office:value-type="string" calcext:value-type="string">
            <text:p>Kemmadurioù mesket goude ar rannigoù-verb «e, o» er gerioù o kregiñ gant un «T».</text:p>
          </table:table-cell>
          <table:table-cell table:style-name="ce8" office:value-type="string" calcext:value-type="string">
            <text:p>Ne zlefe ket bezañ ur c’hemmadur goude ar rannig-verb «\1» gant ur ger a grog gant «T».</text:p>
          </table:table-cell>
          <table:table-cell table:style-name="ce8" office:value-type="string" calcext:value-type="string">
            <text:p>Kemmadur ebet goude ar rannig-verb «\1» en ur ger o kregiñ gant un «T».</text:p>
          </table:table-cell>
          <table:table-cell table:style-name="ce8" office:value-type="string" calcext:value-type="string">
            <text:p>Pas de mutation après la particule verbale «\1» dans un mot commençant par un «T».</text:p>
          </table:table-cell>
          <table:table-cell table:style-name="ce8" office:value-type="string" calcext:value-type="string">
            <text:p>No mutation after the verbal particle «\1» in a word starting with a «T».</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Mesket, rannig</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4">
          <table:table-cell office:value-type="float" office:value="151" calcext:value-type="float">
            <text:p>151</text:p>
          </table:table-cell>
          <table:table-cell office:value-type="string" calcext:value-type="string">
            <text:p><text:a xlink:href="https://community.languagetool.org/rule/show/KEMM_MESKET_RANNIG_E_O?lang=br&amp;subId=3" xlink:type="simple">https://community.languagetool.org/rule/show/KEMM_MESKET_RANNIG_E_O?lang=br&amp;subId=3</text:a></text:p>
          </table:table-cell>
          <table:table-cell office:value-type="string" calcext:value-type="string">
            <text:p>Kemmadur mesket goude ar rannigoù-verb e pe o.</text:p>
          </table:table-cell>
          <table:table-cell office:value-type="string" calcext:value-type="string">
            <text:p>Kemmadurioù mesket er {P-gerioù} goude ar rannigoù-verb «e, o»</text:p>
          </table:table-cell>
          <table:table-cell office:value-type="string" calcext:value-type="string">
            <text:p>Kemmadurioù mesket goude ar rannigoù-verb «e, o» er gerioù o kregiñ gant ur «P».</text:p>
          </table:table-cell>
          <table:table-cell office:value-type="string" calcext:value-type="string">
            <text:p>Ne zlefe ket bezañ ur c’hemmadur goude ar rannig-verb «\1» gant ur ger a grog gant «P».</text:p>
          </table:table-cell>
          <table:table-cell office:value-type="string" calcext:value-type="string">
            <text:p>Kemmadur ebet goude ar rannig-verb «\1» en ur ger o kregiñ gant ur «P».</text:p>
          </table:table-cell>
          <table:table-cell office:value-type="string" calcext:value-type="string">
            <text:p>Pas de mutation après la particule verbale «\1» dans un mot commençant par un «P».</text:p>
          </table:table-cell>
          <table:table-cell office:value-type="string" calcext:value-type="string">
            <text:p>No mutation after the verbal particle «\1» in a word starting with a «P».</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Mesket, rannig</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52" calcext:value-type="float">
            <text:p>152</text:p>
          </table:table-cell>
          <table:table-cell table:style-name="ce8" office:value-type="string" calcext:value-type="string">
            <text:p><text:a xlink:href="https://community.languagetool.org/rule/show/KEMM_MESKET_RANNIG_E_O?lang=br&amp;subId=4" xlink:type="simple">https://community.languagetool.org/rule/show/KEMM_MESKET_RANNIG_E_O?lang=br&amp;subId=4</text:a></text:p>
          </table:table-cell>
          <table:table-cell table:style-name="ce8" office:value-type="string" calcext:value-type="string">
            <text:p>Kemmadur mesket goude ar rannigoù-verb e pe o.</text:p>
          </table:table-cell>
          <table:table-cell table:style-name="ce8" office:value-type="string" calcext:value-type="string">
            <text:p>Kemmadurioù mesket er {G-gerioù} goude ar rannigoù-verb «e, o»</text:p>
          </table:table-cell>
          <table:table-cell table:style-name="ce8" office:value-type="string" calcext:value-type="string">
            <text:p>Kemmadurioù mesket goude ar rannigoù-verb «e, o» er gerioù o kregiñ gant ur «G».</text:p>
          </table:table-cell>
          <table:table-cell table:style-name="ce8" office:value-type="string" calcext:value-type="string">
            <text:p>Goude ar rannig-verb «\1» e tlefe c’hoarvezout ur c’hemmadur mesket.</text:p>
          </table:table-cell>
          <table:table-cell table:style-name="ce8" office:value-type="string" calcext:value-type="string">
            <text:p>Kemmadur mesket goude ar rannig-verb «\1».</text:p>
          </table:table-cell>
          <table:table-cell table:style-name="ce8" office:value-type="string" calcext:value-type="string">
            <text:p>Mutation mixte après la particule verbale «\1».</text:p>
          </table:table-cell>
          <table:table-cell table:style-name="ce8" office:value-type="string" calcext:value-type="string">
            <text:p>Mixed mutation after the verbal particle «\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Mesket, rannig</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2">
          <table:table-cell office:value-type="float" office:value="153" calcext:value-type="float">
            <text:p>153</text:p>
          </table:table-cell>
          <table:table-cell office:value-type="string" calcext:value-type="string">
            <text:p><text:a xlink:href="https://community.languagetool.org/rule/show/KEMM_MESKET_RANNIG_E_O?lang=br&amp;subId=5" xlink:type="simple">https://community.languagetool.org/rule/show/KEMM_MESKET_RANNIG_E_O?lang=br&amp;subId=5</text:a></text:p>
          </table:table-cell>
          <table:table-cell office:value-type="string" calcext:value-type="string">
            <text:p>Kemmadur mesket goude ar rannigoù-verb e pe o.</text:p>
          </table:table-cell>
          <table:table-cell office:value-type="string" calcext:value-type="string">
            <text:p>Kemmadurioù mesket er {Gw-gerioù} goude ar rannigoù-verb «e, o»</text:p>
          </table:table-cell>
          <table:table-cell office:value-type="string" calcext:value-type="string">
            <text:p>Kemmadurioù mesket goude ar rannigoù-verb «e, o» er gerioù o kregiñ gant ur «Gw».</text:p>
          </table:table-cell>
          <table:table-cell office:value-type="string" calcext:value-type="string">
            <text:p>Goude ar rannig-verb «\1» e tlefe c’hoarvezout ur c’hemmadur mesket.</text:p>
          </table:table-cell>
          <table:table-cell office:value-type="string" calcext:value-type="string">
            <text:p>Kemmadur mesket goude ar rannig-verb «\1».</text:p>
          </table:table-cell>
          <table:table-cell office:value-type="string" calcext:value-type="string">
            <text:p>Mutation mixte après la particule verbale «\1».</text:p>
          </table:table-cell>
          <table:table-cell office:value-type="string" calcext:value-type="string">
            <text:p>Mixed mutation after the verbal particle «\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Mesket, rannig</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54" calcext:value-type="float">
            <text:p>154</text:p>
          </table:table-cell>
          <table:table-cell table:style-name="ce8" office:value-type="string" calcext:value-type="string">
            <text:p><text:a xlink:href="https://community.languagetool.org/rule/show/KEMM_MESKET_RANNIG_E_O?lang=br&amp;subId=6" xlink:type="simple">https://community.languagetool.org/rule/show/KEMM_MESKET_RANNIG_E_O?lang=br&amp;subId=6</text:a></text:p>
          </table:table-cell>
          <table:table-cell table:style-name="ce8" office:value-type="string" calcext:value-type="string">
            <text:p>Kemmadur mesket goude ar rannigoù-verb e pe o.</text:p>
          </table:table-cell>
          <table:table-cell table:style-name="ce8" office:value-type="string" calcext:value-type="string">
            <text:p>Kemmadurioù mesket en {D-gerioù} goude ar rannigoù-verb «e, o»</text:p>
          </table:table-cell>
          <table:table-cell table:style-name="ce8" office:value-type="string" calcext:value-type="string">
            <text:p>Kemmadurioù mesket goude ar rannigoù-verb «e, o» er gerioù o kregiñ gant un «D».</text:p>
          </table:table-cell>
          <table:table-cell table:style-name="ce8" office:value-type="string" calcext:value-type="string">
            <text:p>Goude ar rannig-verb «\1» e tlefe c’hoarvezout ur c’hemmadur mesket.</text:p>
          </table:table-cell>
          <table:table-cell table:style-name="ce8" office:value-type="string" calcext:value-type="string">
            <text:p>Kemmadur mesket goude ar rannig-verb «\1».</text:p>
          </table:table-cell>
          <table:table-cell table:style-name="ce8" office:value-type="string" calcext:value-type="string">
            <text:p>Mutation mixte après la particule verbale «\1».</text:p>
          </table:table-cell>
          <table:table-cell table:style-name="ce8" office:value-type="string" calcext:value-type="string">
            <text:p>Mixed mutation after the verbal particle «\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Mesket, rannig</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2">
          <table:table-cell office:value-type="float" office:value="155" calcext:value-type="float">
            <text:p>155</text:p>
          </table:table-cell>
          <table:table-cell office:value-type="string" calcext:value-type="string">
            <text:p><text:a xlink:href="https://community.languagetool.org/rule/show/KEMM_MESKET_RANNIG_E_O?lang=br&amp;subId=7" xlink:type="simple">https://community.languagetool.org/rule/show/KEMM_MESKET_RANNIG_E_O?lang=br&amp;subId=7</text:a></text:p>
          </table:table-cell>
          <table:table-cell office:value-type="string" calcext:value-type="string">
            <text:p>Kemmadur mesket goude ar rannigoù-verb e pe o.</text:p>
          </table:table-cell>
          <table:table-cell office:value-type="string" calcext:value-type="string">
            <text:p>Kemmadurioù mesket er {B-gerioù} goude ar rannigoù-verb «e, o»</text:p>
          </table:table-cell>
          <table:table-cell office:value-type="string" calcext:value-type="string">
            <text:p>Kemmadurioù mesket goude ar rannigoù-verb «e, o» er gerioù o kregiñ gant ur «B».</text:p>
          </table:table-cell>
          <table:table-cell office:value-type="string" calcext:value-type="string">
            <text:p>Goude ar rannig-verb «\1» e tlefe c’hoarvezout ur c’hemmadur mesket.</text:p>
          </table:table-cell>
          <table:table-cell office:value-type="string" calcext:value-type="string">
            <text:p>Kemmadur mesket goude ar rannig-verb «\1».</text:p>
          </table:table-cell>
          <table:table-cell office:value-type="string" calcext:value-type="string">
            <text:p>Mutation mixte après la particule verbale «\1».</text:p>
          </table:table-cell>
          <table:table-cell office:value-type="string" calcext:value-type="string">
            <text:p>Mixed mutation after the verbal particle «\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Mesket, rannig</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56" calcext:value-type="float">
            <text:p>156</text:p>
          </table:table-cell>
          <table:table-cell table:style-name="ce8" office:value-type="string" calcext:value-type="string">
            <text:p><text:a xlink:href="https://community.languagetool.org/rule/show/KEMM_MESKET_RANNIG_E_O?lang=br&amp;subId=8" xlink:type="simple">https://community.languagetool.org/rule/show/KEMM_MESKET_RANNIG_E_O?lang=br&amp;subId=8</text:a></text:p>
          </table:table-cell>
          <table:table-cell table:style-name="ce8" office:value-type="string" calcext:value-type="string">
            <text:p>Kemmadur mesket goude ar rannigoù-verb e pe o.</text:p>
          </table:table-cell>
          <table:table-cell table:style-name="ce8" office:value-type="string" calcext:value-type="string">
            <text:p>Kemmadurioù mesket er {M-gerioù} goude ar rannigoù-verb «e, o»</text:p>
          </table:table-cell>
          <table:table-cell table:style-name="ce8" office:value-type="string" calcext:value-type="string">
            <text:p>Kemmadurioù mesket goude ar rannigoù-verb «e, o» er gerioù o kregiñ gant ur «M».</text:p>
          </table:table-cell>
          <table:table-cell table:style-name="ce8" office:value-type="string" calcext:value-type="string">
            <text:p>Goude ar rannig-verb «\1» e tlefe c’hoarvezout ur c’hemmadur mesket.</text:p>
          </table:table-cell>
          <table:table-cell table:style-name="ce8" office:value-type="string" calcext:value-type="string">
            <text:p>Kemmadur mesket goude ar rannig-verb «\1».</text:p>
          </table:table-cell>
          <table:table-cell table:style-name="ce8" office:value-type="string" calcext:value-type="string">
            <text:p>Mutation mixte après la particule verbale «\1».</text:p>
          </table:table-cell>
          <table:table-cell table:style-name="ce8" office:value-type="string" calcext:value-type="string">
            <text:p>Mixed mutation after the verbal particle «\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Mesket, rannig</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7">
          <table:table-cell office:value-type="float" office:value="157" calcext:value-type="float">
            <text:p>157</text:p>
          </table:table-cell>
          <table:table-cell office:value-type="string" calcext:value-type="string">
            <text:p><text:a xlink:href="https://community.languagetool.org/rule/show/KEMM_BLOAZ?lang=br&amp;subId=1" xlink:type="simple">https://community.languagetool.org/rule/show/KEMM_BLOAZ?lang=br&amp;subId=1</text:a></text:p>
          </table:table-cell>
          <table:table-cell office:value-type="string" calcext:value-type="string">
            <text:p>Kemmadur direizh ar ger bloaz.</text:p>
          </table:table-cell>
          <table:table-cell office:value-type="string" calcext:value-type="string">
            <text:p>Blotadur bloaz goude «pet»</text:p>
          </table:table-cell>
          <table:table-cell office:value-type="string" calcext:value-type="string">
            <text:p>Kemmadur dre vlotaat bloaz goude «pet».</text:p>
          </table:table-cell>
          <table:table-cell office:value-type="string" calcext:value-type="string">
            <text:p>Goude ar ger «\1» e tro «\2» da vloaz. (CHALM B3.5).</text:p>
          </table:table-cell>
          <table:table-cell office:value-type="string" calcext:value-type="string">
            <text:p>Goude «\1» e tro «\2» da «vloaz». (CHALM B3.5).</text:p>
          </table:table-cell>
          <table:table-cell office:value-type="string" calcext:value-type="string">
            <text:p>Après «\1» «\2» devient «vloaz». (CHALM B3.5).</text:p>
          </table:table-cell>
          <table:table-cell office:value-type="string" calcext:value-type="string">
            <text:p>After «\1» «\2» becomes «vloaz». (CHALM B3.5).</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bloaz</text:p>
          </table:table-cell>
          <table:table-cell table:style-name="ce3" office:value-type="string" calcext:value-type="string">
            <text:p>Pet:</text:p>
            <text:p>Bloaz:</text:p>
          </table:table-cell>
          <table:table-cell office:value-type="string" calcext:value-type="string">
            <text:p>http://devri.bzh/recherche/?q=pet&amp;submit=</text:p>
            <text:p>http://devri.bzh/recherche/?q=bloaz&amp;submit=</text:p>
          </table:table-cell>
          <table:table-cell office:value-type="string" calcext:value-type="string">
            <text:p>http://meurgorf.brezhoneg.bzh/meurgorf/enklask?terme=pet&amp;submit=Rechercher&amp;categorie=0&amp;oeuvres=0</text:p>
            <text:p>http://meurgorf.brezhoneg.bzh/meurgorf/enklask?terme=bloaz&amp;submit=Rechercher&amp;categorie=0&amp;oeuvres=0</text:p>
          </table:table-cell>
          <table:table-cell office:value-type="string" calcext:value-type="string">
            <text:p>https://br.wiktionary.org/wiki/pet</text:p>
            <text:p>https://br.wiktionary.org/wiki/bloaz</text:p>
            <text:p>https://br.wiktionary.org/wiki/pet_vloaz</text:p>
          </table:table-cell>
          <table:table-cell table:style-name="ce3" office:value-type="string" calcext:value-type="string">
            <text:p><text:a xlink:href="https://br.wiktionary.org/w/index.php?search=pet&amp;title=Dibar%3AKlask&amp;fulltext=1&amp;ns0=1&amp;ns1=1&amp;ns2=1&amp;ns3=1&amp;ns4=1&amp;ns5=1&amp;ns6=1&amp;ns7=1&amp;ns8=1&amp;ns9=1&amp;ns10=1&amp;ns11=1&amp;ns12=1&amp;ns13=1&amp;ns14=1&amp;ns15=1&amp;ns100=1&amp;ns101=1&amp;ns828=1&amp;ns829=1&amp;ns2300=1&amp;ns2301=1&amp;ns2302=1&amp;ns2303=1" xlink:type="simple">https://br.wiktionary.org/w/index.php?search=pet&amp;title=Dibar%3AKlask&amp;fulltext=1&amp;ns0=1&amp;ns1=1&amp;ns2=1&amp;ns3=1&amp;ns4=1&amp;ns5=1&amp;ns6=1&amp;ns7=1&amp;ns8=1&amp;ns9=1&amp;ns10=1&amp;ns11=1&amp;ns12=1&amp;ns13=1&amp;ns14=1&amp;ns15=1&amp;ns100=1&amp;ns101=1&amp;ns828=1&amp;ns829=1&amp;ns2300=1&amp;ns2301=1&amp;ns2302=1&amp;ns2303=1</text:a></text:p>
          </table:table-cell>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8">
          <table:table-cell table:style-name="ce8" office:value-type="float" office:value="158" calcext:value-type="float">
            <text:p>158</text:p>
          </table:table-cell>
          <table:table-cell table:style-name="ce8" office:value-type="string" calcext:value-type="string">
            <text:p><text:a xlink:href="https://community.languagetool.org/rule/show/KEMM_BLOAZ?lang=br&amp;subId=2" xlink:type="simple">https://community.languagetool.org/rule/show/KEMM_BLOAZ?lang=br&amp;subId=2</text:a></text:p>
          </table:table-cell>
          <table:table-cell table:style-name="ce8" office:value-type="string" calcext:value-type="string">
            <text:p>Kemmadur direizh ar ger bloaz.</text:p>
          </table:table-cell>
          <table:table-cell table:style-name="ce8" office:value-type="string" calcext:value-type="string">
            <text:p>Blotadur bloaz goude «daou»</text:p>
          </table:table-cell>
          <table:table-cell table:style-name="ce8" office:value-type="string" calcext:value-type="string">
            <text:p>Kemmadur dre vlotaat bloaz goude «daou».</text:p>
          </table:table-cell>
          <table:table-cell table:style-name="ce8" office:value-type="string" calcext:value-type="string">
            <text:p>Ar ger «bloaz» a dro da «vloaz» goude an niveroù nemet goude tri, pevar, pemp, nav, mil. Ha fellout a rae deoc’h skrivañ vloaz? (CHALM B3.5).</text:p>
          </table:table-cell>
          <table:table-cell table:style-name="ce8" office:value-type="string" calcext:value-type="string">
            <text:p>Ar ger «bloaz» a dro da «vloaz» goude an holl niveroù war-bouez goude «ur, tri, pevar, pemp, nav, mil». C’hoant ho poa skrivañ vloaz? (CHALM B3.5).</text:p>
          </table:table-cell>
          <table:table-cell table:style-name="ce8" office:value-type="string" calcext:value-type="string">
            <text:p>Le mot «bloaz» devient «vloaz» après tous les nombres sauf après «ur, tri, pevar, pemp, nav, mil». Vouliez-vous écrire «vloaz»? (CHALM B3.5).</text:p>
          </table:table-cell>
          <table:table-cell table:style-name="ce8" office:value-type="string" calcext:value-type="string">
            <text:p>The word «bloaz» becomes «vloaz» after all the numbers except after «ur, tri, pevar, pemp, nav, mil». Did you want to write «vloaz»? (CHALM B3.5).</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bloaz</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8">
          <table:table-cell office:value-type="float" office:value="159" calcext:value-type="float">
            <text:p>159</text:p>
          </table:table-cell>
          <table:table-cell office:value-type="string" calcext:value-type="string">
            <text:p><text:a xlink:href="https://community.languagetool.org/rule/show/KEMM_BLOAZ?lang=br&amp;subId=3" xlink:type="simple">https://community.languagetool.org/rule/show/KEMM_BLOAZ?lang=br&amp;subId=3</text:a></text:p>
          </table:table-cell>
          <table:table-cell office:value-type="string" calcext:value-type="string">
            <text:p>Kemmadur direizh ar ger bloaz.</text:p>
          </table:table-cell>
          <table:table-cell office:value-type="string" calcext:value-type="string">
            <text:p>Blotadur ebet er ger bloaz goude «pemp»</text:p>
          </table:table-cell>
          <table:table-cell office:value-type="string" calcext:value-type="string">
            <text:p>Kemmadur dre vlotaat ebet er ger bloaz goude «pemp».</text:p>
          </table:table-cell>
          <table:table-cell office:value-type="string" calcext:value-type="string">
            <text:p>Ar ger «bloaz» a dro da «vloaz» goude an niveroù nemet goude tri, pevar, pemp, nav, mil. Ha fellout a rae deoc’h skrivañ bloaz? (CHALM B3.5).</text:p>
          </table:table-cell>
          <table:table-cell office:value-type="string" calcext:value-type="string">
            <text:p>Ar ger «bloaz» a dro da «vloaz» goude an holl niveroù war-bouez goude «ur, tri, pevar, pemp, nav, mil». C’hoant ho poa skrivañ «vloaz»? (CHALM B3.5).</text:p>
          </table:table-cell>
          <table:table-cell office:value-type="string" calcext:value-type="string">
            <text:p>Le mot «bloaz» devient «vloaz» après tous les nombres sauf après «ur, tri, pevar, pemp, nav, mil». Vouliez-vous écrire «vloaz»? (CHALM B3.5).</text:p>
          </table:table-cell>
          <table:table-cell office:value-type="string" calcext:value-type="string">
            <text:p>The word «bloaz» becomes «vloaz» after all the numbers except after «ur, tri, pevar, pemp, nav, mil». Did you want to write «vloaz»? (CHALM B3.5).</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bloaz</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7">
          <table:table-cell table:style-name="ce8" office:value-type="float" office:value="160" calcext:value-type="float">
            <text:p>160</text:p>
          </table:table-cell>
          <table:table-cell table:style-name="ce8" office:value-type="string" calcext:value-type="string">
            <text:p><text:a xlink:href="https://community.languagetool.org/rule/show/TI_BIV?lang=br&amp;subId=1" xlink:type="simple">https://community.languagetool.org/rule/show/TI_BIV?lang=br&amp;subId=1</text:a></text:p>
          </table:table-cell>
          <table:table-cell table:style-name="ce8" office:value-type="string" calcext:value-type="string">
            <text:p>Ti piv → ti biv.</text:p>
          </table:table-cell>
          <table:table-cell table:style-name="ce8" office:value-type="string" calcext:value-type="string">
            <text:p>Blotadur goude «Ti» er ger «piv»</text:p>
          </table:table-cell>
          <table:table-cell table:style-name="ce8" office:value-type="string" calcext:value-type="string">
            <text:p>Kemmadur dre vlotaat goude «Ti» er ger «piv».</text:p>
          </table:table-cell>
          <table:table-cell table:style-name="ce8" office:value-type="string" calcext:value-type="string">
            <text:p>Goude ar ger «\1» e tro «\2» da biv. (CHALM B3.5).</text:p>
          </table:table-cell>
          <table:table-cell table:style-name="ce8" office:value-type="string" calcext:value-type="string">
            <text:p>Goude «\1» e tro «\2» da «biv». (CHALM B3.5).</text:p>
          </table:table-cell>
          <table:table-cell table:style-name="ce8" office:value-type="string" calcext:value-type="string">
            <text:p>Après «\1» «\2» devient «biv». (CHALM B3.5).</text:p>
          </table:table-cell>
          <table:table-cell table:style-name="ce8" office:value-type="string" calcext:value-type="string">
            <text:p>After «\1» «\2» becomes «biv». (CHALM B3.5).</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ti</text:p>
          </table:table-cell>
          <table:table-cell office:value-type="string" calcext:value-type="string">
            <text:p>Ti:</text:p>
            <text:p>Piv:</text:p>
          </table:table-cell>
          <table:table-cell table:style-name="ce8" office:value-type="string" calcext:value-type="string">
            <text:p>http://devri.bzh/recherche/?q=ti&amp;submit=</text:p>
            <text:p>http://devri.bzh/recherche/?q=piv&amp;submit=</text:p>
          </table:table-cell>
          <table:table-cell table:style-name="ce8" office:value-type="string" calcext:value-type="string">
            <text:p>http://meurgorf.brezhoneg.bzh/meurgorf/enklask?terme=ti&amp;submit=Rechercher&amp;categorie=0&amp;oeuvres=0</text:p>
            <text:p>http://meurgorf.brezhoneg.bzh/meurgorf/enklask?terme=piv&amp;submit=Rechercher&amp;categorie=0&amp;oeuvres=0</text:p>
          </table:table-cell>
          <table:table-cell table:style-name="ce8" office:value-type="string" calcext:value-type="string">
            <text:p>https://br.wiktionary.org/wiki/ti</text:p>
            <text:p>https://br.wiktionary.org/wiki/piv</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7">
          <table:table-cell office:value-type="float" office:value="161" calcext:value-type="float">
            <text:p>161</text:p>
          </table:table-cell>
          <table:table-cell office:value-type="string" calcext:value-type="string">
            <text:p><text:a xlink:href="https://community.languagetool.org/rule/show/LABOUR?lang=br&amp;subId=1" xlink:type="simple">https://community.languagetool.org/rule/show/LABOUR?lang=br&amp;subId=1</text:a></text:p>
          </table:table-cell>
          <table:table-cell office:value-type="string" calcext:value-type="string">
            <text:p>Labour vat, ul labour mat</text:p>
          </table:table-cell>
          <table:table-cell office:value-type="string" calcext:value-type="string">
            <text:p>Blotadur goude «labour» er ger «mat»</text:p>
          </table:table-cell>
          <table:table-cell office:value-type="string" calcext:value-type="string">
            <text:p>Kemmadur dre vlotaat goude «labour» er ger «mat».</text:p>
          </table:table-cell>
          <table:table-cell office:value-type="string" calcext:value-type="string">
            <text:p>Ne zlefe ket bezañ ur c’hemmadur goude «\1 \2». (CHALM B3.5).</text:p>
          </table:table-cell>
          <table:table-cell office:value-type="string" calcext:value-type="string">
            <text:p>Kemmadur ebet goude «\1 \2». (CHALM B3.5).</text:p>
          </table:table-cell>
          <table:table-cell office:value-type="string" calcext:value-type="string">
            <text:p>Pas de mutations après «\1 \2». (CHALM B3.5).</text:p>
          </table:table-cell>
          <table:table-cell office:value-type="string" calcext:value-type="string">
            <text:p>No mutations after «\1 \2». (CHALM B3.5).</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labour</text:p>
          </table:table-cell>
          <table:table-cell table:style-name="ce3" office:value-type="string" calcext:value-type="string">
            <text:p>Labour:</text:p>
            <text:p>Mat:</text:p>
          </table:table-cell>
          <table:table-cell office:value-type="string" calcext:value-type="string">
            <text:p>http://devri.bzh/recherche/?q=labour&amp;submit=</text:p>
            <text:p>http://devri.bzh/recherche/?q=mat&amp;submit=</text:p>
          </table:table-cell>
          <table:table-cell office:value-type="string" calcext:value-type="string">
            <text:p>http://meurgorf.brezhoneg.bzh/meurgorf/enklask?terme=labour&amp;submit=Rechercher&amp;categorie=0&amp;oeuvres=0</text:p>
            <text:p>http://meurgorf.brezhoneg.bzh/meurgorf/enklask?terme=mat&amp;submit=Rechercher&amp;categorie=0&amp;oeuvres=0</text:p>
          </table:table-cell>
          <table:table-cell office:value-type="string" calcext:value-type="string">
            <text:p>https://br.wiktionary.org/wiki/labour</text:p>
            <text:p>https://br.wiktionary.org/wiki/mat</text:p>
          </table:table-cell>
          <table:table-cell table:style-name="ce3" office:value-type="string" calcext:value-type="string">
            <text:p>Le token est vraiment bizzare sur cette règle... N’est-il pas fautif?</text:p>
          </table:table-cell>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62" calcext:value-type="float">
            <text:p>162</text:p>
          </table:table-cell>
          <table:table-cell table:style-name="ce8" office:value-type="string" calcext:value-type="string">
            <text:p><text:a xlink:href="https://community.languagetool.org/rule/show/LABOUR?lang=br&amp;subId=2" xlink:type="simple">https://community.languagetool.org/rule/show/LABOUR?lang=br&amp;subId=2</text:a></text:p>
          </table:table-cell>
          <table:table-cell table:style-name="ce8" office:value-type="string" calcext:value-type="string">
            <text:p>Labour vat, ul labour mat</text:p>
          </table:table-cell>
          <table:table-cell table:style-name="ce8" office:value-type="string" calcext:value-type="string">
            <text:p>Blotadur goude «labour» er ger «mat»</text:p>
          </table:table-cell>
          <table:table-cell table:style-name="ce8" office:value-type="string" calcext:value-type="string">
            <text:p>Kemmadur dre vlotaat goude «labour» er ger «mat».</text:p>
          </table:table-cell>
          <table:table-cell table:style-name="ce8" office:value-type="string" calcext:value-type="string">
            <text:p>Ur c’hemmadur dre vlotaat a zlefe bezañ goude «\1 \2». (CHALM B3.5).</text:p>
          </table:table-cell>
          <table:table-cell table:style-name="ce8" office:value-type="string" calcext:value-type="string">
            <text:p>Kemmadur dre vlotaat goude «\1 \2». (CHALM B3.5).</text:p>
          </table:table-cell>
          <table:table-cell table:style-name="ce8" office:value-type="string" calcext:value-type="string">
            <text:p>Mutation par adoucissement après «\1 \2». (CHALM B3.5).</text:p>
          </table:table-cell>
          <table:table-cell table:style-name="ce8" office:value-type="string" calcext:value-type="string">
            <text:p>Soft mutation after «\1 \2». (CHALM B3.5).</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labo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7">
          <table:table-cell office:value-type="float" office:value="163" calcext:value-type="float">
            <text:p>163</text:p>
          </table:table-cell>
          <table:table-cell office:value-type="string" calcext:value-type="string">
            <text:p><text:a xlink:href="https://community.languagetool.org/rule/show/EUR_MINTIN?lang=br&amp;subId=1" xlink:type="simple">https://community.languagetool.org/rule/show/EUR_MINTIN?lang=br&amp;subId=1</text:a></text:p>
          </table:table-cell>
          <table:table-cell office:value-type="string" calcext:value-type="string">
            <text:p>Eur mintin.</text:p>
          </table:table-cell>
          <table:table-cell office:value-type="string" calcext:value-type="string">
            <text:p>Blotadur goude «eur» er ger «mintin»</text:p>
          </table:table-cell>
          <table:table-cell office:value-type="string" calcext:value-type="string">
            <text:p>Kemmadur dre vlotaat goude «eur» er ger «mintin».</text:p>
          </table:table-cell>
          <table:table-cell office:value-type="string" calcext:value-type="string">
            <text:p>Goude «\1» e tro «\2» da vintin. (CHALM B3.5).</text:p>
          </table:table-cell>
          <table:table-cell office:value-type="string" calcext:value-type="string">
            <text:p>Goude «\1» e tro «\2» da «vintin». (CHALM B3.5).</text:p>
          </table:table-cell>
          <table:table-cell office:value-type="string" calcext:value-type="string">
            <text:p>Après «\1», «\2» devient «vintin». (CHALM B3.5).</text:p>
          </table:table-cell>
          <table:table-cell office:value-type="string" calcext:value-type="string">
            <text:p>After «\1», «\2» becomes «vintin». (CHALM B3.5).</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mintin</text:p>
          </table:table-cell>
          <table:table-cell table:style-name="ce3" office:value-type="string" calcext:value-type="string">
            <text:p>Eur:</text:p>
            <text:p>Mintin:</text:p>
          </table:table-cell>
          <table:table-cell office:value-type="string" calcext:value-type="string">
            <text:p>http://devri.bzh/recherche/?q=eur&amp;submit=</text:p>
            <text:p>http://devri.bzh/recherche/?q=mintin&amp;submit=</text:p>
          </table:table-cell>
          <table:table-cell office:value-type="string" calcext:value-type="string">
            <text:p>http://meurgorf.brezhoneg.bzh/meurgorf/enklask?terme=eur&amp;submit=Rechercher&amp;categorie=0&amp;oeuvres=0</text:p>
            <text:p>http://meurgorf.brezhoneg.bzh/meurgorf/enklask?terme=mintin&amp;submit=Rechercher&amp;categorie=0&amp;oeuvres=0</text:p>
          </table:table-cell>
          <table:table-cell office:value-type="string" calcext:value-type="string">
            <text:p>https://br.wiktionary.org/wiki/eur</text:p>
            <text:p>https://br.wiktionary.org/wiki/mintin</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4">
          <table:table-cell table:style-name="ce8" office:value-type="float" office:value="164" calcext:value-type="float">
            <text:p>164</text:p>
          </table:table-cell>
          <table:table-cell table:style-name="ce8" office:value-type="string" calcext:value-type="string">
            <text:p><text:a xlink:href="https://community.languagetool.org/rule/show/DEVEZHIOU_MIZ?lang=br&amp;subId=1" xlink:type="simple">https://community.languagetool.org/rule/show/DEVEZHIOU_MIZ?lang=br&amp;subId=1</text:a></text:p>
          </table:table-cell>
          <table:table-cell table:style-name="ce8" office:value-type="string" calcext:value-type="string">
            <text:p>D’ar pemp a viz → D’ar bemp a viz.</text:p>
          </table:table-cell>
          <table:table-cell table:style-name="ce8" office:value-type="string" calcext:value-type="string">
            <text:p>Blotadur e {niveroù an deiziad} goude ar ger-mell</text:p>
          </table:table-cell>
          <table:table-cell table:style-name="ce8" office:value-type="string" calcext:value-type="string">
            <text:p>Kemmadur dre vlotaat goude ar ger-mell e niveroù an deiziad.</text:p>
          </table:table-cell>
          <table:table-cell table:style-name="ce8" office:value-type="string" calcext:value-type="string">
            <text:p>Evit envel devezhioù ar miz eo e vez graet ur c’hemmadur dre vlotaat gant an niver.</text:p>
          </table:table-cell>
          <table:table-cell table:style-name="ce8" office:value-type="string" calcext:value-type="string">
            <text:p>Evit envel devezhioù ar miz e vez graet ur c’hemmadur dre vlotaat en niver.</text:p>
          </table:table-cell>
          <table:table-cell table:style-name="ce8" office:value-type="string" calcext:value-type="string">
            <text:p>Pour nommer les jours du mois, une mutation par adoucissement se produit dans le nombre.</text:p>
          </table:table-cell>
          <table:table-cell table:style-name="ce8" office:value-type="string" calcext:value-type="string">
            <text:p>When naming the days of the month, a soft mutation occurs in the number.</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deiziad</text:p>
          </table:table-cell>
          <table:table-cell/>
          <table:table-cell table:number-columns-repeated="2" table:style-name="ce8" office:value-type="string" calcext:value-type="string">
            <text:p>--</text:p>
          </table:table-cell>
          <table:table-cell table:style-name="ce8" office:value-type="string" calcext:value-type="string">
            <text:p><text:a xlink:href="https://br.wiktionary.org/wiki/Kerzu" xlink:type="simple">https://br.wiktionary.org/wiki/Kerzu</text:a></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4">
          <table:table-cell office:value-type="float" office:value="165" calcext:value-type="float">
            <text:p>165</text:p>
          </table:table-cell>
          <table:table-cell office:value-type="string" calcext:value-type="string">
            <text:p><text:a xlink:href="https://community.languagetool.org/rule/show/DEVEZHIOU_MIZ?lang=br&amp;subId=2" xlink:type="simple">https://community.languagetool.org/rule/show/DEVEZHIOU_MIZ?lang=br&amp;subId=2</text:a></text:p>
          </table:table-cell>
          <table:table-cell office:value-type="string" calcext:value-type="string">
            <text:p>D’ar pemp a viz → D’ar bemp a viz.</text:p>
          </table:table-cell>
          <table:table-cell office:value-type="string" calcext:value-type="string">
            <text:p>Blotadur e {niveroù an deiziad} goude ar ger-mell</text:p>
          </table:table-cell>
          <table:table-cell office:value-type="string" calcext:value-type="string">
            <text:p>Kemmadur dre vlotaat goude ar ger-mell e niveroù an deiziad.</text:p>
          </table:table-cell>
          <table:table-cell office:value-type="string" calcext:value-type="string">
            <text:p>Evit envel devezhioù ar miz eo e vez graet ur c’hemmadur dre vlotaat gant an niver.</text:p>
          </table:table-cell>
          <table:table-cell office:value-type="string" calcext:value-type="string">
            <text:p>Evit envel devezhioù ar miz e vez graet ur c’hemmadur dre vlotaat en niver.</text:p>
          </table:table-cell>
          <table:table-cell office:value-type="string" calcext:value-type="string">
            <text:p>Pour nommer les jours du mois, une mutation par adoucissement se produit dans le nombre.</text:p>
          </table:table-cell>
          <table:table-cell office:value-type="string" calcext:value-type="string">
            <text:p>When naming the days of the month, a soft mutation occurs in the number.</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deiziad</text:p>
          </table:table-cell>
          <table:table-cell table:style-name="ce28"/>
          <table:table-cell table:number-columns-repeated="2" office:value-type="string" calcext:value-type="string">
            <text:p>--</text:p>
          </table:table-cell>
          <table:table-cell office:value-type="string" calcext:value-type="string">
            <text:p>idem</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66" calcext:value-type="float">
            <text:p>166</text:p>
          </table:table-cell>
          <table:table-cell table:style-name="ce8" office:value-type="string" calcext:value-type="string">
            <text:p><text:a xlink:href="https://community.languagetool.org/rule/show/GER_KEMM?lang=br&amp;subId=1" xlink:type="simple">https://community.languagetool.org/rule/show/GER_KEMM?lang=br&amp;subId=1</text:a></text:p>
          </table:table-cell>
          <table:table-cell table:style-name="ce8" office:value-type="string" calcext:value-type="string">
            <text:p>Kemmadur ebet goude gerioù.</text:p>
          </table:table-cell>
          <table:table-cell table:style-name="ce8" office:value-type="string" calcext:value-type="string">
            <text:p>Kemmadur ebet goude gerioù ‘zo</text:p>
          </table:table-cell>
          <table:table-cell table:style-name="ce8" office:value-type="string" calcext:value-type="string">
            <text:p>Aucun changement.</text:p>
          </table:table-cell>
          <table:table-cell table:style-name="ce8" office:value-type="string" calcext:value-type="string">
            <text:p>Ne zlefe ket bezañ ur c’hemmadur er ger «\2» goude ar ger «\1».</text:p>
          </table:table-cell>
          <table:table-cell table:style-name="ce8" office:value-type="string" calcext:value-type="string">
            <text:p>Kemmadur ebet er ger «\2» goude «\1».</text:p>
          </table:table-cell>
          <table:table-cell table:style-name="ce8" office:value-type="string" calcext:value-type="string">
            <text:p>Pas de mutations dans le mot «\2» après «\1».</text:p>
          </table:table-cell>
          <table:table-cell table:style-name="ce8" office:value-type="string" calcext:value-type="string">
            <text:p>No mutations in the word «\2» after «\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ebet</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2">
          <table:table-cell office:value-type="float" office:value="167" calcext:value-type="float">
            <text:p>167</text:p>
          </table:table-cell>
          <table:table-cell office:value-type="string" calcext:value-type="string">
            <text:p><text:a xlink:href="https://community.languagetool.org/rule/show/GER_KEMM?lang=br&amp;subId=2" xlink:type="simple">https://community.languagetool.org/rule/show/GER_KEMM?lang=br&amp;subId=2</text:a></text:p>
          </table:table-cell>
          <table:table-cell office:value-type="string" calcext:value-type="string">
            <text:p>Kemmadur ebet goude gerioù.</text:p>
          </table:table-cell>
          <table:table-cell office:value-type="string" calcext:value-type="string">
            <text:p>Kemmadur ebet goude gerioù ‘zo</text:p>
          </table:table-cell>
          <table:table-cell office:value-type="string" calcext:value-type="string">
            <text:p>Aucun changement.</text:p>
          </table:table-cell>
          <table:table-cell office:value-type="string" calcext:value-type="string">
            <text:p>Ne zlefe ket bezañ ur c’hemmadur er ger «\2» goude ar ger «\1».</text:p>
          </table:table-cell>
          <table:table-cell office:value-type="string" calcext:value-type="string">
            <text:p>Kemmadur ebet er ger «\2» goude «\1».</text:p>
          </table:table-cell>
          <table:table-cell office:value-type="string" calcext:value-type="string">
            <text:p>Pas de mutations dans le mot «\2» après «\1».</text:p>
          </table:table-cell>
          <table:table-cell office:value-type="string" calcext:value-type="string">
            <text:p>No mutations in the word «\2» after «\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ebet</text:p>
          </table:table-cell>
          <table:table-cell table:style-name="ce28"/>
          <table:table-cell table:number-columns-repeated="3" office:value-type="string" calcext:value-type="string">
            <text:p>--</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4">
          <table:table-cell table:style-name="ce8" office:value-type="float" office:value="168" calcext:value-type="float">
            <text:p>168</text:p>
          </table:table-cell>
          <table:table-cell table:style-name="ce8" office:value-type="string" calcext:value-type="string">
            <text:p><text:a xlink:href="https://community.languagetool.org/rule/show/KEMM_N_J?lang=br&amp;subId=1" xlink:type="simple">https://community.languagetool.org/rule/show/KEMM_N_J?lang=br&amp;subId=1</text:a></text:p>
          </table:table-cell>
          <table:table-cell table:style-name="ce8" office:value-type="string" calcext:value-type="string">
            <text:p>Kemmadur en anv-gwan o tont warlerc’h an anv.</text:p>
          </table:table-cell>
          <table:table-cell table:style-name="ce8" office:value-type="string" calcext:value-type="string">
            <text:p>Blotadur en {anv-gwan} goude un anv gourel evel pa vefe un anv benel</text:p>
          </table:table-cell>
          <table:table-cell table:style-name="ce8" office:value-type="string" calcext:value-type="string">
            <text:p>Kemmadur dre vlotaat en anv-gwan o tont war-lerc’h an anv gourel evel pa vefe un anv benel.</text:p>
          </table:table-cell>
          <table:table-cell table:style-name="ce8" office:value-type="string" calcext:value-type="string">
            <text:p>Ur c’hemmadur dre vlotaat a zlefe bezañ en anv-gwan «\2» goude an anv gourel «\1» evel ma vefe un anv benel.</text:p>
          </table:table-cell>
          <table:table-cell table:style-name="ce8" office:value-type="string" calcext:value-type="string">
            <text:p>Kemmadur dre vlotaat en anv-gwan «\2» goude an anv gourel «\1» evel pa vefe benel.</text:p>
          </table:table-cell>
          <table:table-cell table:style-name="ce8" office:value-type="string" calcext:value-type="string">
            <text:p>Mutation par adoucissement dans l’adjectif «\2» après le nom masculin «\1» comme s’il était féminin.</text:p>
          </table:table-cell>
          <table:table-cell table:style-name="ce8" office:value-type="string" calcext:value-type="string">
            <text:p>Soft mutation in the adjective «\2» after the masculine noun «\1» as if it were feminine.</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anv-gwan, anv</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4">
          <table:table-cell office:value-type="float" office:value="169" calcext:value-type="float">
            <text:p>169</text:p>
          </table:table-cell>
          <table:table-cell office:value-type="string" calcext:value-type="string">
            <text:p><text:a xlink:href="https://community.languagetool.org/rule/show/KEMM_N_J?lang=br&amp;subId=2" xlink:type="simple">https://community.languagetool.org/rule/show/KEMM_N_J?lang=br&amp;subId=2</text:a></text:p>
          </table:table-cell>
          <table:table-cell office:value-type="string" calcext:value-type="string">
            <text:p>Kemmadur en anv-gwan o tont warlerc’h an anv.</text:p>
          </table:table-cell>
          <table:table-cell office:value-type="string" calcext:value-type="string">
            <text:p>Blotadur en {anv-gwan} goude un {anv-bu} pe un {anv-tud-gl}</text:p>
          </table:table-cell>
          <table:table-cell office:value-type="string" calcext:value-type="string">
            <text:p>Kemmadur dre vlotaat en anv-gwan o tont war-lerc’h an anv benel unan pe un anv tud gourel lies.</text:p>
          </table:table-cell>
          <table:table-cell office:value-type="string" calcext:value-type="string">
            <text:p>Ur c’hemmadur dre vlotaat a zlefe bezañ en anv-gwan «\2» goude un anv benel unan pe un anv tud gourel lies.</text:p>
          </table:table-cell>
          <table:table-cell office:value-type="string" calcext:value-type="string">
            <text:p>Kemmadur dre vlotaat en anv-gwan «\2» goude un anv benel unan pe un anv tud gourel lies.</text:p>
          </table:table-cell>
          <table:table-cell office:value-type="string" calcext:value-type="string">
            <text:p>Mutation par adoucissement dans l’adjectif «\2» après un nom féminin singulier ou un nom de personne pluriel.</text:p>
          </table:table-cell>
          <table:table-cell office:value-type="string" calcext:value-type="string">
            <text:p>Soft mutation in the adjective «\2» after a singular feminine noun or a plural person name.</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anv-gwan, anv</text:p>
          </table:table-cell>
          <table:table-cell table:style-name="ce28"/>
          <table:table-cell table:number-columns-repeated="3" office:value-type="string" calcext:value-type="string">
            <text:p>--</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1">
          <table:table-cell table:style-name="ce8" office:value-type="float" office:value="170" calcext:value-type="float">
            <text:p>170</text:p>
          </table:table-cell>
          <table:table-cell table:style-name="ce8" office:value-type="string" calcext:value-type="string">
            <text:p><text:a xlink:href="https://community.languagetool.org/rule/show/KEMM_N_J?lang=br&amp;subId=3" xlink:type="simple">https://community.languagetool.org/rule/show/KEMM_N_J?lang=br&amp;subId=3</text:a></text:p>
          </table:table-cell>
          <table:table-cell table:style-name="ce8" office:value-type="string" calcext:value-type="string">
            <text:p>Kemmadur en anv-gwan o tont warlerc’h an anv.</text:p>
          </table:table-cell>
          <table:table-cell table:style-name="ce8" office:value-type="string" calcext:value-type="string">
            <text:p>Blotadur diglok en {anv-gwan} goude un {anv-bu} pe un {anv-tud-gl}</text:p>
          </table:table-cell>
          <table:table-cell table:style-name="ce8" office:value-type="string" calcext:value-type="string">
            <text:p>Kemmadur dre vlotaat diglok en anv-gwan o tont war-lerc’h an anv benel unan pe un anv tud gourel lies.</text:p>
          </table:table-cell>
          <table:table-cell table:style-name="ce8" office:value-type="string" calcext:value-type="string">
            <text:p>Ur c’hemmadur dre vlotaat diglok a zlefe bezañ en anv-gwan «\2» goude un anv benel unan pe un anv tud gourel lies.</text:p>
          </table:table-cell>
          <table:table-cell table:style-name="ce8" office:value-type="string" calcext:value-type="string">
            <text:p>Kemmadur dre vlotaat diglok en anv-gwan «\2» goude un anv benel unan pe un anv tud gourel lies.</text:p>
          </table:table-cell>
          <table:table-cell table:style-name="ce8" office:value-type="string" calcext:value-type="string">
            <text:p>Mutation par adoucissement non-complète dans l’adjectif «\2» après un nom féminin singulier ou un nom personnel pluriel.</text:p>
          </table:table-cell>
          <table:table-cell table:style-name="ce8" office:value-type="string" calcext:value-type="string">
            <text:p>Incomplete soft mutation in the adjective «\2» after a singular feminine noun or a plural personal noun.</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anv-gwan, anv</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9">
          <table:table-cell office:value-type="float" office:value="171" calcext:value-type="float">
            <text:p>171</text:p>
          </table:table-cell>
          <table:table-cell office:value-type="string" calcext:value-type="string">
            <text:p><text:a xlink:href="https://community.languagetool.org/rule/show/KEMM_N_J?lang=br&amp;subId=4" xlink:type="simple">https://community.languagetool.org/rule/show/KEMM_N_J?lang=br&amp;subId=4</text:a></text:p>
          </table:table-cell>
          <table:table-cell office:value-type="string" calcext:value-type="string">
            <text:p>Kemmadur en anv-gwan o tont warlerc’h an anv.</text:p>
          </table:table-cell>
          <table:table-cell office:value-type="string" calcext:value-type="string">
            <text:p>Blotadur diglok en {anv-gwan} goude un {anv-bu} pe un {anv-tud-gl} hervez o lizherenn fin</text:p>
          </table:table-cell>
          <table:table-cell office:value-type="string" calcext:value-type="string">
            <text:p>Kemmadur dre vlotaat diglok en anv-gwan o tont war-lerc’h an anv benel unan pe un anv tud gourel lies hervez o lizherenn fin.</text:p>
          </table:table-cell>
          <table:table-cell office:value-type="string" calcext:value-type="string">
            <text:p>Diglok e vez ar c’hemmadur dre vlotaat en anv-gwan benel unan pe anv tud gourel lies goude an anv hervez al lizherenn a echu an anv ganto. Ne zlefe ket neuze bezañ ur c’hemmadur en anv-gwan «\2» goude an anv «\1».</text:p>
          </table:table-cell>
          <table:table-cell office:value-type="string" calcext:value-type="string">
            <text:p>Kemmadur dre vlotaat diglok en anv-gwan benel unan pe anv tud gourel lies goude an anv hervez o lizherenn fin. Kemmadur ebet en anv-gwan «\2» goude an anv «\1».</text:p>
          </table:table-cell>
          <table:table-cell office:value-type="string" calcext:value-type="string">
            <text:p>Mutation incomplète dans l’adjectif féminin singulier ou dans les noms de personnes masculins pluriel en fonction de la lettre de fin d’un nom.</text:p>
            <text:p>Pas de mutation dans l’adjectif «\2» après le nom «\1».</text:p>
          </table:table-cell>
          <table:table-cell office:value-type="string" calcext:value-type="string">
            <text:p>Incomplete mutation in the singular feminine adjective or in the masculine plural nouns according to the end letter of a noun. No mutation in the adjective «\2» after the noun «\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anv-gwan, anv</text:p>
            <text:p>Reolennoù fazius?</text:p>
          </table:table-cell>
          <table:table-cell table:style-name="ce28"/>
          <table:table-cell table:number-columns-repeated="3" office:value-type="string" calcext:value-type="string">
            <text:p>--</text:p>
          </table:table-cell>
          <table:table-cell table:style-name="ce3" office:value-type="string" calcext:value-type="string">
            <text:p>Problème dans le token, car il me semble que l’adjectif n’à pas de genre en breton, non ?</text:p>
          </table:table-cell>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4">
          <table:table-cell table:style-name="ce8" office:value-type="float" office:value="172" calcext:value-type="float">
            <text:p>172</text:p>
          </table:table-cell>
          <table:table-cell table:style-name="ce8" office:value-type="string" calcext:value-type="string">
            <text:p><text:a xlink:href="https://community.languagetool.org/rule/show/KEMM_N_J?lang=br&amp;subId=5" xlink:type="simple">https://community.languagetool.org/rule/show/KEMM_N_J?lang=br&amp;subId=5</text:a></text:p>
          </table:table-cell>
          <table:table-cell table:style-name="ce8" office:value-type="string" calcext:value-type="string">
            <text:p>Kemmadur en anv-gwan o tont war-lerc’h an anv.</text:p>
          </table:table-cell>
          <table:table-cell table:style-name="ce8" office:value-type="string" calcext:value-type="string">
            <text:p>Blotadur ebet en {anv-gwan} goude un {anv-gu} pe un {anv-bl}</text:p>
          </table:table-cell>
          <table:table-cell table:style-name="ce8" office:value-type="string" calcext:value-type="string">
            <text:p>Kemmadur dre vlotaat ebet en anv-gwan o tont war-lerc’h an anv gourel unan pe un anv benel lies.</text:p>
          </table:table-cell>
          <table:table-cell table:style-name="ce8" office:value-type="string" calcext:value-type="string">
            <text:p>Ne zlefe ket bezañ ur c’hemmadur en anv-gwan «\2» goude an anv gourel unan pe benel lies «\1».</text:p>
          </table:table-cell>
          <table:table-cell table:style-name="ce8" office:value-type="string" calcext:value-type="string">
            <text:p>Kemmadur ebet en anv-gwan «\2» goude an anv gourel unan pe benel lies «\1».</text:p>
          </table:table-cell>
          <table:table-cell table:style-name="ce8" office:value-type="string" calcext:value-type="string">
            <text:p>Pas de mutations dans l’adjectif «\2» après un nom masculin singulier ou féminin pluriel «\1».</text:p>
          </table:table-cell>
          <table:table-cell table:style-name="ce8" office:value-type="string" calcext:value-type="string">
            <text:p>No mutations in the adjective «\2» after a singular masculine noun or feminine plural noun «\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anv-gwan, anv</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1">
          <table:table-cell office:value-type="float" office:value="173" calcext:value-type="float">
            <text:p>173</text:p>
          </table:table-cell>
          <table:table-cell office:value-type="string" calcext:value-type="string">
            <text:p><text:a xlink:href="https://community.languagetool.org/rule/show/KEMM_N_J?lang=br&amp;subId=6" xlink:type="simple">https://community.languagetool.org/rule/show/KEMM_N_J?lang=br&amp;subId=6</text:a></text:p>
          </table:table-cell>
          <table:table-cell office:value-type="string" calcext:value-type="string">
            <text:p>Kemmadur en anv-gwan o tont warlerc’h an anv.</text:p>
          </table:table-cell>
          <table:table-cell office:value-type="string" calcext:value-type="string">
            <text:p>Blotadur pe get en {anv-gwan}</text:p>
          </table:table-cell>
          <table:table-cell office:value-type="string" calcext:value-type="string">
            <text:p>Kemmadur dre vlotaat pe hini ebet en anv-gwan.</text:p>
          </table:table-cell>
          <table:table-cell office:value-type="string" calcext:value-type="string">
            <text:p>Ur c’hemmadur dre vlotaat a zlefe bezañ en anv «\2» pe ne zlefe ket bezañ ur c’hemmadur en anv-gwan «\3».</text:p>
          </table:table-cell>
          <table:table-cell office:value-type="string" calcext:value-type="string">
            <text:p>Kemmadur dre vlotaat en anv «\2» pe kemmadur ebet en anv-gwan «\3».</text:p>
          </table:table-cell>
          <table:table-cell office:value-type="string" calcext:value-type="string">
            <text:p>Mutation par adoucissement dans le nom «\2» ou pas de mutation dans l’adjectif «\3».</text:p>
          </table:table-cell>
          <table:table-cell office:value-type="string" calcext:value-type="string">
            <text:p>Soft mutation in the name «\2» or no mutation in the adjective «\3».</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anv-gwan, anv</text:p>
          </table:table-cell>
          <table:table-cell table:style-name="ce28"/>
          <table:table-cell table:number-columns-repeated="3" office:value-type="string" calcext:value-type="string">
            <text:p>--</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4">
          <table:table-cell table:style-name="ce8" office:value-type="float" office:value="174" calcext:value-type="float">
            <text:p>174</text:p>
          </table:table-cell>
          <table:table-cell table:style-name="ce8" office:value-type="string" calcext:value-type="string">
            <text:p><text:a xlink:href="https://community.languagetool.org/rule/show/KEMM_N_J?lang=br&amp;subId=7" xlink:type="simple">https://community.languagetool.org/rule/show/KEMM_N_J?lang=br&amp;subId=7</text:a></text:p>
          </table:table-cell>
          <table:table-cell table:style-name="ce8" office:value-type="string" calcext:value-type="string">
            <text:p>Kemmadur en anv-gwan o tont warlerc’h an anv.</text:p>
          </table:table-cell>
          <table:table-cell table:style-name="ce8" office:value-type="string" calcext:value-type="string">
            <text:p>Blotadur pe get en {anv-gwan}</text:p>
          </table:table-cell>
          <table:table-cell table:style-name="ce8" office:value-type="string" calcext:value-type="string">
            <text:p>Kemmadur dre vlotaat pe hini ebet en anv-gwan.</text:p>
          </table:table-cell>
          <table:table-cell table:style-name="ce8" office:value-type="string" calcext:value-type="string">
            <text:p>Ne zlefe ket bezañ ur c’hemmadur en anv «\2» pe e tlefe bezañ ur c’hemmadur en anv-gwan «\3».</text:p>
          </table:table-cell>
          <table:table-cell table:style-name="ce8" office:value-type="string" calcext:value-type="string">
            <text:p>Kemmadur ebet en anv «\2» met kemmadur en anv-gwan «\3».</text:p>
          </table:table-cell>
          <table:table-cell table:style-name="ce8" office:value-type="string" calcext:value-type="string">
            <text:p>Pas de mutation dans le nom «\2» mais mutation dans l’adjectif «\3».</text:p>
          </table:table-cell>
          <table:table-cell table:style-name="ce8" office:value-type="string" calcext:value-type="string">
            <text:p>No mutation in the name «\2» but mutation in the adjective «\3».</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anv-gwan, anv</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1">
          <table:table-cell office:value-type="float" office:value="175" calcext:value-type="float">
            <text:p>175</text:p>
          </table:table-cell>
          <table:table-cell office:value-type="string" calcext:value-type="string">
            <text:p><text:a xlink:href="https://community.languagetool.org/rule/show/KEMM_N_J?lang=br&amp;subId=8" xlink:type="simple">https://community.languagetool.org/rule/show/KEMM_N_J?lang=br&amp;subId=8</text:a></text:p>
          </table:table-cell>
          <table:table-cell office:value-type="string" calcext:value-type="string">
            <text:p>Kemmadur en anv-gwan o tont warlerc’h an anv.</text:p>
          </table:table-cell>
          <table:table-cell office:value-type="string" calcext:value-type="string">
            <text:p>Blotadur pe get en {anv-gwan}</text:p>
          </table:table-cell>
          <table:table-cell office:value-type="string" calcext:value-type="string">
            <text:p>Kemmadur dre vlotaat pe hini ebet en anv-gwan.</text:p>
          </table:table-cell>
          <table:table-cell office:value-type="string" calcext:value-type="string">
            <text:p>Ur c’hemmadur dre vlotaat a zlefe bezañ en anv «\2» pe ne zlefe ket bezañ ur c’hemmadur en anv-gwan «\3».</text:p>
          </table:table-cell>
          <table:table-cell office:value-type="string" calcext:value-type="string">
            <text:p>Kemmadur dre vlotaat en anv «\2» pe kemmadur ebet en anv-gwan «\3».</text:p>
          </table:table-cell>
          <table:table-cell office:value-type="string" calcext:value-type="string">
            <text:p>Mutation par adoucissement dans le nom «\2» ou pas de mutation dans l’adjectif «\3».</text:p>
          </table:table-cell>
          <table:table-cell office:value-type="string" calcext:value-type="string">
            <text:p>Soft mutation in the name «\2» or no mutation in the adjective «\3».</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anv-gwan, anv</text:p>
          </table:table-cell>
          <table:table-cell table:style-name="ce28"/>
          <table:table-cell table:number-columns-repeated="3" office:value-type="string" calcext:value-type="string">
            <text:p>--</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4">
          <table:table-cell table:style-name="ce8" office:value-type="float" office:value="176" calcext:value-type="float">
            <text:p>176</text:p>
          </table:table-cell>
          <table:table-cell table:style-name="ce8" office:value-type="string" calcext:value-type="string">
            <text:p><text:a xlink:href="https://community.languagetool.org/rule/show/KEMM_N_J?lang=br&amp;subId=9" xlink:type="simple">https://community.languagetool.org/rule/show/KEMM_N_J?lang=br&amp;subId=9</text:a></text:p>
          </table:table-cell>
          <table:table-cell table:style-name="ce8" office:value-type="string" calcext:value-type="string">
            <text:p>Kemmadur en anv-gwan o tont warlerc’h an anv.</text:p>
          </table:table-cell>
          <table:table-cell table:style-name="ce8" office:value-type="string" calcext:value-type="string">
            <text:p>Blotadur ebet pe get en {anv-gwan}</text:p>
          </table:table-cell>
          <table:table-cell table:style-name="ce8" office:value-type="string" calcext:value-type="string">
            <text:p>Kemmadur dre vlotaat ebet pe get en anv-gwan.</text:p>
          </table:table-cell>
          <table:table-cell table:style-name="ce8" office:value-type="string" calcext:value-type="string">
            <text:p>Ne zlefe ket bezañ ur c’hemmadur en anv «\2» pe e tlefe bezañ ur c’hemmadur en anv-gwan «\3».</text:p>
          </table:table-cell>
          <table:table-cell table:style-name="ce8" office:value-type="string" calcext:value-type="string">
            <text:p>Kemmadur ebet en anv «\2» met kemmadur en anv-gwan «\3».</text:p>
          </table:table-cell>
          <table:table-cell table:style-name="ce8" office:value-type="string" calcext:value-type="string">
            <text:p>Pas de mutation dans le nom «\2» mais mutation dans l’adjectif «\3».</text:p>
          </table:table-cell>
          <table:table-cell table:style-name="ce8" office:value-type="string" calcext:value-type="string">
            <text:p>No mutation in the name «\2» but mutation in the adjective «\3».</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anv-gwan, anv</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4">
          <table:table-cell office:value-type="float" office:value="177" calcext:value-type="float">
            <text:p>177</text:p>
          </table:table-cell>
          <table:table-cell office:value-type="string" calcext:value-type="string">
            <text:p><text:a xlink:href="https://community.languagetool.org/rule/show/AR_PAOURKAEZH?lang=br&amp;subId=1" xlink:type="simple">https://community.languagetool.org/rule/show/AR_PAOURKAEZH?lang=br&amp;subId=1</text:a></text:p>
          </table:table-cell>
          <table:table-cell office:value-type="string" calcext:value-type="string">
            <text:p>Ar baourkaezh den → ar paourkaezh den</text:p>
          </table:table-cell>
          <table:table-cell office:value-type="string" calcext:value-type="string">
            <text:p>Kemmadur ebet goude ar ger-mell er ger paourkaezh</text:p>
          </table:table-cell>
          <table:table-cell office:value-type="string" calcext:value-type="string">
            <text:p>Aucun changement</text:p>
          </table:table-cell>
          <table:table-cell office:value-type="string" calcext:value-type="string">
            <text:p>Ne zlefe ket bezañ ur c’hemmadur gant an anv-gwan «\2». Ha fellout a rae deoc’h skrivañ paourkaezh?</text:p>
          </table:table-cell>
          <table:table-cell office:value-type="string" calcext:value-type="string">
            <text:p>Kemmadur ebet en anv-gwan «\2». C’hoant ho poa skrivañ «paourkaezh»?</text:p>
          </table:table-cell>
          <table:table-cell office:value-type="string" calcext:value-type="string">
            <text:p>Pas de mutations dans l’adjectif «\2». Vouliez-vous écrire «paourkaezh»?</text:p>
          </table:table-cell>
          <table:table-cell office:value-type="string" calcext:value-type="string">
            <text:p>No mutations in the adjective «\2». Did you want to write «paourkaezh»?</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Anv-gwan</text:p>
          </table:table-cell>
          <table:table-cell table:style-name="ce3" office:value-type="string" calcext:value-type="string">
            <text:p>Paourkaezh:</text:p>
          </table:table-cell>
          <table:table-cell office:value-type="string" calcext:value-type="string">
            <text:p><text:a xlink:href="http://devri.bzh/recherche/?q=paourkaezh&amp;submit" xlink:type="simple">http://devri.bzh/recherche/?q=paourkaezh&amp;submit=</text:a></text:p>
          </table:table-cell>
          <table:table-cell office:value-type="string" calcext:value-type="string">
            <text:p><text:a xlink:href="http://meurgorf.brezhoneg.bzh/meurgorf/enklask?terme=paourkaezh&amp;submit=Rechercher&amp;categorie=0&amp;oeuvres=0" xlink:type="simple">http://meurgorf.brezhoneg.bzh/meurgorf/enklask?terme=paourkaezh&amp;submit=Rechercher&amp;categorie=0&amp;oeuvres=0</text:a></text:p>
          </table:table-cell>
          <table:table-cell office:value-type="string" calcext:value-type="string">
            <text:p><text:a xlink:href="https://br.wiktionary.org/wiki/paourkaezh" xlink:type="simple">https://br.wiktionary.org/wiki/paourkaezh</text:a></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4">
          <table:table-cell table:style-name="ce8" office:value-type="float" office:value="178" calcext:value-type="float">
            <text:p>178</text:p>
          </table:table-cell>
          <table:table-cell table:style-name="ce8" office:value-type="string" calcext:value-type="string">
            <text:p><text:a xlink:href="https://community.languagetool.org/rule/show/AR_PAOURKAEZH?lang=br&amp;subId=2" xlink:type="simple">https://community.languagetool.org/rule/show/AR_PAOURKAEZH?lang=br&amp;subId=2</text:a></text:p>
          </table:table-cell>
          <table:table-cell table:style-name="ce8" office:value-type="string" calcext:value-type="string">
            <text:p>Ar baourkaezh den → ar paourkaezh den.</text:p>
          </table:table-cell>
          <table:table-cell table:style-name="ce8" office:value-type="string" calcext:value-type="string">
            <text:p>Kemmadur ebet goude-mell er ger paourkaezh</text:p>
          </table:table-cell>
          <table:table-cell table:style-name="ce8" office:value-type="string" calcext:value-type="string">
            <text:p>Aucun changement</text:p>
          </table:table-cell>
          <table:table-cell table:style-name="ce8" office:value-type="string" calcext:value-type="string">
            <text:p>Ne zlefe ket bezañ ur c’hemmadur gant an anv-gwan «\2 \3». Ha fellout a rae deoc’h skrivañ paourkaezh?</text:p>
          </table:table-cell>
          <table:table-cell table:style-name="ce8" office:value-type="string" calcext:value-type="string">
            <text:p>Kemmadur ebet en anv-gwan «\2 \3». C’hoant ho poa skrivañ «paourkaezh»?</text:p>
          </table:table-cell>
          <table:table-cell table:style-name="ce8" office:value-type="string" calcext:value-type="string">
            <text:p>as de mutations dans l’adjectif «\2 \3». Vouliez-vous écrire «paourkaezh»?</text:p>
          </table:table-cell>
          <table:table-cell table:style-name="ce8" office:value-type="string" calcext:value-type="string">
            <text:p>No mutations in the adjective «\2 \3». Did you want to write «paourkaezh»?</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Anv-gwan</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6">
          <table:table-cell office:value-type="float" office:value="179" calcext:value-type="float">
            <text:p>179</text:p>
          </table:table-cell>
          <table:table-cell office:value-type="string" calcext:value-type="string">
            <text:p><text:a xlink:href="https://community.languagetool.org/rule/show/DISTER_DRA?lang=br&amp;subId=1" xlink:type="simple">https://community.languagetool.org/rule/show/DISTER_DRA?lang=br&amp;subId=1</text:a></text:p>
          </table:table-cell>
          <table:table-cell office:value-type="string" calcext:value-type="string">
            <text:p>Un dister tra → un dister dra.</text:p>
          </table:table-cell>
          <table:table-cell office:value-type="string" calcext:value-type="string">
            <text:p>Blotadur goude «dister» er ger «tra»</text:p>
          </table:table-cell>
          <table:table-cell office:value-type="string" calcext:value-type="string">
            <text:p>Kemmadur dre vlotaat goude «dister» er ger «tra».</text:p>
          </table:table-cell>
          <table:table-cell office:value-type="string" calcext:value-type="string">
            <text:p>Ha fellout a rae deoc’h skrivañ dra? (CHALM S1.1).</text:p>
          </table:table-cell>
          <table:table-cell office:value-type="string" calcext:value-type="string">
            <text:p>C’hoant ho poa skrivañ «dra»? (CHALM S1.1).</text:p>
          </table:table-cell>
          <table:table-cell office:value-type="string" calcext:value-type="string">
            <text:p>Vouliez-vous écrire «dra»? (CHALM S1.1).</text:p>
          </table:table-cell>
          <table:table-cell office:value-type="string" calcext:value-type="string">
            <text:p>Did you want to write «dra»? (CHALM S1.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Anv-gwan</text:p>
          </table:table-cell>
          <table:table-cell table:style-name="ce3" office:value-type="string" calcext:value-type="string">
            <text:p>Dister:</text:p>
            <text:p>Tra:</text:p>
          </table:table-cell>
          <table:table-cell office:value-type="string" calcext:value-type="string">
            <text:p>http://devri.bzh/recherche/?q=dister&amp;submit=</text:p>
            <text:p>http://devri.bzh/recherche/?q=tra&amp;submit=</text:p>
          </table:table-cell>
          <table:table-cell office:value-type="string" calcext:value-type="string">
            <text:p>http://meurgorf.brezhoneg.bzh/meurgorf/enklask?terme=dister&amp;submit=Rechercher&amp;categorie=0&amp;oeuvres=0</text:p>
            <text:p>http://meurgorf.brezhoneg.bzh/meurgorf/enklask?terme=tra&amp;submit=Rechercher&amp;categorie=0&amp;oeuvres=0</text:p>
            <text:p>http://meurgorf.brezhoneg.bzh/meurgorf/enklask?terme=disterdra&amp;submit=Rechercher&amp;categorie=0&amp;oeuvres=0</text:p>
          </table:table-cell>
          <table:table-cell office:value-type="string" calcext:value-type="string">
            <text:p>https://br.wiktionary.org/wiki/dister</text:p>
            <text:p>https://br.wiktionary.org/wiki/tra</text:p>
            <text:p>https://br.wiktionary.org/wiki/dister_dra</text:p>
            <text:p>https://br.wiktionary.org/w/index.php?search=dister+tra&amp;title=Dibar%3AKlask&amp;go=Mont&amp;ns0=1</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10">
          <table:table-cell table:style-name="ce8" office:value-type="float" office:value="180" calcext:value-type="float">
            <text:p>180</text:p>
          </table:table-cell>
          <table:table-cell table:style-name="ce8" office:value-type="string" calcext:value-type="string">
            <text:p><text:a xlink:href="https://community.languagetool.org/rule/show/BERR_GOMZOU?lang=br&amp;subId=1" xlink:type="simple">https://community.languagetool.org/rule/show/BERR_GOMZOU?lang=br&amp;subId=1</text:a></text:p>
          </table:table-cell>
          <table:table-cell table:style-name="ce8" office:value-type="string" calcext:value-type="string">
            <text:p>E berr komzoù → e berr gomzoù.</text:p>
          </table:table-cell>
          <table:table-cell table:style-name="ce8" office:value-type="string" calcext:value-type="string">
            <text:p>Blotadur goude «berr» er ger «komzoù»</text:p>
          </table:table-cell>
          <table:table-cell table:style-name="ce8" office:value-type="string" calcext:value-type="string">
            <text:p>Kemmadur dre vlotaat goude «berr» er ger «komzoù».</text:p>
          </table:table-cell>
          <table:table-cell table:style-name="ce8" office:value-type="string" calcext:value-type="string">
            <text:p>Ha fellout a rae deoc’h skrivañ «gomzoù»? (CHALM S1.1).</text:p>
          </table:table-cell>
          <table:table-cell table:style-name="ce8" office:value-type="string" calcext:value-type="string">
            <text:p>C’hoant ho poa skrivañ «gomzoù»? (CHALM S1.1).</text:p>
          </table:table-cell>
          <table:table-cell table:style-name="ce8" office:value-type="string" calcext:value-type="string">
            <text:p>Vouliez-vous écrire «gomzoù»? (CHALM S1.1).</text:p>
          </table:table-cell>
          <table:table-cell table:style-name="ce8" office:value-type="string" calcext:value-type="string">
            <text:p>Did you want to write «gomzoù»? (CHALM S1.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Anv-gwan</text:p>
          </table:table-cell>
          <table:table-cell office:value-type="string" calcext:value-type="string">
            <text:p>Berr:</text:p>
            <text:p>Komzoù:</text:p>
          </table:table-cell>
          <table:table-cell table:style-name="ce8" office:value-type="string" calcext:value-type="string">
            <text:p>http://devri.bzh/recherche/?q=berr&amp;submit=</text:p>
            <text:p>http://devri.bzh/recherche/?q=komz&amp;submit=</text:p>
          </table:table-cell>
          <table:table-cell table:style-name="ce8" office:value-type="string" calcext:value-type="string">
            <text:p><text:a xlink:href="http://meurgorf.brezhoneg.bzh/meurgorf/enklask?terme=berr&amp;submit=Rechercher&amp;categorie=0&amp;oeuvres=0" xlink:type="simple">http://meurgorf.brezhoneg.bzh/meurgorf/enklask?terme=berr&amp;submit=Rechercher&amp;categorie=0&amp;oeuvres=0--</text:a></text:p>
          </table:table-cell>
          <table:table-cell table:style-name="ce8" office:value-type="string" calcext:value-type="string">
            <text:p>https://br.wiktionary.org/wiki/berr</text:p>
            <text:p>https://br.wiktionary.org/wiki/komzo%C3%B9</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4">
          <table:table-cell office:value-type="float" office:value="181" calcext:value-type="float">
            <text:p>181</text:p>
          </table:table-cell>
          <table:table-cell office:value-type="string" calcext:value-type="string">
            <text:p><text:a xlink:href="https://community.languagetool.org/rule/show/GWIR_ANV?lang=br&amp;subId=1" xlink:type="simple">https://community.languagetool.org/rule/show/GWIR_ANV?lang=br&amp;subId=1</text:a></text:p>
          </table:table-cell>
          <table:table-cell office:value-type="string" calcext:value-type="string">
            <text:p>Gwir Bretoned → Gwir Vretoned.</text:p>
          </table:table-cell>
          <table:table-cell office:value-type="string" calcext:value-type="string">
            <text:p>Blotadur goude «gwir»</text:p>
          </table:table-cell>
          <table:table-cell office:value-type="string" calcext:value-type="string">
            <text:p>Kemmadur dre vlotaat goude «gwir».</text:p>
          </table:table-cell>
          <table:table-cell office:value-type="string" calcext:value-type="string">
            <text:p>Ur c’hemmadur klok dre vlotaat a zlefe bezañ goude an anv-gwan «\2». (CHALM S1.1).</text:p>
          </table:table-cell>
          <table:table-cell office:value-type="string" calcext:value-type="string">
            <text:p>Kemmadur dre vlotaat klok goude an anv-gwan «\2». (CHALM S1.1).</text:p>
          </table:table-cell>
          <table:table-cell office:value-type="string" calcext:value-type="string">
            <text:p>Mutation par adoucissement complète après l’adjectif «\2». (CHALM S1.1).</text:p>
          </table:table-cell>
          <table:table-cell office:value-type="string" calcext:value-type="string">
            <text:p>Complete soft mutation after the adjective «\2». (CHALM S1.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gwir</text:p>
          </table:table-cell>
          <table:table-cell table:style-name="ce3" office:value-type="string" calcext:value-type="string">
            <text:p>Gwir:</text:p>
          </table:table-cell>
          <table:table-cell office:value-type="string" calcext:value-type="string">
            <text:p><text:a xlink:href="http://devri.bzh/recherche/?q=gwir&amp;submit" xlink:type="simple">http://devri.bzh/recherche/?q=gwir&amp;submit=</text:a></text:p>
          </table:table-cell>
          <table:table-cell office:value-type="string" calcext:value-type="string">
            <text:p><text:a xlink:href="http://meurgorf.brezhoneg.bzh/meurgorf/enklask?terme=gwir&amp;submit=Rechercher&amp;categorie=0&amp;oeuvres=0" xlink:type="simple">http://meurgorf.brezhoneg.bzh/meurgorf/enklask?terme=gwir&amp;submit=Rechercher&amp;categorie=0&amp;oeuvres=0</text:a></text:p>
          </table:table-cell>
          <table:table-cell office:value-type="string" calcext:value-type="string">
            <text:p><text:a xlink:href="https://br.wiktionary.org/wiki/gwir" xlink:type="simple">https://br.wiktionary.org/wiki/gwir</text:a></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1">
          <table:table-cell table:style-name="ce8" office:value-type="float" office:value="182" calcext:value-type="float">
            <text:p>182</text:p>
          </table:table-cell>
          <table:table-cell table:style-name="ce8" office:value-type="string" calcext:value-type="string">
            <text:p><text:a xlink:href="https://community.languagetool.org/rule/show/CHOZH_ANV?lang=br&amp;subId=1" xlink:type="simple">https://community.languagetool.org/rule/show/CHOZH_ANV?lang=br&amp;subId=1</text:a></text:p>
          </table:table-cell>
          <table:table-cell table:style-name="ce8" office:value-type="string" calcext:value-type="string">
            <text:p>Ur c’hozh marc’h → Ur c’hozh varc’h.</text:p>
          </table:table-cell>
          <table:table-cell table:style-name="ce8" office:value-type="string" calcext:value-type="string">
            <text:p>Blotadur goude «kozh»</text:p>
          </table:table-cell>
          <table:table-cell table:style-name="ce8" office:value-type="string" calcext:value-type="string">
            <text:p>Kemmadur dre vlotaat goude «kozh».</text:p>
          </table:table-cell>
          <table:table-cell table:style-name="ce8" office:value-type="string" calcext:value-type="string">
            <text:p>Ur c’hemmadur dre vlotaat diglok a zlefe bezañ goude an anv-gwan «\2» dirak an anv a grog gant «g, d, b, m». (CHALM S1.1).</text:p>
          </table:table-cell>
          <table:table-cell table:style-name="ce8" office:value-type="string" calcext:value-type="string">
            <text:p>Kemmadur dre vlotaat diglok goude an anv-gwan «\2» dirak un anv o kegiñ gant «G, D, B, M». (CHALM S1.1).</text:p>
          </table:table-cell>
          <table:table-cell table:style-name="ce8" office:value-type="string" calcext:value-type="string">
            <text:p>Mutation par adoucissement incomplete après l’adjectif «\2» devant un nom commençant par «G, D, B, M». (CHALM S1.1).</text:p>
          </table:table-cell>
          <table:table-cell table:style-name="ce8" office:value-type="string" calcext:value-type="string">
            <text:p>Incomplete soft mutation after the adjective «\2» before a name starting with «G, D, B, M». (CHALM S1.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kozh</text:p>
          </table:table-cell>
          <table:table-cell office:value-type="string" calcext:value-type="string">
            <text:p>Kozh:</text:p>
          </table:table-cell>
          <table:table-cell table:style-name="ce8" office:value-type="string" calcext:value-type="string">
            <text:p><text:a xlink:href="http://devri.bzh/recherche/?q=kozh&amp;submit" xlink:type="simple">http://devri.bzh/recherche/?q=kozh&amp;submit=</text:a></text:p>
          </table:table-cell>
          <table:table-cell table:style-name="ce8" office:value-type="string" calcext:value-type="string">
            <text:p><text:a xlink:href="http://meurgorf.brezhoneg.bzh/meurgorf/enklask?terme=kozh&amp;submit=Rechercher&amp;categorie=0&amp;oeuvres=0" xlink:type="simple">http://meurgorf.brezhoneg.bzh/meurgorf/enklask?terme=kozh&amp;submit=Rechercher&amp;categorie=0&amp;oeuvres=0</text:a></text:p>
          </table:table-cell>
          <table:table-cell table:style-name="ce8" office:value-type="string" calcext:value-type="string">
            <text:p><text:a xlink:href="https://br.wiktionary.org/wiki/kozh" xlink:type="simple">https://br.wiktionary.org/wiki/kozh</text:a></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1">
          <table:table-cell office:value-type="float" office:value="183" calcext:value-type="float">
            <text:p>183</text:p>
          </table:table-cell>
          <table:table-cell office:value-type="string" calcext:value-type="string">
            <text:p><text:a xlink:href="https://community.languagetool.org/rule/show/CHOZH_ANV?lang=br&amp;subId=2" xlink:type="simple">https://community.languagetool.org/rule/show/CHOZH_ANV?lang=br&amp;subId=2</text:a></text:p>
          </table:table-cell>
          <table:table-cell office:value-type="string" calcext:value-type="string">
            <text:p>Ur c’hozh marc’h → Ur c’hozh varc’h.</text:p>
          </table:table-cell>
          <table:table-cell office:value-type="string" calcext:value-type="string">
            <text:p>Blotadur ebet goude «kozh»</text:p>
          </table:table-cell>
          <table:table-cell office:value-type="string" calcext:value-type="string">
            <text:p>Kemmadur dre vlotaat ebet goude «kozh».</text:p>
          </table:table-cell>
          <table:table-cell office:value-type="string" calcext:value-type="string">
            <text:p>Ur c’hemmadur dre vlotaat diglok a zlefe bezañ goude an anv-gwan «\2» dirak an anv a grog gant «g, d, b, m» hepken. (CHALM S1.1).</text:p>
          </table:table-cell>
          <table:table-cell office:value-type="string" calcext:value-type="string">
            <text:p>Kemmadur dre vlotaat diglok goude an anv-gwan «\2» dirak un anv o kegiñ gant «G, D, B, M». (CHALM S1.1).</text:p>
          </table:table-cell>
          <table:table-cell office:value-type="string" calcext:value-type="string">
            <text:p>Mutation par adoucissement incomplete après l’adjectif «\2» devant un nom commençant par «G, D, B, M». (CHALM S1.1).</text:p>
          </table:table-cell>
          <table:table-cell office:value-type="string" calcext:value-type="string">
            <text:p>Incomplete soft mutation after the adjective «\2» before a name starting with «G, D, B, M». (CHALM S1.1).</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kozh</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84" calcext:value-type="float">
            <text:p>184</text:p>
          </table:table-cell>
          <table:table-cell table:style-name="ce8" office:value-type="string" calcext:value-type="string">
            <text:p><text:a xlink:href="https://community.languagetool.org/rule/show/CHOZH_ANV?lang=br&amp;subId=3" xlink:type="simple">https://community.languagetool.org/rule/show/CHOZH_ANV?lang=br&amp;subId=3</text:a></text:p>
          </table:table-cell>
          <table:table-cell table:style-name="ce8" office:value-type="string" calcext:value-type="string">
            <text:p>Ur c’hozh marc’h → Ur c’hozh varc’h.</text:p>
          </table:table-cell>
          <table:table-cell table:style-name="ce8" office:value-type="string" calcext:value-type="string">
            <text:p>C’hwezhadur er ger «kozh»</text:p>
          </table:table-cell>
          <table:table-cell table:style-name="ce8" office:value-type="string" calcext:value-type="string">
            <text:p>Kemmadur dre c’hwezhadenniñ. e «kozh».</text:p>
          </table:table-cell>
          <table:table-cell table:style-name="ce8" office:value-type="string" calcext:value-type="string">
            <text:p>Ha fellout a rae deoc’h skrivañ c’hozh? (CHALM S1.1).</text:p>
          </table:table-cell>
          <table:table-cell table:style-name="ce8" office:value-type="string" calcext:value-type="string">
            <text:p>Ha c’hoant ho poa skrivañ «c’hozh»? (CHALM S1.1).</text:p>
          </table:table-cell>
          <table:table-cell table:style-name="ce8" office:value-type="string" calcext:value-type="string">
            <text:p>Vouliez-vous écrire «c’hozh»? (CHALM S1.1).</text:p>
          </table:table-cell>
          <table:table-cell table:style-name="ce8" office:value-type="string" calcext:value-type="string">
            <text:p>Did you want to write «c'hozh»? (CHALM S1.1).</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C’hwezhadur, kozh</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2">
          <table:table-cell office:value-type="float" office:value="185" calcext:value-type="float">
            <text:p>185</text:p>
          </table:table-cell>
          <table:table-cell office:value-type="string" calcext:value-type="string">
            <text:p><text:a xlink:href="https://community.languagetool.org/rule/show/P_E?lang=br&amp;subId=1" xlink:type="simple">https://community.languagetool.org/rule/show/P_E?lang=br&amp;subId=1</text:a></text:p>
          </table:table-cell>
          <table:table-cell office:value-type="string" calcext:value-type="string">
            <text:p>Kemmadur ebet gant an araogenn «e».</text:p>
          </table:table-cell>
          <table:table-cell table:number-columns-repeated="2" office:value-type="string" calcext:value-type="string">
            <text:p>Aucun changement</text:p>
          </table:table-cell>
          <table:table-cell office:value-type="string" calcext:value-type="string">
            <text:p>Ne zlefe ket bezañ ur c’hemmadur goude an araogenn «e».</text:p>
          </table:table-cell>
          <table:table-cell office:value-type="string" calcext:value-type="string">
            <text:p>Kemmadur ebet goude an araogenn «e».</text:p>
          </table:table-cell>
          <table:table-cell office:value-type="string" calcext:value-type="string">
            <text:p>Pas de mutation après la préposition «e».</text:p>
          </table:table-cell>
          <table:table-cell office:value-type="string" calcext:value-type="string">
            <text:p>No mutation after the preposition «e».</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ebet, araogenn</text:p>
          </table:table-cell>
          <table:table-cell table:style-name="ce3" office:value-type="string" calcext:value-type="string">
            <text:p>E:</text:p>
          </table:table-cell>
          <table:table-cell office:value-type="string" calcext:value-type="string">
            <text:p><text:a xlink:href="http://devri.bzh/recherche/?q=e&amp;submit" xlink:type="simple">http://devri.bzh/recherche/?q=e&amp;submit=</text:a></text:p>
          </table:table-cell>
          <table:table-cell office:value-type="string" calcext:value-type="string">
            <text:p><text:a xlink:href="http://meurgorf.brezhoneg.bzh/meurgorf/enklask?terme=e&amp;submit=Rechercher&amp;categorie=0&amp;oeuvres=0" xlink:type="simple">http://meurgorf.brezhoneg.bzh/meurgorf/enklask?terme=e&amp;submit=Rechercher&amp;categorie=0&amp;oeuvres=0</text:a></text:p>
          </table:table-cell>
          <table:table-cell office:value-type="string" calcext:value-type="string">
            <text:p><text:a xlink:href="https://br.wiktionary.org/wiki/e" xlink:type="simple">https://br.wiktionary.org/wiki/e</text:a></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1">
          <table:table-cell table:style-name="ce8" office:value-type="float" office:value="186" calcext:value-type="float">
            <text:p>186</text:p>
          </table:table-cell>
          <table:table-cell table:style-name="ce8" office:value-type="string" calcext:value-type="string">
            <text:p><text:a xlink:href="https://community.languagetool.org/rule/show/KEMM_NEVEZ?lang=br&amp;subId=1" xlink:type="simple">https://community.languagetool.org/rule/show/KEMM_NEVEZ?lang=br&amp;subId=1</text:a></text:p>
          </table:table-cell>
          <table:table-cell table:style-name="ce8" office:value-type="string" calcext:value-type="string">
            <text:p>Kemmadur goude nevez.</text:p>
          </table:table-cell>
          <table:table-cell table:style-name="ce8" office:value-type="string" calcext:value-type="string">
            <text:p>Blotadur diglok goude «nevez»</text:p>
          </table:table-cell>
          <table:table-cell table:style-name="ce8" office:value-type="string" calcext:value-type="string">
            <text:p>Kemmadur dre vlotaat diglok goude «nevez».</text:p>
          </table:table-cell>
          <table:table-cell table:style-name="ce8" office:value-type="string" calcext:value-type="string">
            <text:p>Ur c’hemmadur dre vlotaat a zlefe bezañ goude «nevez». Ha fellout a rae deoc’h skrivañ nevez-c’hanet? (CHALM B3.1.2.6).</text:p>
          </table:table-cell>
          <table:table-cell table:style-name="ce8" office:value-type="string" calcext:value-type="string">
            <text:p>Kemmadur dre vlotaat goude «nevez». Ha c’hoant ho poa skrivañ «nevez-c’hanet»? (CHALM B3.1.2.6).</text:p>
          </table:table-cell>
          <table:table-cell table:style-name="ce8" office:value-type="string" calcext:value-type="string">
            <text:p>Mutation par adoucissement après «nevez». Vouliez-vous écrire «nevez-c’hanet»? (CHALM B3.1.2.6).</text:p>
          </table:table-cell>
          <table:table-cell table:style-name="ce8" office:value-type="string" calcext:value-type="string">
            <text:p>Soft mutation after «nevez». Did you want to write «nevez-c'hanet»? (CHALM B3.1.2.6).</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Blotadur, nevez</text:p>
          </table:table-cell>
          <table:table-cell office:value-type="string" calcext:value-type="string">
            <text:p>Nevez:</text:p>
          </table:table-cell>
          <table:table-cell table:style-name="ce8" office:value-type="string" calcext:value-type="string">
            <text:p><text:a xlink:href="http://devri.bzh/recherche/?q=nevez&amp;submit" xlink:type="simple">http://devri.bzh/recherche/?q=nevez&amp;submit=</text:a></text:p>
          </table:table-cell>
          <table:table-cell table:style-name="ce8" office:value-type="string" calcext:value-type="string">
            <text:p><text:a xlink:href="http://meurgorf.brezhoneg.bzh/meurgorf/enklask?terme=nevez&amp;submit=Rechercher&amp;categorie=0&amp;oeuvres=0" xlink:type="simple">http://meurgorf.brezhoneg.bzh/meurgorf/enklask?terme=nevez&amp;submit=Rechercher&amp;categorie=0&amp;oeuvres=0</text:a></text:p>
          </table:table-cell>
          <table:table-cell table:style-name="ce8" office:value-type="string" calcext:value-type="string">
            <text:p>https://br.wiktionary.org/wiki/nevez</text:p>
            <text:p>https://br.wiktionary.org/wiki/nevez-</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1">
          <table:table-cell office:value-type="float" office:value="187" calcext:value-type="float">
            <text:p>187</text:p>
          </table:table-cell>
          <table:table-cell office:value-type="string" calcext:value-type="string">
            <text:p><text:a xlink:href="https://community.languagetool.org/rule/show/KEMM_NEVEZ?lang=br&amp;subId=2" xlink:type="simple">https://community.languagetool.org/rule/show/KEMM_NEVEZ?lang=br&amp;subId=2</text:a></text:p>
          </table:table-cell>
          <table:table-cell office:value-type="string" calcext:value-type="string">
            <text:p>Kemmadur goude nevez.</text:p>
          </table:table-cell>
          <table:table-cell office:value-type="string" calcext:value-type="string">
            <text:p>Blotadur diglok goude «nevez»</text:p>
          </table:table-cell>
          <table:table-cell office:value-type="string" calcext:value-type="string">
            <text:p>Kemmadur dre vlotaat diglok goude «nevez».</text:p>
          </table:table-cell>
          <table:table-cell office:value-type="string" calcext:value-type="string">
            <text:p>Ur c’hemmadur dre vlotaat a zlefe bezañ goude «nevez». Ha fellout a rae deoc’h skrivañ \1? (CHALM B3.1.2.6).</text:p>
          </table:table-cell>
          <table:table-cell office:value-type="string" calcext:value-type="string">
            <text:p>Kemmadur dre vlotaat goude «nevez». Ha c’hoant ho poa skrivañ «\1»? (CHALM B3.1.2.6).</text:p>
          </table:table-cell>
          <table:table-cell office:value-type="string" calcext:value-type="string">
            <text:p>Mutation par adoucissement après «nevez». Vouliez-vous écrire «\1»? (CHALM B3.1.2.6).</text:p>
          </table:table-cell>
          <table:table-cell office:value-type="string" calcext:value-type="string">
            <text:p>Soft mutation after «nevez». Did you want to write «\1»? (CHALM B3.1.2.6).</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Blotadur, nevez</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2">
          <table:table-cell table:style-name="ce8" office:value-type="float" office:value="188" calcext:value-type="float">
            <text:p>188</text:p>
          </table:table-cell>
          <table:table-cell table:style-name="ce8" office:value-type="string" calcext:value-type="string">
            <text:p><text:a xlink:href="https://community.languagetool.org/rule/show/NA_J?lang=br&amp;subId=1" xlink:type="simple">https://community.languagetool.org/rule/show/NA_J?lang=br&amp;subId=1</text:a></text:p>
          </table:table-cell>
          <table:table-cell table:style-name="ce8" office:value-type="string" calcext:value-type="string">
            <text:p>Na glañv on! =&gt; Na klañv on!</text:p>
          </table:table-cell>
          <table:table-cell table:style-name="ce8" office:value-type="string" calcext:value-type="string">
            <text:p>Kemmadur ebet goude «Na»</text:p>
          </table:table-cell>
          <table:table-cell table:style-name="ce8" office:value-type="string" calcext:value-type="string">
            <text:p>Aucun changement</text:p>
          </table:table-cell>
          <table:table-cell table:style-name="ce8" office:value-type="string" calcext:value-type="string">
            <text:p>Ne zlefe ket bezañ ur c’hemmadur er ger «\2». (CHALM G2).</text:p>
          </table:table-cell>
          <table:table-cell table:style-name="ce8" office:value-type="string" calcext:value-type="string">
            <text:p>Kemmadur ebet er ger «\2». (CHALM G2).</text:p>
          </table:table-cell>
          <table:table-cell table:style-name="ce8" office:value-type="string" calcext:value-type="string">
            <text:p>Pas de mutations dans le mot «\2». (CHALM G2).</text:p>
          </table:table-cell>
          <table:table-cell table:style-name="ce8" office:value-type="string" calcext:value-type="string">
            <text:p>No mutations in the word «\2». (CHALM G2).</text:p>
          </table:table-cell>
          <table:table-cell table:style-name="ce8" office:value-type="string" calcext:value-type="string">
            <text:p>Oui</text:p>
          </table:table-cell>
          <table:table-cell table:style-name="ce8" office:value-type="string" calcext:value-type="string">
            <text:p>Kemmadur</text:p>
          </table:table-cell>
          <table:table-cell office:value-type="string" calcext:value-type="string">
            <text:p>ebet</text:p>
          </table:table-cell>
          <table:table-cell office:value-type="string" calcext:value-type="string">
            <text:p>Na:</text:p>
          </table:table-cell>
          <table:table-cell table:style-name="ce8" office:value-type="string" calcext:value-type="string">
            <text:p><text:a xlink:href="http://devri.bzh/recherche/?q=na&amp;submit" xlink:type="simple">http://devri.bzh/recherche/?q=na&amp;submit=</text:a></text:p>
          </table:table-cell>
          <table:table-cell table:style-name="ce8" office:value-type="string" calcext:value-type="string">
            <text:p><text:a xlink:href="http://meurgorf.brezhoneg.bzh/meurgorf/enklask?terme=na&amp;submit=Rechercher&amp;categorie=0&amp;oeuvres=0" xlink:type="simple">http://meurgorf.brezhoneg.bzh/meurgorf/enklask?terme=na&amp;submit=Rechercher&amp;categorie=0&amp;oeuvres=0</text:a></text:p>
          </table:table-cell>
          <table:table-cell table:style-name="ce8" office:value-type="string" calcext:value-type="string">
            <text:p><text:a xlink:href="https://br.wiktionary.org/wiki/na" xlink:type="simple">https://br.wiktionary.org/wiki/na</text:a></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2">
          <table:table-cell office:value-type="float" office:value="189" calcext:value-type="float">
            <text:p>189</text:p>
          </table:table-cell>
          <table:table-cell office:value-type="string" calcext:value-type="string">
            <text:p><text:a xlink:href="https://community.languagetool.org/rule/show/NA_J?lang=br&amp;subId=2" xlink:type="simple">https://community.languagetool.org/rule/show/NA_J?lang=br&amp;subId=2</text:a></text:p>
          </table:table-cell>
          <table:table-cell office:value-type="string" calcext:value-type="string">
            <text:p>Na glañv on! → Na klañv on!</text:p>
          </table:table-cell>
          <table:table-cell office:value-type="string" calcext:value-type="string">
            <text:p>Kemmadur ebet goude «Na»</text:p>
          </table:table-cell>
          <table:table-cell office:value-type="string" calcext:value-type="string">
            <text:p>Aucun changement</text:p>
          </table:table-cell>
          <table:table-cell office:value-type="string" calcext:value-type="string">
            <text:p>Ne zlefe ket bezañ ur c’hemmadur er ger «\2». (CHALM G2).</text:p>
          </table:table-cell>
          <table:table-cell office:value-type="string" calcext:value-type="string">
            <text:p>Kemmadur ebet er ger «\2». (CHALM G2).</text:p>
          </table:table-cell>
          <table:table-cell office:value-type="string" calcext:value-type="string">
            <text:p>Pas de mutations dans le mot «\2». (CHALM G2).</text:p>
          </table:table-cell>
          <table:table-cell office:value-type="string" calcext:value-type="string">
            <text:p>No mutations in the word «\2». (CHALM G2).</text:p>
          </table:table-cell>
          <table:table-cell office:value-type="string" calcext:value-type="string">
            <text:p>Oui</text:p>
          </table:table-cell>
          <table:table-cell office:value-type="string" calcext:value-type="string">
            <text:p>Kemmadur</text:p>
          </table:table-cell>
          <table:table-cell table:style-name="ce3" office:value-type="string" calcext:value-type="string">
            <text:p>ebet</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5">
          <table:table-cell table:style-name="ce8" office:value-type="float" office:value="190" calcext:value-type="float">
            <text:p>190</text:p>
          </table:table-cell>
          <table:table-cell table:style-name="ce8" office:value-type="string" calcext:value-type="string">
            <text:p><text:a xlink:href="https://community.languagetool.org/rule/show/AL?lang=br&amp;subId=1" xlink:type="simple">https://community.languagetool.org/rule/show/AL?lang=br&amp;subId=1</text:a></text:p>
          </table:table-cell>
          <table:table-cell table:style-name="ce8" office:value-type="string" calcext:value-type="string">
            <text:p>Gerioù al, ul, el, hol</text:p>
          </table:table-cell>
          <table:table-cell table:style-name="ce8" office:value-type="string" calcext:value-type="string">
            <text:p>Implij ar gerioù «Al, ul, el, hol»</text:p>
          </table:table-cell>
          <table:table-cell table:style-name="ce8" office:value-type="string" calcext:value-type="string">
            <text:p>Implij ar gerioù «Al, ul, el, hol».</text:p>
          </table:table-cell>
          <table:table-cell table:style-name="ce8" office:value-type="string" calcext:value-type="string">
            <text:p>Ar ger «\1» a zlefe bezañ \1 dirak ur ger a grog gant ar gensonenn «l».</text:p>
          </table:table-cell>
          <table:table-cell table:style-name="ce8" office:value-type="string" calcext:value-type="string">
            <text:p>«\1» a zlefe bezañ \1 dirak ur ger a grog gant ar gensonenn «L».</text:p>
          </table:table-cell>
          <table:table-cell table:style-name="ce8" office:value-type="string" calcext:value-type="string">
            <text:p>«\1» devrait être \1 devant un mot commancent par la consonne «L».</text:p>
          </table:table-cell>
          <table:table-cell table:style-name="ce8" office:value-type="string" calcext:value-type="string">
            <text:p>«\1» should be \1 in front of a word beginning with the consonant «L».</text:p>
          </table:table-cell>
          <table:table-cell table:style-name="ce8" office:value-type="string" calcext:value-type="string">
            <text:p>Oui</text:p>
          </table:table-cell>
          <table:table-cell table:style-name="ce8" office:value-type="string" calcext:value-type="string">
            <text:p>Ger-mell</text:p>
          </table:table-cell>
          <table:table-cell/>
          <table:table-cell office:value-type="string" calcext:value-type="string">
            <text:p>Al:</text:p>
            <text:p>Ul:</text:p>
            <text:p>El:</text:p>
            <text:p>Hol:</text:p>
          </table:table-cell>
          <table:table-cell table:style-name="ce8" office:value-type="string" calcext:value-type="string">
            <text:p>http://devri.bzh/recherche/?q=al&amp;submit=</text:p>
            <text:p>http://devri.bzh/recherche/?q=ul&amp;submit=</text:p>
            <text:p>http://devri.bzh/recherche/?q=el&amp;submit=</text:p>
            <text:p>http://devri.bzh/recherche/?q=hol&amp;submit=</text:p>
          </table:table-cell>
          <table:table-cell table:style-name="ce8" office:value-type="string" calcext:value-type="string">
            <text:p>http://meurgorf.brezhoneg.bzh/meurgorf/enklask?terme=al&amp;submit=Rechercher&amp;categorie=0&amp;oeuvres=0</text:p>
            <text:p>http://meurgorf.brezhoneg.bzh/meurgorf/enklask?terme=ul&amp;submit=Rechercher&amp;categorie=0&amp;oeuvres=0</text:p>
            <text:p>http://meurgorf.brezhoneg.bzh/meurgorf/enklask?terme=el&amp;submit=Rechercher&amp;categorie=0&amp;oeuvres=0</text:p>
            <text:p>http://meurgorf.brezhoneg.bzh/meurgorf/enklask?terme=hol&amp;submit=Rechercher&amp;categorie=0&amp;oeuvres=0</text:p>
          </table:table-cell>
          <table:table-cell table:style-name="ce8" office:value-type="string" calcext:value-type="string">
            <text:p>https://br.wiktionary.org/wiki/al</text:p>
            <text:p>https://br.wiktionary.org/wiki/ul</text:p>
            <text:p>https://br.wiktionary.org/wiki/el</text:p>
            <text:p>https://br.wiktionary.org/wiki/hol</text:p>
          </table:table-cell>
          <table:table-cell/>
          <table:table-cell table:style-name="ce8" office:value-type="string" calcext:value-type="string">
            <text:p>idem</text:p>
          </table:table-cell>
          <table:table-cell table:style-name="ce40" office:value-type="date" office:date-value="2019-05-03" calcext:value-type="date">
            <text:p>03/05/19</text:p>
          </table:table-cell>
          <table:table-cell table:number-columns-repeated="45"/>
        </table:table-row>
        <table:table-row table:style-name="ro5">
          <table:table-cell office:value-type="float" office:value="191" calcext:value-type="float">
            <text:p>191</text:p>
          </table:table-cell>
          <table:table-cell office:value-type="string" calcext:value-type="string">
            <text:p><text:a xlink:href="https://community.languagetool.org/rule/show/AN?lang=br&amp;subId=1" xlink:type="simple">https://community.languagetool.org/rule/show/AN?lang=br&amp;subId=1</text:a></text:p>
          </table:table-cell>
          <table:table-cell office:value-type="string" calcext:value-type="string">
            <text:p>Gerioù an, un, en, hon</text:p>
          </table:table-cell>
          <table:table-cell office:value-type="string" calcext:value-type="string">
            <text:p>Implij ar gerioù «An, un, en, hon»</text:p>
          </table:table-cell>
          <table:table-cell office:value-type="string" calcext:value-type="string">
            <text:p>Implij ar gerioù «An, n, en, hon».</text:p>
          </table:table-cell>
          <table:table-cell office:value-type="string" calcext:value-type="string">
            <text:p>Ar ger «\1» a zlefe bezañ \1 dirak ur ger a grog gant al lizherennoù «n, d, t, h, a, e, i, o u».</text:p>
          </table:table-cell>
          <table:table-cell office:value-type="string" calcext:value-type="string">
            <text:p>«\1» a zlefe bezañ \1 dirak ur ger o kregiñ gant al lizherennoù «N, D, T, H, A, E, I, O, U».</text:p>
          </table:table-cell>
          <table:table-cell office:value-type="string" calcext:value-type="string">
            <text:p>«\1» devrait être \1 devant un mot commancent par les lettres «N, D, T, H, A, E, I, O, U».</text:p>
          </table:table-cell>
          <table:table-cell office:value-type="string" calcext:value-type="string">
            <text:p>«\1» should be \1 in front of a word beginning with the letters «N, D, T, H, A, E, I, O, U».</text:p>
          </table:table-cell>
          <table:table-cell office:value-type="string" calcext:value-type="string">
            <text:p>Oui</text:p>
          </table:table-cell>
          <table:table-cell office:value-type="string" calcext:value-type="string">
            <text:p>Ger-mell</text:p>
          </table:table-cell>
          <table:table-cell table:style-name="ce28"/>
          <table:table-cell table:style-name="ce3" office:value-type="string" calcext:value-type="string">
            <text:p>An:</text:p>
            <text:p>Un:</text:p>
            <text:p>En:</text:p>
            <text:p>Hon:</text:p>
          </table:table-cell>
          <table:table-cell office:value-type="string" calcext:value-type="string">
            <text:p>http://devri.bzh/recherche/?q=an&amp;submit=</text:p>
            <text:p>http://devri.bzh/recherche/?q=un&amp;submit=</text:p>
            <text:p>http://devri.bzh/recherche/?q=en&amp;submit=</text:p>
            <text:p>http://devri.bzh/recherche/?q=hon&amp;submit=</text:p>
          </table:table-cell>
          <table:table-cell office:value-type="string" calcext:value-type="string">
            <text:p>http://meurgorf.brezhoneg.bzh/meurgorf/enklask?terme=an&amp;submit=Rechercher&amp;categorie=0&amp;oeuvres=0</text:p>
            <text:p>http://meurgorf.brezhoneg.bzh/meurgorf/enklask?terme=un&amp;submit=Rechercher&amp;categorie=0&amp;oeuvres=0</text:p>
            <text:p>http://meurgorf.brezhoneg.bzh/meurgorf/enklask?terme=en&amp;submit=Rechercher&amp;categorie=0&amp;oeuvres=0</text:p>
            <text:p>http://meurgorf.brezhoneg.bzh/meurgorf/enklask?terme=hon&amp;submit=Rechercher&amp;categorie=0&amp;oeuvres=0</text:p>
          </table:table-cell>
          <table:table-cell office:value-type="string" calcext:value-type="string">
            <text:p>https://br.wiktionary.org/wiki/an</text:p>
            <text:p>https://br.wiktionary.org/wiki/un</text:p>
            <text:p>https://br.wiktionary.org/wiki/en</text:p>
            <text:p>https://br.wiktionary.org/wiki/hon</text:p>
          </table:table-cell>
          <table:table-cell table:style-name="ce28"/>
          <table:table-cell office:value-type="string" calcext:value-type="string">
            <text:p>idem</text:p>
          </table:table-cell>
          <table:table-cell office:value-type="date" office:date-value="2019-05-03" calcext:value-type="date">
            <text:p>03/05/19</text:p>
          </table:table-cell>
          <table:table-cell table:number-columns-repeated="45"/>
        </table:table-row>
        <table:table-row table:style-name="ro5">
          <table:table-cell table:style-name="ce8" office:value-type="float" office:value="192" calcext:value-type="float">
            <text:p>192</text:p>
          </table:table-cell>
          <table:table-cell table:style-name="ce8" office:value-type="string" calcext:value-type="string">
            <text:p><text:a xlink:href="https://community.languagetool.org/rule/show/AR?lang=br&amp;subId=1" xlink:type="simple">https://community.languagetool.org/rule/show/AR?lang=br&amp;subId=1</text:a></text:p>
          </table:table-cell>
          <table:table-cell table:style-name="ce8" office:value-type="string" calcext:value-type="string">
            <text:p>Gerioù ar, ur, er, hor</text:p>
          </table:table-cell>
          <table:table-cell table:style-name="ce8" office:value-type="string" calcext:value-type="string">
            <text:p>Implij ar gerioù «Ar, ur, er, hor»</text:p>
          </table:table-cell>
          <table:table-cell table:style-name="ce8" office:value-type="string" calcext:value-type="string">
            <text:p>Implij ar gerioù «Ar, ur, er, hor».</text:p>
          </table:table-cell>
          <table:table-cell table:style-name="ce8" office:value-type="string" calcext:value-type="string">
            <text:p>Ar ger «\1» a zlefe bezañ \1 dirak ur ger na grog ket gant al lizherennoù «n, d, t, h» pe ur vogalenn.</text:p>
          </table:table-cell>
          <table:table-cell table:style-name="ce8" office:value-type="string" calcext:value-type="string">
            <text:p>«\1» a zlefe bezañ \1 dirak ur ger na grog ket gant al lizherennoù «n, d, t, h» pe ur vogalenn.</text:p>
          </table:table-cell>
          <table:table-cell table:style-name="ce8" office:value-type="string" calcext:value-type="string">
            <text:p>«\1»devrait être \1 devant un mot ne commençant pas par les lettres «n, d, t, h» ou bien une voyelle.</text:p>
          </table:table-cell>
          <table:table-cell table:style-name="ce8" office:value-type="string" calcext:value-type="string">
            <text:p>«\1» should be \1 in front of a word that does not start with the letters «n, d, t, h» or a vowel.</text:p>
          </table:table-cell>
          <table:table-cell table:style-name="ce8" office:value-type="string" calcext:value-type="string">
            <text:p>Oui</text:p>
          </table:table-cell>
          <table:table-cell table:style-name="ce8" office:value-type="string" calcext:value-type="string">
            <text:p>Ger-mell</text:p>
          </table:table-cell>
          <table:table-cell/>
          <table:table-cell office:value-type="string" calcext:value-type="string">
            <text:p>Ar:</text:p>
            <text:p>Ur:</text:p>
            <text:p>Er:</text:p>
            <text:p>Hor:</text:p>
          </table:table-cell>
          <table:table-cell table:style-name="ce8" office:value-type="string" calcext:value-type="string">
            <text:p>http://devri.bzh/recherche/?q=ar&amp;submit=</text:p>
            <text:p>http://devri.bzh/recherche/?q=ur&amp;submit=</text:p>
            <text:p>http://devri.bzh/recherche/?q=er&amp;submit=</text:p>
            <text:p>http://devri.bzh/recherche/?q=hor&amp;submit=</text:p>
          </table:table-cell>
          <table:table-cell table:style-name="ce8" office:value-type="string" calcext:value-type="string">
            <text:p>http://meurgorf.brezhoneg.bzh/meurgorf/enklask?terme=ar&amp;submit=Rechercher&amp;categorie=0&amp;oeuvres=0</text:p>
            <text:p>http://meurgorf.brezhoneg.bzh/meurgorf/enklask?terme=ur&amp;submit=Rechercher&amp;categorie=0&amp;oeuvres=0</text:p>
            <text:p>http://meurgorf.brezhoneg.bzh/meurgorf/enklask?terme=er&amp;submit=Rechercher&amp;categorie=0&amp;oeuvres=0</text:p>
            <text:p>http://meurgorf.brezhoneg.bzh/meurgorf/enklask?terme=hor&amp;submit=Rechercher&amp;categorie=0&amp;oeuvres=0</text:p>
          </table:table-cell>
          <table:table-cell table:style-name="ce8" office:value-type="string" calcext:value-type="string">
            <text:p>https://br.wiktionary.org/wiki/ar</text:p>
            <text:p>https://br.wiktionary.org/wiki/ur</text:p>
            <text:p>https://br.wiktionary.org/wiki/er</text:p>
            <text:p>https://br.wiktionary.org/wiki/hor</text:p>
          </table:table-cell>
          <table:table-cell/>
          <table:table-cell table:style-name="ce8" office:value-type="string" calcext:value-type="string">
            <text:p>idem</text:p>
          </table:table-cell>
          <table:table-cell table:style-name="ce40" office:value-type="date" office:date-value="2019-05-07" calcext:value-type="date">
            <text:p>07/05/19</text:p>
          </table:table-cell>
          <table:table-cell table:number-columns-repeated="45"/>
        </table:table-row>
        <table:table-row table:style-name="ro4">
          <table:table-cell office:value-type="float" office:value="193" calcext:value-type="float">
            <text:p>193</text:p>
          </table:table-cell>
          <table:table-cell office:value-type="string" calcext:value-type="string">
            <text:p><text:a xlink:href="https://community.languagetool.org/rule/show/AR?lang=br&amp;subId=2" xlink:type="simple">https://community.languagetool.org/rule/show/AR?lang=br&amp;subId=2</text:a></text:p>
          </table:table-cell>
          <table:table-cell office:value-type="string" calcext:value-type="string">
            <text:p>Gerioù ar, ur, er, hor</text:p>
          </table:table-cell>
          <table:table-cell office:value-type="string" calcext:value-type="string">
            <text:p>Implij ar gerioù «Ar, ur, er, hor»</text:p>
          </table:table-cell>
          <table:table-cell office:value-type="string" calcext:value-type="string">
            <text:p>Implij ar gerioù «Ar, ur, er, hor».</text:p>
          </table:table-cell>
          <table:table-cell office:value-type="string" calcext:value-type="string">
            <text:p>Ar ger «\1» a zlefe bezañ \1 dirak ur ger na grog ket gant al lizherennoù «n, d, t, h» pe ur vogalenn.</text:p>
          </table:table-cell>
          <table:table-cell office:value-type="string" calcext:value-type="string">
            <text:p>«\1» a zlefe bezañ \1 dirak ur ger na grog ket gant al lizherennoù «n, d, t, h» pe ur vogalenn.</text:p>
          </table:table-cell>
          <table:table-cell office:value-type="string" calcext:value-type="string">
            <text:p>«\1»devrait être \1 devant un mot ne commençant pas par les lettres «n, d, t, h» ou bien une voyelle.</text:p>
          </table:table-cell>
          <table:table-cell office:value-type="string" calcext:value-type="string">
            <text:p>«\1» should be \1 in front of a word that does not start with the letters «n, d, t, h» or a vowel.</text:p>
          </table:table-cell>
          <table:table-cell office:value-type="string" calcext:value-type="string">
            <text:p>Oui</text:p>
          </table:table-cell>
          <table:table-cell office:value-type="string" calcext:value-type="string">
            <text:p>Ger-mell</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7" calcext:value-type="date">
            <text:p>07/05/19</text:p>
          </table:table-cell>
          <table:table-cell table:number-columns-repeated="45"/>
        </table:table-row>
        <table:table-row table:style-name="ro4">
          <table:table-cell table:style-name="ce8" office:value-type="float" office:value="194" calcext:value-type="float">
            <text:p>194</text:p>
          </table:table-cell>
          <table:table-cell table:style-name="ce8" office:value-type="string" calcext:value-type="string">
            <text:p><text:a xlink:href="https://community.languagetool.org/rule/show/AR_OUI?lang=br&amp;subId=1" xlink:type="simple">https://community.languagetool.org/rule/show/AR_OUI?lang=br&amp;subId=1</text:a></text:p>
          </table:table-cell>
          <table:table-cell table:style-name="ce8" office:value-type="string" calcext:value-type="string">
            <text:p>Gerioù ar, ur, er, hor + oui</text:p>
          </table:table-cell>
          <table:table-cell table:style-name="ce8" office:value-type="string" calcext:value-type="string">
            <text:p>Implij ar gerioù «Ar, ur, er, hor» dirak {Oui-gerioù}</text:p>
          </table:table-cell>
          <table:table-cell table:style-name="ce8" office:value-type="string" calcext:value-type="string">
            <text:p>Implij ar gerioù «Ar, ur, er, hor» dirak ar gerioù o kregiñ gant «oui».</text:p>
          </table:table-cell>
          <table:table-cell table:style-name="ce8" office:value-type="string" calcext:value-type="string">
            <text:p>Ar ger «\1» a zlefe bezañ \1 dirak ur ger a grog gant ar c’hemmadur goui → oui pe goue → oue.</text:p>
          </table:table-cell>
          <table:table-cell table:style-name="ce8" office:value-type="string" calcext:value-type="string">
            <text:p>«\1» a zlefe bezañ \1 dirak ur ger a grog gant ar c’hemmadur goui → oui pe goue → oue.</text:p>
          </table:table-cell>
          <table:table-cell table:style-name="ce8" office:value-type="string" calcext:value-type="string">
            <text:p>«\1» devrait être \1 devant un mot commençant par la mutation goui → oui ou encore goue → oue.</text:p>
          </table:table-cell>
          <table:table-cell table:style-name="ce8" office:value-type="string" calcext:value-type="string">
            <text:p>«\1» should be \1 in front of a word starting with the mutation goui → oui or even goue → oue.</text:p>
          </table:table-cell>
          <table:table-cell table:style-name="ce8" office:value-type="string" calcext:value-type="string">
            <text:p>Oui</text:p>
          </table:table-cell>
          <table:table-cell table:style-name="ce8" office:value-type="string" calcext:value-type="string">
            <text:p>Ger-mell</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07" calcext:value-type="date">
            <text:p>07/05/19</text:p>
          </table:table-cell>
          <table:table-cell table:number-columns-repeated="45"/>
        </table:table-row>
        <table:table-row table:style-name="ro2">
          <table:table-cell office:value-type="float" office:value="195" calcext:value-type="float">
            <text:p>195</text:p>
          </table:table-cell>
          <table:table-cell office:value-type="string" calcext:value-type="string">
            <text:p><text:a xlink:href="https://community.languagetool.org/rule/show/AR_TSAR?lang=br&amp;subId=1" xlink:type="simple">https://community.languagetool.org/rule/show/AR_TSAR?lang=br&amp;subId=1</text:a></text:p>
          </table:table-cell>
          <table:table-cell office:value-type="string" calcext:value-type="string">
            <text:p>ar + tsar, tsunami, etc</text:p>
          </table:table-cell>
          <table:table-cell office:value-type="string" calcext:value-type="string">
            <text:p>Implij ar gerioù «Ar, ur, er, hor» dirak tsar, tsunami</text:p>
          </table:table-cell>
          <table:table-cell office:value-type="string" calcext:value-type="string">
            <text:p>Implij ar gerioù «Ar, ur, er, hor» dirak tsar, tsunami hag all hag all.</text:p>
          </table:table-cell>
          <table:table-cell table:number-columns-repeated="2" office:value-type="string" calcext:value-type="string">
            <text:p>Ar ger-mell \1 pe \1 a vez implijet gant ar ger estren «\2». (CHALM L3)</text:p>
          </table:table-cell>
          <table:table-cell office:value-type="string" calcext:value-type="string">
            <text:p>L’article \1 ou \1 est utilisé avec le mot étranger «\2». (CHALM L3)</text:p>
          </table:table-cell>
          <table:table-cell office:value-type="string" calcext:value-type="string">
            <text:p>The article \1 or \1 is used with the foreign word «\2». (CHALM L3)</text:p>
          </table:table-cell>
          <table:table-cell office:value-type="string" calcext:value-type="string">
            <text:p>Oui</text:p>
          </table:table-cell>
          <table:table-cell office:value-type="string" calcext:value-type="string">
            <text:p>Ger-mell</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07" calcext:value-type="date">
            <text:p>07/05/19</text:p>
          </table:table-cell>
          <table:table-cell table:number-columns-repeated="45"/>
        </table:table-row>
        <table:table-row table:style-name="ro3">
          <table:table-cell table:style-name="ce8" office:value-type="float" office:value="196" calcext:value-type="float">
            <text:p>196</text:p>
          </table:table-cell>
          <table:table-cell table:style-name="ce8" office:value-type="string" calcext:value-type="string">
            <text:p><text:a xlink:href="https://community.languagetool.org/rule/show/PA_E?lang=br&amp;subId=1" xlink:type="simple">https://community.languagetool.org/rule/show/PA_E?lang=br&amp;subId=1</text:a></text:p>
          </table:table-cell>
          <table:table-cell table:style-name="ce8" office:value-type="string" calcext:value-type="string">
            <text:p>Pa + rannig-verb</text:p>
          </table:table-cell>
          <table:table-cell table:number-columns-repeated="2" table:style-name="ce8" office:value-type="string" calcext:value-type="string">
            <text:p>Implij «Pa» + «rannig-verb»</text:p>
          </table:table-cell>
          <table:table-cell table:number-columns-repeated="2" table:style-name="ce8" office:value-type="string" calcext:value-type="string">
            <text:p>Rannig-verb ebet goude «\1».</text:p>
          </table:table-cell>
          <table:table-cell table:style-name="ce8" office:value-type="string" calcext:value-type="string">
            <text:p>Aucune particule verbale après «\1».</text:p>
          </table:table-cell>
          <table:table-cell table:style-name="ce8" office:value-type="string" calcext:value-type="string">
            <text:p>No verbal particles after «\1».</text:p>
          </table:table-cell>
          <table:table-cell table:style-name="ce8" office:value-type="string" calcext:value-type="string">
            <text:p>Oui</text:p>
          </table:table-cell>
          <table:table-cell table:style-name="ce8" office:value-type="string" calcext:value-type="string">
            <text:p>Rannig-verb</text:p>
          </table:table-cell>
          <table:table-cell office:value-type="string" calcext:value-type="string">
            <text:p>«Pa»</text:p>
          </table:table-cell>
          <table:table-cell office:value-type="string" calcext:value-type="string">
            <text:p>Pa:</text:p>
          </table:table-cell>
          <table:table-cell table:style-name="ce8" office:value-type="string" calcext:value-type="string">
            <text:p><text:a xlink:href="http://devri.bzh/recherche/?q=pa&amp;submit" xlink:type="simple">http://devri.bzh/recherche/?q=pa&amp;submit=</text:a></text:p>
          </table:table-cell>
          <table:table-cell table:style-name="ce8" office:value-type="string" calcext:value-type="string">
            <text:p><text:a xlink:href="http://meurgorf.brezhoneg.bzh/meurgorf/enklask?terme=pa&amp;submit=Rechercher&amp;categorie=0&amp;oeuvres=0" xlink:type="simple">http://meurgorf.brezhoneg.bzh/meurgorf/enklask?terme=pa&amp;submit=Rechercher&amp;categorie=0&amp;oeuvres=0</text:a></text:p>
          </table:table-cell>
          <table:table-cell table:style-name="ce8" office:value-type="string" calcext:value-type="string">
            <text:p><text:a xlink:href="https://br.wiktionary.org/wiki/pa" xlink:type="simple">https://br.wiktionary.org/wiki/pa</text:a></text:p>
          </table:table-cell>
          <table:table-cell/>
          <table:table-cell table:style-name="ce8" office:value-type="string" calcext:value-type="string">
            <text:p>idem</text:p>
          </table:table-cell>
          <table:table-cell table:style-name="ce40" office:value-type="date" office:date-value="2019-05-07" calcext:value-type="date">
            <text:p>07/05/19</text:p>
          </table:table-cell>
          <table:table-cell table:number-columns-repeated="45"/>
        </table:table-row>
        <table:table-row table:style-name="ro3">
          <table:table-cell office:value-type="float" office:value="197" calcext:value-type="float">
            <text:p>197</text:p>
          </table:table-cell>
          <table:table-cell office:value-type="string" calcext:value-type="string">
            <text:p><text:a xlink:href="https://community.languagetool.org/rule/show/HAG_HA?lang=br&amp;subId=1" xlink:type="simple">https://community.languagetool.org/rule/show/HAG_HA?lang=br&amp;subId=1</text:a></text:p>
          </table:table-cell>
          <table:table-cell table:number-columns-repeated="2" office:value-type="string" calcext:value-type="string">
            <text:p>Hag ha → hag a</text:p>
          </table:table-cell>
          <table:table-cell office:value-type="string" calcext:value-type="string">
            <text:p>Implij «hag ha» e-plas «hag a».</text:p>
          </table:table-cell>
          <table:table-cell office:value-type="string" calcext:value-type="string">
            <text:p>Ha fellout a rae deoc’h skrivañ a?</text:p>
          </table:table-cell>
          <table:table-cell office:value-type="string" calcext:value-type="string">
            <text:p>C’hoant ho poa skrivañ «a»?</text:p>
          </table:table-cell>
          <table:table-cell office:value-type="string" calcext:value-type="string">
            <text:p>Vouliez-vous écrire «a»?</text:p>
          </table:table-cell>
          <table:table-cell office:value-type="string" calcext:value-type="string">
            <text:p>Did you want to write «a»?</text:p>
          </table:table-cell>
          <table:table-cell office:value-type="string" calcext:value-type="string">
            <text:p>Oui</text:p>
          </table:table-cell>
          <table:table-cell office:value-type="string" calcext:value-type="string">
            <text:p>Rannig-verb</text:p>
          </table:table-cell>
          <table:table-cell table:style-name="ce3" office:value-type="string" calcext:value-type="string">
            <text:p>«a»</text:p>
          </table:table-cell>
          <table:table-cell table:style-name="ce3" office:value-type="string" calcext:value-type="string">
            <text:p>A:</text:p>
          </table:table-cell>
          <table:table-cell office:value-type="string" calcext:value-type="string">
            <text:p><text:a xlink:href="http://devri.bzh/recherche/?q=a&amp;submit" xlink:type="simple">http://devri.bzh/recherche/?q=a&amp;submit=</text:a></text:p>
          </table:table-cell>
          <table:table-cell office:value-type="string" calcext:value-type="string">
            <text:p><text:a xlink:href="http://meurgorf.brezhoneg.bzh/meurgorf/enklask?terme=a&amp;submit=Rechercher&amp;categorie=0&amp;oeuvres=0" xlink:type="simple">http://meurgorf.brezhoneg.bzh/meurgorf/enklask?terme=a&amp;submit=Rechercher&amp;categorie=0&amp;oeuvres=0</text:a></text:p>
          </table:table-cell>
          <table:table-cell office:value-type="string" calcext:value-type="string">
            <text:p><text:a xlink:href="https://br.wiktionary.org/wiki/a" xlink:type="simple">https://br.wiktionary.org/wiki/a</text:a></text:p>
          </table:table-cell>
          <table:table-cell table:style-name="ce28"/>
          <table:table-cell office:value-type="string" calcext:value-type="string">
            <text:p>idem</text:p>
          </table:table-cell>
          <table:table-cell office:value-type="date" office:date-value="2019-05-07" calcext:value-type="date">
            <text:p>07/05/19</text:p>
          </table:table-cell>
          <table:table-cell table:number-columns-repeated="45"/>
        </table:table-row>
        <table:table-row table:style-name="ro7">
          <table:table-cell table:style-name="ce8" office:value-type="float" office:value="198" calcext:value-type="float">
            <text:p>198</text:p>
          </table:table-cell>
          <table:table-cell table:style-name="ce8" office:value-type="string" calcext:value-type="string">
            <text:p><text:a xlink:href="https://community.languagetool.org/rule/show/PEOGWIR?lang=br&amp;subId=1" xlink:type="simple">https://community.languagetool.org/rule/show/PEOGWIR?lang=br&amp;subId=1</text:a></text:p>
          </table:table-cell>
          <table:table-cell table:style-name="ce8" office:value-type="string" calcext:value-type="string">
            <text:p>Peogwir + e</text:p>
          </table:table-cell>
          <table:table-cell table:style-name="ce8" office:value-type="string" calcext:value-type="string">
            <text:p>Implij «e» goude «peogwir»</text:p>
          </table:table-cell>
          <table:table-cell table:style-name="ce8" office:value-type="string" calcext:value-type="string">
            <text:p>Implij ar rannig-verb «e» goude «peogwir».</text:p>
          </table:table-cell>
          <table:table-cell table:style-name="ce8" office:value-type="string" calcext:value-type="string">
            <text:p>Lakaet e vez atav ar verb goude «peogwir» gant ar rannig-verb «e».</text:p>
          </table:table-cell>
          <table:table-cell table:style-name="ce8" office:value-type="string" calcext:value-type="string">
            <text:p>Goude «peogwir» e lakaer ar rannig-verb «e» hag ar verb goude.</text:p>
          </table:table-cell>
          <table:table-cell table:style-name="ce8" office:value-type="string" calcext:value-type="string">
            <text:p>Après «peogwir» l'on met la particule verbale «e» et ensuite le verbe.</text:p>
          </table:table-cell>
          <table:table-cell table:style-name="ce8" office:value-type="string" calcext:value-type="string">
            <text:p>After «peogwir» we put the verbal particle «e» and then the verb.</text:p>
          </table:table-cell>
          <table:table-cell table:style-name="ce8" office:value-type="string" calcext:value-type="string">
            <text:p>Oui</text:p>
          </table:table-cell>
          <table:table-cell table:style-name="ce8" office:value-type="string" calcext:value-type="string">
            <text:p>Rannig-verb</text:p>
          </table:table-cell>
          <table:table-cell office:value-type="string" calcext:value-type="string">
            <text:p>«e», peogwir</text:p>
          </table:table-cell>
          <table:table-cell office:value-type="string" calcext:value-type="string">
            <text:p>Peogwir:</text:p>
            <text:p>E:</text:p>
          </table:table-cell>
          <table:table-cell table:style-name="ce8" office:value-type="string" calcext:value-type="string">
            <text:p>http://devri.bzh/recherche/?q=peogwir&amp;submit=</text:p>
            <text:p>http://devri.bzh/recherche/?q=e&amp;submit=</text:p>
          </table:table-cell>
          <table:table-cell table:style-name="ce8" office:value-type="string" calcext:value-type="string">
            <text:p>http://meurgorf.brezhoneg.bzh/meurgorf/enklask?terme=peogwir&amp;submit=Rechercher&amp;categorie=0&amp;oeuvres=0</text:p>
            <text:p>http://meurgorf.brezhoneg.bzh/meurgorf/enklask?terme=e&amp;submit=Rechercher&amp;categorie=0&amp;oeuvres=0</text:p>
          </table:table-cell>
          <table:table-cell table:style-name="ce8" office:value-type="string" calcext:value-type="string">
            <text:p>https://br.wiktionary.org/wiki/peogwir</text:p>
            <text:p>https://br.wiktionary.org/wiki/e</text:p>
          </table:table-cell>
          <table:table-cell/>
          <table:table-cell table:style-name="ce8" office:value-type="string" calcext:value-type="string">
            <text:p>idem</text:p>
          </table:table-cell>
          <table:table-cell table:style-name="ce40" office:value-type="date" office:date-value="2019-05-10" calcext:value-type="date">
            <text:p>10/05/19</text:p>
          </table:table-cell>
          <table:table-cell table:number-columns-repeated="45"/>
        </table:table-row>
        <table:table-row table:style-name="ro2">
          <table:table-cell office:value-type="float" office:value="199" calcext:value-type="float">
            <text:p>199</text:p>
          </table:table-cell>
          <table:table-cell office:value-type="string" calcext:value-type="string">
            <text:p><text:a xlink:href="https://community.languagetool.org/rule/show/PEOGWIR?lang=br&amp;subId=2" xlink:type="simple">https://community.languagetool.org/rule/show/PEOGWIR?lang=br&amp;subId=2</text:a></text:p>
          </table:table-cell>
          <table:table-cell office:value-type="string" calcext:value-type="string">
            <text:p>peogwir + e</text:p>
          </table:table-cell>
          <table:table-cell office:value-type="string" calcext:value-type="string">
            <text:p>Implij «e» goude «peogwir»</text:p>
          </table:table-cell>
          <table:table-cell office:value-type="string" calcext:value-type="string">
            <text:p>Implij ar rannig-verb «e» goude «peogwir».</text:p>
          </table:table-cell>
          <table:table-cell office:value-type="string" calcext:value-type="string">
            <text:p>Lakaet e vez atav ar verb goude «peogwir» gant ar rannig-verb «e».</text:p>
          </table:table-cell>
          <table:table-cell office:value-type="string" calcext:value-type="string">
            <text:p>Goude «peogwir» e lakaer ar rannig-verb «e» hag ar verb goude.</text:p>
          </table:table-cell>
          <table:table-cell office:value-type="string" calcext:value-type="string">
            <text:p>Après «peogwir» l'on met la particule verbale «e» et ensuite le verbe.</text:p>
          </table:table-cell>
          <table:table-cell office:value-type="string" calcext:value-type="string">
            <text:p>After «peogwir» we put the verbal particle «e» and then the verb.</text:p>
          </table:table-cell>
          <table:table-cell office:value-type="string" calcext:value-type="string">
            <text:p>Oui</text:p>
          </table:table-cell>
          <table:table-cell office:value-type="string" calcext:value-type="string">
            <text:p>Rannig-verb</text:p>
          </table:table-cell>
          <table:table-cell table:style-name="ce3" office:value-type="string" calcext:value-type="string">
            <text:p>«e», peogwi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10" calcext:value-type="date">
            <text:p>10/05/19</text:p>
          </table:table-cell>
          <table:table-cell table:number-columns-repeated="45"/>
        </table:table-row>
        <table:table-row table:style-name="ro3">
          <table:table-cell table:style-name="ce8" office:value-type="float" office:value="200" calcext:value-type="float">
            <text:p>200</text:p>
          </table:table-cell>
          <table:table-cell table:style-name="ce8" office:value-type="string" calcext:value-type="string">
            <text:p><text:a xlink:href="https://community.languagetool.org/rule/show/ADV_E?lang=br&amp;subId=1" xlink:type="simple">https://community.languagetool.org/rule/show/ADV_E?lang=br&amp;subId=1</text:a></text:p>
          </table:table-cell>
          <table:table-cell table:style-name="ce8" office:value-type="string" calcext:value-type="string">
            <text:p>adverb + e</text:p>
          </table:table-cell>
          <table:table-cell table:style-name="ce8" office:value-type="string" calcext:value-type="string">
            <text:p>Implij «e» goude an adverb</text:p>
          </table:table-cell>
          <table:table-cell table:style-name="ce8" office:value-type="string" calcext:value-type="string">
            <text:p>Implij ar rannig-verb «e» goude an adverb.</text:p>
          </table:table-cell>
          <table:table-cell table:style-name="ce8" office:value-type="string" calcext:value-type="string">
            <text:p>Lakaet e vez a rannig verb «e» goude an adverb.</text:p>
          </table:table-cell>
          <table:table-cell table:style-name="ce8" office:value-type="string" calcext:value-type="string">
            <text:p>Implijit ar rannig verb «e» goude an adverb.</text:p>
          </table:table-cell>
          <table:table-cell table:style-name="ce8" office:value-type="string" calcext:value-type="string">
            <text:p>Utiliser la particule verbale «e» après l’adverbe.</text:p>
          </table:table-cell>
          <table:table-cell table:style-name="ce8" office:value-type="string" calcext:value-type="string">
            <text:p>Use the verbal particle «e» after the adverb.</text:p>
          </table:table-cell>
          <table:table-cell table:style-name="ce8" office:value-type="string" calcext:value-type="string">
            <text:p>Oui</text:p>
          </table:table-cell>
          <table:table-cell table:style-name="ce8" office:value-type="string" calcext:value-type="string">
            <text:p>Rannig-verb</text:p>
          </table:table-cell>
          <table:table-cell office:value-type="string" calcext:value-type="string">
            <text:p>«e», adverb</text:p>
          </table:table-cell>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5-10" calcext:value-type="date">
            <text:p>10/05/19</text:p>
          </table:table-cell>
          <table:table-cell table:number-columns-repeated="45"/>
        </table:table-row>
        <table:table-row table:style-name="ro4">
          <table:table-cell office:value-type="float" office:value="201" calcext:value-type="float">
            <text:p>201</text:p>
          </table:table-cell>
          <table:table-cell office:value-type="string" calcext:value-type="string">
            <text:p><text:a xlink:href="https://community.languagetool.org/rule/show/ARAOGENN_E?lang=br&amp;subId=1" xlink:type="simple">https://community.languagetool.org/rule/show/ARAOGENN_E?lang=br&amp;subId=1</text:a></text:p>
          </table:table-cell>
          <table:table-cell office:value-type="string" calcext:value-type="string">
            <text:p>araogenn + e</text:p>
          </table:table-cell>
          <table:table-cell office:value-type="string" calcext:value-type="string">
            <text:p>Implij «e» gant an araogenn</text:p>
          </table:table-cell>
          <table:table-cell office:value-type="string" calcext:value-type="string">
            <text:p>Implij ar rannig-verb «e» gant an araogenn goude ar renadenn dieeun.</text:p>
          </table:table-cell>
          <table:table-cell office:value-type="string" calcext:value-type="string">
            <text:p>Lakaet e vez a rannig verb «e» goude ar renadenn dieeun.</text:p>
          </table:table-cell>
          <table:table-cell office:value-type="string" calcext:value-type="string">
            <text:p>Implijit ar rannig verb «e» goude ar renadenn dieeun.</text:p>
          </table:table-cell>
          <table:table-cell office:value-type="string" calcext:value-type="string">
            <text:p>Utiliser la particule verbale «e» après le complément d'objet indirect.</text:p>
          </table:table-cell>
          <table:table-cell office:value-type="string" calcext:value-type="string">
            <text:p>Use the verbal particle «e» after the indirect object complement.</text:p>
          </table:table-cell>
          <table:table-cell office:value-type="string" calcext:value-type="string">
            <text:p>Oui</text:p>
          </table:table-cell>
          <table:table-cell office:value-type="string" calcext:value-type="string">
            <text:p>Rannig-verb</text:p>
          </table:table-cell>
          <table:table-cell table:style-name="ce3" office:value-type="string" calcext:value-type="string">
            <text:p>«e», araogenn, renadenn dieeun</text:p>
          </table:table-cell>
          <table:table-cell table:style-name="ce28"/>
          <table:table-cell table:number-columns-repeated="3" office:value-type="string" calcext:value-type="string">
            <text:p>--</text:p>
          </table:table-cell>
          <table:table-cell table:style-name="ce28"/>
          <table:table-cell office:value-type="string" calcext:value-type="string">
            <text:p>idem</text:p>
          </table:table-cell>
          <table:table-cell office:value-type="date" office:date-value="2019-05-10" calcext:value-type="date">
            <text:p>10/05/19</text:p>
          </table:table-cell>
          <table:table-cell table:number-columns-repeated="45"/>
        </table:table-row>
        <table:table-row table:style-name="ro7">
          <table:table-cell table:style-name="ce8" office:value-type="float" office:value="202" calcext:value-type="float">
            <text:p>202</text:p>
          </table:table-cell>
          <table:table-cell table:style-name="ce8" office:value-type="string" calcext:value-type="string">
            <text:p><text:a xlink:href="https://community.languagetool.org/rule/show/O_OCH?lang=br&amp;subId=1" xlink:type="simple">https://community.languagetool.org/rule/show/O_OCH?lang=br&amp;subId=1</text:a></text:p>
          </table:table-cell>
          <table:table-cell table:style-name="ce8" office:value-type="string" calcext:value-type="string">
            <text:p>o → oc’h</text:p>
          </table:table-cell>
          <table:table-cell table:style-name="ce8" office:value-type="string" calcext:value-type="string">
            <text:p>O → oc’h</text:p>
          </table:table-cell>
          <table:table-cell table:style-name="ce8" office:value-type="string" calcext:value-type="string">
            <text:p>Implij «oc’h» e-plas «o» dirak «en em».</text:p>
          </table:table-cell>
          <table:table-cell table:style-name="ce8" office:value-type="string" calcext:value-type="string">
            <text:p>Implijit oc’h en em pe oc’h em.</text:p>
          </table:table-cell>
          <table:table-cell table:style-name="ce8" office:value-type="string" calcext:value-type="string">
            <text:p>Aucun changement</text:p>
          </table:table-cell>
          <table:table-cell table:style-name="ce8" office:value-type="string" calcext:value-type="string">
            <text:p>Utiliser «oc’h en em» ou «oc’h em».</text:p>
          </table:table-cell>
          <table:table-cell table:style-name="ce8" office:value-type="string" calcext:value-type="string">
            <text:p>Use «oc'h en em» or «oc'h em».</text:p>
          </table:table-cell>
          <table:table-cell table:style-name="ce8" office:value-type="string" calcext:value-type="string">
            <text:p>Oui</text:p>
          </table:table-cell>
          <table:table-cell table:style-name="ce8" office:value-type="string" calcext:value-type="string">
            <text:p>Rannig-verb</text:p>
          </table:table-cell>
          <table:table-cell office:value-type="string" calcext:value-type="string">
            <text:p>Liammadur, soniadouriezh</text:p>
          </table:table-cell>
          <table:table-cell office:value-type="string" calcext:value-type="string">
            <text:p>Oc’h:</text:p>
            <text:p>En em:</text:p>
            <text:p>Oc’h en em:</text:p>
          </table:table-cell>
          <table:table-cell table:style-name="ce8" office:value-type="string" calcext:value-type="string">
            <text:p><text:a xlink:href="http://devri.bzh/recherche/?q=oc%27h&amp;submit" xlink:type="simple">http://devri.bzh/recherche/?q=oc%27h&amp;submit=----</text:a></text:p>
          </table:table-cell>
          <table:table-cell table:style-name="ce8" office:value-type="string" calcext:value-type="string">
            <text:p><text:a xlink:href="http://meurgorf.brezhoneg.bzh/meurgorf/enklask?terme=oc%27h&amp;submit=Rechercher&amp;categorie=0&amp;oeuvres=0" xlink:type="simple">http://meurgorf.brezhoneg.bzh/meurgorf/enklask?terme=oc%27h&amp;submit=Rechercher&amp;categorie=0&amp;oeuvres=0----</text:a></text:p>
          </table:table-cell>
          <table:table-cell table:style-name="ce8" office:value-type="string" calcext:value-type="string">
            <text:p>https://br.wiktionary.org/wiki/oc%27h</text:p>
            <text:p>https://br.wiktionary.org/wiki/en_em</text:p>
            <text:p>https://br.wiktionary.org/w/index.php?search=oc%27h+en+em&amp;title=Dibar%3AKlask&amp;go=Mont&amp;ns0=1</text:p>
          </table:table-cell>
          <table:table-cell/>
          <table:table-cell table:style-name="ce8" office:value-type="string" calcext:value-type="string">
            <text:p>idem</text:p>
          </table:table-cell>
          <table:table-cell table:style-name="ce40" office:value-type="date" office:date-value="2019-05-10" calcext:value-type="date">
            <text:p>10/05/19</text:p>
          </table:table-cell>
          <table:table-cell table:number-columns-repeated="45"/>
        </table:table-row>
        <table:table-row table:style-name="ro3">
          <table:table-cell office:value-type="float" office:value="203" calcext:value-type="float">
            <text:p>203</text:p>
          </table:table-cell>
          <table:table-cell office:value-type="string" calcext:value-type="string">
            <text:p><text:a xlink:href="https://community.languagetool.org/rule/show/O_OCH?lang=br&amp;subId=2" xlink:type="simple">https://community.languagetool.org/rule/show/O_OCH?lang=br&amp;subId=2</text:a></text:p>
          </table:table-cell>
          <table:table-cell office:value-type="string" calcext:value-type="string">
            <text:p>o → oc’h</text:p>
          </table:table-cell>
          <table:table-cell office:value-type="string" calcext:value-type="string">
            <text:p>O → oc’h</text:p>
          </table:table-cell>
          <table:table-cell office:value-type="string" calcext:value-type="string">
            <text:p>Implij «oc’h» dirak ur vogalenn.</text:p>
          </table:table-cell>
          <table:table-cell office:value-type="string" calcext:value-type="string">
            <text:p>Implijit oc’h dirak ur vogalenn.</text:p>
          </table:table-cell>
          <table:table-cell office:value-type="string" calcext:value-type="string">
            <text:p>Implijit «oc’h» dirak ur vogalenn.</text:p>
          </table:table-cell>
          <table:table-cell office:value-type="string" calcext:value-type="string">
            <text:p>Utiliser «oc’h» devant une voyelle.</text:p>
          </table:table-cell>
          <table:table-cell office:value-type="string" calcext:value-type="string">
            <text:p>Use «oc'h» in front of a vowel.</text:p>
          </table:table-cell>
          <table:table-cell office:value-type="string" calcext:value-type="string">
            <text:p>Oui</text:p>
          </table:table-cell>
          <table:table-cell office:value-type="string" calcext:value-type="string">
            <text:p>Rannig-verb</text:p>
          </table:table-cell>
          <table:table-cell table:style-name="ce3" office:value-type="string" calcext:value-type="string">
            <text:p>Liammadur, soniadouriezh</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10" calcext:value-type="date">
            <text:p>10/05/19</text:p>
          </table:table-cell>
          <table:table-cell table:number-columns-repeated="45"/>
        </table:table-row>
        <table:table-row table:style-name="ro3">
          <table:table-cell table:style-name="ce8" office:value-type="float" office:value="204" calcext:value-type="float">
            <text:p>204</text:p>
          </table:table-cell>
          <table:table-cell table:style-name="ce8" office:value-type="string" calcext:value-type="string">
            <text:p><text:a xlink:href="https://community.languagetool.org/rule/show/O_OCH?lang=br&amp;subId=3" xlink:type="simple">https://community.languagetool.org/rule/show/O_OCH?lang=br&amp;subId=3</text:a></text:p>
          </table:table-cell>
          <table:table-cell table:style-name="ce8" office:value-type="string" calcext:value-type="string">
            <text:p>o → oc’h</text:p>
          </table:table-cell>
          <table:table-cell table:style-name="ce8" office:value-type="string" calcext:value-type="string">
            <text:p>O → oc’h</text:p>
          </table:table-cell>
          <table:table-cell table:style-name="ce8" office:value-type="string" calcext:value-type="string">
            <text:p>Implij «oc’h» dirak ur vogalenn.</text:p>
          </table:table-cell>
          <table:table-cell table:style-name="ce8" office:value-type="string" calcext:value-type="string">
            <text:p>Implijit oc’h dirak ur vogalenn.</text:p>
          </table:table-cell>
          <table:table-cell table:style-name="ce8" office:value-type="string" calcext:value-type="string">
            <text:p>Implijit «oc’h» dirak ur vogalenn.</text:p>
          </table:table-cell>
          <table:table-cell table:style-name="ce8" office:value-type="string" calcext:value-type="string">
            <text:p>Utiliser «oc’h» devant une voyelle.</text:p>
          </table:table-cell>
          <table:table-cell table:style-name="ce8" office:value-type="string" calcext:value-type="string">
            <text:p>Use «oc'h» in front of a vowel.</text:p>
          </table:table-cell>
          <table:table-cell table:style-name="ce8" office:value-type="string" calcext:value-type="string">
            <text:p>Oui</text:p>
          </table:table-cell>
          <table:table-cell table:style-name="ce8" office:value-type="string" calcext:value-type="string">
            <text:p>Rannig-verb</text:p>
          </table:table-cell>
          <table:table-cell office:value-type="string" calcext:value-type="string">
            <text:p>Liammadur, soniadouriezh</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5-10" calcext:value-type="date">
            <text:p>10/05/19</text:p>
          </table:table-cell>
          <table:table-cell table:number-columns-repeated="45"/>
        </table:table-row>
        <table:table-row table:style-name="ro3">
          <table:table-cell office:value-type="float" office:value="205" calcext:value-type="float">
            <text:p>205</text:p>
          </table:table-cell>
          <table:table-cell office:value-type="string" calcext:value-type="string">
            <text:p><text:a xlink:href="https://community.languagetool.org/rule/show/O_OCH?lang=br&amp;subId=4" xlink:type="simple">https://community.languagetool.org/rule/show/O_OCH?lang=br&amp;subId=4</text:a></text:p>
          </table:table-cell>
          <table:table-cell office:value-type="string" calcext:value-type="string">
            <text:p>o → oc’h</text:p>
          </table:table-cell>
          <table:table-cell office:value-type="string" calcext:value-type="string">
            <text:p>O → oc’h</text:p>
          </table:table-cell>
          <table:table-cell office:value-type="string" calcext:value-type="string">
            <text:p>Implij «oc’h» dirak ur vogalenn.</text:p>
          </table:table-cell>
          <table:table-cell office:value-type="string" calcext:value-type="string">
            <text:p>Implijit oc’h dirak ur vogalenn.</text:p>
          </table:table-cell>
          <table:table-cell office:value-type="string" calcext:value-type="string">
            <text:p>Implijit «oc’h» dirak ur vogalenn.</text:p>
          </table:table-cell>
          <table:table-cell office:value-type="string" calcext:value-type="string">
            <text:p>Utiliser «oc’h» devant une voyelle.</text:p>
          </table:table-cell>
          <table:table-cell office:value-type="string" calcext:value-type="string">
            <text:p>Use «oc'h» in front of a vowel.</text:p>
          </table:table-cell>
          <table:table-cell office:value-type="string" calcext:value-type="string">
            <text:p>Oui</text:p>
          </table:table-cell>
          <table:table-cell office:value-type="string" calcext:value-type="string">
            <text:p>Rannig-verb</text:p>
          </table:table-cell>
          <table:table-cell table:style-name="ce3" office:value-type="string" calcext:value-type="string">
            <text:p>Liammadur, soniadouriezh</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5-10" calcext:value-type="date">
            <text:p>10/05/19</text:p>
          </table:table-cell>
          <table:table-cell table:number-columns-repeated="45"/>
        </table:table-row>
        <table:table-row table:style-name="ro3">
          <table:table-cell table:style-name="ce8" office:value-type="float" office:value="206" calcext:value-type="float">
            <text:p>206</text:p>
          </table:table-cell>
          <table:table-cell table:style-name="ce8" office:value-type="string" calcext:value-type="string">
            <text:p><text:a xlink:href="https://community.languagetool.org/rule/show/D_AR?lang=br&amp;subId=1" xlink:type="simple">https://community.languagetool.org/rule/show/D_AR?lang=br&amp;subId=1</text:a></text:p>
          </table:table-cell>
          <table:table-cell table:number-columns-repeated="2" table:style-name="ce8" office:value-type="string" calcext:value-type="string">
            <text:p>da’r → d’ar</text:p>
          </table:table-cell>
          <table:table-cell table:style-name="ce8" office:value-type="string" calcext:value-type="string">
            <text:p>Implij «d’ar» e-plas «da’r» fall.</text:p>
          </table:table-cell>
          <table:table-cell table:style-name="ce8" office:value-type="string" calcext:value-type="string">
            <text:p>Ha fellout a rae deoc’h skrivañ \1’a\2?</text:p>
          </table:table-cell>
          <table:table-cell table:style-name="ce8" office:value-type="string" calcext:value-type="string">
            <text:p>C’hoant ho poa skrivañ «\1’a\2»?</text:p>
          </table:table-cell>
          <table:table-cell table:style-name="ce8" office:value-type="string" calcext:value-type="string">
            <text:p>Vouliez-vous écrire «\1’a\2»?</text:p>
          </table:table-cell>
          <table:table-cell table:style-name="ce8" office:value-type="string" calcext:value-type="string">
            <text:p>Did you want to write «\1'a\2»?</text:p>
          </table:table-cell>
          <table:table-cell table:style-name="ce8" office:value-type="string" calcext:value-type="string">
            <text:p>Oui</text:p>
          </table:table-cell>
          <table:table-cell table:style-name="ce8" office:value-type="string" calcext:value-type="string">
            <text:p>Koazh vogalennoù</text:p>
          </table:table-cell>
          <table:table-cell/>
          <table:table-cell office:value-type="string" calcext:value-type="string">
            <text:p>D’ar:</text:p>
          </table:table-cell>
          <table:table-cell table:number-columns-repeated="2" table:style-name="ce8" office:value-type="string" calcext:value-type="string">
            <text:p>--</text:p>
          </table:table-cell>
          <table:table-cell table:style-name="ce8" office:value-type="string" calcext:value-type="string">
            <text:p><text:a xlink:href="https://br.wiktionary.org/wiki/d%27ar" xlink:type="simple">https://br.wiktionary.org/wiki/d%27ar</text:a></text:p>
          </table:table-cell>
          <table:table-cell/>
          <table:table-cell table:style-name="ce8" office:value-type="string" calcext:value-type="string">
            <text:p>idem</text:p>
          </table:table-cell>
          <table:table-cell table:style-name="ce40" office:value-type="date" office:date-value="2019-05-10" calcext:value-type="date">
            <text:p>10/05/19</text:p>
          </table:table-cell>
          <table:table-cell table:number-columns-repeated="45"/>
        </table:table-row>
        <table:table-row table:style-name="ro3">
          <table:table-cell office:value-type="float" office:value="207" calcext:value-type="float">
            <text:p>207</text:p>
          </table:table-cell>
          <table:table-cell office:value-type="string" calcext:value-type="string">
            <text:p><text:a xlink:href="https://community.languagetool.org/rule/show/MZ_EUS?lang=br&amp;subId=1" xlink:type="simple">https://community.languagetool.org/rule/show/MZ_EUS?lang=br&amp;subId=1</text:a></text:p>
          </table:table-cell>
          <table:table-cell table:number-columns-repeated="2" office:value-type="string" calcext:value-type="string">
            <text:p>m’eus → ’m eus</text:p>
          </table:table-cell>
          <table:table-cell office:value-type="string" calcext:value-type="string">
            <text:p>Implij «’m eus» e-plas «m’eus» fall.</text:p>
          </table:table-cell>
          <table:table-cell office:value-type="string" calcext:value-type="string">
            <text:p>Ha fellout a rae deoc’h skrivañ ’\1 eus?</text:p>
          </table:table-cell>
          <table:table-cell office:value-type="string" calcext:value-type="string">
            <text:p>C’hoant ho poa skrivañ «’\1 eus»?</text:p>
          </table:table-cell>
          <table:table-cell office:value-type="string" calcext:value-type="string">
            <text:p>Vouliez-vous écrire «’\1 eus»?</text:p>
          </table:table-cell>
          <table:table-cell office:value-type="string" calcext:value-type="string">
            <text:p>Did you want to write «’\1eus»?</text:p>
          </table:table-cell>
          <table:table-cell office:value-type="string" calcext:value-type="string">
            <text:p>Oui</text:p>
          </table:table-cell>
          <table:table-cell office:value-type="string" calcext:value-type="string">
            <text:p>Koazh vogalennoù</text:p>
          </table:table-cell>
          <table:table-cell table:style-name="ce28"/>
          <table:table-cell table:style-name="ce3" office:value-type="string" calcext:value-type="string">
            <text:p>M eus:</text:p>
          </table:table-cell>
          <table:table-cell table:number-columns-repeated="2" office:value-type="string" calcext:value-type="string">
            <text:p>--</text:p>
          </table:table-cell>
          <table:table-cell office:value-type="string" calcext:value-type="string">
            <text:p><text:a xlink:href="https://br.wiktionary.org/w/index.php?search=%27m+eus&amp;title=Dibar%3AKlask&amp;go=Mont&amp;ns0=1" xlink:type="simple">https://br.wiktionary.org/w/index.php?search=%27m+eus&amp;title=Dibar%3AKlask&amp;go=Mont&amp;ns0=1</text:a></text:p>
          </table:table-cell>
          <table:table-cell table:style-name="ce28"/>
          <table:table-cell office:value-type="string" calcext:value-type="string">
            <text:p>idem</text:p>
          </table:table-cell>
          <table:table-cell office:value-type="date" office:date-value="2019-05-10" calcext:value-type="date">
            <text:p>10/05/19</text:p>
          </table:table-cell>
          <table:table-cell table:number-columns-repeated="45"/>
        </table:table-row>
        <table:table-row table:style-name="ro2">
          <table:table-cell table:style-name="ce8" office:value-type="float" office:value="208" calcext:value-type="float">
            <text:p>208</text:p>
          </table:table-cell>
          <table:table-cell table:style-name="ce8" office:value-type="string" calcext:value-type="string">
            <text:p><text:a xlink:href="https://community.languagetool.org/rule/show/DAOU?lang=br&amp;subId=1" xlink:type="simple">https://community.languagetool.org/rule/show/DAOU?lang=br&amp;subId=1</text:a></text:p>
          </table:table-cell>
          <table:table-cell table:style-name="ce8" office:value-type="string" calcext:value-type="string">
            <text:p>daou</text:p>
          </table:table-cell>
          <table:table-cell table:style-name="ce8" office:value-type="string" calcext:value-type="string">
            <text:p>Implij fall «daou» dirak ur ger benel</text:p>
          </table:table-cell>
          <table:table-cell table:style-name="ce8" office:value-type="string" calcext:value-type="string">
            <text:p>Implij fall «daou» dirak ur ger benel.</text:p>
          </table:table-cell>
          <table:table-cell table:style-name="ce8" office:value-type="string" calcext:value-type="string">
            <text:p>Implijit \1 dirak ar ger benel «\2». (CHALM P1.3)</text:p>
          </table:table-cell>
          <table:table-cell table:style-name="ce8" office:value-type="string" calcext:value-type="string">
            <text:p>Aucun changement</text:p>
          </table:table-cell>
          <table:table-cell table:style-name="ce8" office:value-type="string" calcext:value-type="string">
            <text:p>Utilisez \1 devant le mot féminin «\2». (CHALM P1.3)</text:p>
          </table:table-cell>
          <table:table-cell table:style-name="ce8" office:value-type="string" calcext:value-type="string">
            <text:p>Use \1 in front of the feminin word «\2». (CHALM P1.3)</text:p>
          </table:table-cell>
          <table:table-cell table:style-name="ce8" office:value-type="string" calcext:value-type="string">
            <text:p>Oui</text:p>
          </table:table-cell>
          <table:table-cell table:style-name="ce8" office:value-type="string" calcext:value-type="string">
            <text:p>Implij fall, daou</text:p>
          </table:table-cell>
          <table:table-cell/>
          <table:table-cell office:value-type="string" calcext:value-type="string">
            <text:p>Daou:</text:p>
          </table:table-cell>
          <table:table-cell table:style-name="ce8" office:value-type="string" calcext:value-type="string">
            <text:p><text:a xlink:href="http://devri.bzh/recherche/?q=daou&amp;submit" xlink:type="simple">http://devri.bzh/recherche/?q=daou&amp;submit=</text:a></text:p>
          </table:table-cell>
          <table:table-cell table:style-name="ce8" office:value-type="string" calcext:value-type="string">
            <text:p><text:a xlink:href="http://meurgorf.brezhoneg.bzh/meurgorf/enklask?terme=daou&amp;submit=Rechercher&amp;categorie=0&amp;oeuvres=0" xlink:type="simple">http://meurgorf.brezhoneg.bzh/meurgorf/enklask?terme=daou&amp;submit=Rechercher&amp;categorie=0&amp;oeuvres=0</text:a></text:p>
          </table:table-cell>
          <table:table-cell table:style-name="ce8" office:value-type="string" calcext:value-type="string">
            <text:p><text:a xlink:href="https://br.wiktionary.org/wiki/daou" xlink:type="simple">https://br.wiktionary.org/wiki/daou</text:a></text:p>
          </table:table-cell>
          <table:table-cell/>
          <table:table-cell table:style-name="ce8" office:value-type="string" calcext:value-type="string">
            <text:p>idem</text:p>
          </table:table-cell>
          <table:table-cell table:style-name="ce40" office:value-type="date" office:date-value="2019-06-21" calcext:value-type="date">
            <text:p>21/06/19</text:p>
          </table:table-cell>
          <table:table-cell table:number-columns-repeated="45"/>
        </table:table-row>
        <table:table-row table:style-name="ro2">
          <table:table-cell office:value-type="float" office:value="209" calcext:value-type="float">
            <text:p>209</text:p>
          </table:table-cell>
          <table:table-cell office:value-type="string" calcext:value-type="string">
            <text:p><text:a xlink:href="https://community.languagetool.org/rule/show/DAOU?lang=br&amp;subId=2" xlink:type="simple">https://community.languagetool.org/rule/show/DAOU?lang=br&amp;subId=2</text:a></text:p>
          </table:table-cell>
          <table:table-cell office:value-type="string" calcext:value-type="string">
            <text:p>daou</text:p>
          </table:table-cell>
          <table:table-cell table:number-columns-repeated="2" office:value-type="string" calcext:value-type="string">
            <text:p>Implij fall «daou» dirak ur ger benel</text:p>
          </table:table-cell>
          <table:table-cell office:value-type="string" calcext:value-type="string">
            <text:p>Implijit \1 dirak ar ger benel «\3». (CHALM P1.3)</text:p>
          </table:table-cell>
          <table:table-cell office:value-type="string" calcext:value-type="string">
            <text:p>Aucun changement</text:p>
          </table:table-cell>
          <table:table-cell office:value-type="string" calcext:value-type="string">
            <text:p>Utilisez \1 devant le mot féminin «\3». (CHALM P1.3)</text:p>
          </table:table-cell>
          <table:table-cell office:value-type="string" calcext:value-type="string">
            <text:p>Use \1 in front of the feminin word «\3». (CHALM P1.3)</text:p>
          </table:table-cell>
          <table:table-cell office:value-type="string" calcext:value-type="string">
            <text:p>Oui</text:p>
          </table:table-cell>
          <table:table-cell office:value-type="string" calcext:value-type="string">
            <text:p>Implij fall, daou</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6-21" calcext:value-type="date">
            <text:p>21/06/19</text:p>
          </table:table-cell>
          <table:table-cell table:number-columns-repeated="45"/>
        </table:table-row>
        <table:table-row table:style-name="ro2">
          <table:table-cell table:style-name="ce8" office:value-type="float" office:value="210" calcext:value-type="float">
            <text:p>210</text:p>
          </table:table-cell>
          <table:table-cell table:style-name="ce8" office:value-type="string" calcext:value-type="string">
            <text:p><text:a xlink:href="https://community.languagetool.org/rule/show/DIV?lang=br&amp;subId=1" xlink:type="simple">https://community.languagetool.org/rule/show/DIV?lang=br&amp;subId=1</text:a></text:p>
          </table:table-cell>
          <table:table-cell table:style-name="ce8" office:value-type="string" calcext:value-type="string">
            <text:p>div</text:p>
          </table:table-cell>
          <table:table-cell table:number-columns-repeated="2" table:style-name="ce8" office:value-type="string" calcext:value-type="string">
            <text:p>Implij fall «div» dirak ur ger gourel</text:p>
          </table:table-cell>
          <table:table-cell table:style-name="ce8" office:value-type="string" calcext:value-type="string">
            <text:p>Implijit \1 dirak ar ger gourel «\2». (CHALM P1.3)</text:p>
          </table:table-cell>
          <table:table-cell table:style-name="ce8" office:value-type="string" calcext:value-type="string">
            <text:p>Aucun changement</text:p>
          </table:table-cell>
          <table:table-cell table:style-name="ce8" office:value-type="string" calcext:value-type="string">
            <text:p>Utilisez \1 devant le mot masculin «\2». (CHALM P1.3)</text:p>
          </table:table-cell>
          <table:table-cell table:style-name="ce8" office:value-type="string" calcext:value-type="string">
            <text:p>Use \1 in front of the masculin word «\2». (CHALM P1.3)</text:p>
          </table:table-cell>
          <table:table-cell table:style-name="ce8" office:value-type="string" calcext:value-type="string">
            <text:p>Oui</text:p>
          </table:table-cell>
          <table:table-cell table:style-name="ce8" office:value-type="string" calcext:value-type="string">
            <text:p>Implij fall, div</text:p>
          </table:table-cell>
          <table:table-cell/>
          <table:table-cell office:value-type="string" calcext:value-type="string">
            <text:p>Div:</text:p>
          </table:table-cell>
          <table:table-cell table:style-name="ce8" office:value-type="string" calcext:value-type="string">
            <text:p><text:a xlink:href="http://devri.bzh/recherche/?q=div&amp;submit" xlink:type="simple">http://devri.bzh/recherche/?q=div&amp;submit=</text:a></text:p>
          </table:table-cell>
          <table:table-cell table:style-name="ce8" office:value-type="string" calcext:value-type="string">
            <text:p><text:a xlink:href="http://meurgorf.brezhoneg.bzh/meurgorf/enklask?terme=div&amp;submit=Rechercher&amp;categorie=0&amp;oeuvres=0" xlink:type="simple">http://meurgorf.brezhoneg.bzh/meurgorf/enklask?terme=div&amp;submit=Rechercher&amp;categorie=0&amp;oeuvres=0</text:a></text:p>
          </table:table-cell>
          <table:table-cell table:style-name="ce8" office:value-type="string" calcext:value-type="string">
            <text:p><text:a xlink:href="https://br.wiktionary.org/wiki/div" xlink:type="simple">https://br.wiktionary.org/wiki/div</text:a></text:p>
          </table:table-cell>
          <table:table-cell/>
          <table:table-cell table:style-name="ce8" office:value-type="string" calcext:value-type="string">
            <text:p>idem</text:p>
          </table:table-cell>
          <table:table-cell table:style-name="ce40" office:value-type="date" office:date-value="2019-06-21" calcext:value-type="date">
            <text:p>21/06/19</text:p>
          </table:table-cell>
          <table:table-cell table:number-columns-repeated="45"/>
        </table:table-row>
        <table:table-row table:style-name="ro2">
          <table:table-cell office:value-type="float" office:value="211" calcext:value-type="float">
            <text:p>211</text:p>
          </table:table-cell>
          <table:table-cell office:value-type="string" calcext:value-type="string">
            <text:p><text:a xlink:href="https://community.languagetool.org/rule/show/DIV?lang=br&amp;subId=2" xlink:type="simple">https://community.languagetool.org/rule/show/DIV?lang=br&amp;subId=2</text:a></text:p>
          </table:table-cell>
          <table:table-cell office:value-type="string" calcext:value-type="string">
            <text:p>div</text:p>
          </table:table-cell>
          <table:table-cell table:number-columns-repeated="2" office:value-type="string" calcext:value-type="string">
            <text:p>Implij fall «div» dirak ur ger gourel</text:p>
          </table:table-cell>
          <table:table-cell office:value-type="string" calcext:value-type="string">
            <text:p>Implijit \1 dirak ar ger gourel «\3». (CHALM P1.3)</text:p>
          </table:table-cell>
          <table:table-cell office:value-type="string" calcext:value-type="string">
            <text:p>Aucun changement</text:p>
          </table:table-cell>
          <table:table-cell office:value-type="string" calcext:value-type="string">
            <text:p>Utilisez \1 devant le mot masculin «\3». (CHALM P1.3)</text:p>
          </table:table-cell>
          <table:table-cell office:value-type="string" calcext:value-type="string">
            <text:p>Use \1 in front of the masculin word «\3». (CHALM P1.3)</text:p>
          </table:table-cell>
          <table:table-cell office:value-type="string" calcext:value-type="string">
            <text:p>Oui</text:p>
          </table:table-cell>
          <table:table-cell office:value-type="string" calcext:value-type="string">
            <text:p>Implij fall, div</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6-21" calcext:value-type="date">
            <text:p>21/06/19</text:p>
          </table:table-cell>
          <table:table-cell table:number-columns-repeated="45"/>
        </table:table-row>
        <table:table-row table:style-name="ro2">
          <table:table-cell table:style-name="ce8" office:value-type="float" office:value="212" calcext:value-type="float">
            <text:p>212</text:p>
          </table:table-cell>
          <table:table-cell table:style-name="ce8" office:value-type="string" calcext:value-type="string">
            <text:p><text:a xlink:href="https://community.languagetool.org/rule/show/TRI?lang=br&amp;subId=1" xlink:type="simple">https://community.languagetool.org/rule/show/TRI?lang=br&amp;subId=1</text:a></text:p>
          </table:table-cell>
          <table:table-cell table:style-name="ce8" office:value-type="string" calcext:value-type="string">
            <text:p>tri</text:p>
          </table:table-cell>
          <table:table-cell table:number-columns-repeated="2" table:style-name="ce8" office:value-type="string" calcext:value-type="string">
            <text:p>Implij fall «tri» dirak ur ger benel</text:p>
          </table:table-cell>
          <table:table-cell table:style-name="ce8" office:value-type="string" calcext:value-type="string">
            <text:p>Implijit \1 dirak ar ger benel «\2». (CHALM P1.3)</text:p>
          </table:table-cell>
          <table:table-cell table:style-name="ce8" office:value-type="string" calcext:value-type="string">
            <text:p>Aucun changement</text:p>
          </table:table-cell>
          <table:table-cell table:style-name="ce8" office:value-type="string" calcext:value-type="string">
            <text:p>Utilisez \1 devant le mot masculin «\3». (CHALM P1.3)</text:p>
          </table:table-cell>
          <table:table-cell table:style-name="ce8" office:value-type="string" calcext:value-type="string">
            <text:p>Use \1 in front of the masculin word «\3». (CHALM P1.3)</text:p>
          </table:table-cell>
          <table:table-cell table:style-name="ce8" office:value-type="string" calcext:value-type="string">
            <text:p>Oui</text:p>
          </table:table-cell>
          <table:table-cell table:style-name="ce8" office:value-type="string" calcext:value-type="string">
            <text:p>Implij fall, tri</text:p>
          </table:table-cell>
          <table:table-cell/>
          <table:table-cell office:value-type="string" calcext:value-type="string">
            <text:p>Tri:</text:p>
          </table:table-cell>
          <table:table-cell table:style-name="ce8" office:value-type="string" calcext:value-type="string">
            <text:p><text:a xlink:href="http://devri.bzh/recherche/?q=tri&amp;submit" xlink:type="simple">http://devri.bzh/recherche/?q=tri&amp;submit=</text:a></text:p>
          </table:table-cell>
          <table:table-cell table:style-name="ce8" office:value-type="string" calcext:value-type="string">
            <text:p><text:a xlink:href="http://meurgorf.brezhoneg.bzh/meurgorf/enklask?terme=tri&amp;submit=Rechercher&amp;categorie=0&amp;oeuvres=0" xlink:type="simple">http://meurgorf.brezhoneg.bzh/meurgorf/enklask?terme=tri&amp;submit=Rechercher&amp;categorie=0&amp;oeuvres=0</text:a></text:p>
          </table:table-cell>
          <table:table-cell table:style-name="ce8" office:value-type="string" calcext:value-type="string">
            <text:p><text:a xlink:href="https://br.wiktionary.org/wiki/tri" xlink:type="simple">https://br.wiktionary.org/wiki/tri</text:a></text:p>
          </table:table-cell>
          <table:table-cell/>
          <table:table-cell table:style-name="ce8" office:value-type="string" calcext:value-type="string">
            <text:p>idem</text:p>
          </table:table-cell>
          <table:table-cell table:style-name="ce40" office:value-type="date" office:date-value="2019-06-21" calcext:value-type="date">
            <text:p>21/06/19</text:p>
          </table:table-cell>
          <table:table-cell table:number-columns-repeated="45"/>
        </table:table-row>
        <table:table-row table:style-name="ro2">
          <table:table-cell office:value-type="float" office:value="213" calcext:value-type="float">
            <text:p>213</text:p>
          </table:table-cell>
          <table:table-cell office:value-type="string" calcext:value-type="string">
            <text:p><text:a xlink:href="https://community.languagetool.org/rule/show/TEIR?lang=br&amp;subId=1" xlink:type="simple">https://community.languagetool.org/rule/show/TEIR?lang=br&amp;subId=1</text:a></text:p>
          </table:table-cell>
          <table:table-cell office:value-type="string" calcext:value-type="string">
            <text:p>teir</text:p>
          </table:table-cell>
          <table:table-cell table:number-columns-repeated="2" office:value-type="string" calcext:value-type="string">
            <text:p>Implij fall «teir» dirak ur ger gourel</text:p>
          </table:table-cell>
          <table:table-cell office:value-type="string" calcext:value-type="string">
            <text:p>Implijit \1 dirak ar ger gourel «\2». (CHALM P1.3)</text:p>
          </table:table-cell>
          <table:table-cell office:value-type="string" calcext:value-type="string">
            <text:p>Aucun changement</text:p>
          </table:table-cell>
          <table:table-cell office:value-type="string" calcext:value-type="string">
            <text:p>Utilisez \1 devant le mot masculin «\2». (CHALM P1.3)</text:p>
          </table:table-cell>
          <table:table-cell office:value-type="string" calcext:value-type="string">
            <text:p>Use \1 in front of the masculin word «\2». (CHALM P1.3)</text:p>
          </table:table-cell>
          <table:table-cell office:value-type="string" calcext:value-type="string">
            <text:p>Oui</text:p>
          </table:table-cell>
          <table:table-cell office:value-type="string" calcext:value-type="string">
            <text:p>Implij fall, teir</text:p>
          </table:table-cell>
          <table:table-cell table:style-name="ce28"/>
          <table:table-cell table:style-name="ce3" office:value-type="string" calcext:value-type="string">
            <text:p>Teir:</text:p>
          </table:table-cell>
          <table:table-cell office:value-type="string" calcext:value-type="string">
            <text:p><text:a xlink:href="http://devri.bzh/recherche/?q=teir&amp;submit" xlink:type="simple">http://devri.bzh/recherche/?q=teir&amp;submit=</text:a></text:p>
          </table:table-cell>
          <table:table-cell office:value-type="string" calcext:value-type="string">
            <text:p><text:a xlink:href="http://meurgorf.brezhoneg.bzh/meurgorf/enklask?terme=teir&amp;submit=Rechercher&amp;categorie=0&amp;oeuvres=0" xlink:type="simple">http://meurgorf.brezhoneg.bzh/meurgorf/enklask?terme=teir&amp;submit=Rechercher&amp;categorie=0&amp;oeuvres=0</text:a></text:p>
          </table:table-cell>
          <table:table-cell office:value-type="string" calcext:value-type="string">
            <text:p><text:a xlink:href="https://br.wiktionary.org/wiki/teir" xlink:type="simple">https://br.wiktionary.org/wiki/teir</text:a></text:p>
          </table:table-cell>
          <table:table-cell table:style-name="ce28"/>
          <table:table-cell office:value-type="string" calcext:value-type="string">
            <text:p>idem</text:p>
          </table:table-cell>
          <table:table-cell office:value-type="date" office:date-value="2019-06-21" calcext:value-type="date">
            <text:p>21/06/19</text:p>
          </table:table-cell>
          <table:table-cell table:number-columns-repeated="45"/>
        </table:table-row>
        <table:table-row table:style-name="ro2">
          <table:table-cell table:style-name="ce8" office:value-type="float" office:value="214" calcext:value-type="float">
            <text:p>214</text:p>
          </table:table-cell>
          <table:table-cell table:style-name="ce8" office:value-type="string" calcext:value-type="string">
            <text:p><text:a xlink:href="https://community.languagetool.org/rule/show/PEVAR?lang=br&amp;subId=1" xlink:type="simple">https://community.languagetool.org/rule/show/PEVAR?lang=br&amp;subId=1</text:a></text:p>
          </table:table-cell>
          <table:table-cell table:style-name="ce8" office:value-type="string" calcext:value-type="string">
            <text:p>pevar</text:p>
          </table:table-cell>
          <table:table-cell table:number-columns-repeated="2" table:style-name="ce8" office:value-type="string" calcext:value-type="string">
            <text:p>Implij fall «pevar» dirak ur ger benel</text:p>
          </table:table-cell>
          <table:table-cell table:style-name="ce8" office:value-type="string" calcext:value-type="string">
            <text:p>Implijit \1 dirak ar ger benel «\2». (CHALM P1.3)</text:p>
          </table:table-cell>
          <table:table-cell table:style-name="ce8" office:value-type="string" calcext:value-type="string">
            <text:p>Aucun changement</text:p>
          </table:table-cell>
          <table:table-cell table:style-name="ce8" office:value-type="string" calcext:value-type="string">
            <text:p>Utilisez \1 devant le mot féminin «\2». (CHALM P1.3)</text:p>
          </table:table-cell>
          <table:table-cell table:style-name="ce8" office:value-type="string" calcext:value-type="string">
            <text:p>Use \1 in front of the feminin word «\2». (CHALM P1.3)</text:p>
          </table:table-cell>
          <table:table-cell table:style-name="ce8" office:value-type="string" calcext:value-type="string">
            <text:p>Oui</text:p>
          </table:table-cell>
          <table:table-cell table:style-name="ce8" office:value-type="string" calcext:value-type="string">
            <text:p>Implij fall, pevar</text:p>
          </table:table-cell>
          <table:table-cell/>
          <table:table-cell office:value-type="string" calcext:value-type="string">
            <text:p>Pevar:</text:p>
          </table:table-cell>
          <table:table-cell table:style-name="ce8" office:value-type="string" calcext:value-type="string">
            <text:p><text:a xlink:href="http://devri.bzh/recherche/?q=pevar&amp;submit" xlink:type="simple">http://devri.bzh/recherche/?q=pevar&amp;submit=</text:a></text:p>
          </table:table-cell>
          <table:table-cell table:style-name="ce8" office:value-type="string" calcext:value-type="string">
            <text:p><text:a xlink:href="http://meurgorf.brezhoneg.bzh/meurgorf/enklask?terme=pevar&amp;submit=Rechercher&amp;categorie=0&amp;oeuvres=0" xlink:type="simple">http://meurgorf.brezhoneg.bzh/meurgorf/enklask?terme=pevar&amp;submit=Rechercher&amp;categorie=0&amp;oeuvres=0</text:a></text:p>
          </table:table-cell>
          <table:table-cell table:style-name="ce8" office:value-type="string" calcext:value-type="string">
            <text:p><text:a xlink:href="https://br.wiktionary.org/wiki/pevar" xlink:type="simple">https://br.wiktionary.org/wiki/pevar</text:a></text:p>
          </table:table-cell>
          <table:table-cell/>
          <table:table-cell table:style-name="ce8" office:value-type="string" calcext:value-type="string">
            <text:p>idem</text:p>
          </table:table-cell>
          <table:table-cell table:style-name="ce40" office:value-type="date" office:date-value="2019-06-21" calcext:value-type="date">
            <text:p>21/06/19</text:p>
          </table:table-cell>
          <table:table-cell table:number-columns-repeated="45"/>
        </table:table-row>
        <table:table-row table:style-name="ro2">
          <table:table-cell office:value-type="float" office:value="215" calcext:value-type="float">
            <text:p>215</text:p>
          </table:table-cell>
          <table:table-cell office:value-type="string" calcext:value-type="string">
            <text:p><text:a xlink:href="https://community.languagetool.org/rule/show/PEDER?lang=br&amp;subId=1" xlink:type="simple">https://community.languagetool.org/rule/show/PEDER?lang=br&amp;subId=1</text:a></text:p>
          </table:table-cell>
          <table:table-cell office:value-type="string" calcext:value-type="string">
            <text:p>peder</text:p>
          </table:table-cell>
          <table:table-cell office:value-type="string" calcext:value-type="string">
            <text:p>Implij fall «peder» dirak ur ger benel</text:p>
          </table:table-cell>
          <table:table-cell office:value-type="string" calcext:value-type="string">
            <text:p>Implij fall «peder» dirak ur ger gourel</text:p>
          </table:table-cell>
          <table:table-cell office:value-type="string" calcext:value-type="string">
            <text:p>Implijit \1 dirak ar ger gourel «\2». (CHALM P1.3)</text:p>
          </table:table-cell>
          <table:table-cell office:value-type="string" calcext:value-type="string">
            <text:p>Aucun changement</text:p>
          </table:table-cell>
          <table:table-cell office:value-type="string" calcext:value-type="string">
            <text:p>Utilisez \1 devant le mot masculin «\2». (CHALM P1.3)</text:p>
          </table:table-cell>
          <table:table-cell office:value-type="string" calcext:value-type="string">
            <text:p>Use \1 in front of the masculin word «\2». (CHALM P1.3)</text:p>
          </table:table-cell>
          <table:table-cell office:value-type="string" calcext:value-type="string">
            <text:p>Oui</text:p>
          </table:table-cell>
          <table:table-cell office:value-type="string" calcext:value-type="string">
            <text:p>Implij fall, peder</text:p>
          </table:table-cell>
          <table:table-cell table:style-name="ce28"/>
          <table:table-cell table:style-name="ce3" office:value-type="string" calcext:value-type="string">
            <text:p>Peder:</text:p>
          </table:table-cell>
          <table:table-cell office:value-type="string" calcext:value-type="string">
            <text:p><text:a xlink:href="http://devri.bzh/recherche/?q=peder&amp;submit" xlink:type="simple">http://devri.bzh/recherche/?q=peder&amp;submit=</text:a></text:p>
          </table:table-cell>
          <table:table-cell office:value-type="string" calcext:value-type="string">
            <text:p><text:a xlink:href="http://meurgorf.brezhoneg.bzh/meurgorf/enklask?terme=peder&amp;submit=Rechercher&amp;categorie=0&amp;oeuvres=0" xlink:type="simple">http://meurgorf.brezhoneg.bzh/meurgorf/enklask?terme=peder&amp;submit=Rechercher&amp;categorie=0&amp;oeuvres=0</text:a></text:p>
          </table:table-cell>
          <table:table-cell office:value-type="string" calcext:value-type="string">
            <text:p><text:a xlink:href="https://br.wiktionary.org/wiki/peder" xlink:type="simple">https://br.wiktionary.org/wiki/peder</text:a></text:p>
          </table:table-cell>
          <table:table-cell table:style-name="ce28"/>
          <table:table-cell office:value-type="string" calcext:value-type="string">
            <text:p>idem</text:p>
          </table:table-cell>
          <table:table-cell office:value-type="date" office:date-value="2019-06-21" calcext:value-type="date">
            <text:p>21/06/19</text:p>
          </table:table-cell>
          <table:table-cell table:number-columns-repeated="45"/>
        </table:table-row>
        <table:table-row table:style-name="ro3">
          <table:table-cell table:style-name="ce8" office:value-type="float" office:value="216" calcext:value-type="float">
            <text:p>216</text:p>
          </table:table-cell>
          <table:table-cell table:style-name="ce8" office:value-type="string" calcext:value-type="string">
            <text:p><text:a xlink:href="https://community.languagetool.org/rule/show/PEDER?lang=br&amp;subId=2" xlink:type="simple">https://community.languagetool.org/rule/show/PEDER?lang=br&amp;subId=2</text:a></text:p>
          </table:table-cell>
          <table:table-cell table:style-name="ce8" office:value-type="string" calcext:value-type="string">
            <text:p>peder</text:p>
          </table:table-cell>
          <table:table-cell table:number-columns-repeated="2" table:style-name="ce8" office:value-type="string" calcext:value-type="string">
            <text:p>Implij fall «peder» dirak «amzer»</text:p>
          </table:table-cell>
          <table:table-cell table:style-name="ce8" office:value-type="string" calcext:value-type="string">
            <text:p>Ret eo skrivañ pevar amzer.</text:p>
          </table:table-cell>
          <table:table-cell table:style-name="ce8" office:value-type="string" calcext:value-type="string">
            <text:p>Ret eo skrivañ «pevar amzer».</text:p>
          </table:table-cell>
          <table:table-cell table:style-name="ce8" office:value-type="string" calcext:value-type="string">
            <text:p>Il faut écrire «pevar amzer».</text:p>
          </table:table-cell>
          <table:table-cell table:style-name="ce8" office:value-type="string" calcext:value-type="string">
            <text:p>You should write «pevar amzer».</text:p>
          </table:table-cell>
          <table:table-cell table:style-name="ce8" office:value-type="string" calcext:value-type="string">
            <text:p>Oui</text:p>
          </table:table-cell>
          <table:table-cell table:style-name="ce8" office:value-type="string" calcext:value-type="string">
            <text:p>Implij fall, peder</text:p>
          </table:table-cell>
          <table:table-cell/>
          <table:table-cell office:value-type="string" calcext:value-type="string">
            <text:p>Amzer:</text:p>
          </table:table-cell>
          <table:table-cell table:style-name="ce8" office:value-type="string" calcext:value-type="string">
            <text:p><text:a xlink:href="http://devri.bzh/recherche/?q=amzer&amp;submit" xlink:type="simple">http://devri.bzh/recherche/?q=amzer&amp;submit=</text:a></text:p>
          </table:table-cell>
          <table:table-cell table:style-name="ce8" office:value-type="string" calcext:value-type="string">
            <text:p><text:a xlink:href="http://meurgorf.brezhoneg.bzh/meurgorf/enklask?terme=amzer&amp;submit=Rechercher&amp;categorie=0&amp;oeuvres=0" xlink:type="simple">http://meurgorf.brezhoneg.bzh/meurgorf/enklask?terme=amzer&amp;submit=Rechercher&amp;categorie=0&amp;oeuvres=0</text:a></text:p>
          </table:table-cell>
          <table:table-cell table:style-name="ce8" office:value-type="string" calcext:value-type="string">
            <text:p><text:a xlink:href="https://br.wiktionary.org/wiki/amzer" xlink:type="simple">https://br.wiktionary.org/wiki/amzer</text:a></text:p>
          </table:table-cell>
          <table:table-cell/>
          <table:table-cell table:style-name="ce8" office:value-type="string" calcext:value-type="string">
            <text:p>idem</text:p>
          </table:table-cell>
          <table:table-cell table:style-name="ce40" office:value-type="date" office:date-value="2019-06-21" calcext:value-type="date">
            <text:p>21/06/19</text:p>
          </table:table-cell>
          <table:table-cell table:number-columns-repeated="45"/>
        </table:table-row>
        <table:table-row table:style-name="ro2">
          <table:table-cell office:value-type="float" office:value="217" calcext:value-type="float">
            <text:p>217</text:p>
          </table:table-cell>
          <table:table-cell office:value-type="string" calcext:value-type="string">
            <text:p><text:a xlink:href="https://community.languagetool.org/rule/show/MILION?lang=br&amp;subId=1" xlink:type="simple">https://community.languagetool.org/rule/show/MILION?lang=br&amp;subId=1</text:a></text:p>
          </table:table-cell>
          <table:table-cell office:value-type="string" calcext:value-type="string">
            <text:p>Milion, miliard, …</text:p>
          </table:table-cell>
          <table:table-cell office:value-type="string" calcext:value-type="string">
            <text:p>Implij «a» gant an niveroù bras «milion, miliard»</text:p>
          </table:table-cell>
          <table:table-cell office:value-type="string" calcext:value-type="string">
            <text:p>Implij «a» goude «milion, miliard»</text:p>
          </table:table-cell>
          <table:table-cell office:value-type="string" calcext:value-type="string">
            <text:p>Ha fellout a rae deoc’h skrivañ ha \1 a \2? (CHALM P1.5)</text:p>
          </table:table-cell>
          <table:table-cell office:value-type="string" calcext:value-type="string">
            <text:p>C’hoant ho poa skrivañ \1 a \2? (CHALM P1.5)</text:p>
          </table:table-cell>
          <table:table-cell office:value-type="string" calcext:value-type="string">
            <text:p>Vouliez-vous écrire \1 a \2? (CHALM P1.5)</text:p>
          </table:table-cell>
          <table:table-cell office:value-type="string" calcext:value-type="string">
            <text:p>Did you want to write \1 a \2? (CHALM P1.5)</text:p>
          </table:table-cell>
          <table:table-cell office:value-type="string" calcext:value-type="string">
            <text:p>Oui</text:p>
          </table:table-cell>
          <table:table-cell office:value-type="string" calcext:value-type="string">
            <text:p>Liester</text:p>
          </table:table-cell>
          <table:table-cell table:style-name="ce3" office:value-type="string" calcext:value-type="string">
            <text:p>niveroù bras</text:p>
          </table:table-cell>
          <table:table-cell table:style-name="ce3" office:value-type="string" calcext:value-type="string">
            <text:p>A:</text:p>
          </table:table-cell>
          <table:table-cell office:value-type="string" calcext:value-type="string">
            <text:p><text:a xlink:href="http://devri.bzh/recherche/?q=a&amp;submit" xlink:type="simple">http://devri.bzh/recherche/?q=a&amp;submit=</text:a></text:p>
          </table:table-cell>
          <table:table-cell office:value-type="string" calcext:value-type="string">
            <text:p><text:a xlink:href="http://meurgorf.brezhoneg.bzh/meurgorf/enklask?terme=a&amp;submit=Rechercher&amp;categorie=0&amp;oeuvres=0" xlink:type="simple">http://meurgorf.brezhoneg.bzh/meurgorf/enklask?terme=a&amp;submit=Rechercher&amp;categorie=0&amp;oeuvres=0</text:a></text:p>
          </table:table-cell>
          <table:table-cell office:value-type="string" calcext:value-type="string">
            <text:p><text:a xlink:href="https://br.wiktionary.org/wiki/a" xlink:type="simple">https://br.wiktionary.org/wiki/a</text:a></text:p>
          </table:table-cell>
          <table:table-cell table:style-name="ce28"/>
          <table:table-cell office:value-type="string" calcext:value-type="string">
            <text:p>idem</text:p>
          </table:table-cell>
          <table:table-cell office:value-type="date" office:date-value="2019-06-26" calcext:value-type="date">
            <text:p>26/06/19</text:p>
          </table:table-cell>
          <table:table-cell table:number-columns-repeated="45"/>
        </table:table-row>
        <table:table-row table:style-name="ro3">
          <table:table-cell table:style-name="ce8" office:value-type="float" office:value="218" calcext:value-type="float">
            <text:p>218</text:p>
          </table:table-cell>
          <table:table-cell table:style-name="ce8" office:value-type="string" calcext:value-type="string">
            <text:p><text:a xlink:href="https://community.languagetool.org/rule/show/MILION?lang=br&amp;subId=2" xlink:type="simple">https://community.languagetool.org/rule/show/MILION?lang=br&amp;subId=2</text:a></text:p>
          </table:table-cell>
          <table:table-cell table:style-name="ce8" office:value-type="string" calcext:value-type="string">
            <text:p>Milion, miliard, …</text:p>
          </table:table-cell>
          <table:table-cell table:number-columns-repeated="2" table:style-name="ce8" office:value-type="string" calcext:value-type="string">
            <text:p>Implij al liester goude «a» gant an niveroù bras «milion, miliard»</text:p>
          </table:table-cell>
          <table:table-cell table:style-name="ce8" office:value-type="string" calcext:value-type="string">
            <text:p>Un anv lies a zlefe bezañ goude «\1 \2».</text:p>
          </table:table-cell>
          <table:table-cell table:style-name="ce8" office:value-type="string" calcext:value-type="string">
            <text:p>Aucun changement</text:p>
          </table:table-cell>
          <table:table-cell table:style-name="ce8" office:value-type="string" calcext:value-type="string">
            <text:p>Il devrait y avoir un nom pluriel après «\1 \2».</text:p>
          </table:table-cell>
          <table:table-cell table:style-name="ce8" office:value-type="string" calcext:value-type="string">
            <text:p>There should be a plural noun after «\1 \2».</text:p>
          </table:table-cell>
          <table:table-cell table:style-name="ce8" office:value-type="string" calcext:value-type="string">
            <text:p>Oui</text:p>
          </table:table-cell>
          <table:table-cell table:style-name="ce8" office:value-type="string" calcext:value-type="string">
            <text:p>Liester</text:p>
          </table:table-cell>
          <table:table-cell office:value-type="string" calcext:value-type="string">
            <text:p>niveroù bras</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6-26" calcext:value-type="date">
            <text:p>26/06/19</text:p>
          </table:table-cell>
          <table:table-cell table:number-columns-repeated="45"/>
        </table:table-row>
        <table:table-row table:style-name="ro3">
          <table:table-cell office:value-type="float" office:value="219" calcext:value-type="float">
            <text:p>219</text:p>
          </table:table-cell>
          <table:table-cell office:value-type="string" calcext:value-type="string">
            <text:p><text:a xlink:href="https://community.languagetool.org/rule/show/UGENT?lang=br&amp;subId=1" xlink:type="simple">https://community.languagetool.org/rule/show/UGENT?lang=br&amp;subId=1</text:a></text:p>
          </table:table-cell>
          <table:table-cell office:value-type="string" calcext:value-type="string">
            <text:p>daou ugent → daou-ugent</text:p>
          </table:table-cell>
          <table:table-cell office:value-type="string" calcext:value-type="string">
            <text:p>Fazi en ur skrivañ daou ugent</text:p>
          </table:table-cell>
          <table:table-cell office:value-type="string" calcext:value-type="string">
            <text:p>Barrennig-stagañ e daou-ugent.</text:p>
          </table:table-cell>
          <table:table-cell office:value-type="string" calcext:value-type="string">
            <text:p>Ha fellout a rae deoc’h skrivañ \1-\2?</text:p>
          </table:table-cell>
          <table:table-cell office:value-type="string" calcext:value-type="string">
            <text:p>C’hoant ho poa skrivañ \1-\2?</text:p>
          </table:table-cell>
          <table:table-cell office:value-type="string" calcext:value-type="string">
            <text:p>Vouliez-vous écrire \1-\2?</text:p>
          </table:table-cell>
          <table:table-cell office:value-type="string" calcext:value-type="string">
            <text:p>Did you want to write \1-\2?</text:p>
          </table:table-cell>
          <table:table-cell office:value-type="string" calcext:value-type="string">
            <text:p>Oui</text:p>
          </table:table-cell>
          <table:table-cell office:value-type="string" calcext:value-type="string">
            <text:p>Niver</text:p>
          </table:table-cell>
          <table:table-cell table:style-name="ce3" office:value-type="string" calcext:value-type="string">
            <text:p>Barrennig-stagañ</text:p>
          </table:table-cell>
          <table:table-cell table:style-name="ce3" office:value-type="string" calcext:value-type="string">
            <text:p>Daou-ugent:</text:p>
          </table:table-cell>
          <table:table-cell office:value-type="string" calcext:value-type="string">
            <text:p><text:a xlink:href="http://devri.bzh/recherche/?q=daou-ugent&amp;submit" xlink:type="simple">http://devri.bzh/recherche/?q=daou-ugent&amp;submit=</text:a></text:p>
          </table:table-cell>
          <table:table-cell office:value-type="string" calcext:value-type="string">
            <text:p><text:a xlink:href="http://meurgorf.brezhoneg.bzh/meurgorf/enklask?terme=daou-ugent&amp;submit=Rechercher&amp;categorie=0&amp;oeuvres=0" xlink:type="simple">http://meurgorf.brezhoneg.bzh/meurgorf/enklask?terme=daou-ugent&amp;submit=Rechercher&amp;categorie=0&amp;oeuvres=0</text:a></text:p>
          </table:table-cell>
          <table:table-cell office:value-type="string" calcext:value-type="string">
            <text:p><text:a xlink:href="https://br.wiktionary.org/wiki/daou-ugent" xlink:type="simple">https://br.wiktionary.org/wiki/daou-ugent</text:a></text:p>
          </table:table-cell>
          <table:table-cell table:style-name="ce28"/>
          <table:table-cell office:value-type="string" calcext:value-type="string">
            <text:p>idem</text:p>
          </table:table-cell>
          <table:table-cell office:value-type="date" office:date-value="2019-06-26" calcext:value-type="date">
            <text:p>26/06/19</text:p>
          </table:table-cell>
          <table:table-cell table:number-columns-repeated="45"/>
        </table:table-row>
        <table:table-row table:style-name="ro3">
          <table:table-cell table:style-name="ce8" office:value-type="float" office:value="220" calcext:value-type="float">
            <text:p>220</text:p>
          </table:table-cell>
          <table:table-cell table:style-name="ce8" office:value-type="string" calcext:value-type="string">
            <text:p><text:a xlink:href="https://community.languagetool.org/rule/show/WARN_UGENT?lang=br&amp;subId=1" xlink:type="simple">https://community.languagetool.org/rule/show/WARN_UGENT?lang=br&amp;subId=1</text:a></text:p>
          </table:table-cell>
          <table:table-cell table:style-name="ce8" office:value-type="string" calcext:value-type="string">
            <text:p>war-ugent → warn-ugent</text:p>
          </table:table-cell>
          <table:table-cell table:number-columns-repeated="2" table:style-name="ce8" office:value-type="string" calcext:value-type="string">
            <text:p>Fazi en ur skrivañ «war-ugent»</text:p>
          </table:table-cell>
          <table:table-cell table:style-name="ce8" office:value-type="string" calcext:value-type="string">
            <text:p>Ha fellout a rae deoc‘h skrivañ \1?</text:p>
          </table:table-cell>
          <table:table-cell table:style-name="ce8" office:value-type="string" calcext:value-type="string">
            <text:p>C’hoant ho poa skrivañ \1?</text:p>
          </table:table-cell>
          <table:table-cell table:style-name="ce8" office:value-type="string" calcext:value-type="string">
            <text:p>Vouliez-vous écrire \1?</text:p>
          </table:table-cell>
          <table:table-cell table:style-name="ce8" office:value-type="string" calcext:value-type="string">
            <text:p>Did you want to write \1?</text:p>
          </table:table-cell>
          <table:table-cell table:style-name="ce8" office:value-type="string" calcext:value-type="string">
            <text:p>Oui</text:p>
          </table:table-cell>
          <table:table-cell table:style-name="ce8" office:value-type="string" calcext:value-type="string">
            <text:p>Niver</text:p>
          </table:table-cell>
          <table:table-cell office:value-type="string" calcext:value-type="string">
            <text:p>Fazi-bizskrivañ</text:p>
          </table:table-cell>
          <table:table-cell office:value-type="string" calcext:value-type="string">
            <text:p>Warn-ugent:</text:p>
          </table:table-cell>
          <table:table-cell table:style-name="ce8" office:value-type="string" calcext:value-type="string">
            <text:p><text:a xlink:href="http://devri.bzh/dictionnaire/w/warn-ugent/" xlink:type="simple">http://devri.bzh/dictionnaire/w/warn-ugent/</text:a></text:p>
          </table:table-cell>
          <table:table-cell table:style-name="ce8" office:value-type="string" calcext:value-type="string">
            <text:p><text:a xlink:href="http://meurgorf.brezhoneg.bzh/meurgorf/enklask?terme=warn-ugent&amp;submit=Rechercher&amp;categorie=0&amp;oeuvres=0" xlink:type="simple">http://meurgorf.brezhoneg.bzh/meurgorf/enklask?terme=warn-ugent&amp;submit=Rechercher&amp;categorie=0&amp;oeuvres=0</text:a></text:p>
          </table:table-cell>
          <table:table-cell table:style-name="ce8" office:value-type="string" calcext:value-type="string">
            <text:p><text:a xlink:href="https://br.wiktionary.org/w/index.php?search=warn-ugent&amp;title=Dibar%3AKlask&amp;go=Mont&amp;ns0=1" xlink:type="simple">https://br.wiktionary.org/w/index.php?search=warn-ugent&amp;title=Dibar%3AKlask&amp;go=Mont&amp;ns0=1</text:a></text:p>
          </table:table-cell>
          <table:table-cell/>
          <table:table-cell table:style-name="ce8" office:value-type="string" calcext:value-type="string">
            <text:p>idem</text:p>
          </table:table-cell>
          <table:table-cell table:style-name="ce40" office:value-type="date" office:date-value="2019-06-26" calcext:value-type="date">
            <text:p>26/06/19</text:p>
          </table:table-cell>
          <table:table-cell table:number-columns-repeated="45"/>
        </table:table-row>
        <table:table-row table:style-name="ro3">
          <table:table-cell office:value-type="float" office:value="221" calcext:value-type="float">
            <text:p>221</text:p>
          </table:table-cell>
          <table:table-cell office:value-type="string" calcext:value-type="string">
            <text:p><text:a xlink:href="https://community.languagetool.org/rule/show/WARN_UGENT?lang=br&amp;subId=2" xlink:type="simple">https://community.languagetool.org/rule/show/WARN_UGENT?lang=br&amp;subId=2</text:a></text:p>
          </table:table-cell>
          <table:table-cell office:value-type="string" calcext:value-type="string">
            <text:p>war-ugent → warn-ugent</text:p>
          </table:table-cell>
          <table:table-cell table:number-columns-repeated="2" office:value-type="string" calcext:value-type="string">
            <text:p>Fazi en ur skrivañ «war-ugent»</text:p>
          </table:table-cell>
          <table:table-cell office:value-type="string" calcext:value-type="string">
            <text:p>Ha fellout a rae deoc‘h skrivañ \1n-\2?</text:p>
          </table:table-cell>
          <table:table-cell office:value-type="string" calcext:value-type="string">
            <text:p>C’hoant ho poa skrivañ \1n-\2?</text:p>
          </table:table-cell>
          <table:table-cell office:value-type="string" calcext:value-type="string">
            <text:p>Vouliez-vous écrire \1n-\2?</text:p>
          </table:table-cell>
          <table:table-cell office:value-type="string" calcext:value-type="string">
            <text:p>Did you want to write \1n-\2?</text:p>
          </table:table-cell>
          <table:table-cell office:value-type="string" calcext:value-type="string">
            <text:p>Oui</text:p>
          </table:table-cell>
          <table:table-cell office:value-type="string" calcext:value-type="string">
            <text:p>Niver</text:p>
          </table:table-cell>
          <table:table-cell table:style-name="ce3" office:value-type="string" calcext:value-type="string">
            <text:p>Fazi-bizskrivañ</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6-26" calcext:value-type="date">
            <text:p>26/06/19</text:p>
          </table:table-cell>
          <table:table-cell table:number-columns-repeated="45"/>
        </table:table-row>
        <table:table-row table:style-name="ro7">
          <table:table-cell table:style-name="ce8" office:value-type="float" office:value="222" calcext:value-type="float">
            <text:p>222</text:p>
          </table:table-cell>
          <table:table-cell table:style-name="ce8" office:value-type="string" calcext:value-type="string">
            <text:p><text:a xlink:href="https://community.languagetool.org/rule/show/HANTER_KANT?lang=br&amp;subId=1" xlink:type="simple">https://community.languagetool.org/rule/show/HANTER_KANT?lang=br&amp;subId=1</text:a></text:p>
          </table:table-cell>
          <table:table-cell table:style-name="ce8" office:value-type="string" calcext:value-type="string">
            <text:p>hanter kant → hanter-kant</text:p>
          </table:table-cell>
          <table:table-cell table:style-name="ce8" office:value-type="string" calcext:value-type="string">
            <text:p>Fazi en ur skrivañ hanter kant</text:p>
          </table:table-cell>
          <table:table-cell table:style-name="ce8" office:value-type="string" calcext:value-type="string">
            <text:p>Fazi en ur skrivañ «hanter kant»</text:p>
          </table:table-cell>
          <table:table-cell table:style-name="ce8" office:value-type="string" calcext:value-type="string">
            <text:p>Ha fellout a rae deoc’h skrivañ \1-\2?</text:p>
          </table:table-cell>
          <table:table-cell table:style-name="ce8" office:value-type="string" calcext:value-type="string">
            <text:p>C’hoant ho pa skrivañ \1-\2?</text:p>
          </table:table-cell>
          <table:table-cell table:style-name="ce8" office:value-type="string" calcext:value-type="string">
            <text:p>Vouliez-vous écrire \1-\2?</text:p>
          </table:table-cell>
          <table:table-cell table:style-name="ce8" office:value-type="string" calcext:value-type="string">
            <text:p>Did you want to write \1-\2?</text:p>
          </table:table-cell>
          <table:table-cell table:style-name="ce8" office:value-type="string" calcext:value-type="string">
            <text:p>Oui</text:p>
          </table:table-cell>
          <table:table-cell table:style-name="ce8" office:value-type="string" calcext:value-type="string">
            <text:p>Niver</text:p>
          </table:table-cell>
          <table:table-cell office:value-type="string" calcext:value-type="string">
            <text:p>Fazi-bizskrivañ</text:p>
          </table:table-cell>
          <table:table-cell office:value-type="string" calcext:value-type="string">
            <text:p>Hanter-kant:</text:p>
          </table:table-cell>
          <table:table-cell table:style-name="ce8" office:value-type="string" calcext:value-type="string">
            <text:p>http://devri.bzh/recherche/?q=hanter-kant&amp;submit=</text:p>
            <text:p>http://devri.bzh/recherche/?q=hanter-&amp;submit=</text:p>
          </table:table-cell>
          <table:table-cell table:style-name="ce8" office:value-type="string" calcext:value-type="string">
            <text:p>http://meurgorf.brezhoneg.bzh/meurgorf/enklask?terme=hanter-kant&amp;submit=Rechercher&amp;categorie=0&amp;oeuvres=0</text:p>
            <text:p>http://meurgorf.brezhoneg.bzh/meurgorf/enklask?terme=hanter-&amp;submit=Rechercher&amp;categorie=0&amp;oeuvres=0</text:p>
          </table:table-cell>
          <table:table-cell table:style-name="ce8" office:value-type="string" calcext:value-type="string">
            <text:p>https://br.wiktionary.org/wiki/hanter-kant</text:p>
            <text:p>https://br.wiktionary.org/wiki/hanter-</text:p>
          </table:table-cell>
          <table:table-cell/>
          <table:table-cell table:style-name="ce8" office:value-type="string" calcext:value-type="string">
            <text:p>idem</text:p>
          </table:table-cell>
          <table:table-cell table:style-name="ce40" office:value-type="date" office:date-value="2019-06-26" calcext:value-type="date">
            <text:p>26/06/19</text:p>
          </table:table-cell>
          <table:table-cell table:number-columns-repeated="45"/>
        </table:table-row>
        <table:table-row table:style-name="ro3">
          <table:table-cell office:value-type="float" office:value="223" calcext:value-type="float">
            <text:p>223</text:p>
          </table:table-cell>
          <table:table-cell office:value-type="string" calcext:value-type="string">
            <text:p><text:a xlink:href="https://community.languagetool.org/rule/show/HUNTERKANTVET?lang=br&amp;subId=1" xlink:type="simple">https://community.languagetool.org/rule/show/HUNTERKANTVET?lang=br&amp;subId=1</text:a></text:p>
          </table:table-cell>
          <table:table-cell office:value-type="string" calcext:value-type="string">
            <text:p>hanter-kantvet → hanterkantvet</text:p>
          </table:table-cell>
          <table:table-cell office:value-type="string" calcext:value-type="string">
            <text:p>Fazi en ur skrivañ hanter-kantvet</text:p>
          </table:table-cell>
          <table:table-cell office:value-type="string" calcext:value-type="string">
            <text:p>Fazi en ur skrivañ «hanter-kantvet»</text:p>
          </table:table-cell>
          <table:table-cell office:value-type="string" calcext:value-type="string">
            <text:p>Ha fellout a rae skrivañ \1? (CHALM P2.1)</text:p>
          </table:table-cell>
          <table:table-cell office:value-type="string" calcext:value-type="string">
            <text:p>C’hoant ho pa skrivañ \1? (CHALM P2.1)</text:p>
          </table:table-cell>
          <table:table-cell office:value-type="string" calcext:value-type="string">
            <text:p>Vouliez-vous écrire \1? (CHALM P2.1)</text:p>
          </table:table-cell>
          <table:table-cell office:value-type="string" calcext:value-type="string">
            <text:p>Did you want to write \1? (CHALM P2.1)</text:p>
          </table:table-cell>
          <table:table-cell office:value-type="string" calcext:value-type="string">
            <text:p>Oui</text:p>
          </table:table-cell>
          <table:table-cell office:value-type="string" calcext:value-type="string">
            <text:p>Niver</text:p>
          </table:table-cell>
          <table:table-cell table:style-name="ce3" office:value-type="string" calcext:value-type="string">
            <text:p>Fazi-bizskrivañ</text:p>
          </table:table-cell>
          <table:table-cell table:style-name="ce3" office:value-type="string" calcext:value-type="string">
            <text:p>Hanter-kantvet:</text:p>
          </table:table-cell>
          <table:table-cell office:value-type="string" calcext:value-type="string">
            <text:p><text:a xlink:href="http://devri.bzh/recherche/?q=hanterkantvet&amp;submit" xlink:type="simple">--http://devri.bzh/recherche/?q=hanterkantvet&amp;submit=</text:a></text:p>
          </table:table-cell>
          <table:table-cell office:value-type="string" calcext:value-type="string">
            <text:p><text:a xlink:href="http://meurgorf.brezhoneg.bzh/meurgorf/enklask?terme=hanterkantvet&amp;submit=Rechercher&amp;categorie=0&amp;oeuvres=0" xlink:type="simple">--http://meurgorf.brezhoneg.bzh/meurgorf/enklask?terme=hanterkantvet&amp;submit=Rechercher&amp;categorie=0&amp;oeuvres=0</text:a></text:p>
          </table:table-cell>
          <table:table-cell office:value-type="string" calcext:value-type="string">
            <text:p><text:a xlink:href="https://br.wiktionary.org/wiki/hanterkantvet" xlink:type="simple">--https://br.wiktionary.org/wiki/hanterkantvet</text:a></text:p>
          </table:table-cell>
          <table:table-cell table:style-name="ce28"/>
          <table:table-cell office:value-type="string" calcext:value-type="string">
            <text:p>idem</text:p>
          </table:table-cell>
          <table:table-cell office:value-type="date" office:date-value="2019-06-26" calcext:value-type="date">
            <text:p>26/06/19</text:p>
          </table:table-cell>
          <table:table-cell table:number-columns-repeated="45"/>
        </table:table-row>
        <table:table-row table:style-name="ro3">
          <table:table-cell table:style-name="ce8" office:value-type="float" office:value="224" calcext:value-type="float">
            <text:p>224</text:p>
          </table:table-cell>
          <table:table-cell table:style-name="ce8" office:value-type="string" calcext:value-type="string">
            <text:p><text:a xlink:href="https://community.languagetool.org/rule/show/HUNTERKANTVEDENN?lang=br&amp;subId=1" xlink:type="simple">https://community.languagetool.org/rule/show/HUNTERKANTVEDENN?lang=br&amp;subId=1</text:a></text:p>
          </table:table-cell>
          <table:table-cell table:style-name="ce8" office:value-type="string" calcext:value-type="string">
            <text:p>hanter-kantvedenn → hanterkantvedenn</text:p>
          </table:table-cell>
          <table:table-cell table:style-name="ce8" office:value-type="string" calcext:value-type="string">
            <text:p>Fazi en ur skrivañ hanter-kantvedenn</text:p>
          </table:table-cell>
          <table:table-cell table:style-name="ce8" office:value-type="string" calcext:value-type="string">
            <text:p>Fazi en ur skrivañ «hanter-kantvedenn»</text:p>
          </table:table-cell>
          <table:table-cell table:style-name="ce8" office:value-type="string" calcext:value-type="string">
            <text:p>Ha fellout a rae skrivañ \1? (CHALM P3.2)</text:p>
          </table:table-cell>
          <table:table-cell table:style-name="ce8" office:value-type="string" calcext:value-type="string">
            <text:p>C’hoant ho pa skrivañ \1? (CHALM P3.2)</text:p>
          </table:table-cell>
          <table:table-cell table:style-name="ce8" office:value-type="string" calcext:value-type="string">
            <text:p>Vouliez-vous écrire \1? (CHALM P3.2)</text:p>
          </table:table-cell>
          <table:table-cell table:style-name="ce8" office:value-type="string" calcext:value-type="string">
            <text:p>Did you want to write \1? (CHALM P3.2)</text:p>
          </table:table-cell>
          <table:table-cell table:style-name="ce8" office:value-type="string" calcext:value-type="string">
            <text:p>Oui</text:p>
          </table:table-cell>
          <table:table-cell table:style-name="ce8" office:value-type="string" calcext:value-type="string">
            <text:p>Niver</text:p>
          </table:table-cell>
          <table:table-cell office:value-type="string" calcext:value-type="string">
            <text:p>Fazi-bizskrivañ</text:p>
          </table:table-cell>
          <table:table-cell office:value-type="string" calcext:value-type="string">
            <text:p>Hanterkantvedenn:</text:p>
          </table:table-cell>
          <table:table-cell table:style-name="ce8" office:value-type="string" calcext:value-type="string">
            <text:p><text:a xlink:href="http://devri.bzh/recherche/?q=hanterkantvedenn&amp;submit" xlink:type="simple">http://devri.bzh/recherche/?q=hanterkantvedenn&amp;submit=</text:a></text:p>
          </table:table-cell>
          <table:table-cell table:style-name="ce8" office:value-type="string" calcext:value-type="string">
            <text:p><text:a xlink:href="http://meurgorf.brezhoneg.bzh/meurgorf/enklask?terme=hanterkantvedenn&amp;submit=Rechercher&amp;categorie=0&amp;oeuvres=0" xlink:type="simple">http://meurgorf.brezhoneg.bzh/meurgorf/enklask?terme=hanterkantvedenn&amp;submit=Rechercher&amp;categorie=0&amp;oeuvres=0</text:a></text:p>
          </table:table-cell>
          <table:table-cell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6-26" calcext:value-type="date">
            <text:p>26/06/19</text:p>
          </table:table-cell>
          <table:table-cell table:number-columns-repeated="45"/>
        </table:table-row>
        <table:table-row table:style-name="ro7">
          <table:table-cell office:value-type="float" office:value="225" calcext:value-type="float">
            <text:p>225</text:p>
          </table:table-cell>
          <table:table-cell office:value-type="string" calcext:value-type="string">
            <text:p><text:a xlink:href="https://community.languagetool.org/rule/show/DOUSENN?lang=br&amp;subId=1" xlink:type="simple">https://community.languagetool.org/rule/show/DOUSENN?lang=br&amp;subId=1</text:a></text:p>
          </table:table-cell>
          <table:table-cell office:value-type="string" calcext:value-type="string">
            <text:p>un dousenn vi → un dousenn vioù</text:p>
          </table:table-cell>
          <table:table-cell table:number-columns-repeated="2" office:value-type="string" calcext:value-type="string">
            <text:p>Fazi en ur skrivañ «un dousenn vi»</text:p>
          </table:table-cell>
          <table:table-cell office:value-type="string" calcext:value-type="string">
            <text:p>Un anv lies a zlefe bezañ goude «\1». (CHALM P1.7)</text:p>
          </table:table-cell>
          <table:table-cell office:value-type="string" calcext:value-type="string">
            <text:p>Aucun changement</text:p>
          </table:table-cell>
          <table:table-cell office:value-type="string" calcext:value-type="string">
            <text:p>Il devrait il y avoir un nom pluriel après «\1». (CHALM P1.7)</text:p>
          </table:table-cell>
          <table:table-cell office:value-type="string" calcext:value-type="string">
            <text:p>There should be a plurial noun after «\1». (CHALM P1.7)</text:p>
          </table:table-cell>
          <table:table-cell office:value-type="string" calcext:value-type="string">
            <text:p>Oui</text:p>
          </table:table-cell>
          <table:table-cell office:value-type="string" calcext:value-type="string">
            <text:p>Niver</text:p>
          </table:table-cell>
          <table:table-cell table:style-name="ce3" office:value-type="string" calcext:value-type="string">
            <text:p>Fazi-bizskrivañ</text:p>
          </table:table-cell>
          <table:table-cell table:style-name="ce3" office:value-type="string" calcext:value-type="string">
            <text:p>Dousenn:</text:p>
            <text:p>Dousennad:</text:p>
          </table:table-cell>
          <table:table-cell office:value-type="string" calcext:value-type="string">
            <text:p><text:a xlink:href="http://devri.bzh/recherche/?q=dousenn&amp;submit" xlink:type="simple">http://devri.bzh/recherche/?q=dousenn&amp;submit=Idem</text:a></text:p>
          </table:table-cell>
          <table:table-cell office:value-type="string" calcext:value-type="string">
            <text:p>http://meurgorf.brezhoneg.bzh/meurgorf/enklask?terme=dousenn&amp;submit=Rechercher&amp;categorie=0&amp;oeuvres=0</text:p>
            <text:p>http://meurgorf.brezhoneg.bzh/meurgorf/enklask?terme=dousennad&amp;submit=Rechercher&amp;categorie=0&amp;oeuvres=0</text:p>
          </table:table-cell>
          <table:table-cell office:value-type="string" calcext:value-type="string">
            <text:p>https://br.wiktionary.org/wiki/dousenn</text:p>
            <text:p>https://br.wiktionary.org/wiki/dousennad</text:p>
          </table:table-cell>
          <table:table-cell table:style-name="ce3" office:value-type="string" calcext:value-type="string">
            <text:p>Ne devrait-on pas mettre «-ad» a «dousenn».</text:p>
          </table:table-cell>
          <table:table-cell office:value-type="string" calcext:value-type="string">
            <text:p>idem</text:p>
          </table:table-cell>
          <table:table-cell office:value-type="date" office:date-value="2019-06-26" calcext:value-type="date">
            <text:p>26/06/19</text:p>
          </table:table-cell>
          <table:table-cell table:number-columns-repeated="45"/>
        </table:table-row>
        <table:table-row table:style-name="ro7">
          <table:table-cell table:style-name="ce8" office:value-type="float" office:value="226" calcext:value-type="float">
            <text:p>226</text:p>
          </table:table-cell>
          <table:table-cell table:style-name="ce8" office:value-type="string" calcext:value-type="string">
            <text:p><text:a xlink:href="https://community.languagetool.org/rule/show/V_GWAN?lang=br&amp;subId=1" xlink:type="simple">https://community.languagetool.org/rule/show/V_GWAN?lang=br&amp;subId=1</text:a></text:p>
          </table:table-cell>
          <table:table-cell table:style-name="ce8" office:value-type="string" calcext:value-type="string">
            <text:p>verb gwan</text:p>
          </table:table-cell>
          <table:table-cell table:number-columns-repeated="2" table:style-name="ce8" office:value-type="string" calcext:value-type="string">
            <text:p>Verb skoazell fall gant an anv-gwan verb</text:p>
          </table:table-cell>
          <table:table-cell table:style-name="ce8" office:value-type="string" calcext:value-type="string">
            <text:p>Implijet e vez ar verb skoazell «bezañ» gant ar verb gwan «\1».</text:p>
          </table:table-cell>
          <table:table-cell table:style-name="ce8" office:value-type="string" calcext:value-type="string">
            <text:p>Implijit ar verb skoazell «bezañ» gant an anv-gwan verb «\1».</text:p>
          </table:table-cell>
          <table:table-cell table:style-name="ce8" office:value-type="string" calcext:value-type="string">
            <text:p>Utilisez l’auxillière «bezañ» avec l’adjectif «\1».</text:p>
          </table:table-cell>
          <table:table-cell table:style-name="ce8" office:value-type="string" calcext:value-type="string">
            <text:p>Use the auxilliary «bezañ» with the adjective «\1».</text:p>
          </table:table-cell>
          <table:table-cell table:style-name="ce8" office:value-type="string" calcext:value-type="string">
            <text:p>Oui</text:p>
          </table:table-cell>
          <table:table-cell table:style-name="ce8" office:value-type="string" calcext:value-type="string">
            <text:p>Verb</text:p>
          </table:table-cell>
          <table:table-cell office:value-type="string" calcext:value-type="string">
            <text:p>Anv-gwan</text:p>
          </table:table-cell>
          <table:table-cell office:value-type="string" calcext:value-type="string">
            <text:p>Bezañ/bout:</text:p>
          </table:table-cell>
          <table:table-cell table:style-name="ce8" office:value-type="string" calcext:value-type="string">
            <text:p>http://devri.bzh/recherche/?q=beza%C3%B1&amp;submit=</text:p>
            <text:p>http://devri.bzh/recherche/?q=bout&amp;submit=</text:p>
          </table:table-cell>
          <table:table-cell table:style-name="ce8" office:value-type="string" calcext:value-type="string">
            <text:p>http://meurgorf.brezhoneg.bzh/meurgorf/enklask?terme=beza%C3%B1&amp;submit=Rechercher&amp;categorie=0&amp;oeuvres=0</text:p>
            <text:p>http://meurgorf.brezhoneg.bzh/meurgorf/enklask?terme=bout&amp;submit=Rechercher&amp;categorie=0&amp;oeuvres=0</text:p>
          </table:table-cell>
          <table:table-cell table:style-name="ce8" office:value-type="string" calcext:value-type="string">
            <text:p>https://br.wiktionary.org/wiki/beza%C3%B1</text:p>
            <text:p>https://br.wiktionary.org/wiki/bout</text:p>
          </table:table-cell>
          <table:table-cell/>
          <table:table-cell table:style-name="ce8" office:value-type="string" calcext:value-type="string">
            <text:p>idem</text:p>
          </table:table-cell>
          <table:table-cell table:style-name="ce40" office:value-type="date" office:date-value="2019-06-26" calcext:value-type="date">
            <text:p>26/06/19</text:p>
          </table:table-cell>
          <table:table-cell table:number-columns-repeated="45"/>
        </table:table-row>
        <table:table-row table:style-name="ro2">
          <table:table-cell office:value-type="float" office:value="227" calcext:value-type="float">
            <text:p>227</text:p>
          </table:table-cell>
          <table:table-cell office:value-type="string" calcext:value-type="string">
            <text:p><text:a xlink:href="https://community.languagetool.org/rule/show/V_GWAN?lang=br&amp;subId=2" xlink:type="simple">https://community.languagetool.org/rule/show/V_GWAN?lang=br&amp;subId=2</text:a></text:p>
          </table:table-cell>
          <table:table-cell office:value-type="string" calcext:value-type="string">
            <text:p>verb gwan</text:p>
          </table:table-cell>
          <table:table-cell table:number-columns-repeated="2" office:value-type="string" calcext:value-type="string">
            <text:p>Verb skoazell fall gant an anv-gwan verb</text:p>
          </table:table-cell>
          <table:table-cell office:value-type="string" calcext:value-type="string">
            <text:p>Implijet e vez ar verb skoazell «bezañ» gant ar verb gwan «\1».</text:p>
          </table:table-cell>
          <table:table-cell office:value-type="string" calcext:value-type="string">
            <text:p>Implijit ar verb skoazell «bezañ» gant an anv-gwan verb «\1».</text:p>
          </table:table-cell>
          <table:table-cell office:value-type="string" calcext:value-type="string">
            <text:p>Utilisez l’auxillière «bezañ» avec l’adjectif «\1».</text:p>
          </table:table-cell>
          <table:table-cell office:value-type="string" calcext:value-type="string">
            <text:p>Use the auxilliary «bezañ» with the adjective «\1».</text:p>
          </table:table-cell>
          <table:table-cell office:value-type="string" calcext:value-type="string">
            <text:p>Oui</text:p>
          </table:table-cell>
          <table:table-cell office:value-type="string" calcext:value-type="string">
            <text:p>Verb</text:p>
          </table:table-cell>
          <table:table-cell table:style-name="ce3" office:value-type="string" calcext:value-type="string">
            <text:p>Anv-gwan</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6-26" calcext:value-type="date">
            <text:p>26/06/19</text:p>
          </table:table-cell>
          <table:table-cell table:number-columns-repeated="45"/>
        </table:table-row>
        <table:table-row table:style-name="ro3">
          <table:table-cell table:style-name="ce8" office:value-type="float" office:value="228" calcext:value-type="float">
            <text:p>228</text:p>
          </table:table-cell>
          <table:table-cell table:style-name="ce8" office:value-type="string" calcext:value-type="string">
            <text:p><text:a xlink:href="https://community.languagetool.org/rule/show/VINF_A_OBER?lang=br&amp;subId=1" xlink:type="simple">https://community.languagetool.org/rule/show/VINF_A_OBER?lang=br&amp;subId=1</text:a></text:p>
          </table:table-cell>
          <table:table-cell table:style-name="ce8" office:value-type="string" calcext:value-type="string">
            <text:p>Anv-verb + a + ober</text:p>
          </table:table-cell>
          <table:table-cell table:style-name="ce8" office:value-type="string" calcext:value-type="string">
            <text:p>Implij an anv-verb gant an araogenn hag ar verb ober</text:p>
          </table:table-cell>
          <table:table-cell table:style-name="ce8" office:value-type="string" calcext:value-type="string">
            <text:p>Implij an anv-verb gant an araogenn hag ar verb ober.</text:p>
          </table:table-cell>
          <table:table-cell table:style-name="ce8" office:value-type="string" calcext:value-type="string">
            <text:p>Un anv-verb e tlefe bezañ ar ger «\1».</text:p>
          </table:table-cell>
          <table:table-cell table:style-name="ce8" office:value-type="string" calcext:value-type="string">
            <text:p>«\1» a zlefe bezañ un anv-verb.</text:p>
          </table:table-cell>
          <table:table-cell table:style-name="ce8" office:value-type="string" calcext:value-type="string">
            <text:p>«\1» devrait être un infinitif.</text:p>
          </table:table-cell>
          <table:table-cell table:style-name="ce8" office:value-type="string" calcext:value-type="string">
            <text:p>«\1» should be an infinitive.</text:p>
          </table:table-cell>
          <table:table-cell table:style-name="ce8" office:value-type="string" calcext:value-type="string">
            <text:p>Oui</text:p>
          </table:table-cell>
          <table:table-cell table:style-name="ce8" office:value-type="string" calcext:value-type="string">
            <text:p>Anv-verb</text:p>
          </table:table-cell>
          <table:table-cell office:value-type="string" calcext:value-type="string">
            <text:p>rannig-verb «a»</text:p>
          </table:table-cell>
          <table:table-cell office:value-type="string" calcext:value-type="string">
            <text:p>A:</text:p>
          </table:table-cell>
          <table:table-cell table:style-name="ce8" office:value-type="string" calcext:value-type="string">
            <text:p><text:a xlink:href="http://devri.bzh/recherche/?q=a&amp;submit" xlink:type="simple">http://devri.bzh/recherche/?q=a&amp;submit=</text:a></text:p>
          </table:table-cell>
          <table:table-cell table:style-name="ce8" office:value-type="string" calcext:value-type="string">
            <text:p><text:a xlink:href="http://meurgorf.brezhoneg.bzh/meurgorf/enklask?terme=a&amp;submit=Rechercher&amp;categorie=0&amp;oeuvres=0" xlink:type="simple">http://meurgorf.brezhoneg.bzh/meurgorf/enklask?terme=a&amp;submit=Rechercher&amp;categorie=0&amp;oeuvres=0</text:a></text:p>
          </table:table-cell>
          <table:table-cell table:style-name="ce8" office:value-type="string" calcext:value-type="string">
            <text:p><text:a xlink:href="https://br.wiktionary.org/wiki/a" xlink:type="simple">https://br.wiktionary.org/wiki/a</text:a></text:p>
          </table:table-cell>
          <table:table-cell/>
          <table:table-cell table:style-name="ce8" office:value-type="string" calcext:value-type="string">
            <text:p>idem</text:p>
          </table:table-cell>
          <table:table-cell table:style-name="ce40" office:value-type="date" office:date-value="2019-06-26" calcext:value-type="date">
            <text:p>26/06/19</text:p>
          </table:table-cell>
          <table:table-cell table:number-columns-repeated="45"/>
        </table:table-row>
        <table:table-row table:style-name="ro3">
          <table:table-cell office:value-type="float" office:value="229" calcext:value-type="float">
            <text:p>229</text:p>
          </table:table-cell>
          <table:table-cell office:value-type="string" calcext:value-type="string">
            <text:p><text:a xlink:href="https://community.languagetool.org/rule/show/RSUJ_A_V?lang=br&amp;subId=1" xlink:type="simple">https://community.languagetool.org/rule/show/RSUJ_A_V?lang=br&amp;subId=1</text:a></text:p>
          </table:table-cell>
          <table:table-cell office:value-type="string" calcext:value-type="string">
            <text:p>me a gomzan → me a gomz</text:p>
          </table:table-cell>
          <table:table-cell table:number-columns-repeated="2" office:value-type="string" calcext:value-type="string">
            <text:p>Fazi en ur skrivañ «me a gomzan»</text:p>
          </table:table-cell>
          <table:table-cell office:value-type="string" calcext:value-type="string">
            <text:p>Direizh eo an displegadur er verb «\4».</text:p>
          </table:table-cell>
          <table:table-cell office:value-type="string" calcext:value-type="string">
            <text:p>«\4» a zo displeget fall.</text:p>
          </table:table-cell>
          <table:table-cell office:value-type="string" calcext:value-type="string">
            <text:p>«\4» est mal conjugué.</text:p>
          </table:table-cell>
          <table:table-cell office:value-type="string" calcext:value-type="string">
            <text:p>«\4» is badly conjugated.</text:p>
          </table:table-cell>
          <table:table-cell office:value-type="string" calcext:value-type="string">
            <text:p>Oui</text:p>
          </table:table-cell>
          <table:table-cell office:value-type="string" calcext:value-type="string">
            <text:p>Anv-verb</text:p>
          </table:table-cell>
          <table:table-cell table:style-name="ce3" office:value-type="string" calcext:value-type="string">
            <text:p>displegadur</text:p>
          </table:table-cell>
          <table:table-cell table:style-name="ce3" office:value-type="string" calcext:value-type="string">
            <text:p>Komz:</text:p>
          </table:table-cell>
          <table:table-cell office:value-type="string" calcext:value-type="string">
            <text:p><text:a xlink:href="http://devri.bzh/recherche/?q=komz&amp;submit" xlink:type="simple">http://devri.bzh/recherche/?q=komz&amp;submit=</text:a></text:p>
          </table:table-cell>
          <table:table-cell office:value-type="string" calcext:value-type="string">
            <text:p><text:a xlink:href="http://meurgorf.brezhoneg.bzh/meurgorf/enklask?terme=komz&amp;submit=Rechercher&amp;categorie=0&amp;oeuvres=0" xlink:type="simple">http://meurgorf.brezhoneg.bzh/meurgorf/enklask?terme=komz&amp;submit=Rechercher&amp;categorie=0&amp;oeuvres=0</text:a></text:p>
          </table:table-cell>
          <table:table-cell office:value-type="string" calcext:value-type="string">
            <text:p><text:a xlink:href="https://br.wiktionary.org/wiki/komz" xlink:type="simple">https://br.wiktionary.org/wiki/komz</text:a></text:p>
          </table:table-cell>
          <table:table-cell table:style-name="ce28"/>
          <table:table-cell office:value-type="string" calcext:value-type="string">
            <text:p>idem</text:p>
          </table:table-cell>
          <table:table-cell office:value-type="date" office:date-value="2019-06-26" calcext:value-type="date">
            <text:p>26/06/19</text:p>
          </table:table-cell>
          <table:table-cell table:number-columns-repeated="45"/>
        </table:table-row>
        <table:table-row table:style-name="ro3">
          <table:table-cell table:style-name="ce8" office:value-type="float" office:value="230" calcext:value-type="float">
            <text:p>230</text:p>
          </table:table-cell>
          <table:table-cell table:style-name="ce8" office:value-type="string" calcext:value-type="string">
            <text:p><text:a xlink:href="https://community.languagetool.org/rule/show/PAOUEZ?lang=br&amp;subId=1" xlink:type="simple">https://community.languagetool.org/rule/show/PAOUEZ?lang=br&amp;subId=1</text:a></text:p>
          </table:table-cell>
          <table:table-cell table:style-name="ce8" office:value-type="string" calcext:value-type="string">
            <text:p>paouez da</text:p>
          </table:table-cell>
          <table:table-cell table:number-columns-repeated="2" table:style-name="ce8" office:value-type="string" calcext:value-type="string">
            <text:p>Implij fall «da» gant paouez</text:p>
          </table:table-cell>
          <table:table-cell table:style-name="ce8" office:value-type="string" calcext:value-type="string">
            <text:p>Ne zlefe ket bezañ «da» goude «\1 \2 \3».</text:p>
          </table:table-cell>
          <table:table-cell table:style-name="ce8" office:value-type="string" calcext:value-type="string">
            <text:p>Aucun changement</text:p>
          </table:table-cell>
          <table:table-cell table:style-name="ce8" office:value-type="string" calcext:value-type="string">
            <text:p>Il ne devrait pas y avoir «da» après «\1 \2 \3».</text:p>
          </table:table-cell>
          <table:table-cell table:style-name="ce8" office:value-type="string" calcext:value-type="string">
            <text:p>There should not be «da» after «\1 \2 \3».</text:p>
          </table:table-cell>
          <table:table-cell table:style-name="ce8" office:value-type="string" calcext:value-type="string">
            <text:p>Oui</text:p>
          </table:table-cell>
          <table:table-cell table:style-name="ce8" office:value-type="string" calcext:value-type="string">
            <text:p>Verb</text:p>
          </table:table-cell>
          <table:table-cell office:value-type="string" calcext:value-type="string">
            <text:p>Araogenn</text:p>
          </table:table-cell>
          <table:table-cell office:value-type="string" calcext:value-type="string">
            <text:p>Paouez:</text:p>
          </table:table-cell>
          <table:table-cell table:style-name="ce8" office:value-type="string" calcext:value-type="string">
            <text:p><text:a xlink:href="http://devri.bzh/recherche/?q=paouez&amp;submit" xlink:type="simple">http://devri.bzh/recherche/?q=paouez&amp;submit=</text:a></text:p>
          </table:table-cell>
          <table:table-cell table:style-name="ce8" office:value-type="string" calcext:value-type="string">
            <text:p><text:a xlink:href="http://meurgorf.brezhoneg.bzh/meurgorf/enklask?terme=paouez&amp;submit=Rechercher&amp;categorie=0&amp;oeuvres=0" xlink:type="simple">http://meurgorf.brezhoneg.bzh/meurgorf/enklask?terme=paouez&amp;submit=Rechercher&amp;categorie=0&amp;oeuvres=0</text:a></text:p>
          </table:table-cell>
          <table:table-cell table:style-name="ce8" office:value-type="string" calcext:value-type="string">
            <text:p><text:a xlink:href="https://br.wiktionary.org/wiki/paouez" xlink:type="simple">https://br.wiktionary.org/wiki/paouez</text:a></text:p>
          </table:table-cell>
          <table:table-cell/>
          <table:table-cell table:style-name="ce8" office:value-type="string" calcext:value-type="string">
            <text:p>idem</text:p>
          </table:table-cell>
          <table:table-cell table:style-name="ce40" office:value-type="date" office:date-value="2019-06-26" calcext:value-type="date">
            <text:p>26/06/19</text:p>
          </table:table-cell>
          <table:table-cell table:number-columns-repeated="45"/>
        </table:table-row>
        <table:table-row table:style-name="ro9">
          <table:table-cell office:value-type="float" office:value="231" calcext:value-type="float">
            <text:p>231</text:p>
          </table:table-cell>
          <table:table-cell office:value-type="string" calcext:value-type="string">
            <text:p><text:a xlink:href="https://community.languagetool.org/rule/show/EZ_EUS?lang=br&amp;subId=1" xlink:type="simple">https://community.languagetool.org/rule/show/EZ_EUS?lang=br&amp;subId=1</text:a></text:p>
          </table:table-cell>
          <table:table-cell office:value-type="string" calcext:value-type="string">
            <text:p>ez eus → bez ez eus</text:p>
          </table:table-cell>
          <table:table-cell table:number-columns-repeated="2" office:value-type="string" calcext:value-type="string">
            <text:p>Implij fall eus «ez eus» e deroù ar frazenn</text:p>
          </table:table-cell>
          <table:table-cell office:value-type="string" calcext:value-type="string">
            <text:p>Ha fellout a rae deoc’h skrivañ Bez’ ez eus?</text:p>
          </table:table-cell>
          <table:table-cell office:value-type="string" calcext:value-type="string">
            <text:p>C’hoant ho poa skrivañ «Bez ez eus»?</text:p>
          </table:table-cell>
          <table:table-cell office:value-type="string" calcext:value-type="string">
            <text:p>Vouliez-vous écrire «Bez ez eus»?</text:p>
          </table:table-cell>
          <table:table-cell office:value-type="string" calcext:value-type="string">
            <text:p>Did you want to write «Bez ez eus»?</text:p>
          </table:table-cell>
          <table:table-cell office:value-type="string" calcext:value-type="string">
            <text:p>Oui</text:p>
          </table:table-cell>
          <table:table-cell office:value-type="string" calcext:value-type="string">
            <text:p>Verb</text:p>
          </table:table-cell>
          <table:table-cell table:style-name="ce28"/>
          <table:table-cell table:style-name="ce3" office:value-type="string" calcext:value-type="string">
            <text:p>Ez eus:</text:p>
            <text:p>Ez:</text:p>
            <text:p>Eus:</text:p>
          </table:table-cell>
          <table:table-cell office:value-type="string" calcext:value-type="string">
            <text:p>--</text:p>
            <text:p>http://devri.bzh/recherche/?q=ez&amp;submit=</text:p>
            <text:p>http://devri.bzh/recherche/?q=eus&amp;submit=</text:p>
          </table:table-cell>
          <table:table-cell office:value-type="string" calcext:value-type="string">
            <text:p>--</text:p>
            <text:p>http://meurgorf.brezhoneg.bzh/meurgorf/enklask?terme=ez&amp;submit=Rechercher&amp;categorie=0&amp;oeuvres=0</text:p>
            <text:p>http://meurgorf.brezhoneg.bzh/meurgorf/enklask?terme=eus&amp;submit=Rechercher&amp;categorie=0&amp;oeuvres=0</text:p>
          </table:table-cell>
          <table:table-cell office:value-type="string" calcext:value-type="string">
            <text:p>https://br.wiktionary.org/wiki/ez_eus</text:p>
            <text:p>https://br.wiktionary.org/wiki/ez</text:p>
            <text:p>https://br.wiktionary.org/wiki/eus</text:p>
          </table:table-cell>
          <table:table-cell table:style-name="ce28"/>
          <table:table-cell office:value-type="string" calcext:value-type="string">
            <text:p>idem</text:p>
          </table:table-cell>
          <table:table-cell office:value-type="date" office:date-value="2019-06-26" calcext:value-type="date">
            <text:p>26/06/19</text:p>
          </table:table-cell>
          <table:table-cell table:number-columns-repeated="45"/>
        </table:table-row>
        <table:table-row table:style-name="ro3">
          <table:table-cell table:style-name="ce8" office:value-type="float" office:value="232" calcext:value-type="float">
            <text:p>232</text:p>
          </table:table-cell>
          <table:table-cell table:style-name="ce8" office:value-type="string" calcext:value-type="string">
            <text:p><text:a xlink:href="https://community.languagetool.org/rule/show/BEZ_EZ_EUS?lang=br&amp;subId=1" xlink:type="simple">https://community.languagetool.org/rule/show/BEZ_EZ_EUS?lang=br&amp;subId=1</text:a></text:p>
          </table:table-cell>
          <table:table-cell table:style-name="ce8" office:value-type="string" calcext:value-type="string">
            <text:p>bez’ eus → bez’ ez eus</text:p>
          </table:table-cell>
          <table:table-cell table:style-name="ce8" office:value-type="string" calcext:value-type="string">
            <text:p>Fazi en ur skrivañ «bez’ eus»</text:p>
          </table:table-cell>
          <table:table-cell table:style-name="ce8" office:value-type="string" calcext:value-type="string">
            <text:p>Fazi en ur skrivañ «bez’ eus», skrivit «bez ez eus»</text:p>
          </table:table-cell>
          <table:table-cell table:style-name="ce8" office:value-type="string" calcext:value-type="string">
            <text:p>Ha fellout a rae deoc’h skrivañ \1 ez eus?</text:p>
          </table:table-cell>
          <table:table-cell table:style-name="ce8" office:value-type="string" calcext:value-type="string">
            <text:p>C’hoant ho poa skrivañ «\1 ez eus»?</text:p>
          </table:table-cell>
          <table:table-cell table:style-name="ce8" office:value-type="string" calcext:value-type="string">
            <text:p>Vouliez-vous écrire «\1 ez eus»?</text:p>
          </table:table-cell>
          <table:table-cell table:style-name="ce8" office:value-type="string" calcext:value-type="string">
            <text:p>Did you want to write «\1 ez eus»?</text:p>
          </table:table-cell>
          <table:table-cell table:style-name="ce8" office:value-type="string" calcext:value-type="string">
            <text:p>Oui</text:p>
          </table:table-cell>
          <table:table-cell table:style-name="ce8" office:value-type="string" calcext:value-type="string">
            <text:p>Verb skoazell</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6-26" calcext:value-type="date">
            <text:p>26/06/19</text:p>
          </table:table-cell>
          <table:table-cell table:number-columns-repeated="45"/>
        </table:table-row>
        <table:table-row table:style-name="ro3">
          <table:table-cell office:value-type="float" office:value="233" calcext:value-type="float">
            <text:p>233</text:p>
          </table:table-cell>
          <table:table-cell office:value-type="string" calcext:value-type="string">
            <text:p><text:a xlink:href="https://community.languagetool.org/rule/show/EZ_EUS_AR?lang=br&amp;subId=1" xlink:type="simple">https://community.languagetool.org/rule/show/EZ_EUS_AR?lang=br&amp;subId=1</text:a></text:p>
          </table:table-cell>
          <table:table-cell office:value-type="string" calcext:value-type="string">
            <text:p>ez eus ar → emañ ar</text:p>
          </table:table-cell>
          <table:table-cell office:value-type="string" calcext:value-type="string">
            <text:p>Fazi en ur skrivañ «ez eus ar»</text:p>
          </table:table-cell>
          <table:table-cell office:value-type="string" calcext:value-type="string">
            <text:p>Fazi en ur skrivañ «ez eus ar», skrivit «emañ ar»</text:p>
          </table:table-cell>
          <table:table-cell office:value-type="string" calcext:value-type="string">
            <text:p>«Ez eus» a vez implijet gant ur rener amstrizh.</text:p>
          </table:table-cell>
          <table:table-cell office:value-type="string" calcext:value-type="string">
            <text:p>Aucun changement</text:p>
          </table:table-cell>
          <table:table-cell office:value-type="string" calcext:value-type="string">
            <text:p>«Ez eus» est utilisé avec un sujet indéfini.</text:p>
          </table:table-cell>
          <table:table-cell office:value-type="string" calcext:value-type="string">
            <text:p>«Ez eus» is used with an undefined subject.</text:p>
          </table:table-cell>
          <table:table-cell office:value-type="string" calcext:value-type="string">
            <text:p>Oui</text:p>
          </table:table-cell>
          <table:table-cell office:value-type="string" calcext:value-type="string">
            <text:p>Verb skoazell</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6-26" calcext:value-type="date">
            <text:p>26/06/19</text:p>
          </table:table-cell>
          <table:table-cell table:number-columns-repeated="45"/>
        </table:table-row>
        <table:table-row table:style-name="ro1">
          <table:table-cell table:style-name="ce8" office:value-type="float" office:value="234" calcext:value-type="float">
            <text:p>234</text:p>
          </table:table-cell>
          <table:table-cell table:style-name="ce8" office:value-type="string" calcext:value-type="string">
            <text:p><text:a xlink:href="https://community.languagetool.org/rule/show/N_EO_KET_PPA_UR?lang=br&amp;subId=1" xlink:type="simple">https://community.languagetool.org/rule/show/N_EO_KET_PPA_UR?lang=br&amp;subId=1</text:a></text:p>
          </table:table-cell>
          <table:table-cell table:number-columns-repeated="2" table:style-name="ce8" office:value-type="string" calcext:value-type="string">
            <text:p>N’eo ket + vppa + ur → N’eus ket + vppa + ur</text:p>
          </table:table-cell>
          <table:table-cell table:style-name="ce8" office:value-type="string" calcext:value-type="string">
            <text:p>Implij «n’eo ket» gant ar ger-mell amstrizh «ur»</text:p>
          </table:table-cell>
          <table:table-cell table:style-name="ce8" office:value-type="string" calcext:value-type="string">
            <text:p>Stag eo ar furm «eo» ouzh ar resis (an, ar, al) p’eo stag ar furm «ez eus» ouzh an amresis (un, ur, ul). Ret eo skrivañ eus.</text:p>
          </table:table-cell>
          <table:table-cell table:style-name="ce8" office:value-type="string" calcext:value-type="string">
            <text:p>Implijet e vez «ez eus» gant ar gerioù-mell amresis «un, ur, ul». Ret eo skrivañ neuze «eus» amañ.</text:p>
          </table:table-cell>
          <table:table-cell table:style-name="ce8" office:value-type="string" calcext:value-type="string">
            <text:p>On utilise «ez eus» avec les articles indéfinis «un, ur, ul». Il faut écrire «eus» ici.</text:p>
          </table:table-cell>
          <table:table-cell table:style-name="ce8" office:value-type="string" calcext:value-type="string">
            <text:p>We use «ez eus» with the undefined articles «un, ur, ul». You must write «eus» here.</text:p>
          </table:table-cell>
          <table:table-cell table:style-name="ce8" office:value-type="string" calcext:value-type="string">
            <text:p>Oui</text:p>
          </table:table-cell>
          <table:table-cell table:style-name="ce8" office:value-type="string" calcext:value-type="string">
            <text:p>Verb skoazell</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6-26" calcext:value-type="date">
            <text:p>26/06/19</text:p>
          </table:table-cell>
          <table:table-cell table:number-columns-repeated="45"/>
        </table:table-row>
        <table:table-row table:style-name="ro4">
          <table:table-cell office:value-type="float" office:value="235" calcext:value-type="float">
            <text:p>235</text:p>
          </table:table-cell>
          <table:table-cell office:value-type="string" calcext:value-type="string">
            <text:p><text:a xlink:href="https://community.languagetool.org/rule/show/NE_ZO_KET?lang=br&amp;subId=1" xlink:type="simple">https://community.languagetool.org/rule/show/NE_ZO_KET?lang=br&amp;subId=1</text:a></text:p>
          </table:table-cell>
          <table:table-cell office:value-type="string" calcext:value-type="string">
            <text:p>ne zo ket</text:p>
          </table:table-cell>
          <table:table-cell table:number-columns-repeated="2" office:value-type="string" calcext:value-type="string">
            <text:p>Fazi en ur skrivañ «ne zo ket»</text:p>
          </table:table-cell>
          <table:table-cell office:value-type="string" calcext:value-type="string">
            <text:p>Direizh eo ober gant ar stumm-nac’h hag ar verb «zo». (CHALM C7.1.4.4)</text:p>
          </table:table-cell>
          <table:table-cell office:value-type="string" calcext:value-type="string">
            <text:p>Ne reer ket gant ar verb «zo» er stumm nac’h. (CHALM C7.1.4.4)</text:p>
          </table:table-cell>
          <table:table-cell office:value-type="string" calcext:value-type="string">
            <text:p>Le verbe «zo» ne peut pas être utilisé à la forme négative. (CHALM C7.1.4.4)</text:p>
          </table:table-cell>
          <table:table-cell office:value-type="string" calcext:value-type="string">
            <text:p>The verb «zo» can not be used in the negative form. (CHALM C7.1.4.4)</text:p>
          </table:table-cell>
          <table:table-cell office:value-type="string" calcext:value-type="string">
            <text:p>Oui</text:p>
          </table:table-cell>
          <table:table-cell office:value-type="string" calcext:value-type="string">
            <text:p>Verb skoazell</text:p>
          </table:table-cell>
          <table:table-cell table:style-name="ce3" office:value-type="string" calcext:value-type="string">
            <text:p>stumm nac’h</text:p>
          </table:table-cell>
          <table:table-cell table:style-name="ce3" office:value-type="string" calcext:value-type="string">
            <text:p>Zo:</text:p>
          </table:table-cell>
          <table:table-cell office:value-type="string" calcext:value-type="string">
            <text:p><text:a xlink:href="http://devri.bzh/recherche/?q=zo&amp;submit" xlink:type="simple">http://devri.bzh/recherche/?q=zo&amp;submit=</text:a></text:p>
          </table:table-cell>
          <table:table-cell office:value-type="string" calcext:value-type="string">
            <text:p>--</text:p>
          </table:table-cell>
          <table:table-cell office:value-type="string" calcext:value-type="string">
            <text:p><text:a xlink:href="https://br.wiktionary.org/wiki/zo" xlink:type="simple">https://br.wiktionary.org/wiki/zo</text:a></text:p>
          </table:table-cell>
          <table:table-cell table:style-name="ce28"/>
          <table:table-cell office:value-type="string" calcext:value-type="string">
            <text:p>idem</text:p>
          </table:table-cell>
          <table:table-cell office:value-type="date" office:date-value="2019-06-26" calcext:value-type="date">
            <text:p>26/06/19</text:p>
          </table:table-cell>
          <table:table-cell table:number-columns-repeated="45"/>
        </table:table-row>
        <table:table-row table:style-name="ro3">
          <table:table-cell table:style-name="ce8" office:value-type="float" office:value="236" calcext:value-type="float">
            <text:p>236</text:p>
          </table:table-cell>
          <table:table-cell table:style-name="ce8" office:value-type="string" calcext:value-type="string">
            <text:p><text:a xlink:href="https://community.languagetool.org/rule/show/EN_EM_FAZIAN?lang=br&amp;subId=1" xlink:type="simple">https://community.languagetool.org/rule/show/EN_EM_FAZIAN?lang=br&amp;subId=1</text:a></text:p>
          </table:table-cell>
          <table:table-cell table:style-name="ce8" office:value-type="string" calcext:value-type="string">
            <text:p>en em faziañ → faziañ</text:p>
          </table:table-cell>
          <table:table-cell table:style-name="ce8" office:value-type="string" calcext:value-type="string">
            <text:p>Implij fall eus «en em» dirak verboù ‘zo</text:p>
          </table:table-cell>
          <table:table-cell table:style-name="ce8" office:value-type="string" calcext:value-type="string">
            <text:p>Implij fall eus «en em» dirak verboù ‘zo.</text:p>
          </table:table-cell>
          <table:table-cell table:style-name="ce8" office:value-type="string" calcext:value-type="string">
            <text:p>Ne vez ket implijet «en em» gant ar verb «\3».</text:p>
          </table:table-cell>
          <table:table-cell table:style-name="ce8" office:value-type="string" calcext:value-type="string">
            <text:p>Ne implijer ket «en em» gant ar verb «\3».</text:p>
          </table:table-cell>
          <table:table-cell table:style-name="ce8" office:value-type="string" calcext:value-type="string">
            <text:p>On utilise pas «en em» avec le verbe «\3».</text:p>
          </table:table-cell>
          <table:table-cell table:style-name="ce8" office:value-type="string" calcext:value-type="string">
            <text:p>We don’t use «en em» with the verb «\3».</text:p>
          </table:table-cell>
          <table:table-cell table:style-name="ce8" office:value-type="string" calcext:value-type="string">
            <text:p>Oui</text:p>
          </table:table-cell>
          <table:table-cell table:style-name="ce8" office:value-type="string" calcext:value-type="string">
            <text:p>Rannig-verb</text:p>
          </table:table-cell>
          <table:table-cell office:value-type="string" calcext:value-type="string">
            <text:p>en em</text:p>
          </table:table-cell>
          <table:table-cell office:value-type="string" calcext:value-type="string">
            <text:p>En em:</text:p>
          </table:table-cell>
          <table:table-cell table:number-columns-repeated="2" table:style-name="ce8" office:value-type="string" calcext:value-type="string">
            <text:p>--</text:p>
          </table:table-cell>
          <table:table-cell table:style-name="ce8" office:value-type="string" calcext:value-type="string">
            <text:p><text:a xlink:href="https://br.wiktionary.org/wiki/en_em" xlink:type="simple">https://br.wiktionary.org/wiki/en_em</text:a></text:p>
          </table:table-cell>
          <table:table-cell/>
          <table:table-cell table:style-name="ce8" office:value-type="string" calcext:value-type="string">
            <text:p>idem</text:p>
          </table:table-cell>
          <table:table-cell table:style-name="ce40" office:value-type="date" office:date-value="2019-07-01" calcext:value-type="date">
            <text:p>01/07/19</text:p>
          </table:table-cell>
          <table:table-cell table:number-columns-repeated="45"/>
        </table:table-row>
        <table:table-row table:style-name="ro3">
          <table:table-cell office:value-type="float" office:value="237" calcext:value-type="float">
            <text:p>237</text:p>
          </table:table-cell>
          <table:table-cell office:value-type="string" calcext:value-type="string">
            <text:p><text:a xlink:href="https://community.languagetool.org/rule/show/EN_EM_FAZIAN?lang=br&amp;subId=2" xlink:type="simple">https://community.languagetool.org/rule/show/EN_EM_FAZIAN?lang=br&amp;subId=2</text:a></text:p>
          </table:table-cell>
          <table:table-cell office:value-type="string" calcext:value-type="string">
            <text:p>en em faziañ → faziañ</text:p>
          </table:table-cell>
          <table:table-cell office:value-type="string" calcext:value-type="string">
            <text:p>Implij fall eus «en em» dirak verboù ‘zo</text:p>
          </table:table-cell>
          <table:table-cell office:value-type="string" calcext:value-type="string">
            <text:p>Implij fall eus «en em» dirak verboù ‘zo.</text:p>
          </table:table-cell>
          <table:table-cell office:value-type="string" calcext:value-type="string">
            <text:p>Ne vez ket implijet «en em» gant ar verb «\3».</text:p>
          </table:table-cell>
          <table:table-cell office:value-type="string" calcext:value-type="string">
            <text:p>Ne implijer ket «en em» gant ar verb «\3».</text:p>
          </table:table-cell>
          <table:table-cell office:value-type="string" calcext:value-type="string">
            <text:p>On utilise pas «en em» avec le verbe «\3».</text:p>
          </table:table-cell>
          <table:table-cell office:value-type="string" calcext:value-type="string">
            <text:p>We don’t use «en em» with the verb «\3».</text:p>
          </table:table-cell>
          <table:table-cell office:value-type="string" calcext:value-type="string">
            <text:p>Oui</text:p>
          </table:table-cell>
          <table:table-cell office:value-type="string" calcext:value-type="string">
            <text:p>Rannig-verb</text:p>
          </table:table-cell>
          <table:table-cell table:style-name="ce3" office:value-type="string" calcext:value-type="string">
            <text:p>en em</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7-01" calcext:value-type="date">
            <text:p>01/07/19</text:p>
          </table:table-cell>
          <table:table-cell table:number-columns-repeated="45"/>
        </table:table-row>
        <table:table-row table:style-name="ro3">
          <table:table-cell table:style-name="ce8" office:value-type="float" office:value="238" calcext:value-type="float">
            <text:p>238</text:p>
          </table:table-cell>
          <table:table-cell table:style-name="ce8" office:value-type="string" calcext:value-type="string">
            <text:p><text:a xlink:href="https://community.languagetool.org/rule/show/EN_EM_FAZIAN?lang=br&amp;subId=3" xlink:type="simple">https://community.languagetool.org/rule/show/EN_EM_FAZIAN?lang=br&amp;subId=3</text:a></text:p>
          </table:table-cell>
          <table:table-cell table:style-name="ce8" office:value-type="string" calcext:value-type="string">
            <text:p>en em faziañ → faziañ</text:p>
          </table:table-cell>
          <table:table-cell table:style-name="ce8" office:value-type="string" calcext:value-type="string">
            <text:p>Implij fall eus «en em» dirak verboù ‘zo</text:p>
          </table:table-cell>
          <table:table-cell table:style-name="ce8" office:value-type="string" calcext:value-type="string">
            <text:p>Implij fall eus «en em» dirak verboù ‘zo.</text:p>
          </table:table-cell>
          <table:table-cell table:style-name="ce8" office:value-type="string" calcext:value-type="string">
            <text:p>Ne vez ket implijet «en em» gant ar verb «\3».</text:p>
          </table:table-cell>
          <table:table-cell table:style-name="ce8" office:value-type="string" calcext:value-type="string">
            <text:p>Ne implijer ket «en em» gant ar verb «\3».</text:p>
          </table:table-cell>
          <table:table-cell table:style-name="ce8" office:value-type="string" calcext:value-type="string">
            <text:p>On utilise pas «en em» avec le verbe «\3».</text:p>
          </table:table-cell>
          <table:table-cell table:style-name="ce8" office:value-type="string" calcext:value-type="string">
            <text:p>We don’t use «en em» with the verb «\3».</text:p>
          </table:table-cell>
          <table:table-cell table:style-name="ce8" office:value-type="string" calcext:value-type="string">
            <text:p>Oui</text:p>
          </table:table-cell>
          <table:table-cell table:style-name="ce8" office:value-type="string" calcext:value-type="string">
            <text:p>Rannig-verb</text:p>
          </table:table-cell>
          <table:table-cell office:value-type="string" calcext:value-type="string">
            <text:p>en em</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7-01" calcext:value-type="date">
            <text:p>01/07/19</text:p>
          </table:table-cell>
          <table:table-cell table:number-columns-repeated="45"/>
        </table:table-row>
        <table:table-row table:style-name="ro4">
          <table:table-cell office:value-type="float" office:value="239" calcext:value-type="float">
            <text:p>239</text:p>
          </table:table-cell>
          <table:table-cell office:value-type="string" calcext:value-type="string">
            <text:p><text:a xlink:href="https://community.languagetool.org/rule/show/EN_DEUS?lang=br&amp;subId=1" xlink:type="simple">https://community.languagetool.org/rule/show/EN_DEUS?lang=br&amp;subId=1</text:a></text:p>
          </table:table-cell>
          <table:table-cell office:value-type="string" calcext:value-type="string">
            <text:p>eñ deus/doa → en deus/doa</text:p>
          </table:table-cell>
          <table:table-cell office:value-type="string" calcext:value-type="string">
            <text:p>Fazi en ur skrivañ «eñ» e-plas «en» e-barzh ««en» deus/doa»</text:p>
          </table:table-cell>
          <table:table-cell office:value-type="string" calcext:value-type="string">
            <text:p>Fazi en ur skrivañ «eñ» e-plas «en» e-barzh ««en» deus/doa».</text:p>
          </table:table-cell>
          <table:table-cell office:value-type="string" calcext:value-type="string">
            <text:p>Ha fellout a rae deoc’h skrivañ \1?</text:p>
          </table:table-cell>
          <table:table-cell office:value-type="string" calcext:value-type="string">
            <text:p>C’hoant ho poa skrivañ «\1»?</text:p>
          </table:table-cell>
          <table:table-cell office:value-type="string" calcext:value-type="string">
            <text:p>Vouliez-vous écrire «\1»?</text:p>
          </table:table-cell>
          <table:table-cell office:value-type="string" calcext:value-type="string">
            <text:p>Did you want to write \1?</text:p>
          </table:table-cell>
          <table:table-cell office:value-type="string" calcext:value-type="string">
            <text:p>Oui</text:p>
          </table:table-cell>
          <table:table-cell office:value-type="string" calcext:value-type="string">
            <text:p>Verb skoazell</text:p>
          </table:table-cell>
          <table:table-cell table:style-name="ce3" office:value-type="string" calcext:value-type="string">
            <text:p>kaout</text:p>
          </table:table-cell>
          <table:table-cell table:style-name="ce3" office:value-type="string" calcext:value-type="string">
            <text:p>En:</text:p>
            <text:p>Eñ:</text:p>
          </table:table-cell>
          <table:table-cell office:value-type="string" calcext:value-type="string">
            <text:p><text:a xlink:href="http://devri.bzh/recherche/?q=en&amp;submit" xlink:type="simple">http://devri.bzh/recherche/?q=en&amp;submit=</text:a></text:p>
          </table:table-cell>
          <table:table-cell office:value-type="string" calcext:value-type="string">
            <text:p><text:a xlink:href="http://meurgorf.brezhoneg.bzh/meurgorf/enklask?terme=en&amp;submit=Rechercher&amp;categorie=0&amp;oeuvres=0" xlink:type="simple">http://meurgorf.brezhoneg.bzh/meurgorf/enklask?terme=en&amp;submit=Rechercher&amp;categorie=0&amp;oeuvres=0</text:a></text:p>
          </table:table-cell>
          <table:table-cell office:value-type="string" calcext:value-type="string">
            <text:p>https://br.wiktionary.org/wiki/en</text:p>
            <text:p>https://br.wiktionary.org/wiki/e%C3%B1</text:p>
          </table:table-cell>
          <table:table-cell table:style-name="ce28"/>
          <table:table-cell office:value-type="string" calcext:value-type="string">
            <text:p>idem</text:p>
          </table:table-cell>
          <table:table-cell office:value-type="date" office:date-value="2019-07-01" calcext:value-type="date">
            <text:p>01/07/19</text:p>
          </table:table-cell>
          <table:table-cell table:number-columns-repeated="45"/>
        </table:table-row>
        <table:table-row table:style-name="ro4">
          <table:table-cell table:style-name="ce8" office:value-type="float" office:value="240" calcext:value-type="float">
            <text:p>240</text:p>
          </table:table-cell>
          <table:table-cell table:style-name="ce8" office:value-type="string" calcext:value-type="string">
            <text:p><text:a xlink:href="https://community.languagetool.org/rule/show/AD_DU_ON?lang=br&amp;subId=1" xlink:type="simple">https://community.languagetool.org/rule/show/AD_DU_ON?lang=br&amp;subId=1</text:a></text:p>
          </table:table-cell>
          <table:table-cell table:style-name="ce8" office:value-type="string" calcext:value-type="string">
            <text:p>a-du on → a-du emaon</text:p>
          </table:table-cell>
          <table:table-cell table:style-name="ce8" office:value-type="string" calcext:value-type="string">
            <text:p>Fazi en ur skrivañ «a-du on»</text:p>
          </table:table-cell>
          <table:table-cell table:style-name="ce8" office:value-type="string" calcext:value-type="string">
            <text:p>Fazi en ur skrivañ «a-du on».</text:p>
          </table:table-cell>
          <table:table-cell table:style-name="ce8" office:value-type="string" calcext:value-type="string">
            <text:p>Ha fellout a rae deoc’h skrivañ ema\2? (CHALM C7,1,4,4)</text:p>
          </table:table-cell>
          <table:table-cell table:style-name="ce8" office:value-type="string" calcext:value-type="string">
            <text:p>C’hoant ho poa skrivañ ema\2? (CHALM C7.1.4.4)</text:p>
          </table:table-cell>
          <table:table-cell table:style-name="ce8" office:value-type="string" calcext:value-type="string">
            <text:p>Vouliez-vous écrire «ema\2»? (CHALM C7.1.4.4)</text:p>
          </table:table-cell>
          <table:table-cell table:style-name="ce8" office:value-type="string" calcext:value-type="string">
            <text:p>Did you want to write «ema\2»? (CHALM C7.1.4.4)</text:p>
          </table:table-cell>
          <table:table-cell table:style-name="ce8" office:value-type="string" calcext:value-type="string">
            <text:p>Oui</text:p>
          </table:table-cell>
          <table:table-cell table:style-name="ce8" office:value-type="string" calcext:value-type="string">
            <text:p>Implij fall, stummoù verb</text:p>
          </table:table-cell>
          <table:table-cell office:value-type="string" calcext:value-type="string">
            <text:p>bezañ</text:p>
          </table:table-cell>
          <table:table-cell office:value-type="string" calcext:value-type="string">
            <text:p>A-du</text:p>
          </table:table-cell>
          <table:table-cell table:style-name="ce8" office:value-type="string" calcext:value-type="string">
            <text:p><text:a xlink:href="http://devri.bzh/recherche/?q=a-du&amp;submit" xlink:type="simple">http://devri.bzh/recherche/?q=a-du&amp;submit=</text:a></text:p>
          </table:table-cell>
          <table:table-cell table:style-name="ce8" office:value-type="string" calcext:value-type="string">
            <text:p><text:a xlink:href="http://meurgorf.brezhoneg.bzh/meurgorf/enklask?terme=a-du&amp;submit=Rechercher&amp;categorie=0&amp;oeuvres=0" xlink:type="simple">http://meurgorf.brezhoneg.bzh/meurgorf/enklask?terme=a-du&amp;submit=Rechercher&amp;categorie=0&amp;oeuvres=0</text:a></text:p>
          </table:table-cell>
          <table:table-cell table:style-name="ce8" office:value-type="string" calcext:value-type="string">
            <text:p>https://br.wiktionary.org/wiki/ema%C3%B1</text:p>
            <text:p>https://br.wiktionary.org/wiki/a-du</text:p>
          </table:table-cell>
          <table:table-cell/>
          <table:table-cell table:style-name="ce8" office:value-type="string" calcext:value-type="string">
            <text:p>idem</text:p>
          </table:table-cell>
          <table:table-cell table:style-name="ce40" office:value-type="date" office:date-value="2019-07-01" calcext:value-type="date">
            <text:p>01/07/19</text:p>
          </table:table-cell>
          <table:table-cell table:number-columns-repeated="45"/>
        </table:table-row>
        <table:table-row table:style-name="ro3">
          <table:table-cell office:value-type="float" office:value="241" calcext:value-type="float">
            <text:p>241</text:p>
          </table:table-cell>
          <table:table-cell office:value-type="string" calcext:value-type="string">
            <text:p><text:a xlink:href="https://community.languagetool.org/rule/show/AD_DU_ON?lang=br&amp;subId=2" xlink:type="simple">https://community.languagetool.org/rule/show/AD_DU_ON?lang=br&amp;subId=2</text:a></text:p>
          </table:table-cell>
          <table:table-cell office:value-type="string" calcext:value-type="string">
            <text:p>a-du on → a-du emaon</text:p>
          </table:table-cell>
          <table:table-cell office:value-type="string" calcext:value-type="string">
            <text:p>Fazi en ur skrivañ «a-du on»</text:p>
          </table:table-cell>
          <table:table-cell office:value-type="string" calcext:value-type="string">
            <text:p>Fazi en ur skrivañ «a-du on».</text:p>
          </table:table-cell>
          <table:table-cell office:value-type="string" calcext:value-type="string">
            <text:p>Ha fellout a rae deoc’h skrivañ «emañ»?</text:p>
          </table:table-cell>
          <table:table-cell office:value-type="string" calcext:value-type="string">
            <text:p>C’hoant ho poa skrivañ «emañ»?</text:p>
          </table:table-cell>
          <table:table-cell office:value-type="string" calcext:value-type="string">
            <text:p>Vouliez-vous écrire «emañ»?</text:p>
          </table:table-cell>
          <table:table-cell office:value-type="string" calcext:value-type="string">
            <text:p>Did you want to write «emañ»?</text:p>
          </table:table-cell>
          <table:table-cell office:value-type="string" calcext:value-type="string">
            <text:p>Oui</text:p>
          </table:table-cell>
          <table:table-cell office:value-type="string" calcext:value-type="string">
            <text:p>Implij fall, stummoù verb</text:p>
          </table:table-cell>
          <table:table-cell table:style-name="ce3" office:value-type="string" calcext:value-type="string">
            <text:p>bezañ</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7-01" calcext:value-type="date">
            <text:p>01/07/19</text:p>
          </table:table-cell>
          <table:table-cell table:number-columns-repeated="45"/>
        </table:table-row>
        <table:table-row table:style-name="ro3">
          <table:table-cell table:style-name="ce8" office:value-type="float" office:value="242" calcext:value-type="float">
            <text:p>242</text:p>
          </table:table-cell>
          <table:table-cell table:style-name="ce8" office:value-type="string" calcext:value-type="string">
            <text:p><text:a xlink:href="https://community.languagetool.org/rule/show/AD_DU_ON?lang=br&amp;subId=3" xlink:type="simple">https://community.languagetool.org/rule/show/AD_DU_ON?lang=br&amp;subId=3</text:a></text:p>
          </table:table-cell>
          <table:table-cell table:style-name="ce8" office:value-type="string" calcext:value-type="string">
            <text:p>a-du on → a-du emaon</text:p>
          </table:table-cell>
          <table:table-cell table:style-name="ce8" office:value-type="string" calcext:value-type="string">
            <text:p>Fazi en ur skrivañ «a-du on»</text:p>
          </table:table-cell>
          <table:table-cell table:style-name="ce8" office:value-type="string" calcext:value-type="string">
            <text:p>Fazi en ur skrivañ «a-du on».</text:p>
          </table:table-cell>
          <table:table-cell table:style-name="ce8" office:value-type="string" calcext:value-type="string">
            <text:p>Ha fellout a rae deoc’h skrivañ ema\1?</text:p>
          </table:table-cell>
          <table:table-cell table:style-name="ce8" office:value-type="string" calcext:value-type="string">
            <text:p>C’hoant ho poa skrivañ «ema\1»?</text:p>
          </table:table-cell>
          <table:table-cell table:style-name="ce8" office:value-type="string" calcext:value-type="string">
            <text:p>Vouliez-vous écrire «ema\1»?</text:p>
          </table:table-cell>
          <table:table-cell table:style-name="ce8" office:value-type="string" calcext:value-type="string">
            <text:p>Did you want to write «ema\1»?</text:p>
          </table:table-cell>
          <table:table-cell table:style-name="ce8" office:value-type="string" calcext:value-type="string">
            <text:p>Oui</text:p>
          </table:table-cell>
          <table:table-cell table:style-name="ce8" office:value-type="string" calcext:value-type="string">
            <text:p>Implij fall, stummoù verb</text:p>
          </table:table-cell>
          <table:table-cell office:value-type="string" calcext:value-type="string">
            <text:p>bezañ</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7-01" calcext:value-type="date">
            <text:p>01/07/19</text:p>
          </table:table-cell>
          <table:table-cell table:number-columns-repeated="45"/>
        </table:table-row>
        <table:table-row table:style-name="ro3">
          <table:table-cell office:value-type="float" office:value="243" calcext:value-type="float">
            <text:p>243</text:p>
          </table:table-cell>
          <table:table-cell office:value-type="string" calcext:value-type="string">
            <text:p><text:a xlink:href="https://community.languagetool.org/rule/show/AD_DU_ON?lang=br&amp;subId=4" xlink:type="simple">https://community.languagetool.org/rule/show/AD_DU_ON?lang=br&amp;subId=4</text:a></text:p>
          </table:table-cell>
          <table:table-cell office:value-type="string" calcext:value-type="string">
            <text:p>a-du on → a-du emaon</text:p>
          </table:table-cell>
          <table:table-cell office:value-type="string" calcext:value-type="string">
            <text:p>Fazi en ur skrivañ «eo» gant «a-du»</text:p>
          </table:table-cell>
          <table:table-cell office:value-type="string" calcext:value-type="string">
            <text:p>Fazi en ur skrivañ «eo» gant «a-du».</text:p>
          </table:table-cell>
          <table:table-cell office:value-type="string" calcext:value-type="string">
            <text:p>Ha fellout a rae deoc’h skrivañ emañ?</text:p>
          </table:table-cell>
          <table:table-cell office:value-type="string" calcext:value-type="string">
            <text:p>C’hoant ho poa skrivañ «emañ»?</text:p>
          </table:table-cell>
          <table:table-cell office:value-type="string" calcext:value-type="string">
            <text:p>Vouliez-vous écrire «emañ»?</text:p>
          </table:table-cell>
          <table:table-cell office:value-type="string" calcext:value-type="string">
            <text:p>Did you want to write «emañ»?</text:p>
          </table:table-cell>
          <table:table-cell office:value-type="string" calcext:value-type="string">
            <text:p>Oui</text:p>
          </table:table-cell>
          <table:table-cell office:value-type="string" calcext:value-type="string">
            <text:p>Implij fall, stummoù verb</text:p>
          </table:table-cell>
          <table:table-cell table:style-name="ce3" office:value-type="string" calcext:value-type="string">
            <text:p>bezañ</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7-01" calcext:value-type="date">
            <text:p>01/07/19</text:p>
          </table:table-cell>
          <table:table-cell table:number-columns-repeated="45"/>
        </table:table-row>
        <table:table-row table:style-name="ro3">
          <table:table-cell table:style-name="ce8" office:value-type="float" office:value="244" calcext:value-type="float">
            <text:p>244</text:p>
          </table:table-cell>
          <table:table-cell table:style-name="ce8" office:value-type="string" calcext:value-type="string">
            <text:p><text:a xlink:href="https://community.languagetool.org/rule/show/AD_DU_ON?lang=br&amp;subId=5" xlink:type="simple">https://community.languagetool.org/rule/show/AD_DU_ON?lang=br&amp;subId=5</text:a></text:p>
          </table:table-cell>
          <table:table-cell table:style-name="ce8" office:value-type="string" calcext:value-type="string">
            <text:p>a-du on → a-du emaon</text:p>
          </table:table-cell>
          <table:table-cell table:style-name="ce8" office:value-type="string" calcext:value-type="string">
            <text:p>Fazi en ur skrivañ «a zo/‘zo» gant «a-du»</text:p>
          </table:table-cell>
          <table:table-cell table:style-name="ce8" office:value-type="string" calcext:value-type="string">
            <text:p>Fazi en ur skrivañ «a zo/‘zo» gant «a-du».</text:p>
          </table:table-cell>
          <table:table-cell table:style-name="ce8" office:value-type="string" calcext:value-type="string">
            <text:p>Ha fellout a rae deoc’h skrivañ emañ?</text:p>
          </table:table-cell>
          <table:table-cell table:style-name="ce8" office:value-type="string" calcext:value-type="string">
            <text:p>C’hoant ho poa skrivañ «emañ»?</text:p>
          </table:table-cell>
          <table:table-cell table:style-name="ce8" office:value-type="string" calcext:value-type="string">
            <text:p>Vouliez-vous écrire «emañ»?</text:p>
          </table:table-cell>
          <table:table-cell table:style-name="ce8" office:value-type="string" calcext:value-type="string">
            <text:p>Did you want to write «emañ»?</text:p>
          </table:table-cell>
          <table:table-cell table:style-name="ce8" office:value-type="string" calcext:value-type="string">
            <text:p>Oui</text:p>
          </table:table-cell>
          <table:table-cell table:style-name="ce8" office:value-type="string" calcext:value-type="string">
            <text:p>Implij fall, stummoù verb</text:p>
          </table:table-cell>
          <table:table-cell office:value-type="string" calcext:value-type="string">
            <text:p>bezañ</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7-01" calcext:value-type="date">
            <text:p>01/07/19</text:p>
          </table:table-cell>
          <table:table-cell table:number-columns-repeated="45"/>
        </table:table-row>
        <table:table-row table:style-name="ro3">
          <table:table-cell office:value-type="float" office:value="245" calcext:value-type="float">
            <text:p>245</text:p>
          </table:table-cell>
          <table:table-cell office:value-type="string" calcext:value-type="string">
            <text:p><text:a xlink:href="https://community.languagetool.org/rule/show/AD_DU_ON?lang=br&amp;subId=6" xlink:type="simple">https://community.languagetool.org/rule/show/AD_DU_ON?lang=br&amp;subId=6</text:a></text:p>
          </table:table-cell>
          <table:table-cell office:value-type="string" calcext:value-type="string">
            <text:p>a-du on → a-du emaon</text:p>
          </table:table-cell>
          <table:table-cell office:value-type="string" calcext:value-type="string">
            <text:p>Fazi en ur skrivañ «zo» gant «a-du»</text:p>
          </table:table-cell>
          <table:table-cell office:value-type="string" calcext:value-type="string">
            <text:p>Fazi en ur skrivañ «zo» gant «a-du».</text:p>
          </table:table-cell>
          <table:table-cell office:value-type="string" calcext:value-type="string">
            <text:p>Ha fellout a rae deoc’h skrivañ emañ?</text:p>
          </table:table-cell>
          <table:table-cell office:value-type="string" calcext:value-type="string">
            <text:p>C’hoant ho poa skrivañ «emañ»?</text:p>
          </table:table-cell>
          <table:table-cell office:value-type="string" calcext:value-type="string">
            <text:p>Vouliez-vous écrire «emañ»?</text:p>
          </table:table-cell>
          <table:table-cell office:value-type="string" calcext:value-type="string">
            <text:p>Did you want to write «emañ»?</text:p>
          </table:table-cell>
          <table:table-cell office:value-type="string" calcext:value-type="string">
            <text:p>Oui</text:p>
          </table:table-cell>
          <table:table-cell office:value-type="string" calcext:value-type="string">
            <text:p>Implij fall, stummoù verb</text:p>
          </table:table-cell>
          <table:table-cell table:style-name="ce3" office:value-type="string" calcext:value-type="string">
            <text:p>bezañ</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7-01" calcext:value-type="date">
            <text:p>01/07/19</text:p>
          </table:table-cell>
          <table:table-cell table:number-columns-repeated="45"/>
        </table:table-row>
        <table:table-row table:style-name="ro7">
          <table:table-cell table:style-name="ce8" office:value-type="float" office:value="246" calcext:value-type="float">
            <text:p>246</text:p>
          </table:table-cell>
          <table:table-cell table:style-name="ce8" office:value-type="string" calcext:value-type="string">
            <text:p><text:a xlink:href="https://community.languagetool.org/rule/show/AM_EUS_EM_EUS?lang=br&amp;subId=1" xlink:type="simple">https://community.languagetool.org/rule/show/AM_EUS_EM_EUS?lang=br&amp;subId=1</text:a></text:p>
          </table:table-cell>
          <table:table-cell table:style-name="ce8" office:value-type="string" calcext:value-type="string">
            <text:p>debret am eus → debret em eus</text:p>
          </table:table-cell>
          <table:table-cell table:style-name="ce8" office:value-type="string" calcext:value-type="string">
            <text:p>Fazi en ur skrivañ «am eus» goude an anv-gwan-verb</text:p>
          </table:table-cell>
          <table:table-cell table:style-name="ce8" office:value-type="string" calcext:value-type="string">
            <text:p>Fazi en ur skrivañ «am eus» goude an anv-gwan-verb.</text:p>
          </table:table-cell>
          <table:table-cell table:style-name="ce8" office:value-type="string" calcext:value-type="string">
            <text:p>Ha fellout a rae deoc’h skrivañ \2?</text:p>
          </table:table-cell>
          <table:table-cell table:style-name="ce8" office:value-type="string" calcext:value-type="string">
            <text:p>C’hoant ho poa skrivañ «\2»?</text:p>
          </table:table-cell>
          <table:table-cell table:style-name="ce8" office:value-type="string" calcext:value-type="string">
            <text:p>Vouliez-vous écrire «\2»?</text:p>
          </table:table-cell>
          <table:table-cell table:style-name="ce8" office:value-type="string" calcext:value-type="string">
            <text:p>Did you want to write «\2»?</text:p>
          </table:table-cell>
          <table:table-cell table:style-name="ce8" office:value-type="string" calcext:value-type="string">
            <text:p>Oui</text:p>
          </table:table-cell>
          <table:table-cell table:style-name="ce8" office:value-type="string" calcext:value-type="string">
            <text:p>Verb skoazell</text:p>
          </table:table-cell>
          <table:table-cell/>
          <table:table-cell office:value-type="string" calcext:value-type="string">
            <text:p>Am:</text:p>
            <text:p>Am eus:</text:p>
            <text:p>Em:</text:p>
            <text:p>Em eus:</text:p>
          </table:table-cell>
          <table:table-cell table:style-name="ce8" office:value-type="string" calcext:value-type="string">
            <text:p>http://devri.bzh/recherche/?q=am&amp;submit=</text:p>
            <text:p>--</text:p>
            <text:p>http://devri.bzh/recherche/?q=em&amp;submit=</text:p>
            <text:p>--</text:p>
          </table:table-cell>
          <table:table-cell table:style-name="ce8" office:value-type="string" calcext:value-type="string">
            <text:p><text:a xlink:href="http://meurgorf.brezhoneg.bzh/meurgorf/enklask?terme=em&amp;submit=Rechercher&amp;categorie=0&amp;oeuvres=0" xlink:type="simple">----http://meurgorf.brezhoneg.bzh/meurgorf/enklask?terme=em&amp;submit=Rechercher&amp;categorie=0&amp;oeuvres=0--</text:a></text:p>
          </table:table-cell>
          <table:table-cell table:style-name="ce8" office:value-type="string" calcext:value-type="string">
            <text:p>https://br.wiktionary.org/wiki/am</text:p>
            <text:p>https://br.wiktionary.org/wiki/am_eus</text:p>
            <text:p>https://br.wiktionary.org/wiki/em</text:p>
            <text:p>https://br.wiktionary.org/wiki/em_eus</text:p>
          </table:table-cell>
          <table:table-cell/>
          <table:table-cell table:style-name="ce8" office:value-type="string" calcext:value-type="string">
            <text:p>idem</text:p>
          </table:table-cell>
          <table:table-cell table:style-name="ce40" office:value-type="date" office:date-value="2019-07-01" calcext:value-type="date">
            <text:p>01/07/19</text:p>
          </table:table-cell>
          <table:table-cell table:number-columns-repeated="45"/>
        </table:table-row>
        <table:table-row table:style-name="ro10">
          <table:table-cell office:value-type="float" office:value="247" calcext:value-type="float">
            <text:p>247</text:p>
          </table:table-cell>
          <table:table-cell office:value-type="string" calcext:value-type="string">
            <text:p><text:a xlink:href="https://community.languagetool.org/rule/show/ZO_EO?lang=br&amp;subId=1" xlink:type="simple">https://community.languagetool.org/rule/show/ZO_EO?lang=br&amp;subId=1</text:a></text:p>
          </table:table-cell>
          <table:table-cell office:value-type="string" calcext:value-type="string">
            <text:p>zo → eo</text:p>
          </table:table-cell>
          <table:table-cell office:value-type="string" calcext:value-type="string">
            <text:p>Fazi en ur skrivañ «zo» e-plas «eo»</text:p>
          </table:table-cell>
          <table:table-cell office:value-type="string" calcext:value-type="string">
            <text:p>Fazi en ur skrivañ «zo» pa rankfe bezañ «eo».</text:p>
          </table:table-cell>
          <table:table-cell office:value-type="string" calcext:value-type="string">
            <text:p>Ha fellout a rae deoc’h skrivañ eo?</text:p>
          </table:table-cell>
          <table:table-cell office:value-type="string" calcext:value-type="string">
            <text:p>C’hoant ho poa skrivañ «eo»?</text:p>
          </table:table-cell>
          <table:table-cell office:value-type="string" calcext:value-type="string">
            <text:p>Vouliez-vous écrire «eo»?</text:p>
          </table:table-cell>
          <table:table-cell office:value-type="string" calcext:value-type="string">
            <text:p>Did you want to write «eo»?</text:p>
          </table:table-cell>
          <table:table-cell office:value-type="string" calcext:value-type="string">
            <text:p>Oui</text:p>
          </table:table-cell>
          <table:table-cell office:value-type="string" calcext:value-type="string">
            <text:p>Implij fall</text:p>
          </table:table-cell>
          <table:table-cell table:style-name="ce3" office:value-type="string" calcext:value-type="string">
            <text:p>verb</text:p>
          </table:table-cell>
          <table:table-cell table:style-name="ce3" office:value-type="string" calcext:value-type="string">
            <text:p>Eo:</text:p>
            <text:p>Zo:</text:p>
          </table:table-cell>
          <table:table-cell office:value-type="string" calcext:value-type="string">
            <text:p>http://devri.bzh/recherche/?q=eo&amp;submit=</text:p>
            <text:p>http://devri.bzh/recherche/?q=zo&amp;submit=</text:p>
          </table:table-cell>
          <table:table-cell office:value-type="string" calcext:value-type="string">
            <text:p><text:a xlink:href="http://meurgorf.brezhoneg.bzh/meurgorf/enklask?terme=eo&amp;submit=Rechercher&amp;categorie=0&amp;oeuvres=0" xlink:type="simple">http://meurgorf.brezhoneg.bzh/meurgorf/enklask?terme=eo&amp;submit=Rechercher&amp;categorie=0&amp;oeuvres=0--</text:a></text:p>
          </table:table-cell>
          <table:table-cell office:value-type="string" calcext:value-type="string">
            <text:p>https://br.wiktionary.org/wiki/eo</text:p>
            <text:p>https://br.wiktionary.org/wiki/zo</text:p>
          </table:table-cell>
          <table:table-cell table:style-name="ce28"/>
          <table:table-cell office:value-type="string" calcext:value-type="string">
            <text:p>idem</text:p>
          </table:table-cell>
          <table:table-cell office:value-type="date" office:date-value="2019-07-01" calcext:value-type="date">
            <text:p>01/07/19</text:p>
          </table:table-cell>
          <table:table-cell table:number-columns-repeated="45"/>
        </table:table-row>
        <table:table-row table:style-name="ro1">
          <table:table-cell table:style-name="ce8" office:value-type="float" office:value="248" calcext:value-type="float">
            <text:p>248</text:p>
          </table:table-cell>
          <table:table-cell table:style-name="ce8" office:value-type="string" calcext:value-type="string">
            <text:p><text:a xlink:href="https://community.languagetool.org/rule/show/FELLOUT?lang=br&amp;subId=1" xlink:type="simple">https://community.languagetool.org/rule/show/FELLOUT?lang=br&amp;subId=1</text:a></text:p>
          </table:table-cell>
          <table:table-cell table:style-name="ce8" office:value-type="string" calcext:value-type="string">
            <text:p>fellout a ran → fellout a ra din</text:p>
          </table:table-cell>
          <table:table-cell table:style-name="ce8" office:value-type="string" calcext:value-type="string">
            <text:p>Fazi en ur skrivañ «fellout a ran»</text:p>
          </table:table-cell>
          <table:table-cell table:style-name="ce8" office:value-type="string" calcext:value-type="string">
            <text:p>Fazi en ur skrivañ «fellout a ran».</text:p>
          </table:table-cell>
          <table:table-cell table:style-name="ce8" office:value-type="string" calcext:value-type="string">
            <text:p>Ar verb «\1» a vez graet gantañ hepken en trede gour unan. Implijit \1 \2 ra + «din/dit/dezhañ/dezhi/dimp/deoc’h/dezho».</text:p>
          </table:table-cell>
          <table:table-cell table:style-name="ce8" office:value-type="string" calcext:value-type="string">
            <text:p>Implijet e vez ar verb «\1» en trede gour unan hepken. Implijit \1 \2 ra + an araogenn «da» displeget.</text:p>
          </table:table-cell>
          <table:table-cell table:style-name="ce8" office:value-type="string" calcext:value-type="string">
            <text:p>On utilise le verbe «\1» à la troisième personne seulement. Utilisez \1 \2 ra + la préposition «da» conjugué.</text:p>
          </table:table-cell>
          <table:table-cell table:style-name="ce8" office:value-type="string" calcext:value-type="string">
            <text:p>We use the verb «\1» in the third person only. Use \ 1 \ 2 ra + the conjugate «da» preposition.</text:p>
          </table:table-cell>
          <table:table-cell table:style-name="ce8" office:value-type="string" calcext:value-type="string">
            <text:p>Oui</text:p>
          </table:table-cell>
          <table:table-cell table:style-name="ce8" office:value-type="string" calcext:value-type="string">
            <text:p>Verb</text:p>
          </table:table-cell>
          <table:table-cell office:value-type="string" calcext:value-type="string">
            <text:p>araogenn</text:p>
          </table:table-cell>
          <table:table-cell office:value-type="string" calcext:value-type="string">
            <text:p>Fellout:</text:p>
          </table:table-cell>
          <table:table-cell table:style-name="ce8" office:value-type="string" calcext:value-type="string">
            <text:p><text:a xlink:href="http://devri.bzh/recherche/?q=fellout&amp;submit" xlink:type="simple">http://devri.bzh/recherche/?q=fellout&amp;submit=</text:a></text:p>
          </table:table-cell>
          <table:table-cell table:style-name="ce8" office:value-type="string" calcext:value-type="string">
            <text:p><text:a xlink:href="http://meurgorf.brezhoneg.bzh/meurgorf/enklask?terme=fellout&amp;submit=Rechercher&amp;categorie=0&amp;oeuvres=0" xlink:type="simple">http://meurgorf.brezhoneg.bzh/meurgorf/enklask?terme=fellout&amp;submit=Rechercher&amp;categorie=0&amp;oeuvres=0</text:a></text:p>
          </table:table-cell>
          <table:table-cell table:style-name="ce8" office:value-type="string" calcext:value-type="string">
            <text:p><text:a xlink:href="https://br.wiktionary.org/wiki/fellout" xlink:type="simple">https://br.wiktionary.org/wiki/fellout</text:a></text:p>
          </table:table-cell>
          <table:table-cell/>
          <table:table-cell table:style-name="ce8" office:value-type="string" calcext:value-type="string">
            <text:p>idem</text:p>
          </table:table-cell>
          <table:table-cell table:style-name="ce40" office:value-type="date" office:date-value="2019-07-01" calcext:value-type="date">
            <text:p>01/07/19</text:p>
          </table:table-cell>
          <table:table-cell table:number-columns-repeated="45"/>
        </table:table-row>
        <table:table-row table:style-name="ro4">
          <table:table-cell office:value-type="float" office:value="249" calcext:value-type="float">
            <text:p>249</text:p>
          </table:table-cell>
          <table:table-cell office:value-type="string" calcext:value-type="string">
            <text:p><text:a xlink:href="https://community.languagetool.org/rule/show/AZ_A?lang=br&amp;subId=1" xlink:type="simple">https://community.languagetool.org/rule/show/AZ_A?lang=br&amp;subId=1</text:a></text:p>
          </table:table-cell>
          <table:table-cell office:value-type="string" calcext:value-type="string">
            <text:p>a za → az a</text:p>
          </table:table-cell>
          <table:table-cell office:value-type="string" calcext:value-type="string">
            <text:p>Fazi en ur skrivañ «a za» e-plas «az a»</text:p>
          </table:table-cell>
          <table:table-cell office:value-type="string" calcext:value-type="string">
            <text:p>Fazi en ur skrivañ «a za» pa rankfe bezañ «az a».</text:p>
          </table:table-cell>
          <table:table-cell office:value-type="string" calcext:value-type="string">
            <text:p>Ha fellout a rae deoc’h skrivañ az \2 pe a y\2?</text:p>
          </table:table-cell>
          <table:table-cell office:value-type="string" calcext:value-type="string">
            <text:p>C’hoant ho poa skrivañ «az \2» pe «a y\2»?</text:p>
          </table:table-cell>
          <table:table-cell office:value-type="string" calcext:value-type="string">
            <text:p>Vouliez-vous écrire «az \2» pe «a y\2»?</text:p>
          </table:table-cell>
          <table:table-cell office:value-type="string" calcext:value-type="string">
            <text:p>Did you want to write «az \2» pe «a y\2»?</text:p>
          </table:table-cell>
          <table:table-cell office:value-type="string" calcext:value-type="string">
            <text:p>Oui</text:p>
          </table:table-cell>
          <table:table-cell office:value-type="string" calcext:value-type="string">
            <text:p>Verb</text:p>
          </table:table-cell>
          <table:table-cell table:style-name="ce3" office:value-type="string" calcext:value-type="string">
            <text:p>reizhskrivadur</text:p>
          </table:table-cell>
          <table:table-cell table:style-name="ce3" office:value-type="string" calcext:value-type="string">
            <text:p>Az:</text:p>
            <text:p>A ya:</text:p>
          </table:table-cell>
          <table:table-cell office:value-type="string" calcext:value-type="string">
            <text:p><text:a xlink:href="http://devri.bzh/recherche/?q=az&amp;submit" xlink:type="simple">http://devri.bzh/recherche/?q=az&amp;submit=--</text:a></text:p>
          </table:table-cell>
          <table:table-cell office:value-type="string" calcext:value-type="string">
            <text:p><text:a xlink:href="http://meurgorf.brezhoneg.bzh/meurgorf/enklask?terme=az&amp;submit=Rechercher&amp;categorie=0&amp;oeuvres=0" xlink:type="simple">http://meurgorf.brezhoneg.bzh/meurgorf/enklask?terme=az&amp;submit=Rechercher&amp;categorie=0&amp;oeuvres=0--</text:a></text:p>
          </table:table-cell>
          <table:table-cell office:value-type="string" calcext:value-type="string">
            <text:p>https://br.wiktionary.org/wiki/az</text:p>
            <text:p>https://br.wiktionary.org/wiki/a_ya</text:p>
          </table:table-cell>
          <table:table-cell table:style-name="ce28"/>
          <table:table-cell office:value-type="string" calcext:value-type="string">
            <text:p>idem</text:p>
          </table:table-cell>
          <table:table-cell office:value-type="date" office:date-value="2019-07-01" calcext:value-type="date">
            <text:p>01/07/19</text:p>
          </table:table-cell>
          <table:table-cell table:number-columns-repeated="45"/>
        </table:table-row>
        <table:table-row table:style-name="ro4">
          <table:table-cell table:style-name="ce8" office:value-type="float" office:value="250" calcext:value-type="float">
            <text:p>250</text:p>
          </table:table-cell>
          <table:table-cell table:style-name="ce8" office:value-type="string" calcext:value-type="string">
            <text:p><text:a xlink:href="https://community.languagetool.org/rule/show/AM_BOA?lang=br&amp;subId=1" xlink:type="simple">https://community.languagetool.org/rule/show/AM_BOA?lang=br&amp;subId=1</text:a></text:p>
          </table:table-cell>
          <table:table-cell table:style-name="ce8" office:value-type="string" calcext:value-type="string">
            <text:p>am poa → am boa</text:p>
          </table:table-cell>
          <table:table-cell table:style-name="ce8" office:value-type="string" calcext:value-type="string">
            <text:p>Fazi en ur skrivañ «am poa»</text:p>
          </table:table-cell>
          <table:table-cell table:style-name="ce8" office:value-type="string" calcext:value-type="string">
            <text:p>Fazi en ur skrivañ «am poa».</text:p>
          </table:table-cell>
          <table:table-cell table:style-name="ce8" office:value-type="string" calcext:value-type="string">
            <text:p>Ha fellout a rae deoc’h skrivañ \2?</text:p>
          </table:table-cell>
          <table:table-cell table:style-name="ce8" office:value-type="string" calcext:value-type="string">
            <text:p>C’hoant ho poa skrivañ «\2»?</text:p>
          </table:table-cell>
          <table:table-cell table:style-name="ce8" office:value-type="string" calcext:value-type="string">
            <text:p>Vouliez-vous écrire «\2»?</text:p>
          </table:table-cell>
          <table:table-cell table:style-name="ce8" office:value-type="string" calcext:value-type="string">
            <text:p>Did you want to write «\2»?</text:p>
          </table:table-cell>
          <table:table-cell table:style-name="ce8" office:value-type="string" calcext:value-type="string">
            <text:p>Oui</text:p>
          </table:table-cell>
          <table:table-cell table:style-name="ce8" office:value-type="string" calcext:value-type="string">
            <text:p>Verb</text:p>
          </table:table-cell>
          <table:table-cell office:value-type="string" calcext:value-type="string">
            <text:p>reizhskrivadur</text:p>
          </table:table-cell>
          <table:table-cell office:value-type="string" calcext:value-type="string">
            <text:p>Am boa:</text:p>
            <text:p>Boa:</text:p>
          </table:table-cell>
          <table:table-cell table:style-name="ce8" office:value-type="string" calcext:value-type="string">
            <text:p><text:a xlink:href="http://devri.bzh/recherche/?q=boa&amp;submit" xlink:type="simple">--http://devri.bzh/recherche/?q=boa&amp;submit=</text:a></text:p>
          </table:table-cell>
          <table:table-cell table:style-name="ce8" office:value-type="string" calcext:value-type="string">
            <text:p><text:a xlink:href="http://meurgorf.brezhoneg.bzh/meurgorf/enklask?terme=boa&amp;submit=Rechercher&amp;categorie=0&amp;oeuvres=0" xlink:type="simple">--http://meurgorf.brezhoneg.bzh/meurgorf/enklask?terme=boa&amp;submit=Rechercher&amp;categorie=0&amp;oeuvres=0</text:a></text:p>
          </table:table-cell>
          <table:table-cell table:style-name="ce8" office:value-type="string" calcext:value-type="string">
            <text:p>https://br.wiktionary.org/wiki/am_boa</text:p>
            <text:p>https://br.wiktionary.org/wiki/boa</text:p>
          </table:table-cell>
          <table:table-cell/>
          <table:table-cell table:style-name="ce8" office:value-type="string" calcext:value-type="string">
            <text:p>idem</text:p>
          </table:table-cell>
          <table:table-cell table:style-name="ce40" office:value-type="date" office:date-value="2019-07-01" calcext:value-type="date">
            <text:p>01/07/19</text:p>
          </table:table-cell>
          <table:table-cell table:number-columns-repeated="45"/>
        </table:table-row>
        <table:table-row table:style-name="ro4">
          <table:table-cell office:value-type="float" office:value="251" calcext:value-type="float">
            <text:p>251</text:p>
          </table:table-cell>
          <table:table-cell office:value-type="string" calcext:value-type="string">
            <text:p><text:a xlink:href="https://community.languagetool.org/rule/show/AM_BOA?lang=br&amp;subId=2" xlink:type="simple">https://community.languagetool.org/rule/show/AM_BOA?lang=br&amp;subId=2</text:a></text:p>
          </table:table-cell>
          <table:table-cell office:value-type="string" calcext:value-type="string">
            <text:p>am poa → am boa</text:p>
          </table:table-cell>
          <table:table-cell office:value-type="string" calcext:value-type="string">
            <text:p>Fazi en ur skrivañ «az boa»</text:p>
          </table:table-cell>
          <table:table-cell office:value-type="string" calcext:value-type="string">
            <text:p>Fazi en ur skrivañ «az boa».</text:p>
          </table:table-cell>
          <table:table-cell office:value-type="string" calcext:value-type="string">
            <text:p>Ha fellout a rae deoc’h skrivañ \2?</text:p>
          </table:table-cell>
          <table:table-cell office:value-type="string" calcext:value-type="string">
            <text:p>C’hoant ho poa skrivañ «\2»?</text:p>
          </table:table-cell>
          <table:table-cell office:value-type="string" calcext:value-type="string">
            <text:p>Vouliez-vous écrire «\2»?</text:p>
          </table:table-cell>
          <table:table-cell office:value-type="string" calcext:value-type="string">
            <text:p>Did you want to write «\2»?</text:p>
          </table:table-cell>
          <table:table-cell office:value-type="string" calcext:value-type="string">
            <text:p>Oui</text:p>
          </table:table-cell>
          <table:table-cell office:value-type="string" calcext:value-type="string">
            <text:p>Verb</text:p>
          </table:table-cell>
          <table:table-cell table:style-name="ce3" office:value-type="string" calcext:value-type="string">
            <text:p>reizhskrivadur</text:p>
          </table:table-cell>
          <table:table-cell table:style-name="ce3" office:value-type="string" calcext:value-type="string">
            <text:p>Az poa:</text:p>
            <text:p>Poa:</text:p>
          </table:table-cell>
          <table:table-cell office:value-type="string" calcext:value-type="string">
            <text:p><text:a xlink:href="http://devri.bzh/recherche/?q=poa&amp;submit" xlink:type="simple">--http://devri.bzh/recherche/?q=poa&amp;submit=</text:a></text:p>
          </table:table-cell>
          <table:table-cell office:value-type="string" calcext:value-type="string">
            <text:p>--</text:p>
            <text:p>--</text:p>
          </table:table-cell>
          <table:table-cell office:value-type="string" calcext:value-type="string">
            <text:p>https://br.wiktionary.org/wiki/az_poa</text:p>
            <text:p>https://br.wiktionary.org/wiki/poa</text:p>
          </table:table-cell>
          <table:table-cell table:style-name="ce28"/>
          <table:table-cell office:value-type="string" calcext:value-type="string">
            <text:p>idem</text:p>
          </table:table-cell>
          <table:table-cell office:value-type="date" office:date-value="2019-07-01" calcext:value-type="date">
            <text:p>01/07/19</text:p>
          </table:table-cell>
          <table:table-cell table:number-columns-repeated="45"/>
        </table:table-row>
        <table:table-row table:style-name="ro4">
          <table:table-cell table:style-name="ce8" office:value-type="float" office:value="252" calcext:value-type="float">
            <text:p>252</text:p>
          </table:table-cell>
          <table:table-cell table:style-name="ce8" office:value-type="string" calcext:value-type="string">
            <text:p><text:a xlink:href="https://community.languagetool.org/rule/show/AM_BOA?lang=br&amp;subId=3" xlink:type="simple">https://community.languagetool.org/rule/show/AM_BOA?lang=br&amp;subId=3</text:a></text:p>
          </table:table-cell>
          <table:table-cell table:style-name="ce8" office:value-type="string" calcext:value-type="string">
            <text:p>am poa → am boa</text:p>
          </table:table-cell>
          <table:table-cell table:style-name="ce8" office:value-type="string" calcext:value-type="string">
            <text:p>Fazi en ur skrivañ «en boa»</text:p>
          </table:table-cell>
          <table:table-cell table:style-name="ce8" office:value-type="string" calcext:value-type="string">
            <text:p>Fazi en ur skrivañ «en boa».</text:p>
          </table:table-cell>
          <table:table-cell table:style-name="ce8" office:value-type="string" calcext:value-type="string">
            <text:p>Ha fellout a rae deoc’h skrivañ \2?</text:p>
          </table:table-cell>
          <table:table-cell table:style-name="ce8" office:value-type="string" calcext:value-type="string">
            <text:p>C’hoant ho poa skrivañ « \2»?</text:p>
          </table:table-cell>
          <table:table-cell table:style-name="ce8" office:value-type="string" calcext:value-type="string">
            <text:p>Vouliez-vous écrire «\2»?</text:p>
          </table:table-cell>
          <table:table-cell table:style-name="ce8" office:value-type="string" calcext:value-type="string">
            <text:p>Did you want to write «\2»?</text:p>
          </table:table-cell>
          <table:table-cell table:style-name="ce8" office:value-type="string" calcext:value-type="string">
            <text:p>Oui</text:p>
          </table:table-cell>
          <table:table-cell table:style-name="ce8" office:value-type="string" calcext:value-type="string">
            <text:p>Verb</text:p>
          </table:table-cell>
          <table:table-cell office:value-type="string" calcext:value-type="string">
            <text:p>reizhskrivadur</text:p>
          </table:table-cell>
          <table:table-cell office:value-type="string" calcext:value-type="string">
            <text:p>En doa:</text:p>
            <text:p>Doa:</text:p>
          </table:table-cell>
          <table:table-cell table:style-name="ce8" office:value-type="string" calcext:value-type="string">
            <text:p>--</text:p>
            <text:p>--</text:p>
          </table:table-cell>
          <table:table-cell table:style-name="ce8" office:value-type="string" calcext:value-type="string">
            <text:p>--</text:p>
            <text:p>--</text:p>
          </table:table-cell>
          <table:table-cell table:style-name="ce8" office:value-type="string" calcext:value-type="string">
            <text:p>https://br.wiktionary.org/wiki/en_doa</text:p>
            <text:p>https://br.wiktionary.org/wiki/doa</text:p>
          </table:table-cell>
          <table:table-cell/>
          <table:table-cell table:style-name="ce8" office:value-type="string" calcext:value-type="string">
            <text:p>idem</text:p>
          </table:table-cell>
          <table:table-cell table:style-name="ce40" office:value-type="date" office:date-value="2019-07-01" calcext:value-type="date">
            <text:p>01/07/19</text:p>
          </table:table-cell>
          <table:table-cell table:number-columns-repeated="45"/>
        </table:table-row>
        <table:table-row table:style-name="ro4">
          <table:table-cell office:value-type="float" office:value="253" calcext:value-type="float">
            <text:p>253</text:p>
          </table:table-cell>
          <table:table-cell office:value-type="string" calcext:value-type="string">
            <text:p><text:a xlink:href="https://community.languagetool.org/rule/show/V_PPA_EO_BET_UR?lang=br&amp;subId=1" xlink:type="simple">https://community.languagetool.org/rule/show/V_PPA_EO_BET_UR?lang=br&amp;subId=1</text:a></text:p>
          </table:table-cell>
          <table:table-cell office:value-type="string" calcext:value-type="string">
            <text:p>digoret eo bet ur skol → digoret ez eus bet ur skol</text:p>
          </table:table-cell>
          <table:table-cell office:value-type="string" calcext:value-type="string">
            <text:p>Implij fall «eo» gant ar ger-mell amstrizh</text:p>
          </table:table-cell>
          <table:table-cell office:value-type="string" calcext:value-type="string">
            <text:p>Implij fall «eo» gant ar ger-mell amstrizh.</text:p>
          </table:table-cell>
          <table:table-cell office:value-type="string" calcext:value-type="string">
            <text:p>Ret eo implijout ez eus.</text:p>
          </table:table-cell>
          <table:table-cell office:value-type="string" calcext:value-type="string">
            <text:p>Ret eo implijout «ez eus».</text:p>
          </table:table-cell>
          <table:table-cell office:value-type="string" calcext:value-type="string">
            <text:p>Il faut utiliser «ez eus».</text:p>
          </table:table-cell>
          <table:table-cell office:value-type="string" calcext:value-type="string">
            <text:p>You need to use «ez eus».</text:p>
          </table:table-cell>
          <table:table-cell office:value-type="string" calcext:value-type="string">
            <text:p>Oui</text:p>
          </table:table-cell>
          <table:table-cell office:value-type="string" calcext:value-type="string">
            <text:p>Implij fall «eo»</text:p>
          </table:table-cell>
          <table:table-cell table:style-name="ce3" office:value-type="string" calcext:value-type="string">
            <text:p>Ger-mell amstrizh</text:p>
          </table:table-cell>
          <table:table-cell table:style-name="ce3" office:value-type="string" calcext:value-type="string">
            <text:p>Ez eus:</text:p>
            <text:p>Eo:</text:p>
          </table:table-cell>
          <table:table-cell office:value-type="string" calcext:value-type="string">
            <text:p><text:a xlink:href="http://devri.bzh/recherche/?q=eo&amp;submit" xlink:type="simple">--http://devri.bzh/recherche/?q=eo&amp;submit=</text:a></text:p>
          </table:table-cell>
          <table:table-cell office:value-type="string" calcext:value-type="string">
            <text:p><text:a xlink:href="http://meurgorf.brezhoneg.bzh/meurgorf/enklask?terme=eo&amp;submit=Rechercher&amp;categorie=0&amp;oeuvres=0" xlink:type="simple">--http://meurgorf.brezhoneg.bzh/meurgorf/enklask?terme=eo&amp;submit=Rechercher&amp;categorie=0&amp;oeuvres=0</text:a></text:p>
          </table:table-cell>
          <table:table-cell office:value-type="string" calcext:value-type="string">
            <text:p>https://br.wiktionary.org/wiki/ez_eus</text:p>
            <text:p>https://br.wiktionary.org/wiki/eo</text:p>
          </table:table-cell>
          <table:table-cell table:style-name="ce28"/>
          <table:table-cell office:value-type="string" calcext:value-type="string">
            <text:p>idem</text:p>
          </table:table-cell>
          <table:table-cell office:value-type="date" office:date-value="2019-07-01" calcext:value-type="date">
            <text:p>01/07/19</text:p>
          </table:table-cell>
          <table:table-cell table:number-columns-repeated="45"/>
        </table:table-row>
        <table:table-row table:style-name="ro3">
          <table:table-cell table:style-name="ce8" office:value-type="float" office:value="254" calcext:value-type="float">
            <text:p>254</text:p>
          </table:table-cell>
          <table:table-cell table:style-name="ce8" office:value-type="string" calcext:value-type="string">
            <text:p><text:a xlink:href="https://community.languagetool.org/rule/show/V_PPA_EO_BET_UR?lang=br&amp;subId=2" xlink:type="simple">https://community.languagetool.org/rule/show/V_PPA_EO_BET_UR?lang=br&amp;subId=2</text:a></text:p>
          </table:table-cell>
          <table:table-cell table:style-name="ce8" office:value-type="string" calcext:value-type="string">
            <text:p>digoret eo bet ur skol → digoret ez eus bet ur skol</text:p>
          </table:table-cell>
          <table:table-cell table:style-name="ce8" office:value-type="string" calcext:value-type="string">
            <text:p>Implij fall «eo» gant ar ger-mell amstrizh</text:p>
          </table:table-cell>
          <table:table-cell table:style-name="ce8" office:value-type="string" calcext:value-type="string">
            <text:p>Implij fall «eo» gant ar ger-mell amstrizh.</text:p>
          </table:table-cell>
          <table:table-cell table:style-name="ce8" office:value-type="string" calcext:value-type="string">
            <text:p>Ret eo implijout ez eus.</text:p>
          </table:table-cell>
          <table:table-cell table:style-name="ce8" office:value-type="string" calcext:value-type="string">
            <text:p>Ret eo implijout «ez eus».</text:p>
          </table:table-cell>
          <table:table-cell table:style-name="ce8" office:value-type="string" calcext:value-type="string">
            <text:p>Il faut utiliser «ez eus».</text:p>
          </table:table-cell>
          <table:table-cell table:style-name="ce8" office:value-type="string" calcext:value-type="string">
            <text:p>You need to use «ez eus».</text:p>
          </table:table-cell>
          <table:table-cell table:style-name="ce8" office:value-type="string" calcext:value-type="string">
            <text:p>Oui</text:p>
          </table:table-cell>
          <table:table-cell table:style-name="ce8" office:value-type="string" calcext:value-type="string">
            <text:p>Implij fall «eo»</text:p>
          </table:table-cell>
          <table:table-cell office:value-type="string" calcext:value-type="string">
            <text:p>Ger-mell amstrizh</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7-01" calcext:value-type="date">
            <text:p>01/07/19</text:p>
          </table:table-cell>
          <table:table-cell table:number-columns-repeated="45"/>
        </table:table-row>
        <table:table-row table:style-name="ro3">
          <table:table-cell office:value-type="float" office:value="255" calcext:value-type="float">
            <text:p>255</text:p>
          </table:table-cell>
          <table:table-cell office:value-type="string" calcext:value-type="string">
            <text:p><text:a xlink:href="https://community.languagetool.org/rule/show/V_PPA_EO_BET_UR?lang=br&amp;subId=3" xlink:type="simple">https://community.languagetool.org/rule/show/V_PPA_EO_BET_UR?lang=br&amp;subId=3</text:a></text:p>
          </table:table-cell>
          <table:table-cell office:value-type="string" calcext:value-type="string">
            <text:p>digoret eo bet ur skol → digoret ez eus bet ur skol</text:p>
          </table:table-cell>
          <table:table-cell office:value-type="string" calcext:value-type="string">
            <text:p>Implij fall «eo» gant ar ger-mell amstrizh</text:p>
          </table:table-cell>
          <table:table-cell office:value-type="string" calcext:value-type="string">
            <text:p>Implij fall «eo» gant ar ger-mell amstrizh.</text:p>
          </table:table-cell>
          <table:table-cell office:value-type="string" calcext:value-type="string">
            <text:p>Ret eo implijout ez eus.</text:p>
          </table:table-cell>
          <table:table-cell office:value-type="string" calcext:value-type="string">
            <text:p>Ret eo implijout «ez eus».</text:p>
          </table:table-cell>
          <table:table-cell office:value-type="string" calcext:value-type="string">
            <text:p>Il faut utiliser «ez eus».</text:p>
          </table:table-cell>
          <table:table-cell office:value-type="string" calcext:value-type="string">
            <text:p>You need to use «ez eus».</text:p>
          </table:table-cell>
          <table:table-cell office:value-type="string" calcext:value-type="string">
            <text:p>Oui</text:p>
          </table:table-cell>
          <table:table-cell office:value-type="string" calcext:value-type="string">
            <text:p>Implij fall «eo»</text:p>
          </table:table-cell>
          <table:table-cell table:style-name="ce3" office:value-type="string" calcext:value-type="string">
            <text:p>Ger-mell amstrizh</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7-01" calcext:value-type="date">
            <text:p>01/07/19</text:p>
          </table:table-cell>
          <table:table-cell table:number-columns-repeated="45"/>
        </table:table-row>
        <table:table-row table:style-name="ro3">
          <table:table-cell table:style-name="ce8" office:value-type="float" office:value="256" calcext:value-type="float">
            <text:p>256</text:p>
          </table:table-cell>
          <table:table-cell table:style-name="ce8" office:value-type="string" calcext:value-type="string">
            <text:p><text:a xlink:href="https://community.languagetool.org/rule/show/V_PPA_EZ_EUS_BET_AR?lang=br&amp;subId=1" xlink:type="simple">https://community.languagetool.org/rule/show/V_PPA_EZ_EUS_BET_AR?lang=br&amp;subId=1</text:a></text:p>
          </table:table-cell>
          <table:table-cell table:style-name="ce8" office:value-type="string" calcext:value-type="string">
            <text:p>digoret ez eus bet ar → digoret eo bet ar</text:p>
          </table:table-cell>
          <table:table-cell table:style-name="ce8" office:value-type="string" calcext:value-type="string">
            <text:p>Implij fall «ez eus» gant ar ger-mell strizh</text:p>
          </table:table-cell>
          <table:table-cell table:style-name="ce8" office:value-type="string" calcext:value-type="string">
            <text:p>Implij fall «ez eus» gant ar ger-mell strizh.</text:p>
          </table:table-cell>
          <table:table-cell table:style-name="ce8" office:value-type="string" calcext:value-type="string">
            <text:p>Ret eo implijout eo.</text:p>
          </table:table-cell>
          <table:table-cell table:style-name="ce8" office:value-type="string" calcext:value-type="string">
            <text:p>Ret eo implijout «eo».</text:p>
          </table:table-cell>
          <table:table-cell table:style-name="ce8" office:value-type="string" calcext:value-type="string">
            <text:p>Il faut utiliser «eo».</text:p>
          </table:table-cell>
          <table:table-cell table:style-name="ce8" office:value-type="string" calcext:value-type="string">
            <text:p>You need to use «eo».</text:p>
          </table:table-cell>
          <table:table-cell table:style-name="ce8" office:value-type="string" calcext:value-type="string">
            <text:p>Oui</text:p>
          </table:table-cell>
          <table:table-cell table:style-name="ce8" office:value-type="string" calcext:value-type="string">
            <text:p>Implij fall «ez eus»</text:p>
          </table:table-cell>
          <table:table-cell office:value-type="string" calcext:value-type="string">
            <text:p>Ger-mell strizh</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7-01" calcext:value-type="date">
            <text:p>01/07/19</text:p>
          </table:table-cell>
          <table:table-cell table:number-columns-repeated="45"/>
        </table:table-row>
        <table:table-row table:style-name="ro9">
          <table:table-cell office:value-type="float" office:value="257" calcext:value-type="float">
            <text:p>257</text:p>
          </table:table-cell>
          <table:table-cell office:value-type="string" calcext:value-type="string">
            <text:p><text:a xlink:href="https://community.languagetool.org/rule/show/HOCH_EUS?lang=br&amp;subId=1" xlink:type="simple">https://community.languagetool.org/rule/show/HOCH_EUS?lang=br&amp;subId=1</text:a></text:p>
          </table:table-cell>
          <table:table-cell office:value-type="string" calcext:value-type="string">
            <text:p>oc’h eus → hoc’h eus</text:p>
          </table:table-cell>
          <table:table-cell office:value-type="string" calcext:value-type="string">
            <text:p>Fazi en ur skrivañ «oc’h eus» e-plas «hoc’h eus»</text:p>
          </table:table-cell>
          <table:table-cell office:value-type="string" calcext:value-type="string">
            <text:p>Fazi en ur skrivañ «oc’h eus» pa rankfe bezañ «hoc’h eus».</text:p>
          </table:table-cell>
          <table:table-cell office:value-type="string" calcext:value-type="string">
            <text:p>Ha fellout a rae deoc’h skrivañ hoc’h eus?</text:p>
          </table:table-cell>
          <table:table-cell office:value-type="string" calcext:value-type="string">
            <text:p>C’hoant ho poa skrivañ «hoc’h eus»?</text:p>
          </table:table-cell>
          <table:table-cell office:value-type="string" calcext:value-type="string">
            <text:p>Vouliez-vous écrire «hoc’h eus»?</text:p>
          </table:table-cell>
          <table:table-cell office:value-type="string" calcext:value-type="string">
            <text:p>Did you want to write «hoc’h eus»?</text:p>
          </table:table-cell>
          <table:table-cell office:value-type="string" calcext:value-type="string">
            <text:p>Oui</text:p>
          </table:table-cell>
          <table:table-cell office:value-type="string" calcext:value-type="string">
            <text:p>Verb skoazell</text:p>
          </table:table-cell>
          <table:table-cell table:style-name="ce3" office:value-type="string" calcext:value-type="string">
            <text:p>implij fall</text:p>
          </table:table-cell>
          <table:table-cell table:style-name="ce3" office:value-type="string" calcext:value-type="string">
            <text:p>Hoc’h:</text:p>
            <text:p>Eus:</text:p>
            <text:p>Hoc’h eus:</text:p>
          </table:table-cell>
          <table:table-cell office:value-type="string" calcext:value-type="string">
            <text:p>http://devri.bzh/recherche/?q=hoc%27h&amp;submit=</text:p>
            <text:p>http://devri.bzh/recherche/?q=eus&amp;submit=</text:p>
            <text:p>--</text:p>
          </table:table-cell>
          <table:table-cell office:value-type="string" calcext:value-type="string">
            <text:p>http://meurgorf.brezhoneg.bzh/meurgorf/enklask?terme=hoc%27h&amp;submit=Rechercher&amp;categorie=0&amp;oeuvres=0</text:p>
            <text:p>http://meurgorf.brezhoneg.bzh/meurgorf/enklask?terme=eus&amp;submit=Rechercher&amp;categorie=0&amp;oeuvres=0</text:p>
            <text:p>--</text:p>
          </table:table-cell>
          <table:table-cell office:value-type="string" calcext:value-type="string">
            <text:p>https://br.wiktionary.org/wiki/hoc%27h</text:p>
            <text:p>https://br.wiktionary.org/wiki/eus</text:p>
            <text:p>https://br.wiktionary.org/wiki/hoc%27h_eus</text:p>
          </table:table-cell>
          <table:table-cell table:style-name="ce28"/>
          <table:table-cell office:value-type="string" calcext:value-type="string">
            <text:p>idem</text:p>
          </table:table-cell>
          <table:table-cell office:value-type="date" office:date-value="2019-07-01" calcext:value-type="date">
            <text:p>01/07/19</text:p>
          </table:table-cell>
          <table:table-cell table:number-columns-repeated="45"/>
        </table:table-row>
        <table:table-row table:style-name="ro10">
          <table:table-cell table:style-name="ce8" office:value-type="float" office:value="258" calcext:value-type="float">
            <text:p>258</text:p>
          </table:table-cell>
          <table:table-cell table:style-name="ce8" office:value-type="string" calcext:value-type="string">
            <text:p><text:a xlink:href="https://community.languagetool.org/rule/show/EZ_EUS_E_VEZ?lang=br&amp;subId=1" xlink:type="simple">https://community.languagetool.org/rule/show/EZ_EUS_E_VEZ?lang=br&amp;subId=1</text:a></text:p>
          </table:table-cell>
          <table:table-cell table:style-name="ce8" office:value-type="string" calcext:value-type="string">
            <text:p>ez eus → e vez</text:p>
          </table:table-cell>
          <table:table-cell table:style-name="ce8" office:value-type="string" calcext:value-type="string">
            <text:p>Implij fall «ez eus» pa rankfe bezañ «e vez»</text:p>
          </table:table-cell>
          <table:table-cell table:style-name="ce8" office:value-type="string" calcext:value-type="string">
            <text:p>Implij fall «ez eus» pa rankfe bezañ «e vez».</text:p>
          </table:table-cell>
          <table:table-cell table:style-name="ce8" office:value-type="string" calcext:value-type="string">
            <text:p>Stumm boas un droienn a verk ur prantad amzer a zistro ingal. A fellout a rae deoc’h skrivañ e vez?</text:p>
          </table:table-cell>
          <table:table-cell table:style-name="ce8" office:value-type="string" calcext:value-type="string">
            <text:p>Ar stumm boas a verk ur prantad amzer a zistro ingal. C’hoant ho poa skrivañ «e vez» neuze?</text:p>
          </table:table-cell>
          <table:table-cell table:style-name="ce8" office:value-type="string" calcext:value-type="string">
            <text:p>La forme d’habitude marque un moment qui revient régulièrement. Vouliez-vous donc écrire «e vez»?</text:p>
          </table:table-cell>
          <table:table-cell table:style-name="ce8" office:value-type="string" calcext:value-type="string">
            <text:p>The usual form marks a moment that comes back regularly. Did you want to write «e vez»?</text:p>
          </table:table-cell>
          <table:table-cell table:style-name="ce8" office:value-type="string" calcext:value-type="string">
            <text:p>Oui</text:p>
          </table:table-cell>
          <table:table-cell table:style-name="ce8" office:value-type="string" calcext:value-type="string">
            <text:p>Verb skoazell</text:p>
          </table:table-cell>
          <table:table-cell office:value-type="string" calcext:value-type="string">
            <text:p>implij fall</text:p>
          </table:table-cell>
          <table:table-cell office:value-type="string" calcext:value-type="string">
            <text:p>E:</text:p>
            <text:p>Vez:</text:p>
            <text:p>E vez:</text:p>
          </table:table-cell>
          <table:table-cell table:style-name="ce8" office:value-type="string" calcext:value-type="string">
            <text:p><text:a xlink:href="http://devri.bzh/recherche/?q=e&amp;submit" xlink:type="simple">http://devri.bzh/recherche/?q=e&amp;submit=----</text:a></text:p>
          </table:table-cell>
          <table:table-cell table:style-name="ce8" office:value-type="string" calcext:value-type="string">
            <text:p><text:a xlink:href="http://meurgorf.brezhoneg.bzh/meurgorf/enklask?terme=e&amp;submit=Rechercher&amp;categorie=0&amp;oeuvres=0" xlink:type="simple">http://meurgorf.brezhoneg.bzh/meurgorf/enklask?terme=e&amp;submit=Rechercher&amp;categorie=0&amp;oeuvres=0----</text:a></text:p>
          </table:table-cell>
          <table:table-cell table:style-name="ce8" office:value-type="string" calcext:value-type="string">
            <text:p>https://br.wiktionary.org/wiki/e</text:p>
            <text:p>https://br.wiktionary.org/wiki/vez</text:p>
            <text:p>https://br.wiktionary.org/wiki/e_vez</text:p>
          </table:table-cell>
          <table:table-cell/>
          <table:table-cell table:style-name="ce8" office:value-type="string" calcext:value-type="string">
            <text:p>idem</text:p>
          </table:table-cell>
          <table:table-cell table:style-name="ce40" office:value-type="date" office:date-value="2019-07-01" calcext:value-type="date">
            <text:p>01/07/19</text:p>
          </table:table-cell>
          <table:table-cell table:number-columns-repeated="45"/>
        </table:table-row>
        <table:table-row table:style-name="ro1">
          <table:table-cell office:value-type="float" office:value="259" calcext:value-type="float">
            <text:p>259</text:p>
          </table:table-cell>
          <table:table-cell office:value-type="string" calcext:value-type="string">
            <text:p><text:a xlink:href="https://community.languagetool.org/rule/show/EZ_EUS_E_VEZ?lang=br&amp;subId=2" xlink:type="simple">https://community.languagetool.org/rule/show/EZ_EUS_E_VEZ?lang=br&amp;subId=2</text:a></text:p>
          </table:table-cell>
          <table:table-cell office:value-type="string" calcext:value-type="string">
            <text:p>ez eus → e vez</text:p>
          </table:table-cell>
          <table:table-cell office:value-type="string" calcext:value-type="string">
            <text:p>Implij fall «ez eus» pa rankfe bezañ «e vez»</text:p>
          </table:table-cell>
          <table:table-cell office:value-type="string" calcext:value-type="string">
            <text:p>Implij fall «ez eus» pa rankfe bezañ «e vez».</text:p>
          </table:table-cell>
          <table:table-cell office:value-type="string" calcext:value-type="string">
            <text:p>Stumm boas un droienn a verk ur prantad amzer a zistro ingal. A fellout a rae deoc’h skrivañ e veze?</text:p>
          </table:table-cell>
          <table:table-cell office:value-type="string" calcext:value-type="string">
            <text:p>Ar stumm boas a verk ur prantad amzer a zistro ingal. C’hoant ho poa skrivañ «e veze» neuze?</text:p>
          </table:table-cell>
          <table:table-cell office:value-type="string" calcext:value-type="string">
            <text:p>La forme d’habitude marque un moment qui revient régulièrement. Vouliez-vous donc écrire «e veze»?</text:p>
          </table:table-cell>
          <table:table-cell office:value-type="string" calcext:value-type="string">
            <text:p>The usual form marks a moment that comes back regularly. Did you want to write «e veze»?</text:p>
          </table:table-cell>
          <table:table-cell office:value-type="string" calcext:value-type="string">
            <text:p>Oui</text:p>
          </table:table-cell>
          <table:table-cell office:value-type="string" calcext:value-type="string">
            <text:p>Verb skoazell</text:p>
          </table:table-cell>
          <table:table-cell table:style-name="ce3" office:value-type="string" calcext:value-type="string">
            <text:p>implij fall</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7-01" calcext:value-type="date">
            <text:p>01/07/19</text:p>
          </table:table-cell>
          <table:table-cell table:number-columns-repeated="45"/>
        </table:table-row>
        <table:table-row table:style-name="ro8">
          <table:table-cell table:style-name="ce8" office:value-type="float" office:value="260" calcext:value-type="float">
            <text:p>260</text:p>
          </table:table-cell>
          <table:table-cell table:style-name="ce8" office:value-type="string" calcext:value-type="string">
            <text:p><text:a xlink:href="https://community.languagetool.org/rule/show/AM_EUS_AM_BEZ?lang=br&amp;subId=1" xlink:type="simple">https://community.languagetool.org/rule/show/AM_EUS_AM_BEZ?lang=br&amp;subId=1</text:a></text:p>
          </table:table-cell>
          <table:table-cell table:style-name="ce8" office:value-type="string" calcext:value-type="string">
            <text:p>am eus → am bez</text:p>
          </table:table-cell>
          <table:table-cell table:style-name="ce8" office:value-type="string" calcext:value-type="string">
            <text:p>Implij fall «am eus» pa rankfe bezañ «am bez»</text:p>
          </table:table-cell>
          <table:table-cell table:style-name="ce8" office:value-type="string" calcext:value-type="string">
            <text:p>Implij fall «am eus» pa rankfe bezañ «am bez».</text:p>
          </table:table-cell>
          <table:table-cell table:style-name="ce8" office:value-type="string" calcext:value-type="string">
            <text:p>Ret eo skrivañ \1 bez gant ar ger «\3».</text:p>
          </table:table-cell>
          <table:table-cell table:style-name="ce8" office:value-type="string" calcext:value-type="string">
            <text:p>Skrivit «\1 bez» gant ar ger «\3».</text:p>
          </table:table-cell>
          <table:table-cell table:style-name="ce8" office:value-type="string" calcext:value-type="string">
            <text:p>Écrivez «\1 bez» avec le mot «\3».</text:p>
          </table:table-cell>
          <table:table-cell table:style-name="ce8" office:value-type="string" calcext:value-type="string">
            <text:p>Write «\1 bez» with the word «\3».</text:p>
          </table:table-cell>
          <table:table-cell table:style-name="ce8" office:value-type="string" calcext:value-type="string">
            <text:p>Oui</text:p>
          </table:table-cell>
          <table:table-cell table:style-name="ce8" office:value-type="string" calcext:value-type="string">
            <text:p>Verb skoazell</text:p>
          </table:table-cell>
          <table:table-cell office:value-type="string" calcext:value-type="string">
            <text:p>implij fall</text:p>
          </table:table-cell>
          <table:table-cell office:value-type="string" calcext:value-type="string">
            <text:p>Am:</text:p>
            <text:p>Bez:</text:p>
            <text:p>Am bez:</text:p>
          </table:table-cell>
          <table:table-cell table:style-name="ce8" office:value-type="string" calcext:value-type="string">
            <text:p>http://devri.bzh/recherche/?q=am&amp;submit=</text:p>
            <text:p>http://devri.bzh/recherche/?q=bez&amp;submit=</text:p>
            <text:p>--</text:p>
          </table:table-cell>
          <table:table-cell table:style-name="ce8" office:value-type="string" calcext:value-type="string">
            <text:p><text:a xlink:href="http://meurgorf.brezhoneg.bzh/meurgorf/enklask?terme=bez&amp;submit=Rechercher&amp;categorie=0&amp;oeuvres=0" xlink:type="simple">--http://meurgorf.brezhoneg.bzh/meurgorf/enklask?terme=bez&amp;submit=Rechercher&amp;categorie=0&amp;oeuvres=0--</text:a></text:p>
          </table:table-cell>
          <table:table-cell table:style-name="ce8" office:value-type="string" calcext:value-type="string">
            <text:p>https://br.wiktionary.org/wiki/am</text:p>
            <text:p>https://br.wiktionary.org/wiki/bez</text:p>
            <text:p>https://br.wiktionary.org/wiki/am_bez</text:p>
          </table:table-cell>
          <table:table-cell/>
          <table:table-cell table:style-name="ce8" office:value-type="string" calcext:value-type="string">
            <text:p>idem</text:p>
          </table:table-cell>
          <table:table-cell table:style-name="ce40" office:value-type="date" office:date-value="2019-07-01" calcext:value-type="date">
            <text:p>01/07/19</text:p>
          </table:table-cell>
          <table:table-cell table:number-columns-repeated="45"/>
        </table:table-row>
        <table:table-row table:style-name="ro9">
          <table:table-cell office:value-type="float" office:value="261" calcext:value-type="float">
            <text:p>261</text:p>
          </table:table-cell>
          <table:table-cell office:value-type="string" calcext:value-type="string">
            <text:p><text:a xlink:href="https://community.languagetool.org/rule/show/AM_EUS_AM_BEZ?lang=br&amp;subId=2" xlink:type="simple">https://community.languagetool.org/rule/show/AM_EUS_AM_BEZ?lang=br&amp;subId=2</text:a></text:p>
          </table:table-cell>
          <table:table-cell office:value-type="string" calcext:value-type="string">
            <text:p>am eus → am bez</text:p>
          </table:table-cell>
          <table:table-cell office:value-type="string" calcext:value-type="string">
            <text:p>Implij fall «az peus» pa rankfe bezañ «az pez»</text:p>
          </table:table-cell>
          <table:table-cell office:value-type="string" calcext:value-type="string">
            <text:p>Implij fall «az peus» pa rankfe bezañ «az pez».</text:p>
          </table:table-cell>
          <table:table-cell office:value-type="string" calcext:value-type="string">
            <text:p>Ret eo skrivañ \1 pez gant ar ger «\3».</text:p>
          </table:table-cell>
          <table:table-cell office:value-type="string" calcext:value-type="string">
            <text:p>Skrivit «\1 pez» gant ar ger «\3».</text:p>
          </table:table-cell>
          <table:table-cell office:value-type="string" calcext:value-type="string">
            <text:p>Écrivez «\1 pez» avec le mot «\3».</text:p>
          </table:table-cell>
          <table:table-cell office:value-type="string" calcext:value-type="string">
            <text:p>Write «\1 pez» with the word «\3».</text:p>
          </table:table-cell>
          <table:table-cell office:value-type="string" calcext:value-type="string">
            <text:p>Oui</text:p>
          </table:table-cell>
          <table:table-cell office:value-type="string" calcext:value-type="string">
            <text:p>Verb skoazell</text:p>
          </table:table-cell>
          <table:table-cell table:style-name="ce3" office:value-type="string" calcext:value-type="string">
            <text:p>implij fall</text:p>
          </table:table-cell>
          <table:table-cell table:style-name="ce3" office:value-type="string" calcext:value-type="string">
            <text:p>Az:</text:p>
            <text:p>Pez:</text:p>
            <text:p>Az pez:</text:p>
          </table:table-cell>
          <table:table-cell office:value-type="string" calcext:value-type="string">
            <text:p>http://devri.bzh/recherche/?q=az&amp;submit=</text:p>
            <text:p>http://devri.bzh/recherche/?q=pez&amp;submit=</text:p>
            <text:p>--</text:p>
          </table:table-cell>
          <table:table-cell office:value-type="string" calcext:value-type="string">
            <text:p>http://meurgorf.brezhoneg.bzh/meurgorf/enklask?terme=az&amp;submit=Rechercher&amp;categorie=0&amp;oeuvres=0</text:p>
            <text:p>http://meurgorf.brezhoneg.bzh/meurgorf/enklask?terme=pez&amp;submit=Rechercher&amp;categorie=0&amp;oeuvres=0</text:p>
            <text:p>--</text:p>
          </table:table-cell>
          <table:table-cell office:value-type="string" calcext:value-type="string">
            <text:p>https://br.wiktionary.org/wiki/az</text:p>
            <text:p>https://br.wiktionary.org/wiki/pez</text:p>
            <text:p>https://br.wiktionary.org/wiki/az_pez</text:p>
          </table:table-cell>
          <table:table-cell table:style-name="ce28"/>
          <table:table-cell office:value-type="string" calcext:value-type="string">
            <text:p>idem</text:p>
          </table:table-cell>
          <table:table-cell office:value-type="date" office:date-value="2019-07-01" calcext:value-type="date">
            <text:p>01/07/19</text:p>
          </table:table-cell>
          <table:table-cell table:number-columns-repeated="45"/>
        </table:table-row>
        <table:table-row table:style-name="ro8">
          <table:table-cell table:style-name="ce8" office:value-type="float" office:value="262" calcext:value-type="float">
            <text:p>262</text:p>
          </table:table-cell>
          <table:table-cell table:style-name="ce8" office:value-type="string" calcext:value-type="string">
            <text:p><text:a xlink:href="https://community.languagetool.org/rule/show/AM_EUS_AM_BEZ?lang=br&amp;subId=3" xlink:type="simple">https://community.languagetool.org/rule/show/AM_EUS_AM_BEZ?lang=br&amp;subId=3</text:a></text:p>
          </table:table-cell>
          <table:table-cell table:style-name="ce8" office:value-type="string" calcext:value-type="string">
            <text:p>am eus → am bez</text:p>
          </table:table-cell>
          <table:table-cell table:style-name="ce8" office:value-type="string" calcext:value-type="string">
            <text:p>Implij fall «o deus» pa rankfe bezañ «o devez»</text:p>
          </table:table-cell>
          <table:table-cell table:style-name="ce8" office:value-type="string" calcext:value-type="string">
            <text:p>Implij fall «o deus» pa rankfe bezañ «o devez».</text:p>
          </table:table-cell>
          <table:table-cell table:style-name="ce8" office:value-type="string" calcext:value-type="string">
            <text:p>Ret eo skrivañ \1 devez gant ar ger «\3».</text:p>
          </table:table-cell>
          <table:table-cell table:style-name="ce8" office:value-type="string" calcext:value-type="string">
            <text:p>Skrivit «\1 devez» gant ar ger «\3».</text:p>
          </table:table-cell>
          <table:table-cell table:style-name="ce8" office:value-type="string" calcext:value-type="string">
            <text:p>Écrivez «\1 devez» avec le mot «\3».</text:p>
          </table:table-cell>
          <table:table-cell table:style-name="ce8" office:value-type="string" calcext:value-type="string">
            <text:p>Write «\1 devez» with the word «\3».</text:p>
          </table:table-cell>
          <table:table-cell table:style-name="ce8" office:value-type="string" calcext:value-type="string">
            <text:p>Oui</text:p>
          </table:table-cell>
          <table:table-cell table:style-name="ce8" office:value-type="string" calcext:value-type="string">
            <text:p>Verb skoazell</text:p>
          </table:table-cell>
          <table:table-cell office:value-type="string" calcext:value-type="string">
            <text:p>implij fall</text:p>
          </table:table-cell>
          <table:table-cell office:value-type="string" calcext:value-type="string">
            <text:p>O:</text:p>
            <text:p>Devez:</text:p>
            <text:p>O devez:</text:p>
          </table:table-cell>
          <table:table-cell table:style-name="ce8" office:value-type="string" calcext:value-type="string">
            <text:p>http://devri.bzh/recherche/?q=o&amp;submit=</text:p>
            <text:p>http://devri.bzh/recherche/?q=devez&amp;submit=</text:p>
            <text:p>--</text:p>
          </table:table-cell>
          <table:table-cell table:style-name="ce8" office:value-type="string" calcext:value-type="string">
            <text:p><text:a xlink:href="http://meurgorf.brezhoneg.bzh/meurgorf/enklask?terme=o&amp;submit=Rechercher&amp;categorie=0&amp;oeuvres=0" xlink:type="simple">http://meurgorf.brezhoneg.bzh/meurgorf/enklask?terme=o&amp;submit=Rechercher&amp;categorie=0&amp;oeuvres=0----</text:a></text:p>
          </table:table-cell>
          <table:table-cell table:style-name="ce8" office:value-type="string" calcext:value-type="string">
            <text:p>https://br.wiktionary.org/wiki/o</text:p>
            <text:p>https://br.wiktionary.org/wiki/devez</text:p>
            <text:p>https://br.wiktionary.org/wiki/o_devez</text:p>
          </table:table-cell>
          <table:table-cell/>
          <table:table-cell table:style-name="ce8" office:value-type="string" calcext:value-type="string">
            <text:p>idem</text:p>
          </table:table-cell>
          <table:table-cell table:style-name="ce40" office:value-type="date" office:date-value="2019-07-01" calcext:value-type="date">
            <text:p>01/07/19</text:p>
          </table:table-cell>
          <table:table-cell table:number-columns-repeated="45"/>
        </table:table-row>
        <table:table-row table:style-name="ro9">
          <table:table-cell office:value-type="float" office:value="263" calcext:value-type="float">
            <text:p>263</text:p>
          </table:table-cell>
          <table:table-cell office:value-type="string" calcext:value-type="string">
            <text:p><text:a xlink:href="https://community.languagetool.org/rule/show/AM_EUS_AM_BEZ?lang=br&amp;subId=4" xlink:type="simple">https://community.languagetool.org/rule/show/AM_EUS_AM_BEZ?lang=br&amp;subId=4</text:a></text:p>
          </table:table-cell>
          <table:table-cell office:value-type="string" calcext:value-type="string">
            <text:p>am eus → am bez</text:p>
          </table:table-cell>
          <table:table-cell office:value-type="string" calcext:value-type="string">
            <text:p>Implij fall «hoc’h peus» pa rankfe bezañ «ho pez»</text:p>
          </table:table-cell>
          <table:table-cell office:value-type="string" calcext:value-type="string">
            <text:p>Implij fall «hoc’h peus» pa rankfe bezañ «ho pez».</text:p>
          </table:table-cell>
          <table:table-cell office:value-type="string" calcext:value-type="string">
            <text:p>Ret eo skrivañ ho pez gant ar ger «\3».</text:p>
          </table:table-cell>
          <table:table-cell office:value-type="string" calcext:value-type="string">
            <text:p>Skrivit «ho pez» gant ar ger «\3».</text:p>
          </table:table-cell>
          <table:table-cell office:value-type="string" calcext:value-type="string">
            <text:p>Écrivez «ho pez» avec le mot «\3».</text:p>
          </table:table-cell>
          <table:table-cell office:value-type="string" calcext:value-type="string">
            <text:p>Write «ho pez» with the word «\3».</text:p>
          </table:table-cell>
          <table:table-cell office:value-type="string" calcext:value-type="string">
            <text:p>Oui</text:p>
          </table:table-cell>
          <table:table-cell office:value-type="string" calcext:value-type="string">
            <text:p>Verb skoazell</text:p>
          </table:table-cell>
          <table:table-cell table:style-name="ce3" office:value-type="string" calcext:value-type="string">
            <text:p>implij fall</text:p>
          </table:table-cell>
          <table:table-cell table:style-name="ce3" office:value-type="string" calcext:value-type="string">
            <text:p>Ho:</text:p>
            <text:p>Pez:</text:p>
            <text:p>Ho pez:</text:p>
          </table:table-cell>
          <table:table-cell office:value-type="string" calcext:value-type="string">
            <text:p>http://devri.bzh/recherche/?q=ho&amp;submit=</text:p>
            <text:p>http://devri.bzh/recherche/?q=pez&amp;submit=</text:p>
            <text:p>--</text:p>
          </table:table-cell>
          <table:table-cell office:value-type="string" calcext:value-type="string">
            <text:p>http://meurgorf.brezhoneg.bzh/meurgorf/enklask?terme=ho&amp;submit=Rechercher&amp;categorie=0&amp;oeuvres=0</text:p>
            <text:p>http://meurgorf.brezhoneg.bzh/meurgorf/enklask?terme=pez&amp;submit=Rechercher&amp;categorie=0&amp;oeuvres=0</text:p>
            <text:p>--</text:p>
          </table:table-cell>
          <table:table-cell office:value-type="string" calcext:value-type="string">
            <text:p>https://br.wiktionary.org/wiki/ho</text:p>
            <text:p>https://br.wiktionary.org/wiki/pez</text:p>
            <text:p>https://br.wiktionary.org/wiki/ho_pez</text:p>
          </table:table-cell>
          <table:table-cell table:style-name="ce28"/>
          <table:table-cell office:value-type="string" calcext:value-type="string">
            <text:p>idem</text:p>
          </table:table-cell>
          <table:table-cell office:value-type="date" office:date-value="2019-07-01" calcext:value-type="date">
            <text:p>01/07/19</text:p>
          </table:table-cell>
          <table:table-cell table:number-columns-repeated="45"/>
        </table:table-row>
        <table:table-row table:style-name="ro8">
          <table:table-cell table:style-name="ce8" office:value-type="float" office:value="264" calcext:value-type="float">
            <text:p>264</text:p>
          </table:table-cell>
          <table:table-cell table:style-name="ce8" office:value-type="string" calcext:value-type="string">
            <text:p><text:a xlink:href="https://community.languagetool.org/rule/show/AM_EUS_AM_BEZ?lang=br&amp;subId=5" xlink:type="simple">https://community.languagetool.org/rule/show/AM_EUS_AM_BEZ?lang=br&amp;subId=5</text:a></text:p>
          </table:table-cell>
          <table:table-cell table:style-name="ce8" office:value-type="string" calcext:value-type="string">
            <text:p>am eus → am bez</text:p>
          </table:table-cell>
          <table:table-cell table:style-name="ce8" office:value-type="string" calcext:value-type="string">
            <text:p>Implij fall «am boa» pa rankfe bezañ «am beze»</text:p>
          </table:table-cell>
          <table:table-cell table:style-name="ce8" office:value-type="string" calcext:value-type="string">
            <text:p>Implij fall «am boa» pa rankfe bezañ «am beze».</text:p>
          </table:table-cell>
          <table:table-cell table:style-name="ce8" office:value-type="string" calcext:value-type="string">
            <text:p>Ret eo skrivañ \1 \2 gant ar ger «\3».</text:p>
          </table:table-cell>
          <table:table-cell table:style-name="ce8" office:value-type="string" calcext:value-type="string">
            <text:p>Skrivit «\1 \2» gant ar ger «\3».</text:p>
          </table:table-cell>
          <table:table-cell table:style-name="ce8" office:value-type="string" calcext:value-type="string">
            <text:p>Écrivez «\1 \2» avec le mot «\3».</text:p>
          </table:table-cell>
          <table:table-cell table:style-name="ce8" office:value-type="string" calcext:value-type="string">
            <text:p>Write «\1 \2» with the word «\3».</text:p>
          </table:table-cell>
          <table:table-cell table:style-name="ce8" office:value-type="string" calcext:value-type="string">
            <text:p>Oui</text:p>
          </table:table-cell>
          <table:table-cell table:style-name="ce8" office:value-type="string" calcext:value-type="string">
            <text:p>Verb skoazell</text:p>
          </table:table-cell>
          <table:table-cell office:value-type="string" calcext:value-type="string">
            <text:p>implij fall</text:p>
          </table:table-cell>
          <table:table-cell office:value-type="string" calcext:value-type="string">
            <text:p>Am:</text:p>
            <text:p>Beze:</text:p>
            <text:p>Am beze:</text:p>
          </table:table-cell>
          <table:table-cell table:style-name="ce8" office:value-type="string" calcext:value-type="string">
            <text:p>http://devri.bzh/recherche/?q=am&amp;submit=</text:p>
            <text:p>http://devri.bzh/recherche/?q=beze&amp;submit=</text:p>
            <text:p>--</text:p>
          </table:table-cell>
          <table:table-cell table:style-name="ce8" office:value-type="string" calcext:value-type="string">
            <text:p><text:a xlink:href="http://meurgorf.brezhoneg.bzh/meurgorf/enklask?terme=beze&amp;submit=Rechercher&amp;categorie=0&amp;oeuvres=0" xlink:type="simple">--http://meurgorf.brezhoneg.bzh/meurgorf/enklask?terme=beze&amp;submit=Rechercher&amp;categorie=0&amp;oeuvres=0--</text:a></text:p>
          </table:table-cell>
          <table:table-cell table:style-name="ce8" office:value-type="string" calcext:value-type="string">
            <text:p>https://br.wiktionary.org/wiki/am</text:p>
            <text:p>https://br.wiktionary.org/wiki/beze</text:p>
            <text:p>https://br.wiktionary.org/wiki/am_beze</text:p>
          </table:table-cell>
          <table:table-cell/>
          <table:table-cell table:style-name="ce8" office:value-type="string" calcext:value-type="string">
            <text:p>idem</text:p>
          </table:table-cell>
          <table:table-cell table:style-name="ce40" office:value-type="date" office:date-value="2019-07-01" calcext:value-type="date">
            <text:p>01/07/19</text:p>
          </table:table-cell>
          <table:table-cell table:number-columns-repeated="45"/>
        </table:table-row>
        <table:table-row table:style-name="ro7">
          <table:table-cell office:value-type="float" office:value="265" calcext:value-type="float">
            <text:p>265</text:p>
          </table:table-cell>
          <table:table-cell office:value-type="string" calcext:value-type="string">
            <text:p><text:a xlink:href="https://community.languagetool.org/rule/show/NEBEUT_NACHAN?lang=br&amp;subId=1" xlink:type="simple">https://community.languagetool.org/rule/show/NEBEUT_NACHAN?lang=br&amp;subId=1</text:a></text:p>
          </table:table-cell>
          <table:table-cell office:value-type="string" calcext:value-type="string">
            <text:p>nebeud/nebeut gant an nac’hañ</text:p>
          </table:table-cell>
          <table:table-cell office:value-type="string" calcext:value-type="string">
            <text:p>Verb displeget el liester goude «nebeud/nebeut» er stumm nac’h</text:p>
          </table:table-cell>
          <table:table-cell office:value-type="string" calcext:value-type="string">
            <text:p>Verb displeget el liester goude «nebeud/nebeut» er stumm nac’h.</text:p>
          </table:table-cell>
          <table:table-cell office:value-type="string" calcext:value-type="string">
            <text:p>Ret eo implij ur verb lies goude «\2 \3 \4 \5» e penn ar frazenn. (CHALM R1.5.1)</text:p>
          </table:table-cell>
          <table:table-cell office:value-type="string" calcext:value-type="string">
            <text:p>Implijit ur verb displeget el liester goude «\2 \3 \4 \5» e deroù ar frazenn. (CHALM R1.5.1)</text:p>
          </table:table-cell>
          <table:table-cell office:value-type="string" calcext:value-type="string">
            <text:p>Utilisez un verbe conjugué au pluriel après «\2 \3 \4 \5» en début de phrase. (CHALM R1.5.1)</text:p>
          </table:table-cell>
          <table:table-cell office:value-type="string" calcext:value-type="string">
            <text:p>Use a plural conjugated verb after «\2 \3 \4 \5» in the beginning of the phrase. (CHALM R1.5.1)</text:p>
          </table:table-cell>
          <table:table-cell office:value-type="string" calcext:value-type="string">
            <text:p>Oui</text:p>
          </table:table-cell>
          <table:table-cell office:value-type="string" calcext:value-type="string">
            <text:p>Liester, verb</text:p>
          </table:table-cell>
          <table:table-cell table:style-name="ce3" office:value-type="string" calcext:value-type="string">
            <text:p>nebeud/nebeut</text:p>
          </table:table-cell>
          <table:table-cell table:style-name="ce3" office:value-type="string" calcext:value-type="string">
            <text:p>Nebeud:</text:p>
            <text:p>Nebeut:</text:p>
          </table:table-cell>
          <table:table-cell office:value-type="string" calcext:value-type="string">
            <text:p>http://devri.bzh/recherche/?q=nebeud&amp;submit=</text:p>
            <text:p>http://devri.bzh/recherche/?q=nebeut&amp;submit=</text:p>
          </table:table-cell>
          <table:table-cell office:value-type="string" calcext:value-type="string">
            <text:p>http://meurgorf.brezhoneg.bzh/meurgorf/enklask?terme=nebeud&amp;submit=Rechercher&amp;categorie=0&amp;oeuvres=0</text:p>
            <text:p>http://meurgorf.brezhoneg.bzh/meurgorf/enklask?terme=nebeut&amp;submit=Rechercher&amp;categorie=0&amp;oeuvres=0</text:p>
          </table:table-cell>
          <table:table-cell office:value-type="string" calcext:value-type="string">
            <text:p>https://br.wiktionary.org/wiki/nebeud</text:p>
            <text:p>https://br.wiktionary.org/wiki/nebeut</text:p>
          </table:table-cell>
          <table:table-cell table:style-name="ce28"/>
          <table:table-cell office:value-type="string" calcext:value-type="string">
            <text:p>idem</text:p>
          </table:table-cell>
          <table:table-cell office:value-type="date" office:date-value="2019-07-01" calcext:value-type="date">
            <text:p>01/07/19</text:p>
          </table:table-cell>
          <table:table-cell table:number-columns-repeated="45"/>
        </table:table-row>
        <table:table-row table:style-name="ro4">
          <table:table-cell table:style-name="ce8" office:value-type="float" office:value="266" calcext:value-type="float">
            <text:p>266</text:p>
          </table:table-cell>
          <table:table-cell table:style-name="ce8" office:value-type="string" calcext:value-type="string">
            <text:p><text:a xlink:href="https://community.languagetool.org/rule/show/NEBEUT_NACHAN?lang=br&amp;subId=2" xlink:type="simple">https://community.languagetool.org/rule/show/NEBEUT_NACHAN?lang=br&amp;subId=2</text:a></text:p>
          </table:table-cell>
          <table:table-cell table:style-name="ce8" office:value-type="string" calcext:value-type="string">
            <text:p>nebeud/nebeut gant an nac’hañ</text:p>
          </table:table-cell>
          <table:table-cell table:style-name="ce8" office:value-type="string" calcext:value-type="string">
            <text:p>Verb displeget el liester goude «nebeud/nebeut» er stumm nac’h</text:p>
          </table:table-cell>
          <table:table-cell table:style-name="ce8" office:value-type="string" calcext:value-type="string">
            <text:p>Verb displeget el liester goude «nebeud/nebeut» er stumm nac’h.</text:p>
          </table:table-cell>
          <table:table-cell table:style-name="ce8" office:value-type="string" calcext:value-type="string">
            <text:p>Ret eo implij ur verb lies goude «\2 \3 \4 \5» e penn ar frazenn. (CHALM R1.5.1)</text:p>
          </table:table-cell>
          <table:table-cell table:style-name="ce8" office:value-type="string" calcext:value-type="string">
            <text:p>Implijit ur verb displeget el liester goude «\2 \3 \4 \5» e deroù ar frazenn. (CHALM R1.5.1)</text:p>
          </table:table-cell>
          <table:table-cell table:style-name="ce8" office:value-type="string" calcext:value-type="string">
            <text:p>Utilisez un verbe conjugué au pluriel après «\2 \3 \4 \5» en début de phrase. (CHALM R1.5.1)</text:p>
          </table:table-cell>
          <table:table-cell table:style-name="ce8" office:value-type="string" calcext:value-type="string">
            <text:p>Use a plural conjugated verb after «\2 \3 \4 \5» in the beginning of the phrase. (CHALM R1.5.1)</text:p>
          </table:table-cell>
          <table:table-cell table:style-name="ce8" office:value-type="string" calcext:value-type="string">
            <text:p>Oui</text:p>
          </table:table-cell>
          <table:table-cell table:style-name="ce8" office:value-type="string" calcext:value-type="string">
            <text:p>Liester, verb</text:p>
          </table:table-cell>
          <table:table-cell office:value-type="string" calcext:value-type="string">
            <text:p>nebeud/nebeut</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7-01" calcext:value-type="date">
            <text:p>01/07/19</text:p>
          </table:table-cell>
          <table:table-cell table:number-columns-repeated="45"/>
        </table:table-row>
        <table:table-row table:style-name="ro4">
          <table:table-cell office:value-type="float" office:value="267" calcext:value-type="float">
            <text:p>267</text:p>
          </table:table-cell>
          <table:table-cell office:value-type="string" calcext:value-type="string">
            <text:p><text:a xlink:href="https://community.languagetool.org/rule/show/NEBEUT_NACHAN?lang=br&amp;subId=3" xlink:type="simple">https://community.languagetool.org/rule/show/NEBEUT_NACHAN?lang=br&amp;subId=3</text:a></text:p>
          </table:table-cell>
          <table:table-cell office:value-type="string" calcext:value-type="string">
            <text:p>nebeud/nebeut gant an nac’hañ</text:p>
          </table:table-cell>
          <table:table-cell office:value-type="string" calcext:value-type="string">
            <text:p>Verb displeget el liester goude «nebeud/nebeut» er stumm nac’h</text:p>
          </table:table-cell>
          <table:table-cell office:value-type="string" calcext:value-type="string">
            <text:p>Verb displeget el liester goude «nebeud/nebeut» er stumm nac’h.</text:p>
          </table:table-cell>
          <table:table-cell office:value-type="string" calcext:value-type="string">
            <text:p>Ret eo implij ur verb lies goude «\2 \3» e penn ar frazenn. (CHALM R1.5.1)</text:p>
          </table:table-cell>
          <table:table-cell office:value-type="string" calcext:value-type="string">
            <text:p>Implijit ur verb displeget el liester goude «\2 \3» e deroù ar frazenn. (CHALM R1.5.1)</text:p>
          </table:table-cell>
          <table:table-cell office:value-type="string" calcext:value-type="string">
            <text:p>Utilisez un verbe conjugué au pluriel après «\2 \3» en début de phrase. (CHALM R1.5.1)</text:p>
          </table:table-cell>
          <table:table-cell office:value-type="string" calcext:value-type="string">
            <text:p>Use a plural conjugated verb after «\2 \3» in the beginning of the phrase. (CHALM R1.5.1)</text:p>
          </table:table-cell>
          <table:table-cell office:value-type="string" calcext:value-type="string">
            <text:p>Oui</text:p>
          </table:table-cell>
          <table:table-cell office:value-type="string" calcext:value-type="string">
            <text:p>Liester, verb</text:p>
          </table:table-cell>
          <table:table-cell table:style-name="ce3" office:value-type="string" calcext:value-type="string">
            <text:p>nebeud/nebeut</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7-01" calcext:value-type="date">
            <text:p>01/07/19</text:p>
          </table:table-cell>
          <table:table-cell table:number-columns-repeated="45"/>
        </table:table-row>
        <table:table-row table:style-name="ro2">
          <table:table-cell table:style-name="ce8" office:value-type="float" office:value="268" calcext:value-type="float">
            <text:p>268</text:p>
          </table:table-cell>
          <table:table-cell table:style-name="ce8" office:value-type="string" calcext:value-type="string">
            <text:p><text:a xlink:href="https://community.languagetool.org/rule/show/PA_BEZAN?lang=br&amp;subId=1" xlink:type="simple">https://community.languagetool.org/rule/show/PA_BEZAN?lang=br&amp;subId=1</text:a></text:p>
          </table:table-cell>
          <table:table-cell table:style-name="ce8" office:value-type="string" calcext:value-type="string">
            <text:p>pa + bezañ</text:p>
          </table:table-cell>
          <table:table-cell table:style-name="ce8" office:value-type="string" calcext:value-type="string">
            <text:p>Implij «bezañ» er stumm boaz goude «pa»</text:p>
          </table:table-cell>
          <table:table-cell table:style-name="ce8" office:value-type="string" calcext:value-type="string">
            <text:p>Implij «bezañ» er stumm boaz goude «pa».</text:p>
          </table:table-cell>
          <table:table-cell table:style-name="ce8" office:value-type="string" calcext:value-type="string">
            <text:p>Ret eo implij vez goude «pa» (CHALM C7.1.4.3).</text:p>
          </table:table-cell>
          <table:table-cell table:style-name="ce8" office:value-type="string" calcext:value-type="string">
            <text:p>Implijit ar stumm boaz «vez» goude «pa» (CHALM C7.1.4.3).</text:p>
          </table:table-cell>
          <table:table-cell table:style-name="ce8" office:value-type="string" calcext:value-type="string">
            <text:p>Utilisez la forme d’habitude «vez» après «pa» (CHALM C7.1.4.3).</text:p>
          </table:table-cell>
          <table:table-cell table:style-name="ce8" office:value-type="string" calcext:value-type="string">
            <text:p>Use the usual form «vez» after «pa» (CHALM C7.1.4.3).</text:p>
          </table:table-cell>
          <table:table-cell table:style-name="ce8" office:value-type="string" calcext:value-type="string">
            <text:p>Oui</text:p>
          </table:table-cell>
          <table:table-cell table:style-name="ce8" office:value-type="string" calcext:value-type="string">
            <text:p>Stumm boaz bezañ</text:p>
          </table:table-cell>
          <table:table-cell office:value-type="string" calcext:value-type="string">
            <text:p>pa</text:p>
          </table:table-cell>
          <table:table-cell office:value-type="string" calcext:value-type="string">
            <text:p>Pa:</text:p>
          </table:table-cell>
          <table:table-cell table:style-name="ce8" office:value-type="string" calcext:value-type="string">
            <text:p><text:a xlink:href="http://devri.bzh/recherche/?q=pa&amp;submit" xlink:type="simple">http://devri.bzh/recherche/?q=pa&amp;submit=</text:a></text:p>
          </table:table-cell>
          <table:table-cell table:style-name="ce8" office:value-type="string" calcext:value-type="string">
            <text:p><text:a xlink:href="http://meurgorf.brezhoneg.bzh/meurgorf/enklask?terme=pa&amp;submit=Rechercher&amp;categorie=0&amp;oeuvres=0" xlink:type="simple">http://meurgorf.brezhoneg.bzh/meurgorf/enklask?terme=pa&amp;submit=Rechercher&amp;categorie=0&amp;oeuvres=0</text:a></text:p>
          </table:table-cell>
          <table:table-cell table:style-name="ce8" office:value-type="string" calcext:value-type="string">
            <text:p><text:a xlink:href="https://br.wiktionary.org/wiki/pa" xlink:type="simple">https://br.wiktionary.org/wiki/pa</text:a></text:p>
          </table:table-cell>
          <table:table-cell/>
          <table:table-cell table:style-name="ce8" office:value-type="string" calcext:value-type="string">
            <text:p>idem</text:p>
          </table:table-cell>
          <table:table-cell table:style-name="ce40" office:value-type="date" office:date-value="2019-07-01" calcext:value-type="date">
            <text:p>01/07/19</text:p>
          </table:table-cell>
          <table:table-cell table:number-columns-repeated="45"/>
        </table:table-row>
        <table:table-row table:style-name="ro2">
          <table:table-cell office:value-type="float" office:value="269" calcext:value-type="float">
            <text:p>269</text:p>
          </table:table-cell>
          <table:table-cell office:value-type="string" calcext:value-type="string">
            <text:p><text:a xlink:href="https://community.languagetool.org/rule/show/PA_KAOUT?lang=br&amp;subId=1" xlink:type="simple">https://community.languagetool.org/rule/show/PA_KAOUT?lang=br&amp;subId=1</text:a></text:p>
          </table:table-cell>
          <table:table-cell office:value-type="string" calcext:value-type="string">
            <text:p>pa + kaout</text:p>
          </table:table-cell>
          <table:table-cell office:value-type="string" calcext:value-type="string">
            <text:p>Implij «kaout» er stumm boaz goude «pa»</text:p>
          </table:table-cell>
          <table:table-cell office:value-type="string" calcext:value-type="string">
            <text:p>Implij «kaout» er stumm boaz goude «pa».</text:p>
          </table:table-cell>
          <table:table-cell office:value-type="string" calcext:value-type="string">
            <text:p>Ret eo implij bez goude «pa» (CHALM C7.1.4.3).</text:p>
          </table:table-cell>
          <table:table-cell office:value-type="string" calcext:value-type="string">
            <text:p>Implijit ar stumm boaz «bez» goude «pa» (CHALM C7.1.4.3).</text:p>
          </table:table-cell>
          <table:table-cell office:value-type="string" calcext:value-type="string">
            <text:p>Utilisez la forme d’habitude «bez» après «pa» (CHALM C7.1.4.3).</text:p>
          </table:table-cell>
          <table:table-cell office:value-type="string" calcext:value-type="string">
            <text:p>Use the usual form «bez» after «pa» (CHALM C7.1.4.3).</text:p>
          </table:table-cell>
          <table:table-cell office:value-type="string" calcext:value-type="string">
            <text:p>Oui</text:p>
          </table:table-cell>
          <table:table-cell office:value-type="string" calcext:value-type="string">
            <text:p>Stumm boaz kaout</text:p>
          </table:table-cell>
          <table:table-cell table:style-name="ce3" office:value-type="string" calcext:value-type="string">
            <text:p>pa</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7-01" calcext:value-type="date">
            <text:p>01/07/19</text:p>
          </table:table-cell>
          <table:table-cell table:number-columns-repeated="45"/>
        </table:table-row>
        <table:table-row table:style-name="ro2">
          <table:table-cell table:style-name="ce8" office:value-type="float" office:value="270" calcext:value-type="float">
            <text:p>270</text:p>
          </table:table-cell>
          <table:table-cell table:style-name="ce8" office:value-type="string" calcext:value-type="string">
            <text:p><text:a xlink:href="https://community.languagetool.org/rule/show/PA_KAOUT?lang=br&amp;subId=2" xlink:type="simple">https://community.languagetool.org/rule/show/PA_KAOUT?lang=br&amp;subId=2</text:a></text:p>
          </table:table-cell>
          <table:table-cell table:style-name="ce8" office:value-type="string" calcext:value-type="string">
            <text:p>pa + kaout</text:p>
          </table:table-cell>
          <table:table-cell table:style-name="ce8" office:value-type="string" calcext:value-type="string">
            <text:p>Implij «kaout» er stumm boaz goude «pa»</text:p>
          </table:table-cell>
          <table:table-cell table:style-name="ce8" office:value-type="string" calcext:value-type="string">
            <text:p>Implij «kaout» er stumm boaz goude «pa».</text:p>
          </table:table-cell>
          <table:table-cell table:style-name="ce8" office:value-type="string" calcext:value-type="string">
            <text:p>Ret eo implij pez goude «pa» (CHALM C7.1.4.3).</text:p>
          </table:table-cell>
          <table:table-cell table:style-name="ce8" office:value-type="string" calcext:value-type="string">
            <text:p>Implijit ar stumm boaz «pez» goude «pa» (CHALM C7.1.4.3).</text:p>
          </table:table-cell>
          <table:table-cell table:style-name="ce8" office:value-type="string" calcext:value-type="string">
            <text:p>Utilisez la forme d’habitude «pez» après «pa» (CHALM C7.1.4.3).</text:p>
          </table:table-cell>
          <table:table-cell table:style-name="ce8" office:value-type="string" calcext:value-type="string">
            <text:p>Use the usual form «pez» after «pa» (CHALM C7.1.4.3).</text:p>
          </table:table-cell>
          <table:table-cell table:style-name="ce8" office:value-type="string" calcext:value-type="string">
            <text:p>Oui</text:p>
          </table:table-cell>
          <table:table-cell table:style-name="ce8" office:value-type="string" calcext:value-type="string">
            <text:p>Stumm boaz kaout</text:p>
          </table:table-cell>
          <table:table-cell office:value-type="string" calcext:value-type="string">
            <text:p>pa</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7-01" calcext:value-type="date">
            <text:p>01/07/19</text:p>
          </table:table-cell>
          <table:table-cell table:number-columns-repeated="45"/>
        </table:table-row>
        <table:table-row table:style-name="ro2">
          <table:table-cell office:value-type="float" office:value="271" calcext:value-type="float">
            <text:p>271</text:p>
          </table:table-cell>
          <table:table-cell office:value-type="string" calcext:value-type="string">
            <text:p><text:a xlink:href="https://community.languagetool.org/rule/show/PA_KAOUT?lang=br&amp;subId=3" xlink:type="simple">https://community.languagetool.org/rule/show/PA_KAOUT?lang=br&amp;subId=3</text:a></text:p>
          </table:table-cell>
          <table:table-cell office:value-type="string" calcext:value-type="string">
            <text:p>pa + kaout</text:p>
          </table:table-cell>
          <table:table-cell office:value-type="string" calcext:value-type="string">
            <text:p>Implij «kaout» er stumm boaz goude «pa»</text:p>
          </table:table-cell>
          <table:table-cell office:value-type="string" calcext:value-type="string">
            <text:p>Implij «kaout» er stumm boaz goude «pa».</text:p>
          </table:table-cell>
          <table:table-cell office:value-type="string" calcext:value-type="string">
            <text:p>Ret eo implij dez goude «pa» (CHALM C7.1.4.3).</text:p>
          </table:table-cell>
          <table:table-cell office:value-type="string" calcext:value-type="string">
            <text:p>Implijit ar stumm boaz «dez» goude «pa» (CHALM C7.1.4.3).</text:p>
          </table:table-cell>
          <table:table-cell office:value-type="string" calcext:value-type="string">
            <text:p>Utilisez la forme d’habitude «dez» après «pa» (CHALM C7.1.4.3).</text:p>
          </table:table-cell>
          <table:table-cell office:value-type="string" calcext:value-type="string">
            <text:p>Use the usual form «dez» after «pa» (CHALM C7.1.4.3).</text:p>
          </table:table-cell>
          <table:table-cell office:value-type="string" calcext:value-type="string">
            <text:p>Oui</text:p>
          </table:table-cell>
          <table:table-cell office:value-type="string" calcext:value-type="string">
            <text:p>Stumm boaz kaout</text:p>
          </table:table-cell>
          <table:table-cell table:style-name="ce3" office:value-type="string" calcext:value-type="string">
            <text:p>pa</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7-01" calcext:value-type="date">
            <text:p>01/07/19</text:p>
          </table:table-cell>
          <table:table-cell table:number-columns-repeated="45"/>
        </table:table-row>
        <table:table-row table:style-name="ro2">
          <table:table-cell table:style-name="ce8" office:value-type="float" office:value="272" calcext:value-type="float">
            <text:p>272</text:p>
          </table:table-cell>
          <table:table-cell table:style-name="ce8" office:value-type="string" calcext:value-type="string">
            <text:p><text:a xlink:href="https://community.languagetool.org/rule/show/PA_KAOUT?lang=br&amp;subId=4" xlink:type="simple">https://community.languagetool.org/rule/show/PA_KAOUT?lang=br&amp;subId=4</text:a></text:p>
          </table:table-cell>
          <table:table-cell table:style-name="ce8" office:value-type="string" calcext:value-type="string">
            <text:p>pa + kaout</text:p>
          </table:table-cell>
          <table:table-cell table:style-name="ce8" office:value-type="string" calcext:value-type="string">
            <text:p>Implij «kaout» er stumm boaz goude «pa»</text:p>
          </table:table-cell>
          <table:table-cell table:style-name="ce8" office:value-type="string" calcext:value-type="string">
            <text:p>Implij «kaout» er stumm boaz goude «pa».</text:p>
          </table:table-cell>
          <table:table-cell table:style-name="ce8" office:value-type="string" calcext:value-type="string">
            <text:p>Ret eo implij pez goude «pa» (CHALM C71.4.3).</text:p>
          </table:table-cell>
          <table:table-cell table:style-name="ce8" office:value-type="string" calcext:value-type="string">
            <text:p>Implijit ar stumm boaz «pez» goude «pa» (CHALM C7.1.4.3).</text:p>
          </table:table-cell>
          <table:table-cell table:style-name="ce8" office:value-type="string" calcext:value-type="string">
            <text:p>Utilisez la forme d’habitude «pez» après «pa» (CHALM C7.1.4.3).</text:p>
          </table:table-cell>
          <table:table-cell table:style-name="ce8" office:value-type="string" calcext:value-type="string">
            <text:p>Use the usual form «pez» after «pa» (CHALM C7.1.4.3).</text:p>
          </table:table-cell>
          <table:table-cell table:style-name="ce8" office:value-type="string" calcext:value-type="string">
            <text:p>Oui</text:p>
          </table:table-cell>
          <table:table-cell table:style-name="ce8" office:value-type="string" calcext:value-type="string">
            <text:p>Stumm boaz kaout</text:p>
          </table:table-cell>
          <table:table-cell office:value-type="string" calcext:value-type="string">
            <text:p>pa</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7-01" calcext:value-type="date">
            <text:p>01/07/19</text:p>
          </table:table-cell>
          <table:table-cell table:number-columns-repeated="45"/>
        </table:table-row>
        <table:table-row table:style-name="ro2">
          <table:table-cell office:value-type="float" office:value="273" calcext:value-type="float">
            <text:p>273</text:p>
          </table:table-cell>
          <table:table-cell office:value-type="string" calcext:value-type="string">
            <text:p><text:a xlink:href="https://community.languagetool.org/rule/show/NACHAN?lang=br&amp;subId=1" xlink:type="simple">https://community.languagetool.org/rule/show/NACHAN?lang=br&amp;subId=1</text:a></text:p>
          </table:table-cell>
          <table:table-cell office:value-type="string" calcext:value-type="string">
            <text:p>nac’han</text:p>
          </table:table-cell>
          <table:table-cell office:value-type="string" calcext:value-type="string">
            <text:p>Implij fall stumm ar verb bezañ «ema-» er stumm nac’h</text:p>
          </table:table-cell>
          <table:table-cell office:value-type="string" calcext:value-type="string">
            <text:p>Implij fall stumm ar verb bezañ «ema-» er stumm nac’h.</text:p>
          </table:table-cell>
          <table:table-cell office:value-type="string" calcext:value-type="string">
            <text:p>Ha fellout a rae deoc’h skrivañ emañ? (CHALM V1.2)</text:p>
          </table:table-cell>
          <table:table-cell office:value-type="string" calcext:value-type="string">
            <text:p>C’hoant ho poa skrivañ «emañ»? (CHALM V1.2)</text:p>
          </table:table-cell>
          <table:table-cell office:value-type="string" calcext:value-type="string">
            <text:p>Vouliez-vous écrire «emañ»? (CHALM V1.2)</text:p>
          </table:table-cell>
          <table:table-cell office:value-type="string" calcext:value-type="string">
            <text:p>Did you want to write «emañ»? (CHALM V1.2)</text:p>
          </table:table-cell>
          <table:table-cell office:value-type="string" calcext:value-type="string">
            <text:p>Oui</text:p>
          </table:table-cell>
          <table:table-cell office:value-type="string" calcext:value-type="string">
            <text:p>Verb, bezañ</text:p>
          </table:table-cell>
          <table:table-cell table:style-name="ce3" office:value-type="string" calcext:value-type="string">
            <text:p>stumm nac’h</text:p>
          </table:table-cell>
          <table:table-cell table:style-name="ce3" office:value-type="string" calcext:value-type="string">
            <text:p>Emañ:</text:p>
          </table:table-cell>
          <table:table-cell table:number-columns-repeated="2" office:value-type="string" calcext:value-type="string">
            <text:p>--</text:p>
          </table:table-cell>
          <table:table-cell office:value-type="string" calcext:value-type="string">
            <text:p><text:a xlink:href="https://br.wiktionary.org/wiki/emañ" xlink:type="simple">https://br.wiktionary.org/wiki/ema%C3%B1</text:a></text:p>
          </table:table-cell>
          <table:table-cell table:style-name="ce28"/>
          <table:table-cell office:value-type="string" calcext:value-type="string">
            <text:p>idem</text:p>
          </table:table-cell>
          <table:table-cell office:value-type="date" office:date-value="2019-07-01" calcext:value-type="date">
            <text:p>01/07/19</text:p>
          </table:table-cell>
          <table:table-cell table:number-columns-repeated="45"/>
        </table:table-row>
        <table:table-row table:style-name="ro9">
          <table:table-cell table:style-name="ce8" office:value-type="float" office:value="274" calcext:value-type="float">
            <text:p>274</text:p>
          </table:table-cell>
          <table:table-cell table:style-name="ce8" office:value-type="string" calcext:value-type="string">
            <text:p><text:a xlink:href="https://community.languagetool.org/rule/show/EZ_AN?lang=br&amp;subId=1" xlink:type="simple">https://community.languagetool.org/rule/show/EZ_AN?lang=br&amp;subId=1</text:a></text:p>
          </table:table-cell>
          <table:table-cell table:style-name="ce8" office:value-type="string" calcext:value-type="string">
            <text:p>Ez an da Naoned → Mont a ran da Naoned</text:p>
          </table:table-cell>
          <table:table-cell table:style-name="ce8" office:value-type="string" calcext:value-type="string">
            <text:p>Implij fall «ez an» e deroù ar frazenn pa rankfe bezañ «mont a ran»</text:p>
          </table:table-cell>
          <table:table-cell table:style-name="ce8" office:value-type="string" calcext:value-type="string">
            <text:p>Implij fall «ez an» e deroù ar frazenn pa rankfe bezañ «mont a ran».</text:p>
          </table:table-cell>
          <table:table-cell table:style-name="ce8" office:value-type="string" calcext:value-type="string">
            <text:p>Ha fellout a rae deoc’h skrivañ Mont a r\3?</text:p>
          </table:table-cell>
          <table:table-cell table:style-name="ce8" office:value-type="string" calcext:value-type="string">
            <text:p>C’hoant ho poa skrivañ «Mont a r\3»?</text:p>
          </table:table-cell>
          <table:table-cell table:style-name="ce8" office:value-type="string" calcext:value-type="string">
            <text:p>Vouliez-vous écrire «Mont a r\3»?</text:p>
          </table:table-cell>
          <table:table-cell table:style-name="ce8" office:value-type="string" calcext:value-type="string">
            <text:p>Did you want to write «Mont a r\3»?</text:p>
          </table:table-cell>
          <table:table-cell table:style-name="ce8" office:value-type="string" calcext:value-type="string">
            <text:p>Oui</text:p>
          </table:table-cell>
          <table:table-cell table:style-name="ce8" office:value-type="string" calcext:value-type="string">
            <text:p>Verb, mont</text:p>
          </table:table-cell>
          <table:table-cell office:value-type="string" calcext:value-type="string">
            <text:p>Urzh ar gerioù</text:p>
          </table:table-cell>
          <table:table-cell office:value-type="string" calcext:value-type="string">
            <text:p>Ez:</text:p>
            <text:p>An:</text:p>
            <text:p>Ez an:</text:p>
          </table:table-cell>
          <table:table-cell table:style-name="ce8" office:value-type="string" calcext:value-type="string">
            <text:p>http://devri.bzh/recherche/?q=ez&amp;submit=</text:p>
            <text:p>http://devri.bzh/recherche/?q=an&amp;submit=</text:p>
            <text:p>--</text:p>
          </table:table-cell>
          <table:table-cell table:style-name="ce8" office:value-type="string" calcext:value-type="string">
            <text:p>http://meurgorf.brezhoneg.bzh/meurgorf/enklask?terme=ez&amp;submit=Rechercher&amp;categorie=0&amp;oeuvres=0</text:p>
            <text:p>http://meurgorf.brezhoneg.bzh/meurgorf/enklask?terme=an&amp;submit=Rechercher&amp;categorie=0&amp;oeuvres=0</text:p>
            <text:p>--</text:p>
          </table:table-cell>
          <table:table-cell table:style-name="ce8" office:value-type="string" calcext:value-type="string">
            <text:p>https://br.wiktionary.org/wiki/ez</text:p>
            <text:p>https://br.wiktionary.org/wiki/an</text:p>
            <text:p>https://br.wiktionary.org/wiki/ez_an</text:p>
          </table:table-cell>
          <table:table-cell/>
          <table:table-cell table:style-name="ce8" office:value-type="string" calcext:value-type="string">
            <text:p>idem</text:p>
          </table:table-cell>
          <table:table-cell table:style-name="ce40" office:value-type="date" office:date-value="2019-07-01" calcext:value-type="date">
            <text:p>01/07/19</text:p>
          </table:table-cell>
          <table:table-cell table:number-columns-repeated="45"/>
        </table:table-row>
        <table:table-row table:style-name="ro10">
          <table:table-cell office:value-type="float" office:value="275" calcext:value-type="float">
            <text:p>275</text:p>
          </table:table-cell>
          <table:table-cell office:value-type="string" calcext:value-type="string">
            <text:p><text:a xlink:href="https://community.languagetool.org/rule/show/NACH?lang=br&amp;subId=1" xlink:type="simple">https://community.languagetool.org/rule/show/NACH?lang=br&amp;subId=1</text:a></text:p>
          </table:table-cell>
          <table:table-cell office:value-type="string" calcext:value-type="string">
            <text:p>An nac’hañ</text:p>
          </table:table-cell>
          <table:table-cell office:value-type="string" calcext:value-type="string">
            <text:p>Fazi en ur chom hep implijout ar stumm nac’h p’emañ ar rener dirak ar rannig nac’hañ «ne»</text:p>
          </table:table-cell>
          <table:table-cell office:value-type="string" calcext:value-type="string">
            <text:p>Fazi en ur chom hep implijout ar stumm nac’h p’emañ ar rener dirak ar rannig nac’hañ «ne».</text:p>
          </table:table-cell>
          <table:table-cell office:value-type="string" calcext:value-type="string">
            <text:p>Er stumm nac’h e rank ar verb heuliañ an displegadur personel. Ar verb a zlefe bezañ er trede gour lies neuze.</text:p>
          </table:table-cell>
          <table:table-cell office:value-type="string" calcext:value-type="string">
            <text:p>Pa vez ar rener dirak ar stumm nac’h e rank ar verb heuliañ an displegadur personel. Ar verb a zlefe bezañ er trede gour lies neuze.</text:p>
          </table:table-cell>
          <table:table-cell office:value-type="string" calcext:value-type="string">
            <text:p>Lorsque le sujet est devant la négation le verbe doit être conjugué. Le verbe devrait donc être à la troisième personne du pluriel.</text:p>
          </table:table-cell>
          <table:table-cell office:value-type="string" calcext:value-type="string">
            <text:p>When the subject is in front of the negation the verb must be conjugated. The verb should therefore be in the third person of the plural.</text:p>
          </table:table-cell>
          <table:table-cell office:value-type="string" calcext:value-type="string">
            <text:p>Oui</text:p>
          </table:table-cell>
          <table:table-cell office:value-type="string" calcext:value-type="string">
            <text:p>Stumm nac’hañ</text:p>
          </table:table-cell>
          <table:table-cell table:style-name="ce3" office:value-type="string" calcext:value-type="string">
            <text:p>verb</text:p>
          </table:table-cell>
          <table:table-cell table:style-name="ce3" office:value-type="string" calcext:value-type="string">
            <text:p>--</text:p>
          </table:table-cell>
          <table:table-cell table:number-columns-repeated="3" office:value-type="string" calcext:value-type="string">
            <text:p>--</text:p>
          </table:table-cell>
          <table:table-cell table:style-name="ce28"/>
          <table:table-cell office:value-type="string" calcext:value-type="string">
            <text:p>idem</text:p>
          </table:table-cell>
          <table:table-cell office:value-type="date" office:date-value="2019-07-01" calcext:value-type="date">
            <text:p>01/07/19</text:p>
          </table:table-cell>
          <table:table-cell table:number-columns-repeated="45"/>
        </table:table-row>
        <table:table-row table:style-name="ro11">
          <table:table-cell table:style-name="ce8" office:value-type="float" office:value="276" calcext:value-type="float">
            <text:p>276</text:p>
          </table:table-cell>
          <table:table-cell table:style-name="ce8" office:value-type="string" calcext:value-type="string">
            <text:p><text:a xlink:href="https://community.languagetool.org/rule/show/EO_BET_E_OA_BET?lang=br&amp;subId=1" xlink:type="simple">https://community.languagetool.org/rule/show/EO_BET_E_OA_BET?lang=br&amp;subId=1</text:a></text:p>
          </table:table-cell>
          <table:table-cell table:style-name="ce8" office:value-type="string" calcext:value-type="string">
            <text:p>e bet dec’h → e oa bet dec’h</text:p>
          </table:table-cell>
          <table:table-cell table:style-name="ce8" office:value-type="string" calcext:value-type="string">
            <text:p>Fazi en ur skrivañ «on bet dec’h» pa rankfe bezañ «e oan bet dec’h»</text:p>
          </table:table-cell>
          <table:table-cell table:style-name="ce8" office:value-type="string" calcext:value-type="string">
            <text:p>Fazi en ur skrivañ «on bet dec’h» pa rankfe bezañ «e oan bet dec’h».</text:p>
          </table:table-cell>
          <table:table-cell table:style-name="ce8" office:value-type="string" calcext:value-type="string">
            <text:p>Ha fellout a rae deoc’h skrivañ e oan?</text:p>
          </table:table-cell>
          <table:table-cell table:style-name="ce8" office:value-type="string" calcext:value-type="string">
            <text:p>C’hoant ho poa skrivañ «e oan»?</text:p>
          </table:table-cell>
          <table:table-cell table:style-name="ce8" office:value-type="string" calcext:value-type="string">
            <text:p>Vouliez-vous écrire «e oan»?</text:p>
          </table:table-cell>
          <table:table-cell table:style-name="ce8" office:value-type="string" calcext:value-type="string">
            <text:p>Did you want to write «e oan»?</text:p>
          </table:table-cell>
          <table:table-cell table:style-name="ce8" office:value-type="string" calcext:value-type="string">
            <text:p>Oui</text:p>
          </table:table-cell>
          <table:table-cell table:style-name="ce8" office:value-type="string" calcext:value-type="string">
            <text:p>Verb</text:p>
          </table:table-cell>
          <table:table-cell office:value-type="string" calcext:value-type="string">
            <text:p>implij fall «on»</text:p>
          </table:table-cell>
          <table:table-cell office:value-type="string" calcext:value-type="string">
            <text:p>E:</text:p>
            <text:p>Oan:</text:p>
            <text:p>E oan:</text:p>
            <text:p>Eo:</text:p>
            <text:p>Bet:</text:p>
            <text:p>Eo bet:</text:p>
          </table:table-cell>
          <table:table-cell table:style-name="ce8" office:value-type="string" calcext:value-type="string">
            <text:p>http://devri.bzh/recherche/?q=e&amp;submit=</text:p>
            <text:p>http://devri.bzh/recherche/?q=oan&amp;submit=</text:p>
            <text:p>--</text:p>
            <text:p>http://devri.bzh/recherche/?q=eo&amp;submit=</text:p>
            <text:p>http://devri.bzh/recherche/?q=bet&amp;submit=</text:p>
            <text:p>--</text:p>
          </table:table-cell>
          <table:table-cell table:style-name="ce8" office:value-type="string" calcext:value-type="string">
            <text:p>http://meurgorf.brezhoneg.bzh/meurgorf/enklask?terme=e&amp;submit=Rechercher&amp;categorie=0&amp;oeuvres=0</text:p>
            <text:p>http://meurgorf.brezhoneg.bzh/meurgorf/enklask?terme=oan&amp;submit=Rechercher&amp;categorie=0&amp;oeuvres=0</text:p>
            <text:p>--</text:p>
            <text:p>http://meurgorf.brezhoneg.bzh/meurgorf/enklask?terme=eo&amp;submit=Rechercher&amp;categorie=0&amp;oeuvres=0</text:p>
            <text:p>http://meurgorf.brezhoneg.bzh/meurgorf/enklask?terme=bet&amp;submit=Rechercher&amp;categorie=0&amp;oeuvres=0</text:p>
            <text:p>--</text:p>
          </table:table-cell>
          <table:table-cell table:style-name="ce8" office:value-type="string" calcext:value-type="string">
            <text:p>https://br.wiktionary.org/wiki/e</text:p>
            <text:p>https://br.wiktionary.org/wiki/oan</text:p>
            <text:p>--</text:p>
            <text:p>https://br.wiktionary.org/wiki/eo</text:p>
            <text:p>https://br.wiktionary.org/wiki/bet</text:p>
            <text:p>https://br.wiktionary.org/wiki/eo_bet</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3">
          <table:table-cell office:value-type="float" office:value="277" calcext:value-type="float">
            <text:p>277</text:p>
          </table:table-cell>
          <table:table-cell office:value-type="string" calcext:value-type="string">
            <text:p><text:a xlink:href="https://community.languagetool.org/rule/show/EO_BET_E_OA_BET?lang=br&amp;subId=2" xlink:type="simple">https://community.languagetool.org/rule/show/EO_BET_E_OA_BET?lang=br&amp;subId=2</text:a></text:p>
          </table:table-cell>
          <table:table-cell office:value-type="string" calcext:value-type="string">
            <text:p>e bet dec’h → e oa bet dec’h</text:p>
          </table:table-cell>
          <table:table-cell office:value-type="string" calcext:value-type="string">
            <text:p>Fazi en ur skrivañ «out bet dec’h» pa rankfe bezañ «e oas bet dec’h»</text:p>
          </table:table-cell>
          <table:table-cell office:value-type="string" calcext:value-type="string">
            <text:p>Fazi en ur skrivañ «out bet dec’h» pa rankfe bezañ «e oas bet dec’h».</text:p>
          </table:table-cell>
          <table:table-cell office:value-type="string" calcext:value-type="string">
            <text:p>Ha fellout a rae deoc’h skrivañ e oas?</text:p>
          </table:table-cell>
          <table:table-cell office:value-type="string" calcext:value-type="string">
            <text:p>C’hoant ho poa skrivañ «e oas»?</text:p>
          </table:table-cell>
          <table:table-cell office:value-type="string" calcext:value-type="string">
            <text:p>Vouliez-vous écrire «e oas»?</text:p>
          </table:table-cell>
          <table:table-cell office:value-type="string" calcext:value-type="string">
            <text:p>Did you want to write «e oas»?</text:p>
          </table:table-cell>
          <table:table-cell office:value-type="string" calcext:value-type="string">
            <text:p>Oui</text:p>
          </table:table-cell>
          <table:table-cell office:value-type="string" calcext:value-type="string">
            <text:p>Verb</text:p>
          </table:table-cell>
          <table:table-cell table:style-name="ce3" office:value-type="string" calcext:value-type="string">
            <text:p>implij fall «out»</text:p>
          </table:table-cell>
          <table:table-cell table:style-name="ce3" office:value-type="string" calcext:value-type="string">
            <text:p>Oas:</text:p>
            <text:p>E oas:</text:p>
          </table:table-cell>
          <table:table-cell office:value-type="string" calcext:value-type="string">
            <text:p>--</text:p>
            <text:p>--</text:p>
          </table:table-cell>
          <table:table-cell office:value-type="string" calcext:value-type="string">
            <text:p>--</text:p>
            <text:p>--</text:p>
          </table:table-cell>
          <table:table-cell office:value-type="string" calcext:value-type="string">
            <text:p><text:a xlink:href="https://br.wiktionary.org/wiki/oas" xlink:type="simple">https://br.wiktionary.org/wiki/oas--</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3">
          <table:table-cell table:style-name="ce8" office:value-type="float" office:value="278" calcext:value-type="float">
            <text:p>278</text:p>
          </table:table-cell>
          <table:table-cell table:style-name="ce8" office:value-type="string" calcext:value-type="string">
            <text:p><text:a xlink:href="https://community.languagetool.org/rule/show/EO_BET_E_OA_BET?lang=br&amp;subId=3" xlink:type="simple">https://community.languagetool.org/rule/show/EO_BET_E_OA_BET?lang=br&amp;subId=3</text:a></text:p>
          </table:table-cell>
          <table:table-cell table:style-name="ce8" office:value-type="string" calcext:value-type="string">
            <text:p>e bet dec’h → e oa bet dec’h</text:p>
          </table:table-cell>
          <table:table-cell table:style-name="ce8" office:value-type="string" calcext:value-type="string">
            <text:p>Fazi en ur skrivañ «eo bet dec’h» pa rankfe bezañ «e oa dec’h»</text:p>
          </table:table-cell>
          <table:table-cell table:style-name="ce8" office:value-type="string" calcext:value-type="string">
            <text:p>Fazi en ur skrivañ «eo bet dec’h» pa rankfe bezañ «e oa dec’h».</text:p>
          </table:table-cell>
          <table:table-cell table:style-name="ce8" office:value-type="string" calcext:value-type="string">
            <text:p>Ha fellout a rae deoc’h skrivañ e oa?</text:p>
          </table:table-cell>
          <table:table-cell table:style-name="ce8" office:value-type="string" calcext:value-type="string">
            <text:p>C’hoant ho poa skrivañ «e oa»?</text:p>
          </table:table-cell>
          <table:table-cell table:style-name="ce8" office:value-type="string" calcext:value-type="string">
            <text:p>Vouliez-vous écrire «e oa»?</text:p>
          </table:table-cell>
          <table:table-cell table:style-name="ce8" office:value-type="string" calcext:value-type="string">
            <text:p>Did you want to write «e oa»?</text:p>
          </table:table-cell>
          <table:table-cell table:style-name="ce8" office:value-type="string" calcext:value-type="string">
            <text:p>Oui</text:p>
          </table:table-cell>
          <table:table-cell table:style-name="ce8" office:value-type="string" calcext:value-type="string">
            <text:p>Verb</text:p>
          </table:table-cell>
          <table:table-cell office:value-type="string" calcext:value-type="string">
            <text:p>implij fall «eo»</text:p>
          </table:table-cell>
          <table:table-cell office:value-type="string" calcext:value-type="string">
            <text:p>Oa:</text:p>
            <text:p>E oa:</text:p>
          </table:table-cell>
          <table:table-cell table:style-name="ce8" office:value-type="string" calcext:value-type="string">
            <text:p><text:a xlink:href="http://devri.bzh/recherche/?q=oa&amp;submit" xlink:type="simple">http://devri.bzh/recherche/?q=oa&amp;submit=--</text:a></text:p>
          </table:table-cell>
          <table:table-cell table:style-name="ce8" office:value-type="string" calcext:value-type="string">
            <text:p>--</text:p>
            <text:p>--</text:p>
          </table:table-cell>
          <table:table-cell table:style-name="ce8" office:value-type="string" calcext:value-type="string">
            <text:p><text:a xlink:href="https://br.wiktionary.org/wiki/oa" xlink:type="simple">https://br.wiktionary.org/wiki/oa--</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2">
          <table:table-cell office:value-type="float" office:value="279" calcext:value-type="float">
            <text:p>279</text:p>
          </table:table-cell>
          <table:table-cell office:value-type="string" calcext:value-type="string">
            <text:p><text:a xlink:href="https://community.languagetool.org/rule/show/EO_BET_E_OA_BET?lang=br&amp;subId=4" xlink:type="simple">https://community.languagetool.org/rule/show/EO_BET_E_OA_BET?lang=br&amp;subId=4</text:a></text:p>
          </table:table-cell>
          <table:table-cell office:value-type="string" calcext:value-type="string">
            <text:p>e bet dec’h → e oa bet dec’h</text:p>
          </table:table-cell>
          <table:table-cell office:value-type="string" calcext:value-type="string">
            <text:p>Fazi en ur skrivañ «omp bet dec’h» pa rankfe bezañ «e oamp dec’h»</text:p>
          </table:table-cell>
          <table:table-cell office:value-type="string" calcext:value-type="string">
            <text:p>Fazi en ur skrivañ «omp bet dec’h» pa rankfe bezañ «e oamp dec’h».</text:p>
          </table:table-cell>
          <table:table-cell office:value-type="string" calcext:value-type="string">
            <text:p>Ha fellout a rae deoc’h skrivañ e oamp?</text:p>
          </table:table-cell>
          <table:table-cell office:value-type="string" calcext:value-type="string">
            <text:p>C’hoant ho poa skrivañ «e oamp»?</text:p>
          </table:table-cell>
          <table:table-cell office:value-type="string" calcext:value-type="string">
            <text:p>Vouliez-vous écrire «e oamp»?</text:p>
          </table:table-cell>
          <table:table-cell office:value-type="string" calcext:value-type="string">
            <text:p>Did you want to write «e oamp»?</text:p>
          </table:table-cell>
          <table:table-cell office:value-type="string" calcext:value-type="string">
            <text:p>Oui</text:p>
          </table:table-cell>
          <table:table-cell office:value-type="string" calcext:value-type="string">
            <text:p>Verb</text:p>
          </table:table-cell>
          <table:table-cell table:style-name="ce3" office:value-type="string" calcext:value-type="string">
            <text:p>implij fall «omp»</text:p>
          </table:table-cell>
          <table:table-cell table:style-name="ce3" office:value-type="string" calcext:value-type="string">
            <text:p>Oamp:</text:p>
            <text:p>E oamp:</text:p>
          </table:table-cell>
          <table:table-cell office:value-type="string" calcext:value-type="string">
            <text:p>--</text:p>
            <text:p>--</text:p>
          </table:table-cell>
          <table:table-cell office:value-type="string" calcext:value-type="string">
            <text:p>--</text:p>
            <text:p>--</text:p>
          </table:table-cell>
          <table:table-cell office:value-type="string" calcext:value-type="string">
            <text:p><text:a xlink:href="https://br.wiktionary.org/wiki/oamp" xlink:type="simple">https://br.wiktionary.org/wiki/oamp--</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2">
          <table:table-cell table:style-name="ce8" office:value-type="float" office:value="280" calcext:value-type="float">
            <text:p>280</text:p>
          </table:table-cell>
          <table:table-cell table:style-name="ce8" office:value-type="string" calcext:value-type="string">
            <text:p><text:a xlink:href="https://community.languagetool.org/rule/show/EO_BET_E_OA_BET?lang=br&amp;subId=5" xlink:type="simple">https://community.languagetool.org/rule/show/EO_BET_E_OA_BET?lang=br&amp;subId=5</text:a></text:p>
          </table:table-cell>
          <table:table-cell table:style-name="ce8" office:value-type="string" calcext:value-type="string">
            <text:p>e bet dec’h → e oa bet dec’h</text:p>
          </table:table-cell>
          <table:table-cell table:style-name="ce8" office:value-type="string" calcext:value-type="string">
            <text:p>Fazi en ur skrivañ «oc’h bet dec’h» pa rankfe bezañ «e oac’h dec’h»</text:p>
          </table:table-cell>
          <table:table-cell table:style-name="ce8" office:value-type="string" calcext:value-type="string">
            <text:p>Fazi en ur skrivañ «oc’h bet dec’h» pa rankfe bezañ «e oac’h dec’h».</text:p>
          </table:table-cell>
          <table:table-cell table:style-name="ce8" office:value-type="string" calcext:value-type="string">
            <text:p>Ha fellout a rae deoc’h skrivañ e oac’h?</text:p>
          </table:table-cell>
          <table:table-cell table:style-name="ce8" office:value-type="string" calcext:value-type="string">
            <text:p>C’hoant ho poa skrivañ «e oac’h»?</text:p>
          </table:table-cell>
          <table:table-cell table:style-name="ce8" office:value-type="string" calcext:value-type="string">
            <text:p>Vouliez-vous écrire «e oac’h»?</text:p>
          </table:table-cell>
          <table:table-cell table:style-name="ce8" office:value-type="string" calcext:value-type="string">
            <text:p>Did you want to write «e oac’h»?</text:p>
          </table:table-cell>
          <table:table-cell table:style-name="ce8" office:value-type="string" calcext:value-type="string">
            <text:p>Oui</text:p>
          </table:table-cell>
          <table:table-cell table:style-name="ce8" office:value-type="string" calcext:value-type="string">
            <text:p>Verb</text:p>
          </table:table-cell>
          <table:table-cell office:value-type="string" calcext:value-type="string">
            <text:p>implij fall «oc’h»</text:p>
          </table:table-cell>
          <table:table-cell office:value-type="string" calcext:value-type="string">
            <text:p>Oac’h:</text:p>
            <text:p>E oac’h:</text:p>
          </table:table-cell>
          <table:table-cell table:style-name="ce8" office:value-type="string" calcext:value-type="string">
            <text:p>--</text:p>
            <text:p>--</text:p>
          </table:table-cell>
          <table:table-cell table:style-name="ce8" office:value-type="string" calcext:value-type="string">
            <text:p>--</text:p>
            <text:p>--</text:p>
          </table:table-cell>
          <table:table-cell table:style-name="ce8" office:value-type="string" calcext:value-type="string">
            <text:p><text:a xlink:href="https://br.wiktionary.org/wiki/oac%27h" xlink:type="simple">https://br.wiktionary.org/wiki/oac%27h--</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2">
          <table:table-cell office:value-type="float" office:value="281" calcext:value-type="float">
            <text:p>281</text:p>
          </table:table-cell>
          <table:table-cell office:value-type="string" calcext:value-type="string">
            <text:p><text:a xlink:href="https://community.languagetool.org/rule/show/EO_BET_E_OA_BET?lang=br&amp;subId=6" xlink:type="simple">https://community.languagetool.org/rule/show/EO_BET_E_OA_BET?lang=br&amp;subId=6</text:a></text:p>
          </table:table-cell>
          <table:table-cell office:value-type="string" calcext:value-type="string">
            <text:p>e bet dec’h → e oa bet dec’h</text:p>
          </table:table-cell>
          <table:table-cell office:value-type="string" calcext:value-type="string">
            <text:p>Fazi en ur skrivañ «int bet dec’h» pa rankfe bezañ «e oant bet dec’h»</text:p>
          </table:table-cell>
          <table:table-cell office:value-type="string" calcext:value-type="string">
            <text:p>Fazi en ur skrivañ «int bet dec’h» pa rankfe bezañ «e oant bet dec’h».</text:p>
          </table:table-cell>
          <table:table-cell office:value-type="string" calcext:value-type="string">
            <text:p>Ha fellout a rae deoc’h skrivañ e oant?</text:p>
          </table:table-cell>
          <table:table-cell office:value-type="string" calcext:value-type="string">
            <text:p>C’hoant ho poa skrivañ «e oant»?</text:p>
          </table:table-cell>
          <table:table-cell office:value-type="string" calcext:value-type="string">
            <text:p>Vouliez-vous écrire «e oant»?</text:p>
          </table:table-cell>
          <table:table-cell office:value-type="string" calcext:value-type="string">
            <text:p>Did you want to write «e oant»?</text:p>
          </table:table-cell>
          <table:table-cell office:value-type="string" calcext:value-type="string">
            <text:p>Oui</text:p>
          </table:table-cell>
          <table:table-cell office:value-type="string" calcext:value-type="string">
            <text:p>Verb</text:p>
          </table:table-cell>
          <table:table-cell table:style-name="ce3" office:value-type="string" calcext:value-type="string">
            <text:p>implij fall «int»</text:p>
          </table:table-cell>
          <table:table-cell table:style-name="ce3" office:value-type="string" calcext:value-type="string">
            <text:p>Oant:</text:p>
            <text:p>E oant:</text:p>
          </table:table-cell>
          <table:table-cell office:value-type="string" calcext:value-type="string">
            <text:p>--</text:p>
            <text:p>--</text:p>
          </table:table-cell>
          <table:table-cell office:value-type="string" calcext:value-type="string">
            <text:p>--</text:p>
            <text:p>--</text:p>
          </table:table-cell>
          <table:table-cell office:value-type="string" calcext:value-type="string">
            <text:p><text:a xlink:href="https://br.wiktionary.org/wiki/oant" xlink:type="simple">https://br.wiktionary.org/wiki/oant--</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1">
          <table:table-cell table:style-name="ce8" office:value-type="float" office:value="282" calcext:value-type="float">
            <text:p>282</text:p>
          </table:table-cell>
          <table:table-cell table:style-name="ce8" office:value-type="string" calcext:value-type="string">
            <text:p><text:a xlink:href="https://community.languagetool.org/rule/show/OCH_AN?lang=br&amp;subId=1" xlink:type="simple">https://community.languagetool.org/rule/show/OCH_AN?lang=br&amp;subId=1</text:a></text:p>
          </table:table-cell>
          <table:table-cell table:style-name="ce8" office:value-type="string" calcext:value-type="string">
            <text:p>diaesoc’h diaesañ → diaesoc’h-diaesañ</text:p>
          </table:table-cell>
          <table:table-cell table:style-name="ce8" office:value-type="string" calcext:value-type="string">
            <text:p>Diaesoc’h diaesañ → Diaesoc’h-diaesañ</text:p>
          </table:table-cell>
          <table:table-cell table:style-name="ce8" office:value-type="string" calcext:value-type="string">
            <text:p>Fazi en ur chom hep skrivañ ar varrennig-stagañ etre «diaesoc’h-diaesañ».</text:p>
          </table:table-cell>
          <table:table-cell table:style-name="ce8" office:value-type="string" calcext:value-type="string">
            <text:p>Implijit \1-\2. (CHALM Sb 8)</text:p>
          </table:table-cell>
          <table:table-cell table:style-name="ce8" office:value-type="string" calcext:value-type="string">
            <text:p>Skrivit «\1-\2». (CHALM Sb 8)</text:p>
          </table:table-cell>
          <table:table-cell table:style-name="ce8" office:value-type="string" calcext:value-type="string">
            <text:p>Écrivez «\1-\2». (CHALM Sb 8)</text:p>
          </table:table-cell>
          <table:table-cell table:style-name="ce8" office:value-type="string" calcext:value-type="string">
            <text:p>Write «\1-\2». (CHALM Sb 8)</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Klañvoc’h:</text:p>
            <text:p>Klañvañ:</text:p>
            <text:p>Klañvoc’h-klañvañ</text:p>
          </table:table-cell>
          <table:table-cell table:style-name="ce8" office:value-type="string" calcext:value-type="string">
            <text:p><text:a xlink:href="http://devri.bzh/recherche/?q=klañvañ&amp;submit" xlink:type="simple">--http://devri.bzh/recherche/?q=kla%C3%B1va%C3%B1&amp;submit=--</text:a></text:p>
          </table:table-cell>
          <table:table-cell table:style-name="ce8" office:value-type="string" calcext:value-type="string">
            <text:p>--</text:p>
            <text:p>--</text:p>
            <text:p>--</text:p>
          </table:table-cell>
          <table:table-cell table:style-name="ce8" office:value-type="string" calcext:value-type="string">
            <text:p>https://br.wiktionary.org/wiki/kla%C3%B1voc%27h</text:p>
            <text:p>--</text:p>
            <text:p>https://br.wiktionary.org/wiki/kla%C3%B1voc%27h</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9">
          <table:table-cell office:value-type="float" office:value="283" calcext:value-type="float">
            <text:p>283</text:p>
          </table:table-cell>
          <table:table-cell office:value-type="string" calcext:value-type="string">
            <text:p><text:a xlink:href="https://community.languagetool.org/rule/show/OCH_AN?lang=br&amp;subId=2" xlink:type="simple">https://community.languagetool.org/rule/show/OCH_AN?lang=br&amp;subId=2</text:a></text:p>
          </table:table-cell>
          <table:table-cell office:value-type="string" calcext:value-type="string">
            <text:p>diaesoc’h diaesañ → diaesoc’h-diaesañ</text:p>
          </table:table-cell>
          <table:table-cell office:value-type="string" calcext:value-type="string">
            <text:p>Gwelloc’h gwell → Gwelloc’h-gwell</text:p>
          </table:table-cell>
          <table:table-cell office:value-type="string" calcext:value-type="string">
            <text:p>Fazi en ur chom hep skrivañ ar varrennig-stagañ etre «gwelloc’h-gwell».</text:p>
          </table:table-cell>
          <table:table-cell office:value-type="string" calcext:value-type="string">
            <text:p>Implijit \1-\2. (CHALM Sb 8)</text:p>
          </table:table-cell>
          <table:table-cell office:value-type="string" calcext:value-type="string">
            <text:p>Skrivit «\1-\2». (CHALM Sb 8)</text:p>
          </table:table-cell>
          <table:table-cell office:value-type="string" calcext:value-type="string">
            <text:p>Écrivez «\1-\2». (CHALM Sb 8)</text:p>
          </table:table-cell>
          <table:table-cell office:value-type="string" calcext:value-type="string">
            <text:p>Write «\1-\2». (CHALM Sb 8)</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Gwelloc'h:</text:p>
            <text:p>Gwellañ:</text:p>
            <text:p>Gwelloc’h-gwellañ:</text:p>
          </table:table-cell>
          <table:table-cell office:value-type="string" calcext:value-type="string">
            <text:p>http://devri.bzh/recherche/?q=gwelloc%27h&amp;submit=</text:p>
            <text:p>http://devri.bzh/recherche/?q=gwella%C3%B1&amp;submit=</text:p>
            <text:p>--</text:p>
          </table:table-cell>
          <table:table-cell office:value-type="string" calcext:value-type="string">
            <text:p>http://meurgorf.brezhoneg.bzh/meurgorf/enklask?terme=gwelloc%27h&amp;submit=Rechercher&amp;categorie=0&amp;oeuvres=0</text:p>
            <text:p>http://meurgorf.brezhoneg.bzh/meurgorf/enklask?terme=gwella%C3%B1&amp;submit=Rechercher&amp;categorie=0&amp;oeuvres=0</text:p>
            <text:p>--</text:p>
          </table:table-cell>
          <table:table-cell office:value-type="string" calcext:value-type="string">
            <text:p>https://br.wiktionary.org/wiki/gwelloc%27h</text:p>
            <text:p>https://br.wiktionary.org/wiki/gwella%C3%B1</text:p>
            <text:p>--</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2">
          <table:table-cell table:style-name="ce8" office:value-type="float" office:value="284" calcext:value-type="float">
            <text:p>284</text:p>
          </table:table-cell>
          <table:table-cell table:style-name="ce8" office:value-type="string" calcext:value-type="string">
            <text:p><text:a xlink:href="https://community.languagetool.org/rule/show/J_OUZH_J?lang=br&amp;subId=1" xlink:type="simple">https://community.languagetool.org/rule/show/J_OUZH_J?lang=br&amp;subId=1</text:a></text:p>
          </table:table-cell>
          <table:table-cell table:style-name="ce8" office:value-type="string" calcext:value-type="string">
            <text:p>gwazh ouzh gwazh → gwazh-ouzh-gwazh</text:p>
          </table:table-cell>
          <table:table-cell table:style-name="ce8" office:value-type="string" calcext:value-type="string">
            <text:p>Gwazh ouzh gwazh → Gwazh-ouzh-gwazh</text:p>
          </table:table-cell>
          <table:table-cell table:style-name="ce8" office:value-type="string" calcext:value-type="string">
            <text:p>Fazi en ur chom hep skrivañ ar varrennig-stagañ etre «gwazh-ouzh-gwazh».</text:p>
          </table:table-cell>
          <table:table-cell table:style-name="ce8" office:value-type="string" calcext:value-type="string">
            <text:p>Implijit \1-\2-\3.</text:p>
          </table:table-cell>
          <table:table-cell table:style-name="ce8" office:value-type="string" calcext:value-type="string">
            <text:p>Skrivit «\1-\2-\3».</text:p>
          </table:table-cell>
          <table:table-cell table:style-name="ce8" office:value-type="string" calcext:value-type="string">
            <text:p>Écrivez «\1-\2-\3».</text:p>
          </table:table-cell>
          <table:table-cell table:style-name="ce8" office:value-type="string" calcext:value-type="string">
            <text:p>Write «\1-\2-\3».</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Gwazh-ouzh-gwazh:</text:p>
          </table:table-cell>
          <table:table-cell table:style-name="ce8" office:value-type="string" calcext:value-type="string">
            <text:p><text:a xlink:href="http://devri.bzh/dictionnaire/g/gwazh-ouzh-gwazh/" xlink:type="simple">http://devri.bzh/dictionnaire/g/gwazh-ouzh-gwazh/</text:a></text:p>
          </table:table-cell>
          <table:table-cell table:style-name="ce8" office:value-type="string" calcext:value-type="string">
            <text:p><text:a xlink:href="http://meurgorf.brezhoneg.bzh/meurgorf/enklask?terme=gwazh-ouzh-gwazh&amp;submit=Rechercher&amp;categorie=0&amp;oeuvres=0" xlink:type="simple">http://meurgorf.brezhoneg.bzh/meurgorf/enklask?terme=gwazh-ouzh-gwazh&amp;submit=Rechercher&amp;categorie=0&amp;oeuvres=0</text:a></text:p>
          </table:table-cell>
          <table:table-cell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4">
          <table:table-cell office:value-type="float" office:value="285" calcext:value-type="float">
            <text:p>285</text:p>
          </table:table-cell>
          <table:table-cell office:value-type="string" calcext:value-type="string">
            <text:p><text:a xlink:href="https://community.languagetool.org/rule/show/MAN_SE_HONT?lang=br&amp;subId=1" xlink:type="simple">https://community.languagetool.org/rule/show/MAN_SE_HONT?lang=br&amp;subId=1</text:a></text:p>
          </table:table-cell>
          <table:table-cell table:number-columns-repeated="2" office:value-type="string" calcext:value-type="string">
            <text:p>plac’h mañ → plac’h-mañ</text:p>
          </table:table-cell>
          <table:table-cell office:value-type="string" calcext:value-type="string">
            <text:p>Fazi en ur chom hep skrivañ ar varrennig-stagañ etre «plac’h-mañ».</text:p>
          </table:table-cell>
          <table:table-cell office:value-type="string" calcext:value-type="string">
            <text:p>Implijit \1-\2. (CHALM Q 1.2)</text:p>
          </table:table-cell>
          <table:table-cell office:value-type="string" calcext:value-type="string">
            <text:p>Skrivit «\1-\2». (CHALM Q 1.2)</text:p>
          </table:table-cell>
          <table:table-cell office:value-type="string" calcext:value-type="string">
            <text:p>Écrivez «\1-\2». (CHALM Q 1.2)</text:p>
          </table:table-cell>
          <table:table-cell office:value-type="string" calcext:value-type="string">
            <text:p>Write «\1-\2». (CHALM Q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mañ:</text:p>
            <text:p>Mañ:</text:p>
          </table:table-cell>
          <table:table-cell office:value-type="string" calcext:value-type="string">
            <text:p><text:a xlink:href="http://devri.bzh/recherche/?q=mañ&amp;submit" xlink:type="simple">--http://devri.bzh/recherche/?q=ma%C3%B1&amp;submit=</text:a></text:p>
          </table:table-cell>
          <table:table-cell office:value-type="string" calcext:value-type="string">
            <text:p><text:a xlink:href="http://meurgorf.brezhoneg.bzh/meurgorf/enklask?terme=mañ&amp;submit=Rechercher&amp;categorie=0&amp;oeuvres=0" xlink:type="simple">--http://meurgorf.brezhoneg.bzh/meurgorf/enklask?terme=ma%C3%B1&amp;submit=Rechercher&amp;categorie=0&amp;oeuvres=0</text:a></text:p>
          </table:table-cell>
          <table:table-cell office:value-type="string" calcext:value-type="string">
            <text:p>https://br.wiktionary.org/wiki/-ma%C3%B1</text:p>
            <text:p>https://br.wiktionary.org/wiki/ma%C3%B1</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2">
          <table:table-cell table:style-name="ce8" office:value-type="float" office:value="286" calcext:value-type="float">
            <text:p>286</text:p>
          </table:table-cell>
          <table:table-cell table:style-name="ce8" office:value-type="string" calcext:value-type="string">
            <text:p><text:a xlink:href="https://community.languagetool.org/rule/show/MAN?lang=br&amp;subId=1" xlink:type="simple">https://community.languagetool.org/rule/show/MAN?lang=br&amp;subId=1</text:a></text:p>
          </table:table-cell>
          <table:table-cell table:number-columns-repeated="2" table:style-name="ce8" office:value-type="string" calcext:value-type="string">
            <text:p>Al levr-man → Al levr-mañ</text:p>
          </table:table-cell>
          <table:table-cell table:style-name="ce8" office:value-type="string" calcext:value-type="string">
            <text:p>Fazi en ur zisoñjal an tilde war ar ger «-mañ».</text:p>
          </table:table-cell>
          <table:table-cell table:style-name="ce8" office:value-type="string" calcext:value-type="string">
            <text:p>Ha fellout a rae deoc’h skrivañ \1? (CHALM Q 1.2)</text:p>
          </table:table-cell>
          <table:table-cell table:style-name="ce8" office:value-type="string" calcext:value-type="string">
            <text:p>C’hoant ho poa skrivañ «\1»? (CHALM Q 1.2)</text:p>
          </table:table-cell>
          <table:table-cell table:style-name="ce8" office:value-type="string" calcext:value-type="string">
            <text:p>Vouliez-vous écrire «\1»? (CHALM Q 1.2)</text:p>
          </table:table-cell>
          <table:table-cell table:style-name="ce8" office:value-type="string" calcext:value-type="string">
            <text:p>Did you want to write «\1»? (CHALM Q 1.2)</text:p>
          </table:table-cell>
          <table:table-cell table:style-name="ce8" office:value-type="string" calcext:value-type="string">
            <text:p>Oui</text:p>
          </table:table-cell>
          <table:table-cell table:style-name="ce8" office:value-type="string" calcext:value-type="string">
            <text:p>Fazi bizskrivañ posupl</text:p>
          </table:table-cell>
          <table:table-cell/>
          <table:table-cell office:value-type="string" calcext:value-type="string">
            <text:p>idem</text:p>
            <text:p>Man:</text:p>
          </table:table-cell>
          <table:table-cell table:style-name="ce8" office:value-type="string" calcext:value-type="string">
            <text:p><text:a xlink:href="http://devri.bzh/recherche/?q=man&amp;submit" xlink:type="simple">idemhttp://devri.bzh/recherche/?q=man&amp;submit=</text:a></text:p>
          </table:table-cell>
          <table:table-cell table:style-name="ce8" office:value-type="string" calcext:value-type="string">
            <text:p><text:a xlink:href="http://meurgorf.brezhoneg.bzh/meurgorf/enklask?terme=man&amp;submit=Rechercher&amp;categorie=0&amp;oeuvres=0" xlink:type="simple">idemhttp://meurgorf.brezhoneg.bzh/meurgorf/enklask?terme=man&amp;submit=Rechercher&amp;categorie=0&amp;oeuvres=0</text:a></text:p>
          </table:table-cell>
          <table:table-cell table:style-name="ce8" office:value-type="string" calcext:value-type="string">
            <text:p><text:a xlink:href="https://br.wiktionary.org/wiki/man" xlink:type="simple">idemhttps://br.wiktionary.org/wiki/man</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7">
          <table:table-cell office:value-type="float" office:value="287" calcext:value-type="float">
            <text:p>287</text:p>
          </table:table-cell>
          <table:table-cell office:value-type="string" calcext:value-type="string">
            <text:p><text:a xlink:href="https://community.languagetool.org/rule/show/BED_HOLL_MAN?lang=br&amp;subId=1" xlink:type="simple">https://community.languagetool.org/rule/show/BED_HOLL_MAN?lang=br&amp;subId=1</text:a></text:p>
          </table:table-cell>
          <table:table-cell table:number-columns-repeated="2" office:value-type="string" calcext:value-type="string">
            <text:p>Ar bed-holl-mañ → ar bed-mañ-holl</text:p>
          </table:table-cell>
          <table:table-cell office:value-type="string" calcext:value-type="string">
            <text:p>Fazi e-barzh urzh ar gerioù «ar bed-holl-mañ» pa rankfe bezañ «ar bed-mañ-holl».</text:p>
          </table:table-cell>
          <table:table-cell office:value-type="string" calcext:value-type="string">
            <text:p>Ha fellout a rae deoc’h skrivañ \1? (CHALM R1.1.2)</text:p>
          </table:table-cell>
          <table:table-cell office:value-type="string" calcext:value-type="string">
            <text:p>C’hoant ho poa skrivañ «\1»? (CHALM R1.1.2)</text:p>
          </table:table-cell>
          <table:table-cell office:value-type="string" calcext:value-type="string">
            <text:p>Vouliez-vous écrire «\1»? (CHALM R1.1.2)</text:p>
          </table:table-cell>
          <table:table-cell office:value-type="string" calcext:value-type="string">
            <text:p>Did you want to write «\1»? (CHALM R1.1.2)</text:p>
          </table:table-cell>
          <table:table-cell office:value-type="string" calcext:value-type="string">
            <text:p>Oui</text:p>
          </table:table-cell>
          <table:table-cell office:value-type="string" calcext:value-type="string">
            <text:p>Urzh ar gerioù</text:p>
          </table:table-cell>
          <table:table-cell table:style-name="ce3" office:value-type="string" calcext:value-type="string">
            <text:p>Barrennig-stagañ</text:p>
          </table:table-cell>
          <table:table-cell table:style-name="ce3" office:value-type="string" calcext:value-type="string">
            <text:p>Bed:</text:p>
            <text:p>Holl:</text:p>
          </table:table-cell>
          <table:table-cell office:value-type="string" calcext:value-type="string">
            <text:p>http://devri.bzh/recherche/?q=bed&amp;submit=</text:p>
            <text:p>http://devri.bzh/recherche/?q=holl&amp;submit=</text:p>
          </table:table-cell>
          <table:table-cell office:value-type="string" calcext:value-type="string">
            <text:p>http://meurgorf.brezhoneg.bzh/meurgorf/enklask?terme=bed&amp;submit=Rechercher&amp;categorie=0&amp;oeuvres=0</text:p>
            <text:p>http://meurgorf.brezhoneg.bzh/meurgorf/enklask?terme=holl&amp;submit=Rechercher&amp;categorie=0&amp;oeuvres=0</text:p>
          </table:table-cell>
          <table:table-cell office:value-type="string" calcext:value-type="string">
            <text:p>https://br.wiktionary.org/wiki/bed</text:p>
            <text:p>https://br.wiktionary.org/wiki/ar_bed-ma%C3%B1</text:p>
            <text:p>https://br.wiktionary.org/wiki/bed-holl</text:p>
            <text:p>https://br.wiktionary.org/wiki/holl</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3">
          <table:table-cell table:style-name="ce8" office:value-type="float" office:value="288" calcext:value-type="float">
            <text:p>288</text:p>
          </table:table-cell>
          <table:table-cell table:style-name="ce8" office:value-type="string" calcext:value-type="string">
            <text:p><text:a xlink:href="https://community.languagetool.org/rule/show/J_TRE?lang=br&amp;subId=1" xlink:type="simple">https://community.languagetool.org/rule/show/J_TRE?lang=br&amp;subId=1</text:a></text:p>
          </table:table-cell>
          <table:table-cell table:number-columns-repeated="2" table:style-name="ce8" office:value-type="string" calcext:value-type="string">
            <text:p>fentus tre → fentus-tre (hag all)</text:p>
          </table:table-cell>
          <table:table-cell table:style-name="ce8" office:value-type="string" calcext:value-type="string">
            <text:p>Fazi en ur chom hep skrivañ ar varrennig-stagañ.</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Tre:</text:p>
            <text:p>-tre:</text:p>
          </table:table-cell>
          <table:table-cell table:style-name="ce8" office:value-type="string" calcext:value-type="string">
            <text:p><text:a xlink:href="http://devri.bzh/recherche/?q=tre&amp;submit" xlink:type="simple">http://devri.bzh/recherche/?q=tre&amp;submit=--</text:a></text:p>
          </table:table-cell>
          <table:table-cell table:style-name="ce8" office:value-type="string" calcext:value-type="string">
            <text:p><text:a xlink:href="http://meurgorf.brezhoneg.bzh/meurgorf/enklask?terme=tre&amp;submit=Rechercher&amp;categorie=0&amp;oeuvres=0" xlink:type="simple">http://meurgorf.brezhoneg.bzh/meurgorf/enklask?terme=tre&amp;submit=Rechercher&amp;categorie=0&amp;oeuvres=0--</text:a></text:p>
          </table:table-cell>
          <table:table-cell table:style-name="ce8" office:value-type="string" calcext:value-type="string">
            <text:p><text:a xlink:href="https://br.wiktionary.org/wiki/tre" xlink:type="simple">https://br.wiktionary.org/wiki/tre--</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12">
          <table:table-cell office:value-type="float" office:value="289" calcext:value-type="float">
            <text:p>289</text:p>
          </table:table-cell>
          <table:table-cell office:value-type="string" calcext:value-type="string">
            <text:p><text:a xlink:href="https://community.languagetool.org/rule/show/BERR_HA_BERR?lang=br&amp;subId=1" xlink:type="simple">https://community.languagetool.org/rule/show/BERR_HA_BERR?lang=br&amp;subId=1</text:a></text:p>
          </table:table-cell>
          <table:table-cell table:number-columns-repeated="2" office:value-type="string" calcext:value-type="string">
            <text:p>berr ha berr → berr-ha-berr (hag all)</text:p>
          </table:table-cell>
          <table:table-cell office:value-type="string" calcext:value-type="string">
            <text:p>Fazi un ur chom hep skrivañ ar barrennigoù-stagañ.</text:p>
          </table:table-cell>
          <table:table-cell office:value-type="string" calcext:value-type="string">
            <text:p>Ha fellout a rae deoc’h skrivañ \1-\2-\3? (CHALM Sa)</text:p>
          </table:table-cell>
          <table:table-cell office:value-type="string" calcext:value-type="string">
            <text:p>C’hoant ho poa skrivañ «\1-\2-\3»? (CHALM Sa)</text:p>
          </table:table-cell>
          <table:table-cell office:value-type="string" calcext:value-type="string">
            <text:p>Vouliez-vous écrire «\1-\2-\3»? (CHALM Sa)</text:p>
          </table:table-cell>
          <table:table-cell office:value-type="string" calcext:value-type="string">
            <text:p>Did you want to write «\1-\2-\3»? (CHALM Sa)</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Berr:</text:p>
            <text:p>Berr-:</text:p>
            <text:p>Berr-ha-berr:</text:p>
          </table:table-cell>
          <table:table-cell office:value-type="string" calcext:value-type="string">
            <text:p>http://devri.bzh/recherche/?q=berr&amp;submit=</text:p>
            <text:p>http://devri.bzh/recherche/?q=berr-&amp;submit=</text:p>
            <text:p>http://devri.bzh/dictionnaire/b/berr-ha-berr/</text:p>
          </table:table-cell>
          <table:table-cell office:value-type="string" calcext:value-type="string">
            <text:p>http://meurgorf.brezhoneg.bzh/meurgorf/enklask?terme=berr&amp;submit=Rechercher&amp;categorie=0&amp;oeuvres=0</text:p>
            <text:p>http://meurgorf.brezhoneg.bzh/meurgorf/enklask?terme=berr-&amp;submit=Rechercher&amp;categorie=0&amp;oeuvres=0</text:p>
            <text:p>http://meurgorf.brezhoneg.bzh/meurgorf/enklask?terme=berr-ha-berr&amp;submit=Rechercher&amp;categorie=0&amp;oeuvres=0</text:p>
          </table:table-cell>
          <table:table-cell office:value-type="string" calcext:value-type="string">
            <text:p>https://br.wiktionary.org/wiki/berr</text:p>
            <text:p>https://br.wiktionary.org/wiki/berr-</text:p>
            <text:p>https://br.wiktionary.org/wiki/berr-ha-berr</text:p>
          </table:table-cell>
          <table:table-cell table:style-name="ce3" office:value-type="string" calcext:value-type="string">
            <text:p>Rêgle possible autour de la possiblité de se tromper entre «ber/berr»</text:p>
            <text:p>http://devri.bzh/recherche/?q=ber&amp;submit=</text:p>
            <text:p>http://meurgorf.brezhoneg.bzh/meurgorf/enklask?terme=ber&amp;submit=Rechercher&amp;categorie=0&amp;oeuvres=0</text:p>
            <text:p>https://br.wiktionary.org/wiki/ber</text:p>
          </table:table-cell>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2">
          <table:table-cell table:style-name="ce8" office:value-type="float" office:value="290" calcext:value-type="float">
            <text:p>290</text:p>
          </table:table-cell>
          <table:table-cell table:style-name="ce8" office:value-type="string" calcext:value-type="string">
            <text:p><text:a xlink:href="https://community.languagetool.org/rule/show/A_WALCH?lang=br&amp;subId=1" xlink:type="simple">https://community.languagetool.org/rule/show/A_WALCH?lang=br&amp;subId=1</text:a></text:p>
          </table:table-cell>
          <table:table-cell table:number-columns-repeated="2" table:style-name="ce8" office:value-type="string" calcext:value-type="string">
            <text:p>just-a-walc’h → just a-walc’h (hag all)</text:p>
          </table:table-cell>
          <table:table-cell table:style-name="ce8" office:value-type="string" calcext:value-type="string">
            <text:p>Fazi en ur skrivañ «just-a-walc’h» pa rankfe bezañ «just a-walc’h».</text:p>
          </table:table-cell>
          <table:table-cell table:style-name="ce8" office:value-type="string" calcext:value-type="string">
            <text:p>Barrennig-stagañ ebet dirak an adverb «a-walc’h». (CHALM Sa)</text:p>
          </table:table-cell>
          <table:table-cell table:style-name="ce8" office:value-type="string" calcext:value-type="string">
            <text:p>Aucun changement</text:p>
          </table:table-cell>
          <table:table-cell table:style-name="ce8" office:value-type="string" calcext:value-type="string">
            <text:p>Aucun tiret devant l’adverbe «a-walc’h». (CHALM Sa)</text:p>
          </table:table-cell>
          <table:table-cell table:style-name="ce8" office:value-type="string" calcext:value-type="string">
            <text:p>No hyphen in front of the adverb «a-walc'h». (CHALM Sa)</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A-walc’h:</text:p>
          </table:table-cell>
          <table:table-cell table:style-name="ce8" office:value-type="string" calcext:value-type="string">
            <text:p><text:a xlink:href="http://devri.bzh/recherche/?q=a-wa&amp;submit" xlink:type="simple">http://devri.bzh/recherche/?q=a-wa&amp;submit=</text:a></text:p>
          </table:table-cell>
          <table:table-cell table:style-name="ce8" office:value-type="string" calcext:value-type="string">
            <text:p><text:a xlink:href="http://meurgorf.brezhoneg.bzh/meurgorf/enklask?terme=a-walc%27h&amp;submit=Rechercher&amp;categorie=0&amp;oeuvres=0" xlink:type="simple">http://meurgorf.brezhoneg.bzh/meurgorf/enklask?terme=a-walc%27h&amp;submit=Rechercher&amp;categorie=0&amp;oeuvres=0</text:a></text:p>
          </table:table-cell>
          <table:table-cell table:style-name="ce8" office:value-type="string" calcext:value-type="string">
            <text:p><text:a xlink:href="https://br.wiktionary.org/wiki/a-walc%27h" xlink:type="simple">https://br.wiktionary.org/wiki/a-walc%27h</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3">
          <table:table-cell office:value-type="float" office:value="291" calcext:value-type="float">
            <text:p>291</text:p>
          </table:table-cell>
          <table:table-cell office:value-type="string" calcext:value-type="string">
            <text:p><text:a xlink:href="https://community.languagetool.org/rule/show/SETU_ME?lang=br&amp;subId=1" xlink:type="simple">https://community.languagetool.org/rule/show/SETU_ME?lang=br&amp;subId=1</text:a></text:p>
          </table:table-cell>
          <table:table-cell table:number-columns-repeated="2" office:value-type="string" calcext:value-type="string">
            <text:p>setu me → setu-me (hag all)</text:p>
          </table:table-cell>
          <table:table-cell office:value-type="string" calcext:value-type="string">
            <text:p>Fazi en ur chom hep skrivañ ar varrennig-stagañ etre «setu-me».</text:p>
          </table:table-cell>
          <table:table-cell office:value-type="string" calcext:value-type="string">
            <text:p>Implijit \1-\2. (CHALM M1.3.3)</text:p>
          </table:table-cell>
          <table:table-cell office:value-type="string" calcext:value-type="string">
            <text:p>Skrivit «\1-\2». (CHALM M1.3.3)</text:p>
          </table:table-cell>
          <table:table-cell office:value-type="string" calcext:value-type="string">
            <text:p>Écrivez «\1-\2». (CHALM M1.3.3)</text:p>
          </table:table-cell>
          <table:table-cell office:value-type="string" calcext:value-type="string">
            <text:p>Write «\1-\2». (CHALM M1.3.3)</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Setu-me:</text:p>
          </table:table-cell>
          <table:table-cell office:value-type="string" calcext:value-type="string">
            <text:p><text:a xlink:href="http://devri.bzh/recherche/?q=setu&amp;submit" xlink:type="simple">http://devri.bzh/recherche/?q=setu&amp;submit=</text:a></text:p>
          </table:table-cell>
          <table:table-cell office:value-type="string" calcext:value-type="string">
            <text:p><text:a xlink:href="http://meurgorf.brezhoneg.bzh/meurgorf/enklask?terme=setu&amp;submit=Rechercher&amp;categorie=0&amp;oeuvres=0" xlink:type="simple">http://meurgorf.brezhoneg.bzh/meurgorf/enklask?terme=setu&amp;submit=Rechercher&amp;categorie=0&amp;oeuvres=0</text:a></text:p>
          </table:table-cell>
          <table:table-cell office:value-type="string" calcext:value-type="string">
            <text:p><text:a xlink:href="https://br.wiktionary.org/wiki/setu" xlink:type="simple">https://br.wiktionary.org/wiki/setu</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3">
          <table:table-cell table:style-name="ce8" office:value-type="float" office:value="292" calcext:value-type="float">
            <text:p>292</text:p>
          </table:table-cell>
          <table:table-cell table:style-name="ce8" office:value-type="string" calcext:value-type="string">
            <text:p><text:a xlink:href="https://community.languagetool.org/rule/show/GANIN_ME?lang=br&amp;subId=1" xlink:type="simple">https://community.languagetool.org/rule/show/GANIN_ME?lang=br&amp;subId=1</text:a></text:p>
          </table:table-cell>
          <table:table-cell table:number-columns-repeated="2" table:style-name="ce8" office:value-type="string" calcext:value-type="string">
            <text:p>ganin me → ganin-me (hag all)</text:p>
          </table:table-cell>
          <table:table-cell table:style-name="ce8" office:value-type="string" calcext:value-type="string">
            <text:p>Fazi en ur chom hep skrivañ ar varrennig-stagañ etre «ganin-me».</text:p>
          </table:table-cell>
          <table:table-cell table:style-name="ce8" office:value-type="string" calcext:value-type="string">
            <text:p>Implijit \1-\2. (CHALM M1.3.5)</text:p>
          </table:table-cell>
          <table:table-cell table:style-name="ce8" office:value-type="string" calcext:value-type="string">
            <text:p>Skrivit «\1-\2». (CHALM M1.3.5)</text:p>
          </table:table-cell>
          <table:table-cell table:style-name="ce8" office:value-type="string" calcext:value-type="string">
            <text:p>Écrivez «\1-\2». (CHALM M1.3.5)</text:p>
          </table:table-cell>
          <table:table-cell table:style-name="ce8" office:value-type="string" calcext:value-type="string">
            <text:p>Write «\1-\2». (CHALM M1.3.5)</text:p>
          </table:table-cell>
          <table:table-cell table:style-name="ce8" office:value-type="string" calcext:value-type="string">
            <text:p>Oui</text:p>
          </table:table-cell>
          <table:table-cell table:style-name="ce8" office:value-type="string" calcext:value-type="string">
            <text:p>Araogenn</text:p>
          </table:table-cell>
          <table:table-cell office:value-type="string" calcext:value-type="string">
            <text:p>Barrennig-stagañ</text:p>
          </table:table-cell>
          <table:table-cell office:value-type="string" calcext:value-type="string">
            <text:p>Ganin-me:</text:p>
          </table:table-cell>
          <table:table-cell table:style-name="ce8" office:value-type="string" calcext:value-type="string">
            <text:p><text:a xlink:href="http://devri.bzh/recherche/?q=ganin&amp;submit" xlink:type="simple">http://devri.bzh/recherche/?q=ganin&amp;submit=</text:a></text:p>
          </table:table-cell>
          <table:table-cell table:style-name="ce8" office:value-type="string" calcext:value-type="string">
            <text:p><text:a xlink:href="http://meurgorf.brezhoneg.bzh/meurgorf/enklask?terme=ganin&amp;submit=Rechercher&amp;categorie=0&amp;oeuvres=0" xlink:type="simple">http://meurgorf.brezhoneg.bzh/meurgorf/enklask?terme=ganin&amp;submit=Rechercher&amp;categorie=0&amp;oeuvres=0</text:a></text:p>
          </table:table-cell>
          <table:table-cell table:style-name="ce8" office:value-type="string" calcext:value-type="string">
            <text:p><text:a xlink:href="https://br.wiktionary.org/wiki/ganin" xlink:type="simple">https://br.wiktionary.org/wiki/ganin</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3">
          <table:table-cell office:value-type="float" office:value="293" calcext:value-type="float">
            <text:p>293</text:p>
          </table:table-cell>
          <table:table-cell office:value-type="string" calcext:value-type="string">
            <text:p><text:a xlink:href="https://community.languagetool.org/rule/show/GANIN_ME?lang=br&amp;subId=2" xlink:type="simple">https://community.languagetool.org/rule/show/GANIN_ME?lang=br&amp;subId=2</text:a></text:p>
          </table:table-cell>
          <table:table-cell office:value-type="string" calcext:value-type="string">
            <text:p>ganin me → ganin-me (hag all)</text:p>
          </table:table-cell>
          <table:table-cell office:value-type="string" calcext:value-type="string">
            <text:p>ganit te → ganit-te (hag all)</text:p>
          </table:table-cell>
          <table:table-cell office:value-type="string" calcext:value-type="string">
            <text:p>Fazi en ur chom hep skrivañ ar varrennig-stagañ etre «ganit-te».</text:p>
          </table:table-cell>
          <table:table-cell office:value-type="string" calcext:value-type="string">
            <text:p>Implijit \1-\2 (CHALM M1.3.5).</text:p>
          </table:table-cell>
          <table:table-cell office:value-type="string" calcext:value-type="string">
            <text:p>Skrivit «\1-\2» (CHALM M1.3.5).</text:p>
          </table:table-cell>
          <table:table-cell office:value-type="string" calcext:value-type="string">
            <text:p>Écrivez «\1-\2» (CHALM M1.3.5).</text:p>
          </table:table-cell>
          <table:table-cell office:value-type="string" calcext:value-type="string">
            <text:p>Write «\1-\2» (CHALM M1.3.5).</text:p>
          </table:table-cell>
          <table:table-cell office:value-type="string" calcext:value-type="string">
            <text:p>Oui</text:p>
          </table:table-cell>
          <table:table-cell office:value-type="string" calcext:value-type="string">
            <text:p>Araogenn</text:p>
          </table:table-cell>
          <table:table-cell table:style-name="ce3" office:value-type="string" calcext:value-type="string">
            <text:p>Barrennig-stagañ</text:p>
          </table:table-cell>
          <table:table-cell table:style-name="ce3" office:value-type="string" calcext:value-type="string">
            <text:p>Ganit-te:</text:p>
          </table:table-cell>
          <table:table-cell table:number-columns-repeated="2" office:value-type="string" calcext:value-type="string">
            <text:p>--</text:p>
          </table:table-cell>
          <table:table-cell office:value-type="string" calcext:value-type="string">
            <text:p><text:a xlink:href="https://br.wiktionary.org/wiki/ganit" xlink:type="simple">https://br.wiktionary.org/wiki/ganit</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3">
          <table:table-cell table:style-name="ce8" office:value-type="float" office:value="294" calcext:value-type="float">
            <text:p>294</text:p>
          </table:table-cell>
          <table:table-cell table:style-name="ce8" office:value-type="string" calcext:value-type="string">
            <text:p><text:a xlink:href="https://community.languagetool.org/rule/show/GANIN_ME?lang=br&amp;subId=3" xlink:type="simple">https://community.languagetool.org/rule/show/GANIN_ME?lang=br&amp;subId=3</text:a></text:p>
          </table:table-cell>
          <table:table-cell table:style-name="ce8" office:value-type="string" calcext:value-type="string">
            <text:p>ganin me → ganin-me (hag all)</text:p>
          </table:table-cell>
          <table:table-cell table:style-name="ce8" office:value-type="string" calcext:value-type="string">
            <text:p>Gantañ eñ → Gantañ</text:p>
          </table:table-cell>
          <table:table-cell table:style-name="ce8" office:value-type="string" calcext:value-type="string">
            <text:p>Fazi en ur skrivañ «gantañ eñ» pa rankfe bezañ «gantañ».</text:p>
          </table:table-cell>
          <table:table-cell table:style-name="ce8" office:value-type="string" calcext:value-type="string">
            <text:p>Ne vez ket implijet «\1 \2». (CHALM M1.3.5).</text:p>
          </table:table-cell>
          <table:table-cell table:style-name="ce8" office:value-type="string" calcext:value-type="string">
            <text:p>Aucun changement</text:p>
          </table:table-cell>
          <table:table-cell table:style-name="ce8" office:value-type="string" calcext:value-type="string">
            <text:p>On n’utilise pas «\1 \2». (CHALM M1.3.5).</text:p>
          </table:table-cell>
          <table:table-cell table:style-name="ce8" office:value-type="string" calcext:value-type="string">
            <text:p>We do not use «\1 \2». (CHALM M1.3.5).</text:p>
          </table:table-cell>
          <table:table-cell table:style-name="ce8" office:value-type="string" calcext:value-type="string">
            <text:p>Oui</text:p>
          </table:table-cell>
          <table:table-cell table:style-name="ce8" office:value-type="string" calcext:value-type="string">
            <text:p>Araogenn</text:p>
          </table:table-cell>
          <table:table-cell/>
          <table:table-cell office:value-type="string" calcext:value-type="string">
            <text:p>Gantañ</text:p>
          </table:table-cell>
          <table:table-cell table:number-columns-repeated="2" table:style-name="ce8" office:value-type="string" calcext:value-type="string">
            <text:p>--</text:p>
          </table:table-cell>
          <table:table-cell table:style-name="ce8" office:value-type="string" calcext:value-type="string">
            <text:p><text:a xlink:href="https://br.wiktionary.org/wiki/gantañ" xlink:type="simple">https://br.wiktionary.org/wiki/ganta%C3%B1</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3">
          <table:table-cell office:value-type="float" office:value="295" calcext:value-type="float">
            <text:p>295</text:p>
          </table:table-cell>
          <table:table-cell office:value-type="string" calcext:value-type="string">
            <text:p><text:a xlink:href="https://community.languagetool.org/rule/show/GANIN_ME?lang=br&amp;subId=4" xlink:type="simple">https://community.languagetool.org/rule/show/GANIN_ME?lang=br&amp;subId=4</text:a></text:p>
          </table:table-cell>
          <table:table-cell office:value-type="string" calcext:value-type="string">
            <text:p>ganin me → ganin-me (hag all)</text:p>
          </table:table-cell>
          <table:table-cell office:value-type="string" calcext:value-type="string">
            <text:p>Ganti hi → Ganti</text:p>
          </table:table-cell>
          <table:table-cell office:value-type="string" calcext:value-type="string">
            <text:p>Fazi en ur skrivañ «ganti hi» pa rankfe bezañ «ganti».</text:p>
          </table:table-cell>
          <table:table-cell office:value-type="string" calcext:value-type="string">
            <text:p>Ne vez ket implijet «\1 \2». (CHALM M1.3.5).</text:p>
          </table:table-cell>
          <table:table-cell office:value-type="string" calcext:value-type="string">
            <text:p>Aucun changement</text:p>
          </table:table-cell>
          <table:table-cell office:value-type="string" calcext:value-type="string">
            <text:p>On n’utilise pas «\1 \2». (CHALM M1.3.5).</text:p>
          </table:table-cell>
          <table:table-cell office:value-type="string" calcext:value-type="string">
            <text:p>We do not use «\1 \2». (CHALM M1.3.5).</text:p>
          </table:table-cell>
          <table:table-cell office:value-type="string" calcext:value-type="string">
            <text:p>Oui</text:p>
          </table:table-cell>
          <table:table-cell office:value-type="string" calcext:value-type="string">
            <text:p>Araogenn</text:p>
          </table:table-cell>
          <table:table-cell table:style-name="ce28"/>
          <table:table-cell table:style-name="ce3" office:value-type="string" calcext:value-type="string">
            <text:p>Ganti</text:p>
          </table:table-cell>
          <table:table-cell table:number-columns-repeated="2" office:value-type="string" calcext:value-type="string">
            <text:p>--</text:p>
          </table:table-cell>
          <table:table-cell office:value-type="string" calcext:value-type="string">
            <text:p><text:a xlink:href="https://br.wiktionary.org/wiki/ganti" xlink:type="simple">https://br.wiktionary.org/wiki/ganti</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3">
          <table:table-cell table:style-name="ce8" office:value-type="float" office:value="296" calcext:value-type="float">
            <text:p>296</text:p>
          </table:table-cell>
          <table:table-cell table:style-name="ce8" office:value-type="string" calcext:value-type="string">
            <text:p><text:a xlink:href="https://community.languagetool.org/rule/show/GANIN_ME?lang=br&amp;subId=5" xlink:type="simple">https://community.languagetool.org/rule/show/GANIN_ME?lang=br&amp;subId=5</text:a></text:p>
          </table:table-cell>
          <table:table-cell table:style-name="ce8" office:value-type="string" calcext:value-type="string">
            <text:p>ganin me → ganin-me (hag all)</text:p>
          </table:table-cell>
          <table:table-cell table:style-name="ce8" office:value-type="string" calcext:value-type="string">
            <text:p>Ganimp ni → Ganimp-ni</text:p>
          </table:table-cell>
          <table:table-cell table:style-name="ce8" office:value-type="string" calcext:value-type="string">
            <text:p>Fazi en ur skrivañ «ganimp ni» pa rankfe bezañ «ganimp-ni».</text:p>
          </table:table-cell>
          <table:table-cell table:style-name="ce8" office:value-type="string" calcext:value-type="string">
            <text:p>Implijit \1-\2 (CHALM M1.3.5).</text:p>
          </table:table-cell>
          <table:table-cell table:style-name="ce8" office:value-type="string" calcext:value-type="string">
            <text:p>Skrivit «\1-\2» (CHALM M1.3.5).</text:p>
          </table:table-cell>
          <table:table-cell table:style-name="ce8" office:value-type="string" calcext:value-type="string">
            <text:p>Écrivez «\1-\2». (CHALM M1.3.5).</text:p>
          </table:table-cell>
          <table:table-cell table:style-name="ce8" office:value-type="string" calcext:value-type="string">
            <text:p>Write «\1-\2». (CHALM M1.3.5).</text:p>
          </table:table-cell>
          <table:table-cell table:style-name="ce8" office:value-type="string" calcext:value-type="string">
            <text:p>Oui</text:p>
          </table:table-cell>
          <table:table-cell table:style-name="ce8" office:value-type="string" calcext:value-type="string">
            <text:p>Araogenn</text:p>
          </table:table-cell>
          <table:table-cell office:value-type="string" calcext:value-type="string">
            <text:p>Barrennig-stagañ</text:p>
          </table:table-cell>
          <table:table-cell office:value-type="string" calcext:value-type="string">
            <text:p>Ganeomp:</text:p>
          </table:table-cell>
          <table:table-cell table:number-columns-repeated="2" table:style-name="ce8" office:value-type="string" calcext:value-type="string">
            <text:p>--</text:p>
          </table:table-cell>
          <table:table-cell table:style-name="ce8" office:value-type="string" calcext:value-type="string">
            <text:p><text:a xlink:href="https://br.wiktionary.org/wiki/ganeomp" xlink:type="simple">https://br.wiktionary.org/wiki/ganeomp</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2">
          <table:table-cell office:value-type="float" office:value="297" calcext:value-type="float">
            <text:p>297</text:p>
          </table:table-cell>
          <table:table-cell office:value-type="string" calcext:value-type="string">
            <text:p><text:a xlink:href="https://community.languagetool.org/rule/show/GANIN_ME?lang=br&amp;subId=6" xlink:type="simple">https://community.languagetool.org/rule/show/GANIN_ME?lang=br&amp;subId=6</text:a></text:p>
          </table:table-cell>
          <table:table-cell office:value-type="string" calcext:value-type="string">
            <text:p>ganin me → ganin-me (hag all)</text:p>
          </table:table-cell>
          <table:table-cell office:value-type="string" calcext:value-type="string">
            <text:p>Ganeoc’h c’hwi → Ganeoc’h-c’hwi</text:p>
          </table:table-cell>
          <table:table-cell office:value-type="string" calcext:value-type="string">
            <text:p>Fazi en ur skrivañ «Ganeoc’h c’hwi» pa rankfe bezañ «ganeoc’h-c’hwi».</text:p>
          </table:table-cell>
          <table:table-cell office:value-type="string" calcext:value-type="string">
            <text:p>Implijit \1-\2 (CHALM M1.3.5).</text:p>
          </table:table-cell>
          <table:table-cell office:value-type="string" calcext:value-type="string">
            <text:p>Skrivit «\1-\2» (CHALM M1.3.5).</text:p>
          </table:table-cell>
          <table:table-cell office:value-type="string" calcext:value-type="string">
            <text:p>Écrivez «\1-\2». (CHALM M1.3.5).</text:p>
          </table:table-cell>
          <table:table-cell office:value-type="string" calcext:value-type="string">
            <text:p>Write «\1-\2». (CHALM M1.3.5).</text:p>
          </table:table-cell>
          <table:table-cell office:value-type="string" calcext:value-type="string">
            <text:p>Oui</text:p>
          </table:table-cell>
          <table:table-cell office:value-type="string" calcext:value-type="string">
            <text:p>Araogenn</text:p>
          </table:table-cell>
          <table:table-cell table:style-name="ce3" office:value-type="string" calcext:value-type="string">
            <text:p>Barrennig-stagañ</text:p>
          </table:table-cell>
          <table:table-cell table:style-name="ce3" office:value-type="string" calcext:value-type="string">
            <text:p>Ganeoc’h:</text:p>
          </table:table-cell>
          <table:table-cell table:number-columns-repeated="2" office:value-type="string" calcext:value-type="string">
            <text:p>--</text:p>
          </table:table-cell>
          <table:table-cell office:value-type="string" calcext:value-type="string">
            <text:p><text:a xlink:href="https://br.wiktionary.org/wiki/ganeoc%27h" xlink:type="simple">https://br.wiktionary.org/wiki/ganeoc%27h</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3">
          <table:table-cell table:style-name="ce8" office:value-type="float" office:value="298" calcext:value-type="float">
            <text:p>298</text:p>
          </table:table-cell>
          <table:table-cell table:style-name="ce8" office:value-type="string" calcext:value-type="string">
            <text:p><text:a xlink:href="https://community.languagetool.org/rule/show/GANIN_ME?lang=br&amp;subId=7" xlink:type="simple">https://community.languagetool.org/rule/show/GANIN_ME?lang=br&amp;subId=7</text:a></text:p>
          </table:table-cell>
          <table:table-cell table:style-name="ce8" office:value-type="string" calcext:value-type="string">
            <text:p>ganin me → ganin-me (hag all)</text:p>
          </table:table-cell>
          <table:table-cell table:style-name="ce8" office:value-type="string" calcext:value-type="string">
            <text:p>ganto i/gante i → ganto/gante</text:p>
          </table:table-cell>
          <table:table-cell table:style-name="ce8" office:value-type="string" calcext:value-type="string">
            <text:p>Fazi en ur skrivañ «ganto i/gante i» pa rankfe bezañ «ganto/gante».</text:p>
          </table:table-cell>
          <table:table-cell table:style-name="ce8" office:value-type="string" calcext:value-type="string">
            <text:p>Ne vez ket implijet «\1 \2». (CHALM M1.3.5).</text:p>
          </table:table-cell>
          <table:table-cell table:style-name="ce8" office:value-type="string" calcext:value-type="string">
            <text:p>Aucun changement</text:p>
          </table:table-cell>
          <table:table-cell table:style-name="ce8" office:value-type="string" calcext:value-type="string">
            <text:p>On n’utilise pas «\1 \2». (CHALM M1.3.5).</text:p>
          </table:table-cell>
          <table:table-cell table:style-name="ce8" office:value-type="string" calcext:value-type="string">
            <text:p>We do not use «\1 \2». (CHALM M1.3.5).</text:p>
          </table:table-cell>
          <table:table-cell table:style-name="ce8" office:value-type="string" calcext:value-type="string">
            <text:p>Oui</text:p>
          </table:table-cell>
          <table:table-cell table:style-name="ce8" office:value-type="string" calcext:value-type="string">
            <text:p>Araogenn</text:p>
          </table:table-cell>
          <table:table-cell/>
          <table:table-cell office:value-type="string" calcext:value-type="string">
            <text:p>Ganto:</text:p>
          </table:table-cell>
          <table:table-cell table:number-columns-repeated="2" table:style-name="ce8" office:value-type="string" calcext:value-type="string">
            <text:p>--</text:p>
          </table:table-cell>
          <table:table-cell table:style-name="ce8" office:value-type="string" calcext:value-type="string">
            <text:p><text:a xlink:href="https://br.wiktionary.org/wiki/ganto" xlink:type="simple">https://br.wiktionary.org/wiki/ganto</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2">
          <table:table-cell office:value-type="float" office:value="299" calcext:value-type="float">
            <text:p>299</text:p>
          </table:table-cell>
          <table:table-cell office:value-type="string" calcext:value-type="string">
            <text:p><text:a xlink:href="https://community.languagetool.org/rule/show/GANIN_ME?lang=br&amp;subId=8" xlink:type="simple">https://community.languagetool.org/rule/show/GANIN_ME?lang=br&amp;subId=8</text:a></text:p>
          </table:table-cell>
          <table:table-cell office:value-type="string" calcext:value-type="string">
            <text:p>ganin me → ganin-me (hag all)</text:p>
          </table:table-cell>
          <table:table-cell office:value-type="string" calcext:value-type="string">
            <text:p>gantañ-eñ → gantañ</text:p>
          </table:table-cell>
          <table:table-cell office:value-type="string" calcext:value-type="string">
            <text:p>Fazi en ur skrivañ «gantañ-eñ» pa rankfe bezañ «gantañ».</text:p>
          </table:table-cell>
          <table:table-cell office:value-type="string" calcext:value-type="string">
            <text:p>Ne vez ket implijet «\1». Ha fallout a rae deoc’h skrivañ \1? (CHALM M1.3.5)</text:p>
          </table:table-cell>
          <table:table-cell office:value-type="string" calcext:value-type="string">
            <text:p>Ne vez ket implijet «\1», skrivit «\2». (CHALM M1.3.5)</text:p>
          </table:table-cell>
          <table:table-cell office:value-type="string" calcext:value-type="string">
            <text:p>On n’utilise pas «\1», écrivez «\2». (CHALM M1.3.5)</text:p>
          </table:table-cell>
          <table:table-cell office:value-type="string" calcext:value-type="string">
            <text:p>We do not use «\1», write «\2». (CHALM M1.3.5)</text:p>
          </table:table-cell>
          <table:table-cell office:value-type="string" calcext:value-type="string">
            <text:p>Oui</text:p>
          </table:table-cell>
          <table:table-cell office:value-type="string" calcext:value-type="string">
            <text:p>Araogenn</text:p>
          </table:table-cell>
          <table:table-cell table:style-name="ce28"/>
          <table:table-cell table:style-name="ce3" office:value-type="string" calcext:value-type="string">
            <text:p>Gantañ:</text:p>
          </table:table-cell>
          <table:table-cell table:number-columns-repeated="2" office:value-type="string" calcext:value-type="string">
            <text:p>--</text:p>
          </table:table-cell>
          <table:table-cell office:value-type="string" calcext:value-type="string">
            <text:p><text:a xlink:href="https://br.wiktionary.org/wiki/gantañ" xlink:type="simple">https://br.wiktionary.org/wiki/ganta%C3%B1</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13">
          <table:table-cell table:style-name="ce8" office:value-type="float" office:value="300" calcext:value-type="float">
            <text:p>300</text:p>
          </table:table-cell>
          <table:table-cell table:style-name="ce8" office:value-type="string" calcext:value-type="string">
            <text:p><text:a xlink:href="https://community.languagetool.org/rule/show/BARRENNIG_STAGAN?lang=br&amp;subId=1" xlink:type="simple">https://community.languagetool.org/rule/show/BARRENNIG_STAGAN?lang=br&amp;subId=1</text:a></text:p>
          </table:table-cell>
          <table:table-cell table:number-columns-repeated="2" table:style-name="ce8" office:value-type="string" calcext:value-type="string">
            <text:p>barrennig stagañ → barrennig-stagañ</text:p>
          </table:table-cell>
          <table:table-cell table:style-name="ce8" office:value-type="string" calcext:value-type="string">
            <text:p>Fazi en ur chom hep skrivañ ar varrennig-stagañ etre «barrennig-stagañ».</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Barrennig-stagañ:</text:p>
            <text:p>Barrennig-:</text:p>
          </table:table-cell>
          <table:table-cell table:style-name="ce8" office:value-type="string" calcext:value-type="string">
            <text:p><text:a xlink:href="http://devri.bzh/recherche/?q=barrennig-&amp;submit" xlink:type="simple">--http://devri.bzh/recherche/?q=barrennig-&amp;submit=</text:a></text:p>
          </table:table-cell>
          <table:table-cell table:style-name="ce8" office:value-type="string" calcext:value-type="string">
            <text:p>--</text:p>
            <text:p>http://meurgorf.brezhoneg.bzh/meurgorf/enklask?terme=barrennig-staga%C3%B1&amp;submit=Rechercher&amp;categorie=0&amp;oeuvres=0</text:p>
            <text:p>http://meurgorf.brezhoneg.bzh/meurgorf/enklask?terme=barrennig&amp;submit=Rechercher&amp;categorie=0&amp;oeuvres=0</text:p>
          </table:table-cell>
          <table:table-cell table:style-name="ce8" office:value-type="string" calcext:value-type="string">
            <text:p>https://br.wiktionary.org/wiki/barrennig</text:p>
            <text:p>https://br.wiktionary.org/wiki/barrennig-staga%C3%B1</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7">
          <table:table-cell office:value-type="float" office:value="301" calcext:value-type="float">
            <text:p>301</text:p>
          </table:table-cell>
          <table:table-cell office:value-type="string" calcext:value-type="string">
            <text:p><text:a xlink:href="https://community.languagetool.org/rule/show/DREIST_HOLL?lang=br&amp;subId=1" xlink:type="simple">https://community.languagetool.org/rule/show/DREIST_HOLL?lang=br&amp;subId=1</text:a></text:p>
          </table:table-cell>
          <table:table-cell table:number-columns-repeated="2" office:value-type="string" calcext:value-type="string">
            <text:p>dreist holl → dreist-holl</text:p>
          </table:table-cell>
          <table:table-cell office:value-type="string" calcext:value-type="string">
            <text:p>Fazi en ur chom hep skrivañ ar varrennig-stagañ etre «dreist-holl».</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Dreist-:</text:p>
            <text:p>Dreist-holl:</text:p>
          </table:table-cell>
          <table:table-cell office:value-type="string" calcext:value-type="string">
            <text:p>http://devri.bzh/recherche/?q=dreist-&amp;submit=</text:p>
            <text:p>http://devri.bzh/recherche/?q=dreist-holl&amp;submit=</text:p>
          </table:table-cell>
          <table:table-cell office:value-type="string" calcext:value-type="string">
            <text:p>http://meurgorf.brezhoneg.bzh/meurgorf/enklask?terme=dreist-&amp;submit=Rechercher&amp;categorie=0&amp;oeuvres=0&amp;search_opt=1</text:p>
            <text:p>http://meurgorf.brezhoneg.bzh/meurgorf/enklask?terme=dreist-holl&amp;submit=Rechercher&amp;categorie=0&amp;oeuvres=0</text:p>
          </table:table-cell>
          <table:table-cell office:value-type="string" calcext:value-type="string">
            <text:p>https://br.wiktionary.org/w/index.php?search=dreist-&amp;title=Dibar%3AKlask&amp;go=Mont&amp;ns0=1</text:p>
            <text:p>https://br.wiktionary.org/wiki/dreist-holl</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10">
          <table:table-cell table:style-name="ce8" office:value-type="float" office:value="302" calcext:value-type="float">
            <text:p>302</text:p>
          </table:table-cell>
          <table:table-cell table:style-name="ce8" office:value-type="string" calcext:value-type="string">
            <text:p><text:a xlink:href="https://community.languagetool.org/rule/show/ASKEL_GROCHEN?lang=br&amp;subId=1" xlink:type="simple">https://community.languagetool.org/rule/show/ASKEL_GROCHEN?lang=br&amp;subId=1</text:a></text:p>
          </table:table-cell>
          <table:table-cell table:number-columns-repeated="2" table:style-name="ce8" office:value-type="string" calcext:value-type="string">
            <text:p>askell groc’hen → askell-groc’hen</text:p>
          </table:table-cell>
          <table:table-cell table:style-name="ce8" office:value-type="string" calcext:value-type="string">
            <text:p>Fazi en ur chom hep skrivañ ar varrennig-stagañ etre «askell-groc’hen».</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Askell-:</text:p>
            <text:p>Askell-groc’hen:</text:p>
          </table:table-cell>
          <table:table-cell table:style-name="ce8" office:value-type="string" calcext:value-type="string">
            <text:p>http://devri.bzh/recherche/?q=askell-&amp;submit=</text:p>
            <text:p>http://devri.bzh/dictionnaire/a/askell-groc_hen/</text:p>
          </table:table-cell>
          <table:table-cell table:style-name="ce8" office:value-type="string" calcext:value-type="string">
            <text:p><text:a xlink:href="http://meurgorf.brezhoneg.bzh/meurgorf/enklask?terme=askell-groc%27hen&amp;submit=Rechercher&amp;categorie=0&amp;oeuvres=0" xlink:type="simple">--http://meurgorf.brezhoneg.bzh/meurgorf/enklask?terme=askell-groc%27hen&amp;submit=Rechercher&amp;categorie=0&amp;oeuvres=0</text:a></text:p>
          </table:table-cell>
          <table:table-cell table:style-name="ce8" office:value-type="string" calcext:value-type="string">
            <text:p>https://br.wiktionary.org/wiki/askell</text:p>
            <text:p>https://br.wiktionary.org/wiki/askell-groc%27hen</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5">
          <table:table-cell office:value-type="float" office:value="303" calcext:value-type="float">
            <text:p>303</text:p>
          </table:table-cell>
          <table:table-cell office:value-type="string" calcext:value-type="string">
            <text:p><text:a xlink:href="https://community.languagetool.org/rule/show/HENT_HOUARN?lang=br&amp;subId=1" xlink:type="simple">https://community.languagetool.org/rule/show/HENT_HOUARN?lang=br&amp;subId=1</text:a></text:p>
          </table:table-cell>
          <table:table-cell table:number-columns-repeated="2" office:value-type="string" calcext:value-type="string">
            <text:p>hent houarn → hent-houarn (hag all)</text:p>
          </table:table-cell>
          <table:table-cell office:value-type="string" calcext:value-type="string">
            <text:p>Fazi en ur chom hep skrivañ ar varrennig-stagañ etre «hent-houarn».</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Hent:</text:p>
            <text:p>Hent-:</text:p>
            <text:p>Hent-houarn:</text:p>
          </table:table-cell>
          <table:table-cell office:value-type="string" calcext:value-type="string">
            <text:p>http://devri.bzh/recherche/?q=hent&amp;submit=</text:p>
            <text:p>http://devri.bzh/recherche/?q=hent-&amp;submit=</text:p>
            <text:p>http://devri.bzh/recherche/?q=hent-houarn&amp;submit=</text:p>
          </table:table-cell>
          <table:table-cell office:value-type="string" calcext:value-type="string">
            <text:p>http://meurgorf.brezhoneg.bzh/meurgorf/enklask?terme=hent&amp;submit=Rechercher&amp;categorie=0&amp;oeuvres=0&amp;search_opt=1</text:p>
            <text:p>http://meurgorf.brezhoneg.bzh/meurgorf/enklask?terme=hent-&amp;submit=Rechercher&amp;categorie=0&amp;oeuvres=0&amp;search_opt=1</text:p>
            <text:p>http://meurgorf.brezhoneg.bzh/meurgorf/enklask?terme=hent&amp;submit=Rechercher&amp;categorie=0&amp;oeuvres=0</text:p>
            <text:p>http://meurgorf.brezhoneg.bzh/meurgorf/enklask?terme=hent-houarn&amp;submit=Rechercher&amp;categorie=0&amp;oeuvres=0</text:p>
          </table:table-cell>
          <table:table-cell office:value-type="string" calcext:value-type="string">
            <text:p><text:a xlink:href="https://br.wiktionary.org/wiki/hent" xlink:type="simple">https://br.wiktionary.org/wiki/hent</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6">
          <table:table-cell table:style-name="ce8" office:value-type="float" office:value="304" calcext:value-type="float">
            <text:p>304</text:p>
          </table:table-cell>
          <table:table-cell table:style-name="ce8" office:value-type="string" calcext:value-type="string">
            <text:p><text:a xlink:href="https://community.languagetool.org/rule/show/SKUIZH?lang=br&amp;subId=1" xlink:type="simple">https://community.languagetool.org/rule/show/SKUIZH?lang=br&amp;subId=1</text:a></text:p>
          </table:table-cell>
          <table:table-cell table:number-columns-repeated="2" table:style-name="ce8" office:value-type="string" calcext:value-type="string">
            <text:p>skuizh marv → skuizh-marv (hag all)</text:p>
          </table:table-cell>
          <table:table-cell table:style-name="ce8" office:value-type="string" calcext:value-type="string">
            <text:p>Fazi en ur chom hep skrivañ ar varrennig-stagañ etre «skuizh-marv».</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Skuizh:</text:p>
            <text:p>Skuizh-:</text:p>
            <text:p>Skuizh-marv:</text:p>
          </table:table-cell>
          <table:table-cell table:style-name="ce8" office:value-type="string" calcext:value-type="string">
            <text:p><text:a xlink:href="http://devri.bzh/recherche/?q=skuizh&amp;submit" xlink:type="simple">http://devri.bzh/recherche/?q=skuizh&amp;submit=</text:a></text:p>
          </table:table-cell>
          <table:table-cell table:style-name="ce8" office:value-type="string" calcext:value-type="string">
            <text:p>http://meurgorf.brezhoneg.bzh/meurgorf/enklask?terme=skuizh&amp;submit=Rechercher&amp;categorie=0&amp;oeuvres=0</text:p>
            <text:p>http://meurgorf.brezhoneg.bzh/meurgorf/enklask?terme=skuizh-&amp;submit=Rechercher&amp;categorie=0&amp;oeuvres=0&amp;search_opt=1</text:p>
            <text:p>http://meurgorf.brezhoneg.bzh/meurgorf/enklask?terme=skuizh-marv&amp;submit=Rechercher&amp;categorie=0&amp;oeuvres=0</text:p>
          </table:table-cell>
          <table:table-cell table:style-name="ce8" office:value-type="string" calcext:value-type="string">
            <text:p>https://br.wiktionary.org/wiki/skuizh</text:p>
            <text:p>https://br.wiktionary.org/w/index.php?search=skuizh-&amp;title=Dibar%3AKlask&amp;go=Mont&amp;ns0=1</text:p>
            <text:p>https://br.wiktionary.org/wiki/skuizh-marv</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3">
          <table:table-cell office:value-type="float" office:value="305" calcext:value-type="float">
            <text:p>305</text:p>
          </table:table-cell>
          <table:table-cell office:value-type="string" calcext:value-type="string">
            <text:p><text:a xlink:href="https://community.languagetool.org/rule/show/TOUR_TAN?lang=br&amp;subId=1" xlink:type="simple">https://community.languagetool.org/rule/show/TOUR_TAN?lang=br&amp;subId=1</text:a></text:p>
          </table:table-cell>
          <table:table-cell table:number-columns-repeated="2" office:value-type="string" calcext:value-type="string">
            <text:p>tour tan → tour-tan</text:p>
          </table:table-cell>
          <table:table-cell office:value-type="string" calcext:value-type="string">
            <text:p>Fazi en ur chom hep skrivañ ar varrennig-stagañ etre «tour-tan».</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Tour:</text:p>
          </table:table-cell>
          <table:table-cell office:value-type="string" calcext:value-type="string">
            <text:p><text:a xlink:href="http://devri.bzh/recherche/?q=tour&amp;submit" xlink:type="simple">http://devri.bzh/recherche/?q=tour&amp;submit=</text:a></text:p>
          </table:table-cell>
          <table:table-cell office:value-type="string" calcext:value-type="string">
            <text:p><text:a xlink:href="http://meurgorf.brezhoneg.bzh/meurgorf/enklask?terme=tour&amp;submit=Rechercher&amp;categorie=0&amp;oeuvres=0&amp;search_opt=1" xlink:type="simple">http://meurgorf.brezhoneg.bzh/meurgorf/enklask?terme=tour&amp;submit=Rechercher&amp;categorie=0&amp;oeuvres=0&amp;search_opt=1</text:a></text:p>
          </table:table-cell>
          <table:table-cell office:value-type="string" calcext:value-type="string">
            <text:p><text:a xlink:href="https://br.wiktionary.org/wiki/tour" xlink:type="simple">https://br.wiktionary.org/wiki/tour</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3">
          <table:table-cell table:style-name="ce8" office:value-type="float" office:value="306" calcext:value-type="float">
            <text:p>306</text:p>
          </table:table-cell>
          <table:table-cell table:style-name="ce8" office:value-type="string" calcext:value-type="string">
            <text:p><text:a xlink:href="https://community.languagetool.org/rule/show/DOR_DAL?lang=br&amp;subId=1" xlink:type="simple">https://community.languagetool.org/rule/show/DOR_DAL?lang=br&amp;subId=1</text:a></text:p>
          </table:table-cell>
          <table:table-cell table:number-columns-repeated="2" table:style-name="ce8" office:value-type="string" calcext:value-type="string">
            <text:p>dor dal → dor-dal (hag all)</text:p>
          </table:table-cell>
          <table:table-cell table:style-name="ce8" office:value-type="string" calcext:value-type="string">
            <text:p>Fazi en ur chom hep skrivañ ar varrennig-stagañ etre «dor-dal».</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Dor:</text:p>
          </table:table-cell>
          <table:table-cell table:style-name="ce8" office:value-type="string" calcext:value-type="string">
            <text:p><text:a xlink:href="http://devri.bzh/recherche/?q=dor&amp;submit" xlink:type="simple">http://devri.bzh/recherche/?q=dor&amp;submit=</text:a></text:p>
          </table:table-cell>
          <table:table-cell table:style-name="ce8" office:value-type="string" calcext:value-type="string">
            <text:p><text:a xlink:href="http://meurgorf.brezhoneg.bzh/meurgorf/enklask?terme=dor-&amp;submit=Rechercher&amp;categorie=0&amp;oeuvres=0&amp;search_opt=1" xlink:type="simple">http://meurgorf.brezhoneg.bzh/meurgorf/enklask?terme=dor-&amp;submit=Rechercher&amp;categorie=0&amp;oeuvres=0&amp;search_opt=1</text:a></text:p>
          </table:table-cell>
          <table:table-cell table:style-name="ce8" office:value-type="string" calcext:value-type="string">
            <text:p><text:a xlink:href="https://br.wiktionary.org/wiki/dor" xlink:type="simple">https://br.wiktionary.org/wiki/dor</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3">
          <table:table-cell office:value-type="float" office:value="307" calcext:value-type="float">
            <text:p>307</text:p>
          </table:table-cell>
          <table:table-cell office:value-type="string" calcext:value-type="string">
            <text:p><text:a xlink:href="https://community.languagetool.org/rule/show/BLEIZ_MOR?lang=br&amp;subId=1" xlink:type="simple">https://community.languagetool.org/rule/show/BLEIZ_MOR?lang=br&amp;subId=1</text:a></text:p>
          </table:table-cell>
          <table:table-cell table:number-columns-repeated="2" office:value-type="string" calcext:value-type="string">
            <text:p>bleiz mor → bleiz-mor</text:p>
          </table:table-cell>
          <table:table-cell office:value-type="string" calcext:value-type="string">
            <text:p>Fazi en ur chom hep skrivañ ar varrennig-stagañ etre «bleiz-mor».</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Bleiz:</text:p>
          </table:table-cell>
          <table:table-cell office:value-type="string" calcext:value-type="string">
            <text:p><text:a xlink:href="http://devri.bzh/recherche/?q=bleiz&amp;submit" xlink:type="simple">http://devri.bzh/recherche/?q=bleiz&amp;submit=</text:a></text:p>
          </table:table-cell>
          <table:table-cell office:value-type="string" calcext:value-type="string">
            <text:p><text:a xlink:href="http://meurgorf.brezhoneg.bzh/meurgorf/enklask?terme=bleiz&amp;submit=Rechercher&amp;categorie=0&amp;oeuvres=0&amp;search_opt=1" xlink:type="simple">http://meurgorf.brezhoneg.bzh/meurgorf/enklask?terme=bleiz&amp;submit=Rechercher&amp;categorie=0&amp;oeuvres=0&amp;search_opt=1</text:a></text:p>
          </table:table-cell>
          <table:table-cell office:value-type="string" calcext:value-type="string">
            <text:p><text:a xlink:href="https://br.wiktionary.org/wiki/bleiz" xlink:type="simple">https://br.wiktionary.org/wiki/bleiz</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3">
          <table:table-cell table:style-name="ce8" office:value-type="float" office:value="308" calcext:value-type="float">
            <text:p>308</text:p>
          </table:table-cell>
          <table:table-cell table:style-name="ce8" office:value-type="string" calcext:value-type="string">
            <text:p><text:a xlink:href="https://community.languagetool.org/rule/show/GRILH_MOR?lang=br&amp;subId=1" xlink:type="simple">https://community.languagetool.org/rule/show/GRILH_MOR?lang=br&amp;subId=1</text:a></text:p>
          </table:table-cell>
          <table:table-cell table:number-columns-repeated="2" table:style-name="ce8" office:value-type="string" calcext:value-type="string">
            <text:p>grilh mor → grilh-mor</text:p>
          </table:table-cell>
          <table:table-cell table:style-name="ce8" office:value-type="string" calcext:value-type="string">
            <text:p>Fazi en ur chom hep skrivañ ar varrennig-stagañ etre «grilh-mor».</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Grilh:</text:p>
          </table:table-cell>
          <table:table-cell table:style-name="ce8" office:value-type="string" calcext:value-type="string">
            <text:p><text:a xlink:href="http://devri.bzh/recherche/?q=grilh&amp;submit" xlink:type="simple">http://devri.bzh/recherche/?q=grilh&amp;submit=</text:a></text:p>
          </table:table-cell>
          <table:table-cell table:style-name="ce8" office:value-type="string" calcext:value-type="string">
            <text:p><text:a xlink:href="http://meurgorf.brezhoneg.bzh/meurgorf/enklask?terme=grilh&amp;submit=Rechercher&amp;categorie=0&amp;oeuvres=0&amp;search_opt=1" xlink:type="simple">http://meurgorf.brezhoneg.bzh/meurgorf/enklask?terme=grilh&amp;submit=Rechercher&amp;categorie=0&amp;oeuvres=0&amp;search_opt=1</text:a></text:p>
          </table:table-cell>
          <table:table-cell table:style-name="ce8" office:value-type="string" calcext:value-type="string">
            <text:p><text:a xlink:href="https://br.wiktionary.org/wiki/grilh" xlink:type="simple">https://br.wiktionary.org/wiki/grilh</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2">
          <table:table-cell office:value-type="float" office:value="309" calcext:value-type="float">
            <text:p>309</text:p>
          </table:table-cell>
          <table:table-cell office:value-type="string" calcext:value-type="string">
            <text:p><text:a xlink:href="https://community.languagetool.org/rule/show/ANV_BIHAN?lang=br&amp;subId=1" xlink:type="simple">https://community.languagetool.org/rule/show/ANV_BIHAN?lang=br&amp;subId=1</text:a></text:p>
          </table:table-cell>
          <table:table-cell table:number-columns-repeated="2" office:value-type="string" calcext:value-type="string">
            <text:p>anv bihan → anv-bihan (hag all)</text:p>
          </table:table-cell>
          <table:table-cell office:value-type="string" calcext:value-type="string">
            <text:p>Fazi en ur chom hep skrivañ ar varrennig-stagañ etre «anv-bihan».</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Anv:</text:p>
          </table:table-cell>
          <table:table-cell office:value-type="string" calcext:value-type="string">
            <text:p><text:a xlink:href="http://devri.bzh/recherche/?q=Anv&amp;submit" xlink:type="simple">http://devri.bzh/recherche/?q=Anv&amp;submit=</text:a></text:p>
          </table:table-cell>
          <table:table-cell office:value-type="string" calcext:value-type="string">
            <text:p><text:a xlink:href="http://meurgorf.brezhoneg.bzh/meurgorf/enklask?terme=anv&amp;submit=Rechercher&amp;categorie=0&amp;oeuvres=0&amp;search_opt=1" xlink:type="simple">http://meurgorf.brezhoneg.bzh/meurgorf/enklask?terme=anv&amp;submit=Rechercher&amp;categorie=0&amp;oeuvres=0&amp;search_opt=1</text:a></text:p>
          </table:table-cell>
          <table:table-cell office:value-type="string" calcext:value-type="string">
            <text:p><text:a xlink:href="https://br.wiktionary.org/wiki/anv" xlink:type="simple">https://br.wiktionary.org/wiki/anv</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2">
          <table:table-cell table:style-name="ce8" office:value-type="float" office:value="310" calcext:value-type="float">
            <text:p>310</text:p>
          </table:table-cell>
          <table:table-cell table:style-name="ce8" office:value-type="string" calcext:value-type="string">
            <text:p><text:a xlink:href="https://community.languagetool.org/rule/show/HOCH_GOUEZ?lang=br&amp;subId=1" xlink:type="simple">https://community.languagetool.org/rule/show/HOCH_GOUEZ?lang=br&amp;subId=1</text:a></text:p>
          </table:table-cell>
          <table:table-cell table:number-columns-repeated="2" table:style-name="ce8" office:value-type="string" calcext:value-type="string">
            <text:p>hoc’h gouez → hoc’h-gouez (hag all)</text:p>
          </table:table-cell>
          <table:table-cell table:style-name="ce8" office:value-type="string" calcext:value-type="string">
            <text:p>Fazi en ur chom hep skrivañ ar varrennig-stagañ etre «hoc’h-gouez».</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Hoc’h:</text:p>
          </table:table-cell>
          <table:table-cell table:style-name="ce8" office:value-type="string" calcext:value-type="string">
            <text:p><text:a xlink:href="http://devri.bzh/recherche/?q=hoc%27h&amp;submit" xlink:type="simple">http://devri.bzh/recherche/?q=hoc%27h&amp;submit=</text:a></text:p>
          </table:table-cell>
          <table:table-cell table:style-name="ce8" office:value-type="string" calcext:value-type="string">
            <text:p><text:a xlink:href="http://meurgorf.brezhoneg.bzh/meurgorf/enklask?terme=hoc%27h&amp;submit=Rechercher&amp;categorie=0&amp;oeuvres=0&amp;search_opt=1" xlink:type="simple">http://meurgorf.brezhoneg.bzh/meurgorf/enklask?terme=hoc%27h&amp;submit=Rechercher&amp;categorie=0&amp;oeuvres=0&amp;search_opt=1</text:a></text:p>
          </table:table-cell>
          <table:table-cell table:style-name="ce8" office:value-type="string" calcext:value-type="string">
            <text:p><text:a xlink:href="https://br.wiktionary.org/wiki/hoc%27h" xlink:type="simple">https://br.wiktionary.org/wiki/hoc%27h</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3">
          <table:table-cell office:value-type="float" office:value="311" calcext:value-type="float">
            <text:p>311</text:p>
          </table:table-cell>
          <table:table-cell office:value-type="string" calcext:value-type="string">
            <text:p><text:a xlink:href="https://community.languagetool.org/rule/show/GER_MELL?lang=br&amp;subId=1" xlink:type="simple">https://community.languagetool.org/rule/show/GER_MELL?lang=br&amp;subId=1</text:a></text:p>
          </table:table-cell>
          <table:table-cell table:number-columns-repeated="2" office:value-type="string" calcext:value-type="string">
            <text:p>ger mell → ger-mell (hag all)</text:p>
          </table:table-cell>
          <table:table-cell office:value-type="string" calcext:value-type="string">
            <text:p>Fazi en ur chom hep skrivañ ar varrennig-stagañ etre «ger-mell».</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Ger:</text:p>
          </table:table-cell>
          <table:table-cell office:value-type="string" calcext:value-type="string">
            <text:p><text:a xlink:href="http://devri.bzh/recherche/?q=ger&amp;submit" xlink:type="simple">http://devri.bzh/recherche/?q=ger&amp;submit=</text:a></text:p>
          </table:table-cell>
          <table:table-cell office:value-type="string" calcext:value-type="string">
            <text:p><text:a xlink:href="http://meurgorf.brezhoneg.bzh/meurgorf/enklask?terme=ger&amp;submit=Rechercher&amp;categorie=0&amp;oeuvres=0&amp;search_opt=1" xlink:type="simple">http://meurgorf.brezhoneg.bzh/meurgorf/enklask?terme=ger&amp;submit=Rechercher&amp;categorie=0&amp;oeuvres=0&amp;search_opt=1</text:a></text:p>
          </table:table-cell>
          <table:table-cell office:value-type="string" calcext:value-type="string">
            <text:p><text:a xlink:href="https://br.wiktionary.org/wiki/ger" xlink:type="simple">https://br.wiktionary.org/wiki/ger</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3">
          <table:table-cell table:style-name="ce8" office:value-type="float" office:value="312" calcext:value-type="float">
            <text:p>312</text:p>
          </table:table-cell>
          <table:table-cell table:style-name="ce8" office:value-type="string" calcext:value-type="string">
            <text:p><text:a xlink:href="https://community.languagetool.org/rule/show/EVEL_JUST?lang=br&amp;subId=1" xlink:type="simple">https://community.languagetool.org/rule/show/EVEL_JUST?lang=br&amp;subId=1</text:a></text:p>
          </table:table-cell>
          <table:table-cell table:number-columns-repeated="2" table:style-name="ce8" office:value-type="string" calcext:value-type="string">
            <text:p>evel just → evel-just</text:p>
          </table:table-cell>
          <table:table-cell table:style-name="ce8" office:value-type="string" calcext:value-type="string">
            <text:p>Fazi en ur chom hep skrivañ ar varrennig-stagañ etre «evel-just».</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Evel:</text:p>
          </table:table-cell>
          <table:table-cell table:style-name="ce8" office:value-type="string" calcext:value-type="string">
            <text:p><text:a xlink:href="http://devri.bzh/recherche/?q=evel&amp;submit" xlink:type="simple">http://devri.bzh/recherche/?q=evel&amp;submit=</text:a></text:p>
          </table:table-cell>
          <table:table-cell table:style-name="ce8" office:value-type="string" calcext:value-type="string">
            <text:p><text:a xlink:href="http://meurgorf.brezhoneg.bzh/meurgorf/enklask?terme=evel&amp;submit=Rechercher&amp;categorie=0&amp;oeuvres=0&amp;search_opt=1" xlink:type="simple">http://meurgorf.brezhoneg.bzh/meurgorf/enklask?terme=evel&amp;submit=Rechercher&amp;categorie=0&amp;oeuvres=0&amp;search_opt=1</text:a></text:p>
          </table:table-cell>
          <table:table-cell table:style-name="ce8" office:value-type="string" calcext:value-type="string">
            <text:p><text:a xlink:href="https://br.wiktionary.org/wiki/evel" xlink:type="simple">https://br.wiktionary.org/wiki/evel</text:a></text:p>
          </table:table-cell>
          <table:table-cell office:value-type="string" calcext:value-type="string">
            <text:p>Programmer une règle autour de l’utilisation de «da» dans la tournure «evel kustum».</text:p>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3">
          <table:table-cell office:value-type="float" office:value="313" calcext:value-type="float">
            <text:p>313</text:p>
          </table:table-cell>
          <table:table-cell office:value-type="string" calcext:value-type="string">
            <text:p><text:a xlink:href="https://community.languagetool.org/rule/show/TI_GAR?lang=br&amp;subId=1" xlink:type="simple">https://community.languagetool.org/rule/show/TI_GAR?lang=br&amp;subId=1</text:a></text:p>
          </table:table-cell>
          <table:table-cell table:number-columns-repeated="2" office:value-type="string" calcext:value-type="string">
            <text:p>ti gar → ti-gar</text:p>
          </table:table-cell>
          <table:table-cell office:value-type="string" calcext:value-type="string">
            <text:p>Fazi en ur chom hep skrivañ ar varrennig-stagañ etre «ti-gar».</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Ti:</text:p>
          </table:table-cell>
          <table:table-cell office:value-type="string" calcext:value-type="string">
            <text:p><text:a xlink:href="http://devri.bzh/recherche/?q=ti&amp;submit" xlink:type="simple">http://devri.bzh/recherche/?q=ti&amp;submit=</text:a></text:p>
          </table:table-cell>
          <table:table-cell office:value-type="string" calcext:value-type="string">
            <text:p><text:a xlink:href="http://meurgorf.brezhoneg.bzh/meurgorf/enklask?terme=ti&amp;submit=Rechercher&amp;categorie=0&amp;oeuvres=0&amp;search_opt=1" xlink:type="simple">http://meurgorf.brezhoneg.bzh/meurgorf/enklask?terme=ti&amp;submit=Rechercher&amp;categorie=0&amp;oeuvres=0&amp;search_opt=1</text:a></text:p>
          </table:table-cell>
          <table:table-cell office:value-type="string" calcext:value-type="string">
            <text:p><text:a xlink:href="https://br.wiktionary.org/wiki/ti" xlink:type="simple">https://br.wiktionary.org/wiki/ti</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3">
          <table:table-cell table:style-name="ce8" office:value-type="float" office:value="314" calcext:value-type="float">
            <text:p>314</text:p>
          </table:table-cell>
          <table:table-cell table:style-name="ce8" office:value-type="string" calcext:value-type="string">
            <text:p><text:a xlink:href="https://community.languagetool.org/rule/show/SKOL_VEUR?lang=br&amp;subId=1" xlink:type="simple">https://community.languagetool.org/rule/show/SKOL_VEUR?lang=br&amp;subId=1</text:a></text:p>
          </table:table-cell>
          <table:table-cell table:number-columns-repeated="2" table:style-name="ce8" office:value-type="string" calcext:value-type="string">
            <text:p>skol veur → skol-veur</text:p>
          </table:table-cell>
          <table:table-cell table:style-name="ce8" office:value-type="string" calcext:value-type="string">
            <text:p>Fazi en ur chom hep skrivañ ar varrennig-stagañ etre «skol-veur».</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Skol:</text:p>
          </table:table-cell>
          <table:table-cell table:style-name="ce8" office:value-type="string" calcext:value-type="string">
            <text:p><text:a xlink:href="http://devri.bzh/recherche/?q=skol&amp;submit" xlink:type="simple">http://devri.bzh/recherche/?q=skol&amp;submit=</text:a></text:p>
          </table:table-cell>
          <table:table-cell table:style-name="ce8" office:value-type="string" calcext:value-type="string">
            <text:p><text:a xlink:href="http://meurgorf.brezhoneg.bzh/meurgorf/enklask?terme=skol&amp;submit=Rechercher&amp;categorie=0&amp;oeuvres=0&amp;search_opt=1" xlink:type="simple">http://meurgorf.brezhoneg.bzh/meurgorf/enklask?terme=skol&amp;submit=Rechercher&amp;categorie=0&amp;oeuvres=0&amp;search_opt=1</text:a></text:p>
          </table:table-cell>
          <table:table-cell table:style-name="ce8" office:value-type="string" calcext:value-type="string">
            <text:p><text:a xlink:href="https://br.wiktionary.org/wiki/skol" xlink:type="simple">https://br.wiktionary.org/wiki/skol</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4">
          <table:table-cell office:value-type="float" office:value="315" calcext:value-type="float">
            <text:p>315</text:p>
          </table:table-cell>
          <table:table-cell office:value-type="string" calcext:value-type="string">
            <text:p><text:a xlink:href="https://community.languagetool.org/rule/show/BALAFENN_NOZ?lang=br&amp;subId=1" xlink:type="simple">https://community.languagetool.org/rule/show/BALAFENN_NOZ?lang=br&amp;subId=1</text:a></text:p>
          </table:table-cell>
          <table:table-cell table:number-columns-repeated="2" office:value-type="string" calcext:value-type="string">
            <text:p>balafenn noz → balafenn-noz</text:p>
          </table:table-cell>
          <table:table-cell office:value-type="string" calcext:value-type="string">
            <text:p>Fazi en ur chom hep skrivañ ar varrennig-stagañ etre «balafenn-noz».</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Balafenn:</text:p>
          </table:table-cell>
          <table:table-cell office:value-type="string" calcext:value-type="string">
            <text:p><text:a xlink:href="http://devri.bzh/recherche/?q=balafenn&amp;submit" xlink:type="simple">http://devri.bzh/recherche/?q=balafenn&amp;submit=</text:a></text:p>
          </table:table-cell>
          <table:table-cell office:value-type="string" calcext:value-type="string">
            <text:p><text:a xlink:href="http://meurgorf.brezhoneg.bzh/meurgorf/enklask?terme=balafenn&amp;submit=Rechercher&amp;categorie=0&amp;oeuvres=0&amp;search_opt=1" xlink:type="simple">http://meurgorf.brezhoneg.bzh/meurgorf/enklask?terme=balafenn&amp;submit=Rechercher&amp;categorie=0&amp;oeuvres=0&amp;search_opt=1</text:a></text:p>
          </table:table-cell>
          <table:table-cell office:value-type="string" calcext:value-type="string">
            <text:p>https://br.wiktionary.org/wiki/balafenn</text:p>
            <text:p>https://br.wiktionary.org/wiki/balafenn-noz</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3">
          <table:table-cell table:style-name="ce8" office:value-type="float" office:value="316" calcext:value-type="float">
            <text:p>316</text:p>
          </table:table-cell>
          <table:table-cell table:style-name="ce8" office:value-type="string" calcext:value-type="string">
            <text:p><text:a xlink:href="https://community.languagetool.org/rule/show/FEST_NOZ?lang=br&amp;subId=1" xlink:type="simple">https://community.languagetool.org/rule/show/FEST_NOZ?lang=br&amp;subId=1</text:a></text:p>
          </table:table-cell>
          <table:table-cell table:number-columns-repeated="2" table:style-name="ce8" office:value-type="string" calcext:value-type="string">
            <text:p>fest noz → fest-noz</text:p>
          </table:table-cell>
          <table:table-cell table:style-name="ce8" office:value-type="string" calcext:value-type="string">
            <text:p>Fazi en ur chom hep skrivañ ar varrennig-stagañ etre «fest-noz».</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Fest:</text:p>
          </table:table-cell>
          <table:table-cell table:style-name="ce8" office:value-type="string" calcext:value-type="string">
            <text:p><text:a xlink:href="http://devri.bzh/recherche/?q=fest&amp;submit" xlink:type="simple">http://devri.bzh/recherche/?q=fest&amp;submit=</text:a></text:p>
          </table:table-cell>
          <table:table-cell table:style-name="ce8" office:value-type="string" calcext:value-type="string">
            <text:p><text:a xlink:href="http://meurgorf.brezhoneg.bzh/meurgorf/enklask?terme=fest&amp;submit=Rechercher&amp;categorie=0&amp;oeuvres=0&amp;search_opt=1" xlink:type="simple">http://meurgorf.brezhoneg.bzh/meurgorf/enklask?terme=fest&amp;submit=Rechercher&amp;categorie=0&amp;oeuvres=0&amp;search_opt=1</text:a></text:p>
          </table:table-cell>
          <table:table-cell table:style-name="ce8" office:value-type="string" calcext:value-type="string">
            <text:p><text:a xlink:href="https://br.wiktionary.org/wiki/fest" xlink:type="simple">https://br.wiktionary.org/wiki/fest</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3">
          <table:table-cell office:value-type="float" office:value="317" calcext:value-type="float">
            <text:p>317</text:p>
          </table:table-cell>
          <table:table-cell office:value-type="string" calcext:value-type="string">
            <text:p><text:a xlink:href="https://community.languagetool.org/rule/show/KARR_TAN?lang=br&amp;subId=1" xlink:type="simple">https://community.languagetool.org/rule/show/KARR_TAN?lang=br&amp;subId=1</text:a></text:p>
          </table:table-cell>
          <table:table-cell table:number-columns-repeated="2" office:value-type="string" calcext:value-type="string">
            <text:p>karr tan → karr-tan</text:p>
          </table:table-cell>
          <table:table-cell office:value-type="string" calcext:value-type="string">
            <text:p>Fazi en ur chom hep skrivañ ar varrennig-stagañ etre «karr-tan».</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Karr:</text:p>
          </table:table-cell>
          <table:table-cell office:value-type="string" calcext:value-type="string">
            <text:p><text:a xlink:href="http://devri.bzh/recherche/?q=karr&amp;submit" xlink:type="simple">http://devri.bzh/recherche/?q=karr&amp;submit=</text:a></text:p>
          </table:table-cell>
          <table:table-cell office:value-type="string" calcext:value-type="string">
            <text:p><text:a xlink:href="http://meurgorf.brezhoneg.bzh/meurgorf/enklask?terme=karr&amp;submit=Rechercher&amp;categorie=0&amp;oeuvres=0&amp;search_opt=1" xlink:type="simple">http://meurgorf.brezhoneg.bzh/meurgorf/enklask?terme=karr&amp;submit=Rechercher&amp;categorie=0&amp;oeuvres=0&amp;search_opt=1</text:a></text:p>
          </table:table-cell>
          <table:table-cell office:value-type="string" calcext:value-type="string">
            <text:p><text:a xlink:href="https://br.wiktionary.org/wiki/karr" xlink:type="simple">https://br.wiktionary.org/wiki/karr</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2">
          <table:table-cell table:style-name="ce8" office:value-type="float" office:value="318" calcext:value-type="float">
            <text:p>318</text:p>
          </table:table-cell>
          <table:table-cell table:style-name="ce8" office:value-type="string" calcext:value-type="string">
            <text:p><text:a xlink:href="https://community.languagetool.org/rule/show/PLANKENN_RUILH?lang=br&amp;subId=1" xlink:type="simple">https://community.languagetool.org/rule/show/PLANKENN_RUILH?lang=br&amp;subId=1</text:a></text:p>
          </table:table-cell>
          <table:table-cell table:number-columns-repeated="2" table:style-name="ce8" office:value-type="string" calcext:value-type="string">
            <text:p>plankenn ruilh → plankenn-ruilh</text:p>
          </table:table-cell>
          <table:table-cell table:style-name="ce8" office:value-type="string" calcext:value-type="string">
            <text:p>Fazi en ur chom hep skrivañ ar varrennig-stagañ etre «plankenn-ruilh».</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Plankenn:</text:p>
          </table:table-cell>
          <table:table-cell table:style-name="ce8" office:value-type="string" calcext:value-type="string">
            <text:p><text:a xlink:href="http://devri.bzh/recherche/?q=plankenn&amp;submit" xlink:type="simple">http://devri.bzh/recherche/?q=plankenn&amp;submit=</text:a></text:p>
          </table:table-cell>
          <table:table-cell table:style-name="ce8" office:value-type="string" calcext:value-type="string">
            <text:p><text:a xlink:href="http://meurgorf.brezhoneg.bzh/meurgorf/enklask?terme=plankenn&amp;submit=Rechercher&amp;categorie=0&amp;oeuvres=0&amp;search_opt=1" xlink:type="simple">http://meurgorf.brezhoneg.bzh/meurgorf/enklask?terme=plankenn&amp;submit=Rechercher&amp;categorie=0&amp;oeuvres=0&amp;search_opt=1</text:a></text:p>
          </table:table-cell>
          <table:table-cell table:style-name="ce8" office:value-type="string" calcext:value-type="string">
            <text:p><text:a xlink:href="https://br.wiktionary.org/wiki/plankenn" xlink:type="simple">https://br.wiktionary.org/wiki/plankenn</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2">
          <table:table-cell office:value-type="float" office:value="319" calcext:value-type="float">
            <text:p>319</text:p>
          </table:table-cell>
          <table:table-cell office:value-type="string" calcext:value-type="string">
            <text:p><text:a xlink:href="https://community.languagetool.org/rule/show/MENEZ_TAN?lang=br&amp;subId=1" xlink:type="simple">https://community.languagetool.org/rule/show/MENEZ_TAN?lang=br&amp;subId=1</text:a></text:p>
          </table:table-cell>
          <table:table-cell table:number-columns-repeated="2" office:value-type="string" calcext:value-type="string">
            <text:p>menez tan → menez-tan</text:p>
          </table:table-cell>
          <table:table-cell office:value-type="string" calcext:value-type="string">
            <text:p>Fazi en ur chom hep skrivañ ar varrennig-stagañ etre «menez-tan».</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Menez:</text:p>
          </table:table-cell>
          <table:table-cell office:value-type="string" calcext:value-type="string">
            <text:p><text:a xlink:href="http://devri.bzh/recherche/?q=menez&amp;submit" xlink:type="simple">http://devri.bzh/recherche/?q=menez&amp;submit=</text:a></text:p>
          </table:table-cell>
          <table:table-cell office:value-type="string" calcext:value-type="string">
            <text:p><text:a xlink:href="http://meurgorf.brezhoneg.bzh/meurgorf/enklask?terme=menez&amp;submit=Rechercher&amp;categorie=0&amp;oeuvres=0&amp;search_opt=1" xlink:type="simple">http://meurgorf.brezhoneg.bzh/meurgorf/enklask?terme=menez&amp;submit=Rechercher&amp;categorie=0&amp;oeuvres=0&amp;search_opt=1</text:a></text:p>
          </table:table-cell>
          <table:table-cell office:value-type="string" calcext:value-type="string">
            <text:p><text:a xlink:href="https://br.wiktionary.org/wiki/menez" xlink:type="simple">https://br.wiktionary.org/wiki/menez</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3">
          <table:table-cell table:style-name="ce8" office:value-type="float" office:value="320" calcext:value-type="float">
            <text:p>320</text:p>
          </table:table-cell>
          <table:table-cell table:style-name="ce8" office:value-type="string" calcext:value-type="string">
            <text:p><text:a xlink:href="https://community.languagetool.org/rule/show/TRO_DRO?lang=br&amp;subId=1" xlink:type="simple">https://community.languagetool.org/rule/show/TRO_DRO?lang=br&amp;subId=1</text:a></text:p>
          </table:table-cell>
          <table:table-cell table:number-columns-repeated="2" table:style-name="ce8" office:value-type="string" calcext:value-type="string">
            <text:p>tro dro → tro-dro</text:p>
          </table:table-cell>
          <table:table-cell table:style-name="ce8" office:value-type="string" calcext:value-type="string">
            <text:p>Fazi en ur chom hep skrivañ ar varrennig-stagañ etre «tro-dro».</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Tro:</text:p>
          </table:table-cell>
          <table:table-cell table:style-name="ce8" office:value-type="string" calcext:value-type="string">
            <text:p><text:a xlink:href="http://devri.bzh/recherche/?q=tro&amp;submit" xlink:type="simple">http://devri.bzh/recherche/?q=tro&amp;submit=</text:a></text:p>
          </table:table-cell>
          <table:table-cell table:style-name="ce8" office:value-type="string" calcext:value-type="string">
            <text:p><text:a xlink:href="http://meurgorf.brezhoneg.bzh/meurgorf/enklask?terme=tro&amp;submit=Rechercher&amp;categorie=0&amp;oeuvres=0&amp;search_opt=1" xlink:type="simple">http://meurgorf.brezhoneg.bzh/meurgorf/enklask?terme=tro&amp;submit=Rechercher&amp;categorie=0&amp;oeuvres=0&amp;search_opt=1</text:a></text:p>
          </table:table-cell>
          <table:table-cell table:style-name="ce8" office:value-type="string" calcext:value-type="string">
            <text:p><text:a xlink:href="https://br.wiktionary.org/wiki/tro" xlink:type="simple">https://br.wiktionary.org/wiki/tro</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3">
          <table:table-cell office:value-type="float" office:value="321" calcext:value-type="float">
            <text:p>321</text:p>
          </table:table-cell>
          <table:table-cell office:value-type="string" calcext:value-type="string">
            <text:p><text:a xlink:href="https://community.languagetool.org/rule/show/KORN_BRO?lang=br&amp;subId=1" xlink:type="simple">https://community.languagetool.org/rule/show/KORN_BRO?lang=br&amp;subId=1</text:a></text:p>
          </table:table-cell>
          <table:table-cell table:number-columns-repeated="2" office:value-type="string" calcext:value-type="string">
            <text:p>korn bro → korn-bro</text:p>
          </table:table-cell>
          <table:table-cell office:value-type="string" calcext:value-type="string">
            <text:p>Fazi en ur chom hep skrivañ ar varrennig-stagañ etre «korn-bro».</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Korn:</text:p>
          </table:table-cell>
          <table:table-cell office:value-type="string" calcext:value-type="string">
            <text:p><text:a xlink:href="http://devri.bzh/recherche/?q=korn&amp;submit" xlink:type="simple">http://devri.bzh/recherche/?q=korn&amp;submit=</text:a></text:p>
          </table:table-cell>
          <table:table-cell office:value-type="string" calcext:value-type="string">
            <text:p><text:a xlink:href="http://meurgorf.brezhoneg.bzh/meurgorf/enklask?terme=korn&amp;submit=Rechercher&amp;categorie=0&amp;oeuvres=0&amp;search_opt=1" xlink:type="simple">http://meurgorf.brezhoneg.bzh/meurgorf/enklask?terme=korn&amp;submit=Rechercher&amp;categorie=0&amp;oeuvres=0&amp;search_opt=1</text:a></text:p>
          </table:table-cell>
          <table:table-cell office:value-type="string" calcext:value-type="string">
            <text:p><text:a xlink:href="https://br.wiktionary.org/wiki/korn" xlink:type="simple">https://br.wiktionary.org/wiki/korn</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2">
          <table:table-cell table:style-name="ce8" office:value-type="float" office:value="322" calcext:value-type="float">
            <text:p>322</text:p>
          </table:table-cell>
          <table:table-cell table:style-name="ce8" office:value-type="string" calcext:value-type="string">
            <text:p><text:a xlink:href="https://community.languagetool.org/rule/show/CHOM_A_SAV?lang=br&amp;subId=1" xlink:type="simple">https://community.languagetool.org/rule/show/CHOM_A_SAV?lang=br&amp;subId=1</text:a></text:p>
          </table:table-cell>
          <table:table-cell table:number-columns-repeated="2" table:style-name="ce8" office:value-type="string" calcext:value-type="string">
            <text:p>chom a sav → chom a-sav</text:p>
          </table:table-cell>
          <table:table-cell table:style-name="ce8" office:value-type="string" calcext:value-type="string">
            <text:p>Fazi en ur chom hep skrivañ ar varrennig-stagañ etre «chom a-sav».</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A-:</text:p>
          </table:table-cell>
          <table:table-cell table:style-name="ce8" office:value-type="string" calcext:value-type="string">
            <text:p><text:a xlink:href="http://devri.bzh/recherche/?q=a-&amp;submit" xlink:type="simple">http://devri.bzh/recherche/?q=a-&amp;submit=</text:a></text:p>
          </table:table-cell>
          <table:table-cell table:style-name="ce8" office:value-type="string" calcext:value-type="string">
            <text:p><text:a xlink:href="http://meurgorf.brezhoneg.bzh/meurgorf/enklask?terme=a-&amp;submit=Rechercher&amp;categorie=0&amp;oeuvres=0&amp;search_opt=1" xlink:type="simple">http://meurgorf.brezhoneg.bzh/meurgorf/enklask?terme=a-&amp;submit=Rechercher&amp;categorie=0&amp;oeuvres=0&amp;search_opt=1</text:a></text:p>
          </table:table-cell>
          <table:table-cell table:style-name="ce8" office:value-type="string" calcext:value-type="string">
            <text:p><text:a xlink:href="https://br.wiktionary.org/wiki/a" xlink:type="simple">https://br.wiktionary.org/wiki/a</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7">
          <table:table-cell office:value-type="float" office:value="323" calcext:value-type="float">
            <text:p>323</text:p>
          </table:table-cell>
          <table:table-cell office:value-type="string" calcext:value-type="string">
            <text:p><text:a xlink:href="https://community.languagetool.org/rule/show/A_YOUL_VAT?lang=br&amp;subId=1" xlink:type="simple">https://community.languagetool.org/rule/show/A_YOUL_VAT?lang=br&amp;subId=1</text:a></text:p>
          </table:table-cell>
          <table:table-cell table:number-columns-repeated="2" office:value-type="string" calcext:value-type="string">
            <text:p>a youl vat → a-youl vat</text:p>
          </table:table-cell>
          <table:table-cell office:value-type="string" calcext:value-type="string">
            <text:p>Fazi en ur chom hep skrivañ ar varrennig-stagañ etre «a-youl vat».</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A-youl:</text:p>
          </table:table-cell>
          <table:table-cell office:value-type="string" calcext:value-type="string">
            <text:p><text:a xlink:href="http://devri.bzh/recherche/?q=a-youl&amp;submit" xlink:type="simple">http://devri.bzh/recherche/?q=a-youl&amp;submit=</text:a></text:p>
          </table:table-cell>
          <table:table-cell office:value-type="string" calcext:value-type="string">
            <text:p>http://meurgorf.brezhoneg.bzh/meurgorf/enklask?terme=a-youl&amp;submit=Rechercher&amp;categorie=0&amp;oeuvres=0</text:p>
            <text:p>http://meurgorf.brezhoneg.bzh/meurgorf/enklask?terme=a-youl&amp;submit=Rechercher&amp;categorie=0&amp;oeuvres=0&amp;search_opt=1</text:p>
          </table:table-cell>
          <table:table-cell office:value-type="string" calcext:value-type="string">
            <text:p>--</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2">
          <table:table-cell table:style-name="ce8" office:value-type="float" office:value="324" calcext:value-type="float">
            <text:p>324</text:p>
          </table:table-cell>
          <table:table-cell table:style-name="ce8" office:value-type="string" calcext:value-type="string">
            <text:p><text:a xlink:href="https://community.languagetool.org/rule/show/A_YOUL_VAT?lang=br&amp;subId=2" xlink:type="simple">https://community.languagetool.org/rule/show/A_YOUL_VAT?lang=br&amp;subId=2</text:a></text:p>
          </table:table-cell>
          <table:table-cell table:style-name="ce8" office:value-type="string" calcext:value-type="string">
            <text:p>a youl vat → a-youl vat</text:p>
          </table:table-cell>
          <table:table-cell table:style-name="ce8" office:value-type="string" calcext:value-type="string">
            <text:p>a youl-vat → a-youl vat</text:p>
          </table:table-cell>
          <table:table-cell table:style-name="ce8" office:value-type="string" calcext:value-type="string">
            <text:p>Fazi en ur skrivañ ar varrennig-stagañ el lec’h fall e-barzh «a-youl vat».</text:p>
          </table:table-cell>
          <table:table-cell table:style-name="ce8" office:value-type="string" calcext:value-type="string">
            <text:p>Implijit \1-youl vat.</text:p>
          </table:table-cell>
          <table:table-cell table:style-name="ce8" office:value-type="string" calcext:value-type="string">
            <text:p>Skrivit «\1-youl vat.».</text:p>
          </table:table-cell>
          <table:table-cell table:style-name="ce8" office:value-type="string" calcext:value-type="string">
            <text:p>Écrivez «\1-youl vat».</text:p>
          </table:table-cell>
          <table:table-cell table:style-name="ce8" office:value-type="string" calcext:value-type="string">
            <text:p>Write «\1-youl vat».</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2">
          <table:table-cell office:value-type="float" office:value="325" calcext:value-type="float">
            <text:p>325</text:p>
          </table:table-cell>
          <table:table-cell office:value-type="string" calcext:value-type="string">
            <text:p><text:a xlink:href="https://community.languagetool.org/rule/show/A_YOUL_VAT?lang=br&amp;subId=3" xlink:type="simple">https://community.languagetool.org/rule/show/A_YOUL_VAT?lang=br&amp;subId=3</text:a></text:p>
          </table:table-cell>
          <table:table-cell office:value-type="string" calcext:value-type="string">
            <text:p>a youl vat → a-youl vat</text:p>
          </table:table-cell>
          <table:table-cell office:value-type="string" calcext:value-type="string">
            <text:p>a-youl-vat → a-youl vat</text:p>
          </table:table-cell>
          <table:table-cell office:value-type="string" calcext:value-type="string">
            <text:p>Fazi en ur skrivañ ar varrennig-stagañ el lec’h fall e-barzh «a-youl vat».</text:p>
          </table:table-cell>
          <table:table-cell office:value-type="string" calcext:value-type="string">
            <text:p>Implijit a-youl vat.</text:p>
          </table:table-cell>
          <table:table-cell office:value-type="string" calcext:value-type="string">
            <text:p>Skrivit «a-youl vat».</text:p>
          </table:table-cell>
          <table:table-cell office:value-type="string" calcext:value-type="string">
            <text:p>Écrivez «a-youl vat».</text:p>
          </table:table-cell>
          <table:table-cell office:value-type="string" calcext:value-type="string">
            <text:p>Write «a-youl vat».</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2">
          <table:table-cell table:style-name="ce8" office:value-type="float" office:value="326" calcext:value-type="float">
            <text:p>326</text:p>
          </table:table-cell>
          <table:table-cell table:style-name="ce8" office:value-type="string" calcext:value-type="string">
            <text:p><text:a xlink:href="https://community.languagetool.org/rule/show/A_GREIZ_HOLL?lang=br&amp;subId=1" xlink:type="simple">https://community.languagetool.org/rule/show/A_GREIZ_HOLL?lang=br&amp;subId=1</text:a></text:p>
          </table:table-cell>
          <table:table-cell table:number-columns-repeated="2" table:style-name="ce8" office:value-type="string" calcext:value-type="string">
            <text:p>a greiz holl → a-greiz-holl</text:p>
          </table:table-cell>
          <table:table-cell table:style-name="ce8" office:value-type="string" calcext:value-type="string">
            <text:p>Fazi en ur chom hep skrivañ ar varrennig-stagañ etre «a-greiz-holl».</text:p>
          </table:table-cell>
          <table:table-cell table:style-name="ce8" office:value-type="string" calcext:value-type="string">
            <text:p>Ha fellout a rae deoc’h skrivañ \1-greiz-\3?</text:p>
          </table:table-cell>
          <table:table-cell table:style-name="ce8" office:value-type="string" calcext:value-type="string">
            <text:p>Skrivit «\1-greiz-\3».</text:p>
          </table:table-cell>
          <table:table-cell table:style-name="ce8" office:value-type="string" calcext:value-type="string">
            <text:p>Écrivez «\1-greiz-\3».</text:p>
          </table:table-cell>
          <table:table-cell table:style-name="ce8" office:value-type="string" calcext:value-type="string">
            <text:p>Write «\1-greiz-\3».</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A-greiz:</text:p>
          </table:table-cell>
          <table:table-cell table:style-name="ce8" office:value-type="string" calcext:value-type="string">
            <text:p><text:a xlink:href="http://devri.bzh/recherche/?q=A-greiz&amp;submit" xlink:type="simple">http://devri.bzh/recherche/?q=A-greiz&amp;submit=</text:a></text:p>
          </table:table-cell>
          <table:table-cell table:style-name="ce8" office:value-type="string" calcext:value-type="string">
            <text:p><text:a xlink:href="http://meurgorf.brezhoneg.bzh/meurgorf/enklask?terme=a-greiz&amp;submit=Rechercher&amp;categorie=0&amp;oeuvres=0&amp;search_opt=1" xlink:type="simple">http://meurgorf.brezhoneg.bzh/meurgorf/enklask?terme=a-greiz&amp;submit=Rechercher&amp;categorie=0&amp;oeuvres=0&amp;search_opt=1</text:a></text:p>
          </table:table-cell>
          <table:table-cell table:style-name="ce8" office:value-type="string" calcext:value-type="string">
            <text:p><text:a xlink:href="https://br.wiktionary.org/wiki/a-greiz" xlink:type="simple">https://br.wiktionary.org/wiki/a-greiz</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2">
          <table:table-cell office:value-type="float" office:value="327" calcext:value-type="float">
            <text:p>327</text:p>
          </table:table-cell>
          <table:table-cell office:value-type="string" calcext:value-type="string">
            <text:p><text:a xlink:href="https://community.languagetool.org/rule/show/A_GREIZ_HOLL?lang=br&amp;subId=2" xlink:type="simple">https://community.languagetool.org/rule/show/A_GREIZ_HOLL?lang=br&amp;subId=2</text:a></text:p>
          </table:table-cell>
          <table:table-cell office:value-type="string" calcext:value-type="string">
            <text:p>a greiz holl → a-greiz-holl</text:p>
          </table:table-cell>
          <table:table-cell office:value-type="string" calcext:value-type="string">
            <text:p>a-greiz holl → a-greiz-holl</text:p>
          </table:table-cell>
          <table:table-cell office:value-type="string" calcext:value-type="string">
            <text:p>Fazi en ur chom hep skrivañ ar barrennigoù-stagañ etre «a-greiz-holl».</text:p>
          </table:table-cell>
          <table:table-cell office:value-type="string" calcext:value-type="string">
            <text:p>Ha fellout a rae deoc’h skrivañ a-greiz-\2?</text:p>
          </table:table-cell>
          <table:table-cell office:value-type="string" calcext:value-type="string">
            <text:p>Skrivit «a-greiz-\2».</text:p>
          </table:table-cell>
          <table:table-cell office:value-type="string" calcext:value-type="string">
            <text:p>Écrivez «a-greiz-\2».</text:p>
          </table:table-cell>
          <table:table-cell office:value-type="string" calcext:value-type="string">
            <text:p>Write «a-greiz-\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2">
          <table:table-cell table:style-name="ce8" office:value-type="float" office:value="328" calcext:value-type="float">
            <text:p>328</text:p>
          </table:table-cell>
          <table:table-cell table:style-name="ce8" office:value-type="string" calcext:value-type="string">
            <text:p><text:a xlink:href="https://community.languagetool.org/rule/show/A_GREIZ_HOLL?lang=br&amp;subId=3" xlink:type="simple">https://community.languagetool.org/rule/show/A_GREIZ_HOLL?lang=br&amp;subId=3</text:a></text:p>
          </table:table-cell>
          <table:table-cell table:style-name="ce8" office:value-type="string" calcext:value-type="string">
            <text:p>a greiz holl → a-greiz-holl</text:p>
          </table:table-cell>
          <table:table-cell table:style-name="ce8" office:value-type="string" calcext:value-type="string">
            <text:p>a greiz-holl → a-greiz-holl</text:p>
          </table:table-cell>
          <table:table-cell table:style-name="ce8" office:value-type="string" calcext:value-type="string">
            <text:p>Fazi en ur chom hep skrivañ ar barrennigoù-stagañ etre «a-greiz-holl».</text:p>
          </table:table-cell>
          <table:table-cell table:style-name="ce8" office:value-type="string" calcext:value-type="string">
            <text:p>Ha fellout a rae deoc’h skrivañ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3">
          <table:table-cell office:value-type="float" office:value="329" calcext:value-type="float">
            <text:p>329</text:p>
          </table:table-cell>
          <table:table-cell office:value-type="string" calcext:value-type="string">
            <text:p><text:a xlink:href="https://community.languagetool.org/rule/show/A_GREIZ_HOLL?lang=br&amp;subId=4" xlink:type="simple">https://community.languagetool.org/rule/show/A_GREIZ_HOLL?lang=br&amp;subId=4</text:a></text:p>
          </table:table-cell>
          <table:table-cell office:value-type="string" calcext:value-type="string">
            <text:p>a greiz holl → a-greiz-holl</text:p>
          </table:table-cell>
          <table:table-cell office:value-type="string" calcext:value-type="string">
            <text:p>a greiz → a-greiz</text:p>
          </table:table-cell>
          <table:table-cell office:value-type="string" calcext:value-type="string">
            <text:p>Fazi en ur chom hep skrivañ ar varrennig-stagañ etre «a-greiz».</text:p>
          </table:table-cell>
          <table:table-cell office:value-type="string" calcext:value-type="string">
            <text:p>Ha fellout a rae deoc’h skrivañ \1-greiz?</text:p>
          </table:table-cell>
          <table:table-cell office:value-type="string" calcext:value-type="string">
            <text:p>Skrivit «\1-greiz».</text:p>
          </table:table-cell>
          <table:table-cell office:value-type="string" calcext:value-type="string">
            <text:p>Écrivez «\1-greiz».</text:p>
          </table:table-cell>
          <table:table-cell office:value-type="string" calcext:value-type="string">
            <text:p>Write «\1-greiz».</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3">
          <table:table-cell table:style-name="ce8" office:value-type="float" office:value="330" calcext:value-type="float">
            <text:p>330</text:p>
          </table:table-cell>
          <table:table-cell table:style-name="ce8" office:value-type="string" calcext:value-type="string">
            <text:p><text:a xlink:href="https://community.languagetool.org/rule/show/A_DREUZ?lang=br&amp;subId=1" xlink:type="simple">https://community.languagetool.org/rule/show/A_DREUZ?lang=br&amp;subId=1</text:a></text:p>
          </table:table-cell>
          <table:table-cell table:style-name="ce8" office:value-type="string" calcext:value-type="string">
            <text:p>a dreuz → a-dreuz (hag all)</text:p>
          </table:table-cell>
          <table:table-cell table:style-name="ce8" office:value-type="string" calcext:value-type="string">
            <text:p>a dreuz → a-dreuz</text:p>
          </table:table-cell>
          <table:table-cell table:style-name="ce8" office:value-type="string" calcext:value-type="string">
            <text:p>Fazi en ur chom hep skrivañ ar varrennig-stagañ etre «a-dreuz».</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A-dreuz:</text:p>
          </table:table-cell>
          <table:table-cell table:style-name="ce8" office:value-type="string" calcext:value-type="string">
            <text:p><text:a xlink:href="http://devri.bzh/recherche/?q=A-dreuz&amp;submit" xlink:type="simple">http://devri.bzh/recherche/?q=A-dreuz&amp;submit=</text:a></text:p>
          </table:table-cell>
          <table:table-cell table:style-name="ce8" office:value-type="string" calcext:value-type="string">
            <text:p><text:a xlink:href="http://meurgorf.brezhoneg.bzh/meurgorf/enklask?terme=a-dreuz&amp;submit=Rechercher&amp;categorie=0&amp;oeuvres=0&amp;search_opt=1" xlink:type="simple">http://meurgorf.brezhoneg.bzh/meurgorf/enklask?terme=a-dreuz&amp;submit=Rechercher&amp;categorie=0&amp;oeuvres=0&amp;search_opt=1</text:a></text:p>
          </table:table-cell>
          <table:table-cell table:style-name="ce8" office:value-type="string" calcext:value-type="string">
            <text:p><text:a xlink:href="https://br.wiktionary.org/wiki/a-dreuz" xlink:type="simple">https://br.wiktionary.org/wiki/a-dreuz</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3">
          <table:table-cell office:value-type="float" office:value="331" calcext:value-type="float">
            <text:p>331</text:p>
          </table:table-cell>
          <table:table-cell office:value-type="string" calcext:value-type="string">
            <text:p><text:a xlink:href="https://community.languagetool.org/rule/show/MA_UNAN?lang=br&amp;subId=1" xlink:type="simple">https://community.languagetool.org/rule/show/MA_UNAN?lang=br&amp;subId=1</text:a></text:p>
          </table:table-cell>
          <table:table-cell office:value-type="string" calcext:value-type="string">
            <text:p>ma unan → ma-unan (hag all)</text:p>
          </table:table-cell>
          <table:table-cell office:value-type="string" calcext:value-type="string">
            <text:p>ma unan → ma-unan</text:p>
          </table:table-cell>
          <table:table-cell office:value-type="string" calcext:value-type="string">
            <text:p>Fazi en ur chom hep skrivañ ar varrennig-stagañ etre «ma-unan».</text:p>
          </table:table-cell>
          <table:table-cell office:value-type="string" calcext:value-type="string">
            <text:p>Implijit \1-\2. (CHALM M1.4.2.1)</text:p>
          </table:table-cell>
          <table:table-cell office:value-type="string" calcext:value-type="string">
            <text:p>Skrivit «\1-\2». (CHALM M1.4.2.1)</text:p>
          </table:table-cell>
          <table:table-cell office:value-type="string" calcext:value-type="string">
            <text:p>Écrivez «\1-\2». (CHALM M1.4.2.1)</text:p>
          </table:table-cell>
          <table:table-cell office:value-type="string" calcext:value-type="string">
            <text:p>Write «\1-\2». (CHALM M1.4.2.1)</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Ma-unan:</text:p>
          </table:table-cell>
          <table:table-cell office:value-type="string" calcext:value-type="string">
            <text:p><text:a xlink:href="http://devri.bzh/recherche/?q=ma-unan&amp;submit" xlink:type="simple">http://devri.bzh/recherche/?q=ma-unan&amp;submit=</text:a></text:p>
          </table:table-cell>
          <table:table-cell office:value-type="string" calcext:value-type="string">
            <text:p><text:a xlink:href="http://meurgorf.brezhoneg.bzh/meurgorf/enklask?terme=ma-unan&amp;submit=Rechercher&amp;categorie=0&amp;oeuvres=0" xlink:type="simple">http://meurgorf.brezhoneg.bzh/meurgorf/enklask?terme=ma-unan&amp;submit=Rechercher&amp;categorie=0&amp;oeuvres=0</text:a></text:p>
          </table:table-cell>
          <table:table-cell office:value-type="string" calcext:value-type="string">
            <text:p><text:a xlink:href="https://br.wiktionary.org/wiki/ma-unan" xlink:type="simple">https://br.wiktionary.org/wiki/ma-unan</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3">
          <table:table-cell table:style-name="ce8" office:value-type="float" office:value="332" calcext:value-type="float">
            <text:p>332</text:p>
          </table:table-cell>
          <table:table-cell table:style-name="ce8" office:value-type="string" calcext:value-type="string">
            <text:p><text:a xlink:href="https://community.languagetool.org/rule/show/MA_UNAN?lang=br&amp;subId=2" xlink:type="simple">https://community.languagetool.org/rule/show/MA_UNAN?lang=br&amp;subId=2</text:a></text:p>
          </table:table-cell>
          <table:table-cell table:style-name="ce8" office:value-type="string" calcext:value-type="string">
            <text:p>ma unan → ma-unan (hag all)</text:p>
          </table:table-cell>
          <table:table-cell table:style-name="ce8" office:value-type="string" calcext:value-type="string">
            <text:p>da unan → da-unan</text:p>
          </table:table-cell>
          <table:table-cell table:style-name="ce8" office:value-type="string" calcext:value-type="string">
            <text:p>Fazi en ur chom hep skrivañ ar varrennig-stagañ etre «da-unan».</text:p>
          </table:table-cell>
          <table:table-cell table:style-name="ce8" office:value-type="string" calcext:value-type="string">
            <text:p>Implijit \1-\2. (CHALM M1.4.2.1)</text:p>
          </table:table-cell>
          <table:table-cell table:style-name="ce8" office:value-type="string" calcext:value-type="string">
            <text:p>Skrivit «\1-\2». (CHALM M1.4.2.1)</text:p>
          </table:table-cell>
          <table:table-cell table:style-name="ce8" office:value-type="string" calcext:value-type="string">
            <text:p>Écrivez «\1-\2». (CHALM M1.4.2.1)</text:p>
          </table:table-cell>
          <table:table-cell table:style-name="ce8" office:value-type="string" calcext:value-type="string">
            <text:p>Write «\1-\2». (CHALM M1.4.2.1)</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Da-unan:</text:p>
          </table:table-cell>
          <table:table-cell table:style-name="ce8" office:value-type="string" calcext:value-type="string">
            <text:p><text:a xlink:href="http://devri.bzh/recherche/?q=da-unan&amp;submit" xlink:type="simple">http://devri.bzh/recherche/?q=da-unan&amp;submit=</text:a></text:p>
          </table:table-cell>
          <table:table-cell table:style-name="ce8" office:value-type="string" calcext:value-type="string">
            <text:p><text:a xlink:href="http://meurgorf.brezhoneg.bzh/meurgorf/enklask?terme=da-unan&amp;submit=Rechercher&amp;categorie=0&amp;oeuvres=0" xlink:type="simple">http://meurgorf.brezhoneg.bzh/meurgorf/enklask?terme=da-unan&amp;submit=Rechercher&amp;categorie=0&amp;oeuvres=0</text:a></text:p>
          </table:table-cell>
          <table:table-cell table:style-name="ce8" office:value-type="string" calcext:value-type="string">
            <text:p><text:a xlink:href="https://br.wiktionary.org/wiki/da-unan" xlink:type="simple">https://br.wiktionary.org/wiki/da-unan</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2">
          <table:table-cell office:value-type="float" office:value="333" calcext:value-type="float">
            <text:p>333</text:p>
          </table:table-cell>
          <table:table-cell office:value-type="string" calcext:value-type="string">
            <text:p><text:a xlink:href="https://community.languagetool.org/rule/show/MA_UNAN?lang=br&amp;subId=3" xlink:type="simple">https://community.languagetool.org/rule/show/MA_UNAN?lang=br&amp;subId=3</text:a></text:p>
          </table:table-cell>
          <table:table-cell office:value-type="string" calcext:value-type="string">
            <text:p>ma unan → ma-unan (hag all)</text:p>
          </table:table-cell>
          <table:table-cell office:value-type="string" calcext:value-type="string">
            <text:p>ma unan penn → ma-unan-penn</text:p>
          </table:table-cell>
          <table:table-cell office:value-type="string" calcext:value-type="string">
            <text:p>Fazi en ur chom hep skrivañ ar barrennigoù-stagañ etre «ma-unan-penn».</text:p>
          </table:table-cell>
          <table:table-cell office:value-type="string" calcext:value-type="string">
            <text:p>Implijit \1-\2-\3.</text:p>
          </table:table-cell>
          <table:table-cell office:value-type="string" calcext:value-type="string">
            <text:p>Skrivit «\1-\2-\3».</text:p>
          </table:table-cell>
          <table:table-cell office:value-type="string" calcext:value-type="string">
            <text:p>Écrivez «\1-\2-\3».</text:p>
          </table:table-cell>
          <table:table-cell office:value-type="string" calcext:value-type="string">
            <text:p>Write «\1-\2-\3».</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Ma-unan-penn:</text:p>
          </table:table-cell>
          <table:table-cell office:value-type="string" calcext:value-type="string">
            <text:p>--</text:p>
          </table:table-cell>
          <table:table-cell office:value-type="string" calcext:value-type="string">
            <text:p><text:a xlink:href="http://meurgorf.brezhoneg.bzh/meurgorf/enklask?terme=ma-unan&amp;submit=Rechercher&amp;categorie=0&amp;oeuvres=0&amp;search_opt=1" xlink:type="simple">http://meurgorf.brezhoneg.bzh/meurgorf/enklask?terme=ma-unan&amp;submit=Rechercher&amp;categorie=0&amp;oeuvres=0&amp;search_opt=1</text:a></text:p>
          </table:table-cell>
          <table:table-cell office:value-type="string" calcext:value-type="string">
            <text:p><text:a xlink:href="https://br.wiktionary.org/wiki/ma-unanig-penn" xlink:type="simple">https://br.wiktionary.org/wiki/ma-unanig-penn</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2">
          <table:table-cell table:style-name="ce8" office:value-type="float" office:value="334" calcext:value-type="float">
            <text:p>334</text:p>
          </table:table-cell>
          <table:table-cell table:style-name="ce8" office:value-type="string" calcext:value-type="string">
            <text:p><text:a xlink:href="https://community.languagetool.org/rule/show/MA_UNAN?lang=br&amp;subId=4" xlink:type="simple">https://community.languagetool.org/rule/show/MA_UNAN?lang=br&amp;subId=4</text:a></text:p>
          </table:table-cell>
          <table:table-cell table:style-name="ce8" office:value-type="string" calcext:value-type="string">
            <text:p>ma unan → ma-unan (hag all)</text:p>
          </table:table-cell>
          <table:table-cell table:style-name="ce8" office:value-type="string" calcext:value-type="string">
            <text:p>ma-unan penn → ma-unan-penn</text:p>
          </table:table-cell>
          <table:table-cell table:style-name="ce8" office:value-type="string" calcext:value-type="string">
            <text:p>Fazi en ur chom hep skrivañ ar barrennigoù-stagañ etre «ma-unan-penn».</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3">
          <table:table-cell office:value-type="float" office:value="335" calcext:value-type="float">
            <text:p>335</text:p>
          </table:table-cell>
          <table:table-cell office:value-type="string" calcext:value-type="string">
            <text:p><text:a xlink:href="https://community.languagetool.org/rule/show/E_KREIZ?lang=br&amp;subId=1" xlink:type="simple">https://community.languagetool.org/rule/show/E_KREIZ?lang=br&amp;subId=1</text:a></text:p>
          </table:table-cell>
          <table:table-cell office:value-type="string" calcext:value-type="string">
            <text:p>e kreiz → e-kreiz (hag all)</text:p>
          </table:table-cell>
          <table:table-cell office:value-type="string" calcext:value-type="string">
            <text:p>e kreiz → e-kreiz</text:p>
          </table:table-cell>
          <table:table-cell office:value-type="string" calcext:value-type="string">
            <text:p>Fazi en ur chom hep skrivañ ar varrennig-stagañ etre «e-kreiz».</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E-:</text:p>
          </table:table-cell>
          <table:table-cell office:value-type="string" calcext:value-type="string">
            <text:p><text:a xlink:href="http://devri.bzh/recherche/?q=e-&amp;submit" xlink:type="simple">http://devri.bzh/recherche/?q=e-&amp;submit=</text:a></text:p>
          </table:table-cell>
          <table:table-cell office:value-type="string" calcext:value-type="string">
            <text:p><text:a xlink:href="http://meurgorf.brezhoneg.bzh/meurgorf/enklask?terme=e-&amp;submit=Rechercher&amp;categorie=0&amp;oeuvres=0&amp;search_opt=1" xlink:type="simple">http://meurgorf.brezhoneg.bzh/meurgorf/enklask?terme=e-&amp;submit=Rechercher&amp;categorie=0&amp;oeuvres=0&amp;search_opt=1</text:a></text:p>
          </table:table-cell>
          <table:table-cell office:value-type="string" calcext:value-type="string">
            <text:p><text:a xlink:href="https://br.wiktionary.org/wiki/e" xlink:type="simple">https://br.wiktionary.org/wiki/e</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7">
          <table:table-cell table:style-name="ce8" office:value-type="float" office:value="336" calcext:value-type="float">
            <text:p>336</text:p>
          </table:table-cell>
          <table:table-cell table:style-name="ce8" office:value-type="string" calcext:value-type="string">
            <text:p><text:a xlink:href="https://community.languagetool.org/rule/show/E_SELL?lang=br&amp;subId=1" xlink:type="simple">https://community.languagetool.org/rule/show/E_SELL?lang=br&amp;subId=1</text:a></text:p>
          </table:table-cell>
          <table:table-cell table:number-columns-repeated="2" table:style-name="ce8" office:value-type="string" calcext:value-type="string">
            <text:p>e sell → e-sell</text:p>
          </table:table-cell>
          <table:table-cell table:style-name="ce8" office:value-type="string" calcext:value-type="string">
            <text:p>Fazi en ur chom hep skrivañ ar varrennig-stagañ etre «e-sell».</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E-s:</text:p>
          </table:table-cell>
          <table:table-cell table:style-name="ce8" office:value-type="string" calcext:value-type="string">
            <text:p><text:a xlink:href="http://devri.bzh/recherche/?q=e-s&amp;submit=" xlink:type="simple">http://devri.bzh/recherche/?q=e-s&amp;submit=</text:a></text:p>
          </table:table-cell>
          <table:table-cell table:style-name="ce8" office:value-type="string" calcext:value-type="string">
            <text:p>http://meurgorf.brezhoneg.bzh/meurgorf/enklask?terme=e-s&amp;submit=Rechercher&amp;categorie=0&amp;oeuvres=0&amp;search_opt=1</text:p>
            <text:p>http://meurgorf.brezhoneg.bzh/meurgorf/enklask?terme=-&amp;submit=Rechercher&amp;categorie=0&amp;oeuvres=0&amp;search_opt=1</text:p>
          </table:table-cell>
          <table:table-cell table:style-name="ce8" office:value-type="string" calcext:value-type="string">
            <text:p><text:a xlink:href="https://br.wiktionary.org/wiki/e-sell" xlink:type="simple">https://br.wiktionary.org/wiki/e-sell</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3">
          <table:table-cell office:value-type="float" office:value="337" calcext:value-type="float">
            <text:p>337</text:p>
          </table:table-cell>
          <table:table-cell office:value-type="string" calcext:value-type="string">
            <text:p><text:a xlink:href="https://community.languagetool.org/rule/show/E_SELL?lang=br&amp;subId=2" xlink:type="simple">https://community.languagetool.org/rule/show/E_SELL?lang=br&amp;subId=2</text:a></text:p>
          </table:table-cell>
          <table:table-cell table:number-columns-repeated="2" office:value-type="string" calcext:value-type="string">
            <text:p>e sell → e-sell</text:p>
          </table:table-cell>
          <table:table-cell office:value-type="string" calcext:value-type="string">
            <text:p>Fazi en ur chom hep skrivañ ar varrennig-stagañ etre «e-sell».</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3">
          <table:table-cell table:style-name="ce8" office:value-type="float" office:value="338" calcext:value-type="float">
            <text:p>338</text:p>
          </table:table-cell>
          <table:table-cell table:style-name="ce8" office:value-type="string" calcext:value-type="string">
            <text:p><text:a xlink:href="https://community.languagetool.org/rule/show/E_SELL?lang=br&amp;subId=3" xlink:type="simple">https://community.languagetool.org/rule/show/E_SELL?lang=br&amp;subId=3</text:a></text:p>
          </table:table-cell>
          <table:table-cell table:number-columns-repeated="2" table:style-name="ce8" office:value-type="string" calcext:value-type="string">
            <text:p>e sell → e-sell</text:p>
          </table:table-cell>
          <table:table-cell table:style-name="ce8" office:value-type="string" calcext:value-type="string">
            <text:p>Fazi en ur chom hep skrivañ ar varrennig-stagañ etre «e-sell».</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2">
          <table:table-cell office:value-type="float" office:value="339" calcext:value-type="float">
            <text:p>339</text:p>
          </table:table-cell>
          <table:table-cell office:value-type="string" calcext:value-type="string">
            <text:p><text:a xlink:href="https://community.languagetool.org/rule/show/DIWAR_BENN?lang=br&amp;subId=1" xlink:type="simple">https://community.languagetool.org/rule/show/DIWAR_BENN?lang=br&amp;subId=1</text:a></text:p>
          </table:table-cell>
          <table:table-cell table:number-columns-repeated="2" office:value-type="string" calcext:value-type="string">
            <text:p>diwar benn → diwar-benn (hag all)</text:p>
          </table:table-cell>
          <table:table-cell office:value-type="string" calcext:value-type="string">
            <text:p>Fazi en ur chom hep skrivañ ar varrennig-stagañ etre «diwar-benn».</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Diwar-:</text:p>
          </table:table-cell>
          <table:table-cell office:value-type="string" calcext:value-type="string">
            <text:p><text:a xlink:href="http://devri.bzh/recherche/?q=diwar-&amp;submit" xlink:type="simple">http://devri.bzh/recherche/?q=diwar-&amp;submit=</text:a></text:p>
          </table:table-cell>
          <table:table-cell office:value-type="string" calcext:value-type="string">
            <text:p><text:a xlink:href="http://meurgorf.brezhoneg.bzh/meurgorf/enklask?terme=diwar-&amp;submit=Rechercher&amp;categorie=0&amp;oeuvres=0&amp;search_opt=1" xlink:type="simple">http://meurgorf.brezhoneg.bzh/meurgorf/enklask?terme=diwar-&amp;submit=Rechercher&amp;categorie=0&amp;oeuvres=0&amp;search_opt=1</text:a></text:p>
          </table:table-cell>
          <table:table-cell office:value-type="string" calcext:value-type="string">
            <text:p><text:a xlink:href="https://br.wiktionary.org/w/index.php?search=diwar-&amp;title=Dibar%3AKlask&amp;go=Mont&amp;ns0=1" xlink:type="simple">https://br.wiktionary.org/w/index.php?search=diwar-&amp;title=Dibar%3AKlask&amp;go=Mont&amp;ns0=1</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3">
          <table:table-cell table:style-name="ce8" office:value-type="float" office:value="340" calcext:value-type="float">
            <text:p>340</text:p>
          </table:table-cell>
          <table:table-cell table:style-name="ce8" office:value-type="string" calcext:value-type="string">
            <text:p><text:a xlink:href="https://community.languagetool.org/rule/show/WAR_RAOK?lang=br&amp;subId=1" xlink:type="simple">https://community.languagetool.org/rule/show/WAR_RAOK?lang=br&amp;subId=1</text:a></text:p>
          </table:table-cell>
          <table:table-cell table:number-columns-repeated="2" table:style-name="ce8" office:value-type="string" calcext:value-type="string">
            <text:p>war raok → war-raok (hag all)</text:p>
          </table:table-cell>
          <table:table-cell table:style-name="ce8" office:value-type="string" calcext:value-type="string">
            <text:p>Fazi en ur chom hep skrivañ ar varrennig-stagañ etre «war-raok».</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War-:</text:p>
          </table:table-cell>
          <table:table-cell table:style-name="ce8" office:value-type="string" calcext:value-type="string">
            <text:p><text:a xlink:href="http://devri.bzh/recherche/?q=war-&amp;submit" xlink:type="simple">http://devri.bzh/recherche/?q=war-&amp;submit=</text:a></text:p>
          </table:table-cell>
          <table:table-cell table:style-name="ce8" office:value-type="string" calcext:value-type="string">
            <text:p><text:a xlink:href="http://meurgorf.brezhoneg.bzh/meurgorf/enklask?terme=war-&amp;submit=Rechercher&amp;categorie=0&amp;oeuvres=0&amp;search_opt=1" xlink:type="simple">http://meurgorf.brezhoneg.bzh/meurgorf/enklask?terme=war-&amp;submit=Rechercher&amp;categorie=0&amp;oeuvres=0&amp;search_opt=1</text:a></text:p>
          </table:table-cell>
          <table:table-cell table:style-name="ce8" office:value-type="string" calcext:value-type="string">
            <text:p><text:a xlink:href="https://br.wiktionary.org/w/index.php?search=war-&amp;title=Dibar%3AKlask&amp;go=Mont&amp;ns0=1" xlink:type="simple">https://br.wiktionary.org/w/index.php?search=war-&amp;title=Dibar%3AKlask&amp;go=Mont&amp;ns0=1</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2">
          <table:table-cell office:value-type="float" office:value="341" calcext:value-type="float">
            <text:p>341</text:p>
          </table:table-cell>
          <table:table-cell office:value-type="string" calcext:value-type="string">
            <text:p><text:a xlink:href="https://community.languagetool.org/rule/show/PORZH?lang=br&amp;subId=1" xlink:type="simple">https://community.languagetool.org/rule/show/PORZH?lang=br&amp;subId=1</text:a></text:p>
          </table:table-cell>
          <table:table-cell table:number-columns-repeated="2" office:value-type="string" calcext:value-type="string">
            <text:p>porzh mor → porzh-mor</text:p>
          </table:table-cell>
          <table:table-cell office:value-type="string" calcext:value-type="string">
            <text:p>Fazi en ur chom hep skrivañ ar varrennig-stagañ etre «porzh-mor».</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Porzh-:</text:p>
          </table:table-cell>
          <table:table-cell office:value-type="string" calcext:value-type="string">
            <text:p><text:a xlink:href="http://devri.bzh/recherche/?q=porzh-&amp;submit" xlink:type="simple">http://devri.bzh/recherche/?q=porzh-&amp;submit=</text:a></text:p>
          </table:table-cell>
          <table:table-cell office:value-type="string" calcext:value-type="string">
            <text:p><text:a xlink:href="http://meurgorf.brezhoneg.bzh/meurgorf/enklask?terme=porzh-&amp;submit=Rechercher&amp;categorie=0&amp;oeuvres=0&amp;search_opt=1" xlink:type="simple">http://meurgorf.brezhoneg.bzh/meurgorf/enklask?terme=porzh-&amp;submit=Rechercher&amp;categorie=0&amp;oeuvres=0&amp;search_opt=1</text:a></text:p>
          </table:table-cell>
          <table:table-cell office:value-type="string" calcext:value-type="string">
            <text:p><text:a xlink:href="https://br.wiktionary.org/w/index.php?search=porzh-&amp;title=Dibar%3AKlask&amp;go=Mont&amp;ns0=1" xlink:type="simple">https://br.wiktionary.org/w/index.php?search=porzh-&amp;title=Dibar%3AKlask&amp;go=Mont&amp;ns0=1</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10">
          <table:table-cell table:style-name="ce8" office:value-type="float" office:value="342" calcext:value-type="float">
            <text:p>342</text:p>
          </table:table-cell>
          <table:table-cell table:style-name="ce8" office:value-type="string" calcext:value-type="string">
            <text:p><text:a xlink:href="https://community.languagetool.org/rule/show/TORR_PENN?lang=br&amp;subId=1" xlink:type="simple">https://community.languagetool.org/rule/show/TORR_PENN?lang=br&amp;subId=1</text:a></text:p>
          </table:table-cell>
          <table:table-cell table:number-columns-repeated="2" table:style-name="ce8" office:value-type="string" calcext:value-type="string">
            <text:p>torr penn → torr-penn</text:p>
          </table:table-cell>
          <table:table-cell table:style-name="ce8" office:value-type="string" calcext:value-type="string">
            <text:p>Fazi en ur chom hep skrivañ ar varrennig-stagañ etre «torr-penn».</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Torr-:</text:p>
          </table:table-cell>
          <table:table-cell table:style-name="ce8" office:value-type="string" calcext:value-type="string">
            <text:p>http://devri.bzh/recherche/?q=torr&amp;submit=</text:p>
            <text:p>http://devri.bzh/recherche/?q=torr-&amp;submit=</text:p>
          </table:table-cell>
          <table:table-cell table:style-name="ce8" office:value-type="string" calcext:value-type="string">
            <text:p><text:a xlink:href="http://meurgorf.brezhoneg.bzh/meurgorf/enklask?terme=torr-&amp;submit=Rechercher&amp;categorie=0&amp;oeuvres=0&amp;search_opt=1" xlink:type="simple">http://meurgorf.brezhoneg.bzh/meurgorf/enklask?terme=torr-&amp;submit=Rechercher&amp;categorie=0&amp;oeuvres=0&amp;search_opt=1</text:a></text:p>
          </table:table-cell>
          <table:table-cell table:style-name="ce8" office:value-type="string" calcext:value-type="string">
            <text:p>https://br.wiktionary.org/wiki/torr</text:p>
            <text:p>https://br.wiktionary.org/w/index.php?search=torr-&amp;title=Dibar%3AKlask&amp;go=Mont&amp;ns0=1</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10">
          <table:table-cell office:value-type="float" office:value="343" calcext:value-type="float">
            <text:p>343</text:p>
          </table:table-cell>
          <table:table-cell office:value-type="string" calcext:value-type="string">
            <text:p><text:a xlink:href="https://community.languagetool.org/rule/show/KAOL_FLEUR?lang=br&amp;subId=1" xlink:type="simple">https://community.languagetool.org/rule/show/KAOL_FLEUR?lang=br&amp;subId=1</text:a></text:p>
          </table:table-cell>
          <table:table-cell table:number-columns-repeated="2" office:value-type="string" calcext:value-type="string">
            <text:p>kaol fleur → kaol-fleur</text:p>
          </table:table-cell>
          <table:table-cell office:value-type="string" calcext:value-type="string">
            <text:p>Fazi en ur chom hep skrivañ ar varrennig-stagañ etre «kaol-fleur».</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Kaol-:</text:p>
          </table:table-cell>
          <table:table-cell office:value-type="string" calcext:value-type="string">
            <text:p><text:a xlink:href="http://devri.bzh/recherche/?q=kaol-&amp;submit" xlink:type="simple">http://devri.bzh/recherche/?q=kaol-&amp;submit=</text:a></text:p>
          </table:table-cell>
          <table:table-cell office:value-type="string" calcext:value-type="string">
            <text:p><text:a xlink:href="http://meurgorf.brezhoneg.bzh/meurgorf/enklask?terme=kaol-&amp;submit=Rechercher&amp;categorie=0&amp;oeuvres=0&amp;search_opt=1" xlink:type="simple">http://meurgorf.brezhoneg.bzh/meurgorf/enklask?terme=kaol-&amp;submit=Rechercher&amp;categorie=0&amp;oeuvres=0&amp;search_opt=1</text:a></text:p>
          </table:table-cell>
          <table:table-cell office:value-type="string" calcext:value-type="string">
            <text:p>https://br.wiktionary.org/wiki/kaol</text:p>
            <text:p>https://br.wiktionary.org/w/index.php?search=kaol-&amp;title=Dibar%3AKlask&amp;go=Mont&amp;ns0=1</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10">
          <table:table-cell table:style-name="ce8" office:value-type="float" office:value="344" calcext:value-type="float">
            <text:p>344</text:p>
          </table:table-cell>
          <table:table-cell table:style-name="ce8" office:value-type="string" calcext:value-type="string">
            <text:p><text:a xlink:href="https://community.languagetool.org/rule/show/BOUED_MOR?lang=br&amp;subId=1" xlink:type="simple">https://community.languagetool.org/rule/show/BOUED_MOR?lang=br&amp;subId=1</text:a></text:p>
          </table:table-cell>
          <table:table-cell table:number-columns-repeated="2" table:style-name="ce8" office:value-type="string" calcext:value-type="string">
            <text:p>boued mor → boued-mor</text:p>
          </table:table-cell>
          <table:table-cell table:style-name="ce8" office:value-type="string" calcext:value-type="string">
            <text:p>Fazi en ur chom hep skrivañ ar varrennig-stagañ etre «boued-mor».</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Boued-:</text:p>
          </table:table-cell>
          <table:table-cell table:style-name="ce8" office:value-type="string" calcext:value-type="string">
            <text:p>http://devri.bzh/recherche/?q=boued&amp;submit=</text:p>
            <text:p>http://devri.bzh/recherche/?q=boued-&amp;submit=</text:p>
          </table:table-cell>
          <table:table-cell table:style-name="ce8" office:value-type="string" calcext:value-type="string">
            <text:p><text:a xlink:href="http://meurgorf.brezhoneg.bzh/meurgorf/enklask?terme=boued-&amp;submit=Rechercher&amp;categorie=0&amp;oeuvres=0&amp;search_opt=1" xlink:type="simple">http://meurgorf.brezhoneg.bzh/meurgorf/enklask?terme=boued-&amp;submit=Rechercher&amp;categorie=0&amp;oeuvres=0&amp;search_opt=1</text:a></text:p>
          </table:table-cell>
          <table:table-cell table:style-name="ce8" office:value-type="string" calcext:value-type="string">
            <text:p>https://br.wiktionary.org/wiki/boued</text:p>
            <text:p>https://br.wiktionary.org/w/index.php?search=boued-&amp;title=Dibar%3AKlask&amp;go=Mont&amp;ns0=1</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2">
          <table:table-cell office:value-type="float" office:value="345" calcext:value-type="float">
            <text:p>345</text:p>
          </table:table-cell>
          <table:table-cell office:value-type="string" calcext:value-type="string">
            <text:p><text:a xlink:href="https://community.languagetool.org/rule/show/STEREDENN_DARED?lang=br&amp;subId=1" xlink:type="simple">https://community.languagetool.org/rule/show/STEREDENN_DARED?lang=br&amp;subId=1</text:a></text:p>
          </table:table-cell>
          <table:table-cell table:number-columns-repeated="2" office:value-type="string" calcext:value-type="string">
            <text:p>steredenn dared → steredenn-dared</text:p>
          </table:table-cell>
          <table:table-cell office:value-type="string" calcext:value-type="string">
            <text:p>Fazi en ur chom hep skrivañ ar varrennig-stagañ etre «steredenn-dared».</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Steredenn-:</text:p>
          </table:table-cell>
          <table:table-cell office:value-type="string" calcext:value-type="string">
            <text:p><text:a xlink:href="http://devri.bzh/recherche/?q=steredenn-&amp;submit" xlink:type="simple">http://devri.bzh/recherche/?q=steredenn-&amp;submit=</text:a></text:p>
          </table:table-cell>
          <table:table-cell office:value-type="string" calcext:value-type="string">
            <text:p><text:a xlink:href="http://meurgorf.brezhoneg.bzh/meurgorf/enklask?terme=steredenn-&amp;submit=Rechercher&amp;categorie=0&amp;oeuvres=0&amp;search_opt=1" xlink:type="simple">http://meurgorf.brezhoneg.bzh/meurgorf/enklask?terme=steredenn-&amp;submit=Rechercher&amp;categorie=0&amp;oeuvres=0&amp;search_opt=1</text:a></text:p>
          </table:table-cell>
          <table:table-cell office:value-type="string" calcext:value-type="string">
            <text:p><text:a xlink:href="https://br.wiktionary.org/wiki/steredenn" xlink:type="simple">https://br.wiktionary.org/wiki/steredenn</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2">
          <table:table-cell table:style-name="ce8" office:value-type="float" office:value="346" calcext:value-type="float">
            <text:p>346</text:p>
          </table:table-cell>
          <table:table-cell table:style-name="ce8" office:value-type="string" calcext:value-type="string">
            <text:p><text:a xlink:href="https://community.languagetool.org/rule/show/KABELL_TOUSEG?lang=br&amp;subId=1" xlink:type="simple">https://community.languagetool.org/rule/show/KABELL_TOUSEG?lang=br&amp;subId=1</text:a></text:p>
          </table:table-cell>
          <table:table-cell table:number-columns-repeated="2" table:style-name="ce8" office:value-type="string" calcext:value-type="string">
            <text:p>kabell touseg → kabell-touseg</text:p>
          </table:table-cell>
          <table:table-cell table:style-name="ce8" office:value-type="string" calcext:value-type="string">
            <text:p>Fazi en ur chom hep skrivañ ar varrennig-stagañ etre «kabell-touseg».</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Kabell-:</text:p>
          </table:table-cell>
          <table:table-cell table:style-name="ce8" office:value-type="string" calcext:value-type="string">
            <text:p><text:a xlink:href="http://devri.bzh/recherche/?q=kabell&amp;submit" xlink:type="simple">http://devri.bzh/recherche/?q=kabell&amp;submit=</text:a></text:p>
          </table:table-cell>
          <table:table-cell table:style-name="ce8" office:value-type="string" calcext:value-type="string">
            <text:p><text:a xlink:href="http://meurgorf.brezhoneg.bzh/meurgorf/enklask?terme=kabell-&amp;submit=Rechercher&amp;categorie=0&amp;oeuvres=0&amp;search_opt=1" xlink:type="simple">http://meurgorf.brezhoneg.bzh/meurgorf/enklask?terme=kabell-&amp;submit=Rechercher&amp;categorie=0&amp;oeuvres=0&amp;search_opt=1</text:a></text:p>
          </table:table-cell>
          <table:table-cell table:style-name="ce8" office:value-type="string" calcext:value-type="string">
            <text:p><text:a xlink:href="https://br.wiktionary.org/wiki/kabell" xlink:type="simple">https://br.wiktionary.org/wiki/kabell</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2">
          <table:table-cell office:value-type="float" office:value="347" calcext:value-type="float">
            <text:p>347</text:p>
          </table:table-cell>
          <table:table-cell office:value-type="string" calcext:value-type="string">
            <text:p><text:a xlink:href="https://community.languagetool.org/rule/show/KOUIGN_AMANN?lang=br&amp;subId=1" xlink:type="simple">https://community.languagetool.org/rule/show/KOUIGN_AMANN?lang=br&amp;subId=1</text:a></text:p>
          </table:table-cell>
          <table:table-cell table:number-columns-repeated="2" office:value-type="string" calcext:value-type="string">
            <text:p>kouign amann → kouign-amann</text:p>
          </table:table-cell>
          <table:table-cell office:value-type="string" calcext:value-type="string">
            <text:p>Fazi en ur chom hep skrivañ ar varrennig-stagañ etre «kouign-amann».</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Kouign-:</text:p>
          </table:table-cell>
          <table:table-cell office:value-type="string" calcext:value-type="string">
            <text:p><text:a xlink:href="http://devri.bzh/recherche/?q=kouign&amp;submit" xlink:type="simple">http://devri.bzh/recherche/?q=kouign&amp;submit=</text:a></text:p>
          </table:table-cell>
          <table:table-cell office:value-type="string" calcext:value-type="string">
            <text:p><text:a xlink:href="http://meurgorf.brezhoneg.bzh/meurgorf/enklask?terme=kouign-&amp;submit=Rechercher&amp;categorie=0&amp;oeuvres=0&amp;search_opt=1" xlink:type="simple">http://meurgorf.brezhoneg.bzh/meurgorf/enklask?terme=kouign-&amp;submit=Rechercher&amp;categorie=0&amp;oeuvres=0&amp;search_opt=1</text:a></text:p>
          </table:table-cell>
          <table:table-cell office:value-type="string" calcext:value-type="string">
            <text:p><text:a xlink:href="https://br.wiktionary.org/wiki/kouign" xlink:type="simple">https://br.wiktionary.org/wiki/kouign</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10">
          <table:table-cell table:style-name="ce8" office:value-type="float" office:value="348" calcext:value-type="float">
            <text:p>348</text:p>
          </table:table-cell>
          <table:table-cell table:style-name="ce8" office:value-type="string" calcext:value-type="string">
            <text:p><text:a xlink:href="https://community.languagetool.org/rule/show/FOETER_BRO?lang=br&amp;subId=1" xlink:type="simple">https://community.languagetool.org/rule/show/FOETER_BRO?lang=br&amp;subId=1</text:a></text:p>
          </table:table-cell>
          <table:table-cell table:number-columns-repeated="2" table:style-name="ce8" office:value-type="string" calcext:value-type="string">
            <text:p>foeter bro → foeter-bro</text:p>
          </table:table-cell>
          <table:table-cell table:style-name="ce8" office:value-type="string" calcext:value-type="string">
            <text:p>Fazi en ur chom hep skrivañ ar varrennig-stagañ etre «foeter-bro».</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Foeter-:</text:p>
          </table:table-cell>
          <table:table-cell table:style-name="ce8" office:value-type="string" calcext:value-type="string">
            <text:p><text:a xlink:href="http://devri.bzh/recherche/?q=foeter&amp;submit" xlink:type="simple">http://devri.bzh/recherche/?q=foeter&amp;submit=</text:a></text:p>
          </table:table-cell>
          <table:table-cell table:style-name="ce8" office:value-type="string" calcext:value-type="string">
            <text:p><text:a xlink:href="http://meurgorf.brezhoneg.bzh/meurgorf/enklask?terme=foeter&amp;submit=Rechercher&amp;categorie=0&amp;oeuvres=0&amp;search_opt=1" xlink:type="simple">http://meurgorf.brezhoneg.bzh/meurgorf/enklask?terme=foeter&amp;submit=Rechercher&amp;categorie=0&amp;oeuvres=0&amp;search_opt=1</text:a></text:p>
          </table:table-cell>
          <table:table-cell table:style-name="ce8" office:value-type="string" calcext:value-type="string">
            <text:p>https://br.wiktionary.org/wiki/foeter</text:p>
            <text:p>https://br.wiktionary.org/w/index.php?search=foeter-&amp;title=Dibar%3AKlask&amp;go=Mont&amp;ns0=1</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10">
          <table:table-cell office:value-type="float" office:value="349" calcext:value-type="float">
            <text:p>349</text:p>
          </table:table-cell>
          <table:table-cell office:value-type="string" calcext:value-type="string">
            <text:p><text:a xlink:href="https://community.languagetool.org/rule/show/LEUN_CHOUK?lang=br&amp;subId=1" xlink:type="simple">https://community.languagetool.org/rule/show/LEUN_CHOUK?lang=br&amp;subId=1</text:a></text:p>
          </table:table-cell>
          <table:table-cell table:number-columns-repeated="2" office:value-type="string" calcext:value-type="string">
            <text:p>leun chouk → leun-chouk</text:p>
          </table:table-cell>
          <table:table-cell office:value-type="string" calcext:value-type="string">
            <text:p>Fazi en ur chom hep skrivañ ar varrennig-stagañ etre «leun-chouk».</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Leun-:</text:p>
          </table:table-cell>
          <table:table-cell office:value-type="string" calcext:value-type="string">
            <text:p><text:a xlink:href="http://devri.bzh/recherche/?q=leun&amp;submit" xlink:type="simple">http://devri.bzh/recherche/?q=leun&amp;submit=</text:a></text:p>
          </table:table-cell>
          <table:table-cell office:value-type="string" calcext:value-type="string">
            <text:p><text:a xlink:href="http://meurgorf.brezhoneg.bzh/meurgorf/enklask?terme=leun-&amp;submit=Rechercher&amp;categorie=0&amp;oeuvres=0&amp;search_opt=1" xlink:type="simple">http://meurgorf.brezhoneg.bzh/meurgorf/enklask?terme=leun-&amp;submit=Rechercher&amp;categorie=0&amp;oeuvres=0&amp;search_opt=1</text:a></text:p>
          </table:table-cell>
          <table:table-cell office:value-type="string" calcext:value-type="string">
            <text:p>https://br.wiktionary.org/wiki/leun</text:p>
            <text:p>https://br.wiktionary.org/w/index.php?search=leun-&amp;title=Dibar%3AKlask&amp;go=Mont&amp;ns0=1</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10">
          <table:table-cell table:style-name="ce8" office:value-type="float" office:value="350" calcext:value-type="float">
            <text:p>350</text:p>
          </table:table-cell>
          <table:table-cell table:style-name="ce8" office:value-type="string" calcext:value-type="string">
            <text:p><text:a xlink:href="https://community.languagetool.org/rule/show/POD_LASTEZ?lang=br&amp;subId=1" xlink:type="simple">https://community.languagetool.org/rule/show/POD_LASTEZ?lang=br&amp;subId=1</text:a></text:p>
          </table:table-cell>
          <table:table-cell table:number-columns-repeated="2" table:style-name="ce8" office:value-type="string" calcext:value-type="string">
            <text:p>pod lastez → pod-lastez</text:p>
          </table:table-cell>
          <table:table-cell table:style-name="ce8" office:value-type="string" calcext:value-type="string">
            <text:p>Fazi en ur chom hep skrivañ ar varrennig-stagañ etre «pod-lastez».</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Pod-:</text:p>
          </table:table-cell>
          <table:table-cell table:style-name="ce8" office:value-type="string" calcext:value-type="string">
            <text:p>http://devri.bzh/recherche/?q=pod&amp;submit=</text:p>
            <text:p>http://devri.bzh/recherche/?q=pod-&amp;submit=</text:p>
          </table:table-cell>
          <table:table-cell table:style-name="ce8" office:value-type="string" calcext:value-type="string">
            <text:p><text:a xlink:href="http://meurgorf.brezhoneg.bzh/meurgorf/enklask?terme=pod&amp;submit=Rechercher&amp;categorie=0&amp;oeuvres=0&amp;search_opt=1" xlink:type="simple">http://meurgorf.brezhoneg.bzh/meurgorf/enklask?terme=pod&amp;submit=Rechercher&amp;categorie=0&amp;oeuvres=0&amp;search_opt=1</text:a></text:p>
          </table:table-cell>
          <table:table-cell table:style-name="ce8" office:value-type="string" calcext:value-type="string">
            <text:p>https://br.wiktionary.org/wiki/pod</text:p>
            <text:p>https://br.wiktionary.org/w/index.php?search=pod-&amp;title=Dibar%3AKlask&amp;go=Mont&amp;ns0=1</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10">
          <table:table-cell office:value-type="float" office:value="351" calcext:value-type="float">
            <text:p>351</text:p>
          </table:table-cell>
          <table:table-cell office:value-type="string" calcext:value-type="string">
            <text:p><text:a xlink:href="https://community.languagetool.org/rule/show/TAN_GWALL?lang=br&amp;subId=1" xlink:type="simple">https://community.languagetool.org/rule/show/TAN_GWALL?lang=br&amp;subId=1</text:a></text:p>
          </table:table-cell>
          <table:table-cell table:number-columns-repeated="2" office:value-type="string" calcext:value-type="string">
            <text:p>tan gwall → tan-gwall</text:p>
          </table:table-cell>
          <table:table-cell office:value-type="string" calcext:value-type="string">
            <text:p>Fazi en ur chom hep skrivañ ar varrennig-stagañ etre «tan-gwall».</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Tan-:</text:p>
          </table:table-cell>
          <table:table-cell office:value-type="string" calcext:value-type="string">
            <text:p>http://devri.bzh/recherche/?q=tan&amp;submit=</text:p>
            <text:p>http://devri.bzh/recherche/?q=tan-&amp;submit=</text:p>
          </table:table-cell>
          <table:table-cell office:value-type="string" calcext:value-type="string">
            <text:p><text:a xlink:href="http://meurgorf.brezhoneg.bzh/meurgorf/enklask?terme=tan&amp;submit=Rechercher&amp;categorie=0&amp;oeuvres=0&amp;search_opt=1" xlink:type="simple">http://meurgorf.brezhoneg.bzh/meurgorf/enklask?terme=tan&amp;submit=Rechercher&amp;categorie=0&amp;oeuvres=0&amp;search_opt=1</text:a></text:p>
          </table:table-cell>
          <table:table-cell office:value-type="string" calcext:value-type="string">
            <text:p><text:a xlink:href="https://br.wiktionary.org/wiki/tan" xlink:type="simple">https://br.wiktionary.org/wiki/tan</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10">
          <table:table-cell table:style-name="ce8" office:value-type="float" office:value="352" calcext:value-type="float">
            <text:p>352</text:p>
          </table:table-cell>
          <table:table-cell table:style-name="ce8" office:value-type="string" calcext:value-type="string">
            <text:p><text:a xlink:href="https://community.languagetool.org/rule/show/HARZ_LABOUR?lang=br&amp;subId=1" xlink:type="simple">https://community.languagetool.org/rule/show/HARZ_LABOUR?lang=br&amp;subId=1</text:a></text:p>
          </table:table-cell>
          <table:table-cell table:number-columns-repeated="2" table:style-name="ce8" office:value-type="string" calcext:value-type="string">
            <text:p>harz labour → harz-labour</text:p>
          </table:table-cell>
          <table:table-cell table:style-name="ce8" office:value-type="string" calcext:value-type="string">
            <text:p>Fazi en ur chom hep skrivañ ar varrennig-stagañ etre «harz-labour».</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Harz-:</text:p>
          </table:table-cell>
          <table:table-cell table:style-name="ce8" office:value-type="string" calcext:value-type="string">
            <text:p>http://devri.bzh/recherche/?q=harz&amp;submit=</text:p>
            <text:p>http://devri.bzh/recherche/?q=harz-&amp;submit=</text:p>
          </table:table-cell>
          <table:table-cell table:style-name="ce8" office:value-type="string" calcext:value-type="string">
            <text:p><text:a xlink:href="http://meurgorf.brezhoneg.bzh/meurgorf/enklask?terme=harz&amp;submit=Rechercher&amp;categorie=0&amp;oeuvres=0&amp;search_opt=1http://meurgorf.brezhoneg.bzh/meurgorf/enklask?terme=harz-&amp;submit=Rechercher&amp;categorie=0&amp;oeuvres=0&amp;search_opt=1" xlink:type="simple">http://meurgorf.brezhoneg.bzh/meurgorf/enklask?terme=harz&amp;submit=Rechercher&amp;categorie=0&amp;oeuvres=0&amp;search_opt=1http://meurgorf.brezhoneg.bzh/meurgorf/enklask?terme=harz-&amp;submit=Rechercher&amp;categorie=0&amp;oeuvres=0&amp;search_opt=1</text:a></text:p>
          </table:table-cell>
          <table:table-cell table:style-name="ce8" office:value-type="string" calcext:value-type="string">
            <text:p>https://br.wiktionary.org/wiki/harz</text:p>
            <text:p>https://br.wiktionary.org/w/index.php?search=harz-&amp;title=Dibar%3AKlask&amp;go=Mont&amp;ns0=1</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7">
          <table:table-cell office:value-type="float" office:value="353" calcext:value-type="float">
            <text:p>353</text:p>
          </table:table-cell>
          <table:table-cell office:value-type="string" calcext:value-type="string">
            <text:p><text:a xlink:href="https://community.languagetool.org/rule/show/SAL_DEBRIN?lang=br&amp;subId=1" xlink:type="simple">https://community.languagetool.org/rule/show/SAL_DEBRIN?lang=br&amp;subId=1</text:a></text:p>
          </table:table-cell>
          <table:table-cell table:number-columns-repeated="2" office:value-type="string" calcext:value-type="string">
            <text:p>sal debriñ → sal-debriñ</text:p>
          </table:table-cell>
          <table:table-cell office:value-type="string" calcext:value-type="string">
            <text:p>Fazi en ur chom hep skrivañ ar varrennig-stagañ etre «sal-debriñ».</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Sal-:</text:p>
          </table:table-cell>
          <table:table-cell office:value-type="string" calcext:value-type="string">
            <text:p>http://devri.bzh/recherche/?q=sal&amp;submit=</text:p>
            <text:p>http://devri.bzh/recherche/?q=sal-&amp;submit=</text:p>
          </table:table-cell>
          <table:table-cell office:value-type="string" calcext:value-type="string">
            <text:p>http://meurgorf.brezhoneg.bzh/meurgorf/enklask?terme=sal&amp;submit=Rechercher&amp;categorie=0&amp;oeuvres=0&amp;search_opt=1</text:p>
            <text:p>http://meurgorf.brezhoneg.bzh/meurgorf/enklask?terme=sal-&amp;submit=Rechercher&amp;categorie=0&amp;oeuvres=0&amp;search_opt=1</text:p>
          </table:table-cell>
          <table:table-cell office:value-type="string" calcext:value-type="string">
            <text:p>https://br.wiktionary.org/wiki/sal</text:p>
            <text:p>https://br.wiktionary.org/w/index.php?search=sal-&amp;title=Dibar%3AKlask&amp;go=Mont&amp;ns0=1</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10">
          <table:table-cell table:style-name="ce8" office:value-type="float" office:value="354" calcext:value-type="float">
            <text:p>354</text:p>
          </table:table-cell>
          <table:table-cell table:style-name="ce8" office:value-type="string" calcext:value-type="string">
            <text:p><text:a xlink:href="https://community.languagetool.org/rule/show/SERR_PRIM?lang=br&amp;subId=1" xlink:type="simple">https://community.languagetool.org/rule/show/SERR_PRIM?lang=br&amp;subId=1</text:a></text:p>
          </table:table-cell>
          <table:table-cell table:number-columns-repeated="2" table:style-name="ce8" office:value-type="string" calcext:value-type="string">
            <text:p>serr prim → serr-prim</text:p>
          </table:table-cell>
          <table:table-cell table:style-name="ce8" office:value-type="string" calcext:value-type="string">
            <text:p>Fazi en ur chom hep skrivañ ar varrennig-stagañ etre «serr-prim».</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Serr-:</text:p>
          </table:table-cell>
          <table:table-cell table:style-name="ce8" office:value-type="string" calcext:value-type="string">
            <text:p>http://devri.bzh/recherche/?q=serr&amp;submit=</text:p>
            <text:p>http://devri.bzh/recherche/?q=serr-&amp;submit=</text:p>
          </table:table-cell>
          <table:table-cell table:style-name="ce8" office:value-type="string" calcext:value-type="string">
            <text:p><text:a xlink:href="http://meurgorf.brezhoneg.bzh/meurgorf/enklask?terme=serr&amp;submit=Rechercher&amp;categorie=0&amp;oeuvres=0&amp;search_opt=1" xlink:type="simple">http://meurgorf.brezhoneg.bzh/meurgorf/enklask?terme=serr&amp;submit=Rechercher&amp;categorie=0&amp;oeuvres=0&amp;search_opt=1</text:a></text:p>
          </table:table-cell>
          <table:table-cell table:style-name="ce8" office:value-type="string" calcext:value-type="string">
            <text:p><text:a xlink:href="https://br.wiktionary.org/wiki/serr" xlink:type="simple">https://br.wiktionary.org/wiki/serr</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9">
          <table:table-cell office:value-type="float" office:value="355" calcext:value-type="float">
            <text:p>355</text:p>
          </table:table-cell>
          <table:table-cell office:value-type="string" calcext:value-type="string">
            <text:p><text:a xlink:href="https://community.languagetool.org/rule/show/MARCHAD_MAD?lang=br&amp;subId=1" xlink:type="simple">https://community.languagetool.org/rule/show/MARCHAD_MAD?lang=br&amp;subId=1</text:a></text:p>
          </table:table-cell>
          <table:table-cell table:number-columns-repeated="2" office:value-type="string" calcext:value-type="string">
            <text:p>marc’had mat → marc’had-mat</text:p>
          </table:table-cell>
          <table:table-cell office:value-type="string" calcext:value-type="string">
            <text:p>Fazi en ur chom hep skrivañ ar varrennig-stagañ etre «marc’had-mat».</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Marc’had-:</text:p>
          </table:table-cell>
          <table:table-cell office:value-type="string" calcext:value-type="string">
            <text:p>http://devri.bzh/recherche/?q=marc%27had&amp;submit=</text:p>
            <text:p>http://devri.bzh/recherche/?q=marc%27had-&amp;submit=</text:p>
          </table:table-cell>
          <table:table-cell office:value-type="string" calcext:value-type="string">
            <text:p>http://meurgorf.brezhoneg.bzh/meurgorf/enklask?terme=marc%27had&amp;submit=Rechercher&amp;categorie=0&amp;oeuvres=0&amp;search_opt=1</text:p>
            <text:p>http://meurgorf.brezhoneg.bzh/meurgorf/enklask?terme=marc%27had-&amp;submit=Rechercher&amp;categorie=0&amp;oeuvres=0&amp;search_opt=1</text:p>
          </table:table-cell>
          <table:table-cell office:value-type="string" calcext:value-type="string">
            <text:p><text:a xlink:href="https://br.wiktionary.org/wiki/marc%27had" xlink:type="simple">https://br.wiktionary.org/wiki/marc%27had</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2">
          <table:table-cell table:style-name="ce8" office:value-type="float" office:value="356" calcext:value-type="float">
            <text:p>356</text:p>
          </table:table-cell>
          <table:table-cell table:style-name="ce8" office:value-type="string" calcext:value-type="string">
            <text:p><text:a xlink:href="https://community.languagetool.org/rule/show/MARCHAD_MAD?lang=br&amp;subId=2" xlink:type="simple">https://community.languagetool.org/rule/show/MARCHAD_MAD?lang=br&amp;subId=2</text:a></text:p>
          </table:table-cell>
          <table:table-cell table:number-columns-repeated="2" table:style-name="ce8" office:value-type="string" calcext:value-type="string">
            <text:p>marc’had mat → marc’had-mat</text:p>
          </table:table-cell>
          <table:table-cell table:style-name="ce8" office:value-type="string" calcext:value-type="string">
            <text:p>Fazi en ur skrivañ «marc’had matoc’h» pa rankfe bezañ «marc’hadmatoc’h».</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2">
          <table:table-cell office:value-type="float" office:value="357" calcext:value-type="float">
            <text:p>357</text:p>
          </table:table-cell>
          <table:table-cell office:value-type="string" calcext:value-type="string">
            <text:p><text:a xlink:href="https://community.languagetool.org/rule/show/MARCHAD_MAD?lang=br&amp;subId=3" xlink:type="simple">https://community.languagetool.org/rule/show/MARCHAD_MAD?lang=br&amp;subId=3</text:a></text:p>
          </table:table-cell>
          <table:table-cell table:number-columns-repeated="2" office:value-type="string" calcext:value-type="string">
            <text:p>marc’had mat → marc’had-mat</text:p>
          </table:table-cell>
          <table:table-cell office:value-type="string" calcext:value-type="string">
            <text:p>Fazi en ur skrivañ «marc’had matoc’h» pa rankfe bezañ «marc’hadmatoc’h».</text:p>
          </table:table-cell>
          <table:table-cell office:value-type="string" calcext:value-type="string">
            <text:p>Implijit \1.</text:p>
          </table:table-cell>
          <table:table-cell office:value-type="string" calcext:value-type="string">
            <text:p>Skrivit «\1».</text:p>
          </table:table-cell>
          <table:table-cell office:value-type="string" calcext:value-type="string">
            <text:p>Écrivez «\1».</text:p>
          </table:table-cell>
          <table:table-cell office:value-type="string" calcext:value-type="string">
            <text:p>Write «\1».</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7">
          <table:table-cell table:style-name="ce8" office:value-type="float" office:value="358" calcext:value-type="float">
            <text:p>358</text:p>
          </table:table-cell>
          <table:table-cell table:style-name="ce8" office:value-type="string" calcext:value-type="string">
            <text:p><text:a xlink:href="https://community.languagetool.org/rule/show/MARCH_HOUARN?lang=br&amp;subId=1" xlink:type="simple">https://community.languagetool.org/rule/show/MARCH_HOUARN?lang=br&amp;subId=1</text:a></text:p>
          </table:table-cell>
          <table:table-cell table:number-columns-repeated="2" table:style-name="ce8" office:value-type="string" calcext:value-type="string">
            <text:p>marc’h houarn → marc’h-houarn</text:p>
          </table:table-cell>
          <table:table-cell table:style-name="ce8" office:value-type="string" calcext:value-type="string">
            <text:p>Fazi en ur chom hep skrivañ ar varrennig-stagañ etre «marc’h-houarn».</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Marc’h-:</text:p>
          </table:table-cell>
          <table:table-cell table:style-name="ce8" office:value-type="string" calcext:value-type="string">
            <text:p>http://devri.bzh/recherche/?q=marc%27h&amp;submit=</text:p>
            <text:p>http://devri.bzh/recherche/?q=marc%27h-&amp;submit=</text:p>
          </table:table-cell>
          <table:table-cell table:style-name="ce8" office:value-type="string" calcext:value-type="string">
            <text:p>http://meurgorf.brezhoneg.bzh/meurgorf/enklask?terme=marc%27h&amp;submit=Rechercher&amp;categorie=0&amp;oeuvres=0&amp;search_opt=1</text:p>
            <text:p>http://meurgorf.brezhoneg.bzh/meurgorf/enklask?terme=marc%27h-&amp;submit=Rechercher&amp;categorie=0&amp;oeuvres=0&amp;search_opt=1</text:p>
          </table:table-cell>
          <table:table-cell table:style-name="ce8" office:value-type="string" calcext:value-type="string">
            <text:p><text:a xlink:href="https://br.wiktionary.org/wiki/marc%27h" xlink:type="simple">https://br.wiktionary.org/wiki/marc%27h</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2">
          <table:table-cell office:value-type="float" office:value="359" calcext:value-type="float">
            <text:p>359</text:p>
          </table:table-cell>
          <table:table-cell office:value-type="string" calcext:value-type="string">
            <text:p><text:a xlink:href="https://community.languagetool.org/rule/show/PINVIDIK_MOR?lang=br&amp;subId=1" xlink:type="simple">https://community.languagetool.org/rule/show/PINVIDIK_MOR?lang=br&amp;subId=1</text:a></text:p>
          </table:table-cell>
          <table:table-cell table:number-columns-repeated="2" office:value-type="string" calcext:value-type="string">
            <text:p>pinvidik mor → pinvidik-mor</text:p>
          </table:table-cell>
          <table:table-cell office:value-type="string" calcext:value-type="string">
            <text:p>Fazi en ur chom hep skrivañ ar varrennig-stagañ etre «pinvidik-mor».</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Pinvidik-:</text:p>
          </table:table-cell>
          <table:table-cell office:value-type="string" calcext:value-type="string">
            <text:p>--</text:p>
          </table:table-cell>
          <table:table-cell office:value-type="string" calcext:value-type="string">
            <text:p><text:a xlink:href="http://meurgorf.brezhoneg.bzh/meurgorf/enklask?terme=pinvidik-&amp;submit=Rechercher&amp;categorie=0&amp;oeuvres=0&amp;search_opt=1" xlink:type="simple">http://meurgorf.brezhoneg.bzh/meurgorf/enklask?terme=pinvidik-&amp;submit=Rechercher&amp;categorie=0&amp;oeuvres=0&amp;search_opt=1</text:a></text:p>
          </table:table-cell>
          <table:table-cell office:value-type="string" calcext:value-type="string">
            <text:p><text:a xlink:href="https://br.wiktionary.org/wiki/pinvidik" xlink:type="simple">https://br.wiktionary.org/wiki/pinvidik</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10">
          <table:table-cell table:style-name="ce8" office:value-type="float" office:value="360" calcext:value-type="float">
            <text:p>360</text:p>
          </table:table-cell>
          <table:table-cell table:style-name="ce8" office:value-type="string" calcext:value-type="string">
            <text:p><text:a xlink:href="https://community.languagetool.org/rule/show/POUEZ_MOUEZH?lang=br&amp;subId=1" xlink:type="simple">https://community.languagetool.org/rule/show/POUEZ_MOUEZH?lang=br&amp;subId=1</text:a></text:p>
          </table:table-cell>
          <table:table-cell table:number-columns-repeated="2" table:style-name="ce8" office:value-type="string" calcext:value-type="string">
            <text:p>pouez mouezh → pouez-mouezh</text:p>
          </table:table-cell>
          <table:table-cell table:style-name="ce8" office:value-type="string" calcext:value-type="string">
            <text:p>Fazi en ur chom hep skrivañ ar varrennig-stagañ etre «pouez-mouezh».</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Pouez-:</text:p>
          </table:table-cell>
          <table:table-cell table:style-name="ce8" office:value-type="string" calcext:value-type="string">
            <text:p>http://devri.bzh/recherche/?q=pouez&amp;submit=</text:p>
            <text:p>http://devri.bzh/recherche/?q=pouez-&amp;submit=</text:p>
          </table:table-cell>
          <table:table-cell table:style-name="ce8" office:value-type="string" calcext:value-type="string">
            <text:p><text:a xlink:href="http://meurgorf.brezhoneg.bzh/meurgorf/enklask?terme=pouez-&amp;submit=Rechercher&amp;categorie=0&amp;oeuvres=0&amp;search_opt=1" xlink:type="simple">http://meurgorf.brezhoneg.bzh/meurgorf/enklask?terme=pouez-&amp;submit=Rechercher&amp;categorie=0&amp;oeuvres=0&amp;search_opt=1</text:a></text:p>
          </table:table-cell>
          <table:table-cell table:style-name="ce8" office:value-type="string" calcext:value-type="string">
            <text:p><text:a xlink:href="https://br.wiktionary.org/wiki/pouez" xlink:type="simple">https://br.wiktionary.org/wiki/pouez</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7">
          <table:table-cell office:value-type="float" office:value="361" calcext:value-type="float">
            <text:p>361</text:p>
          </table:table-cell>
          <table:table-cell office:value-type="string" calcext:value-type="string">
            <text:p><text:a xlink:href="https://community.languagetool.org/rule/show/LEZ_VARN?lang=br&amp;subId=1" xlink:type="simple">https://community.languagetool.org/rule/show/LEZ_VARN?lang=br&amp;subId=1</text:a></text:p>
          </table:table-cell>
          <table:table-cell table:number-columns-repeated="2" office:value-type="string" calcext:value-type="string">
            <text:p>lez varn → lez-varn</text:p>
          </table:table-cell>
          <table:table-cell office:value-type="string" calcext:value-type="string">
            <text:p>Fazi en ur chom hep skrivañ ar varrennig-stagañ etre «lez-varn».</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Lez-:</text:p>
          </table:table-cell>
          <table:table-cell office:value-type="string" calcext:value-type="string">
            <text:p>http://devri.bzh/recherche/?q=lez-&amp;submit=</text:p>
            <text:p>http://devri.bzh/recherche/?q=lez&amp;submit=</text:p>
          </table:table-cell>
          <table:table-cell office:value-type="string" calcext:value-type="string">
            <text:p>http://meurgorf.brezhoneg.bzh/meurgorf/enklask?terme=lez&amp;submit=Rechercher&amp;categorie=0&amp;oeuvres=0&amp;search_opt=1</text:p>
            <text:p>http://meurgorf.brezhoneg.bzh/meurgorf/enklask?terme=lez-&amp;submit=Rechercher&amp;categorie=0&amp;oeuvres=0&amp;search_opt=1</text:p>
          </table:table-cell>
          <table:table-cell office:value-type="string" calcext:value-type="string">
            <text:p><text:a xlink:href="https://br.wiktionary.org/wiki/lez" xlink:type="simple">https://br.wiktionary.org/wiki/lez</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7">
          <table:table-cell table:style-name="ce8" office:value-type="float" office:value="362" calcext:value-type="float">
            <text:p>362</text:p>
          </table:table-cell>
          <table:table-cell table:style-name="ce8" office:value-type="string" calcext:value-type="string">
            <text:p><text:a xlink:href="https://community.languagetool.org/rule/show/END_EEUN?lang=br&amp;subId=1" xlink:type="simple">https://community.languagetool.org/rule/show/END_EEUN?lang=br&amp;subId=1</text:a></text:p>
          </table:table-cell>
          <table:table-cell table:number-columns-repeated="2" table:style-name="ce8" office:value-type="string" calcext:value-type="string">
            <text:p>end eeun → end-eeun</text:p>
          </table:table-cell>
          <table:table-cell table:style-name="ce8" office:value-type="string" calcext:value-type="string">
            <text:p>Fazi en ur chom hep skrivañ ar varrennig-stagañ etre «end-eeun».</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end-:</text:p>
          </table:table-cell>
          <table:table-cell table:style-name="ce8" office:value-type="string" calcext:value-type="string">
            <text:p>http://devri.bzh/recherche/?q=end&amp;submit=</text:p>
            <text:p>http://devri.bzh/recherche/?q=end-&amp;submit=</text:p>
          </table:table-cell>
          <table:table-cell table:style-name="ce8" office:value-type="string" calcext:value-type="string">
            <text:p>http://meurgorf.brezhoneg.bzh/meurgorf/enklask?terme=end&amp;submit=Rechercher&amp;categorie=0&amp;oeuvres=0&amp;search_opt=1</text:p>
            <text:p>http://meurgorf.brezhoneg.bzh/meurgorf/enklask?terme=end-&amp;submit=Rechercher&amp;categorie=0&amp;oeuvres=0&amp;search_opt=1</text:p>
          </table:table-cell>
          <table:table-cell table:style-name="ce8" office:value-type="string" calcext:value-type="string">
            <text:p><text:a xlink:href="https://br.wiktionary.org/wiki/end-eeun" xlink:type="simple">https://br.wiktionary.org/wiki/end-eeun</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7">
          <table:table-cell office:value-type="float" office:value="363" calcext:value-type="float">
            <text:p>363</text:p>
          </table:table-cell>
          <table:table-cell office:value-type="string" calcext:value-type="string">
            <text:p><text:a xlink:href="https://community.languagetool.org/rule/show/MONT_DONT?lang=br&amp;subId=1" xlink:type="simple">https://community.languagetool.org/rule/show/MONT_DONT?lang=br&amp;subId=1</text:a></text:p>
          </table:table-cell>
          <table:table-cell table:number-columns-repeated="2" office:value-type="string" calcext:value-type="string">
            <text:p>mont dont → mont-dont</text:p>
          </table:table-cell>
          <table:table-cell office:value-type="string" calcext:value-type="string">
            <text:p>Fazi en ur chom hep skrivañ ar varrennig-stagañ etre «mont-dont».</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Mont-:</text:p>
          </table:table-cell>
          <table:table-cell office:value-type="string" calcext:value-type="string">
            <text:p>http://devri.bzh/recherche/?q=mont&amp;submit=</text:p>
            <text:p>http://devri.bzh/recherche/?q=mont-&amp;submit=</text:p>
          </table:table-cell>
          <table:table-cell office:value-type="string" calcext:value-type="string">
            <text:p>http://meurgorf.brezhoneg.bzh/meurgorf/enklask?terme=mont&amp;submit=Rechercher&amp;categorie=0&amp;oeuvres=0&amp;search_opt=1</text:p>
            <text:p>http://meurgorf.brezhoneg.bzh/meurgorf/enklask?terme=mont-&amp;submit=Rechercher&amp;categorie=0&amp;oeuvres=0&amp;search_opt=1</text:p>
          </table:table-cell>
          <table:table-cell office:value-type="string" calcext:value-type="string">
            <text:p><text:a xlink:href="https://br.wiktionary.org/wiki/mont" xlink:type="simple">https://br.wiktionary.org/wiki/mont</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7">
          <table:table-cell table:style-name="ce8" office:value-type="float" office:value="364" calcext:value-type="float">
            <text:p>364</text:p>
          </table:table-cell>
          <table:table-cell table:style-name="ce8" office:value-type="string" calcext:value-type="string">
            <text:p><text:a xlink:href="https://community.languagetool.org/rule/show/LABOUR_DOUAR?lang=br&amp;subId=1" xlink:type="simple">https://community.languagetool.org/rule/show/LABOUR_DOUAR?lang=br&amp;subId=1</text:a></text:p>
          </table:table-cell>
          <table:table-cell table:number-columns-repeated="2" table:style-name="ce8" office:value-type="string" calcext:value-type="string">
            <text:p>labour douar → labour-douar</text:p>
          </table:table-cell>
          <table:table-cell table:style-name="ce8" office:value-type="string" calcext:value-type="string">
            <text:p>Fazi en ur chom hep skrivañ ar varrennig-stagañ etre «labour-douar».</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Labour-:</text:p>
          </table:table-cell>
          <table:table-cell table:style-name="ce8" office:value-type="string" calcext:value-type="string">
            <text:p>http://devri.bzh/recherche/?q=labour&amp;submit=</text:p>
            <text:p>http://devri.bzh/recherche/?q=labour-&amp;submit=</text:p>
          </table:table-cell>
          <table:table-cell table:style-name="ce8" office:value-type="string" calcext:value-type="string">
            <text:p>http://meurgorf.brezhoneg.bzh/meurgorf/enklask?terme=labour&amp;submit=Rechercher&amp;categorie=0&amp;oeuvres=0&amp;search_opt=1</text:p>
            <text:p>http://meurgorf.brezhoneg.bzh/meurgorf/enklask?terme=labour-&amp;submit=Rechercher&amp;categorie=0&amp;oeuvres=0&amp;search_opt=1</text:p>
          </table:table-cell>
          <table:table-cell table:style-name="ce8" office:value-type="string" calcext:value-type="string">
            <text:p><text:a xlink:href="https://br.wiktionary.org/wiki/labour" xlink:type="simple">https://br.wiktionary.org/wiki/labour</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7">
          <table:table-cell office:value-type="float" office:value="365" calcext:value-type="float">
            <text:p>365</text:p>
          </table:table-cell>
          <table:table-cell office:value-type="string" calcext:value-type="string">
            <text:p><text:a xlink:href="https://community.languagetool.org/rule/show/LAMM_DOUR?lang=br&amp;subId=1" xlink:type="simple">https://community.languagetool.org/rule/show/LAMM_DOUR?lang=br&amp;subId=1</text:a></text:p>
          </table:table-cell>
          <table:table-cell table:number-columns-repeated="2" office:value-type="string" calcext:value-type="string">
            <text:p>lamm dour → lamm-dour</text:p>
          </table:table-cell>
          <table:table-cell office:value-type="string" calcext:value-type="string">
            <text:p>Fazi en ur chom hep skrivañ ar varrennig-stagañ etre «lamm-dour».</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Lamm-:</text:p>
          </table:table-cell>
          <table:table-cell office:value-type="string" calcext:value-type="string">
            <text:p>http://devri.bzh/recherche/?q=lamm&amp;submit=</text:p>
            <text:p>http://devri.bzh/recherche/?q=lamm-&amp;submit=</text:p>
          </table:table-cell>
          <table:table-cell office:value-type="string" calcext:value-type="string">
            <text:p>http://meurgorf.brezhoneg.bzh/meurgorf/enklask?terme=lamm&amp;submit=Rechercher&amp;categorie=0&amp;oeuvres=0&amp;search_opt=1</text:p>
            <text:p>http://meurgorf.brezhoneg.bzh/meurgorf/enklask?terme=lamm-&amp;submit=Rechercher&amp;categorie=0&amp;oeuvres=0&amp;search_opt=1</text:p>
          </table:table-cell>
          <table:table-cell office:value-type="string" calcext:value-type="string">
            <text:p><text:a xlink:href="https://br.wiktionary.org/wiki/lamm" xlink:type="simple">https://br.wiktionary.org/wiki/lamm</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2">
          <table:table-cell table:style-name="ce8" office:value-type="float" office:value="366" calcext:value-type="float">
            <text:p>366</text:p>
          </table:table-cell>
          <table:table-cell table:style-name="ce8" office:value-type="string" calcext:value-type="string">
            <text:p><text:a xlink:href="https://community.languagetool.org/rule/show/DERCHENT_DECH?lang=br&amp;subId=1" xlink:type="simple">https://community.languagetool.org/rule/show/DERCHENT_DECH?lang=br&amp;subId=1</text:a></text:p>
          </table:table-cell>
          <table:table-cell table:number-columns-repeated="2" table:style-name="ce8" office:value-type="string" calcext:value-type="string">
            <text:p>derc’hent dec’h → derc’hent-dec’h</text:p>
          </table:table-cell>
          <table:table-cell table:style-name="ce8" office:value-type="string" calcext:value-type="string">
            <text:p>Fazi en ur chom hep skrivañ ar varrennig-stagañ etre «derc’hent-dec’h».</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Derc’hent-dec’h:</text:p>
          </table:table-cell>
          <table:table-cell table:style-name="ce8" office:value-type="string" calcext:value-type="string">
            <text:p><text:a xlink:href="http://devri.bzh/recherche/?q=derc%27hent&amp;submit" xlink:type="simple">http://devri.bzh/recherche/?q=derc%27hent&amp;submit=</text:a></text:p>
          </table:table-cell>
          <table:table-cell table:style-name="ce8" office:value-type="string" calcext:value-type="string">
            <text:p><text:a xlink:href="http://meurgorf.brezhoneg.bzh/meurgorf/enklask?terme=derc%27hent&amp;submit=Rechercher&amp;categorie=0&amp;oeuvres=0&amp;search_opt=1" xlink:type="simple">http://meurgorf.brezhoneg.bzh/meurgorf/enklask?terme=derc%27hent&amp;submit=Rechercher&amp;categorie=0&amp;oeuvres=0&amp;search_opt=1</text:a></text:p>
          </table:table-cell>
          <table:table-cell table:style-name="ce8" office:value-type="string" calcext:value-type="string">
            <text:p><text:a xlink:href="https://br.wiktionary.org/wiki/derc%27hent" xlink:type="simple">https://br.wiktionary.org/wiki/derc%27hent</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7">
          <table:table-cell office:value-type="float" office:value="367" calcext:value-type="float">
            <text:p>367</text:p>
          </table:table-cell>
          <table:table-cell office:value-type="string" calcext:value-type="string">
            <text:p><text:a xlink:href="https://community.languagetool.org/rule/show/PENN_DA_BENN?lang=br&amp;subId=1" xlink:type="simple">https://community.languagetool.org/rule/show/PENN_DA_BENN?lang=br&amp;subId=1</text:a></text:p>
          </table:table-cell>
          <table:table-cell table:number-columns-repeated="2" office:value-type="string" calcext:value-type="string">
            <text:p>penn da benn → penn-da-benn</text:p>
          </table:table-cell>
          <table:table-cell office:value-type="string" calcext:value-type="string">
            <text:p>Fazi en ur chom hep skrivañ ar varrennig-stagañ etre «penn-da-benn».</text:p>
          </table:table-cell>
          <table:table-cell office:value-type="string" calcext:value-type="string">
            <text:p>Implijit \1-\2-\3.</text:p>
          </table:table-cell>
          <table:table-cell office:value-type="string" calcext:value-type="string">
            <text:p>Skrivit «\1-\2-\3».</text:p>
          </table:table-cell>
          <table:table-cell office:value-type="string" calcext:value-type="string">
            <text:p>Écrivez «\1-\2-\3».</text:p>
          </table:table-cell>
          <table:table-cell office:value-type="string" calcext:value-type="string">
            <text:p>Write «\1-\2-\3».</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Penn-:</text:p>
          </table:table-cell>
          <table:table-cell office:value-type="string" calcext:value-type="string">
            <text:p>http://devri.bzh/recherche/?q=penn&amp;submit=</text:p>
            <text:p>http://devri.bzh/recherche/?q=penn-&amp;submit=</text:p>
          </table:table-cell>
          <table:table-cell office:value-type="string" calcext:value-type="string">
            <text:p>http://meurgorf.brezhoneg.bzh/meurgorf/enklask?terme=penn&amp;submit=Rechercher&amp;categorie=0&amp;oeuvres=0&amp;search_opt=1</text:p>
            <text:p>http://meurgorf.brezhoneg.bzh/meurgorf/enklask?terme=penn-&amp;submit=Rechercher&amp;categorie=0&amp;oeuvres=0&amp;search_opt=1</text:p>
          </table:table-cell>
          <table:table-cell office:value-type="string" calcext:value-type="string">
            <text:p>https://br.wiktionary.org/wiki/penn</text:p>
            <text:p>https://br.wiktionary.org/wiki/penn-</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2">
          <table:table-cell table:style-name="ce8" office:value-type="float" office:value="368" calcext:value-type="float">
            <text:p>368</text:p>
          </table:table-cell>
          <table:table-cell table:style-name="ce8" office:value-type="string" calcext:value-type="string">
            <text:p><text:a xlink:href="https://community.languagetool.org/rule/show/PENN_OUZH_PENN?lang=br&amp;subId=1" xlink:type="simple">https://community.languagetool.org/rule/show/PENN_OUZH_PENN?lang=br&amp;subId=1</text:a></text:p>
          </table:table-cell>
          <table:table-cell table:number-columns-repeated="2" table:style-name="ce8" office:value-type="string" calcext:value-type="string">
            <text:p>penn ouzh penn → penn-ouzh-penn</text:p>
          </table:table-cell>
          <table:table-cell table:style-name="ce8" office:value-type="string" calcext:value-type="string">
            <text:p>Fazi en ur chom hep skrivañ ar varrennig-stagañ etre «penn-ouzh-penn».</text:p>
          </table:table-cell>
          <table:table-cell table:style-name="ce8" office:value-type="string" calcext:value-type="string">
            <text:p>Implijit \1-\2-\3.</text:p>
          </table:table-cell>
          <table:table-cell table:style-name="ce8" office:value-type="string" calcext:value-type="string">
            <text:p>Skrivit «\1-\2-\3».</text:p>
          </table:table-cell>
          <table:table-cell table:style-name="ce8" office:value-type="string" calcext:value-type="string">
            <text:p>Écrivez «\1-\2-\3».</text:p>
          </table:table-cell>
          <table:table-cell table:style-name="ce8" office:value-type="string" calcext:value-type="string">
            <text:p>Write «\1-\2-\3».</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Penn-ouzh:</text:p>
          </table:table-cell>
          <table:table-cell table:style-name="ce8" office:value-type="string" calcext:value-type="string">
            <text:p><text:a xlink:href="http://devri.bzh/dictionnaire/p/penn-ouzh-penn/" xlink:type="simple">http://devri.bzh/dictionnaire/p/penn-ouzh-penn/</text:a></text:p>
          </table:table-cell>
          <table:table-cell table:style-name="ce8" office:value-type="string" calcext:value-type="string">
            <text:p><text:a xlink:href="http://meurgorf.brezhoneg.bzh/meurgorf/enklask?terme=penn-ouzh-penn&amp;submit=Rechercher&amp;categorie=0&amp;oeuvres=0" xlink:type="simple">http://meurgorf.brezhoneg.bzh/meurgorf/enklask?terme=penn-ouzh-penn&amp;submit=Rechercher&amp;categorie=0&amp;oeuvres=0</text:a></text:p>
          </table:table-cell>
          <table:table-cell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7">
          <table:table-cell office:value-type="float" office:value="369" calcext:value-type="float">
            <text:p>369</text:p>
          </table:table-cell>
          <table:table-cell office:value-type="string" calcext:value-type="string">
            <text:p><text:a xlink:href="https://community.languagetool.org/rule/show/PENN_SKANV?lang=br&amp;subId=1" xlink:type="simple">https://community.languagetool.org/rule/show/PENN_SKANV?lang=br&amp;subId=1</text:a></text:p>
          </table:table-cell>
          <table:table-cell table:number-columns-repeated="2" office:value-type="string" calcext:value-type="string">
            <text:p>penn skañv → penn-skañv</text:p>
          </table:table-cell>
          <table:table-cell office:value-type="string" calcext:value-type="string">
            <text:p>Fazi en ur chom hep skrivañ ar varrennig-stagañ etre «penn-skañv».</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Penn-:</text:p>
          </table:table-cell>
          <table:table-cell office:value-type="string" calcext:value-type="string">
            <text:p>http://devri.bzh/recherche/?q=penn&amp;submit=</text:p>
            <text:p>http://devri.bzh/recherche/?q=penn-&amp;submit=</text:p>
          </table:table-cell>
          <table:table-cell office:value-type="string" calcext:value-type="string">
            <text:p>http://meurgorf.brezhoneg.bzh/meurgorf/enklask?terme=penn&amp;submit=Rechercher&amp;categorie=0&amp;oeuvres=0&amp;search_opt=1</text:p>
            <text:p>http://meurgorf.brezhoneg.bzh/meurgorf/enklask?terme=penn-&amp;submit=Rechercher&amp;categorie=0&amp;oeuvres=0&amp;search_opt=1</text:p>
          </table:table-cell>
          <table:table-cell office:value-type="string" calcext:value-type="string">
            <text:p>https://br.wiktionary.org/wiki/penn</text:p>
            <text:p>https://br.wiktionary.org/wiki/penn-</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7">
          <table:table-cell table:style-name="ce8" office:value-type="float" office:value="370" calcext:value-type="float">
            <text:p>370</text:p>
          </table:table-cell>
          <table:table-cell table:style-name="ce8" office:value-type="string" calcext:value-type="string">
            <text:p><text:a xlink:href="https://community.languagetool.org/rule/show/DISKAR_AMZER?lang=br&amp;subId=1" xlink:type="simple">https://community.languagetool.org/rule/show/DISKAR_AMZER?lang=br&amp;subId=1</text:a></text:p>
          </table:table-cell>
          <table:table-cell table:number-columns-repeated="2" table:style-name="ce8" office:value-type="string" calcext:value-type="string">
            <text:p>diskar amzer → diskar-amzer</text:p>
          </table:table-cell>
          <table:table-cell table:style-name="ce8" office:value-type="string" calcext:value-type="string">
            <text:p>Fazi en ur chom hep skrivañ ar varrennig-stagañ etre «diskar-amzer».</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Diskar-:</text:p>
          </table:table-cell>
          <table:table-cell table:style-name="ce8" office:value-type="string" calcext:value-type="string">
            <text:p>http://devri.bzh/recherche/?q=diskar&amp;submit=</text:p>
            <text:p>http://devri.bzh/recherche/?q=diskar-&amp;submit=</text:p>
          </table:table-cell>
          <table:table-cell table:style-name="ce8" office:value-type="string" calcext:value-type="string">
            <text:p>http://meurgorf.brezhoneg.bzh/meurgorf/enklask?terme=diskar&amp;submit=Rechercher&amp;categorie=0&amp;oeuvres=0&amp;search_opt=1</text:p>
            <text:p>http://meurgorf.brezhoneg.bzh/meurgorf/enklask?terme=diskar-&amp;submit=Rechercher&amp;categorie=0&amp;oeuvres=0&amp;search_opt=1</text:p>
          </table:table-cell>
          <table:table-cell table:style-name="ce8" office:value-type="string" calcext:value-type="string">
            <text:p><text:a xlink:href="https://br.wiktionary.org/wiki/diskar" xlink:type="simple">https://br.wiktionary.org/wiki/diskar</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7">
          <table:table-cell office:value-type="float" office:value="371" calcext:value-type="float">
            <text:p>371</text:p>
          </table:table-cell>
          <table:table-cell office:value-type="string" calcext:value-type="string">
            <text:p><text:a xlink:href="https://community.languagetool.org/rule/show/DIBENN_SIZHUN?lang=br&amp;subId=1" xlink:type="simple">https://community.languagetool.org/rule/show/DIBENN_SIZHUN?lang=br&amp;subId=1</text:a></text:p>
          </table:table-cell>
          <table:table-cell table:number-columns-repeated="2" office:value-type="string" calcext:value-type="string">
            <text:p>dibenn sizhun → dibenn-sizhun</text:p>
          </table:table-cell>
          <table:table-cell office:value-type="string" calcext:value-type="string">
            <text:p>Fazi en ur chom hep skrivañ ar varrennig-stagañ etre «dibenn-sizhun».</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Dibenn-:</text:p>
          </table:table-cell>
          <table:table-cell office:value-type="string" calcext:value-type="string">
            <text:p>http://devri.bzh/recherche/?q=dibenn&amp;submit=</text:p>
            <text:p>http://devri.bzh/recherche/?q=dibenn-&amp;submit=</text:p>
          </table:table-cell>
          <table:table-cell office:value-type="string" calcext:value-type="string">
            <text:p>http://meurgorf.brezhoneg.bzh/meurgorf/enklask?terme=dibenn&amp;submit=Rechercher&amp;categorie=0&amp;oeuvres=0&amp;search_opt=1</text:p>
            <text:p>http://meurgorf.brezhoneg.bzh/meurgorf/enklask?terme=dibenn-&amp;submit=Rechercher&amp;categorie=0&amp;oeuvres=0&amp;search_opt=1</text:p>
          </table:table-cell>
          <table:table-cell office:value-type="string" calcext:value-type="string">
            <text:p><text:a xlink:href="https://br.wiktionary.org/wiki/dibenn" xlink:type="simple">https://br.wiktionary.org/wiki/dibenn</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3">
          <table:table-cell table:style-name="ce8" office:value-type="float" office:value="372" calcext:value-type="float">
            <text:p>372</text:p>
          </table:table-cell>
          <table:table-cell table:style-name="ce8" office:value-type="string" calcext:value-type="string">
            <text:p><text:a xlink:href="https://community.languagetool.org/rule/show/A_BEP_SEURT?lang=br&amp;subId=1" xlink:type="simple">https://community.languagetool.org/rule/show/A_BEP_SEURT?lang=br&amp;subId=1</text:a></text:p>
          </table:table-cell>
          <table:table-cell table:number-columns-repeated="2" table:style-name="ce8" office:value-type="string" calcext:value-type="string">
            <text:p>a bep-seurt → a bep seurt</text:p>
          </table:table-cell>
          <table:table-cell table:style-name="ce8" office:value-type="string" calcext:value-type="string">
            <text:p>Fazi en ur skrivañ ur varrennig-stagañ e-barzh «a bep seurt».</text:p>
          </table:table-cell>
          <table:table-cell table:style-name="ce8" office:value-type="string" calcext:value-type="string">
            <text:p>Implijit \1 bep seurt.</text:p>
          </table:table-cell>
          <table:table-cell table:style-name="ce8" office:value-type="string" calcext:value-type="string">
            <text:p>Skrivit «\1 bep seurt».</text:p>
          </table:table-cell>
          <table:table-cell table:style-name="ce8" office:value-type="string" calcext:value-type="string">
            <text:p>Écrivez «\1 bep seurt».</text:p>
          </table:table-cell>
          <table:table-cell table:style-name="ce8" office:value-type="string" calcext:value-type="string">
            <text:p>Write «\1 bep seurt».</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A-bep:</text:p>
          </table:table-cell>
          <table:table-cell table:style-name="ce8" office:value-type="string" calcext:value-type="string">
            <text:p><text:a xlink:href="http://devri.bzh/recherche/?q=a-bep&amp;submit" xlink:type="simple">http://devri.bzh/recherche/?q=a-bep&amp;submit=</text:a></text:p>
          </table:table-cell>
          <table:table-cell table:style-name="ce8" office:value-type="string" calcext:value-type="string">
            <text:p><text:a xlink:href="http://meurgorf.brezhoneg.bzh/meurgorf/enklask?terme=a-bep&amp;submit=Rechercher&amp;categorie=0&amp;oeuvres=0&amp;search_opt=1" xlink:type="simple">http://meurgorf.brezhoneg.bzh/meurgorf/enklask?terme=a-bep&amp;submit=Rechercher&amp;categorie=0&amp;oeuvres=0&amp;search_opt=1</text:a></text:p>
          </table:table-cell>
          <table:table-cell table:style-name="ce8" office:value-type="string" calcext:value-type="string">
            <text:p><text:a xlink:href="https://br.wiktionary.org/wiki/a_bep" xlink:type="simple">https://br.wiktionary.org/wiki/a_bep</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3">
          <table:table-cell office:value-type="float" office:value="373" calcext:value-type="float">
            <text:p>373</text:p>
          </table:table-cell>
          <table:table-cell office:value-type="string" calcext:value-type="string">
            <text:p><text:a xlink:href="https://community.languagetool.org/rule/show/A_BEP_SEURT?lang=br&amp;subId=2" xlink:type="simple">https://community.languagetool.org/rule/show/A_BEP_SEURT?lang=br&amp;subId=2</text:a></text:p>
          </table:table-cell>
          <table:table-cell office:value-type="string" calcext:value-type="string">
            <text:p>a bep-seurt → a bep seurt</text:p>
          </table:table-cell>
          <table:table-cell office:value-type="string" calcext:value-type="string">
            <text:p>a-bep seurt → a bep seurt</text:p>
          </table:table-cell>
          <table:table-cell office:value-type="string" calcext:value-type="string">
            <text:p>Fazi en ur skrivañ ur varrennig-stagañ e-barzh «a bep seurt».</text:p>
          </table:table-cell>
          <table:table-cell office:value-type="string" calcext:value-type="string">
            <text:p>Implijit \1.</text:p>
          </table:table-cell>
          <table:table-cell office:value-type="string" calcext:value-type="string">
            <text:p>Skrivit «\1».</text:p>
          </table:table-cell>
          <table:table-cell office:value-type="string" calcext:value-type="string">
            <text:p>Écrivez «\1».</text:p>
          </table:table-cell>
          <table:table-cell office:value-type="string" calcext:value-type="string">
            <text:p>Write «\1».</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3">
          <table:table-cell table:style-name="ce8" office:value-type="float" office:value="374" calcext:value-type="float">
            <text:p>374</text:p>
          </table:table-cell>
          <table:table-cell table:style-name="ce8" office:value-type="string" calcext:value-type="string">
            <text:p><text:a xlink:href="https://community.languagetool.org/rule/show/A_BEP_SEURT?lang=br&amp;subId=3" xlink:type="simple">https://community.languagetool.org/rule/show/A_BEP_SEURT?lang=br&amp;subId=3</text:a></text:p>
          </table:table-cell>
          <table:table-cell table:style-name="ce8" office:value-type="string" calcext:value-type="string">
            <text:p>a bep-seurt → a bep seurt</text:p>
          </table:table-cell>
          <table:table-cell table:style-name="ce8" office:value-type="string" calcext:value-type="string">
            <text:p>a-bep-seurt → a bep seurt</text:p>
          </table:table-cell>
          <table:table-cell table:style-name="ce8" office:value-type="string" calcext:value-type="string">
            <text:p>Fazi en ur skrivañ ur varrennig-stagañ e-barzh «a bep seurt».</text:p>
          </table:table-cell>
          <table:table-cell table:style-name="ce8" office:value-type="string" calcext:value-type="string">
            <text:p>Implijit \1.</text:p>
          </table:table-cell>
          <table:table-cell table:style-name="ce8" office:value-type="string" calcext:value-type="string">
            <text:p>Skrivit «\1».</text:p>
          </table:table-cell>
          <table:table-cell table:style-name="ce8" office:value-type="string" calcext:value-type="string">
            <text:p>Écrivez «\1».</text:p>
          </table:table-cell>
          <table:table-cell table:style-name="ce8" office:value-type="string" calcext:value-type="string">
            <text:p>Write «\1».</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2">
          <table:table-cell office:value-type="float" office:value="375" calcext:value-type="float">
            <text:p>375</text:p>
          </table:table-cell>
          <table:table-cell office:value-type="string" calcext:value-type="string">
            <text:p><text:a xlink:href="https://community.languagetool.org/rule/show/A_VIL_VERN?lang=br&amp;subId=1" xlink:type="simple">https://community.languagetool.org/rule/show/A_VIL_VERN?lang=br&amp;subId=1</text:a></text:p>
          </table:table-cell>
          <table:table-cell table:number-columns-repeated="2" office:value-type="string" calcext:value-type="string">
            <text:p>a vil vern → a-vil-vern</text:p>
          </table:table-cell>
          <table:table-cell office:value-type="string" calcext:value-type="string">
            <text:p>Fazi en ur chom hep skrivañ ar barrennigoù-stagañ etre «a-vil-vern».</text:p>
          </table:table-cell>
          <table:table-cell office:value-type="string" calcext:value-type="string">
            <text:p>Implijit \1-\2-\3.</text:p>
          </table:table-cell>
          <table:table-cell office:value-type="string" calcext:value-type="string">
            <text:p>Skrivit «\1-\2-\3».</text:p>
          </table:table-cell>
          <table:table-cell office:value-type="string" calcext:value-type="string">
            <text:p>Écrivez «\1-\2-\3».</text:p>
          </table:table-cell>
          <table:table-cell office:value-type="string" calcext:value-type="string">
            <text:p>Write «\1-\2-\3».</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A-v:</text:p>
          </table:table-cell>
          <table:table-cell office:value-type="string" calcext:value-type="string">
            <text:p><text:a xlink:href="http://devri.bzh/recherche/?q=a-v&amp;submit" xlink:type="simple">http://devri.bzh/recherche/?q=a-v&amp;submit=</text:a></text:p>
          </table:table-cell>
          <table:table-cell office:value-type="string" calcext:value-type="string">
            <text:p><text:a xlink:href="http://meurgorf.brezhoneg.bzh/meurgorf/enklask?terme=a-v&amp;submit=Rechercher&amp;categorie=0&amp;oeuvres=0&amp;search_opt=1" xlink:type="simple">http://meurgorf.brezhoneg.bzh/meurgorf/enklask?terme=a-v&amp;submit=Rechercher&amp;categorie=0&amp;oeuvres=0&amp;search_opt=1</text:a></text:p>
          </table:table-cell>
          <table:table-cell office:value-type="string" calcext:value-type="string">
            <text:p><text:a xlink:href="https://br.wiktionary.org/wiki/a-vil-vern" xlink:type="simple">https://br.wiktionary.org/wiki/a-vil-vern</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2">
          <table:table-cell table:style-name="ce8" office:value-type="float" office:value="376" calcext:value-type="float">
            <text:p>376</text:p>
          </table:table-cell>
          <table:table-cell table:style-name="ce8" office:value-type="string" calcext:value-type="string">
            <text:p><text:a xlink:href="https://community.languagetool.org/rule/show/A_VIL_VERN?lang=br&amp;subId=2" xlink:type="simple">https://community.languagetool.org/rule/show/A_VIL_VERN?lang=br&amp;subId=2</text:a></text:p>
          </table:table-cell>
          <table:table-cell table:style-name="ce8" office:value-type="string" calcext:value-type="string">
            <text:p>a vil vern → a-vil-vern</text:p>
          </table:table-cell>
          <table:table-cell table:style-name="ce8" office:value-type="string" calcext:value-type="string">
            <text:p>a vil-vern → a-vil-vern</text:p>
          </table:table-cell>
          <table:table-cell table:style-name="ce8" office:value-type="string" calcext:value-type="string">
            <text:p>Fazi en ur chom hep skrivañ ar barrennigoù-stagañ etre «a-vil-vern».</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2">
          <table:table-cell office:value-type="float" office:value="377" calcext:value-type="float">
            <text:p>377</text:p>
          </table:table-cell>
          <table:table-cell office:value-type="string" calcext:value-type="string">
            <text:p><text:a xlink:href="https://community.languagetool.org/rule/show/A_VIL_VERN?lang=br&amp;subId=3" xlink:type="simple">https://community.languagetool.org/rule/show/A_VIL_VERN?lang=br&amp;subId=3</text:a></text:p>
          </table:table-cell>
          <table:table-cell office:value-type="string" calcext:value-type="string">
            <text:p>a vil vern → a-vil-vern</text:p>
          </table:table-cell>
          <table:table-cell office:value-type="string" calcext:value-type="string">
            <text:p>a-vil vern → a-vil-vern</text:p>
          </table:table-cell>
          <table:table-cell office:value-type="string" calcext:value-type="string">
            <text:p>Fazi en ur chom hep skrivañ ar barrennigoù-stagañ etre «a-vil-vern».</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2">
          <table:table-cell table:style-name="ce8" office:value-type="float" office:value="378" calcext:value-type="float">
            <text:p>378</text:p>
          </table:table-cell>
          <table:table-cell table:style-name="ce8" office:value-type="string" calcext:value-type="string">
            <text:p><text:a xlink:href="https://community.languagetool.org/rule/show/A_HEND_ALL?lang=br&amp;subId=1" xlink:type="simple">https://community.languagetool.org/rule/show/A_HEND_ALL?lang=br&amp;subId=1</text:a></text:p>
          </table:table-cell>
          <table:table-cell table:number-columns-repeated="2" table:style-name="ce8" office:value-type="string" calcext:value-type="string">
            <text:p>a hend all → a-hend-all</text:p>
          </table:table-cell>
          <table:table-cell table:style-name="ce8" office:value-type="string" calcext:value-type="string">
            <text:p>Fazi en ur chom hep skrivañ ar barrennigoù-stagañ etre «a-hend-all».</text:p>
          </table:table-cell>
          <table:table-cell table:style-name="ce8" office:value-type="string" calcext:value-type="string">
            <text:p>Implijit \1-\2-\3.</text:p>
          </table:table-cell>
          <table:table-cell table:style-name="ce8" office:value-type="string" calcext:value-type="string">
            <text:p>Skrivit «\1-\2-\3».</text:p>
          </table:table-cell>
          <table:table-cell table:style-name="ce8" office:value-type="string" calcext:value-type="string">
            <text:p>Écrivez «\1-\2-\3».</text:p>
          </table:table-cell>
          <table:table-cell table:style-name="ce8" office:value-type="string" calcext:value-type="string">
            <text:p>Write «\1-\2-\3».</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A-h:</text:p>
          </table:table-cell>
          <table:table-cell table:style-name="ce8" office:value-type="string" calcext:value-type="string">
            <text:p><text:a xlink:href="http://devri.bzh/recherche/?q=a-h&amp;submit" xlink:type="simple">http://devri.bzh/recherche/?q=a-h&amp;submit=</text:a></text:p>
          </table:table-cell>
          <table:table-cell table:style-name="ce8" office:value-type="string" calcext:value-type="string">
            <text:p><text:a xlink:href="http://meurgorf.brezhoneg.bzh/meurgorf/enklask?terme=a-h&amp;submit=Rechercher&amp;categorie=0&amp;oeuvres=0&amp;search_opt=1" xlink:type="simple">http://meurgorf.brezhoneg.bzh/meurgorf/enklask?terme=a-h&amp;submit=Rechercher&amp;categorie=0&amp;oeuvres=0&amp;search_opt=1</text:a></text:p>
          </table:table-cell>
          <table:table-cell table:style-name="ce8"/>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2">
          <table:table-cell office:value-type="float" office:value="379" calcext:value-type="float">
            <text:p>379</text:p>
          </table:table-cell>
          <table:table-cell office:value-type="string" calcext:value-type="string">
            <text:p><text:a xlink:href="https://community.languagetool.org/rule/show/A_HEND_ALL?lang=br&amp;subId=2" xlink:type="simple">https://community.languagetool.org/rule/show/A_HEND_ALL?lang=br&amp;subId=2</text:a></text:p>
          </table:table-cell>
          <table:table-cell office:value-type="string" calcext:value-type="string">
            <text:p>a hend all → a-hend-all</text:p>
          </table:table-cell>
          <table:table-cell office:value-type="string" calcext:value-type="string">
            <text:p>a-hend all → a-hend-all</text:p>
          </table:table-cell>
          <table:table-cell office:value-type="string" calcext:value-type="string">
            <text:p>Fazi en ur chom hep skrivañ ar barrennigoù-stagañ etre «a-hend-all».</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2">
          <table:table-cell table:style-name="ce8" office:value-type="float" office:value="380" calcext:value-type="float">
            <text:p>380</text:p>
          </table:table-cell>
          <table:table-cell table:style-name="ce8" office:value-type="string" calcext:value-type="string">
            <text:p><text:a xlink:href="https://community.languagetool.org/rule/show/A_HEND_ALL?lang=br&amp;subId=3" xlink:type="simple">https://community.languagetool.org/rule/show/A_HEND_ALL?lang=br&amp;subId=3</text:a></text:p>
          </table:table-cell>
          <table:table-cell table:style-name="ce8" office:value-type="string" calcext:value-type="string">
            <text:p>a hend all → a-hend-all</text:p>
          </table:table-cell>
          <table:table-cell table:style-name="ce8" office:value-type="string" calcext:value-type="string">
            <text:p>a hend-all → a-hend-all</text:p>
          </table:table-cell>
          <table:table-cell table:style-name="ce8" office:value-type="string" calcext:value-type="string">
            <text:p>Fazi en ur chom hep skrivañ ar barrennigoù-stagañ etre «a-hend-all».</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7">
          <table:table-cell office:value-type="float" office:value="381" calcext:value-type="float">
            <text:p>381</text:p>
          </table:table-cell>
          <table:table-cell office:value-type="string" calcext:value-type="string">
            <text:p><text:a xlink:href="https://community.languagetool.org/rule/show/TAOL_HEOL?lang=br&amp;subId=1" xlink:type="simple">https://community.languagetool.org/rule/show/TAOL_HEOL?lang=br&amp;subId=1</text:a></text:p>
          </table:table-cell>
          <table:table-cell table:number-columns-repeated="2" office:value-type="string" calcext:value-type="string">
            <text:p>taol heol → taol-heol</text:p>
          </table:table-cell>
          <table:table-cell office:value-type="string" calcext:value-type="string">
            <text:p>Fazi en ur skrivañ ur varrennig-stagañ e-barzh «taol-heol».</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Taol-:</text:p>
          </table:table-cell>
          <table:table-cell office:value-type="string" calcext:value-type="string">
            <text:p>http://devri.bzh/recherche/?q=taol&amp;submit=</text:p>
            <text:p>http://devri.bzh/recherche/?q=taol-&amp;submit=</text:p>
          </table:table-cell>
          <table:table-cell office:value-type="string" calcext:value-type="string">
            <text:p>http://meurgorf.brezhoneg.bzh/meurgorf/enklask?terme=taol&amp;submit=Rechercher&amp;categorie=0&amp;oeuvres=0&amp;search_opt=1</text:p>
            <text:p>http://meurgorf.brezhoneg.bzh/meurgorf/enklask?terme=taol-&amp;submit=Rechercher&amp;categorie=0&amp;oeuvres=0&amp;search_opt=1</text:p>
          </table:table-cell>
          <table:table-cell office:value-type="string" calcext:value-type="string">
            <text:p><text:a xlink:href="https://br.wiktionary.org/wiki/taol" xlink:type="simple">https://br.wiktionary.org/wiki/taol</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3">
          <table:table-cell table:style-name="ce8" office:value-type="float" office:value="382" calcext:value-type="float">
            <text:p>382</text:p>
          </table:table-cell>
          <table:table-cell table:style-name="ce8" office:value-type="string" calcext:value-type="string">
            <text:p><text:a xlink:href="https://community.languagetool.org/rule/show/SKIANT_PRENET?lang=br&amp;subId=1" xlink:type="simple">https://community.languagetool.org/rule/show/SKIANT_PRENET?lang=br&amp;subId=1</text:a></text:p>
          </table:table-cell>
          <table:table-cell table:number-columns-repeated="2" table:style-name="ce8" office:value-type="string" calcext:value-type="string">
            <text:p>skiant prenet → skiant-prenet</text:p>
          </table:table-cell>
          <table:table-cell table:style-name="ce8" office:value-type="string" calcext:value-type="string">
            <text:p>Fazi en ur skrivañ ur varrennig-stagañ e-barzh «skiant-prenet».</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Skiant:-:</text:p>
          </table:table-cell>
          <table:table-cell table:style-name="ce8" office:value-type="string" calcext:value-type="string">
            <text:p><text:a xlink:href="http://devri.bzh/recherche/?q=skiant&amp;submit" xlink:type="simple">http://devri.bzh/recherche/?q=skiant&amp;submit=</text:a></text:p>
          </table:table-cell>
          <table:table-cell table:style-name="ce8" office:value-type="string" calcext:value-type="string">
            <text:p><text:a xlink:href="http://meurgorf.brezhoneg.bzh/meurgorf/enklask?terme=skiant-&amp;submit=Rechercher&amp;categorie=0&amp;oeuvres=0&amp;search_opt=1" xlink:type="simple">http://meurgorf.brezhoneg.bzh/meurgorf/enklask?terme=skiant-&amp;submit=Rechercher&amp;categorie=0&amp;oeuvres=0&amp;search_opt=1</text:a></text:p>
          </table:table-cell>
          <table:table-cell table:style-name="ce8" office:value-type="string" calcext:value-type="string">
            <text:p><text:a xlink:href="https://br.wiktionary.org/wiki/skiant" xlink:type="simple">https://br.wiktionary.org/wiki/skiant</text:a></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2">
          <table:table-cell office:value-type="float" office:value="383" calcext:value-type="float">
            <text:p>383</text:p>
          </table:table-cell>
          <table:table-cell office:value-type="string" calcext:value-type="string">
            <text:p><text:a xlink:href="https://community.languagetool.org/rule/show/DEIZ_HA_BLOAZ?lang=br&amp;subId=1" xlink:type="simple">https://community.languagetool.org/rule/show/DEIZ_HA_BLOAZ?lang=br&amp;subId=1</text:a></text:p>
          </table:table-cell>
          <table:table-cell table:number-columns-repeated="2" office:value-type="string" calcext:value-type="string">
            <text:p>deiz ha bloaz → deiz-ha-bloaz</text:p>
          </table:table-cell>
          <table:table-cell office:value-type="string" calcext:value-type="string">
            <text:p>Fazi en ur chom hep skrivañ ar barrennigoù-stagañ etre «deiz-ha-bloaz».</text:p>
          </table:table-cell>
          <table:table-cell office:value-type="string" calcext:value-type="string">
            <text:p>Implijit \1.</text:p>
          </table:table-cell>
          <table:table-cell office:value-type="string" calcext:value-type="string">
            <text:p>Skrivit «\1».</text:p>
          </table:table-cell>
          <table:table-cell office:value-type="string" calcext:value-type="string">
            <text:p>Écrivez «\1».</text:p>
          </table:table-cell>
          <table:table-cell office:value-type="string" calcext:value-type="string">
            <text:p>Write «\1».</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Deiz-:</text:p>
          </table:table-cell>
          <table:table-cell office:value-type="string" calcext:value-type="string">
            <text:p><text:a xlink:href="http://devri.bzh/recherche/?q=deiz&amp;submit" xlink:type="simple">http://devri.bzh/recherche/?q=deiz&amp;submit=</text:a></text:p>
          </table:table-cell>
          <table:table-cell office:value-type="string" calcext:value-type="string">
            <text:p><text:a xlink:href="http://meurgorf.brezhoneg.bzh/meurgorf/enklask?terme=deiz&amp;submit=Rechercher&amp;categorie=0&amp;oeuvres=0&amp;search_opt=1" xlink:type="simple">http://meurgorf.brezhoneg.bzh/meurgorf/enklask?terme=deiz&amp;submit=Rechercher&amp;categorie=0&amp;oeuvres=0&amp;search_opt=1</text:a></text:p>
          </table:table-cell>
          <table:table-cell office:value-type="string" calcext:value-type="string">
            <text:p><text:a xlink:href="https://br.wiktionary.org/wiki/deiz" xlink:type="simple">https://br.wiktionary.org/wiki/deiz</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2">
          <table:table-cell table:style-name="ce8" office:value-type="float" office:value="384" calcext:value-type="float">
            <text:p>384</text:p>
          </table:table-cell>
          <table:table-cell table:style-name="ce8" office:value-type="string" calcext:value-type="string">
            <text:p><text:a xlink:href="https://community.languagetool.org/rule/show/DEIZ_HA_BLOAZ?lang=br&amp;subId=2" xlink:type="simple">https://community.languagetool.org/rule/show/DEIZ_HA_BLOAZ?lang=br&amp;subId=2</text:a></text:p>
          </table:table-cell>
          <table:table-cell table:style-name="ce8" office:value-type="string" calcext:value-type="string">
            <text:p>deiz ha bloaz → deiz-ha-bloaz</text:p>
          </table:table-cell>
          <table:table-cell table:style-name="ce8" office:value-type="string" calcext:value-type="string">
            <text:p>deiz-a-bloaz → deiz-ha-bloaz</text:p>
          </table:table-cell>
          <table:table-cell table:style-name="ce8" office:value-type="string" calcext:value-type="string">
            <text:p>Fazi reizhskritur e-barzh «deiz-ha-bloaz».</text:p>
          </table:table-cell>
          <table:table-cell table:style-name="ce8" office:value-type="string" calcext:value-type="string">
            <text:p>Implijit \1.</text:p>
          </table:table-cell>
          <table:table-cell table:style-name="ce8" office:value-type="string" calcext:value-type="string">
            <text:p>Skrivit «\1».</text:p>
          </table:table-cell>
          <table:table-cell table:style-name="ce8" office:value-type="string" calcext:value-type="string">
            <text:p>Écrivez «\1».</text:p>
          </table:table-cell>
          <table:table-cell table:style-name="ce8" office:value-type="string" calcext:value-type="string">
            <text:p>Write «\1».</text:p>
          </table:table-cell>
          <table:table-cell table:style-name="ce8" office:value-type="string" calcext:value-type="string">
            <text:p>Oui</text:p>
          </table:table-cell>
          <table:table-cell table:style-name="ce8" office:value-type="string" calcext:value-type="string">
            <text:p>Fazi bizskrivañ posupl</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2">
          <table:table-cell office:value-type="float" office:value="385" calcext:value-type="float">
            <text:p>385</text:p>
          </table:table-cell>
          <table:table-cell office:value-type="string" calcext:value-type="string">
            <text:p><text:a xlink:href="https://community.languagetool.org/rule/show/NEMETKEN?lang=br&amp;subId=1" xlink:type="simple">https://community.languagetool.org/rule/show/NEMETKEN?lang=br&amp;subId=1</text:a></text:p>
          </table:table-cell>
          <table:table-cell table:number-columns-repeated="2" office:value-type="string" calcext:value-type="string">
            <text:p>nemet ken → nemetken</text:p>
          </table:table-cell>
          <table:table-cell office:value-type="string" calcext:value-type="string">
            <text:p>Fazi reizhskritur e-barzh «nemetken».</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Fazi bizskrivañ posupl</text:p>
          </table:table-cell>
          <table:table-cell table:style-name="ce28"/>
          <table:table-cell table:style-name="ce3" office:value-type="string" calcext:value-type="string">
            <text:p>Nemet:</text:p>
          </table:table-cell>
          <table:table-cell office:value-type="string" calcext:value-type="string">
            <text:p><text:a xlink:href="http://devri.bzh/recherche/?q=nemet&amp;submit" xlink:type="simple">http://devri.bzh/recherche/?q=nemet&amp;submit=</text:a></text:p>
          </table:table-cell>
          <table:table-cell office:value-type="string" calcext:value-type="string">
            <text:p><text:a xlink:href="http://meurgorf.brezhoneg.bzh/meurgorf/enklask?terme=nemet&amp;submit=Rechercher&amp;categorie=0&amp;oeuvres=0&amp;search_opt=1" xlink:type="simple">http://meurgorf.brezhoneg.bzh/meurgorf/enklask?terme=nemet&amp;submit=Rechercher&amp;categorie=0&amp;oeuvres=0&amp;search_opt=1</text:a></text:p>
          </table:table-cell>
          <table:table-cell office:value-type="string" calcext:value-type="string">
            <text:p><text:a xlink:href="https://br.wiktionary.org/wiki/nemet" xlink:type="simple">https://br.wiktionary.org/wiki/nemet</text:a></text:p>
          </table:table-cell>
          <table:table-cell table:style-name="ce28"/>
          <table:table-cell office:value-type="string" calcext:value-type="string">
            <text:p>idem</text:p>
          </table:table-cell>
          <table:table-cell office:value-type="date" office:date-value="2019-07-02" calcext:value-type="date">
            <text:p>02/07/19</text:p>
          </table:table-cell>
          <table:table-cell table:number-columns-repeated="45"/>
        </table:table-row>
        <table:table-row table:style-name="ro2">
          <table:table-cell table:style-name="ce8" office:value-type="float" office:value="386" calcext:value-type="float">
            <text:p>386</text:p>
          </table:table-cell>
          <table:table-cell table:style-name="ce8" office:value-type="string" calcext:value-type="string">
            <text:p><text:a xlink:href="https://community.languagetool.org/rule/show/NEMETKEN?lang=br&amp;subId=2" xlink:type="simple">https://community.languagetool.org/rule/show/NEMETKEN?lang=br&amp;subId=2</text:a></text:p>
          </table:table-cell>
          <table:table-cell table:number-columns-repeated="2" table:style-name="ce8" office:value-type="string" calcext:value-type="string">
            <text:p>nemet ken → nemetken</text:p>
          </table:table-cell>
          <table:table-cell table:style-name="ce8" office:value-type="string" calcext:value-type="string">
            <text:p>Fazi en ur skrivañ ur varrennig-stagañ e-barzh «nemetken».</text:p>
          </table:table-cell>
          <table:table-cell table:style-name="ce8" office:value-type="string" calcext:value-type="string">
            <text:p>Implijit nemetken.</text:p>
          </table:table-cell>
          <table:table-cell table:style-name="ce8" office:value-type="string" calcext:value-type="string">
            <text:p>Skrivit «nemetken».</text:p>
          </table:table-cell>
          <table:table-cell table:style-name="ce8" office:value-type="string" calcext:value-type="string">
            <text:p>Écrivez «nemetken».</text:p>
          </table:table-cell>
          <table:table-cell table:style-name="ce8" office:value-type="string" calcext:value-type="string">
            <text:p>Write «nemetken».</text:p>
          </table:table-cell>
          <table:table-cell table:style-name="ce8" office:value-type="string" calcext:value-type="string">
            <text:p>Oui</text:p>
          </table:table-cell>
          <table:table-cell table:style-name="ce8" office:value-type="string" calcext:value-type="string">
            <text:p>Barrennig-stagañ ebet</text:p>
          </table:table-cell>
          <table:table-cell office:value-type="string" calcext:value-type="string">
            <text:p>Fazi bizskrivañ posupl</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7-02" calcext:value-type="date">
            <text:p>02/07/19</text:p>
          </table:table-cell>
          <table:table-cell table:number-columns-repeated="45"/>
        </table:table-row>
        <table:table-row table:style-name="ro2">
          <table:table-cell office:value-type="float" office:value="387" calcext:value-type="float">
            <text:p>387</text:p>
          </table:table-cell>
          <table:table-cell office:value-type="string" calcext:value-type="string">
            <text:p><text:a xlink:href="https://community.languagetool.org/rule/show/DREISTORDINAL?lang=br&amp;subId=1" xlink:type="simple">https://community.languagetool.org/rule/show/DREISTORDINAL?lang=br&amp;subId=1</text:a></text:p>
          </table:table-cell>
          <table:table-cell table:number-columns-repeated="2" office:value-type="string" calcext:value-type="string">
            <text:p>dreist ordinal → dreistordinal</text:p>
          </table:table-cell>
          <table:table-cell office:value-type="string" calcext:value-type="string">
            <text:p>Fazi en ur skrivañ ur varrennig-stagañ e-barzh «dreistordinal».</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 ebet</text:p>
          </table:table-cell>
          <table:table-cell table:style-name="ce3" office:value-type="string" calcext:value-type="string">
            <text:p>Fazi bizskrivañ posupl</text:p>
          </table:table-cell>
          <table:table-cell table:style-name="ce3" office:value-type="string" calcext:value-type="string">
            <text:p>Dreistordinal:</text:p>
          </table:table-cell>
          <table:table-cell office:value-type="string" calcext:value-type="string">
            <text:p><text:a xlink:href="http://devri.bzh/dictionnaire/d/dreistordinal/" xlink:type="simple">http://devri.bzh/dictionnaire/d/dreistordinal/</text:a></text:p>
          </table:table-cell>
          <table:table-cell office:value-type="string" calcext:value-type="string">
            <text:p><text:a xlink:href="http://meurgorf.brezhoneg.bzh/meurgorf/enklask?terme=dreistordinal&amp;submit=Rechercher&amp;categorie=0&amp;oeuvres=0&amp;search_opt=1" xlink:type="simple">http://meurgorf.brezhoneg.bzh/meurgorf/enklask?terme=dreistordinal&amp;submit=Rechercher&amp;categorie=0&amp;oeuvres=0&amp;search_opt=1</text:a></text:p>
          </table:table-cell>
          <table:table-cell office:value-type="string" calcext:value-type="string">
            <text:p><text:a xlink:href="https://br.wiktionary.org/w/index.php?sort=relevance&amp;search=dreistordinal&amp;title=Dibar:Klask&amp;profile=advanced&amp;fulltext=1&amp;advancedSearch-current=%7B%7D&amp;ns0=1" xlink:type="simple">--https://br.wiktionary.org/w/index.php?sort=relevance&amp;search=dreistordinal&amp;title=Dibar:Klask&amp;profile=advanced&amp;fulltext=1&amp;advancedSearch-current=%7B%7D&amp;ns0=1</text:a></text:p>
          </table:table-cell>
          <table:table-cell table:style-name="ce28"/>
          <table:table-cell office:value-type="string" calcext:value-type="string">
            <text:p>idem</text:p>
          </table:table-cell>
          <table:table-cell office:value-type="date" office:date-value="2019-07-03" calcext:value-type="date">
            <text:p>03/07/19</text:p>
          </table:table-cell>
          <table:table-cell table:number-columns-repeated="45"/>
        </table:table-row>
        <table:table-row table:style-name="ro2">
          <table:table-cell table:style-name="ce8" office:value-type="float" office:value="388" calcext:value-type="float">
            <text:p>388</text:p>
          </table:table-cell>
          <table:table-cell table:style-name="ce8" office:value-type="string" calcext:value-type="string">
            <text:p><text:a xlink:href="https://community.languagetool.org/rule/show/DREISTORDINAL?lang=br&amp;subId=2" xlink:type="simple">https://community.languagetool.org/rule/show/DREISTORDINAL?lang=br&amp;subId=2</text:a></text:p>
          </table:table-cell>
          <table:table-cell table:number-columns-repeated="2" table:style-name="ce8" office:value-type="string" calcext:value-type="string">
            <text:p>dreist ordinal → dreistordinal</text:p>
          </table:table-cell>
          <table:table-cell table:style-name="ce8" office:value-type="string" calcext:value-type="string">
            <text:p>Fazi en ur skrivañ ur varrennig-stagañ e-barzh «dreistordinal».</text:p>
          </table:table-cell>
          <table:table-cell table:style-name="ce8" office:value-type="string" calcext:value-type="string">
            <text:p>Implijit dreistordinal.</text:p>
          </table:table-cell>
          <table:table-cell table:style-name="ce8" office:value-type="string" calcext:value-type="string">
            <text:p>Skrivit «dreistordinal».</text:p>
          </table:table-cell>
          <table:table-cell table:style-name="ce8" office:value-type="string" calcext:value-type="string">
            <text:p>Écrivez «dreistordinal».</text:p>
          </table:table-cell>
          <table:table-cell table:style-name="ce8" office:value-type="string" calcext:value-type="string">
            <text:p>Write «dreistordinal».</text:p>
          </table:table-cell>
          <table:table-cell table:style-name="ce8" office:value-type="string" calcext:value-type="string">
            <text:p>Oui</text:p>
          </table:table-cell>
          <table:table-cell table:style-name="ce8" office:value-type="string" calcext:value-type="string">
            <text:p>Barrennig-stagañ ebet</text:p>
          </table:table-cell>
          <table:table-cell office:value-type="string" calcext:value-type="string">
            <text:p>Fazi bizskrivañ posupl</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7-03" calcext:value-type="date">
            <text:p>03/07/19</text:p>
          </table:table-cell>
          <table:table-cell table:number-columns-repeated="45"/>
        </table:table-row>
        <table:table-row table:style-name="ro2">
          <table:table-cell office:value-type="float" office:value="389" calcext:value-type="float">
            <text:p>389</text:p>
          </table:table-cell>
          <table:table-cell office:value-type="string" calcext:value-type="string">
            <text:p><text:a xlink:href="https://community.languagetool.org/rule/show/MA_ME?lang=br&amp;subId=1" xlink:type="simple">https://community.languagetool.org/rule/show/MA_ME?lang=br&amp;subId=1</text:a></text:p>
          </table:table-cell>
          <table:table-cell office:value-type="string" calcext:value-type="string">
            <text:p>ma lunedoù me → ma lunedoù-me (hag all)</text:p>
          </table:table-cell>
          <table:table-cell office:value-type="string" calcext:value-type="string">
            <text:p>ma lunedoù me → ma lunedoù-me</text:p>
          </table:table-cell>
          <table:table-cell office:value-type="string" calcext:value-type="string">
            <text:p>Fazi en ur chom hep skrivañ ar varrennig-stagañ etre «ma lunedoù-me».</text:p>
          </table:table-cell>
          <table:table-cell office:value-type="string" calcext:value-type="string">
            <text:p>Implijit \2-\3.</text:p>
          </table:table-cell>
          <table:table-cell office:value-type="string" calcext:value-type="string">
            <text:p>Skrivit «\2-\3».</text:p>
          </table:table-cell>
          <table:table-cell office:value-type="string" calcext:value-type="string">
            <text:p>Écrivez «\2-\3».</text:p>
          </table:table-cell>
          <table:table-cell office:value-type="string" calcext:value-type="string">
            <text:p>Write «\2-\3».</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Me:</text:p>
          </table:table-cell>
          <table:table-cell table:number-columns-repeated="3" office:value-type="string" calcext:value-type="string">
            <text:p>--</text:p>
          </table:table-cell>
          <table:table-cell table:style-name="ce3" office:value-type="string" calcext:value-type="string">
            <text:p><text:a xlink:href="http://meurgorf.brezhoneg.bzh/meurgorf/enklask?terme=-me&amp;submit=Rechercher&amp;categorie=0&amp;oeuvres=0&amp;search_opt=1" xlink:type="simple">http://meurgorf.brezhoneg.bzh/meurgorf/enklask?terme=-me&amp;submit=Rechercher&amp;categorie=0&amp;oeuvres=0&amp;search_opt=1</text:a></text:p>
          </table:table-cell>
          <table:table-cell office:value-type="string" calcext:value-type="string">
            <text:p>idem</text:p>
          </table:table-cell>
          <table:table-cell office:value-type="date" office:date-value="2019-07-03" calcext:value-type="date">
            <text:p>03/07/19</text:p>
          </table:table-cell>
          <table:table-cell table:number-columns-repeated="45"/>
        </table:table-row>
        <table:table-row table:style-name="ro2">
          <table:table-cell table:style-name="ce8" office:value-type="float" office:value="390" calcext:value-type="float">
            <text:p>390</text:p>
          </table:table-cell>
          <table:table-cell table:style-name="ce8" office:value-type="string" calcext:value-type="string">
            <text:p><text:a xlink:href="https://community.languagetool.org/rule/show/MA_ME?lang=br&amp;subId=2" xlink:type="simple">https://community.languagetool.org/rule/show/MA_ME?lang=br&amp;subId=2</text:a></text:p>
          </table:table-cell>
          <table:table-cell table:style-name="ce8" office:value-type="string" calcext:value-type="string">
            <text:p>ma lunedoù me → ma lunedoù-me (hag all)</text:p>
          </table:table-cell>
          <table:table-cell table:style-name="ce8" office:value-type="string" calcext:value-type="string">
            <text:p>da lunedoù te → da lunedoù-te</text:p>
          </table:table-cell>
          <table:table-cell table:style-name="ce8" office:value-type="string" calcext:value-type="string">
            <text:p>Fazi en ur chom hep skrivañ ar varrennig-stagañ etre «da lunedoù-te».</text:p>
          </table:table-cell>
          <table:table-cell table:style-name="ce8" office:value-type="string" calcext:value-type="string">
            <text:p>Implijit \2-\3.</text:p>
          </table:table-cell>
          <table:table-cell table:style-name="ce8" office:value-type="string" calcext:value-type="string">
            <text:p>Skrivit «\2-\3».</text:p>
          </table:table-cell>
          <table:table-cell table:style-name="ce8" office:value-type="string" calcext:value-type="string">
            <text:p>Écrivez «\2-\3».</text:p>
          </table:table-cell>
          <table:table-cell table:style-name="ce8" office:value-type="string" calcext:value-type="string">
            <text:p>Write «\2-\3».</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te:</text:p>
          </table:table-cell>
          <table:table-cell table:number-columns-repeated="3" table:style-name="ce8" office:value-type="string" calcext:value-type="string">
            <text:p>--</text:p>
          </table:table-cell>
          <table:table-cell office:value-type="string" calcext:value-type="string">
            <text:p><text:a xlink:href="http://meurgorf.brezhoneg.bzh/meurgorf/enklask?terme=-te&amp;submit=Rechercher&amp;categorie=0&amp;oeuvres=0&amp;search_opt=1" xlink:type="simple">http://meurgorf.brezhoneg.bzh/meurgorf/enklask?terme=-te&amp;submit=Rechercher&amp;categorie=0&amp;oeuvres=0&amp;search_opt=1</text:a></text:p>
          </table:table-cell>
          <table:table-cell table:style-name="ce8" office:value-type="string" calcext:value-type="string">
            <text:p>idem</text:p>
          </table:table-cell>
          <table:table-cell table:style-name="ce40" office:value-type="date" office:date-value="2019-07-03" calcext:value-type="date">
            <text:p>03/07/19</text:p>
          </table:table-cell>
          <table:table-cell table:number-columns-repeated="45"/>
        </table:table-row>
        <table:table-row table:style-name="ro2">
          <table:table-cell office:value-type="float" office:value="391" calcext:value-type="float">
            <text:p>391</text:p>
          </table:table-cell>
          <table:table-cell office:value-type="string" calcext:value-type="string">
            <text:p><text:a xlink:href="https://community.languagetool.org/rule/show/MA_ME?lang=br&amp;subId=3" xlink:type="simple">https://community.languagetool.org/rule/show/MA_ME?lang=br&amp;subId=3</text:a></text:p>
          </table:table-cell>
          <table:table-cell office:value-type="string" calcext:value-type="string">
            <text:p>ma lunedoù me → ma lunedoù-me (hag all)</text:p>
          </table:table-cell>
          <table:table-cell office:value-type="string" calcext:value-type="string">
            <text:p>he lunedoù hi → he lunedoù-hi</text:p>
          </table:table-cell>
          <table:table-cell office:value-type="string" calcext:value-type="string">
            <text:p>Fazi en ur chom hep skrivañ ar varrennig-stagañ etre «he lunedoù-hi».</text:p>
          </table:table-cell>
          <table:table-cell office:value-type="string" calcext:value-type="string">
            <text:p>Implijit \2-\3.</text:p>
          </table:table-cell>
          <table:table-cell office:value-type="string" calcext:value-type="string">
            <text:p>Skrivit «\2-\3».</text:p>
          </table:table-cell>
          <table:table-cell office:value-type="string" calcext:value-type="string">
            <text:p>Écrivez «\2-\3».</text:p>
          </table:table-cell>
          <table:table-cell office:value-type="string" calcext:value-type="string">
            <text:p>Write «\2-\3».</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hi:</text:p>
          </table:table-cell>
          <table:table-cell table:number-columns-repeated="3" office:value-type="string" calcext:value-type="string">
            <text:p>--</text:p>
          </table:table-cell>
          <table:table-cell table:style-name="ce3" office:value-type="string" calcext:value-type="string">
            <text:p><text:a xlink:href="http://meurgorf.brezhoneg.bzh/meurgorf/enklask?terme=-hi&amp;submit=Rechercher&amp;categorie=0&amp;oeuvres=0&amp;search_opt=1" xlink:type="simple">http://meurgorf.brezhoneg.bzh/meurgorf/enklask?terme=-hi&amp;submit=Rechercher&amp;categorie=0&amp;oeuvres=0&amp;search_opt=1</text:a></text:p>
          </table:table-cell>
          <table:table-cell office:value-type="string" calcext:value-type="string">
            <text:p>idem</text:p>
          </table:table-cell>
          <table:table-cell office:value-type="date" office:date-value="2019-07-03" calcext:value-type="date">
            <text:p>03/07/19</text:p>
          </table:table-cell>
          <table:table-cell table:number-columns-repeated="45"/>
        </table:table-row>
        <table:table-row table:style-name="ro2">
          <table:table-cell table:style-name="ce8" office:value-type="float" office:value="392" calcext:value-type="float">
            <text:p>392</text:p>
          </table:table-cell>
          <table:table-cell table:style-name="ce8" office:value-type="string" calcext:value-type="string">
            <text:p><text:a xlink:href="https://community.languagetool.org/rule/show/MA_ME?lang=br&amp;subId=4" xlink:type="simple">https://community.languagetool.org/rule/show/MA_ME?lang=br&amp;subId=4</text:a></text:p>
          </table:table-cell>
          <table:table-cell table:style-name="ce8" office:value-type="string" calcext:value-type="string">
            <text:p>ma lunedoù me → ma lunedoù-me (hag all)</text:p>
          </table:table-cell>
          <table:table-cell table:style-name="ce8" office:value-type="string" calcext:value-type="string">
            <text:p>hol lunedoù ni → hol lunedoù-ni</text:p>
          </table:table-cell>
          <table:table-cell table:style-name="ce8" office:value-type="string" calcext:value-type="string">
            <text:p>Fazi en ur chom hep skrivañ ar varrennig-stagañ etre «hol lunedoù-ni».</text:p>
          </table:table-cell>
          <table:table-cell table:style-name="ce8" office:value-type="string" calcext:value-type="string">
            <text:p>Implijit \2-\3.</text:p>
          </table:table-cell>
          <table:table-cell table:style-name="ce8" office:value-type="string" calcext:value-type="string">
            <text:p>Skrivit «\2-\3».</text:p>
          </table:table-cell>
          <table:table-cell table:style-name="ce8" office:value-type="string" calcext:value-type="string">
            <text:p>Écrivez «\2-\3».</text:p>
          </table:table-cell>
          <table:table-cell table:style-name="ce8" office:value-type="string" calcext:value-type="string">
            <text:p>Write «\2-\3».</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ni:</text:p>
          </table:table-cell>
          <table:table-cell table:number-columns-repeated="2" table:style-name="ce8" office:value-type="string" calcext:value-type="string">
            <text:p>--</text:p>
          </table:table-cell>
          <table:table-cell table:style-name="ce8" office:value-type="string" calcext:value-type="string">
            <text:p><text:a xlink:href="https://br.wiktionary.org/wiki/-ni" xlink:type="simple">--https://br.wiktionary.org/wiki/-ni</text:a></text:p>
          </table:table-cell>
          <table:table-cell office:value-type="string" calcext:value-type="string">
            <text:p><text:a xlink:href="http://meurgorf.brezhoneg.bzh/meurgorf/enklask?terme=-ni&amp;submit=Rechercher&amp;categorie=0&amp;oeuvres=0&amp;search_opt=1" xlink:type="simple">http://meurgorf.brezhoneg.bzh/meurgorf/enklask?terme=-ni&amp;submit=Rechercher&amp;categorie=0&amp;oeuvres=0&amp;search_opt=1</text:a></text:p>
          </table:table-cell>
          <table:table-cell table:style-name="ce8" office:value-type="string" calcext:value-type="string">
            <text:p>idem</text:p>
          </table:table-cell>
          <table:table-cell table:style-name="ce40" office:value-type="date" office:date-value="2019-07-03" calcext:value-type="date">
            <text:p>03/07/19</text:p>
          </table:table-cell>
          <table:table-cell table:number-columns-repeated="45"/>
        </table:table-row>
        <table:table-row table:style-name="ro2">
          <table:table-cell office:value-type="float" office:value="393" calcext:value-type="float">
            <text:p>393</text:p>
          </table:table-cell>
          <table:table-cell office:value-type="string" calcext:value-type="string">
            <text:p><text:a xlink:href="https://community.languagetool.org/rule/show/MA_ME?lang=br&amp;subId=5" xlink:type="simple">https://community.languagetool.org/rule/show/MA_ME?lang=br&amp;subId=5</text:a></text:p>
          </table:table-cell>
          <table:table-cell office:value-type="string" calcext:value-type="string">
            <text:p>ma lunedoù me → ma lunedoù-me (hag all)</text:p>
          </table:table-cell>
          <table:table-cell office:value-type="string" calcext:value-type="string">
            <text:p>ho lunedoù c’hwi → ho lunedoù-c’hwi</text:p>
          </table:table-cell>
          <table:table-cell office:value-type="string" calcext:value-type="string">
            <text:p>Fazi en ur chom hep skrivañ ar varrennig-stagañ etre «ho lunedoù-c’hwi».</text:p>
          </table:table-cell>
          <table:table-cell office:value-type="string" calcext:value-type="string">
            <text:p>Implijit \2-\3.</text:p>
          </table:table-cell>
          <table:table-cell office:value-type="string" calcext:value-type="string">
            <text:p>Skrivit «\2-\3».</text:p>
          </table:table-cell>
          <table:table-cell office:value-type="string" calcext:value-type="string">
            <text:p>Écrivez «\2-\3».</text:p>
          </table:table-cell>
          <table:table-cell office:value-type="string" calcext:value-type="string">
            <text:p>Write «\2-\3».</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c'hwi:</text:p>
          </table:table-cell>
          <table:table-cell office:value-type="string" calcext:value-type="string">
            <text:p>--</text:p>
          </table:table-cell>
          <table:table-cell office:value-type="string" calcext:value-type="string">
            <text:p><text:a xlink:href="http://meurgorf.brezhoneg.bzh/meurgorf/enklask?terme=-c%27hwi&amp;submit=Rechercher&amp;categorie=0&amp;oeuvres=0&amp;search_opt=1" xlink:type="simple">http://meurgorf.brezhoneg.bzh/meurgorf/enklask?terme=-c%27hwi&amp;submit=Rechercher&amp;categorie=0&amp;oeuvres=0&amp;search_opt=1</text:a></text:p>
          </table:table-cell>
          <table:table-cell office:value-type="string" calcext:value-type="string">
            <text:p>--</text:p>
          </table:table-cell>
          <table:table-cell table:style-name="ce28"/>
          <table:table-cell office:value-type="string" calcext:value-type="string">
            <text:p>idem</text:p>
          </table:table-cell>
          <table:table-cell office:value-type="date" office:date-value="2019-07-03" calcext:value-type="date">
            <text:p>03/07/19</text:p>
          </table:table-cell>
          <table:table-cell table:number-columns-repeated="45"/>
        </table:table-row>
        <table:table-row table:style-name="ro10">
          <table:table-cell table:style-name="ce8" office:value-type="float" office:value="394" calcext:value-type="float">
            <text:p>394</text:p>
          </table:table-cell>
          <table:table-cell table:style-name="ce8" office:value-type="string" calcext:value-type="string">
            <text:p><text:a xlink:href="https://community.languagetool.org/rule/show/VI_KOUKOUG?lang=br&amp;subId=1" xlink:type="simple">https://community.languagetool.org/rule/show/VI_KOUKOUG?lang=br&amp;subId=1</text:a></text:p>
          </table:table-cell>
          <table:table-cell table:number-columns-repeated="2" table:style-name="ce8" office:value-type="string" calcext:value-type="string">
            <text:p>vi koukoug → vi-koukoug</text:p>
          </table:table-cell>
          <table:table-cell table:style-name="ce8" office:value-type="string" calcext:value-type="string">
            <text:p>Fazi en ur chom hep skrivañ ar barrennigoù-stagañ etre «vi-koukoug».</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Vi-k:</text:p>
          </table:table-cell>
          <table:table-cell table:style-name="ce8" office:value-type="string" calcext:value-type="string">
            <text:p>http://devri.bzh/recherche/?q=vi-k&amp;submit=</text:p>
            <text:p>http://devri.bzh/recherche/?q=vi-&amp;submit=</text:p>
          </table:table-cell>
          <table:table-cell table:style-name="ce8" office:value-type="string" calcext:value-type="string">
            <text:p><text:a xlink:href="http://meurgorf.brezhoneg.bzh/meurgorf/enklask?terme=vi-&amp;submit=Rechercher&amp;categorie=0&amp;oeuvres=0&amp;search_opt=1" xlink:type="simple">http://meurgorf.brezhoneg.bzh/meurgorf/enklask?terme=vi-&amp;submit=Rechercher&amp;categorie=0&amp;oeuvres=0&amp;search_opt=1--</text:a></text:p>
          </table:table-cell>
          <table:table-cell table:style-name="ce8" office:value-type="string" calcext:value-type="string">
            <text:p><text:a xlink:href="https://br.wiktionary.org/wiki/vi" xlink:type="simple">https://br.wiktionary.org/wiki/vi</text:a></text:p>
          </table:table-cell>
          <table:table-cell/>
          <table:table-cell table:style-name="ce8" office:value-type="string" calcext:value-type="string">
            <text:p>idem</text:p>
          </table:table-cell>
          <table:table-cell table:style-name="ce40" office:value-type="date" office:date-value="2019-07-03" calcext:value-type="date">
            <text:p>03/07/19</text:p>
          </table:table-cell>
          <table:table-cell table:number-columns-repeated="45"/>
        </table:table-row>
        <table:table-row table:style-name="ro4">
          <table:table-cell office:value-type="float" office:value="395" calcext:value-type="float">
            <text:p>395</text:p>
          </table:table-cell>
          <table:table-cell office:value-type="string" calcext:value-type="string">
            <text:p><text:a xlink:href="https://community.languagetool.org/rule/show/MEMES_TRA?lang=br&amp;subId=1" xlink:type="simple">https://community.languagetool.org/rule/show/MEMES_TRA?lang=br&amp;subId=1</text:a></text:p>
          </table:table-cell>
          <table:table-cell table:number-columns-repeated="2" office:value-type="string" calcext:value-type="string">
            <text:p>memes-tra → memes tra</text:p>
          </table:table-cell>
          <table:table-cell office:value-type="string" calcext:value-type="string">
            <text:p>Fazi en ur skrivañ ur varrennig-stagañ e-barzh «memes tra».</text:p>
          </table:table-cell>
          <table:table-cell office:value-type="string" calcext:value-type="string">
            <text:p>Implijit memes tra.</text:p>
          </table:table-cell>
          <table:table-cell office:value-type="string" calcext:value-type="string">
            <text:p>Skrivit «memes tra».</text:p>
          </table:table-cell>
          <table:table-cell office:value-type="string" calcext:value-type="string">
            <text:p>Écrivez «memes tra».</text:p>
          </table:table-cell>
          <table:table-cell office:value-type="string" calcext:value-type="string">
            <text:p>Write «memes tra».</text:p>
          </table:table-cell>
          <table:table-cell office:value-type="string" calcext:value-type="string">
            <text:p>Oui</text:p>
          </table:table-cell>
          <table:table-cell office:value-type="string" calcext:value-type="string">
            <text:p>Barrennig-stagañ ebet</text:p>
          </table:table-cell>
          <table:table-cell table:style-name="ce28"/>
          <table:table-cell table:style-name="ce3" office:value-type="string" calcext:value-type="string">
            <text:p>Memes tra:</text:p>
          </table:table-cell>
          <table:table-cell table:number-columns-repeated="2" office:value-type="string" calcext:value-type="string">
            <text:p>--</text:p>
          </table:table-cell>
          <table:table-cell office:value-type="string" calcext:value-type="string">
            <text:p>https://br.wiktionary.org/wiki/memestra</text:p>
            <text:p>https://br.wiktionary.org/wiki/memes_tra</text:p>
          </table:table-cell>
          <table:table-cell table:style-name="ce28"/>
          <table:table-cell office:value-type="string" calcext:value-type="string">
            <text:p>idem</text:p>
          </table:table-cell>
          <table:table-cell office:value-type="date" office:date-value="2019-07-03" calcext:value-type="date">
            <text:p>03/07/19</text:p>
          </table:table-cell>
          <table:table-cell table:number-columns-repeated="45"/>
        </table:table-row>
        <table:table-row table:style-name="ro3">
          <table:table-cell table:style-name="ce8" office:value-type="float" office:value="396" calcext:value-type="float">
            <text:p>396</text:p>
          </table:table-cell>
          <table:table-cell table:style-name="ce8" office:value-type="string" calcext:value-type="string">
            <text:p><text:a xlink:href="https://community.languagetool.org/rule/show/A_ZEU?lang=br&amp;subId=1" xlink:type="simple">https://community.languagetool.org/rule/show/A_ZEU?lang=br&amp;subId=1</text:a></text:p>
          </table:table-cell>
          <table:table-cell table:number-columns-repeated="2" table:style-name="ce8" office:value-type="string" calcext:value-type="string">
            <text:p>a-zeu → a zeu</text:p>
          </table:table-cell>
          <table:table-cell table:style-name="ce8" office:value-type="string" calcext:value-type="string">
            <text:p>Fazi en ur skrivañ ur varrennig-stagañ e-barzh «a zeu».</text:p>
          </table:table-cell>
          <table:table-cell table:style-name="ce8" office:value-type="string" calcext:value-type="string">
            <text:p>Implijit a zeu.</text:p>
          </table:table-cell>
          <table:table-cell table:style-name="ce8" office:value-type="string" calcext:value-type="string">
            <text:p>Skrivit «a zeu».</text:p>
          </table:table-cell>
          <table:table-cell table:style-name="ce8" office:value-type="string" calcext:value-type="string">
            <text:p>Écrivez «a zeu».</text:p>
          </table:table-cell>
          <table:table-cell table:style-name="ce8" office:value-type="string" calcext:value-type="string">
            <text:p>Write «a zeu».</text:p>
          </table:table-cell>
          <table:table-cell table:style-name="ce8" office:value-type="string" calcext:value-type="string">
            <text:p>Oui</text:p>
          </table:table-cell>
          <table:table-cell table:style-name="ce8" office:value-type="string" calcext:value-type="string">
            <text:p>Barrennig-stagañ ebet</text:p>
          </table:table-cell>
          <table:table-cell/>
          <table:table-cell office:value-type="string" calcext:value-type="string">
            <text:p>A-z:</text:p>
          </table:table-cell>
          <table:table-cell table:style-name="ce8" office:value-type="string" calcext:value-type="string">
            <text:p><text:a xlink:href="http://devri.bzh/recherche/?q=a-z&amp;submit" xlink:type="simple">http://devri.bzh/recherche/?q=a-z&amp;submit=</text:a></text:p>
          </table:table-cell>
          <table:table-cell table:style-name="ce8" office:value-type="string" calcext:value-type="string">
            <text:p><text:a xlink:href="http://meurgorf.brezhoneg.bzh/meurgorf/enklask?terme=a-z&amp;submit=Rechercher&amp;categorie=0&amp;oeuvres=0&amp;search_opt=1" xlink:type="simple">http://meurgorf.brezhoneg.bzh/meurgorf/enklask?terme=a-z&amp;submit=Rechercher&amp;categorie=0&amp;oeuvres=0&amp;search_opt=1</text:a></text:p>
          </table:table-cell>
          <table:table-cell table:style-name="ce8" office:value-type="string" calcext:value-type="string">
            <text:p><text:a xlink:href="https://br.wiktionary.org/wiki/a-zioc%27h" xlink:type="simple">https://br.wiktionary.org/wiki/a-zioc%27h</text:a></text:p>
          </table:table-cell>
          <table:table-cell/>
          <table:table-cell table:style-name="ce8" office:value-type="string" calcext:value-type="string">
            <text:p>idem</text:p>
          </table:table-cell>
          <table:table-cell table:style-name="ce40" office:value-type="date" office:date-value="2019-07-03" calcext:value-type="date">
            <text:p>03/07/19</text:p>
          </table:table-cell>
          <table:table-cell table:number-columns-repeated="45"/>
        </table:table-row>
        <table:table-row table:style-name="ro7">
          <table:table-cell office:value-type="float" office:value="397" calcext:value-type="float">
            <text:p>397</text:p>
          </table:table-cell>
          <table:table-cell office:value-type="string" calcext:value-type="string">
            <text:p><text:a xlink:href="https://community.languagetool.org/rule/show/RAK_SE?lang=br&amp;subId=1" xlink:type="simple">https://community.languagetool.org/rule/show/RAK_SE?lang=br&amp;subId=1</text:a></text:p>
          </table:table-cell>
          <table:table-cell table:number-columns-repeated="2" office:value-type="string" calcext:value-type="string">
            <text:p>rak se → rak-se</text:p>
          </table:table-cell>
          <table:table-cell office:value-type="string" calcext:value-type="string">
            <text:p>Fazi en ur chom hep skrivañ ar varrennig-stagañ etre «rak-se».</text:p>
          </table:table-cell>
          <table:table-cell office:value-type="string" calcext:value-type="string">
            <text:p>Implijit rak-se. (CHALM Q3)</text:p>
          </table:table-cell>
          <table:table-cell office:value-type="string" calcext:value-type="string">
            <text:p>Skrivit «rak-se». (CHALM Q3)</text:p>
          </table:table-cell>
          <table:table-cell office:value-type="string" calcext:value-type="string">
            <text:p>Écrivez «rak-se». (CHALM Q3)</text:p>
          </table:table-cell>
          <table:table-cell office:value-type="string" calcext:value-type="string">
            <text:p>Write «rak-se». (CHALM Q3)</text:p>
          </table:table-cell>
          <table:table-cell office:value-type="string" calcext:value-type="string">
            <text:p>Oui</text:p>
          </table:table-cell>
          <table:table-cell office:value-type="string" calcext:value-type="string">
            <text:p>Barrennig-stagañ</text:p>
          </table:table-cell>
          <table:table-cell table:style-name="ce3" office:value-type="string" calcext:value-type="string">
            <text:p>Fazi bizskrivañ posupl</text:p>
          </table:table-cell>
          <table:table-cell table:style-name="ce3" office:value-type="string" calcext:value-type="string">
            <text:p>Rak-:</text:p>
          </table:table-cell>
          <table:table-cell office:value-type="string" calcext:value-type="string">
            <text:p><text:a xlink:href="http://devri.bzh/recherche/?q=rak&amp;submit" xlink:type="simple">http://devri.bzh/recherche/?q=rak&amp;submit=</text:a></text:p>
          </table:table-cell>
          <table:table-cell office:value-type="string" calcext:value-type="string">
            <text:p>http://meurgorf.brezhoneg.bzh/meurgorf/enklask?terme=rak&amp;submit=Rechercher&amp;categorie=0&amp;oeuvres=0&amp;search_opt=1</text:p>
            <text:p>http://meurgorf.brezhoneg.bzh/meurgorf/enklask?terme=rak-&amp;submit=Rechercher&amp;categorie=0&amp;oeuvres=0&amp;search_opt=1</text:p>
          </table:table-cell>
          <table:table-cell office:value-type="string" calcext:value-type="string">
            <text:p><text:a xlink:href="https://br.wiktionary.org/wiki/rak-se" xlink:type="simple">https://br.wiktionary.org/wiki/rak-se</text:a></text:p>
          </table:table-cell>
          <table:table-cell table:style-name="ce28"/>
          <table:table-cell office:value-type="string" calcext:value-type="string">
            <text:p>idem</text:p>
          </table:table-cell>
          <table:table-cell office:value-type="date" office:date-value="2019-07-03" calcext:value-type="date">
            <text:p>03/07/19</text:p>
          </table:table-cell>
          <table:table-cell table:number-columns-repeated="45"/>
        </table:table-row>
        <table:table-row table:style-name="ro7">
          <table:table-cell table:style-name="ce8" office:value-type="float" office:value="398" calcext:value-type="float">
            <text:p>398</text:p>
          </table:table-cell>
          <table:table-cell table:style-name="ce8" office:value-type="string" calcext:value-type="string">
            <text:p><text:a xlink:href="https://community.languagetool.org/rule/show/ALL?lang=br&amp;subId=1" xlink:type="simple">https://community.languagetool.org/rule/show/ALL?lang=br&amp;subId=1</text:a></text:p>
          </table:table-cell>
          <table:table-cell table:number-columns-repeated="2" table:style-name="ce8" office:value-type="string" calcext:value-type="string">
            <text:p>en tu-all → en tu all (hag all)</text:p>
          </table:table-cell>
          <table:table-cell table:style-name="ce8" office:value-type="string" calcext:value-type="string">
            <text:p>Fazi en ur skrivañ ur varrennig-stagañ e-barzh «en tu all».</text:p>
          </table:table-cell>
          <table:table-cell table:style-name="ce8" office:value-type="string" calcext:value-type="string">
            <text:p>Implijit \1.</text:p>
          </table:table-cell>
          <table:table-cell table:style-name="ce8" office:value-type="string" calcext:value-type="string">
            <text:p>Skrivit «\1».</text:p>
          </table:table-cell>
          <table:table-cell table:style-name="ce8" office:value-type="string" calcext:value-type="string">
            <text:p>Écrivez «\1».</text:p>
          </table:table-cell>
          <table:table-cell table:style-name="ce8" office:value-type="string" calcext:value-type="string">
            <text:p>Write «\1».</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Tu-:</text:p>
          </table:table-cell>
          <table:table-cell table:style-name="ce8" office:value-type="string" calcext:value-type="string">
            <text:p><text:a xlink:href="http://devri.bzh/recherche/?q=tu&amp;submit" xlink:type="simple">http://devri.bzh/recherche/?q=tu&amp;submit=</text:a></text:p>
          </table:table-cell>
          <table:table-cell table:style-name="ce8" office:value-type="string" calcext:value-type="string">
            <text:p>http://meurgorf.brezhoneg.bzh/meurgorf/enklask?terme=tu&amp;submit=Rechercher&amp;categorie=0&amp;oeuvres=0&amp;search_opt=1</text:p>
            <text:p>http://meurgorf.brezhoneg.bzh/meurgorf/enklask?terme=tu-&amp;submit=Rechercher&amp;categorie=0&amp;oeuvres=0&amp;search_opt=1</text:p>
          </table:table-cell>
          <table:table-cell table:style-name="ce8" office:value-type="string" calcext:value-type="string">
            <text:p><text:a xlink:href="https://br.wiktionary.org/wiki/tu" xlink:type="simple">https://br.wiktionary.org/wiki/tu</text:a></text:p>
          </table:table-cell>
          <table:table-cell/>
          <table:table-cell table:style-name="ce8" office:value-type="string" calcext:value-type="string">
            <text:p>idem</text:p>
          </table:table-cell>
          <table:table-cell table:style-name="ce40" office:value-type="date" office:date-value="2019-07-03" calcext:value-type="date">
            <text:p>03/07/19</text:p>
          </table:table-cell>
          <table:table-cell table:number-columns-repeated="45"/>
        </table:table-row>
        <table:table-row table:style-name="ro7">
          <table:table-cell office:value-type="float" office:value="399" calcext:value-type="float">
            <text:p>399</text:p>
          </table:table-cell>
          <table:table-cell office:value-type="string" calcext:value-type="string">
            <text:p><text:a xlink:href="https://community.languagetool.org/rule/show/DRE_GANT?lang=br&amp;subId=1" xlink:type="simple">https://community.languagetool.org/rule/show/DRE_GANT?lang=br&amp;subId=1</text:a></text:p>
          </table:table-cell>
          <table:table-cell table:number-columns-repeated="2" office:value-type="string" calcext:value-type="string">
            <text:p>dre gant → dre-gant</text:p>
          </table:table-cell>
          <table:table-cell office:value-type="string" calcext:value-type="string">
            <text:p>Fazi en ur chom hep skrivañ ar barrennigoù-stagañ etre «dre-gant».</text:p>
          </table:table-cell>
          <table:table-cell office:value-type="string" calcext:value-type="string">
            <text:p>Ha fellout a rae deoc’h skrivañ \2-\3?</text:p>
          </table:table-cell>
          <table:table-cell office:value-type="string" calcext:value-type="string">
            <text:p>Skrivit «\2-\3».</text:p>
          </table:table-cell>
          <table:table-cell office:value-type="string" calcext:value-type="string">
            <text:p>Écrivez «\2-\3».</text:p>
          </table:table-cell>
          <table:table-cell office:value-type="string" calcext:value-type="string">
            <text:p>Write «\2-\3».</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Dre-:</text:p>
          </table:table-cell>
          <table:table-cell office:value-type="string" calcext:value-type="string">
            <text:p><text:a xlink:href="http://devri.bzh/recherche/?q=dre&amp;submit" xlink:type="simple">http://devri.bzh/recherche/?q=dre&amp;submit=</text:a></text:p>
          </table:table-cell>
          <table:table-cell office:value-type="string" calcext:value-type="string">
            <text:p>http://meurgorf.brezhoneg.bzh/meurgorf/enklask?terme=dre&amp;submit=Rechercher&amp;categorie=0&amp;oeuvres=0&amp;search_opt=1</text:p>
            <text:p>http://meurgorf.brezhoneg.bzh/meurgorf/enklask?terme=dre-&amp;submit=Rechercher&amp;categorie=0&amp;oeuvres=0&amp;search_opt=1</text:p>
          </table:table-cell>
          <table:table-cell office:value-type="string" calcext:value-type="string">
            <text:p><text:a xlink:href="https://br.wiktionary.org/wiki/dre" xlink:type="simple">https://br.wiktionary.org/wiki/dre</text:a></text:p>
          </table:table-cell>
          <table:table-cell table:style-name="ce28"/>
          <table:table-cell office:value-type="string" calcext:value-type="string">
            <text:p>idem</text:p>
          </table:table-cell>
          <table:table-cell office:value-type="date" office:date-value="2019-07-03" calcext:value-type="date">
            <text:p>03/07/19</text:p>
          </table:table-cell>
          <table:table-cell table:number-columns-repeated="45"/>
        </table:table-row>
        <table:table-row table:style-name="ro3">
          <table:table-cell table:style-name="ce8" office:value-type="float" office:value="400" calcext:value-type="float">
            <text:p>400</text:p>
          </table:table-cell>
          <table:table-cell table:style-name="ce8" office:value-type="string" calcext:value-type="string">
            <text:p><text:a xlink:href="https://community.languagetool.org/rule/show/DIOUZHTU?lang=br&amp;subId=1" xlink:type="simple">https://community.languagetool.org/rule/show/DIOUZHTU?lang=br&amp;subId=1</text:a></text:p>
          </table:table-cell>
          <table:table-cell table:number-columns-repeated="2" table:style-name="ce8" office:value-type="string" calcext:value-type="string">
            <text:p>diouzh-tu → diouzhtu</text:p>
          </table:table-cell>
          <table:table-cell table:style-name="ce8" office:value-type="string" calcext:value-type="string">
            <text:p>Fazi en ur skrivañ ur varrennig-stagañ e-barzh «diouzhtu».</text:p>
          </table:table-cell>
          <table:table-cell table:style-name="ce8" office:value-type="string" calcext:value-type="string">
            <text:p>Ha fellout a rae deoc’h skrivañ diouzhtu?</text:p>
          </table:table-cell>
          <table:table-cell table:style-name="ce8" office:value-type="string" calcext:value-type="string">
            <text:p>Skrivit «diouzhtu».</text:p>
          </table:table-cell>
          <table:table-cell table:style-name="ce8" office:value-type="string" calcext:value-type="string">
            <text:p>Écrivez «diouzhtu».</text:p>
          </table:table-cell>
          <table:table-cell table:style-name="ce8" office:value-type="string" calcext:value-type="string">
            <text:p>Write «diouzhtu».</text:p>
          </table:table-cell>
          <table:table-cell table:style-name="ce8" office:value-type="string" calcext:value-type="string">
            <text:p>Oui</text:p>
          </table:table-cell>
          <table:table-cell table:style-name="ce8" office:value-type="string" calcext:value-type="string">
            <text:p>Barrennig-stagañ ebet</text:p>
          </table:table-cell>
          <table:table-cell/>
          <table:table-cell office:value-type="string" calcext:value-type="string">
            <text:p>Diouzh:</text:p>
          </table:table-cell>
          <table:table-cell table:style-name="ce8" office:value-type="string" calcext:value-type="string">
            <text:p><text:a xlink:href="http://devri.bzh/recherche/?q=diouzh&amp;submit" xlink:type="simple">http://devri.bzh/recherche/?q=diouzh&amp;submit=</text:a></text:p>
          </table:table-cell>
          <table:table-cell table:style-name="ce8" office:value-type="string" calcext:value-type="string">
            <text:p><text:a xlink:href="http://meurgorf.brezhoneg.bzh/meurgorf/enklask?terme=diouzh&amp;submit=Rechercher&amp;categorie=0&amp;oeuvres=0&amp;search_opt=1" xlink:type="simple">http://meurgorf.brezhoneg.bzh/meurgorf/enklask?terme=diouzh&amp;submit=Rechercher&amp;categorie=0&amp;oeuvres=0&amp;search_opt=1</text:a></text:p>
          </table:table-cell>
          <table:table-cell table:style-name="ce8" office:value-type="string" calcext:value-type="string">
            <text:p><text:a xlink:href="https://br.wiktionary.org/wiki/diouzh" xlink:type="simple">https://br.wiktionary.org/wiki/diouzh</text:a></text:p>
          </table:table-cell>
          <table:table-cell/>
          <table:table-cell table:style-name="ce8" office:value-type="string" calcext:value-type="string">
            <text:p>idem</text:p>
          </table:table-cell>
          <table:table-cell table:style-name="ce40" office:value-type="date" office:date-value="2019-07-03" calcext:value-type="date">
            <text:p>03/07/19</text:p>
          </table:table-cell>
          <table:table-cell table:number-columns-repeated="45"/>
        </table:table-row>
        <table:table-row table:style-name="ro2">
          <table:table-cell office:value-type="float" office:value="401" calcext:value-type="float">
            <text:p>401</text:p>
          </table:table-cell>
          <table:table-cell office:value-type="string" calcext:value-type="string">
            <text:p><text:a xlink:href="https://community.languagetool.org/rule/show/ABER_ACH?lang=br&amp;subId=1" xlink:type="simple">https://community.languagetool.org/rule/show/ABER_ACH?lang=br&amp;subId=1</text:a></text:p>
          </table:table-cell>
          <table:table-cell table:number-columns-repeated="2" office:value-type="string" calcext:value-type="string">
            <text:p>Aber Ac’h → Aber-Ac’h</text:p>
          </table:table-cell>
          <table:table-cell office:value-type="string" calcext:value-type="string">
            <text:p>Fazi en ur chom hep skrivañ ar barrennigoù-stagañ etre «Aber-Ac’h».</text:p>
          </table:table-cell>
          <table:table-cell office:value-type="string" calcext:value-type="string">
            <text:p>Ha fellout a rae deoc’h skrivañ Aber-Ac’h?</text:p>
          </table:table-cell>
          <table:table-cell office:value-type="string" calcext:value-type="string">
            <text:p>Skrivit «Aber-Ac’h».</text:p>
          </table:table-cell>
          <table:table-cell office:value-type="string" calcext:value-type="string">
            <text:p>Écrivez «Aber-Ac’h».</text:p>
          </table:table-cell>
          <table:table-cell office:value-type="string" calcext:value-type="string">
            <text:p>Write «Aber-Ac’h».</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Aber-:</text:p>
          </table:table-cell>
          <table:table-cell office:value-type="string" calcext:value-type="string">
            <text:p><text:a xlink:href="http://devri.bzh/recherche/?q=aber&amp;submit" xlink:type="simple">http://devri.bzh/recherche/?q=aber&amp;submit=</text:a></text:p>
          </table:table-cell>
          <table:table-cell office:value-type="string" calcext:value-type="string">
            <text:p><text:a xlink:href="http://meurgorf.brezhoneg.bzh/meurgorf/enklask?terme=aber&amp;submit=Rechercher&amp;categorie=0&amp;oeuvres=0&amp;search_opt=1" xlink:type="simple">http://meurgorf.brezhoneg.bzh/meurgorf/enklask?terme=aber&amp;submit=Rechercher&amp;categorie=0&amp;oeuvres=0&amp;search_opt=1</text:a></text:p>
          </table:table-cell>
          <table:table-cell office:value-type="string" calcext:value-type="string">
            <text:p><text:a xlink:href="https://br.wiktionary.org/wiki/aber" xlink:type="simple">https://br.wiktionary.org/wiki/aber</text:a></text:p>
          </table:table-cell>
          <table:table-cell table:style-name="ce28"/>
          <table:table-cell office:value-type="string" calcext:value-type="string">
            <text:p>idem</text:p>
          </table:table-cell>
          <table:table-cell office:value-type="date" office:date-value="2019-07-03" calcext:value-type="date">
            <text:p>03/07/19</text:p>
          </table:table-cell>
          <table:table-cell table:number-columns-repeated="45"/>
        </table:table-row>
        <table:table-row table:style-name="ro2">
          <table:table-cell table:style-name="ce8" office:value-type="float" office:value="402" calcext:value-type="float">
            <text:p>402</text:p>
          </table:table-cell>
          <table:table-cell table:style-name="ce8" office:value-type="string" calcext:value-type="string">
            <text:p><text:a xlink:href="https://community.languagetool.org/rule/show/ABER_ILDUD?lang=br&amp;subId=1" xlink:type="simple">https://community.languagetool.org/rule/show/ABER_ILDUD?lang=br&amp;subId=1</text:a></text:p>
          </table:table-cell>
          <table:table-cell table:number-columns-repeated="2" table:style-name="ce8" office:value-type="string" calcext:value-type="string">
            <text:p>Aber Ildud → Aber-Ildud</text:p>
          </table:table-cell>
          <table:table-cell table:style-name="ce8" office:value-type="string" calcext:value-type="string">
            <text:p>Fazi en ur chom hep skrivañ ar barrennigoù-stagañ etre «Aber-Ildud».</text:p>
          </table:table-cell>
          <table:table-cell table:style-name="ce8" office:value-type="string" calcext:value-type="string">
            <text:p>Ha fellout a rae deoc’h skrivañ Aber-Ildud?</text:p>
          </table:table-cell>
          <table:table-cell table:style-name="ce8" office:value-type="string" calcext:value-type="string">
            <text:p>Skrivit «Aber-Ildud».</text:p>
          </table:table-cell>
          <table:table-cell table:style-name="ce8" office:value-type="string" calcext:value-type="string">
            <text:p>Écrivez «Aber-Ildud».</text:p>
          </table:table-cell>
          <table:table-cell table:style-name="ce8" office:value-type="string" calcext:value-type="string">
            <text:p>Write «Aber-Ildud».</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7-03" calcext:value-type="date">
            <text:p>03/07/19</text:p>
          </table:table-cell>
          <table:table-cell table:number-columns-repeated="45"/>
        </table:table-row>
        <table:table-row table:style-name="ro2">
          <table:table-cell office:value-type="float" office:value="403" calcext:value-type="float">
            <text:p>403</text:p>
          </table:table-cell>
          <table:table-cell office:value-type="string" calcext:value-type="string">
            <text:p><text:a xlink:href="https://community.languagetool.org/rule/show/PONT_DOUR?lang=br&amp;subId=1" xlink:type="simple">https://community.languagetool.org/rule/show/PONT_DOUR?lang=br&amp;subId=1</text:a></text:p>
          </table:table-cell>
          <table:table-cell table:number-columns-repeated="2" office:value-type="string" calcext:value-type="string">
            <text:p>pont dour → pont-dour</text:p>
          </table:table-cell>
          <table:table-cell office:value-type="string" calcext:value-type="string">
            <text:p>Fazi en ur chom hep skrivañ ar barrennigoù-stagañ etre «pont-dour».</text:p>
          </table:table-cell>
          <table:table-cell office:value-type="string" calcext:value-type="string">
            <text:p>Ha fellout a rae deoc’h skrivañ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Pont-:</text:p>
          </table:table-cell>
          <table:table-cell office:value-type="string" calcext:value-type="string">
            <text:p><text:a xlink:href="http://devri.bzh/recherche/?q=pont&amp;submit" xlink:type="simple">http://devri.bzh/recherche/?q=pont&amp;submit=</text:a></text:p>
          </table:table-cell>
          <table:table-cell office:value-type="string" calcext:value-type="string">
            <text:p><text:a xlink:href="http://meurgorf.brezhoneg.bzh/meurgorf/enklask?terme=pont&amp;submit=Rechercher&amp;categorie=0&amp;oeuvres=0&amp;search_opt=1" xlink:type="simple">http://meurgorf.brezhoneg.bzh/meurgorf/enklask?terme=pont&amp;submit=Rechercher&amp;categorie=0&amp;oeuvres=0&amp;search_opt=1</text:a></text:p>
          </table:table-cell>
          <table:table-cell office:value-type="string" calcext:value-type="string">
            <text:p><text:a xlink:href="https://br.wiktionary.org/wiki/pont" xlink:type="simple">https://br.wiktionary.org/wiki/pont</text:a></text:p>
          </table:table-cell>
          <table:table-cell table:style-name="ce28"/>
          <table:table-cell office:value-type="string" calcext:value-type="string">
            <text:p>idem</text:p>
          </table:table-cell>
          <table:table-cell office:value-type="date" office:date-value="2019-07-03" calcext:value-type="date">
            <text:p>03/07/19</text:p>
          </table:table-cell>
          <table:table-cell table:number-columns-repeated="45"/>
        </table:table-row>
        <table:table-row table:style-name="ro2">
          <table:table-cell table:style-name="ce8" office:value-type="float" office:value="404" calcext:value-type="float">
            <text:p>404</text:p>
          </table:table-cell>
          <table:table-cell table:style-name="ce8" office:value-type="string" calcext:value-type="string">
            <text:p><text:a xlink:href="https://community.languagetool.org/rule/show/GOULENN_DA?lang=br&amp;subId=1" xlink:type="simple">https://community.languagetool.org/rule/show/GOULENN_DA?lang=br&amp;subId=1</text:a></text:p>
          </table:table-cell>
          <table:table-cell table:number-columns-repeated="2" table:style-name="ce8" office:value-type="string" calcext:value-type="string">
            <text:p>Goulenn da → goulenn ouzh/gant/digant</text:p>
          </table:table-cell>
          <table:table-cell table:style-name="ce8" office:value-type="string" calcext:value-type="string">
            <text:p>Implij fall eus an araogenn «da» gant ar verb «goulenn».</text:p>
          </table:table-cell>
          <table:table-cell table:style-name="ce8" office:value-type="string" calcext:value-type="string">
            <text:p>Ne vez ket implijet an araogenn «da» gant ar verb «\1».</text:p>
          </table:table-cell>
          <table:table-cell table:style-name="ce8" office:value-type="string" calcext:value-type="string">
            <text:p>Gallekadur, ne implijer ket an araogenn «da» gant ar verb «\1».</text:p>
          </table:table-cell>
          <table:table-cell table:style-name="ce8" office:value-type="string" calcext:value-type="string">
            <text:p>Francisation, on n’utilise pas la préposition «da» avec le verbe «\1».</text:p>
          </table:table-cell>
          <table:table-cell table:style-name="ce8" office:value-type="string" calcext:value-type="string">
            <text:p>Francisation, we do not use the preposition «da» with the verb «\1».</text:p>
          </table:table-cell>
          <table:table-cell table:style-name="ce8" office:value-type="string" calcext:value-type="string">
            <text:p>Oui</text:p>
          </table:table-cell>
          <table:table-cell table:style-name="ce8" office:value-type="string" calcext:value-type="string">
            <text:p>Araogenn</text:p>
          </table:table-cell>
          <table:table-cell office:value-type="string" calcext:value-type="string">
            <text:p>Gallekadur</text:p>
          </table:table-cell>
          <table:table-cell office:value-type="string" calcext:value-type="string">
            <text:p>Goulenn:</text:p>
          </table:table-cell>
          <table:table-cell table:style-name="ce8" office:value-type="string" calcext:value-type="string">
            <text:p><text:a xlink:href="http://devri.bzh/recherche/?q=goulenn&amp;submit" xlink:type="simple">http://devri.bzh/recherche/?q=goulenn&amp;submit=</text:a></text:p>
          </table:table-cell>
          <table:table-cell table:style-name="ce8" office:value-type="string" calcext:value-type="string">
            <text:p><text:a xlink:href="http://meurgorf.brezhoneg.bzh/meurgorf/enklask?terme=goulenn&amp;submit=Rechercher&amp;categorie=0&amp;oeuvres=0" xlink:type="simple">http://meurgorf.brezhoneg.bzh/meurgorf/enklask?terme=goulenn&amp;submit=Rechercher&amp;categorie=0&amp;oeuvres=0</text:a></text:p>
          </table:table-cell>
          <table:table-cell table:style-name="ce8" office:value-type="string" calcext:value-type="string">
            <text:p><text:a xlink:href="https://br.wiktionary.org/wiki/goulenn" xlink:type="simple">https://br.wiktionary.org/wiki/goulenn</text:a></text:p>
          </table:table-cell>
          <table:table-cell/>
          <table:table-cell table:style-name="ce8" office:value-type="string" calcext:value-type="string">
            <text:p>idem</text:p>
          </table:table-cell>
          <table:table-cell table:style-name="ce40" office:value-type="date" office:date-value="2019-07-03" calcext:value-type="date">
            <text:p>03/07/19</text:p>
          </table:table-cell>
          <table:table-cell table:number-columns-repeated="45"/>
        </table:table-row>
        <table:table-row table:style-name="ro2">
          <table:table-cell office:value-type="float" office:value="405" calcext:value-type="float">
            <text:p>405</text:p>
          </table:table-cell>
          <table:table-cell office:value-type="string" calcext:value-type="string">
            <text:p><text:a xlink:href="https://community.languagetool.org/rule/show/GOULENN_DA?lang=br&amp;subId=2" xlink:type="simple">https://community.languagetool.org/rule/show/GOULENN_DA?lang=br&amp;subId=2</text:a></text:p>
          </table:table-cell>
          <table:table-cell table:number-columns-repeated="2" office:value-type="string" calcext:value-type="string">
            <text:p>Goulenn da → goulenn ouzh/gant/digant</text:p>
          </table:table-cell>
          <table:table-cell office:value-type="string" calcext:value-type="string">
            <text:p>Implij fall eus an araogenn «da» gant ar verb «goulenn».</text:p>
          </table:table-cell>
          <table:table-cell office:value-type="string" calcext:value-type="string">
            <text:p>Ne vez ket implijet an araogenn «da» gant ar verb «\1».</text:p>
          </table:table-cell>
          <table:table-cell office:value-type="string" calcext:value-type="string">
            <text:p>Gallekadur, ne implijer ket an araogenn «da» gant ar verb «\1».</text:p>
          </table:table-cell>
          <table:table-cell office:value-type="string" calcext:value-type="string">
            <text:p>Francisation, on n’utilise pas la préposition «da» avec le verbe «\1».</text:p>
          </table:table-cell>
          <table:table-cell office:value-type="string" calcext:value-type="string">
            <text:p>Francisation, we do not use the preposition «da» with the verb «\1».</text:p>
          </table:table-cell>
          <table:table-cell office:value-type="string" calcext:value-type="string">
            <text:p>Oui</text:p>
          </table:table-cell>
          <table:table-cell office:value-type="string" calcext:value-type="string">
            <text:p>Araogenn</text:p>
          </table:table-cell>
          <table:table-cell table:style-name="ce3" office:value-type="string" calcext:value-type="string">
            <text:p>Gallekadu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7-03" calcext:value-type="date">
            <text:p>03/07/19</text:p>
          </table:table-cell>
          <table:table-cell table:number-columns-repeated="45"/>
        </table:table-row>
        <table:table-row table:style-name="ro2">
          <table:table-cell table:style-name="ce8" office:value-type="float" office:value="406" calcext:value-type="float">
            <text:p>406</text:p>
          </table:table-cell>
          <table:table-cell table:style-name="ce8" office:value-type="string" calcext:value-type="string">
            <text:p><text:a xlink:href="https://community.languagetool.org/rule/show/GOULENN_DA?lang=br&amp;subId=3" xlink:type="simple">https://community.languagetool.org/rule/show/GOULENN_DA?lang=br&amp;subId=3</text:a></text:p>
          </table:table-cell>
          <table:table-cell table:number-columns-repeated="2" table:style-name="ce8" office:value-type="string" calcext:value-type="string">
            <text:p>Goulenn da → goulenn ouzh/gant/digant</text:p>
          </table:table-cell>
          <table:table-cell table:style-name="ce8" office:value-type="string" calcext:value-type="string">
            <text:p>Implij fall eus an araogenn «da» gant ar verb «goulenn».</text:p>
          </table:table-cell>
          <table:table-cell table:style-name="ce8" office:value-type="string" calcext:value-type="string">
            <text:p>Ne vez ket implijet an araogenn «da» gant ar verb «\1».</text:p>
          </table:table-cell>
          <table:table-cell table:style-name="ce8" office:value-type="string" calcext:value-type="string">
            <text:p>Gallekadur, ne implijer ket an araogenn «da» gant ar verb «\1».</text:p>
          </table:table-cell>
          <table:table-cell table:style-name="ce8" office:value-type="string" calcext:value-type="string">
            <text:p>Francisation, on n’utilise pas la préposition «da» avec le verbe «\1».</text:p>
          </table:table-cell>
          <table:table-cell table:style-name="ce8" office:value-type="string" calcext:value-type="string">
            <text:p>Francisation, we do not use the preposition «da» with the verb «\1».</text:p>
          </table:table-cell>
          <table:table-cell table:style-name="ce8" office:value-type="string" calcext:value-type="string">
            <text:p>Oui</text:p>
          </table:table-cell>
          <table:table-cell table:style-name="ce8" office:value-type="string" calcext:value-type="string">
            <text:p>Araogenn</text:p>
          </table:table-cell>
          <table:table-cell office:value-type="string" calcext:value-type="string">
            <text:p>Gallek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7-03" calcext:value-type="date">
            <text:p>03/07/19</text:p>
          </table:table-cell>
          <table:table-cell table:number-columns-repeated="45"/>
        </table:table-row>
        <table:table-row table:style-name="ro2">
          <table:table-cell office:value-type="float" office:value="407" calcext:value-type="float">
            <text:p>407</text:p>
          </table:table-cell>
          <table:table-cell office:value-type="string" calcext:value-type="string">
            <text:p><text:a xlink:href="https://community.languagetool.org/rule/show/GOULENN_DA?lang=br&amp;subId=4" xlink:type="simple">https://community.languagetool.org/rule/show/GOULENN_DA?lang=br&amp;subId=4</text:a></text:p>
          </table:table-cell>
          <table:table-cell table:number-columns-repeated="2" office:value-type="string" calcext:value-type="string">
            <text:p>Goulenn da → goulenn ouzh/gant/digant</text:p>
          </table:table-cell>
          <table:table-cell office:value-type="string" calcext:value-type="string">
            <text:p>Implij fall eus an araogenn «da» gant ar verb «goulenn».</text:p>
          </table:table-cell>
          <table:table-cell office:value-type="string" calcext:value-type="string">
            <text:p>Ne vez ket implijet an araogenn «da» gant ar verb «\1».</text:p>
          </table:table-cell>
          <table:table-cell office:value-type="string" calcext:value-type="string">
            <text:p>Gallekadur, ne implijer ket an araogenn «da» gant ar verb «\1».</text:p>
          </table:table-cell>
          <table:table-cell office:value-type="string" calcext:value-type="string">
            <text:p>Francisation, on n’utilise pas la préposition «da» avec le verbe «\1».</text:p>
          </table:table-cell>
          <table:table-cell office:value-type="string" calcext:value-type="string">
            <text:p>Francisation, we do not use the preposition «da» with the verb «\1».</text:p>
          </table:table-cell>
          <table:table-cell office:value-type="string" calcext:value-type="string">
            <text:p>Oui</text:p>
          </table:table-cell>
          <table:table-cell office:value-type="string" calcext:value-type="string">
            <text:p>Araogenn</text:p>
          </table:table-cell>
          <table:table-cell table:style-name="ce3" office:value-type="string" calcext:value-type="string">
            <text:p>Gallekadu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7-03" calcext:value-type="date">
            <text:p>03/07/19</text:p>
          </table:table-cell>
          <table:table-cell table:number-columns-repeated="45"/>
        </table:table-row>
        <table:table-row table:style-name="ro7">
          <table:table-cell table:style-name="ce8" office:value-type="float" office:value="408" calcext:value-type="float">
            <text:p>408</text:p>
          </table:table-cell>
          <table:table-cell table:style-name="ce8" office:value-type="string" calcext:value-type="string">
            <text:p><text:a xlink:href="https://community.languagetool.org/rule/show/DA_A?lang=br&amp;subId=1" xlink:type="simple">https://community.languagetool.org/rule/show/DA_A?lang=br&amp;subId=1</text:a></text:p>
          </table:table-cell>
          <table:table-cell table:style-name="ce8" office:value-type="string" calcext:value-type="string">
            <text:p>da → a</text:p>
          </table:table-cell>
          <table:table-cell table:style-name="ce8" office:value-type="string" calcext:value-type="string">
            <text:p>Kemmesk etre an araogennoù «da» ha «a»</text:p>
          </table:table-cell>
          <table:table-cell table:style-name="ce8" office:value-type="string" calcext:value-type="string">
            <text:p>Kemmesk etre an araogennoù «da» ha «a».</text:p>
          </table:table-cell>
          <table:table-cell table:style-name="ce8" office:value-type="string" calcext:value-type="string">
            <text:p>Ne vez ket implijet an araogenn «\4» gant ar verb «\1». Implijit «din/dit…»</text:p>
          </table:table-cell>
          <table:table-cell table:style-name="ce8" office:value-type="string" calcext:value-type="string">
            <text:p>Ne implijer ket an araogenn «\4» gant ar verb «\1». Grit neuze gant «din, dit…».</text:p>
          </table:table-cell>
          <table:table-cell table:style-name="ce8" office:value-type="string" calcext:value-type="string">
            <text:p>On n’utilise pas la préposition «\4» avec le verbe «\1». Utilisez plutôt «din, dit…».</text:p>
          </table:table-cell>
          <table:table-cell table:style-name="ce8" office:value-type="string" calcext:value-type="string">
            <text:p>We do not use the preposition «\4» with the verb «\1». Use «din, dit ...» instead.</text:p>
          </table:table-cell>
          <table:table-cell table:style-name="ce8" office:value-type="string" calcext:value-type="string">
            <text:p>Oui</text:p>
          </table:table-cell>
          <table:table-cell table:style-name="ce8" office:value-type="string" calcext:value-type="string">
            <text:p>Araogenn</text:p>
          </table:table-cell>
          <table:table-cell office:value-type="string" calcext:value-type="string">
            <text:p>implij fall</text:p>
          </table:table-cell>
          <table:table-cell office:value-type="string" calcext:value-type="string">
            <text:p>A:</text:p>
            <text:p>Da:</text:p>
          </table:table-cell>
          <table:table-cell table:style-name="ce8" office:value-type="string" calcext:value-type="string">
            <text:p>http://devri.bzh/recherche/?q=a&amp;submit=</text:p>
            <text:p>http://devri.bzh/recherche/?q=da&amp;submit=</text:p>
          </table:table-cell>
          <table:table-cell table:style-name="ce8" office:value-type="string" calcext:value-type="string">
            <text:p>http://meurgorf.brezhoneg.bzh/meurgorf/enklask?terme=a&amp;submit=Rechercher&amp;categorie=0&amp;oeuvres=0</text:p>
            <text:p>http://meurgorf.brezhoneg.bzh/meurgorf/enklask?terme=da&amp;submit=Rechercher&amp;categorie=0&amp;oeuvres=0</text:p>
          </table:table-cell>
          <table:table-cell table:style-name="ce8" office:value-type="string" calcext:value-type="string">
            <text:p>https://br.wiktionary.org/wiki/a</text:p>
            <text:p>https://br.wiktionary.org/wiki/da</text:p>
          </table:table-cell>
          <table:table-cell/>
          <table:table-cell table:style-name="ce8" office:value-type="string" calcext:value-type="string">
            <text:p>idem</text:p>
          </table:table-cell>
          <table:table-cell table:style-name="ce40" office:value-type="date" office:date-value="2019-07-03" calcext:value-type="date">
            <text:p>03/07/19</text:p>
          </table:table-cell>
          <table:table-cell table:number-columns-repeated="45"/>
        </table:table-row>
        <table:table-row table:style-name="ro4">
          <table:table-cell office:value-type="float" office:value="409" calcext:value-type="float">
            <text:p>409</text:p>
          </table:table-cell>
          <table:table-cell office:value-type="string" calcext:value-type="string">
            <text:p><text:a xlink:href="https://community.languagetool.org/rule/show/DA_A?lang=br&amp;subId=2" xlink:type="simple">https://community.languagetool.org/rule/show/DA_A?lang=br&amp;subId=2</text:a></text:p>
          </table:table-cell>
          <table:table-cell office:value-type="string" calcext:value-type="string">
            <text:p>da → a</text:p>
          </table:table-cell>
          <table:table-cell office:value-type="string" calcext:value-type="string">
            <text:p>Kemmesk etre an araogennoù «da» ha «a»</text:p>
          </table:table-cell>
          <table:table-cell office:value-type="string" calcext:value-type="string">
            <text:p>Kemmesk etre an araogennoù «da» ha «a».</text:p>
          </table:table-cell>
          <table:table-cell office:value-type="string" calcext:value-type="string">
            <text:p>Ne vez ket implijet an araogenn «\4» gant ar verb «\1». Implijit «din/dit…»</text:p>
          </table:table-cell>
          <table:table-cell office:value-type="string" calcext:value-type="string">
            <text:p>Ne implijer ket an araogenn «\4» gant ar verb «\1». Grit neuze gant «din, dit…».</text:p>
          </table:table-cell>
          <table:table-cell office:value-type="string" calcext:value-type="string">
            <text:p>On n’utilise pas la préposition «\4» avec le verbe «\1». Utilisez plutôt «din, dit…».</text:p>
          </table:table-cell>
          <table:table-cell office:value-type="string" calcext:value-type="string">
            <text:p>We do not use the preposition «\4» with the verb «\1». Use «din, dit ...» instead.</text:p>
          </table:table-cell>
          <table:table-cell office:value-type="string" calcext:value-type="string">
            <text:p>Oui</text:p>
          </table:table-cell>
          <table:table-cell office:value-type="string" calcext:value-type="string">
            <text:p>Araogenn</text:p>
          </table:table-cell>
          <table:table-cell table:style-name="ce3" office:value-type="string" calcext:value-type="string">
            <text:p>implij fall</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7-03" calcext:value-type="date">
            <text:p>03/07/19</text:p>
          </table:table-cell>
          <table:table-cell table:number-columns-repeated="45"/>
        </table:table-row>
        <table:table-row table:style-name="ro2">
          <table:table-cell table:style-name="ce8" office:value-type="float" office:value="410" calcext:value-type="float">
            <text:p>410</text:p>
          </table:table-cell>
          <table:table-cell table:style-name="ce8" office:value-type="string" calcext:value-type="string">
            <text:p><text:a xlink:href="https://community.languagetool.org/rule/show/DIGAREZIT_DIN?lang=br&amp;subId=1" xlink:type="simple">https://community.languagetool.org/rule/show/DIGAREZIT_DIN?lang=br&amp;subId=1</text:a></text:p>
          </table:table-cell>
          <table:table-cell table:style-name="ce8" office:value-type="string" calcext:value-type="string">
            <text:p>digarezit din → digarezit ac’hanon</text:p>
          </table:table-cell>
          <table:table-cell table:style-name="ce8" office:value-type="string" calcext:value-type="string">
            <text:p>Kemmesk etre an araogennoù «da» ha «a»</text:p>
          </table:table-cell>
          <table:table-cell table:style-name="ce8" office:value-type="string" calcext:value-type="string">
            <text:p>Kemmesk etre an araogennoù «da» ha «a».</text:p>
          </table:table-cell>
          <table:table-cell table:style-name="ce8" office:value-type="string" calcext:value-type="string">
            <text:p>Ne vez ket implijet an araogenn «da» gant ar verb «\1».</text:p>
          </table:table-cell>
          <table:table-cell table:style-name="ce8" office:value-type="string" calcext:value-type="string">
            <text:p>Ne implijer an araogenn «da» gant ar verb «\1».</text:p>
          </table:table-cell>
          <table:table-cell table:style-name="ce8" office:value-type="string" calcext:value-type="string">
            <text:p>On n’utilise pas la préposition «da» avec le verbe «\1».</text:p>
          </table:table-cell>
          <table:table-cell table:style-name="ce8" office:value-type="string" calcext:value-type="string">
            <text:p>We do not use the preposition «da» with the verb «\1».</text:p>
          </table:table-cell>
          <table:table-cell table:style-name="ce8" office:value-type="string" calcext:value-type="string">
            <text:p>Oui</text:p>
          </table:table-cell>
          <table:table-cell table:style-name="ce8" office:value-type="string" calcext:value-type="string">
            <text:p>Araogenn</text:p>
          </table:table-cell>
          <table:table-cell office:value-type="string" calcext:value-type="string">
            <text:p>implij fall</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7-03" calcext:value-type="date">
            <text:p>03/07/19</text:p>
          </table:table-cell>
          <table:table-cell table:number-columns-repeated="45"/>
        </table:table-row>
        <table:table-row table:style-name="ro2">
          <table:table-cell office:value-type="float" office:value="411" calcext:value-type="float">
            <text:p>411</text:p>
          </table:table-cell>
          <table:table-cell office:value-type="string" calcext:value-type="string">
            <text:p><text:a xlink:href="https://community.languagetool.org/rule/show/A_RAOK_DA?lang=br&amp;subId=1" xlink:type="simple">https://community.languagetool.org/rule/show/A_RAOK_DA?lang=br&amp;subId=1</text:a></text:p>
          </table:table-cell>
          <table:table-cell table:number-columns-repeated="2" office:value-type="string" calcext:value-type="string">
            <text:p>Digarezit din → Digarezit ac’hanon</text:p>
          </table:table-cell>
          <table:table-cell office:value-type="string" calcext:value-type="string">
            <text:p>Implij an araogenn «da» pa n’eus ket afer.</text:p>
          </table:table-cell>
          <table:table-cell office:value-type="string" calcext:value-type="string">
            <text:p>Ne vez ket implijet an araogenn «da» goude «\1».</text:p>
          </table:table-cell>
          <table:table-cell office:value-type="string" calcext:value-type="string">
            <text:p>Ne implijer ket an araogenn «da» goude «\1».</text:p>
          </table:table-cell>
          <table:table-cell office:value-type="string" calcext:value-type="string">
            <text:p>On n’utilise pas la préposition «da» après «\1».</text:p>
          </table:table-cell>
          <table:table-cell office:value-type="string" calcext:value-type="string">
            <text:p>We do not use the prepostion «da» after «\1».</text:p>
          </table:table-cell>
          <table:table-cell office:value-type="string" calcext:value-type="string">
            <text:p>Oui</text:p>
          </table:table-cell>
          <table:table-cell office:value-type="string" calcext:value-type="string">
            <text:p>Araogenn</text:p>
          </table:table-cell>
          <table:table-cell table:style-name="ce3" office:value-type="string" calcext:value-type="string">
            <text:p>implij fall</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7-03" calcext:value-type="date">
            <text:p>03/07/19</text:p>
          </table:table-cell>
          <table:table-cell table:number-columns-repeated="45"/>
        </table:table-row>
        <table:table-row table:style-name="ro7">
          <table:table-cell table:style-name="ce8" office:value-type="float" office:value="412" calcext:value-type="float">
            <text:p>412</text:p>
          </table:table-cell>
          <table:table-cell table:style-name="ce8" office:value-type="string" calcext:value-type="string">
            <text:p><text:a xlink:href="https://community.languagetool.org/rule/show/BET_DA?lang=br&amp;subId=1" xlink:type="simple">https://community.languagetool.org/rule/show/BET_DA?lang=br&amp;subId=1</text:a></text:p>
          </table:table-cell>
          <table:table-cell table:number-columns-repeated="2" table:style-name="ce8" office:value-type="string" calcext:value-type="string">
            <text:p>Bet on da Vrest → Bet on e Brest</text:p>
          </table:table-cell>
          <table:table-cell table:style-name="ce8" office:value-type="string" calcext:value-type="string">
            <text:p>Implij an araogenn «da» pa rankfe bezañ implijet «e».</text:p>
          </table:table-cell>
          <table:table-cell table:style-name="ce8" office:value-type="string" calcext:value-type="string">
            <text:p>Ha fellout a rae deoc’h skrivañ e?</text:p>
          </table:table-cell>
          <table:table-cell table:style-name="ce8" office:value-type="string" calcext:value-type="string">
            <text:p>C’hoant ho poa skrivañ «e»?</text:p>
          </table:table-cell>
          <table:table-cell table:style-name="ce8" office:value-type="string" calcext:value-type="string">
            <text:p>Vouliez-vous écrire «e»?</text:p>
          </table:table-cell>
          <table:table-cell table:style-name="ce8" office:value-type="string" calcext:value-type="string">
            <text:p>Did you want to write «e»?</text:p>
          </table:table-cell>
          <table:table-cell table:style-name="ce8" office:value-type="string" calcext:value-type="string">
            <text:p>Oui</text:p>
          </table:table-cell>
          <table:table-cell table:style-name="ce8" office:value-type="string" calcext:value-type="string">
            <text:p>Araogenn</text:p>
          </table:table-cell>
          <table:table-cell office:value-type="string" calcext:value-type="string">
            <text:p>implij fall</text:p>
          </table:table-cell>
          <table:table-cell office:value-type="string" calcext:value-type="string">
            <text:p>Da:</text:p>
            <text:p>E:</text:p>
          </table:table-cell>
          <table:table-cell table:style-name="ce8" office:value-type="string" calcext:value-type="string">
            <text:p>http://devri.bzh/recherche/?q=e&amp;submit=</text:p>
            <text:p>http://devri.bzh/recherche/?q=da&amp;submit=</text:p>
          </table:table-cell>
          <table:table-cell table:style-name="ce8" office:value-type="string" calcext:value-type="string">
            <text:p>http://meurgorf.brezhoneg.bzh/meurgorf/enklask?terme=da&amp;submit=Rechercher&amp;categorie=0&amp;oeuvres=0</text:p>
            <text:p>http://meurgorf.brezhoneg.bzh/meurgorf/enklask?terme=e&amp;submit=Rechercher&amp;categorie=0&amp;oeuvres=0</text:p>
          </table:table-cell>
          <table:table-cell table:style-name="ce8" office:value-type="string" calcext:value-type="string">
            <text:p>https://br.wiktionary.org/wiki/da</text:p>
            <text:p>https://br.wiktionary.org/wiki/e</text:p>
          </table:table-cell>
          <table:table-cell/>
          <table:table-cell table:style-name="ce8" office:value-type="string" calcext:value-type="string">
            <text:p>idem</text:p>
          </table:table-cell>
          <table:table-cell table:style-name="ce40" office:value-type="date" office:date-value="2019-07-03" calcext:value-type="date">
            <text:p>03/07/19</text:p>
          </table:table-cell>
          <table:table-cell table:number-columns-repeated="45"/>
        </table:table-row>
        <table:table-row table:style-name="ro7">
          <table:table-cell office:value-type="float" office:value="413" calcext:value-type="float">
            <text:p>413</text:p>
          </table:table-cell>
          <table:table-cell office:value-type="string" calcext:value-type="string">
            <text:p><text:a xlink:href="https://community.languagetool.org/rule/show/BET_DA?lang=br&amp;subId=2" xlink:type="simple">https://community.languagetool.org/rule/show/BET_DA?lang=br&amp;subId=2</text:a></text:p>
          </table:table-cell>
          <table:table-cell office:value-type="string" calcext:value-type="string">
            <text:p>Bet on da Vrest → Bet on e Brest</text:p>
          </table:table-cell>
          <table:table-cell office:value-type="string" calcext:value-type="string">
            <text:p>Bet on da Iwerzhon → Bet on en Iwerzhon</text:p>
          </table:table-cell>
          <table:table-cell office:value-type="string" calcext:value-type="string">
            <text:p>Implij an araogenn «da» pa rankfe bezañ implijet «en» dirak ar gerioù o kregiñ gant ur vogalenn.</text:p>
          </table:table-cell>
          <table:table-cell office:value-type="string" calcext:value-type="string">
            <text:p>Ha fellout a rae deoc’h skrivañ en?</text:p>
          </table:table-cell>
          <table:table-cell office:value-type="string" calcext:value-type="string">
            <text:p>C’hoant ho poa skrivañ «en»?</text:p>
          </table:table-cell>
          <table:table-cell office:value-type="string" calcext:value-type="string">
            <text:p>Vouliez-vous écrire «en»?</text:p>
          </table:table-cell>
          <table:table-cell office:value-type="string" calcext:value-type="string">
            <text:p>Did you want to write «en»?</text:p>
          </table:table-cell>
          <table:table-cell office:value-type="string" calcext:value-type="string">
            <text:p>Oui</text:p>
          </table:table-cell>
          <table:table-cell office:value-type="string" calcext:value-type="string">
            <text:p>Araogenn</text:p>
          </table:table-cell>
          <table:table-cell table:style-name="ce3" office:value-type="string" calcext:value-type="string">
            <text:p>implij fall</text:p>
          </table:table-cell>
          <table:table-cell table:style-name="ce3" office:value-type="string" calcext:value-type="string">
            <text:p>Da:</text:p>
            <text:p>En:</text:p>
          </table:table-cell>
          <table:table-cell office:value-type="string" calcext:value-type="string">
            <text:p>http://devri.bzh/recherche/?q=en&amp;submit=</text:p>
            <text:p>http://devri.bzh/recherche/?q=da&amp;submit=</text:p>
          </table:table-cell>
          <table:table-cell office:value-type="string" calcext:value-type="string">
            <text:p>http://meurgorf.brezhoneg.bzh/meurgorf/enklask?terme=en&amp;submit=Rechercher&amp;categorie=0&amp;oeuvres=0</text:p>
            <text:p>http://meurgorf.brezhoneg.bzh/meurgorf/enklask?terme=da&amp;submit=Rechercher&amp;categorie=0&amp;oeuvres=0</text:p>
          </table:table-cell>
          <table:table-cell office:value-type="string" calcext:value-type="string">
            <text:p>https://br.wiktionary.org/wiki/en</text:p>
            <text:p>https://br.wiktionary.org/wiki/da</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7">
          <table:table-cell table:style-name="ce8" office:value-type="float" office:value="414" calcext:value-type="float">
            <text:p>414</text:p>
          </table:table-cell>
          <table:table-cell table:style-name="ce8" office:value-type="string" calcext:value-type="string">
            <text:p><text:a xlink:href="https://community.languagetool.org/rule/show/BET_DA?lang=br&amp;subId=3" xlink:type="simple">https://community.languagetool.org/rule/show/BET_DA?lang=br&amp;subId=3</text:a></text:p>
          </table:table-cell>
          <table:table-cell table:style-name="ce8" office:value-type="string" calcext:value-type="string">
            <text:p>Bet on da Vrest → Bet on e Brest</text:p>
          </table:table-cell>
          <table:table-cell table:style-name="ce8" office:value-type="string" calcext:value-type="string">
            <text:p>Da Vrest on bet → E Brest on bet</text:p>
          </table:table-cell>
          <table:table-cell table:style-name="ce8" office:value-type="string" calcext:value-type="string">
            <text:p>Implij an araogenn «da» pa rankfe bezañ implijet «e».</text:p>
          </table:table-cell>
          <table:table-cell table:style-name="ce8" office:value-type="string" calcext:value-type="string">
            <text:p>Ha fellout a rae deoc’h skrivañ e?</text:p>
          </table:table-cell>
          <table:table-cell table:style-name="ce8" office:value-type="string" calcext:value-type="string">
            <text:p>C’hoant ho poa skrivañ «e»?</text:p>
          </table:table-cell>
          <table:table-cell table:style-name="ce8" office:value-type="string" calcext:value-type="string">
            <text:p>Vouliez-vous écrire «e»?</text:p>
          </table:table-cell>
          <table:table-cell table:style-name="ce8" office:value-type="string" calcext:value-type="string">
            <text:p>Did you want to write «e»?</text:p>
          </table:table-cell>
          <table:table-cell table:style-name="ce8" office:value-type="string" calcext:value-type="string">
            <text:p>Oui</text:p>
          </table:table-cell>
          <table:table-cell table:style-name="ce8" office:value-type="string" calcext:value-type="string">
            <text:p>Araogenn</text:p>
          </table:table-cell>
          <table:table-cell office:value-type="string" calcext:value-type="string">
            <text:p>implij fall</text:p>
          </table:table-cell>
          <table:table-cell office:value-type="string" calcext:value-type="string">
            <text:p>Da:</text:p>
            <text:p>E:</text:p>
          </table:table-cell>
          <table:table-cell table:style-name="ce8" office:value-type="string" calcext:value-type="string">
            <text:p>http://devri.bzh/recherche/?q=e&amp;submit=</text:p>
            <text:p>http://devri.bzh/recherche/?q=da&amp;submit=</text:p>
          </table:table-cell>
          <table:table-cell table:style-name="ce8" office:value-type="string" calcext:value-type="string">
            <text:p>http://meurgorf.brezhoneg.bzh/meurgorf/enklask?terme=da&amp;submit=Rechercher&amp;categorie=0&amp;oeuvres=0</text:p>
            <text:p>http://meurgorf.brezhoneg.bzh/meurgorf/enklask?terme=e&amp;submit=Rechercher&amp;categorie=0&amp;oeuvres=0</text:p>
          </table:table-cell>
          <table:table-cell table:style-name="ce8" office:value-type="string" calcext:value-type="string">
            <text:p>https://br.wiktionary.org/wiki/da</text:p>
            <text:p>https://br.wiktionary.org/wiki/e</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7">
          <table:table-cell office:value-type="float" office:value="415" calcext:value-type="float">
            <text:p>415</text:p>
          </table:table-cell>
          <table:table-cell office:value-type="string" calcext:value-type="string">
            <text:p><text:a xlink:href="https://community.languagetool.org/rule/show/BET_DA?lang=br&amp;subId=4" xlink:type="simple">https://community.languagetool.org/rule/show/BET_DA?lang=br&amp;subId=4</text:a></text:p>
          </table:table-cell>
          <table:table-cell office:value-type="string" calcext:value-type="string">
            <text:p>Bet on da Vrest → Bet on e Brest</text:p>
          </table:table-cell>
          <table:table-cell office:value-type="string" calcext:value-type="string">
            <text:p>Da Izelvroioù on bet → En Izelvroioù on bet</text:p>
          </table:table-cell>
          <table:table-cell office:value-type="string" calcext:value-type="string">
            <text:p>Implij an araogenn «da» pa rankfe bezañ implijet «en» dirak ar gerioù o kregiñ gant ur vogalenn.</text:p>
          </table:table-cell>
          <table:table-cell office:value-type="string" calcext:value-type="string">
            <text:p>Ha fellout a rae deoc’h skrivañ en?</text:p>
          </table:table-cell>
          <table:table-cell office:value-type="string" calcext:value-type="string">
            <text:p>C’hoant ho poa skrivañ «en»?</text:p>
          </table:table-cell>
          <table:table-cell office:value-type="string" calcext:value-type="string">
            <text:p>Vouliez-vous écrire «en»?</text:p>
          </table:table-cell>
          <table:table-cell office:value-type="string" calcext:value-type="string">
            <text:p>Did you want to write «en»?</text:p>
          </table:table-cell>
          <table:table-cell office:value-type="string" calcext:value-type="string">
            <text:p>Oui</text:p>
          </table:table-cell>
          <table:table-cell office:value-type="string" calcext:value-type="string">
            <text:p>Araogenn</text:p>
          </table:table-cell>
          <table:table-cell table:style-name="ce3" office:value-type="string" calcext:value-type="string">
            <text:p>implij fall</text:p>
          </table:table-cell>
          <table:table-cell table:style-name="ce3" office:value-type="string" calcext:value-type="string">
            <text:p>Da:</text:p>
            <text:p>En:</text:p>
          </table:table-cell>
          <table:table-cell office:value-type="string" calcext:value-type="string">
            <text:p>http://devri.bzh/recherche/?q=en&amp;submit=</text:p>
            <text:p>http://devri.bzh/recherche/?q=da&amp;submit=</text:p>
          </table:table-cell>
          <table:table-cell office:value-type="string" calcext:value-type="string">
            <text:p>http://meurgorf.brezhoneg.bzh/meurgorf/enklask?terme=en&amp;submit=Rechercher&amp;categorie=0&amp;oeuvres=0</text:p>
            <text:p>http://meurgorf.brezhoneg.bzh/meurgorf/enklask?terme=da&amp;submit=Rechercher&amp;categorie=0&amp;oeuvres=0</text:p>
          </table:table-cell>
          <table:table-cell office:value-type="string" calcext:value-type="string">
            <text:p>https://br.wiktionary.org/wiki/en</text:p>
            <text:p>https://br.wiktionary.org/wiki/da</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7">
          <table:table-cell table:style-name="ce8" office:value-type="float" office:value="416" calcext:value-type="float">
            <text:p>416</text:p>
          </table:table-cell>
          <table:table-cell table:style-name="ce8" office:value-type="string" calcext:value-type="string">
            <text:p><text:a xlink:href="https://community.languagetool.org/rule/show/BET_DA?lang=br&amp;subId=5" xlink:type="simple">https://community.languagetool.org/rule/show/BET_DA?lang=br&amp;subId=5</text:a></text:p>
          </table:table-cell>
          <table:table-cell table:style-name="ce8" office:value-type="string" calcext:value-type="string">
            <text:p>Bet on da Vrest → Bet on e Brest</text:p>
          </table:table-cell>
          <table:table-cell table:style-name="ce8" office:value-type="string" calcext:value-type="string">
            <text:p>Me zo bet da Gemper → Me zo bet e Kemper</text:p>
          </table:table-cell>
          <table:table-cell table:style-name="ce8" office:value-type="string" calcext:value-type="string">
            <text:p>Implij an araogenn «da» pa rankfe bezañ implijet «e».</text:p>
          </table:table-cell>
          <table:table-cell table:style-name="ce8" office:value-type="string" calcext:value-type="string">
            <text:p>Ha fellout a rae deoc’h skrivañ e?</text:p>
          </table:table-cell>
          <table:table-cell table:style-name="ce8" office:value-type="string" calcext:value-type="string">
            <text:p>C’hoant ho poa skrivañ «e»?</text:p>
          </table:table-cell>
          <table:table-cell table:style-name="ce8" office:value-type="string" calcext:value-type="string">
            <text:p>Vouliez-vous écrire «e»?</text:p>
          </table:table-cell>
          <table:table-cell table:style-name="ce8" office:value-type="string" calcext:value-type="string">
            <text:p>Did you want to write «e»?</text:p>
          </table:table-cell>
          <table:table-cell table:style-name="ce8" office:value-type="string" calcext:value-type="string">
            <text:p>Oui</text:p>
          </table:table-cell>
          <table:table-cell table:style-name="ce8" office:value-type="string" calcext:value-type="string">
            <text:p>Araogenn</text:p>
          </table:table-cell>
          <table:table-cell office:value-type="string" calcext:value-type="string">
            <text:p>implij fall</text:p>
          </table:table-cell>
          <table:table-cell office:value-type="string" calcext:value-type="string">
            <text:p>Da:</text:p>
            <text:p>E:</text:p>
          </table:table-cell>
          <table:table-cell table:style-name="ce8" office:value-type="string" calcext:value-type="string">
            <text:p>http://devri.bzh/recherche/?q=e&amp;submit=</text:p>
            <text:p>http://devri.bzh/recherche/?q=da&amp;submit=</text:p>
          </table:table-cell>
          <table:table-cell table:style-name="ce8" office:value-type="string" calcext:value-type="string">
            <text:p>http://meurgorf.brezhoneg.bzh/meurgorf/enklask?terme=da&amp;submit=Rechercher&amp;categorie=0&amp;oeuvres=0</text:p>
            <text:p>http://meurgorf.brezhoneg.bzh/meurgorf/enklask?terme=e&amp;submit=Rechercher&amp;categorie=0&amp;oeuvres=0</text:p>
          </table:table-cell>
          <table:table-cell table:style-name="ce8" office:value-type="string" calcext:value-type="string">
            <text:p>https://br.wiktionary.org/wiki/da</text:p>
            <text:p>https://br.wiktionary.org/wiki/e</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7">
          <table:table-cell office:value-type="float" office:value="417" calcext:value-type="float">
            <text:p>417</text:p>
          </table:table-cell>
          <table:table-cell office:value-type="string" calcext:value-type="string">
            <text:p><text:a xlink:href="https://community.languagetool.org/rule/show/BET_DA?lang=br&amp;subId=6" xlink:type="simple">https://community.languagetool.org/rule/show/BET_DA?lang=br&amp;subId=6</text:a></text:p>
          </table:table-cell>
          <table:table-cell office:value-type="string" calcext:value-type="string">
            <text:p>Bet on da Vrest → Bet on e Brest</text:p>
          </table:table-cell>
          <table:table-cell office:value-type="string" calcext:value-type="string">
            <text:p>Te zo bet da Iwerzhon → Te zo bet en Iwerzhon</text:p>
          </table:table-cell>
          <table:table-cell office:value-type="string" calcext:value-type="string">
            <text:p>Implij an araogenn «da» pa rankfe bezañ implijet «en» dirak ar gerioù o kregiñ gant ur vogalenn.</text:p>
          </table:table-cell>
          <table:table-cell office:value-type="string" calcext:value-type="string">
            <text:p>Ha fellout a rae deoc’h skrivañ en?</text:p>
          </table:table-cell>
          <table:table-cell office:value-type="string" calcext:value-type="string">
            <text:p>C’hoant ho poa skrivañ «en»?</text:p>
          </table:table-cell>
          <table:table-cell office:value-type="string" calcext:value-type="string">
            <text:p>Vouliez-vous écrire «en»?</text:p>
          </table:table-cell>
          <table:table-cell office:value-type="string" calcext:value-type="string">
            <text:p>Did you want to write «en»?</text:p>
          </table:table-cell>
          <table:table-cell office:value-type="string" calcext:value-type="string">
            <text:p>Oui</text:p>
          </table:table-cell>
          <table:table-cell office:value-type="string" calcext:value-type="string">
            <text:p>Araogenn</text:p>
          </table:table-cell>
          <table:table-cell table:style-name="ce3" office:value-type="string" calcext:value-type="string">
            <text:p>implij fall</text:p>
          </table:table-cell>
          <table:table-cell table:style-name="ce3" office:value-type="string" calcext:value-type="string">
            <text:p>Da:</text:p>
            <text:p>En:</text:p>
          </table:table-cell>
          <table:table-cell office:value-type="string" calcext:value-type="string">
            <text:p>http://devri.bzh/recherche/?q=en&amp;submit=</text:p>
            <text:p>http://devri.bzh/recherche/?q=da&amp;submit=</text:p>
          </table:table-cell>
          <table:table-cell office:value-type="string" calcext:value-type="string">
            <text:p>http://meurgorf.brezhoneg.bzh/meurgorf/enklask?terme=en&amp;submit=Rechercher&amp;categorie=0&amp;oeuvres=0</text:p>
            <text:p>http://meurgorf.brezhoneg.bzh/meurgorf/enklask?terme=da&amp;submit=Rechercher&amp;categorie=0&amp;oeuvres=0</text:p>
          </table:table-cell>
          <table:table-cell office:value-type="string" calcext:value-type="string">
            <text:p>https://br.wiktionary.org/wiki/en</text:p>
            <text:p>https://br.wiktionary.org/wiki/da</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7">
          <table:table-cell table:style-name="ce8" office:value-type="float" office:value="418" calcext:value-type="float">
            <text:p>418</text:p>
          </table:table-cell>
          <table:table-cell table:style-name="ce8" office:value-type="string" calcext:value-type="string">
            <text:p><text:a xlink:href="https://community.languagetool.org/rule/show/BET_DA?lang=br&amp;subId=7" xlink:type="simple">https://community.languagetool.org/rule/show/BET_DA?lang=br&amp;subId=7</text:a></text:p>
          </table:table-cell>
          <table:table-cell table:style-name="ce8" office:value-type="string" calcext:value-type="string">
            <text:p>Bet on da Vrest → Bet on e Brest</text:p>
          </table:table-cell>
          <table:table-cell table:style-name="ce8" office:value-type="string" calcext:value-type="string">
            <text:p>Bet on bet da welout → Bet on bet o welout</text:p>
          </table:table-cell>
          <table:table-cell table:style-name="ce8" office:value-type="string" calcext:value-type="string">
            <text:p>Implij an araogenn «da» pa rankfe bezañ implijet «o».</text:p>
          </table:table-cell>
          <table:table-cell table:style-name="ce8" office:value-type="string" calcext:value-type="string">
            <text:p>Ha fellout a rae deoc’h skrivañ o?</text:p>
          </table:table-cell>
          <table:table-cell table:style-name="ce8" office:value-type="string" calcext:value-type="string">
            <text:p>C’hoant ho poa skrivañ «o»?</text:p>
          </table:table-cell>
          <table:table-cell table:style-name="ce8" office:value-type="string" calcext:value-type="string">
            <text:p>Vouliez-vous écrire «o»?</text:p>
          </table:table-cell>
          <table:table-cell table:style-name="ce8" office:value-type="string" calcext:value-type="string">
            <text:p>Did you want to write «o»?</text:p>
          </table:table-cell>
          <table:table-cell table:style-name="ce8" office:value-type="string" calcext:value-type="string">
            <text:p>Oui</text:p>
          </table:table-cell>
          <table:table-cell table:style-name="ce8" office:value-type="string" calcext:value-type="string">
            <text:p>Araogenn</text:p>
          </table:table-cell>
          <table:table-cell office:value-type="string" calcext:value-type="string">
            <text:p>implij fall</text:p>
          </table:table-cell>
          <table:table-cell office:value-type="string" calcext:value-type="string">
            <text:p>Da:</text:p>
            <text:p>O:</text:p>
          </table:table-cell>
          <table:table-cell table:style-name="ce8" office:value-type="string" calcext:value-type="string">
            <text:p>http://devri.bzh/recherche/?q=da&amp;submit=</text:p>
            <text:p>http://devri.bzh/recherche/?q=o&amp;submit=</text:p>
          </table:table-cell>
          <table:table-cell table:style-name="ce8" office:value-type="string" calcext:value-type="string">
            <text:p>http://meurgorf.brezhoneg.bzh/meurgorf/enklask?terme=da&amp;submit=Rechercher&amp;categorie=0&amp;oeuvres=0</text:p>
            <text:p>http://meurgorf.brezhoneg.bzh/meurgorf/enklask?terme=o&amp;submit=Rechercher&amp;categorie=0&amp;oeuvres=0</text:p>
          </table:table-cell>
          <table:table-cell table:style-name="ce8" office:value-type="string" calcext:value-type="string">
            <text:p>https://br.wiktionary.org/wiki/da</text:p>
            <text:p>https://br.wiktionary.org/wiki/o</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7">
          <table:table-cell office:value-type="float" office:value="419" calcext:value-type="float">
            <text:p>419</text:p>
          </table:table-cell>
          <table:table-cell office:value-type="string" calcext:value-type="string">
            <text:p><text:a xlink:href="https://community.languagetool.org/rule/show/E_KICHEN_ME?lang=br&amp;subId=1" xlink:type="simple">https://community.languagetool.org/rule/show/E_KICHEN_ME?lang=br&amp;subId=1</text:a></text:p>
          </table:table-cell>
          <table:table-cell table:number-columns-repeated="2" office:value-type="string" calcext:value-type="string">
            <text:p>e-kichen me → em c’hichen</text:p>
          </table:table-cell>
          <table:table-cell office:value-type="string" calcext:value-type="string">
            <text:p>Implij fall «e-kichen me/ac’hanon» pa rankfe bezañ «em c’hichen»</text:p>
          </table:table-cell>
          <table:table-cell office:value-type="string" calcext:value-type="string">
            <text:p>Ha fellout a rae deoc’h skrivañ em c’hichen?</text:p>
          </table:table-cell>
          <table:table-cell office:value-type="string" calcext:value-type="string">
            <text:p>C’hoant ho poa skrivañ «em c’hichen»?</text:p>
          </table:table-cell>
          <table:table-cell office:value-type="string" calcext:value-type="string">
            <text:p>Vouliez-vous écrire «em c’hichen»?</text:p>
          </table:table-cell>
          <table:table-cell office:value-type="string" calcext:value-type="string">
            <text:p>Did you want to write «em c’hichen»?</text:p>
          </table:table-cell>
          <table:table-cell office:value-type="string" calcext:value-type="string">
            <text:p>Oui</text:p>
          </table:table-cell>
          <table:table-cell office:value-type="string" calcext:value-type="string">
            <text:p>Araogenn</text:p>
          </table:table-cell>
          <table:table-cell table:style-name="ce28"/>
          <table:table-cell table:style-name="ce3" office:value-type="string" calcext:value-type="string">
            <text:p>Kichen:</text:p>
          </table:table-cell>
          <table:table-cell office:value-type="string" calcext:value-type="string">
            <text:p><text:a xlink:href="http://devri.bzh/recherche/?q=kichen&amp;submit" xlink:type="simple">http://devri.bzh/recherche/?q=kichen&amp;submit=</text:a></text:p>
          </table:table-cell>
          <table:table-cell office:value-type="string" calcext:value-type="string">
            <text:p>http://meurgorf.brezhoneg.bzh/meurgorf/enklask?terme=kichen&amp;submit=Rechercher&amp;categorie=0&amp;oeuvres=0</text:p>
            <text:p>http://meurgorf.brezhoneg.bzh/meurgorf/enklask?terme=kichen&amp;submit=Rechercher&amp;categorie=0&amp;oeuvres=0&amp;search_opt=1</text:p>
          </table:table-cell>
          <table:table-cell office:value-type="string" calcext:value-type="string">
            <text:p>https://br.wiktionary.org/wiki/kichen</text:p>
            <text:p>https://br.wiktionary.org/wiki/e-kichen</text:p>
            <text:p>https://br.wiktionary.org/wiki/kichen-ha-kichen</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3">
          <table:table-cell table:style-name="ce8" office:value-type="float" office:value="420" calcext:value-type="float">
            <text:p>420</text:p>
          </table:table-cell>
          <table:table-cell table:style-name="ce8" office:value-type="string" calcext:value-type="string">
            <text:p><text:a xlink:href="https://community.languagetool.org/rule/show/E_KICHEN_ME?lang=br&amp;subId=2" xlink:type="simple">https://community.languagetool.org/rule/show/E_KICHEN_ME?lang=br&amp;subId=2</text:a></text:p>
          </table:table-cell>
          <table:table-cell table:style-name="ce8" office:value-type="string" calcext:value-type="string">
            <text:p>e-kichen me → em c’hichen</text:p>
          </table:table-cell>
          <table:table-cell table:style-name="ce8" office:value-type="string" calcext:value-type="string">
            <text:p>e-kichen te → ez kichen</text:p>
          </table:table-cell>
          <table:table-cell table:style-name="ce8" office:value-type="string" calcext:value-type="string">
            <text:p>Implij fall «e-kichen te/ac’hanout» pa rankfe bezañ «ez kichen»</text:p>
          </table:table-cell>
          <table:table-cell table:style-name="ce8" office:value-type="string" calcext:value-type="string">
            <text:p>Ha fellout a rae deoc’h skrivañ ez kichen?</text:p>
          </table:table-cell>
          <table:table-cell table:style-name="ce8" office:value-type="string" calcext:value-type="string">
            <text:p>C’hoant ho poa skrivañ «ez kichen»?</text:p>
          </table:table-cell>
          <table:table-cell table:style-name="ce8" office:value-type="string" calcext:value-type="string">
            <text:p>Vouliez-vous écrire «ez kichen»?</text:p>
          </table:table-cell>
          <table:table-cell table:style-name="ce8" office:value-type="string" calcext:value-type="string">
            <text:p>Did you want to write «ez kichen»?</text:p>
          </table:table-cell>
          <table:table-cell table:style-name="ce8" office:value-type="string" calcext:value-type="string">
            <text:p>Oui</text:p>
          </table:table-cell>
          <table:table-cell table:style-name="ce8" office:value-type="string" calcext:value-type="string">
            <text:p>Araogenn</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4">
          <table:table-cell office:value-type="float" office:value="421" calcext:value-type="float">
            <text:p>421</text:p>
          </table:table-cell>
          <table:table-cell office:value-type="string" calcext:value-type="string">
            <text:p><text:a xlink:href="https://community.languagetool.org/rule/show/E_KICHEN_ME?lang=br&amp;subId=3" xlink:type="simple">https://community.languagetool.org/rule/show/E_KICHEN_ME?lang=br&amp;subId=3</text:a></text:p>
          </table:table-cell>
          <table:table-cell office:value-type="string" calcext:value-type="string">
            <text:p>e-kichen me → em c’hichen</text:p>
          </table:table-cell>
          <table:table-cell office:value-type="string" calcext:value-type="string">
            <text:p>E-kichen anezhañ → en e gichen</text:p>
          </table:table-cell>
          <table:table-cell office:value-type="string" calcext:value-type="string">
            <text:p>Implij fall «e-kichen anezhañ» pa rankfe bezañ «en e gichen»</text:p>
          </table:table-cell>
          <table:table-cell office:value-type="string" calcext:value-type="string">
            <text:p>Ha fellout a rae deoc’h skrivañ en e gichen?</text:p>
          </table:table-cell>
          <table:table-cell office:value-type="string" calcext:value-type="string">
            <text:p>C’hoant ho poa skrivañ «en e gichen»?</text:p>
          </table:table-cell>
          <table:table-cell office:value-type="string" calcext:value-type="string">
            <text:p>Vouliez-vous écrire «en e gichen»?</text:p>
          </table:table-cell>
          <table:table-cell office:value-type="string" calcext:value-type="string">
            <text:p>Did you want to write «en e gichen»?</text:p>
          </table:table-cell>
          <table:table-cell office:value-type="string" calcext:value-type="string">
            <text:p>Oui</text:p>
          </table:table-cell>
          <table:table-cell office:value-type="string" calcext:value-type="string">
            <text:p>Araogenn</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3" office:value-type="string" calcext:value-type="string">
            <text:p>Pourquoi n’y à-t-il pas la forme «e-kichen eñ»?</text:p>
          </table:table-cell>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3">
          <table:table-cell table:style-name="ce8" office:value-type="float" office:value="422" calcext:value-type="float">
            <text:p>422</text:p>
          </table:table-cell>
          <table:table-cell table:style-name="ce8" office:value-type="string" calcext:value-type="string">
            <text:p><text:a xlink:href="https://community.languagetool.org/rule/show/E_KICHEN_ME?lang=br&amp;subId=4" xlink:type="simple">https://community.languagetool.org/rule/show/E_KICHEN_ME?lang=br&amp;subId=4</text:a></text:p>
          </table:table-cell>
          <table:table-cell table:style-name="ce8" office:value-type="string" calcext:value-type="string">
            <text:p>e-kichen me → em c’hichen</text:p>
          </table:table-cell>
          <table:table-cell table:style-name="ce8" office:value-type="string" calcext:value-type="string">
            <text:p>e-kichen hi → en he c’hichen</text:p>
          </table:table-cell>
          <table:table-cell table:style-name="ce8" office:value-type="string" calcext:value-type="string">
            <text:p>Implij fall «e-kichen he/anezhi» pa rankfe bezañ «en he c’hichen»</text:p>
          </table:table-cell>
          <table:table-cell table:style-name="ce8" office:value-type="string" calcext:value-type="string">
            <text:p>Ha fellout a rae deoc’h skrivañ en he c’hichen?</text:p>
          </table:table-cell>
          <table:table-cell table:style-name="ce8" office:value-type="string" calcext:value-type="string">
            <text:p>C’hoant ho poa skrivañ «en he c’hichen»?</text:p>
          </table:table-cell>
          <table:table-cell table:style-name="ce8" office:value-type="string" calcext:value-type="string">
            <text:p>Vouliez-vous écrire «en he c’hichen»?</text:p>
          </table:table-cell>
          <table:table-cell table:style-name="ce8" office:value-type="string" calcext:value-type="string">
            <text:p>Did you want to write «en he c’hichen»?</text:p>
          </table:table-cell>
          <table:table-cell table:style-name="ce8" office:value-type="string" calcext:value-type="string">
            <text:p>Oui</text:p>
          </table:table-cell>
          <table:table-cell table:style-name="ce8" office:value-type="string" calcext:value-type="string">
            <text:p>Araogenn</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2">
          <table:table-cell office:value-type="float" office:value="423" calcext:value-type="float">
            <text:p>423</text:p>
          </table:table-cell>
          <table:table-cell office:value-type="string" calcext:value-type="string">
            <text:p><text:a xlink:href="https://community.languagetool.org/rule/show/E_KICHEN_ME?lang=br&amp;subId=5" xlink:type="simple">https://community.languagetool.org/rule/show/E_KICHEN_ME?lang=br&amp;subId=5</text:a></text:p>
          </table:table-cell>
          <table:table-cell office:value-type="string" calcext:value-type="string">
            <text:p>e-kichen me → em c’hichen</text:p>
          </table:table-cell>
          <table:table-cell office:value-type="string" calcext:value-type="string">
            <text:p>e-kichen ni → en hor c’hichen</text:p>
          </table:table-cell>
          <table:table-cell office:value-type="string" calcext:value-type="string">
            <text:p>Implij fall «e-kichen ni/ac’hanomp» pa rankfe bezañ «en hor c’hichen»</text:p>
          </table:table-cell>
          <table:table-cell office:value-type="string" calcext:value-type="string">
            <text:p>Ha fellout a rae deoc’h skrivañ en hor c’hichen?</text:p>
          </table:table-cell>
          <table:table-cell office:value-type="string" calcext:value-type="string">
            <text:p>C’hoant ho poa skrivañ «en hor c’hichen»?</text:p>
          </table:table-cell>
          <table:table-cell office:value-type="string" calcext:value-type="string">
            <text:p>Vouliez-vous écrire «en hor c’hichen»?</text:p>
          </table:table-cell>
          <table:table-cell office:value-type="string" calcext:value-type="string">
            <text:p>Did you want to write «en hor c’hichen»?</text:p>
          </table:table-cell>
          <table:table-cell office:value-type="string" calcext:value-type="string">
            <text:p>Oui</text:p>
          </table:table-cell>
          <table:table-cell office:value-type="string" calcext:value-type="string">
            <text:p>Araogenn</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2">
          <table:table-cell table:style-name="ce8" office:value-type="float" office:value="424" calcext:value-type="float">
            <text:p>424</text:p>
          </table:table-cell>
          <table:table-cell table:style-name="ce8" office:value-type="string" calcext:value-type="string">
            <text:p><text:a xlink:href="https://community.languagetool.org/rule/show/E_KICHEN_ME?lang=br&amp;subId=6" xlink:type="simple">https://community.languagetool.org/rule/show/E_KICHEN_ME?lang=br&amp;subId=6</text:a></text:p>
          </table:table-cell>
          <table:table-cell table:style-name="ce8" office:value-type="string" calcext:value-type="string">
            <text:p>e-kichen me → em c’hichen</text:p>
          </table:table-cell>
          <table:table-cell table:style-name="ce8" office:value-type="string" calcext:value-type="string">
            <text:p>e-kichen c’hwi → en ho kichen</text:p>
          </table:table-cell>
          <table:table-cell table:style-name="ce8" office:value-type="string" calcext:value-type="string">
            <text:p>Implij fall «e-kichen c’hwi/ac’hanoc’h» pa rankfe bezañ «en ho kichen»</text:p>
          </table:table-cell>
          <table:table-cell table:style-name="ce8" office:value-type="string" calcext:value-type="string">
            <text:p>Ha fellout a rae deoc’h skrivañ en ho kichen?</text:p>
          </table:table-cell>
          <table:table-cell table:style-name="ce8" office:value-type="string" calcext:value-type="string">
            <text:p>C’hoant ho poa skrivañ «en ho kichen»?</text:p>
          </table:table-cell>
          <table:table-cell table:style-name="ce8" office:value-type="string" calcext:value-type="string">
            <text:p>Vouliez-vous écrire «en ho kichen»?</text:p>
          </table:table-cell>
          <table:table-cell table:style-name="ce8" office:value-type="string" calcext:value-type="string">
            <text:p>Did you want to write «en ho kichen»?</text:p>
          </table:table-cell>
          <table:table-cell table:style-name="ce8" office:value-type="string" calcext:value-type="string">
            <text:p>Oui</text:p>
          </table:table-cell>
          <table:table-cell table:style-name="ce8" office:value-type="string" calcext:value-type="string">
            <text:p>Araogenn</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3">
          <table:table-cell office:value-type="float" office:value="425" calcext:value-type="float">
            <text:p>425</text:p>
          </table:table-cell>
          <table:table-cell office:value-type="string" calcext:value-type="string">
            <text:p><text:a xlink:href="https://community.languagetool.org/rule/show/E_KICHEN_ME?lang=br&amp;subId=7" xlink:type="simple">https://community.languagetool.org/rule/show/E_KICHEN_ME?lang=br&amp;subId=7</text:a></text:p>
          </table:table-cell>
          <table:table-cell office:value-type="string" calcext:value-type="string">
            <text:p>e-kichen me → em c’hichen</text:p>
          </table:table-cell>
          <table:table-cell office:value-type="string" calcext:value-type="string">
            <text:p>e-kichen int → en o c’hichen</text:p>
          </table:table-cell>
          <table:table-cell office:value-type="string" calcext:value-type="string">
            <text:p>Implij fall «e-kichen int/anezho» pa rankfe bezañ «en o c’hichen»</text:p>
          </table:table-cell>
          <table:table-cell office:value-type="string" calcext:value-type="string">
            <text:p>Ha fellout a rae deoc’h skrivañ en o c’hichen?</text:p>
          </table:table-cell>
          <table:table-cell office:value-type="string" calcext:value-type="string">
            <text:p>C’hoant ho poa skrivañ «en o c’hichen»?</text:p>
          </table:table-cell>
          <table:table-cell office:value-type="string" calcext:value-type="string">
            <text:p>Vouliez-vous écrire «en o c’hichen»?</text:p>
          </table:table-cell>
          <table:table-cell office:value-type="string" calcext:value-type="string">
            <text:p>Did you want to write «en o c’hichen»?</text:p>
          </table:table-cell>
          <table:table-cell office:value-type="string" calcext:value-type="string">
            <text:p>Oui</text:p>
          </table:table-cell>
          <table:table-cell office:value-type="string" calcext:value-type="string">
            <text:p>Araogenn</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2">
          <table:table-cell table:style-name="ce8" office:value-type="float" office:value="426" calcext:value-type="float">
            <text:p>426</text:p>
          </table:table-cell>
          <table:table-cell table:style-name="ce8" office:value-type="string" calcext:value-type="string">
            <text:p><text:a xlink:href="https://community.languagetool.org/rule/show/EVIT_DILUN?lang=br&amp;subId=1" xlink:type="simple">https://community.languagetool.org/rule/show/EVIT_DILUN?lang=br&amp;subId=1</text:a></text:p>
          </table:table-cell>
          <table:table-cell table:number-columns-repeated="2" table:style-name="ce8" office:value-type="string" calcext:value-type="string">
            <text:p>evit dilun → a-benn dilun</text:p>
          </table:table-cell>
          <table:table-cell table:style-name="ce8" office:value-type="string" calcext:value-type="string">
            <text:p>Fazi en ur implijout an araogenn «evit» gant an adverb «dilun»</text:p>
          </table:table-cell>
          <table:table-cell table:style-name="ce8" office:value-type="string" calcext:value-type="string">
            <text:p>Ne vez ket implijet an araogenn «evit» a-raok ar ger «\2».</text:p>
          </table:table-cell>
          <table:table-cell table:style-name="ce8" office:value-type="string" calcext:value-type="string">
            <text:p>Na implijit ket an araogenn «evit» dirak «\2».</text:p>
          </table:table-cell>
          <table:table-cell table:style-name="ce8" office:value-type="string" calcext:value-type="string">
            <text:p>N’utilisez pas la préposition «evit» devant «\2».</text:p>
          </table:table-cell>
          <table:table-cell table:style-name="ce8" office:value-type="string" calcext:value-type="string">
            <text:p>Don’t use the preposition «evit» in front of «\2».</text:p>
          </table:table-cell>
          <table:table-cell table:style-name="ce8" office:value-type="string" calcext:value-type="string">
            <text:p>Oui</text:p>
          </table:table-cell>
          <table:table-cell table:style-name="ce8" office:value-type="string" calcext:value-type="string">
            <text:p>Araogenn</text:p>
          </table:table-cell>
          <table:table-cell/>
          <table:table-cell office:value-type="string" calcext:value-type="string">
            <text:p>Dilun:</text:p>
          </table:table-cell>
          <table:table-cell table:style-name="ce8" office:value-type="string" calcext:value-type="string">
            <text:p><text:a xlink:href="http://devri.bzh/recherche/?q=dilun&amp;submit" xlink:type="simple">http://devri.bzh/recherche/?q=dilun&amp;submit=</text:a></text:p>
          </table:table-cell>
          <table:table-cell table:style-name="ce8" office:value-type="string" calcext:value-type="string">
            <text:p><text:a xlink:href="http://meurgorf.brezhoneg.bzh/meurgorf/enklask?terme=dilun&amp;submit=Rechercher&amp;categorie=0&amp;oeuvres=0" xlink:type="simple">http://meurgorf.brezhoneg.bzh/meurgorf/enklask?terme=dilun&amp;submit=Rechercher&amp;categorie=0&amp;oeuvres=0</text:a></text:p>
          </table:table-cell>
          <table:table-cell table:style-name="ce8" office:value-type="string" calcext:value-type="string">
            <text:p><text:a xlink:href="https://br.wiktionary.org/wiki/dilun" xlink:type="simple">https://br.wiktionary.org/wiki/dilun</text:a></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7">
          <table:table-cell office:value-type="float" office:value="427" calcext:value-type="float">
            <text:p>427</text:p>
          </table:table-cell>
          <table:table-cell office:value-type="string" calcext:value-type="string">
            <text:p><text:a xlink:href="https://community.languagetool.org/rule/show/LEVR_EUS?lang=br&amp;subId=1" xlink:type="simple">https://community.languagetool.org/rule/show/LEVR_EUS?lang=br&amp;subId=1</text:a></text:p>
          </table:table-cell>
          <table:table-cell table:number-columns-repeated="2" office:value-type="string" calcext:value-type="string">
            <text:p>levr eus → levr gant</text:p>
          </table:table-cell>
          <table:table-cell office:value-type="string" calcext:value-type="string">
            <text:p>Fazi en ur implijout «eus» pa rankfe bezañ «gant» pa fell deoc’h merkañ gant piv eo bet graet un dra bennak.</text:p>
          </table:table-cell>
          <table:table-cell office:value-type="string" calcext:value-type="string">
            <text:p>Ha fellout a rae deoc’h skrivañ gant?</text:p>
          </table:table-cell>
          <table:table-cell office:value-type="string" calcext:value-type="string">
            <text:p>C’hoant ho poa skrivañ «gant»?</text:p>
          </table:table-cell>
          <table:table-cell office:value-type="string" calcext:value-type="string">
            <text:p>Vouliez-vous écrire «gant»?</text:p>
          </table:table-cell>
          <table:table-cell office:value-type="string" calcext:value-type="string">
            <text:p>Did you want to write «gant»?</text:p>
          </table:table-cell>
          <table:table-cell office:value-type="string" calcext:value-type="string">
            <text:p>Oui</text:p>
          </table:table-cell>
          <table:table-cell office:value-type="string" calcext:value-type="string">
            <text:p>Araogenn</text:p>
          </table:table-cell>
          <table:table-cell table:style-name="ce28"/>
          <table:table-cell table:style-name="ce3" office:value-type="string" calcext:value-type="string">
            <text:p>Eus:</text:p>
            <text:p>Gant:</text:p>
          </table:table-cell>
          <table:table-cell office:value-type="string" calcext:value-type="string">
            <text:p>http://devri.bzh/recherche/?q=eus&amp;submit=</text:p>
            <text:p>http://devri.bzh/recherche/?q=gant&amp;submit=</text:p>
          </table:table-cell>
          <table:table-cell office:value-type="string" calcext:value-type="string">
            <text:p>http://meurgorf.brezhoneg.bzh/meurgorf/enklask?terme=eus&amp;submit=Rechercher&amp;categorie=0&amp;oeuvres=0</text:p>
            <text:p>http://meurgorf.brezhoneg.bzh/meurgorf/enklask?terme=gant&amp;submit=Rechercher&amp;categorie=0&amp;oeuvres=0</text:p>
          </table:table-cell>
          <table:table-cell office:value-type="string" calcext:value-type="string">
            <text:p>https://br.wiktionary.org/wiki/eus</text:p>
            <text:p>https://br.wiktionary.org/wiki/gant</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3">
          <table:table-cell table:style-name="ce8" office:value-type="float" office:value="428" calcext:value-type="float">
            <text:p>428</text:p>
          </table:table-cell>
          <table:table-cell table:style-name="ce8" office:value-type="string" calcext:value-type="string">
            <text:p><text:a xlink:href="https://community.languagetool.org/rule/show/DIN_DA?lang=br&amp;subId=1" xlink:type="simple">https://community.languagetool.org/rule/show/DIN_DA?lang=br&amp;subId=1</text:a></text:p>
          </table:table-cell>
          <table:table-cell table:style-name="ce8" office:value-type="string" calcext:value-type="string">
            <text:p>posupl eo din da</text:p>
          </table:table-cell>
          <table:table-cell table:style-name="ce8" office:value-type="string" calcext:value-type="string">
            <text:p>Implij fall an araogenn «da»</text:p>
          </table:table-cell>
          <table:table-cell table:style-name="ce8" office:value-type="string" calcext:value-type="string">
            <text:p>Fazi en ur implijout an araogenn «da» pa n’eus ket afer.</text:p>
          </table:table-cell>
          <table:table-cell table:style-name="ce8" office:value-type="string" calcext:value-type="string">
            <text:p>Ha fellout a rae deoc’h skrivañ \4?</text:p>
          </table:table-cell>
          <table:table-cell table:style-name="ce8" office:value-type="string" calcext:value-type="string">
            <text:p>C’hoant ho poa skrivañ «\4»?</text:p>
          </table:table-cell>
          <table:table-cell table:style-name="ce8" office:value-type="string" calcext:value-type="string">
            <text:p>Vouliez-vous écrire «\4»?</text:p>
          </table:table-cell>
          <table:table-cell table:style-name="ce8" office:value-type="string" calcext:value-type="string">
            <text:p>Did you want to write «\4»?</text:p>
          </table:table-cell>
          <table:table-cell table:style-name="ce8" office:value-type="string" calcext:value-type="string">
            <text:p>Oui</text:p>
          </table:table-cell>
          <table:table-cell table:style-name="ce8" office:value-type="string" calcext:value-type="string">
            <text:p>Araogenn</text:p>
          </table:table-cell>
          <table:table-cell office:value-type="string" calcext:value-type="string">
            <text:p>Re-implij</text:p>
          </table:table-cell>
          <table:table-cell office:value-type="string" calcext:value-type="string">
            <text:p>Posupl:</text:p>
          </table:table-cell>
          <table:table-cell table:style-name="ce8" office:value-type="string" calcext:value-type="string">
            <text:p><text:a xlink:href="http://devri.bzh/recherche/?q=posupl&amp;submit" xlink:type="simple">http://devri.bzh/recherche/?q=posupl&amp;submit=</text:a></text:p>
          </table:table-cell>
          <table:table-cell table:style-name="ce8" office:value-type="string" calcext:value-type="string">
            <text:p><text:a xlink:href="http://meurgorf.brezhoneg.bzh/meurgorf/enklask?terme=posupl&amp;submit=Rechercher&amp;categorie=0&amp;oeuvres=0" xlink:type="simple">http://meurgorf.brezhoneg.bzh/meurgorf/enklask?terme=posupl&amp;submit=Rechercher&amp;categorie=0&amp;oeuvres=0</text:a></text:p>
          </table:table-cell>
          <table:table-cell table:style-name="ce8" office:value-type="string" calcext:value-type="string">
            <text:p><text:a xlink:href="https://br.wiktionary.org/w/index.php?search=posupl&amp;title=Dibar%3AKlask&amp;go=Mont&amp;ns0=1" xlink:type="simple">--https://br.wiktionary.org/w/index.php?search=posupl&amp;title=Dibar%3AKlask&amp;go=Mont&amp;ns0=1</text:a></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3">
          <table:table-cell office:value-type="float" office:value="429" calcext:value-type="float">
            <text:p>429</text:p>
          </table:table-cell>
          <table:table-cell office:value-type="string" calcext:value-type="string">
            <text:p><text:a xlink:href="https://community.languagetool.org/rule/show/DIN_DA?lang=br&amp;subId=2" xlink:type="simple">https://community.languagetool.org/rule/show/DIN_DA?lang=br&amp;subId=2</text:a></text:p>
          </table:table-cell>
          <table:table-cell office:value-type="string" calcext:value-type="string">
            <text:p>posupl eo din da</text:p>
          </table:table-cell>
          <table:table-cell office:value-type="string" calcext:value-type="string">
            <text:p>Implij fall an araogenn «da»</text:p>
          </table:table-cell>
          <table:table-cell office:value-type="string" calcext:value-type="string">
            <text:p>Fazi en ur implijout an araogenn «da» pa n’eus ket afer.</text:p>
          </table:table-cell>
          <table:table-cell office:value-type="string" calcext:value-type="string">
            <text:p>Ha fellout a rae deoc’h skrivañ \3 \5?</text:p>
          </table:table-cell>
          <table:table-cell office:value-type="string" calcext:value-type="string">
            <text:p>C’hoant ho poa skrivañ «\3 \5»?</text:p>
          </table:table-cell>
          <table:table-cell office:value-type="string" calcext:value-type="string">
            <text:p>Vouliez-vous écrire «\3 \5»?</text:p>
          </table:table-cell>
          <table:table-cell office:value-type="string" calcext:value-type="string">
            <text:p>Did you want to write «\3 \5»?</text:p>
          </table:table-cell>
          <table:table-cell office:value-type="string" calcext:value-type="string">
            <text:p>Oui</text:p>
          </table:table-cell>
          <table:table-cell office:value-type="string" calcext:value-type="string">
            <text:p>Araogenn</text:p>
          </table:table-cell>
          <table:table-cell table:style-name="ce3" office:value-type="string" calcext:value-type="string">
            <text:p>Re-implij</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3">
          <table:table-cell table:style-name="ce8" office:value-type="float" office:value="430" calcext:value-type="float">
            <text:p>430</text:p>
          </table:table-cell>
          <table:table-cell table:style-name="ce8" office:value-type="string" calcext:value-type="string">
            <text:p><text:a xlink:href="https://community.languagetool.org/rule/show/DIN_DA?lang=br&amp;subId=3" xlink:type="simple">https://community.languagetool.org/rule/show/DIN_DA?lang=br&amp;subId=3</text:a></text:p>
          </table:table-cell>
          <table:table-cell table:style-name="ce8" office:value-type="string" calcext:value-type="string">
            <text:p>posupl eo din da</text:p>
          </table:table-cell>
          <table:table-cell table:style-name="ce8" office:value-type="string" calcext:value-type="string">
            <text:p>Implij fall an araogenn «da»</text:p>
          </table:table-cell>
          <table:table-cell table:style-name="ce8" office:value-type="string" calcext:value-type="string">
            <text:p>Fazi en ur implijout an araogenn «da» pa n’eus ket afer.</text:p>
          </table:table-cell>
          <table:table-cell table:style-name="ce8" office:value-type="string" calcext:value-type="string">
            <text:p>Ha fellout a rae deoc’h skrivañ \4 \6?</text:p>
          </table:table-cell>
          <table:table-cell table:style-name="ce8" office:value-type="string" calcext:value-type="string">
            <text:p>C’hoant ho poa skrivañ «\4 \6»?</text:p>
          </table:table-cell>
          <table:table-cell table:style-name="ce8" office:value-type="string" calcext:value-type="string">
            <text:p>Vouliez-vous écrire «\4 \6»?</text:p>
          </table:table-cell>
          <table:table-cell table:style-name="ce8" office:value-type="string" calcext:value-type="string">
            <text:p>Did you want to write «\4 \6»?</text:p>
          </table:table-cell>
          <table:table-cell table:style-name="ce8" office:value-type="string" calcext:value-type="string">
            <text:p>Oui</text:p>
          </table:table-cell>
          <table:table-cell table:style-name="ce8" office:value-type="string" calcext:value-type="string">
            <text:p>Araogenn</text:p>
          </table:table-cell>
          <table:table-cell office:value-type="string" calcext:value-type="string">
            <text:p>Re-implij</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7">
          <table:table-cell office:value-type="float" office:value="431" calcext:value-type="float">
            <text:p>431</text:p>
          </table:table-cell>
          <table:table-cell office:value-type="string" calcext:value-type="string">
            <text:p><text:a xlink:href="https://community.languagetool.org/rule/show/DEPARTAMANT?lang=br&amp;subId=1" xlink:type="simple">https://community.languagetool.org/rule/show/DEPARTAMANT?lang=br&amp;subId=1</text:a></text:p>
          </table:table-cell>
          <table:table-cell office:value-type="string" calcext:value-type="string">
            <text:p>Departament</text:p>
          </table:table-cell>
          <table:table-cell office:value-type="string" calcext:value-type="string">
            <text:p>Morbihan → Mor-Bihan</text:p>
          </table:table-cell>
          <table:table-cell office:value-type="string" calcext:value-type="string">
            <text:p>Fazi en ur skrivañ fall anv an departamant «Mor-Bihan».</text:p>
          </table:table-cell>
          <table:table-cell office:value-type="string" calcext:value-type="string">
            <text:p>Implijit Mor-Bihan.</text:p>
          </table:table-cell>
          <table:table-cell office:value-type="string" calcext:value-type="string">
            <text:p>Skrivit «Mor-Bihan».</text:p>
          </table:table-cell>
          <table:table-cell office:value-type="string" calcext:value-type="string">
            <text:p>Écrivez «Mor-Bihan».</text:p>
          </table:table-cell>
          <table:table-cell office:value-type="string" calcext:value-type="string">
            <text:p>Write «Mor-Bihan».</text:p>
          </table:table-cell>
          <table:table-cell office:value-type="string" calcext:value-type="string">
            <text:p>Oui</text:p>
          </table:table-cell>
          <table:table-cell office:value-type="string" calcext:value-type="string">
            <text:p>Douaroniezh</text:p>
          </table:table-cell>
          <table:table-cell table:style-name="ce3" office:value-type="string" calcext:value-type="string">
            <text:p>Departamant</text:p>
          </table:table-cell>
          <table:table-cell table:style-name="ce3" office:value-type="string" calcext:value-type="string">
            <text:p>Mor-:</text:p>
          </table:table-cell>
          <table:table-cell office:value-type="string" calcext:value-type="string">
            <text:p>http://devri.bzh/recherche/?q=Mor&amp;submit=</text:p>
            <text:p>http://devri.bzh/recherche/?q=Mor-&amp;submit=</text:p>
          </table:table-cell>
          <table:table-cell office:value-type="string" calcext:value-type="string">
            <text:p>http://meurgorf.brezhoneg.bzh/meurgorf/enklask?terme=mor&amp;submit=Rechercher&amp;categorie=0&amp;oeuvres=0</text:p>
            <text:p>http://meurgorf.brezhoneg.bzh/meurgorf/enklask?terme=mor-&amp;submit=Rechercher&amp;categorie=0&amp;oeuvres=0&amp;search_opt=1</text:p>
          </table:table-cell>
          <table:table-cell office:value-type="string" calcext:value-type="string">
            <text:p><text:a xlink:href="https://br.wiktionary.org/wiki/mor" xlink:type="simple">https://br.wiktionary.org/wiki/mor</text:a></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3">
          <table:table-cell table:style-name="ce8" office:value-type="float" office:value="432" calcext:value-type="float">
            <text:p>432</text:p>
          </table:table-cell>
          <table:table-cell table:style-name="ce8" office:value-type="string" calcext:value-type="string">
            <text:p><text:a xlink:href="https://community.languagetool.org/rule/show/DEPARTAMANT?lang=br&amp;subId=2" xlink:type="simple">https://community.languagetool.org/rule/show/DEPARTAMANT?lang=br&amp;subId=2</text:a></text:p>
          </table:table-cell>
          <table:table-cell table:style-name="ce8" office:value-type="string" calcext:value-type="string">
            <text:p>Departament</text:p>
          </table:table-cell>
          <table:table-cell table:style-name="ce8" office:value-type="string" calcext:value-type="string">
            <text:p>Mor Bihan → Mor-Bihan</text:p>
          </table:table-cell>
          <table:table-cell table:style-name="ce8" office:value-type="string" calcext:value-type="string">
            <text:p>Fazi en ur skrivañ fall anv an departamant «Mor-Bihan».</text:p>
          </table:table-cell>
          <table:table-cell table:style-name="ce8" office:value-type="string" calcext:value-type="string">
            <text:p>Implijit Mor-Bihan.</text:p>
          </table:table-cell>
          <table:table-cell table:style-name="ce8" office:value-type="string" calcext:value-type="string">
            <text:p>Skrivit «Mor-Bihan».</text:p>
          </table:table-cell>
          <table:table-cell table:style-name="ce8" office:value-type="string" calcext:value-type="string">
            <text:p>Écrivez «Mor-Bihan».</text:p>
          </table:table-cell>
          <table:table-cell table:style-name="ce8" office:value-type="string" calcext:value-type="string">
            <text:p>Write «Mor-Bihan».</text:p>
          </table:table-cell>
          <table:table-cell table:style-name="ce8" office:value-type="string" calcext:value-type="string">
            <text:p>Oui</text:p>
          </table:table-cell>
          <table:table-cell table:style-name="ce8" office:value-type="string" calcext:value-type="string">
            <text:p>Douaroniezh</text:p>
          </table:table-cell>
          <table:table-cell office:value-type="string" calcext:value-type="string">
            <text:p>Departamant</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7">
          <table:table-cell office:value-type="float" office:value="433" calcext:value-type="float">
            <text:p>433</text:p>
          </table:table-cell>
          <table:table-cell office:value-type="string" calcext:value-type="string">
            <text:p><text:a xlink:href="https://community.languagetool.org/rule/show/DEPARTAMANT?lang=br&amp;subId=3" xlink:type="simple">https://community.languagetool.org/rule/show/DEPARTAMANT?lang=br&amp;subId=3</text:a></text:p>
          </table:table-cell>
          <table:table-cell office:value-type="string" calcext:value-type="string">
            <text:p>Departament</text:p>
          </table:table-cell>
          <table:table-cell office:value-type="string" calcext:value-type="string">
            <text:p>Penn-Ar-Benn → Penn-ar-Bed</text:p>
          </table:table-cell>
          <table:table-cell office:value-type="string" calcext:value-type="string">
            <text:p>Fazi en ur skrivañ fall anv an departamant «Penn-ar-Bed».</text:p>
          </table:table-cell>
          <table:table-cell office:value-type="string" calcext:value-type="string">
            <text:p>Implijit Penn-ar-Bed.</text:p>
          </table:table-cell>
          <table:table-cell office:value-type="string" calcext:value-type="string">
            <text:p>Skrivit «Penn-ar-Bed».</text:p>
          </table:table-cell>
          <table:table-cell office:value-type="string" calcext:value-type="string">
            <text:p>Écrivez «Penn-ar-Bed».</text:p>
          </table:table-cell>
          <table:table-cell office:value-type="string" calcext:value-type="string">
            <text:p>Write «Penn-ar-Bed».</text:p>
          </table:table-cell>
          <table:table-cell office:value-type="string" calcext:value-type="string">
            <text:p>Oui</text:p>
          </table:table-cell>
          <table:table-cell office:value-type="string" calcext:value-type="string">
            <text:p>Douaroniezh</text:p>
          </table:table-cell>
          <table:table-cell table:style-name="ce3" office:value-type="string" calcext:value-type="string">
            <text:p>Departamant</text:p>
          </table:table-cell>
          <table:table-cell table:style-name="ce3" office:value-type="string" calcext:value-type="string">
            <text:p>Penn-:</text:p>
          </table:table-cell>
          <table:table-cell office:value-type="string" calcext:value-type="string">
            <text:p>http://devri.bzh/recherche/?q=Penn&amp;submit=</text:p>
            <text:p>http://devri.bzh/recherche/?q=Penn-&amp;submit=</text:p>
          </table:table-cell>
          <table:table-cell office:value-type="string" calcext:value-type="string">
            <text:p>http://meurgorf.brezhoneg.bzh/meurgorf/enklask?terme=penn&amp;submit=Rechercher&amp;categorie=0&amp;oeuvres=0</text:p>
            <text:p>http://meurgorf.brezhoneg.bzh/meurgorf/enklask?terme=penn-&amp;submit=Rechercher&amp;categorie=0&amp;oeuvres=0&amp;search_opt=1</text:p>
          </table:table-cell>
          <table:table-cell office:value-type="string" calcext:value-type="string">
            <text:p>https://br.wiktionary.org/wiki/penn https://br.wiktionary.org/wiki/penn-</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7">
          <table:table-cell table:style-name="ce8" office:value-type="float" office:value="434" calcext:value-type="float">
            <text:p>434</text:p>
          </table:table-cell>
          <table:table-cell table:style-name="ce8" office:value-type="string" calcext:value-type="string">
            <text:p><text:a xlink:href="https://community.languagetool.org/rule/show/DEPARTAMANT?lang=br&amp;subId=4" xlink:type="simple">https://community.languagetool.org/rule/show/DEPARTAMANT?lang=br&amp;subId=4</text:a></text:p>
          </table:table-cell>
          <table:table-cell table:style-name="ce8" office:value-type="string" calcext:value-type="string">
            <text:p>Departament</text:p>
          </table:table-cell>
          <table:table-cell table:style-name="ce8" office:value-type="string" calcext:value-type="string">
            <text:p>Il-Ha-Gwilen → Il-ha-Gwilen</text:p>
          </table:table-cell>
          <table:table-cell table:style-name="ce8" office:value-type="string" calcext:value-type="string">
            <text:p>Fazi en ur skrivañ fall anv an departamant «Il-ha-Gwilen».</text:p>
          </table:table-cell>
          <table:table-cell table:style-name="ce8" office:value-type="string" calcext:value-type="string">
            <text:p>Implijit Il-ha-Gwilen.</text:p>
          </table:table-cell>
          <table:table-cell table:style-name="ce8" office:value-type="string" calcext:value-type="string">
            <text:p>Skrivit «Il-ha-Gwilen».</text:p>
          </table:table-cell>
          <table:table-cell table:style-name="ce8" office:value-type="string" calcext:value-type="string">
            <text:p>Écrivez «Il-ha-Gwilen».</text:p>
          </table:table-cell>
          <table:table-cell table:style-name="ce8" office:value-type="string" calcext:value-type="string">
            <text:p>Write «Il-ha-Gwilen».</text:p>
          </table:table-cell>
          <table:table-cell table:style-name="ce8" office:value-type="string" calcext:value-type="string">
            <text:p>Oui</text:p>
          </table:table-cell>
          <table:table-cell table:style-name="ce8" office:value-type="string" calcext:value-type="string">
            <text:p>Douaroniezh</text:p>
          </table:table-cell>
          <table:table-cell office:value-type="string" calcext:value-type="string">
            <text:p>Departamant</text:p>
          </table:table-cell>
          <table:table-cell office:value-type="string" calcext:value-type="string">
            <text:p>Il:</text:p>
          </table:table-cell>
          <table:table-cell table:style-name="ce8" office:value-type="string" calcext:value-type="string">
            <text:p><text:a xlink:href="http://devri.bzh/recherche/?q=il&amp;submit" xlink:type="simple">http://devri.bzh/recherche/?q=il&amp;submit=</text:a></text:p>
          </table:table-cell>
          <table:table-cell table:style-name="ce8" office:value-type="string" calcext:value-type="string">
            <text:p>http://meurgorf.brezhoneg.bzh/meurgorf/enklask?terme=il&amp;submit=Rechercher&amp;categorie=0&amp;oeuvres=0&amp;search_opt=1</text:p>
            <text:p>http://meurgorf.brezhoneg.bzh/meurgorf/enklask?terme=il-&amp;submit=Rechercher&amp;categorie=0&amp;oeuvres=0&amp;search_opt=1</text:p>
          </table:table-cell>
          <table:table-cell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3">
          <table:table-cell office:value-type="float" office:value="435" calcext:value-type="float">
            <text:p>435</text:p>
          </table:table-cell>
          <table:table-cell office:value-type="string" calcext:value-type="string">
            <text:p><text:a xlink:href="https://community.languagetool.org/rule/show/DEPARTAMANT?lang=br&amp;subId=5" xlink:type="simple">https://community.languagetool.org/rule/show/DEPARTAMANT?lang=br&amp;subId=5</text:a></text:p>
          </table:table-cell>
          <table:table-cell office:value-type="string" calcext:value-type="string">
            <text:p>Departament</text:p>
          </table:table-cell>
          <table:table-cell office:value-type="string" calcext:value-type="string">
            <text:p>Il ha Gwilen → Il-ha-Gwilen</text:p>
          </table:table-cell>
          <table:table-cell office:value-type="string" calcext:value-type="string">
            <text:p>Fazi en ur skrivañ fall anv an departamant «Il-ha-Gwilen».</text:p>
          </table:table-cell>
          <table:table-cell office:value-type="string" calcext:value-type="string">
            <text:p>Implijit Il-ha-Gwilen.</text:p>
          </table:table-cell>
          <table:table-cell office:value-type="string" calcext:value-type="string">
            <text:p>Skrivit «Il-ha-Gwilen».</text:p>
          </table:table-cell>
          <table:table-cell office:value-type="string" calcext:value-type="string">
            <text:p>Écrivez «Il-ha-Gwilen».</text:p>
          </table:table-cell>
          <table:table-cell office:value-type="string" calcext:value-type="string">
            <text:p>Write «Il-ha-Gwilen».</text:p>
          </table:table-cell>
          <table:table-cell office:value-type="string" calcext:value-type="string">
            <text:p>Oui</text:p>
          </table:table-cell>
          <table:table-cell office:value-type="string" calcext:value-type="string">
            <text:p>Douaroniezh</text:p>
          </table:table-cell>
          <table:table-cell table:style-name="ce3" office:value-type="string" calcext:value-type="string">
            <text:p>Departamant</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7">
          <table:table-cell table:style-name="ce8" office:value-type="float" office:value="436" calcext:value-type="float">
            <text:p>436</text:p>
          </table:table-cell>
          <table:table-cell table:style-name="ce8" office:value-type="string" calcext:value-type="string">
            <text:p><text:a xlink:href="https://community.languagetool.org/rule/show/DEPARTAMANT?lang=br&amp;subId=6" xlink:type="simple">https://community.languagetool.org/rule/show/DEPARTAMANT?lang=br&amp;subId=6</text:a></text:p>
          </table:table-cell>
          <table:table-cell table:style-name="ce8" office:value-type="string" calcext:value-type="string">
            <text:p>Departament</text:p>
          </table:table-cell>
          <table:table-cell table:style-name="ce8" office:value-type="string" calcext:value-type="string">
            <text:p>Penn ar Bed → Penn-ar-Bed</text:p>
          </table:table-cell>
          <table:table-cell table:style-name="ce8" office:value-type="string" calcext:value-type="string">
            <text:p>Fazi en ur skrivañ fall anv an departamant «Penn-ar-Bed».</text:p>
          </table:table-cell>
          <table:table-cell table:style-name="ce8" office:value-type="string" calcext:value-type="string">
            <text:p>Implijit Penn-ar-Bed.</text:p>
          </table:table-cell>
          <table:table-cell table:style-name="ce8" office:value-type="string" calcext:value-type="string">
            <text:p>Skrivit «Penn-ar-Bed».</text:p>
          </table:table-cell>
          <table:table-cell table:style-name="ce8" office:value-type="string" calcext:value-type="string">
            <text:p>Écrivez «Penn-ar-Bed».</text:p>
          </table:table-cell>
          <table:table-cell table:style-name="ce8" office:value-type="string" calcext:value-type="string">
            <text:p>Write «Penn-ar-Bed».</text:p>
          </table:table-cell>
          <table:table-cell table:style-name="ce8" office:value-type="string" calcext:value-type="string">
            <text:p>Oui</text:p>
          </table:table-cell>
          <table:table-cell table:style-name="ce8" office:value-type="string" calcext:value-type="string">
            <text:p>Douaroniezh</text:p>
          </table:table-cell>
          <table:table-cell office:value-type="string" calcext:value-type="string">
            <text:p>Departamant</text:p>
          </table:table-cell>
          <table:table-cell office:value-type="string" calcext:value-type="string">
            <text:p>Penn-:</text:p>
          </table:table-cell>
          <table:table-cell table:style-name="ce8" office:value-type="string" calcext:value-type="string">
            <text:p>http://devri.bzh/recherche/?q=Penn&amp;submit=</text:p>
            <text:p>http://devri.bzh/recherche/?q=Penn-&amp;submit=</text:p>
          </table:table-cell>
          <table:table-cell table:style-name="ce8" office:value-type="string" calcext:value-type="string">
            <text:p>http://meurgorf.brezhoneg.bzh/meurgorf/enklask?terme=penn&amp;submit=Rechercher&amp;categorie=0&amp;oeuvres=0</text:p>
            <text:p>http://meurgorf.brezhoneg.bzh/meurgorf/enklask?terme=penn-&amp;submit=Rechercher&amp;categorie=0&amp;oeuvres=0&amp;search_opt=1</text:p>
          </table:table-cell>
          <table:table-cell table:style-name="ce8" office:value-type="string" calcext:value-type="string">
            <text:p>https://br.wiktionary.org/wiki/penn https://br.wiktionary.org/wiki/penn-</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3">
          <table:table-cell office:value-type="float" office:value="437" calcext:value-type="float">
            <text:p>437</text:p>
          </table:table-cell>
          <table:table-cell office:value-type="string" calcext:value-type="string">
            <text:p><text:a xlink:href="https://community.languagetool.org/rule/show/DEPARTAMANT?lang=br&amp;subId=7" xlink:type="simple">https://community.languagetool.org/rule/show/DEPARTAMANT?lang=br&amp;subId=7</text:a></text:p>
          </table:table-cell>
          <table:table-cell office:value-type="string" calcext:value-type="string">
            <text:p>Departament</text:p>
          </table:table-cell>
          <table:table-cell office:value-type="string" calcext:value-type="string">
            <text:p>Aodoù-An-Arvor → Aodoù-an-Arvor</text:p>
          </table:table-cell>
          <table:table-cell office:value-type="string" calcext:value-type="string">
            <text:p>Fazi en ur skrivañ fall anv an departamant «Aodoù-an-Arvor».</text:p>
          </table:table-cell>
          <table:table-cell office:value-type="string" calcext:value-type="string">
            <text:p>Implijit Aodoù-an-Arvor.</text:p>
          </table:table-cell>
          <table:table-cell office:value-type="string" calcext:value-type="string">
            <text:p>Skrivit «Aodoù-an-Arvor».</text:p>
          </table:table-cell>
          <table:table-cell office:value-type="string" calcext:value-type="string">
            <text:p>Écrivez «Aodoù-an-Arvor».</text:p>
          </table:table-cell>
          <table:table-cell office:value-type="string" calcext:value-type="string">
            <text:p>Write «Aodoù-an-Arvor».</text:p>
          </table:table-cell>
          <table:table-cell office:value-type="string" calcext:value-type="string">
            <text:p>Oui</text:p>
          </table:table-cell>
          <table:table-cell office:value-type="string" calcext:value-type="string">
            <text:p>Douaroniezh</text:p>
          </table:table-cell>
          <table:table-cell table:style-name="ce3" office:value-type="string" calcext:value-type="string">
            <text:p>Departamant</text:p>
          </table:table-cell>
          <table:table-cell table:style-name="ce3" office:value-type="string" calcext:value-type="string">
            <text:p>Aod:</text:p>
          </table:table-cell>
          <table:table-cell office:value-type="string" calcext:value-type="string">
            <text:p>--</text:p>
          </table:table-cell>
          <table:table-cell office:value-type="string" calcext:value-type="string">
            <text:p><text:a xlink:href="http://meurgorf.brezhoneg.bzh/meurgorf/enklask?terme=Aod&amp;submit=Rechercher&amp;categorie=0&amp;oeuvres=0&amp;search_opt=1" xlink:type="simple">http://meurgorf.brezhoneg.bzh/meurgorf/enklask?terme=Aod&amp;submit=Rechercher&amp;categorie=0&amp;oeuvres=0&amp;search_opt=1</text:a></text:p>
          </table:table-cell>
          <table:table-cell office:value-type="string" calcext:value-type="string">
            <text:p><text:a xlink:href="https://br.wiktionary.org/wiki/aod" xlink:type="simple">https://br.wiktionary.org/wiki/aod</text:a></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3">
          <table:table-cell table:style-name="ce8" office:value-type="float" office:value="438" calcext:value-type="float">
            <text:p>438</text:p>
          </table:table-cell>
          <table:table-cell table:style-name="ce8" office:value-type="string" calcext:value-type="string">
            <text:p><text:a xlink:href="https://community.languagetool.org/rule/show/DEPARTAMANT?lang=br&amp;subId=8" xlink:type="simple">https://community.languagetool.org/rule/show/DEPARTAMANT?lang=br&amp;subId=8</text:a></text:p>
          </table:table-cell>
          <table:table-cell table:style-name="ce8" office:value-type="string" calcext:value-type="string">
            <text:p>Departament</text:p>
          </table:table-cell>
          <table:table-cell table:style-name="ce8" office:value-type="string" calcext:value-type="string">
            <text:p>Aodoù an Arvor → Aodoù-an-Arvor</text:p>
          </table:table-cell>
          <table:table-cell table:style-name="ce8" office:value-type="string" calcext:value-type="string">
            <text:p>Fazi en ur skrivañ fall anv an departamant «Aodoù-an-Arvor».</text:p>
          </table:table-cell>
          <table:table-cell table:style-name="ce8" office:value-type="string" calcext:value-type="string">
            <text:p>Implijit Aodoù-an-Arvor.</text:p>
          </table:table-cell>
          <table:table-cell table:style-name="ce8" office:value-type="string" calcext:value-type="string">
            <text:p>Skrivit «Aodoù-an-Arvor».</text:p>
          </table:table-cell>
          <table:table-cell table:style-name="ce8" office:value-type="string" calcext:value-type="string">
            <text:p>Écrivez «Aodoù-an-Arvor».</text:p>
          </table:table-cell>
          <table:table-cell table:style-name="ce8" office:value-type="string" calcext:value-type="string">
            <text:p>Write «Aodoù-an-Arvor».</text:p>
          </table:table-cell>
          <table:table-cell table:style-name="ce8" office:value-type="string" calcext:value-type="string">
            <text:p>Oui</text:p>
          </table:table-cell>
          <table:table-cell table:style-name="ce8" office:value-type="string" calcext:value-type="string">
            <text:p>Douaroniezh</text:p>
          </table:table-cell>
          <table:table-cell office:value-type="string" calcext:value-type="string">
            <text:p>Departamant</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4">
          <table:table-cell office:value-type="float" office:value="439" calcext:value-type="float">
            <text:p>439</text:p>
          </table:table-cell>
          <table:table-cell office:value-type="string" calcext:value-type="string">
            <text:p><text:a xlink:href="https://community.languagetool.org/rule/show/DEPARTAMANT?lang=br&amp;subId=9" xlink:type="simple">https://community.languagetool.org/rule/show/DEPARTAMANT?lang=br&amp;subId=9</text:a></text:p>
          </table:table-cell>
          <table:table-cell office:value-type="string" calcext:value-type="string">
            <text:p>Departament</text:p>
          </table:table-cell>
          <table:table-cell office:value-type="string" calcext:value-type="string">
            <text:p>Loire-Atlantique → Liger-Atlantel</text:p>
          </table:table-cell>
          <table:table-cell office:value-type="string" calcext:value-type="string">
            <text:p>Fazi en ur skrivañ anv an departamant «Loire-Atlantique» e galleg pa ‘z eus un anv brezhonek dezhañ «Liger-Atlantel».</text:p>
          </table:table-cell>
          <table:table-cell office:value-type="string" calcext:value-type="string">
            <text:p>Implijit Liger-Atlantel.</text:p>
          </table:table-cell>
          <table:table-cell office:value-type="string" calcext:value-type="string">
            <text:p>Skrivit «Liger-Atlantel».</text:p>
          </table:table-cell>
          <table:table-cell office:value-type="string" calcext:value-type="string">
            <text:p>Écrivez «Liger-Atlantel».</text:p>
          </table:table-cell>
          <table:table-cell office:value-type="string" calcext:value-type="string">
            <text:p>Write «Liger-Atlantel».</text:p>
          </table:table-cell>
          <table:table-cell office:value-type="string" calcext:value-type="string">
            <text:p>Oui</text:p>
          </table:table-cell>
          <table:table-cell office:value-type="string" calcext:value-type="string">
            <text:p>Douaroniezh</text:p>
          </table:table-cell>
          <table:table-cell table:style-name="ce3" office:value-type="string" calcext:value-type="string">
            <text:p>Departamant</text:p>
          </table:table-cell>
          <table:table-cell table:style-name="ce3" office:value-type="string" calcext:value-type="string">
            <text:p>Liger:</text:p>
          </table:table-cell>
          <table:table-cell office:value-type="string" calcext:value-type="string">
            <text:p><text:a xlink:href="http://devri.bzh/recherche/?q=liger&amp;submit" xlink:type="simple">http://devri.bzh/recherche/?q=liger&amp;submit=</text:a></text:p>
          </table:table-cell>
          <table:table-cell office:value-type="string" calcext:value-type="string">
            <text:p><text:a xlink:href="http://meurgorf.brezhoneg.bzh/meurgorf/enklask?terme=liger&amp;submit=Rechercher&amp;categorie=0&amp;oeuvres=0&amp;search_opt=1" xlink:type="simple">http://meurgorf.brezhoneg.bzh/meurgorf/enklask?terme=liger&amp;submit=Rechercher&amp;categorie=0&amp;oeuvres=0&amp;search_opt=1</text:a></text:p>
          </table:table-cell>
          <table:table-cell office:value-type="string" calcext:value-type="string">
            <text:p><text:a xlink:href="https://br.wiktionary.org/w/index.php?search=liger&amp;title=Dibar%3AKlask&amp;go=Mont&amp;ns0=1" xlink:type="simple">https://br.wiktionary.org/w/index.php?search=liger&amp;title=Dibar%3AKlask&amp;go=Mont&amp;ns0=1</text:a></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1">
          <table:table-cell table:style-name="ce8" office:value-type="float" office:value="440" calcext:value-type="float">
            <text:p>440</text:p>
          </table:table-cell>
          <table:table-cell table:style-name="ce8" office:value-type="string" calcext:value-type="string">
            <text:p><text:a xlink:href="https://community.languagetool.org/rule/show/DEPARTAMANT?lang=br&amp;subId=10" xlink:type="simple">https://community.languagetool.org/rule/show/DEPARTAMANT?lang=br&amp;subId=10</text:a></text:p>
          </table:table-cell>
          <table:table-cell table:style-name="ce8" office:value-type="string" calcext:value-type="string">
            <text:p>Departament</text:p>
          </table:table-cell>
          <table:table-cell table:style-name="ce8" office:value-type="string" calcext:value-type="string">
            <text:p>Loire Atlantique → Liger-Atlantel</text:p>
          </table:table-cell>
          <table:table-cell table:style-name="ce8" office:value-type="string" calcext:value-type="string">
            <text:p>Fazi en ur skrivañ anv an departamant «Loire Atlantique» e galleg gant ur fazi war ar marc’had pa ‘z eus un anv brezhonek dezhañ «Liger-Atlantel».</text:p>
          </table:table-cell>
          <table:table-cell table:style-name="ce8" office:value-type="string" calcext:value-type="string">
            <text:p>Implijit Liger-Atlantel.</text:p>
          </table:table-cell>
          <table:table-cell table:style-name="ce8" office:value-type="string" calcext:value-type="string">
            <text:p>Skrivit «Liger-Atlantel».</text:p>
          </table:table-cell>
          <table:table-cell table:style-name="ce8" office:value-type="string" calcext:value-type="string">
            <text:p>Écrivez «Liger-Atlantel».</text:p>
          </table:table-cell>
          <table:table-cell table:style-name="ce8" office:value-type="string" calcext:value-type="string">
            <text:p>Write «Liger-Atlantel».</text:p>
          </table:table-cell>
          <table:table-cell table:style-name="ce8" office:value-type="string" calcext:value-type="string">
            <text:p>Oui</text:p>
          </table:table-cell>
          <table:table-cell table:style-name="ce8" office:value-type="string" calcext:value-type="string">
            <text:p>Douaroniezh</text:p>
          </table:table-cell>
          <table:table-cell office:value-type="string" calcext:value-type="string">
            <text:p>Departamant</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3">
          <table:table-cell office:value-type="float" office:value="441" calcext:value-type="float">
            <text:p>441</text:p>
          </table:table-cell>
          <table:table-cell office:value-type="string" calcext:value-type="string">
            <text:p><text:a xlink:href="https://community.languagetool.org/rule/show/DEPARTAMANT?lang=br&amp;subId=11" xlink:type="simple">https://community.languagetool.org/rule/show/DEPARTAMANT?lang=br&amp;subId=11</text:a></text:p>
          </table:table-cell>
          <table:table-cell office:value-type="string" calcext:value-type="string">
            <text:p>Departament</text:p>
          </table:table-cell>
          <table:table-cell office:value-type="string" calcext:value-type="string">
            <text:p>Liger Atlantel → Liger-Atlantel</text:p>
          </table:table-cell>
          <table:table-cell office:value-type="string" calcext:value-type="string">
            <text:p>Fazi en ur skrivañ fall anv an departamant «Liger-Atlantel».</text:p>
          </table:table-cell>
          <table:table-cell office:value-type="string" calcext:value-type="string">
            <text:p>Implijit Liger-Atlantel.</text:p>
          </table:table-cell>
          <table:table-cell office:value-type="string" calcext:value-type="string">
            <text:p>Skrivit «Liger-Atlantel».</text:p>
          </table:table-cell>
          <table:table-cell office:value-type="string" calcext:value-type="string">
            <text:p>Écrivez «Liger-Atlantel».</text:p>
          </table:table-cell>
          <table:table-cell office:value-type="string" calcext:value-type="string">
            <text:p>Write «Liger-Atlantel».</text:p>
          </table:table-cell>
          <table:table-cell office:value-type="string" calcext:value-type="string">
            <text:p>Oui</text:p>
          </table:table-cell>
          <table:table-cell office:value-type="string" calcext:value-type="string">
            <text:p>Douaroniezh</text:p>
          </table:table-cell>
          <table:table-cell table:style-name="ce3" office:value-type="string" calcext:value-type="string">
            <text:p>Departamant</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2">
          <table:table-cell table:style-name="ce8" office:value-type="float" office:value="442" calcext:value-type="float">
            <text:p>442</text:p>
          </table:table-cell>
          <table:table-cell table:style-name="ce8" office:value-type="string" calcext:value-type="string">
            <text:p><text:a xlink:href="https://community.languagetool.org/rule/show/ROSTRENN?lang=br&amp;subId=1" xlink:type="simple">https://community.languagetool.org/rule/show/ROSTRENN?lang=br&amp;subId=1</text:a></text:p>
          </table:table-cell>
          <table:table-cell table:number-columns-repeated="2" table:style-name="ce8" office:value-type="string" calcext:value-type="string">
            <text:p>Rostrenn → Rostrenenn</text:p>
          </table:table-cell>
          <table:table-cell table:style-name="ce8" office:value-type="string" calcext:value-type="string">
            <text:p>Fazi en ur chom hep skrivañ anv ar gêr «Rostrenenn» en e stumm lennegel.</text:p>
          </table:table-cell>
          <table:table-cell table:style-name="ce8" office:value-type="string" calcext:value-type="string">
            <text:p>Gwelloc’h eo skrivañ Rostrenenn.</text:p>
          </table:table-cell>
          <table:table-cell table:style-name="ce8" office:value-type="string" calcext:value-type="string">
            <text:p>Gwelloc’h eo skrivañ «Rostrenenn».</text:p>
          </table:table-cell>
          <table:table-cell table:style-name="ce8" office:value-type="string" calcext:value-type="string">
            <text:p>Il est préférable d’écrire «Rostrenenn».</text:p>
          </table:table-cell>
          <table:table-cell table:style-name="ce8" office:value-type="string" calcext:value-type="string">
            <text:p>It is better to write «Rostrenenn».</text:p>
          </table:table-cell>
          <table:table-cell table:style-name="ce8" office:value-type="string" calcext:value-type="string">
            <text:p>Oui</text:p>
          </table:table-cell>
          <table:table-cell table:style-name="ce8" office:value-type="string" calcext:value-type="string">
            <text:p>Douaroniezh</text:p>
          </table:table-cell>
          <table:table-cell office:value-type="string" calcext:value-type="string">
            <text:p>Anv-kêr</text:p>
          </table:table-cell>
          <table:table-cell office:value-type="string" calcext:value-type="string">
            <text:p>Rostronenn:</text:p>
          </table:table-cell>
          <table:table-cell table:style-name="ce8" office:value-type="string" calcext:value-type="string">
            <text:p><text:a xlink:href="http://devri.bzh/dictionnaire/r/rostrenenn/" xlink:type="simple">http://devri.bzh/dictionnaire/r/rostrenenn/</text:a></text:p>
          </table:table-cell>
          <table:table-cell table:number-columns-repeated="2"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7">
          <table:table-cell office:value-type="float" office:value="443" calcext:value-type="float">
            <text:p>443</text:p>
          </table:table-cell>
          <table:table-cell office:value-type="string" calcext:value-type="string">
            <text:p><text:a xlink:href="https://community.languagetool.org/rule/show/BRO?lang=br&amp;subId=1" xlink:type="simple">https://community.languagetool.org/rule/show/BRO?lang=br&amp;subId=1</text:a></text:p>
          </table:table-cell>
          <table:table-cell office:value-type="string" calcext:value-type="string">
            <text:p>Broioù</text:p>
          </table:table-cell>
          <table:table-cell office:value-type="string" calcext:value-type="string">
            <text:p>Broioù Amerika → Bro-Amerika</text:p>
          </table:table-cell>
          <table:table-cell office:value-type="string" calcext:value-type="string">
            <text:p>Fazi en ur chom hep skrivañ ur varrennig-stagañ etre ar ger «Bro» hag anv ar vro-se.</text:p>
          </table:table-cell>
          <table:table-cell office:value-type="string" calcext:value-type="string">
            <text:p>Implijit \1-\2.</text:p>
          </table:table-cell>
          <table:table-cell office:value-type="string" calcext:value-type="string">
            <text:p>Skrivit «\1-\2».</text:p>
          </table:table-cell>
          <table:table-cell office:value-type="string" calcext:value-type="string">
            <text:p>Écrivez \1-\2.</text:p>
          </table:table-cell>
          <table:table-cell office:value-type="string" calcext:value-type="string">
            <text:p>Write \1-\2.</text:p>
          </table:table-cell>
          <table:table-cell office:value-type="string" calcext:value-type="string">
            <text:p>Oui</text:p>
          </table:table-cell>
          <table:table-cell office:value-type="string" calcext:value-type="string">
            <text:p>Douaroniezh</text:p>
          </table:table-cell>
          <table:table-cell table:style-name="ce3" office:value-type="string" calcext:value-type="string">
            <text:p>Barrennig-stagañ</text:p>
          </table:table-cell>
          <table:table-cell table:style-name="ce3" office:value-type="string" calcext:value-type="string">
            <text:p>Bro-:</text:p>
          </table:table-cell>
          <table:table-cell office:value-type="string" calcext:value-type="string">
            <text:p><text:a xlink:href="http://devri.bzh/recherche/?q=Bro&amp;submit" xlink:type="simple">http://devri.bzh/recherche/?q=Bro&amp;submit=</text:a></text:p>
          </table:table-cell>
          <table:table-cell office:value-type="string" calcext:value-type="string">
            <text:p>http://meurgorf.brezhoneg.bzh/meurgorf/enklask?terme=bro&amp;submit=Rechercher&amp;categorie=0&amp;oeuvres=0&amp;search_opt=1</text:p>
            <text:p>http://meurgorf.brezhoneg.bzh/meurgorf/enklask?terme=bro-&amp;submit=Rechercher&amp;categorie=0&amp;oeuvres=0&amp;search_opt=1</text:p>
          </table:table-cell>
          <table:table-cell office:value-type="string" calcext:value-type="string">
            <text:p><text:a xlink:href="https://br.wiktionary.org/wiki/bro" xlink:type="simple">https://br.wiktionary.org/wiki/bro</text:a></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2">
          <table:table-cell table:style-name="ce8" office:value-type="float" office:value="444" calcext:value-type="float">
            <text:p>444</text:p>
          </table:table-cell>
          <table:table-cell table:style-name="ce8" office:value-type="string" calcext:value-type="string">
            <text:p><text:a xlink:href="https://community.languagetool.org/rule/show/C_HASTELL_NEVEZ?lang=br&amp;subId=1" xlink:type="simple">https://community.languagetool.org/rule/show/C_HASTELL_NEVEZ?lang=br&amp;subId=1</text:a></text:p>
          </table:table-cell>
          <table:table-cell table:number-columns-repeated="2" table:style-name="ce8" office:value-type="string" calcext:value-type="string">
            <text:p>C’hastell Nevez → C’hastell-Nevez</text:p>
          </table:table-cell>
          <table:table-cell table:style-name="ce8" office:value-type="string" calcext:value-type="string">
            <text:p>Fazi en ur chom hep skrivañ ur varrennig-stagañ e-barzh anv ar gêr «Kastell-Nevez».</text:p>
          </table:table-cell>
          <table:table-cell table:style-name="ce8" office:value-type="string" calcext:value-type="string">
            <text:p>Implijit \1-\2.</text:p>
          </table:table-cell>
          <table:table-cell table:style-name="ce8" office:value-type="string" calcext:value-type="string">
            <text:p>Skrivit «\1-\2».</text:p>
          </table:table-cell>
          <table:table-cell table:style-name="ce8" office:value-type="string" calcext:value-type="string">
            <text:p>Écrivez \1-\2.</text:p>
          </table:table-cell>
          <table:table-cell table:style-name="ce8" office:value-type="string" calcext:value-type="string">
            <text:p>Write \1-\2.</text:p>
          </table:table-cell>
          <table:table-cell table:style-name="ce8" office:value-type="string" calcext:value-type="string">
            <text:p>Oui</text:p>
          </table:table-cell>
          <table:table-cell table:style-name="ce8" office:value-type="string" calcext:value-type="string">
            <text:p>Douaroniezh</text:p>
          </table:table-cell>
          <table:table-cell office:value-type="string" calcext:value-type="string">
            <text:p>Barrennig-stagañ</text:p>
          </table:table-cell>
          <table:table-cell office:value-type="string" calcext:value-type="string">
            <text:p>Kastell-:</text:p>
          </table:table-cell>
          <table:table-cell table:style-name="ce8" office:value-type="string" calcext:value-type="string">
            <text:p><text:a xlink:href="http://devri.bzh/recherche/?q=Kastell&amp;submit" xlink:type="simple">http://devri.bzh/recherche/?q=Kastell&amp;submit=</text:a></text:p>
          </table:table-cell>
          <table:table-cell table:style-name="ce8" office:value-type="string" calcext:value-type="string">
            <text:p><text:a xlink:href="http://meurgorf.brezhoneg.bzh/meurgorf/enklask?terme=kastell&amp;submit=Rechercher&amp;categorie=0&amp;oeuvres=0&amp;search_opt=1" xlink:type="simple">http://meurgorf.brezhoneg.bzh/meurgorf/enklask?terme=kastell&amp;submit=Rechercher&amp;categorie=0&amp;oeuvres=0&amp;search_opt=1</text:a></text:p>
          </table:table-cell>
          <table:table-cell table:style-name="ce8" office:value-type="string" calcext:value-type="string">
            <text:p><text:a xlink:href="https://br.wiktionary.org/wiki/kastell" xlink:type="simple">https://br.wiktionary.org/wiki/kastell</text:a></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4">
          <table:table-cell office:value-type="float" office:value="445" calcext:value-type="float">
            <text:p>445</text:p>
          </table:table-cell>
          <table:table-cell office:value-type="string" calcext:value-type="string">
            <text:p><text:a xlink:href="https://community.languagetool.org/rule/show/PENNLIZH_AR?lang=br&amp;subId=1" xlink:type="simple">https://community.languagetool.org/rule/show/PENNLIZH_AR?lang=br&amp;subId=1</text:a></text:p>
          </table:table-cell>
          <table:table-cell office:value-type="string" calcext:value-type="string">
            <text:p>Pennlizer eber gant ar/al/an</text:p>
          </table:table-cell>
          <table:table-cell office:value-type="string" calcext:value-type="string">
            <text:p>Pennlizer ebet e-barzh «ar/al/an»</text:p>
          </table:table-cell>
          <table:table-cell office:value-type="string" calcext:value-type="string">
            <text:p>Fazi en ur skrivañ ar ger-mell gant ur bennlizherenn p’emañ e-kreiz ul lavarenn.</text:p>
          </table:table-cell>
          <table:table-cell office:value-type="string" calcext:value-type="string">
            <text:p>Pennlizherenn ebet e gerioù-mell an anvioù divoutin pa vezont e-kreiz ul lavarenn.</text:p>
          </table:table-cell>
          <table:table-cell office:value-type="string" calcext:value-type="string">
            <text:p>Aucun changement</text:p>
          </table:table-cell>
          <table:table-cell office:value-type="string" calcext:value-type="string">
            <text:p>Aucune capitale dans les articles des noms propres lorsqu’ils sont au milieu d’une proposition.</text:p>
          </table:table-cell>
          <table:table-cell office:value-type="string" calcext:value-type="string">
            <text:p>No capital in proper noun articles when they are in the middle of a proposition.</text:p>
          </table:table-cell>
          <table:table-cell office:value-type="string" calcext:value-type="string">
            <text:p>Oui</text:p>
          </table:table-cell>
          <table:table-cell office:value-type="string" calcext:value-type="string">
            <text:p>Pennlizherennoù</text:p>
          </table:table-cell>
          <table:table-cell table:style-name="ce3" office:value-type="string" calcext:value-type="string">
            <text:p>Gerioù-mell</text:p>
          </table:table-cell>
          <table:table-cell table:style-name="ce3" office:value-type="string" calcext:value-type="string">
            <text:p>Penn-ar-Bed:</text:p>
          </table:table-cell>
          <table:table-cell office:value-type="string" calcext:value-type="string">
            <text:p><text:a xlink:href="http://devri.bzh/recherche/?q=Penn-ar&amp;submit" xlink:type="simple">http://devri.bzh/recherche/?q=Penn-ar&amp;submit=</text:a></text:p>
          </table:table-cell>
          <table:table-cell office:value-type="string" calcext:value-type="string">
            <text:p><text:a xlink:href="http://meurgorf.brezhoneg.bzh/meurgorf/enklask?terme=penn-ar&amp;submit=Rechercher&amp;categorie=0&amp;oeuvres=0&amp;search_opt=1" xlink:type="simple">http://meurgorf.brezhoneg.bzh/meurgorf/enklask?terme=penn-ar&amp;submit=Rechercher&amp;categorie=0&amp;oeuvres=0&amp;search_opt=1</text:a></text:p>
          </table:table-cell>
          <table:table-cell office:value-type="string" calcext:value-type="string">
            <text:p><text:a xlink:href="https://br.wiktionary.org/wiki/Brenniliz" xlink:type="simple">https://br.wiktionary.org/wiki/Brenniliz</text:a></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3">
          <table:table-cell table:style-name="ce8" office:value-type="float" office:value="446" calcext:value-type="float">
            <text:p>446</text:p>
          </table:table-cell>
          <table:table-cell table:style-name="ce8" office:value-type="string" calcext:value-type="string">
            <text:p><text:a xlink:href="https://community.languagetool.org/rule/show/PEBEZH?lang=br&amp;subId=1" xlink:type="simple">https://community.languagetool.org/rule/show/PEBEZH?lang=br&amp;subId=1</text:a></text:p>
          </table:table-cell>
          <table:table-cell table:style-name="ce8" office:value-type="string" calcext:value-type="string">
            <text:p>Pebezh</text:p>
          </table:table-cell>
          <table:table-cell table:style-name="ce8" office:value-type="string" calcext:value-type="string">
            <text:p>Implij fall «Pebezh» dirak gerioù all evit anvioù</text:p>
          </table:table-cell>
          <table:table-cell table:style-name="ce8" office:value-type="string" calcext:value-type="string">
            <text:p>Fazi en ur skrivañ ar ger «Pebezh» dirak ar gerioù all evit an anvioù.</text:p>
          </table:table-cell>
          <table:table-cell table:style-name="ce8" office:value-type="string" calcext:value-type="string">
            <text:p>«\1» a lakaer dirak un anv. (CHALM G2)</text:p>
          </table:table-cell>
          <table:table-cell table:style-name="ce8" office:value-type="string" calcext:value-type="string">
            <text:p>Aucun changement</text:p>
          </table:table-cell>
          <table:table-cell table:style-name="ce8" office:value-type="string" calcext:value-type="string">
            <text:p>On met «\1» devant un nom. (CHALM G2)</text:p>
          </table:table-cell>
          <table:table-cell table:style-name="ce8" office:value-type="string" calcext:value-type="string">
            <text:p>We put «\1» in front of a name. (CHALM G2)</text:p>
          </table:table-cell>
          <table:table-cell table:style-name="ce8" office:value-type="string" calcext:value-type="string">
            <text:p>Oui</text:p>
          </table:table-cell>
          <table:table-cell table:style-name="ce8" office:value-type="string" calcext:value-type="string">
            <text:p>A-bep seurt</text:p>
          </table:table-cell>
          <table:table-cell/>
          <table:table-cell office:value-type="string" calcext:value-type="string">
            <text:p>Pebezh:</text:p>
          </table:table-cell>
          <table:table-cell table:style-name="ce8" office:value-type="string" calcext:value-type="string">
            <text:p><text:a xlink:href="http://devri.bzh/recherche/?q=pebezh&amp;submit" xlink:type="simple">http://devri.bzh/recherche/?q=pebezh&amp;submit=</text:a></text:p>
          </table:table-cell>
          <table:table-cell table:style-name="ce8" office:value-type="string" calcext:value-type="string">
            <text:p><text:a xlink:href="http://meurgorf.brezhoneg.bzh/meurgorf/enklask?terme=pebezh&amp;submit=Rechercher&amp;categorie=0&amp;oeuvres=0" xlink:type="simple">http://meurgorf.brezhoneg.bzh/meurgorf/enklask?terme=pebezh&amp;submit=Rechercher&amp;categorie=0&amp;oeuvres=0</text:a></text:p>
          </table:table-cell>
          <table:table-cell table:style-name="ce8" office:value-type="string" calcext:value-type="string">
            <text:p><text:a xlink:href="https://br.wiktionary.org/wiki/pebezh" xlink:type="simple">https://br.wiktionary.org/wiki/pebezh</text:a></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2">
          <table:table-cell office:value-type="float" office:value="447" calcext:value-type="float">
            <text:p>447</text:p>
          </table:table-cell>
          <table:table-cell office:value-type="string" calcext:value-type="string">
            <text:p><text:a xlink:href="https://community.languagetool.org/rule/show/PEGEN?lang=br&amp;subId=1" xlink:type="simple">https://community.languagetool.org/rule/show/PEGEN?lang=br&amp;subId=1</text:a></text:p>
          </table:table-cell>
          <table:table-cell office:value-type="string" calcext:value-type="string">
            <text:p>Pegen</text:p>
          </table:table-cell>
          <table:table-cell office:value-type="string" calcext:value-type="string">
            <text:p>Implij fall «Pegen» dirak gerioù all evit anvioù-gwan pe adverboù</text:p>
          </table:table-cell>
          <table:table-cell office:value-type="string" calcext:value-type="string">
            <text:p>Fazi en ur skrivañ ar ger «Pegen» dirak ar gerioù all evit an anvioù-gwan pe an adverboù.</text:p>
          </table:table-cell>
          <table:table-cell office:value-type="string" calcext:value-type="string">
            <text:p>«\1» a lakaer dirak un anv-gwan pe un adverb. (CHALM G2)</text:p>
          </table:table-cell>
          <table:table-cell office:value-type="string" calcext:value-type="string">
            <text:p>Aucun changement</text:p>
          </table:table-cell>
          <table:table-cell office:value-type="string" calcext:value-type="string">
            <text:p>On met «\1» devant un adjectif ou un adverbe. (CHALM G2)</text:p>
          </table:table-cell>
          <table:table-cell office:value-type="string" calcext:value-type="string">
            <text:p>We put «\1» in front of an adjective or an adverb. (CHALM G2)</text:p>
          </table:table-cell>
          <table:table-cell office:value-type="string" calcext:value-type="string">
            <text:p>Oui</text:p>
          </table:table-cell>
          <table:table-cell office:value-type="string" calcext:value-type="string">
            <text:p>A-bep seurt</text:p>
          </table:table-cell>
          <table:table-cell table:style-name="ce28"/>
          <table:table-cell table:style-name="ce3" office:value-type="string" calcext:value-type="string">
            <text:p>Pegen:</text:p>
          </table:table-cell>
          <table:table-cell office:value-type="string" calcext:value-type="string">
            <text:p><text:a xlink:href="http://devri.bzh/recherche/?q=pegen&amp;submit" xlink:type="simple">http://devri.bzh/recherche/?q=pegen&amp;submit=</text:a></text:p>
          </table:table-cell>
          <table:table-cell office:value-type="string" calcext:value-type="string">
            <text:p><text:a xlink:href="http://meurgorf.brezhoneg.bzh/meurgorf/enklask?terme=pegen&amp;submit=Rechercher&amp;categorie=0&amp;oeuvres=0" xlink:type="simple">http://meurgorf.brezhoneg.bzh/meurgorf/enklask?terme=pegen&amp;submit=Rechercher&amp;categorie=0&amp;oeuvres=0</text:a></text:p>
          </table:table-cell>
          <table:table-cell office:value-type="string" calcext:value-type="string">
            <text:p><text:a xlink:href="https://br.wiktionary.org/wiki/pegen" xlink:type="simple">https://br.wiktionary.org/wiki/pegen</text:a></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4">
          <table:table-cell table:style-name="ce8" office:value-type="float" office:value="448" calcext:value-type="float">
            <text:p>448</text:p>
          </table:table-cell>
          <table:table-cell table:style-name="ce8" office:value-type="string" calcext:value-type="string">
            <text:p><text:a xlink:href="https://community.languagetool.org/rule/show/V_VIMP_NA?lang=br&amp;subId=1" xlink:type="simple">https://community.languagetool.org/rule/show/V_VIMP_NA?lang=br&amp;subId=1</text:a></text:p>
          </table:table-cell>
          <table:table-cell table:number-columns-repeated="2" table:style-name="ce8" office:value-type="string" calcext:value-type="string">
            <text:p>Sellit na kaer → Sellit na pegen kaer</text:p>
          </table:table-cell>
          <table:table-cell table:style-name="ce8" office:value-type="string" calcext:value-type="string">
            <text:p>Fazi en ur skrivañ ar ger «na» hepken goude an doare gourc’hemen pa rankfe bezañ «pegen/na pegen».</text:p>
          </table:table-cell>
          <table:table-cell table:style-name="ce8" office:value-type="string" calcext:value-type="string">
            <text:p>Implijit pegen pe na pegen goude an doare gourc’hemenn «\2». (CHALM V2.2.4)</text:p>
          </table:table-cell>
          <table:table-cell table:style-name="ce8" office:value-type="string" calcext:value-type="string">
            <text:p>Skrivit «pegen» pe «na pegen» goude an doare gourc’hemenn «\2». (CHALM V2.2.4)</text:p>
          </table:table-cell>
          <table:table-cell table:style-name="ce8" office:value-type="string" calcext:value-type="string">
            <text:p>Écrivez «pegen» ou «na pegen» après l’impératif «\2». (CHALM V2.2.4)</text:p>
          </table:table-cell>
          <table:table-cell table:style-name="ce8" office:value-type="string" calcext:value-type="string">
            <text:p>Write «pegen» or «na pegen» after the imperative «\2». (CHALM V2.2.4)</text:p>
          </table:table-cell>
          <table:table-cell table:style-name="ce8" office:value-type="string" calcext:value-type="string">
            <text:p>Oui</text:p>
          </table:table-cell>
          <table:table-cell table:style-name="ce8" office:value-type="string" calcext:value-type="string">
            <text:p>A-bep seurt</text:p>
          </table:table-cell>
          <table:table-cell/>
          <table:table-cell office:value-type="string" calcext:value-type="string">
            <text:p>idem</text:p>
            <text:p>Na:</text:p>
          </table:table-cell>
          <table:table-cell table:style-name="ce8" office:value-type="string" calcext:value-type="string">
            <text:p><text:a xlink:href="http://devri.bzh/recherche/?q=na&amp;submit" xlink:type="simple">http://devri.bzh/recherche/?q=na&amp;submit=</text:a></text:p>
          </table:table-cell>
          <table:table-cell table:style-name="ce8" office:value-type="string" calcext:value-type="string">
            <text:p><text:a xlink:href="http://meurgorf.brezhoneg.bzh/meurgorf/enklask?terme=na&amp;submit=Rechercher&amp;categorie=0&amp;oeuvres=0" xlink:type="simple">http://meurgorf.brezhoneg.bzh/meurgorf/enklask?terme=na&amp;submit=Rechercher&amp;categorie=0&amp;oeuvres=0</text:a></text:p>
          </table:table-cell>
          <table:table-cell table:style-name="ce8" office:value-type="string" calcext:value-type="string">
            <text:p><text:a xlink:href="https://br.wiktionary.org/w/index.php?search=na+pegen&amp;title=Dibar%3AKlask&amp;go=Mont&amp;ns0=1" xlink:type="simple">https://br.wiktionary.org/w/index.php?search=na+pegen&amp;title=Dibar%3AKlask&amp;go=Mont&amp;ns0=1</text:a></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14">
          <table:table-cell office:value-type="float" office:value="449" calcext:value-type="float">
            <text:p>449</text:p>
          </table:table-cell>
          <table:table-cell office:value-type="string" calcext:value-type="string">
            <text:p><text:a xlink:href="https://community.languagetool.org/rule/show/PENLIZH_MIZ?lang=br&amp;subId=1" xlink:type="simple">https://community.languagetool.org/rule/show/PENLIZH_MIZ?lang=br&amp;subId=1</text:a></text:p>
          </table:table-cell>
          <table:table-cell office:value-type="string" calcext:value-type="string">
            <text:p>Pennlizherennoù evit ar mizioù</text:p>
          </table:table-cell>
          <table:table-cell office:value-type="string" calcext:value-type="string">
            <text:p>E miz du → E miz Du</text:p>
          </table:table-cell>
          <table:table-cell office:value-type="string" calcext:value-type="string">
            <text:p>Fazi en ur chom hep skrivañ ur bennlizherenn e-barzh anv ar mizioù.</text:p>
          </table:table-cell>
          <table:table-cell office:value-type="string" calcext:value-type="string">
            <text:p>Lakaet e vez ur bennlizherenn da anvioù ar mizioù. (CHALM A17)</text:p>
          </table:table-cell>
          <table:table-cell office:value-type="string" calcext:value-type="string">
            <text:p>Aucun changement</text:p>
          </table:table-cell>
          <table:table-cell office:value-type="string" calcext:value-type="string">
            <text:p>On met une capitale aux noms de mois. (CHALM A17)</text:p>
          </table:table-cell>
          <table:table-cell office:value-type="string" calcext:value-type="string">
            <text:p>We put a capital with the names of months. (CHALM A17)</text:p>
          </table:table-cell>
          <table:table-cell office:value-type="string" calcext:value-type="string">
            <text:p>Oui</text:p>
          </table:table-cell>
          <table:table-cell office:value-type="string" calcext:value-type="string">
            <text:p>Pennlizherennoù</text:p>
          </table:table-cell>
          <table:table-cell table:style-name="ce28"/>
          <table:table-cell table:style-name="ce3" office:value-type="string" calcext:value-type="string">
            <text:p>Genver:</text:p>
            <text:p>C’hwevrer:</text:p>
            <text:p>Meurzh:</text:p>
            <text:p>Ebrel:</text:p>
            <text:p>Mae:</text:p>
            <text:p>Mezheven:</text:p>
            <text:p>Gouere:</text:p>
            <text:p>Eost:</text:p>
            <text:p>Gwengolo:</text:p>
            <text:p>Here:</text:p>
            <text:p>Du:</text:p>
            <text:p>Kerzu:</text:p>
          </table:table-cell>
          <table:table-cell office:value-type="string" calcext:value-type="string">
            <text:p>http://devri.bzh/recherche/?q=Genver&amp;submit=</text:p>
            <text:p>--</text:p>
            <text:p>http://devri.bzh/recherche/?q=Meurzh&amp;submit=</text:p>
            <text:p>http://devri.bzh/recherche/?q=Ebrel&amp;submit=</text:p>
            <text:p>http://devri.bzh/recherche/?q=Mae&amp;submit=</text:p>
            <text:p>http://devri.bzh/recherche/?q=Mezheven&amp;submit=</text:p>
            <text:p>http://devri.bzh/dictionnaire/g/gouhere-gouere/</text:p>
            <text:p>http://devri.bzh/recherche/?q=Eost&amp;submit=</text:p>
            <text:p>http://devri.bzh/recherche/?q=Gwengolo&amp;submit=</text:p>
            <text:p>http://devri.bzh/recherche/?q=Here&amp;submit=</text:p>
            <text:p>http://devri.bzh/recherche/?q=Du&amp;submit=</text:p>
            <text:p>http://devri.bzh/recherche/?q=Kerzu&amp;submit=</text:p>
          </table:table-cell>
          <table:table-cell office:value-type="string" calcext:value-type="string">
            <text:p>http://meurgorf.brezhoneg.bzh/meurgorf/enklask?terme=Genver&amp;submit=Rechercher&amp;categorie=0&amp;oeuvres=0&amp;search_opt=1</text:p>
            <text:p>http://meurgorf.brezhoneg.bzh/meurgorf/enklask?terme=c%27hwevrer&amp;submit=Rechercher&amp;categorie=0&amp;oeuvres=0&amp;search_opt=1</text:p>
            <text:p>http://meurgorf.brezhoneg.bzh/meurgorf/enklask?terme=meurzh&amp;submit=Rechercher&amp;categorie=0&amp;oeuvres=0&amp;search_opt=1</text:p>
            <text:p>http://meurgorf.brezhoneg.bzh/meurgorf/enklask?terme=ebrel&amp;submit=Rechercher&amp;categorie=0&amp;oeuvres=0&amp;search_opt=1</text:p>
            <text:p>http://meurgorf.brezhoneg.bzh/meurgorf/enklask?terme=mezheven&amp;submit=Rechercher&amp;categorie=0&amp;oeuvres=0&amp;search_opt=1</text:p>
            <text:p>http://meurgorf.brezhoneg.bzh/meurgorf/enklask?terme=Gouere&amp;submit=Rechercher&amp;categorie=0&amp;oeuvres=0&amp;search_opt=1</text:p>
            <text:p>http://meurgorf.brezhoneg.bzh/meurgorf/enklask?terme=eost&amp;submit=Rechercher&amp;categorie=0&amp;oeuvres=0&amp;search_opt=1</text:p>
            <text:p>http://meurgorf.brezhoneg.bzh/meurgorf/enklask?terme=gwengolo&amp;submit=Rechercher&amp;categorie=0&amp;oeuvres=0&amp;search_opt=1</text:p>
            <text:p>http://meurgorf.brezhoneg.bzh/meurgorf/enklask?terme=here&amp;submit=Rechercher&amp;categorie=0&amp;oeuvres=0&amp;search_opt=1</text:p>
            <text:p>http://meurgorf.brezhoneg.bzh/meurgorf/enklask?terme=Du&amp;submit=Rechercher&amp;categorie=0&amp;oeuvres=0&amp;search_opt=1</text:p>
            <text:p>http://meurgorf.brezhoneg.bzh/meurgorf/enklask?terme=Kerzu&amp;submit=Rechercher&amp;categorie=0&amp;oeuvres=0&amp;search_opt=1</text:p>
          </table:table-cell>
          <table:table-cell office:value-type="string" calcext:value-type="string">
            <text:p>https://br.wiktionary.org/wiki/Genver</text:p>
            <text:p>https://br.wiktionary.org/wiki/C%27hwevrer</text:p>
            <text:p>https://br.wiktionary.org/wiki/Meurzh</text:p>
            <text:p>https://br.wiktionary.org/wiki/Ebrel</text:p>
            <text:p>https://br.wiktionary.org/wiki/Mae</text:p>
            <text:p>https://br.wiktionary.org/wiki/Mezheven</text:p>
            <text:p>https://br.wiktionary.org/wiki/Gouere</text:p>
            <text:p>https://br.wiktionary.org/wiki/Eost</text:p>
            <text:p>https://br.wiktionary.org/wiki/Gwengolo</text:p>
            <text:p>https://br.wiktionary.org/wiki/Here</text:p>
            <text:p>https://br.wiktionary.org/wiki/Du</text:p>
            <text:p>https://br.wiktionary.org/wiki/Kerzu</text:p>
          </table:table-cell>
          <table:table-cell table:style-name="ce3" office:value-type="string" calcext:value-type="string">
            <text:p>http://devri.bzh/recherche/?q=Mezh&amp;submit=</text:p>
            <text:p>http://devri.bzh/recherche/?q=Gwenn&amp;submit=</text:p>
            <text:p>http://devri.bzh/recherche/?q=Ker&amp;submit=</text:p>
          </table:table-cell>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15">
          <table:table-cell table:style-name="ce8" office:value-type="float" office:value="450" calcext:value-type="float">
            <text:p>450</text:p>
          </table:table-cell>
          <table:table-cell table:style-name="ce8" office:value-type="string" calcext:value-type="string">
            <text:p><text:a xlink:href="https://community.languagetool.org/rule/show/PENLIZH_DEIZ?lang=br&amp;subId=1" xlink:type="simple">https://community.languagetool.org/rule/show/PENLIZH_DEIZ?lang=br&amp;subId=1</text:a></text:p>
          </table:table-cell>
          <table:table-cell table:style-name="ce8" office:value-type="string" calcext:value-type="string">
            <text:p>Pennlizherennoù d’an deizioù</text:p>
          </table:table-cell>
          <table:table-cell table:style-name="ce8" office:value-type="string" calcext:value-type="string">
            <text:p>d’ar gwener → d’ar Gwener</text:p>
          </table:table-cell>
          <table:table-cell table:style-name="ce8" office:value-type="string" calcext:value-type="string">
            <text:p>Fazi en ur chom hep skrivañ ur bennlizherenn e-barzh anv an deizioù.</text:p>
          </table:table-cell>
          <table:table-cell table:style-name="ce8" office:value-type="string" calcext:value-type="string">
            <text:p>Lakaet e vez ur bennlizherenn da anvioù an deizioù. (CHALM A17)</text:p>
          </table:table-cell>
          <table:table-cell table:style-name="ce8" office:value-type="string" calcext:value-type="string">
            <text:p>Aucun changement</text:p>
          </table:table-cell>
          <table:table-cell table:style-name="ce8" office:value-type="string" calcext:value-type="string">
            <text:p>On met une capitale aux noms de jours. (CHALM A17)</text:p>
          </table:table-cell>
          <table:table-cell table:style-name="ce8" office:value-type="string" calcext:value-type="string">
            <text:p>We put a capital in the names of days. (CHALM A17)</text:p>
          </table:table-cell>
          <table:table-cell table:style-name="ce8" office:value-type="string" calcext:value-type="string">
            <text:p>Oui</text:p>
          </table:table-cell>
          <table:table-cell table:style-name="ce8" office:value-type="string" calcext:value-type="string">
            <text:p>Pennlizherennoù</text:p>
          </table:table-cell>
          <table:table-cell/>
          <table:table-cell office:value-type="string" calcext:value-type="string">
            <text:p>Lun:</text:p>
            <text:p>Meurzh:</text:p>
            <text:p>Merc’her:</text:p>
            <text:p>Yaou:</text:p>
            <text:p>Gwener:</text:p>
            <text:p>Sadorn:</text:p>
            <text:p>Sul:</text:p>
          </table:table-cell>
          <table:table-cell table:style-name="ce8" office:value-type="string" calcext:value-type="string">
            <text:p>http://devri.bzh/recherche/?q=Lun&amp;submit=</text:p>
            <text:p>http://devri.bzh/recherche/?q=Meurzh&amp;submit=</text:p>
            <text:p>http://devri.bzh/recherche/?q=Merc%27her&amp;submit=</text:p>
            <text:p>http://devri.bzh/recherche/?q=Yaou&amp;submit=</text:p>
            <text:p>http://devri.bzh/recherche/?q=Gwener&amp;submit=</text:p>
            <text:p>http://devri.bzh/recherche/?q=Sadorn&amp;submit=</text:p>
            <text:p>http://devri.bzh/recherche/?q=Sul&amp;submit=</text:p>
          </table:table-cell>
          <table:table-cell table:style-name="ce8" office:value-type="string" calcext:value-type="string">
            <text:p>http://meurgorf.brezhoneg.bzh/meurgorf/enklask?terme=lun&amp;submit=Rechercher&amp;categorie=0&amp;oeuvres=0&amp;search_opt=1</text:p>
            <text:p>http://meurgorf.brezhoneg.bzh/meurgorf/enklask?terme=meurzh&amp;submit=Rechercher&amp;categorie=0&amp;oeuvres=0&amp;search_opt=1</text:p>
            <text:p>http://meurgorf.brezhoneg.bzh/meurgorf/enklask?terme=merc%27her&amp;submit=Rechercher&amp;categorie=0&amp;oeuvres=0&amp;search_opt=1</text:p>
            <text:p>http://meurgorf.brezhoneg.bzh/meurgorf/enklask?terme=Yaou&amp;submit=Rechercher&amp;categorie=0&amp;oeuvres=0&amp;search_opt=1</text:p>
            <text:p>http://meurgorf.brezhoneg.bzh/meurgorf/enklask?terme=Gwener&amp;submit=Rechercher&amp;categorie=0&amp;oeuvres=0&amp;search_opt=1</text:p>
            <text:p>http://meurgorf.brezhoneg.bzh/meurgorf/enklask?terme=Sadorn&amp;submit=Rechercher&amp;categorie=0&amp;oeuvres=0&amp;search_opt=1</text:p>
            <text:p>http://meurgorf.brezhoneg.bzh/meurgorf/enklask?terme=sul&amp;submit=Rechercher&amp;categorie=0&amp;oeuvres=0&amp;search_opt=1</text:p>
          </table:table-cell>
          <table:table-cell table:style-name="ce8" office:value-type="string" calcext:value-type="string">
            <text:p>https://br.wiktionary.org/wiki/Lun</text:p>
            <text:p>https://br.wiktionary.org/wiki/Meurzh</text:p>
            <text:p>https://br.wiktionary.org/wiki/Merc'her</text:p>
            <text:p>https://br.wiktionary.org/wiki/Yaou</text:p>
            <text:p>https://br.wiktionary.org/wiki/Gwener</text:p>
            <text:p>https://br.wiktionary.org/wiki/Sadorn</text:p>
            <text:p>https://br.wiktionary.org/wiki/Sul</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2">
          <table:table-cell office:value-type="float" office:value="451" calcext:value-type="float">
            <text:p>451</text:p>
          </table:table-cell>
          <table:table-cell office:value-type="string" calcext:value-type="string">
            <text:p><text:a xlink:href="https://community.languagetool.org/rule/show/PENLIZH_DEIZ?lang=br&amp;subId=2" xlink:type="simple">https://community.languagetool.org/rule/show/PENLIZH_DEIZ?lang=br&amp;subId=2</text:a></text:p>
          </table:table-cell>
          <table:table-cell office:value-type="string" calcext:value-type="string">
            <text:p>Pennlizherennoù d’an deizioù</text:p>
          </table:table-cell>
          <table:table-cell office:value-type="string" calcext:value-type="string">
            <text:p>Ar meurzh → Ar Meurzh</text:p>
          </table:table-cell>
          <table:table-cell office:value-type="string" calcext:value-type="string">
            <text:p>Fazi en ur chom hep skrivañ ur bennlizherenn e-barzh anv an deizioù.</text:p>
          </table:table-cell>
          <table:table-cell office:value-type="string" calcext:value-type="string">
            <text:p>Lakaet e vez ur bennlizherenn da anvioù an deizioù. (CHALM A17)</text:p>
          </table:table-cell>
          <table:table-cell office:value-type="string" calcext:value-type="string">
            <text:p>Aucun changement</text:p>
          </table:table-cell>
          <table:table-cell office:value-type="string" calcext:value-type="string">
            <text:p>On met une capitale aux noms de jours. (CHALM A17)</text:p>
          </table:table-cell>
          <table:table-cell office:value-type="string" calcext:value-type="string">
            <text:p>We put a capital in the names of days. (CHALM A17)</text:p>
          </table:table-cell>
          <table:table-cell office:value-type="string" calcext:value-type="string">
            <text:p>Oui</text:p>
          </table:table-cell>
          <table:table-cell office:value-type="string" calcext:value-type="string">
            <text:p>Pennlizherennoù</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16">
          <table:table-cell table:style-name="ce8" office:value-type="float" office:value="452" calcext:value-type="float">
            <text:p>452</text:p>
          </table:table-cell>
          <table:table-cell table:style-name="ce8" office:value-type="string" calcext:value-type="string">
            <text:p><text:a xlink:href="https://community.languagetool.org/rule/show/PENLIZH_DEIZ?lang=br&amp;subId=3" xlink:type="simple">https://community.languagetool.org/rule/show/PENLIZH_DEIZ?lang=br&amp;subId=3</text:a></text:p>
          </table:table-cell>
          <table:table-cell table:style-name="ce8" office:value-type="string" calcext:value-type="string">
            <text:p>Pennlizherennoù d’an deizioù</text:p>
          </table:table-cell>
          <table:table-cell table:style-name="ce8" office:value-type="string" calcext:value-type="string">
            <text:p>Dilun → dilun</text:p>
          </table:table-cell>
          <table:table-cell table:style-name="ce8" office:value-type="string" calcext:value-type="string">
            <text:p>Fazi en ur skrivañ ur bennlizherenn e-barzh anv an deizioù a grog gant «di».</text:p>
          </table:table-cell>
          <table:table-cell table:style-name="ce8" office:value-type="string" calcext:value-type="string">
            <text:p>Ne vez ket implijet ur bennlizherenn gant a deizioù a grog gant di. (CHAML A17)</text:p>
          </table:table-cell>
          <table:table-cell table:style-name="ce8" office:value-type="string" calcext:value-type="string">
            <text:p>Ne lakaer pennlizherenn ebet e-barzh an deizioù a grog gant «di». (CHALM A17)</text:p>
          </table:table-cell>
          <table:table-cell table:style-name="ce8" office:value-type="string" calcext:value-type="string">
            <text:p>On ne met aucune capitale aux jours commençant par «di». (CHALM A17)</text:p>
          </table:table-cell>
          <table:table-cell table:style-name="ce8" office:value-type="string" calcext:value-type="string">
            <text:p>We do not put any capital on days beginning with «di». (CHALM A17)</text:p>
          </table:table-cell>
          <table:table-cell table:style-name="ce8" office:value-type="string" calcext:value-type="string">
            <text:p>Oui</text:p>
          </table:table-cell>
          <table:table-cell table:style-name="ce8" office:value-type="string" calcext:value-type="string">
            <text:p>Pennlizherennoù</text:p>
          </table:table-cell>
          <table:table-cell/>
          <table:table-cell office:value-type="string" calcext:value-type="string">
            <text:p>Dilun:</text:p>
            <text:p>Dimeurzh:</text:p>
            <text:p>Dimerc’her:</text:p>
            <text:p>Diriaou</text:p>
            <text:p>Digwener</text:p>
            <text:p>Disadorn:</text:p>
            <text:p>Disul:</text:p>
          </table:table-cell>
          <table:table-cell table:style-name="ce8" office:value-type="string" calcext:value-type="string">
            <text:p>http://devri.bzh/recherche/?q=Dilun&amp;submit=</text:p>
            <text:p>http://devri.bzh/recherche/?q=Dimeurzh&amp;submit=</text:p>
            <text:p>http://devri.bzh/recherche/?q=Dimerc%27her&amp;submit=</text:p>
            <text:p>http://devri.bzh/recherche/?q=Diriaou&amp;submit=</text:p>
            <text:p>http://devri.bzh/recherche/?q=digwener&amp;submit=</text:p>
            <text:p>http://devri.bzh/recherche/?q=disadorn&amp;submit=</text:p>
            <text:p>http://devri.bzh/recherche/?q=disul&amp;submit=</text:p>
          </table:table-cell>
          <table:table-cell table:style-name="ce8" office:value-type="string" calcext:value-type="string">
            <text:p>http://meurgorf.brezhoneg.bzh/meurgorf/enklask?terme=dilun&amp;submit=Rechercher&amp;categorie=0&amp;oeuvres=0&amp;search_opt=1</text:p>
            <text:p>http://meurgorf.brezhoneg.bzh/meurgorf/enklask?terme=dimeurzh&amp;submit=Rechercher&amp;categorie=0&amp;oeuvres=0</text:p>
            <text:p>http://meurgorf.brezhoneg.bzh/meurgorf/enklask?terme=dimerc%27her&amp;submit=Rechercher&amp;categorie=0&amp;oeuvres=0</text:p>
            <text:p>http://meurgorf.brezhoneg.bzh/meurgorf/enklask?terme=diriaou&amp;submit=Rechercher&amp;categorie=0&amp;oeuvres=0</text:p>
            <text:p>http://meurgorf.brezhoneg.bzh/meurgorf/enklask?terme=digwener&amp;submit=Rechercher&amp;categorie=0&amp;oeuvres=0</text:p>
            <text:p>http://meurgorf.brezhoneg.bzh/meurgorf/enklask?terme=disadorn&amp;submit=Rechercher&amp;categorie=0&amp;oeuvres=0</text:p>
            <text:p>http://meurgorf.brezhoneg.bzh/meurgorf/enklask?terme=disul&amp;submit=Rechercher&amp;categorie=0&amp;oeuvres=0</text:p>
          </table:table-cell>
          <table:table-cell table:style-name="ce8" office:value-type="string" calcext:value-type="string">
            <text:p>https://br.wiktionary.org/wiki/dilun</text:p>
            <text:p>https://br.wiktionary.org/wiki/dimeurzh</text:p>
            <text:p>https://br.wiktionary.org/wiki/dimerc'her</text:p>
            <text:p>https://br.wiktionary.org/wiki/diriaou</text:p>
            <text:p>https://br.wiktionary.org/wiki/digwener</text:p>
            <text:p>https://br.wiktionary.org/wiki/disadorn</text:p>
            <text:p>https://br.wiktionary.org/wiki/disul</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1">
          <table:table-cell office:value-type="float" office:value="453" calcext:value-type="float">
            <text:p>453</text:p>
          </table:table-cell>
          <table:table-cell office:value-type="string" calcext:value-type="string">
            <text:p><text:a xlink:href="https://community.languagetool.org/rule/show/DEIZ?lang=br&amp;subId=1" xlink:type="simple">https://community.languagetool.org/rule/show/DEIZ?lang=br&amp;subId=1</text:a></text:p>
          </table:table-cell>
          <table:table-cell office:value-type="string" calcext:value-type="string">
            <text:p>deiz</text:p>
          </table:table-cell>
          <table:table-cell office:value-type="string" calcext:value-type="string">
            <text:p>dilun a zeu → dilun</text:p>
          </table:table-cell>
          <table:table-cell office:value-type="string" calcext:value-type="string">
            <text:p>Fazi en ur skrivañ «a zeu» goude an adverboù «dilun, dimeurzh...», pa verk an deizioù-adverb e «di» an amzer dremenet hag an amzer dazont.</text:p>
          </table:table-cell>
          <table:table-cell office:value-type="string" calcext:value-type="string">
            <text:p>Un adverb eo ar ger «\1» e brezhoneg. Ha fellout a rae deoc’h neuze skrivañ \1 hep «a zeu»?</text:p>
          </table:table-cell>
          <table:table-cell office:value-type="string" calcext:value-type="string">
            <text:p>Un adverb eo «\1» e-se n’eus ket ezhomm da gaout «a zeu» war e lerc’h.</text:p>
          </table:table-cell>
          <table:table-cell office:value-type="string" calcext:value-type="string">
            <text:p>«\1» est un adverbe c'est pourquoi il n'a pas besoin de «a zeu» a sa suite.</text:p>
          </table:table-cell>
          <table:table-cell office:value-type="string" calcext:value-type="string">
            <text:p>«\1» is an adverb that is why he does not need «a zeu» after him.</text:p>
          </table:table-cell>
          <table:table-cell office:value-type="string" calcext:value-type="string">
            <text:p>Oui</text:p>
          </table:table-cell>
          <table:table-cell office:value-type="string" calcext:value-type="string">
            <text:p>A-bep seurt</text:p>
          </table:table-cell>
          <table:table-cell table:style-name="ce28"/>
          <table:table-cell table:style-name="ce3" office:value-type="string" calcext:value-type="string">
            <text:p>A zeu:</text:p>
          </table:table-cell>
          <table:table-cell table:number-columns-repeated="2" office:value-type="string" calcext:value-type="string">
            <text:p>--</text:p>
          </table:table-cell>
          <table:table-cell office:value-type="string" calcext:value-type="string">
            <text:p><text:a xlink:href="https://br.wiktionary.org/wiki/deu" xlink:type="simple">https://br.wiktionary.org/wiki/deu</text:a></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1">
          <table:table-cell table:style-name="ce8" office:value-type="float" office:value="454" calcext:value-type="float">
            <text:p>454</text:p>
          </table:table-cell>
          <table:table-cell table:style-name="ce8" office:value-type="string" calcext:value-type="string">
            <text:p><text:a xlink:href="https://community.languagetool.org/rule/show/DEIZ?lang=br&amp;subId=2" xlink:type="simple">https://community.languagetool.org/rule/show/DEIZ?lang=br&amp;subId=2</text:a></text:p>
          </table:table-cell>
          <table:table-cell table:style-name="ce8" office:value-type="string" calcext:value-type="string">
            <text:p>deiz</text:p>
          </table:table-cell>
          <table:table-cell table:style-name="ce8" office:value-type="string" calcext:value-type="string">
            <text:p>dilun tremenet → dilun</text:p>
          </table:table-cell>
          <table:table-cell table:style-name="ce8" office:value-type="string" calcext:value-type="string">
            <text:p>Fazi en ur skrivañ «tremenet» goude an adverboù «dilun, dimeurzh...», pa verk an deizioù-adverb e «di» an amzer dremenet hag an amzer dazont.</text:p>
          </table:table-cell>
          <table:table-cell table:style-name="ce8" office:value-type="string" calcext:value-type="string">
            <text:p>Un adverb eo ar ger «\1» e brezhoneg. Ha fellout a rae deoc’h neuze skrivañ \1 hep «tremenet»?</text:p>
          </table:table-cell>
          <table:table-cell table:style-name="ce8" office:value-type="string" calcext:value-type="string">
            <text:p>Un adverb eo «\1» e-se n’eus ket ezhomm da gaout «tremenet» war e lerc’h.</text:p>
          </table:table-cell>
          <table:table-cell table:style-name="ce8" office:value-type="string" calcext:value-type="string">
            <text:p>«\1» est un adverbe c'est pourquoi il n'a pas besoin de «tremenet» a sa suite.</text:p>
          </table:table-cell>
          <table:table-cell table:style-name="ce8" office:value-type="string" calcext:value-type="string">
            <text:p>«\1» is an adverb that is why he does not need «tremenet» after him.</text:p>
          </table:table-cell>
          <table:table-cell table:style-name="ce8" office:value-type="string" calcext:value-type="string">
            <text:p>Oui</text:p>
          </table:table-cell>
          <table:table-cell table:style-name="ce8" office:value-type="string" calcext:value-type="string">
            <text:p>A-bep seurt</text:p>
          </table:table-cell>
          <table:table-cell/>
          <table:table-cell office:value-type="string" calcext:value-type="string">
            <text:p>Tremenet:</text:p>
          </table:table-cell>
          <table:table-cell table:style-name="ce8" office:value-type="string" calcext:value-type="string">
            <text:p><text:a xlink:href="http://devri.bzh/recherche/?q=tremenet&amp;submit" xlink:type="simple">http://devri.bzh/recherche/?q=tremenet&amp;submit=</text:a></text:p>
          </table:table-cell>
          <table:table-cell table:style-name="ce8" office:value-type="string" calcext:value-type="string">
            <text:p><text:a xlink:href="http://meurgorf.brezhoneg.bzh/meurgorf/enklask?terme=tremenet&amp;submit=Rechercher&amp;categorie=0&amp;oeuvres=0" xlink:type="simple">http://meurgorf.brezhoneg.bzh/meurgorf/enklask?terme=tremenet&amp;submit=Rechercher&amp;categorie=0&amp;oeuvres=0</text:a></text:p>
          </table:table-cell>
          <table:table-cell table:style-name="ce8" office:value-type="string" calcext:value-type="string">
            <text:p>https://br.wiktionary.org/wiki/tremen</text:p>
            <text:p>https://br.wiktionary.org/wiki/tremenet</text:p>
          </table:table-cell>
          <table:table-cell office:value-type="string" calcext:value-type="string">
            <text:p>http://devri.bzh/recherche/?q=tremen&amp;submit=</text:p>
            <text:p>http://meurgorf.brezhoneg.bzh/meurgorf/enklask?terme=tremen&amp;submit=Rechercher&amp;categorie=0&amp;oeuvres=0&amp;search_opt=1</text:p>
            <text:p>https://br.wiktionary.org/wiki/tremen</text:p>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16">
          <table:table-cell office:value-type="float" office:value="455" calcext:value-type="float">
            <text:p>455</text:p>
          </table:table-cell>
          <table:table-cell office:value-type="string" calcext:value-type="string">
            <text:p><text:a xlink:href="https://community.languagetool.org/rule/show/DEIZ?lang=br&amp;subId=3" xlink:type="simple">https://community.languagetool.org/rule/show/DEIZ?lang=br&amp;subId=3</text:a></text:p>
          </table:table-cell>
          <table:table-cell office:value-type="string" calcext:value-type="string">
            <text:p>deiz</text:p>
          </table:table-cell>
          <table:table-cell office:value-type="string" calcext:value-type="string">
            <text:p>d’an disadorn → ar Sadorn</text:p>
          </table:table-cell>
          <table:table-cell office:value-type="string" calcext:value-type="string">
            <text:p>Fazi en ur skrivañ «da» hag ar ger-mell «an» dirak an adverboù «dilun, dimeurzh...», pa rankfe bezañ ar ger-mell «ar/al» dirak anvioù an deizioù hep «di».</text:p>
          </table:table-cell>
          <table:table-cell office:value-type="string" calcext:value-type="string">
            <text:p>Ha fellout a rae deoc’h skrivañ ar \2?</text:p>
          </table:table-cell>
          <table:table-cell office:value-type="string" calcext:value-type="string">
            <text:p>C’hoant ho poa skrivañ «ar \2»?</text:p>
          </table:table-cell>
          <table:table-cell office:value-type="string" calcext:value-type="string">
            <text:p>Vouliez-vous écrire «ar \2»?</text:p>
          </table:table-cell>
          <table:table-cell office:value-type="string" calcext:value-type="string">
            <text:p>Did you want to write «ar \2»?</text:p>
          </table:table-cell>
          <table:table-cell office:value-type="string" calcext:value-type="string">
            <text:p>Oui</text:p>
          </table:table-cell>
          <table:table-cell office:value-type="string" calcext:value-type="string">
            <text:p>A-bep seurt</text:p>
          </table:table-cell>
          <table:table-cell table:style-name="ce28"/>
          <table:table-cell table:style-name="ce3" office:value-type="string" calcext:value-type="string">
            <text:p>Dilun:</text:p>
            <text:p>Dimeurzh:</text:p>
            <text:p>Dimerc’her:</text:p>
            <text:p>Diriaou</text:p>
            <text:p>Digwener</text:p>
            <text:p>Disadorn:</text:p>
            <text:p>Disul:</text:p>
          </table:table-cell>
          <table:table-cell office:value-type="string" calcext:value-type="string">
            <text:p>http://devri.bzh/recherche/?q=Dilun&amp;submit=</text:p>
            <text:p>http://devri.bzh/recherche/?q=Dimeurzh&amp;submit=</text:p>
            <text:p>http://devri.bzh/recherche/?q=Dimerc%27her&amp;submit=</text:p>
            <text:p>http://devri.bzh/recherche/?q=Diriaou&amp;submit=</text:p>
            <text:p>http://devri.bzh/recherche/?q=digwener&amp;submit=</text:p>
            <text:p>http://devri.bzh/recherche/?q=disadorn&amp;submit=</text:p>
            <text:p>http://devri.bzh/recherche/?q=disul&amp;submit=</text:p>
          </table:table-cell>
          <table:table-cell office:value-type="string" calcext:value-type="string">
            <text:p>http://meurgorf.brezhoneg.bzh/meurgorf/enklask?terme=dilun&amp;submit=Rechercher&amp;categorie=0&amp;oeuvres=0&amp;search_opt=1</text:p>
            <text:p>http://meurgorf.brezhoneg.bzh/meurgorf/enklask?terme=dimeurzh&amp;submit=Rechercher&amp;categorie=0&amp;oeuvres=0</text:p>
            <text:p>http://meurgorf.brezhoneg.bzh/meurgorf/enklask?terme=dimerc%27her&amp;submit=Rechercher&amp;categorie=0&amp;oeuvres=0</text:p>
            <text:p>http://meurgorf.brezhoneg.bzh/meurgorf/enklask?terme=diriaou&amp;submit=Rechercher&amp;categorie=0&amp;oeuvres=0</text:p>
            <text:p>http://meurgorf.brezhoneg.bzh/meurgorf/enklask?terme=digwener&amp;submit=Rechercher&amp;categorie=0&amp;oeuvres=0</text:p>
            <text:p>http://meurgorf.brezhoneg.bzh/meurgorf/enklask?terme=disadorn&amp;submit=Rechercher&amp;categorie=0&amp;oeuvres=0</text:p>
            <text:p>http://meurgorf.brezhoneg.bzh/meurgorf/enklask?terme=disul&amp;submit=Rechercher&amp;categorie=0&amp;oeuvres=0</text:p>
          </table:table-cell>
          <table:table-cell office:value-type="string" calcext:value-type="string">
            <text:p>https://br.wiktionary.org/wiki/dilun</text:p>
            <text:p>https://br.wiktionary.org/wiki/dimeurzh</text:p>
            <text:p>https://br.wiktionary.org/wiki/dimerc'her</text:p>
            <text:p>https://br.wiktionary.org/wiki/diriaou</text:p>
            <text:p>https://br.wiktionary.org/wiki/digwener</text:p>
            <text:p>https://br.wiktionary.org/wiki/disadorn</text:p>
            <text:p>https://br.wiktionary.org/wiki/disul</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1">
          <table:table-cell table:style-name="ce8" office:value-type="float" office:value="456" calcext:value-type="float">
            <text:p>456</text:p>
          </table:table-cell>
          <table:table-cell table:style-name="ce8" office:value-type="string" calcext:value-type="string">
            <text:p><text:a xlink:href="https://community.languagetool.org/rule/show/DEIZ?lang=br&amp;subId=4" xlink:type="simple">https://community.languagetool.org/rule/show/DEIZ?lang=br&amp;subId=4</text:a></text:p>
          </table:table-cell>
          <table:table-cell table:style-name="ce8" office:value-type="string" calcext:value-type="string">
            <text:p>deiz</text:p>
          </table:table-cell>
          <table:table-cell table:style-name="ce8" office:value-type="string" calcext:value-type="string">
            <text:p>d’an dilun → al Lun</text:p>
          </table:table-cell>
          <table:table-cell table:style-name="ce8" office:value-type="string" calcext:value-type="string">
            <text:p>Fazi en ur skrivañ «da» hag ar ger-mell «an» dirak an adverboù «dilun, dimeurzh...», pa rankfe bezañ ar ger-mell «ar/al» dirak anvioù an deizioù hep «di».</text:p>
          </table:table-cell>
          <table:table-cell table:style-name="ce8" office:value-type="string" calcext:value-type="string">
            <text:p>Ha fellout a rae deoc’h skrivañ al Lun?</text:p>
          </table:table-cell>
          <table:table-cell table:style-name="ce8" office:value-type="string" calcext:value-type="string">
            <text:p>C’hoant ho poa skrivañ «al Lun»?</text:p>
          </table:table-cell>
          <table:table-cell table:style-name="ce8" office:value-type="string" calcext:value-type="string">
            <text:p>Vouliez-vous écrire «al Lun»?</text:p>
          </table:table-cell>
          <table:table-cell table:style-name="ce8" office:value-type="string" calcext:value-type="string">
            <text:p>Did you want to write «al Lun»?</text:p>
          </table:table-cell>
          <table:table-cell table:style-name="ce8" office:value-type="string" calcext:value-type="string">
            <text:p>Oui</text:p>
          </table:table-cell>
          <table:table-cell table:style-name="ce8" office:value-type="string" calcext:value-type="string">
            <text:p>A-bep seurt</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17">
          <table:table-cell office:value-type="float" office:value="457" calcext:value-type="float">
            <text:p>457</text:p>
          </table:table-cell>
          <table:table-cell office:value-type="string" calcext:value-type="string">
            <text:p><text:a xlink:href="https://community.languagetool.org/rule/show/DEIZ?lang=br&amp;subId=5" xlink:type="simple">https://community.languagetool.org/rule/show/DEIZ?lang=br&amp;subId=5</text:a></text:p>
          </table:table-cell>
          <table:table-cell office:value-type="string" calcext:value-type="string">
            <text:p>deiz</text:p>
          </table:table-cell>
          <table:table-cell office:value-type="string" calcext:value-type="string">
            <text:p>Bep disadorn → Bep Sadorn</text:p>
          </table:table-cell>
          <table:table-cell office:value-type="string" calcext:value-type="string">
            <text:p>Fazi en ur skrivañ an adverboù «dilun, dimeurzh...» goude ar ger «bep», pa rankfe bezañ skrivet anv an deizioù «Lun, Meurzh...».</text:p>
          </table:table-cell>
          <table:table-cell office:value-type="string" calcext:value-type="string">
            <text:p>Ha fellout a rae deoc’h skrivañ \2?</text:p>
          </table:table-cell>
          <table:table-cell office:value-type="string" calcext:value-type="string">
            <text:p>C’hoant ho poa skrivañ «\2»?</text:p>
          </table:table-cell>
          <table:table-cell office:value-type="string" calcext:value-type="string">
            <text:p>Vouliez-vous écrire «\2»?</text:p>
          </table:table-cell>
          <table:table-cell office:value-type="string" calcext:value-type="string">
            <text:p>Did you want to write «\2»?</text:p>
          </table:table-cell>
          <table:table-cell office:value-type="string" calcext:value-type="string">
            <text:p>Oui</text:p>
          </table:table-cell>
          <table:table-cell office:value-type="string" calcext:value-type="string">
            <text:p>A-bep seurt</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3" office:value-type="string" calcext:value-type="string">
            <text:p>https://br.wiktionary.org/wiki/foar</text:p>
            <text:p>http://devri.bzh/recherche/?q=foar&amp;submit=</text:p>
            <text:p>http://meurgorf.brezhoneg.bzh/meurgorf/enklask?terme=foar&amp;submit=Rechercher&amp;categorie=0&amp;oeuvres=0&amp;search_opt=1</text:p>
          </table:table-cell>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2">
          <table:table-cell table:style-name="ce8" office:value-type="float" office:value="458" calcext:value-type="float">
            <text:p>458</text:p>
          </table:table-cell>
          <table:table-cell table:style-name="ce8" office:value-type="string" calcext:value-type="string">
            <text:p><text:a xlink:href="https://community.languagetool.org/rule/show/LIES?lang=br&amp;subId=1" xlink:type="simple">https://community.languagetool.org/rule/show/LIES?lang=br&amp;subId=1</text:a></text:p>
          </table:table-cell>
          <table:table-cell table:style-name="ce8" office:value-type="string" calcext:value-type="string">
            <text:p>lies</text:p>
          </table:table-cell>
          <table:table-cell table:style-name="ce8" office:value-type="string" calcext:value-type="string">
            <text:p>Daou baotred → daou baotr</text:p>
          </table:table-cell>
          <table:table-cell table:style-name="ce8" office:value-type="string" calcext:value-type="string">
            <text:p>Fazi en ur lakaat ur stumm lies goude un niver.</text:p>
          </table:table-cell>
          <table:table-cell table:style-name="ce8" office:value-type="string" calcext:value-type="string">
            <text:p>Ne zlefe ket bezañ ur stumm lies «\2» goude un niver.</text:p>
          </table:table-cell>
          <table:table-cell table:style-name="ce8" office:value-type="string" calcext:value-type="string">
            <text:p>Aucun changement</text:p>
          </table:table-cell>
          <table:table-cell table:style-name="ce8" office:value-type="string" calcext:value-type="string">
            <text:p>Il ne devrait pas y avoir de forme pluriel «\2» après un nombre.</text:p>
          </table:table-cell>
          <table:table-cell table:style-name="ce8" office:value-type="string" calcext:value-type="string">
            <text:p>There should be no plural forms «\2» after a number.</text:p>
          </table:table-cell>
          <table:table-cell table:style-name="ce8" office:value-type="string" calcext:value-type="string">
            <text:p>Oui</text:p>
          </table:table-cell>
          <table:table-cell table:style-name="ce8" office:value-type="string" calcext:value-type="string">
            <text:p>Liester</text:p>
          </table:table-cell>
          <table:table-cell/>
          <table:table-cell office:value-type="string" calcext:value-type="string">
            <text:p>--</text:p>
          </table:table-cell>
          <table:table-cell table:number-columns-repeated="3" table:style-name="ce8" office:value-type="string" calcext:value-type="string">
            <text:p>--</text:p>
          </table:table-cell>
          <table:table-cell office:value-type="string" calcext:value-type="string">
            <text:p><text:a xlink:href="https://br.wiktionary.org/w/index.php?search=daou+baotr&amp;title=Dibar%3AKlask&amp;go=Mont&amp;ns0=1" xlink:type="simple">https://br.wiktionary.org/w/index.php?search=daou+baotr&amp;title=Dibar%3AKlask&amp;go=Mont&amp;ns0=1</text:a></text:p>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2">
          <table:table-cell office:value-type="float" office:value="459" calcext:value-type="float">
            <text:p>459</text:p>
          </table:table-cell>
          <table:table-cell office:value-type="string" calcext:value-type="string">
            <text:p><text:a xlink:href="https://community.languagetool.org/rule/show/LIES?lang=br&amp;subId=2" xlink:type="simple">https://community.languagetool.org/rule/show/LIES?lang=br&amp;subId=2</text:a></text:p>
          </table:table-cell>
          <table:table-cell office:value-type="string" calcext:value-type="string">
            <text:p>lies</text:p>
          </table:table-cell>
          <table:table-cell office:value-type="string" calcext:value-type="string">
            <text:p>Pet tud → Pet den</text:p>
          </table:table-cell>
          <table:table-cell office:value-type="string" calcext:value-type="string">
            <text:p>Fazi en ur skrivañ ur stumm lies goude gerioù ‘zo.</text:p>
          </table:table-cell>
          <table:table-cell office:value-type="string" calcext:value-type="string">
            <text:p>Ne zlefe ket bezañ ur stumm lies «\2» goude ar ger «\1». (CHALM F3.1)</text:p>
          </table:table-cell>
          <table:table-cell office:value-type="string" calcext:value-type="string">
            <text:p>Ne zlefe ket bezañ ur stumm lies «\2» goude «\1». (CHALM F3.1)</text:p>
          </table:table-cell>
          <table:table-cell office:value-type="string" calcext:value-type="string">
            <text:p>Il ne devrait pas y avoir de forme pluriel «\2» après «\1». (CHALM F3.1)</text:p>
          </table:table-cell>
          <table:table-cell office:value-type="string" calcext:value-type="string">
            <text:p>There should be no plural forms «\2» after «\1». (CHALM F3.1)</text:p>
          </table:table-cell>
          <table:table-cell office:value-type="string" calcext:value-type="string">
            <text:p>Oui</text:p>
          </table:table-cell>
          <table:table-cell office:value-type="string" calcext:value-type="string">
            <text:p>Liester</text:p>
          </table:table-cell>
          <table:table-cell table:style-name="ce28"/>
          <table:table-cell table:style-name="ce3" office:value-type="string" calcext:value-type="string">
            <text:p>Pet:</text:p>
          </table:table-cell>
          <table:table-cell office:value-type="string" calcext:value-type="string">
            <text:p><text:a xlink:href="http://devri.bzh/recherche/?q=pet&amp;submit" xlink:type="simple">http://devri.bzh/recherche/?q=pet&amp;submit=</text:a></text:p>
          </table:table-cell>
          <table:table-cell office:value-type="string" calcext:value-type="string">
            <text:p><text:a xlink:href="http://meurgorf.brezhoneg.bzh/meurgorf/enklask?terme=pet&amp;submit=Rechercher&amp;categorie=0&amp;oeuvres=0" xlink:type="simple">http://meurgorf.brezhoneg.bzh/meurgorf/enklask?terme=pet&amp;submit=Rechercher&amp;categorie=0&amp;oeuvres=0</text:a></text:p>
          </table:table-cell>
          <table:table-cell office:value-type="string" calcext:value-type="string">
            <text:p><text:a xlink:href="https://br.wiktionary.org/wiki/pet" xlink:type="simple">https://br.wiktionary.org/wiki/pet</text:a></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3">
          <table:table-cell table:style-name="ce8" office:value-type="float" office:value="460" calcext:value-type="float">
            <text:p>460</text:p>
          </table:table-cell>
          <table:table-cell table:style-name="ce8" office:value-type="string" calcext:value-type="string">
            <text:p><text:a xlink:href="https://community.languagetool.org/rule/show/LIES?lang=br&amp;subId=3" xlink:type="simple">https://community.languagetool.org/rule/show/LIES?lang=br&amp;subId=3</text:a></text:p>
          </table:table-cell>
          <table:table-cell table:style-name="ce8" office:value-type="string" calcext:value-type="string">
            <text:p>lies</text:p>
          </table:table-cell>
          <table:table-cell table:style-name="ce8" office:value-type="string" calcext:value-type="string">
            <text:p>Pet a den → Pet a dud</text:p>
          </table:table-cell>
          <table:table-cell table:style-name="ce8" office:value-type="string" calcext:value-type="string">
            <text:p>Fazi en ur skrivañ ur stumm unan goude gerioù ‘zo.</text:p>
          </table:table-cell>
          <table:table-cell table:style-name="ce8" office:value-type="string" calcext:value-type="string">
            <text:p>An anv goude «\1 \2» a zlefe bezañ el liester.</text:p>
          </table:table-cell>
          <table:table-cell table:style-name="ce8" office:value-type="string" calcext:value-type="string">
            <text:p>An anv «\2» goude «\1» a zlefe bezañ el liester.</text:p>
          </table:table-cell>
          <table:table-cell table:style-name="ce8" office:value-type="string" calcext:value-type="string">
            <text:p>Le nom «\2» après «\1» devrait être au pluriel.</text:p>
          </table:table-cell>
          <table:table-cell table:style-name="ce8" office:value-type="string" calcext:value-type="string">
            <text:p>The noun «\2» after «\1» should be in a plural form.</text:p>
          </table:table-cell>
          <table:table-cell table:style-name="ce8" office:value-type="string" calcext:value-type="string">
            <text:p>Oui</text:p>
          </table:table-cell>
          <table:table-cell table:style-name="ce8" office:value-type="string" calcext:value-type="string">
            <text:p>Liester</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2">
          <table:table-cell office:value-type="float" office:value="461" calcext:value-type="float">
            <text:p>461</text:p>
          </table:table-cell>
          <table:table-cell office:value-type="string" calcext:value-type="string">
            <text:p><text:a xlink:href="https://community.languagetool.org/rule/show/LIES?lang=br&amp;subId=4" xlink:type="simple">https://community.languagetool.org/rule/show/LIES?lang=br&amp;subId=4</text:a></text:p>
          </table:table-cell>
          <table:table-cell office:value-type="string" calcext:value-type="string">
            <text:p>lies</text:p>
          </table:table-cell>
          <table:table-cell office:value-type="string" calcext:value-type="string">
            <text:p>N’eus tud ebet → N’eus den ebet</text:p>
          </table:table-cell>
          <table:table-cell office:value-type="string" calcext:value-type="string">
            <text:p>Fazi en ur skrivañ ur ger el liester dirak ar ger «ebet».</text:p>
          </table:table-cell>
          <table:table-cell office:value-type="string" calcext:value-type="string">
            <text:p>Ne zlefe ket bezañ ur stumm lies «\1» dirak ar ger «\2». (CHALM R1.7.1)</text:p>
          </table:table-cell>
          <table:table-cell office:value-type="string" calcext:value-type="string">
            <text:p>N’heller lakaat stumm lies ebet «\1» dirak «\2». (CHALM R1.7.1)</text:p>
          </table:table-cell>
          <table:table-cell office:value-type="string" calcext:value-type="string">
            <text:p>On ne peut mettre aucun pluriel «\1» devant «\2». (CHALM R1.7.1)</text:p>
          </table:table-cell>
          <table:table-cell office:value-type="string" calcext:value-type="string">
            <text:p>We couldn’t put any plural form «\1» in front of «\2». (CHALM R1.7.1)</text:p>
          </table:table-cell>
          <table:table-cell office:value-type="string" calcext:value-type="string">
            <text:p>Oui</text:p>
          </table:table-cell>
          <table:table-cell office:value-type="string" calcext:value-type="string">
            <text:p>Liester</text:p>
          </table:table-cell>
          <table:table-cell table:style-name="ce28"/>
          <table:table-cell table:style-name="ce3" office:value-type="string" calcext:value-type="string">
            <text:p>--</text:p>
          </table:table-cell>
          <table:table-cell table:number-columns-repeated="2" office:value-type="string" calcext:value-type="string">
            <text:p>--</text:p>
          </table:table-cell>
          <table:table-cell office:value-type="string" calcext:value-type="string">
            <text:p><text:a xlink:href="https://br.wiktionary.org/wiki/n%27eus" xlink:type="simple">https://br.wiktionary.org/wiki/n%27eus</text:a></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2">
          <table:table-cell table:style-name="ce8" office:value-type="float" office:value="462" calcext:value-type="float">
            <text:p>462</text:p>
          </table:table-cell>
          <table:table-cell table:style-name="ce8" office:value-type="string" calcext:value-type="string">
            <text:p><text:a xlink:href="https://community.languagetool.org/rule/show/LIES?lang=br&amp;subId=5" xlink:type="simple">https://community.languagetool.org/rule/show/LIES?lang=br&amp;subId=5</text:a></text:p>
          </table:table-cell>
          <table:table-cell table:style-name="ce8" office:value-type="string" calcext:value-type="string">
            <text:p>lies</text:p>
          </table:table-cell>
          <table:table-cell table:style-name="ce8" office:value-type="string" calcext:value-type="string">
            <text:p>Meur a dud → Meur a zen</text:p>
          </table:table-cell>
          <table:table-cell table:style-name="ce8" office:value-type="string" calcext:value-type="string">
            <text:p>Fazi en ur skrivañ ur stumm lies goude an droienn «meur a».</text:p>
          </table:table-cell>
          <table:table-cell table:style-name="ce8" office:value-type="string" calcext:value-type="string">
            <text:p>Ne zlefe ket bezañ ur stumm lies goude «\1 \2». (CHALM R1.4.1)</text:p>
          </table:table-cell>
          <table:table-cell table:style-name="ce8" office:value-type="string" calcext:value-type="string">
            <text:p>N’heller lakaat stumm lies ebet goude «\1 \2». (CHALM R1.4.1)</text:p>
          </table:table-cell>
          <table:table-cell table:style-name="ce8" office:value-type="string" calcext:value-type="string">
            <text:p>On ne peut mettre aucun pluriel après «\1 \2». (CHALM R1.4.1)</text:p>
          </table:table-cell>
          <table:table-cell table:style-name="ce8" office:value-type="string" calcext:value-type="string">
            <text:p>We couldn’t put any plural form after «\1 \2». (CHALM R1.4.1)</text:p>
          </table:table-cell>
          <table:table-cell table:style-name="ce8" office:value-type="string" calcext:value-type="string">
            <text:p>Oui</text:p>
          </table:table-cell>
          <table:table-cell table:style-name="ce8" office:value-type="string" calcext:value-type="string">
            <text:p>Liester</text:p>
          </table:table-cell>
          <table:table-cell/>
          <table:table-cell office:value-type="string" calcext:value-type="string">
            <text:p>Meur:</text:p>
          </table:table-cell>
          <table:table-cell table:style-name="ce8" office:value-type="string" calcext:value-type="string">
            <text:p><text:a xlink:href="http://devri.bzh/recherche/?q=meur&amp;submit" xlink:type="simple">http://devri.bzh/recherche/?q=meur&amp;submit=</text:a></text:p>
          </table:table-cell>
          <table:table-cell table:style-name="ce8" office:value-type="string" calcext:value-type="string">
            <text:p><text:a xlink:href="http://meurgorf.brezhoneg.bzh/meurgorf/enklask?terme=meur&amp;submit=Rechercher&amp;categorie=0&amp;oeuvres=0" xlink:type="simple">http://meurgorf.brezhoneg.bzh/meurgorf/enklask?terme=meur&amp;submit=Rechercher&amp;categorie=0&amp;oeuvres=0</text:a></text:p>
          </table:table-cell>
          <table:table-cell table:style-name="ce8" office:value-type="string" calcext:value-type="string">
            <text:p><text:a xlink:href="https://br.wiktionary.org/wiki/meur" xlink:type="simple">https://br.wiktionary.org/wiki/meur</text:a></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2">
          <table:table-cell office:value-type="float" office:value="463" calcext:value-type="float">
            <text:p>463</text:p>
          </table:table-cell>
          <table:table-cell office:value-type="string" calcext:value-type="string">
            <text:p><text:a xlink:href="https://community.languagetool.org/rule/show/LIES?lang=br&amp;subId=6" xlink:type="simple">https://community.languagetool.org/rule/show/LIES?lang=br&amp;subId=6</text:a></text:p>
          </table:table-cell>
          <table:table-cell office:value-type="string" calcext:value-type="string">
            <text:p>lies</text:p>
          </table:table-cell>
          <table:table-cell office:value-type="string" calcext:value-type="string">
            <text:p>Traoù bennak → Un dra bennak</text:p>
          </table:table-cell>
          <table:table-cell office:value-type="string" calcext:value-type="string">
            <text:p>Fazi en ur skrivañ ur stumm lies dirak ar ger «bennak».</text:p>
          </table:table-cell>
          <table:table-cell office:value-type="string" calcext:value-type="string">
            <text:p>Ne zlefe ket bezañ ur stumm lies a-raok ar ger «bennak». (CHALM R2.3)</text:p>
          </table:table-cell>
          <table:table-cell office:value-type="string" calcext:value-type="string">
            <text:p>N’heller ket skrivañ ur stumm lies dirak «bennak». (CHALM R2.3)</text:p>
          </table:table-cell>
          <table:table-cell office:value-type="string" calcext:value-type="string">
            <text:p>On ne peut mettre aucun pluriel devant «bennak». (CHALM R2.3)</text:p>
          </table:table-cell>
          <table:table-cell office:value-type="string" calcext:value-type="string">
            <text:p>We couldn’t write any plural form before «bennak». (CHALM R2.3)</text:p>
          </table:table-cell>
          <table:table-cell office:value-type="string" calcext:value-type="string">
            <text:p>Oui</text:p>
          </table:table-cell>
          <table:table-cell office:value-type="string" calcext:value-type="string">
            <text:p>Liester</text:p>
          </table:table-cell>
          <table:table-cell table:style-name="ce28"/>
          <table:table-cell table:style-name="ce3" office:value-type="string" calcext:value-type="string">
            <text:p>Bennak:</text:p>
          </table:table-cell>
          <table:table-cell office:value-type="string" calcext:value-type="string">
            <text:p><text:a xlink:href="http://devri.bzh/recherche/?q=bennak&amp;submit" xlink:type="simple">http://devri.bzh/recherche/?q=bennak&amp;submit=</text:a></text:p>
          </table:table-cell>
          <table:table-cell office:value-type="string" calcext:value-type="string">
            <text:p><text:a xlink:href="http://meurgorf.brezhoneg.bzh/meurgorf/enklask?terme=bennak&amp;submit=Rechercher&amp;categorie=0&amp;oeuvres=0" xlink:type="simple">http://meurgorf.brezhoneg.bzh/meurgorf/enklask?terme=bennak&amp;submit=Rechercher&amp;categorie=0&amp;oeuvres=0</text:a></text:p>
          </table:table-cell>
          <table:table-cell office:value-type="string" calcext:value-type="string">
            <text:p><text:a xlink:href="https://br.wiktionary.org/wiki/bennak" xlink:type="simple">https://br.wiktionary.org/wiki/bennak</text:a></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7">
          <table:table-cell table:style-name="ce8" office:value-type="float" office:value="464" calcext:value-type="float">
            <text:p>464</text:p>
          </table:table-cell>
          <table:table-cell table:style-name="ce8" office:value-type="string" calcext:value-type="string">
            <text:p><text:a xlink:href="https://community.languagetool.org/rule/show/NEP?lang=br&amp;subId=1" xlink:type="simple">https://community.languagetool.org/rule/show/NEP?lang=br&amp;subId=1</text:a></text:p>
          </table:table-cell>
          <table:table-cell table:style-name="ce8" office:value-type="string" calcext:value-type="string">
            <text:p>nep + unander</text:p>
          </table:table-cell>
          <table:table-cell table:style-name="ce8" office:value-type="string" calcext:value-type="string">
            <text:p>Aucun changement</text:p>
          </table:table-cell>
          <table:table-cell table:style-name="ce8" office:value-type="string" calcext:value-type="string">
            <text:p>Fazi en ur skrivañ ur stumm lies goude ar ger «nep».</text:p>
          </table:table-cell>
          <table:table-cell table:style-name="ce8" office:value-type="string" calcext:value-type="string">
            <text:p>Ne zlefe ket bezañ ur stumm lies goude ar ger «nep». (CHALM R2.4)</text:p>
          </table:table-cell>
          <table:table-cell table:style-name="ce8" office:value-type="string" calcext:value-type="string">
            <text:p>N’heller ket skrivañ ur stumm lies goude «nep». (CHALM R2.4)</text:p>
          </table:table-cell>
          <table:table-cell table:style-name="ce8" office:value-type="string" calcext:value-type="string">
            <text:p>On ne peut mettre aucun pluriel après «nep». (CHALM R2.4)</text:p>
          </table:table-cell>
          <table:table-cell table:style-name="ce8" office:value-type="string" calcext:value-type="string">
            <text:p>We couldn’t write any plural form after «nep». (CHALM R2.4)</text:p>
          </table:table-cell>
          <table:table-cell table:style-name="ce8" office:value-type="string" calcext:value-type="string">
            <text:p>Oui</text:p>
          </table:table-cell>
          <table:table-cell table:style-name="ce8" office:value-type="string" calcext:value-type="string">
            <text:p>Liester</text:p>
          </table:table-cell>
          <table:table-cell/>
          <table:table-cell office:value-type="string" calcext:value-type="string">
            <text:p>Nep:</text:p>
          </table:table-cell>
          <table:table-cell table:style-name="ce8" office:value-type="string" calcext:value-type="string">
            <text:p><text:a xlink:href="http://devri.bzh/recherche/?q=nep&amp;submit" xlink:type="simple">http://devri.bzh/recherche/?q=nep&amp;submit=</text:a></text:p>
          </table:table-cell>
          <table:table-cell table:style-name="ce8" office:value-type="string" calcext:value-type="string">
            <text:p>http://meurgorf.brezhoneg.bzh/meurgorf/enklask?terme=nep&amp;submit=Rechercher&amp;categorie=0&amp;oeuvres=0</text:p>
            <text:p>http://meurgorf.brezhoneg.bzh/meurgorf/enklask?terme=nep&amp;submit=Rechercher&amp;categorie=0&amp;oeuvres=0&amp;search_opt=1</text:p>
          </table:table-cell>
          <table:table-cell table:style-name="ce8" office:value-type="string" calcext:value-type="string">
            <text:p><text:a xlink:href="https://br.wiktionary.org/wiki/enep" xlink:type="simple">https://br.wiktionary.org/wiki/enep</text:a></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4">
          <table:table-cell office:value-type="float" office:value="465" calcext:value-type="float">
            <text:p>465</text:p>
          </table:table-cell>
          <table:table-cell office:value-type="string" calcext:value-type="string">
            <text:p><text:a xlink:href="https://community.languagetool.org/rule/show/AR_BENNAK?lang=br&amp;subId=1" xlink:type="simple">https://community.languagetool.org/rule/show/AR_BENNAK?lang=br&amp;subId=1</text:a></text:p>
          </table:table-cell>
          <table:table-cell office:value-type="string" calcext:value-type="string">
            <text:p>ar + bennak</text:p>
          </table:table-cell>
          <table:table-cell office:value-type="string" calcext:value-type="string">
            <text:p>Ger-mell strizh + bennak → Ger-mell amstrizh + bennak</text:p>
          </table:table-cell>
          <table:table-cell office:value-type="string" calcext:value-type="string">
            <text:p>Fazi en ur skrivañ ur ger-mell strizh dirak ur strollad anv oc’h enderc’hel ar ger «bennak».</text:p>
          </table:table-cell>
          <table:table-cell office:value-type="string" calcext:value-type="string">
            <text:p>Ne c’hell «bennak» bezañ lakaet nemet war-lerc’h un anv gant ar ger-mell amstrizh dirazañ. (CHALM R2.3)</text:p>
          </table:table-cell>
          <table:table-cell office:value-type="string" calcext:value-type="string">
            <text:p>N’heller ket lakaat ur ger-mell strizh dirak un anv heuliet gant «bennak». (CHALM R2.3)</text:p>
          </table:table-cell>
          <table:table-cell office:value-type="string" calcext:value-type="string">
            <text:p>On ne peut mettre un article défini devant un nom suivit par «bennak». (CHALM R2.3)</text:p>
          </table:table-cell>
          <table:table-cell office:value-type="string" calcext:value-type="string">
            <text:p>You can not put a definite article in front of a name followed by «bennak». (CHALM R2.3)</text:p>
          </table:table-cell>
          <table:table-cell office:value-type="string" calcext:value-type="string">
            <text:p>Oui</text:p>
          </table:table-cell>
          <table:table-cell office:value-type="string" calcext:value-type="string">
            <text:p>Ger-mell strizh</text:p>
          </table:table-cell>
          <table:table-cell table:style-name="ce28"/>
          <table:table-cell table:style-name="ce3" office:value-type="string" calcext:value-type="string">
            <text:p>Ar:</text:p>
          </table:table-cell>
          <table:table-cell office:value-type="string" calcext:value-type="string">
            <text:p><text:a xlink:href="http://devri.bzh/recherche/?q=ar&amp;submit" xlink:type="simple">http://devri.bzh/recherche/?q=ar&amp;submit=</text:a></text:p>
          </table:table-cell>
          <table:table-cell office:value-type="string" calcext:value-type="string">
            <text:p><text:a xlink:href="http://meurgorf.brezhoneg.bzh/meurgorf/enklask?terme=ar&amp;submit=Rechercher&amp;categorie=0&amp;oeuvres=0" xlink:type="simple">http://meurgorf.brezhoneg.bzh/meurgorf/enklask?terme=ar&amp;submit=Rechercher&amp;categorie=0&amp;oeuvres=0</text:a></text:p>
          </table:table-cell>
          <table:table-cell office:value-type="string" calcext:value-type="string">
            <text:p><text:a xlink:href="https://br.wiktionary.org/wiki/ar" xlink:type="simple">https://br.wiktionary.org/wiki/ar</text:a></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4">
          <table:table-cell table:style-name="ce8" office:value-type="float" office:value="466" calcext:value-type="float">
            <text:p>466</text:p>
          </table:table-cell>
          <table:table-cell table:style-name="ce8" office:value-type="string" calcext:value-type="string">
            <text:p><text:a xlink:href="https://community.languagetool.org/rule/show/AR_BENNAK?lang=br&amp;subId=2" xlink:type="simple">https://community.languagetool.org/rule/show/AR_BENNAK?lang=br&amp;subId=2</text:a></text:p>
          </table:table-cell>
          <table:table-cell table:style-name="ce8" office:value-type="string" calcext:value-type="string">
            <text:p>ar + bennak</text:p>
          </table:table-cell>
          <table:table-cell table:style-name="ce8" office:value-type="string" calcext:value-type="string">
            <text:p>Ger-mell strizh + bennak → Ger-mell amstrizh + bennak</text:p>
          </table:table-cell>
          <table:table-cell table:style-name="ce8" office:value-type="string" calcext:value-type="string">
            <text:p>Fazi en ur skrivañ ur ger-mell strizh dirak ur strollad anv oc’h enderc’hel ar ger «bennak».</text:p>
          </table:table-cell>
          <table:table-cell table:style-name="ce8" office:value-type="string" calcext:value-type="string">
            <text:p>Ne c’hell «\4» bezañ lakaet nemet war-lerc’h un anv gant ar ger-mell amstrizh dirazañ. (CHALM R2.3)</text:p>
          </table:table-cell>
          <table:table-cell table:style-name="ce8" office:value-type="string" calcext:value-type="string">
            <text:p>N’heller ket lakaat ur ger-mell strizh dirak un anv heuliet gant «\4». (CHALM R2.3)</text:p>
          </table:table-cell>
          <table:table-cell table:style-name="ce8" office:value-type="string" calcext:value-type="string">
            <text:p>On ne peut mettre un article défini devant un nom suivit par «\4». (CHALM R2.3)</text:p>
          </table:table-cell>
          <table:table-cell table:style-name="ce8" office:value-type="string" calcext:value-type="string">
            <text:p>You can not put a definite article in front of a name followed by «\4». (CHALM R2.3)</text:p>
          </table:table-cell>
          <table:table-cell table:style-name="ce8" office:value-type="string" calcext:value-type="string">
            <text:p>Oui</text:p>
          </table:table-cell>
          <table:table-cell table:style-name="ce8" office:value-type="string" calcext:value-type="string">
            <text:p>Ger-mell strizh</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10">
          <table:table-cell office:value-type="float" office:value="467" calcext:value-type="float">
            <text:p>467</text:p>
          </table:table-cell>
          <table:table-cell office:value-type="string" calcext:value-type="string">
            <text:p><text:a xlink:href="https://community.languagetool.org/rule/show/HE_HEC_H?lang=br&amp;subId=1" xlink:type="simple">https://community.languagetool.org/rule/show/HE_HEC_H?lang=br&amp;subId=1</text:a></text:p>
          </table:table-cell>
          <table:table-cell office:value-type="string" calcext:value-type="string">
            <text:p>he, hec’h</text:p>
          </table:table-cell>
          <table:table-cell office:value-type="string" calcext:value-type="string">
            <text:p>he amezeg → hec’h amezeg</text:p>
          </table:table-cell>
          <table:table-cell office:value-type="string" calcext:value-type="string">
            <text:p>Ouzhpennañ a reer ur «c’h» e fin «he» evit ober ul liammadur etre «he» pa vez dirak ur ger o kregiñ gant ur vogalenn, gellout a ra bezañ distripet evel-se [hɛx], [heƔ].</text:p>
          </table:table-cell>
          <table:table-cell office:value-type="string" calcext:value-type="string">
            <text:p>Gwelloc’h eo skrivañ \1 dirak ur ger a grog gant ur vogalenn. (CHALM N)</text:p>
          </table:table-cell>
          <table:table-cell office:value-type="string" calcext:value-type="string">
            <text:p>Aliet eo skrivañ «\1» dirak ur ger a grog gant ur vogalenn. (CHALM N)</text:p>
          </table:table-cell>
          <table:table-cell office:value-type="string" calcext:value-type="string">
            <text:p>Il est conseillé d’écrire «\1» devant un mot commençant par une voyelle. (CHALM N)</text:p>
          </table:table-cell>
          <table:table-cell office:value-type="string" calcext:value-type="string">
            <text:p>We advise you to write «\1» in front of a word starting with a vowel. (CHALM N)</text:p>
          </table:table-cell>
          <table:table-cell office:value-type="string" calcext:value-type="string">
            <text:p>Oui</text:p>
          </table:table-cell>
          <table:table-cell office:value-type="string" calcext:value-type="string">
            <text:p>Liammadur</text:p>
          </table:table-cell>
          <table:table-cell table:style-name="ce28"/>
          <table:table-cell table:style-name="ce3" office:value-type="string" calcext:value-type="string">
            <text:p>He:</text:p>
          </table:table-cell>
          <table:table-cell office:value-type="string" calcext:value-type="string">
            <text:p><text:a xlink:href="http://devri.bzh/recherche/?q=he&amp;submit" xlink:type="simple">http://devri.bzh/recherche/?q=he&amp;submit=</text:a></text:p>
          </table:table-cell>
          <table:table-cell office:value-type="string" calcext:value-type="string">
            <text:p><text:a xlink:href="http://meurgorf.brezhoneg.bzh/meurgorf/enklask?terme=he&amp;submit=Rechercher&amp;categorie=0&amp;oeuvres=0&amp;search_opt=1" xlink:type="simple">http://meurgorf.brezhoneg.bzh/meurgorf/enklask?terme=he&amp;submit=Rechercher&amp;categorie=0&amp;oeuvres=0&amp;search_opt=1</text:a></text:p>
          </table:table-cell>
          <table:table-cell office:value-type="string" calcext:value-type="string">
            <text:p>https://br.wiktionary.org/wiki/he</text:p>
            <text:p>https://br.wiktionary.org/wiki/he-</text:p>
            <text:p>https://br.wiktionary.org/wiki/hec%27h</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4">
          <table:table-cell table:style-name="ce8" office:value-type="float" office:value="468" calcext:value-type="float">
            <text:p>468</text:p>
          </table:table-cell>
          <table:table-cell table:style-name="ce8" office:value-type="string" calcext:value-type="string">
            <text:p><text:a xlink:href="https://community.languagetool.org/rule/show/HE_HEC_H?lang=br&amp;subId=2" xlink:type="simple">https://community.languagetool.org/rule/show/HE_HEC_H?lang=br&amp;subId=2</text:a></text:p>
          </table:table-cell>
          <table:table-cell table:style-name="ce8" office:value-type="string" calcext:value-type="string">
            <text:p>he, hec’h</text:p>
          </table:table-cell>
          <table:table-cell table:style-name="ce8" office:value-type="string" calcext:value-type="string">
            <text:p>hec’h c’hoar → he c’hoar</text:p>
          </table:table-cell>
          <table:table-cell table:style-name="ce8" office:value-type="string" calcext:value-type="string">
            <text:p>Tennañ a reer ar «c’h» e fin «hec’h» pa vez dirak ur ger o kregiñ gant ur gensonenn, evit ma vefe aesoc’h da zistripañ.</text:p>
          </table:table-cell>
          <table:table-cell table:style-name="ce8" office:value-type="string" calcext:value-type="string">
            <text:p>Ret eo skrivañ \1 dirak ur ger na grog ket gant ur vogalenn.</text:p>
          </table:table-cell>
          <table:table-cell table:style-name="ce8" office:value-type="string" calcext:value-type="string">
            <text:p>Skrivit «\1» dirak ur ger a grog gant ur gensonenn.</text:p>
          </table:table-cell>
          <table:table-cell table:style-name="ce8" office:value-type="string" calcext:value-type="string">
            <text:p>Écrivez «\1»devant un mot commençant par une consonne.</text:p>
          </table:table-cell>
          <table:table-cell table:style-name="ce8" office:value-type="string" calcext:value-type="string">
            <text:p>Write «\1» in front of a word starting with a consonant.</text:p>
          </table:table-cell>
          <table:table-cell table:style-name="ce8" office:value-type="string" calcext:value-type="string">
            <text:p>Oui</text:p>
          </table:table-cell>
          <table:table-cell table:style-name="ce8" office:value-type="string" calcext:value-type="string">
            <text:p>Liammadur</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1">
          <table:table-cell office:value-type="float" office:value="469" calcext:value-type="float">
            <text:p>469</text:p>
          </table:table-cell>
          <table:table-cell office:value-type="string" calcext:value-type="string">
            <text:p><text:a xlink:href="https://community.languagetool.org/rule/show/HE_HEC_H?lang=br&amp;subId=3" xlink:type="simple">https://community.languagetool.org/rule/show/HE_HEC_H?lang=br&amp;subId=3</text:a></text:p>
          </table:table-cell>
          <table:table-cell office:value-type="string" calcext:value-type="string">
            <text:p>he, hec’h</text:p>
          </table:table-cell>
          <table:table-cell office:value-type="string" calcext:value-type="string">
            <text:p>He-unan → hec’h-unan</text:p>
          </table:table-cell>
          <table:table-cell office:value-type="string" calcext:value-type="string">
            <text:p>Ouzhpennañ a reer ur «c’h» e fin «he» evit ober ul liammadur etre «he» hag ar ger «unan», gellout a ra bezañ distripet evel-se [‘hɛxynã :n], [‘heƔynã :n].</text:p>
          </table:table-cell>
          <table:table-cell office:value-type="string" calcext:value-type="string">
            <text:p>Ret eo skrivañ \1.</text:p>
          </table:table-cell>
          <table:table-cell office:value-type="string" calcext:value-type="string">
            <text:p>Skrivit «\1».</text:p>
          </table:table-cell>
          <table:table-cell office:value-type="string" calcext:value-type="string">
            <text:p>Écrivez «\1».</text:p>
          </table:table-cell>
          <table:table-cell office:value-type="string" calcext:value-type="string">
            <text:p>Write «\1».</text:p>
          </table:table-cell>
          <table:table-cell office:value-type="string" calcext:value-type="string">
            <text:p>Oui</text:p>
          </table:table-cell>
          <table:table-cell office:value-type="string" calcext:value-type="string">
            <text:p>Liammadur</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6">
          <table:table-cell table:style-name="ce8" office:value-type="float" office:value="470" calcext:value-type="float">
            <text:p>470</text:p>
          </table:table-cell>
          <table:table-cell table:style-name="ce8" office:value-type="string" calcext:value-type="string">
            <text:p><text:a xlink:href="https://community.languagetool.org/rule/show/HA_HAG?lang=br&amp;subId=1" xlink:type="simple">https://community.languagetool.org/rule/show/HA_HAG?lang=br&amp;subId=1</text:a></text:p>
          </table:table-cell>
          <table:table-cell table:style-name="ce8" office:value-type="string" calcext:value-type="string">
            <text:p>ha, hag</text:p>
          </table:table-cell>
          <table:table-cell table:style-name="ce8" office:value-type="string" calcext:value-type="string">
            <text:p>Ha + ger o kregiñ gant ur vogalenn → hag + ger o kregiñ gant ur vogalenn</text:p>
          </table:table-cell>
          <table:table-cell table:style-name="ce8" office:value-type="string" calcext:value-type="string">
            <text:p>Fazi en ur chom hep skrivañ «hag» dirak ur ger o kregiñ gant ur vogalenn.</text:p>
          </table:table-cell>
          <table:table-cell table:style-name="ce8" office:value-type="string" calcext:value-type="string">
            <text:p>Ret eo skrivañ hag dirak ur ger a grog gant ur vogalenn.</text:p>
          </table:table-cell>
          <table:table-cell table:style-name="ce8" office:value-type="string" calcext:value-type="string">
            <text:p>Skrivit «hag» dirak ur ger a grog gant ur vogalenn.</text:p>
          </table:table-cell>
          <table:table-cell table:style-name="ce8" office:value-type="string" calcext:value-type="string">
            <text:p>Écrivez «hag» devant un mot commençant par une consonne.</text:p>
          </table:table-cell>
          <table:table-cell table:style-name="ce8" office:value-type="string" calcext:value-type="string">
            <text:p>Write «hag» in front of a word starting with a vowel.</text:p>
          </table:table-cell>
          <table:table-cell table:style-name="ce8" office:value-type="string" calcext:value-type="string">
            <text:p>Oui</text:p>
          </table:table-cell>
          <table:table-cell table:style-name="ce8" office:value-type="string" calcext:value-type="string">
            <text:p>Liammadur</text:p>
          </table:table-cell>
          <table:table-cell/>
          <table:table-cell office:value-type="string" calcext:value-type="string">
            <text:p>Ha:</text:p>
            <text:p>Hag:</text:p>
          </table:table-cell>
          <table:table-cell table:style-name="ce8" office:value-type="string" calcext:value-type="string">
            <text:p><text:a xlink:href="http://devri.bzh/recherche/?q=ha&amp;submit" xlink:type="simple">http://devri.bzh/recherche/?q=ha&amp;submit=</text:a></text:p>
          </table:table-cell>
          <table:table-cell table:style-name="ce8" office:value-type="string" calcext:value-type="string">
            <text:p>http://meurgorf.brezhoneg.bzh/meurgorf/enklask?terme=ha&amp;submit=Rechercher&amp;categorie=0&amp;oeuvres=0&amp;search_opt=1</text:p>
            <text:p>http://meurgorf.brezhoneg.bzh/meurgorf/enklask?terme=ha&amp;submit=Rechercher&amp;categorie=0&amp;oeuvres=0</text:p>
            <text:p>http://meurgorf.brezhoneg.bzh/meurgorf/enklask?terme=hag&amp;submit=Rechercher&amp;categorie=0&amp;oeuvres=0</text:p>
          </table:table-cell>
          <table:table-cell table:style-name="ce8" office:value-type="string" calcext:value-type="string">
            <text:p>https://br.wiktionary.org/wiki/ha</text:p>
            <text:p>https://br.wiktionary.org/wiki/hag</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2">
          <table:table-cell office:value-type="float" office:value="471" calcext:value-type="float">
            <text:p>471</text:p>
          </table:table-cell>
          <table:table-cell office:value-type="string" calcext:value-type="string">
            <text:p><text:a xlink:href="https://community.languagetool.org/rule/show/HA_HAG?lang=br&amp;subId=2" xlink:type="simple">https://community.languagetool.org/rule/show/HA_HAG?lang=br&amp;subId=2</text:a></text:p>
          </table:table-cell>
          <table:table-cell office:value-type="string" calcext:value-type="string">
            <text:p>ha, hag</text:p>
          </table:table-cell>
          <table:table-cell office:value-type="string" calcext:value-type="string">
            <text:p>Hag + ur ger o kregiñ gant ur gensonenn → ha + ger o kregiñ gant ur gensonenn</text:p>
          </table:table-cell>
          <table:table-cell office:value-type="string" calcext:value-type="string">
            <text:p>Fazi en ur skrivañ «hag» dirak ur ger o kregiñ gant ur gensonenn.</text:p>
          </table:table-cell>
          <table:table-cell office:value-type="string" calcext:value-type="string">
            <text:p>Ar ger «\1» a zlefe bezañ ha dirak ur ger a grog gant ur gensonenn.</text:p>
          </table:table-cell>
          <table:table-cell office:value-type="string" calcext:value-type="string">
            <text:p>«\1» a zlefe bezañ «ha» dirak ur ger a grog gant ur gensonenn.</text:p>
          </table:table-cell>
          <table:table-cell office:value-type="string" calcext:value-type="string">
            <text:p>«\1» devrait être «ha» devant un mot commençant par une consonne.</text:p>
          </table:table-cell>
          <table:table-cell office:value-type="string" calcext:value-type="string">
            <text:p>«\1» should be «ha» in front of a word starting with a consonant.</text:p>
          </table:table-cell>
          <table:table-cell office:value-type="string" calcext:value-type="string">
            <text:p>Oui</text:p>
          </table:table-cell>
          <table:table-cell office:value-type="string" calcext:value-type="string">
            <text:p>Liammadur</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3">
          <table:table-cell table:style-name="ce8" office:value-type="float" office:value="472" calcext:value-type="float">
            <text:p>472</text:p>
          </table:table-cell>
          <table:table-cell table:style-name="ce8" office:value-type="string" calcext:value-type="string">
            <text:p><text:a xlink:href="https://community.languagetool.org/rule/show/DAM?lang=br&amp;subId=1" xlink:type="simple">https://community.languagetool.org/rule/show/DAM?lang=br&amp;subId=1</text:a></text:p>
          </table:table-cell>
          <table:table-cell table:style-name="ce8" office:value-type="string" calcext:value-type="string">
            <text:p>da + ma = da’m</text:p>
          </table:table-cell>
          <table:table-cell table:style-name="ce8" office:value-type="string" calcext:value-type="string">
            <text:p>Da + ma → da‘m</text:p>
          </table:table-cell>
          <table:table-cell table:style-name="ce8" office:value-type="string" calcext:value-type="string">
            <text:p>Aliet eo skrivañ «da’m» e-plas «da ma».</text:p>
          </table:table-cell>
          <table:table-cell table:style-name="ce8" office:value-type="string" calcext:value-type="string">
            <text:p>Gwelloc’h eo skrivañ \1’m.</text:p>
          </table:table-cell>
          <table:table-cell table:style-name="ce8" office:value-type="string" calcext:value-type="string">
            <text:p>Skrivit kentoc’h «\1’m».</text:p>
          </table:table-cell>
          <table:table-cell table:style-name="ce8" office:value-type="string" calcext:value-type="string">
            <text:p>Écrivez plutôt «\1’m».</text:p>
          </table:table-cell>
          <table:table-cell table:style-name="ce8" office:value-type="string" calcext:value-type="string">
            <text:p>Write instead «\1’m».</text:p>
          </table:table-cell>
          <table:table-cell table:style-name="ce8" office:value-type="string" calcext:value-type="string">
            <text:p>Oui</text:p>
          </table:table-cell>
          <table:table-cell table:style-name="ce8" office:value-type="string" calcext:value-type="string">
            <text:p>Kendeuzadur</text:p>
          </table:table-cell>
          <table:table-cell/>
          <table:table-cell office:value-type="string" calcext:value-type="string">
            <text:p>D’am:</text:p>
          </table:table-cell>
          <table:table-cell table:number-columns-repeated="2" table:style-name="ce8" office:value-type="string" calcext:value-type="string">
            <text:p>--</text:p>
          </table:table-cell>
          <table:table-cell table:style-name="ce8" office:value-type="string" calcext:value-type="string">
            <text:p><text:a xlink:href="https://br.wiktionary.org/wiki/d'am" xlink:type="simple">https://br.wiktionary.org/wiki/d'am</text:a></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3">
          <table:table-cell office:value-type="float" office:value="473" calcext:value-type="float">
            <text:p>473</text:p>
          </table:table-cell>
          <table:table-cell office:value-type="string" calcext:value-type="string">
            <text:p><text:a xlink:href="https://community.languagetool.org/rule/show/DAZ?lang=br&amp;subId=1" xlink:type="simple">https://community.languagetool.org/rule/show/DAZ?lang=br&amp;subId=1</text:a></text:p>
          </table:table-cell>
          <table:table-cell office:value-type="string" calcext:value-type="string">
            <text:p>da + da = da’z</text:p>
          </table:table-cell>
          <table:table-cell office:value-type="string" calcext:value-type="string">
            <text:p>Da + da → da’z</text:p>
          </table:table-cell>
          <table:table-cell office:value-type="string" calcext:value-type="string">
            <text:p>Aliet eo skrivañ «da’z» e-plas «da da».</text:p>
          </table:table-cell>
          <table:table-cell office:value-type="string" calcext:value-type="string">
            <text:p>Gwelloc’h eo skrivañ \1’z.</text:p>
          </table:table-cell>
          <table:table-cell office:value-type="string" calcext:value-type="string">
            <text:p>Skrivit kentoc’h «\1’z».</text:p>
          </table:table-cell>
          <table:table-cell office:value-type="string" calcext:value-type="string">
            <text:p>Écrivez plutôt «\1’z».</text:p>
          </table:table-cell>
          <table:table-cell office:value-type="string" calcext:value-type="string">
            <text:p>Write instead «\1’z».</text:p>
          </table:table-cell>
          <table:table-cell office:value-type="string" calcext:value-type="string">
            <text:p>Oui</text:p>
          </table:table-cell>
          <table:table-cell office:value-type="string" calcext:value-type="string">
            <text:p>Kendeuzadur</text:p>
          </table:table-cell>
          <table:table-cell table:style-name="ce28"/>
          <table:table-cell table:style-name="ce3" office:value-type="string" calcext:value-type="string">
            <text:p>D’az:</text:p>
          </table:table-cell>
          <table:table-cell table:number-columns-repeated="2" office:value-type="string" calcext:value-type="string">
            <text:p>--</text:p>
          </table:table-cell>
          <table:table-cell office:value-type="string" calcext:value-type="string">
            <text:p><text:a xlink:href="https://br.wiktionary.org/wiki/d'az" xlink:type="simple">https://br.wiktionary.org/wiki/d'az</text:a></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3">
          <table:table-cell table:style-name="ce8" office:value-type="float" office:value="474" calcext:value-type="float">
            <text:p>474</text:p>
          </table:table-cell>
          <table:table-cell table:style-name="ce8" office:value-type="string" calcext:value-type="string">
            <text:p><text:a xlink:href="https://community.languagetool.org/rule/show/EL_EN_ER?lang=br&amp;subId=1" xlink:type="simple">https://community.languagetool.org/rule/show/EL_EN_ER?lang=br&amp;subId=1</text:a></text:p>
          </table:table-cell>
          <table:table-cell table:style-name="ce8" office:value-type="string" calcext:value-type="string">
            <text:p>en + al = el (hag all)</text:p>
          </table:table-cell>
          <table:table-cell table:style-name="ce8" office:value-type="string" calcext:value-type="string">
            <text:p>Aucun changement</text:p>
          </table:table-cell>
          <table:table-cell table:style-name="ce8" office:value-type="string" calcext:value-type="string">
            <text:p>Fazi en ur skrivañ «en an/ar/al» pa rankfe bezañ «en/er/el»</text:p>
          </table:table-cell>
          <table:table-cell table:style-name="ce8" office:value-type="string" calcext:value-type="string">
            <text:p>Ret eo skrivañ \1\2. (CHALM L6)</text:p>
          </table:table-cell>
          <table:table-cell table:style-name="ce8" office:value-type="string" calcext:value-type="string">
            <text:p>Skrivit «\1\2». (CHALM L6)</text:p>
          </table:table-cell>
          <table:table-cell table:style-name="ce8" office:value-type="string" calcext:value-type="string">
            <text:p>Écrivez «\1\2». (CHALM L6)</text:p>
          </table:table-cell>
          <table:table-cell table:style-name="ce8" office:value-type="string" calcext:value-type="string">
            <text:p>Write «\1\2». (CHALM L6)</text:p>
          </table:table-cell>
          <table:table-cell table:style-name="ce8" office:value-type="string" calcext:value-type="string">
            <text:p>Oui</text:p>
          </table:table-cell>
          <table:table-cell table:style-name="ce8" office:value-type="string" calcext:value-type="string">
            <text:p>Kendeuzadur</text:p>
          </table:table-cell>
          <table:table-cell/>
          <table:table-cell office:value-type="string" calcext:value-type="string">
            <text:p>En/er/el:</text:p>
          </table:table-cell>
          <table:table-cell table:style-name="ce8" office:value-type="string" calcext:value-type="string">
            <text:p><text:a xlink:href="http://devri.bzh/recherche/?q=en&amp;submit" xlink:type="simple">http://devri.bzh/recherche/?q=en&amp;submit=</text:a></text:p>
          </table:table-cell>
          <table:table-cell table:style-name="ce8" office:value-type="string" calcext:value-type="string">
            <text:p><text:a xlink:href="http://meurgorf.brezhoneg.bzh/meurgorf/enklask?terme=en&amp;submit=Rechercher&amp;categorie=0&amp;oeuvres=0" xlink:type="simple">http://meurgorf.brezhoneg.bzh/meurgorf/enklask?terme=en&amp;submit=Rechercher&amp;categorie=0&amp;oeuvres=0</text:a></text:p>
          </table:table-cell>
          <table:table-cell table:style-name="ce8" office:value-type="string" calcext:value-type="string">
            <text:p><text:a xlink:href="https://br.wiktionary.org/wiki/en" xlink:type="simple">https://br.wiktionary.org/wiki/en</text:a></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3">
          <table:table-cell office:value-type="float" office:value="475" calcext:value-type="float">
            <text:p>475</text:p>
          </table:table-cell>
          <table:table-cell office:value-type="string" calcext:value-type="string">
            <text:p><text:a xlink:href="https://community.languagetool.org/rule/show/EM?lang=br&amp;subId=1" xlink:type="simple">https://community.languagetool.org/rule/show/EM?lang=br&amp;subId=1</text:a></text:p>
          </table:table-cell>
          <table:table-cell office:value-type="string" calcext:value-type="string">
            <text:p>e + ma = em</text:p>
          </table:table-cell>
          <table:table-cell office:value-type="string" calcext:value-type="string">
            <text:p>Aucun changement</text:p>
          </table:table-cell>
          <table:table-cell office:value-type="string" calcext:value-type="string">
            <text:p>Fazi en ur skrivañ «e ma» pa rankfe bezañ «em».</text:p>
          </table:table-cell>
          <table:table-cell office:value-type="string" calcext:value-type="string">
            <text:p>Ret eo skrivañ em. (CHALM N1.2)</text:p>
          </table:table-cell>
          <table:table-cell office:value-type="string" calcext:value-type="string">
            <text:p>Skrivit «em». (CHALM N1.2)</text:p>
          </table:table-cell>
          <table:table-cell office:value-type="string" calcext:value-type="string">
            <text:p>Écrivez «em». (CHALM N1.2)</text:p>
          </table:table-cell>
          <table:table-cell office:value-type="string" calcext:value-type="string">
            <text:p>Write «em». (CHALM N1.2)</text:p>
          </table:table-cell>
          <table:table-cell office:value-type="string" calcext:value-type="string">
            <text:p>Oui</text:p>
          </table:table-cell>
          <table:table-cell office:value-type="string" calcext:value-type="string">
            <text:p>Kendeuzadur</text:p>
          </table:table-cell>
          <table:table-cell table:style-name="ce28"/>
          <table:table-cell table:style-name="ce3" office:value-type="string" calcext:value-type="string">
            <text:p>Em:</text:p>
          </table:table-cell>
          <table:table-cell office:value-type="string" calcext:value-type="string">
            <text:p><text:a xlink:href="http://devri.bzh/recherche/?q=em&amp;submit" xlink:type="simple">http://devri.bzh/recherche/?q=em&amp;submit=</text:a></text:p>
          </table:table-cell>
          <table:table-cell office:value-type="string" calcext:value-type="string">
            <text:p><text:a xlink:href="http://meurgorf.brezhoneg.bzh/meurgorf/enklask?terme=em&amp;submit=Rechercher&amp;categorie=0&amp;oeuvres=0" xlink:type="simple">http://meurgorf.brezhoneg.bzh/meurgorf/enklask?terme=em&amp;submit=Rechercher&amp;categorie=0&amp;oeuvres=0</text:a></text:p>
          </table:table-cell>
          <table:table-cell office:value-type="string" calcext:value-type="string">
            <text:p><text:a xlink:href="https://br.wiktionary.org/wiki/em" xlink:type="simple">https://br.wiktionary.org/wiki/em</text:a></text:p>
          </table:table-cell>
          <table:table-cell table:style-name="ce3" office:value-type="string" calcext:value-type="string">
            <text:p><text:a xlink:href="http://meurgorf.brezhoneg.bzh/meurgorf/enklask?terme=em-&amp;submit=Rechercher&amp;categorie=0&amp;oeuvres=0&amp;search_opt=1" xlink:type="simple">http://meurgorf.brezhoneg.bzh/meurgorf/enklask?terme=em-&amp;submit=Rechercher&amp;categorie=0&amp;oeuvres=0&amp;search_opt=1</text:a></text:p>
          </table:table-cell>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7">
          <table:table-cell table:style-name="ce8" office:value-type="float" office:value="476" calcext:value-type="float">
            <text:p>476</text:p>
          </table:table-cell>
          <table:table-cell table:style-name="ce8" office:value-type="string" calcext:value-type="string">
            <text:p><text:a xlink:href="https://community.languagetool.org/rule/show/EZ?lang=br&amp;subId=1" xlink:type="simple">https://community.languagetool.org/rule/show/EZ?lang=br&amp;subId=1</text:a></text:p>
          </table:table-cell>
          <table:table-cell table:style-name="ce8" office:value-type="string" calcext:value-type="string">
            <text:p>e + da = ez</text:p>
          </table:table-cell>
          <table:table-cell table:style-name="ce8" office:value-type="string" calcext:value-type="string">
            <text:p>Aucun changement</text:p>
          </table:table-cell>
          <table:table-cell table:style-name="ce8" office:value-type="string" calcext:value-type="string">
            <text:p>Fazi en ur skrivañ «e da» pa rankfe bezañ «en da/ez».</text:p>
          </table:table-cell>
          <table:table-cell table:style-name="ce8" office:value-type="string" calcext:value-type="string">
            <text:p>Ret eo skrivañ en da pe ez. (CHALM N1.2)</text:p>
          </table:table-cell>
          <table:table-cell table:style-name="ce8" office:value-type="string" calcext:value-type="string">
            <text:p>Skrivit «en da» pe «ez». (CHALM N1.2)</text:p>
          </table:table-cell>
          <table:table-cell table:style-name="ce8" office:value-type="string" calcext:value-type="string">
            <text:p>Écrivez «en da» ou «ez». (CHALM N1.2)</text:p>
          </table:table-cell>
          <table:table-cell table:style-name="ce8" office:value-type="string" calcext:value-type="string">
            <text:p>Write «en da» ou «ez». (CHALM N1.2)</text:p>
          </table:table-cell>
          <table:table-cell table:style-name="ce8" office:value-type="string" calcext:value-type="string">
            <text:p>Oui</text:p>
          </table:table-cell>
          <table:table-cell table:style-name="ce8" office:value-type="string" calcext:value-type="string">
            <text:p>Kendeuzadur</text:p>
          </table:table-cell>
          <table:table-cell/>
          <table:table-cell office:value-type="string" calcext:value-type="string">
            <text:p>Ez::</text:p>
          </table:table-cell>
          <table:table-cell table:style-name="ce8" office:value-type="string" calcext:value-type="string">
            <text:p><text:a xlink:href="http://devri.bzh/recherche/?q=ez&amp;submit" xlink:type="simple">http://devri.bzh/recherche/?q=ez&amp;submit=</text:a></text:p>
          </table:table-cell>
          <table:table-cell table:style-name="ce8" office:value-type="string" calcext:value-type="string">
            <text:p>http://meurgorf.brezhoneg.bzh/meurgorf/enklask?terme=ez&amp;submit=Rechercher&amp;categorie=0&amp;oeuvres=0</text:p>
            <text:p>http://meurgorf.brezhoneg.bzh/meurgorf/enklask?terme=ez&amp;submit=Rechercher&amp;categorie=0&amp;oeuvres=0&amp;search_opt=1</text:p>
          </table:table-cell>
          <table:table-cell table:style-name="ce8" office:value-type="string" calcext:value-type="string">
            <text:p><text:a xlink:href="https://br.wiktionary.org/wiki/ez" xlink:type="simple">https://br.wiktionary.org/wiki/ez</text:a></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5">
          <table:table-cell office:value-type="float" office:value="477" calcext:value-type="float">
            <text:p>477</text:p>
          </table:table-cell>
          <table:table-cell office:value-type="string" calcext:value-type="string">
            <text:p><text:a xlink:href="https://community.languagetool.org/rule/show/TAMM_BANNE?lang=br&amp;subId=1" xlink:type="simple">https://community.languagetool.org/rule/show/TAMM_BANNE?lang=br&amp;subId=1</text:a></text:p>
          </table:table-cell>
          <table:table-cell office:value-type="string" calcext:value-type="string">
            <text:p>tamm pe banne</text:p>
          </table:table-cell>
          <table:table-cell office:value-type="string" calcext:value-type="string">
            <text:p>Aucun changement</text:p>
          </table:table-cell>
          <table:table-cell office:value-type="string" calcext:value-type="string">
            <text:p>Fazi en ur implijout ar ger «tamm» pa rankfe bezañ «banne» dirak an evajoù. Ar ger tamm a zo evit an traoù solud hag ar ger banne evit an dourennoù.</text:p>
          </table:table-cell>
          <table:table-cell office:value-type="string" calcext:value-type="string">
            <text:p>Implijit banne dirak an evajoù.</text:p>
          </table:table-cell>
          <table:table-cell office:value-type="string" calcext:value-type="string">
            <text:p>Skrivit «banne» dirak an evajoù.</text:p>
          </table:table-cell>
          <table:table-cell office:value-type="string" calcext:value-type="string">
            <text:p>Écrivez «banne» devant les noms de boissons.</text:p>
          </table:table-cell>
          <table:table-cell office:value-type="string" calcext:value-type="string">
            <text:p>Write «banne» in front of the drink names.</text:p>
          </table:table-cell>
          <table:table-cell office:value-type="string" calcext:value-type="string">
            <text:p>Oui</text:p>
          </table:table-cell>
          <table:table-cell office:value-type="string" calcext:value-type="string">
            <text:p>Gallekadur</text:p>
          </table:table-cell>
          <table:table-cell table:style-name="ce28"/>
          <table:table-cell table:style-name="ce3" office:value-type="string" calcext:value-type="string">
            <text:p>Banne:</text:p>
            <text:p>Tamm:</text:p>
          </table:table-cell>
          <table:table-cell office:value-type="string" calcext:value-type="string">
            <text:p>http://devri.bzh/recherche/?q=banne&amp;submit=</text:p>
            <text:p>http://devri.bzh/recherche/?q=tamm&amp;submit=</text:p>
          </table:table-cell>
          <table:table-cell office:value-type="string" calcext:value-type="string">
            <text:p>http://meurgorf.brezhoneg.bzh/meurgorf/enklask?terme=banne&amp;submit=Rechercher&amp;categorie=0&amp;oeuvres=0</text:p>
            <text:p>http://meurgorf.brezhoneg.bzh/meurgorf/enklask?terme=banne&amp;submit=Rechercher&amp;categorie=0&amp;oeuvres=0&amp;search_opt=1</text:p>
            <text:p>http://meurgorf.brezhoneg.bzh/meurgorf/enklask?terme=tamm&amp;submit=Rechercher&amp;categorie=0&amp;oeuvres=0</text:p>
            <text:p>http://meurgorf.brezhoneg.bzh/meurgorf/enklask?terme=tamm&amp;submit=Rechercher&amp;categorie=0&amp;oeuvres=0&amp;search_opt=1</text:p>
          </table:table-cell>
          <table:table-cell office:value-type="string" calcext:value-type="string">
            <text:p>https://br.wiktionary.org/wiki/banne</text:p>
            <text:p>https://br.wiktionary.org/wiki/tamm</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1">
          <table:table-cell table:style-name="ce8" office:value-type="float" office:value="478" calcext:value-type="float">
            <text:p>478</text:p>
          </table:table-cell>
          <table:table-cell table:style-name="ce8" office:value-type="string" calcext:value-type="string">
            <text:p><text:a xlink:href="https://community.languagetool.org/rule/show/TAMM_BANNE?lang=br&amp;subId=2" xlink:type="simple">https://community.languagetool.org/rule/show/TAMM_BANNE?lang=br&amp;subId=2</text:a></text:p>
          </table:table-cell>
          <table:table-cell table:style-name="ce8" office:value-type="string" calcext:value-type="string">
            <text:p>tamm pe banne</text:p>
          </table:table-cell>
          <table:table-cell table:style-name="ce8" office:value-type="string" calcext:value-type="string">
            <text:p>Aucun changement</text:p>
          </table:table-cell>
          <table:table-cell table:style-name="ce8" office:value-type="string" calcext:value-type="string">
            <text:p>Fazi en ur implijout ar ger «banne» pa rankfe bezañ «tamm» dirak an traoù a c’heller debriñ. Ar ger banne a zo evit an dourennoù hag ar ger tamm evit an traoù solud.</text:p>
          </table:table-cell>
          <table:table-cell table:style-name="ce8" office:value-type="string" calcext:value-type="string">
            <text:p>Implijit tamm.</text:p>
          </table:table-cell>
          <table:table-cell table:style-name="ce8" office:value-type="string" calcext:value-type="string">
            <text:p>Skrivit «tamm».</text:p>
          </table:table-cell>
          <table:table-cell table:style-name="ce8" office:value-type="string" calcext:value-type="string">
            <text:p>Écrivez «tamm».</text:p>
          </table:table-cell>
          <table:table-cell table:style-name="ce8" office:value-type="string" calcext:value-type="string">
            <text:p>Write «tamm».</text:p>
          </table:table-cell>
          <table:table-cell table:style-name="ce8" office:value-type="string" calcext:value-type="string">
            <text:p>Oui</text:p>
          </table:table-cell>
          <table:table-cell table:style-name="ce8" office:value-type="string" calcext:value-type="string">
            <text:p>Gallekadur</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5">
          <table:table-cell office:value-type="float" office:value="479" calcext:value-type="float">
            <text:p>479</text:p>
          </table:table-cell>
          <table:table-cell office:value-type="string" calcext:value-type="string">
            <text:p><text:a xlink:href="https://community.languagetool.org/rule/show/EK_EG?lang=br&amp;subId=1" xlink:type="simple">https://community.languagetool.org/rule/show/EK_EG?lang=br&amp;subId=1</text:a></text:p>
          </table:table-cell>
          <table:table-cell office:value-type="string" calcext:value-type="string">
            <text:p>brezhonek ha brezhoneg (hag all)</text:p>
          </table:table-cell>
          <table:table-cell office:value-type="string" calcext:value-type="string">
            <text:p>Brezhoneg → brezhonek</text:p>
          </table:table-cell>
          <table:table-cell office:value-type="string" calcext:value-type="string">
            <text:p>Fazi en ur skrivañ «brezhoneg» pa rankfe bezañ skrivet «brezhonek» dre m’emañ karg ar ger-mañ renadenn eeun ar strollad-anv m’emañ ennañ.</text:p>
          </table:table-cell>
          <table:table-cell office:value-type="string" calcext:value-type="string">
            <text:p>Ha fellout a rae deoc’h skrivañ \2?</text:p>
          </table:table-cell>
          <table:table-cell office:value-type="string" calcext:value-type="string">
            <text:p>C’hoant ho poa skrivañ «\2»?</text:p>
          </table:table-cell>
          <table:table-cell office:value-type="string" calcext:value-type="string">
            <text:p>Vouliez-vous écrire «\2»?</text:p>
          </table:table-cell>
          <table:table-cell office:value-type="string" calcext:value-type="string">
            <text:p>Did you want to write «\2»?</text:p>
          </table:table-cell>
          <table:table-cell office:value-type="string" calcext:value-type="string">
            <text:p>Oui</text:p>
          </table:table-cell>
          <table:table-cell office:value-type="string" calcext:value-type="string">
            <text:p>A-bep seurt</text:p>
          </table:table-cell>
          <table:table-cell table:style-name="ce28"/>
          <table:table-cell table:style-name="ce3" office:value-type="string" calcext:value-type="string">
            <text:p>Brezhonek:</text:p>
            <text:p>Brezhoneg:</text:p>
          </table:table-cell>
          <table:table-cell office:value-type="string" calcext:value-type="string">
            <text:p>http://devri.bzh/recherche/?q=brezhoneg&amp;submit=</text:p>
            <text:p>http://devri.bzh/recherche/?q=brezhonek&amp;submit=</text:p>
          </table:table-cell>
          <table:table-cell office:value-type="string" calcext:value-type="string">
            <text:p>http://meurgorf.brezhoneg.bzh/meurgorf/enklask?terme=brezhoneg&amp;submit=Rechercher&amp;categorie=0&amp;oeuvres=0</text:p>
            <text:p>http://meurgorf.brezhoneg.bzh/meurgorf/enklask?terme=brezhonek&amp;submit=Rechercher&amp;categorie=0&amp;oeuvres=0</text:p>
            <text:p>http://meurgorf.brezhoneg.bzh/meurgorf/enklask?terme=oneg&amp;submit=Rechercher&amp;categorie=0&amp;oeuvres=0&amp;search_opt=1</text:p>
            <text:p>http://meurgorf.brezhoneg.bzh/meurgorf/enklask?terme=onek&amp;submit=Rechercher&amp;categorie=0&amp;oeuvres=0&amp;search_opt=1</text:p>
          </table:table-cell>
          <table:table-cell office:value-type="string" calcext:value-type="string">
            <text:p>https://br.wiktionary.org/wiki/brezhoneg</text:p>
            <text:p>https://br.wiktionary.org/wiki/brezhonek</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4">
          <table:table-cell table:style-name="ce8" office:value-type="float" office:value="480" calcext:value-type="float">
            <text:p>480</text:p>
          </table:table-cell>
          <table:table-cell table:style-name="ce8" office:value-type="string" calcext:value-type="string">
            <text:p><text:a xlink:href="https://community.languagetool.org/rule/show/EK_EG?lang=br&amp;subId=2" xlink:type="simple">https://community.languagetool.org/rule/show/EK_EG?lang=br&amp;subId=2</text:a></text:p>
          </table:table-cell>
          <table:table-cell table:style-name="ce8" office:value-type="string" calcext:value-type="string">
            <text:p>brezhonek ha brezhoneg (hag all)</text:p>
          </table:table-cell>
          <table:table-cell table:style-name="ce8" office:value-type="string" calcext:value-type="string">
            <text:p>Brezhonek → brezhoneg</text:p>
          </table:table-cell>
          <table:table-cell table:style-name="ce8" office:value-type="string" calcext:value-type="string">
            <text:p>Fazi en ur skrivañ «brezhonek» pa rankfe bezañ skrivet «brezhoneg» dre ma vez ar ger-mañ rener al lavarenn.</text:p>
          </table:table-cell>
          <table:table-cell table:style-name="ce8" office:value-type="string" calcext:value-type="string">
            <text:p>Ha fellout a rae deoc’h skrivañ \2?</text:p>
          </table:table-cell>
          <table:table-cell table:style-name="ce8" office:value-type="string" calcext:value-type="string">
            <text:p>C’hoant ho poa skrivañ «\2»?</text:p>
          </table:table-cell>
          <table:table-cell table:style-name="ce8" office:value-type="string" calcext:value-type="string">
            <text:p>Vouliez-vous écrire «\2»?</text:p>
          </table:table-cell>
          <table:table-cell table:style-name="ce8" office:value-type="string" calcext:value-type="string">
            <text:p>Did you want to write «\2»?</text:p>
          </table:table-cell>
          <table:table-cell table:style-name="ce8" office:value-type="string" calcext:value-type="string">
            <text:p>Oui</text:p>
          </table:table-cell>
          <table:table-cell table:style-name="ce8" office:value-type="string" calcext:value-type="string">
            <text:p>A-bep seurt</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7">
          <table:table-cell office:value-type="float" office:value="481" calcext:value-type="float">
            <text:p>481</text:p>
          </table:table-cell>
          <table:table-cell office:value-type="string" calcext:value-type="string">
            <text:p><text:a xlink:href="https://community.languagetool.org/rule/show/ENO_DI?lang=br&amp;subId=1" xlink:type="simple">https://community.languagetool.org/rule/show/ENO_DI?lang=br&amp;subId=1</text:a></text:p>
          </table:table-cell>
          <table:table-cell office:value-type="string" calcext:value-type="string">
            <text:p>eno, di</text:p>
          </table:table-cell>
          <table:table-cell office:value-type="string" calcext:value-type="string">
            <text:p>Aucun changement</text:p>
          </table:table-cell>
          <table:table-cell office:value-type="string" calcext:value-type="string">
            <text:p>Fazi en ur skrivañ ar ger «eno» pa rankfe bezañ «di» goude verboù ‘zo.</text:p>
          </table:table-cell>
          <table:table-cell office:value-type="string" calcext:value-type="string">
            <text:p>Ha fellout a rae deoc’h skrivañ di goude ur verb evel «\1»?</text:p>
          </table:table-cell>
          <table:table-cell office:value-type="string" calcext:value-type="string">
            <text:p>C’hoant ho poa skrivañ «di» goude ur verb evel «\1»?</text:p>
          </table:table-cell>
          <table:table-cell office:value-type="string" calcext:value-type="string">
            <text:p>Vouliez-vous écrire «di» après un verbe tel que «\1»?</text:p>
          </table:table-cell>
          <table:table-cell office:value-type="string" calcext:value-type="string">
            <text:p>Did you want to write «di» after a verb such as «\1»?</text:p>
          </table:table-cell>
          <table:table-cell office:value-type="string" calcext:value-type="string">
            <text:p>Oui</text:p>
          </table:table-cell>
          <table:table-cell office:value-type="string" calcext:value-type="string">
            <text:p>A-bep seurt</text:p>
          </table:table-cell>
          <table:table-cell table:style-name="ce28"/>
          <table:table-cell table:style-name="ce3" office:value-type="string" calcext:value-type="string">
            <text:p>Eno:</text:p>
            <text:p>Di:</text:p>
          </table:table-cell>
          <table:table-cell office:value-type="string" calcext:value-type="string">
            <text:p>http://devri.bzh/recherche/?q=eno&amp;submit=</text:p>
            <text:p>http://devri.bzh/recherche/?q=di&amp;submit=</text:p>
          </table:table-cell>
          <table:table-cell office:value-type="string" calcext:value-type="string">
            <text:p>http://meurgorf.brezhoneg.bzh/meurgorf/enklask?terme=eno&amp;submit=Rechercher&amp;categorie=0&amp;oeuvres=0</text:p>
            <text:p>http://meurgorf.brezhoneg.bzh/meurgorf/enklask?terme=di&amp;submit=Rechercher&amp;categorie=0&amp;oeuvres=0</text:p>
          </table:table-cell>
          <table:table-cell office:value-type="string" calcext:value-type="string">
            <text:p>https://br.wiktionary.org/wiki/eno</text:p>
            <text:p>https://br.wiktionary.org/wiki/di</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2">
          <table:table-cell table:style-name="ce8" office:value-type="float" office:value="482" calcext:value-type="float">
            <text:p>482</text:p>
          </table:table-cell>
          <table:table-cell table:style-name="ce8" office:value-type="string" calcext:value-type="string">
            <text:p><text:a xlink:href="https://community.languagetool.org/rule/show/ENO_DI?lang=br&amp;subId=2" xlink:type="simple">https://community.languagetool.org/rule/show/ENO_DI?lang=br&amp;subId=2</text:a></text:p>
          </table:table-cell>
          <table:table-cell table:style-name="ce8" office:value-type="string" calcext:value-type="string">
            <text:p>eno, di</text:p>
          </table:table-cell>
          <table:table-cell table:style-name="ce8" office:value-type="string" calcext:value-type="string">
            <text:p>Aucun changement</text:p>
          </table:table-cell>
          <table:table-cell table:style-name="ce8" office:value-type="string" calcext:value-type="string">
            <text:p>Fazi en ur skrivañ ar ger «eno» pa rankfe bezañ «di» goude verboù ‘zo.</text:p>
          </table:table-cell>
          <table:table-cell table:style-name="ce8" office:value-type="string" calcext:value-type="string">
            <text:p>Ha fellout a rae deoc’h skrivañ di goude ur verb evel «\1»?</text:p>
          </table:table-cell>
          <table:table-cell table:style-name="ce8" office:value-type="string" calcext:value-type="string">
            <text:p>C’hoant ho poa skrivañ «di» goude ur verb evel «\1»?</text:p>
          </table:table-cell>
          <table:table-cell table:style-name="ce8" office:value-type="string" calcext:value-type="string">
            <text:p>Vouliez-vous écrire «di» après un verbe tel que «\1»?</text:p>
          </table:table-cell>
          <table:table-cell table:style-name="ce8" office:value-type="string" calcext:value-type="string">
            <text:p>Did you want to write «di» after a verb such as «\1»?</text:p>
          </table:table-cell>
          <table:table-cell table:style-name="ce8" office:value-type="string" calcext:value-type="string">
            <text:p>Oui</text:p>
          </table:table-cell>
          <table:table-cell table:style-name="ce8" office:value-type="string" calcext:value-type="string">
            <text:p>A-bep seurt</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2">
          <table:table-cell office:value-type="float" office:value="483" calcext:value-type="float">
            <text:p>483</text:p>
          </table:table-cell>
          <table:table-cell office:value-type="string" calcext:value-type="string">
            <text:p><text:a xlink:href="https://community.languagetool.org/rule/show/ENO_DI?lang=br&amp;subId=3" xlink:type="simple">https://community.languagetool.org/rule/show/ENO_DI?lang=br&amp;subId=3</text:a></text:p>
          </table:table-cell>
          <table:table-cell office:value-type="string" calcext:value-type="string">
            <text:p>eno, di</text:p>
          </table:table-cell>
          <table:table-cell office:value-type="string" calcext:value-type="string">
            <text:p>Aucun changement</text:p>
          </table:table-cell>
          <table:table-cell office:value-type="string" calcext:value-type="string">
            <text:p>Fazi en ur skrivañ ar ger «di» pa rankfe bezañ «eno» goude verboù ‘zo.</text:p>
          </table:table-cell>
          <table:table-cell office:value-type="string" calcext:value-type="string">
            <text:p>Ha fellout a rae deoc’h skrivañ eno goude ur verb evel «\1»?</text:p>
          </table:table-cell>
          <table:table-cell office:value-type="string" calcext:value-type="string">
            <text:p>C’hoant ho poa skrivañ «eno» goude ur verb evel «\1»?</text:p>
          </table:table-cell>
          <table:table-cell office:value-type="string" calcext:value-type="string">
            <text:p>Vouliez-vous écrire «eno» après un verbe tel que «\1»?</text:p>
          </table:table-cell>
          <table:table-cell office:value-type="string" calcext:value-type="string">
            <text:p>Did you want to write «eno» after a verb such as «\1»?</text:p>
          </table:table-cell>
          <table:table-cell office:value-type="string" calcext:value-type="string">
            <text:p>Oui</text:p>
          </table:table-cell>
          <table:table-cell office:value-type="string" calcext:value-type="string">
            <text:p>A-bep seurt</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3">
          <table:table-cell table:style-name="ce8" office:value-type="float" office:value="484" calcext:value-type="float">
            <text:p>484</text:p>
          </table:table-cell>
          <table:table-cell table:style-name="ce8" office:value-type="string" calcext:value-type="string">
            <text:p><text:a xlink:href="https://community.languagetool.org/rule/show/RE_A?lang=br&amp;subId=1" xlink:type="simple">https://community.languagetool.org/rule/show/RE_A?lang=br&amp;subId=1</text:a></text:p>
          </table:table-cell>
          <table:table-cell table:style-name="ce8" office:value-type="string" calcext:value-type="string">
            <text:p>re, re a</text:p>
          </table:table-cell>
          <table:table-cell table:style-name="ce8" office:value-type="string" calcext:value-type="string">
            <text:p>Re → re a</text:p>
          </table:table-cell>
          <table:table-cell table:style-name="ce8" office:value-type="string" calcext:value-type="string">
            <text:p>Fazi en ur skrivañ «re» hep «a» pa vez «re» dirak un anv.</text:p>
          </table:table-cell>
          <table:table-cell table:style-name="ce8" office:value-type="string" calcext:value-type="string">
            <text:p>«\1 a» a implijer dirak un anv.</text:p>
          </table:table-cell>
          <table:table-cell table:style-name="ce8" office:value-type="string" calcext:value-type="string">
            <text:p>Aucun changement</text:p>
          </table:table-cell>
          <table:table-cell table:style-name="ce8" office:value-type="string" calcext:value-type="string">
            <text:p>«\1 a» est utilisé devant un nom.</text:p>
          </table:table-cell>
          <table:table-cell table:style-name="ce8" office:value-type="string" calcext:value-type="string">
            <text:p>«\1 a» is used in front of a noun.</text:p>
          </table:table-cell>
          <table:table-cell table:style-name="ce8" office:value-type="string" calcext:value-type="string">
            <text:p>Oui</text:p>
          </table:table-cell>
          <table:table-cell table:style-name="ce8" office:value-type="string" calcext:value-type="string">
            <text:p>A-bep seurt</text:p>
          </table:table-cell>
          <table:table-cell/>
          <table:table-cell office:value-type="string" calcext:value-type="string">
            <text:p>Re:</text:p>
            <text:p>Re a:</text:p>
          </table:table-cell>
          <table:table-cell table:style-name="ce8" office:value-type="string" calcext:value-type="string">
            <text:p><text:a xlink:href="http://devri.bzh/recherche/?q=re&amp;submit" xlink:type="simple">http://devri.bzh/recherche/?q=re&amp;submit=</text:a></text:p>
          </table:table-cell>
          <table:table-cell table:style-name="ce8" office:value-type="string" calcext:value-type="string">
            <text:p><text:a xlink:href="http://meurgorf.brezhoneg.bzh/meurgorf/enklask?terme=re&amp;submit=Rechercher&amp;categorie=0&amp;oeuvres=0" xlink:type="simple">http://meurgorf.brezhoneg.bzh/meurgorf/enklask?terme=re&amp;submit=Rechercher&amp;categorie=0&amp;oeuvres=0</text:a></text:p>
          </table:table-cell>
          <table:table-cell table:style-name="ce8" office:value-type="string" calcext:value-type="string">
            <text:p><text:a xlink:href="https://br.wiktionary.org/wiki/re" xlink:type="simple">https://br.wiktionary.org/wiki/re</text:a></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2">
          <table:table-cell office:value-type="float" office:value="485" calcext:value-type="float">
            <text:p>485</text:p>
          </table:table-cell>
          <table:table-cell office:value-type="string" calcext:value-type="string">
            <text:p><text:a xlink:href="https://community.languagetool.org/rule/show/RE_A?lang=br&amp;subId=2" xlink:type="simple">https://community.languagetool.org/rule/show/RE_A?lang=br&amp;subId=2</text:a></text:p>
          </table:table-cell>
          <table:table-cell office:value-type="string" calcext:value-type="string">
            <text:p>re, re a</text:p>
          </table:table-cell>
          <table:table-cell office:value-type="string" calcext:value-type="string">
            <text:p>Re a → Re</text:p>
          </table:table-cell>
          <table:table-cell office:value-type="string" calcext:value-type="string">
            <text:p>Fazi en ur skrivañ «re» heuliet kerkent gant «a» pa vez «re a» dirak un anv-gwan.</text:p>
          </table:table-cell>
          <table:table-cell office:value-type="string" calcext:value-type="string">
            <text:p>«Re» hep «a» a implijer dirak un anv-gwan.</text:p>
          </table:table-cell>
          <table:table-cell office:value-type="string" calcext:value-type="string">
            <text:p>Aucun changement</text:p>
          </table:table-cell>
          <table:table-cell office:value-type="string" calcext:value-type="string">
            <text:p>«Re» sans «a» est utilisé devant un adjectif.</text:p>
          </table:table-cell>
          <table:table-cell office:value-type="string" calcext:value-type="string">
            <text:p>«Re» without «a» is used in front of an adjective.</text:p>
          </table:table-cell>
          <table:table-cell office:value-type="string" calcext:value-type="string">
            <text:p>Oui</text:p>
          </table:table-cell>
          <table:table-cell office:value-type="string" calcext:value-type="string">
            <text:p>A-bep seurt</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1">
          <table:table-cell table:style-name="ce8" office:value-type="float" office:value="486" calcext:value-type="float">
            <text:p>486</text:p>
          </table:table-cell>
          <table:table-cell table:style-name="ce8" office:value-type="string" calcext:value-type="string">
            <text:p><text:a xlink:href="https://community.languagetool.org/rule/show/AN_HINI_MAN?lang=br&amp;subId=1" xlink:type="simple">https://community.languagetool.org/rule/show/AN_HINI_MAN?lang=br&amp;subId=1</text:a></text:p>
          </table:table-cell>
          <table:table-cell table:style-name="ce8" office:value-type="string" calcext:value-type="string">
            <text:p>an hini-mañ → hemañ, homañ</text:p>
          </table:table-cell>
          <table:table-cell table:style-name="ce8" office:value-type="string" calcext:value-type="string">
            <text:p>Aucun changement</text:p>
          </table:table-cell>
          <table:table-cell table:style-name="ce8" office:value-type="string" calcext:value-type="string">
            <text:p>Ur gallekadur spontus eo lavaret «an hini-mañ» e-plas «homañ» evit ur plac’h ; hag «hemañ» evit ur paotr.</text:p>
          </table:table-cell>
          <table:table-cell table:style-name="ce8" office:value-type="string" calcext:value-type="string">
            <text:p>Troidigezh-rik diwar ar galleg, direizh-krenn. Ha fellout a rae deoc’h skrivañ hemañ pe homañ? (CHALM Q5)</text:p>
          </table:table-cell>
          <table:table-cell table:style-name="ce8" office:value-type="string" calcext:value-type="string">
            <text:p>Gallekadur spontus. C’hoant ho poa skrivañ «hemañ» pe «homañ»? (CHALM Q5)</text:p>
          </table:table-cell>
          <table:table-cell table:style-name="ce8" office:value-type="string" calcext:value-type="string">
            <text:p>Francisation à bannir. Vouliez-vous écrire «hemañ» ou «homañ»? (CHALM Q5)</text:p>
          </table:table-cell>
          <table:table-cell table:style-name="ce8" office:value-type="string" calcext:value-type="string">
            <text:p>Francization to banish. Did you want to write «hemañ» or «homañ»? (CHALM Q5)</text:p>
          </table:table-cell>
          <table:table-cell table:style-name="ce8" office:value-type="string" calcext:value-type="string">
            <text:p>Oui</text:p>
          </table:table-cell>
          <table:table-cell table:style-name="ce8" office:value-type="string" calcext:value-type="string">
            <text:p>Gallekadur</text:p>
          </table:table-cell>
          <table:table-cell/>
          <table:table-cell office:value-type="string" calcext:value-type="string">
            <text:p>Hemañ:</text:p>
          </table:table-cell>
          <table:table-cell table:style-name="ce8" office:value-type="string" calcext:value-type="string">
            <text:p><text:a xlink:href="http://devri.bzh/recherche/?q=hemañ&amp;submit" xlink:type="simple">http://devri.bzh/recherche/?q=hema%C3%B1&amp;submit=</text:a></text:p>
          </table:table-cell>
          <table:table-cell table:style-name="ce8" office:value-type="string" calcext:value-type="string">
            <text:p><text:a xlink:href="http://meurgorf.brezhoneg.bzh/meurgorf/enklask?terme=hemañ&amp;submit=Rechercher&amp;categorie=0&amp;oeuvres=0" xlink:type="simple">http://meurgorf.brezhoneg.bzh/meurgorf/enklask?terme=hema%C3%B1&amp;submit=Rechercher&amp;categorie=0&amp;oeuvres=0</text:a></text:p>
          </table:table-cell>
          <table:table-cell table:style-name="ce8" office:value-type="string" calcext:value-type="string">
            <text:p><text:a xlink:href="https://br.wiktionary.org/wiki/hemañ" xlink:type="simple">https://br.wiktionary.org/wiki/hema%C3%B1</text:a></text:p>
          </table:table-cell>
          <table:table-cell/>
          <table:table-cell table:style-name="ce8" office:value-type="string" calcext:value-type="string">
            <text:p>idem</text:p>
          </table:table-cell>
          <table:table-cell table:style-name="ce40" office:value-type="date" office:date-value="2019-08-25" calcext:value-type="date">
            <text:p>25/08/19</text:p>
          </table:table-cell>
          <table:table-cell table:number-columns-repeated="45"/>
        </table:table-row>
        <table:table-row table:style-name="ro1">
          <table:table-cell office:value-type="float" office:value="487" calcext:value-type="float">
            <text:p>487</text:p>
          </table:table-cell>
          <table:table-cell office:value-type="string" calcext:value-type="string">
            <text:p><text:a xlink:href="https://community.languagetool.org/rule/show/AN_HINI_MAN?lang=br&amp;subId=2" xlink:type="simple">https://community.languagetool.org/rule/show/AN_HINI_MAN?lang=br&amp;subId=2</text:a></text:p>
          </table:table-cell>
          <table:table-cell office:value-type="string" calcext:value-type="string">
            <text:p>an hini-mañ → hemañ, homañ</text:p>
          </table:table-cell>
          <table:table-cell office:value-type="string" calcext:value-type="string">
            <text:p>an hini-se → hennezh, honnezh</text:p>
          </table:table-cell>
          <table:table-cell office:value-type="string" calcext:value-type="string">
            <text:p>Ur gallekadur spontus eo lavaret «an hini-se» e-plas «honnezh» evit ur plac’h ; hag «hennezh» evit ur paotr.</text:p>
          </table:table-cell>
          <table:table-cell office:value-type="string" calcext:value-type="string">
            <text:p>Troidigezh-rik diwar ar galleg, direizh-krenn. Ha fellout a rae deoc’h skrivañ hennezh pe honnezh? (CHALM Q5)</text:p>
          </table:table-cell>
          <table:table-cell office:value-type="string" calcext:value-type="string">
            <text:p>Gallekadur spontus. C’hoant ho poa skrivañ «hennezh» pe «honnezh»? (CHALM Q5)</text:p>
          </table:table-cell>
          <table:table-cell office:value-type="string" calcext:value-type="string">
            <text:p>Francisation à bannir. Vouliez-vous écrire «hennezh» ou «honnezh»? (CHALM Q5)</text:p>
          </table:table-cell>
          <table:table-cell office:value-type="string" calcext:value-type="string">
            <text:p>Francization to banish. Did you want to write «hennezh» or «honnezh»? (CHALM Q5)</text:p>
          </table:table-cell>
          <table:table-cell office:value-type="string" calcext:value-type="string">
            <text:p>Oui</text:p>
          </table:table-cell>
          <table:table-cell office:value-type="string" calcext:value-type="string">
            <text:p>Gallekadur</text:p>
          </table:table-cell>
          <table:table-cell table:style-name="ce28"/>
          <table:table-cell table:style-name="ce3" office:value-type="string" calcext:value-type="string">
            <text:p>Hennezh:</text:p>
          </table:table-cell>
          <table:table-cell office:value-type="string" calcext:value-type="string">
            <text:p><text:a xlink:href="http://devri.bzh/recherche/?q=hennezh&amp;submit" xlink:type="simple">http://devri.bzh/recherche/?q=hennezh&amp;submit=</text:a></text:p>
          </table:table-cell>
          <table:table-cell office:value-type="string" calcext:value-type="string">
            <text:p><text:a xlink:href="http://meurgorf.brezhoneg.bzh/meurgorf/enklask?terme=hennezh&amp;submit=Rechercher&amp;categorie=0&amp;oeuvres=0" xlink:type="simple">http://meurgorf.brezhoneg.bzh/meurgorf/enklask?terme=hennezh&amp;submit=Rechercher&amp;categorie=0&amp;oeuvres=0</text:a></text:p>
          </table:table-cell>
          <table:table-cell office:value-type="string" calcext:value-type="string">
            <text:p><text:a xlink:href="https://br.wiktionary.org/wiki/hennezh" xlink:type="simple">https://br.wiktionary.org/wiki/hennezh</text:a></text:p>
          </table:table-cell>
          <table:table-cell table:style-name="ce28"/>
          <table:table-cell office:value-type="string" calcext:value-type="string">
            <text:p>idem</text:p>
          </table:table-cell>
          <table:table-cell office:value-type="date" office:date-value="2019-08-25" calcext:value-type="date">
            <text:p>25/08/19</text:p>
          </table:table-cell>
          <table:table-cell table:number-columns-repeated="45"/>
        </table:table-row>
        <table:table-row table:style-name="ro1">
          <table:table-cell table:style-name="ce8" office:value-type="float" office:value="488" calcext:value-type="float">
            <text:p>488</text:p>
          </table:table-cell>
          <table:table-cell table:style-name="ce8" office:value-type="string" calcext:value-type="string">
            <text:p><text:a xlink:href="https://community.languagetool.org/rule/show/AN_HINI_MAN?lang=br&amp;subId=3" xlink:type="simple">https://community.languagetool.org/rule/show/AN_HINI_MAN?lang=br&amp;subId=3</text:a></text:p>
          </table:table-cell>
          <table:table-cell table:style-name="ce8" office:value-type="string" calcext:value-type="string">
            <text:p>an hini-mañ → hemañ, homañ</text:p>
          </table:table-cell>
          <table:table-cell table:style-name="ce8" office:value-type="string" calcext:value-type="string">
            <text:p>an hini-hont → henhont, honhont</text:p>
          </table:table-cell>
          <table:table-cell table:style-name="ce8" office:value-type="string" calcext:value-type="string">
            <text:p>Ur gallekadur spontus eo lavaret «an hini-hont» e-plas «honhont» evit ur plac’h ; hag «henhont» evit ur paotr.</text:p>
          </table:table-cell>
          <table:table-cell table:style-name="ce8" office:value-type="string" calcext:value-type="string">
            <text:p>Troidigezh-rik diwar ar galleg, direizh-krenn. Ha fellout a rae deoc’h skrivañ henhont pe honhont? (CHALM Q5)</text:p>
          </table:table-cell>
          <table:table-cell table:style-name="ce8" office:value-type="string" calcext:value-type="string">
            <text:p>Gallekadur spontus. C’hoant ho poa skrivañ « henhont» pe «honhont»? (CHALM Q5)</text:p>
          </table:table-cell>
          <table:table-cell table:style-name="ce8" office:value-type="string" calcext:value-type="string">
            <text:p>Francisation à bannir. Vouliez-vous écrire « henhont» ou «honhont»? (CHALM Q5)</text:p>
          </table:table-cell>
          <table:table-cell table:style-name="ce8" office:value-type="string" calcext:value-type="string">
            <text:p>Francization to banish. Did you want to write « henhont» or «honhont»? (CHALM Q5)</text:p>
          </table:table-cell>
          <table:table-cell table:style-name="ce8" office:value-type="string" calcext:value-type="string">
            <text:p>Oui</text:p>
          </table:table-cell>
          <table:table-cell table:style-name="ce8" office:value-type="string" calcext:value-type="string">
            <text:p>Gallekadur</text:p>
          </table:table-cell>
          <table:table-cell/>
          <table:table-cell office:value-type="string" calcext:value-type="string">
            <text:p>Henhont:</text:p>
          </table:table-cell>
          <table:table-cell table:style-name="ce8" office:value-type="string" calcext:value-type="string">
            <text:p><text:a xlink:href="http://devri.bzh/recherche/?q=henhont&amp;submit" xlink:type="simple">http://devri.bzh/recherche/?q=henhont&amp;submit=</text:a></text:p>
          </table:table-cell>
          <table:table-cell table:style-name="ce8" office:value-type="string" calcext:value-type="string">
            <text:p><text:a xlink:href="http://meurgorf.brezhoneg.bzh/meurgorf/enklask?terme=henhont&amp;submit=Rechercher&amp;categorie=0&amp;oeuvres=0" xlink:type="simple">http://meurgorf.brezhoneg.bzh/meurgorf/enklask?terme=henhont&amp;submit=Rechercher&amp;categorie=0&amp;oeuvres=0</text:a></text:p>
          </table:table-cell>
          <table:table-cell table:style-name="ce8" office:value-type="string" calcext:value-type="string">
            <text:p><text:a xlink:href="https://br.wiktionary.org/wiki/henhont" xlink:type="simple">https://br.wiktionary.org/wiki/henhont</text:a></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2">
          <table:table-cell office:value-type="float" office:value="489" calcext:value-type="float">
            <text:p>489</text:p>
          </table:table-cell>
          <table:table-cell office:value-type="string" calcext:value-type="string">
            <text:p><text:a xlink:href="https://community.languagetool.org/rule/show/GOUZOUT_MA?lang=br&amp;subId=1" xlink:type="simple">https://community.languagetool.org/rule/show/GOUZOUT_MA?lang=br&amp;subId=1</text:a></text:p>
          </table:table-cell>
          <table:table-cell office:value-type="string" calcext:value-type="string">
            <text:p>N’ouzon ket ma → N’ouzon ket ha</text:p>
          </table:table-cell>
          <table:table-cell office:value-type="string" calcext:value-type="string">
            <text:p>Aucun changement</text:p>
          </table:table-cell>
          <table:table-cell office:value-type="string" calcext:value-type="string">
            <text:p>N’heller ket implijout «ma» gant ar verboù da-heul: gouzout, gwelout, klevout…</text:p>
          </table:table-cell>
          <table:table-cell office:value-type="string" calcext:value-type="string">
            <text:p>Ha fellout a rae deoc’h skrivañ ha, pe hag-eñ e, pe daoust hag-eñ e?</text:p>
          </table:table-cell>
          <table:table-cell office:value-type="string" calcext:value-type="string">
            <text:p>C’hoant ho poa skrivañ «ha», pe «hag-eñ e», pe «daoust hag-eñ e»?</text:p>
          </table:table-cell>
          <table:table-cell office:value-type="string" calcext:value-type="string">
            <text:p>Vouliez-vous écrire «ha», ou «hag-eñ e», ou «daoust hag-eñ e»?</text:p>
          </table:table-cell>
          <table:table-cell office:value-type="string" calcext:value-type="string">
            <text:p>Did you want to write «ha», or «hag-eñ e», or «daoust hag-eñ e»?</text:p>
          </table:table-cell>
          <table:table-cell office:value-type="string" calcext:value-type="string">
            <text:p>Oui</text:p>
          </table:table-cell>
          <table:table-cell office:value-type="string" calcext:value-type="string">
            <text:p>A-bep seurt</text:p>
          </table:table-cell>
          <table:table-cell table:style-name="ce28"/>
          <table:table-cell table:style-name="ce3" office:value-type="string" calcext:value-type="string">
            <text:p>Hag-eñ:</text:p>
          </table:table-cell>
          <table:table-cell office:value-type="string" calcext:value-type="string">
            <text:p><text:a xlink:href="http://devri.bzh/recherche/?q=hag-eñ&amp;submit" xlink:type="simple">http://devri.bzh/recherche/?q=hag-e%C3%B1&amp;submit=</text:a></text:p>
          </table:table-cell>
          <table:table-cell office:value-type="string" calcext:value-type="string">
            <text:p><text:a xlink:href="http://meurgorf.brezhoneg.bzh/meurgorf/enklask?terme=hag-eñ&amp;submit=Rechercher&amp;categorie=0&amp;oeuvres=0" xlink:type="simple">http://meurgorf.brezhoneg.bzh/meurgorf/enklask?terme=hag-e%C3%B1&amp;submit=Rechercher&amp;categorie=0&amp;oeuvres=0</text:a></text:p>
          </table:table-cell>
          <table:table-cell office:value-type="string" calcext:value-type="string">
            <text:p><text:a xlink:href="https://br.wiktionary.org/wiki/hag-eñ" xlink:type="simple">https://br.wiktionary.org/wiki/hag-e%C3%B1</text:a></text:p>
          </table:table-cell>
          <table:table-cell table:style-name="ce28"/>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2">
          <table:table-cell table:style-name="ce8" office:value-type="float" office:value="490" calcext:value-type="float">
            <text:p>490</text:p>
          </table:table-cell>
          <table:table-cell table:style-name="ce8" office:value-type="string" calcext:value-type="string">
            <text:p><text:a xlink:href="https://community.languagetool.org/rule/show/GOUZOUT_MA?lang=br&amp;subId=2" xlink:type="simple">https://community.languagetool.org/rule/show/GOUZOUT_MA?lang=br&amp;subId=2</text:a></text:p>
          </table:table-cell>
          <table:table-cell table:style-name="ce8" office:value-type="string" calcext:value-type="string">
            <text:p>N’ouzon ket ma → N’ouzon ket ha</text:p>
          </table:table-cell>
          <table:table-cell table:style-name="ce8" office:value-type="string" calcext:value-type="string">
            <text:p>Aucun changement</text:p>
          </table:table-cell>
          <table:table-cell table:style-name="ce8" office:value-type="string" calcext:value-type="string">
            <text:p>N’heller ket implijout «ma» gant ar verboù da-heul: gouzout, gwelout, klevout…</text:p>
          </table:table-cell>
          <table:table-cell table:style-name="ce8" office:value-type="string" calcext:value-type="string">
            <text:p>Ha fellout a rae deoc’h skrivañ ha, pe hag-eñ e, pe daoust hag-eñ e?</text:p>
          </table:table-cell>
          <table:table-cell table:style-name="ce8" office:value-type="string" calcext:value-type="string">
            <text:p>C’hoant ho poa skrivañ «ha», pe «hag-eñ e», pe «daoust hag-eñ e»?</text:p>
          </table:table-cell>
          <table:table-cell table:style-name="ce8" office:value-type="string" calcext:value-type="string">
            <text:p>Vouliez-vous écrire «ha», ou «hag-eñ e», ou «daoust hag-eñ e»?</text:p>
          </table:table-cell>
          <table:table-cell table:style-name="ce8" office:value-type="string" calcext:value-type="string">
            <text:p>Did you want to write «ha», or «hag-eñ e», or «daoust hag-eñ e»?</text:p>
          </table:table-cell>
          <table:table-cell table:style-name="ce8" office:value-type="string" calcext:value-type="string">
            <text:p>Oui</text:p>
          </table:table-cell>
          <table:table-cell table:style-name="ce8" office:value-type="string" calcext:value-type="string">
            <text:p>A-bep seurt</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2">
          <table:table-cell office:value-type="float" office:value="491" calcext:value-type="float">
            <text:p>491</text:p>
          </table:table-cell>
          <table:table-cell office:value-type="string" calcext:value-type="string">
            <text:p><text:a xlink:href="https://community.languagetool.org/rule/show/GOUZOUT_MA?lang=br&amp;subId=3" xlink:type="simple">https://community.languagetool.org/rule/show/GOUZOUT_MA?lang=br&amp;subId=3</text:a></text:p>
          </table:table-cell>
          <table:table-cell office:value-type="string" calcext:value-type="string">
            <text:p>N’ouzon ket ma → N’ouzon ket ha</text:p>
          </table:table-cell>
          <table:table-cell office:value-type="string" calcext:value-type="string">
            <text:p>Aucun changement</text:p>
          </table:table-cell>
          <table:table-cell office:value-type="string" calcext:value-type="string">
            <text:p>N’heller ket implijout «ma» gant ar verboù da-heul: gouzout, gwelout, klevout…</text:p>
          </table:table-cell>
          <table:table-cell office:value-type="string" calcext:value-type="string">
            <text:p>Ha fellout a rae deoc’h skrivañ ha, pe hag-eñ e, pe daoust hag-eñ e?</text:p>
          </table:table-cell>
          <table:table-cell office:value-type="string" calcext:value-type="string">
            <text:p>C’hoant ho poa skrivañ «ha», pe «hag-eñ e», pe «daoust hag-eñ e»?</text:p>
          </table:table-cell>
          <table:table-cell office:value-type="string" calcext:value-type="string">
            <text:p>Vouliez-vous écrire «ha», ou «hag-eñ e», ou «daoust hag-eñ e»?</text:p>
          </table:table-cell>
          <table:table-cell office:value-type="string" calcext:value-type="string">
            <text:p>Did you want to write «ha», or «hag-eñ e», or «daoust hag-eñ e»?</text:p>
          </table:table-cell>
          <table:table-cell office:value-type="string" calcext:value-type="string">
            <text:p>Oui</text:p>
          </table:table-cell>
          <table:table-cell office:value-type="string" calcext:value-type="string">
            <text:p>A-bep seurt</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3">
          <table:table-cell table:style-name="ce8" office:value-type="float" office:value="492" calcext:value-type="float">
            <text:p>492</text:p>
          </table:table-cell>
          <table:table-cell table:style-name="ce8" office:value-type="string" calcext:value-type="string">
            <text:p><text:a xlink:href="https://community.languagetool.org/rule/show/HAG_EN?lang=br&amp;subId=1" xlink:type="simple">https://community.languagetool.org/rule/show/HAG_EN?lang=br&amp;subId=1</text:a></text:p>
          </table:table-cell>
          <table:table-cell table:style-name="ce8" office:value-type="string" calcext:value-type="string">
            <text:p>hag eñ → hag-eñ</text:p>
          </table:table-cell>
          <table:table-cell table:style-name="ce8" office:value-type="string" calcext:value-type="string">
            <text:p>Aucun changement</text:p>
          </table:table-cell>
          <table:table-cell table:style-name="ce8" office:value-type="string" calcext:value-type="string">
            <text:p>Fazi en ur chom hep skrivañ ar varrennig-stagañ etre «hag-eñ».</text:p>
          </table:table-cell>
          <table:table-cell table:style-name="ce8" office:value-type="string" calcext:value-type="string">
            <text:p>Ha fellout a rae deoc’h skrivañ hag-eñ?</text:p>
          </table:table-cell>
          <table:table-cell table:style-name="ce8" office:value-type="string" calcext:value-type="string">
            <text:p>C’hoant ho poa skrivañ «hag-eñ»?</text:p>
          </table:table-cell>
          <table:table-cell table:style-name="ce8" office:value-type="string" calcext:value-type="string">
            <text:p>Vouliez-vous écrire «hag-eñ»?</text:p>
          </table:table-cell>
          <table:table-cell table:style-name="ce8" office:value-type="string" calcext:value-type="string">
            <text:p>Did you want to write «hag-eñ»?</text:p>
          </table:table-cell>
          <table:table-cell table:style-name="ce8" office:value-type="string" calcext:value-type="string">
            <text:p>Oui</text:p>
          </table:table-cell>
          <table:table-cell table:style-name="ce8" office:value-type="string" calcext:value-type="string">
            <text:p>Barrennig-stagañ</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3">
          <table:table-cell office:value-type="float" office:value="493" calcext:value-type="float">
            <text:p>493</text:p>
          </table:table-cell>
          <table:table-cell office:value-type="string" calcext:value-type="string">
            <text:p><text:a xlink:href="https://community.languagetool.org/rule/show/HAG_EN?lang=br&amp;subId=2" xlink:type="simple">https://community.languagetool.org/rule/show/HAG_EN?lang=br&amp;subId=2</text:a></text:p>
          </table:table-cell>
          <table:table-cell office:value-type="string" calcext:value-type="string">
            <text:p>hag eñ → hag-eñ</text:p>
          </table:table-cell>
          <table:table-cell office:value-type="string" calcext:value-type="string">
            <text:p>Aucun changement</text:p>
          </table:table-cell>
          <table:table-cell office:value-type="string" calcext:value-type="string">
            <text:p>Fazi en ur chom hep skrivañ ar varrennig-stagañ etre «hag-eñ».</text:p>
          </table:table-cell>
          <table:table-cell office:value-type="string" calcext:value-type="string">
            <text:p>Ha fellout a rae deoc’h skrivañ hag-eñ?</text:p>
          </table:table-cell>
          <table:table-cell office:value-type="string" calcext:value-type="string">
            <text:p>C’hoant ho poa skrivañ «hag-eñ»?</text:p>
          </table:table-cell>
          <table:table-cell office:value-type="string" calcext:value-type="string">
            <text:p>Vouliez-vous écrire «hag-eñ»?</text:p>
          </table:table-cell>
          <table:table-cell office:value-type="string" calcext:value-type="string">
            <text:p>Did you want to write «hag-eñ»?</text:p>
          </table:table-cell>
          <table:table-cell office:value-type="string" calcext:value-type="string">
            <text:p>Oui</text:p>
          </table:table-cell>
          <table:table-cell office:value-type="string" calcext:value-type="string">
            <text:p>Barrennig-stagañ</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3">
          <table:table-cell table:style-name="ce8" office:value-type="float" office:value="494" calcext:value-type="float">
            <text:p>494</text:p>
          </table:table-cell>
          <table:table-cell table:style-name="ce8" office:value-type="string" calcext:value-type="string">
            <text:p><text:a xlink:href="https://community.languagetool.org/rule/show/EN_A?lang=br&amp;subId=1" xlink:type="simple">https://community.languagetool.org/rule/show/EN_A?lang=br&amp;subId=1</text:a></text:p>
          </table:table-cell>
          <table:table-cell table:style-name="ce8" office:value-type="string" calcext:value-type="string">
            <text:p>en a → eñ a</text:p>
          </table:table-cell>
          <table:table-cell table:style-name="ce8" office:value-type="string" calcext:value-type="string">
            <text:p>Aucun changement</text:p>
          </table:table-cell>
          <table:table-cell table:style-name="ce8" office:value-type="string" calcext:value-type="string">
            <text:p>Fazi en ur chom hep skrivañ an tilde e-barzh ar ger «eñ».</text:p>
          </table:table-cell>
          <table:table-cell table:style-name="ce8" office:value-type="string" calcext:value-type="string">
            <text:p>Ha fellout a rae deoc’h skrivañ Eñ?</text:p>
          </table:table-cell>
          <table:table-cell table:style-name="ce8" office:value-type="string" calcext:value-type="string">
            <text:p>C’hoant ho poa skrivañ «Eñ»?</text:p>
          </table:table-cell>
          <table:table-cell table:style-name="ce8" office:value-type="string" calcext:value-type="string">
            <text:p>Vouliez-vous écrire «Eñ»?</text:p>
          </table:table-cell>
          <table:table-cell table:style-name="ce8" office:value-type="string" calcext:value-type="string">
            <text:p>Did you want to write «Eñ»?</text:p>
          </table:table-cell>
          <table:table-cell table:style-name="ce8" office:value-type="string" calcext:value-type="string">
            <text:p>Oui</text:p>
          </table:table-cell>
          <table:table-cell table:style-name="ce8" office:value-type="string" calcext:value-type="string">
            <text:p>Reizhskritur</text:p>
          </table:table-cell>
          <table:table-cell/>
          <table:table-cell office:value-type="string" calcext:value-type="string">
            <text:p>Eñ:</text:p>
          </table:table-cell>
          <table:table-cell table:style-name="ce8" office:value-type="string" calcext:value-type="string">
            <text:p><text:a xlink:href="http://devri.bzh/recherche/?q=eñ&amp;submit" xlink:type="simple">http://devri.bzh/recherche/?q=e%C3%B1&amp;submit=</text:a></text:p>
          </table:table-cell>
          <table:table-cell table:style-name="ce8" office:value-type="string" calcext:value-type="string">
            <text:p><text:a xlink:href="http://meurgorf.brezhoneg.bzh/meurgorf/enklask?terme=eñ&amp;submit=Rechercher&amp;categorie=0&amp;oeuvres=0" xlink:type="simple">http://meurgorf.brezhoneg.bzh/meurgorf/enklask?terme=e%C3%B1&amp;submit=Rechercher&amp;categorie=0&amp;oeuvres=0</text:a></text:p>
          </table:table-cell>
          <table:table-cell table:style-name="ce8" office:value-type="string" calcext:value-type="string">
            <text:p><text:a xlink:href="https://br.wiktionary.org/wiki/eñ" xlink:type="simple">https://br.wiktionary.org/wiki/e%C3%B1</text:a></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3">
          <table:table-cell office:value-type="float" office:value="495" calcext:value-type="float">
            <text:p>495</text:p>
          </table:table-cell>
          <table:table-cell office:value-type="string" calcext:value-type="string">
            <text:p><text:a xlink:href="https://community.languagetool.org/rule/show/EN_A?lang=br&amp;subId=2" xlink:type="simple">https://community.languagetool.org/rule/show/EN_A?lang=br&amp;subId=2</text:a></text:p>
          </table:table-cell>
          <table:table-cell office:value-type="string" calcext:value-type="string">
            <text:p>en a → eñ a</text:p>
          </table:table-cell>
          <table:table-cell office:value-type="string" calcext:value-type="string">
            <text:p>Aucun changement</text:p>
          </table:table-cell>
          <table:table-cell office:value-type="string" calcext:value-type="string">
            <text:p>Fazi en ur chom hep skrivañ an tilde e-barzh ar ger «eñ».</text:p>
          </table:table-cell>
          <table:table-cell office:value-type="string" calcext:value-type="string">
            <text:p>Ha fellout a rae deoc’h skrivañ Eñ?</text:p>
          </table:table-cell>
          <table:table-cell office:value-type="string" calcext:value-type="string">
            <text:p>C’hoant ho poa skrivañ «eñ»?</text:p>
          </table:table-cell>
          <table:table-cell office:value-type="string" calcext:value-type="string">
            <text:p>Vouliez-vous écrire «eñ»?</text:p>
          </table:table-cell>
          <table:table-cell office:value-type="string" calcext:value-type="string">
            <text:p>Did you want to write «eñ»?</text:p>
          </table:table-cell>
          <table:table-cell office:value-type="string" calcext:value-type="string">
            <text:p>Oui</text:p>
          </table:table-cell>
          <table:table-cell office:value-type="string" calcext:value-type="string">
            <text:p>Reizhskritur</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2">
          <table:table-cell table:style-name="ce8" office:value-type="float" office:value="496" calcext:value-type="float">
            <text:p>496</text:p>
          </table:table-cell>
          <table:table-cell table:style-name="ce8" office:value-type="string" calcext:value-type="string">
            <text:p><text:a xlink:href="https://community.languagetool.org/rule/show/AR_BREIZH?lang=br&amp;subId=1" xlink:type="simple">https://community.languagetool.org/rule/show/AR_BREIZH?lang=br&amp;subId=1</text:a></text:p>
          </table:table-cell>
          <table:table-cell table:style-name="ce8" office:value-type="string" calcext:value-type="string">
            <text:p>Ar Breizh → Breizh</text:p>
          </table:table-cell>
          <table:table-cell table:style-name="ce8" office:value-type="string" calcext:value-type="string">
            <text:p>Aucun changement</text:p>
          </table:table-cell>
          <table:table-cell table:style-name="ce8" office:value-type="string" calcext:value-type="string">
            <text:p>Fazi en ur implijout ar gerioù-mell dirak anvioù ar broioù diwar lezevon ar galleg.</text:p>
          </table:table-cell>
          <table:table-cell table:style-name="ce8" office:value-type="string" calcext:value-type="string">
            <text:p>Ne vez ket implijet ar gerioù-mell dirak anvioù ar broioù.</text:p>
          </table:table-cell>
          <table:table-cell table:style-name="ce8" office:value-type="string" calcext:value-type="string">
            <text:p>Ne implijer ket ar gerioù-mell dirak anvioù ar broioù.</text:p>
          </table:table-cell>
          <table:table-cell table:style-name="ce8" office:value-type="string" calcext:value-type="string">
            <text:p>On ne met pas d’articles devant les noms de pays.</text:p>
          </table:table-cell>
          <table:table-cell table:style-name="ce8" office:value-type="string" calcext:value-type="string">
            <text:p>We do not put any article in front of the country names.</text:p>
          </table:table-cell>
          <table:table-cell table:style-name="ce8" office:value-type="string" calcext:value-type="string">
            <text:p>Oui</text:p>
          </table:table-cell>
          <table:table-cell table:style-name="ce8" office:value-type="string" calcext:value-type="string">
            <text:p>Gallekadur</text:p>
          </table:table-cell>
          <table:table-cell/>
          <table:table-cell office:value-type="string" calcext:value-type="string">
            <text:p>--</text:p>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2">
          <table:table-cell office:value-type="float" office:value="497" calcext:value-type="float">
            <text:p>497</text:p>
          </table:table-cell>
          <table:table-cell office:value-type="string" calcext:value-type="string">
            <text:p><text:a xlink:href="https://community.languagetool.org/rule/show/AR_BREIZH?lang=br&amp;subId=2" xlink:type="simple">https://community.languagetool.org/rule/show/AR_BREIZH?lang=br&amp;subId=2</text:a></text:p>
          </table:table-cell>
          <table:table-cell office:value-type="string" calcext:value-type="string">
            <text:p>Ar Breizh → Breizh</text:p>
          </table:table-cell>
          <table:table-cell office:value-type="string" calcext:value-type="string">
            <text:p>Aucun changement</text:p>
          </table:table-cell>
          <table:table-cell office:value-type="string" calcext:value-type="string">
            <text:p>Fazi en ur implijout ar gerioù-mell dirak anvioù ar broioù diwar lezevon ar galleg.</text:p>
          </table:table-cell>
          <table:table-cell office:value-type="string" calcext:value-type="string">
            <text:p>Ne vez ket implijet ar gerioù-mell dirak anvioù ar broioù.</text:p>
          </table:table-cell>
          <table:table-cell office:value-type="string" calcext:value-type="string">
            <text:p>Ne implijer ket ar gerioù-mell dirak anvioù ar broioù.</text:p>
          </table:table-cell>
          <table:table-cell office:value-type="string" calcext:value-type="string">
            <text:p>On ne met pas d’articles devant les noms de pays.</text:p>
          </table:table-cell>
          <table:table-cell office:value-type="string" calcext:value-type="string">
            <text:p>We do not put any article in front of the country names.</text:p>
          </table:table-cell>
          <table:table-cell office:value-type="string" calcext:value-type="string">
            <text:p>Oui</text:p>
          </table:table-cell>
          <table:table-cell office:value-type="string" calcext:value-type="string">
            <text:p>Gallekadur</text:p>
          </table:table-cell>
          <table:table-cell table:style-name="ce28"/>
          <table:table-cell table:style-name="ce3" office:value-type="string" calcext:value-type="string">
            <text:p>--</text:p>
          </table:table-cell>
          <table:table-cell table:number-columns-repeated="3" office:value-type="string" calcext:value-type="string">
            <text:p>--</text:p>
          </table:table-cell>
          <table:table-cell table:style-name="ce28"/>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7">
          <table:table-cell table:style-name="ce8" office:value-type="float" office:value="498" calcext:value-type="float">
            <text:p>498</text:p>
          </table:table-cell>
          <table:table-cell table:style-name="ce8" office:value-type="string" calcext:value-type="string">
            <text:p><text:a xlink:href="https://community.languagetool.org/rule/show/AR_BREIZH?lang=br&amp;subId=3" xlink:type="simple">https://community.languagetool.org/rule/show/AR_BREIZH?lang=br&amp;subId=3</text:a></text:p>
          </table:table-cell>
          <table:table-cell table:style-name="ce8" office:value-type="string" calcext:value-type="string">
            <text:p>Ar Breizh → Breizh</text:p>
          </table:table-cell>
          <table:table-cell table:style-name="ce8" office:value-type="string" calcext:value-type="string">
            <text:p>Al lein → Lein</text:p>
          </table:table-cell>
          <table:table-cell table:style-name="ce8" office:value-type="string" calcext:value-type="string">
            <text:p>Fazi en ur implijout ar gerioù-mell dirak anvioù ar predoù diwar lezevon ar galleg.</text:p>
          </table:table-cell>
          <table:table-cell table:style-name="ce8" office:value-type="string" calcext:value-type="string">
            <text:p>Ne vez ket implijet ar ger-mell dirak anvioù ar predoù.</text:p>
          </table:table-cell>
          <table:table-cell table:style-name="ce8" office:value-type="string" calcext:value-type="string">
            <text:p>Ne implijer ket ar gerioù-mell dirak anvioù ar predoù.</text:p>
          </table:table-cell>
          <table:table-cell table:style-name="ce8" office:value-type="string" calcext:value-type="string">
            <text:p>On ne met pas d'article devant les noms de repas.</text:p>
          </table:table-cell>
          <table:table-cell table:style-name="ce8" office:value-type="string" calcext:value-type="string">
            <text:p>We do not put any article in front of the meal names.</text:p>
          </table:table-cell>
          <table:table-cell table:style-name="ce8" office:value-type="string" calcext:value-type="string">
            <text:p>Oui</text:p>
          </table:table-cell>
          <table:table-cell table:style-name="ce8" office:value-type="string" calcext:value-type="string">
            <text:p>Gallekadur</text:p>
          </table:table-cell>
          <table:table-cell/>
          <table:table-cell office:value-type="string" calcext:value-type="string">
            <text:p>Lein:</text:p>
          </table:table-cell>
          <table:table-cell table:style-name="ce8" office:value-type="string" calcext:value-type="string">
            <text:p><text:a xlink:href="http://devri.bzh/recherche/?q=lein&amp;submit" xlink:type="simple">http://devri.bzh/recherche/?q=lein&amp;submit=</text:a></text:p>
          </table:table-cell>
          <table:table-cell table:style-name="ce8" office:value-type="string" calcext:value-type="string">
            <text:p>http://meurgorf.brezhoneg.bzh/meurgorf/enklask?terme=lein&amp;submit=Rechercher&amp;categorie=0&amp;oeuvres=0</text:p>
            <text:p>http://meurgorf.brezhoneg.bzh/meurgorf/enklask?terme=lein&amp;submit=Rechercher&amp;categorie=0&amp;oeuvres=0&amp;search_opt=1</text:p>
          </table:table-cell>
          <table:table-cell table:style-name="ce8" office:value-type="string" calcext:value-type="string">
            <text:p><text:a xlink:href="https://br.wiktionary.org/wiki/lein" xlink:type="simple">https://br.wiktionary.org/wiki/lein</text:a></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7">
          <table:table-cell office:value-type="float" office:value="499" calcext:value-type="float">
            <text:p>499</text:p>
          </table:table-cell>
          <table:table-cell office:value-type="string" calcext:value-type="string">
            <text:p><text:a xlink:href="https://community.languagetool.org/rule/show/ABAOE_LEC_H?lang=br&amp;subId=1" xlink:type="simple">https://community.languagetool.org/rule/show/ABAOE_LEC_H?lang=br&amp;subId=1</text:a></text:p>
          </table:table-cell>
          <table:table-cell table:number-columns-repeated="2" office:value-type="string" calcext:value-type="string">
            <text:p>Abaoe Brest → Adalek Brest</text:p>
          </table:table-cell>
          <table:table-cell office:value-type="string" calcext:value-type="string">
            <text:p>Fazi en ur implijout ar ger «abaoe» e-plas «adalek» pa n’eus ket afer eus ur prantad amzer, kemmeskadur o tont eus ar galleg pa n’eus er yezh-mañ nemet ur ger evit an daou zegouezh «depuis».</text:p>
          </table:table-cell>
          <table:table-cell office:value-type="string" calcext:value-type="string">
            <text:p>«\1» a vez implijet gant an amzer hepken.</text:p>
          </table:table-cell>
          <table:table-cell office:value-type="string" calcext:value-type="string">
            <text:p>Aucun changement</text:p>
          </table:table-cell>
          <table:table-cell office:value-type="string" calcext:value-type="string">
            <text:p>«\1» est utilisé avec le temps seulement.</text:p>
          </table:table-cell>
          <table:table-cell office:value-type="string" calcext:value-type="string">
            <text:p>«\1» is used with time only.</text:p>
          </table:table-cell>
          <table:table-cell office:value-type="string" calcext:value-type="string">
            <text:p>Oui</text:p>
          </table:table-cell>
          <table:table-cell office:value-type="string" calcext:value-type="string">
            <text:p>Kemmeskadur</text:p>
          </table:table-cell>
          <table:table-cell table:style-name="ce3" office:value-type="string" calcext:value-type="string">
            <text:p>Gallekadur</text:p>
          </table:table-cell>
          <table:table-cell table:style-name="ce3" office:value-type="string" calcext:value-type="string">
            <text:p>Abaoe:</text:p>
            <text:p>Adalek:</text:p>
          </table:table-cell>
          <table:table-cell office:value-type="string" calcext:value-type="string">
            <text:p>http://devri.bzh/recherche/?q=abaoe&amp;submit=</text:p>
            <text:p>http://devri.bzh/recherche/?q=adalek&amp;submit=</text:p>
          </table:table-cell>
          <table:table-cell office:value-type="string" calcext:value-type="string">
            <text:p>http://meurgorf.brezhoneg.bzh/meurgorf/enklask?terme=abaoe&amp;submit=Rechercher&amp;categorie=0&amp;oeuvres=0&amp;search_opt=1</text:p>
            <text:p>http://meurgorf.brezhoneg.bzh/meurgorf/enklask?terme=adalek&amp;submit=Rechercher&amp;categorie=0&amp;oeuvres=0</text:p>
          </table:table-cell>
          <table:table-cell office:value-type="string" calcext:value-type="string">
            <text:p>https://br.wiktionary.org/wiki/abaoe</text:p>
            <text:p>https://br.wiktionary.org/wiki/adalek</text:p>
          </table:table-cell>
          <table:table-cell table:style-name="ce28"/>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5">
          <table:table-cell table:style-name="ce8" office:value-type="float" office:value="500" calcext:value-type="float">
            <text:p>500</text:p>
          </table:table-cell>
          <table:table-cell table:style-name="ce8" office:value-type="string" calcext:value-type="string">
            <text:p><text:a xlink:href="https://community.languagetool.org/rule/show/NEBEUT_NEBEUD?lang=br&amp;subId=1" xlink:type="simple">https://community.languagetool.org/rule/show/NEBEUT_NEBEUD?lang=br&amp;subId=1</text:a></text:p>
          </table:table-cell>
          <table:table-cell table:style-name="ce8" office:value-type="string" calcext:value-type="string">
            <text:p>un nebeut → un nebeud</text:p>
          </table:table-cell>
          <table:table-cell table:style-name="ce8" office:value-type="string" calcext:value-type="string">
            <text:p>Aucun changement</text:p>
          </table:table-cell>
          <table:table-cell table:style-name="ce8" office:value-type="string" calcext:value-type="string">
            <text:p>Fazi en ur skrivañ «nebeud» gant un «T» pa vez un anv.</text:p>
          </table:table-cell>
          <table:table-cell table:style-name="ce8" office:value-type="string" calcext:value-type="string">
            <text:p>Skrivet e vez nebeud gant d dibenn pa vez un anv. (CHALM R1.5.1)</text:p>
          </table:table-cell>
          <table:table-cell table:style-name="ce8" office:value-type="string" calcext:value-type="string">
            <text:p>Skrivet e vez «nebeud» gant un «d» dibenn pa vez un anv. (CHALM R1.5.1)</text:p>
          </table:table-cell>
          <table:table-cell table:style-name="ce8" office:value-type="string" calcext:value-type="string">
            <text:p>On écrit «nebeud» avec un «d» final lorsqu’il est un nom. (CHALM R1.5.1)</text:p>
          </table:table-cell>
          <table:table-cell table:style-name="ce8" office:value-type="string" calcext:value-type="string">
            <text:p>We write «nebeud» with a «d» end when it is a noun. (CHALM R1.5.1)</text:p>
          </table:table-cell>
          <table:table-cell table:style-name="ce8" office:value-type="string" calcext:value-type="string">
            <text:p>Oui</text:p>
          </table:table-cell>
          <table:table-cell table:style-name="ce8" office:value-type="string" calcext:value-type="string">
            <text:p>Reizhskritur</text:p>
          </table:table-cell>
          <table:table-cell/>
          <table:table-cell office:value-type="string" calcext:value-type="string">
            <text:p>Nebeud:</text:p>
            <text:p>Nebeut:</text:p>
          </table:table-cell>
          <table:table-cell table:style-name="ce8" office:value-type="string" calcext:value-type="string">
            <text:p>http://devri.bzh/recherche/?q=nebeud&amp;submit=</text:p>
            <text:p>http://devri.bzh/recherche/?q=nebeut&amp;submit=</text:p>
          </table:table-cell>
          <table:table-cell table:style-name="ce8" office:value-type="string" calcext:value-type="string">
            <text:p>http://meurgorf.brezhoneg.bzh/meurgorf/enklask?terme=nebeud&amp;submit=Rechercher&amp;categorie=0&amp;oeuvres=0&amp;search_opt=1</text:p>
            <text:p>http://meurgorf.brezhoneg.bzh/meurgorf/enklask?terme=nebeud&amp;submit=Rechercher&amp;categorie=0&amp;oeuvres=0</text:p>
            <text:p>http://meurgorf.brezhoneg.bzh/meurgorf/enklask?terme=nebeut&amp;submit=Rechercher&amp;categorie=0&amp;oeuvres=0&amp;search_opt=1</text:p>
            <text:p>http://meurgorf.brezhoneg.bzh/meurgorf/enklask?terme=nebeut&amp;submit=Rechercher&amp;categorie=0&amp;oeuvres=0</text:p>
          </table:table-cell>
          <table:table-cell table:style-name="ce8" office:value-type="string" calcext:value-type="string">
            <text:p>https://br.wiktionary.org/wiki/nebeud</text:p>
            <text:p>https://br.wiktionary.org/wiki/nebeut</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3">
          <table:table-cell office:value-type="float" office:value="501" calcext:value-type="float">
            <text:p>501</text:p>
          </table:table-cell>
          <table:table-cell office:value-type="string" calcext:value-type="string">
            <text:p><text:a xlink:href="https://community.languagetool.org/rule/show/NEBEUT_NEBEUD?lang=br&amp;subId=2" xlink:type="simple">https://community.languagetool.org/rule/show/NEBEUT_NEBEUD?lang=br&amp;subId=2</text:a></text:p>
          </table:table-cell>
          <table:table-cell office:value-type="string" calcext:value-type="string">
            <text:p>un nebeut → un nebeud</text:p>
          </table:table-cell>
          <table:table-cell office:value-type="string" calcext:value-type="string">
            <text:p>un nebeud a « » → un nebeud « »</text:p>
          </table:table-cell>
          <table:table-cell office:value-type="string" calcext:value-type="string">
            <text:p>Fazi en ur implijout «a» goude «nebeud».</text:p>
          </table:table-cell>
          <table:table-cell office:value-type="string" calcext:value-type="string">
            <text:p>«\2» a rank bezañ implijet hep «\3». (CHALM R1.5.1)</text:p>
          </table:table-cell>
          <table:table-cell office:value-type="string" calcext:value-type="string">
            <text:p>Aucun changement</text:p>
          </table:table-cell>
          <table:table-cell office:value-type="string" calcext:value-type="string">
            <text:p>«\2» doit être utilisé sans «\3». (CHALM R1.5.1)</text:p>
          </table:table-cell>
          <table:table-cell office:value-type="string" calcext:value-type="string">
            <text:p>«\2» should be used without «\3». (CHALM R1.5.1)</text:p>
          </table:table-cell>
          <table:table-cell office:value-type="string" calcext:value-type="string">
            <text:p>Oui</text:p>
          </table:table-cell>
          <table:table-cell office:value-type="string" calcext:value-type="string">
            <text:p>A-bep seurt</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3">
          <table:table-cell table:style-name="ce8" office:value-type="float" office:value="502" calcext:value-type="float">
            <text:p>502</text:p>
          </table:table-cell>
          <table:table-cell table:style-name="ce8" office:value-type="string" calcext:value-type="string">
            <text:p><text:a xlink:href="https://community.languagetool.org/rule/show/GER_DOUBLET?lang=br&amp;subId=1" xlink:type="simple">https://community.languagetool.org/rule/show/GER_DOUBLET?lang=br&amp;subId=1</text:a></text:p>
          </table:table-cell>
          <table:table-cell table:style-name="ce8" office:value-type="string" calcext:value-type="string">
            <text:p>Ger doublet</text:p>
          </table:table-cell>
          <table:table-cell table:style-name="ce8" office:value-type="string" calcext:value-type="string">
            <text:p>Aucun changement</text:p>
          </table:table-cell>
          <table:table-cell table:style-name="ce8" office:value-type="string" calcext:value-type="string">
            <text:p>Fazi en ur skrivañ div wech diouzh renk ar memes ger.</text:p>
          </table:table-cell>
          <table:table-cell table:style-name="ce8" office:value-type="string" calcext:value-type="string">
            <text:p>Ger doublet «\1 \2».</text:p>
          </table:table-cell>
          <table:table-cell table:style-name="ce8" office:value-type="string" calcext:value-type="string">
            <text:p>Memes ger skrivet div wech diouzh renk «\1 \2».</text:p>
          </table:table-cell>
          <table:table-cell table:style-name="ce8" office:value-type="string" calcext:value-type="string">
            <text:p>Même mot écrit deux fois de suite «\1 \2».</text:p>
          </table:table-cell>
          <table:table-cell table:style-name="ce8" office:value-type="string" calcext:value-type="string">
            <text:p>Same word written twice in a row «\1 \2».</text:p>
          </table:table-cell>
          <table:table-cell table:style-name="ce8" office:value-type="string" calcext:value-type="string">
            <text:p>Oui</text:p>
          </table:table-cell>
          <table:table-cell table:style-name="ce8" office:value-type="string" calcext:value-type="string">
            <text:p>Doubladur</text:p>
          </table:table-cell>
          <table:table-cell/>
          <table:table-cell office:value-type="string" calcext:value-type="string">
            <text:p>--</text:p>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3">
          <table:table-cell office:value-type="float" office:value="503" calcext:value-type="float">
            <text:p>503</text:p>
          </table:table-cell>
          <table:table-cell office:value-type="string" calcext:value-type="string">
            <text:p><text:a xlink:href="https://community.languagetool.org/rule/show/GER_DOUBLET?lang=br&amp;subId=2" xlink:type="simple">https://community.languagetool.org/rule/show/GER_DOUBLET?lang=br&amp;subId=2</text:a></text:p>
          </table:table-cell>
          <table:table-cell office:value-type="string" calcext:value-type="string">
            <text:p>Ger doublet</text:p>
          </table:table-cell>
          <table:table-cell office:value-type="string" calcext:value-type="string">
            <text:p>Aucun changement</text:p>
          </table:table-cell>
          <table:table-cell office:value-type="string" calcext:value-type="string">
            <text:p>Fazi en ur skrivañ div wech diouzh renk ar memes ger.</text:p>
          </table:table-cell>
          <table:table-cell office:value-type="string" calcext:value-type="string">
            <text:p>Ger doublet «\1 \2».</text:p>
          </table:table-cell>
          <table:table-cell office:value-type="string" calcext:value-type="string">
            <text:p>Memes ger skrivet div wech diouzh renk «\1 \2».</text:p>
          </table:table-cell>
          <table:table-cell office:value-type="string" calcext:value-type="string">
            <text:p>Même mot écrit deux fois de suite «\1 \2».</text:p>
          </table:table-cell>
          <table:table-cell office:value-type="string" calcext:value-type="string">
            <text:p>Same word written twice in a row «\1 \2».</text:p>
          </table:table-cell>
          <table:table-cell office:value-type="string" calcext:value-type="string">
            <text:p>Oui</text:p>
          </table:table-cell>
          <table:table-cell office:value-type="string" calcext:value-type="string">
            <text:p>Doubladur</text:p>
          </table:table-cell>
          <table:table-cell table:style-name="ce28"/>
          <table:table-cell table:style-name="ce3" office:value-type="string" calcext:value-type="string">
            <text:p>--</text:p>
          </table:table-cell>
          <table:table-cell table:number-columns-repeated="3" office:value-type="string" calcext:value-type="string">
            <text:p>--</text:p>
          </table:table-cell>
          <table:table-cell table:style-name="ce28"/>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4">
          <table:table-cell table:style-name="ce8" office:value-type="float" office:value="504" calcext:value-type="float">
            <text:p>504</text:p>
          </table:table-cell>
          <table:table-cell table:style-name="ce8" office:value-type="string" calcext:value-type="string">
            <text:p><text:a xlink:href="https://community.languagetool.org/rule/show/GER_DOUBLET?lang=br&amp;subId=3" xlink:type="simple">https://community.languagetool.org/rule/show/GER_DOUBLET?lang=br&amp;subId=3</text:a></text:p>
          </table:table-cell>
          <table:table-cell table:style-name="ce8" office:value-type="string" calcext:value-type="string">
            <text:p>Ger doublet</text:p>
          </table:table-cell>
          <table:table-cell table:style-name="ce8" office:value-type="string" calcext:value-type="string">
            <text:p>Aucun changement</text:p>
          </table:table-cell>
          <table:table-cell table:style-name="ce8" office:value-type="string" calcext:value-type="string">
            <text:p>Fazi en ur skrivañ div wech diouzh renk ar memes ger, pa rankfent bezañ liammet gant ur varrennig-stagañ.</text:p>
          </table:table-cell>
          <table:table-cell table:style-name="ce8" office:value-type="string" calcext:value-type="string">
            <text:p>Ger doublet «\1 \2». Ha fellout a rae deoc’h skrivañ \1 pe gant ur varrennig-stagañ \1-\2?</text:p>
          </table:table-cell>
          <table:table-cell table:style-name="ce8" office:value-type="string" calcext:value-type="string">
            <text:p>Ger doublet «\1 \2», c’hoant ho poa skrivañ «\1» pe «\1-\2»?</text:p>
          </table:table-cell>
          <table:table-cell table:style-name="ce8" office:value-type="string" calcext:value-type="string">
            <text:p>Mot doublé «\1 \2», vouliez-vous écrire «\1» ou «\1-\2»?</text:p>
          </table:table-cell>
          <table:table-cell table:style-name="ce8" office:value-type="string" calcext:value-type="string">
            <text:p>Word doubled «\1 \2», did you want to write «\1» or «\1-\2»?</text:p>
          </table:table-cell>
          <table:table-cell table:style-name="ce8" office:value-type="string" calcext:value-type="string">
            <text:p>Oui</text:p>
          </table:table-cell>
          <table:table-cell table:style-name="ce8" office:value-type="string" calcext:value-type="string">
            <text:p>Doubladur</text:p>
          </table:table-cell>
          <table:table-cell office:value-type="string" calcext:value-type="string">
            <text:p>Barrennig-stagañ</text:p>
          </table:table-cell>
          <table:table-cell office:value-type="string" calcext:value-type="string">
            <text:p>--</text:p>
          </table:table-cell>
          <table:table-cell table:number-columns-repeated="3"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3">
          <table:table-cell office:value-type="float" office:value="505" calcext:value-type="float">
            <text:p>505</text:p>
          </table:table-cell>
          <table:table-cell office:value-type="string" calcext:value-type="string">
            <text:p><text:a xlink:href="https://community.languagetool.org/rule/show/MA_EZ_EUS?lang=br&amp;subId=1" xlink:type="simple">https://community.languagetool.org/rule/show/MA_EZ_EUS?lang=br&amp;subId=1</text:a></text:p>
          </table:table-cell>
          <table:table-cell office:value-type="string" calcext:value-type="string">
            <text:p>ma ez eus → ma’z eus</text:p>
          </table:table-cell>
          <table:table-cell office:value-type="string" calcext:value-type="string">
            <text:p>Aucun changement</text:p>
          </table:table-cell>
          <table:table-cell office:value-type="string" calcext:value-type="string">
            <text:p>Fazi en ur skrivañ «ma ez eus» pa rankfe bezañ «ma’z eus».</text:p>
          </table:table-cell>
          <table:table-cell office:value-type="string" calcext:value-type="string">
            <text:p>Ret eo skrivañ \1’z eus.</text:p>
          </table:table-cell>
          <table:table-cell office:value-type="string" calcext:value-type="string">
            <text:p>Skrivit «\1’z eus».</text:p>
          </table:table-cell>
          <table:table-cell office:value-type="string" calcext:value-type="string">
            <text:p>Écrivez «\1’z eus».</text:p>
          </table:table-cell>
          <table:table-cell office:value-type="string" calcext:value-type="string">
            <text:p>Write «\1’z eus».</text:p>
          </table:table-cell>
          <table:table-cell office:value-type="string" calcext:value-type="string">
            <text:p>Oui</text:p>
          </table:table-cell>
          <table:table-cell office:value-type="string" calcext:value-type="string">
            <text:p>Kendeuzadur</text:p>
          </table:table-cell>
          <table:table-cell table:style-name="ce28"/>
          <table:table-cell table:style-name="ce3" office:value-type="string" calcext:value-type="string">
            <text:p>Ma ‘z eus:</text:p>
          </table:table-cell>
          <table:table-cell table:number-columns-repeated="2" office:value-type="string" calcext:value-type="string">
            <text:p>--</text:p>
          </table:table-cell>
          <table:table-cell office:value-type="string" calcext:value-type="string">
            <text:p><text:a xlink:href="https://br.wiktionary.org/w/index.php?search=Ma+‘z+eus&amp;title=Dibar%3AKlask&amp;go=Mont&amp;ns0=1" xlink:type="simple">https://br.wiktionary.org/w/index.php?search=Ma+%E2%80%98z+eus&amp;title=Dibar%3AKlask&amp;go=Mont&amp;ns0=1</text:a></text:p>
          </table:table-cell>
          <table:table-cell table:style-name="ce28"/>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3">
          <table:table-cell table:style-name="ce8" office:value-type="float" office:value="506" calcext:value-type="float">
            <text:p>506</text:p>
          </table:table-cell>
          <table:table-cell table:style-name="ce8" office:value-type="string" calcext:value-type="string">
            <text:p><text:a xlink:href="https://community.languagetool.org/rule/show/MAZ_EO?lang=br&amp;subId=1" xlink:type="simple">https://community.languagetool.org/rule/show/MAZ_EO?lang=br&amp;subId=1</text:a></text:p>
          </table:table-cell>
          <table:table-cell table:style-name="ce8" office:value-type="string" calcext:value-type="string">
            <text:p>maz eo → ma’z eo</text:p>
          </table:table-cell>
          <table:table-cell table:style-name="ce8" office:value-type="string" calcext:value-type="string">
            <text:p>Aucun changement</text:p>
          </table:table-cell>
          <table:table-cell table:style-name="ce8" office:value-type="string" calcext:value-type="string">
            <text:p>Fazi en ur skrivañ «maz eo» pa rankfe bezañ «ma’z eo».</text:p>
          </table:table-cell>
          <table:table-cell table:style-name="ce8" office:value-type="string" calcext:value-type="string">
            <text:p>Ret eo skrivañ \1’z \2.</text:p>
          </table:table-cell>
          <table:table-cell table:style-name="ce8" office:value-type="string" calcext:value-type="string">
            <text:p>Skrivit «\1’z \2».</text:p>
          </table:table-cell>
          <table:table-cell table:style-name="ce8" office:value-type="string" calcext:value-type="string">
            <text:p>Écrivez «\1’z \2».</text:p>
          </table:table-cell>
          <table:table-cell table:style-name="ce8" office:value-type="string" calcext:value-type="string">
            <text:p>Write «\1’z \2».</text:p>
          </table:table-cell>
          <table:table-cell table:style-name="ce8" office:value-type="string" calcext:value-type="string">
            <text:p>Oui</text:p>
          </table:table-cell>
          <table:table-cell table:style-name="ce8" office:value-type="string" calcext:value-type="string">
            <text:p>Kendeuzadur</text:p>
          </table:table-cell>
          <table:table-cell/>
          <table:table-cell office:value-type="string" calcext:value-type="string">
            <text:p>Ma ‘z eo:</text:p>
          </table:table-cell>
          <table:table-cell table:number-columns-repeated="2" table:style-name="ce8" office:value-type="string" calcext:value-type="string">
            <text:p/>
          </table:table-cell>
          <table:table-cell table:style-name="ce8" office:value-type="string" calcext:value-type="string">
            <text:p><text:a xlink:href="https://br.wiktionary.org/w/index.php?search=ma+%27z+eo&amp;title=Dibar%3AKlask&amp;go=Mont&amp;ns0=1" xlink:type="simple">https://br.wiktionary.org/w/index.php?search=ma+%27z+eo&amp;title=Dibar%3AKlask&amp;go=Mont&amp;ns0=1</text:a></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6">
          <table:table-cell office:value-type="float" office:value="507" calcext:value-type="float">
            <text:p>507</text:p>
          </table:table-cell>
          <table:table-cell office:value-type="string" calcext:value-type="string">
            <text:p><text:a xlink:href="https://community.languagetool.org/rule/show/SETU_ACHANONON?lang=br&amp;subId=1" xlink:type="simple">https://community.languagetool.org/rule/show/SETU_ACHANONON?lang=br&amp;subId=1</text:a></text:p>
          </table:table-cell>
          <table:table-cell office:value-type="string" calcext:value-type="string">
            <text:p>setu ac’hanon → setu-me</text:p>
          </table:table-cell>
          <table:table-cell office:value-type="string" calcext:value-type="string">
            <text:p>Aucun changement</text:p>
          </table:table-cell>
          <table:table-cell office:value-type="string" calcext:value-type="string">
            <text:p>Fazi en ur skrivañ «setu ac’hanon» pa rankfe bezañ «setu-me».</text:p>
          </table:table-cell>
          <table:table-cell office:value-type="string" calcext:value-type="string">
            <text:p>Ha fellout a rae deoc’h skrivañ \1-me?</text:p>
          </table:table-cell>
          <table:table-cell office:value-type="string" calcext:value-type="string">
            <text:p>C’hoant ho poa skrivañ «\1-me»?</text:p>
          </table:table-cell>
          <table:table-cell office:value-type="string" calcext:value-type="string">
            <text:p>Vouliez-vous écrire «\1-me»?</text:p>
          </table:table-cell>
          <table:table-cell office:value-type="string" calcext:value-type="string">
            <text:p>Did you want to write «\1-me»?</text:p>
          </table:table-cell>
          <table:table-cell office:value-type="string" calcext:value-type="string">
            <text:p>Oui</text:p>
          </table:table-cell>
          <table:table-cell office:value-type="string" calcext:value-type="string">
            <text:p>A-bep seurt</text:p>
          </table:table-cell>
          <table:table-cell table:style-name="ce28"/>
          <table:table-cell table:style-name="ce3" office:value-type="string" calcext:value-type="string">
            <text:p>Setu-me:</text:p>
          </table:table-cell>
          <table:table-cell office:value-type="string" calcext:value-type="string">
            <text:p>http://devri.bzh/recherche/?q=setu&amp;submit=</text:p>
            <text:p>http://devri.bzh/recherche/?q=me&amp;submit=</text:p>
          </table:table-cell>
          <table:table-cell office:value-type="string" calcext:value-type="string">
            <text:p>http://meurgorf.brezhoneg.bzh/meurgorf/enklask?terme=setu&amp;submit=Rechercher&amp;categorie=0&amp;oeuvres=0</text:p>
            <text:p>http://meurgorf.brezhoneg.bzh/meurgorf/enklask?terme=me&amp;submit=Rechercher&amp;categorie=0&amp;oeuvres=0&amp;search_opt=1</text:p>
            <text:p>http://meurgorf.brezhoneg.bzh/meurgorf/enklask?terme=me&amp;submit=Rechercher&amp;categorie=0&amp;oeuvres=0</text:p>
          </table:table-cell>
          <table:table-cell office:value-type="string" calcext:value-type="string">
            <text:p>https://br.wiktionary.org/wiki/setu</text:p>
            <text:p>https://br.wiktionary.org/wiki/me</text:p>
          </table:table-cell>
          <table:table-cell table:style-name="ce3" office:value-type="string" calcext:value-type="string">
            <text:p>Pourquoi n’y à-t-il une règle autour de «setu anezhañ → setu-eñ» voir aussi «setu anezhi → setu-hi»?</text:p>
          </table:table-cell>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7">
          <table:table-cell table:style-name="ce8" office:value-type="float" office:value="508" calcext:value-type="float">
            <text:p>508</text:p>
          </table:table-cell>
          <table:table-cell table:style-name="ce8" office:value-type="string" calcext:value-type="string">
            <text:p><text:a xlink:href="https://community.languagetool.org/rule/show/SETU_ACHANONON?lang=br&amp;subId=2" xlink:type="simple">https://community.languagetool.org/rule/show/SETU_ACHANONON?lang=br&amp;subId=2</text:a></text:p>
          </table:table-cell>
          <table:table-cell table:style-name="ce8" office:value-type="string" calcext:value-type="string">
            <text:p>setu ac’hanon → setu-me</text:p>
          </table:table-cell>
          <table:table-cell table:style-name="ce8" office:value-type="string" calcext:value-type="string">
            <text:p>setu ac’hanout → setu-te</text:p>
          </table:table-cell>
          <table:table-cell table:style-name="ce8" office:value-type="string" calcext:value-type="string">
            <text:p>Fazi en ur skrivañ «setu ac’hanout» pa rankfe bezañ «setu-te».</text:p>
          </table:table-cell>
          <table:table-cell table:style-name="ce8" office:value-type="string" calcext:value-type="string">
            <text:p>Ha fellout a rae deoc’h skrivañ \1-te?</text:p>
          </table:table-cell>
          <table:table-cell table:style-name="ce8" office:value-type="string" calcext:value-type="string">
            <text:p>C’hoant ho poa skrivañ «\1-te»?</text:p>
          </table:table-cell>
          <table:table-cell table:style-name="ce8" office:value-type="string" calcext:value-type="string">
            <text:p>Vouliez-vous écrire «\1-te»?</text:p>
          </table:table-cell>
          <table:table-cell table:style-name="ce8" office:value-type="string" calcext:value-type="string">
            <text:p>Did you want to write «\1-te»?</text:p>
          </table:table-cell>
          <table:table-cell table:style-name="ce8" office:value-type="string" calcext:value-type="string">
            <text:p>Oui</text:p>
          </table:table-cell>
          <table:table-cell table:style-name="ce8" office:value-type="string" calcext:value-type="string">
            <text:p>A-bep seurt</text:p>
          </table:table-cell>
          <table:table-cell/>
          <table:table-cell office:value-type="string" calcext:value-type="string">
            <text:p>Setu-te:</text:p>
          </table:table-cell>
          <table:table-cell table:style-name="ce8" office:value-type="string" calcext:value-type="string">
            <text:p>http://devri.bzh/recherche/?q=setu&amp;submit=</text:p>
            <text:p>http://devri.bzh/recherche/?q=te&amp;submit=</text:p>
          </table:table-cell>
          <table:table-cell table:style-name="ce8" office:value-type="string" calcext:value-type="string">
            <text:p>http://meurgorf.brezhoneg.bzh/meurgorf/enklask?terme=setu&amp;submit=Rechercher&amp;categorie=0&amp;oeuvres=0</text:p>
            <text:p>http://meurgorf.brezhoneg.bzh/meurgorf/enklask?terme=te&amp;submit=Rechercher&amp;categorie=0&amp;oeuvres=0</text:p>
          </table:table-cell>
          <table:table-cell table:style-name="ce8" office:value-type="string" calcext:value-type="string">
            <text:p>https://br.wiktionary.org/wiki/setu</text:p>
            <text:p>https://br.wiktionary.org/wiki/te</text:p>
          </table:table-cell>
          <table:table-cell office:value-type="string" calcext:value-type="string">
            <text:p>Pourquoi n’y à-t-il une règle autour de «setu ac’hanoc’h → setu-c’hwi»?</text:p>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7">
          <table:table-cell office:value-type="float" office:value="509" calcext:value-type="float">
            <text:p>509</text:p>
          </table:table-cell>
          <table:table-cell office:value-type="string" calcext:value-type="string">
            <text:p><text:a xlink:href="https://community.languagetool.org/rule/show/SETU_ACHANONON?lang=br&amp;subId=3" xlink:type="simple">https://community.languagetool.org/rule/show/SETU_ACHANONON?lang=br&amp;subId=3</text:a></text:p>
          </table:table-cell>
          <table:table-cell office:value-type="string" calcext:value-type="string">
            <text:p>setu ac’hanon → setu-me</text:p>
          </table:table-cell>
          <table:table-cell office:value-type="string" calcext:value-type="string">
            <text:p>setu ac’hanomp → setu-ni</text:p>
          </table:table-cell>
          <table:table-cell office:value-type="string" calcext:value-type="string">
            <text:p>Fazi en ur skrivañ «setu ac’hanomp» pa rankfe bezañ «setu-ni».</text:p>
          </table:table-cell>
          <table:table-cell office:value-type="string" calcext:value-type="string">
            <text:p>Ha fellout a rae deoc’h skrivañ \1-ni?</text:p>
          </table:table-cell>
          <table:table-cell office:value-type="string" calcext:value-type="string">
            <text:p>C’hoant ho poa skrivañ «\1-ni»?</text:p>
          </table:table-cell>
          <table:table-cell office:value-type="string" calcext:value-type="string">
            <text:p>Vouliez-vous écrire «\1-ni»?</text:p>
          </table:table-cell>
          <table:table-cell office:value-type="string" calcext:value-type="string">
            <text:p>Did you want to write «\1-ni»?</text:p>
          </table:table-cell>
          <table:table-cell office:value-type="string" calcext:value-type="string">
            <text:p>Oui</text:p>
          </table:table-cell>
          <table:table-cell office:value-type="string" calcext:value-type="string">
            <text:p>A-bep seurt</text:p>
          </table:table-cell>
          <table:table-cell table:style-name="ce28"/>
          <table:table-cell table:style-name="ce3" office:value-type="string" calcext:value-type="string">
            <text:p>Setu-ni:</text:p>
          </table:table-cell>
          <table:table-cell office:value-type="string" calcext:value-type="string">
            <text:p>http://devri.bzh/recherche/?q=setu&amp;submit=</text:p>
            <text:p>http://devri.bzh/recherche/?q=ni&amp;submit=</text:p>
          </table:table-cell>
          <table:table-cell office:value-type="string" calcext:value-type="string">
            <text:p>http://meurgorf.brezhoneg.bzh/meurgorf/enklask?terme=setu&amp;submit=Rechercher&amp;categorie=0&amp;oeuvres=0</text:p>
            <text:p>http://meurgorf.brezhoneg.bzh/meurgorf/enklask?terme=ni&amp;submit=Rechercher&amp;categorie=0&amp;oeuvres=0</text:p>
          </table:table-cell>
          <table:table-cell office:value-type="string" calcext:value-type="string">
            <text:p>https://br.wiktionary.org/wiki/setu</text:p>
            <text:p>https://br.wiktionary.org/wiki/ni</text:p>
          </table:table-cell>
          <table:table-cell table:style-name="ce3" office:value-type="string" calcext:value-type="string">
            <text:p>Pourquoi n’y à-t-il une règle autour de «setu anezho → setu-int»?</text:p>
          </table:table-cell>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7">
          <table:table-cell table:style-name="ce8" office:value-type="float" office:value="510" calcext:value-type="float">
            <text:p>510</text:p>
          </table:table-cell>
          <table:table-cell table:style-name="ce8" office:value-type="string" calcext:value-type="string">
            <text:p><text:a xlink:href="https://community.languagetool.org/rule/show/TOST_EUS?lang=br&amp;subId=1" xlink:type="simple">https://community.languagetool.org/rule/show/TOST_EUS?lang=br&amp;subId=1</text:a></text:p>
          </table:table-cell>
          <table:table-cell table:style-name="ce8" office:value-type="string" calcext:value-type="string">
            <text:p>tost eus → tost da</text:p>
          </table:table-cell>
          <table:table-cell table:style-name="ce8" office:value-type="string" calcext:value-type="string">
            <text:p>Aucun changement</text:p>
          </table:table-cell>
          <table:table-cell table:style-name="ce8" office:value-type="string" calcext:value-type="string">
            <text:p>Fazi en ur implijout an araogenn «eus» goude «tost».</text:p>
          </table:table-cell>
          <table:table-cell table:style-name="ce8" office:value-type="string" calcext:value-type="string">
            <text:p>Ha fellout a rae deoc’h skrivañ d’?</text:p>
          </table:table-cell>
          <table:table-cell table:style-name="ce8" office:value-type="string" calcext:value-type="string">
            <text:p>C’hoant ho poa skrivañ «d’»?</text:p>
          </table:table-cell>
          <table:table-cell table:style-name="ce8" office:value-type="string" calcext:value-type="string">
            <text:p>Vouliez-vous écrire «d’»?</text:p>
          </table:table-cell>
          <table:table-cell table:style-name="ce8" office:value-type="string" calcext:value-type="string">
            <text:p>Did you want to write «d’»?</text:p>
          </table:table-cell>
          <table:table-cell table:style-name="ce8" office:value-type="string" calcext:value-type="string">
            <text:p>Oui</text:p>
          </table:table-cell>
          <table:table-cell table:style-name="ce8" office:value-type="string" calcext:value-type="string">
            <text:p>A-bep seurt</text:p>
          </table:table-cell>
          <table:table-cell office:value-type="string" calcext:value-type="string">
            <text:p>araogennoù</text:p>
          </table:table-cell>
          <table:table-cell office:value-type="string" calcext:value-type="string">
            <text:p>Tost:</text:p>
          </table:table-cell>
          <table:table-cell table:style-name="ce8" office:value-type="string" calcext:value-type="string">
            <text:p>http://devri.bzh/recherche/?q=tost&amp;submit=</text:p>
            <text:p>http://devri.bzh/recherche/?q=da&amp;submit=</text:p>
          </table:table-cell>
          <table:table-cell table:style-name="ce8" office:value-type="string" calcext:value-type="string">
            <text:p>http://meurgorf.brezhoneg.bzh/meurgorf/enklask?terme=tost&amp;submit=Rechercher&amp;categorie=0&amp;oeuvres=0</text:p>
            <text:p>http://meurgorf.brezhoneg.bzh/meurgorf/enklask?terme=da&amp;submit=Rechercher&amp;categorie=0&amp;oeuvres=0</text:p>
          </table:table-cell>
          <table:table-cell table:style-name="ce8" office:value-type="string" calcext:value-type="string">
            <text:p>https://br.wiktionary.org/wiki/tost</text:p>
            <text:p>https://br.wiktionary.org/wiki/da</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3">
          <table:table-cell office:value-type="float" office:value="511" calcext:value-type="float">
            <text:p>511</text:p>
          </table:table-cell>
          <table:table-cell office:value-type="string" calcext:value-type="string">
            <text:p><text:a xlink:href="https://community.languagetool.org/rule/show/TOST_EUS?lang=br&amp;subId=2" xlink:type="simple">https://community.languagetool.org/rule/show/TOST_EUS?lang=br&amp;subId=2</text:a></text:p>
          </table:table-cell>
          <table:table-cell office:value-type="string" calcext:value-type="string">
            <text:p>tost eus → tost da</text:p>
          </table:table-cell>
          <table:table-cell office:value-type="string" calcext:value-type="string">
            <text:p>Aucun changement</text:p>
          </table:table-cell>
          <table:table-cell office:value-type="string" calcext:value-type="string">
            <text:p>Fazi en ur implijout an araogenn «eus» goude «tost».</text:p>
          </table:table-cell>
          <table:table-cell office:value-type="string" calcext:value-type="string">
            <text:p>Ha fellout a rae deoc’h skrivañ da?</text:p>
          </table:table-cell>
          <table:table-cell office:value-type="string" calcext:value-type="string">
            <text:p>C’hoant ho poa skrivañ «da»?</text:p>
          </table:table-cell>
          <table:table-cell office:value-type="string" calcext:value-type="string">
            <text:p>Vouliez-vous écrire «da»?</text:p>
          </table:table-cell>
          <table:table-cell office:value-type="string" calcext:value-type="string">
            <text:p>Did you want to write «da»?</text:p>
          </table:table-cell>
          <table:table-cell office:value-type="string" calcext:value-type="string">
            <text:p>Oui</text:p>
          </table:table-cell>
          <table:table-cell office:value-type="string" calcext:value-type="string">
            <text:p>A-bep seurt</text:p>
          </table:table-cell>
          <table:table-cell table:style-name="ce3" office:value-type="string" calcext:value-type="string">
            <text:p>araogennoù</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18">
          <table:table-cell table:style-name="ce8" office:value-type="float" office:value="512" calcext:value-type="float">
            <text:p>512</text:p>
          </table:table-cell>
          <table:table-cell table:style-name="ce8" office:value-type="string" calcext:value-type="string">
            <text:p><text:a xlink:href="https://community.languagetool.org/rule/show/MEUR_AL?lang=br&amp;subId=1" xlink:type="simple">https://community.languagetool.org/rule/show/MEUR_AL?lang=br&amp;subId=1</text:a></text:p>
          </table:table-cell>
          <table:table-cell table:style-name="ce8" office:value-type="string" calcext:value-type="string">
            <text:p>meur al → meur a</text:p>
          </table:table-cell>
          <table:table-cell table:style-name="ce8" office:value-type="string" calcext:value-type="string">
            <text:p>Aucun changement</text:p>
          </table:table-cell>
          <table:table-cell table:style-name="ce8" office:value-type="string" calcext:value-type="string">
            <text:p>Fazi en ur implijout ar ger-mell strizh «al» dirak ar gerioù o kregiñ gant un «L» goude ar ger «meur», pa rankfe bezañ an droienn «meur a».</text:p>
          </table:table-cell>
          <table:table-cell table:style-name="ce8" office:value-type="string" calcext:value-type="string">
            <text:p>Ha fellout a rae deoc’h skrivañ \1 a?</text:p>
          </table:table-cell>
          <table:table-cell table:style-name="ce8" office:value-type="string" calcext:value-type="string">
            <text:p>C’hoant ho poa skrivañ «\1 a»?</text:p>
          </table:table-cell>
          <table:table-cell table:style-name="ce8" office:value-type="string" calcext:value-type="string">
            <text:p>Vouliez-vous écrire «\1 a»?</text:p>
          </table:table-cell>
          <table:table-cell table:style-name="ce8" office:value-type="string" calcext:value-type="string">
            <text:p>Did you want to write «\1 a»?</text:p>
          </table:table-cell>
          <table:table-cell table:style-name="ce8" office:value-type="string" calcext:value-type="string">
            <text:p>Oui</text:p>
          </table:table-cell>
          <table:table-cell table:style-name="ce8" office:value-type="string" calcext:value-type="string">
            <text:p>A-bep seurt</text:p>
          </table:table-cell>
          <table:table-cell office:value-type="string" calcext:value-type="string">
            <text:p>Ger-mell strizh</text:p>
          </table:table-cell>
          <table:table-cell office:value-type="string" calcext:value-type="string">
            <text:p>Meur a:</text:p>
            <text:p>Meur:</text:p>
            <text:p>A:</text:p>
          </table:table-cell>
          <table:table-cell table:style-name="ce8" office:value-type="string" calcext:value-type="string">
            <text:p>--</text:p>
            <text:p>http://devri.bzh/recherche/?q=meur&amp;submit=</text:p>
            <text:p>http://devri.bzh/recherche/?q=a&amp;submit=</text:p>
          </table:table-cell>
          <table:table-cell table:style-name="ce8" office:value-type="string" calcext:value-type="string">
            <text:p>--</text:p>
            <text:p>http://meurgorf.brezhoneg.bzh/meurgorf/enklask?terme=meur&amp;submit=Rechercher&amp;categorie=0&amp;oeuvres=0</text:p>
            <text:p>http://meurgorf.brezhoneg.bzh/meurgorf/enklask?terme=meur&amp;submit=Rechercher&amp;categorie=0&amp;oeuvres=0&amp;search_opt=1</text:p>
            <text:p>http://meurgorf.brezhoneg.bzh/meurgorf/enklask?terme=a&amp;submit=Rechercher&amp;categorie=0&amp;oeuvres=0</text:p>
          </table:table-cell>
          <table:table-cell table:style-name="ce8" office:value-type="string" calcext:value-type="string">
            <text:p>https://br.wiktionary.org/wiki/meur_a_...</text:p>
            <text:p>https://br.wiktionary.org/wiki/meur</text:p>
            <text:p>https://br.wiktionary.org/wiki/a</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8">
          <table:table-cell office:value-type="float" office:value="513" calcext:value-type="float">
            <text:p>513</text:p>
          </table:table-cell>
          <table:table-cell office:value-type="string" calcext:value-type="string">
            <text:p><text:a xlink:href="https://community.languagetool.org/rule/show/UR_MIZ_ZO?lang=br&amp;subId=1" xlink:type="simple">https://community.languagetool.org/rule/show/UR_MIZ_ZO?lang=br&amp;subId=1</text:a></text:p>
          </table:table-cell>
          <table:table-cell office:value-type="string" calcext:value-type="string">
            <text:p>ur miz zo → miz zo</text:p>
          </table:table-cell>
          <table:table-cell office:value-type="string" calcext:value-type="string">
            <text:p>Aucun changement</text:p>
          </table:table-cell>
          <table:table-cell office:value-type="string" calcext:value-type="string">
            <text:p>Fazi en ur skrivañ ar ger-mell amstrizh dirak an droienn «miz zo/miz ‘zo», pa fell deoc’h komz eus un dra c’hoarvezet «miz ‘zo».</text:p>
          </table:table-cell>
          <table:table-cell office:value-type="string" calcext:value-type="string">
            <text:p>Ger-mell ebet dirak «\2» pa vez lakaet dirak «\3» da ziskouez pad un amzer aet hebiou. (CHALM L7)</text:p>
          </table:table-cell>
          <table:table-cell office:value-type="string" calcext:value-type="string">
            <text:p>Ger-mell ebet dirak «\2 \3» da ziskouez padelezh un amzer aet hebiou. (CHALM L7)</text:p>
          </table:table-cell>
          <table:table-cell office:value-type="string" calcext:value-type="string">
            <text:p>Aucun article devant «\2 \3» pour montrer le temps passé. (CHALM L7)</text:p>
          </table:table-cell>
          <table:table-cell office:value-type="string" calcext:value-type="string">
            <text:p>No article in front of «\2 \3» for showing the time past until. (CHALM L7)</text:p>
          </table:table-cell>
          <table:table-cell office:value-type="string" calcext:value-type="string">
            <text:p>Oui</text:p>
          </table:table-cell>
          <table:table-cell office:value-type="string" calcext:value-type="string">
            <text:p>A-bep seurt</text:p>
          </table:table-cell>
          <table:table-cell table:style-name="ce3" office:value-type="string" calcext:value-type="string">
            <text:p>Gerioù-mell</text:p>
          </table:table-cell>
          <table:table-cell table:style-name="ce3" office:value-type="string" calcext:value-type="string">
            <text:p>Miz ‘zo:</text:p>
            <text:p>Miz:</text:p>
            <text:p>'zo:</text:p>
          </table:table-cell>
          <table:table-cell office:value-type="string" calcext:value-type="string">
            <text:p>--</text:p>
            <text:p>http://devri.bzh/recherche/?q=miz&amp;submit=</text:p>
            <text:p>http://devri.bzh/recherche/?q=zo&amp;submit=</text:p>
          </table:table-cell>
          <table:table-cell office:value-type="string" calcext:value-type="string">
            <text:p><text:a xlink:href="http://meurgorf.brezhoneg.bzh/meurgorf/enklask?terme=miz&amp;submit=Rechercher&amp;categorie=0&amp;oeuvres=0&amp;search_opt=1" xlink:type="simple">--http://meurgorf.brezhoneg.bzh/meurgorf/enklask?terme=miz&amp;submit=Rechercher&amp;categorie=0&amp;oeuvres=0&amp;search_opt=1--</text:a></text:p>
          </table:table-cell>
          <table:table-cell office:value-type="string" calcext:value-type="string">
            <text:p>https://br.wiktionary.org/wiki/miz_zo</text:p>
            <text:p>https://br.wiktionary.org/wiki/miz</text:p>
            <text:p>https://br.wiktionary.org/wiki/zo</text:p>
          </table:table-cell>
          <table:table-cell table:style-name="ce28"/>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4">
          <table:table-cell table:style-name="ce8" office:value-type="float" office:value="514" calcext:value-type="float">
            <text:p>514</text:p>
          </table:table-cell>
          <table:table-cell table:style-name="ce8" office:value-type="string" calcext:value-type="string">
            <text:p><text:a xlink:href="https://community.languagetool.org/rule/show/UR_MIZ_ZO?lang=br&amp;subId=2" xlink:type="simple">https://community.languagetool.org/rule/show/UR_MIZ_ZO?lang=br&amp;subId=2</text:a></text:p>
          </table:table-cell>
          <table:table-cell table:style-name="ce8" office:value-type="string" calcext:value-type="string">
            <text:p>ur miz zo → miz zo</text:p>
          </table:table-cell>
          <table:table-cell table:style-name="ce8" office:value-type="string" calcext:value-type="string">
            <text:p>ur miz ‘zo → miz ‘zo</text:p>
          </table:table-cell>
          <table:table-cell table:style-name="ce8" office:value-type="string" calcext:value-type="string">
            <text:p>Fazi en ur skrivañ ar ger-mell amstrizh dirak an droienn «miz zo/miz ‘zo», pa fell deoc’h komz eus un dra c’hoarvezet «miz ‘zo».</text:p>
          </table:table-cell>
          <table:table-cell table:style-name="ce8" office:value-type="string" calcext:value-type="string">
            <text:p>Ger-mell ebet dirak «\2» pa vez lakaet dirak «\4» da ziskouez pad un amzer aet hebiou. (CHALM L7)</text:p>
          </table:table-cell>
          <table:table-cell table:style-name="ce8" office:value-type="string" calcext:value-type="string">
            <text:p>Ger-mell ebet dirak «\2 \4» da ziskouez padelezh un amzer aet hebiou. (CHALM L7)</text:p>
          </table:table-cell>
          <table:table-cell table:style-name="ce8" office:value-type="string" calcext:value-type="string">
            <text:p>Aucun article devant «\2 \4» pour montrer le temps passé. (CHALM L7)</text:p>
          </table:table-cell>
          <table:table-cell table:style-name="ce8" office:value-type="string" calcext:value-type="string">
            <text:p>No article in front of «\2 \4» for showing the time past until. (CHALM L7)</text:p>
          </table:table-cell>
          <table:table-cell table:style-name="ce8" office:value-type="string" calcext:value-type="string">
            <text:p>Oui</text:p>
          </table:table-cell>
          <table:table-cell table:style-name="ce8" office:value-type="string" calcext:value-type="string">
            <text:p>A-bep seurt</text:p>
          </table:table-cell>
          <table:table-cell office:value-type="string" calcext:value-type="string">
            <text:p>Gerioù-mell</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2">
          <table:table-cell office:value-type="float" office:value="515" calcext:value-type="float">
            <text:p>515</text:p>
          </table:table-cell>
          <table:table-cell office:value-type="string" calcext:value-type="string">
            <text:p><text:a xlink:href="https://community.languagetool.org/rule/show/N_TRE?lang=br&amp;subId=1" xlink:type="simple">https://community.languagetool.org/rule/show/N_TRE?lang=br&amp;subId=1</text:a></text:p>
          </table:table-cell>
          <table:table-cell office:value-type="string" calcext:value-type="string">
            <text:p>anv + tre</text:p>
          </table:table-cell>
          <table:table-cell office:value-type="string" calcext:value-type="string">
            <text:p>Aucun changement</text:p>
          </table:table-cell>
          <table:table-cell office:value-type="string" calcext:value-type="string">
            <text:p>Arabat implijout ar ger «tre» goude un anv, nemet e vefe hemañ un anv-gwan anezhañ.</text:p>
          </table:table-cell>
          <table:table-cell office:value-type="string" calcext:value-type="string">
            <text:p>Ne vez ket implijet «tre» war-lerc’h un anv.</text:p>
          </table:table-cell>
          <table:table-cell office:value-type="string" calcext:value-type="string">
            <text:p>Na implijit ket «tre» goude un anv.</text:p>
          </table:table-cell>
          <table:table-cell office:value-type="string" calcext:value-type="string">
            <text:p>N’utilisez pas «tre» après un nom.</text:p>
          </table:table-cell>
          <table:table-cell office:value-type="string" calcext:value-type="string">
            <text:p>Don’t use «tre» after a noun.</text:p>
          </table:table-cell>
          <table:table-cell office:value-type="string" calcext:value-type="string">
            <text:p>Oui</text:p>
          </table:table-cell>
          <table:table-cell office:value-type="string" calcext:value-type="string">
            <text:p>A-bep seurt</text:p>
          </table:table-cell>
          <table:table-cell table:style-name="ce3" office:value-type="string" calcext:value-type="string">
            <text:p>Reolennoù fazius?</text:p>
          </table:table-cell>
          <table:table-cell table:style-name="ce3" office:value-type="string" calcext:value-type="string">
            <text:p>Tre:</text:p>
          </table:table-cell>
          <table:table-cell office:value-type="string" calcext:value-type="string">
            <text:p><text:a xlink:href="http://devri.bzh/recherche/?q=tre&amp;submit" xlink:type="simple">http://devri.bzh/recherche/?q=tre&amp;submit=</text:a></text:p>
          </table:table-cell>
          <table:table-cell office:value-type="string" calcext:value-type="string">
            <text:p><text:a xlink:href="http://meurgorf.brezhoneg.bzh/meurgorf/enklask?terme=tre&amp;submit=Rechercher&amp;categorie=0&amp;oeuvres=0" xlink:type="simple">http://meurgorf.brezhoneg.bzh/meurgorf/enklask?terme=tre&amp;submit=Rechercher&amp;categorie=0&amp;oeuvres=0</text:a></text:p>
          </table:table-cell>
          <table:table-cell office:value-type="string" calcext:value-type="string">
            <text:p><text:a xlink:href="https://br.wiktionary.org/wiki/tre" xlink:type="simple">https://br.wiktionary.org/wiki/tre</text:a></text:p>
          </table:table-cell>
          <table:table-cell table:style-name="ce3" office:value-type="string" calcext:value-type="string">
            <text:p><text:a xlink:href="https://br.wiktionary.org/wiki/tre" xlink:type="simple">As-tu vu cette page ?: https://br.wiktionary.org/wiki/treElle remet complètement la règle en question.</text:a></text:p>
          </table:table-cell>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3">
          <table:table-cell table:style-name="ce8" office:value-type="float" office:value="516" calcext:value-type="float">
            <text:p>516</text:p>
          </table:table-cell>
          <table:table-cell table:style-name="ce8" office:value-type="string" calcext:value-type="string">
            <text:p><text:a xlink:href="https://community.languagetool.org/rule/show/EBET?lang=br&amp;subId=1" xlink:type="simple">https://community.languagetool.org/rule/show/EBET?lang=br&amp;subId=1</text:a></text:p>
          </table:table-cell>
          <table:table-cell table:style-name="ce8" office:value-type="string" calcext:value-type="string">
            <text:p>ebet</text:p>
          </table:table-cell>
          <table:table-cell table:style-name="ce8" office:value-type="string" calcext:value-type="string">
            <text:p>Ket «x» ebet → «x» ebet</text:p>
          </table:table-cell>
          <table:table-cell table:style-name="ce8"/>
          <table:table-cell table:style-name="ce8" office:value-type="string" calcext:value-type="string">
            <text:p>Ne vez ket implijet «ket» gant «ebet». (CHALM E4.1)</text:p>
          </table:table-cell>
          <table:table-cell table:style-name="ce8" office:value-type="string" calcext:value-type="string">
            <text:p>Ne implijer «ket» gant «ebet». (CHALM E4.1)</text:p>
          </table:table-cell>
          <table:table-cell table:style-name="ce8" office:value-type="string" calcext:value-type="string">
            <text:p>On n’utilise pas «ket» avec «ebet». (CHALM E4.1)</text:p>
          </table:table-cell>
          <table:table-cell table:style-name="ce8" office:value-type="string" calcext:value-type="string">
            <text:p>We don’t use «ket» with «ebet». (CHALM E4.1)</text:p>
          </table:table-cell>
          <table:table-cell table:style-name="ce8" office:value-type="string" calcext:value-type="string">
            <text:p>Oui</text:p>
          </table:table-cell>
          <table:table-cell table:style-name="ce8" office:value-type="string" calcext:value-type="string">
            <text:p>Ebet</text:p>
          </table:table-cell>
          <table:table-cell office:value-type="string" calcext:value-type="string">
            <text:p>Reolennoù fazius?</text:p>
          </table:table-cell>
          <table:table-cell office:value-type="string" calcext:value-type="string">
            <text:p>Ebet:</text:p>
          </table:table-cell>
          <table:table-cell table:style-name="ce8" office:value-type="string" calcext:value-type="string">
            <text:p><text:a xlink:href="http://devri.bzh/recherche/?q=ebet&amp;submit" xlink:type="simple">http://devri.bzh/recherche/?q=ebet&amp;submit=</text:a></text:p>
          </table:table-cell>
          <table:table-cell table:style-name="ce8" office:value-type="string" calcext:value-type="string">
            <text:p><text:a xlink:href="http://meurgorf.brezhoneg.bzh/meurgorf/enklask?terme=ebet&amp;submit=Rechercher&amp;categorie=0&amp;oeuvres=0" xlink:type="simple">http://meurgorf.brezhoneg.bzh/meurgorf/enklask?terme=ebet&amp;submit=Rechercher&amp;categorie=0&amp;oeuvres=0</text:a></text:p>
          </table:table-cell>
          <table:table-cell table:style-name="ce8" office:value-type="string" calcext:value-type="string">
            <text:p><text:a xlink:href="https://br.wiktionary.org/wiki/ebet" xlink:type="simple">https://br.wiktionary.org/wiki/ebet</text:a></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2">
          <table:table-cell office:value-type="float" office:value="517" calcext:value-type="float">
            <text:p>517</text:p>
          </table:table-cell>
          <table:table-cell office:value-type="string" calcext:value-type="string">
            <text:p><text:a xlink:href="https://community.languagetool.org/rule/show/EBET?lang=br&amp;subId=2" xlink:type="simple">https://community.languagetool.org/rule/show/EBET?lang=br&amp;subId=2</text:a></text:p>
          </table:table-cell>
          <table:table-cell office:value-type="string" calcext:value-type="string">
            <text:p>ebet</text:p>
          </table:table-cell>
          <table:table-cell office:value-type="string" calcext:value-type="string">
            <text:p>{ger hollek} ebet → banne + {ger hollek} ebet</text:p>
          </table:table-cell>
          <table:table-cell office:value-type="string" calcext:value-type="string">
            <text:p>Fazi en ur chom hep lakaat ar ger «banne» dirak ur ger hollek pa vez implijet «ebet».</text:p>
          </table:table-cell>
          <table:table-cell office:value-type="string" calcext:value-type="string">
            <text:p>Ret eo implijout banne \3 \4 gant ur ger hollek «\3» a-raok ar ger «\4».</text:p>
          </table:table-cell>
          <table:table-cell office:value-type="string" calcext:value-type="string">
            <text:p>Ret eo implijout «banne \3 \4» gant ur ger hollek «\3» a-raok ar ger «\4».</text:p>
          </table:table-cell>
          <table:table-cell office:value-type="string" calcext:value-type="string">
            <text:p>Il faut utiliser «banne \3 \4» avec un mot général «\3» avant le mot «\4».</text:p>
          </table:table-cell>
          <table:table-cell office:value-type="string" calcext:value-type="string">
            <text:p>You must use «banne \3 \4» with a general word «\3» in front of the word «\4».</text:p>
          </table:table-cell>
          <table:table-cell office:value-type="string" calcext:value-type="string">
            <text:p>Oui</text:p>
          </table:table-cell>
          <table:table-cell office:value-type="string" calcext:value-type="string">
            <text:p>Ebet</text:p>
          </table:table-cell>
          <table:table-cell table:style-name="ce28"/>
          <table:table-cell table:style-name="ce3" office:value-type="string" calcext:value-type="string">
            <text:p>Banne:</text:p>
          </table:table-cell>
          <table:table-cell office:value-type="string" calcext:value-type="string">
            <text:p><text:a xlink:href="http://devri.bzh/recherche/?q=banne&amp;submit" xlink:type="simple">http://devri.bzh/recherche/?q=banne&amp;submit=</text:a></text:p>
          </table:table-cell>
          <table:table-cell office:value-type="string" calcext:value-type="string">
            <text:p><text:a xlink:href="http://meurgorf.brezhoneg.bzh/meurgorf/enklask?terme=banne&amp;submit=Rechercher&amp;categorie=0&amp;oeuvres=0&amp;search_opt=1" xlink:type="simple">http://meurgorf.brezhoneg.bzh/meurgorf/enklask?terme=banne&amp;submit=Rechercher&amp;categorie=0&amp;oeuvres=0&amp;search_opt=1</text:a></text:p>
          </table:table-cell>
          <table:table-cell office:value-type="string" calcext:value-type="string">
            <text:p><text:a xlink:href="https://br.wiktionary.org/wiki/banne" xlink:type="simple">https://br.wiktionary.org/wiki/banne</text:a></text:p>
          </table:table-cell>
          <table:table-cell table:style-name="ce28"/>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7">
          <table:table-cell table:style-name="ce8" office:value-type="float" office:value="518" calcext:value-type="float">
            <text:p>518</text:p>
          </table:table-cell>
          <table:table-cell table:style-name="ce8" office:value-type="string" calcext:value-type="string">
            <text:p><text:a xlink:href="https://community.languagetool.org/rule/show/EBET?lang=br&amp;subId=3" xlink:type="simple">https://community.languagetool.org/rule/show/EBET?lang=br&amp;subId=3</text:a></text:p>
          </table:table-cell>
          <table:table-cell table:style-name="ce8" office:value-type="string" calcext:value-type="string">
            <text:p>ebet</text:p>
          </table:table-cell>
          <table:table-cell table:style-name="ce8" office:value-type="string" calcext:value-type="string">
            <text:p>{ger hollek} ebet → tamm + {ger hollek} ebet</text:p>
          </table:table-cell>
          <table:table-cell table:style-name="ce8" office:value-type="string" calcext:value-type="string">
            <text:p>Fazi en ur chom hep lakaat ar ger «banne» dirak ur ger hollek pa vez implijet «ebet».</text:p>
          </table:table-cell>
          <table:table-cell table:style-name="ce8" office:value-type="string" calcext:value-type="string">
            <text:p>Ret eo implijout tamm \3 \4 gant ur ger hollek «\3» a-raok ar ger «\4».</text:p>
          </table:table-cell>
          <table:table-cell table:style-name="ce8" office:value-type="string" calcext:value-type="string">
            <text:p>Ret eo implijout «tamm \3 \4» gant ur ger hollek «\3» a-raok ar ger «\4».</text:p>
          </table:table-cell>
          <table:table-cell table:style-name="ce8" office:value-type="string" calcext:value-type="string">
            <text:p>Il faut utiliser «tamm \3 \4» avec un mot général «\3» avant le mot «\4».</text:p>
          </table:table-cell>
          <table:table-cell table:style-name="ce8" office:value-type="string" calcext:value-type="string">
            <text:p>You must use «tamm \3 \4» with a general word «\3» in front of the word «\4».</text:p>
          </table:table-cell>
          <table:table-cell table:style-name="ce8" office:value-type="string" calcext:value-type="string">
            <text:p>Oui</text:p>
          </table:table-cell>
          <table:table-cell table:style-name="ce8" office:value-type="string" calcext:value-type="string">
            <text:p>Ebet</text:p>
          </table:table-cell>
          <table:table-cell/>
          <table:table-cell office:value-type="string" calcext:value-type="string">
            <text:p>Tamm:</text:p>
          </table:table-cell>
          <table:table-cell table:style-name="ce8" office:value-type="string" calcext:value-type="string">
            <text:p><text:a xlink:href="http://devri.bzh/recherche/?q=tamm&amp;submit" xlink:type="simple">http://devri.bzh/recherche/?q=tamm&amp;submit=</text:a></text:p>
          </table:table-cell>
          <table:table-cell table:style-name="ce8" office:value-type="string" calcext:value-type="string">
            <text:p>http://meurgorf.brezhoneg.bzh/meurgorf/enklask?terme=tamm&amp;submit=Rechercher&amp;categorie=0&amp;oeuvres=0&amp;search_opt=1</text:p>
            <text:p>http://meurgorf.brezhoneg.bzh/meurgorf/enklask?terme=tamm&amp;submit=Rechercher&amp;categorie=0&amp;oeuvres=0</text:p>
          </table:table-cell>
          <table:table-cell table:style-name="ce8" office:value-type="string" calcext:value-type="string">
            <text:p><text:a xlink:href="https://br.wiktionary.org/wiki/tamm" xlink:type="simple">https://br.wiktionary.org/wiki/tamm</text:a></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10">
          <table:table-cell office:value-type="float" office:value="519" calcext:value-type="float">
            <text:p>519</text:p>
          </table:table-cell>
          <table:table-cell office:value-type="string" calcext:value-type="string">
            <text:p><text:a xlink:href="https://community.languagetool.org/rule/show/KET_NEMEUR?lang=br&amp;subId=1" xlink:type="simple">https://community.languagetool.org/rule/show/KET_NEMEUR?lang=br&amp;subId=1</text:a></text:p>
          </table:table-cell>
          <table:table-cell office:value-type="string" calcext:value-type="string">
            <text:p>ket + nemeur</text:p>
          </table:table-cell>
          <table:table-cell office:value-type="string" calcext:value-type="string">
            <text:p>nemeur → ket + nemeur</text:p>
          </table:table-cell>
          <table:table-cell office:value-type="string" calcext:value-type="string">
            <text:p>Fazi en ur chom hep skrivañ ar ger «ket» pa implijer «nemeur» en ur frazenn.</text:p>
          </table:table-cell>
          <table:table-cell office:value-type="string" calcext:value-type="string">
            <text:p>Ret eo implijout «ket» gant «nemeur». (CHALM E4.4)</text:p>
          </table:table-cell>
          <table:table-cell office:value-type="string" calcext:value-type="string">
            <text:p>Aucun changement</text:p>
          </table:table-cell>
          <table:table-cell office:value-type="string" calcext:value-type="string">
            <text:p>Il faut utiliser «ket» avec «nemeur». (CHALM E4.4)</text:p>
          </table:table-cell>
          <table:table-cell office:value-type="string" calcext:value-type="string">
            <text:p>You must use «ket» with «nemeur». (CHALM E4.4)</text:p>
          </table:table-cell>
          <table:table-cell office:value-type="string" calcext:value-type="string">
            <text:p>Oui</text:p>
          </table:table-cell>
          <table:table-cell office:value-type="string" calcext:value-type="string">
            <text:p>Nemeur</text:p>
          </table:table-cell>
          <table:table-cell table:style-name="ce28"/>
          <table:table-cell table:style-name="ce3" office:value-type="string" calcext:value-type="string">
            <text:p>Nemeur:</text:p>
            <text:p>Ket:</text:p>
          </table:table-cell>
          <table:table-cell office:value-type="string" calcext:value-type="string">
            <text:p>http://devri.bzh/recherche/?q=nemeur&amp;submit=</text:p>
            <text:p>http://devri.bzh/recherche/?q=ket&amp;submit=</text:p>
          </table:table-cell>
          <table:table-cell office:value-type="string" calcext:value-type="string">
            <text:p><text:a xlink:href="http://meurgorf.brezhoneg.bzh/meurgorf/enklask?terme=ket&amp;submit=Rechercher&amp;categorie=0&amp;oeuvres=0http://meurgorf.brezhoneg.bzh/meurgorf/enklask?terme=nemeur&amp;submit=Rechercher&amp;categorie=0&amp;oeuvres=0" xlink:type="simple">http://meurgorf.brezhoneg.bzh/meurgorf/enklask?terme=ket&amp;submit=Rechercher&amp;categorie=0&amp;oeuvres=0http://meurgorf.brezhoneg.bzh/meurgorf/enklask?terme=nemeur&amp;submit=Rechercher&amp;categorie=0&amp;oeuvres=0</text:a></text:p>
          </table:table-cell>
          <table:table-cell office:value-type="string" calcext:value-type="string">
            <text:p>https://br.wiktionary.org/wiki/ket</text:p>
            <text:p>https://br.wiktionary.org/wiki/nemeur</text:p>
          </table:table-cell>
          <table:table-cell table:style-name="ce28"/>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7">
          <table:table-cell table:style-name="ce8" office:value-type="float" office:value="520" calcext:value-type="float">
            <text:p>520</text:p>
          </table:table-cell>
          <table:table-cell table:style-name="ce8" office:value-type="string" calcext:value-type="string">
            <text:p><text:a xlink:href="https://community.languagetool.org/rule/show/HOLL_MA?lang=br&amp;subId=1" xlink:type="simple">https://community.languagetool.org/rule/show/HOLL_MA?lang=br&amp;subId=1</text:a></text:p>
          </table:table-cell>
          <table:table-cell table:style-name="ce8" office:value-type="string" calcext:value-type="string">
            <text:p>holl ma → ma holl</text:p>
          </table:table-cell>
          <table:table-cell table:style-name="ce8" office:value-type="string" calcext:value-type="string">
            <text:p>Aucun changement</text:p>
          </table:table-cell>
          <table:table-cell table:style-name="ce8" office:value-type="string" calcext:value-type="string">
            <text:p>Fazi e-barzh urzh ar gerioù o skrivañ «holl» dirak ar perc’hennañ «ma, da...», pa rankfe bezañ ar perc’hennañ da gentañ rak seniñ a ra bravoc’h d’ar skouarn. Ur fazi o tont diwar levezon ar galleg.</text:p>
          </table:table-cell>
          <table:table-cell table:style-name="ce8" office:value-type="string" calcext:value-type="string">
            <text:p>Gallekadur: e brezhoneg e lakaer «\1» etre ar ger-perc’hennañ «\2» hag an dra berc’hennet «\3».</text:p>
          </table:table-cell>
          <table:table-cell table:style-name="ce8" office:value-type="string" calcext:value-type="string">
            <text:p>Gallekadur: Lakait «\1» etre ar perc’hennañ «\2» hag an dra berc’hennet «\3».</text:p>
          </table:table-cell>
          <table:table-cell table:style-name="ce8" office:value-type="string" calcext:value-type="string">
            <text:p>Francisation: Mettez «\1» entre le posséssif «\2» et ce qui est possédé «\3».</text:p>
          </table:table-cell>
          <table:table-cell table:style-name="ce8" office:value-type="string" calcext:value-type="string">
            <text:p>Francisation: Put «\1» between the possession «\2» and what is possessed «\3».</text:p>
          </table:table-cell>
          <table:table-cell table:style-name="ce8" office:value-type="string" calcext:value-type="string">
            <text:p>Oui</text:p>
          </table:table-cell>
          <table:table-cell table:style-name="ce8" office:value-type="string" calcext:value-type="string">
            <text:p>Gallekadur</text:p>
          </table:table-cell>
          <table:table-cell/>
          <table:table-cell office:value-type="string" calcext:value-type="string">
            <text:p>Holl:</text:p>
          </table:table-cell>
          <table:table-cell table:style-name="ce8" office:value-type="string" calcext:value-type="string">
            <text:p><text:a xlink:href="http://devri.bzh/recherche/?q=holl&amp;submit" xlink:type="simple">http://devri.bzh/recherche/?q=holl&amp;submit=</text:a></text:p>
          </table:table-cell>
          <table:table-cell table:style-name="ce8" office:value-type="string" calcext:value-type="string">
            <text:p>http://meurgorf.brezhoneg.bzh/meurgorf/enklask?terme=holl&amp;submit=Rechercher&amp;categorie=0&amp;oeuvres=0</text:p>
            <text:p>http://meurgorf.brezhoneg.bzh/meurgorf/enklask?terme=holl&amp;submit=Rechercher&amp;categorie=0&amp;oeuvres=0&amp;search_opt=1</text:p>
          </table:table-cell>
          <table:table-cell table:style-name="ce8" office:value-type="string" calcext:value-type="string">
            <text:p><text:a xlink:href="https://br.wiktionary.org/wiki/holl" xlink:type="simple">https://br.wiktionary.org/wiki/holl</text:a></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19">
          <table:table-cell office:value-type="float" office:value="521" calcext:value-type="float">
            <text:p>521</text:p>
          </table:table-cell>
          <table:table-cell office:value-type="string" calcext:value-type="string">
            <text:p><text:a xlink:href="https://community.languagetool.org/rule/show/KET_EBET?lang=br&amp;subId=1" xlink:type="simple">https://community.languagetool.org/rule/show/KET_EBET?lang=br&amp;subId=1</text:a></text:p>
          </table:table-cell>
          <table:table-cell office:value-type="string" calcext:value-type="string">
            <text:p>n’eus ket kudenn → n’eus ket kudenn ebet.</text:p>
          </table:table-cell>
          <table:table-cell office:value-type="string" calcext:value-type="string">
            <text:p>n’eus ket kudenn → n’eus kudenn ebet</text:p>
          </table:table-cell>
          <table:table-cell table:style-name="ce28"/>
          <table:table-cell office:value-type="string" calcext:value-type="string">
            <text:p>Ret eo ober gant «ebet» evit an anvioù niveradus.</text:p>
          </table:table-cell>
          <table:table-cell office:value-type="string" calcext:value-type="string">
            <text:p>Ret eo ober gant «ebet» evit an anvioù a c’heller niveriñ.</text:p>
          </table:table-cell>
          <table:table-cell office:value-type="string" calcext:value-type="string">
            <text:p>Il faut utiliser «ebet» avec les noms que l’on peut compter.</text:p>
          </table:table-cell>
          <table:table-cell office:value-type="string" calcext:value-type="string">
            <text:p>You must use «ebet» with nouns that we could count.</text:p>
          </table:table-cell>
          <table:table-cell office:value-type="string" calcext:value-type="string">
            <text:p>Oui</text:p>
          </table:table-cell>
          <table:table-cell office:value-type="string" calcext:value-type="string">
            <text:p>Ebet</text:p>
          </table:table-cell>
          <table:table-cell table:style-name="ce3" office:value-type="string" calcext:value-type="string">
            <text:p>Reolennoù fazius?</text:p>
          </table:table-cell>
          <table:table-cell table:style-name="ce3" office:value-type="string" calcext:value-type="string">
            <text:p>Kudenn:</text:p>
          </table:table-cell>
          <table:table-cell office:value-type="string" calcext:value-type="string">
            <text:p><text:a xlink:href="http://devri.bzh/recherche/?q=kudenn&amp;submit" xlink:type="simple">http://devri.bzh/recherche/?q=kudenn&amp;submit=</text:a></text:p>
          </table:table-cell>
          <table:table-cell office:value-type="string" calcext:value-type="string">
            <text:p><text:a xlink:href="http://meurgorf.brezhoneg.bzh/meurgorf/enklask?terme=kudenn&amp;submit=Rechercher&amp;categorie=0&amp;oeuvres=0" xlink:type="simple">http://meurgorf.brezhoneg.bzh/meurgorf/enklask?terme=kudenn&amp;submit=Rechercher&amp;categorie=0&amp;oeuvres=0</text:a></text:p>
          </table:table-cell>
          <table:table-cell office:value-type="string" calcext:value-type="string">
            <text:p><text:a xlink:href="https://br.wiktionary.org/wiki/kudenn" xlink:type="simple">https://br.wiktionary.org/wiki/kudenn</text:a></text:p>
          </table:table-cell>
          <table:table-cell table:style-name="ce3" office:value-type="string" calcext:value-type="string">
            <text:p>«N’eus ket kudenn ebet» ne sonne pas bien, je me pose la question si ce n’est pas une francisation c’est pour cela que j’ai changé le titre qui faisait mal aux yeux. J’entends plus souvent «Kudenn ebet» ou «n’eus kudenn ebet» voir «tamm kudenn ebet» qui sont des tournures qui sonnent bretonne.</text:p>
            <text:p>Il y à deux théories pour «n’eus ket kudenn ebet» soit cela veut dire «il n’y à pas de probléme» soit cela pourrati dire «il n’y pas aucun problème».</text:p>
          </table:table-cell>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4">
          <table:table-cell table:style-name="ce8" office:value-type="float" office:value="522" calcext:value-type="float">
            <text:p>522</text:p>
          </table:table-cell>
          <table:table-cell table:style-name="ce8" office:value-type="string" calcext:value-type="string">
            <text:p><text:a xlink:href="https://community.languagetool.org/rule/show/EVEL_BOAZ?lang=br&amp;subId=1" xlink:type="simple">https://community.languagetool.org/rule/show/EVEL_BOAZ?lang=br&amp;subId=1</text:a></text:p>
          </table:table-cell>
          <table:table-cell table:style-name="ce8" office:value-type="string" calcext:value-type="string">
            <text:p>evel boas → evel boaz</text:p>
          </table:table-cell>
          <table:table-cell table:style-name="ce8" office:value-type="string" calcext:value-type="string">
            <text:p>Aucun changement</text:p>
          </table:table-cell>
          <table:table-cell table:style-name="ce8" office:value-type="string" calcext:value-type="string">
            <text:p>Fazi reizhskritur e-barzh ar ger «boas» e «evel boas», pa rankfe bezañ «evel boaz».</text:p>
          </table:table-cell>
          <table:table-cell table:style-name="ce8" office:value-type="string" calcext:value-type="string">
            <text:p>Ha fellout a rae deoc’h skrivañ boaz?</text:p>
          </table:table-cell>
          <table:table-cell table:style-name="ce8" office:value-type="string" calcext:value-type="string">
            <text:p>C’hoant ho poa skrivañ «boaz»?</text:p>
          </table:table-cell>
          <table:table-cell table:style-name="ce8" office:value-type="string" calcext:value-type="string">
            <text:p>Vouliez-vous écrire «boaz»?</text:p>
          </table:table-cell>
          <table:table-cell table:style-name="ce8" office:value-type="string" calcext:value-type="string">
            <text:p>Did you want to write «boaz»?</text:p>
          </table:table-cell>
          <table:table-cell table:style-name="ce8" office:value-type="string" calcext:value-type="string">
            <text:p>Oui</text:p>
          </table:table-cell>
          <table:table-cell table:style-name="ce8" office:value-type="string" calcext:value-type="string">
            <text:p>Reizhskritur</text:p>
          </table:table-cell>
          <table:table-cell/>
          <table:table-cell office:value-type="string" calcext:value-type="string">
            <text:p>Boaz:</text:p>
          </table:table-cell>
          <table:table-cell table:style-name="ce8" office:value-type="string" calcext:value-type="string">
            <text:p><text:a xlink:href="http://devri.bzh/recherche/?q=boaz&amp;submit" xlink:type="simple">http://devri.bzh/recherche/?q=boaz&amp;submit=</text:a></text:p>
          </table:table-cell>
          <table:table-cell table:style-name="ce8" office:value-type="string" calcext:value-type="string">
            <text:p><text:a xlink:href="http://meurgorf.brezhoneg.bzh/meurgorf/enklask?terme=boaz&amp;submit=Rechercher&amp;categorie=0&amp;oeuvres=0" xlink:type="simple">http://meurgorf.brezhoneg.bzh/meurgorf/enklask?terme=boaz&amp;submit=Rechercher&amp;categorie=0&amp;oeuvres=0</text:a></text:p>
          </table:table-cell>
          <table:table-cell table:style-name="ce8" office:value-type="string" calcext:value-type="string">
            <text:p>https://br.wiktionary.org/wiki/evel_boaz</text:p>
            <text:p>https://br.wiktionary.org/wiki/boaz</text:p>
          </table:table-cell>
          <table:table-cell office:value-type="string" calcext:value-type="string">
            <text:p>Penses-tu pouvoir faire une règle autour d’un francisation que j’entends de plus en plus «Evel da gustum» → «Evel kustum», qui est une «dadaite» et en breton «dadaadur».</text:p>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20">
          <table:table-cell office:value-type="float" office:value="523" calcext:value-type="float">
            <text:p>523</text:p>
          </table:table-cell>
          <table:table-cell office:value-type="string" calcext:value-type="string">
            <text:p><text:a xlink:href="https://community.languagetool.org/rule/show/EVEL_EGET?lang=br&amp;subId=1" xlink:type="simple">https://community.languagetool.org/rule/show/EVEL_EGET?lang=br&amp;subId=1</text:a></text:p>
          </table:table-cell>
          <table:table-cell office:value-type="string" calcext:value-type="string">
            <text:p>evel → eget</text:p>
          </table:table-cell>
          <table:table-cell office:value-type="string" calcext:value-type="string">
            <text:p>evel → eget/evit</text:p>
          </table:table-cell>
          <table:table-cell office:value-type="string" calcext:value-type="string">
            <text:p>Diwar levezon ar galleg e lakaer «evel» war-lerc’h un anv-gwan en derez uheloc’h pa rankfe bezañ «egit/evit». Kavout a reer «evel» evit treiñ ar «que» gallek e-barzh geriadurioù brezhonek ‘zo.</text:p>
          </table:table-cell>
          <table:table-cell office:value-type="string" calcext:value-type="string">
            <text:p>Ret eo implijout ar stagell eget.</text:p>
          </table:table-cell>
          <table:table-cell office:value-type="string" calcext:value-type="string">
            <text:p>Ret eo implijout ar stagell «eget».</text:p>
          </table:table-cell>
          <table:table-cell office:value-type="string" calcext:value-type="string">
            <text:p>Il faut utiliser la conjonction «eget».</text:p>
          </table:table-cell>
          <table:table-cell office:value-type="string" calcext:value-type="string">
            <text:p>You must use the conjunction «eget».</text:p>
          </table:table-cell>
          <table:table-cell office:value-type="string" calcext:value-type="string">
            <text:p>Oui</text:p>
          </table:table-cell>
          <table:table-cell office:value-type="string" calcext:value-type="string">
            <text:p>Stagell</text:p>
          </table:table-cell>
          <table:table-cell table:style-name="ce28"/>
          <table:table-cell table:style-name="ce3" office:value-type="string" calcext:value-type="string">
            <text:p>Eget:</text:p>
            <text:p>Evit:</text:p>
          </table:table-cell>
          <table:table-cell office:value-type="string" calcext:value-type="string">
            <text:p>http://devri.bzh/recherche/?q=eget&amp;submit=</text:p>
            <text:p>http://devri.bzh/recherche/?q=evit&amp;submit=</text:p>
          </table:table-cell>
          <table:table-cell office:value-type="string" calcext:value-type="string">
            <text:p>http://meurgorf.brezhoneg.bzh/meurgorf/enklask?terme=eget&amp;submit=Rechercher&amp;categorie=0&amp;oeuvres=0</text:p>
            <text:p>http://meurgorf.brezhoneg.bzh/meurgorf/enklask?terme=evit&amp;submit=Rechercher&amp;categorie=0&amp;oeuvres=0</text:p>
          </table:table-cell>
          <table:table-cell office:value-type="string" calcext:value-type="string">
            <text:p>https://br.wiktionary.org/wiki/eget</text:p>
            <text:p>https://br.wiktionary.org/wiki/evit</text:p>
          </table:table-cell>
          <table:table-cell table:style-name="ce3" office:value-type="string" calcext:value-type="string">
            <text:p>De manière générale l’emploi de «evit» est plus utilisé dans le cas présent. Il est utilisé grosso-modo par «la Cournouaille, le Tregor et le Vannetais», sauf exceptions locale.</text:p>
          </table:table-cell>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21">
          <table:table-cell table:style-name="ce8" office:value-type="float" office:value="524" calcext:value-type="float">
            <text:p>524</text:p>
          </table:table-cell>
          <table:table-cell table:style-name="ce8" office:value-type="string" calcext:value-type="string">
            <text:p><text:a xlink:href="https://community.languagetool.org/rule/show/EVEL_EGET?lang=br&amp;subId=2" xlink:type="simple">https://community.languagetool.org/rule/show/EVEL_EGET?lang=br&amp;subId=2</text:a></text:p>
          </table:table-cell>
          <table:table-cell table:style-name="ce8" office:value-type="string" calcext:value-type="string">
            <text:p>evel → eget</text:p>
          </table:table-cell>
          <table:table-cell table:style-name="ce8" office:value-type="string" calcext:value-type="string">
            <text:p>evel → eget/evit</text:p>
          </table:table-cell>
          <table:table-cell table:style-name="ce8" office:value-type="string" calcext:value-type="string">
            <text:p>Diwar levezon ar galleg e lakaer «evel» war-lerc’h un anv-gwan en derez uheloc’h pa rankfe bezañ «egit/evit». Kavout a reer «evel» evit treiñ ar «que» gallek e-barzh geriadurioù brezhonek ‘zo, ha dont a rafe ar fazi-mañ diwar an dra-se?</text:p>
          </table:table-cell>
          <table:table-cell table:style-name="ce8" office:value-type="string" calcext:value-type="string">
            <text:p>Ret eo implijout ar stagell \2.</text:p>
          </table:table-cell>
          <table:table-cell table:style-name="ce8" office:value-type="string" calcext:value-type="string">
            <text:p>Ret eo implijout ar stagell «\2».</text:p>
          </table:table-cell>
          <table:table-cell table:style-name="ce8" office:value-type="string" calcext:value-type="string">
            <text:p>Il faut utiliser la conjonction «\2».</text:p>
          </table:table-cell>
          <table:table-cell table:style-name="ce8" office:value-type="string" calcext:value-type="string">
            <text:p>You must use the conjunction «\2».</text:p>
          </table:table-cell>
          <table:table-cell table:style-name="ce8" office:value-type="string" calcext:value-type="string">
            <text:p>Oui</text:p>
          </table:table-cell>
          <table:table-cell table:style-name="ce8" office:value-type="string" calcext:value-type="string">
            <text:p>Stagell</text:p>
          </table:table-cell>
          <table:table-cell/>
          <table:table-cell office:value-type="string" calcext:value-type="string">
            <text:p>Evel:</text:p>
            <text:p>Eget:</text:p>
            <text:p>Evit:</text:p>
          </table:table-cell>
          <table:table-cell table:style-name="ce8" office:value-type="string" calcext:value-type="string">
            <text:p>http://devri.bzh/recherche/?q=evel&amp;submit=</text:p>
            <text:p>http://devri.bzh/recherche/?q=eget&amp;submit=</text:p>
            <text:p>http://devri.bzh/recherche/?q=evit&amp;submit=</text:p>
          </table:table-cell>
          <table:table-cell table:style-name="ce8" office:value-type="string" calcext:value-type="string">
            <text:p>http://meurgorf.brezhoneg.bzh/meurgorf/enklask?terme=evel&amp;submit=Rechercher&amp;categorie=0&amp;oeuvres=0</text:p>
            <text:p>http://meurgorf.brezhoneg.bzh/meurgorf/enklask?terme=evel&amp;submit=Rechercher&amp;categorie=0&amp;oeuvres=0&amp;search_opt=1</text:p>
            <text:p>http://meurgorf.brezhoneg.bzh/meurgorf/enklask?terme=eget&amp;submit=Rechercher&amp;categorie=0&amp;oeuvres=0</text:p>
            <text:p>http://meurgorf.brezhoneg.bzh/meurgorf/enklask?terme=eget&amp;submit=Rechercher&amp;categorie=0&amp;oeuvres=0&amp;search_opt=1</text:p>
            <text:p>http://meurgorf.brezhoneg.bzh/meurgorf/enklask?terme=evit&amp;submit=Rechercher&amp;categorie=0&amp;oeuvres=0&amp;search_opt=1</text:p>
            <text:p>http://meurgorf.brezhoneg.bzh/meurgorf/enklask?terme=evit&amp;submit=Rechercher&amp;categorie=0&amp;oeuvres=0</text:p>
          </table:table-cell>
          <table:table-cell table:style-name="ce8" office:value-type="string" calcext:value-type="string">
            <text:p>https://br.wiktionary.org/wiki/evel</text:p>
            <text:p>https://br.wiktionary.org/wiki/evit</text:p>
            <text:p>https://br.wiktionary.org/wiki/eget</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5">
          <table:table-cell office:value-type="float" office:value="525" calcext:value-type="float">
            <text:p>525</text:p>
          </table:table-cell>
          <table:table-cell office:value-type="string" calcext:value-type="string">
            <text:p><text:a xlink:href="https://community.languagetool.org/rule/show/RENK_RANK?lang=br&amp;subId=1" xlink:type="simple">https://community.languagetool.org/rule/show/RENK_RANK?lang=br&amp;subId=1</text:a></text:p>
          </table:table-cell>
          <table:table-cell office:value-type="string" calcext:value-type="string">
            <text:p>a renk bezañ → a rank bezañ</text:p>
          </table:table-cell>
          <table:table-cell office:value-type="string" calcext:value-type="string">
            <text:p>Aucun changement</text:p>
          </table:table-cell>
          <table:table-cell office:value-type="string" calcext:value-type="string">
            <text:p>Kemmesk etre ar ger «renk» hag ar verb «rankout» en anv-verb.</text:p>
          </table:table-cell>
          <table:table-cell office:value-type="string" calcext:value-type="string">
            <text:p>Ha fellout a rae deoc’h skrivañ rank?</text:p>
          </table:table-cell>
          <table:table-cell office:value-type="string" calcext:value-type="string">
            <text:p>C’hoant ho poa skrivañ «rank»?</text:p>
          </table:table-cell>
          <table:table-cell office:value-type="string" calcext:value-type="string">
            <text:p>Vouliez-vous écrire «rank»?</text:p>
          </table:table-cell>
          <table:table-cell office:value-type="string" calcext:value-type="string">
            <text:p>Did you want to write «rank»?</text:p>
          </table:table-cell>
          <table:table-cell office:value-type="string" calcext:value-type="string">
            <text:p>Oui</text:p>
          </table:table-cell>
          <table:table-cell office:value-type="string" calcext:value-type="string">
            <text:p>Kemmeskadur</text:p>
          </table:table-cell>
          <table:table-cell table:style-name="ce28"/>
          <table:table-cell table:style-name="ce3" office:value-type="string" calcext:value-type="string">
            <text:p>Rank:</text:p>
            <text:p>Renk:</text:p>
          </table:table-cell>
          <table:table-cell office:value-type="string" calcext:value-type="string">
            <text:p>http://devri.bzh/recherche/?q=rank&amp;submit=</text:p>
            <text:p>http://devri.bzh/recherche/?q=renk&amp;submit=</text:p>
          </table:table-cell>
          <table:table-cell office:value-type="string" calcext:value-type="string">
            <text:p>http://meurgorf.brezhoneg.bzh/meurgorf/enklask?terme=rank&amp;submit=Rechercher&amp;categorie=0&amp;oeuvres=0</text:p>
            <text:p>http://meurgorf.brezhoneg.bzh/meurgorf/enklask?terme=rank&amp;submit=Rechercher&amp;categorie=0&amp;oeuvres=0&amp;search_opt=1</text:p>
            <text:p>http://meurgorf.brezhoneg.bzh/meurgorf/enklask?terme=renk&amp;submit=Rechercher&amp;categorie=0&amp;oeuvres=0</text:p>
            <text:p>http://meurgorf.brezhoneg.bzh/meurgorf/enklask?terme=renk&amp;submit=Rechercher&amp;categorie=0&amp;oeuvres=0&amp;search_opt=1</text:p>
          </table:table-cell>
          <table:table-cell office:value-type="string" calcext:value-type="string">
            <text:p>https://br.wiktionary.org/wiki/rank</text:p>
            <text:p>https://br.wiktionary.org/wiki/renk</text:p>
          </table:table-cell>
          <table:table-cell table:style-name="ce28"/>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7">
          <table:table-cell table:style-name="ce8" office:value-type="float" office:value="526" calcext:value-type="float">
            <text:p>526</text:p>
          </table:table-cell>
          <table:table-cell table:style-name="ce8" office:value-type="string" calcext:value-type="string">
            <text:p><text:a xlink:href="https://community.languagetool.org/rule/show/KEN_HA?lang=br&amp;subId=1" xlink:type="simple">https://community.languagetool.org/rule/show/KEN_HA?lang=br&amp;subId=1</text:a></text:p>
          </table:table-cell>
          <table:table-cell table:style-name="ce8" office:value-type="string" calcext:value-type="string">
            <text:p>ken bras eget → ken bras ha</text:p>
          </table:table-cell>
          <table:table-cell table:style-name="ce8" office:value-type="string" calcext:value-type="string">
            <text:p>Aucun changement</text:p>
          </table:table-cell>
          <table:table-cell table:style-name="ce8" office:value-type="string" calcext:value-type="string">
            <text:p>Fazi en ur skrivañ «eget» evit merkañ an doare kevatal pa rankfe bezañ merket hemañ gant «hag» dirak ar gerioù o kregiñ gant ur vogalenn.</text:p>
          </table:table-cell>
          <table:table-cell table:style-name="ce8" office:value-type="string" calcext:value-type="string">
            <text:p>Implijit hag evit an derez-kevatal.</text:p>
          </table:table-cell>
          <table:table-cell table:style-name="ce8" office:value-type="string" calcext:value-type="string">
            <text:p>Implijit «hag» evit an derez-kevatal.</text:p>
          </table:table-cell>
          <table:table-cell table:style-name="ce8" office:value-type="string" calcext:value-type="string">
            <text:p>Utilisez «hag» pour le degré d’égalité.</text:p>
          </table:table-cell>
          <table:table-cell table:style-name="ce8" office:value-type="string" calcext:value-type="string">
            <text:p>Use «hag» for the degree of equality.</text:p>
          </table:table-cell>
          <table:table-cell table:style-name="ce8" office:value-type="string" calcext:value-type="string">
            <text:p>Oui</text:p>
          </table:table-cell>
          <table:table-cell table:style-name="ce8" office:value-type="string" calcext:value-type="string">
            <text:p>Derez-kevatal</text:p>
          </table:table-cell>
          <table:table-cell/>
          <table:table-cell office:value-type="string" calcext:value-type="string">
            <text:p>Eget:</text:p>
            <text:p>Ha/hag:</text:p>
          </table:table-cell>
          <table:table-cell table:style-name="ce8" office:value-type="string" calcext:value-type="string">
            <text:p>http://devri.bzh/recherche/?q=eget&amp;submit=</text:p>
            <text:p>http://devri.bzh/recherche/?q=ha&amp;submit=</text:p>
          </table:table-cell>
          <table:table-cell table:style-name="ce8" office:value-type="string" calcext:value-type="string">
            <text:p>http://meurgorf.brezhoneg.bzh/meurgorf/enklask?terme=eget&amp;submit=Rechercher&amp;categorie=0&amp;oeuvres=0</text:p>
            <text:p>http://meurgorf.brezhoneg.bzh/meurgorf/enklask?terme=ha&amp;submit=Rechercher&amp;categorie=0&amp;oeuvres=0</text:p>
          </table:table-cell>
          <table:table-cell table:style-name="ce8" office:value-type="string" calcext:value-type="string">
            <text:p>https://br.wiktionary.org/wiki/eget</text:p>
            <text:p>https://br.wiktionary.org/wiki/ha</text:p>
          </table:table-cell>
          <table:table-cell office:value-type="string" calcext:value-type="string">
            <text:p>Cette règle est vrai mais certaines personnes dont la langue maternelle est le breton utilise toutefois «eget» dans ce cas là, pourquoi ça je n’ai pas la réponse. Y aurait-il une confusion entre le «derez-uheloc’h» et le «derez-kevatal»? Ou est-ce un reste de quelque chose de plus ancien dans la langue bretonne?</text:p>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1">
          <table:table-cell office:value-type="float" office:value="527" calcext:value-type="float">
            <text:p>527</text:p>
          </table:table-cell>
          <table:table-cell office:value-type="string" calcext:value-type="string">
            <text:p><text:a xlink:href="https://community.languagetool.org/rule/show/KEN_HA?lang=br&amp;subId=2" xlink:type="simple">https://community.languagetool.org/rule/show/KEN_HA?lang=br&amp;subId=2</text:a></text:p>
          </table:table-cell>
          <table:table-cell office:value-type="string" calcext:value-type="string">
            <text:p>ken bras eget → ken bras ha</text:p>
          </table:table-cell>
          <table:table-cell office:value-type="string" calcext:value-type="string">
            <text:p>ken ruz eget gwad → ken bras ha gwad</text:p>
          </table:table-cell>
          <table:table-cell office:value-type="string" calcext:value-type="string">
            <text:p>Fazi en ur skrivañ «eget» evit merkañ an doare kevatal pa rankfe bezañ merket hemañ gant «ha» dirak ar gerioù o kregiñ gant ur gensonenn.</text:p>
          </table:table-cell>
          <table:table-cell office:value-type="string" calcext:value-type="string">
            <text:p>Implijit ha evit an derez-kevatal.</text:p>
          </table:table-cell>
          <table:table-cell office:value-type="string" calcext:value-type="string">
            <text:p>Implijit «ha» evit an derez-kevatal.</text:p>
          </table:table-cell>
          <table:table-cell office:value-type="string" calcext:value-type="string">
            <text:p>Utilisez «ha» pour le degré d’égalité.</text:p>
          </table:table-cell>
          <table:table-cell office:value-type="string" calcext:value-type="string">
            <text:p>Use «ha» for the degree of equality.</text:p>
          </table:table-cell>
          <table:table-cell office:value-type="string" calcext:value-type="string">
            <text:p>Oui</text:p>
          </table:table-cell>
          <table:table-cell office:value-type="string" calcext:value-type="string">
            <text:p>Derez-kevatal</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3" office:value-type="string" calcext:value-type="string">
            <text:p>idem</text:p>
          </table:table-cell>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1">
          <table:table-cell table:style-name="ce8" office:value-type="float" office:value="528" calcext:value-type="float">
            <text:p>528</text:p>
          </table:table-cell>
          <table:table-cell table:style-name="ce8" office:value-type="string" calcext:value-type="string">
            <text:p><text:a xlink:href="https://community.languagetool.org/rule/show/KEN_HA?lang=br&amp;subId=3" xlink:type="simple">https://community.languagetool.org/rule/show/KEN_HA?lang=br&amp;subId=3</text:a></text:p>
          </table:table-cell>
          <table:table-cell table:style-name="ce8" office:value-type="string" calcext:value-type="string">
            <text:p>ken bras eget → ken bras ha</text:p>
          </table:table-cell>
          <table:table-cell table:style-name="ce8" office:value-type="string" calcext:value-type="string">
            <text:p>ken bras egedon → ken bras ha me</text:p>
          </table:table-cell>
          <table:table-cell table:style-name="ce8" office:value-type="string" calcext:value-type="string">
            <text:p>Fazi en ur skrivañ an araogenn displeget «eget» evit merkañ an doare kevatal pa rankfe bezañ merket hemañ gant «ha» + «me, te...».</text:p>
          </table:table-cell>
          <table:table-cell table:style-name="ce8" office:value-type="string" calcext:value-type="string">
            <text:p>Implijit ha me evit an derez-kevatal.</text:p>
          </table:table-cell>
          <table:table-cell table:style-name="ce8" office:value-type="string" calcext:value-type="string">
            <text:p>Implijit «ha me» evit an derez-kevatal.</text:p>
          </table:table-cell>
          <table:table-cell table:style-name="ce8" office:value-type="string" calcext:value-type="string">
            <text:p>Utilisez «ha me» pour le degré d’égalité.</text:p>
          </table:table-cell>
          <table:table-cell table:style-name="ce8" office:value-type="string" calcext:value-type="string">
            <text:p>Use «ha me» for the degree of equality.</text:p>
          </table:table-cell>
          <table:table-cell table:style-name="ce8" office:value-type="string" calcext:value-type="string">
            <text:p>Oui</text:p>
          </table:table-cell>
          <table:table-cell table:style-name="ce8" office:value-type="string" calcext:value-type="string">
            <text:p>Derez-kevatal</text:p>
          </table:table-cell>
          <table:table-cell/>
          <table:table-cell office:value-type="string" calcext:value-type="string">
            <text:p>idem</text:p>
          </table:table-cell>
          <table:table-cell table:number-columns-repeated="3" table:style-name="ce8" office:value-type="string" calcext:value-type="string">
            <text:p>idem</text:p>
          </table:table-cell>
          <table:table-cell office:value-type="string" calcext:value-type="string">
            <text:p>idem</text:p>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1">
          <table:table-cell office:value-type="float" office:value="529" calcext:value-type="float">
            <text:p>529</text:p>
          </table:table-cell>
          <table:table-cell office:value-type="string" calcext:value-type="string">
            <text:p><text:a xlink:href="https://community.languagetool.org/rule/show/KEN_HA?lang=br&amp;subId=4" xlink:type="simple">https://community.languagetool.org/rule/show/KEN_HA?lang=br&amp;subId=4</text:a></text:p>
          </table:table-cell>
          <table:table-cell office:value-type="string" calcext:value-type="string">
            <text:p>ken bras eget → ken bras ha</text:p>
          </table:table-cell>
          <table:table-cell office:value-type="string" calcext:value-type="string">
            <text:p>ken bras egedout → ken bras ha te</text:p>
          </table:table-cell>
          <table:table-cell office:value-type="string" calcext:value-type="string">
            <text:p>Fazi en ur skrivañ an araogenn displeget «eget» evit merkañ an doare kevatal pa rankfe bezañ merket hemañ gant «ha» + «me, te...».</text:p>
          </table:table-cell>
          <table:table-cell office:value-type="string" calcext:value-type="string">
            <text:p>Implijit ha te evit an derez-kevatal.</text:p>
          </table:table-cell>
          <table:table-cell office:value-type="string" calcext:value-type="string">
            <text:p>Implijit «ha te» evit an derez-kevatal.</text:p>
          </table:table-cell>
          <table:table-cell office:value-type="string" calcext:value-type="string">
            <text:p>Utilisez «ha te» pour le degré d’égalité.</text:p>
          </table:table-cell>
          <table:table-cell office:value-type="string" calcext:value-type="string">
            <text:p>Use «ha te» for the degree of equality.</text:p>
          </table:table-cell>
          <table:table-cell office:value-type="string" calcext:value-type="string">
            <text:p>Oui</text:p>
          </table:table-cell>
          <table:table-cell office:value-type="string" calcext:value-type="string">
            <text:p>Derez-kevatal</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1">
          <table:table-cell table:style-name="ce8" office:value-type="float" office:value="530" calcext:value-type="float">
            <text:p>530</text:p>
          </table:table-cell>
          <table:table-cell table:style-name="ce8" office:value-type="string" calcext:value-type="string">
            <text:p><text:a xlink:href="https://community.languagetool.org/rule/show/KEN_HA?lang=br&amp;subId=5" xlink:type="simple">https://community.languagetool.org/rule/show/KEN_HA?lang=br&amp;subId=5</text:a></text:p>
          </table:table-cell>
          <table:table-cell table:style-name="ce8" office:value-type="string" calcext:value-type="string">
            <text:p>ken bras eget → ken bras ha</text:p>
          </table:table-cell>
          <table:table-cell table:style-name="ce8" office:value-type="string" calcext:value-type="string">
            <text:p>ken bras egetañ → ken bras hag eñ</text:p>
          </table:table-cell>
          <table:table-cell table:style-name="ce8" office:value-type="string" calcext:value-type="string">
            <text:p>Fazi en ur skrivañ an araogenn displeget «eget» evit merkañ an doare kevatal pa rankfe bezañ merket hemañ gant «ha» + «me, te...».</text:p>
          </table:table-cell>
          <table:table-cell table:style-name="ce8" office:value-type="string" calcext:value-type="string">
            <text:p>Implijit hag eñ evit an derez-kevatal.</text:p>
          </table:table-cell>
          <table:table-cell table:style-name="ce8" office:value-type="string" calcext:value-type="string">
            <text:p>Implijit «hag eñ» evit an derez-kevatal.</text:p>
          </table:table-cell>
          <table:table-cell table:style-name="ce8" office:value-type="string" calcext:value-type="string">
            <text:p>Utilisez «hag eñ» pour le degré d’égalité.</text:p>
          </table:table-cell>
          <table:table-cell table:style-name="ce8" office:value-type="string" calcext:value-type="string">
            <text:p>Use «hag eñ» for the degree of equality.</text:p>
          </table:table-cell>
          <table:table-cell table:style-name="ce8" office:value-type="string" calcext:value-type="string">
            <text:p>Oui</text:p>
          </table:table-cell>
          <table:table-cell table:style-name="ce8" office:value-type="string" calcext:value-type="string">
            <text:p>Derez-kevatal</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1">
          <table:table-cell office:value-type="float" office:value="531" calcext:value-type="float">
            <text:p>531</text:p>
          </table:table-cell>
          <table:table-cell office:value-type="string" calcext:value-type="string">
            <text:p><text:a xlink:href="https://community.languagetool.org/rule/show/KEN_HA?lang=br&amp;subId=6" xlink:type="simple">https://community.languagetool.org/rule/show/KEN_HA?lang=br&amp;subId=6</text:a></text:p>
          </table:table-cell>
          <table:table-cell office:value-type="string" calcext:value-type="string">
            <text:p>ken bras eget → ken bras ha</text:p>
          </table:table-cell>
          <table:table-cell office:value-type="string" calcext:value-type="string">
            <text:p>ken bras egeti → ken bras hag hi</text:p>
          </table:table-cell>
          <table:table-cell office:value-type="string" calcext:value-type="string">
            <text:p>Fazi en ur skrivañ an araogenn displeget «eget» evit merkañ an doare kevatal pa rankfe bezañ merket hemañ gant «ha» + «me, te...».</text:p>
          </table:table-cell>
          <table:table-cell office:value-type="string" calcext:value-type="string">
            <text:p>Implijit hag eñ evit an derez-kevatal.</text:p>
          </table:table-cell>
          <table:table-cell office:value-type="string" calcext:value-type="string">
            <text:p>Implijit «hag hi» evit an derez-kevatal.</text:p>
          </table:table-cell>
          <table:table-cell office:value-type="string" calcext:value-type="string">
            <text:p>Utilisez «hag hi» pour le degré d’égalité.</text:p>
          </table:table-cell>
          <table:table-cell office:value-type="string" calcext:value-type="string">
            <text:p>Use «hag hi» for the degree of equality.</text:p>
          </table:table-cell>
          <table:table-cell office:value-type="string" calcext:value-type="string">
            <text:p>Oui</text:p>
          </table:table-cell>
          <table:table-cell office:value-type="string" calcext:value-type="string">
            <text:p>Derez-kevatal</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1">
          <table:table-cell table:style-name="ce8" office:value-type="float" office:value="532" calcext:value-type="float">
            <text:p>532</text:p>
          </table:table-cell>
          <table:table-cell table:style-name="ce8" office:value-type="string" calcext:value-type="string">
            <text:p><text:a xlink:href="https://community.languagetool.org/rule/show/KEN_HA?lang=br&amp;subId=7" xlink:type="simple">https://community.languagetool.org/rule/show/KEN_HA?lang=br&amp;subId=7</text:a></text:p>
          </table:table-cell>
          <table:table-cell table:style-name="ce8" office:value-type="string" calcext:value-type="string">
            <text:p>ken bras eget → ken bras ha</text:p>
          </table:table-cell>
          <table:table-cell table:style-name="ce8" office:value-type="string" calcext:value-type="string">
            <text:p>ken bras egedomp → ken bras ha ni</text:p>
          </table:table-cell>
          <table:table-cell table:style-name="ce8" office:value-type="string" calcext:value-type="string">
            <text:p>Fazi en ur skrivañ an araogenn displeget «eget» evit merkañ an doare kevatal pa rankfe bezañ merket hemañ gant «ha» + «me, te...».</text:p>
          </table:table-cell>
          <table:table-cell table:style-name="ce8" office:value-type="string" calcext:value-type="string">
            <text:p>Implijit hag eñ evit an derez-kevatal.</text:p>
          </table:table-cell>
          <table:table-cell table:style-name="ce8" office:value-type="string" calcext:value-type="string">
            <text:p>Implijit «hag ni» evit an derez-kevatal.</text:p>
          </table:table-cell>
          <table:table-cell table:style-name="ce8" office:value-type="string" calcext:value-type="string">
            <text:p>Utilisez «hag ni» pour le degré d’égalité.</text:p>
          </table:table-cell>
          <table:table-cell table:style-name="ce8" office:value-type="string" calcext:value-type="string">
            <text:p>Use «hag ni» for the degree of equality.</text:p>
          </table:table-cell>
          <table:table-cell table:style-name="ce8" office:value-type="string" calcext:value-type="string">
            <text:p>Oui</text:p>
          </table:table-cell>
          <table:table-cell table:style-name="ce8" office:value-type="string" calcext:value-type="string">
            <text:p>Derez-kevatal</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1">
          <table:table-cell office:value-type="float" office:value="533" calcext:value-type="float">
            <text:p>533</text:p>
          </table:table-cell>
          <table:table-cell office:value-type="string" calcext:value-type="string">
            <text:p><text:a xlink:href="https://community.languagetool.org/rule/show/KEN_HA?lang=br&amp;subId=8" xlink:type="simple">https://community.languagetool.org/rule/show/KEN_HA?lang=br&amp;subId=8</text:a></text:p>
          </table:table-cell>
          <table:table-cell office:value-type="string" calcext:value-type="string">
            <text:p>ken bras eget → ken bras ha</text:p>
          </table:table-cell>
          <table:table-cell office:value-type="string" calcext:value-type="string">
            <text:p>ken bras egedoc’h → ken bras ha c’hwi</text:p>
          </table:table-cell>
          <table:table-cell office:value-type="string" calcext:value-type="string">
            <text:p>Fazi en ur skrivañ an araogenn displeget «eget» evit merkañ an doare kevatal pa rankfe bezañ merket hemañ gant «ha» + «me, te...».</text:p>
          </table:table-cell>
          <table:table-cell office:value-type="string" calcext:value-type="string">
            <text:p>Implijit ha c’hwi evit an derez-kevatal.</text:p>
          </table:table-cell>
          <table:table-cell office:value-type="string" calcext:value-type="string">
            <text:p>Implijit «hag c’hwi» evit an derez-kevatal.</text:p>
          </table:table-cell>
          <table:table-cell office:value-type="string" calcext:value-type="string">
            <text:p>Utilisez «hag c’hwi» pour le degré d’égalité.</text:p>
          </table:table-cell>
          <table:table-cell office:value-type="string" calcext:value-type="string">
            <text:p>Use «hag c’hwi» for the degree of equality.</text:p>
          </table:table-cell>
          <table:table-cell office:value-type="string" calcext:value-type="string">
            <text:p>Oui</text:p>
          </table:table-cell>
          <table:table-cell office:value-type="string" calcext:value-type="string">
            <text:p>Derez-kevatal</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1">
          <table:table-cell table:style-name="ce8" office:value-type="float" office:value="534" calcext:value-type="float">
            <text:p>534</text:p>
          </table:table-cell>
          <table:table-cell table:style-name="ce8" office:value-type="string" calcext:value-type="string">
            <text:p><text:a xlink:href="https://community.languagetool.org/rule/show/KEN_HA?lang=br&amp;subId=9" xlink:type="simple">https://community.languagetool.org/rule/show/KEN_HA?lang=br&amp;subId=9</text:a></text:p>
          </table:table-cell>
          <table:table-cell table:style-name="ce8" office:value-type="string" calcext:value-type="string">
            <text:p>ken bras eget → ken bras ha</text:p>
          </table:table-cell>
          <table:table-cell table:style-name="ce8" office:value-type="string" calcext:value-type="string">
            <text:p>ken bras egeto → ken bras hag int</text:p>
          </table:table-cell>
          <table:table-cell table:style-name="ce8" office:value-type="string" calcext:value-type="string">
            <text:p>Fazi en ur skrivañ an araogenn displeget «eget» evit merkañ an doare kevatal pa rankfe bezañ merket hemañ gant «ha» + «me, te...».</text:p>
          </table:table-cell>
          <table:table-cell table:style-name="ce8" office:value-type="string" calcext:value-type="string">
            <text:p>Implijit hag int evit an derez-kevatal.</text:p>
          </table:table-cell>
          <table:table-cell table:style-name="ce8" office:value-type="string" calcext:value-type="string">
            <text:p>Implijit «hag int» evit an derez-kevatal.</text:p>
          </table:table-cell>
          <table:table-cell table:style-name="ce8" office:value-type="string" calcext:value-type="string">
            <text:p>Utilisez «hag int» pour le degré d’égalité.</text:p>
          </table:table-cell>
          <table:table-cell table:style-name="ce8" office:value-type="string" calcext:value-type="string">
            <text:p>Use «hag int» for the degree of equality.</text:p>
          </table:table-cell>
          <table:table-cell table:style-name="ce8" office:value-type="string" calcext:value-type="string">
            <text:p>Oui</text:p>
          </table:table-cell>
          <table:table-cell table:style-name="ce8" office:value-type="string" calcext:value-type="string">
            <text:p>Derez-kevatal</text:p>
          </table:table-cell>
          <table:table-cell/>
          <table:table-cell office:value-type="string" calcext:value-type="string">
            <text:p>idem</text:p>
          </table:table-cell>
          <table:table-cell table:number-columns-repeated="3" table:style-name="ce8" office:value-type="string" calcext:value-type="string">
            <text:p>idem</text:p>
          </table:table-cell>
          <table:table-cell office:value-type="string" calcext:value-type="string">
            <text:p>idem</text:p>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6">
          <table:table-cell office:value-type="float" office:value="535" calcext:value-type="float">
            <text:p>535</text:p>
          </table:table-cell>
          <table:table-cell office:value-type="string" calcext:value-type="string">
            <text:p><text:a xlink:href="https://community.languagetool.org/rule/show/MEMES_HA?lang=br&amp;subId=1" xlink:type="simple">https://community.languagetool.org/rule/show/MEMES_HA?lang=br&amp;subId=1</text:a></text:p>
          </table:table-cell>
          <table:table-cell office:value-type="string" calcext:value-type="string">
            <text:p>memes eget → memes ha</text:p>
          </table:table-cell>
          <table:table-cell office:value-type="string" calcext:value-type="string">
            <text:p>Aucun changement</text:p>
          </table:table-cell>
          <table:table-cell office:value-type="string" calcext:value-type="string">
            <text:p>Fazi en ur skrivañ «eget» evit merkañ ar c’heñveriañ dre gevatalder pa rankfe bezañ merket hemañ gant «ha/hag».</text:p>
          </table:table-cell>
          <table:table-cell office:value-type="string" calcext:value-type="string">
            <text:p>Gant hag e vez merket a c’heñveriañ dre gevatalder.</text:p>
          </table:table-cell>
          <table:table-cell office:value-type="string" calcext:value-type="string">
            <text:p>Implijit «hag» evit ar c’heñveriañ dre gevatalder.</text:p>
          </table:table-cell>
          <table:table-cell office:value-type="string" calcext:value-type="string">
            <text:p>Utilisez «hag» pour le comparatif d’égalité.</text:p>
          </table:table-cell>
          <table:table-cell office:value-type="string" calcext:value-type="string">
            <text:p>Use «hag» for the comparative of equality.</text:p>
          </table:table-cell>
          <table:table-cell office:value-type="string" calcext:value-type="string">
            <text:p>Oui</text:p>
          </table:table-cell>
          <table:table-cell office:value-type="string" calcext:value-type="string">
            <text:p>Keñveriañ-kevatal</text:p>
          </table:table-cell>
          <table:table-cell table:style-name="ce28"/>
          <table:table-cell table:style-name="ce3" office:value-type="string" calcext:value-type="string">
            <text:p>Memes:</text:p>
            <text:p>Eget:</text:p>
          </table:table-cell>
          <table:table-cell office:value-type="string" calcext:value-type="string">
            <text:p>http://devri.bzh/recherche/?q=memes&amp;submit=</text:p>
            <text:p>http://devri.bzh/recherche/?q=eget&amp;submit=</text:p>
          </table:table-cell>
          <table:table-cell office:value-type="string" calcext:value-type="string">
            <text:p>http://meurgorf.brezhoneg.bzh/meurgorf/enklask?terme=memes&amp;submit=Rechercher&amp;categorie=0&amp;oeuvres=0</text:p>
            <text:p>http://meurgorf.brezhoneg.bzh/meurgorf/enklask?terme=memes&amp;submit=Rechercher&amp;categorie=0&amp;oeuvres=0&amp;search_opt=1</text:p>
            <text:p>http://meurgorf.brezhoneg.bzh/meurgorf/enklask?terme=eget&amp;submit=Rechercher&amp;categorie=0&amp;oeuvres=0</text:p>
          </table:table-cell>
          <table:table-cell office:value-type="string" calcext:value-type="string">
            <text:p>https://br.wiktionary.org/wiki/memes</text:p>
            <text:p>https://br.wiktionary.org/wiki/eget</text:p>
          </table:table-cell>
          <table:table-cell table:style-name="ce3" office:value-type="string" calcext:value-type="string">
            <text:p>Penses-tu pouvoir faire une règle sur «Me zo pemp bloaz koshoc’h evidout» → «Me zo pemp bloaz warnout».</text:p>
          </table:table-cell>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4">
          <table:table-cell table:style-name="ce8" office:value-type="float" office:value="536" calcext:value-type="float">
            <text:p>536</text:p>
          </table:table-cell>
          <table:table-cell table:style-name="ce8" office:value-type="string" calcext:value-type="string">
            <text:p><text:a xlink:href="https://community.languagetool.org/rule/show/MEMES_HA?lang=br&amp;subId=2" xlink:type="simple">https://community.languagetool.org/rule/show/MEMES_HA?lang=br&amp;subId=2</text:a></text:p>
          </table:table-cell>
          <table:table-cell table:style-name="ce8" office:value-type="string" calcext:value-type="string">
            <text:p>memes eget → memes ha</text:p>
          </table:table-cell>
          <table:table-cell table:style-name="ce8" office:value-type="string" calcext:value-type="string">
            <text:p>Aucun changement</text:p>
          </table:table-cell>
          <table:table-cell table:style-name="ce8" office:value-type="string" calcext:value-type="string">
            <text:p>Fazi en ur skrivañ «eget» evit merkañ ar c’heñveriañ dre gevatalder pa rankfe bezañ merket hemañ gant «ha/hag».</text:p>
          </table:table-cell>
          <table:table-cell table:style-name="ce8" office:value-type="string" calcext:value-type="string">
            <text:p>Gant hag e vez merket a c’heñveriañ dre gevatalder.</text:p>
          </table:table-cell>
          <table:table-cell table:style-name="ce8" office:value-type="string" calcext:value-type="string">
            <text:p>Implijit «ha» evit ar c’heñveriañ dre gevatalder.</text:p>
          </table:table-cell>
          <table:table-cell table:style-name="ce8" office:value-type="string" calcext:value-type="string">
            <text:p>Utilisez «ha» pour le comparatif d’égalité.</text:p>
          </table:table-cell>
          <table:table-cell table:style-name="ce8" office:value-type="string" calcext:value-type="string">
            <text:p>Use «ha» for the comparative of equality.</text:p>
          </table:table-cell>
          <table:table-cell table:style-name="ce8" office:value-type="string" calcext:value-type="string">
            <text:p>Oui</text:p>
          </table:table-cell>
          <table:table-cell table:style-name="ce8" office:value-type="string" calcext:value-type="string">
            <text:p>Keñveriañ-kevatal</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5">
          <table:table-cell office:value-type="float" office:value="537" calcext:value-type="float">
            <text:p>537</text:p>
          </table:table-cell>
          <table:table-cell office:value-type="string" calcext:value-type="string">
            <text:p><text:a xlink:href="https://community.languagetool.org/rule/show/MEMES_HA?lang=br&amp;subId=3" xlink:type="simple">https://community.languagetool.org/rule/show/MEMES_HA?lang=br&amp;subId=3</text:a></text:p>
          </table:table-cell>
          <table:table-cell office:value-type="string" calcext:value-type="string">
            <text:p>memes eget → memes ha</text:p>
          </table:table-cell>
          <table:table-cell office:value-type="string" calcext:value-type="string">
            <text:p>memes «x» egedon → memes «x» ha me</text:p>
          </table:table-cell>
          <table:table-cell office:value-type="string" calcext:value-type="string">
            <text:p>Fazi en ur skrivañ an araogenn displeget «eget» evit merkañ ar c’heñveriañ dre gevatalder pa rankfe bezañ merket hemañ gant «ha» + «me, te...».</text:p>
          </table:table-cell>
          <table:table-cell office:value-type="string" calcext:value-type="string">
            <text:p>Implijit ha me.</text:p>
          </table:table-cell>
          <table:table-cell office:value-type="string" calcext:value-type="string">
            <text:p>Implijit «ha me».</text:p>
          </table:table-cell>
          <table:table-cell office:value-type="string" calcext:value-type="string">
            <text:p>Utilisez «ha me».</text:p>
          </table:table-cell>
          <table:table-cell office:value-type="string" calcext:value-type="string">
            <text:p>Use «ha me».</text:p>
          </table:table-cell>
          <table:table-cell office:value-type="string" calcext:value-type="string">
            <text:p>Oui</text:p>
          </table:table-cell>
          <table:table-cell office:value-type="string" calcext:value-type="string">
            <text:p>Keñveriañ-kevatal</text:p>
          </table:table-cell>
          <table:table-cell table:style-name="ce28"/>
          <table:table-cell table:style-name="ce3" office:value-type="string" calcext:value-type="string">
            <text:p>Memes:</text:p>
            <text:p>Eget:</text:p>
            <text:p>Ha:</text:p>
          </table:table-cell>
          <table:table-cell office:value-type="string" calcext:value-type="string">
            <text:p>http://devri.bzh/recherche/?q=memes&amp;submit=</text:p>
            <text:p>http://devri.bzh/recherche/?q=eget&amp;submit=</text:p>
            <text:p>http://devri.bzh/recherche/?q=ha&amp;submit=</text:p>
          </table:table-cell>
          <table:table-cell office:value-type="string" calcext:value-type="string">
            <text:p>http://meurgorf.brezhoneg.bzh/meurgorf/enklask?terme=memes&amp;submit=Rechercher&amp;categorie=0&amp;oeuvres=0</text:p>
            <text:p>http://meurgorf.brezhoneg.bzh/meurgorf/enklask?terme=memes&amp;submit=Rechercher&amp;categorie=0&amp;oeuvres=0&amp;search_opt=1</text:p>
            <text:p>http://meurgorf.brezhoneg.bzh/meurgorf/enklask?terme=eget&amp;submit=Rechercher&amp;categorie=0&amp;oeuvres=0</text:p>
            <text:p>http://meurgorf.brezhoneg.bzh/meurgorf/enklask?terme=ha&amp;submit=Rechercher&amp;categorie=0&amp;oeuvres=0</text:p>
          </table:table-cell>
          <table:table-cell office:value-type="string" calcext:value-type="string">
            <text:p>https://br.wiktionary.org/wiki/memes</text:p>
            <text:p>https://br.wiktionary.org/wiki/eget</text:p>
            <text:p>https://br.wiktionary.org/wiki/ha</text:p>
          </table:table-cell>
          <table:table-cell table:style-name="ce28"/>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1">
          <table:table-cell table:style-name="ce8" office:value-type="float" office:value="538" calcext:value-type="float">
            <text:p>538</text:p>
          </table:table-cell>
          <table:table-cell table:style-name="ce8" office:value-type="string" calcext:value-type="string">
            <text:p><text:a xlink:href="https://community.languagetool.org/rule/show/MEMES_HA?lang=br&amp;subId=4" xlink:type="simple">https://community.languagetool.org/rule/show/MEMES_HA?lang=br&amp;subId=4</text:a></text:p>
          </table:table-cell>
          <table:table-cell table:style-name="ce8" office:value-type="string" calcext:value-type="string">
            <text:p>memes eget → memes ha</text:p>
          </table:table-cell>
          <table:table-cell table:style-name="ce8" office:value-type="string" calcext:value-type="string">
            <text:p>memes «x» egedout → memes «x» ha te</text:p>
          </table:table-cell>
          <table:table-cell table:style-name="ce8" office:value-type="string" calcext:value-type="string">
            <text:p>Fazi en ur skrivañ an araogenn displeget «eget» evit merkañ ar c’heñveriañ dre gevatalder pa rankfe bezañ merket hemañ gant «ha» + «me, te...».</text:p>
          </table:table-cell>
          <table:table-cell table:style-name="ce8" office:value-type="string" calcext:value-type="string">
            <text:p>Implijit ha te.</text:p>
          </table:table-cell>
          <table:table-cell table:style-name="ce8" office:value-type="string" calcext:value-type="string">
            <text:p>Implijit «ha te».</text:p>
          </table:table-cell>
          <table:table-cell table:style-name="ce8" office:value-type="string" calcext:value-type="string">
            <text:p>Utilisez «ha te».</text:p>
          </table:table-cell>
          <table:table-cell table:style-name="ce8" office:value-type="string" calcext:value-type="string">
            <text:p>Use «ha te».</text:p>
          </table:table-cell>
          <table:table-cell table:style-name="ce8" office:value-type="string" calcext:value-type="string">
            <text:p>Oui</text:p>
          </table:table-cell>
          <table:table-cell table:style-name="ce8" office:value-type="string" calcext:value-type="string">
            <text:p>Keñveriañ-kevatal</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1">
          <table:table-cell office:value-type="float" office:value="539" calcext:value-type="float">
            <text:p>539</text:p>
          </table:table-cell>
          <table:table-cell office:value-type="string" calcext:value-type="string">
            <text:p><text:a xlink:href="https://community.languagetool.org/rule/show/MEMES_HA?lang=br&amp;subId=5" xlink:type="simple">https://community.languagetool.org/rule/show/MEMES_HA?lang=br&amp;subId=5</text:a></text:p>
          </table:table-cell>
          <table:table-cell office:value-type="string" calcext:value-type="string">
            <text:p>memes eget → memes ha</text:p>
          </table:table-cell>
          <table:table-cell office:value-type="string" calcext:value-type="string">
            <text:p>memes «x» egetañ → memes «x» hag eñ</text:p>
          </table:table-cell>
          <table:table-cell office:value-type="string" calcext:value-type="string">
            <text:p>Fazi en ur skrivañ an araogenn displeget «eget» evit merkañ ar c’heñveriañ dre gevatalder pa rankfe bezañ merket hemañ gant «ha» + «me, te...».</text:p>
          </table:table-cell>
          <table:table-cell office:value-type="string" calcext:value-type="string">
            <text:p>Implijit hag eñ.</text:p>
          </table:table-cell>
          <table:table-cell office:value-type="string" calcext:value-type="string">
            <text:p>Implijit «hag eñ».</text:p>
          </table:table-cell>
          <table:table-cell office:value-type="string" calcext:value-type="string">
            <text:p>Utilisez «hag eñ».</text:p>
          </table:table-cell>
          <table:table-cell office:value-type="string" calcext:value-type="string">
            <text:p>Use «hag eñ».</text:p>
          </table:table-cell>
          <table:table-cell office:value-type="string" calcext:value-type="string">
            <text:p>Oui</text:p>
          </table:table-cell>
          <table:table-cell office:value-type="string" calcext:value-type="string">
            <text:p>Keñveriañ-kevatal</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1">
          <table:table-cell table:style-name="ce8" office:value-type="float" office:value="540" calcext:value-type="float">
            <text:p>540</text:p>
          </table:table-cell>
          <table:table-cell table:style-name="ce8" office:value-type="string" calcext:value-type="string">
            <text:p><text:a xlink:href="https://community.languagetool.org/rule/show/MEMES_HA?lang=br&amp;subId=6" xlink:type="simple">https://community.languagetool.org/rule/show/MEMES_HA?lang=br&amp;subId=6</text:a></text:p>
          </table:table-cell>
          <table:table-cell table:style-name="ce8" office:value-type="string" calcext:value-type="string">
            <text:p>memes eget → memes ha</text:p>
          </table:table-cell>
          <table:table-cell table:style-name="ce8" office:value-type="string" calcext:value-type="string">
            <text:p>memes «x» egeti → memes «x» hag hi</text:p>
          </table:table-cell>
          <table:table-cell table:style-name="ce8" office:value-type="string" calcext:value-type="string">
            <text:p>Fazi en ur skrivañ an araogenn displeget «eget» evit merkañ ar c’heñveriañ dre gevatalder pa rankfe bezañ merket hemañ gant «ha» + «me, te...».</text:p>
          </table:table-cell>
          <table:table-cell table:style-name="ce8" office:value-type="string" calcext:value-type="string">
            <text:p>Implijit hag hi.</text:p>
          </table:table-cell>
          <table:table-cell table:style-name="ce8" office:value-type="string" calcext:value-type="string">
            <text:p>Implijit «hag hi».</text:p>
          </table:table-cell>
          <table:table-cell table:style-name="ce8" office:value-type="string" calcext:value-type="string">
            <text:p>Utilisez «hag hi».</text:p>
          </table:table-cell>
          <table:table-cell table:style-name="ce8" office:value-type="string" calcext:value-type="string">
            <text:p>Use «hag hi».</text:p>
          </table:table-cell>
          <table:table-cell table:style-name="ce8" office:value-type="string" calcext:value-type="string">
            <text:p>Oui</text:p>
          </table:table-cell>
          <table:table-cell table:style-name="ce8" office:value-type="string" calcext:value-type="string">
            <text:p>Keñveriañ-kevatal</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1">
          <table:table-cell office:value-type="float" office:value="541" calcext:value-type="float">
            <text:p>541</text:p>
          </table:table-cell>
          <table:table-cell office:value-type="string" calcext:value-type="string">
            <text:p><text:a xlink:href="https://community.languagetool.org/rule/show/MEMES_HA?lang=br&amp;subId=7" xlink:type="simple">https://community.languagetool.org/rule/show/MEMES_HA?lang=br&amp;subId=7</text:a></text:p>
          </table:table-cell>
          <table:table-cell office:value-type="string" calcext:value-type="string">
            <text:p>memes eget → memes ha</text:p>
          </table:table-cell>
          <table:table-cell office:value-type="string" calcext:value-type="string">
            <text:p>memes «x» egedomp → memes «x» hag ni</text:p>
          </table:table-cell>
          <table:table-cell office:value-type="string" calcext:value-type="string">
            <text:p>Fazi en ur skrivañ an araogenn displeget «eget» evit merkañ ar c’heñveriañ dre gevatalder pa rankfe bezañ merket hemañ gant «ha» + «me, te...».</text:p>
          </table:table-cell>
          <table:table-cell office:value-type="string" calcext:value-type="string">
            <text:p>Implijit ha ni.</text:p>
          </table:table-cell>
          <table:table-cell office:value-type="string" calcext:value-type="string">
            <text:p>Implijit «ha ni».</text:p>
          </table:table-cell>
          <table:table-cell office:value-type="string" calcext:value-type="string">
            <text:p>Utilisez «ha ni».</text:p>
          </table:table-cell>
          <table:table-cell office:value-type="string" calcext:value-type="string">
            <text:p>Use «ha ni».</text:p>
          </table:table-cell>
          <table:table-cell office:value-type="string" calcext:value-type="string">
            <text:p>Oui</text:p>
          </table:table-cell>
          <table:table-cell office:value-type="string" calcext:value-type="string">
            <text:p>Keñveriañ-kevatal</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1">
          <table:table-cell table:style-name="ce8" office:value-type="float" office:value="542" calcext:value-type="float">
            <text:p>542</text:p>
          </table:table-cell>
          <table:table-cell table:style-name="ce8" office:value-type="string" calcext:value-type="string">
            <text:p><text:a xlink:href="https://community.languagetool.org/rule/show/MEMES_HA?lang=br&amp;subId=8" xlink:type="simple">https://community.languagetool.org/rule/show/MEMES_HA?lang=br&amp;subId=8</text:a></text:p>
          </table:table-cell>
          <table:table-cell table:style-name="ce8" office:value-type="string" calcext:value-type="string">
            <text:p>memes eget → memes ha</text:p>
          </table:table-cell>
          <table:table-cell table:style-name="ce8" office:value-type="string" calcext:value-type="string">
            <text:p>memes «x» egedoc’h → memes «x» ha c’hwi</text:p>
          </table:table-cell>
          <table:table-cell table:style-name="ce8" office:value-type="string" calcext:value-type="string">
            <text:p>Fazi en ur skrivañ an araogenn displeget «eget» evit merkañ ar c’heñveriañ dre gevatalder pa rankfe bezañ merket hemañ gant «ha» + «me, te...».</text:p>
          </table:table-cell>
          <table:table-cell table:style-name="ce8" office:value-type="string" calcext:value-type="string">
            <text:p>Implijit ha ni.</text:p>
          </table:table-cell>
          <table:table-cell table:style-name="ce8" office:value-type="string" calcext:value-type="string">
            <text:p>Implijit «ha c’hwi».</text:p>
          </table:table-cell>
          <table:table-cell table:style-name="ce8" office:value-type="string" calcext:value-type="string">
            <text:p>Utilisez «ha c’hwi».</text:p>
          </table:table-cell>
          <table:table-cell table:style-name="ce8" office:value-type="string" calcext:value-type="string">
            <text:p>Use «ha c’hwi».</text:p>
          </table:table-cell>
          <table:table-cell table:style-name="ce8" office:value-type="string" calcext:value-type="string">
            <text:p>Oui</text:p>
          </table:table-cell>
          <table:table-cell table:style-name="ce8" office:value-type="string" calcext:value-type="string">
            <text:p>Keñveriañ-kevatal</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1">
          <table:table-cell office:value-type="float" office:value="543" calcext:value-type="float">
            <text:p>543</text:p>
          </table:table-cell>
          <table:table-cell office:value-type="string" calcext:value-type="string">
            <text:p><text:a xlink:href="https://community.languagetool.org/rule/show/MEMES_HA?lang=br&amp;subId=9" xlink:type="simple">https://community.languagetool.org/rule/show/MEMES_HA?lang=br&amp;subId=9</text:a></text:p>
          </table:table-cell>
          <table:table-cell office:value-type="string" calcext:value-type="string">
            <text:p>memes eget → memes ha</text:p>
          </table:table-cell>
          <table:table-cell office:value-type="string" calcext:value-type="string">
            <text:p>memes «x» egeto → memes «x» hag int</text:p>
          </table:table-cell>
          <table:table-cell office:value-type="string" calcext:value-type="string">
            <text:p>Fazi en ur skrivañ an araogenn displeget «eget» evit merkañ ar c’heñveriañ dre gevatalder pa rankfe bezañ merket hemañ gant «ha» + «me, te...».</text:p>
          </table:table-cell>
          <table:table-cell office:value-type="string" calcext:value-type="string">
            <text:p>Implijit hag int.</text:p>
          </table:table-cell>
          <table:table-cell office:value-type="string" calcext:value-type="string">
            <text:p>Implijit «hag int».</text:p>
          </table:table-cell>
          <table:table-cell office:value-type="string" calcext:value-type="string">
            <text:p>Utilisez «hag int».</text:p>
          </table:table-cell>
          <table:table-cell office:value-type="string" calcext:value-type="string">
            <text:p>Use «hag int».</text:p>
          </table:table-cell>
          <table:table-cell office:value-type="string" calcext:value-type="string">
            <text:p>Oui</text:p>
          </table:table-cell>
          <table:table-cell office:value-type="string" calcext:value-type="string">
            <text:p>Keñveriañ-kevatal</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3">
          <table:table-cell table:style-name="ce8" office:value-type="float" office:value="544" calcext:value-type="float">
            <text:p>544</text:p>
          </table:table-cell>
          <table:table-cell table:style-name="ce8" office:value-type="string" calcext:value-type="string">
            <text:p><text:a xlink:href="https://community.languagetool.org/rule/show/NEVEZ_AMZER?lang=br&amp;subId=1" xlink:type="simple">https://community.languagetool.org/rule/show/NEVEZ_AMZER?lang=br&amp;subId=1</text:a></text:p>
          </table:table-cell>
          <table:table-cell table:style-name="ce8" office:value-type="string" calcext:value-type="string">
            <text:p>nevez amzer → nevezamzer</text:p>
          </table:table-cell>
          <table:table-cell table:style-name="ce8" office:value-type="string" calcext:value-type="string">
            <text:p>Aucun changement</text:p>
          </table:table-cell>
          <table:table-cell table:style-name="ce8" office:value-type="string" calcext:value-type="string">
            <text:p>Fazi en ur skrivañ e daou c’her ar ger «nevezamzer».</text:p>
          </table:table-cell>
          <table:table-cell table:style-name="ce8" office:value-type="string" calcext:value-type="string">
            <text:p>Implijit \1.</text:p>
          </table:table-cell>
          <table:table-cell table:style-name="ce8" office:value-type="string" calcext:value-type="string">
            <text:p>Implijit «\1».</text:p>
          </table:table-cell>
          <table:table-cell table:style-name="ce8" office:value-type="string" calcext:value-type="string">
            <text:p>Utilisez «\1».</text:p>
          </table:table-cell>
          <table:table-cell table:style-name="ce8" office:value-type="string" calcext:value-type="string">
            <text:p>Use «\1».</text:p>
          </table:table-cell>
          <table:table-cell table:style-name="ce8" office:value-type="string" calcext:value-type="string">
            <text:p>Oui</text:p>
          </table:table-cell>
          <table:table-cell table:style-name="ce8" office:value-type="string" calcext:value-type="string">
            <text:p>Reizhskritur</text:p>
          </table:table-cell>
          <table:table-cell/>
          <table:table-cell office:value-type="string" calcext:value-type="string">
            <text:p>Amzer:</text:p>
          </table:table-cell>
          <table:table-cell table:style-name="ce8" office:value-type="string" calcext:value-type="string">
            <text:p><text:a xlink:href="http://devri.bzh/dictionnaire/n/nevez-amzer/" xlink:type="simple">http://devri.bzh/dictionnaire/n/nevez-amzer/</text:a></text:p>
          </table:table-cell>
          <table:table-cell table:style-name="ce8" office:value-type="string" calcext:value-type="string">
            <text:p><text:a xlink:href="http://meurgorf.brezhoneg.bzh/meurgorf/enklask?terme=nevezamzer&amp;submit=Rechercher&amp;categorie=0&amp;oeuvres=0" xlink:type="simple">http://meurgorf.brezhoneg.bzh/meurgorf/enklask?terme=nevezamzer&amp;submit=Rechercher&amp;categorie=0&amp;oeuvres=0</text:a></text:p>
          </table:table-cell>
          <table:table-cell table:style-name="ce8" office:value-type="string" calcext:value-type="string">
            <text:p><text:a xlink:href="https://br.wiktionary.org/wiki/nevezamzer" xlink:type="simple">https://br.wiktionary.org/wiki/nevezamzer</text:a></text:p>
          </table:table-cell>
          <table:table-cell office:value-type="string" calcext:value-type="string">
            <text:p>Penses-tu pouvoir faire une règle autour des mots ayant plusieurs écritures possible, disant a peu près ceci : Le mot «\1» a plusieurs écritures possible acceptées, veuillez n’en choisir qu’une parmis {liste-écriture-possible}.</text:p>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2">
          <table:table-cell office:value-type="float" office:value="545" calcext:value-type="float">
            <text:p>545</text:p>
          </table:table-cell>
          <table:table-cell office:value-type="string" calcext:value-type="string">
            <text:p><text:a xlink:href="https://community.languagetool.org/rule/show/NEVEZ_AMZER?lang=br&amp;subId=2" xlink:type="simple">https://community.languagetool.org/rule/show/NEVEZ_AMZER?lang=br&amp;subId=2</text:a></text:p>
          </table:table-cell>
          <table:table-cell office:value-type="string" calcext:value-type="string">
            <text:p>nevez amzer → nevezamzer</text:p>
          </table:table-cell>
          <table:table-cell office:value-type="string" calcext:value-type="string">
            <text:p>nevez-amzer → nevezamzer</text:p>
          </table:table-cell>
          <table:table-cell office:value-type="string" calcext:value-type="string">
            <text:p>Fazi en ur skrivañ e daou c’her dispartiet gant ur varrennig-stagañ ar ger «nevezamzer».</text:p>
          </table:table-cell>
          <table:table-cell office:value-type="string" calcext:value-type="string">
            <text:p>Implijit \1.</text:p>
          </table:table-cell>
          <table:table-cell office:value-type="string" calcext:value-type="string">
            <text:p>Implijit «\1».</text:p>
          </table:table-cell>
          <table:table-cell office:value-type="string" calcext:value-type="string">
            <text:p>Utilisez «\1».</text:p>
          </table:table-cell>
          <table:table-cell office:value-type="string" calcext:value-type="string">
            <text:p>Use «\1».</text:p>
          </table:table-cell>
          <table:table-cell office:value-type="string" calcext:value-type="string">
            <text:p>Oui</text:p>
          </table:table-cell>
          <table:table-cell office:value-type="string" calcext:value-type="string">
            <text:p>Reizhskritur</text:p>
          </table:table-cell>
          <table:table-cell table:style-name="ce3" office:value-type="string" calcext:value-type="string">
            <text:p>Reolennoù fazius?</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6">
          <table:table-cell table:style-name="ce8" office:value-type="float" office:value="546" calcext:value-type="float">
            <text:p>546</text:p>
          </table:table-cell>
          <table:table-cell table:style-name="ce8" office:value-type="string" calcext:value-type="string">
            <text:p><text:a xlink:href="https://community.languagetool.org/rule/show/RAK_V?lang=br&amp;subId=1" xlink:type="simple">https://community.languagetool.org/rule/show/RAK_V?lang=br&amp;subId=1</text:a></text:p>
          </table:table-cell>
          <table:table-cell table:style-name="ce8" office:value-type="string" calcext:value-type="string">
            <text:p>rak/hogen/met + verb</text:p>
          </table:table-cell>
          <table:table-cell table:style-name="ce8" office:value-type="string" calcext:value-type="string">
            <text:p>Aucun changement</text:p>
          </table:table-cell>
          <table:table-cell table:style-name="ce8" office:value-type="string" calcext:value-type="string">
            <text:p>Ur fazi eo skrivañ ur verb kerkent goude ar gerioù «rak/met/hogen».</text:p>
          </table:table-cell>
          <table:table-cell table:style-name="ce8" office:value-type="string" calcext:value-type="string">
            <text:p>Ne zlefe ket bezañ ur verb goude «\1».</text:p>
          </table:table-cell>
          <table:table-cell table:style-name="ce8" office:value-type="string" calcext:value-type="string">
            <text:p>Aucun changement</text:p>
          </table:table-cell>
          <table:table-cell table:style-name="ce8" office:value-type="string" calcext:value-type="string">
            <text:p>Il ne devrait pas y avoir de verbe après «\1».</text:p>
          </table:table-cell>
          <table:table-cell table:style-name="ce8" office:value-type="string" calcext:value-type="string">
            <text:p>It should not be any verb after «\1».</text:p>
          </table:table-cell>
          <table:table-cell table:style-name="ce8" office:value-type="string" calcext:value-type="string">
            <text:p>Oui</text:p>
          </table:table-cell>
          <table:table-cell table:style-name="ce8" office:value-type="string" calcext:value-type="string">
            <text:p>Urzh ar gerioù</text:p>
          </table:table-cell>
          <table:table-cell/>
          <table:table-cell office:value-type="string" calcext:value-type="string">
            <text:p>Rak:</text:p>
            <text:p>Hogen:</text:p>
            <text:p>Met:</text:p>
          </table:table-cell>
          <table:table-cell table:style-name="ce8" office:value-type="string" calcext:value-type="string">
            <text:p>http://devri.bzh/recherche/?q=rak&amp;submit=</text:p>
            <text:p>http://devri.bzh/recherche/?q=hogen&amp;submit=</text:p>
            <text:p>http://devri.bzh/recherche/?q=met&amp;submit=</text:p>
          </table:table-cell>
          <table:table-cell table:style-name="ce8" office:value-type="string" calcext:value-type="string">
            <text:p>http://meurgorf.brezhoneg.bzh/meurgorf/enklask?terme=rak&amp;submit=Rechercher&amp;categorie=0&amp;oeuvres=0http://meurgorf.brezhoneg.bzh/meurgorf/enklask?terme=hogen&amp;submit=Rechercher&amp;categorie=0&amp;oeuvres=0</text:p>
            <text:p>http://meurgorf.brezhoneg.bzh/meurgorf/enklask?terme=met&amp;submit=Rechercher&amp;categorie=0&amp;oeuvres=0</text:p>
          </table:table-cell>
          <table:table-cell table:style-name="ce8" office:value-type="string" calcext:value-type="string">
            <text:p>https://br.wiktionary.org/wiki/rak</text:p>
            <text:p>https://br.wiktionary.org/wiki/hogen</text:p>
            <text:p>https://br.wiktionary.org/wiki/met</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22">
          <table:table-cell office:value-type="float" office:value="547" calcext:value-type="float">
            <text:p>547</text:p>
          </table:table-cell>
          <table:table-cell office:value-type="string" calcext:value-type="string">
            <text:p><text:a xlink:href="https://community.languagetool.org/rule/show/ZOKEN_AVAT?lang=br&amp;subId=1" xlink:type="simple">https://community.languagetool.org/rule/show/ZOKEN_AVAT?lang=br&amp;subId=1</text:a></text:p>
          </table:table-cell>
          <table:table-cell office:value-type="string" calcext:value-type="string">
            <text:p>zoken/avat</text:p>
          </table:table-cell>
          <table:table-cell office:value-type="string" calcext:value-type="string">
            <text:p>Aucun changement</text:p>
          </table:table-cell>
          <table:table-cell office:value-type="string" calcext:value-type="string">
            <text:p>Ur fazi eo skrivañ ar gerioù «zoken/avat» e deroù ar frazennoù.</text:p>
          </table:table-cell>
          <table:table-cell office:value-type="string" calcext:value-type="string">
            <text:p>N’hall ket «\2» bezañ lakaet e penn kentañ ur frazenn.</text:p>
          </table:table-cell>
          <table:table-cell office:value-type="string" calcext:value-type="string">
            <text:p>N’hall ket «\2» bezañ lakaet e deroù ur frazenn.</text:p>
          </table:table-cell>
          <table:table-cell office:value-type="string" calcext:value-type="string">
            <text:p>«\2» ne peut être mit en début de phrase.</text:p>
          </table:table-cell>
          <table:table-cell office:value-type="string" calcext:value-type="string">
            <text:p>«\2» could not be put at the beginning of the sentence.</text:p>
          </table:table-cell>
          <table:table-cell office:value-type="string" calcext:value-type="string">
            <text:p>Oui</text:p>
          </table:table-cell>
          <table:table-cell office:value-type="string" calcext:value-type="string">
            <text:p>Urzh ar gerioù</text:p>
          </table:table-cell>
          <table:table-cell table:style-name="ce28"/>
          <table:table-cell table:style-name="ce3" office:value-type="string" calcext:value-type="string">
            <text:p>Zoken:</text:p>
            <text:p>Avat:</text:p>
          </table:table-cell>
          <table:table-cell office:value-type="string" calcext:value-type="string">
            <text:p>http://devri.bzh/dictionnaire/a/avat/</text:p>
            <text:p>http://devri.bzh/recherche/?q=zoken&amp;submit=</text:p>
          </table:table-cell>
          <table:table-cell office:value-type="string" calcext:value-type="string">
            <text:p><text:a xlink:href="http://meurgorf.brezhoneg.bzh/meurgorf/enklask?terme=avat&amp;submit=Rechercher&amp;categorie=0&amp;oeuvres=0http://meurgorf.brezhoneg.bzh/meurgorf/enklask?terme=zoken&amp;submit=Rechercher&amp;categorie=0&amp;oeuvres=0" xlink:type="simple">http://meurgorf.brezhoneg.bzh/meurgorf/enklask?terme=avat&amp;submit=Rechercher&amp;categorie=0&amp;oeuvres=0http://meurgorf.brezhoneg.bzh/meurgorf/enklask?terme=zoken&amp;submit=Rechercher&amp;categorie=0&amp;oeuvres=0</text:a></text:p>
          </table:table-cell>
          <table:table-cell office:value-type="string" calcext:value-type="string">
            <text:p>https://br.wiktionary.org/wiki/avat</text:p>
            <text:p>https://br.wiktionary.org/wiki/zoken</text:p>
          </table:table-cell>
          <table:table-cell table:style-name="ce3" office:value-type="string" calcext:value-type="string">
            <text:p>L’exemple «Ma mamm zoken a oar-se», sonne bizzare. Je pense qu’il serait plus logique d’entendre ça : «Ma mamm a oar-se zoken». Car il devient plus prononcé. J’ai remarqué que cela sonnait de manière assez général bien mieux si les adverbes se trouvaient en fin de phrase, ils sont souvent plus accentués.</text:p>
          </table:table-cell>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10">
          <table:table-cell table:style-name="ce8" office:value-type="float" office:value="548" calcext:value-type="float">
            <text:p>548</text:p>
          </table:table-cell>
          <table:table-cell table:style-name="ce8" office:value-type="string" calcext:value-type="string">
            <text:p><text:a xlink:href="https://community.languagetool.org/rule/show/AMEZEGEZ?lang=br&amp;subId=1" xlink:type="simple">https://community.languagetool.org/rule/show/AMEZEGEZ?lang=br&amp;subId=1</text:a></text:p>
          </table:table-cell>
          <table:table-cell table:style-name="ce8" office:value-type="string" calcext:value-type="string">
            <text:p>amezegez → amezek</text:p>
          </table:table-cell>
          <table:table-cell table:style-name="ce8" office:value-type="string" calcext:value-type="string">
            <text:p>Aucun changement</text:p>
          </table:table-cell>
          <table:table-cell table:style-name="ce8" office:value-type="string" calcext:value-type="string">
            <text:p>N’eus stumm benel ebet d’an anv-gwan e brezhoneg.</text:p>
          </table:table-cell>
          <table:table-cell table:style-name="ce8" office:value-type="string" calcext:value-type="string">
            <text:p>N’eus stumm gwregel ebet d’an anv-gwan e brezhoneg.</text:p>
          </table:table-cell>
          <table:table-cell table:style-name="ce8" office:value-type="string" calcext:value-type="string">
            <text:p>N’eus stumm benel ebet d’an anv-gwan e brezhoneg.</text:p>
          </table:table-cell>
          <table:table-cell table:style-name="ce8" office:value-type="string" calcext:value-type="string">
            <text:p>Il n’y aucune forme féminine aux adjectifs en breton.</text:p>
          </table:table-cell>
          <table:table-cell table:style-name="ce8" office:value-type="string" calcext:value-type="string">
            <text:p>There is no feminin forms to adjectives in Breton.</text:p>
          </table:table-cell>
          <table:table-cell table:style-name="ce8" office:value-type="string" calcext:value-type="string">
            <text:p>Oui</text:p>
          </table:table-cell>
          <table:table-cell table:style-name="ce8" office:value-type="string" calcext:value-type="string">
            <text:p>Jener ar gerioù</text:p>
          </table:table-cell>
          <table:table-cell office:value-type="string" calcext:value-type="string">
            <text:p>Reolennoù fazius?</text:p>
          </table:table-cell>
          <table:table-cell office:value-type="string" calcext:value-type="string">
            <text:p/>
          </table:table-cell>
          <table:table-cell table:style-name="ce8" office:value-type="string" calcext:value-type="string">
            <text:p><text:a xlink:href="http://devri.bzh/recherche/?q=amezeg&amp;submit=" xlink:type="simple">http://devri.bzh/recherche/?q=amezeg&amp;submit=</text:a></text:p>
          </table:table-cell>
          <table:table-cell table:style-name="ce8" office:value-type="string" calcext:value-type="string">
            <text:p><text:a xlink:href="http://meurgorf.brezhoneg.bzh/meurgorf/enklask?terme=amezeg&amp;submit=Rechercher&amp;categorie=0&amp;oeuvres=0" xlink:type="simple">http://meurgorf.brezhoneg.bzh/meurgorf/enklask?terme=amezeg&amp;submit=Rechercher&amp;categorie=0&amp;oeuvres=0</text:a></text:p>
          </table:table-cell>
          <table:table-cell table:style-name="ce8" office:value-type="string" calcext:value-type="string">
            <text:p>https://br.wiktionary.org/wiki/amezeg https://br.wiktionary.org/w/index.php?search=amezeg&amp;title=Dibar%3AKlask&amp;fulltext=1&amp;ns0=1</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2">
          <table:table-cell office:value-type="float" office:value="549" calcext:value-type="float">
            <text:p>549</text:p>
          </table:table-cell>
          <table:table-cell office:value-type="string" calcext:value-type="string">
            <text:p><text:a xlink:href="https://community.languagetool.org/rule/show/KET?lang=br&amp;subId=1" xlink:type="simple">https://community.languagetool.org/rule/show/KET?lang=br&amp;subId=1</text:a></text:p>
          </table:table-cell>
          <table:table-cell office:value-type="string" calcext:value-type="string">
            <text:p>ket hep verb</text:p>
          </table:table-cell>
          <table:table-cell office:value-type="string" calcext:value-type="string">
            <text:p>«ket» implijet hep verb</text:p>
          </table:table-cell>
          <table:table-cell office:value-type="string" calcext:value-type="string">
            <text:p>Ur fazi eo implijout «ket» hep verb ebet.</text:p>
          </table:table-cell>
          <table:table-cell office:value-type="string" calcext:value-type="string">
            <text:p>N’haller ket implijout «ket» hep verb evel e galleg.</text:p>
          </table:table-cell>
          <table:table-cell office:value-type="string" calcext:value-type="string">
            <text:p>Aucun changement</text:p>
          </table:table-cell>
          <table:table-cell office:value-type="string" calcext:value-type="string">
            <text:p>On ne peut pas utiliser «ket» sans aucun verbe comme en français.</text:p>
          </table:table-cell>
          <table:table-cell office:value-type="string" calcext:value-type="string">
            <text:p>We could not use «ket» without any verbs as in French.</text:p>
          </table:table-cell>
          <table:table-cell office:value-type="string" calcext:value-type="string">
            <text:p>Oui</text:p>
          </table:table-cell>
          <table:table-cell office:value-type="string" calcext:value-type="string">
            <text:p>Gallekadur</text:p>
          </table:table-cell>
          <table:table-cell table:style-name="ce28"/>
          <table:table-cell table:style-name="ce3" office:value-type="string" calcext:value-type="string">
            <text:p>Ket:</text:p>
          </table:table-cell>
          <table:table-cell office:value-type="string" calcext:value-type="string">
            <text:p><text:a xlink:href="http://devri.bzh/recherche/?q=ket&amp;submit" xlink:type="simple">http://devri.bzh/recherche/?q=ket&amp;submit=</text:a></text:p>
          </table:table-cell>
          <table:table-cell office:value-type="string" calcext:value-type="string">
            <text:p><text:a xlink:href="http://meurgorf.brezhoneg.bzh/meurgorf/enklask?terme=ket&amp;submit=Rechercher&amp;categorie=0&amp;oeuvres=0" xlink:type="simple">http://meurgorf.brezhoneg.bzh/meurgorf/enklask?terme=ket&amp;submit=Rechercher&amp;categorie=0&amp;oeuvres=0</text:a></text:p>
          </table:table-cell>
          <table:table-cell office:value-type="string" calcext:value-type="string">
            <text:p><text:a xlink:href="https://br.wiktionary.org/wiki/ket" xlink:type="simple">https://br.wiktionary.org/wiki/ket</text:a></text:p>
          </table:table-cell>
          <table:table-cell table:style-name="ce28"/>
          <table:table-cell office:value-type="string" calcext:value-type="string">
            <text:p>idem</text:p>
          </table:table-cell>
          <table:table-cell office:value-type="date" office:date-value="2019-08-26" calcext:value-type="date">
            <text:p>26/08/19</text:p>
          </table:table-cell>
          <table:table-cell table:number-columns-repeated="45"/>
        </table:table-row>
        <table:table-row table:style-name="ro1">
          <table:table-cell table:style-name="ce8" office:value-type="float" office:value="550" calcext:value-type="float">
            <text:p>550</text:p>
          </table:table-cell>
          <table:table-cell table:style-name="ce8" office:value-type="string" calcext:value-type="string">
            <text:p><text:a xlink:href="https://community.languagetool.org/rule/show/RED_RET?lang=br&amp;subId=1" xlink:type="simple">https://community.languagetool.org/rule/show/RED_RET?lang=br&amp;subId=1</text:a></text:p>
          </table:table-cell>
          <table:table-cell table:style-name="ce8" office:value-type="string" calcext:value-type="string">
            <text:p>red e oa → ret e oa</text:p>
          </table:table-cell>
          <table:table-cell table:style-name="ce8" office:value-type="string" calcext:value-type="string">
            <text:p>Aucun changement</text:p>
          </table:table-cell>
          <table:table-cell table:style-name="ce8" office:value-type="string" calcext:value-type="string">
            <text:p>Ur fazi eo skrivañ «ret» gant un «d» e fin. Klevet e vez dre gomz [ˈreːt] dirak ur gensonenn hag en ur «final absolut» ha [ˈreːd] dirak ur vogalenn.</text:p>
          </table:table-cell>
          <table:table-cell table:style-name="ce8" office:value-type="string" calcext:value-type="string">
            <text:p>Ha fellout a rae deoc’h skrivañ ret?</text:p>
          </table:table-cell>
          <table:table-cell table:style-name="ce8" office:value-type="string" calcext:value-type="string">
            <text:p>C’hoant ho poa skrivañ «ret»?</text:p>
          </table:table-cell>
          <table:table-cell table:style-name="ce8" office:value-type="string" calcext:value-type="string">
            <text:p>Vouliez-vous écrire «ret»?</text:p>
          </table:table-cell>
          <table:table-cell table:style-name="ce8" office:value-type="string" calcext:value-type="string">
            <text:p>Did you want to write «ret»?</text:p>
          </table:table-cell>
          <table:table-cell table:style-name="ce8" office:value-type="string" calcext:value-type="string">
            <text:p>Oui</text:p>
          </table:table-cell>
          <table:table-cell table:style-name="ce8" office:value-type="string" calcext:value-type="string">
            <text:p>Reizhskritur</text:p>
          </table:table-cell>
          <table:table-cell office:value-type="string" calcext:value-type="string">
            <text:p>Soniadouriezh</text:p>
          </table:table-cell>
          <table:table-cell office:value-type="string" calcext:value-type="string">
            <text:p>Ret:</text:p>
          </table:table-cell>
          <table:table-cell table:style-name="ce8" office:value-type="string" calcext:value-type="string">
            <text:p><text:a xlink:href="http://devri.bzh/recherche/?q=ret&amp;submit" xlink:type="simple">http://devri.bzh/recherche/?q=ret&amp;submit=</text:a></text:p>
          </table:table-cell>
          <table:table-cell table:style-name="ce8" office:value-type="string" calcext:value-type="string">
            <text:p><text:a xlink:href="http://meurgorf.brezhoneg.bzh/meurgorf/enklask?terme=ret&amp;submit=Rechercher&amp;categorie=0&amp;oeuvres=0" xlink:type="simple">http://meurgorf.brezhoneg.bzh/meurgorf/enklask?terme=ret&amp;submit=Rechercher&amp;categorie=0&amp;oeuvres=0</text:a></text:p>
          </table:table-cell>
          <table:table-cell table:style-name="ce8" office:value-type="string" calcext:value-type="string">
            <text:p><text:a xlink:href="https://br.wiktionary.org/wiki/ret" xlink:type="simple">https://br.wiktionary.org/wiki/ret</text:a></text:p>
          </table:table-cell>
          <table:table-cell/>
          <table:table-cell table:style-name="ce8" office:value-type="string" calcext:value-type="string">
            <text:p>idem</text:p>
          </table:table-cell>
          <table:table-cell table:style-name="ce40" office:value-type="date" office:date-value="2019-08-26" calcext:value-type="date">
            <text:p>26/08/19</text:p>
          </table:table-cell>
          <table:table-cell table:number-columns-repeated="45"/>
        </table:table-row>
        <table:table-row table:style-name="ro1">
          <table:table-cell office:value-type="float" office:value="551" calcext:value-type="float">
            <text:p>551</text:p>
          </table:table-cell>
          <table:table-cell office:value-type="string" calcext:value-type="string">
            <text:p><text:a xlink:href="https://community.languagetool.org/rule/show/RED_RET?lang=br&amp;subId=2" xlink:type="simple">https://community.languagetool.org/rule/show/RED_RET?lang=br&amp;subId=2</text:a></text:p>
          </table:table-cell>
          <table:table-cell office:value-type="string" calcext:value-type="string">
            <text:p>red e oa → ret e oa</text:p>
          </table:table-cell>
          <table:table-cell office:value-type="string" calcext:value-type="string">
            <text:p>Aucun changement</text:p>
          </table:table-cell>
          <table:table-cell office:value-type="string" calcext:value-type="string">
            <text:p>Ur fazi eo skrivañ «ret» gant un «d» e fin. Klevet e vez dre gomz [ˈreːt] dirak ur gensonenn hag en ur «final absolut» ha [ˈreːd] dirak ur vogalenn.</text:p>
          </table:table-cell>
          <table:table-cell office:value-type="string" calcext:value-type="string">
            <text:p>Ha fellout a rae deoc’h skrivañ ret?</text:p>
          </table:table-cell>
          <table:table-cell office:value-type="string" calcext:value-type="string">
            <text:p>C’hoant ho poa skrivañ «ret»?</text:p>
          </table:table-cell>
          <table:table-cell office:value-type="string" calcext:value-type="string">
            <text:p>Vouliez-vous écrire «ret»?</text:p>
          </table:table-cell>
          <table:table-cell office:value-type="string" calcext:value-type="string">
            <text:p>Did you want to write «ret»?</text:p>
          </table:table-cell>
          <table:table-cell office:value-type="string" calcext:value-type="string">
            <text:p>Oui</text:p>
          </table:table-cell>
          <table:table-cell office:value-type="string" calcext:value-type="string">
            <text:p>Reizhskritur</text:p>
          </table:table-cell>
          <table:table-cell table:style-name="ce3" office:value-type="string" calcext:value-type="string">
            <text:p>Soniadouriezh</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7" calcext:value-type="date">
            <text:p>27/08/19</text:p>
          </table:table-cell>
          <table:table-cell table:number-columns-repeated="45"/>
        </table:table-row>
        <table:table-row table:style-name="ro1">
          <table:table-cell table:style-name="ce8" office:value-type="float" office:value="552" calcext:value-type="float">
            <text:p>552</text:p>
          </table:table-cell>
          <table:table-cell table:style-name="ce8" office:value-type="string" calcext:value-type="string">
            <text:p><text:a xlink:href="https://community.languagetool.org/rule/show/RED_RET?lang=br&amp;subId=3" xlink:type="simple">https://community.languagetool.org/rule/show/RED_RET?lang=br&amp;subId=3</text:a></text:p>
          </table:table-cell>
          <table:table-cell table:style-name="ce8" office:value-type="string" calcext:value-type="string">
            <text:p>red e oa → ret e oa</text:p>
          </table:table-cell>
          <table:table-cell table:style-name="ce8" office:value-type="string" calcext:value-type="string">
            <text:p>Aucun changement</text:p>
          </table:table-cell>
          <table:table-cell table:style-name="ce8" office:value-type="string" calcext:value-type="string">
            <text:p>Ur fazi eo skrivañ «ret» gant un «d» e fin. Klevet e vez dre gomz [ˈreːt] dirak ur gensonenn hag en ur «final absolut» ha [ˈreːd] dirak ur vogalenn.</text:p>
          </table:table-cell>
          <table:table-cell table:style-name="ce8" office:value-type="string" calcext:value-type="string">
            <text:p>Ha fellout a rae deoc’h skrivañ ret?</text:p>
          </table:table-cell>
          <table:table-cell table:style-name="ce8" office:value-type="string" calcext:value-type="string">
            <text:p>C’hoant ho poa skrivañ «ret»?</text:p>
          </table:table-cell>
          <table:table-cell table:style-name="ce8" office:value-type="string" calcext:value-type="string">
            <text:p>Vouliez-vous écrire «ret»?</text:p>
          </table:table-cell>
          <table:table-cell table:style-name="ce8" office:value-type="string" calcext:value-type="string">
            <text:p>Did you want to write «ret»?</text:p>
          </table:table-cell>
          <table:table-cell table:style-name="ce8" office:value-type="string" calcext:value-type="string">
            <text:p>Oui</text:p>
          </table:table-cell>
          <table:table-cell table:style-name="ce8" office:value-type="string" calcext:value-type="string">
            <text:p>Reizhskritur</text:p>
          </table:table-cell>
          <table:table-cell office:value-type="string" calcext:value-type="string">
            <text:p>Soniadouriezh</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7" calcext:value-type="date">
            <text:p>27/08/19</text:p>
          </table:table-cell>
          <table:table-cell table:number-columns-repeated="45"/>
        </table:table-row>
        <table:table-row table:style-name="ro3">
          <table:table-cell office:value-type="float" office:value="553" calcext:value-type="float">
            <text:p>553</text:p>
          </table:table-cell>
          <table:table-cell office:value-type="string" calcext:value-type="string">
            <text:p><text:a xlink:href="https://community.languagetool.org/rule/show/DAOUGEMENTIN?lang=br&amp;subId=1" xlink:type="simple">https://community.languagetool.org/rule/show/DAOUGEMENTIN?lang=br&amp;subId=1</text:a></text:p>
          </table:table-cell>
          <table:table-cell office:value-type="string" calcext:value-type="string">
            <text:p>daou gementiñ → daougementiñ</text:p>
          </table:table-cell>
          <table:table-cell office:value-type="string" calcext:value-type="string">
            <text:p>daou c’hementiñ → daougementiñ</text:p>
          </table:table-cell>
          <table:table-cell office:value-type="string" calcext:value-type="string">
            <text:p>Fazi en ur skrivañ e daou c’her ar ger «daougemenentiñ».</text:p>
          </table:table-cell>
          <table:table-cell office:value-type="string" calcext:value-type="string">
            <text:p>Ha fellout a rae deoc’h skrivañ \1\2?</text:p>
          </table:table-cell>
          <table:table-cell office:value-type="string" calcext:value-type="string">
            <text:p>C’hoant ho poa skrivañ «\1\2»?</text:p>
          </table:table-cell>
          <table:table-cell office:value-type="string" calcext:value-type="string">
            <text:p>Vouliez-vous écrire «\1\2»?</text:p>
          </table:table-cell>
          <table:table-cell office:value-type="string" calcext:value-type="string">
            <text:p>Did you want to write «\1\2»?</text:p>
          </table:table-cell>
          <table:table-cell office:value-type="string" calcext:value-type="string">
            <text:p>Oui</text:p>
          </table:table-cell>
          <table:table-cell office:value-type="string" calcext:value-type="string">
            <text:p>Reizhskritur</text:p>
          </table:table-cell>
          <table:table-cell table:style-name="ce3" office:value-type="string" calcext:value-type="string">
            <text:p>Barrennig-stagañ</text:p>
          </table:table-cell>
          <table:table-cell table:style-name="ce3" office:value-type="string" calcext:value-type="string">
            <text:p>Daougementiñ:</text:p>
          </table:table-cell>
          <table:table-cell office:value-type="string" calcext:value-type="string">
            <text:p><text:a xlink:href="http://devri.bzh/dictionnaire/d/daougementin/" xlink:type="simple">http://devri.bzh/dictionnaire/d/daougementin/</text:a></text:p>
          </table:table-cell>
          <table:table-cell office:value-type="string" calcext:value-type="string">
            <text:p><text:a xlink:href="http://meurgorf.brezhoneg.bzh/meurgorf/enklask?terme=daougementiñ&amp;submit=Rechercher&amp;categorie=0&amp;oeuvres=0" xlink:type="simple">http://meurgorf.brezhoneg.bzh/meurgorf/enklask?terme=daougementi%C3%B1&amp;submit=Rechercher&amp;categorie=0&amp;oeuvres=0</text:a></text:p>
          </table:table-cell>
          <table:table-cell office:value-type="string" calcext:value-type="string">
            <text:p><text:a xlink:href="https://br.wiktionary.org/wiki/daougementiñ" xlink:type="simple">https://br.wiktionary.org/wiki/daougementi%C3%B1</text:a></text:p>
          </table:table-cell>
          <table:table-cell table:style-name="ce28"/>
          <table:table-cell office:value-type="string" calcext:value-type="string">
            <text:p>idem</text:p>
          </table:table-cell>
          <table:table-cell office:value-type="date" office:date-value="2019-08-27" calcext:value-type="date">
            <text:p>27/08/19</text:p>
          </table:table-cell>
          <table:table-cell table:number-columns-repeated="45"/>
        </table:table-row>
        <table:table-row table:style-name="ro7">
          <table:table-cell table:style-name="ce8" office:value-type="float" office:value="554" calcext:value-type="float">
            <text:p>554</text:p>
          </table:table-cell>
          <table:table-cell table:style-name="ce8" office:value-type="string" calcext:value-type="string">
            <text:p><text:a xlink:href="https://community.languagetool.org/rule/show/AN_EIL_GANT_AR_RE_ALL?lang=br&amp;subId=1" xlink:type="simple">https://community.languagetool.org/rule/show/AN_EIL_GANT_AR_RE_ALL?lang=br&amp;subId=1</text:a></text:p>
          </table:table-cell>
          <table:table-cell table:style-name="ce8" office:value-type="string" calcext:value-type="string">
            <text:p>an eil gant ar re all → an eil gant egile</text:p>
          </table:table-cell>
          <table:table-cell table:style-name="ce8" office:value-type="string" calcext:value-type="string">
            <text:p>Aucun changement</text:p>
          </table:table-cell>
          <table:table-cell table:style-name="ce8" office:value-type="string" calcext:value-type="string">
            <text:p>Gallekadur en ur skrivañ «an eil re gant ar re all» pa rankfe bezañ «an eil gant egile», rak n’heller ket lakaat ur stumm el liester.</text:p>
          </table:table-cell>
          <table:table-cell table:style-name="ce8" office:value-type="string" calcext:value-type="string">
            <text:p>Gallekadur: e brezhoneg e vez graet an eil gant egile en unander atav.</text:p>
          </table:table-cell>
          <table:table-cell table:style-name="ce8" office:value-type="string" calcext:value-type="string">
            <text:p>Gallekadur: implijout a reer «an eil gant egile» en unander atav.</text:p>
          </table:table-cell>
          <table:table-cell table:style-name="ce8" office:value-type="string" calcext:value-type="string">
            <text:p>Francisation : on utilise «an eil gant egile» toujours au singulier.</text:p>
          </table:table-cell>
          <table:table-cell table:style-name="ce8" office:value-type="string" calcext:value-type="string">
            <text:p>Francisation: we always use «an eil gant egile» in the singulativ.</text:p>
          </table:table-cell>
          <table:table-cell table:style-name="ce8" office:value-type="string" calcext:value-type="string">
            <text:p>Oui</text:p>
          </table:table-cell>
          <table:table-cell table:style-name="ce8" office:value-type="string" calcext:value-type="string">
            <text:p>Gallekadur</text:p>
          </table:table-cell>
          <table:table-cell/>
          <table:table-cell office:value-type="string" calcext:value-type="string">
            <text:p>Eben:</text:p>
            <text:p>Egile:</text:p>
          </table:table-cell>
          <table:table-cell table:style-name="ce8" office:value-type="string" calcext:value-type="string">
            <text:p>http://devri.bzh/recherche/?q=egile&amp;submit=</text:p>
            <text:p>http://devri.bzh/recherche/?q=eben&amp;submit=</text:p>
          </table:table-cell>
          <table:table-cell table:style-name="ce8" office:value-type="string" calcext:value-type="string">
            <text:p>http://meurgorf.brezhoneg.bzh/meurgorf/enklask?terme=egile&amp;submit=Rechercher&amp;categorie=0&amp;oeuvres=0</text:p>
            <text:p>http://meurgorf.brezhoneg.bzh/meurgorf/enklask?terme=eben&amp;submit=Rechercher&amp;categorie=0&amp;oeuvres=0</text:p>
          </table:table-cell>
          <table:table-cell table:style-name="ce8" office:value-type="string" calcext:value-type="string">
            <text:p>https://br.wiktionary.org/wiki/an_eil_egile</text:p>
            <text:p>https://br.wiktionary.org/wiki/an_eil_..._egile</text:p>
            <text:p>https://br.wiktionary.org/wiki/an_eil_eben</text:p>
            <text:p>https://br.wiktionary.org/wiki/an_eil_..._eben</text:p>
          </table:table-cell>
          <table:table-cell/>
          <table:table-cell table:style-name="ce8" office:value-type="string" calcext:value-type="string">
            <text:p>idem</text:p>
          </table:table-cell>
          <table:table-cell table:style-name="ce40" office:value-type="date" office:date-value="2019-08-27" calcext:value-type="date">
            <text:p>27/08/19</text:p>
          </table:table-cell>
          <table:table-cell table:number-columns-repeated="45"/>
        </table:table-row>
        <table:table-row table:style-name="ro4">
          <table:table-cell office:value-type="float" office:value="555" calcext:value-type="float">
            <text:p>555</text:p>
          </table:table-cell>
          <table:table-cell office:value-type="string" calcext:value-type="string">
            <text:p><text:a xlink:href="https://community.languagetool.org/rule/show/AN_EIL_GANT_AR_RE_ALL?lang=br&amp;subId=2" xlink:type="simple">https://community.languagetool.org/rule/show/AN_EIL_GANT_AR_RE_ALL?lang=br&amp;subId=2</text:a></text:p>
          </table:table-cell>
          <table:table-cell office:value-type="string" calcext:value-type="string">
            <text:p>an eil gant ar re all → an eil gant egile</text:p>
          </table:table-cell>
          <table:table-cell office:value-type="string" calcext:value-type="string">
            <text:p>Aucun changement</text:p>
          </table:table-cell>
          <table:table-cell office:value-type="string" calcext:value-type="string">
            <text:p>Ur gallekadur en ur skrivañ «an eil re gant ar re all» pa rankfe bezañ «an eil gant egile», rak n’heller ket lakaat ur stumm el liester.</text:p>
          </table:table-cell>
          <table:table-cell office:value-type="string" calcext:value-type="string">
            <text:p>Gallekadur: e brezhoneg e vez graet an eil gant egile en unander atav.</text:p>
          </table:table-cell>
          <table:table-cell office:value-type="string" calcext:value-type="string">
            <text:p>Gallekadur: implijout a reer «an eil gant egile» en unander atav.</text:p>
          </table:table-cell>
          <table:table-cell office:value-type="string" calcext:value-type="string">
            <text:p>Francisation : on utilise «an eil gant egile» toujours au singulier.</text:p>
          </table:table-cell>
          <table:table-cell office:value-type="string" calcext:value-type="string">
            <text:p>Francisation: we always use «an eil gant egile» in the singulativ.</text:p>
          </table:table-cell>
          <table:table-cell office:value-type="string" calcext:value-type="string">
            <text:p>Oui</text:p>
          </table:table-cell>
          <table:table-cell office:value-type="string" calcext:value-type="string">
            <text:p>Gallekadur</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7" calcext:value-type="date">
            <text:p>27/08/19</text:p>
          </table:table-cell>
          <table:table-cell table:number-columns-repeated="45"/>
        </table:table-row>
        <table:table-row table:style-name="ro1">
          <table:table-cell table:style-name="ce8" office:value-type="float" office:value="556" calcext:value-type="float">
            <text:p>556</text:p>
          </table:table-cell>
          <table:table-cell table:style-name="ce8" office:value-type="string" calcext:value-type="string">
            <text:p><text:a xlink:href="https://community.languagetool.org/rule/show/MEMES_MA_V?lang=br&amp;subId=1" xlink:type="simple">https://community.languagetool.org/rule/show/MEMES_MA_V?lang=br&amp;subId=1</text:a></text:p>
          </table:table-cell>
          <table:table-cell table:style-name="ce8" office:value-type="string" calcext:value-type="string">
            <text:p>memes ma + verb → ha pa + verb</text:p>
          </table:table-cell>
          <table:table-cell table:style-name="ce8" office:value-type="string" calcext:value-type="string">
            <text:p>Aucun changement</text:p>
          </table:table-cell>
          <table:table-cell table:style-name="ce8" office:value-type="string" calcext:value-type="string">
            <text:p>Ur gallekadur eo implijout «memes ma» dirak ur verb en doare gourc’hemenn a-vremañ pe dremenet, pa rankfe bezañ «ha pa».</text:p>
          </table:table-cell>
          <table:table-cell table:style-name="ce8" office:value-type="string" calcext:value-type="string">
            <text:p>Gallekadur: implijit ha pa gant ur verb en doare gourc’hemenn a-vremañ pe dremenet.</text:p>
          </table:table-cell>
          <table:table-cell table:style-name="ce8" office:value-type="string" calcext:value-type="string">
            <text:p>Gallekadur: skrivit «ha pa» gant ur verb er gourc’hemenn bremañ pe dremenet.</text:p>
          </table:table-cell>
          <table:table-cell table:style-name="ce8" office:value-type="string" calcext:value-type="string">
            <text:p>Francisation : écrivez «ha pa» avec un verb à l’impératif présent ou passé.</text:p>
          </table:table-cell>
          <table:table-cell table:style-name="ce8" office:value-type="string" calcext:value-type="string">
            <text:p>Francisation: write «ha pa» with a verb in imperativ present or past.</text:p>
          </table:table-cell>
          <table:table-cell table:style-name="ce8" office:value-type="string" calcext:value-type="string">
            <text:p>Oui</text:p>
          </table:table-cell>
          <table:table-cell table:style-name="ce8" office:value-type="string" calcext:value-type="string">
            <text:p>Gallekadur</text:p>
          </table:table-cell>
          <table:table-cell/>
          <table:table-cell office:value-type="string" calcext:value-type="string">
            <text:p>Memes:</text:p>
          </table:table-cell>
          <table:table-cell table:style-name="ce8" office:value-type="string" calcext:value-type="string">
            <text:p><text:a xlink:href="http://devri.bzh/recherche/?q=memes&amp;submit" xlink:type="simple">http://devri.bzh/recherche/?q=memes&amp;submit=</text:a></text:p>
          </table:table-cell>
          <table:table-cell table:style-name="ce8" office:value-type="string" calcext:value-type="string">
            <text:p><text:a xlink:href="http://meurgorf.brezhoneg.bzh/meurgorf/enklask?terme=memes&amp;submit=Rechercher&amp;categorie=0&amp;oeuvres=0" xlink:type="simple">http://meurgorf.brezhoneg.bzh/meurgorf/enklask?terme=memes&amp;submit=Rechercher&amp;categorie=0&amp;oeuvres=0</text:a></text:p>
          </table:table-cell>
          <table:table-cell table:style-name="ce8" office:value-type="string" calcext:value-type="string">
            <text:p><text:a xlink:href="https://br.wiktionary.org/wiki/memes" xlink:type="simple">https://br.wiktionary.org/wiki/memes</text:a></text:p>
          </table:table-cell>
          <table:table-cell/>
          <table:table-cell table:style-name="ce8" office:value-type="string" calcext:value-type="string">
            <text:p>idem</text:p>
          </table:table-cell>
          <table:table-cell table:style-name="ce40" office:value-type="date" office:date-value="2019-08-27" calcext:value-type="date">
            <text:p>27/08/19</text:p>
          </table:table-cell>
          <table:table-cell table:number-columns-repeated="45"/>
        </table:table-row>
        <table:table-row table:style-name="ro2">
          <table:table-cell office:value-type="float" office:value="557" calcext:value-type="float">
            <text:p>557</text:p>
          </table:table-cell>
          <table:table-cell office:value-type="string" calcext:value-type="string">
            <text:p><text:a xlink:href="https://community.languagetool.org/rule/show/MENEZIOU_ARE?lang=br&amp;subId=1" xlink:type="simple">https://community.languagetool.org/rule/show/MENEZIOU_ARE?lang=br&amp;subId=1</text:a></text:p>
          </table:table-cell>
          <table:table-cell office:value-type="string" calcext:value-type="string">
            <text:p>menezioù Are → menez Are</text:p>
          </table:table-cell>
          <table:table-cell office:value-type="string" calcext:value-type="string">
            <text:p>Aucun changement</text:p>
          </table:table-cell>
          <table:table-cell office:value-type="string" calcext:value-type="string">
            <text:p>Ur gallekadur eo lavaret pe skrivañ «menezioù are», skrivit pe lavarit «menez are».</text:p>
          </table:table-cell>
          <table:table-cell office:value-type="string" calcext:value-type="string">
            <text:p>Gallekadur: ha fellout a rae deoc’h skrivañ menez Are?</text:p>
          </table:table-cell>
          <table:table-cell office:value-type="string" calcext:value-type="string">
            <text:p>Gallekadur: c’hoant ho poa skrivañ «menez Are»?</text:p>
          </table:table-cell>
          <table:table-cell office:value-type="string" calcext:value-type="string">
            <text:p>Francisation : vouliez-vous écrire «menez Are»?</text:p>
          </table:table-cell>
          <table:table-cell office:value-type="string" calcext:value-type="string">
            <text:p>Francisation: did you want to write «menez Are»?</text:p>
          </table:table-cell>
          <table:table-cell office:value-type="string" calcext:value-type="string">
            <text:p>Oui</text:p>
          </table:table-cell>
          <table:table-cell office:value-type="string" calcext:value-type="string">
            <text:p>Gallekadur</text:p>
          </table:table-cell>
          <table:table-cell table:style-name="ce3" office:value-type="string" calcext:value-type="string">
            <text:p>Douaroniezh</text:p>
          </table:table-cell>
          <table:table-cell table:style-name="ce3" office:value-type="string" calcext:value-type="string">
            <text:p>Menez:</text:p>
          </table:table-cell>
          <table:table-cell office:value-type="string" calcext:value-type="string">
            <text:p><text:a xlink:href="http://devri.bzh/recherche/?q=menez&amp;submit" xlink:type="simple">http://devri.bzh/recherche/?q=menez&amp;submit=</text:a></text:p>
          </table:table-cell>
          <table:table-cell office:value-type="string" calcext:value-type="string">
            <text:p><text:a xlink:href="http://meurgorf.brezhoneg.bzh/meurgorf/enklask?terme=menez&amp;submit=Rechercher&amp;categorie=0&amp;oeuvres=0" xlink:type="simple">http://meurgorf.brezhoneg.bzh/meurgorf/enklask?terme=menez&amp;submit=Rechercher&amp;categorie=0&amp;oeuvres=0</text:a></text:p>
          </table:table-cell>
          <table:table-cell office:value-type="string" calcext:value-type="string">
            <text:p><text:a xlink:href="https://br.wiktionary.org/wiki/menez" xlink:type="simple">https://br.wiktionary.org/wiki/menez</text:a></text:p>
          </table:table-cell>
          <table:table-cell table:style-name="ce28"/>
          <table:table-cell office:value-type="string" calcext:value-type="string">
            <text:p>idem</text:p>
          </table:table-cell>
          <table:table-cell office:value-type="date" office:date-value="2019-08-27" calcext:value-type="date">
            <text:p>27/08/19</text:p>
          </table:table-cell>
          <table:table-cell table:number-columns-repeated="45"/>
        </table:table-row>
        <table:table-row table:style-name="ro7">
          <table:table-cell table:style-name="ce8" office:value-type="float" office:value="558" calcext:value-type="float">
            <text:p>558</text:p>
          </table:table-cell>
          <table:table-cell table:style-name="ce8" office:value-type="string" calcext:value-type="string">
            <text:p><text:a xlink:href="https://community.languagetool.org/rule/show/PEP_BEP?lang=br&amp;subId=1" xlink:type="simple">https://community.languagetool.org/rule/show/PEP_BEP?lang=br&amp;subId=1</text:a></text:p>
          </table:table-cell>
          <table:table-cell table:style-name="ce8" office:value-type="string" calcext:value-type="string">
            <text:p>bep ha pep</text:p>
          </table:table-cell>
          <table:table-cell table:style-name="ce8" office:value-type="string" calcext:value-type="string">
            <text:p>Aucun changement</text:p>
          </table:table-cell>
          <table:table-cell table:style-name="ce8" office:value-type="string" calcext:value-type="string">
            <text:p>Ur fazi eo skrivañ ha lavaret «pep» a-raok un anv amzer, lakaet e vez neuze «bep» e seurt degouezhioù.</text:p>
          </table:table-cell>
          <table:table-cell table:style-name="ce8" office:value-type="string" calcext:value-type="string">
            <text:p>bep a vez implijet a-raok un anv amzer. (CHALM R1.1.5)</text:p>
          </table:table-cell>
          <table:table-cell table:style-name="ce8" office:value-type="string" calcext:value-type="string">
            <text:p>«bep» a implijer a-raok un anv amzer. (CHALM R1.1.5)</text:p>
          </table:table-cell>
          <table:table-cell table:style-name="ce8" office:value-type="string" calcext:value-type="string">
            <text:p>On utilise «bep» devant un nom de temps. (CHALM R1.1.5)</text:p>
          </table:table-cell>
          <table:table-cell table:style-name="ce8" office:value-type="string" calcext:value-type="string">
            <text:p>We use «bep» in front of a name of times. (CHALM R1.1.5)</text:p>
          </table:table-cell>
          <table:table-cell table:style-name="ce8" office:value-type="string" calcext:value-type="string">
            <text:p>Oui</text:p>
          </table:table-cell>
          <table:table-cell table:style-name="ce8" office:value-type="string" calcext:value-type="string">
            <text:p>Kemmeskadur</text:p>
          </table:table-cell>
          <table:table-cell/>
          <table:table-cell office:value-type="string" calcext:value-type="string">
            <text:p>Bep:</text:p>
            <text:p>Pep:</text:p>
          </table:table-cell>
          <table:table-cell table:style-name="ce8" office:value-type="string" calcext:value-type="string">
            <text:p>http://devri.bzh/recherche/?q=pep&amp;submit=</text:p>
            <text:p>http://devri.bzh/recherche/?q=bep&amp;submit=</text:p>
          </table:table-cell>
          <table:table-cell table:style-name="ce8" office:value-type="string" calcext:value-type="string">
            <text:p>http://meurgorf.brezhoneg.bzh/meurgorf/enklask?terme=pep&amp;submit=Rechercher&amp;categorie=0&amp;oeuvres=0</text:p>
            <text:p>http://meurgorf.brezhoneg.bzh/meurgorf/enklask?terme=bep&amp;submit=Rechercher&amp;categorie=0&amp;oeuvres=0</text:p>
          </table:table-cell>
          <table:table-cell table:style-name="ce8" office:value-type="string" calcext:value-type="string">
            <text:p>https://br.wiktionary.org/wiki/pep</text:p>
            <text:p>https://br.wiktionary.org/wiki/bep</text:p>
          </table:table-cell>
          <table:table-cell/>
          <table:table-cell table:style-name="ce8" office:value-type="string" calcext:value-type="string">
            <text:p>idem</text:p>
          </table:table-cell>
          <table:table-cell table:style-name="ce40" office:value-type="date" office:date-value="2019-08-27" calcext:value-type="date">
            <text:p>27/08/19</text:p>
          </table:table-cell>
          <table:table-cell table:number-columns-repeated="45"/>
        </table:table-row>
        <table:table-row table:style-name="ro2">
          <table:table-cell office:value-type="float" office:value="559" calcext:value-type="float">
            <text:p>559</text:p>
          </table:table-cell>
          <table:table-cell office:value-type="string" calcext:value-type="string">
            <text:p><text:a xlink:href="https://community.languagetool.org/rule/show/PEP_BEP?lang=br&amp;subId=2" xlink:type="simple">https://community.languagetool.org/rule/show/PEP_BEP?lang=br&amp;subId=2</text:a></text:p>
          </table:table-cell>
          <table:table-cell office:value-type="string" calcext:value-type="string">
            <text:p>bep ha pep</text:p>
          </table:table-cell>
          <table:table-cell office:value-type="string" calcext:value-type="string">
            <text:p>Aucun changement</text:p>
          </table:table-cell>
          <table:table-cell office:value-type="string" calcext:value-type="string">
            <text:p>Ur fazi eo skrivañ ha lavaret «pep» a-raok un anv amzer, lakaet e vez neuze «bep» e seurt degouezhioù.</text:p>
          </table:table-cell>
          <table:table-cell office:value-type="string" calcext:value-type="string">
            <text:p>bep a vez implijet a-raok un anv amzer.</text:p>
          </table:table-cell>
          <table:table-cell office:value-type="string" calcext:value-type="string">
            <text:p>«bep» a implijer a-raok un anv amzer.</text:p>
          </table:table-cell>
          <table:table-cell office:value-type="string" calcext:value-type="string">
            <text:p>On utilise «bep» devant un nom de temps.</text:p>
          </table:table-cell>
          <table:table-cell office:value-type="string" calcext:value-type="string">
            <text:p>We use «bep» in front of a name of times.</text:p>
          </table:table-cell>
          <table:table-cell office:value-type="string" calcext:value-type="string">
            <text:p>Oui</text:p>
          </table:table-cell>
          <table:table-cell office:value-type="string" calcext:value-type="string">
            <text:p>Kemmeskadur</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7" calcext:value-type="date">
            <text:p>27/08/19</text:p>
          </table:table-cell>
          <table:table-cell table:number-columns-repeated="45"/>
        </table:table-row>
        <table:table-row table:style-name="ro4">
          <table:table-cell table:style-name="ce8" office:value-type="float" office:value="560" calcext:value-type="float">
            <text:p>560</text:p>
          </table:table-cell>
          <table:table-cell table:style-name="ce8" office:value-type="string" calcext:value-type="string">
            <text:p><text:a xlink:href="https://community.languagetool.org/rule/show/BEN_YA?lang=br&amp;subId=1" xlink:type="simple">https://community.languagetool.org/rule/show/BEN_YA?lang=br&amp;subId=1</text:a></text:p>
          </table:table-cell>
          <table:table-cell table:style-name="ce8" office:value-type="string" calcext:value-type="string">
            <text:p>beñ ya → feiz ya</text:p>
          </table:table-cell>
          <table:table-cell table:style-name="ce8" office:value-type="string" calcext:value-type="string">
            <text:p>Aucun changement</text:p>
          </table:table-cell>
          <table:table-cell table:style-name="ce8" office:value-type="string" calcext:value-type="string">
            <text:p>Ur fazi live-yezh eo skrivañ «beñ ya», skrivit kentoc’h «feiz ya» e-plas hag a zo dereatoc’h e-barzh un destenn lennegel.</text:p>
          </table:table-cell>
          <table:table-cell table:style-name="ce8" office:value-type="string" calcext:value-type="string">
            <text:p>Implijit feiz \2.</text:p>
          </table:table-cell>
          <table:table-cell table:style-name="ce8" office:value-type="string" calcext:value-type="string">
            <text:p>Skrivit «feiz \2».</text:p>
          </table:table-cell>
          <table:table-cell table:style-name="ce8" office:value-type="string" calcext:value-type="string">
            <text:p>Écrivez «feiz \2».</text:p>
          </table:table-cell>
          <table:table-cell table:style-name="ce8" office:value-type="string" calcext:value-type="string">
            <text:p>Write «feiz \2».</text:p>
          </table:table-cell>
          <table:table-cell table:style-name="ce8" office:value-type="string" calcext:value-type="string">
            <text:p>Oui</text:p>
          </table:table-cell>
          <table:table-cell table:style-name="ce8" office:value-type="string" calcext:value-type="string">
            <text:p>Live-yezh</text:p>
          </table:table-cell>
          <table:table-cell office:value-type="string" calcext:value-type="string">
            <text:p>Gallekadur</text:p>
          </table:table-cell>
          <table:table-cell office:value-type="string" calcext:value-type="string">
            <text:p>Beñ:</text:p>
          </table:table-cell>
          <table:table-cell table:style-name="ce8" office:value-type="string" calcext:value-type="string">
            <text:p><text:a xlink:href="http://devri.bzh/recherche/?q=beñ&amp;submit" xlink:type="simple">http://devri.bzh/recherche/?q=be%C3%B1&amp;submit=</text:a></text:p>
          </table:table-cell>
          <table:table-cell table:style-name="ce8" office:value-type="string" calcext:value-type="string">
            <text:p><text:a xlink:href="http://meurgorf.brezhoneg.bzh/meurgorf/enklask?terme=beñ&amp;submit=Rechercher&amp;categorie=0&amp;oeuvres=0" xlink:type="simple">http://meurgorf.brezhoneg.bzh/meurgorf/enklask?terme=be%C3%B1&amp;submit=Rechercher&amp;categorie=0&amp;oeuvres=0</text:a></text:p>
          </table:table-cell>
          <table:table-cell table:style-name="ce8" office:value-type="string" calcext:value-type="string">
            <text:p><text:a xlink:href="https://br.wiktionary.org/wiki/ben" xlink:type="simple">https://br.wiktionary.org/wiki/ben</text:a></text:p>
          </table:table-cell>
          <table:table-cell/>
          <table:table-cell table:style-name="ce8" office:value-type="string" calcext:value-type="string">
            <text:p>idem</text:p>
          </table:table-cell>
          <table:table-cell table:style-name="ce40" office:value-type="date" office:date-value="2019-08-27" calcext:value-type="date">
            <text:p>27/08/19</text:p>
          </table:table-cell>
          <table:table-cell table:number-columns-repeated="45"/>
        </table:table-row>
        <table:table-row table:style-name="ro9">
          <table:table-cell office:value-type="float" office:value="561" calcext:value-type="float">
            <text:p>561</text:p>
          </table:table-cell>
          <table:table-cell office:value-type="string" calcext:value-type="string">
            <text:p><text:a xlink:href="https://community.languagetool.org/rule/show/DEVEZ_DEVEZH?lang=br&amp;subId=1" xlink:type="simple">https://community.languagetool.org/rule/show/DEVEZ_DEVEZH?lang=br&amp;subId=1</text:a></text:p>
          </table:table-cell>
          <table:table-cell office:value-type="string" calcext:value-type="string">
            <text:p>devez → devezh</text:p>
          </table:table-cell>
          <table:table-cell office:value-type="string" calcext:value-type="string">
            <text:p>Aucun changement</text:p>
          </table:table-cell>
          <table:table-cell office:value-type="string" calcext:value-type="string">
            <text:p>Ur fazi eo skrivañ «devez» e-plas «devezh» evit meur a abeg. Abeg kentañ «devez» a zo ur verb, p’emañ an «devezh» un anv. Eil abeg n’eo ket ar memes lostger, bep a garg disheñvel a zo ganto. https://br.wiktionary.org/wiki/-vezh / https://br.wiktionary.org/wiki/-ez</text:p>
          </table:table-cell>
          <table:table-cell office:value-type="string" calcext:value-type="string">
            <text:p>«\2» ’zo ur verb. Ha fellout a rae deoc’h implijout an anv devezh kentoc’h?</text:p>
          </table:table-cell>
          <table:table-cell office:value-type="string" calcext:value-type="string">
            <text:p>«\2» ’zo ur verb. An anv «devezh» ho poa c’hoant skrivañ kentoc’h?</text:p>
          </table:table-cell>
          <table:table-cell office:value-type="string" calcext:value-type="string">
            <text:p>«\2» est un verb. Vouliez-vous écrire le nom «devezh» plutôt?</text:p>
          </table:table-cell>
          <table:table-cell office:value-type="string" calcext:value-type="string">
            <text:p>«\2» is a verb. Did you want to write the noun «devezh» instead?</text:p>
          </table:table-cell>
          <table:table-cell office:value-type="string" calcext:value-type="string">
            <text:p>Oui</text:p>
          </table:table-cell>
          <table:table-cell office:value-type="string" calcext:value-type="string">
            <text:p>Kemmeskadur</text:p>
          </table:table-cell>
          <table:table-cell table:style-name="ce3" office:value-type="string" calcext:value-type="string">
            <text:p>Soniadouriezh</text:p>
          </table:table-cell>
          <table:table-cell table:style-name="ce3" office:value-type="string" calcext:value-type="string">
            <text:p>Devez:</text:p>
            <text:p>Devezh:</text:p>
          </table:table-cell>
          <table:table-cell office:value-type="string" calcext:value-type="string">
            <text:p><text:a xlink:href="http://devri.bzh/recherche/?q=devez&amp;submit" xlink:type="simple">http://devri.bzh/recherche/?q=devez&amp;submit=</text:a></text:p>
          </table:table-cell>
          <table:table-cell office:value-type="string" calcext:value-type="string">
            <text:p><text:a xlink:href="http://meurgorf.brezhoneg.bzh/meurgorf/enklask?terme=devez&amp;submit=Rechercher&amp;categorie=0&amp;oeuvres=0&amp;search_opt=1http://meurgorf.brezhoneg.bzh/meurgorf/enklask?terme=devezh&amp;submit=Rechercher&amp;categorie=0&amp;oeuvres=0" xlink:type="simple">http://meurgorf.brezhoneg.bzh/meurgorf/enklask?terme=devez&amp;submit=Rechercher&amp;categorie=0&amp;oeuvres=0&amp;search_opt=1http://meurgorf.brezhoneg.bzh/meurgorf/enklask?terme=devezh&amp;submit=Rechercher&amp;categorie=0&amp;oeuvres=0</text:a></text:p>
          </table:table-cell>
          <table:table-cell office:value-type="string" calcext:value-type="string">
            <text:p>https://br.wiktionary.org/wiki/-vezh</text:p>
            <text:p>https://br.wiktionary.org/wiki/-ez</text:p>
            <text:p>https://br.wiktionary.org/wiki/devez</text:p>
            <text:p>https://br.wiktionary.org/wiki/devezh</text:p>
          </table:table-cell>
          <table:table-cell table:style-name="ce28"/>
          <table:table-cell office:value-type="string" calcext:value-type="string">
            <text:p>idem</text:p>
          </table:table-cell>
          <table:table-cell office:value-type="date" office:date-value="2019-08-27" calcext:value-type="date">
            <text:p>27/08/19</text:p>
          </table:table-cell>
          <table:table-cell table:number-columns-repeated="45"/>
        </table:table-row>
        <table:table-row table:style-name="ro9">
          <table:table-cell table:style-name="ce8" office:value-type="float" office:value="562" calcext:value-type="float">
            <text:p>562</text:p>
          </table:table-cell>
          <table:table-cell table:style-name="ce8" office:value-type="string" calcext:value-type="string">
            <text:p><text:a xlink:href="https://community.languagetool.org/rule/show/DEVEZ_DEVEZH?lang=br&amp;subId=2" xlink:type="simple">https://community.languagetool.org/rule/show/DEVEZ_DEVEZH?lang=br&amp;subId=2</text:a></text:p>
          </table:table-cell>
          <table:table-cell table:style-name="ce8" office:value-type="string" calcext:value-type="string">
            <text:p>devez → devezh</text:p>
          </table:table-cell>
          <table:table-cell table:style-name="ce8" office:value-type="string" calcext:value-type="string">
            <text:p>Aucun changement</text:p>
          </table:table-cell>
          <table:table-cell table:style-name="ce8" office:value-type="string" calcext:value-type="string">
            <text:p>Ur fazi eo skrivañ «devez» e-plas «devezh» evit meur a abeg. Abeg kentañ «devez» a zo ur verb, p’emañ an «devezh» un anv. Eil abeg n’eo ket ar memes lostger, bep a garg disheñvel a zo ganto. https://br.wiktionary.org/wiki/-vezhhttps://br.wiktionary.org/wiki/-ez</text:p>
          </table:table-cell>
          <table:table-cell table:style-name="ce8" office:value-type="string" calcext:value-type="string">
            <text:p>«\3» ’zo ur verb. Ha fellout a rae deoc’h implijout an anv devezh kentoc’h?</text:p>
          </table:table-cell>
          <table:table-cell table:style-name="ce8" office:value-type="string" calcext:value-type="string">
            <text:p>«\3» ’zo ur verb. An anv «devezh» ho poa c’hoant skrivañ kentoc’h?</text:p>
          </table:table-cell>
          <table:table-cell table:style-name="ce8" office:value-type="string" calcext:value-type="string">
            <text:p>«\3» est un verb. Vouliez-vous écrire le nom «devezh» plutôt?</text:p>
          </table:table-cell>
          <table:table-cell table:style-name="ce8" office:value-type="string" calcext:value-type="string">
            <text:p>«\3» is a verb. Did you want to write the noun «devezh» instead?</text:p>
          </table:table-cell>
          <table:table-cell table:style-name="ce8" office:value-type="string" calcext:value-type="string">
            <text:p>Oui</text:p>
          </table:table-cell>
          <table:table-cell table:style-name="ce8" office:value-type="string" calcext:value-type="string">
            <text:p>Kemmeskadur</text:p>
          </table:table-cell>
          <table:table-cell office:value-type="string" calcext:value-type="string">
            <text:p>Soniadouriezh</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9" calcext:value-type="date">
            <text:p>29/08/19</text:p>
          </table:table-cell>
          <table:table-cell table:number-columns-repeated="45"/>
        </table:table-row>
        <table:table-row table:style-name="ro9">
          <table:table-cell office:value-type="float" office:value="563" calcext:value-type="float">
            <text:p>563</text:p>
          </table:table-cell>
          <table:table-cell office:value-type="string" calcext:value-type="string">
            <text:p><text:a xlink:href="https://community.languagetool.org/rule/show/DEVEZ_DEVEZH?lang=br&amp;subId=3" xlink:type="simple">https://community.languagetool.org/rule/show/DEVEZ_DEVEZH?lang=br&amp;subId=3</text:a></text:p>
          </table:table-cell>
          <table:table-cell office:value-type="string" calcext:value-type="string">
            <text:p>devez → devezh</text:p>
          </table:table-cell>
          <table:table-cell office:value-type="string" calcext:value-type="string">
            <text:p>Aucun changement</text:p>
          </table:table-cell>
          <table:table-cell office:value-type="string" calcext:value-type="string">
            <text:p>Ur fazi eo skrivañ «devez» e-plas «devezh» evit meur a abeg. Abeg kentañ «devez» a zo ur verb, p’emañ an «devezh» un anv. Eil abeg n’eo ket ar memes lostger, bep a garg disheñvel a zo ganto. https://br.wiktionary.org/wiki/-vezh</text:p>
            <text:p>https://br.wiktionary.org/wiki/-ez</text:p>
          </table:table-cell>
          <table:table-cell office:value-type="string" calcext:value-type="string">
            <text:p>«\2» ’zo ur verb. Ha fellout a rae deoc’h implijout an anv devezh kentoc’h?</text:p>
          </table:table-cell>
          <table:table-cell office:value-type="string" calcext:value-type="string">
            <text:p>«\2» ’zo ur verb. An anv «devezh» ho poa c’hoant skrivañ kentoc’h?</text:p>
          </table:table-cell>
          <table:table-cell office:value-type="string" calcext:value-type="string">
            <text:p>«\2» est un verb. Vouliez-vous écrire le nom «devezh» plutôt?</text:p>
          </table:table-cell>
          <table:table-cell office:value-type="string" calcext:value-type="string">
            <text:p>«\2» is a verb. Did you want to write the noun «devezh» instead?</text:p>
          </table:table-cell>
          <table:table-cell office:value-type="string" calcext:value-type="string">
            <text:p>Oui</text:p>
          </table:table-cell>
          <table:table-cell office:value-type="string" calcext:value-type="string">
            <text:p>Kemmeskadur</text:p>
          </table:table-cell>
          <table:table-cell table:style-name="ce3" office:value-type="string" calcext:value-type="string">
            <text:p>Soniadouriezh</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9" calcext:value-type="date">
            <text:p>29/08/19</text:p>
          </table:table-cell>
          <table:table-cell table:number-columns-repeated="45"/>
        </table:table-row>
        <table:table-row table:style-name="ro9">
          <table:table-cell table:style-name="ce8" office:value-type="float" office:value="564" calcext:value-type="float">
            <text:p>564</text:p>
          </table:table-cell>
          <table:table-cell table:style-name="ce8" office:value-type="string" calcext:value-type="string">
            <text:p><text:a xlink:href="https://community.languagetool.org/rule/show/DEVEZ_DEVEZH?lang=br&amp;subId=4" xlink:type="simple">https://community.languagetool.org/rule/show/DEVEZ_DEVEZH?lang=br&amp;subId=4</text:a></text:p>
          </table:table-cell>
          <table:table-cell table:style-name="ce8" office:value-type="string" calcext:value-type="string">
            <text:p>devez → devezh</text:p>
          </table:table-cell>
          <table:table-cell table:style-name="ce8" office:value-type="string" calcext:value-type="string">
            <text:p>Aucun changement</text:p>
          </table:table-cell>
          <table:table-cell table:style-name="ce8" office:value-type="string" calcext:value-type="string">
            <text:p>Ur fazi eo skrivañ «devez» e-plas «devezh» evit meur a abeg. Abeg kentañ «devez» a zo ur verb, p’emañ an «devezh» un anv. Eil abeg n’eo ket ar memes lostger, bep a garg disheñvel a zo ganto. https://br.wiktionary.org/wiki/-vezh</text:p>
            <text:p>https://br.wiktionary.org/wiki/-ez</text:p>
          </table:table-cell>
          <table:table-cell table:style-name="ce8" office:value-type="string" calcext:value-type="string">
            <text:p>«\2» ’zo ur verb. Ha fellout a rae deoc’h implijout an anv devezh kentoc’h?</text:p>
          </table:table-cell>
          <table:table-cell table:style-name="ce8" office:value-type="string" calcext:value-type="string">
            <text:p>«\2» ’zo ur verb. An anv «devezh» ho poa c’hoant skrivañ kentoc’h?</text:p>
          </table:table-cell>
          <table:table-cell table:style-name="ce8" office:value-type="string" calcext:value-type="string">
            <text:p>«\2» est un verb. Vouliez-vous écrire le nom «devezh» plutôt?</text:p>
          </table:table-cell>
          <table:table-cell table:style-name="ce8" office:value-type="string" calcext:value-type="string">
            <text:p>«\2» is a verb. Did you want to write the noun «devezh» instead?</text:p>
          </table:table-cell>
          <table:table-cell table:style-name="ce8" office:value-type="string" calcext:value-type="string">
            <text:p>Oui</text:p>
          </table:table-cell>
          <table:table-cell table:style-name="ce8" office:value-type="string" calcext:value-type="string">
            <text:p>Kemmeskadur</text:p>
          </table:table-cell>
          <table:table-cell office:value-type="string" calcext:value-type="string">
            <text:p>Soniadouriezh</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9" calcext:value-type="date">
            <text:p>29/08/19</text:p>
          </table:table-cell>
          <table:table-cell table:number-columns-repeated="45"/>
        </table:table-row>
        <table:table-row table:style-name="ro9">
          <table:table-cell office:value-type="float" office:value="565" calcext:value-type="float">
            <text:p>565</text:p>
          </table:table-cell>
          <table:table-cell office:value-type="string" calcext:value-type="string">
            <text:p><text:a xlink:href="https://community.languagetool.org/rule/show/DEVEZ_DEVEZH?lang=br&amp;subId=5" xlink:type="simple">https://community.languagetool.org/rule/show/DEVEZ_DEVEZH?lang=br&amp;subId=5</text:a></text:p>
          </table:table-cell>
          <table:table-cell office:value-type="string" calcext:value-type="string">
            <text:p>devez → devezh</text:p>
          </table:table-cell>
          <table:table-cell office:value-type="string" calcext:value-type="string">
            <text:p>Aucun changement</text:p>
          </table:table-cell>
          <table:table-cell office:value-type="string" calcext:value-type="string">
            <text:p>Ur fazi eo skrivañ «devez» e-plas «devezh» evit meur a abeg. Abeg kentañ «devez» a zo ur verb, p’emañ an «devezh» un anv. Eil abeg n’eo ket ar memes lostger, bep a garg disheñvel a zo ganto. https://br.wiktionary.org/wiki/-vezh</text:p>
            <text:p>https://br.wiktionary.org/wiki/-ez</text:p>
          </table:table-cell>
          <table:table-cell office:value-type="string" calcext:value-type="string">
            <text:p>«devez» ’zo ur verb. Ha fellout a rae deoc’h implijout an anv \1 kentoc’h?</text:p>
          </table:table-cell>
          <table:table-cell office:value-type="string" calcext:value-type="string">
            <text:p>«devez» ’zo ur verb. An anv «\1» ho poa c’hoant skrivañ kentoc’h?</text:p>
          </table:table-cell>
          <table:table-cell office:value-type="string" calcext:value-type="string">
            <text:p>«devez» est un verbe. Vouliez-vous écrire le nom «\1» plutôt?</text:p>
          </table:table-cell>
          <table:table-cell office:value-type="string" calcext:value-type="string">
            <text:p>«devez» is a verb. Did you want to write the noun «\1» instead?</text:p>
          </table:table-cell>
          <table:table-cell office:value-type="string" calcext:value-type="string">
            <text:p>Oui</text:p>
          </table:table-cell>
          <table:table-cell office:value-type="string" calcext:value-type="string">
            <text:p>Kemmeskadur</text:p>
          </table:table-cell>
          <table:table-cell table:style-name="ce3" office:value-type="string" calcext:value-type="string">
            <text:p>Soniadouriezh</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29" calcext:value-type="date">
            <text:p>29/08/19</text:p>
          </table:table-cell>
          <table:table-cell table:number-columns-repeated="45"/>
        </table:table-row>
        <table:table-row table:style-name="ro9">
          <table:table-cell table:style-name="ce8" office:value-type="float" office:value="566" calcext:value-type="float">
            <text:p>566</text:p>
          </table:table-cell>
          <table:table-cell table:style-name="ce8" office:value-type="string" calcext:value-type="string">
            <text:p><text:a xlink:href="https://community.languagetool.org/rule/show/DEVEZ_DEVEZH?lang=br&amp;subId=6" xlink:type="simple">https://community.languagetool.org/rule/show/DEVEZ_DEVEZH?lang=br&amp;subId=6</text:a></text:p>
          </table:table-cell>
          <table:table-cell table:style-name="ce8" office:value-type="string" calcext:value-type="string">
            <text:p>devez → devezh</text:p>
          </table:table-cell>
          <table:table-cell table:style-name="ce8" office:value-type="string" calcext:value-type="string">
            <text:p>Aucun changement</text:p>
          </table:table-cell>
          <table:table-cell table:style-name="ce8" office:value-type="string" calcext:value-type="string">
            <text:p>Ur fazi eo skrivañ «devez» e-plas «devezh» evit meur a abeg. Abeg kentañ «devez» a zo ur verb, p’emañ an «devezh» un anv. Eil abeg n’eo ket ar memes lostger, bep a garg disheñvel a zo ganto. https://br.wiktionary.org/wiki/-vezh</text:p>
            <text:p>https://br.wiktionary.org/wiki/-ez</text:p>
          </table:table-cell>
          <table:table-cell table:style-name="ce8" office:value-type="string" calcext:value-type="string">
            <text:p>«devez» ’zo ur verb. Ha fellout a rae deoc’h implijout an anv \1 kentoc’h?</text:p>
          </table:table-cell>
          <table:table-cell table:style-name="ce8" office:value-type="string" calcext:value-type="string">
            <text:p>«devez» ’zo ur verb. An anv «\1» ho poa c’hoant skrivañ kentoc’h?</text:p>
          </table:table-cell>
          <table:table-cell table:style-name="ce8" office:value-type="string" calcext:value-type="string">
            <text:p>«devez» est un verbe. Vouliez-vous écrire le nom «\1» plutôt?</text:p>
          </table:table-cell>
          <table:table-cell table:style-name="ce8" office:value-type="string" calcext:value-type="string">
            <text:p>«devez» is a verb. Did you want to write the noun «\1» instead?</text:p>
          </table:table-cell>
          <table:table-cell table:style-name="ce8" office:value-type="string" calcext:value-type="string">
            <text:p>Oui</text:p>
          </table:table-cell>
          <table:table-cell table:style-name="ce8" office:value-type="string" calcext:value-type="string">
            <text:p>Kemmeskadur</text:p>
          </table:table-cell>
          <table:table-cell office:value-type="string" calcext:value-type="string">
            <text:p>Soniadouriezh</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29" calcext:value-type="date">
            <text:p>29/08/19</text:p>
          </table:table-cell>
          <table:table-cell table:number-columns-repeated="45"/>
        </table:table-row>
        <table:table-row table:style-name="ro2">
          <table:table-cell office:value-type="float" office:value="567" calcext:value-type="float">
            <text:p>567</text:p>
          </table:table-cell>
          <table:table-cell office:value-type="string" calcext:value-type="string">
            <text:p><text:a xlink:href="https://community.languagetool.org/rule/show/SUP_AR?lang=br&amp;subId=1" xlink:type="simple">https://community.languagetool.org/rule/show/SUP_AR?lang=br&amp;subId=1</text:a></text:p>
          </table:table-cell>
          <table:table-cell office:value-type="string" calcext:value-type="string">
            <text:p>Lodenn vrasañ ar boblañs → Al lodenn vrasañ eus ar bolañs</text:p>
          </table:table-cell>
          <table:table-cell office:value-type="string" calcext:value-type="string">
            <text:p>Aucun changement</text:p>
          </table:table-cell>
          <table:table-cell office:value-type="string" calcext:value-type="string">
            <text:p>Ur fazi eo skrivañ «lodenn vrasañ ar boblañs» pa rankfe bezañ «al lodenn vrasañ eus ar boblañs».</text:p>
          </table:table-cell>
          <table:table-cell office:value-type="string" calcext:value-type="string">
            <text:p>Ha fellout a rae deoc’h skrivañ al \2 \3 eus?</text:p>
          </table:table-cell>
          <table:table-cell office:value-type="string" calcext:value-type="string">
            <text:p>C’hoant ho poa skrivañ «al \2 \3 eus»?</text:p>
          </table:table-cell>
          <table:table-cell office:value-type="string" calcext:value-type="string">
            <text:p>Vouliez-vous écrire «al \2 \3 eus»?</text:p>
          </table:table-cell>
          <table:table-cell office:value-type="string" calcext:value-type="string">
            <text:p>Did you want to write «al \2 \3 eus»?</text:p>
          </table:table-cell>
          <table:table-cell office:value-type="string" calcext:value-type="string">
            <text:p>Oui</text:p>
          </table:table-cell>
          <table:table-cell office:value-type="string" calcext:value-type="string">
            <text:p>A-bep seurt</text:p>
          </table:table-cell>
          <table:table-cell table:style-name="ce28"/>
          <table:table-cell table:style-name="ce3" office:value-type="string" calcext:value-type="string">
            <text:p>Lodenn:</text:p>
          </table:table-cell>
          <table:table-cell office:value-type="string" calcext:value-type="string">
            <text:p><text:a xlink:href="http://devri.bzh/recherche/?q=lodenn&amp;submit" xlink:type="simple">http://devri.bzh/recherche/?q=lodenn&amp;submit=</text:a></text:p>
          </table:table-cell>
          <table:table-cell office:value-type="string" calcext:value-type="string">
            <text:p><text:a xlink:href="http://meurgorf.brezhoneg.bzh/meurgorf/enklask?terme=lodenn&amp;submit=Rechercher&amp;categorie=0&amp;oeuvres=0" xlink:type="simple">http://meurgorf.brezhoneg.bzh/meurgorf/enklask?terme=lodenn&amp;submit=Rechercher&amp;categorie=0&amp;oeuvres=0</text:a></text:p>
          </table:table-cell>
          <table:table-cell office:value-type="string" calcext:value-type="string">
            <text:p><text:a xlink:href="https://br.wiktionary.org/wiki/lodenn" xlink:type="simple">https://br.wiktionary.org/wiki/lodenn</text:a></text:p>
          </table:table-cell>
          <table:table-cell table:style-name="ce28"/>
          <table:table-cell office:value-type="string" calcext:value-type="string">
            <text:p>idem</text:p>
          </table:table-cell>
          <table:table-cell office:value-type="date" office:date-value="2019-08-29" calcext:value-type="date">
            <text:p>29/08/19</text:p>
          </table:table-cell>
          <table:table-cell table:number-columns-repeated="45"/>
        </table:table-row>
        <table:table-row table:style-name="ro2">
          <table:table-cell table:style-name="ce8" office:value-type="float" office:value="568" calcext:value-type="float">
            <text:p>568</text:p>
          </table:table-cell>
          <table:table-cell table:style-name="ce8" office:value-type="string" calcext:value-type="string">
            <text:p><text:a xlink:href="https://community.languagetool.org/rule/show/SUP_AR?lang=br&amp;subId=2" xlink:type="simple">https://community.languagetool.org/rule/show/SUP_AR?lang=br&amp;subId=2</text:a></text:p>
          </table:table-cell>
          <table:table-cell table:style-name="ce8" office:value-type="string" calcext:value-type="string">
            <text:p>Lodenn vrasañ ar boblañs → Al lodenn vrasañ eus ar bolañs</text:p>
          </table:table-cell>
          <table:table-cell table:style-name="ce8" office:value-type="string" calcext:value-type="string">
            <text:p>Paotr brasañ ar skol → Ar paotr brasañ eus ar skol</text:p>
          </table:table-cell>
          <table:table-cell table:style-name="ce8" office:value-type="string" calcext:value-type="string">
            <text:p>Ur fazi eo skrivañ «paotr brasañ ar skol» pa rankfe bezañ «ar paotr brasañ eus ar skol».</text:p>
          </table:table-cell>
          <table:table-cell table:style-name="ce8" office:value-type="string" calcext:value-type="string">
            <text:p>Ha fellout a rae deoc’h skrivañ ar \2 \3 eus?</text:p>
          </table:table-cell>
          <table:table-cell table:style-name="ce8" office:value-type="string" calcext:value-type="string">
            <text:p>C’hoant ho poa skrivañ «ar \2 \3 eus»?</text:p>
          </table:table-cell>
          <table:table-cell table:style-name="ce8" office:value-type="string" calcext:value-type="string">
            <text:p>Vouliez-vous écrire «ar \2 \3 eus»?</text:p>
          </table:table-cell>
          <table:table-cell table:style-name="ce8" office:value-type="string" calcext:value-type="string">
            <text:p>Did you want to write «ar \2 \3 eus»?</text:p>
          </table:table-cell>
          <table:table-cell table:style-name="ce8" office:value-type="string" calcext:value-type="string">
            <text:p>Oui</text:p>
          </table:table-cell>
          <table:table-cell table:style-name="ce8" office:value-type="string" calcext:value-type="string">
            <text:p>A-bep seurt</text:p>
          </table:table-cell>
          <table:table-cell/>
          <table:table-cell office:value-type="string" calcext:value-type="string">
            <text:p>Bras:</text:p>
          </table:table-cell>
          <table:table-cell table:style-name="ce8" office:value-type="string" calcext:value-type="string">
            <text:p><text:a xlink:href="http://devri.bzh/recherche/?q=bras&amp;submit" xlink:type="simple">http://devri.bzh/recherche/?q=bras&amp;submit=</text:a></text:p>
          </table:table-cell>
          <table:table-cell table:style-name="ce8" office:value-type="string" calcext:value-type="string">
            <text:p><text:a xlink:href="http://meurgorf.brezhoneg.bzh/meurgorf/enklask?terme=bras&amp;submit=Rechercher&amp;categorie=0&amp;oeuvres=0" xlink:type="simple">http://meurgorf.brezhoneg.bzh/meurgorf/enklask?terme=bras&amp;submit=Rechercher&amp;categorie=0&amp;oeuvres=0</text:a></text:p>
          </table:table-cell>
          <table:table-cell table:style-name="ce8" office:value-type="string" calcext:value-type="string">
            <text:p><text:a xlink:href="https://br.wiktionary.org/wiki/bras" xlink:type="simple">https://br.wiktionary.org/wiki/bras</text:a></text:p>
          </table:table-cell>
          <table:table-cell/>
          <table:table-cell table:style-name="ce8" office:value-type="string" calcext:value-type="string">
            <text:p>idem</text:p>
          </table:table-cell>
          <table:table-cell table:style-name="ce40" office:value-type="date" office:date-value="2019-08-30" calcext:value-type="date">
            <text:p>30/08/19</text:p>
          </table:table-cell>
          <table:table-cell table:number-columns-repeated="45"/>
        </table:table-row>
        <table:table-row table:style-name="ro2">
          <table:table-cell office:value-type="float" office:value="569" calcext:value-type="float">
            <text:p>569</text:p>
          </table:table-cell>
          <table:table-cell office:value-type="string" calcext:value-type="string">
            <text:p><text:a xlink:href="https://community.languagetool.org/rule/show/SUP_AR?lang=br&amp;subId=3" xlink:type="simple">https://community.languagetool.org/rule/show/SUP_AR?lang=br&amp;subId=3</text:a></text:p>
          </table:table-cell>
          <table:table-cell office:value-type="string" calcext:value-type="string">
            <text:p>Lodenn vrasañ ar boblañs → Al lodenn vrasañ eus ar bolañs</text:p>
          </table:table-cell>
          <table:table-cell office:value-type="string" calcext:value-type="string">
            <text:p>Noz tommañ an hañv → An noz tommañ an eus hañv</text:p>
          </table:table-cell>
          <table:table-cell office:value-type="string" calcext:value-type="string">
            <text:p>Ur fazi eo skrivañ «noz tommañ an hañv» pa rankfe bezañ «an noz tommañ eus an hañv».</text:p>
          </table:table-cell>
          <table:table-cell office:value-type="string" calcext:value-type="string">
            <text:p>Ha fellout a rae deoc’h skrivañ an \2 \3 eus?</text:p>
          </table:table-cell>
          <table:table-cell office:value-type="string" calcext:value-type="string">
            <text:p>C’hoant ho poa skrivañ «an \2 \3 eus»?</text:p>
          </table:table-cell>
          <table:table-cell office:value-type="string" calcext:value-type="string">
            <text:p>Vouliez-vous écrire «an \2 \3 eus»?</text:p>
          </table:table-cell>
          <table:table-cell office:value-type="string" calcext:value-type="string">
            <text:p>Did you want to write «an \2 \3 eus»?</text:p>
          </table:table-cell>
          <table:table-cell office:value-type="string" calcext:value-type="string">
            <text:p>Oui</text:p>
          </table:table-cell>
          <table:table-cell office:value-type="string" calcext:value-type="string">
            <text:p>A-bep seurt</text:p>
          </table:table-cell>
          <table:table-cell table:style-name="ce28"/>
          <table:table-cell table:style-name="ce3" office:value-type="string" calcext:value-type="string">
            <text:p>Tomm:</text:p>
          </table:table-cell>
          <table:table-cell office:value-type="string" calcext:value-type="string">
            <text:p><text:a xlink:href="http://devri.bzh/recherche/?q=tomm&amp;submit" xlink:type="simple">http://devri.bzh/recherche/?q=tomm&amp;submit=</text:a></text:p>
          </table:table-cell>
          <table:table-cell office:value-type="string" calcext:value-type="string">
            <text:p><text:a xlink:href="http://meurgorf.brezhoneg.bzh/meurgorf/enklask?terme=tomm&amp;submit=Rechercher&amp;categorie=0&amp;oeuvres=0" xlink:type="simple">http://meurgorf.brezhoneg.bzh/meurgorf/enklask?terme=tomm&amp;submit=Rechercher&amp;categorie=0&amp;oeuvres=0</text:a></text:p>
          </table:table-cell>
          <table:table-cell office:value-type="string" calcext:value-type="string">
            <text:p><text:a xlink:href="https://br.wiktionary.org/wiki/tomm" xlink:type="simple">https://br.wiktionary.org/wiki/tomm</text:a></text:p>
          </table:table-cell>
          <table:table-cell table:style-name="ce28"/>
          <table:table-cell office:value-type="string" calcext:value-type="string">
            <text:p>idem</text:p>
          </table:table-cell>
          <table:table-cell office:value-type="date" office:date-value="2019-08-30" calcext:value-type="date">
            <text:p>30/08/19</text:p>
          </table:table-cell>
          <table:table-cell table:number-columns-repeated="45"/>
        </table:table-row>
        <table:table-row table:style-name="ro7">
          <table:table-cell table:style-name="ce8" office:value-type="float" office:value="570" calcext:value-type="float">
            <text:p>570</text:p>
          </table:table-cell>
          <table:table-cell table:style-name="ce8" office:value-type="string" calcext:value-type="string">
            <text:p><text:a xlink:href="https://community.languagetool.org/rule/show/BISKOAZH_BIKEN?lang=br&amp;subId=1" xlink:type="simple">https://community.languagetool.org/rule/show/BISKOAZH_BIKEN?lang=br&amp;subId=1</text:a></text:p>
          </table:table-cell>
          <table:table-cell table:style-name="ce8" office:value-type="string" calcext:value-type="string">
            <text:p>biskoazh, biken</text:p>
          </table:table-cell>
          <table:table-cell table:style-name="ce8" office:value-type="string" calcext:value-type="string">
            <text:p>Implij biskoazh e-plas biken</text:p>
          </table:table-cell>
          <table:table-cell table:style-name="ce8" office:value-type="string" calcext:value-type="string">
            <text:p>Ur fazi eo skrivañ ar ger «biskoazh» gant ur verb en amzer dazont, biskoazh a zo da vezañ implijet en amzer dremenet hepken.</text:p>
          </table:table-cell>
          <table:table-cell table:style-name="ce8" office:value-type="string" calcext:value-type="string">
            <text:p>«Biskoazh» a zo evit an amzer dremenet hepken. A fellout a rae deoc’h skrivañ biken?</text:p>
          </table:table-cell>
          <table:table-cell table:style-name="ce8" office:value-type="string" calcext:value-type="string">
            <text:p>«Biskoazh» a zo evit an amzer dremenet, c’hoant ho poa skrivañ «biken»?</text:p>
          </table:table-cell>
          <table:table-cell table:style-name="ce8" office:value-type="string" calcext:value-type="string">
            <text:p>«Biskoazh» est utilisé seulement au passé, vouliez-vous écrire «biken»?</text:p>
          </table:table-cell>
          <table:table-cell table:style-name="ce8" office:value-type="string" calcext:value-type="string">
            <text:p>«Biskoazh» is used only for the past, did you want to write «biken»?</text:p>
          </table:table-cell>
          <table:table-cell table:style-name="ce8" office:value-type="string" calcext:value-type="string">
            <text:p>Oui</text:p>
          </table:table-cell>
          <table:table-cell table:style-name="ce8" office:value-type="string" calcext:value-type="string">
            <text:p>A-bep seurt</text:p>
          </table:table-cell>
          <table:table-cell/>
          <table:table-cell office:value-type="string" calcext:value-type="string">
            <text:p>Biskoazh:</text:p>
            <text:p>Biken:</text:p>
          </table:table-cell>
          <table:table-cell table:style-name="ce8" office:value-type="string" calcext:value-type="string">
            <text:p>http://devri.bzh/recherche/?q=biskoazh&amp;submit=</text:p>
            <text:p>http://devri.bzh/recherche/?q=biken&amp;submit=</text:p>
          </table:table-cell>
          <table:table-cell table:style-name="ce8" office:value-type="string" calcext:value-type="string">
            <text:p>http://meurgorf.brezhoneg.bzh/meurgorf/enklask?terme=biskoazh&amp;submit=Rechercher&amp;categorie=0&amp;oeuvres=0</text:p>
            <text:p>http://meurgorf.brezhoneg.bzh/meurgorf/enklask?terme=biken&amp;submit=Rechercher&amp;categorie=0&amp;oeuvres=0</text:p>
          </table:table-cell>
          <table:table-cell table:style-name="ce8" office:value-type="string" calcext:value-type="string">
            <text:p>https://br.wiktionary.org/wiki/biskoazh</text:p>
            <text:p>https://br.wiktionary.org/wiki/biken</text:p>
          </table:table-cell>
          <table:table-cell/>
          <table:table-cell table:style-name="ce8" office:value-type="string" calcext:value-type="string">
            <text:p>idem</text:p>
          </table:table-cell>
          <table:table-cell table:style-name="ce40" office:value-type="date" office:date-value="2019-08-30" calcext:value-type="date">
            <text:p>30/08/19</text:p>
          </table:table-cell>
          <table:table-cell table:number-columns-repeated="45"/>
        </table:table-row>
        <table:table-row table:style-name="ro1">
          <table:table-cell office:value-type="float" office:value="571" calcext:value-type="float">
            <text:p>571</text:p>
          </table:table-cell>
          <table:table-cell office:value-type="string" calcext:value-type="string">
            <text:p><text:a xlink:href="https://community.languagetool.org/rule/show/BISKOAZH_BIKEN?lang=br&amp;subId=2" xlink:type="simple">https://community.languagetool.org/rule/show/BISKOAZH_BIKEN?lang=br&amp;subId=2</text:a></text:p>
          </table:table-cell>
          <table:table-cell office:value-type="string" calcext:value-type="string">
            <text:p>biskoazh, biken</text:p>
          </table:table-cell>
          <table:table-cell office:value-type="string" calcext:value-type="string">
            <text:p>Implij biskoazh e-plas biken</text:p>
          </table:table-cell>
          <table:table-cell office:value-type="string" calcext:value-type="string">
            <text:p>Ur fazi eo skrivañ ar ger «biskoazh» gant ur verb en amzer dazont, biskoazh a zo da vezañ implijet en amzer dremenet hepken.</text:p>
          </table:table-cell>
          <table:table-cell office:value-type="string" calcext:value-type="string">
            <text:p>«Biskoazh» a zo evit an amzer dremenet hepken. A fellout a rae deoc’h skrivañ biken?</text:p>
          </table:table-cell>
          <table:table-cell office:value-type="string" calcext:value-type="string">
            <text:p>«Biskoazh» a zo evit an amzer dremenet, c’hoant ho poa skrivañ «biken»?</text:p>
          </table:table-cell>
          <table:table-cell office:value-type="string" calcext:value-type="string">
            <text:p>«Biskoazh» est utilisé seulement au passé, vouliez-vous écrire «biken»?</text:p>
          </table:table-cell>
          <table:table-cell office:value-type="string" calcext:value-type="string">
            <text:p>«Biskoazh» is used only for the past, did you want to write «biken»?</text:p>
          </table:table-cell>
          <table:table-cell office:value-type="string" calcext:value-type="string">
            <text:p>Oui</text:p>
          </table:table-cell>
          <table:table-cell office:value-type="string" calcext:value-type="string">
            <text:p>A-bep seurt</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30" calcext:value-type="date">
            <text:p>30/08/19</text:p>
          </table:table-cell>
          <table:table-cell table:number-columns-repeated="45"/>
        </table:table-row>
        <table:table-row table:style-name="ro4">
          <table:table-cell table:style-name="ce8" office:value-type="float" office:value="572" calcext:value-type="float">
            <text:p>572</text:p>
          </table:table-cell>
          <table:table-cell table:style-name="ce8" office:value-type="string" calcext:value-type="string">
            <text:p><text:a xlink:href="https://community.languagetool.org/rule/show/BISKOAZH_BIKEN?lang=br&amp;subId=3" xlink:type="simple">https://community.languagetool.org/rule/show/BISKOAZH_BIKEN?lang=br&amp;subId=3</text:a></text:p>
          </table:table-cell>
          <table:table-cell table:style-name="ce8" office:value-type="string" calcext:value-type="string">
            <text:p>biskoazh, biken</text:p>
          </table:table-cell>
          <table:table-cell table:style-name="ce8" office:value-type="string" calcext:value-type="string">
            <text:p>Implij biken e-plas biskoazh</text:p>
          </table:table-cell>
          <table:table-cell table:style-name="ce8" office:value-type="string" calcext:value-type="string">
            <text:p>Ur fazi eo skrivañ ar ger «biken» gant ur verb en amzer dremenet, biken a zo da vezañ implijet en amzer da zont hepken.</text:p>
          </table:table-cell>
          <table:table-cell table:style-name="ce8" office:value-type="string" calcext:value-type="string">
            <text:p>«Biken» a zo evit an amzer da zont hepken. A fellout a rae deoc’h skrivañ biskoazh?</text:p>
          </table:table-cell>
          <table:table-cell table:style-name="ce8" office:value-type="string" calcext:value-type="string">
            <text:p>«Biken» a zo evit an amzer dremenet, c’hoant ho poa skrivañ «biskoazh»?</text:p>
          </table:table-cell>
          <table:table-cell table:style-name="ce8" office:value-type="string" calcext:value-type="string">
            <text:p>«Biken» est utilisé seulement au futur, vouliez-vous écrire «biskoazh»?</text:p>
          </table:table-cell>
          <table:table-cell table:style-name="ce8" office:value-type="string" calcext:value-type="string">
            <text:p>«Biken» is used only for the futur, did you want to write «biskoazh»?</text:p>
          </table:table-cell>
          <table:table-cell table:style-name="ce8" office:value-type="string" calcext:value-type="string">
            <text:p>Oui</text:p>
          </table:table-cell>
          <table:table-cell table:style-name="ce8" office:value-type="string" calcext:value-type="string">
            <text:p>A-bep seurt</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30" calcext:value-type="date">
            <text:p>30/08/19</text:p>
          </table:table-cell>
          <table:table-cell table:number-columns-repeated="45"/>
        </table:table-row>
        <table:table-row table:style-name="ro4">
          <table:table-cell office:value-type="float" office:value="573" calcext:value-type="float">
            <text:p>573</text:p>
          </table:table-cell>
          <table:table-cell office:value-type="string" calcext:value-type="string">
            <text:p><text:a xlink:href="https://community.languagetool.org/rule/show/BISKOAZH_BIKEN?lang=br&amp;subId=4" xlink:type="simple">https://community.languagetool.org/rule/show/BISKOAZH_BIKEN?lang=br&amp;subId=4</text:a></text:p>
          </table:table-cell>
          <table:table-cell office:value-type="string" calcext:value-type="string">
            <text:p>biskoazh, biken</text:p>
          </table:table-cell>
          <table:table-cell office:value-type="string" calcext:value-type="string">
            <text:p>Implij biken e-plas biskoazh</text:p>
          </table:table-cell>
          <table:table-cell office:value-type="string" calcext:value-type="string">
            <text:p>Ur fazi eo skrivañ ar ger «biken» gant ur verb en amzer dremenet, biken a zo da vezañ implijet en amzer da zont hepken.</text:p>
          </table:table-cell>
          <table:table-cell office:value-type="string" calcext:value-type="string">
            <text:p>«Biken» a zo evit an amzer da zont hepken. A fellout a rae deoc’h skrivañ biskoazh?</text:p>
          </table:table-cell>
          <table:table-cell office:value-type="string" calcext:value-type="string">
            <text:p>«Biken» a zo evit an amzer dremenet, c’hoant ho poa skrivañ «biskoazh»?</text:p>
          </table:table-cell>
          <table:table-cell office:value-type="string" calcext:value-type="string">
            <text:p>«Biken» est utilisé seulement au futur, vouliez-vous écrire «biskoazh»?</text:p>
          </table:table-cell>
          <table:table-cell office:value-type="string" calcext:value-type="string">
            <text:p>«Biken» is used only for the futur, did you want to write «biskoazh»?</text:p>
          </table:table-cell>
          <table:table-cell office:value-type="string" calcext:value-type="string">
            <text:p>Oui</text:p>
          </table:table-cell>
          <table:table-cell office:value-type="string" calcext:value-type="string">
            <text:p>A-bep seurt</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30" calcext:value-type="date">
            <text:p>30/08/19</text:p>
          </table:table-cell>
          <table:table-cell table:number-columns-repeated="45"/>
        </table:table-row>
        <table:table-row table:style-name="ro4">
          <table:table-cell table:style-name="ce8" office:value-type="float" office:value="574" calcext:value-type="float">
            <text:p>574</text:p>
          </table:table-cell>
          <table:table-cell table:style-name="ce8" office:value-type="string" calcext:value-type="string">
            <text:p><text:a xlink:href="https://community.languagetool.org/rule/show/BISKOAZH_BIKEN?lang=br&amp;subId=5" xlink:type="simple">https://community.languagetool.org/rule/show/BISKOAZH_BIKEN?lang=br&amp;subId=5</text:a></text:p>
          </table:table-cell>
          <table:table-cell table:style-name="ce8" office:value-type="string" calcext:value-type="string">
            <text:p>biskoazh, biken</text:p>
          </table:table-cell>
          <table:table-cell table:style-name="ce8" office:value-type="string" calcext:value-type="string">
            <text:p>Implij biken e-plas biskoazh</text:p>
          </table:table-cell>
          <table:table-cell table:style-name="ce8" office:value-type="string" calcext:value-type="string">
            <text:p>Ur fazi eo skrivañ ar ger «biken» gant ur verb en amzer dremenet, biken a zo da vezañ implijet en amzer da zont hepken.</text:p>
          </table:table-cell>
          <table:table-cell table:style-name="ce8" office:value-type="string" calcext:value-type="string">
            <text:p>«Biken» a zo evit an amzer da zont hepken. A fellout a rae deoc’h skrivañ biskoazh?</text:p>
          </table:table-cell>
          <table:table-cell table:style-name="ce8" office:value-type="string" calcext:value-type="string">
            <text:p>«Biken» a zo evit an amzer dremenet, c’hoant ho poa skrivañ «biskoazh»?</text:p>
          </table:table-cell>
          <table:table-cell table:style-name="ce8" office:value-type="string" calcext:value-type="string">
            <text:p>«Biken» est utilisé seulement au futur, vouliez-vous écrire «biskoazh»?</text:p>
          </table:table-cell>
          <table:table-cell table:style-name="ce8" office:value-type="string" calcext:value-type="string">
            <text:p>«Biken» is used only for the futur, did you want to write «biskoazh»?</text:p>
          </table:table-cell>
          <table:table-cell table:style-name="ce8" office:value-type="string" calcext:value-type="string">
            <text:p>Oui</text:p>
          </table:table-cell>
          <table:table-cell table:style-name="ce8" office:value-type="string" calcext:value-type="string">
            <text:p>A-bep seurt</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30" calcext:value-type="date">
            <text:p>30/08/19</text:p>
          </table:table-cell>
          <table:table-cell table:number-columns-repeated="45"/>
        </table:table-row>
        <table:table-row table:style-name="ro3">
          <table:table-cell office:value-type="float" office:value="575" calcext:value-type="float">
            <text:p>575</text:p>
          </table:table-cell>
          <table:table-cell office:value-type="string" calcext:value-type="string">
            <text:p><text:a xlink:href="https://community.languagetool.org/rule/show/CH?lang=br&amp;subId=1" xlink:type="simple">https://community.languagetool.org/rule/show/CH?lang=br&amp;subId=1</text:a></text:p>
          </table:table-cell>
          <table:table-cell table:number-columns-repeated="2" office:value-type="string" calcext:value-type="string">
            <text:p>C’H → C’h</text:p>
          </table:table-cell>
          <table:table-cell office:value-type="string" calcext:value-type="string">
            <text:p>Fazi reizhskrivañ en ur skrivañ «C’H» pa rankfe bezañ «C’h».</text:p>
          </table:table-cell>
          <table:table-cell office:value-type="string" calcext:value-type="string">
            <text:p>Gwelloc’h eo skrivañ \1. (CHALM A17)</text:p>
          </table:table-cell>
          <table:table-cell office:value-type="string" calcext:value-type="string">
            <text:p>Gwelloc’h eo skrivañ «\1». (CHALM A17)</text:p>
          </table:table-cell>
          <table:table-cell office:value-type="string" calcext:value-type="string">
            <text:p>Il est préférable d’écrire «\1». (CHALM A17)</text:p>
          </table:table-cell>
          <table:table-cell office:value-type="string" calcext:value-type="string">
            <text:p>It is better to write «\1». (CHALM A17)</text:p>
          </table:table-cell>
          <table:table-cell office:value-type="string" calcext:value-type="string">
            <text:p>Oui</text:p>
          </table:table-cell>
          <table:table-cell office:value-type="string" calcext:value-type="string">
            <text:p>Reizhskritur</text:p>
          </table:table-cell>
          <table:table-cell table:style-name="ce28"/>
          <table:table-cell table:style-name="ce3" office:value-type="string" calcext:value-type="string">
            <text:p>C’h:</text:p>
          </table:table-cell>
          <table:table-cell office:value-type="string" calcext:value-type="string">
            <text:p><text:a xlink:href="http://devri.bzh/recherche/?q=C%27h&amp;submit" xlink:type="simple">http://devri.bzh/recherche/?q=C%27h&amp;submit=</text:a></text:p>
          </table:table-cell>
          <table:table-cell office:value-type="string" calcext:value-type="string">
            <text:p><text:a xlink:href="http://meurgorf.brezhoneg.bzh/meurgorf/enklask?terme=c%27h&amp;submit=Rechercher&amp;categorie=0&amp;oeuvres=0&amp;search_opt=1" xlink:type="simple">http://meurgorf.brezhoneg.bzh/meurgorf/enklask?terme=c%27h&amp;submit=Rechercher&amp;categorie=0&amp;oeuvres=0&amp;search_opt=1</text:a></text:p>
          </table:table-cell>
          <table:table-cell office:value-type="string" calcext:value-type="string">
            <text:p><text:a xlink:href="https://br.wiktionary.org/wiki/c%27h" xlink:type="simple">https://br.wiktionary.org/wiki/c%27h</text:a></text:p>
          </table:table-cell>
          <table:table-cell table:style-name="ce28"/>
          <table:table-cell office:value-type="string" calcext:value-type="string">
            <text:p>idem</text:p>
          </table:table-cell>
          <table:table-cell office:value-type="date" office:date-value="2019-08-30" calcext:value-type="date">
            <text:p>30/08/19</text:p>
          </table:table-cell>
          <table:table-cell table:number-columns-repeated="45"/>
        </table:table-row>
        <table:table-row table:style-name="ro3">
          <table:table-cell table:style-name="ce8" office:value-type="float" office:value="576" calcext:value-type="float">
            <text:p>576</text:p>
          </table:table-cell>
          <table:table-cell table:style-name="ce8" office:value-type="string" calcext:value-type="string">
            <text:p><text:a xlink:href="https://community.languagetool.org/rule/show/PA?lang=br&amp;subId=1" xlink:type="simple">https://community.languagetool.org/rule/show/PA?lang=br&amp;subId=1</text:a></text:p>
          </table:table-cell>
          <table:table-cell table:number-columns-repeated="2" table:style-name="ce8" office:value-type="string" calcext:value-type="string">
            <text:p>pa + verb diouzhtu</text:p>
          </table:table-cell>
          <table:table-cell table:style-name="ce8" office:value-type="string" calcext:value-type="string">
            <text:p>Fazi en ur skrivañ «pa» hep ar verb kerkent goude.</text:p>
          </table:table-cell>
          <table:table-cell table:style-name="ce8" office:value-type="string" calcext:value-type="string">
            <text:p>Lakaet e vez ar verb diouzhtu goude «\1».</text:p>
          </table:table-cell>
          <table:table-cell table:style-name="ce8" office:value-type="string" calcext:value-type="string">
            <text:p>Aucun changement</text:p>
          </table:table-cell>
          <table:table-cell table:style-name="ce8" office:value-type="string" calcext:value-type="string">
            <text:p>On met un verbe tout de suite après «\1».</text:p>
          </table:table-cell>
          <table:table-cell table:style-name="ce8" office:value-type="string" calcext:value-type="string">
            <text:p>We put a verb just after «\1».</text:p>
          </table:table-cell>
          <table:table-cell table:style-name="ce8" office:value-type="string" calcext:value-type="string">
            <text:p>Oui</text:p>
          </table:table-cell>
          <table:table-cell table:style-name="ce8" office:value-type="string" calcext:value-type="string">
            <text:p>Urzh ar gerioù</text:p>
          </table:table-cell>
          <table:table-cell/>
          <table:table-cell office:value-type="string" calcext:value-type="string">
            <text:p>Pa:</text:p>
          </table:table-cell>
          <table:table-cell table:style-name="ce8" office:value-type="string" calcext:value-type="string">
            <text:p><text:a xlink:href="http://devri.bzh/recherche/?q=pa&amp;submit" xlink:type="simple">http://devri.bzh/recherche/?q=pa&amp;submit=</text:a></text:p>
          </table:table-cell>
          <table:table-cell table:style-name="ce8" office:value-type="string" calcext:value-type="string">
            <text:p><text:a xlink:href="http://meurgorf.brezhoneg.bzh/meurgorf/enklask?terme=pa&amp;submit=Rechercher&amp;categorie=0&amp;oeuvres=0" xlink:type="simple">http://meurgorf.brezhoneg.bzh/meurgorf/enklask?terme=pa&amp;submit=Rechercher&amp;categorie=0&amp;oeuvres=0</text:a></text:p>
          </table:table-cell>
          <table:table-cell table:style-name="ce8" office:value-type="string" calcext:value-type="string">
            <text:p><text:a xlink:href="https://br.wiktionary.org/wiki/pa" xlink:type="simple">https://br.wiktionary.org/wiki/pa</text:a></text:p>
          </table:table-cell>
          <table:table-cell/>
          <table:table-cell table:style-name="ce8" office:value-type="string" calcext:value-type="string">
            <text:p>idem</text:p>
          </table:table-cell>
          <table:table-cell table:style-name="ce40" office:value-type="date" office:date-value="2019-08-30" calcext:value-type="date">
            <text:p>30/08/19</text:p>
          </table:table-cell>
          <table:table-cell table:number-columns-repeated="45"/>
        </table:table-row>
        <table:table-row table:style-name="ro3">
          <table:table-cell office:value-type="float" office:value="577" calcext:value-type="float">
            <text:p>577</text:p>
          </table:table-cell>
          <table:table-cell office:value-type="string" calcext:value-type="string">
            <text:p><text:a xlink:href="https://community.languagetool.org/rule/show/HEMAN_HOUMAN?lang=br&amp;subId=1" xlink:type="simple">https://community.languagetool.org/rule/show/HEMAN_HOUMAN?lang=br&amp;subId=1</text:a></text:p>
          </table:table-cell>
          <table:table-cell office:value-type="string" calcext:value-type="string">
            <text:p>hemañ ha houmañ</text:p>
          </table:table-cell>
          <table:table-cell office:value-type="string" calcext:value-type="string">
            <text:p>Implij hounnezh e-plas hennezh</text:p>
          </table:table-cell>
          <table:table-cell office:value-type="string" calcext:value-type="string">
            <text:p>Ur fazi eo skrivañ «hounnezh» pa ra dave d’un anv gourel.</text:p>
          </table:table-cell>
          <table:table-cell office:value-type="string" calcext:value-type="string">
            <text:p>Implijit hennezh gant un anv gourel.</text:p>
          </table:table-cell>
          <table:table-cell office:value-type="string" calcext:value-type="string">
            <text:p>Skrivit «hennezh» gant ur ger gourel.</text:p>
          </table:table-cell>
          <table:table-cell office:value-type="string" calcext:value-type="string">
            <text:p>Écrivez «hennezh» avec un mot masculin.</text:p>
          </table:table-cell>
          <table:table-cell office:value-type="string" calcext:value-type="string">
            <text:p>Write «hennezh» with a masculine word.</text:p>
          </table:table-cell>
          <table:table-cell office:value-type="string" calcext:value-type="string">
            <text:p>Oui</text:p>
          </table:table-cell>
          <table:table-cell office:value-type="string" calcext:value-type="string">
            <text:p>Jener ar gerioù</text:p>
          </table:table-cell>
          <table:table-cell table:style-name="ce28"/>
          <table:table-cell table:style-name="ce3" office:value-type="string" calcext:value-type="string">
            <text:p>Hennezh:</text:p>
          </table:table-cell>
          <table:table-cell office:value-type="string" calcext:value-type="string">
            <text:p><text:a xlink:href="http://devri.bzh/recherche/?q=hennezh&amp;submit" xlink:type="simple">http://devri.bzh/recherche/?q=hennezh&amp;submit=</text:a></text:p>
          </table:table-cell>
          <table:table-cell office:value-type="string" calcext:value-type="string">
            <text:p><text:a xlink:href="http://meurgorf.brezhoneg.bzh/meurgorf/enklask?terme=hennezh&amp;submit=Rechercher&amp;categorie=0&amp;oeuvres=0" xlink:type="simple">http://meurgorf.brezhoneg.bzh/meurgorf/enklask?terme=hennezh&amp;submit=Rechercher&amp;categorie=0&amp;oeuvres=0</text:a></text:p>
          </table:table-cell>
          <table:table-cell office:value-type="string" calcext:value-type="string">
            <text:p><text:a xlink:href="https://br.wiktionary.org/wiki/hennezh" xlink:type="simple">https://br.wiktionary.org/wiki/hennezh</text:a></text:p>
          </table:table-cell>
          <table:table-cell table:style-name="ce28"/>
          <table:table-cell office:value-type="string" calcext:value-type="string">
            <text:p>idem</text:p>
          </table:table-cell>
          <table:table-cell office:value-type="date" office:date-value="2019-08-30" calcext:value-type="date">
            <text:p>30/08/19</text:p>
          </table:table-cell>
          <table:table-cell table:number-columns-repeated="45"/>
        </table:table-row>
        <table:table-row table:style-name="ro2">
          <table:table-cell table:style-name="ce8" office:value-type="float" office:value="578" calcext:value-type="float">
            <text:p>578</text:p>
          </table:table-cell>
          <table:table-cell table:style-name="ce8" office:value-type="string" calcext:value-type="string">
            <text:p><text:a xlink:href="https://community.languagetool.org/rule/show/HEMAN_HOUMAN?lang=br&amp;subId=2" xlink:type="simple">https://community.languagetool.org/rule/show/HEMAN_HOUMAN?lang=br&amp;subId=2</text:a></text:p>
          </table:table-cell>
          <table:table-cell table:style-name="ce8" office:value-type="string" calcext:value-type="string">
            <text:p>hemañ ha houmañ</text:p>
          </table:table-cell>
          <table:table-cell table:style-name="ce8" office:value-type="string" calcext:value-type="string">
            <text:p>Implij hennezh e-plas hounnezh</text:p>
          </table:table-cell>
          <table:table-cell table:style-name="ce8" office:value-type="string" calcext:value-type="string">
            <text:p>Ur fazi eo skrivañ «hennezh» pa ra dave d’un anv gwregel.</text:p>
          </table:table-cell>
          <table:table-cell table:style-name="ce8" office:value-type="string" calcext:value-type="string">
            <text:p>Implijit hounnezh pe honnezh gant un anv benel.</text:p>
          </table:table-cell>
          <table:table-cell table:style-name="ce8" office:value-type="string" calcext:value-type="string">
            <text:p>Skrivit «hounnezh» pe «honnezh» gant ur ger benel.</text:p>
          </table:table-cell>
          <table:table-cell table:style-name="ce8" office:value-type="string" calcext:value-type="string">
            <text:p>Écrivez «hounnezh» ou «honnezh» avec un mot féminin.</text:p>
          </table:table-cell>
          <table:table-cell table:style-name="ce8" office:value-type="string" calcext:value-type="string">
            <text:p>Write «hounnezh» or «honnezh» with a feminin word.</text:p>
          </table:table-cell>
          <table:table-cell table:style-name="ce8" office:value-type="string" calcext:value-type="string">
            <text:p>Oui</text:p>
          </table:table-cell>
          <table:table-cell table:style-name="ce8" office:value-type="string" calcext:value-type="string">
            <text:p>Jener ar gerioù</text:p>
          </table:table-cell>
          <table:table-cell/>
          <table:table-cell office:value-type="string" calcext:value-type="string">
            <text:p>Honnezh:</text:p>
          </table:table-cell>
          <table:table-cell table:style-name="ce8" office:value-type="string" calcext:value-type="string">
            <text:p><text:a xlink:href="http://devri.bzh/recherche/?q=+honnezh&amp;submit" xlink:type="simple">http://devri.bzh/recherche/?q=+honnezh&amp;submit=</text:a></text:p>
          </table:table-cell>
          <table:table-cell table:style-name="ce8" office:value-type="string" calcext:value-type="string">
            <text:p><text:a xlink:href="http://meurgorf.brezhoneg.bzh/meurgorf/enklask?terme=+hounnezh&amp;submit=Rechercher&amp;categorie=0&amp;oeuvres=0" xlink:type="simple">http://meurgorf.brezhoneg.bzh/meurgorf/enklask?terme=+hounnezh&amp;submit=Rechercher&amp;categorie=0&amp;oeuvres=0</text:a></text:p>
          </table:table-cell>
          <table:table-cell table:style-name="ce8" office:value-type="string" calcext:value-type="string">
            <text:p><text:a xlink:href="https://br.wiktionary.org/wiki/honnezh" xlink:type="simple">https://br.wiktionary.org/wiki/honnezh</text:a></text:p>
          </table:table-cell>
          <table:table-cell/>
          <table:table-cell table:style-name="ce8" office:value-type="string" calcext:value-type="string">
            <text:p>idem</text:p>
          </table:table-cell>
          <table:table-cell table:style-name="ce40" office:value-type="date" office:date-value="2019-08-30" calcext:value-type="date">
            <text:p>30/08/19</text:p>
          </table:table-cell>
          <table:table-cell table:number-columns-repeated="45"/>
        </table:table-row>
        <table:table-row table:style-name="ro10">
          <table:table-cell office:value-type="float" office:value="579" calcext:value-type="float">
            <text:p>579</text:p>
          </table:table-cell>
          <table:table-cell office:value-type="string" calcext:value-type="string">
            <text:p><text:a xlink:href="https://community.languagetool.org/rule/show/EGILE_EBEN?lang=br&amp;subId=1" xlink:type="simple">https://community.languagetool.org/rule/show/EGILE_EBEN?lang=br&amp;subId=1</text:a></text:p>
          </table:table-cell>
          <table:table-cell office:value-type="string" calcext:value-type="string">
            <text:p>egile pe eben</text:p>
          </table:table-cell>
          <table:table-cell office:value-type="string" calcext:value-type="string">
            <text:p>Implij egile e-plas eben</text:p>
          </table:table-cell>
          <table:table-cell office:value-type="string" calcext:value-type="string">
            <text:p>Ur fazi eo skrivañ «egile» pa ra dave d’un anv gwregel.</text:p>
          </table:table-cell>
          <table:table-cell office:value-type="string" calcext:value-type="string">
            <text:p>Implijit eben gant ar ger benel «\4».</text:p>
          </table:table-cell>
          <table:table-cell office:value-type="string" calcext:value-type="string">
            <text:p>Skrivit «eben» gant ar ger benel «\4».</text:p>
          </table:table-cell>
          <table:table-cell office:value-type="string" calcext:value-type="string">
            <text:p>Écrivez «eben» avec le mot féminin «\4».</text:p>
          </table:table-cell>
          <table:table-cell office:value-type="string" calcext:value-type="string">
            <text:p>Write «eben» with the feminin word «\4».</text:p>
          </table:table-cell>
          <table:table-cell office:value-type="string" calcext:value-type="string">
            <text:p>Oui</text:p>
          </table:table-cell>
          <table:table-cell office:value-type="string" calcext:value-type="string">
            <text:p>Jener ar gerioù</text:p>
          </table:table-cell>
          <table:table-cell table:style-name="ce28"/>
          <table:table-cell table:style-name="ce3" office:value-type="string" calcext:value-type="string">
            <text:p>Eben:</text:p>
            <text:p>Egile:</text:p>
          </table:table-cell>
          <table:table-cell office:value-type="string" calcext:value-type="string">
            <text:p>http://devri.bzh/recherche/?q=egile&amp;submit=</text:p>
            <text:p>http://devri.bzh/recherche/?q=eben&amp;submit=</text:p>
          </table:table-cell>
          <table:table-cell office:value-type="string" calcext:value-type="string">
            <text:p><text:a xlink:href="http://meurgorf.brezhoneg.bzh/meurgorf/enklask?terme=egile&amp;submit=Rechercher&amp;categorie=0&amp;oeuvres=0http://meurgorf.brezhoneg.bzh/meurgorf/enklask?terme=eben&amp;submit=Rechercher&amp;categorie=0&amp;oeuvres=0" xlink:type="simple">http://meurgorf.brezhoneg.bzh/meurgorf/enklask?terme=egile&amp;submit=Rechercher&amp;categorie=0&amp;oeuvres=0http://meurgorf.brezhoneg.bzh/meurgorf/enklask?terme=eben&amp;submit=Rechercher&amp;categorie=0&amp;oeuvres=0</text:a></text:p>
          </table:table-cell>
          <table:table-cell office:value-type="string" calcext:value-type="string">
            <text:p>https://br.wiktionary.org/wiki/egile</text:p>
            <text:p>https://br.wiktionary.org/wiki/eben</text:p>
          </table:table-cell>
          <table:table-cell table:style-name="ce28"/>
          <table:table-cell office:value-type="string" calcext:value-type="string">
            <text:p>idem</text:p>
          </table:table-cell>
          <table:table-cell office:value-type="date" office:date-value="2019-08-30" calcext:value-type="date">
            <text:p>30/08/19</text:p>
          </table:table-cell>
          <table:table-cell table:number-columns-repeated="45"/>
        </table:table-row>
        <table:table-row table:style-name="ro3">
          <table:table-cell table:style-name="ce8" office:value-type="float" office:value="580" calcext:value-type="float">
            <text:p>580</text:p>
          </table:table-cell>
          <table:table-cell table:style-name="ce8" office:value-type="string" calcext:value-type="string">
            <text:p><text:a xlink:href="https://community.languagetool.org/rule/show/EGILE_EBEN?lang=br&amp;subId=2" xlink:type="simple">https://community.languagetool.org/rule/show/EGILE_EBEN?lang=br&amp;subId=2</text:a></text:p>
          </table:table-cell>
          <table:table-cell table:style-name="ce8" office:value-type="string" calcext:value-type="string">
            <text:p>egile pe eben</text:p>
          </table:table-cell>
          <table:table-cell table:style-name="ce8" office:value-type="string" calcext:value-type="string">
            <text:p>Implij eben e-plas egile</text:p>
          </table:table-cell>
          <table:table-cell table:style-name="ce8" office:value-type="string" calcext:value-type="string">
            <text:p>Ur fazi eo skrivañ «eben» pa ra dave d’un anv gourel.</text:p>
          </table:table-cell>
          <table:table-cell table:style-name="ce8" office:value-type="string" calcext:value-type="string">
            <text:p>Implijit egile gant ar ger gourel «\4».</text:p>
          </table:table-cell>
          <table:table-cell table:style-name="ce8" office:value-type="string" calcext:value-type="string">
            <text:p>Skrivit «egile» gant ar ger gourel «\4».</text:p>
          </table:table-cell>
          <table:table-cell table:style-name="ce8" office:value-type="string" calcext:value-type="string">
            <text:p>Écrivez «egile» avec le mot masculin «\4».</text:p>
          </table:table-cell>
          <table:table-cell table:style-name="ce8" office:value-type="string" calcext:value-type="string">
            <text:p>Write «egile» with the masculine word «\4».</text:p>
          </table:table-cell>
          <table:table-cell table:style-name="ce8" office:value-type="string" calcext:value-type="string">
            <text:p>Oui</text:p>
          </table:table-cell>
          <table:table-cell table:style-name="ce8" office:value-type="string" calcext:value-type="string">
            <text:p>Jener ar gerioù</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30" calcext:value-type="date">
            <text:p>30/08/19</text:p>
          </table:table-cell>
          <table:table-cell table:number-columns-repeated="45"/>
        </table:table-row>
        <table:table-row table:style-name="ro10">
          <table:table-cell office:value-type="float" office:value="581" calcext:value-type="float">
            <text:p>581</text:p>
          </table:table-cell>
          <table:table-cell office:value-type="string" calcext:value-type="string">
            <text:p><text:a xlink:href="https://community.languagetool.org/rule/show/ABAOE_BLOAVEZHIOU_ZO?lang=br&amp;subId=1" xlink:type="simple">https://community.languagetool.org/rule/show/ABAOE_BLOAVEZHIOU_ZO?lang=br&amp;subId=1</text:a></text:p>
          </table:table-cell>
          <table:table-cell office:value-type="string" calcext:value-type="string">
            <text:p>abaoe bloavezhioù zo → abaoe bloavezhioù</text:p>
          </table:table-cell>
          <table:table-cell office:value-type="string" calcext:value-type="string">
            <text:p>Aucun changement</text:p>
          </table:table-cell>
          <table:table-cell office:value-type="string" calcext:value-type="string">
            <text:p>Ur fazi eo skrivañ «abaoe bloavezhioù zo» pa rankfe bezañ «abaoe bloavezhioù».</text:p>
          </table:table-cell>
          <table:table-cell office:value-type="string" calcext:value-type="string">
            <text:p>Implijit \1 \2.</text:p>
          </table:table-cell>
          <table:table-cell office:value-type="string" calcext:value-type="string">
            <text:p>Skrivit «\1 \2».</text:p>
          </table:table-cell>
          <table:table-cell office:value-type="string" calcext:value-type="string">
            <text:p>Écrivez «\1 \2».</text:p>
          </table:table-cell>
          <table:table-cell office:value-type="string" calcext:value-type="string">
            <text:p>Write «\1 \2».</text:p>
          </table:table-cell>
          <table:table-cell office:value-type="string" calcext:value-type="string">
            <text:p>Oui</text:p>
          </table:table-cell>
          <table:table-cell office:value-type="string" calcext:value-type="string">
            <text:p>A-bep seurt</text:p>
          </table:table-cell>
          <table:table-cell table:style-name="ce28"/>
          <table:table-cell table:style-name="ce3" office:value-type="string" calcext:value-type="string">
            <text:p>Zo:</text:p>
            <text:p>Abaoe:</text:p>
          </table:table-cell>
          <table:table-cell office:value-type="string" calcext:value-type="string">
            <text:p>http://devri.bzh/recherche/?q=zo&amp;submit=</text:p>
            <text:p>http://devri.bzh/recherche/?q=abaoe&amp;submit=</text:p>
          </table:table-cell>
          <table:table-cell office:value-type="string" calcext:value-type="string">
            <text:p><text:a xlink:href="http://meurgorf.brezhoneg.bzh/meurgorf/enklask?terme=abaoe&amp;submit=Rechercher&amp;categorie=0&amp;oeuvres=0" xlink:type="simple">-- http://meurgorf.brezhoneg.bzh/meurgorf/enklask?terme=abaoe&amp;submit=Rechercher&amp;categorie=0&amp;oeuvres=0</text:a></text:p>
          </table:table-cell>
          <table:table-cell office:value-type="string" calcext:value-type="string">
            <text:p>https://br.wiktionary.org/wiki/zo</text:p>
            <text:p>https://br.wiktionary.org/wiki/abaoe</text:p>
          </table:table-cell>
          <table:table-cell table:style-name="ce28"/>
          <table:table-cell office:value-type="string" calcext:value-type="string">
            <text:p>idem</text:p>
          </table:table-cell>
          <table:table-cell office:value-type="date" office:date-value="2019-08-30" calcext:value-type="date">
            <text:p>30/08/19</text:p>
          </table:table-cell>
          <table:table-cell table:number-columns-repeated="45"/>
        </table:table-row>
        <table:table-row table:style-name="ro3">
          <table:table-cell table:style-name="ce8" office:value-type="float" office:value="582" calcext:value-type="float">
            <text:p>582</text:p>
          </table:table-cell>
          <table:table-cell table:style-name="ce8" office:value-type="string" calcext:value-type="string">
            <text:p><text:a xlink:href="https://community.languagetool.org/rule/show/PEGENT_PEGEN?lang=br&amp;subId=1" xlink:type="simple">https://community.languagetool.org/rule/show/PEGENT_PEGEN?lang=br&amp;subId=1</text:a></text:p>
          </table:table-cell>
          <table:table-cell table:style-name="ce8" office:value-type="string" calcext:value-type="string">
            <text:p>pegent → pegen</text:p>
          </table:table-cell>
          <table:table-cell table:style-name="ce8" office:value-type="string" calcext:value-type="string">
            <text:p>Aucun changement</text:p>
          </table:table-cell>
          <table:table-cell table:style-name="ce8" office:value-type="string" calcext:value-type="string">
            <text:p>Fazi reizhskritur e-barzh «pegent» pa rankfe bezañ «pegen».</text:p>
          </table:table-cell>
          <table:table-cell table:style-name="ce8" office:value-type="string" calcext:value-type="string">
            <text:p>Ha fellout a rae deoc’h skrivañ pegen?</text:p>
          </table:table-cell>
          <table:table-cell table:style-name="ce8" office:value-type="string" calcext:value-type="string">
            <text:p>C’hoant ho poa skrivañ «pegen»?</text:p>
          </table:table-cell>
          <table:table-cell table:style-name="ce8" office:value-type="string" calcext:value-type="string">
            <text:p>Vouliez-vous écrire «pegen»?</text:p>
          </table:table-cell>
          <table:table-cell table:style-name="ce8" office:value-type="string" calcext:value-type="string">
            <text:p>Did you want to write «pegen»?</text:p>
          </table:table-cell>
          <table:table-cell table:style-name="ce8" office:value-type="string" calcext:value-type="string">
            <text:p>Oui</text:p>
          </table:table-cell>
          <table:table-cell table:style-name="ce8" office:value-type="string" calcext:value-type="string">
            <text:p>Reizhskritur</text:p>
          </table:table-cell>
          <table:table-cell/>
          <table:table-cell office:value-type="string" calcext:value-type="string">
            <text:p>Pegen:</text:p>
          </table:table-cell>
          <table:table-cell table:style-name="ce8" office:value-type="string" calcext:value-type="string">
            <text:p><text:a xlink:href="http://devri.bzh/recherche/?q=pegen&amp;submit" xlink:type="simple">http://devri.bzh/recherche/?q=pegen&amp;submit=</text:a></text:p>
          </table:table-cell>
          <table:table-cell table:style-name="ce8" office:value-type="string" calcext:value-type="string">
            <text:p><text:a xlink:href="http://meurgorf.brezhoneg.bzh/meurgorf/enklask?terme=pegen&amp;submit=Rechercher&amp;categorie=0&amp;oeuvres=0" xlink:type="simple">http://meurgorf.brezhoneg.bzh/meurgorf/enklask?terme=pegen&amp;submit=Rechercher&amp;categorie=0&amp;oeuvres=0</text:a></text:p>
          </table:table-cell>
          <table:table-cell table:style-name="ce8" office:value-type="string" calcext:value-type="string">
            <text:p><text:a xlink:href="https://br.wiktionary.org/wiki/pegen" xlink:type="simple">https://br.wiktionary.org/wiki/pegen</text:a></text:p>
          </table:table-cell>
          <table:table-cell/>
          <table:table-cell table:style-name="ce8" office:value-type="string" calcext:value-type="string">
            <text:p>idem</text:p>
          </table:table-cell>
          <table:table-cell table:style-name="ce40" office:value-type="date" office:date-value="2019-08-30" calcext:value-type="date">
            <text:p>30/08/19</text:p>
          </table:table-cell>
          <table:table-cell table:number-columns-repeated="45"/>
        </table:table-row>
        <table:table-row table:style-name="ro3">
          <table:table-cell office:value-type="float" office:value="583" calcext:value-type="float">
            <text:p>583</text:p>
          </table:table-cell>
          <table:table-cell office:value-type="string" calcext:value-type="string">
            <text:p><text:a xlink:href="https://community.languagetool.org/rule/show/PEGENT_PEGEN?lang=br&amp;subId=2" xlink:type="simple">https://community.languagetool.org/rule/show/PEGENT_PEGEN?lang=br&amp;subId=2</text:a></text:p>
          </table:table-cell>
          <table:table-cell office:value-type="string" calcext:value-type="string">
            <text:p>pegent → pegen</text:p>
          </table:table-cell>
          <table:table-cell office:value-type="string" calcext:value-type="string">
            <text:p>Aucun changement</text:p>
          </table:table-cell>
          <table:table-cell office:value-type="string" calcext:value-type="string">
            <text:p>Fazi reizhskritur e-barzh «pegent» pa rankfe bezañ «pegen».</text:p>
          </table:table-cell>
          <table:table-cell office:value-type="string" calcext:value-type="string">
            <text:p>Ha fellout a rae deoc’h skrivañ pegen?</text:p>
          </table:table-cell>
          <table:table-cell office:value-type="string" calcext:value-type="string">
            <text:p>C’hoant ho poa skrivañ «pegen»?</text:p>
          </table:table-cell>
          <table:table-cell office:value-type="string" calcext:value-type="string">
            <text:p>Vouliez-vous écrire «pegen»?</text:p>
          </table:table-cell>
          <table:table-cell office:value-type="string" calcext:value-type="string">
            <text:p>Did you want to write «pegen»?</text:p>
          </table:table-cell>
          <table:table-cell office:value-type="string" calcext:value-type="string">
            <text:p>Oui</text:p>
          </table:table-cell>
          <table:table-cell office:value-type="string" calcext:value-type="string">
            <text:p>Reizhskritur</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30" calcext:value-type="date">
            <text:p>30/08/19</text:p>
          </table:table-cell>
          <table:table-cell table:number-columns-repeated="45"/>
        </table:table-row>
        <table:table-row table:style-name="ro3">
          <table:table-cell table:style-name="ce8" office:value-type="float" office:value="584" calcext:value-type="float">
            <text:p>584</text:p>
          </table:table-cell>
          <table:table-cell table:style-name="ce8" office:value-type="string" calcext:value-type="string">
            <text:p><text:a xlink:href="https://community.languagetool.org/rule/show/PEGENT_PEGEN?lang=br&amp;subId=3" xlink:type="simple">https://community.languagetool.org/rule/show/PEGENT_PEGEN?lang=br&amp;subId=3</text:a></text:p>
          </table:table-cell>
          <table:table-cell table:style-name="ce8" office:value-type="string" calcext:value-type="string">
            <text:p>pegent → pegen</text:p>
          </table:table-cell>
          <table:table-cell table:style-name="ce8" office:value-type="string" calcext:value-type="string">
            <text:p>Aucun changement</text:p>
          </table:table-cell>
          <table:table-cell table:style-name="ce8" office:value-type="string" calcext:value-type="string">
            <text:p>Fazi reizhskritur e-barzh «pegent» pa rankfe bezañ «pegen».</text:p>
          </table:table-cell>
          <table:table-cell table:style-name="ce8" office:value-type="string" calcext:value-type="string">
            <text:p>Ha fellout a rae deoc’h skrivañ pegen?</text:p>
          </table:table-cell>
          <table:table-cell table:style-name="ce8" office:value-type="string" calcext:value-type="string">
            <text:p>C’hoant ho poa skrivañ «pegen»?</text:p>
          </table:table-cell>
          <table:table-cell table:style-name="ce8" office:value-type="string" calcext:value-type="string">
            <text:p>Vouliez-vous écrire «pegen»?</text:p>
          </table:table-cell>
          <table:table-cell table:style-name="ce8" office:value-type="string" calcext:value-type="string">
            <text:p>Did you want to write «pegen»?</text:p>
          </table:table-cell>
          <table:table-cell table:style-name="ce8" office:value-type="string" calcext:value-type="string">
            <text:p>Oui</text:p>
          </table:table-cell>
          <table:table-cell table:style-name="ce8" office:value-type="string" calcext:value-type="string">
            <text:p>Reizhskritur</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30" calcext:value-type="date">
            <text:p>30/08/19</text:p>
          </table:table-cell>
          <table:table-cell table:number-columns-repeated="45"/>
        </table:table-row>
        <table:table-row table:style-name="ro7">
          <table:table-cell office:value-type="float" office:value="585" calcext:value-type="float">
            <text:p>585</text:p>
          </table:table-cell>
          <table:table-cell office:value-type="string" calcext:value-type="string">
            <text:p><text:a xlink:href="https://community.languagetool.org/rule/show/KROG?lang=br&amp;subId=1" xlink:type="simple">https://community.languagetool.org/rule/show/KROG?lang=br&amp;subId=1</text:a></text:p>
          </table:table-cell>
          <table:table-cell office:value-type="string" calcext:value-type="string">
            <text:p>kroget em eus → krog on</text:p>
          </table:table-cell>
          <table:table-cell office:value-type="string" calcext:value-type="string">
            <text:p>Aucun changement</text:p>
          </table:table-cell>
          <table:table-cell office:value-type="string" calcext:value-type="string">
            <text:p>Fazi en ur implijout ar verb skoazell «kaout» pa rankfe bezañ ar verb skoazell «bezañ».</text:p>
          </table:table-cell>
          <table:table-cell office:value-type="string" calcext:value-type="string">
            <text:p>Ret eo skrivañ krog on pe krog e oan.</text:p>
          </table:table-cell>
          <table:table-cell office:value-type="string" calcext:value-type="string">
            <text:p>Skrivit «krog on» pe «krog e oan».</text:p>
          </table:table-cell>
          <table:table-cell office:value-type="string" calcext:value-type="string">
            <text:p>Écrivez «krog on» ou «krog e oan».</text:p>
          </table:table-cell>
          <table:table-cell office:value-type="string" calcext:value-type="string">
            <text:p>Write «krog on» or «krog e oan».</text:p>
          </table:table-cell>
          <table:table-cell office:value-type="string" calcext:value-type="string">
            <text:p>Oui</text:p>
          </table:table-cell>
          <table:table-cell office:value-type="string" calcext:value-type="string">
            <text:p>Verboù skoazell</text:p>
          </table:table-cell>
          <table:table-cell table:style-name="ce28"/>
          <table:table-cell table:style-name="ce3" office:value-type="string" calcext:value-type="string">
            <text:p>Kaout:</text:p>
            <text:p>Bezañ:</text:p>
          </table:table-cell>
          <table:table-cell office:value-type="string" calcext:value-type="string">
            <text:p>http://devri.bzh/recherche/?q=kaout&amp;submit=</text:p>
            <text:p>http://devri.bzh/recherche/?q=beza%C3%B1&amp;submit=</text:p>
          </table:table-cell>
          <table:table-cell office:value-type="string" calcext:value-type="string">
            <text:p>http://meurgorf.brezhoneg.bzh/meurgorf/enklask?terme=kaout&amp;submit=Rechercher&amp;categorie=0&amp;oeuvres=0</text:p>
            <text:p>http://meurgorf.brezhoneg.bzh/meurgorf/enklask?terme=beza%C3%B1&amp;submit=Rechercher&amp;categorie=0&amp;oeuvres=0</text:p>
          </table:table-cell>
          <table:table-cell office:value-type="string" calcext:value-type="string">
            <text:p>https://br.wiktionary.org/wiki/kaout</text:p>
            <text:p>https://br.wiktionary.org/wiki/beza%C3%B1</text:p>
          </table:table-cell>
          <table:table-cell table:style-name="ce28"/>
          <table:table-cell office:value-type="string" calcext:value-type="string">
            <text:p>idem</text:p>
          </table:table-cell>
          <table:table-cell office:value-type="date" office:date-value="2019-08-30" calcext:value-type="date">
            <text:p>30/08/19</text:p>
          </table:table-cell>
          <table:table-cell table:number-columns-repeated="45"/>
        </table:table-row>
        <table:table-row table:style-name="ro2">
          <table:table-cell table:style-name="ce8" office:value-type="float" office:value="586" calcext:value-type="float">
            <text:p>586</text:p>
          </table:table-cell>
          <table:table-cell table:style-name="ce8" office:value-type="string" calcext:value-type="string">
            <text:p><text:a xlink:href="https://community.languagetool.org/rule/show/KROG?lang=br&amp;subId=2" xlink:type="simple">https://community.languagetool.org/rule/show/KROG?lang=br&amp;subId=2</text:a></text:p>
          </table:table-cell>
          <table:table-cell table:style-name="ce8" office:value-type="string" calcext:value-type="string">
            <text:p>kroget em eus → krog on</text:p>
          </table:table-cell>
          <table:table-cell table:style-name="ce8" office:value-type="string" calcext:value-type="string">
            <text:p>kroget en deus → krog eo</text:p>
          </table:table-cell>
          <table:table-cell table:style-name="ce8" office:value-type="string" calcext:value-type="string">
            <text:p>Fazi en ur implijout ar verb skoazell «kaout» pa rankfe bezañ ar verb skoazell «bezañ».</text:p>
          </table:table-cell>
          <table:table-cell table:style-name="ce8" office:value-type="string" calcext:value-type="string">
            <text:p>Ret eo skrivañ krog eo pe krog e oa.</text:p>
          </table:table-cell>
          <table:table-cell table:style-name="ce8" office:value-type="string" calcext:value-type="string">
            <text:p>Skrivit «krog eo» pe «krog e oa».</text:p>
          </table:table-cell>
          <table:table-cell table:style-name="ce8" office:value-type="string" calcext:value-type="string">
            <text:p>Écrivez «krog eo» ou «krog e oa».</text:p>
          </table:table-cell>
          <table:table-cell table:style-name="ce8" office:value-type="string" calcext:value-type="string">
            <text:p>Write «krog eo» or «krog e oa».</text:p>
          </table:table-cell>
          <table:table-cell table:style-name="ce8" office:value-type="string" calcext:value-type="string">
            <text:p>Oui</text:p>
          </table:table-cell>
          <table:table-cell table:style-name="ce8" office:value-type="string" calcext:value-type="string">
            <text:p>Verboù skoazell</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30" calcext:value-type="date">
            <text:p>30/08/19</text:p>
          </table:table-cell>
          <table:table-cell table:number-columns-repeated="45"/>
        </table:table-row>
        <table:table-row table:style-name="ro2">
          <table:table-cell office:value-type="float" office:value="587" calcext:value-type="float">
            <text:p>587</text:p>
          </table:table-cell>
          <table:table-cell office:value-type="string" calcext:value-type="string">
            <text:p><text:a xlink:href="https://community.languagetool.org/rule/show/KROG?lang=br&amp;subId=3" xlink:type="simple">https://community.languagetool.org/rule/show/KROG?lang=br&amp;subId=3</text:a></text:p>
          </table:table-cell>
          <table:table-cell office:value-type="string" calcext:value-type="string">
            <text:p>kroget em eus → krog on</text:p>
          </table:table-cell>
          <table:table-cell office:value-type="string" calcext:value-type="string">
            <text:p>kroget hon eus → krog omp</text:p>
          </table:table-cell>
          <table:table-cell office:value-type="string" calcext:value-type="string">
            <text:p>Fazi en ur implijout ar verb skoazell «kaout» pa rankfe bezañ ar verb skoazell «bezañ».</text:p>
          </table:table-cell>
          <table:table-cell office:value-type="string" calcext:value-type="string">
            <text:p>Ret eo skrivañ krog omp pe krog e oamp.</text:p>
          </table:table-cell>
          <table:table-cell office:value-type="string" calcext:value-type="string">
            <text:p>Skrivit «krog omp» pe «krog e oamp».</text:p>
          </table:table-cell>
          <table:table-cell office:value-type="string" calcext:value-type="string">
            <text:p>Écrivez «krog omp» ou «krog e oamp».</text:p>
          </table:table-cell>
          <table:table-cell office:value-type="string" calcext:value-type="string">
            <text:p>Write «krog omp» or «krog e oamp».</text:p>
          </table:table-cell>
          <table:table-cell office:value-type="string" calcext:value-type="string">
            <text:p>Oui</text:p>
          </table:table-cell>
          <table:table-cell office:value-type="string" calcext:value-type="string">
            <text:p>Verboù skoazell</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30" calcext:value-type="date">
            <text:p>30/08/19</text:p>
          </table:table-cell>
          <table:table-cell table:number-columns-repeated="45"/>
        </table:table-row>
        <table:table-row table:style-name="ro2">
          <table:table-cell table:style-name="ce8" office:value-type="float" office:value="588" calcext:value-type="float">
            <text:p>588</text:p>
          </table:table-cell>
          <table:table-cell table:style-name="ce8" office:value-type="string" calcext:value-type="string">
            <text:p><text:a xlink:href="https://community.languagetool.org/rule/show/KROG?lang=br&amp;subId=4" xlink:type="simple">https://community.languagetool.org/rule/show/KROG?lang=br&amp;subId=4</text:a></text:p>
          </table:table-cell>
          <table:table-cell table:style-name="ce8" office:value-type="string" calcext:value-type="string">
            <text:p>kroget em eus → krog on</text:p>
          </table:table-cell>
          <table:table-cell table:style-name="ce8" office:value-type="string" calcext:value-type="string">
            <text:p>kroget hoc’h eus → krog oc’h</text:p>
          </table:table-cell>
          <table:table-cell table:style-name="ce8" office:value-type="string" calcext:value-type="string">
            <text:p>Fazi en ur implijout ar verb skoazell «kaout» pa rankfe bezañ ar verb skoazell «bezañ».</text:p>
          </table:table-cell>
          <table:table-cell table:style-name="ce8" office:value-type="string" calcext:value-type="string">
            <text:p>Ret eo skrivañ krog oc’h pe krog e oac’h.</text:p>
          </table:table-cell>
          <table:table-cell table:style-name="ce8" office:value-type="string" calcext:value-type="string">
            <text:p>Skrivit «krog oc’h» pe «krog e oac’h».</text:p>
          </table:table-cell>
          <table:table-cell table:style-name="ce8" office:value-type="string" calcext:value-type="string">
            <text:p>Écrivez «krog oc’h» ou «krog e oac’h».</text:p>
          </table:table-cell>
          <table:table-cell table:style-name="ce8" office:value-type="string" calcext:value-type="string">
            <text:p>Write «krog oc’h» or «krog e oac’h».</text:p>
          </table:table-cell>
          <table:table-cell table:style-name="ce8" office:value-type="string" calcext:value-type="string">
            <text:p>Oui</text:p>
          </table:table-cell>
          <table:table-cell table:style-name="ce8" office:value-type="string" calcext:value-type="string">
            <text:p>Verboù skoazell</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30" calcext:value-type="date">
            <text:p>30/08/19</text:p>
          </table:table-cell>
          <table:table-cell table:number-columns-repeated="45"/>
        </table:table-row>
        <table:table-row table:style-name="ro2">
          <table:table-cell office:value-type="float" office:value="589" calcext:value-type="float">
            <text:p>589</text:p>
          </table:table-cell>
          <table:table-cell office:value-type="string" calcext:value-type="string">
            <text:p><text:a xlink:href="https://community.languagetool.org/rule/show/KROG?lang=br&amp;subId=5" xlink:type="simple">https://community.languagetool.org/rule/show/KROG?lang=br&amp;subId=5</text:a></text:p>
          </table:table-cell>
          <table:table-cell office:value-type="string" calcext:value-type="string">
            <text:p>kroget em eus → krog on</text:p>
          </table:table-cell>
          <table:table-cell office:value-type="string" calcext:value-type="string">
            <text:p>kroget o deus → krog int</text:p>
          </table:table-cell>
          <table:table-cell office:value-type="string" calcext:value-type="string">
            <text:p>Fazi en ur implijout ar verb skoazell «kaout» pa rankfe bezañ ar verb skoazell «bezañ».</text:p>
          </table:table-cell>
          <table:table-cell office:value-type="string" calcext:value-type="string">
            <text:p>Ret eo skrivañ krog int pe krog e oant.</text:p>
          </table:table-cell>
          <table:table-cell office:value-type="string" calcext:value-type="string">
            <text:p>Skrivit «krog int» pe «krog e oant».</text:p>
          </table:table-cell>
          <table:table-cell office:value-type="string" calcext:value-type="string">
            <text:p>Écrivez «krog int» ou «krog e oant».</text:p>
          </table:table-cell>
          <table:table-cell office:value-type="string" calcext:value-type="string">
            <text:p>Write «krog int» or «krog e oant».</text:p>
          </table:table-cell>
          <table:table-cell office:value-type="string" calcext:value-type="string">
            <text:p>Oui</text:p>
          </table:table-cell>
          <table:table-cell office:value-type="string" calcext:value-type="string">
            <text:p>Verboù skoazell</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30" calcext:value-type="date">
            <text:p>30/08/19</text:p>
          </table:table-cell>
          <table:table-cell table:number-columns-repeated="45"/>
        </table:table-row>
        <table:table-row table:style-name="ro7">
          <table:table-cell table:style-name="ce8" office:value-type="float" office:value="590" calcext:value-type="float">
            <text:p>590</text:p>
          </table:table-cell>
          <table:table-cell table:style-name="ce8" office:value-type="string" calcext:value-type="string">
            <text:p><text:a xlink:href="https://community.languagetool.org/rule/show/DIWALL?lang=br&amp;subId=1" xlink:type="simple">https://community.languagetool.org/rule/show/DIWALL?lang=br&amp;subId=1</text:a></text:p>
          </table:table-cell>
          <table:table-cell table:style-name="ce8" office:value-type="string" calcext:value-type="string">
            <text:p>ober diwall → diwall</text:p>
          </table:table-cell>
          <table:table-cell table:style-name="ce8" office:value-type="string" calcext:value-type="string">
            <text:p>Aucun changement</text:p>
          </table:table-cell>
          <table:table-cell table:style-name="ce8" office:value-type="string" calcext:value-type="string">
            <text:p>Fazi en ur implijout ar verb dammskoazell «ober» gant ar verb «diwall».</text:p>
          </table:table-cell>
          <table:table-cell table:style-name="ce8" office:value-type="string" calcext:value-type="string">
            <text:p>Ne vez ket implijet ar ger «\2» gant ar verb «\1».</text:p>
          </table:table-cell>
          <table:table-cell table:style-name="ce8" office:value-type="string" calcext:value-type="string">
            <text:p>Ne implijer ket «\2» gant ar verb «\1».</text:p>
          </table:table-cell>
          <table:table-cell table:style-name="ce8" office:value-type="string" calcext:value-type="string">
            <text:p>On n’utilise pas «\2» avec le verbe «\1».</text:p>
          </table:table-cell>
          <table:table-cell table:style-name="ce8" office:value-type="string" calcext:value-type="string">
            <text:p>We don’t use «\2» with the verb «\1».</text:p>
          </table:table-cell>
          <table:table-cell table:style-name="ce8" office:value-type="string" calcext:value-type="string">
            <text:p>Oui</text:p>
          </table:table-cell>
          <table:table-cell table:style-name="ce8" office:value-type="string" calcext:value-type="string">
            <text:p>Verboù skoazell</text:p>
          </table:table-cell>
          <table:table-cell/>
          <table:table-cell office:value-type="string" calcext:value-type="string">
            <text:p>Ober:</text:p>
            <text:p>Diwall:</text:p>
          </table:table-cell>
          <table:table-cell table:style-name="ce8" office:value-type="string" calcext:value-type="string">
            <text:p>http://devri.bzh/recherche/?q=ober&amp;submit=</text:p>
            <text:p>http://devri.bzh/recherche/?q=diwall&amp;submit=</text:p>
          </table:table-cell>
          <table:table-cell table:style-name="ce8" office:value-type="string" calcext:value-type="string">
            <text:p>http://meurgorf.brezhoneg.bzh/meurgorf/enklask?terme=ober&amp;submit=Rechercher&amp;categorie=0&amp;oeuvres=0</text:p>
            <text:p>http://meurgorf.brezhoneg.bzh/meurgorf/enklask?terme=diwall&amp;submit=Rechercher&amp;categorie=0&amp;oeuvres=0</text:p>
          </table:table-cell>
          <table:table-cell table:style-name="ce8" office:value-type="string" calcext:value-type="string">
            <text:p>https://br.wiktionary.org/wiki/ober</text:p>
            <text:p>https://br.wiktionary.org/wiki/diwall</text:p>
          </table:table-cell>
          <table:table-cell/>
          <table:table-cell table:style-name="ce8" office:value-type="string" calcext:value-type="string">
            <text:p>idem</text:p>
          </table:table-cell>
          <table:table-cell table:style-name="ce40" office:value-type="date" office:date-value="2019-08-30" calcext:value-type="date">
            <text:p>30/08/19</text:p>
          </table:table-cell>
          <table:table-cell table:number-columns-repeated="45"/>
        </table:table-row>
        <table:table-row table:style-name="ro7">
          <table:table-cell office:value-type="float" office:value="591" calcext:value-type="float">
            <text:p>591</text:p>
          </table:table-cell>
          <table:table-cell office:value-type="string" calcext:value-type="string">
            <text:p><text:a xlink:href="https://community.languagetool.org/rule/show/E_Z_A_Z?lang=br&amp;subId=1" xlink:type="simple">https://community.languagetool.org/rule/show/E_Z_A_Z?lang=br&amp;subId=1</text:a></text:p>
          </table:table-cell>
          <table:table-cell office:value-type="string" calcext:value-type="string">
            <text:p>e’z, a’z → ez, az</text:p>
          </table:table-cell>
          <table:table-cell office:value-type="string" calcext:value-type="string">
            <text:p>Aucun changement</text:p>
          </table:table-cell>
          <table:table-cell office:value-type="string" calcext:value-type="string">
            <text:p>Fazi en ur skrivañ «e’z/a’z» pa rankfe bezañ «ez/az».</text:p>
          </table:table-cell>
          <table:table-cell office:value-type="string" calcext:value-type="string">
            <text:p>Ret eo skrivañ \1. (CHALM M1.4.1)</text:p>
          </table:table-cell>
          <table:table-cell office:value-type="string" calcext:value-type="string">
            <text:p>Skrivit «\1». (CHALM M1.4.1)</text:p>
          </table:table-cell>
          <table:table-cell office:value-type="string" calcext:value-type="string">
            <text:p>Écrivez «\1». (CHALM M1.4.1)</text:p>
          </table:table-cell>
          <table:table-cell office:value-type="string" calcext:value-type="string">
            <text:p>Write «\1». (CHALM M1.4.1)</text:p>
          </table:table-cell>
          <table:table-cell office:value-type="string" calcext:value-type="string">
            <text:p>Oui</text:p>
          </table:table-cell>
          <table:table-cell office:value-type="string" calcext:value-type="string">
            <text:p>Reizhskritur</text:p>
          </table:table-cell>
          <table:table-cell table:style-name="ce28"/>
          <table:table-cell table:style-name="ce3" office:value-type="string" calcext:value-type="string">
            <text:p>Ez:</text:p>
            <text:p>Az:</text:p>
          </table:table-cell>
          <table:table-cell office:value-type="string" calcext:value-type="string">
            <text:p>http://devri.bzh/recherche/?q=ez&amp;submit=</text:p>
            <text:p>http://devri.bzh/recherche/?q=az&amp;submit=</text:p>
          </table:table-cell>
          <table:table-cell office:value-type="string" calcext:value-type="string">
            <text:p>http://meurgorf.brezhoneg.bzh/meurgorf/enklask?terme=ez&amp;submit=Rechercher&amp;categorie=0&amp;oeuvres=0</text:p>
            <text:p>http://meurgorf.brezhoneg.bzh/meurgorf/enklask?terme=az&amp;submit=Rechercher&amp;categorie=0&amp;oeuvres=0</text:p>
          </table:table-cell>
          <table:table-cell office:value-type="string" calcext:value-type="string">
            <text:p>https://br.wiktionary.org/wiki/ez</text:p>
            <text:p>https://br.wiktionary.org/wiki/az</text:p>
          </table:table-cell>
          <table:table-cell table:style-name="ce28"/>
          <table:table-cell office:value-type="string" calcext:value-type="string">
            <text:p>idem</text:p>
          </table:table-cell>
          <table:table-cell office:value-type="date" office:date-value="2019-08-30" calcext:value-type="date">
            <text:p>30/08/19</text:p>
          </table:table-cell>
          <table:table-cell table:number-columns-repeated="45"/>
        </table:table-row>
        <table:table-row table:style-name="ro3">
          <table:table-cell table:style-name="ce8" office:value-type="float" office:value="592" calcext:value-type="float">
            <text:p>592</text:p>
          </table:table-cell>
          <table:table-cell table:style-name="ce8" office:value-type="string" calcext:value-type="string">
            <text:p><text:a xlink:href="https://community.languagetool.org/rule/show/E_Z_A_Z?lang=br&amp;subId=2" xlink:type="simple">https://community.languagetool.org/rule/show/E_Z_A_Z?lang=br&amp;subId=2</text:a></text:p>
          </table:table-cell>
          <table:table-cell table:style-name="ce8" office:value-type="string" calcext:value-type="string">
            <text:p>e’z, a’z → ez, az</text:p>
          </table:table-cell>
          <table:table-cell table:style-name="ce8" office:value-type="string" calcext:value-type="string">
            <text:p>Aucun changement</text:p>
          </table:table-cell>
          <table:table-cell table:style-name="ce8" office:value-type="string" calcext:value-type="string">
            <text:p>Fazi en ur skrivañ «e’z/a’z» pa rankfe bezañ «ez/az».</text:p>
          </table:table-cell>
          <table:table-cell table:style-name="ce8" office:value-type="string" calcext:value-type="string">
            <text:p>Ret eo skrivañ \1z. (CHALM M1.4.1)</text:p>
          </table:table-cell>
          <table:table-cell table:style-name="ce8" office:value-type="string" calcext:value-type="string">
            <text:p>Skrivit «\1z». (CHALM M1.4.1)</text:p>
          </table:table-cell>
          <table:table-cell table:style-name="ce8" office:value-type="string" calcext:value-type="string">
            <text:p>Écrivez «\1z». (CHALM M1.4.1)</text:p>
          </table:table-cell>
          <table:table-cell table:style-name="ce8" office:value-type="string" calcext:value-type="string">
            <text:p>Write «\1z». (CHALM M1.4.1)</text:p>
          </table:table-cell>
          <table:table-cell table:style-name="ce8" office:value-type="string" calcext:value-type="string">
            <text:p>Oui</text:p>
          </table:table-cell>
          <table:table-cell table:style-name="ce8" office:value-type="string" calcext:value-type="string">
            <text:p>Reizhskritur</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30" calcext:value-type="date">
            <text:p>30/08/19</text:p>
          </table:table-cell>
          <table:table-cell table:number-columns-repeated="45"/>
        </table:table-row>
        <table:table-row table:style-name="ro2">
          <table:table-cell office:value-type="float" office:value="593" calcext:value-type="float">
            <text:p>593</text:p>
          </table:table-cell>
          <table:table-cell office:value-type="string" calcext:value-type="string">
            <text:p><text:a xlink:href="https://community.languagetool.org/rule/show/AN_NIVER_AR?lang=br&amp;subId=1" xlink:type="simple">https://community.languagetool.org/rule/show/AN_NIVER_AR?lang=br&amp;subId=1</text:a></text:p>
          </table:table-cell>
          <table:table-cell office:value-type="string" calcext:value-type="string">
            <text:p>an niver ar → an niver a</text:p>
          </table:table-cell>
          <table:table-cell office:value-type="string" calcext:value-type="string">
            <text:p>Aucun changement</text:p>
          </table:table-cell>
          <table:table-cell office:value-type="string" calcext:value-type="string">
            <text:p>Fazi en ur skrivañ «an niver ar» pa rankfe bezañ «an niver a».</text:p>
          </table:table-cell>
          <table:table-cell office:value-type="string" calcext:value-type="string">
            <text:p>Implijit an niver a gant ur c’hemmadur dre vlotaat.</text:p>
          </table:table-cell>
          <table:table-cell office:value-type="string" calcext:value-type="string">
            <text:p>Skrivit «an niver a» gant ur c’hemmadur dre vlotaat goude.</text:p>
          </table:table-cell>
          <table:table-cell office:value-type="string" calcext:value-type="string">
            <text:p>Écrivez «an niver a» avec une mutation par adoucissement après.</text:p>
          </table:table-cell>
          <table:table-cell office:value-type="string" calcext:value-type="string">
            <text:p>Write «an niver a» with a soft mutation after.</text:p>
          </table:table-cell>
          <table:table-cell office:value-type="string" calcext:value-type="string">
            <text:p>Oui</text:p>
          </table:table-cell>
          <table:table-cell office:value-type="string" calcext:value-type="string">
            <text:p>Reizhskritur</text:p>
          </table:table-cell>
          <table:table-cell table:style-name="ce3" office:value-type="string" calcext:value-type="string">
            <text:p>blotadur</text:p>
          </table:table-cell>
          <table:table-cell table:style-name="ce3" office:value-type="string" calcext:value-type="string">
            <text:p>A:</text:p>
          </table:table-cell>
          <table:table-cell office:value-type="string" calcext:value-type="string">
            <text:p><text:a xlink:href="http://devri.bzh/recherche/?q=a&amp;submit" xlink:type="simple">http://devri.bzh/recherche/?q=a&amp;submit=</text:a></text:p>
          </table:table-cell>
          <table:table-cell office:value-type="string" calcext:value-type="string">
            <text:p><text:a xlink:href="http://meurgorf.brezhoneg.bzh/meurgorf/enklask?terme=a&amp;submit=Rechercher&amp;categorie=0&amp;oeuvres=0" xlink:type="simple">http://meurgorf.brezhoneg.bzh/meurgorf/enklask?terme=a&amp;submit=Rechercher&amp;categorie=0&amp;oeuvres=0</text:a></text:p>
          </table:table-cell>
          <table:table-cell office:value-type="string" calcext:value-type="string">
            <text:p><text:a xlink:href="https://br.wiktionary.org/wiki/a" xlink:type="simple">https://br.wiktionary.org/wiki/a</text:a></text:p>
          </table:table-cell>
          <table:table-cell table:style-name="ce28"/>
          <table:table-cell office:value-type="string" calcext:value-type="string">
            <text:p>idem</text:p>
          </table:table-cell>
          <table:table-cell office:value-type="date" office:date-value="2019-08-30" calcext:value-type="date">
            <text:p>30/08/19</text:p>
          </table:table-cell>
          <table:table-cell table:number-columns-repeated="45"/>
        </table:table-row>
        <table:table-row table:style-name="ro2">
          <table:table-cell table:style-name="ce8" office:value-type="float" office:value="594" calcext:value-type="float">
            <text:p>594</text:p>
          </table:table-cell>
          <table:table-cell table:style-name="ce8" office:value-type="string" calcext:value-type="string">
            <text:p><text:a xlink:href="https://community.languagetool.org/rule/show/NE_KET?lang=br&amp;subId=1" xlink:type="simple">https://community.languagetool.org/rule/show/NE_KET?lang=br&amp;subId=1</text:a></text:p>
          </table:table-cell>
          <table:table-cell table:style-name="ce8" office:value-type="string" calcext:value-type="string">
            <text:p>ne ket → neket pe n’eo ket</text:p>
          </table:table-cell>
          <table:table-cell table:style-name="ce8" office:value-type="string" calcext:value-type="string">
            <text:p>Aucun changement</text:p>
          </table:table-cell>
          <table:table-cell table:style-name="ce8" office:value-type="string" calcext:value-type="string">
            <text:p>Fazi en ur skrivañ «ne ket» pa rankfe bezañ «neket» pe «n’eo ket».</text:p>
          </table:table-cell>
          <table:table-cell table:style-name="ce8" office:value-type="string" calcext:value-type="string">
            <text:p>Ha fellout a rae deoc’h skrivañ n’eo ket pe neket?</text:p>
          </table:table-cell>
          <table:table-cell table:style-name="ce8" office:value-type="string" calcext:value-type="string">
            <text:p>C’hoant ho poa skrivañ «n’eo ket» pe «neket»?</text:p>
          </table:table-cell>
          <table:table-cell table:style-name="ce8" office:value-type="string" calcext:value-type="string">
            <text:p>Vouliez-vous écrire «n’eo ket» ou «neket»?</text:p>
          </table:table-cell>
          <table:table-cell table:style-name="ce8" office:value-type="string" calcext:value-type="string">
            <text:p>Did you want to write «n’eo ket» or «neket»?</text:p>
          </table:table-cell>
          <table:table-cell table:style-name="ce8" office:value-type="string" calcext:value-type="string">
            <text:p>Oui</text:p>
          </table:table-cell>
          <table:table-cell table:style-name="ce8" office:value-type="string" calcext:value-type="string">
            <text:p>A-bep seurt</text:p>
          </table:table-cell>
          <table:table-cell/>
          <table:table-cell office:value-type="string" calcext:value-type="string">
            <text:p>Neket:</text:p>
          </table:table-cell>
          <table:table-cell table:style-name="ce8" office:value-type="string" calcext:value-type="string">
            <text:p><text:a xlink:href="http://devri.bzh/recherche/?q=neket&amp;submit" xlink:type="simple">http://devri.bzh/recherche/?q=neket&amp;submit=</text:a></text:p>
          </table:table-cell>
          <table:table-cell table:style-name="ce8" office:value-type="string" calcext:value-type="string">
            <text:p><text:a xlink:href="http://meurgorf.brezhoneg.bzh/meurgorf/enklask?terme=neket&amp;submit=Rechercher&amp;categorie=0&amp;oeuvres=0" xlink:type="simple">http://meurgorf.brezhoneg.bzh/meurgorf/enklask?terme=neket&amp;submit=Rechercher&amp;categorie=0&amp;oeuvres=0</text:a></text:p>
          </table:table-cell>
          <table:table-cell table:style-name="ce8" office:value-type="string" calcext:value-type="string">
            <text:p><text:a xlink:href="https://br.wiktionary.org/wiki/n%27eo_ket" xlink:type="simple">--https://br.wiktionary.org/wiki/n%27eo_ket</text:a></text:p>
          </table:table-cell>
          <table:table-cell/>
          <table:table-cell table:style-name="ce8" office:value-type="string" calcext:value-type="string">
            <text:p>idem</text:p>
          </table:table-cell>
          <table:table-cell table:style-name="ce40" office:value-type="date" office:date-value="2019-08-30" calcext:value-type="date">
            <text:p>30/08/19</text:p>
          </table:table-cell>
          <table:table-cell table:number-columns-repeated="45"/>
        </table:table-row>
        <table:table-row table:style-name="ro7">
          <table:table-cell office:value-type="float" office:value="595" calcext:value-type="float">
            <text:p>595</text:p>
          </table:table-cell>
          <table:table-cell office:value-type="string" calcext:value-type="string">
            <text:p><text:a xlink:href="https://community.languagetool.org/rule/show/A_GEVRED?lang=br&amp;subId=1" xlink:type="simple">https://community.languagetool.org/rule/show/A_GEVRED?lang=br&amp;subId=1</text:a></text:p>
          </table:table-cell>
          <table:table-cell office:value-type="string" calcext:value-type="string">
            <text:p>a-gevred → a-gevret</text:p>
          </table:table-cell>
          <table:table-cell office:value-type="string" calcext:value-type="string">
            <text:p>A gevred → a-gevret</text:p>
          </table:table-cell>
          <table:table-cell office:value-type="string" calcext:value-type="string">
            <text:p>Kemmesk etre an droienn «a-gevret» hag «a gevred». «A-gevret» a dalvez kement hag «asambles» p’eo «a gevred» evit lec’hiañ ur vro, un dra…</text:p>
          </table:table-cell>
          <table:table-cell office:value-type="string" calcext:value-type="string">
            <text:p>Ha fellout a rae deoc’h skrivañ \2-gevret?</text:p>
          </table:table-cell>
          <table:table-cell office:value-type="string" calcext:value-type="string">
            <text:p>C’hoant ho poa skrivañ «\2-gevret»?</text:p>
          </table:table-cell>
          <table:table-cell office:value-type="string" calcext:value-type="string">
            <text:p>Vouliez-vous écrire «\2-gevret»?</text:p>
          </table:table-cell>
          <table:table-cell office:value-type="string" calcext:value-type="string">
            <text:p>Did you want to write «\2-gevret»?</text:p>
          </table:table-cell>
          <table:table-cell office:value-type="string" calcext:value-type="string">
            <text:p>Oui</text:p>
          </table:table-cell>
          <table:table-cell office:value-type="string" calcext:value-type="string">
            <text:p>Kemmeskadur</text:p>
          </table:table-cell>
          <table:table-cell table:style-name="ce3" office:value-type="string" calcext:value-type="string">
            <text:p>Barrennig-stagañ</text:p>
          </table:table-cell>
          <table:table-cell table:style-name="ce3" office:value-type="string" calcext:value-type="string">
            <text:p>Gevret:</text:p>
            <text:p>Gevred:</text:p>
          </table:table-cell>
          <table:table-cell office:value-type="string" calcext:value-type="string">
            <text:p>http://devri.bzh/recherche/?q=a-gevret&amp;submit=</text:p>
            <text:p>http://devri.bzh/recherche/?q=gevred&amp;submit=</text:p>
          </table:table-cell>
          <table:table-cell office:value-type="string" calcext:value-type="string">
            <text:p>http://meurgorf.brezhoneg.bzh/meurgorf/enklask?terme=a-gevret&amp;submit=Rechercher&amp;categorie=0&amp;oeuvres=0</text:p>
            <text:p>http://meurgorf.brezhoneg.bzh/meurgorf/enklask?terme=gevred&amp;submit=Rechercher&amp;categorie=0&amp;oeuvres=0</text:p>
          </table:table-cell>
          <table:table-cell office:value-type="string" calcext:value-type="string">
            <text:p>https://br.wiktionary.org/wiki/a-gevret</text:p>
            <text:p>https://br.wiktionary.org/wiki/gevred</text:p>
          </table:table-cell>
          <table:table-cell table:style-name="ce28"/>
          <table:table-cell office:value-type="string" calcext:value-type="string">
            <text:p>idem</text:p>
          </table:table-cell>
          <table:table-cell office:value-type="date" office:date-value="2019-08-30" calcext:value-type="date">
            <text:p>30/08/19</text:p>
          </table:table-cell>
          <table:table-cell table:number-columns-repeated="45"/>
        </table:table-row>
        <table:table-row table:style-name="ro1">
          <table:table-cell table:style-name="ce8" office:value-type="float" office:value="596" calcext:value-type="float">
            <text:p>596</text:p>
          </table:table-cell>
          <table:table-cell table:style-name="ce8" office:value-type="string" calcext:value-type="string">
            <text:p><text:a xlink:href="https://community.languagetool.org/rule/show/A_GEVRED?lang=br&amp;subId=2" xlink:type="simple">https://community.languagetool.org/rule/show/A_GEVRED?lang=br&amp;subId=2</text:a></text:p>
          </table:table-cell>
          <table:table-cell table:style-name="ce8" office:value-type="string" calcext:value-type="string">
            <text:p>a-gevred → a-gevret</text:p>
          </table:table-cell>
          <table:table-cell table:style-name="ce8" office:value-type="string" calcext:value-type="string">
            <text:p>A gevred → a-gevret</text:p>
          </table:table-cell>
          <table:table-cell table:style-name="ce8" office:value-type="string" calcext:value-type="string">
            <text:p>Kemmesk etre an droienn «a-gevret» hag «a gevred». «A-gevret» a dalvez kement hag «asambles» p’eo «a gevred» evit lec’hiañ ur vro, un dra…</text:p>
          </table:table-cell>
          <table:table-cell table:style-name="ce8" office:value-type="string" calcext:value-type="string">
            <text:p>Ha fellout a rae deoc’h skrivañ \1-gevret?</text:p>
          </table:table-cell>
          <table:table-cell table:style-name="ce8" office:value-type="string" calcext:value-type="string">
            <text:p>C’hoant ho poa skrivañ «\1-gevret»?</text:p>
          </table:table-cell>
          <table:table-cell table:style-name="ce8" office:value-type="string" calcext:value-type="string">
            <text:p>Vouliez-vous écrire «\1-gevret»?</text:p>
          </table:table-cell>
          <table:table-cell table:style-name="ce8" office:value-type="string" calcext:value-type="string">
            <text:p>Did you want to write «\1-gevret»?</text:p>
          </table:table-cell>
          <table:table-cell table:style-name="ce8" office:value-type="string" calcext:value-type="string">
            <text:p>Oui</text:p>
          </table:table-cell>
          <table:table-cell table:style-name="ce8" office:value-type="string" calcext:value-type="string">
            <text:p>Kemmeskadur</text:p>
          </table:table-cell>
          <table:table-cell office:value-type="string" calcext:value-type="string">
            <text:p>Barrennig-stagañ</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30" calcext:value-type="date">
            <text:p>30/08/19</text:p>
          </table:table-cell>
          <table:table-cell table:number-columns-repeated="45"/>
        </table:table-row>
        <table:table-row table:style-name="ro1">
          <table:table-cell office:value-type="float" office:value="597" calcext:value-type="float">
            <text:p>597</text:p>
          </table:table-cell>
          <table:table-cell office:value-type="string" calcext:value-type="string">
            <text:p><text:a xlink:href="https://community.languagetool.org/rule/show/A_GEVRED?lang=br&amp;subId=3" xlink:type="simple">https://community.languagetool.org/rule/show/A_GEVRED?lang=br&amp;subId=3</text:a></text:p>
          </table:table-cell>
          <table:table-cell office:value-type="string" calcext:value-type="string">
            <text:p>a-gevred → a-gevret</text:p>
          </table:table-cell>
          <table:table-cell office:value-type="string" calcext:value-type="string">
            <text:p>Aucun changement</text:p>
          </table:table-cell>
          <table:table-cell office:value-type="string" calcext:value-type="string">
            <text:p>Kemmesk etre an droienn «a-gevret» hag «a gevred». «A-gevret» a dalvez kement hag «asambles» p’eo «a gevred» evit lec’hiañ ur vro, un dra…</text:p>
          </table:table-cell>
          <table:table-cell office:value-type="string" calcext:value-type="string">
            <text:p>Ha fellout a rae deoc’h skrivañ a-gevret?</text:p>
          </table:table-cell>
          <table:table-cell office:value-type="string" calcext:value-type="string">
            <text:p>C’hoant ho poa skrivañ «a-gevret»?</text:p>
          </table:table-cell>
          <table:table-cell office:value-type="string" calcext:value-type="string">
            <text:p>Vouliez-vous écrire «a-gevret»?</text:p>
          </table:table-cell>
          <table:table-cell office:value-type="string" calcext:value-type="string">
            <text:p>Did you want to write «a-gevret»?</text:p>
          </table:table-cell>
          <table:table-cell office:value-type="string" calcext:value-type="string">
            <text:p>Oui</text:p>
          </table:table-cell>
          <table:table-cell office:value-type="string" calcext:value-type="string">
            <text:p>Kemmeskadur</text:p>
          </table:table-cell>
          <table:table-cell table:style-name="ce3" office:value-type="string" calcext:value-type="string">
            <text:p>Barrennig-stagañ</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30" calcext:value-type="date">
            <text:p>30/08/19</text:p>
          </table:table-cell>
          <table:table-cell table:number-columns-repeated="45"/>
        </table:table-row>
        <table:table-row table:style-name="ro8">
          <table:table-cell table:style-name="ce8" office:value-type="float" office:value="598" calcext:value-type="float">
            <text:p>598</text:p>
          </table:table-cell>
          <table:table-cell table:style-name="ce8" office:value-type="string" calcext:value-type="string">
            <text:p><text:a xlink:href="https://community.languagetool.org/rule/show/KONT?lang=br&amp;subId=1" xlink:type="simple">https://community.languagetool.org/rule/show/KONT?lang=br&amp;subId=1</text:a></text:p>
          </table:table-cell>
          <table:table-cell table:style-name="ce8" office:value-type="string" calcext:value-type="string">
            <text:p>ur gont pe ur c’hont</text:p>
          </table:table-cell>
          <table:table-cell table:style-name="ce8" office:value-type="string" calcext:value-type="string">
            <text:p>Aucun changement</text:p>
          </table:table-cell>
          <table:table-cell table:style-name="ce8" office:value-type="string" calcext:value-type="string">
            <text:p>Kemmesk etre an daou seurt «kont» a zo e brezhoneg. Pa vez gourel ar ger «kont» e talvez eo un den eus an noblañs pe un istor, ha pa vez gwregel e talvez eo ur gont en un ti-bank pe e-barzh ul lec’hienn internet.</text:p>
          </table:table-cell>
          <table:table-cell table:style-name="ce8" office:value-type="string" calcext:value-type="string">
            <text:p>Ha fellout a rae deoc’h skrivañ gont?</text:p>
          </table:table-cell>
          <table:table-cell table:style-name="ce8" office:value-type="string" calcext:value-type="string">
            <text:p>C’hoant ho poa skrivañ «gont»?</text:p>
          </table:table-cell>
          <table:table-cell table:style-name="ce8" office:value-type="string" calcext:value-type="string">
            <text:p>Vouliez-vous écrire «gont»?</text:p>
          </table:table-cell>
          <table:table-cell table:style-name="ce8" office:value-type="string" calcext:value-type="string">
            <text:p>Did you want to write «gont»?</text:p>
          </table:table-cell>
          <table:table-cell table:style-name="ce8" office:value-type="string" calcext:value-type="string">
            <text:p>Oui</text:p>
          </table:table-cell>
          <table:table-cell table:style-name="ce8" office:value-type="string" calcext:value-type="string">
            <text:p>Kemmeskadur</text:p>
          </table:table-cell>
          <table:table-cell office:value-type="string" calcext:value-type="string">
            <text:p>Gerioù-daou-jener</text:p>
          </table:table-cell>
          <table:table-cell office:value-type="string" calcext:value-type="string">
            <text:p>Kont:</text:p>
          </table:table-cell>
          <table:table-cell table:style-name="ce8" office:value-type="string" calcext:value-type="string">
            <text:p><text:a xlink:href="http://devri.bzh/recherche/?q=kont&amp;submit" xlink:type="simple">http://devri.bzh/recherche/?q=kont&amp;submit=</text:a></text:p>
          </table:table-cell>
          <table:table-cell table:style-name="ce8" office:value-type="string" calcext:value-type="string">
            <text:p><text:a xlink:href="http://meurgorf.brezhoneg.bzh/meurgorf/enklask?terme=kont&amp;submit=Rechercher&amp;categorie=0&amp;oeuvres=0" xlink:type="simple">http://meurgorf.brezhoneg.bzh/meurgorf/enklask?terme=kont&amp;submit=Rechercher&amp;categorie=0&amp;oeuvres=0</text:a></text:p>
          </table:table-cell>
          <table:table-cell table:style-name="ce8" office:value-type="string" calcext:value-type="string">
            <text:p><text:a xlink:href="https://br.wiktionary.org/wiki/kont" xlink:type="simple">https://br.wiktionary.org/wiki/kont</text:a></text:p>
          </table:table-cell>
          <table:table-cell/>
          <table:table-cell table:style-name="ce8" office:value-type="string" calcext:value-type="string">
            <text:p>idem</text:p>
          </table:table-cell>
          <table:table-cell table:style-name="ce40" office:value-type="date" office:date-value="2019-08-30" calcext:value-type="date">
            <text:p>30/08/19</text:p>
          </table:table-cell>
          <table:table-cell table:number-columns-repeated="45"/>
        </table:table-row>
        <table:table-row table:style-name="ro8">
          <table:table-cell office:value-type="float" office:value="599" calcext:value-type="float">
            <text:p>599</text:p>
          </table:table-cell>
          <table:table-cell office:value-type="string" calcext:value-type="string">
            <text:p><text:a xlink:href="https://community.languagetool.org/rule/show/KONT?lang=br&amp;subId=2" xlink:type="simple">https://community.languagetool.org/rule/show/KONT?lang=br&amp;subId=2</text:a></text:p>
          </table:table-cell>
          <table:table-cell office:value-type="string" calcext:value-type="string">
            <text:p>ur gont pe ur c’hont</text:p>
          </table:table-cell>
          <table:table-cell office:value-type="string" calcext:value-type="string">
            <text:p>Aucun changement</text:p>
          </table:table-cell>
          <table:table-cell office:value-type="string" calcext:value-type="string">
            <text:p>Kemmesk etre an daou seurt «kont» a zo e brezhoneg. Pa vez gourel ar ger «kont» e talvez eo un den eus an noblañs pe un istor, ha pa vez gwregel e talvez eo ur gont en un ti-bank pe e-barzh ul lec’hienn internet.</text:p>
          </table:table-cell>
          <table:table-cell office:value-type="string" calcext:value-type="string">
            <text:p>Ha fellout a rae deoc’h skrivañ gont?</text:p>
          </table:table-cell>
          <table:table-cell office:value-type="string" calcext:value-type="string">
            <text:p>C’hoant ho poa skrivañ «gont»?</text:p>
          </table:table-cell>
          <table:table-cell office:value-type="string" calcext:value-type="string">
            <text:p>Vouliez-vous écrire «gont»?</text:p>
          </table:table-cell>
          <table:table-cell office:value-type="string" calcext:value-type="string">
            <text:p>Did you want to write «gont»?</text:p>
          </table:table-cell>
          <table:table-cell office:value-type="string" calcext:value-type="string">
            <text:p>Oui</text:p>
          </table:table-cell>
          <table:table-cell office:value-type="string" calcext:value-type="string">
            <text:p>Kemmeskadur</text:p>
          </table:table-cell>
          <table:table-cell table:style-name="ce3" office:value-type="string" calcext:value-type="string">
            <text:p>Gerioù-daou-jene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30" calcext:value-type="date">
            <text:p>30/08/19</text:p>
          </table:table-cell>
          <table:table-cell table:number-columns-repeated="45"/>
        </table:table-row>
        <table:table-row table:style-name="ro8">
          <table:table-cell table:style-name="ce8" office:value-type="float" office:value="600" calcext:value-type="float">
            <text:p>600</text:p>
          </table:table-cell>
          <table:table-cell table:style-name="ce8" office:value-type="string" calcext:value-type="string">
            <text:p><text:a xlink:href="https://community.languagetool.org/rule/show/KONT?lang=br&amp;subId=3" xlink:type="simple">https://community.languagetool.org/rule/show/KONT?lang=br&amp;subId=3</text:a></text:p>
          </table:table-cell>
          <table:table-cell table:style-name="ce8" office:value-type="string" calcext:value-type="string">
            <text:p>ur gont pe ur c’hont</text:p>
          </table:table-cell>
          <table:table-cell table:style-name="ce8" office:value-type="string" calcext:value-type="string">
            <text:p>Aucun changement</text:p>
          </table:table-cell>
          <table:table-cell table:style-name="ce8" office:value-type="string" calcext:value-type="string">
            <text:p>Kemmesk etre an daou seurt «kont» a zo e brezhoneg. Pa vez gourel ar ger «kont» e talvez eo un den eus an noblañs pe un istor, ha pa vez gwregel e talvez eo ur gont en un ti-bank pe e-barzh ul lec’hienn internet.</text:p>
          </table:table-cell>
          <table:table-cell table:style-name="ce8" office:value-type="string" calcext:value-type="string">
            <text:p>Ha fellout a rae deoc’h skrivañ gont?</text:p>
          </table:table-cell>
          <table:table-cell table:style-name="ce8" office:value-type="string" calcext:value-type="string">
            <text:p>C’hoant ho poa skrivañ «gont»?</text:p>
          </table:table-cell>
          <table:table-cell table:style-name="ce8" office:value-type="string" calcext:value-type="string">
            <text:p>Vouliez-vous écrire «gont»?</text:p>
          </table:table-cell>
          <table:table-cell table:style-name="ce8" office:value-type="string" calcext:value-type="string">
            <text:p>Did you want to write «gont»?</text:p>
          </table:table-cell>
          <table:table-cell table:style-name="ce8" office:value-type="string" calcext:value-type="string">
            <text:p>Oui</text:p>
          </table:table-cell>
          <table:table-cell table:style-name="ce8" office:value-type="string" calcext:value-type="string">
            <text:p>Kemmeskadur</text:p>
          </table:table-cell>
          <table:table-cell office:value-type="string" calcext:value-type="string">
            <text:p>Gerioù-daou-jene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30" calcext:value-type="date">
            <text:p>30/08/19</text:p>
          </table:table-cell>
          <table:table-cell table:number-columns-repeated="45"/>
        </table:table-row>
        <table:table-row table:style-name="ro6">
          <table:table-cell office:value-type="float" office:value="601" calcext:value-type="float">
            <text:p>601</text:p>
          </table:table-cell>
          <table:table-cell office:value-type="string" calcext:value-type="string">
            <text:p><text:a xlink:href="https://community.languagetool.org/rule/show/OAD_AOD?lang=br&amp;subId=1" xlink:type="simple">https://community.languagetool.org/rule/show/OAD_AOD?lang=br&amp;subId=1</text:a></text:p>
          </table:table-cell>
          <table:table-cell office:value-type="string" calcext:value-type="string">
            <text:p>oad pe aod</text:p>
          </table:table-cell>
          <table:table-cell office:value-type="string" calcext:value-type="string">
            <text:p>Aucun changement</text:p>
          </table:table-cell>
          <table:table-cell office:value-type="string" calcext:value-type="string">
            <text:p>Kemmesket e vez an daou c’her «oad» hag «aod» gant an dud dre an abeg m’emaint tost a-fet son.</text:p>
          </table:table-cell>
          <table:table-cell office:value-type="string" calcext:value-type="string">
            <text:p>Ha fellout a rae deoc’h skrivañ boued-aod?</text:p>
          </table:table-cell>
          <table:table-cell office:value-type="string" calcext:value-type="string">
            <text:p>C’hoant ho poa skrivañ «boued-aod»?</text:p>
          </table:table-cell>
          <table:table-cell office:value-type="string" calcext:value-type="string">
            <text:p>Vouliez-vous écrire «boued-aod»?</text:p>
          </table:table-cell>
          <table:table-cell office:value-type="string" calcext:value-type="string">
            <text:p>Did you want to write «boued-aod»?</text:p>
          </table:table-cell>
          <table:table-cell office:value-type="string" calcext:value-type="string">
            <text:p>Oui</text:p>
          </table:table-cell>
          <table:table-cell office:value-type="string" calcext:value-type="string">
            <text:p>Kemmeskadur</text:p>
          </table:table-cell>
          <table:table-cell table:style-name="ce3" office:value-type="string" calcext:value-type="string">
            <text:p>Reizhskrivadur, Soniadouriezh</text:p>
          </table:table-cell>
          <table:table-cell table:style-name="ce3" office:value-type="string" calcext:value-type="string">
            <text:p>Boud-aod:</text:p>
            <text:p>Aod:</text:p>
            <text:p>Oad:</text:p>
          </table:table-cell>
          <table:table-cell office:value-type="string" calcext:value-type="string">
            <text:p>http://devri.bzh/recherche/?q=aod&amp;submit=</text:p>
            <text:p>http://devri.bzh/recherche/?q=oad&amp;submit=</text:p>
          </table:table-cell>
          <table:table-cell office:value-type="string" calcext:value-type="string">
            <text:p>http://meurgorf.brezhoneg.bzh/meurgorf/enklask?terme=aod&amp;submit=Rechercher&amp;categorie=0&amp;oeuvres=0</text:p>
            <text:p>http://meurgorf.brezhoneg.bzh/meurgorf/enklask?terme=oad&amp;submit=Rechercher&amp;categorie=0&amp;oeuvres=0http://meurgorf.brezhoneg.bzh/meurgorf/enklask?terme=boued-aod&amp;submit=Rechercher&amp;categorie=0&amp;oeuvres=0</text:p>
          </table:table-cell>
          <table:table-cell office:value-type="string" calcext:value-type="string">
            <text:p>https://br.wiktionary.org/wiki/oad</text:p>
            <text:p>https://br.wiktionary.org/wiki/aod</text:p>
            <text:p>https://br.wiktionary.org/wiki/boued-aod</text:p>
          </table:table-cell>
          <table:table-cell table:style-name="ce28"/>
          <table:table-cell office:value-type="string" calcext:value-type="string">
            <text:p>idem</text:p>
          </table:table-cell>
          <table:table-cell office:value-type="date" office:date-value="2019-08-30" calcext:value-type="date">
            <text:p>30/08/19</text:p>
          </table:table-cell>
          <table:table-cell table:number-columns-repeated="45"/>
        </table:table-row>
        <table:table-row table:style-name="ro4">
          <table:table-cell table:style-name="ce8" office:value-type="float" office:value="602" calcext:value-type="float">
            <text:p>602</text:p>
          </table:table-cell>
          <table:table-cell table:style-name="ce8" office:value-type="string" calcext:value-type="string">
            <text:p><text:a xlink:href="https://community.languagetool.org/rule/show/OAD_AOD?lang=br&amp;subId=2" xlink:type="simple">https://community.languagetool.org/rule/show/OAD_AOD?lang=br&amp;subId=2</text:a></text:p>
          </table:table-cell>
          <table:table-cell table:style-name="ce8" office:value-type="string" calcext:value-type="string">
            <text:p>oad pe aod</text:p>
          </table:table-cell>
          <table:table-cell table:style-name="ce8" office:value-type="string" calcext:value-type="string">
            <text:p>Aucun changement</text:p>
          </table:table-cell>
          <table:table-cell table:style-name="ce8" office:value-type="string" calcext:value-type="string">
            <text:p>Kemmesket e vez an daou c’her « oad» hag «aod» gant an dud dre an abeg m’emaint tost a-fet son.</text:p>
          </table:table-cell>
          <table:table-cell table:style-name="ce8" office:value-type="string" calcext:value-type="string">
            <text:p>Ha fellout a rae deoc’h skrivañ boued-aod?</text:p>
          </table:table-cell>
          <table:table-cell table:style-name="ce8" office:value-type="string" calcext:value-type="string">
            <text:p>C’hoant ho poa skrivañ «boued-aod»?</text:p>
          </table:table-cell>
          <table:table-cell table:style-name="ce8" office:value-type="string" calcext:value-type="string">
            <text:p>Vouliez-vous écrire «boued-aod»?</text:p>
          </table:table-cell>
          <table:table-cell table:style-name="ce8" office:value-type="string" calcext:value-type="string">
            <text:p>Did you want to write «boued-aod»?</text:p>
          </table:table-cell>
          <table:table-cell table:style-name="ce8" office:value-type="string" calcext:value-type="string">
            <text:p>Oui</text:p>
          </table:table-cell>
          <table:table-cell table:style-name="ce8" office:value-type="string" calcext:value-type="string">
            <text:p>Kemmeskadur</text:p>
          </table:table-cell>
          <table:table-cell office:value-type="string" calcext:value-type="string">
            <text:p>Reizhskrivadur, Soniadouriezh</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31" calcext:value-type="date">
            <text:p>31/08/19</text:p>
          </table:table-cell>
          <table:table-cell table:number-columns-repeated="45"/>
        </table:table-row>
        <table:table-row table:style-name="ro4">
          <table:table-cell office:value-type="float" office:value="603" calcext:value-type="float">
            <text:p>603</text:p>
          </table:table-cell>
          <table:table-cell office:value-type="string" calcext:value-type="string">
            <text:p><text:a xlink:href="https://community.languagetool.org/rule/show/OAD_AOD?lang=br&amp;subId=3" xlink:type="simple">https://community.languagetool.org/rule/show/OAD_AOD?lang=br&amp;subId=3</text:a></text:p>
          </table:table-cell>
          <table:table-cell office:value-type="string" calcext:value-type="string">
            <text:p>oad pe aod</text:p>
          </table:table-cell>
          <table:table-cell office:value-type="string" calcext:value-type="string">
            <text:p>Aucun changement</text:p>
          </table:table-cell>
          <table:table-cell office:value-type="string" calcext:value-type="string">
            <text:p>Kemmesket e vez an daou c’her « oad» hag «aod» gant an dud dre an abeg m’emaint tost a-fet son.</text:p>
          </table:table-cell>
          <table:table-cell office:value-type="string" calcext:value-type="string">
            <text:p>Ha fellout a rae deoc’h skrivañ aod?</text:p>
          </table:table-cell>
          <table:table-cell office:value-type="string" calcext:value-type="string">
            <text:p>C’hoant ho poa skrivañ «aod»?</text:p>
          </table:table-cell>
          <table:table-cell office:value-type="string" calcext:value-type="string">
            <text:p>Vouliez-vous écrire «aod»?</text:p>
          </table:table-cell>
          <table:table-cell office:value-type="string" calcext:value-type="string">
            <text:p>Did you want to write «aod»?</text:p>
          </table:table-cell>
          <table:table-cell office:value-type="string" calcext:value-type="string">
            <text:p>Oui</text:p>
          </table:table-cell>
          <table:table-cell office:value-type="string" calcext:value-type="string">
            <text:p>Kemmeskadur</text:p>
          </table:table-cell>
          <table:table-cell table:style-name="ce3" office:value-type="string" calcext:value-type="string">
            <text:p>Reizhskrivadur, Soniadouriezh</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31" calcext:value-type="date">
            <text:p>31/08/19</text:p>
          </table:table-cell>
          <table:table-cell table:number-columns-repeated="45"/>
        </table:table-row>
        <table:table-row table:style-name="ro4">
          <table:table-cell table:style-name="ce8" office:value-type="float" office:value="604" calcext:value-type="float">
            <text:p>604</text:p>
          </table:table-cell>
          <table:table-cell table:style-name="ce8" office:value-type="string" calcext:value-type="string">
            <text:p><text:a xlink:href="https://community.languagetool.org/rule/show/OAD_AOD?lang=br&amp;subId=4" xlink:type="simple">https://community.languagetool.org/rule/show/OAD_AOD?lang=br&amp;subId=4</text:a></text:p>
          </table:table-cell>
          <table:table-cell table:style-name="ce8" office:value-type="string" calcext:value-type="string">
            <text:p>oad pe aod</text:p>
          </table:table-cell>
          <table:table-cell table:style-name="ce8" office:value-type="string" calcext:value-type="string">
            <text:p>Aucun changement</text:p>
          </table:table-cell>
          <table:table-cell table:style-name="ce8" office:value-type="string" calcext:value-type="string">
            <text:p>Kemmesket e vez an daou c’her « oad» hag «aod» gant an dud dre an abeg m’emaint tost a-fet son.</text:p>
          </table:table-cell>
          <table:table-cell table:style-name="ce8" office:value-type="string" calcext:value-type="string">
            <text:p>Ha fellout a rae deoc’h skrivañ oad?</text:p>
          </table:table-cell>
          <table:table-cell table:style-name="ce8" office:value-type="string" calcext:value-type="string">
            <text:p>C’hoant ho poa skrivañ «oad»?</text:p>
          </table:table-cell>
          <table:table-cell table:style-name="ce8" office:value-type="string" calcext:value-type="string">
            <text:p>Vouliez-vous écrire «oad»?</text:p>
          </table:table-cell>
          <table:table-cell table:style-name="ce8" office:value-type="string" calcext:value-type="string">
            <text:p>Did you want to write «oad»?</text:p>
          </table:table-cell>
          <table:table-cell table:style-name="ce8" office:value-type="string" calcext:value-type="string">
            <text:p>Oui</text:p>
          </table:table-cell>
          <table:table-cell table:style-name="ce8" office:value-type="string" calcext:value-type="string">
            <text:p>Kemmeskadur</text:p>
          </table:table-cell>
          <table:table-cell office:value-type="string" calcext:value-type="string">
            <text:p>Reizhskrivadur, Soniadouriezh</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31" calcext:value-type="date">
            <text:p>31/08/19</text:p>
          </table:table-cell>
          <table:table-cell table:number-columns-repeated="45"/>
        </table:table-row>
        <table:table-row table:style-name="ro7">
          <table:table-cell office:value-type="float" office:value="605" calcext:value-type="float">
            <text:p>605</text:p>
          </table:table-cell>
          <table:table-cell office:value-type="string" calcext:value-type="string">
            <text:p><text:a xlink:href="https://community.languagetool.org/rule/show/CHARR_TAN?lang=br&amp;subId=1" xlink:type="simple">https://community.languagetool.org/rule/show/CHARR_TAN?lang=br&amp;subId=1</text:a></text:p>
          </table:table-cell>
          <table:table-cell office:value-type="string" calcext:value-type="string">
            <text:p>c’har-tann → c’harr-tan</text:p>
          </table:table-cell>
          <table:table-cell office:value-type="string" calcext:value-type="string">
            <text:p>Aucun changement</text:p>
          </table:table-cell>
          <table:table-cell office:value-type="string" calcext:value-type="string">
            <text:p>Fazi en ur skrivañ fall an anv gourel «karr-tan».</text:p>
          </table:table-cell>
          <table:table-cell office:value-type="string" calcext:value-type="string">
            <text:p>Ha fellout a rae deoc’h skrivañ \1?</text:p>
          </table:table-cell>
          <table:table-cell office:value-type="string" calcext:value-type="string">
            <text:p>C’hoant ho poa skrivañ «\1»?</text:p>
          </table:table-cell>
          <table:table-cell office:value-type="string" calcext:value-type="string">
            <text:p>Vouliez-vous écrire «\1»?</text:p>
          </table:table-cell>
          <table:table-cell office:value-type="string" calcext:value-type="string">
            <text:p>Did you want to write «\1»?</text:p>
          </table:table-cell>
          <table:table-cell office:value-type="string" calcext:value-type="string">
            <text:p>Oui</text:p>
          </table:table-cell>
          <table:table-cell office:value-type="string" calcext:value-type="string">
            <text:p>Reizhskritur</text:p>
          </table:table-cell>
          <table:table-cell table:style-name="ce28"/>
          <table:table-cell table:style-name="ce3" office:value-type="string" calcext:value-type="string">
            <text:p>Karr:</text:p>
            <text:p>Karr-:</text:p>
            <text:p>Karr-tan:</text:p>
          </table:table-cell>
          <table:table-cell office:value-type="string" calcext:value-type="string">
            <text:p>http://devri.bzh/recherche/?q=karr-tan&amp;submit=</text:p>
            <text:p>http://devri.bzh/recherche/?q=karr&amp;submit=</text:p>
          </table:table-cell>
          <table:table-cell office:value-type="string" calcext:value-type="string">
            <text:p>http://meurgorf.brezhoneg.bzh/meurgorf/enklask?terme=karr-tan&amp;submit=Rechercher&amp;categorie=0&amp;oeuvres=0</text:p>
            <text:p>http://meurgorf.brezhoneg.bzh/meurgorf/enklask?terme=karr&amp;submit=Rechercher&amp;categorie=0&amp;oeuvres=0</text:p>
          </table:table-cell>
          <table:table-cell office:value-type="string" calcext:value-type="string">
            <text:p>https://br.wiktionary.org/wiki/karr-tan</text:p>
            <text:p>https://br.wiktionary.org/wiki/karr</text:p>
          </table:table-cell>
          <table:table-cell table:style-name="ce28"/>
          <table:table-cell office:value-type="string" calcext:value-type="string">
            <text:p>idem</text:p>
          </table:table-cell>
          <table:table-cell office:value-type="date" office:date-value="2019-08-31" calcext:value-type="date">
            <text:p>31/08/19</text:p>
          </table:table-cell>
          <table:table-cell table:number-columns-repeated="45"/>
        </table:table-row>
        <table:table-row table:style-name="ro3">
          <table:table-cell table:style-name="ce8" office:value-type="float" office:value="606" calcext:value-type="float">
            <text:p>606</text:p>
          </table:table-cell>
          <table:table-cell table:style-name="ce8" office:value-type="string" calcext:value-type="string">
            <text:p><text:a xlink:href="https://community.languagetool.org/rule/show/CHARR_TAN?lang=br&amp;subId=2" xlink:type="simple">https://community.languagetool.org/rule/show/CHARR_TAN?lang=br&amp;subId=2</text:a></text:p>
          </table:table-cell>
          <table:table-cell table:style-name="ce8" office:value-type="string" calcext:value-type="string">
            <text:p>c’har-tann → c’harr-tan</text:p>
          </table:table-cell>
          <table:table-cell table:style-name="ce8" office:value-type="string" calcext:value-type="string">
            <text:p>Aucun changement</text:p>
          </table:table-cell>
          <table:table-cell table:style-name="ce8" office:value-type="string" calcext:value-type="string">
            <text:p>Fazi en ur skrivañ fall an anv gourel «karr-tan».</text:p>
          </table:table-cell>
          <table:table-cell table:style-name="ce8" office:value-type="string" calcext:value-type="string">
            <text:p>Ha fellout a rae deoc’h skrivañ \1?</text:p>
          </table:table-cell>
          <table:table-cell table:style-name="ce8" office:value-type="string" calcext:value-type="string">
            <text:p>C’hoant ho poa skrivañ «\1»?</text:p>
          </table:table-cell>
          <table:table-cell table:style-name="ce8" office:value-type="string" calcext:value-type="string">
            <text:p>Vouliez-vous écrire «\1»?</text:p>
          </table:table-cell>
          <table:table-cell table:style-name="ce8" office:value-type="string" calcext:value-type="string">
            <text:p>Did you want to write «\1»?</text:p>
          </table:table-cell>
          <table:table-cell table:style-name="ce8" office:value-type="string" calcext:value-type="string">
            <text:p>Oui</text:p>
          </table:table-cell>
          <table:table-cell table:style-name="ce8" office:value-type="string" calcext:value-type="string">
            <text:p>Reizhskritur</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8-31" calcext:value-type="date">
            <text:p>31/08/19</text:p>
          </table:table-cell>
          <table:table-cell table:number-columns-repeated="45"/>
        </table:table-row>
        <table:table-row table:style-name="ro3">
          <table:table-cell office:value-type="float" office:value="607" calcext:value-type="float">
            <text:p>607</text:p>
          </table:table-cell>
          <table:table-cell office:value-type="string" calcext:value-type="string">
            <text:p><text:a xlink:href="https://community.languagetool.org/rule/show/ENDRO?lang=br&amp;subId=1" xlink:type="simple">https://community.languagetool.org/rule/show/ENDRO?lang=br&amp;subId=1</text:a></text:p>
          </table:table-cell>
          <table:table-cell office:value-type="string" calcext:value-type="string">
            <text:p>en-dro pe endro</text:p>
          </table:table-cell>
          <table:table-cell office:value-type="string" calcext:value-type="string">
            <text:p>En-dro → endro</text:p>
          </table:table-cell>
          <table:table-cell office:value-type="string" calcext:value-type="string">
            <text:p>Fazi en ur skrivañ «endro» gant ur varrennig-stagañ.</text:p>
          </table:table-cell>
          <table:table-cell office:value-type="string" calcext:value-type="string">
            <text:p>Ha fellout a rae deoc’h skrivañ endro?</text:p>
          </table:table-cell>
          <table:table-cell office:value-type="string" calcext:value-type="string">
            <text:p>C’hoant ho poa skrivañ «endro»?</text:p>
          </table:table-cell>
          <table:table-cell office:value-type="string" calcext:value-type="string">
            <text:p>Vouliez-vous écrire «endro»?</text:p>
          </table:table-cell>
          <table:table-cell office:value-type="string" calcext:value-type="string">
            <text:p>Did you want to write «endro»?</text:p>
          </table:table-cell>
          <table:table-cell office:value-type="string" calcext:value-type="string">
            <text:p>Oui</text:p>
          </table:table-cell>
          <table:table-cell office:value-type="string" calcext:value-type="string">
            <text:p>Reizhskritur</text:p>
          </table:table-cell>
          <table:table-cell table:style-name="ce3" office:value-type="string" calcext:value-type="string">
            <text:p>Kemmeskadur</text:p>
          </table:table-cell>
          <table:table-cell table:style-name="ce3" office:value-type="string" calcext:value-type="string">
            <text:p>Endro:</text:p>
          </table:table-cell>
          <table:table-cell office:value-type="string" calcext:value-type="string">
            <text:p><text:a xlink:href="http://devri.bzh/recherche/?q=endro&amp;submit" xlink:type="simple">http://devri.bzh/recherche/?q=endro&amp;submit=</text:a></text:p>
          </table:table-cell>
          <table:table-cell office:value-type="string" calcext:value-type="string">
            <text:p><text:a xlink:href="http://meurgorf.brezhoneg.bzh/meurgorf/enklask?terme=endro&amp;submit=Rechercher&amp;categorie=0&amp;oeuvres=0" xlink:type="simple">http://meurgorf.brezhoneg.bzh/meurgorf/enklask?terme=endro&amp;submit=Rechercher&amp;categorie=0&amp;oeuvres=0</text:a></text:p>
          </table:table-cell>
          <table:table-cell office:value-type="string" calcext:value-type="string">
            <text:p>--</text:p>
          </table:table-cell>
          <table:table-cell table:style-name="ce28"/>
          <table:table-cell office:value-type="string" calcext:value-type="string">
            <text:p>idem</text:p>
          </table:table-cell>
          <table:table-cell office:value-type="date" office:date-value="2019-08-31" calcext:value-type="date">
            <text:p>31/08/19</text:p>
          </table:table-cell>
          <table:table-cell table:number-columns-repeated="45"/>
        </table:table-row>
        <table:table-row table:style-name="ro3">
          <table:table-cell table:style-name="ce8" office:value-type="float" office:value="608" calcext:value-type="float">
            <text:p>608</text:p>
          </table:table-cell>
          <table:table-cell table:style-name="ce8" office:value-type="string" calcext:value-type="string">
            <text:p><text:a xlink:href="https://community.languagetool.org/rule/show/ENDRO?lang=br&amp;subId=2" xlink:type="simple">https://community.languagetool.org/rule/show/ENDRO?lang=br&amp;subId=2</text:a></text:p>
          </table:table-cell>
          <table:table-cell table:style-name="ce8" office:value-type="string" calcext:value-type="string">
            <text:p>En-dro pe endro</text:p>
          </table:table-cell>
          <table:table-cell table:style-name="ce8" office:value-type="string" calcext:value-type="string">
            <text:p>En dro → endro</text:p>
          </table:table-cell>
          <table:table-cell table:style-name="ce8" office:value-type="string" calcext:value-type="string">
            <text:p>Fazi en ur skrivañ «endro» e daou c’her disheñvel.</text:p>
          </table:table-cell>
          <table:table-cell table:style-name="ce8" office:value-type="string" calcext:value-type="string">
            <text:p>Ha fellout a rae deoc’h skrivañ endro?</text:p>
          </table:table-cell>
          <table:table-cell table:style-name="ce8" office:value-type="string" calcext:value-type="string">
            <text:p>C’hoant ho poa skrivañ «endro»?</text:p>
          </table:table-cell>
          <table:table-cell table:style-name="ce8" office:value-type="string" calcext:value-type="string">
            <text:p>Vouliez-vous écrire «endro»?</text:p>
          </table:table-cell>
          <table:table-cell table:style-name="ce8" office:value-type="string" calcext:value-type="string">
            <text:p>Did you want to write «endro»?</text:p>
          </table:table-cell>
          <table:table-cell table:style-name="ce8" office:value-type="string" calcext:value-type="string">
            <text:p>Oui</text:p>
          </table:table-cell>
          <table:table-cell table:style-name="ce8" office:value-type="string" calcext:value-type="string">
            <text:p>Reizhskritur</text:p>
          </table:table-cell>
          <table:table-cell office:value-type="string" calcext:value-type="string">
            <text:p>Kemmeskadur</text:p>
          </table:table-cell>
          <table:table-cell office:value-type="string" calcext:value-type="string">
            <text:p>idem</text:p>
          </table:table-cell>
          <table:table-cell table:number-columns-repeated="2" table:style-name="ce8" office:value-type="string" calcext:value-type="string">
            <text:p>idem</text:p>
          </table:table-cell>
          <table:table-cell table:style-name="ce8" office:value-type="string" calcext:value-type="string">
            <text:p>--</text:p>
          </table:table-cell>
          <table:table-cell/>
          <table:table-cell table:style-name="ce8" office:value-type="string" calcext:value-type="string">
            <text:p>idem</text:p>
          </table:table-cell>
          <table:table-cell table:style-name="ce40" office:value-type="date" office:date-value="2019-08-31" calcext:value-type="date">
            <text:p>31/08/19</text:p>
          </table:table-cell>
          <table:table-cell table:number-columns-repeated="45"/>
        </table:table-row>
        <table:table-row table:style-name="ro3">
          <table:table-cell office:value-type="float" office:value="609" calcext:value-type="float">
            <text:p>609</text:p>
          </table:table-cell>
          <table:table-cell office:value-type="string" calcext:value-type="string">
            <text:p><text:a xlink:href="https://community.languagetool.org/rule/show/ENDRO?lang=br&amp;subId=3" xlink:type="simple">https://community.languagetool.org/rule/show/ENDRO?lang=br&amp;subId=3</text:a></text:p>
          </table:table-cell>
          <table:table-cell office:value-type="string" calcext:value-type="string">
            <text:p>en-dro pe endro</text:p>
          </table:table-cell>
          <table:table-cell office:value-type="string" calcext:value-type="string">
            <text:p>En dro → en-dro</text:p>
          </table:table-cell>
          <table:table-cell office:value-type="string" calcext:value-type="string">
            <text:p>Kemmesk etre «endro/en-dro».</text:p>
          </table:table-cell>
          <table:table-cell office:value-type="string" calcext:value-type="string">
            <text:p>Ha fellout a rae deoc’h skrivañ en-dro?</text:p>
          </table:table-cell>
          <table:table-cell office:value-type="string" calcext:value-type="string">
            <text:p>C’hoant ho poa skrivañ «en-dro»?</text:p>
          </table:table-cell>
          <table:table-cell office:value-type="string" calcext:value-type="string">
            <text:p>Vouliez-vous écrire «en-dro»?</text:p>
          </table:table-cell>
          <table:table-cell office:value-type="string" calcext:value-type="string">
            <text:p>Did you want to write «en-dro»?</text:p>
          </table:table-cell>
          <table:table-cell office:value-type="string" calcext:value-type="string">
            <text:p>Oui</text:p>
          </table:table-cell>
          <table:table-cell office:value-type="string" calcext:value-type="string">
            <text:p>Reizhskritur</text:p>
          </table:table-cell>
          <table:table-cell table:style-name="ce3" office:value-type="string" calcext:value-type="string">
            <text:p>Kemmeskadur</text:p>
          </table:table-cell>
          <table:table-cell table:style-name="ce28"/>
          <table:table-cell office:value-type="string" calcext:value-type="string">
            <text:p>--</text:p>
          </table:table-cell>
          <table:table-cell office:value-type="string" calcext:value-type="string">
            <text:p><text:a xlink:href="http://meurgorf.brezhoneg.bzh/meurgorf/enklask?terme=en-dro&amp;submit=Rechercher&amp;categorie=0&amp;oeuvres=0" xlink:type="simple">http://meurgorf.brezhoneg.bzh/meurgorf/enklask?terme=en-dro&amp;submit=Rechercher&amp;categorie=0&amp;oeuvres=0</text:a></text:p>
          </table:table-cell>
          <table:table-cell office:value-type="string" calcext:value-type="string">
            <text:p><text:a xlink:href="https://br.wiktionary.org/wiki/en-dro" xlink:type="simple">https://br.wiktionary.org/wiki/en-dro</text:a></text:p>
          </table:table-cell>
          <table:table-cell table:style-name="ce28"/>
          <table:table-cell office:value-type="string" calcext:value-type="string">
            <text:p>idem</text:p>
          </table:table-cell>
          <table:table-cell office:value-type="date" office:date-value="2019-08-31" calcext:value-type="date">
            <text:p>31/08/19</text:p>
          </table:table-cell>
          <table:table-cell table:number-columns-repeated="45"/>
        </table:table-row>
        <table:table-row table:style-name="ro7">
          <table:table-cell table:style-name="ce8" office:value-type="float" office:value="610" calcext:value-type="float">
            <text:p>610</text:p>
          </table:table-cell>
          <table:table-cell table:style-name="ce8" office:value-type="string" calcext:value-type="string">
            <text:p><text:a xlink:href="https://community.languagetool.org/rule/show/LERCH_LECH?lang=br&amp;subId=1" xlink:type="simple">https://community.languagetool.org/rule/show/LERCH_LECH?lang=br&amp;subId=1</text:a></text:p>
          </table:table-cell>
          <table:table-cell table:style-name="ce8" office:value-type="string" calcext:value-type="string">
            <text:p>lerc’h → lec’h</text:p>
          </table:table-cell>
          <table:table-cell table:style-name="ce8" office:value-type="string" calcext:value-type="string">
            <text:p>Aucun changement</text:p>
          </table:table-cell>
          <table:table-cell table:style-name="ce8" office:value-type="string" calcext:value-type="string">
            <text:p>Kemmesk etre «lerc’h/lec’h».</text:p>
          </table:table-cell>
          <table:table-cell table:style-name="ce8" office:value-type="string" calcext:value-type="string">
            <text:p>Ha fellout a rae deoc’h skrivañ lec’h?</text:p>
          </table:table-cell>
          <table:table-cell table:style-name="ce8" office:value-type="string" calcext:value-type="string">
            <text:p>C’hoant ho poa skrivañ «lec’h»?</text:p>
          </table:table-cell>
          <table:table-cell table:style-name="ce8" office:value-type="string" calcext:value-type="string">
            <text:p>Vouliez-vous écrire «lec’h»?</text:p>
          </table:table-cell>
          <table:table-cell table:style-name="ce8" office:value-type="string" calcext:value-type="string">
            <text:p>Did you want to write «lec’h»?</text:p>
          </table:table-cell>
          <table:table-cell table:style-name="ce8" office:value-type="string" calcext:value-type="string">
            <text:p>Oui</text:p>
          </table:table-cell>
          <table:table-cell table:style-name="ce8" office:value-type="string" calcext:value-type="string">
            <text:p>Kemmeskadur</text:p>
          </table:table-cell>
          <table:table-cell/>
          <table:table-cell office:value-type="string" calcext:value-type="string">
            <text:p>Lec’h:</text:p>
            <text:p>Lerc’h:</text:p>
          </table:table-cell>
          <table:table-cell table:style-name="ce8" office:value-type="string" calcext:value-type="string">
            <text:p>http://devri.bzh/recherche/?q=lerc%27h&amp;submit=</text:p>
            <text:p>http://devri.bzh/recherche/?q=lec%27h&amp;submit=</text:p>
          </table:table-cell>
          <table:table-cell table:style-name="ce8" office:value-type="string" calcext:value-type="string">
            <text:p>http://meurgorf.brezhoneg.bzh/meurgorf/enklask?terme=lerc%27h&amp;submit=Rechercher&amp;categorie=0&amp;oeuvres=0</text:p>
            <text:p>http://meurgorf.brezhoneg.bzh/meurgorf/enklask?terme=lec%27h&amp;submit=Rechercher&amp;categorie=0&amp;oeuvres=0</text:p>
          </table:table-cell>
          <table:table-cell table:style-name="ce8" office:value-type="string" calcext:value-type="string">
            <text:p>https://br.wiktionary.org/wiki/lerc%27h</text:p>
            <text:p>https://br.wiktionary.org/wiki/lec%27h</text:p>
            <text:p>https://br.wiktionary.org/wiki/-lec%27h</text:p>
          </table:table-cell>
          <table:table-cell/>
          <table:table-cell table:style-name="ce8" office:value-type="string" calcext:value-type="string">
            <text:p>idem</text:p>
          </table:table-cell>
          <table:table-cell table:style-name="ce40" office:value-type="date" office:date-value="2019-08-31" calcext:value-type="date">
            <text:p>31/08/19</text:p>
          </table:table-cell>
          <table:table-cell table:number-columns-repeated="45"/>
        </table:table-row>
        <table:table-row table:style-name="ro3">
          <table:table-cell office:value-type="float" office:value="611" calcext:value-type="float">
            <text:p>611</text:p>
          </table:table-cell>
          <table:table-cell office:value-type="string" calcext:value-type="string">
            <text:p><text:a xlink:href="https://community.languagetool.org/rule/show/LERCH_LECH?lang=br&amp;subId=2" xlink:type="simple">https://community.languagetool.org/rule/show/LERCH_LECH?lang=br&amp;subId=2</text:a></text:p>
          </table:table-cell>
          <table:table-cell office:value-type="string" calcext:value-type="string">
            <text:p>lerc’h → lec’h</text:p>
          </table:table-cell>
          <table:table-cell office:value-type="string" calcext:value-type="string">
            <text:p>Aucun changement</text:p>
          </table:table-cell>
          <table:table-cell office:value-type="string" calcext:value-type="string">
            <text:p>Kemmesk etre «lerc’h/lec’h».</text:p>
          </table:table-cell>
          <table:table-cell office:value-type="string" calcext:value-type="string">
            <text:p>Ha fellout a rae deoc’h skrivañ lec’h?</text:p>
          </table:table-cell>
          <table:table-cell office:value-type="string" calcext:value-type="string">
            <text:p>C’hoant ho poa skrivañ «lec’h»?</text:p>
          </table:table-cell>
          <table:table-cell office:value-type="string" calcext:value-type="string">
            <text:p>Vouliez-vous écrire «lec’h»?</text:p>
          </table:table-cell>
          <table:table-cell office:value-type="string" calcext:value-type="string">
            <text:p>Did you want to write «lec’h»?</text:p>
          </table:table-cell>
          <table:table-cell office:value-type="string" calcext:value-type="string">
            <text:p>Oui</text:p>
          </table:table-cell>
          <table:table-cell office:value-type="string" calcext:value-type="string">
            <text:p>Kemmeskadur</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31" calcext:value-type="date">
            <text:p>31/08/19</text:p>
          </table:table-cell>
          <table:table-cell table:number-columns-repeated="45"/>
        </table:table-row>
        <table:table-row table:style-name="ro5">
          <table:table-cell table:style-name="ce8" office:value-type="float" office:value="612" calcext:value-type="float">
            <text:p>612</text:p>
          </table:table-cell>
          <table:table-cell table:style-name="ce8" office:value-type="string" calcext:value-type="string">
            <text:p><text:a xlink:href="https://community.languagetool.org/rule/show/LERCH_LECH?lang=br&amp;subId=3" xlink:type="simple">https://community.languagetool.org/rule/show/LERCH_LECH?lang=br&amp;subId=3</text:a></text:p>
          </table:table-cell>
          <table:table-cell table:style-name="ce8" office:value-type="string" calcext:value-type="string">
            <text:p>lerc’h → lec’h</text:p>
          </table:table-cell>
          <table:table-cell table:style-name="ce8" office:value-type="string" calcext:value-type="string">
            <text:p>E-lerc’h → E-lec’h</text:p>
          </table:table-cell>
          <table:table-cell table:style-name="ce8" office:value-type="string" calcext:value-type="string">
            <text:p>Kemmesk etre «lerc’h/lec’h».</text:p>
          </table:table-cell>
          <table:table-cell table:style-name="ce8" office:value-type="string" calcext:value-type="string">
            <text:p>Ha fellout a rae deoc’h skrivañ e-lec’h?</text:p>
          </table:table-cell>
          <table:table-cell table:style-name="ce8" office:value-type="string" calcext:value-type="string">
            <text:p>C’hoant ho poa skrivañ «e-lec’h»?</text:p>
          </table:table-cell>
          <table:table-cell table:style-name="ce8" office:value-type="string" calcext:value-type="string">
            <text:p>Vouliez-vous écrire «e-lec’h»?</text:p>
          </table:table-cell>
          <table:table-cell table:style-name="ce8" office:value-type="string" calcext:value-type="string">
            <text:p>Did you want to write «e-lec’h»?</text:p>
          </table:table-cell>
          <table:table-cell table:style-name="ce8" office:value-type="string" calcext:value-type="string">
            <text:p>Oui</text:p>
          </table:table-cell>
          <table:table-cell table:style-name="ce8" office:value-type="string" calcext:value-type="string">
            <text:p>Kemmeskadur</text:p>
          </table:table-cell>
          <table:table-cell/>
          <table:table-cell office:value-type="string" calcext:value-type="string">
            <text:p>Elc’h:</text:p>
            <text:p>E-lec’h:</text:p>
            <text:p>Elerc’h:</text:p>
            <text:p>Lec’h:</text:p>
          </table:table-cell>
          <table:table-cell table:style-name="ce8" office:value-type="string" calcext:value-type="string">
            <text:p>http://devri.bzh/recherche/?q=alarc%27h&amp;submit=</text:p>
            <text:p>http://devri.bzh/recherche/?q=elc%27h&amp;submit=</text:p>
            <text:p>http://devri.bzh/dictionnaire/e/e-lec_h/</text:p>
            <text:p>http://devri.bzh/recherche/?q=lerc%27h&amp;submit=</text:p>
          </table:table-cell>
          <table:table-cell table:style-name="ce8" office:value-type="string" calcext:value-type="string">
            <text:p>http://meurgorf.brezhoneg.bzh/meurgorf/enklask?terme=alarc%27h&amp;submit=Rechercher&amp;categorie=0&amp;oeuvres=0</text:p>
            <text:p>http://meurgorf.brezhoneg.bzh/meurgorf/enklask?terme=elc%27h&amp;submit=Rechercher&amp;categorie=0&amp;oeuvres=0</text:p>
            <text:p>http://meurgorf.brezhoneg.bzh/meurgorf/enklask?terme=e-lec%27h&amp;submit=Rechercher&amp;categorie=0&amp;oeuvres=0</text:p>
            <text:p>http://meurgorf.brezhoneg.bzh/meurgorf/enklask?terme=lec%27h&amp;submit=Rechercher&amp;categorie=0&amp;oeuvres=0</text:p>
          </table:table-cell>
          <table:table-cell table:style-name="ce8" office:value-type="string" calcext:value-type="string">
            <text:p>https://br.wiktionary.org/wiki/alarc%27h</text:p>
            <text:p>https://br.wiktionary.org/wiki/elerc%27h</text:p>
            <text:p>https://br.wiktionary.org/wiki/e-lec%27h</text:p>
            <text:p>https://br.wiktionary.org/wiki/lec%27h</text:p>
          </table:table-cell>
          <table:table-cell office:value-type="string" calcext:value-type="string">
            <text:p>Que penses-tu de rajouter une règle autour du fait qu’il soit possible de se tromper entre «elc’h/e-lec’h/elerc’h/lec’h</text:p>
          </table:table-cell>
          <table:table-cell table:style-name="ce8" office:value-type="string" calcext:value-type="string">
            <text:p>idem</text:p>
          </table:table-cell>
          <table:table-cell table:style-name="ce40" office:value-type="date" office:date-value="2019-08-31" calcext:value-type="date">
            <text:p>31/08/19</text:p>
          </table:table-cell>
          <table:table-cell table:number-columns-repeated="45"/>
        </table:table-row>
        <table:table-row table:style-name="ro3">
          <table:table-cell office:value-type="float" office:value="613" calcext:value-type="float">
            <text:p>613</text:p>
          </table:table-cell>
          <table:table-cell office:value-type="string" calcext:value-type="string">
            <text:p><text:a xlink:href="https://community.languagetool.org/rule/show/LERCH_LECH?lang=br&amp;subId=4" xlink:type="simple">https://community.languagetool.org/rule/show/LERCH_LECH?lang=br&amp;subId=4</text:a></text:p>
          </table:table-cell>
          <table:table-cell table:number-columns-repeated="2" office:value-type="string" calcext:value-type="string">
            <text:p>lerc’h → lec’h</text:p>
          </table:table-cell>
          <table:table-cell office:value-type="string" calcext:value-type="string">
            <text:p>Kemmesk etre «lerc’h/lec’h».</text:p>
          </table:table-cell>
          <table:table-cell office:value-type="string" calcext:value-type="string">
            <text:p>Ha fellout a rae deoc’h skrivañ lec’h?</text:p>
          </table:table-cell>
          <table:table-cell office:value-type="string" calcext:value-type="string">
            <text:p>C’hoant ho poa skrivañ «lec’h»?</text:p>
          </table:table-cell>
          <table:table-cell office:value-type="string" calcext:value-type="string">
            <text:p>Vouliez-vous écrire «lec’h»?</text:p>
          </table:table-cell>
          <table:table-cell office:value-type="string" calcext:value-type="string">
            <text:p>Did you want to write «lec’h»?</text:p>
          </table:table-cell>
          <table:table-cell office:value-type="string" calcext:value-type="string">
            <text:p>Oui</text:p>
          </table:table-cell>
          <table:table-cell office:value-type="string" calcext:value-type="string">
            <text:p>Kemmeskadur</text:p>
          </table:table-cell>
          <table:table-cell table:style-name="ce28" table:number-columns-repeated="2"/>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8-31" calcext:value-type="date">
            <text:p>31/08/19</text:p>
          </table:table-cell>
          <table:table-cell table:number-columns-repeated="45"/>
        </table:table-row>
        <table:table-row table:style-name="ro10">
          <table:table-cell table:style-name="ce8" office:value-type="float" office:value="614" calcext:value-type="float">
            <text:p>614</text:p>
          </table:table-cell>
          <table:table-cell table:style-name="ce8" office:value-type="string" calcext:value-type="string">
            <text:p><text:a xlink:href="https://community.languagetool.org/rule/show/LECH_LERCH?lang=br&amp;subId=1" xlink:type="simple">https://community.languagetool.org/rule/show/LECH_LERCH?lang=br&amp;subId=1</text:a></text:p>
          </table:table-cell>
          <table:table-cell table:style-name="ce8" office:value-type="string" calcext:value-type="string">
            <text:p>lec’h → lerc’h</text:p>
          </table:table-cell>
          <table:table-cell table:style-name="ce8" office:value-type="string" calcext:value-type="string">
            <text:p>War-lec’h → War-lerc’h</text:p>
          </table:table-cell>
          <table:table-cell table:style-name="ce8" office:value-type="string" calcext:value-type="string">
            <text:p>Kemmesk etre «lerc’h/lec’h». Evezhiadenn pa ‘z eus un «r» e-barzh ar ger «lerc’h» e c’hall bezañ erlec’hiet gant «goude».</text:p>
          </table:table-cell>
          <table:table-cell table:style-name="ce8" office:value-type="string" calcext:value-type="string">
            <text:p>Ha fellout a rae deoc’h skrivañ \1?</text:p>
          </table:table-cell>
          <table:table-cell table:style-name="ce8" office:value-type="string" calcext:value-type="string">
            <text:p>C’hoant ho poa skrivañ «\1»?</text:p>
          </table:table-cell>
          <table:table-cell table:style-name="ce8" office:value-type="string" calcext:value-type="string">
            <text:p>Vouliez-vous écrire «\1»?</text:p>
          </table:table-cell>
          <table:table-cell table:style-name="ce8" office:value-type="string" calcext:value-type="string">
            <text:p>Did you want to write «\1»?</text:p>
          </table:table-cell>
          <table:table-cell table:style-name="ce8" office:value-type="string" calcext:value-type="string">
            <text:p>Oui</text:p>
          </table:table-cell>
          <table:table-cell table:style-name="ce8" office:value-type="string" calcext:value-type="string">
            <text:p>Kemmeskadur</text:p>
          </table:table-cell>
          <table:table-cell/>
          <table:table-cell office:value-type="string" calcext:value-type="string">
            <text:p>War-lerc’h:</text:p>
            <text:p>Warlerc’h:</text:p>
          </table:table-cell>
          <table:table-cell table:style-name="ce8" office:value-type="string" calcext:value-type="string">
            <text:p>http://devri.bzh/recherche/?q=war-lerc%27h&amp;submit=</text:p>
            <text:p>http://devri.bzh/recherche/?q=warlerc%27h&amp;submit=</text:p>
          </table:table-cell>
          <table:table-cell table:style-name="ce8" office:value-type="string" calcext:value-type="string">
            <text:p><text:a xlink:href="http://meurgorf.brezhoneg.bzh/meurgorf/enklask?terme=war-lerc%27h&amp;submit=Rechercher&amp;categorie=0&amp;oeuvres=0" xlink:type="simple">http://meurgorf.brezhoneg.bzh/meurgorf/enklask?terme=war-lerc%27h&amp;submit=Rechercher&amp;categorie=0&amp;oeuvres=0</text:a></text:p>
          </table:table-cell>
          <table:table-cell table:style-name="ce8" office:value-type="string" calcext:value-type="string">
            <text:p><text:a xlink:href="https://br.wiktionary.org/wiki/war-lerc%27h" xlink:type="simple">https://br.wiktionary.org/wiki/war-lerc%27h</text:a></text:p>
          </table:table-cell>
          <table:table-cell/>
          <table:table-cell table:style-name="ce8" office:value-type="string" calcext:value-type="string">
            <text:p>idem</text:p>
          </table:table-cell>
          <table:table-cell table:style-name="ce40" office:value-type="date" office:date-value="2019-08-31" calcext:value-type="date">
            <text:p>31/08/19</text:p>
          </table:table-cell>
          <table:table-cell table:number-columns-repeated="45"/>
        </table:table-row>
        <table:table-row table:style-name="ro7">
          <table:table-cell office:value-type="float" office:value="615" calcext:value-type="float">
            <text:p>615</text:p>
          </table:table-cell>
          <table:table-cell office:value-type="string" calcext:value-type="string">
            <text:p><text:a xlink:href="https://community.languagetool.org/rule/show/PEZH?lang=br&amp;subId=1" xlink:type="simple">https://community.languagetool.org/rule/show/PEZH?lang=br&amp;subId=1</text:a></text:p>
          </table:table-cell>
          <table:table-cell office:value-type="string" calcext:value-type="string">
            <text:p>ar pez → a pezh</text:p>
          </table:table-cell>
          <table:table-cell office:value-type="string" calcext:value-type="string">
            <text:p>ar pez → ar pezh</text:p>
          </table:table-cell>
          <table:table-cell office:value-type="string" calcext:value-type="string">
            <text:p>Fazi reizhskritur e-barzh ar ger «pezh».</text:p>
          </table:table-cell>
          <table:table-cell office:value-type="string" calcext:value-type="string">
            <text:p>Ha fellout a rae deoc’h skrivañ pezh?</text:p>
          </table:table-cell>
          <table:table-cell office:value-type="string" calcext:value-type="string">
            <text:p>C’hoant ho poa skrivañ «pezh»?</text:p>
          </table:table-cell>
          <table:table-cell office:value-type="string" calcext:value-type="string">
            <text:p>Vouliez-vous écrire «pezh»?</text:p>
          </table:table-cell>
          <table:table-cell office:value-type="string" calcext:value-type="string">
            <text:p>Did you want to write «pezh»?</text:p>
          </table:table-cell>
          <table:table-cell office:value-type="string" calcext:value-type="string">
            <text:p>Oui</text:p>
          </table:table-cell>
          <table:table-cell office:value-type="string" calcext:value-type="string">
            <text:p>Reizhskritur</text:p>
          </table:table-cell>
          <table:table-cell table:style-name="ce28"/>
          <table:table-cell table:style-name="ce3" office:value-type="string" calcext:value-type="string">
            <text:p>Pez:</text:p>
            <text:p>Pezh:</text:p>
          </table:table-cell>
          <table:table-cell office:value-type="string" calcext:value-type="string">
            <text:p>http://devri.bzh/recherche/?q=pez&amp;submit=</text:p>
            <text:p>http://devri.bzh/recherche/?q=pezh&amp;submit=</text:p>
          </table:table-cell>
          <table:table-cell office:value-type="string" calcext:value-type="string">
            <text:p>http://meurgorf.brezhoneg.bzh/meurgorf/enklask?terme=pez&amp;submit=Rechercher&amp;categorie=0&amp;oeuvres=0</text:p>
            <text:p>http://meurgorf.brezhoneg.bzh/meurgorf/enklask?terme=pezh&amp;submit=Rechercher&amp;categorie=0&amp;oeuvres=0</text:p>
          </table:table-cell>
          <table:table-cell office:value-type="string" calcext:value-type="string">
            <text:p>https://br.wiktionary.org/wiki/pez</text:p>
            <text:p>https://br.wiktionary.org/wiki/pezh</text:p>
          </table:table-cell>
          <table:table-cell table:style-name="ce28"/>
          <table:table-cell office:value-type="string" calcext:value-type="string">
            <text:p>idem</text:p>
          </table:table-cell>
          <table:table-cell office:value-type="date" office:date-value="2019-08-31" calcext:value-type="date">
            <text:p>31/08/19</text:p>
          </table:table-cell>
          <table:table-cell table:number-columns-repeated="45"/>
        </table:table-row>
        <table:table-row table:style-name="ro7">
          <table:table-cell table:style-name="ce8" office:value-type="float" office:value="616" calcext:value-type="float">
            <text:p>616</text:p>
          </table:table-cell>
          <table:table-cell table:style-name="ce8" office:value-type="string" calcext:value-type="string">
            <text:p><text:a xlink:href="https://community.languagetool.org/rule/show/GECHALL_GOZH?lang=br&amp;subId=1" xlink:type="simple">https://community.languagetool.org/rule/show/GECHALL_GOZH?lang=br&amp;subId=1</text:a></text:p>
          </table:table-cell>
          <table:table-cell table:style-name="ce8" office:value-type="string" calcext:value-type="string">
            <text:p>Gwechall-kozh → Gwechall-gozh</text:p>
          </table:table-cell>
          <table:table-cell table:style-name="ce8" office:value-type="string" calcext:value-type="string">
            <text:p>Aucun changement</text:p>
          </table:table-cell>
          <table:table-cell table:style-name="ce8" office:value-type="string" calcext:value-type="string">
            <text:p>Fazi en ur chom hep ober ar c’hemmadur dleet e-barzh ar ger «kozh» goude ar ger «gwechall/gwezhall».</text:p>
          </table:table-cell>
          <table:table-cell table:style-name="ce8" office:value-type="string" calcext:value-type="string">
            <text:p>Ha fellout a rae deoc’h skrivañ \1?</text:p>
          </table:table-cell>
          <table:table-cell table:style-name="ce8" office:value-type="string" calcext:value-type="string">
            <text:p>C’hoant ho poa skrivañ «\1»?</text:p>
          </table:table-cell>
          <table:table-cell table:style-name="ce8" office:value-type="string" calcext:value-type="string">
            <text:p>Vouliez-vous écrire «\1»?</text:p>
          </table:table-cell>
          <table:table-cell table:style-name="ce8" office:value-type="string" calcext:value-type="string">
            <text:p>Did you want to write «\1»?</text:p>
          </table:table-cell>
          <table:table-cell table:style-name="ce8" office:value-type="string" calcext:value-type="string">
            <text:p>Oui</text:p>
          </table:table-cell>
          <table:table-cell table:style-name="ce8" office:value-type="string" calcext:value-type="string">
            <text:p>Kemmadur</text:p>
          </table:table-cell>
          <table:table-cell/>
          <table:table-cell office:value-type="string" calcext:value-type="string">
            <text:p>Gwechall:</text:p>
            <text:p>Gwezhall:</text:p>
          </table:table-cell>
          <table:table-cell table:style-name="ce8" office:value-type="string" calcext:value-type="string">
            <text:p>http://devri.bzh/recherche/?q=gwechall&amp;submit=</text:p>
            <text:p>http://devri.bzh/recherche/?q=gwezhall&amp;submit=</text:p>
          </table:table-cell>
          <table:table-cell table:style-name="ce8" office:value-type="string" calcext:value-type="string">
            <text:p><text:a xlink:href="http://meurgorf.brezhoneg.bzh/meurgorf/enklask?terme=gwechall&amp;submit=Rechercher&amp;categorie=0&amp;oeuvres=0" xlink:type="simple">http://meurgorf.brezhoneg.bzh/meurgorf/enklask?terme=gwechall&amp;submit=Rechercher&amp;categorie=0&amp;oeuvres=0</text:a></text:p>
          </table:table-cell>
          <table:table-cell table:style-name="ce8" office:value-type="string" calcext:value-type="string">
            <text:p>https://br.wiktionary.org/wiki/gwechall</text:p>
            <text:p>https://br.wiktionary.org/wiki/gwezhall</text:p>
            <text:p>https://br.wiktionary.org/wiki/gwezharall</text:p>
            <text:p>https://br.wiktionary.org/wiki/gwechall_gozh</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10">
          <table:table-cell office:value-type="float" office:value="617" calcext:value-type="float">
            <text:p>617</text:p>
          </table:table-cell>
          <table:table-cell office:value-type="string" calcext:value-type="string">
            <text:p><text:a xlink:href="https://community.languagetool.org/rule/show/GECHALL_GOZH?lang=br&amp;subId=2" xlink:type="simple">https://community.languagetool.org/rule/show/GECHALL_GOZH?lang=br&amp;subId=2</text:a></text:p>
          </table:table-cell>
          <table:table-cell office:value-type="string" calcext:value-type="string">
            <text:p>Gwechall-kozh → Gwechall-gozh</text:p>
          </table:table-cell>
          <table:table-cell office:value-type="string" calcext:value-type="string">
            <text:p>Gwechall kozh → Gwechall-gozh</text:p>
          </table:table-cell>
          <table:table-cell office:value-type="string" calcext:value-type="string">
            <text:p>Fazi en ur chom hep ober ar c’hemmadur dleet e-barzh ar ger «kozh» goude ar ger «gwechall/gwezhall». Ha da eil en ur chom hep skrivañ ar varrennig-stagañ etre an daou c’her.</text:p>
          </table:table-cell>
          <table:table-cell office:value-type="string" calcext:value-type="string">
            <text:p>Ha fellout a rae deoc’h skrivañ \1?</text:p>
          </table:table-cell>
          <table:table-cell office:value-type="string" calcext:value-type="string">
            <text:p>C’hoant ho poa skrivañ «\1»?</text:p>
          </table:table-cell>
          <table:table-cell office:value-type="string" calcext:value-type="string">
            <text:p>Vouliez-vous écrire «\1»?</text:p>
          </table:table-cell>
          <table:table-cell office:value-type="string" calcext:value-type="string">
            <text:p>Did you want to write «\1»?</text:p>
          </table:table-cell>
          <table:table-cell office:value-type="string" calcext:value-type="string">
            <text:p>Oui</text:p>
          </table:table-cell>
          <table:table-cell office:value-type="string" calcext:value-type="string">
            <text:p>Kemmadur</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6">
          <table:table-cell table:style-name="ce8" office:value-type="float" office:value="618" calcext:value-type="float">
            <text:p>618</text:p>
          </table:table-cell>
          <table:table-cell table:style-name="ce8" office:value-type="string" calcext:value-type="string">
            <text:p><text:a xlink:href="https://community.languagetool.org/rule/show/O_DA?lang=br&amp;subId=1" xlink:type="simple">https://community.languagetool.org/rule/show/O_DA?lang=br&amp;subId=1</text:a></text:p>
          </table:table-cell>
          <table:table-cell table:style-name="ce8" office:value-type="string" calcext:value-type="string">
            <text:p>o → da</text:p>
          </table:table-cell>
          <table:table-cell table:style-name="ce8" office:value-type="string" calcext:value-type="string">
            <text:p>da → o</text:p>
          </table:table-cell>
          <table:table-cell table:style-name="ce8" office:value-type="string" calcext:value-type="string">
            <text:p>Fazi en ur skrivañ an araogenn «da» pa rankfe bezañ ar rannig-verb «o».</text:p>
          </table:table-cell>
          <table:table-cell table:style-name="ce8" office:value-type="string" calcext:value-type="string">
            <text:p>Ha fellout a rae deoc’h skrivañ o?</text:p>
          </table:table-cell>
          <table:table-cell table:style-name="ce8" office:value-type="string" calcext:value-type="string">
            <text:p>C’hoant ho poa skrivañ «o»?</text:p>
          </table:table-cell>
          <table:table-cell table:style-name="ce8" office:value-type="string" calcext:value-type="string">
            <text:p>Vouliez-vous écrire «o»?</text:p>
          </table:table-cell>
          <table:table-cell table:style-name="ce8" office:value-type="string" calcext:value-type="string">
            <text:p>Did you want to write «o»?</text:p>
          </table:table-cell>
          <table:table-cell table:style-name="ce8" office:value-type="string" calcext:value-type="string">
            <text:p>Oui</text:p>
          </table:table-cell>
          <table:table-cell table:style-name="ce8" office:value-type="string" calcext:value-type="string">
            <text:p>Dadaadur</text:p>
          </table:table-cell>
          <table:table-cell/>
          <table:table-cell office:value-type="string" calcext:value-type="string">
            <text:p>Da:</text:p>
            <text:p>O:</text:p>
            <text:p>Oc’h:</text:p>
          </table:table-cell>
          <table:table-cell table:style-name="ce8" office:value-type="string" calcext:value-type="string">
            <text:p>http://devri.bzh/recherche/?q=da&amp;submit=</text:p>
            <text:p>http://devri.bzh/recherche/?q=o&amp;submit=</text:p>
            <text:p>http://devri.bzh/recherche/?q=oc%27h&amp;submit=</text:p>
          </table:table-cell>
          <table:table-cell table:style-name="ce8" office:value-type="string" calcext:value-type="string">
            <text:p>http://meurgorf.brezhoneg.bzh/meurgorf/enklask?terme=da&amp;submit=Rechercher&amp;categorie=0&amp;oeuvres=0</text:p>
            <text:p>http://meurgorf.brezhoneg.bzh/meurgorf/enklask?terme=o&amp;submit=Rechercher&amp;categorie=0&amp;oeuvres=0</text:p>
            <text:p>http://meurgorf.brezhoneg.bzh/meurgorf/enklask?terme=oc%27h&amp;submit=Rechercher&amp;categorie=0&amp;oeuvres=0</text:p>
          </table:table-cell>
          <table:table-cell table:style-name="ce8" office:value-type="string" calcext:value-type="string">
            <text:p>https://br.wiktionary.org/wiki/da</text:p>
            <text:p>https://br.wiktionary.org/wiki/o</text:p>
            <text:p>https://br.wiktionary.org/wiki/oc%27h</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4">
          <table:table-cell office:value-type="float" office:value="619" calcext:value-type="float">
            <text:p>619</text:p>
          </table:table-cell>
          <table:table-cell office:value-type="string" calcext:value-type="string">
            <text:p><text:a xlink:href="https://community.languagetool.org/rule/show/O_DA?lang=br&amp;subId=2" xlink:type="simple">https://community.languagetool.org/rule/show/O_DA?lang=br&amp;subId=2</text:a></text:p>
          </table:table-cell>
          <table:table-cell office:value-type="string" calcext:value-type="string">
            <text:p>o → da</text:p>
          </table:table-cell>
          <table:table-cell office:value-type="string" calcext:value-type="string">
            <text:p>da → oc’h</text:p>
          </table:table-cell>
          <table:table-cell office:value-type="string" calcext:value-type="string">
            <text:p>Fazi en ur skrivañ an araogenn «da» pa rankfe bezañ ar rannig-verb «oc’h» dirak ar verboù o kregiñ gant ur vogalenn.</text:p>
          </table:table-cell>
          <table:table-cell office:value-type="string" calcext:value-type="string">
            <text:p>Ha fellout a rae deoc’h skrivañ oc’h?</text:p>
          </table:table-cell>
          <table:table-cell office:value-type="string" calcext:value-type="string">
            <text:p>C’hoant ho poa skrivañ «oc’h»?</text:p>
          </table:table-cell>
          <table:table-cell office:value-type="string" calcext:value-type="string">
            <text:p>Vouliez-vous écrire «oc’h»?</text:p>
          </table:table-cell>
          <table:table-cell office:value-type="string" calcext:value-type="string">
            <text:p>Did you want to write «oc’h»?</text:p>
          </table:table-cell>
          <table:table-cell office:value-type="string" calcext:value-type="string">
            <text:p>Oui</text:p>
          </table:table-cell>
          <table:table-cell office:value-type="string" calcext:value-type="string">
            <text:p>Dadaadur</text:p>
          </table:table-cell>
          <table:table-cell table:style-name="ce3" office:value-type="string" calcext:value-type="string">
            <text:p>Liammadu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4">
          <table:table-cell table:style-name="ce8" office:value-type="float" office:value="620" calcext:value-type="float">
            <text:p>620</text:p>
          </table:table-cell>
          <table:table-cell table:style-name="ce8" office:value-type="string" calcext:value-type="string">
            <text:p><text:a xlink:href="https://community.languagetool.org/rule/show/O_DA?lang=br&amp;subId=3" xlink:type="simple">https://community.languagetool.org/rule/show/O_DA?lang=br&amp;subId=3</text:a></text:p>
          </table:table-cell>
          <table:table-cell table:style-name="ce8" office:value-type="string" calcext:value-type="string">
            <text:p>o → da</text:p>
          </table:table-cell>
          <table:table-cell table:style-name="ce8" office:value-type="string" calcext:value-type="string">
            <text:p>da → oc’h</text:p>
          </table:table-cell>
          <table:table-cell table:style-name="ce8" office:value-type="string" calcext:value-type="string">
            <text:p>Fazi en ur skrivañ an araogenn «da» pa rankfe bezañ ar rannig-verb «oc’h» dirak ar verboù o kregiñ gant ur vogalenn.</text:p>
          </table:table-cell>
          <table:table-cell table:style-name="ce8" office:value-type="string" calcext:value-type="string">
            <text:p>Ha fellout a rae deoc’h skrivañ oc’h \5?</text:p>
          </table:table-cell>
          <table:table-cell table:style-name="ce8" office:value-type="string" calcext:value-type="string">
            <text:p>C’hoant ho poa skrivañ «oc’h \5»?</text:p>
          </table:table-cell>
          <table:table-cell table:style-name="ce8" office:value-type="string" calcext:value-type="string">
            <text:p>Vouliez-vous écrire «oc’h \5»?</text:p>
          </table:table-cell>
          <table:table-cell table:style-name="ce8" office:value-type="string" calcext:value-type="string">
            <text:p>Did you want to write «oc’h \5»?</text:p>
          </table:table-cell>
          <table:table-cell table:style-name="ce8" office:value-type="string" calcext:value-type="string">
            <text:p>Oui</text:p>
          </table:table-cell>
          <table:table-cell table:style-name="ce8" office:value-type="string" calcext:value-type="string">
            <text:p>Dadaadur</text:p>
          </table:table-cell>
          <table:table-cell office:value-type="string" calcext:value-type="string">
            <text:p>Liamm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2">
          <table:table-cell office:value-type="float" office:value="621" calcext:value-type="float">
            <text:p>621</text:p>
          </table:table-cell>
          <table:table-cell office:value-type="string" calcext:value-type="string">
            <text:p><text:a xlink:href="https://community.languagetool.org/rule/show/O_DA?lang=br&amp;subId=4" xlink:type="simple">https://community.languagetool.org/rule/show/O_DA?lang=br&amp;subId=4</text:a></text:p>
          </table:table-cell>
          <table:table-cell office:value-type="string" calcext:value-type="string">
            <text:p>o → da</text:p>
          </table:table-cell>
          <table:table-cell office:value-type="string" calcext:value-type="string">
            <text:p>da → o</text:p>
          </table:table-cell>
          <table:table-cell office:value-type="string" calcext:value-type="string">
            <text:p>Fazi en ur skrivañ an araogenn «da» pa rankfe bezañ ar rannig-verb «o».</text:p>
          </table:table-cell>
          <table:table-cell office:value-type="string" calcext:value-type="string">
            <text:p>Ha fellout a rae deoc’h skrivañ o?</text:p>
          </table:table-cell>
          <table:table-cell office:value-type="string" calcext:value-type="string">
            <text:p>C’hoant ho poa skrivañ «o»?</text:p>
          </table:table-cell>
          <table:table-cell office:value-type="string" calcext:value-type="string">
            <text:p>Vouliez-vous écrire «o»?</text:p>
          </table:table-cell>
          <table:table-cell office:value-type="string" calcext:value-type="string">
            <text:p>Did you want to write «o»?</text:p>
          </table:table-cell>
          <table:table-cell office:value-type="string" calcext:value-type="string">
            <text:p>Oui</text:p>
          </table:table-cell>
          <table:table-cell office:value-type="string" calcext:value-type="string">
            <text:p>Dadaadur</text:p>
          </table:table-cell>
          <table:table-cell table:style-name="ce3" office:value-type="string" calcext:value-type="string">
            <text:p>Kemmadu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2">
          <table:table-cell table:style-name="ce8" office:value-type="float" office:value="622" calcext:value-type="float">
            <text:p>622</text:p>
          </table:table-cell>
          <table:table-cell table:style-name="ce8" office:value-type="string" calcext:value-type="string">
            <text:p><text:a xlink:href="https://community.languagetool.org/rule/show/O_DA?lang=br&amp;subId=5" xlink:type="simple">https://community.languagetool.org/rule/show/O_DA?lang=br&amp;subId=5</text:a></text:p>
          </table:table-cell>
          <table:table-cell table:style-name="ce8" office:value-type="string" calcext:value-type="string">
            <text:p>o → da</text:p>
          </table:table-cell>
          <table:table-cell table:style-name="ce8" office:value-type="string" calcext:value-type="string">
            <text:p>da → o</text:p>
          </table:table-cell>
          <table:table-cell table:style-name="ce8" office:value-type="string" calcext:value-type="string">
            <text:p>Fazi en ur skrivañ an araogenn «da» pa rankfe bezañ ar rannig-verb «o».</text:p>
          </table:table-cell>
          <table:table-cell table:style-name="ce8" office:value-type="string" calcext:value-type="string">
            <text:p>Ha fellout a rae deoc’h skrivañ o \5?</text:p>
          </table:table-cell>
          <table:table-cell table:style-name="ce8" office:value-type="string" calcext:value-type="string">
            <text:p>C’hoant ho poa skrivañ «o \5»?</text:p>
          </table:table-cell>
          <table:table-cell table:style-name="ce8" office:value-type="string" calcext:value-type="string">
            <text:p>Vouliez-vous écrire «o \5»?</text:p>
          </table:table-cell>
          <table:table-cell table:style-name="ce8" office:value-type="string" calcext:value-type="string">
            <text:p>Did you want to write «o \5»?</text:p>
          </table:table-cell>
          <table:table-cell table:style-name="ce8" office:value-type="string" calcext:value-type="string">
            <text:p>Oui</text:p>
          </table:table-cell>
          <table:table-cell table:style-name="ce8" office:value-type="string" calcext:value-type="string">
            <text:p>Dadaadur</text:p>
          </table:table-cell>
          <table:table-cell office:value-type="string" calcext:value-type="string">
            <text:p>Kemm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2">
          <table:table-cell office:value-type="float" office:value="623" calcext:value-type="float">
            <text:p>623</text:p>
          </table:table-cell>
          <table:table-cell office:value-type="string" calcext:value-type="string">
            <text:p><text:a xlink:href="https://community.languagetool.org/rule/show/O_DA?lang=br&amp;subId=6" xlink:type="simple">https://community.languagetool.org/rule/show/O_DA?lang=br&amp;subId=6</text:a></text:p>
          </table:table-cell>
          <table:table-cell office:value-type="string" calcext:value-type="string">
            <text:p>o → da</text:p>
          </table:table-cell>
          <table:table-cell office:value-type="string" calcext:value-type="string">
            <text:p>da → o</text:p>
          </table:table-cell>
          <table:table-cell office:value-type="string" calcext:value-type="string">
            <text:p>Fazi en ur skrivañ an araogenn «da» pa rankfe bezañ ar rannig-verb «o».</text:p>
          </table:table-cell>
          <table:table-cell office:value-type="string" calcext:value-type="string">
            <text:p>Ha fellout a rae deoc’h skrivañ o \5?</text:p>
          </table:table-cell>
          <table:table-cell office:value-type="string" calcext:value-type="string">
            <text:p>C’hoant ho poa skrivañ «o \5»?</text:p>
          </table:table-cell>
          <table:table-cell office:value-type="string" calcext:value-type="string">
            <text:p>Vouliez-vous écrire «o \5»?</text:p>
          </table:table-cell>
          <table:table-cell office:value-type="string" calcext:value-type="string">
            <text:p>Did you want to write «o \5»?</text:p>
          </table:table-cell>
          <table:table-cell office:value-type="string" calcext:value-type="string">
            <text:p>Oui</text:p>
          </table:table-cell>
          <table:table-cell office:value-type="string" calcext:value-type="string">
            <text:p>Dadaadur</text:p>
          </table:table-cell>
          <table:table-cell table:style-name="ce3" office:value-type="string" calcext:value-type="string">
            <text:p>Kemmadu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2">
          <table:table-cell table:style-name="ce8" office:value-type="float" office:value="624" calcext:value-type="float">
            <text:p>624</text:p>
          </table:table-cell>
          <table:table-cell table:style-name="ce8" office:value-type="string" calcext:value-type="string">
            <text:p><text:a xlink:href="https://community.languagetool.org/rule/show/O_DA?lang=br&amp;subId=7" xlink:type="simple">https://community.languagetool.org/rule/show/O_DA?lang=br&amp;subId=7</text:a></text:p>
          </table:table-cell>
          <table:table-cell table:style-name="ce8" office:value-type="string" calcext:value-type="string">
            <text:p>o → da</text:p>
          </table:table-cell>
          <table:table-cell table:style-name="ce8" office:value-type="string" calcext:value-type="string">
            <text:p>da → o</text:p>
          </table:table-cell>
          <table:table-cell table:style-name="ce8" office:value-type="string" calcext:value-type="string">
            <text:p>Fazi en ur skrivañ an araogenn «da» pa rankfe bezañ ar rannig-verb «o».</text:p>
          </table:table-cell>
          <table:table-cell table:style-name="ce8" office:value-type="string" calcext:value-type="string">
            <text:p>Ha fellout a rae deoc’h skrivañ o \5?</text:p>
          </table:table-cell>
          <table:table-cell table:style-name="ce8" office:value-type="string" calcext:value-type="string">
            <text:p>C’hoant ho poa skrivañ «o \5»?</text:p>
          </table:table-cell>
          <table:table-cell table:style-name="ce8" office:value-type="string" calcext:value-type="string">
            <text:p>Vouliez-vous écrire «o \5»?</text:p>
          </table:table-cell>
          <table:table-cell table:style-name="ce8" office:value-type="string" calcext:value-type="string">
            <text:p>Did you want to write «o \5»?</text:p>
          </table:table-cell>
          <table:table-cell table:style-name="ce8" office:value-type="string" calcext:value-type="string">
            <text:p>Oui</text:p>
          </table:table-cell>
          <table:table-cell table:style-name="ce8" office:value-type="string" calcext:value-type="string">
            <text:p>Dadaadur</text:p>
          </table:table-cell>
          <table:table-cell office:value-type="string" calcext:value-type="string">
            <text:p>Kemm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2">
          <table:table-cell office:value-type="float" office:value="625" calcext:value-type="float">
            <text:p>625</text:p>
          </table:table-cell>
          <table:table-cell office:value-type="string" calcext:value-type="string">
            <text:p><text:a xlink:href="https://community.languagetool.org/rule/show/O_DA?lang=br&amp;subId=8" xlink:type="simple">https://community.languagetool.org/rule/show/O_DA?lang=br&amp;subId=8</text:a></text:p>
          </table:table-cell>
          <table:table-cell office:value-type="string" calcext:value-type="string">
            <text:p>o → da</text:p>
          </table:table-cell>
          <table:table-cell office:value-type="string" calcext:value-type="string">
            <text:p>da → o</text:p>
          </table:table-cell>
          <table:table-cell office:value-type="string" calcext:value-type="string">
            <text:p>Fazi en ur skrivañ an araogenn «da» pa rankfe bezañ ar rannig-verb «o».</text:p>
          </table:table-cell>
          <table:table-cell office:value-type="string" calcext:value-type="string">
            <text:p>Ha fellout a rae deoc’h skrivañ o \5?</text:p>
          </table:table-cell>
          <table:table-cell office:value-type="string" calcext:value-type="string">
            <text:p>C’hoant ho poa skrivañ «o \5»?</text:p>
          </table:table-cell>
          <table:table-cell office:value-type="string" calcext:value-type="string">
            <text:p>Vouliez-vous écrire «o \5»?</text:p>
          </table:table-cell>
          <table:table-cell office:value-type="string" calcext:value-type="string">
            <text:p>Did you want to write «o \5»?</text:p>
          </table:table-cell>
          <table:table-cell office:value-type="string" calcext:value-type="string">
            <text:p>Oui</text:p>
          </table:table-cell>
          <table:table-cell office:value-type="string" calcext:value-type="string">
            <text:p>Dadaadur</text:p>
          </table:table-cell>
          <table:table-cell table:style-name="ce3" office:value-type="string" calcext:value-type="string">
            <text:p>Kemmadu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2">
          <table:table-cell table:style-name="ce8" office:value-type="float" office:value="626" calcext:value-type="float">
            <text:p>626</text:p>
          </table:table-cell>
          <table:table-cell table:style-name="ce8" office:value-type="string" calcext:value-type="string">
            <text:p><text:a xlink:href="https://community.languagetool.org/rule/show/O_DA?lang=br&amp;subId=9" xlink:type="simple">https://community.languagetool.org/rule/show/O_DA?lang=br&amp;subId=9</text:a></text:p>
          </table:table-cell>
          <table:table-cell table:style-name="ce8" office:value-type="string" calcext:value-type="string">
            <text:p>o → da</text:p>
          </table:table-cell>
          <table:table-cell table:style-name="ce8" office:value-type="string" calcext:value-type="string">
            <text:p>da → o</text:p>
          </table:table-cell>
          <table:table-cell table:style-name="ce8" office:value-type="string" calcext:value-type="string">
            <text:p>Fazi en ur skrivañ an araogenn «da» pa rankfe bezañ ar rannig-verb «o».</text:p>
          </table:table-cell>
          <table:table-cell table:style-name="ce8" office:value-type="string" calcext:value-type="string">
            <text:p>Ha fellout a rae deoc’h skrivañ o?</text:p>
          </table:table-cell>
          <table:table-cell table:style-name="ce8" office:value-type="string" calcext:value-type="string">
            <text:p>C’hoant ho poa skrivañ «o»?</text:p>
          </table:table-cell>
          <table:table-cell table:style-name="ce8" office:value-type="string" calcext:value-type="string">
            <text:p>Vouliez-vous écrire «o»?</text:p>
          </table:table-cell>
          <table:table-cell table:style-name="ce8" office:value-type="string" calcext:value-type="string">
            <text:p>Did you want to write «o»?</text:p>
          </table:table-cell>
          <table:table-cell table:style-name="ce8" office:value-type="string" calcext:value-type="string">
            <text:p>Oui</text:p>
          </table:table-cell>
          <table:table-cell table:style-name="ce8" office:value-type="string" calcext:value-type="string">
            <text:p>Dadaadur</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2">
          <table:table-cell office:value-type="float" office:value="627" calcext:value-type="float">
            <text:p>627</text:p>
          </table:table-cell>
          <table:table-cell office:value-type="string" calcext:value-type="string">
            <text:p><text:a xlink:href="https://community.languagetool.org/rule/show/O_DA?lang=br&amp;subId=10" xlink:type="simple">https://community.languagetool.org/rule/show/O_DA?lang=br&amp;subId=10</text:a></text:p>
          </table:table-cell>
          <table:table-cell office:value-type="string" calcext:value-type="string">
            <text:p>o → da</text:p>
          </table:table-cell>
          <table:table-cell office:value-type="string" calcext:value-type="string">
            <text:p>da → o</text:p>
          </table:table-cell>
          <table:table-cell office:value-type="string" calcext:value-type="string">
            <text:p>Fazi en ur skrivañ an araogenn «da» pa rankfe bezañ ar rannig-verb «o».</text:p>
          </table:table-cell>
          <table:table-cell office:value-type="string" calcext:value-type="string">
            <text:p>Ha fellout a rae deoc’h skrivañ oc’h?</text:p>
          </table:table-cell>
          <table:table-cell office:value-type="string" calcext:value-type="string">
            <text:p>C’hoant ho poa skrivañ «oc’h»?</text:p>
          </table:table-cell>
          <table:table-cell office:value-type="string" calcext:value-type="string">
            <text:p>Vouliez-vous écrire «oc’h»?</text:p>
          </table:table-cell>
          <table:table-cell office:value-type="string" calcext:value-type="string">
            <text:p>Did you want to write «oc’h»?</text:p>
          </table:table-cell>
          <table:table-cell office:value-type="string" calcext:value-type="string">
            <text:p>Oui</text:p>
          </table:table-cell>
          <table:table-cell office:value-type="string" calcext:value-type="string">
            <text:p>Dadaadur</text:p>
          </table:table-cell>
          <table:table-cell table:style-name="ce3" office:value-type="string" calcext:value-type="string">
            <text:p>Liammadu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2">
          <table:table-cell table:style-name="ce8" office:value-type="float" office:value="628" calcext:value-type="float">
            <text:p>628</text:p>
          </table:table-cell>
          <table:table-cell table:style-name="ce8" office:value-type="string" calcext:value-type="string">
            <text:p><text:a xlink:href="https://community.languagetool.org/rule/show/O_DA?lang=br&amp;subId=11" xlink:type="simple">https://community.languagetool.org/rule/show/O_DA?lang=br&amp;subId=11</text:a></text:p>
          </table:table-cell>
          <table:table-cell table:style-name="ce8" office:value-type="string" calcext:value-type="string">
            <text:p>o → da</text:p>
          </table:table-cell>
          <table:table-cell table:style-name="ce8" office:value-type="string" calcext:value-type="string">
            <text:p>da → o</text:p>
          </table:table-cell>
          <table:table-cell table:style-name="ce8" office:value-type="string" calcext:value-type="string">
            <text:p>Fazi en ur skrivañ an araogenn «da» pa rankfe bezañ ar rannig-verb «o».</text:p>
          </table:table-cell>
          <table:table-cell table:style-name="ce8" office:value-type="string" calcext:value-type="string">
            <text:p>Ha fellout a rae deoc’h skrivañ oc’h \4?</text:p>
          </table:table-cell>
          <table:table-cell table:style-name="ce8" office:value-type="string" calcext:value-type="string">
            <text:p>C’hoant ho poa skrivañ «oc’h \4»?</text:p>
          </table:table-cell>
          <table:table-cell table:style-name="ce8" office:value-type="string" calcext:value-type="string">
            <text:p>Vouliez-vous écrire «oc’h \4»?</text:p>
          </table:table-cell>
          <table:table-cell table:style-name="ce8" office:value-type="string" calcext:value-type="string">
            <text:p>Did you want to write «oc’h \4»?</text:p>
          </table:table-cell>
          <table:table-cell table:style-name="ce8" office:value-type="string" calcext:value-type="string">
            <text:p>Oui</text:p>
          </table:table-cell>
          <table:table-cell table:style-name="ce8" office:value-type="string" calcext:value-type="string">
            <text:p>Dadaadur</text:p>
          </table:table-cell>
          <table:table-cell office:value-type="string" calcext:value-type="string">
            <text:p>Liamm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2">
          <table:table-cell office:value-type="float" office:value="629" calcext:value-type="float">
            <text:p>629</text:p>
          </table:table-cell>
          <table:table-cell office:value-type="string" calcext:value-type="string">
            <text:p><text:a xlink:href="https://community.languagetool.org/rule/show/O_DA?lang=br&amp;subId=12" xlink:type="simple">https://community.languagetool.org/rule/show/O_DA?lang=br&amp;subId=12</text:a></text:p>
          </table:table-cell>
          <table:table-cell office:value-type="string" calcext:value-type="string">
            <text:p>o → da</text:p>
          </table:table-cell>
          <table:table-cell office:value-type="string" calcext:value-type="string">
            <text:p>da → o</text:p>
          </table:table-cell>
          <table:table-cell office:value-type="string" calcext:value-type="string">
            <text:p>Fazi en ur skrivañ an araogenn «da» pa rankfe bezañ ar rannig-verb «o».</text:p>
          </table:table-cell>
          <table:table-cell office:value-type="string" calcext:value-type="string">
            <text:p>Ha fellout a rae deoc’h skrivañ o?</text:p>
          </table:table-cell>
          <table:table-cell office:value-type="string" calcext:value-type="string">
            <text:p>C’hoant ho poa skrivañ «o»?</text:p>
          </table:table-cell>
          <table:table-cell office:value-type="string" calcext:value-type="string">
            <text:p>Vouliez-vous écrire «o»?</text:p>
          </table:table-cell>
          <table:table-cell office:value-type="string" calcext:value-type="string">
            <text:p>Did you want to write «o»?</text:p>
          </table:table-cell>
          <table:table-cell office:value-type="string" calcext:value-type="string">
            <text:p>Oui</text:p>
          </table:table-cell>
          <table:table-cell office:value-type="string" calcext:value-type="string">
            <text:p>Dadaadur</text:p>
          </table:table-cell>
          <table:table-cell table:style-name="ce3" office:value-type="string" calcext:value-type="string">
            <text:p>Kemmadu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2">
          <table:table-cell table:style-name="ce8" office:value-type="float" office:value="630" calcext:value-type="float">
            <text:p>630</text:p>
          </table:table-cell>
          <table:table-cell table:style-name="ce8" office:value-type="string" calcext:value-type="string">
            <text:p><text:a xlink:href="https://community.languagetool.org/rule/show/O_DA?lang=br&amp;subId=13" xlink:type="simple">https://community.languagetool.org/rule/show/O_DA?lang=br&amp;subId=13</text:a></text:p>
          </table:table-cell>
          <table:table-cell table:style-name="ce8" office:value-type="string" calcext:value-type="string">
            <text:p>o → da</text:p>
          </table:table-cell>
          <table:table-cell table:style-name="ce8" office:value-type="string" calcext:value-type="string">
            <text:p>da → o</text:p>
          </table:table-cell>
          <table:table-cell table:style-name="ce8" office:value-type="string" calcext:value-type="string">
            <text:p>Fazi en ur skrivañ an araogenn «da» pa rankfe bezañ ar rannig-verb «o».</text:p>
          </table:table-cell>
          <table:table-cell table:style-name="ce8" office:value-type="string" calcext:value-type="string">
            <text:p>Ha fellout a rae deoc’h skrivañ o \4?</text:p>
          </table:table-cell>
          <table:table-cell table:style-name="ce8" office:value-type="string" calcext:value-type="string">
            <text:p>C’hoant ho poa skrivañ «o \4»?</text:p>
          </table:table-cell>
          <table:table-cell table:style-name="ce8" office:value-type="string" calcext:value-type="string">
            <text:p>Vouliez-vous écrire «o \4»?</text:p>
          </table:table-cell>
          <table:table-cell table:style-name="ce8" office:value-type="string" calcext:value-type="string">
            <text:p>Did you want to write «o \4»?</text:p>
          </table:table-cell>
          <table:table-cell table:style-name="ce8" office:value-type="string" calcext:value-type="string">
            <text:p>Oui</text:p>
          </table:table-cell>
          <table:table-cell table:style-name="ce8" office:value-type="string" calcext:value-type="string">
            <text:p>Dadaadur</text:p>
          </table:table-cell>
          <table:table-cell office:value-type="string" calcext:value-type="string">
            <text:p>Kemm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2">
          <table:table-cell office:value-type="float" office:value="631" calcext:value-type="float">
            <text:p>631</text:p>
          </table:table-cell>
          <table:table-cell office:value-type="string" calcext:value-type="string">
            <text:p><text:a xlink:href="https://community.languagetool.org/rule/show/O_DA?lang=br&amp;subId=14" xlink:type="simple">https://community.languagetool.org/rule/show/O_DA?lang=br&amp;subId=14</text:a></text:p>
          </table:table-cell>
          <table:table-cell office:value-type="string" calcext:value-type="string">
            <text:p>o → da</text:p>
          </table:table-cell>
          <table:table-cell office:value-type="string" calcext:value-type="string">
            <text:p>da → o</text:p>
          </table:table-cell>
          <table:table-cell office:value-type="string" calcext:value-type="string">
            <text:p>Fazi en ur skrivañ an araogenn «da» pa rankfe bezañ ar rannig-verb «o».</text:p>
          </table:table-cell>
          <table:table-cell office:value-type="string" calcext:value-type="string">
            <text:p>Ha fellout a rae deoc’h skrivañ o \4?</text:p>
          </table:table-cell>
          <table:table-cell office:value-type="string" calcext:value-type="string">
            <text:p>C’hoant ho poa skrivañ «o \4»?</text:p>
          </table:table-cell>
          <table:table-cell office:value-type="string" calcext:value-type="string">
            <text:p>Vouliez-vous écrire «o \4»?</text:p>
          </table:table-cell>
          <table:table-cell office:value-type="string" calcext:value-type="string">
            <text:p>Did you want to write «o \4»?</text:p>
          </table:table-cell>
          <table:table-cell office:value-type="string" calcext:value-type="string">
            <text:p>Oui</text:p>
          </table:table-cell>
          <table:table-cell office:value-type="string" calcext:value-type="string">
            <text:p>Dadaadur</text:p>
          </table:table-cell>
          <table:table-cell table:style-name="ce3" office:value-type="string" calcext:value-type="string">
            <text:p>Kemmadu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2">
          <table:table-cell table:style-name="ce8" office:value-type="float" office:value="632" calcext:value-type="float">
            <text:p>632</text:p>
          </table:table-cell>
          <table:table-cell table:style-name="ce8" office:value-type="string" calcext:value-type="string">
            <text:p><text:a xlink:href="https://community.languagetool.org/rule/show/O_DA?lang=br&amp;subId=15" xlink:type="simple">https://community.languagetool.org/rule/show/O_DA?lang=br&amp;subId=15</text:a></text:p>
          </table:table-cell>
          <table:table-cell table:style-name="ce8" office:value-type="string" calcext:value-type="string">
            <text:p>o → da</text:p>
          </table:table-cell>
          <table:table-cell table:style-name="ce8" office:value-type="string" calcext:value-type="string">
            <text:p>da → o</text:p>
          </table:table-cell>
          <table:table-cell table:style-name="ce8" office:value-type="string" calcext:value-type="string">
            <text:p>Fazi en ur skrivañ an araogenn «da» pa rankfe bezañ ar rannig-verb «o».</text:p>
          </table:table-cell>
          <table:table-cell table:style-name="ce8" office:value-type="string" calcext:value-type="string">
            <text:p>Ha fellout a rae deoc’h skrivañ o \4?</text:p>
          </table:table-cell>
          <table:table-cell table:style-name="ce8" office:value-type="string" calcext:value-type="string">
            <text:p>C’hoant ho poa skrivañ «o \4»?</text:p>
          </table:table-cell>
          <table:table-cell table:style-name="ce8" office:value-type="string" calcext:value-type="string">
            <text:p>Vouliez-vous écrire «o \4»?</text:p>
          </table:table-cell>
          <table:table-cell table:style-name="ce8" office:value-type="string" calcext:value-type="string">
            <text:p>Did you want to write «o \4»?</text:p>
          </table:table-cell>
          <table:table-cell table:style-name="ce8" office:value-type="string" calcext:value-type="string">
            <text:p>Oui</text:p>
          </table:table-cell>
          <table:table-cell table:style-name="ce8" office:value-type="string" calcext:value-type="string">
            <text:p>Dadaadur</text:p>
          </table:table-cell>
          <table:table-cell office:value-type="string" calcext:value-type="string">
            <text:p>Kemm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2">
          <table:table-cell office:value-type="float" office:value="633" calcext:value-type="float">
            <text:p>633</text:p>
          </table:table-cell>
          <table:table-cell office:value-type="string" calcext:value-type="string">
            <text:p><text:a xlink:href="https://community.languagetool.org/rule/show/O_DA?lang=br&amp;subId=16" xlink:type="simple">https://community.languagetool.org/rule/show/O_DA?lang=br&amp;subId=16</text:a></text:p>
          </table:table-cell>
          <table:table-cell office:value-type="string" calcext:value-type="string">
            <text:p>o → da</text:p>
          </table:table-cell>
          <table:table-cell office:value-type="string" calcext:value-type="string">
            <text:p>da → o</text:p>
          </table:table-cell>
          <table:table-cell office:value-type="string" calcext:value-type="string">
            <text:p>Fazi en ur skrivañ an araogenn «da» pa rankfe bezañ ar rannig-verb «o».</text:p>
          </table:table-cell>
          <table:table-cell office:value-type="string" calcext:value-type="string">
            <text:p>Ha fellout a rae deoc’h skrivañ o \4?</text:p>
          </table:table-cell>
          <table:table-cell office:value-type="string" calcext:value-type="string">
            <text:p>C’hoant ho poa skrivañ «o \4»?</text:p>
          </table:table-cell>
          <table:table-cell office:value-type="string" calcext:value-type="string">
            <text:p>Vouliez-vous écrire «o \4»?</text:p>
          </table:table-cell>
          <table:table-cell office:value-type="string" calcext:value-type="string">
            <text:p>Did you want to write «o \4»?</text:p>
          </table:table-cell>
          <table:table-cell office:value-type="string" calcext:value-type="string">
            <text:p>Oui</text:p>
          </table:table-cell>
          <table:table-cell office:value-type="string" calcext:value-type="string">
            <text:p>Dadaadur</text:p>
          </table:table-cell>
          <table:table-cell table:style-name="ce3" office:value-type="string" calcext:value-type="string">
            <text:p>Kemmadu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2">
          <table:table-cell table:style-name="ce8" office:value-type="float" office:value="634" calcext:value-type="float">
            <text:p>634</text:p>
          </table:table-cell>
          <table:table-cell table:style-name="ce8" office:value-type="string" calcext:value-type="string">
            <text:p><text:a xlink:href="https://community.languagetool.org/rule/show/O_DA?lang=br&amp;subId=17" xlink:type="simple">https://community.languagetool.org/rule/show/O_DA?lang=br&amp;subId=17</text:a></text:p>
          </table:table-cell>
          <table:table-cell table:style-name="ce8" office:value-type="string" calcext:value-type="string">
            <text:p>o → da</text:p>
          </table:table-cell>
          <table:table-cell table:style-name="ce8" office:value-type="string" calcext:value-type="string">
            <text:p>da → o</text:p>
          </table:table-cell>
          <table:table-cell table:style-name="ce8" office:value-type="string" calcext:value-type="string">
            <text:p>Fazi en ur skrivañ an araogenn «da» pa rankfe bezañ ar rannig-verb «o».</text:p>
          </table:table-cell>
          <table:table-cell table:style-name="ce8" office:value-type="string" calcext:value-type="string">
            <text:p>Ha fellout a rae deoc’h skrivañ o?</text:p>
          </table:table-cell>
          <table:table-cell table:style-name="ce8" office:value-type="string" calcext:value-type="string">
            <text:p>C’hoant ho poa skrivañ «o»?</text:p>
          </table:table-cell>
          <table:table-cell table:style-name="ce8" office:value-type="string" calcext:value-type="string">
            <text:p>Vouliez-vous écrire «o»?</text:p>
          </table:table-cell>
          <table:table-cell table:style-name="ce8" office:value-type="string" calcext:value-type="string">
            <text:p>Did you want to write «o»?</text:p>
          </table:table-cell>
          <table:table-cell table:style-name="ce8" office:value-type="string" calcext:value-type="string">
            <text:p>Oui</text:p>
          </table:table-cell>
          <table:table-cell table:style-name="ce8" office:value-type="string" calcext:value-type="string">
            <text:p>Dadaadur</text:p>
          </table:table-cell>
          <table:table-cell office:value-type="string" calcext:value-type="string">
            <text:p>Kemm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4">
          <table:table-cell office:value-type="float" office:value="635" calcext:value-type="float">
            <text:p>635</text:p>
          </table:table-cell>
          <table:table-cell office:value-type="string" calcext:value-type="string">
            <text:p><text:a xlink:href="https://community.languagetool.org/rule/show/O_DA?lang=br&amp;subId=18" xlink:type="simple">https://community.languagetool.org/rule/show/O_DA?lang=br&amp;subId=18</text:a></text:p>
          </table:table-cell>
          <table:table-cell office:value-type="string" calcext:value-type="string">
            <text:p>o → da</text:p>
          </table:table-cell>
          <table:table-cell office:value-type="string" calcext:value-type="string">
            <text:p>da → o</text:p>
          </table:table-cell>
          <table:table-cell office:value-type="string" calcext:value-type="string">
            <text:p>Fazi en ur skrivañ an araogenn «da» pa rankfe bezañ ar rannig-verb «oc’h» dirak ar verboù o kregiñ gant ur vogalenn.</text:p>
          </table:table-cell>
          <table:table-cell office:value-type="string" calcext:value-type="string">
            <text:p>Ha fellout a rae deoc’h skrivañ oc’h?</text:p>
          </table:table-cell>
          <table:table-cell office:value-type="string" calcext:value-type="string">
            <text:p>C’hoant ho poa skrivañ «oc’h»?</text:p>
          </table:table-cell>
          <table:table-cell office:value-type="string" calcext:value-type="string">
            <text:p>Vouliez-vous écrire «oc’h»?</text:p>
          </table:table-cell>
          <table:table-cell office:value-type="string" calcext:value-type="string">
            <text:p>Did you want to write «oc’h»?</text:p>
          </table:table-cell>
          <table:table-cell office:value-type="string" calcext:value-type="string">
            <text:p>Oui</text:p>
          </table:table-cell>
          <table:table-cell office:value-type="string" calcext:value-type="string">
            <text:p>Dadaadur</text:p>
          </table:table-cell>
          <table:table-cell table:style-name="ce3" office:value-type="string" calcext:value-type="string">
            <text:p>Liammadu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4">
          <table:table-cell table:style-name="ce8" office:value-type="float" office:value="636" calcext:value-type="float">
            <text:p>636</text:p>
          </table:table-cell>
          <table:table-cell table:style-name="ce8" office:value-type="string" calcext:value-type="string">
            <text:p><text:a xlink:href="https://community.languagetool.org/rule/show/O_DA?lang=br&amp;subId=19" xlink:type="simple">https://community.languagetool.org/rule/show/O_DA?lang=br&amp;subId=19</text:a></text:p>
          </table:table-cell>
          <table:table-cell table:style-name="ce8" office:value-type="string" calcext:value-type="string">
            <text:p>o → da</text:p>
          </table:table-cell>
          <table:table-cell table:style-name="ce8" office:value-type="string" calcext:value-type="string">
            <text:p>da → o</text:p>
          </table:table-cell>
          <table:table-cell table:style-name="ce8" office:value-type="string" calcext:value-type="string">
            <text:p>Fazi en ur skrivañ an araogenn «da» pa rankfe bezañ ar rannig-verb «oc’h» dirak ar verboù o kregiñ gant ur vogalenn.</text:p>
          </table:table-cell>
          <table:table-cell table:style-name="ce8" office:value-type="string" calcext:value-type="string">
            <text:p>Ha fellout a rae deoc’h skrivañ oc’h \5?</text:p>
          </table:table-cell>
          <table:table-cell table:style-name="ce8" office:value-type="string" calcext:value-type="string">
            <text:p>C’hoant ho poa skrivañ «oc’h \5»?</text:p>
          </table:table-cell>
          <table:table-cell table:style-name="ce8" office:value-type="string" calcext:value-type="string">
            <text:p>Vouliez-vous écrire «oc’h \5»?</text:p>
          </table:table-cell>
          <table:table-cell table:style-name="ce8" office:value-type="string" calcext:value-type="string">
            <text:p>Did you want to write «oc’h \5»?</text:p>
          </table:table-cell>
          <table:table-cell table:style-name="ce8" office:value-type="string" calcext:value-type="string">
            <text:p>Oui</text:p>
          </table:table-cell>
          <table:table-cell table:style-name="ce8" office:value-type="string" calcext:value-type="string">
            <text:p>Dadaadur</text:p>
          </table:table-cell>
          <table:table-cell office:value-type="string" calcext:value-type="string">
            <text:p>Liamm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2">
          <table:table-cell office:value-type="float" office:value="637" calcext:value-type="float">
            <text:p>637</text:p>
          </table:table-cell>
          <table:table-cell office:value-type="string" calcext:value-type="string">
            <text:p><text:a xlink:href="https://community.languagetool.org/rule/show/O_DA?lang=br&amp;subId=20" xlink:type="simple">https://community.languagetool.org/rule/show/O_DA?lang=br&amp;subId=20</text:a></text:p>
          </table:table-cell>
          <table:table-cell office:value-type="string" calcext:value-type="string">
            <text:p>o → da</text:p>
          </table:table-cell>
          <table:table-cell office:value-type="string" calcext:value-type="string">
            <text:p>da → o</text:p>
          </table:table-cell>
          <table:table-cell office:value-type="string" calcext:value-type="string">
            <text:p>Fazi en ur skrivañ an araogenn «da» pa rankfe bezañ ar rannig-verb «o».</text:p>
          </table:table-cell>
          <table:table-cell office:value-type="string" calcext:value-type="string">
            <text:p>Ha fellout a rae deoc’h skrivañ o?</text:p>
          </table:table-cell>
          <table:table-cell office:value-type="string" calcext:value-type="string">
            <text:p>C’hoant ho poa skrivañ «o»?</text:p>
          </table:table-cell>
          <table:table-cell office:value-type="string" calcext:value-type="string">
            <text:p>Vouliez-vous écrire «o»?</text:p>
          </table:table-cell>
          <table:table-cell office:value-type="string" calcext:value-type="string">
            <text:p>Did you want to write «o»?</text:p>
          </table:table-cell>
          <table:table-cell office:value-type="string" calcext:value-type="string">
            <text:p>Oui</text:p>
          </table:table-cell>
          <table:table-cell office:value-type="string" calcext:value-type="string">
            <text:p>Dadaadur</text:p>
          </table:table-cell>
          <table:table-cell table:style-name="ce3" office:value-type="string" calcext:value-type="string">
            <text:p>Liammadu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2">
          <table:table-cell table:style-name="ce8" office:value-type="float" office:value="638" calcext:value-type="float">
            <text:p>638</text:p>
          </table:table-cell>
          <table:table-cell table:style-name="ce8" office:value-type="string" calcext:value-type="string">
            <text:p><text:a xlink:href="https://community.languagetool.org/rule/show/O_DA?lang=br&amp;subId=21" xlink:type="simple">https://community.languagetool.org/rule/show/O_DA?lang=br&amp;subId=21</text:a></text:p>
          </table:table-cell>
          <table:table-cell table:style-name="ce8" office:value-type="string" calcext:value-type="string">
            <text:p>o → da</text:p>
          </table:table-cell>
          <table:table-cell table:style-name="ce8" office:value-type="string" calcext:value-type="string">
            <text:p>da → o</text:p>
          </table:table-cell>
          <table:table-cell table:style-name="ce8" office:value-type="string" calcext:value-type="string">
            <text:p>Fazi en ur skrivañ an araogenn «da» pa rankfe bezañ ar rannig-verb «o».</text:p>
          </table:table-cell>
          <table:table-cell table:style-name="ce8" office:value-type="string" calcext:value-type="string">
            <text:p>Ha fellout a rae deoc’h skrivañ o \5?</text:p>
          </table:table-cell>
          <table:table-cell table:style-name="ce8" office:value-type="string" calcext:value-type="string">
            <text:p>C’hoant ho poa skrivañ «o \5»?</text:p>
          </table:table-cell>
          <table:table-cell table:style-name="ce8" office:value-type="string" calcext:value-type="string">
            <text:p>Vouliez-vous écrire «o \5»?</text:p>
          </table:table-cell>
          <table:table-cell table:style-name="ce8" office:value-type="string" calcext:value-type="string">
            <text:p>Did you want to write «o \5»?</text:p>
          </table:table-cell>
          <table:table-cell table:style-name="ce8" office:value-type="string" calcext:value-type="string">
            <text:p>Oui</text:p>
          </table:table-cell>
          <table:table-cell table:style-name="ce8" office:value-type="string" calcext:value-type="string">
            <text:p>Dadaadur</text:p>
          </table:table-cell>
          <table:table-cell office:value-type="string" calcext:value-type="string">
            <text:p>Kemm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2">
          <table:table-cell office:value-type="float" office:value="639" calcext:value-type="float">
            <text:p>639</text:p>
          </table:table-cell>
          <table:table-cell office:value-type="string" calcext:value-type="string">
            <text:p><text:a xlink:href="https://community.languagetool.org/rule/show/O_DA?lang=br&amp;subId=22" xlink:type="simple">https://community.languagetool.org/rule/show/O_DA?lang=br&amp;subId=22</text:a></text:p>
          </table:table-cell>
          <table:table-cell office:value-type="string" calcext:value-type="string">
            <text:p>o → da</text:p>
          </table:table-cell>
          <table:table-cell office:value-type="string" calcext:value-type="string">
            <text:p>da → o</text:p>
          </table:table-cell>
          <table:table-cell office:value-type="string" calcext:value-type="string">
            <text:p>Fazi en ur skrivañ an araogenn «da» pa rankfe bezañ ar rannig-verb «o».</text:p>
          </table:table-cell>
          <table:table-cell office:value-type="string" calcext:value-type="string">
            <text:p>Ha fellout a rae deoc’h skrivañ o \5?</text:p>
          </table:table-cell>
          <table:table-cell office:value-type="string" calcext:value-type="string">
            <text:p>C’hoant ho poa skrivañ «o \5»?</text:p>
          </table:table-cell>
          <table:table-cell office:value-type="string" calcext:value-type="string">
            <text:p>Vouliez-vous écrire «o \5»?</text:p>
          </table:table-cell>
          <table:table-cell office:value-type="string" calcext:value-type="string">
            <text:p>Did you want to write «o \5»?</text:p>
          </table:table-cell>
          <table:table-cell office:value-type="string" calcext:value-type="string">
            <text:p>Oui</text:p>
          </table:table-cell>
          <table:table-cell office:value-type="string" calcext:value-type="string">
            <text:p>Dadaadur</text:p>
          </table:table-cell>
          <table:table-cell table:style-name="ce3" office:value-type="string" calcext:value-type="string">
            <text:p>Kemmadu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2">
          <table:table-cell table:style-name="ce8" office:value-type="float" office:value="640" calcext:value-type="float">
            <text:p>640</text:p>
          </table:table-cell>
          <table:table-cell table:style-name="ce8" office:value-type="string" calcext:value-type="string">
            <text:p><text:a xlink:href="https://community.languagetool.org/rule/show/O_DA?lang=br&amp;subId=23" xlink:type="simple">https://community.languagetool.org/rule/show/O_DA?lang=br&amp;subId=23</text:a></text:p>
          </table:table-cell>
          <table:table-cell table:style-name="ce8" office:value-type="string" calcext:value-type="string">
            <text:p>o → da</text:p>
          </table:table-cell>
          <table:table-cell table:style-name="ce8" office:value-type="string" calcext:value-type="string">
            <text:p>da → o</text:p>
          </table:table-cell>
          <table:table-cell table:style-name="ce8" office:value-type="string" calcext:value-type="string">
            <text:p>Fazi en ur skrivañ an araogenn «da» pa rankfe bezañ ar rannig-verb «o».</text:p>
          </table:table-cell>
          <table:table-cell table:style-name="ce8" office:value-type="string" calcext:value-type="string">
            <text:p>Ha fellout a rae deoc’h skrivañ o \5?</text:p>
          </table:table-cell>
          <table:table-cell table:style-name="ce8" office:value-type="string" calcext:value-type="string">
            <text:p>C’hoant ho poa skrivañ «o \5»?</text:p>
          </table:table-cell>
          <table:table-cell table:style-name="ce8" office:value-type="string" calcext:value-type="string">
            <text:p>Vouliez-vous écrire «o \5»?</text:p>
          </table:table-cell>
          <table:table-cell table:style-name="ce8" office:value-type="string" calcext:value-type="string">
            <text:p>Did you want to write «o \5»?</text:p>
          </table:table-cell>
          <table:table-cell table:style-name="ce8" office:value-type="string" calcext:value-type="string">
            <text:p>Oui</text:p>
          </table:table-cell>
          <table:table-cell table:style-name="ce8" office:value-type="string" calcext:value-type="string">
            <text:p>Dadaadur</text:p>
          </table:table-cell>
          <table:table-cell office:value-type="string" calcext:value-type="string">
            <text:p>Kemmadur</text:p>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2">
          <table:table-cell office:value-type="float" office:value="641" calcext:value-type="float">
            <text:p>641</text:p>
          </table:table-cell>
          <table:table-cell office:value-type="string" calcext:value-type="string">
            <text:p><text:a xlink:href="https://community.languagetool.org/rule/show/O_DA?lang=br&amp;subId=24" xlink:type="simple">https://community.languagetool.org/rule/show/O_DA?lang=br&amp;subId=24</text:a></text:p>
          </table:table-cell>
          <table:table-cell office:value-type="string" calcext:value-type="string">
            <text:p>o → da</text:p>
          </table:table-cell>
          <table:table-cell office:value-type="string" calcext:value-type="string">
            <text:p>da → o</text:p>
          </table:table-cell>
          <table:table-cell office:value-type="string" calcext:value-type="string">
            <text:p>Fazi en ur skrivañ an araogenn «da» pa rankfe bezañ ar rannig-verb «o».</text:p>
          </table:table-cell>
          <table:table-cell office:value-type="string" calcext:value-type="string">
            <text:p>Ha fellout a rae deoc’h skrivañ o \5?</text:p>
          </table:table-cell>
          <table:table-cell office:value-type="string" calcext:value-type="string">
            <text:p>C’hoant ho poa skrivañ «o \5»?</text:p>
          </table:table-cell>
          <table:table-cell office:value-type="string" calcext:value-type="string">
            <text:p>Vouliez-vous écrire «o \5»?</text:p>
          </table:table-cell>
          <table:table-cell office:value-type="string" calcext:value-type="string">
            <text:p>Did you want to write «o \5»?</text:p>
          </table:table-cell>
          <table:table-cell office:value-type="string" calcext:value-type="string">
            <text:p>Oui</text:p>
          </table:table-cell>
          <table:table-cell office:value-type="string" calcext:value-type="string">
            <text:p>Dadaadur</text:p>
          </table:table-cell>
          <table:table-cell table:style-name="ce3" office:value-type="string" calcext:value-type="string">
            <text:p>Kemmadur</text:p>
          </table:table-cell>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2">
          <table:table-cell table:style-name="ce8" office:value-type="float" office:value="642" calcext:value-type="float">
            <text:p>642</text:p>
          </table:table-cell>
          <table:table-cell table:style-name="ce8" office:value-type="string" calcext:value-type="string">
            <text:p><text:a xlink:href="https://community.languagetool.org/rule/show/PIKOLIOU?lang=br&amp;subId=1" xlink:type="simple">https://community.languagetool.org/rule/show/PIKOLIOU?lang=br&amp;subId=1</text:a></text:p>
          </table:table-cell>
          <table:table-cell table:style-name="ce8" office:value-type="string" calcext:value-type="string">
            <text:p>pikol → pikolioù</text:p>
          </table:table-cell>
          <table:table-cell table:style-name="ce8" office:value-type="string" calcext:value-type="string">
            <text:p>Aucun changement</text:p>
          </table:table-cell>
          <table:table-cell table:style-name="ce8" office:value-type="string" calcext:value-type="string">
            <text:p>Fazi en ur chom hep lakaat ar ger «pikol» el liester a-raok an anv-lies.</text:p>
          </table:table-cell>
          <table:table-cell table:style-name="ce8" office:value-type="string" calcext:value-type="string">
            <text:p>Ha fellout a rae deoc’h skrivañ \1ioù a-raok an anv lies «\2»? (CHALM Se)</text:p>
          </table:table-cell>
          <table:table-cell table:style-name="ce8" office:value-type="string" calcext:value-type="string">
            <text:p>Skrivit «\1ioù» a-raok an anv lies «\2». (CHALM Se)</text:p>
          </table:table-cell>
          <table:table-cell table:style-name="ce8" office:value-type="string" calcext:value-type="string">
            <text:p>Écrivez «\1ioù» avant le nom pluriel «\2». (CHALM Se)</text:p>
          </table:table-cell>
          <table:table-cell table:style-name="ce8" office:value-type="string" calcext:value-type="string">
            <text:p>Write «\1ioù» in front of the plural noun «\2». (CHALM Se)</text:p>
          </table:table-cell>
          <table:table-cell table:style-name="ce8" office:value-type="string" calcext:value-type="string">
            <text:p>Oui</text:p>
          </table:table-cell>
          <table:table-cell table:style-name="ce8" office:value-type="string" calcext:value-type="string">
            <text:p>Liester</text:p>
          </table:table-cell>
          <table:table-cell/>
          <table:table-cell office:value-type="string" calcext:value-type="string">
            <text:p>Pikol:</text:p>
          </table:table-cell>
          <table:table-cell table:style-name="ce8" office:value-type="string" calcext:value-type="string">
            <text:p><text:a xlink:href="http://devri.bzh/recherche/?q=pikol&amp;submit" xlink:type="simple">http://devri.bzh/recherche/?q=pikol&amp;submit=</text:a></text:p>
          </table:table-cell>
          <table:table-cell table:style-name="ce8" office:value-type="string" calcext:value-type="string">
            <text:p><text:a xlink:href="http://meurgorf.brezhoneg.bzh/meurgorf/enklask?terme=pikol&amp;submit=Rechercher&amp;categorie=0&amp;oeuvres=0" xlink:type="simple">http://meurgorf.brezhoneg.bzh/meurgorf/enklask?terme=pikol&amp;submit=Rechercher&amp;categorie=0&amp;oeuvres=0</text:a></text:p>
          </table:table-cell>
          <table:table-cell table:style-name="ce8" office:value-type="string" calcext:value-type="string">
            <text:p><text:a xlink:href="https://br.wiktionary.org/wiki/pikol" xlink:type="simple">https://br.wiktionary.org/wiki/pikol</text:a></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2">
          <table:table-cell office:value-type="float" office:value="643" calcext:value-type="float">
            <text:p>643</text:p>
          </table:table-cell>
          <table:table-cell office:value-type="string" calcext:value-type="string">
            <text:p><text:a xlink:href="https://community.languagetool.org/rule/show/PIKOLIOU?lang=br&amp;subId=2" xlink:type="simple">https://community.languagetool.org/rule/show/PIKOLIOU?lang=br&amp;subId=2</text:a></text:p>
          </table:table-cell>
          <table:table-cell office:value-type="string" calcext:value-type="string">
            <text:p>pikol → pikolioù</text:p>
          </table:table-cell>
          <table:table-cell office:value-type="string" calcext:value-type="string">
            <text:p>mell → melloù</text:p>
          </table:table-cell>
          <table:table-cell office:value-type="string" calcext:value-type="string">
            <text:p>Fazi en ur chom hep lakaat ar ger «mell» el liester a-raok an anv-lies.</text:p>
          </table:table-cell>
          <table:table-cell office:value-type="string" calcext:value-type="string">
            <text:p>Ha fellout a rae deoc’h skrivañ \1où a-raok an anv lies «\2»? (CHALM Se)</text:p>
          </table:table-cell>
          <table:table-cell office:value-type="string" calcext:value-type="string">
            <text:p>Skrivit «\1où» a-raok an anv lies «\2». (CHALM Se)</text:p>
          </table:table-cell>
          <table:table-cell office:value-type="string" calcext:value-type="string">
            <text:p>Écrivez «\1où» avant le nom pluriel «\2». (CHALM Se)</text:p>
          </table:table-cell>
          <table:table-cell office:value-type="string" calcext:value-type="string">
            <text:p>Write «\1où» in front of the plural noun «\2». (CHALM Se)</text:p>
          </table:table-cell>
          <table:table-cell office:value-type="string" calcext:value-type="string">
            <text:p>Oui</text:p>
          </table:table-cell>
          <table:table-cell office:value-type="string" calcext:value-type="string">
            <text:p>Liester</text:p>
          </table:table-cell>
          <table:table-cell table:style-name="ce28"/>
          <table:table-cell table:style-name="ce3" office:value-type="string" calcext:value-type="string">
            <text:p>Mell:</text:p>
          </table:table-cell>
          <table:table-cell office:value-type="string" calcext:value-type="string">
            <text:p><text:a xlink:href="http://devri.bzh/recherche/?q=mell&amp;submit" xlink:type="simple">http://devri.bzh/recherche/?q=mell&amp;submit=</text:a></text:p>
          </table:table-cell>
          <table:table-cell office:value-type="string" calcext:value-type="string">
            <text:p><text:a xlink:href="http://meurgorf.brezhoneg.bzh/meurgorf/enklask?terme=mell&amp;submit=Rechercher&amp;categorie=0&amp;oeuvres=0" xlink:type="simple">http://meurgorf.brezhoneg.bzh/meurgorf/enklask?terme=mell&amp;submit=Rechercher&amp;categorie=0&amp;oeuvres=0</text:a></text:p>
          </table:table-cell>
          <table:table-cell office:value-type="string" calcext:value-type="string">
            <text:p><text:a xlink:href="https://br.wiktionary.org/wiki/mell" xlink:type="simple">https://br.wiktionary.org/wiki/mell</text:a></text:p>
          </table:table-cell>
          <table:table-cell table:style-name="ce3" office:value-type="string" calcext:value-type="string">
            <text:p>Règle à créer entre «mell/mel»</text:p>
          </table:table-cell>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2">
          <table:table-cell table:style-name="ce8" office:value-type="float" office:value="644" calcext:value-type="float">
            <text:p>644</text:p>
          </table:table-cell>
          <table:table-cell table:style-name="ce8" office:value-type="string" calcext:value-type="string">
            <text:p><text:a xlink:href="https://community.languagetool.org/rule/show/PIKOLIOU?lang=br&amp;subId=3" xlink:type="simple">https://community.languagetool.org/rule/show/PIKOLIOU?lang=br&amp;subId=3</text:a></text:p>
          </table:table-cell>
          <table:table-cell table:style-name="ce8" office:value-type="string" calcext:value-type="string">
            <text:p>pikol → pikolioù</text:p>
          </table:table-cell>
          <table:table-cell table:style-name="ce8" office:value-type="string" calcext:value-type="string">
            <text:p>pikolioù → pikol</text:p>
          </table:table-cell>
          <table:table-cell table:style-name="ce8" office:value-type="string" calcext:value-type="string">
            <text:p>Fazi en ur skrivañ ar ger «pikol» el liester goude ar ger-mell amresis.</text:p>
          </table:table-cell>
          <table:table-cell table:style-name="ce8" office:value-type="string" calcext:value-type="string">
            <text:p>Ha fellout a rae deoc’h skrivañ \1 a-raok an anv unan «\2»? (CHALM Se)</text:p>
          </table:table-cell>
          <table:table-cell table:style-name="ce8" office:value-type="string" calcext:value-type="string">
            <text:p>Skrivit «\1» a-raok an anv unan «\2». (CHALM Se)</text:p>
          </table:table-cell>
          <table:table-cell table:style-name="ce8" office:value-type="string" calcext:value-type="string">
            <text:p>Écrivez «\1» avant le nom singulier «\2». (CHALM Se)</text:p>
          </table:table-cell>
          <table:table-cell table:style-name="ce8" office:value-type="string" calcext:value-type="string">
            <text:p>Write «\1» in front of the singulative noun «\2». (CHALM Se)</text:p>
          </table:table-cell>
          <table:table-cell table:style-name="ce8" office:value-type="string" calcext:value-type="string">
            <text:p>Oui</text:p>
          </table:table-cell>
          <table:table-cell table:style-name="ce8" office:value-type="string" calcext:value-type="string">
            <text:p>Unander</text:p>
          </table:table-cell>
          <table:table-cell/>
          <table:table-cell office:value-type="string" calcext:value-type="string">
            <text:p>Pikol:</text:p>
          </table:table-cell>
          <table:table-cell table:style-name="ce8" office:value-type="string" calcext:value-type="string">
            <text:p><text:a xlink:href="http://devri.bzh/recherche/?q=pikol&amp;submit" xlink:type="simple">http://devri.bzh/recherche/?q=pikol&amp;submit=</text:a></text:p>
          </table:table-cell>
          <table:table-cell table:style-name="ce8" office:value-type="string" calcext:value-type="string">
            <text:p><text:a xlink:href="http://meurgorf.brezhoneg.bzh/meurgorf/enklask?terme=pikol&amp;submit=Rechercher&amp;categorie=0&amp;oeuvres=0" xlink:type="simple">http://meurgorf.brezhoneg.bzh/meurgorf/enklask?terme=pikol&amp;submit=Rechercher&amp;categorie=0&amp;oeuvres=0</text:a></text:p>
          </table:table-cell>
          <table:table-cell table:style-name="ce8" office:value-type="string" calcext:value-type="string">
            <text:p><text:a xlink:href="https://br.wiktionary.org/wiki/pikol" xlink:type="simple">https://br.wiktionary.org/wiki/pikol</text:a></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7">
          <table:table-cell office:value-type="float" office:value="645" calcext:value-type="float">
            <text:p>645</text:p>
          </table:table-cell>
          <table:table-cell office:value-type="string" calcext:value-type="string">
            <text:p><text:a xlink:href="https://community.languagetool.org/rule/show/KANNAN_KANAN?lang=br&amp;subId=1" xlink:type="simple">https://community.languagetool.org/rule/show/KANNAN_KANAN?lang=br&amp;subId=1</text:a></text:p>
          </table:table-cell>
          <table:table-cell office:value-type="string" calcext:value-type="string">
            <text:p>kannañ pe kanañ</text:p>
          </table:table-cell>
          <table:table-cell office:value-type="string" calcext:value-type="string">
            <text:p>kanañ → kannañ</text:p>
          </table:table-cell>
          <table:table-cell office:value-type="string" calcext:value-type="string">
            <text:p>Kemmesk etre an daou verb «kannañ» ha «kanañ».</text:p>
          </table:table-cell>
          <table:table-cell office:value-type="string" calcext:value-type="string">
            <text:p>Ha fellout a rae deoc’h skrivañ \1?</text:p>
          </table:table-cell>
          <table:table-cell office:value-type="string" calcext:value-type="string">
            <text:p>C’hoant ho poa skrivañ «\1»?</text:p>
          </table:table-cell>
          <table:table-cell office:value-type="string" calcext:value-type="string">
            <text:p>Vouliez-vous écrire «\1»?</text:p>
          </table:table-cell>
          <table:table-cell office:value-type="string" calcext:value-type="string">
            <text:p>Did you want to write «\1»?</text:p>
          </table:table-cell>
          <table:table-cell office:value-type="string" calcext:value-type="string">
            <text:p>Oui</text:p>
          </table:table-cell>
          <table:table-cell office:value-type="string" calcext:value-type="string">
            <text:p>Kemmeskadur</text:p>
          </table:table-cell>
          <table:table-cell table:style-name="ce28"/>
          <table:table-cell table:style-name="ce3" office:value-type="string" calcext:value-type="string">
            <text:p>Kanañ:</text:p>
            <text:p>Kannañ:</text:p>
          </table:table-cell>
          <table:table-cell office:value-type="string" calcext:value-type="string">
            <text:p>http://devri.bzh/recherche/?q=kana%C3%B1&amp;submit=</text:p>
            <text:p>http://devri.bzh/recherche/?q=kanna%C3%B1&amp;submit=</text:p>
          </table:table-cell>
          <table:table-cell office:value-type="string" calcext:value-type="string">
            <text:p>http://meurgorf.brezhoneg.bzh/meurgorf/enklask?terme=kana%C3%B1&amp;submit=Rechercher&amp;categorie=0&amp;oeuvres=0</text:p>
            <text:p>http://meurgorf.brezhoneg.bzh/meurgorf/enklask?terme=kanna%C3%B1&amp;submit=Rechercher&amp;categorie=0&amp;oeuvres=0</text:p>
          </table:table-cell>
          <table:table-cell office:value-type="string" calcext:value-type="string">
            <text:p>https://br.wiktionary.org/wiki/kana%C3%B1</text:p>
            <text:p>https://br.wiktionary.org/wiki/kanna%C3%B1</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3">
          <table:table-cell table:style-name="ce8" office:value-type="float" office:value="646" calcext:value-type="float">
            <text:p>646</text:p>
          </table:table-cell>
          <table:table-cell table:style-name="ce8" office:value-type="string" calcext:value-type="string">
            <text:p><text:a xlink:href="https://community.languagetool.org/rule/show/KANNAN_KANAN?lang=br&amp;subId=2" xlink:type="simple">https://community.languagetool.org/rule/show/KANNAN_KANAN?lang=br&amp;subId=2</text:a></text:p>
          </table:table-cell>
          <table:table-cell table:style-name="ce8" office:value-type="string" calcext:value-type="string">
            <text:p>kannañ pe kanañ</text:p>
          </table:table-cell>
          <table:table-cell table:style-name="ce8" office:value-type="string" calcext:value-type="string">
            <text:p>kanañ → kannañ</text:p>
          </table:table-cell>
          <table:table-cell table:style-name="ce8" office:value-type="string" calcext:value-type="string">
            <text:p>Kemmesk etre an daou verb «kannañ» ha «kanañ».</text:p>
          </table:table-cell>
          <table:table-cell table:style-name="ce8" office:value-type="string" calcext:value-type="string">
            <text:p>Ha fellout a rae deoc’h skrivañ \1?</text:p>
          </table:table-cell>
          <table:table-cell table:style-name="ce8" office:value-type="string" calcext:value-type="string">
            <text:p>C’hoant ho poa skrivañ «\1»?</text:p>
          </table:table-cell>
          <table:table-cell table:style-name="ce8" office:value-type="string" calcext:value-type="string">
            <text:p>Vouliez-vous écrire «\1»?</text:p>
          </table:table-cell>
          <table:table-cell table:style-name="ce8" office:value-type="string" calcext:value-type="string">
            <text:p>Did you want to write «\1»?</text:p>
          </table:table-cell>
          <table:table-cell table:style-name="ce8" office:value-type="string" calcext:value-type="string">
            <text:p>Oui</text:p>
          </table:table-cell>
          <table:table-cell table:style-name="ce8" office:value-type="string" calcext:value-type="string">
            <text:p>Kemmeskadur</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3">
          <table:table-cell office:value-type="float" office:value="647" calcext:value-type="float">
            <text:p>647</text:p>
          </table:table-cell>
          <table:table-cell office:value-type="string" calcext:value-type="string">
            <text:p><text:a xlink:href="https://community.languagetool.org/rule/show/KANNAN_KANAN?lang=br&amp;subId=3" xlink:type="simple">https://community.languagetool.org/rule/show/KANNAN_KANAN?lang=br&amp;subId=3</text:a></text:p>
          </table:table-cell>
          <table:table-cell office:value-type="string" calcext:value-type="string">
            <text:p>kannañ pe kanañ</text:p>
          </table:table-cell>
          <table:table-cell office:value-type="string" calcext:value-type="string">
            <text:p>kanañ → kannañ</text:p>
          </table:table-cell>
          <table:table-cell office:value-type="string" calcext:value-type="string">
            <text:p>Kemmesk etre an daou verb «kannañ» ha «kanañ».</text:p>
          </table:table-cell>
          <table:table-cell office:value-type="string" calcext:value-type="string">
            <text:p>Ha fellout a rae deoc’h skrivañ \3?</text:p>
          </table:table-cell>
          <table:table-cell office:value-type="string" calcext:value-type="string">
            <text:p>C’hoant ho poa skrivañ «\3»?</text:p>
          </table:table-cell>
          <table:table-cell office:value-type="string" calcext:value-type="string">
            <text:p>Vouliez-vous écrire «\3»?</text:p>
          </table:table-cell>
          <table:table-cell office:value-type="string" calcext:value-type="string">
            <text:p>Did you want to write «\3»?</text:p>
          </table:table-cell>
          <table:table-cell office:value-type="string" calcext:value-type="string">
            <text:p>Oui</text:p>
          </table:table-cell>
          <table:table-cell office:value-type="string" calcext:value-type="string">
            <text:p>Kemmeskadur</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3">
          <table:table-cell table:style-name="ce8" office:value-type="float" office:value="648" calcext:value-type="float">
            <text:p>648</text:p>
          </table:table-cell>
          <table:table-cell table:style-name="ce8" office:value-type="string" calcext:value-type="string">
            <text:p><text:a xlink:href="https://community.languagetool.org/rule/show/KANNAN_KANAN?lang=br&amp;subId=4" xlink:type="simple">https://community.languagetool.org/rule/show/KANNAN_KANAN?lang=br&amp;subId=4</text:a></text:p>
          </table:table-cell>
          <table:table-cell table:style-name="ce8" office:value-type="string" calcext:value-type="string">
            <text:p>kannañ pe kanañ</text:p>
          </table:table-cell>
          <table:table-cell table:style-name="ce8" office:value-type="string" calcext:value-type="string">
            <text:p>kanañ → kannañ</text:p>
          </table:table-cell>
          <table:table-cell table:style-name="ce8" office:value-type="string" calcext:value-type="string">
            <text:p>Kemmesk etre an daou verb «kannañ» ha «kanañ».</text:p>
          </table:table-cell>
          <table:table-cell table:style-name="ce8" office:value-type="string" calcext:value-type="string">
            <text:p>Ha fellout a rae deoc’h skrivañ \3?</text:p>
          </table:table-cell>
          <table:table-cell table:style-name="ce8" office:value-type="string" calcext:value-type="string">
            <text:p>C’hoant ho poa skrivañ «\3»?</text:p>
          </table:table-cell>
          <table:table-cell table:style-name="ce8" office:value-type="string" calcext:value-type="string">
            <text:p>Vouliez-vous écrire «\3»?</text:p>
          </table:table-cell>
          <table:table-cell table:style-name="ce8" office:value-type="string" calcext:value-type="string">
            <text:p>Did you want to write «\3»?</text:p>
          </table:table-cell>
          <table:table-cell table:style-name="ce8" office:value-type="string" calcext:value-type="string">
            <text:p>Oui</text:p>
          </table:table-cell>
          <table:table-cell table:style-name="ce8" office:value-type="string" calcext:value-type="string">
            <text:p>Kemmeskadur</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3">
          <table:table-cell office:value-type="float" office:value="649" calcext:value-type="float">
            <text:p>649</text:p>
          </table:table-cell>
          <table:table-cell office:value-type="string" calcext:value-type="string">
            <text:p><text:a xlink:href="https://community.languagetool.org/rule/show/KANNAN_KANAN?lang=br&amp;subId=5" xlink:type="simple">https://community.languagetool.org/rule/show/KANNAN_KANAN?lang=br&amp;subId=5</text:a></text:p>
          </table:table-cell>
          <table:table-cell office:value-type="string" calcext:value-type="string">
            <text:p>kannañ pe kanañ</text:p>
          </table:table-cell>
          <table:table-cell office:value-type="string" calcext:value-type="string">
            <text:p>kannañ → kanañ</text:p>
          </table:table-cell>
          <table:table-cell office:value-type="string" calcext:value-type="string">
            <text:p>Kemmesk etre an daou verb «kannañ» ha «kanañ».</text:p>
          </table:table-cell>
          <table:table-cell office:value-type="string" calcext:value-type="string">
            <text:p>Ha fellout a rae deoc’h skrivañ \1?</text:p>
          </table:table-cell>
          <table:table-cell office:value-type="string" calcext:value-type="string">
            <text:p>C’hoant ho poa skrivañ «\1»?</text:p>
          </table:table-cell>
          <table:table-cell office:value-type="string" calcext:value-type="string">
            <text:p>Vouliez-vous écrire «\1»?</text:p>
          </table:table-cell>
          <table:table-cell office:value-type="string" calcext:value-type="string">
            <text:p>Did you want to write «\1»?</text:p>
          </table:table-cell>
          <table:table-cell office:value-type="string" calcext:value-type="string">
            <text:p>Oui</text:p>
          </table:table-cell>
          <table:table-cell office:value-type="string" calcext:value-type="string">
            <text:p>Kemmeskadur</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3">
          <table:table-cell table:style-name="ce8" office:value-type="float" office:value="650" calcext:value-type="float">
            <text:p>650</text:p>
          </table:table-cell>
          <table:table-cell table:style-name="ce8" office:value-type="string" calcext:value-type="string">
            <text:p><text:a xlink:href="https://community.languagetool.org/rule/show/KANNAN_KANAN?lang=br&amp;subId=6" xlink:type="simple">https://community.languagetool.org/rule/show/KANNAN_KANAN?lang=br&amp;subId=6</text:a></text:p>
          </table:table-cell>
          <table:table-cell table:style-name="ce8" office:value-type="string" calcext:value-type="string">
            <text:p>kannañ pe kanañ</text:p>
          </table:table-cell>
          <table:table-cell table:style-name="ce8" office:value-type="string" calcext:value-type="string">
            <text:p>kannañ → kanañ</text:p>
          </table:table-cell>
          <table:table-cell table:style-name="ce8" office:value-type="string" calcext:value-type="string">
            <text:p>Kemmesk etre an daou verb «kannañ» ha «kanañ».</text:p>
          </table:table-cell>
          <table:table-cell table:style-name="ce8" office:value-type="string" calcext:value-type="string">
            <text:p>Ha fellout a rae deoc’h skrivañ \1?</text:p>
          </table:table-cell>
          <table:table-cell table:style-name="ce8" office:value-type="string" calcext:value-type="string">
            <text:p>C’hoant ho poa skrivañ «\1»?</text:p>
          </table:table-cell>
          <table:table-cell table:style-name="ce8" office:value-type="string" calcext:value-type="string">
            <text:p>Vouliez-vous écrire «\1»?</text:p>
          </table:table-cell>
          <table:table-cell table:style-name="ce8" office:value-type="string" calcext:value-type="string">
            <text:p>Did you want to write «\1»?</text:p>
          </table:table-cell>
          <table:table-cell table:style-name="ce8" office:value-type="string" calcext:value-type="string">
            <text:p>Oui</text:p>
          </table:table-cell>
          <table:table-cell table:style-name="ce8" office:value-type="string" calcext:value-type="string">
            <text:p>Kemmeskadur</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5">
          <table:table-cell office:value-type="float" office:value="651" calcext:value-type="float">
            <text:p>651</text:p>
          </table:table-cell>
          <table:table-cell office:value-type="string" calcext:value-type="string">
            <text:p><text:a xlink:href="https://community.languagetool.org/rule/show/ARZH_ARZ?lang=br&amp;subId=1" xlink:type="simple">https://community.languagetool.org/rule/show/ARZH_ARZ?lang=br&amp;subId=1</text:a></text:p>
          </table:table-cell>
          <table:table-cell office:value-type="string" calcext:value-type="string">
            <text:p>arzh pe arz</text:p>
          </table:table-cell>
          <table:table-cell office:value-type="string" calcext:value-type="string">
            <text:p>arz → arzh</text:p>
          </table:table-cell>
          <table:table-cell office:value-type="string" calcext:value-type="string">
            <text:p>Kemmesk etre an daou c’her «arz» hag «arzh».</text:p>
          </table:table-cell>
          <table:table-cell office:value-type="string" calcext:value-type="string">
            <text:p>Ha fellout a rae deoc’h skrivañ arzh?</text:p>
          </table:table-cell>
          <table:table-cell office:value-type="string" calcext:value-type="string">
            <text:p>C’hoant ho poa skrivañ «arzh»?</text:p>
          </table:table-cell>
          <table:table-cell office:value-type="string" calcext:value-type="string">
            <text:p>Vouliez-vous écrire «arzh»?</text:p>
          </table:table-cell>
          <table:table-cell office:value-type="string" calcext:value-type="string">
            <text:p>Did you want to write «arzh»?</text:p>
          </table:table-cell>
          <table:table-cell office:value-type="string" calcext:value-type="string">
            <text:p>Oui</text:p>
          </table:table-cell>
          <table:table-cell office:value-type="string" calcext:value-type="string">
            <text:p>Kemmeskadur</text:p>
          </table:table-cell>
          <table:table-cell table:style-name="ce28"/>
          <table:table-cell table:style-name="ce3" office:value-type="string" calcext:value-type="string">
            <text:p>Arz:</text:p>
            <text:p>Arzh:</text:p>
            <text:p>Harz:</text:p>
            <text:p>Harzh:</text:p>
          </table:table-cell>
          <table:table-cell office:value-type="string" calcext:value-type="string">
            <text:p>http://devri.bzh/recherche/?q=arz&amp;submit=</text:p>
            <text:p>http://devri.bzh/recherche/?q=arzh&amp;submit=</text:p>
            <text:p>http://devri.bzh/recherche/?q=harz&amp;submit=</text:p>
            <text:p>http://devri.bzh/recherche/?q=harzh&amp;submit=</text:p>
          </table:table-cell>
          <table:table-cell office:value-type="string" calcext:value-type="string">
            <text:p>http://meurgorf.brezhoneg.bzh/meurgorf/enklask?terme=arz&amp;submit=Rechercher&amp;categorie=0&amp;oeuvres=0</text:p>
            <text:p>http://meurgorf.brezhoneg.bzh/meurgorf/enklask?terme=arzh&amp;submit=Rechercher&amp;categorie=0&amp;oeuvres=0</text:p>
            <text:p>http://meurgorf.brezhoneg.bzh/meurgorf/enklask?terme=harz&amp;submit=Rechercher&amp;categorie=0&amp;oeuvres=0</text:p>
            <text:p>http://meurgorf.brezhoneg.bzh/meurgorf/enklask?terme=harzh&amp;submit=Rechercher&amp;categorie=0&amp;oeuvres=0</text:p>
          </table:table-cell>
          <table:table-cell office:value-type="string" calcext:value-type="string">
            <text:p>https://br.wiktionary.org/w/index.php?search=arz&amp;title=Dibar%3AKlask&amp;go=Mont&amp;ns0=1</text:p>
            <text:p>https://br.wiktionary.org/wiki/arzh</text:p>
            <text:p>https://br.wiktionary.org/wiki/harz</text:p>
            <text:p>https://br.wiktionary.org/wiki/harzh</text:p>
          </table:table-cell>
          <table:table-cell table:style-name="ce3" office:value-type="string" calcext:value-type="string">
            <text:p>Règle à créer entre «arz/arzh/harz/harzh».</text:p>
          </table:table-cell>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3">
          <table:table-cell table:style-name="ce8" office:value-type="float" office:value="652" calcext:value-type="float">
            <text:p>652</text:p>
          </table:table-cell>
          <table:table-cell table:style-name="ce8" office:value-type="string" calcext:value-type="string">
            <text:p><text:a xlink:href="https://community.languagetool.org/rule/show/ARZH_ARZ?lang=br&amp;subId=2" xlink:type="simple">https://community.languagetool.org/rule/show/ARZH_ARZ?lang=br&amp;subId=2</text:a></text:p>
          </table:table-cell>
          <table:table-cell table:style-name="ce8" office:value-type="string" calcext:value-type="string">
            <text:p>arzh pe arz</text:p>
          </table:table-cell>
          <table:table-cell table:style-name="ce8" office:value-type="string" calcext:value-type="string">
            <text:p>arz → arzh</text:p>
          </table:table-cell>
          <table:table-cell table:style-name="ce8" office:value-type="string" calcext:value-type="string">
            <text:p>Kemmesk etre an daou c’her «arz» hag «arzh».</text:p>
          </table:table-cell>
          <table:table-cell table:style-name="ce8" office:value-type="string" calcext:value-type="string">
            <text:p>Ha fellout a rae deoc’h skrivañ arzh?</text:p>
          </table:table-cell>
          <table:table-cell table:style-name="ce8" office:value-type="string" calcext:value-type="string">
            <text:p>C’hoant ho poa skrivañ «arzh»?</text:p>
          </table:table-cell>
          <table:table-cell table:style-name="ce8" office:value-type="string" calcext:value-type="string">
            <text:p>Vouliez-vous écrire «arzh»?</text:p>
          </table:table-cell>
          <table:table-cell table:style-name="ce8" office:value-type="string" calcext:value-type="string">
            <text:p>Did you want to write «arzh»?</text:p>
          </table:table-cell>
          <table:table-cell table:style-name="ce8" office:value-type="string" calcext:value-type="string">
            <text:p>Oui</text:p>
          </table:table-cell>
          <table:table-cell table:style-name="ce8" office:value-type="string" calcext:value-type="string">
            <text:p>Kemmeskadur</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3">
          <table:table-cell office:value-type="float" office:value="653" calcext:value-type="float">
            <text:p>653</text:p>
          </table:table-cell>
          <table:table-cell office:value-type="string" calcext:value-type="string">
            <text:p><text:a xlink:href="https://community.languagetool.org/rule/show/ARZH_ARZ?lang=br&amp;subId=3" xlink:type="simple">https://community.languagetool.org/rule/show/ARZH_ARZ?lang=br&amp;subId=3</text:a></text:p>
          </table:table-cell>
          <table:table-cell office:value-type="string" calcext:value-type="string">
            <text:p>arzh pe arz</text:p>
          </table:table-cell>
          <table:table-cell office:value-type="string" calcext:value-type="string">
            <text:p>arz → arzh</text:p>
          </table:table-cell>
          <table:table-cell office:value-type="string" calcext:value-type="string">
            <text:p>Kemmesk etre an daou c’her «arz» hag «arzh».</text:p>
          </table:table-cell>
          <table:table-cell office:value-type="string" calcext:value-type="string">
            <text:p>Ha fellout a rae deoc’h skrivañ \1?</text:p>
          </table:table-cell>
          <table:table-cell office:value-type="string" calcext:value-type="string">
            <text:p>C’hoant ho poa skrivañ «\1»?</text:p>
          </table:table-cell>
          <table:table-cell office:value-type="string" calcext:value-type="string">
            <text:p>Vouliez-vous écrire «\1»?</text:p>
          </table:table-cell>
          <table:table-cell office:value-type="string" calcext:value-type="string">
            <text:p>Did you want to write «\1»?</text:p>
          </table:table-cell>
          <table:table-cell office:value-type="string" calcext:value-type="string">
            <text:p>Oui</text:p>
          </table:table-cell>
          <table:table-cell office:value-type="string" calcext:value-type="string">
            <text:p>Kemmeskadur</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3">
          <table:table-cell table:style-name="ce8" office:value-type="float" office:value="654" calcext:value-type="float">
            <text:p>654</text:p>
          </table:table-cell>
          <table:table-cell table:style-name="ce8" office:value-type="string" calcext:value-type="string">
            <text:p><text:a xlink:href="https://community.languagetool.org/rule/show/ARZH_ARZ?lang=br&amp;subId=4" xlink:type="simple">https://community.languagetool.org/rule/show/ARZH_ARZ?lang=br&amp;subId=4</text:a></text:p>
          </table:table-cell>
          <table:table-cell table:style-name="ce8" office:value-type="string" calcext:value-type="string">
            <text:p>arzh pe arz</text:p>
          </table:table-cell>
          <table:table-cell table:style-name="ce8" office:value-type="string" calcext:value-type="string">
            <text:p>arzh → arz</text:p>
          </table:table-cell>
          <table:table-cell table:style-name="ce8" office:value-type="string" calcext:value-type="string">
            <text:p>Kemmesk etre an daou c’her «arz» hag «arzh».</text:p>
          </table:table-cell>
          <table:table-cell table:style-name="ce8" office:value-type="string" calcext:value-type="string">
            <text:p>Ha fellout a rae deoc’h skrivañ arz?</text:p>
          </table:table-cell>
          <table:table-cell table:style-name="ce8" office:value-type="string" calcext:value-type="string">
            <text:p>C’hoant ho poa skrivañ «arz»?</text:p>
          </table:table-cell>
          <table:table-cell table:style-name="ce8" office:value-type="string" calcext:value-type="string">
            <text:p>Vouliez-vous écrire «arz»?</text:p>
          </table:table-cell>
          <table:table-cell table:style-name="ce8" office:value-type="string" calcext:value-type="string">
            <text:p>Did you want to write «arz»?</text:p>
          </table:table-cell>
          <table:table-cell table:style-name="ce8" office:value-type="string" calcext:value-type="string">
            <text:p>Oui</text:p>
          </table:table-cell>
          <table:table-cell table:style-name="ce8" office:value-type="string" calcext:value-type="string">
            <text:p>Kemmeskadur</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7">
          <table:table-cell office:value-type="float" office:value="655" calcext:value-type="float">
            <text:p>655</text:p>
          </table:table-cell>
          <table:table-cell office:value-type="string" calcext:value-type="string">
            <text:p><text:a xlink:href="https://community.languagetool.org/rule/show/GWAZH_GWAZ?lang=br&amp;subId=1" xlink:type="simple">https://community.languagetool.org/rule/show/GWAZH_GWAZ?lang=br&amp;subId=1</text:a></text:p>
          </table:table-cell>
          <table:table-cell office:value-type="string" calcext:value-type="string">
            <text:p>gwazh pe gwaz</text:p>
          </table:table-cell>
          <table:table-cell office:value-type="string" calcext:value-type="string">
            <text:p>gwazh → gwaz</text:p>
          </table:table-cell>
          <table:table-cell office:value-type="string" calcext:value-type="string">
            <text:p>Kemmesk etre an daou c’her «gwaz» hag «gwazh».</text:p>
          </table:table-cell>
          <table:table-cell office:value-type="string" calcext:value-type="string">
            <text:p>Ha fellout a rae deoc’h skrivañ gwaz?</text:p>
          </table:table-cell>
          <table:table-cell office:value-type="string" calcext:value-type="string">
            <text:p>C’hoant ho poa skrivañ «gwaz»?</text:p>
          </table:table-cell>
          <table:table-cell office:value-type="string" calcext:value-type="string">
            <text:p>Vouliez-vous écrire «gwaz»?</text:p>
          </table:table-cell>
          <table:table-cell office:value-type="string" calcext:value-type="string">
            <text:p>Did you want to write «gwaz»?</text:p>
          </table:table-cell>
          <table:table-cell office:value-type="string" calcext:value-type="string">
            <text:p>Oui</text:p>
          </table:table-cell>
          <table:table-cell office:value-type="string" calcext:value-type="string">
            <text:p>Kemmeskadur</text:p>
          </table:table-cell>
          <table:table-cell table:style-name="ce28"/>
          <table:table-cell table:style-name="ce3" office:value-type="string" calcext:value-type="string">
            <text:p>Gwazh:</text:p>
            <text:p>Gwaz:</text:p>
          </table:table-cell>
          <table:table-cell office:value-type="string" calcext:value-type="string">
            <text:p>http://devri.bzh/recherche/?q=gwazh&amp;submit=</text:p>
            <text:p>http://devri.bzh/recherche/?q=gwaz&amp;submit=</text:p>
          </table:table-cell>
          <table:table-cell office:value-type="string" calcext:value-type="string">
            <text:p>http://meurgorf.brezhoneg.bzh/meurgorf/enklask?terme=gwazh&amp;submit=Rechercher&amp;categorie=0&amp;oeuvres=0</text:p>
            <text:p>http://meurgorf.brezhoneg.bzh/meurgorf/enklask?terme=gwaz&amp;submit=Rechercher&amp;categorie=0&amp;oeuvres=0</text:p>
          </table:table-cell>
          <table:table-cell office:value-type="string" calcext:value-type="string">
            <text:p>https://br.wiktionary.org/wiki/gwazh</text:p>
            <text:p>https://br.wiktionary.org/wiki/gwaz</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3">
          <table:table-cell table:style-name="ce8" office:value-type="float" office:value="656" calcext:value-type="float">
            <text:p>656</text:p>
          </table:table-cell>
          <table:table-cell table:style-name="ce8" office:value-type="string" calcext:value-type="string">
            <text:p><text:a xlink:href="https://community.languagetool.org/rule/show/GWAZH_GWAZ?lang=br&amp;subId=2" xlink:type="simple">https://community.languagetool.org/rule/show/GWAZH_GWAZ?lang=br&amp;subId=2</text:a></text:p>
          </table:table-cell>
          <table:table-cell table:style-name="ce8" office:value-type="string" calcext:value-type="string">
            <text:p>gwazh pe gwaz</text:p>
          </table:table-cell>
          <table:table-cell table:style-name="ce8" office:value-type="string" calcext:value-type="string">
            <text:p>gwazh → gwaz</text:p>
          </table:table-cell>
          <table:table-cell table:style-name="ce8" office:value-type="string" calcext:value-type="string">
            <text:p>Kemmesk etre an daou c’her «gwaz» hag «gwazh».</text:p>
          </table:table-cell>
          <table:table-cell table:style-name="ce8" office:value-type="string" calcext:value-type="string">
            <text:p>Ha fellout a rae deoc’h skrivañ waz?</text:p>
          </table:table-cell>
          <table:table-cell table:style-name="ce8" office:value-type="string" calcext:value-type="string">
            <text:p>C’hoant ho poa skrivañ «waz»?</text:p>
          </table:table-cell>
          <table:table-cell table:style-name="ce8" office:value-type="string" calcext:value-type="string">
            <text:p>Vouliez-vous écrire «waz»?</text:p>
          </table:table-cell>
          <table:table-cell table:style-name="ce8" office:value-type="string" calcext:value-type="string">
            <text:p>Did you want to write «waz»?</text:p>
          </table:table-cell>
          <table:table-cell table:style-name="ce8" office:value-type="string" calcext:value-type="string">
            <text:p>Oui</text:p>
          </table:table-cell>
          <table:table-cell table:style-name="ce8" office:value-type="string" calcext:value-type="string">
            <text:p>Kemmeskadur</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3">
          <table:table-cell office:value-type="float" office:value="657" calcext:value-type="float">
            <text:p>657</text:p>
          </table:table-cell>
          <table:table-cell office:value-type="string" calcext:value-type="string">
            <text:p><text:a xlink:href="https://community.languagetool.org/rule/show/GWAZH_GWAZ?lang=br&amp;subId=3" xlink:type="simple">https://community.languagetool.org/rule/show/GWAZH_GWAZ?lang=br&amp;subId=3</text:a></text:p>
          </table:table-cell>
          <table:table-cell office:value-type="string" calcext:value-type="string">
            <text:p>gwazh pe gwaz</text:p>
          </table:table-cell>
          <table:table-cell office:value-type="string" calcext:value-type="string">
            <text:p>gwazh → gwaz</text:p>
          </table:table-cell>
          <table:table-cell office:value-type="string" calcext:value-type="string">
            <text:p>Kemmesk etre an daou c’her «gwaz» hag «gwazh».</text:p>
          </table:table-cell>
          <table:table-cell office:value-type="string" calcext:value-type="string">
            <text:p>Ha fellout a rae deoc’h skrivañ \2?</text:p>
          </table:table-cell>
          <table:table-cell office:value-type="string" calcext:value-type="string">
            <text:p>C’hoant ho poa skrivañ «\2»?</text:p>
          </table:table-cell>
          <table:table-cell office:value-type="string" calcext:value-type="string">
            <text:p>Vouliez-vous écrire «\2»?</text:p>
          </table:table-cell>
          <table:table-cell office:value-type="string" calcext:value-type="string">
            <text:p>Did you want to write «\2»?</text:p>
          </table:table-cell>
          <table:table-cell office:value-type="string" calcext:value-type="string">
            <text:p>Oui</text:p>
          </table:table-cell>
          <table:table-cell office:value-type="string" calcext:value-type="string">
            <text:p>Kemmeskadur</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3">
          <table:table-cell table:style-name="ce8" office:value-type="float" office:value="658" calcext:value-type="float">
            <text:p>658</text:p>
          </table:table-cell>
          <table:table-cell table:style-name="ce8" office:value-type="string" calcext:value-type="string">
            <text:p><text:a xlink:href="https://community.languagetool.org/rule/show/GWAZH_GWAZ?lang=br&amp;subId=4" xlink:type="simple">https://community.languagetool.org/rule/show/GWAZH_GWAZ?lang=br&amp;subId=4</text:a></text:p>
          </table:table-cell>
          <table:table-cell table:style-name="ce8" office:value-type="string" calcext:value-type="string">
            <text:p>gwazh pe gwaz</text:p>
          </table:table-cell>
          <table:table-cell table:style-name="ce8" office:value-type="string" calcext:value-type="string">
            <text:p>gwaz → gwazh</text:p>
          </table:table-cell>
          <table:table-cell table:style-name="ce8" office:value-type="string" calcext:value-type="string">
            <text:p>Kemmesk etre an daou c’her «gwaz» hag «gwazh».</text:p>
          </table:table-cell>
          <table:table-cell table:style-name="ce8" office:value-type="string" calcext:value-type="string">
            <text:p>Ha fellout a rae deoc’h skrivañ gwazh?</text:p>
          </table:table-cell>
          <table:table-cell table:style-name="ce8" office:value-type="string" calcext:value-type="string">
            <text:p>C’hoant ho poa skrivañ «gwazh»?</text:p>
          </table:table-cell>
          <table:table-cell table:style-name="ce8" office:value-type="string" calcext:value-type="string">
            <text:p>Vouliez-vous écrire «gwazh»?</text:p>
          </table:table-cell>
          <table:table-cell table:style-name="ce8" office:value-type="string" calcext:value-type="string">
            <text:p>Did you want to write «gwazh»?</text:p>
          </table:table-cell>
          <table:table-cell table:style-name="ce8" office:value-type="string" calcext:value-type="string">
            <text:p>Oui</text:p>
          </table:table-cell>
          <table:table-cell table:style-name="ce8" office:value-type="string" calcext:value-type="string">
            <text:p>Kemmeskadur</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3">
          <table:table-cell office:value-type="float" office:value="659" calcext:value-type="float">
            <text:p>659</text:p>
          </table:table-cell>
          <table:table-cell office:value-type="string" calcext:value-type="string">
            <text:p><text:a xlink:href="https://community.languagetool.org/rule/show/GWAZH_GWAZ?lang=br&amp;subId=5" xlink:type="simple">https://community.languagetool.org/rule/show/GWAZH_GWAZ?lang=br&amp;subId=5</text:a></text:p>
          </table:table-cell>
          <table:table-cell office:value-type="string" calcext:value-type="string">
            <text:p>gwazh pe gwaz</text:p>
          </table:table-cell>
          <table:table-cell office:value-type="string" calcext:value-type="string">
            <text:p>gwaz → gwazh</text:p>
          </table:table-cell>
          <table:table-cell office:value-type="string" calcext:value-type="string">
            <text:p>Kemmesk etre an daou c’her «gwaz» hag «gwazh».</text:p>
          </table:table-cell>
          <table:table-cell office:value-type="string" calcext:value-type="string">
            <text:p>Ha fellout a rae deoc’h skrivañ \1?</text:p>
          </table:table-cell>
          <table:table-cell office:value-type="string" calcext:value-type="string">
            <text:p>C’hoant ho poa skrivañ «\1»?</text:p>
          </table:table-cell>
          <table:table-cell office:value-type="string" calcext:value-type="string">
            <text:p>Vouliez-vous écrire «\1»?</text:p>
          </table:table-cell>
          <table:table-cell office:value-type="string" calcext:value-type="string">
            <text:p>Did you want to write «\1»?</text:p>
          </table:table-cell>
          <table:table-cell office:value-type="string" calcext:value-type="string">
            <text:p>Oui</text:p>
          </table:table-cell>
          <table:table-cell office:value-type="string" calcext:value-type="string">
            <text:p>Kemmeskadur</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3">
          <table:table-cell table:style-name="ce8" office:value-type="float" office:value="660" calcext:value-type="float">
            <text:p>660</text:p>
          </table:table-cell>
          <table:table-cell table:style-name="ce8" office:value-type="string" calcext:value-type="string">
            <text:p><text:a xlink:href="https://community.languagetool.org/rule/show/GWAZH_GWAZ?lang=br&amp;subId=6" xlink:type="simple">https://community.languagetool.org/rule/show/GWAZH_GWAZ?lang=br&amp;subId=6</text:a></text:p>
          </table:table-cell>
          <table:table-cell table:style-name="ce8" office:value-type="string" calcext:value-type="string">
            <text:p>gwazh pe gwaz</text:p>
          </table:table-cell>
          <table:table-cell table:style-name="ce8" office:value-type="string" calcext:value-type="string">
            <text:p>gwaz → gwazh</text:p>
          </table:table-cell>
          <table:table-cell table:style-name="ce8" office:value-type="string" calcext:value-type="string">
            <text:p>Kemmesk etre an daou c’her «gwaz» hag «gwazh».</text:p>
          </table:table-cell>
          <table:table-cell table:style-name="ce8" office:value-type="string" calcext:value-type="string">
            <text:p>Ha fellout a rae deoc’h skrivañ \1?</text:p>
          </table:table-cell>
          <table:table-cell table:style-name="ce8" office:value-type="string" calcext:value-type="string">
            <text:p>C’hoant ho poa skrivañ «\1»?</text:p>
          </table:table-cell>
          <table:table-cell table:style-name="ce8" office:value-type="string" calcext:value-type="string">
            <text:p>Vouliez-vous écrire «\1»?</text:p>
          </table:table-cell>
          <table:table-cell table:style-name="ce8" office:value-type="string" calcext:value-type="string">
            <text:p>Did you want to write «\1»?</text:p>
          </table:table-cell>
          <table:table-cell table:style-name="ce8" office:value-type="string" calcext:value-type="string">
            <text:p>Oui</text:p>
          </table:table-cell>
          <table:table-cell table:style-name="ce8" office:value-type="string" calcext:value-type="string">
            <text:p>Kemmeskadur</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11">
          <table:table-cell office:value-type="float" office:value="661" calcext:value-type="float">
            <text:p>661</text:p>
          </table:table-cell>
          <table:table-cell office:value-type="string" calcext:value-type="string">
            <text:p><text:a xlink:href="https://community.languagetool.org/rule/show/KOZHOCH?lang=br&amp;subId=1" xlink:type="simple">https://community.languagetool.org/rule/show/KOZHOCH?lang=br&amp;subId=1</text:a></text:p>
          </table:table-cell>
          <table:table-cell office:value-type="string" calcext:value-type="string">
            <text:p>kozhoc’h → koshoc’h</text:p>
          </table:table-cell>
          <table:table-cell office:value-type="string" calcext:value-type="string">
            <text:p>Aucun changement</text:p>
          </table:table-cell>
          <table:table-cell office:value-type="string" calcext:value-type="string">
            <text:p>Fazi en ur skrivañ ur «z/zh» en anvioù-gwan en derez-uheloc’h, rak n’eo ken un «s» dous a vez klevet evel da skouer e-barzh [ˈkoːs], met kentoc’h un «s» kreñv ['kɔsːɔx].</text:p>
          </table:table-cell>
          <table:table-cell office:value-type="string" calcext:value-type="string">
            <text:p>«\1» a zo ur verb diasur. Ha fellout a rae deoc’h skrivañ \1 kentoc’h? (CHALM Sb4)</text:p>
          </table:table-cell>
          <table:table-cell office:value-type="string" calcext:value-type="string">
            <text:p>N’eo ket sur eo «\1» ur verb, ha c’hoant ho poa skrivañ «\1»? (CHALM Sb4)</text:p>
          </table:table-cell>
          <table:table-cell office:value-type="string" calcext:value-type="string">
            <text:p>Ce n’est pas sûr que «\1» soit un verbe, vouliez-vous écrire «\1»? (CHALM Sb4)</text:p>
          </table:table-cell>
          <table:table-cell office:value-type="string" calcext:value-type="string">
            <text:p>It is not sure that «\1» is a verb, did you want to write «\1»? (CHALM Sb4)</text:p>
          </table:table-cell>
          <table:table-cell office:value-type="string" calcext:value-type="string">
            <text:p>Oui</text:p>
          </table:table-cell>
          <table:table-cell office:value-type="string" calcext:value-type="string">
            <text:p>Kemmeskadur</text:p>
          </table:table-cell>
          <table:table-cell table:style-name="ce3" office:value-type="string" calcext:value-type="string">
            <text:p>Reizhskrivadur, Soniadouriezh</text:p>
          </table:table-cell>
          <table:table-cell table:style-name="ce3" office:value-type="string" calcext:value-type="string">
            <text:p>Kozh:</text:p>
            <text:p>Koshoc’h:</text:p>
          </table:table-cell>
          <table:table-cell office:value-type="string" calcext:value-type="string">
            <text:p><text:a xlink:href="http://devri.bzh/recherche/?q=kozh&amp;submit" xlink:type="simple">http://devri.bzh/recherche/?q=kozh&amp;submit=</text:a></text:p>
          </table:table-cell>
          <table:table-cell office:value-type="string" calcext:value-type="string">
            <text:p><text:a xlink:href="http://meurgorf.brezhoneg.bzh/meurgorf/enklask?terme=kozh&amp;submit=Rechercher&amp;categorie=0&amp;oeuvres=0" xlink:type="simple">http://meurgorf.brezhoneg.bzh/meurgorf/enklask?terme=kozh&amp;submit=Rechercher&amp;categorie=0&amp;oeuvres=0</text:a></text:p>
          </table:table-cell>
          <table:table-cell office:value-type="string" calcext:value-type="string">
            <text:p>https://br.wiktionary.org/wiki/kozh</text:p>
            <text:p>https://br.wiktionary.org/wiki/koshoc%27h</text:p>
          </table:table-cell>
          <table:table-cell table:style-name="ce3" office:value-type="string" calcext:value-type="string">
            <text:p>Règle à créer entre pour les mot qui passe entre de «zh» vers «sh» au derez-uheloc’h. Bien souvent certaines personne enleve le «h».</text:p>
            <text:p>Regle à creer pour dire que le son «ch» s’écrit toujours «ch» en breton, et jamais «sh».</text:p>
          </table:table-cell>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10">
          <table:table-cell table:style-name="ce8" office:value-type="float" office:value="662" calcext:value-type="float">
            <text:p>662</text:p>
          </table:table-cell>
          <table:table-cell table:style-name="ce8" office:value-type="string" calcext:value-type="string">
            <text:p><text:a xlink:href="https://community.languagetool.org/rule/show/PELECH?lang=br&amp;subId=1" xlink:type="simple">https://community.languagetool.org/rule/show/PELECH?lang=br&amp;subId=1</text:a></text:p>
          </table:table-cell>
          <table:table-cell table:style-name="ce8" office:value-type="string" calcext:value-type="string">
            <text:p>pelec’h pe da belec’h</text:p>
          </table:table-cell>
          <table:table-cell table:style-name="ce8" office:value-type="string" calcext:value-type="string">
            <text:p>pelec’h → da belec’h</text:p>
          </table:table-cell>
          <table:table-cell table:style-name="ce8" office:value-type="string" calcext:value-type="string">
            <text:p>Fazi en ur chom hep skrivañ ar ger «da» pa saver ar goulenn evit goulenn ouzh un den bennak «da belec’h ez a».</text:p>
          </table:table-cell>
          <table:table-cell table:style-name="ce8" office:value-type="string" calcext:value-type="string">
            <text:p>Ha fellout a rae deoc’h skrivañ da belec’h? (CHALM F3.3)</text:p>
          </table:table-cell>
          <table:table-cell table:style-name="ce8" office:value-type="string" calcext:value-type="string">
            <text:p>C’hoant ho poa skrivañ «da belec’h»? (CHALM F3.3)</text:p>
          </table:table-cell>
          <table:table-cell table:style-name="ce8" office:value-type="string" calcext:value-type="string">
            <text:p>Vouliez-vous écrire «da belec’h»? (CHALM F3.3)</text:p>
          </table:table-cell>
          <table:table-cell table:style-name="ce8" office:value-type="string" calcext:value-type="string">
            <text:p>Did you want to write «da belec’h»? (CHALM F3.3)</text:p>
          </table:table-cell>
          <table:table-cell table:style-name="ce8" office:value-type="string" calcext:value-type="string">
            <text:p>Oui</text:p>
          </table:table-cell>
          <table:table-cell table:style-name="ce8" office:value-type="string" calcext:value-type="string">
            <text:p>A-bep seurt</text:p>
          </table:table-cell>
          <table:table-cell/>
          <table:table-cell office:value-type="string" calcext:value-type="string">
            <text:p>Pelec’h:</text:p>
          </table:table-cell>
          <table:table-cell table:style-name="ce8" office:value-type="string" calcext:value-type="string">
            <text:p><text:a xlink:href="http://devri.bzh/recherche/?q=pelec%27h&amp;submit" xlink:type="simple">http://devri.bzh/recherche/?q=pelec%27h&amp;submit=</text:a></text:p>
          </table:table-cell>
          <table:table-cell table:style-name="ce8" office:value-type="string" calcext:value-type="string">
            <text:p><text:a xlink:href="http://meurgorf.brezhoneg.bzh/meurgorf/enklask?terme=pelec%27h&amp;submit=Rechercher&amp;categorie=0&amp;oeuvres=0" xlink:type="simple">http://meurgorf.brezhoneg.bzh/meurgorf/enklask?terme=pelec%27h&amp;submit=Rechercher&amp;categorie=0&amp;oeuvres=0</text:a></text:p>
          </table:table-cell>
          <table:table-cell table:style-name="ce8" office:value-type="string" calcext:value-type="string">
            <text:p>https://br.wiktionary.org/wiki/pelec%27h</text:p>
            <text:p>https://br.wiktionary.org/w/index.php?search=pelec%27h&amp;title=Dibar%3AKlask&amp;fulltext=1&amp;ns0=1</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4">
          <table:table-cell office:value-type="float" office:value="663" calcext:value-type="float">
            <text:p>663</text:p>
          </table:table-cell>
          <table:table-cell office:value-type="string" calcext:value-type="string">
            <text:p><text:a xlink:href="https://community.languagetool.org/rule/show/PELECH?lang=br&amp;subId=2" xlink:type="simple">https://community.languagetool.org/rule/show/PELECH?lang=br&amp;subId=2</text:a></text:p>
          </table:table-cell>
          <table:table-cell office:value-type="string" calcext:value-type="string">
            <text:p>pelec’h pe da belec’h</text:p>
          </table:table-cell>
          <table:table-cell office:value-type="string" calcext:value-type="string">
            <text:p>pelec’h → da belec’h</text:p>
          </table:table-cell>
          <table:table-cell office:value-type="string" calcext:value-type="string">
            <text:p>Fazi en ur chom hep skrivañ ar ger «da» pa saver ar goulenn evit goulenn ouzh un den bennak «da belec’h ez a».</text:p>
          </table:table-cell>
          <table:table-cell office:value-type="string" calcext:value-type="string">
            <text:p>Ha fellout a rae deoc’h skrivañ da belec’h? (CHALM F3.3)</text:p>
          </table:table-cell>
          <table:table-cell office:value-type="string" calcext:value-type="string">
            <text:p>C’hoant ho poa skrivañ «da belec’h»? (CHALM F3.3)</text:p>
          </table:table-cell>
          <table:table-cell office:value-type="string" calcext:value-type="string">
            <text:p>Vouliez-vous écrire «da belec’h»? (CHALM F3.3)</text:p>
          </table:table-cell>
          <table:table-cell office:value-type="string" calcext:value-type="string">
            <text:p>Did you want to write «da belec’h»? (CHALM F3.3)</text:p>
          </table:table-cell>
          <table:table-cell office:value-type="string" calcext:value-type="string">
            <text:p>Oui</text:p>
          </table:table-cell>
          <table:table-cell office:value-type="string" calcext:value-type="string">
            <text:p>A-bep seurt</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4">
          <table:table-cell table:style-name="ce8" office:value-type="float" office:value="664" calcext:value-type="float">
            <text:p>664</text:p>
          </table:table-cell>
          <table:table-cell table:style-name="ce8" office:value-type="string" calcext:value-type="string">
            <text:p><text:a xlink:href="https://community.languagetool.org/rule/show/PELECH?lang=br&amp;subId=3" xlink:type="simple">https://community.languagetool.org/rule/show/PELECH?lang=br&amp;subId=3</text:a></text:p>
          </table:table-cell>
          <table:table-cell table:style-name="ce8" office:value-type="string" calcext:value-type="string">
            <text:p>pelec’h pe da belec’h</text:p>
          </table:table-cell>
          <table:table-cell table:style-name="ce8" office:value-type="string" calcext:value-type="string">
            <text:p>pelec’h → da belec’h</text:p>
          </table:table-cell>
          <table:table-cell table:style-name="ce8" office:value-type="string" calcext:value-type="string">
            <text:p>Fazi en ur chom hep skrivañ ar ger «da» pa saver ar goulenn evit goulenn ouzh un den bennak «da belec’h ez a».</text:p>
          </table:table-cell>
          <table:table-cell table:style-name="ce8" office:value-type="string" calcext:value-type="string">
            <text:p>Ha fellout a rae deoc’h skrivañ da belec’h? (CHALM F3.3)</text:p>
          </table:table-cell>
          <table:table-cell table:style-name="ce8" office:value-type="string" calcext:value-type="string">
            <text:p>C’hoant ho poa skrivañ «da belec’h»? (CHALM F3.3)</text:p>
          </table:table-cell>
          <table:table-cell table:style-name="ce8" office:value-type="string" calcext:value-type="string">
            <text:p>Vouliez-vous écrire «da belec’h»? (CHALM F3.3)</text:p>
          </table:table-cell>
          <table:table-cell table:style-name="ce8" office:value-type="string" calcext:value-type="string">
            <text:p>Did you want to write «da belec’h»? (CHALM F3.3)</text:p>
          </table:table-cell>
          <table:table-cell table:style-name="ce8" office:value-type="string" calcext:value-type="string">
            <text:p>Oui</text:p>
          </table:table-cell>
          <table:table-cell table:style-name="ce8" office:value-type="string" calcext:value-type="string">
            <text:p>A-bep seurt</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4">
          <table:table-cell office:value-type="float" office:value="665" calcext:value-type="float">
            <text:p>665</text:p>
          </table:table-cell>
          <table:table-cell office:value-type="string" calcext:value-type="string">
            <text:p><text:a xlink:href="https://community.languagetool.org/rule/show/PELECH?lang=br&amp;subId=4" xlink:type="simple">https://community.languagetool.org/rule/show/PELECH?lang=br&amp;subId=4</text:a></text:p>
          </table:table-cell>
          <table:table-cell office:value-type="string" calcext:value-type="string">
            <text:p>pelec’h pe da belec’h</text:p>
          </table:table-cell>
          <table:table-cell office:value-type="string" calcext:value-type="string">
            <text:p>pelec’h → da belec’h</text:p>
          </table:table-cell>
          <table:table-cell office:value-type="string" calcext:value-type="string">
            <text:p>Fazi en ur chom hep skrivañ ar ger «da» pa saver ar goulenn evit goulenn ouzh un den bennak «da belec’h ez a».</text:p>
          </table:table-cell>
          <table:table-cell office:value-type="string" calcext:value-type="string">
            <text:p>Ha fellout a rae deoc’h skrivañ da belec’h? (CHALM F3.3)</text:p>
          </table:table-cell>
          <table:table-cell office:value-type="string" calcext:value-type="string">
            <text:p>C’hoant ho poa skrivañ «da belec’h»? (CHALM F3.3)</text:p>
          </table:table-cell>
          <table:table-cell office:value-type="string" calcext:value-type="string">
            <text:p>Vouliez-vous écrire «da belec’h»? (CHALM F3.3)</text:p>
          </table:table-cell>
          <table:table-cell office:value-type="string" calcext:value-type="string">
            <text:p>Did you want to write «da belec’h»? (CHALM F3.3)</text:p>
          </table:table-cell>
          <table:table-cell office:value-type="string" calcext:value-type="string">
            <text:p>Oui</text:p>
          </table:table-cell>
          <table:table-cell office:value-type="string" calcext:value-type="string">
            <text:p>A-bep seurt</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4">
          <table:table-cell table:style-name="ce8" office:value-type="float" office:value="666" calcext:value-type="float">
            <text:p>666</text:p>
          </table:table-cell>
          <table:table-cell table:style-name="ce8" office:value-type="string" calcext:value-type="string">
            <text:p><text:a xlink:href="https://community.languagetool.org/rule/show/PELECH?lang=br&amp;subId=5" xlink:type="simple">https://community.languagetool.org/rule/show/PELECH?lang=br&amp;subId=5</text:a></text:p>
          </table:table-cell>
          <table:table-cell table:style-name="ce8" office:value-type="string" calcext:value-type="string">
            <text:p>pelec’h pe da belec’h</text:p>
          </table:table-cell>
          <table:table-cell table:style-name="ce8" office:value-type="string" calcext:value-type="string">
            <text:p>pelec’h → da belec’h</text:p>
          </table:table-cell>
          <table:table-cell table:style-name="ce8" office:value-type="string" calcext:value-type="string">
            <text:p>Fazi en ur chom hep skrivañ ar ger «da» pa saver ar goulenn evit goulenn ouzh un den bennak «da belec’h ez a».</text:p>
          </table:table-cell>
          <table:table-cell table:style-name="ce8" office:value-type="string" calcext:value-type="string">
            <text:p>Ha fellout a rae deoc’h skrivañ da belec’h? (CHALM F3.3)</text:p>
          </table:table-cell>
          <table:table-cell table:style-name="ce8" office:value-type="string" calcext:value-type="string">
            <text:p>C’hoant ho poa skrivañ «da belec’h»? (CHALM F3.3)</text:p>
          </table:table-cell>
          <table:table-cell table:style-name="ce8" office:value-type="string" calcext:value-type="string">
            <text:p>Vouliez-vous écrire «da belec’h»? (CHALM F3.3)</text:p>
          </table:table-cell>
          <table:table-cell table:style-name="ce8" office:value-type="string" calcext:value-type="string">
            <text:p>Did you want to write «da belec’h»? (CHALM F3.3)</text:p>
          </table:table-cell>
          <table:table-cell table:style-name="ce8" office:value-type="string" calcext:value-type="string">
            <text:p>Oui</text:p>
          </table:table-cell>
          <table:table-cell table:style-name="ce8" office:value-type="string" calcext:value-type="string">
            <text:p>A-bep seurt</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4">
          <table:table-cell office:value-type="float" office:value="667" calcext:value-type="float">
            <text:p>667</text:p>
          </table:table-cell>
          <table:table-cell office:value-type="string" calcext:value-type="string">
            <text:p><text:a xlink:href="https://community.languagetool.org/rule/show/PELECH?lang=br&amp;subId=6" xlink:type="simple">https://community.languagetool.org/rule/show/PELECH?lang=br&amp;subId=6</text:a></text:p>
          </table:table-cell>
          <table:table-cell office:value-type="string" calcext:value-type="string">
            <text:p>pelec’h pe da belec’h</text:p>
          </table:table-cell>
          <table:table-cell office:value-type="string" calcext:value-type="string">
            <text:p>pelec’h → da belec’h</text:p>
          </table:table-cell>
          <table:table-cell office:value-type="string" calcext:value-type="string">
            <text:p>Fazi en ur chom hep skrivañ ar ger «da» pa saver ar goulenn evit goulenn ouzh un den bennak «da belec’h ez a».</text:p>
          </table:table-cell>
          <table:table-cell office:value-type="string" calcext:value-type="string">
            <text:p>Ha fellout a rae deoc’h skrivañ da belec’h? (CHALM F3.3)</text:p>
          </table:table-cell>
          <table:table-cell office:value-type="string" calcext:value-type="string">
            <text:p>C’hoant ho poa skrivañ «da belec’h»? (CHALM F3.3)</text:p>
          </table:table-cell>
          <table:table-cell office:value-type="string" calcext:value-type="string">
            <text:p>Vouliez-vous écrire «da belec’h»? (CHALM F3.3)</text:p>
          </table:table-cell>
          <table:table-cell office:value-type="string" calcext:value-type="string">
            <text:p>Did you want to write «da belec’h»? (CHALM F3.3)</text:p>
          </table:table-cell>
          <table:table-cell office:value-type="string" calcext:value-type="string">
            <text:p>Oui</text:p>
          </table:table-cell>
          <table:table-cell office:value-type="string" calcext:value-type="string">
            <text:p>A-bep seurt</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4">
          <table:table-cell table:style-name="ce8" office:value-type="float" office:value="668" calcext:value-type="float">
            <text:p>668</text:p>
          </table:table-cell>
          <table:table-cell table:style-name="ce8" office:value-type="string" calcext:value-type="string">
            <text:p><text:a xlink:href="https://community.languagetool.org/rule/show/PELECH?lang=br&amp;subId=7" xlink:type="simple">https://community.languagetool.org/rule/show/PELECH?lang=br&amp;subId=7</text:a></text:p>
          </table:table-cell>
          <table:table-cell table:style-name="ce8" office:value-type="string" calcext:value-type="string">
            <text:p>pelec’h pe da belec’h</text:p>
          </table:table-cell>
          <table:table-cell table:style-name="ce8" office:value-type="string" calcext:value-type="string">
            <text:p>pelec’h → da belec’h</text:p>
          </table:table-cell>
          <table:table-cell table:style-name="ce8" office:value-type="string" calcext:value-type="string">
            <text:p>Fazi en ur chom hep skrivañ ar ger «da» pa saver ar goulenn evit goulenn ouzh un den bennak «da belec’h ez a».</text:p>
          </table:table-cell>
          <table:table-cell table:style-name="ce8" office:value-type="string" calcext:value-type="string">
            <text:p>Ha fellout a rae deoc’h skrivañ da belec’h? (CHALM F3.3)</text:p>
          </table:table-cell>
          <table:table-cell table:style-name="ce8" office:value-type="string" calcext:value-type="string">
            <text:p>C’hoant ho poa skrivañ «da belec’h»? (CHALM F3.3)</text:p>
          </table:table-cell>
          <table:table-cell table:style-name="ce8" office:value-type="string" calcext:value-type="string">
            <text:p>Vouliez-vous écrire «da belec’h»? (CHALM F3.3)</text:p>
          </table:table-cell>
          <table:table-cell table:style-name="ce8" office:value-type="string" calcext:value-type="string">
            <text:p>Did you want to write «da belec’h»? (CHALM F3.3)</text:p>
          </table:table-cell>
          <table:table-cell table:style-name="ce8" office:value-type="string" calcext:value-type="string">
            <text:p>Oui</text:p>
          </table:table-cell>
          <table:table-cell table:style-name="ce8" office:value-type="string" calcext:value-type="string">
            <text:p>A-bep seurt</text:p>
          </table:table-cell>
          <table:table-cell/>
          <table:table-cell office:value-type="string" calcext:value-type="string">
            <text:p>idem</text:p>
          </table:table-cell>
          <table:table-cell table:number-columns-repeated="3" table:style-name="ce8" office:value-type="string" calcext:value-type="string">
            <text:p>idem</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4">
          <table:table-cell office:value-type="float" office:value="669" calcext:value-type="float">
            <text:p>669</text:p>
          </table:table-cell>
          <table:table-cell office:value-type="string" calcext:value-type="string">
            <text:p><text:a xlink:href="https://community.languagetool.org/rule/show/PELECH?lang=br&amp;subId=8" xlink:type="simple">https://community.languagetool.org/rule/show/PELECH?lang=br&amp;subId=8</text:a></text:p>
          </table:table-cell>
          <table:table-cell office:value-type="string" calcext:value-type="string">
            <text:p>pelec’h pe da belec’h</text:p>
          </table:table-cell>
          <table:table-cell office:value-type="string" calcext:value-type="string">
            <text:p>pelec’h → da belec’h</text:p>
          </table:table-cell>
          <table:table-cell office:value-type="string" calcext:value-type="string">
            <text:p>Fazi en ur chom hep skrivañ ar ger «da» pa saver ar goulenn evit goulenn ouzh un den bennak «da belec’h ez a».</text:p>
          </table:table-cell>
          <table:table-cell office:value-type="string" calcext:value-type="string">
            <text:p>Ha fellout a rae deoc’h skrivañ da belec’h? (CHALM F3.3)</text:p>
          </table:table-cell>
          <table:table-cell office:value-type="string" calcext:value-type="string">
            <text:p>C’hoant ho poa skrivañ «da belec’h»? (CHALM F3.3)</text:p>
          </table:table-cell>
          <table:table-cell office:value-type="string" calcext:value-type="string">
            <text:p>Vouliez-vous écrire «da belec’h»? (CHALM F3.3)</text:p>
          </table:table-cell>
          <table:table-cell office:value-type="string" calcext:value-type="string">
            <text:p>Did you want to write «da belec’h»? (CHALM F3.3)</text:p>
          </table:table-cell>
          <table:table-cell office:value-type="string" calcext:value-type="string">
            <text:p>Oui</text:p>
          </table:table-cell>
          <table:table-cell office:value-type="string" calcext:value-type="string">
            <text:p>A-bep seurt</text:p>
          </table:table-cell>
          <table:table-cell table:style-name="ce28"/>
          <table:table-cell table:style-name="ce3" office:value-type="string" calcext:value-type="string">
            <text:p>idem</text:p>
          </table:table-cell>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7">
          <table:table-cell table:style-name="ce8" office:value-type="float" office:value="670" calcext:value-type="float">
            <text:p>670</text:p>
          </table:table-cell>
          <table:table-cell table:style-name="ce8" office:value-type="string" calcext:value-type="string">
            <text:p><text:a xlink:href="https://community.languagetool.org/rule/show/ALAN_STIVELL?lang=br&amp;subId=1" xlink:type="simple">https://community.languagetool.org/rule/show/ALAN_STIVELL?lang=br&amp;subId=1</text:a></text:p>
          </table:table-cell>
          <table:table-cell table:style-name="ce8" office:value-type="string" calcext:value-type="string">
            <text:p>Alan Stivell</text:p>
          </table:table-cell>
          <table:table-cell table:style-name="ce8" office:value-type="string" calcext:value-type="string">
            <text:p>Allan Stivell → Alan Stivell</text:p>
          </table:table-cell>
          <table:table-cell table:style-name="ce8" office:value-type="string" calcext:value-type="string">
            <text:p>Fazi e-barzh anv un arzour.</text:p>
          </table:table-cell>
          <table:table-cell table:style-name="ce8" office:value-type="string" calcext:value-type="string">
            <text:p>Skrivit Alan Stivell.</text:p>
          </table:table-cell>
          <table:table-cell table:style-name="ce8" office:value-type="string" calcext:value-type="string">
            <text:p>Skrivit «Alan Stivell».</text:p>
          </table:table-cell>
          <table:table-cell table:style-name="ce8" office:value-type="string" calcext:value-type="string">
            <text:p>Écrivez «Alan Stivell».</text:p>
          </table:table-cell>
          <table:table-cell table:style-name="ce8" office:value-type="string" calcext:value-type="string">
            <text:p>Write «Alan Stivell».</text:p>
          </table:table-cell>
          <table:table-cell table:style-name="ce8" office:value-type="string" calcext:value-type="string">
            <text:p>Oui</text:p>
          </table:table-cell>
          <table:table-cell table:style-name="ce8" office:value-type="string" calcext:value-type="string">
            <text:p>Anv-tud</text:p>
          </table:table-cell>
          <table:table-cell/>
          <table:table-cell office:value-type="string" calcext:value-type="string">
            <text:p>Alan:</text:p>
            <text:p>Alan:</text:p>
            <text:p>Stivell:</text:p>
          </table:table-cell>
          <table:table-cell table:style-name="ce8" office:value-type="string" calcext:value-type="string">
            <text:p>http://devri.bzh/recherche/?q=alan&amp;submit=</text:p>
            <text:p>http://devri.bzh/recherche/?q=Stivell&amp;submit=</text:p>
          </table:table-cell>
          <table:table-cell table:style-name="ce8" office:value-type="string" calcext:value-type="string">
            <text:p>http://meurgorf.brezhoneg.bzh/meurgorf/enklask?terme=alan&amp;submit=Rechercher&amp;categorie=0&amp;oeuvres=0</text:p>
            <text:p>http://meurgorf.brezhoneg.bzh/meurgorf/enklask?terme=stivell&amp;submit=Rechercher&amp;categorie=0&amp;oeuvres=0</text:p>
          </table:table-cell>
          <table:table-cell table:style-name="ce8" office:value-type="string" calcext:value-type="string">
            <text:p>https://br.wiktionary.org/wiki/alan</text:p>
            <text:p>https://br.wiktionary.org/wiki/Alan</text:p>
            <text:p>https://br.wiktionary.org/w/index.php?search=stivell&amp;title=Dibar%3AKlask&amp;go=Mont&amp;ns0=1</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23">
          <table:table-cell office:value-type="float" office:value="671" calcext:value-type="float">
            <text:p>671</text:p>
          </table:table-cell>
          <table:table-cell office:value-type="string" calcext:value-type="string">
            <text:p><text:a xlink:href="https://community.languagetool.org/rule/show/ALAN_STIVELL?lang=br&amp;subId=2" xlink:type="simple">https://community.languagetool.org/rule/show/ALAN_STIVELL?lang=br&amp;subId=2</text:a></text:p>
          </table:table-cell>
          <table:table-cell office:value-type="string" calcext:value-type="string">
            <text:p>Alan Stivell</text:p>
          </table:table-cell>
          <table:table-cell office:value-type="string" calcext:value-type="string">
            <text:p>Alan Stivel → Alan Stivell</text:p>
          </table:table-cell>
          <table:table-cell office:value-type="string" calcext:value-type="string">
            <text:p>Fazi e-barzh anv un arzour.</text:p>
          </table:table-cell>
          <table:table-cell office:value-type="string" calcext:value-type="string">
            <text:p>Skrivit Alan Stivell.</text:p>
          </table:table-cell>
          <table:table-cell office:value-type="string" calcext:value-type="string">
            <text:p>Skrivit «Alan Stivell».</text:p>
          </table:table-cell>
          <table:table-cell office:value-type="string" calcext:value-type="string">
            <text:p>Écrivez «Alan Stivell».</text:p>
          </table:table-cell>
          <table:table-cell office:value-type="string" calcext:value-type="string">
            <text:p>Write «Alan Stivell».</text:p>
          </table:table-cell>
          <table:table-cell office:value-type="string" calcext:value-type="string">
            <text:p>Oui</text:p>
          </table:table-cell>
          <table:table-cell office:value-type="string" calcext:value-type="string">
            <text:p>Anv-tud</text:p>
          </table:table-cell>
          <table:table-cell table:style-name="ce28" table:number-columns-repeated="2"/>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13">
          <table:table-cell table:style-name="ce8" office:value-type="float" office:value="672" calcext:value-type="float">
            <text:p>672</text:p>
          </table:table-cell>
          <table:table-cell table:style-name="ce8" office:value-type="string" calcext:value-type="string">
            <text:p><text:a xlink:href="https://community.languagetool.org/rule/show/GLENMOR?lang=br&amp;subId=1" xlink:type="simple">https://community.languagetool.org/rule/show/GLENMOR?lang=br&amp;subId=1</text:a></text:p>
          </table:table-cell>
          <table:table-cell table:style-name="ce8" office:value-type="string" calcext:value-type="string">
            <text:p>Glenmor</text:p>
          </table:table-cell>
          <table:table-cell table:style-name="ce8" office:value-type="string" calcext:value-type="string">
            <text:p>Glenn Mor → Glenmor</text:p>
          </table:table-cell>
          <table:table-cell table:style-name="ce8" office:value-type="string" calcext:value-type="string">
            <text:p>Fazi e-barzh anv un arzour.</text:p>
          </table:table-cell>
          <table:table-cell table:style-name="ce8" office:value-type="string" calcext:value-type="string">
            <text:p>Skrivit Glenmor.</text:p>
          </table:table-cell>
          <table:table-cell table:style-name="ce8" office:value-type="string" calcext:value-type="string">
            <text:p>Skrivit «Glenmor».</text:p>
          </table:table-cell>
          <table:table-cell table:style-name="ce8" office:value-type="string" calcext:value-type="string">
            <text:p>Écrivez «Glenmor.».</text:p>
          </table:table-cell>
          <table:table-cell table:style-name="ce8" office:value-type="string" calcext:value-type="string">
            <text:p>Write «Glenmor».</text:p>
          </table:table-cell>
          <table:table-cell table:style-name="ce8" office:value-type="string" calcext:value-type="string">
            <text:p>Oui</text:p>
          </table:table-cell>
          <table:table-cell table:style-name="ce8" office:value-type="string" calcext:value-type="string">
            <text:p>Anv-tud</text:p>
          </table:table-cell>
          <table:table-cell/>
          <table:table-cell office:value-type="string" calcext:value-type="string">
            <text:p>Glenmor:</text:p>
            <text:p>Glenn:</text:p>
            <text:p>Mor:</text:p>
          </table:table-cell>
          <table:table-cell table:style-name="ce8" office:value-type="string" calcext:value-type="string">
            <text:p>– </text:p>
            <text:p>http://devri.bzh/recherche/?q=glenn&amp;submit=</text:p>
            <text:p>http://devri.bzh/recherche/?q=mor&amp;submit=</text:p>
          </table:table-cell>
          <table:table-cell table:style-name="ce8" office:value-type="string" calcext:value-type="string">
            <text:p>– </text:p>
            <text:p>http://meurgorf.brezhoneg.bzh/meurgorf/enklask?terme=glenn&amp;submit=Rechercher&amp;categorie=0&amp;oeuvres=0</text:p>
            <text:p>http://meurgorf.brezhoneg.bzh/meurgorf/enklask?terme=mor&amp;submit=Rechercher&amp;categorie=0&amp;oeuvres=0</text:p>
          </table:table-cell>
          <table:table-cell table:style-name="ce8" office:value-type="string" calcext:value-type="string">
            <text:p>https://br.wiktionary.org/w/index.php?search=glenmor&amp;title=Dibar%3AKlask&amp;go=Mont&amp;ns0=1</text:p>
            <text:p>https://br.wiktionary.org/w/index.php?search=glenn&amp;title=Dibar%3AKlask&amp;go=Mont&amp;ns0=1</text:p>
            <text:p>https://br.wiktionary.org/wiki/mor</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23">
          <table:table-cell office:value-type="float" office:value="673" calcext:value-type="float">
            <text:p>673</text:p>
          </table:table-cell>
          <table:table-cell office:value-type="string" calcext:value-type="string">
            <text:p><text:a xlink:href="https://community.languagetool.org/rule/show/GLENMOR?lang=br&amp;subId=2" xlink:type="simple">https://community.languagetool.org/rule/show/GLENMOR?lang=br&amp;subId=2</text:a></text:p>
          </table:table-cell>
          <table:table-cell office:value-type="string" calcext:value-type="string">
            <text:p>Glenmor</text:p>
          </table:table-cell>
          <table:table-cell office:value-type="string" calcext:value-type="string">
            <text:p>Glennmor → Glenmor</text:p>
          </table:table-cell>
          <table:table-cell office:value-type="string" calcext:value-type="string">
            <text:p>Fazi e-barzh anv un arzour.</text:p>
          </table:table-cell>
          <table:table-cell office:value-type="string" calcext:value-type="string">
            <text:p>Skrivit Glenmor.</text:p>
          </table:table-cell>
          <table:table-cell office:value-type="string" calcext:value-type="string">
            <text:p>Skrivit «Glenmor».</text:p>
          </table:table-cell>
          <table:table-cell office:value-type="string" calcext:value-type="string">
            <text:p>Écrivez «Glenmor.».</text:p>
          </table:table-cell>
          <table:table-cell office:value-type="string" calcext:value-type="string">
            <text:p>Write «Glenmor».</text:p>
          </table:table-cell>
          <table:table-cell office:value-type="string" calcext:value-type="string">
            <text:p>Oui</text:p>
          </table:table-cell>
          <table:table-cell office:value-type="string" calcext:value-type="string">
            <text:p>Anv-tud</text:p>
          </table:table-cell>
          <table:table-cell table:style-name="ce28" table:number-columns-repeated="2"/>
          <table:table-cell table:number-columns-repeated="3" office:value-type="string" calcext:value-type="string">
            <text:p>idem</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9">
          <table:table-cell table:style-name="ce8" office:value-type="float" office:value="674" calcext:value-type="float">
            <text:p>674</text:p>
          </table:table-cell>
          <table:table-cell table:style-name="ce8" office:value-type="string" calcext:value-type="string">
            <text:p><text:a xlink:href="https://community.languagetool.org/rule/show/BERNEZ_TANGI?lang=br&amp;subId=1" xlink:type="simple">https://community.languagetool.org/rule/show/BERNEZ_TANGI?lang=br&amp;subId=1</text:a></text:p>
          </table:table-cell>
          <table:table-cell table:style-name="ce8" office:value-type="string" calcext:value-type="string">
            <text:p>Bernez Tangi</text:p>
          </table:table-cell>
          <table:table-cell table:style-name="ce8" office:value-type="string" calcext:value-type="string">
            <text:p>Bernez Tanguy → Bernez Tangi</text:p>
          </table:table-cell>
          <table:table-cell table:style-name="ce8" office:value-type="string" calcext:value-type="string">
            <text:p>Fazi e-barzh anv un arzour.</text:p>
          </table:table-cell>
          <table:table-cell table:style-name="ce8" office:value-type="string" calcext:value-type="string">
            <text:p>Skrivit Bernez Tangi (Bernard Tanguy war varilh an ti-kêr).</text:p>
          </table:table-cell>
          <table:table-cell table:style-name="ce8" office:value-type="string" calcext:value-type="string">
            <text:p>Skrivit «Bernez Tangi» (Bernard Tanguy war varilh an ti-kêr).</text:p>
          </table:table-cell>
          <table:table-cell table:style-name="ce8" office:value-type="string" calcext:value-type="string">
            <text:p>Écrivez «Bernez Tangi» (Bernard Tanguy au registre de la mairie).</text:p>
          </table:table-cell>
          <table:table-cell table:style-name="ce8" office:value-type="string" calcext:value-type="string">
            <text:p>Write «Bernez Tangi» (Bernard Tanguy in the register of the town hall).</text:p>
          </table:table-cell>
          <table:table-cell table:style-name="ce8" office:value-type="string" calcext:value-type="string">
            <text:p>Oui</text:p>
          </table:table-cell>
          <table:table-cell table:style-name="ce8" office:value-type="string" calcext:value-type="string">
            <text:p>Anv-tud</text:p>
          </table:table-cell>
          <table:table-cell/>
          <table:table-cell office:value-type="string" calcext:value-type="string">
            <text:p>Bernez Tangi:</text:p>
            <text:p>Bernez:</text:p>
            <text:p>Tangi:</text:p>
          </table:table-cell>
          <table:table-cell table:style-name="ce8" office:value-type="string" calcext:value-type="string">
            <text:p><text:a xlink:href="http://devri.bzh/recherche/?q=tangi&amp;submit" xlink:type="simple">–--http://devri.bzh/recherche/?q=tangi&amp;submit=</text:a></text:p>
          </table:table-cell>
          <table:table-cell table:style-name="ce8" office:value-type="string" calcext:value-type="string">
            <text:p>–</text:p>
            <text:p>http://meurgorf.brezhoneg.bzh/meurgorf/enklask?terme=bernez&amp;submit=Rechercher&amp;categorie=0&amp;oeuvres=0</text:p>
            <text:p>http://meurgorf.brezhoneg.bzh/meurgorf/enklask?terme=Tangi&amp;submit=Rechercher&amp;categorie=0&amp;oeuvres=0</text:p>
          </table:table-cell>
          <table:table-cell table:style-name="ce8" office:value-type="string" calcext:value-type="string">
            <text:p>–</text:p>
            <text:p>https://br.wiktionary.org/wiki/Bernez</text:p>
            <text:p>https://br.wiktionary.org/w/index.php?search=tangi&amp;title=Dibar%3AKlask&amp;go=Mont&amp;ns0=1</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24">
          <table:table-cell office:value-type="float" office:value="675" calcext:value-type="float">
            <text:p>675</text:p>
          </table:table-cell>
          <table:table-cell office:value-type="string" calcext:value-type="string">
            <text:p><text:a xlink:href="https://community.languagetool.org/rule/show/YANN_FANCH_KEMENER?lang=br&amp;subId=1" xlink:type="simple">https://community.languagetool.org/rule/show/YANN_FANCH_KEMENER?lang=br&amp;subId=1</text:a></text:p>
          </table:table-cell>
          <table:table-cell office:value-type="string" calcext:value-type="string">
            <text:p>Yann-Fañch Kemener</text:p>
          </table:table-cell>
          <table:table-cell office:value-type="string" calcext:value-type="string">
            <text:p>Yann-Fañch Kemeneur → Yann-Fañch Kemener</text:p>
          </table:table-cell>
          <table:table-cell office:value-type="string" calcext:value-type="string">
            <text:p>Fazi e-barzh anv un arzour.</text:p>
          </table:table-cell>
          <table:table-cell office:value-type="string" calcext:value-type="string">
            <text:p>Skrivit Yann-Fañch Kemener (Jean-François Quémener war varilh an ti-kêr).</text:p>
          </table:table-cell>
          <table:table-cell office:value-type="string" calcext:value-type="string">
            <text:p>Skrivit «Yann-Fañch Kemener» (Jean-François Quémener war varilh an ti-kêr).</text:p>
          </table:table-cell>
          <table:table-cell office:value-type="string" calcext:value-type="string">
            <text:p>Écrivez «Yann-Fañch Kemener» (Jean-François Quémener au registre de la mairie).</text:p>
          </table:table-cell>
          <table:table-cell office:value-type="string" calcext:value-type="string">
            <text:p>Write «Yann-Fañch Kemener» (Jean-François Quémener in the register of the town hall).</text:p>
          </table:table-cell>
          <table:table-cell office:value-type="string" calcext:value-type="string">
            <text:p>Oui</text:p>
          </table:table-cell>
          <table:table-cell office:value-type="string" calcext:value-type="string">
            <text:p>Anv-tud</text:p>
          </table:table-cell>
          <table:table-cell table:style-name="ce28"/>
          <table:table-cell table:style-name="ce3" office:value-type="string" calcext:value-type="string">
            <text:p>Yann-Fañch Kemener:</text:p>
            <text:p>Yann-Fañch:</text:p>
            <text:p>Yann:</text:p>
            <text:p>Fañch:</text:p>
            <text:p>Kemener:</text:p>
          </table:table-cell>
          <table:table-cell office:value-type="string" calcext:value-type="string">
            <text:p>–</text:p>
            <text:p>–</text:p>
            <text:p>http://devri.bzh/recherche/?q=yann&amp;submit=</text:p>
            <text:p>http://devri.bzh/recherche/?q=fa%C3%B1ch&amp;submit= </text:p>
            <text:p>http://devri.bzh/recherche/?q=kemener&amp;submit=</text:p>
          </table:table-cell>
          <table:table-cell office:value-type="string" calcext:value-type="string">
            <text:p>–</text:p>
            <text:p>http://meurgorf.brezhoneg.bzh/meurgorf/enklask?terme=Yann-Fa%C3%B1ch&amp;submit=Rechercher&amp;categorie=0&amp;oeuvres=0</text:p>
            <text:p>http://meurgorf.brezhoneg.bzh/meurgorf/enklask?terme=yann&amp;submit=Rechercher&amp;categorie=0&amp;oeuvres=0</text:p>
            <text:p>http://meurgorf.brezhoneg.bzh/meurgorf/enklask?terme=fa%C3%B1ch&amp;submit=Rechercher&amp;categorie=0&amp;oeuvres=0</text:p>
            <text:p>http://meurgorf.brezhoneg.bzh/meurgorf/enklask?terme=Kemener&amp;submit=Rechercher&amp;categorie=0&amp;oeuvres=0</text:p>
          </table:table-cell>
          <table:table-cell office:value-type="string" calcext:value-type="string">
            <text:p>–</text:p>
            <text:p>–</text:p>
            <text:p>https://br.wiktionary.org/wiki/Yann</text:p>
            <text:p>https://br.wiktionary.org/wiki/Fa%C3%B1ch</text:p>
            <text:p>https://br.wiktionary.org/wiki/kemener</text:p>
            <text:p>https://br.wiktionary.org/wiki/Kemener</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2">
          <table:table-cell table:style-name="ce8" office:value-type="float" office:value="676" calcext:value-type="float">
            <text:p>676</text:p>
          </table:table-cell>
          <table:table-cell table:style-name="ce8" office:value-type="string" calcext:value-type="string">
            <text:p><text:a xlink:href="https://community.languagetool.org/rule/show/DEIZIAD?lang=br&amp;subId=1" xlink:type="simple">https://community.languagetool.org/rule/show/DEIZIAD?lang=br&amp;subId=1</text:a></text:p>
          </table:table-cell>
          <table:table-cell table:style-name="ce8" office:value-type="string" calcext:value-type="string">
            <text:p>Deiziad</text:p>
          </table:table-cell>
          <table:table-cell table:style-name="ce8" office:value-type="string" calcext:value-type="string">
            <text:p>31 a viz Ebrel → 30 a viz Ebrel</text:p>
          </table:table-cell>
          <table:table-cell table:style-name="ce8" office:value-type="string" calcext:value-type="string">
            <text:p>Fazi en ur skrivañ «d’an 31 a viz ...» pa n’eus nemet 30 devezh er mizioù-se.</text:p>
          </table:table-cell>
          <table:table-cell table:style-name="ce8" office:value-type="string" calcext:value-type="string">
            <text:p>30 deiz hepken a zo er miz \4.</text:p>
          </table:table-cell>
          <table:table-cell table:style-name="ce8" office:value-type="string" calcext:value-type="string">
            <text:p>30 deiz hepken a zo e miz «\4».</text:p>
          </table:table-cell>
          <table:table-cell table:style-name="ce8" office:value-type="string" calcext:value-type="string">
            <text:p>Il n’y à que 30 jours dans le mois «\4».</text:p>
          </table:table-cell>
          <table:table-cell table:style-name="ce8" office:value-type="string" calcext:value-type="string">
            <text:p>There are only 30 days in the month «\4».</text:p>
          </table:table-cell>
          <table:table-cell table:style-name="ce8" office:value-type="string" calcext:value-type="string">
            <text:p>Non</text:p>
          </table:table-cell>
          <table:table-cell table:style-name="ce8" office:value-type="string" calcext:value-type="string">
            <text:p>Deiziad</text:p>
          </table:table-cell>
          <table:table-cell/>
          <table:table-cell office:value-type="string" calcext:value-type="string">
            <text:p>Ebrel:</text:p>
          </table:table-cell>
          <table:table-cell table:style-name="ce8" office:value-type="string" calcext:value-type="string">
            <text:p><text:a xlink:href="http://devri.bzh/recherche/?q=Ebrel&amp;submit" xlink:type="simple">http://devri.bzh/recherche/?q=Ebrel&amp;submit=</text:a></text:p>
          </table:table-cell>
          <table:table-cell table:style-name="ce8" office:value-type="string" calcext:value-type="string">
            <text:p><text:a xlink:href="http://meurgorf.brezhoneg.bzh/meurgorf/enklask?terme=Ebrel&amp;submit=Rechercher&amp;categorie=0&amp;oeuvres=0" xlink:type="simple">http://meurgorf.brezhoneg.bzh/meurgorf/enklask?terme=Ebrel&amp;submit=Rechercher&amp;categorie=0&amp;oeuvres=0</text:a></text:p>
          </table:table-cell>
          <table:table-cell table:style-name="ce8" office:value-type="string" calcext:value-type="string">
            <text:p><text:a xlink:href="https://br.wiktionary.org/wiki/Ebrel" xlink:type="simple">https://br.wiktionary.org/wiki/Ebrel</text:a></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2">
          <table:table-cell office:value-type="float" office:value="677" calcext:value-type="float">
            <text:p>677</text:p>
          </table:table-cell>
          <table:table-cell office:value-type="string" calcext:value-type="string">
            <text:p><text:a xlink:href="https://community.languagetool.org/rule/show/DEIZIAD?lang=br&amp;subId=2" xlink:type="simple">https://community.languagetool.org/rule/show/DEIZIAD?lang=br&amp;subId=2</text:a></text:p>
          </table:table-cell>
          <table:table-cell office:value-type="string" calcext:value-type="string">
            <text:p>Deiziad</text:p>
          </table:table-cell>
          <table:table-cell office:value-type="string" calcext:value-type="string">
            <text:p>30 a viz C’hwrevrer → 28/29 a viz C’hwrevrer</text:p>
          </table:table-cell>
          <table:table-cell office:value-type="string" calcext:value-type="string">
            <text:p>Fazi en ur skrivañ «d’an 30 a viz C’hwrevrer» pa n’eus nemet 28/29 devezh er miz-se.</text:p>
          </table:table-cell>
          <table:table-cell office:value-type="string" calcext:value-type="string">
            <text:p>28 pe 29 deiz hepken a zo er miz C’hwevrer.</text:p>
          </table:table-cell>
          <table:table-cell office:value-type="string" calcext:value-type="string">
            <text:p>28 pe 29 deiz hepken a zo e miz C’hwevrer.</text:p>
          </table:table-cell>
          <table:table-cell office:value-type="string" calcext:value-type="string">
            <text:p>Il n’y à que 28 ou 29 jours seulement dans le mois de février.</text:p>
          </table:table-cell>
          <table:table-cell office:value-type="string" calcext:value-type="string">
            <text:p>There are only 28 or 29 days in February.</text:p>
          </table:table-cell>
          <table:table-cell office:value-type="string" calcext:value-type="string">
            <text:p>Non</text:p>
          </table:table-cell>
          <table:table-cell office:value-type="string" calcext:value-type="string">
            <text:p>Deiziad</text:p>
          </table:table-cell>
          <table:table-cell table:style-name="ce28"/>
          <table:table-cell table:style-name="ce3" office:value-type="string" calcext:value-type="string">
            <text:p>C’hwevrer:</text:p>
          </table:table-cell>
          <table:table-cell office:value-type="string" calcext:value-type="string">
            <text:p><text:a xlink:href="http://devri.bzh/recherche/?q=C%27hwevrer&amp;submit" xlink:type="simple">http://devri.bzh/recherche/?q=C%27hwevrer&amp;submit=</text:a></text:p>
          </table:table-cell>
          <table:table-cell office:value-type="string" calcext:value-type="string">
            <text:p>–</text:p>
          </table:table-cell>
          <table:table-cell office:value-type="string" calcext:value-type="string">
            <text:p><text:a xlink:href="https://br.wiktionary.org/wiki/C%27hwevrer" xlink:type="simple">https://br.wiktionary.org/wiki/C%27hwevrer</text:a></text:p>
          </table:table-cell>
          <table:table-cell table:style-name="ce28"/>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4">
          <table:table-cell table:style-name="ce8" office:value-type="float" office:value="678" calcext:value-type="float">
            <text:p>678</text:p>
          </table:table-cell>
          <table:table-cell table:style-name="ce8" office:value-type="string" calcext:value-type="string">
            <text:p><text:a xlink:href="https://community.languagetool.org/rule/show/DEIZIAD?lang=br&amp;subId=3" xlink:type="simple">https://community.languagetool.org/rule/show/DEIZIAD?lang=br&amp;subId=3</text:a></text:p>
          </table:table-cell>
          <table:table-cell table:style-name="ce8" office:value-type="string" calcext:value-type="string">
            <text:p>Deiziad</text:p>
          </table:table-cell>
          <table:table-cell table:style-name="ce8" office:value-type="string" calcext:value-type="string">
            <text:p>29 a viz C’hwrevrer → 28 a viz C’hwrevrer</text:p>
          </table:table-cell>
          <table:table-cell table:style-name="ce8" office:value-type="string" calcext:value-type="string">
            <text:p>Fazi en ur skrivañ «d’an 29 a viz C’hwrevrer» en ur skrivañ bloavezhioù n’int ket bizeost.</text:p>
          </table:table-cell>
          <table:table-cell table:style-name="ce8" office:value-type="string" calcext:value-type="string">
            <text:p>28 deiz hepken a zo er miz C’hwevrer \5. N’eo ket ur \5 ur bloavezh bizeost.</text:p>
          </table:table-cell>
          <table:table-cell table:style-name="ce8" office:value-type="string" calcext:value-type="string">
            <text:p>28 deiz hepken a zo e miz C’hwevrer «\5», rak n’eo ket «\5» ur bloavezh bizeost.</text:p>
          </table:table-cell>
          <table:table-cell table:style-name="ce8" office:value-type="string" calcext:value-type="string">
            <text:p>Il n'y que 28 jours dans le mois de février «\5», car «\5» n’est pas une année bisextile.</text:p>
          </table:table-cell>
          <table:table-cell table:style-name="ce8" office:value-type="string" calcext:value-type="string">
            <text:p>There are only 28 days in the month of February «\5» because «\5» is not a leap year.</text:p>
          </table:table-cell>
          <table:table-cell table:style-name="ce8" office:value-type="string" calcext:value-type="string">
            <text:p>Non</text:p>
          </table:table-cell>
          <table:table-cell table:style-name="ce8" office:value-type="string" calcext:value-type="string">
            <text:p>Deiziad</text:p>
          </table:table-cell>
          <table:table-cell/>
          <table:table-cell office:value-type="string" calcext:value-type="string">
            <text:p>Bizeost:</text:p>
          </table:table-cell>
          <table:table-cell table:style-name="ce8" office:value-type="string" calcext:value-type="string">
            <text:p><text:a xlink:href="http://devri.bzh/recherche/?q=bizeost&amp;submit" xlink:type="simple">http://devri.bzh/recherche/?q=bizeost&amp;submit=</text:a></text:p>
          </table:table-cell>
          <table:table-cell table:style-name="ce8" office:value-type="string" calcext:value-type="string">
            <text:p><text:a xlink:href="http://meurgorf.brezhoneg.bzh/meurgorf/enklask?terme=bizeost&amp;submit=Rechercher&amp;categorie=0&amp;oeuvres=0" xlink:type="simple">http://meurgorf.brezhoneg.bzh/meurgorf/enklask?terme=bizeost&amp;submit=Rechercher&amp;categorie=0&amp;oeuvres=0</text:a></text:p>
          </table:table-cell>
          <table:table-cell table:style-name="ce8" office:value-type="string" calcext:value-type="string">
            <text:p><text:a xlink:href="https://br.wiktionary.org/wiki/bizeost" xlink:type="simple">https://br.wiktionary.org/wiki/bizeost</text:a></text:p>
          </table:table-cell>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2">
          <table:table-cell office:value-type="float" office:value="679" calcext:value-type="float">
            <text:p>679</text:p>
          </table:table-cell>
          <table:table-cell office:value-type="string" calcext:value-type="string">
            <text:p><text:a xlink:href="https://community.languagetool.org/rule/show/DEIZ_DEIZIAD?lang=br&amp;subId=1" xlink:type="simple">https://community.languagetool.org/rule/show/DEIZ_DEIZIAD?lang=br&amp;subId=1</text:a></text:p>
          </table:table-cell>
          <table:table-cell office:value-type="string" calcext:value-type="string">
            <text:p>Deiziad</text:p>
          </table:table-cell>
          <table:table-cell office:value-type="string" calcext:value-type="string">
            <text:p>Devezh fall un deiziad</text:p>
          </table:table-cell>
          <table:table-cell office:value-type="string" calcext:value-type="string">
            <text:p>Fazi en ur skrivañ un devezh fall evit un deiziad roet.</text:p>
          </table:table-cell>
          <table:table-cell office:value-type="string" calcext:value-type="string">
            <text:p>N’eo ket ur «\1» deiz an deiziad «\4 \5 \6 \7 \8», «{realDay}» eo.</text:p>
          </table:table-cell>
          <table:table-cell office:value-type="string" calcext:value-type="string">
            <text:p>Deiz an deiziad «\4 \5 \6 \7 \8» n’eo ket «\1», met ur/ul «{realDay}» eo.</text:p>
          </table:table-cell>
          <table:table-cell office:value-type="string" calcext:value-type="string">
            <text:p>Le jour de la date «\4 \5 \6 \7 \8» n’est pas un «\1», mais un «{realDay}», si.</text:p>
          </table:table-cell>
          <table:table-cell office:value-type="string" calcext:value-type="string">
            <text:p>The day of the date «\4 \5 \6 \7 \8» is not a «\1», but a «{realDay}».</text:p>
          </table:table-cell>
          <table:table-cell office:value-type="string" calcext:value-type="string">
            <text:p>Non</text:p>
          </table:table-cell>
          <table:table-cell office:value-type="string" calcext:value-type="string">
            <text:p>Deiziad</text:p>
          </table:table-cell>
          <table:table-cell table:style-name="ce28" table:number-columns-repeated="6"/>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2">
          <table:table-cell table:style-name="ce8" office:value-type="float" office:value="680" calcext:value-type="float">
            <text:p>680</text:p>
          </table:table-cell>
          <table:table-cell table:style-name="ce8" office:value-type="string" calcext:value-type="string">
            <text:p><text:a xlink:href="https://community.languagetool.org/rule/show/DEIZ_DEIZIAD?lang=br&amp;subId=2" xlink:type="simple">https://community.languagetool.org/rule/show/DEIZ_DEIZIAD?lang=br&amp;subId=2</text:a></text:p>
          </table:table-cell>
          <table:table-cell table:style-name="ce8" office:value-type="string" calcext:value-type="string">
            <text:p>Deiziad</text:p>
          </table:table-cell>
          <table:table-cell table:style-name="ce8" office:value-type="string" calcext:value-type="string">
            <text:p>Devezh fall un deiziad</text:p>
          </table:table-cell>
          <table:table-cell table:style-name="ce8" office:value-type="string" calcext:value-type="string">
            <text:p>Fazi en ur skrivañ un devezh fall evit un deiziad roet.</text:p>
          </table:table-cell>
          <table:table-cell table:style-name="ce8" office:value-type="string" calcext:value-type="string">
            <text:p>N’eo ket ul «\1» deiz an deiziad «\2 \3 \4 \5 \6», ul «{realDay}» eo.</text:p>
          </table:table-cell>
          <table:table-cell table:style-name="ce8" office:value-type="string" calcext:value-type="string">
            <text:p>Deiz an deiziad «\2 \3 \4 \5 \6» n’eo ket ur/ul «\1», met ur/ul «{realDay}» eo.</text:p>
          </table:table-cell>
          <table:table-cell table:style-name="ce8" office:value-type="string" calcext:value-type="string">
            <text:p>Le jour de la date «\2 \3 \4 \5 \6» n’est pas un «\1», mais un «{realDay}», si.</text:p>
          </table:table-cell>
          <table:table-cell table:style-name="ce8" office:value-type="string" calcext:value-type="string">
            <text:p>The day of the date «\2 \3 \4 \5 \6» is not a «\1», but a «{realDay}».</text:p>
          </table:table-cell>
          <table:table-cell table:style-name="ce8" office:value-type="string" calcext:value-type="string">
            <text:p>Non</text:p>
          </table:table-cell>
          <table:table-cell table:style-name="ce8" office:value-type="string" calcext:value-type="string">
            <text:p>Deiziad</text:p>
          </table:table-cell>
          <table:table-cell table:number-columns-repeated="2"/>
          <table:table-cell table:style-name="ce8" table:number-columns-repeated="3"/>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row table:style-name="ro2">
          <table:table-cell office:value-type="float" office:value="681" calcext:value-type="float">
            <text:p>681</text:p>
          </table:table-cell>
          <table:table-cell office:value-type="string" calcext:value-type="string">
            <text:p><text:a xlink:href="https://community.languagetool.org/rule/show/DEIZ_DEIZIAD?lang=br&amp;subId=3" xlink:type="simple">https://community.languagetool.org/rule/show/DEIZ_DEIZIAD?lang=br&amp;subId=3</text:a></text:p>
          </table:table-cell>
          <table:table-cell office:value-type="string" calcext:value-type="string">
            <text:p>Deiziad</text:p>
          </table:table-cell>
          <table:table-cell office:value-type="string" calcext:value-type="string">
            <text:p>Devezh fall un deiziad</text:p>
          </table:table-cell>
          <table:table-cell office:value-type="string" calcext:value-type="string">
            <text:p>Fazi en ur skrivañ un devezh fall evit un deiziad roet.</text:p>
          </table:table-cell>
          <table:table-cell office:value-type="string" calcext:value-type="string">
            <text:p>N’eo ket ul «\1» deiz an deiziad «\2 \3 \4 \5 \6», ur/ul «{realDay}» eo.</text:p>
          </table:table-cell>
          <table:table-cell office:value-type="string" calcext:value-type="string">
            <text:p>Deiz an deiziad «\2 \3 \4 \5 \6» n’eo ket ur/ul «\1», met ur/ul «{realDay}» eo.</text:p>
          </table:table-cell>
          <table:table-cell office:value-type="string" calcext:value-type="string">
            <text:p>Le jour de la date «\2 \3 \4 \5 \6» n’est pas un «\1», mais un «{realDay}», si.</text:p>
          </table:table-cell>
          <table:table-cell office:value-type="string" calcext:value-type="string">
            <text:p>The day of the date «\2 \3 \4 \5 \6» is not a «\1», but a «{realDay}».</text:p>
          </table:table-cell>
          <table:table-cell office:value-type="string" calcext:value-type="string">
            <text:p>Non</text:p>
          </table:table-cell>
          <table:table-cell office:value-type="string" calcext:value-type="string">
            <text:p>Deiziad</text:p>
          </table:table-cell>
          <table:table-cell table:style-name="ce28" table:number-columns-repeated="6"/>
          <table:table-cell office:value-type="string" calcext:value-type="string">
            <text:p>idem</text:p>
          </table:table-cell>
          <table:table-cell office:value-type="date" office:date-value="2019-09-02" calcext:value-type="date">
            <text:p>02/09/19</text:p>
          </table:table-cell>
          <table:table-cell table:number-columns-repeated="45"/>
        </table:table-row>
        <table:table-row table:style-name="ro4">
          <table:table-cell table:style-name="ce8" office:value-type="float" office:value="682" calcext:value-type="float">
            <text:p>682</text:p>
          </table:table-cell>
          <table:table-cell table:style-name="ce8" office:value-type="string" calcext:value-type="string">
            <text:p><text:a xlink:href="https://community.languagetool.org/rule/show/DEIZ_DEIZIAD?lang=br&amp;subId=4" xlink:type="simple">https://community.languagetool.org/rule/show/DEIZ_DEIZIAD?lang=br&amp;subId=4</text:a></text:p>
          </table:table-cell>
          <table:table-cell table:style-name="ce8" office:value-type="string" calcext:value-type="string">
            <text:p>Deiziad</text:p>
          </table:table-cell>
          <table:table-cell table:style-name="ce8" office:value-type="string" calcext:value-type="string">
            <text:p>Devezh fall un deiziad</text:p>
          </table:table-cell>
          <table:table-cell table:style-name="ce8" office:value-type="string" calcext:value-type="string">
            <text:p>Fazi en ur skrivañ un devezh fall evit un deiziad roet.</text:p>
          </table:table-cell>
          <table:table-cell table:style-name="ce8" office:value-type="string" calcext:value-type="string">
            <text:p>N’eo ket ul «\1» deiz an deiziad «\3\4\5\6\7», ur/ul «{realDay}» eo.</text:p>
          </table:table-cell>
          <table:table-cell table:style-name="ce8" office:value-type="string" calcext:value-type="string">
            <text:p>Deiz an deiziad «\3\4\5\6\7» n’eo ket ur/ul «\1», met ur/ul «{realDay}» eo.</text:p>
          </table:table-cell>
          <table:table-cell table:style-name="ce8" office:value-type="string" calcext:value-type="string">
            <text:p>Le jour de la date «\3\4\5\6\7» n’est pas un «\1», mais un «{realDay}», si.</text:p>
          </table:table-cell>
          <table:table-cell table:style-name="ce8" office:value-type="string" calcext:value-type="string">
            <text:p>The day of the date «\3\4\5\6\7» is not a «\1», but a «{realDay}».</text:p>
          </table:table-cell>
          <table:table-cell table:style-name="ce8" office:value-type="string" calcext:value-type="string">
            <text:p>Non</text:p>
          </table:table-cell>
          <table:table-cell table:style-name="ce8" office:value-type="string" calcext:value-type="string">
            <text:p>Deiziad</text:p>
          </table:table-cell>
          <table:table-cell table:number-columns-repeated="2"/>
          <table:table-cell table:style-name="ce8" table:number-columns-repeated="3"/>
          <table:table-cell/>
          <table:table-cell table:style-name="ce8" office:value-type="string" calcext:value-type="string">
            <text:p>idem</text:p>
          </table:table-cell>
          <table:table-cell table:style-name="ce40" office:value-type="date" office:date-value="2019-09-02" calcext:value-type="date">
            <text:p>02/09/19</text:p>
          </table:table-cell>
          <table:table-cell table:number-columns-repeated="45"/>
        </table:table-row>
      </table:table>
      <table:named-expressions/>
      <table:database-ranges>
        <table:database-range table:name="__Anonymous_Sheet_DB__0" table:target-range-address="Feuille1.A2:Feuille1.S3817"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7">00/00/0000</text:date>, <text:time style:data-style-name="N2" text:time-value="10:09:06.26143466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06T15:04:56.693000000</meta:creation-date>
    <meta:editing-duration>PT52M28S</meta:editing-duration>
    <meta:editing-cycles>7</meta:editing-cycles>
    <meta:generator>LibreOffice/6.3.4.2$Linux_X86_64 LibreOffice_project/30$Build-2</meta:generator>
    <dc:date>2020-01-07T12:22:23.249764033</dc:date>
    <meta:document-statistic meta:table-count="1" meta:cell-count="11931" meta:object-count="0"/>
  </office:meta>
</office:document-meta>
</file>